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36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37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38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/>
      <style:text-properties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2">
      <style:table-cell-properties fo:border="thin solid #000000" style:vertical-align="middle" fo:background-color="#CCFFFF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middle"/>
    </style:style>
    <style:style style:name="ce2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30">
      <style:table-cell-properties fo:border="thin solid #000000" style:vertical-align="middle" fo:background-color="#FFFF00"/>
      <style:text-properties fo:font-size="10pt" style:font-size-asian="10pt" style:font-size-complex="10pt"/>
    </style:style>
    <style:style style:name="ce29" style:family="table-cell" style:parent-style-name="Default" style:data-style-name="N30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37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39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2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background-color="#FFCC00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fo:border="thin solid #000000" style:vertical-align="middle" fo:background-color="#FFCC00"/>
      <style:text-properties fo:font-size="10pt" style:font-size-asian="10pt" style:font-size-complex="10pt"/>
    </style:style>
    <style:style style:name="ce37" style:family="table-cell" style:parent-style-name="Default" style:data-style-name="N30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36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37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39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2">
      <style:table-cell-properties fo:border="thin solid #000000" style:vertical-align="middle" fo:background-color="#FFCC00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middle" fo:background-color="#FF3333" style:repeat-content="false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30">
      <style:table-cell-properties fo:border="thin solid #000000" style:vertical-align="middle" fo:background-color="#FF3333"/>
      <style:text-properties fo:font-size="10pt" style:font-size-asian="10pt" style:font-size-complex="10pt"/>
    </style:style>
    <style:style style:name="ce45" style:family="table-cell" style:parent-style-name="Default" style:data-style-name="N30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36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37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39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2">
      <style:table-cell-properties fo:border="thin solid #000000" style:vertical-align="middle" fo:background-color="#FF3333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FF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25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BGE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5" table:number-columns-repeated="2" table:default-cell-style-name="ce4"/>
        <table:table-column table:style-name="co6" table:default-cell-style-name="ce5"/>
        <table:table-column table:style-name="co7" table:number-columns-repeated="2" table:default-cell-style-name="ce6"/>
        <table:table-column table:style-name="co8" table:default-cell-style-name="ce6"/>
        <table:table-column table:style-name="co9" table:number-columns-repeated="243" table:default-cell-style-name="ce1"/>
        <table:table-column table:style-name="co10" table:number-columns-repeated="766" table:default-cell-style-name="ce1"/>
        <table:table-column table:style-name="co11" table:number-columns-repeated="15363" table:default-cell-style-name="ce1"/>
        <table:table-row table:style-name="ro1">
          <table:table-cell office:value-type="string" table:style-name="ce7">
            <text:p>RN</text:p>
          </table:table-cell>
          <table:table-cell office:value-type="string" table:style-name="ce7">
            <text:p>SAT</text:p>
          </table:table-cell>
          <table:table-cell office:value-type="string" table:style-name="ce8">
            <text:p>Região</text:p>
          </table:table-cell>
          <table:table-cell office:value-type="string" table:style-name="ce8">
            <text:p>Unidade da Federação (UF)</text:p>
          </table:table-cell>
          <table:table-cell office:value-type="string" table:style-name="ce9">
            <office:annotation draw:style-name="a0" svg:x="4.21875in" svg:y="0.0104166666666667in" svg:width="1.57291666666667in" svg:height="0.96875in">
              <dc:creator>RTL</dc:creator>
              <text:p><text:span text:style-name="T2">1) Fonte da latitude: GPS Geodésico</text:span><text:span text:style-name="T2"/></text:p>
              <text:p><text:span text:style-name="T2">2) Datum horizontal: SIRGAS2000</text:span><text:span text:style-name="T2"/></text:p>
              <text:p><text:span text:style-name="T2">3) Unidade: grau decimal</text:span></text:p>
            </office:annotation>
            <text:p>Latitude</text:p>
          </table:table-cell>
          <table:table-cell office:value-type="string" table:style-name="ce9">
            <office:annotation draw:style-name="a1" svg:x="5.08333333333333in" svg:y="0.0104166666666667in" svg:width="1.57291666666667in" svg:height="0.96875in">
              <dc:creator>RTL</dc:creator>
              <text:p><text:span text:style-name="T2">1) Fonte da longitude: GPS Geodésico</text:span><text:span text:style-name="T2"/></text:p>
              <text:p><text:span text:style-name="T2">2) Datum horizontal: SIRGAS2000</text:span><text:span text:style-name="T2"/></text:p>
              <text:p><text:span text:style-name="T2">3) Unidade: grau decimal</text:span></text:p>
            </office:annotation>
            <text:p>Longitude</text:p>
          </table:table-cell>
          <table:table-cell office:value-type="string" table:style-name="ce10">
            <office:annotation draw:style-name="a2" svg:x="5.94791666666667in" svg:y="0.0104166666666667in" svg:width="2.38541666666667in" svg:height="0.65625in">
              <dc:creator>RTL</dc:creator>
              <text:p><text:span text:style-name="T2">1) Fonte da altitude ortométrica: Nivelamento Geométrico</text:span><text:span text:style-name="T2"/></text:p>
              <text:p><text:span text:style-name="T2">2) Datum vertical: Imbituba</text:span><text:span text:style-name="T2"/></text:p>
              <text:p><text:span text:style-name="T2">3) Unidade: metros</text:span></text:p>
            </office:annotation>
            <text:p>Altitude Normal (H<text:span text:style-name="T3">N</text:span>)</text:p>
          </table:table-cell>
          <table:table-cell office:value-type="string" table:style-name="ce10">
            <office:annotation draw:style-name="a3" svg:x="6.8125in" svg:y="0.0104166666666667in" svg:width="2.11458333333333in" svg:height="0.8125in">
              <dc:creator>RTL</dc:creator>
              <text:p><text:span text:style-name="T2">1) Fonte da altura geométrica: GPS Geodésico</text:span><text:span text:style-name="T2"/></text:p>
              <text:p><text:span text:style-name="T2">2) Datum horizontal: SIRGAS2000</text:span><text:span text:style-name="T2"/></text:p>
              <text:p><text:span text:style-name="T2">3) Unidade: metros</text:span></text:p>
            </office:annotation>
            <text:p>Altitude Geométrica (h)</text:p>
          </table:table-cell>
          <table:table-cell office:value-type="string" table:style-name="ce11">
            <office:annotation draw:style-name="a4" svg:x="7.98958333333333in" svg:y="0.0104166666666667in" svg:width="2.23958333333333in" svg:height="0.510416666666667in">
              <dc:creator>RTL</dc:creator>
              <text:p><text:span text:style-name="T2">1) Unidade: metros</text:span><text:span text:style-name="T2"/></text:p>
              <text:p><text:span text:style-name="T2">2) Observações complementares no final da tabela</text:span></text:p>
            </office:annotation>
            <text:p>Dif. Altitudes SAT-RN (h-H<text:span text:style-name="T3">N</text:span>)<text:s/><text:span text:style-name="T4">*</text:span></text:p>
          </table:table-cell>
          <table:table-cell office:value-type="string" table:style-name="ce12">
            <office:annotation draw:style-name="a5" svg:x="9.40625in" svg:y="0.0104166666666667in" svg:width="2.35416666666667in" svg:height="0.5in">
              <dc:creator>RTL</dc:creator>
              <text:p><text:span text:style-name="T2">1) Unidade: metros</text:span><text:span text:style-name="T2"/></text:p>
              <text:p><text:span text:style-name="T2">2) Observações complementares no final da tabela</text:span><text:span text:style-name="T2"/></text:p>
              <text:p/>
            </office:annotation>
            <text:p>Fator de Conversão hgeoHNOR2020<text:s/><text:span text:style-name="T5">(</text:span><text:span text:style-name="T5">η</text:span><text:span text:style-name="T5">)</text:span><text:span text:style-name="T4"><text:s/>**</text:span></text:p>
          </table:table-cell>
          <table:table-cell office:value-type="string" table:style-name="ce12">
            <office:annotation draw:style-name="a6" svg:x="10.8229166666667in" svg:y="0.0104166666666667in" svg:width="2.35416666666667in" svg:height="0.5in">
              <dc:creator>RTL</dc:creator>
              <text:p><text:span text:style-name="T2">1) Unidade: metros</text:span><text:span text:style-name="T2"/></text:p>
              <text:p><text:span text:style-name="T2">2) Observações complementares no final da tabela</text:span><text:span text:style-name="T2"/></text:p>
              <text:p/>
            </office:annotation>
            <text:p>Incerteza<text:s/><text:span text:style-name="T5">(</text:span><text:span text:style-name="T5">σ</text:span><text:span text:style-name="T5">)</text:span><text:s/>hgeoHNOR2020<text:span text:style-name="T4"><text:s/>**</text:span></text:p>
          </table:table-cell>
          <table:table-cell office:value-type="string" table:style-name="ce12">
            <office:annotation draw:style-name="a7" svg:x="12.28125in" svg:y="0.0104166666666667in" svg:width="1.66666666666667in" svg:height="0.1875in">
              <dc:creator>RTL</dc:creator>
              <text:p><text:span text:style-name="T2">1) Unidade: metros</text:span></text:p>
            </office:annotation>
            <text:p>Resíduos (h-H<text:span text:style-name="T3">N</text:span>-<text:span text:style-name="T5">η</text:span>) do hgeoHNOR2020 nas estações SAT-RN</text:p>
          </table:table-cell>
          <table:table-cell table:style-name="ce13"/>
          <table:table-cell table:number-columns-repeated="16371"/>
        </table:table-row>
        <table:table-row table:style-name="ro2">
          <table:table-cell office:value-type="string" table:style-name="ce14">
            <text:p><text:s text:c="2"/>2378L</text:p>
          </table:table-cell>
          <table:table-cell office:value-type="string" table:style-name="ce15">
            <text:p>9112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46189710000001" table:style-name="ce18">
            <text:p>-15,9461897</text:p>
          </table:table-cell>
          <table:table-cell office:value-type="float" office:value="-47.884264279999996" table:style-name="ce18">
            <text:p>-47,8842643</text:p>
          </table:table-cell>
          <table:table-cell office:value-type="float" office:value="1102.6907000000001" table:style-name="ce19">
            <text:p>1102,6907</text:p>
          </table:table-cell>
          <table:table-cell office:value-type="float" office:value="1090.0050000000001" table:style-name="ce20">
            <text:p>1090,005</text:p>
          </table:table-cell>
          <table:table-cell office:value-type="float" office:value="-12.685699999999997" table:formula="of:=[.H2]-[.G2]" table:style-name="ce21">
            <text:p>-12,69</text:p>
          </table:table-cell>
          <table:table-cell office:value-type="float" office:value="-12.723000000000001" table:style-name="ce22">
            <text:p>-12,72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3.7300000000003664E-2" table:formula="of:=[.I2]-([.J2])" table:style-name="ce23">
            <text:p>0,04</text:p>
          </table:table-cell>
          <table:table-cell table:style-name="ce24"/>
          <table:table-cell table:number-columns-repeated="16371" table:style-name="ce25"/>
        </table:table-row>
        <table:table-row table:style-name="ro2">
          <table:table-cell office:value-type="string" table:style-name="ce26">
            <text:p><text:s text:c="2"/>9518C</text:p>
          </table:table-cell>
          <table:table-cell office:value-type="string" table:style-name="ce27">
            <text:p>91137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DF</text:p>
          </table:table-cell>
          <table:table-cell office:value-type="float" office:value="-15.587456319999999" table:style-name="ce30">
            <text:p>-15,5874563</text:p>
          </table:table-cell>
          <table:table-cell office:value-type="float" office:value="-48.114304169999997" table:style-name="ce30">
            <text:p>-48,1143042</text:p>
          </table:table-cell>
          <table:table-cell office:value-type="float" office:value="1342.5733" table:style-name="ce31">
            <text:p>1342,5733</text:p>
          </table:table-cell>
          <table:table-cell office:value-type="float" office:value="1329.8040000000001" table:style-name="ce32">
            <text:p>1329,804</text:p>
          </table:table-cell>
          <table:table-cell office:value-type="float" office:value="-12.76929999999993" table:formula="of:=[.H3]-[.G3]" table:style-name="ce33">
            <text:p>-12,77</text:p>
          </table:table-cell>
          <table:table-cell office:value-type="float" office:value="-12.872999999999999" table:style-name="ce33">
            <text:p>-12,87</text:p>
          </table:table-cell>
          <table:table-cell office:value-type="float" office:value="5.2999999999999999E-2" table:style-name="ce33">
            <text:p>0,05</text:p>
          </table:table-cell>
          <table:table-cell office:value-type="float" office:value="0.10370000000006918" table:formula="of:=[.I3]-([.J3])" table:style-name="ce33">
            <text:p>0,10</text:p>
          </table:table-cell>
          <table:table-cell table:style-name="ce24"/>
          <table:table-cell table:number-columns-repeated="16371" table:style-name="ce25"/>
        </table:table-row>
        <table:table-row table:style-name="ro2">
          <table:table-cell office:value-type="string" table:style-name="ce14">
            <text:p><text:s text:c="2"/>2378G</text:p>
          </table:table-cell>
          <table:table-cell office:value-type="string" table:style-name="ce15">
            <text:p>9116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47800020000001" table:style-name="ce18">
            <text:p>-15,9478000</text:p>
          </table:table-cell>
          <table:table-cell office:value-type="float" office:value="-47.876980240000002" table:style-name="ce18">
            <text:p>-47,8769802</text:p>
          </table:table-cell>
          <table:table-cell office:value-type="float" office:value="1113.8244" table:style-name="ce19">
            <text:p>1113,8244</text:p>
          </table:table-cell>
          <table:table-cell office:value-type="float" office:value="1101.0809999999999" table:style-name="ce20">
            <text:p>1101,081</text:p>
          </table:table-cell>
          <table:table-cell office:value-type="float" office:value="-12.743400000000065" table:formula="of:=[.H4]-[.G4]" table:style-name="ce21">
            <text:p>-12,74</text:p>
          </table:table-cell>
          <table:table-cell office:value-type="float" office:value="-12.737" table:style-name="ce22">
            <text:p>-12,74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-6.4000000000650203E-3" table:formula="of:=[.I4]-([.J4])" table:style-name="ce23">
            <text:p>-0,01</text:p>
          </table:table-cell>
          <table:table-cell table:style-name="ce24"/>
          <table:table-cell table:number-columns-repeated="16371" table:style-name="ce25"/>
        </table:table-row>
        <table:table-row table:style-name="ro2">
          <table:table-cell office:value-type="string" table:style-name="ce14">
            <text:p><text:s text:c="2"/>2378H</text:p>
          </table:table-cell>
          <table:table-cell office:value-type="string" table:style-name="ce15">
            <text:p>9116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4676346" table:style-name="ce18">
            <text:p>-15,9467635</text:p>
          </table:table-cell>
          <table:table-cell office:value-type="float" office:value="-47.878624840000001" table:style-name="ce18">
            <text:p>-47,8786248</text:p>
          </table:table-cell>
          <table:table-cell office:value-type="float" office:value="1108.4349999999999" table:style-name="ce19">
            <text:p>1108,4350</text:p>
          </table:table-cell>
          <table:table-cell office:value-type="float" office:value="1095.703" table:style-name="ce20">
            <text:p>1095,703</text:p>
          </table:table-cell>
          <table:table-cell office:value-type="float" office:value="-12.731999999999971" table:formula="of:=[.H5]-[.G5]" table:style-name="ce21">
            <text:p>-12,73</text:p>
          </table:table-cell>
          <table:table-cell office:value-type="float" office:value="-12.733000000000001" table:style-name="ce22">
            <text:p>-12,73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1.0000000000296438E-3" table:formula="of:=[.I5]-([.J5])" table:style-name="ce23">
            <text:p>0,00</text:p>
          </table:table-cell>
          <table:table-cell table:style-name="ce24"/>
          <table:table-cell table:number-columns-repeated="16371" table:style-name="ce25"/>
        </table:table-row>
        <table:table-row table:style-name="ro2">
          <table:table-cell office:value-type="string" table:style-name="ce14">
            <text:p><text:s text:c="2"/>2378J</text:p>
          </table:table-cell>
          <table:table-cell office:value-type="string" table:style-name="ce15">
            <text:p>9116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4864971" table:style-name="ce18">
            <text:p>-15,9486497</text:p>
          </table:table-cell>
          <table:table-cell office:value-type="float" office:value="-47.878185639999998" table:style-name="ce18">
            <text:p>-47,8781856</text:p>
          </table:table-cell>
          <table:table-cell office:value-type="float" office:value="1115.9802" table:style-name="ce19">
            <text:p>1115,9802</text:p>
          </table:table-cell>
          <table:table-cell office:value-type="float" office:value="1103.2380000000001" table:style-name="ce20">
            <text:p>1103,238</text:p>
          </table:table-cell>
          <table:table-cell office:value-type="float" office:value="-12.742199999999912" table:formula="of:=[.H6]-[.G6]" table:style-name="ce21">
            <text:p>-12,74</text:p>
          </table:table-cell>
          <table:table-cell office:value-type="float" office:value="-12.734999999999999" table:style-name="ce22">
            <text:p>-12,74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-7.1999999999121655E-3" table:formula="of:=[.I6]-([.J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69V</text:p>
          </table:table-cell>
          <table:table-cell office:value-type="string" table:style-name="ce15">
            <text:p>9120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4747534" table:style-name="ce18">
            <text:p>-15,9474753</text:p>
          </table:table-cell>
          <table:table-cell office:value-type="float" office:value="-47.877868980000002" table:style-name="ce18">
            <text:p>-47,8778690</text:p>
          </table:table-cell>
          <table:table-cell office:value-type="float" office:value="1118.6967" table:style-name="ce19">
            <text:p>1118,6967</text:p>
          </table:table-cell>
          <table:table-cell office:value-type="float" office:value="1106.02" table:style-name="ce20">
            <text:p>1106,020</text:p>
          </table:table-cell>
          <table:table-cell office:value-type="float" office:value="-12.676699999999983" table:formula="of:=[.H7]-[.G7]" table:style-name="ce21">
            <text:p>-12,68</text:p>
          </table:table-cell>
          <table:table-cell office:value-type="float" office:value="-12.734999999999999" table:style-name="ce22">
            <text:p>-12,74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5.8300000000016894E-2" table:formula="of:=[.I7]-([.J7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305U</text:p>
          </table:table-cell>
          <table:table-cell office:value-type="string" table:style-name="ce15">
            <text:p>9131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78136443" table:style-name="ce18">
            <text:p>-15,7813644</text:p>
          </table:table-cell>
          <table:table-cell office:value-type="float" office:value="-47.790692759999999" table:style-name="ce18">
            <text:p>-47,7906928</text:p>
          </table:table-cell>
          <table:table-cell office:value-type="float" office:value="1072.7786000000001" table:style-name="ce19">
            <text:p>1072,7786</text:p>
          </table:table-cell>
          <table:table-cell office:value-type="float" office:value="1059.904" table:style-name="ce20">
            <text:p>1059,904</text:p>
          </table:table-cell>
          <table:table-cell office:value-type="float" office:value="-12.8746000000001" table:formula="of:=[.H8]-[.G8]" table:style-name="ce21">
            <text:p>-12,87</text:p>
          </table:table-cell>
          <table:table-cell office:value-type="float" office:value="-12.856999999999999" table:style-name="ce22">
            <text:p>-12,86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-1.760000000010109E-2" table:formula="of:=[.I8]-([.J8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3X</text:p>
          </table:table-cell>
          <table:table-cell office:value-type="string" table:style-name="ce15">
            <text:p>9131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6036078" table:style-name="ce18">
            <text:p>-15,9603608</text:p>
          </table:table-cell>
          <table:table-cell office:value-type="float" office:value="-47.636951910000001" table:style-name="ce18">
            <text:p>-47,6369519</text:p>
          </table:table-cell>
          <table:table-cell office:value-type="float" office:value="964.08590000000004" table:style-name="ce19">
            <text:p>964,0859</text:p>
          </table:table-cell>
          <table:table-cell office:value-type="float" office:value="951.03" table:style-name="ce20">
            <text:p>951,030</text:p>
          </table:table-cell>
          <table:table-cell office:value-type="float" office:value="-13.055900000000065" table:formula="of:=[.H9]-[.G9]" table:style-name="ce21">
            <text:p>-13,06</text:p>
          </table:table-cell>
          <table:table-cell office:value-type="float" office:value="-13.038" table:style-name="ce22">
            <text:p>-13,04</text:p>
          </table:table-cell>
          <table:table-cell office:value-type="float" office:value="4.7E-2" table:style-name="ce22">
            <text:p>0,05</text:p>
          </table:table-cell>
          <table:table-cell office:value-type="float" office:value="-1.7900000000064864E-2" table:formula="of:=[.I9]-([.J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1361T</text:p>
          </table:table-cell>
          <table:table-cell office:value-type="string" table:style-name="ce35">
            <text:p>91317</text:p>
          </table:table-cell>
          <table:table-cell office:value-type="string" table:style-name="ce36">
            <text:p>CENTRO-OESTE</text:p>
          </table:table-cell>
          <table:table-cell office:value-type="string" table:style-name="ce37">
            <text:p>DF</text:p>
          </table:table-cell>
          <table:table-cell office:value-type="float" office:value="-15.62021899" table:style-name="ce38">
            <text:p>-15,6202190</text:p>
          </table:table-cell>
          <table:table-cell office:value-type="float" office:value="-47.672385140000003" table:style-name="ce38">
            <text:p>-47,6723851</text:p>
          </table:table-cell>
          <table:table-cell office:value-type="float" office:value="961.31510000000003" table:style-name="ce39">
            <text:p>961,3151</text:p>
          </table:table-cell>
          <table:table-cell office:value-type="float" office:value="947.91" table:style-name="ce40">
            <text:p>947,910</text:p>
          </table:table-cell>
          <table:table-cell office:value-type="float" office:value="-13.405100000000061" table:formula="of:=[.H10]-[.G10]" table:style-name="ce41">
            <text:p>-13,41</text:p>
          </table:table-cell>
          <table:table-cell office:value-type="float" office:value="-13.148" table:style-name="ce41">
            <text:p>-13,15</text:p>
          </table:table-cell>
          <table:table-cell office:value-type="float" office:value="5.1999999999999998E-2" table:style-name="ce41">
            <text:p>0,05</text:p>
          </table:table-cell>
          <table:table-cell office:value-type="float" office:value="-0.25710000000006161" table:formula="of:=[.I10]-([.J10])" table:style-name="ce41">
            <text:p>-0,2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4E</text:p>
          </table:table-cell>
          <table:table-cell office:value-type="string" table:style-name="ce15">
            <text:p>9131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6.024631899999999" table:style-name="ce18">
            <text:p>-16,0246319</text:p>
          </table:table-cell>
          <table:table-cell office:value-type="float" office:value="-47.545759539999999" table:style-name="ce18">
            <text:p>-47,5457595</text:p>
          </table:table-cell>
          <table:table-cell office:value-type="float" office:value="1038.6715999999999" table:style-name="ce19">
            <text:p>1038,6716</text:p>
          </table:table-cell>
          <table:table-cell office:value-type="float" office:value="1025.616" table:style-name="ce20">
            <text:p>1025,616</text:p>
          </table:table-cell>
          <table:table-cell office:value-type="float" office:value="-13.055599999999913" table:formula="of:=[.H11]-[.G11]" table:style-name="ce21">
            <text:p>-13,06</text:p>
          </table:table-cell>
          <table:table-cell office:value-type="float" office:value="-13.116" table:style-name="ce22">
            <text:p>-13,12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6.0400000000086607E-2" table:formula="of:=[.I11]-([.J11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94B</text:p>
          </table:table-cell>
          <table:table-cell office:value-type="string" table:style-name="ce15">
            <text:p>9131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563343229999999" table:style-name="ce18">
            <text:p>-15,5633432</text:p>
          </table:table-cell>
          <table:table-cell office:value-type="float" office:value="-47.659191290000003" table:style-name="ce18">
            <text:p>-47,6591913</text:p>
          </table:table-cell>
          <table:table-cell office:value-type="float" office:value="1016.1522" table:style-name="ce19">
            <text:p>1016,1522</text:p>
          </table:table-cell>
          <table:table-cell office:value-type="float" office:value="1002.807" table:style-name="ce20">
            <text:p>1002,807</text:p>
          </table:table-cell>
          <table:table-cell office:value-type="float" office:value="-13.345199999999977" table:formula="of:=[.H12]-[.G12]" table:style-name="ce21">
            <text:p>-13,35</text:p>
          </table:table-cell>
          <table:table-cell office:value-type="float" office:value="-13.276" table:style-name="ce22">
            <text:p>-13,28</text:p>
          </table:table-cell>
          <table:table-cell office:value-type="float" office:value="5.5E-2" table:style-name="ce22">
            <text:p>0,06</text:p>
          </table:table-cell>
          <table:table-cell office:value-type="float" office:value="-6.919999999997728E-2" table:formula="of:=[.I12]-([.J12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94D</text:p>
          </table:table-cell>
          <table:table-cell office:value-type="string" table:style-name="ce15">
            <text:p>9132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530497069999999" table:style-name="ce18">
            <text:p>-15,5304971</text:p>
          </table:table-cell>
          <table:table-cell office:value-type="float" office:value="-47.625435019999998" table:style-name="ce18">
            <text:p>-47,6254350</text:p>
          </table:table-cell>
          <table:table-cell office:value-type="float" office:value="1038.0817999999999" table:style-name="ce19">
            <text:p>1038,0818</text:p>
          </table:table-cell>
          <table:table-cell office:value-type="float" office:value="1024.758" table:style-name="ce20">
            <text:p>1024,758</text:p>
          </table:table-cell>
          <table:table-cell office:value-type="float" office:value="-13.323799999999892" table:formula="of:=[.H13]-[.G13]" table:style-name="ce21">
            <text:p>-13,32</text:p>
          </table:table-cell>
          <table:table-cell office:value-type="float" office:value="-13.401999999999999" table:style-name="ce22">
            <text:p>-13,40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7.8200000000107295E-2" table:formula="of:=[.I13]-([.J13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6G</text:p>
          </table:table-cell>
          <table:table-cell office:value-type="string" table:style-name="ce15">
            <text:p>9132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850779279999999" table:style-name="ce18">
            <text:p>-15,8507793</text:p>
          </table:table-cell>
          <table:table-cell office:value-type="float" office:value="-47.624064949999998" table:style-name="ce18">
            <text:p>-47,6240650</text:p>
          </table:table-cell>
          <table:table-cell office:value-type="float" office:value="1048.5400999999999" table:style-name="ce19">
            <text:p>1048,5401</text:p>
          </table:table-cell>
          <table:table-cell office:value-type="float" office:value="1035.4939999999999" table:style-name="ce20">
            <text:p>1035,494</text:p>
          </table:table-cell>
          <table:table-cell office:value-type="float" office:value="-13.046100000000024" table:formula="of:=[.H14]-[.G14]" table:style-name="ce21">
            <text:p>-13,05</text:p>
          </table:table-cell>
          <table:table-cell office:value-type="float" office:value="-13.066000000000001" table:style-name="ce22">
            <text:p>-13,07</text:p>
          </table:table-cell>
          <table:table-cell office:value-type="float" office:value="4.7E-2" table:style-name="ce22">
            <text:p>0,05</text:p>
          </table:table-cell>
          <table:table-cell office:value-type="float" office:value="1.9899999999976714E-2" table:formula="of:=[.I14]-([.J14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6N</text:p>
          </table:table-cell>
          <table:table-cell office:value-type="string" table:style-name="ce15">
            <text:p>9132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733908189999999" table:style-name="ce18">
            <text:p>-15,7339082</text:p>
          </table:table-cell>
          <table:table-cell office:value-type="float" office:value="-47.661610680000003" table:style-name="ce18">
            <text:p>-47,6616107</text:p>
          </table:table-cell>
          <table:table-cell office:value-type="float" office:value="923.90419999999995" table:style-name="ce19">
            <text:p>923,9042</text:p>
          </table:table-cell>
          <table:table-cell office:value-type="float" office:value="910.79499999999996" table:style-name="ce20">
            <text:p>910,795</text:p>
          </table:table-cell>
          <table:table-cell office:value-type="float" office:value="-13.109199999999987" table:formula="of:=[.H15]-[.G15]" table:style-name="ce21">
            <text:p>-13,11</text:p>
          </table:table-cell>
          <table:table-cell office:value-type="float" office:value="-13.092000000000001" table:style-name="ce22">
            <text:p>-13,09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-1.7199999999986559E-2" table:formula="of:=[.I15]-([.J1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7C</text:p>
          </table:table-cell>
          <table:table-cell office:value-type="string" table:style-name="ce15">
            <text:p>9132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6.037410390000002" table:style-name="ce18">
            <text:p>-16,0374104</text:p>
          </table:table-cell>
          <table:table-cell office:value-type="float" office:value="-47.41391668" table:style-name="ce18">
            <text:p>-47,4139167</text:p>
          </table:table-cell>
          <table:table-cell office:value-type="float" office:value="872.24810000000002" table:style-name="ce19">
            <text:p>872,2481</text:p>
          </table:table-cell>
          <table:table-cell office:value-type="float" office:value="859.05799999999999" table:style-name="ce20">
            <text:p>859,058</text:p>
          </table:table-cell>
          <table:table-cell office:value-type="float" office:value="-13.190100000000029" table:formula="of:=[.H16]-[.G16]" table:style-name="ce21">
            <text:p>-13,19</text:p>
          </table:table-cell>
          <table:table-cell office:value-type="float" office:value="-13.183999999999999" table:style-name="ce22">
            <text:p>-13,18</text:p>
          </table:table-cell>
          <table:table-cell office:value-type="float" office:value="0.06" table:style-name="ce22">
            <text:p>0,06</text:p>
          </table:table-cell>
          <table:table-cell office:value-type="float" office:value="-6.1000000000301924E-3" table:formula="of:=[.I16]-([.J1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7P</text:p>
          </table:table-cell>
          <table:table-cell office:value-type="string" table:style-name="ce15">
            <text:p>9132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790053110000001" table:style-name="ce18">
            <text:p>-15,7900531</text:p>
          </table:table-cell>
          <table:table-cell office:value-type="float" office:value="-47.380557070000002" table:style-name="ce18">
            <text:p>-47,3805571</text:p>
          </table:table-cell>
          <table:table-cell office:value-type="float" office:value="940.92679999999996" table:style-name="ce19">
            <text:p>940,9268</text:p>
          </table:table-cell>
          <table:table-cell office:value-type="float" office:value="927.56299999999999" table:style-name="ce20">
            <text:p>927,563</text:p>
          </table:table-cell>
          <table:table-cell office:value-type="float" office:value="-13.363799999999969" table:formula="of:=[.H17]-[.G17]" table:style-name="ce21">
            <text:p>-13,36</text:p>
          </table:table-cell>
          <table:table-cell office:value-type="float" office:value="-13.321" table:style-name="ce22">
            <text:p>-13,32</text:p>
          </table:table-cell>
          <table:table-cell office:value-type="float" office:value="5.5E-2" table:style-name="ce22">
            <text:p>0,06</text:p>
          </table:table-cell>
          <table:table-cell office:value-type="float" office:value="-4.2799999999969529E-2" table:formula="of:=[.I17]-([.J17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7Z</text:p>
          </table:table-cell>
          <table:table-cell office:value-type="string" table:style-name="ce15">
            <text:p>9132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62896671" table:style-name="ce18">
            <text:p>-15,6289667</text:p>
          </table:table-cell>
          <table:table-cell office:value-type="float" office:value="-47.356628890000003" table:style-name="ce18">
            <text:p>-47,3566289</text:p>
          </table:table-cell>
          <table:table-cell office:value-type="float" office:value="919.06179999999995" table:style-name="ce19">
            <text:p>919,0618</text:p>
          </table:table-cell>
          <table:table-cell office:value-type="float" office:value="905.57899999999995" table:style-name="ce20">
            <text:p>905,579</text:p>
          </table:table-cell>
          <table:table-cell office:value-type="float" office:value="-13.482799999999997" table:formula="of:=[.H18]-[.G18]" table:style-name="ce21">
            <text:p>-13,48</text:p>
          </table:table-cell>
          <table:table-cell office:value-type="float" office:value="-13.523" table:style-name="ce22">
            <text:p>-13,52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4.0200000000002234E-2" table:formula="of:=[.I18]-([.J1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3S</text:p>
          </table:table-cell>
          <table:table-cell office:value-type="string" table:style-name="ce15">
            <text:p>9132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4799675" table:style-name="ce18">
            <text:p>-15,9479968</text:p>
          </table:table-cell>
          <table:table-cell office:value-type="float" office:value="-47.712323390000002" table:style-name="ce18">
            <text:p>-47,7123234</text:p>
          </table:table-cell>
          <table:table-cell office:value-type="float" office:value="1013.1697" table:style-name="ce19">
            <text:p>1013,1697</text:p>
          </table:table-cell>
          <table:table-cell office:value-type="float" office:value="1000.167" table:style-name="ce20">
            <text:p>1000,167</text:p>
          </table:table-cell>
          <table:table-cell office:value-type="float" office:value="-13.002700000000004" table:formula="of:=[.H19]-[.G19]" table:style-name="ce21">
            <text:p>-13,00</text:p>
          </table:table-cell>
          <table:table-cell office:value-type="float" office:value="-13.07" table:style-name="ce22">
            <text:p>-13,07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6.7299999999995919E-2" table:formula="of:=[.I19]-([.J19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90A</text:p>
          </table:table-cell>
          <table:table-cell office:value-type="string" table:style-name="ce15">
            <text:p>9132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7881267" table:style-name="ce18">
            <text:p>-15,9788127</text:p>
          </table:table-cell>
          <table:table-cell office:value-type="float" office:value="-47.819567210000002" table:style-name="ce18">
            <text:p>-47,8195672</text:p>
          </table:table-cell>
          <table:table-cell office:value-type="float" office:value="1059.7180000000001" table:style-name="ce19">
            <text:p>1059,7180</text:p>
          </table:table-cell>
          <table:table-cell office:value-type="float" office:value="1046.867" table:style-name="ce20">
            <text:p>1046,867</text:p>
          </table:table-cell>
          <table:table-cell office:value-type="float" office:value="-12.851000000000113" table:formula="of:=[.H20]-[.G20]" table:style-name="ce21">
            <text:p>-12,85</text:p>
          </table:table-cell>
          <table:table-cell office:value-type="float" office:value="-12.869" table:style-name="ce22">
            <text:p>-12,87</text:p>
          </table:table-cell>
          <table:table-cell office:value-type="float" office:value="4.7E-2" table:style-name="ce22">
            <text:p>0,05</text:p>
          </table:table-cell>
          <table:table-cell office:value-type="float" office:value="1.7999999999886995E-2" table:formula="of:=[.I20]-([.J20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4G</text:p>
          </table:table-cell>
          <table:table-cell office:value-type="string" table:style-name="ce15">
            <text:p>9132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556042039999999" table:style-name="ce18">
            <text:p>-15,5560420</text:p>
          </table:table-cell>
          <table:table-cell office:value-type="float" office:value="-48.195968360000002" table:style-name="ce18">
            <text:p>-48,1959684</text:p>
          </table:table-cell>
          <table:table-cell office:value-type="float" office:value="940.49699999999996" table:style-name="ce19">
            <text:p>940,4970</text:p>
          </table:table-cell>
          <table:table-cell office:value-type="float" office:value="927.43399999999997" table:style-name="ce20">
            <text:p>927,434</text:p>
          </table:table-cell>
          <table:table-cell office:value-type="float" office:value="-13.062999999999988" table:formula="of:=[.H21]-[.G21]" table:style-name="ce21">
            <text:p>-13,06</text:p>
          </table:table-cell>
          <table:table-cell office:value-type="float" office:value="-13.074999999999999" table:style-name="ce22">
            <text:p>-13,08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1.2000000000011113E-2" table:formula="of:=[.I21]-([.J2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90C</text:p>
          </table:table-cell>
          <table:table-cell office:value-type="string" table:style-name="ce15">
            <text:p>9132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6.01976711" table:style-name="ce18">
            <text:p>-16,0197671</text:p>
          </table:table-cell>
          <table:table-cell office:value-type="float" office:value="-47.800820479999999" table:style-name="ce18">
            <text:p>-47,8008205</text:p>
          </table:table-cell>
          <table:table-cell office:value-type="float" office:value="882.71310000000005" table:style-name="ce19">
            <text:p>882,7131</text:p>
          </table:table-cell>
          <table:table-cell office:value-type="float" office:value="869.76099999999997" table:style-name="ce20">
            <text:p>869,761</text:p>
          </table:table-cell>
          <table:table-cell office:value-type="float" office:value="-12.952100000000087" table:formula="of:=[.H22]-[.G22]" table:style-name="ce21">
            <text:p>-12,95</text:p>
          </table:table-cell>
          <table:table-cell office:value-type="float" office:value="-12.909000000000001" table:style-name="ce22">
            <text:p>-12,91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-4.3100000000086069E-2" table:formula="of:=[.I22]-([.J22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3R</text:p>
          </table:table-cell>
          <table:table-cell office:value-type="string" table:style-name="ce15">
            <text:p>9133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693843469999999" table:style-name="ce18">
            <text:p>-15,6938435</text:p>
          </table:table-cell>
          <table:table-cell office:value-type="float" office:value="-48.21695502" table:style-name="ce18">
            <text:p>-48,2169550</text:p>
          </table:table-cell>
          <table:table-cell office:value-type="float" office:value="1076.6010000000001" table:style-name="ce19">
            <text:p>1076,6010</text:p>
          </table:table-cell>
          <table:table-cell office:value-type="float" office:value="1064.1089999999999" table:style-name="ce20">
            <text:p>1064,109</text:p>
          </table:table-cell>
          <table:table-cell office:value-type="float" office:value="-12.492000000000189" table:formula="of:=[.H23]-[.G23]" table:style-name="ce21">
            <text:p>-12,49</text:p>
          </table:table-cell>
          <table:table-cell office:value-type="float" office:value="-12.513" table:style-name="ce22">
            <text:p>-12,51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2.0999999999810726E-2" table:formula="of:=[.I23]-([.J23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4C</text:p>
          </table:table-cell>
          <table:table-cell office:value-type="string" table:style-name="ce15">
            <text:p>9133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61611611" table:style-name="ce18">
            <text:p>-15,6161161</text:p>
          </table:table-cell>
          <table:table-cell office:value-type="float" office:value="-48.197963309999999" table:style-name="ce18">
            <text:p>-48,1979633</text:p>
          </table:table-cell>
          <table:table-cell office:value-type="float" office:value="1126.8753999999999" table:style-name="ce19">
            <text:p>1126,8754</text:p>
          </table:table-cell>
          <table:table-cell office:value-type="float" office:value="1114.1300000000001" table:style-name="ce20">
            <text:p>1114,130</text:p>
          </table:table-cell>
          <table:table-cell office:value-type="float" office:value="-12.74539999999979" table:formula="of:=[.H24]-[.G24]" table:style-name="ce21">
            <text:p>-12,75</text:p>
          </table:table-cell>
          <table:table-cell office:value-type="float" office:value="-12.791" table:style-name="ce22">
            <text:p>-12,79</text:p>
          </table:table-cell>
          <table:table-cell office:value-type="float" office:value="0.05" table:style-name="ce22">
            <text:p>0,05</text:p>
          </table:table-cell>
          <table:table-cell office:value-type="float" office:value="4.5600000000209917E-2" table:formula="of:=[.I24]-([.J24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3M</text:p>
          </table:table-cell>
          <table:table-cell office:value-type="string" table:style-name="ce15">
            <text:p>9133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3774694" table:style-name="ce18">
            <text:p>-15,9377469</text:p>
          </table:table-cell>
          <table:table-cell office:value-type="float" office:value="-47.807510800000003" table:style-name="ce18">
            <text:p>-47,8075108</text:p>
          </table:table-cell>
          <table:table-cell office:value-type="float" office:value="1041.2239999999999" table:style-name="ce19">
            <text:p>1041,2240</text:p>
          </table:table-cell>
          <table:table-cell office:value-type="float" office:value="1028.395" table:style-name="ce20">
            <text:p>1028,395</text:p>
          </table:table-cell>
          <table:table-cell office:value-type="float" office:value="-12.828999999999951" table:formula="of:=[.H25]-[.G25]" table:style-name="ce21">
            <text:p>-12,83</text:p>
          </table:table-cell>
          <table:table-cell office:value-type="float" office:value="-12.843999999999999" table:style-name="ce22">
            <text:p>-12,84</text:p>
          </table:table-cell>
          <table:table-cell office:value-type="float" office:value="4.4999999999999998E-2" table:style-name="ce22">
            <text:p>0,05</text:p>
          </table:table-cell>
          <table:table-cell office:value-type="float" office:value="1.500000000004853E-2" table:formula="of:=[.I25]-([.J2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01V</text:p>
          </table:table-cell>
          <table:table-cell office:value-type="string" table:style-name="ce15">
            <text:p>9612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92743372" table:style-name="ce18">
            <text:p>-15,9274337</text:p>
          </table:table-cell>
          <table:table-cell office:value-type="float" office:value="-47.833730629999998" table:style-name="ce18">
            <text:p>-47,8337306</text:p>
          </table:table-cell>
          <table:table-cell office:value-type="float" office:value="1168.6036999999999" table:style-name="ce19">
            <text:p>1168,6037</text:p>
          </table:table-cell>
          <table:table-cell office:value-type="float" office:value="1155.874" table:style-name="ce20">
            <text:p>1155,874</text:p>
          </table:table-cell>
          <table:table-cell office:value-type="float" office:value="-12.729699999999866" table:formula="of:=[.H26]-[.G26]" table:style-name="ce21">
            <text:p>-12,73</text:p>
          </table:table-cell>
          <table:table-cell office:value-type="float" office:value="-12.787000000000001" table:style-name="ce22">
            <text:p>-12,79</text:p>
          </table:table-cell>
          <table:table-cell office:value-type="float" office:value="4.4999999999999998E-2" table:style-name="ce22">
            <text:p>0,05</text:p>
          </table:table-cell>
          <table:table-cell office:value-type="float" office:value="5.7300000000134688E-2" table:formula="of:=[.I26]-([.J26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3Z</text:p>
          </table:table-cell>
          <table:table-cell office:value-type="string" table:style-name="ce15">
            <text:p>9966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DF</text:p>
          </table:table-cell>
          <table:table-cell office:value-type="float" office:value="-15.675079480000001" table:style-name="ce18">
            <text:p>-15,6750795</text:p>
          </table:table-cell>
          <table:table-cell office:value-type="float" office:value="-48.203987990000002" table:style-name="ce18">
            <text:p>-48,2039880</text:p>
          </table:table-cell>
          <table:table-cell office:value-type="float" office:value="1099.4025999999999" table:style-name="ce19">
            <text:p>1099,4026</text:p>
          </table:table-cell>
          <table:table-cell office:value-type="float" office:value="1086.8689999999999" table:style-name="ce20">
            <text:p>1086,869</text:p>
          </table:table-cell>
          <table:table-cell office:value-type="float" office:value="-12.533599999999979" table:formula="of:=[.H27]-[.G27]" table:style-name="ce21">
            <text:p>-12,53</text:p>
          </table:table-cell>
          <table:table-cell office:value-type="float" office:value="-12.571" table:style-name="ce22">
            <text:p>-12,57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3.7400000000021194E-2" table:formula="of:=[.I27]-([.J2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57L</text:p>
          </table:table-cell>
          <table:table-cell office:value-type="string" table:style-name="ce15">
            <text:p>9093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280936499999999" table:style-name="ce18">
            <text:p>-13,2809365</text:p>
          </table:table-cell>
          <table:table-cell office:value-type="float" office:value="-49.954038539999999" table:style-name="ce18">
            <text:p>-49,9540385</text:p>
          </table:table-cell>
          <table:table-cell office:value-type="float" office:value="290.98829999999998" table:style-name="ce19">
            <text:p>290,9883</text:p>
          </table:table-cell>
          <table:table-cell office:value-type="float" office:value="277.98700000000002" table:style-name="ce20">
            <text:p>277,987</text:p>
          </table:table-cell>
          <table:table-cell office:value-type="float" office:value="-13.001299999999958" table:formula="of:=[.H28]-[.G28]" table:style-name="ce21">
            <text:p>-13,00</text:p>
          </table:table-cell>
          <table:table-cell office:value-type="float" office:value="-12.962" table:style-name="ce22">
            <text:p>-12,96</text:p>
          </table:table-cell>
          <table:table-cell office:value-type="float" office:value="0.08" table:style-name="ce22">
            <text:p>0,08</text:p>
          </table:table-cell>
          <table:table-cell office:value-type="float" office:value="-3.9299999999958146E-2" table:formula="of:=[.I28]-([.J2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56H</text:p>
          </table:table-cell>
          <table:table-cell office:value-type="string" table:style-name="ce15">
            <text:p>9130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851543810000001" table:style-name="ce18">
            <text:p>-15,8515438</text:p>
          </table:table-cell>
          <table:table-cell office:value-type="float" office:value="-50.092388360000001" table:style-name="ce18">
            <text:p>-50,0923884</text:p>
          </table:table-cell>
          <table:table-cell office:value-type="float" office:value="665.93290000000002" table:style-name="ce19">
            <text:p>665,9329</text:p>
          </table:table-cell>
          <table:table-cell office:value-type="float" office:value="657.96900000000005" table:style-name="ce20">
            <text:p>657,969</text:p>
          </table:table-cell>
          <table:table-cell office:value-type="float" office:value="-7.9638999999999669" table:formula="of:=[.H29]-[.G29]" table:style-name="ce21">
            <text:p>-7,96</text:p>
          </table:table-cell>
          <table:table-cell office:value-type="float" office:value="-8.0069999999999997" table:style-name="ce22">
            <text:p>-8,01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4.3100000000032779E-2" table:formula="of:=[.I29]-([.J29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61V</text:p>
          </table:table-cell>
          <table:table-cell office:value-type="string" table:style-name="ce15">
            <text:p>9131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315471949999999" table:style-name="ce18">
            <text:p>-15,3154720</text:p>
          </table:table-cell>
          <table:table-cell office:value-type="float" office:value="-49.583385989999996" table:style-name="ce18">
            <text:p>-49,5833860</text:p>
          </table:table-cell>
          <table:table-cell office:value-type="float" office:value="579.73040000000003" table:style-name="ce19">
            <text:p>579,7304</text:p>
          </table:table-cell>
          <table:table-cell office:value-type="float" office:value="568.52200000000005" table:style-name="ce20">
            <text:p>568,522</text:p>
          </table:table-cell>
          <table:table-cell office:value-type="float" office:value="-11.208399999999983" table:formula="of:=[.H30]-[.G30]" table:style-name="ce21">
            <text:p>-11,21</text:p>
          </table:table-cell>
          <table:table-cell office:value-type="float" office:value="-11.14" table:style-name="ce22">
            <text:p>-11,14</text:p>
          </table:table-cell>
          <table:table-cell office:value-type="float" office:value="0.08" table:style-name="ce22">
            <text:p>0,08</text:p>
          </table:table-cell>
          <table:table-cell office:value-type="float" office:value="-6.8399999999982697E-2" table:formula="of:=[.I30]-([.J30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62U</text:p>
          </table:table-cell>
          <table:table-cell office:value-type="string" table:style-name="ce15">
            <text:p>9135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750425379999999" table:style-name="ce18">
            <text:p>-14,7504254</text:p>
          </table:table-cell>
          <table:table-cell office:value-type="float" office:value="-46.962968109999998" table:style-name="ce18">
            <text:p>-46,9629681</text:p>
          </table:table-cell>
          <table:table-cell office:value-type="float" office:value="461.87049999999999" table:style-name="ce19">
            <text:p>461,8705</text:p>
          </table:table-cell>
          <table:table-cell office:value-type="float" office:value="445.61" table:style-name="ce20">
            <text:p>445,610</text:p>
          </table:table-cell>
          <table:table-cell office:value-type="float" office:value="-16.260499999999979" table:formula="of:=[.H31]-[.G31]" table:style-name="ce21">
            <text:p>-16,26</text:p>
          </table:table-cell>
          <table:table-cell office:value-type="float" office:value="-16.239000000000001" table:style-name="ce22">
            <text:p>-16,24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2.1499999999978314E-2" table:formula="of:=[.I31]-([.J31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77T</text:p>
          </table:table-cell>
          <table:table-cell office:value-type="string" table:style-name="ce15">
            <text:p>9136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89828642" table:style-name="ce18">
            <text:p>-14,8982864</text:p>
          </table:table-cell>
          <table:table-cell office:value-type="float" office:value="-47.738628589999998" table:style-name="ce18">
            <text:p>-47,7386286</text:p>
          </table:table-cell>
          <table:table-cell office:value-type="float" office:value="982.10950000000003" table:style-name="ce19">
            <text:p>982,1095</text:p>
          </table:table-cell>
          <table:table-cell office:value-type="float" office:value="967.51" table:style-name="ce20">
            <text:p>967,510</text:p>
          </table:table-cell>
          <table:table-cell office:value-type="float" office:value="-14.599500000000035" table:formula="of:=[.H32]-[.G32]" table:style-name="ce21">
            <text:p>-14,60</text:p>
          </table:table-cell>
          <table:table-cell office:value-type="float" office:value="-14.645" table:style-name="ce22">
            <text:p>-14,65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4.5499999999965013E-2" table:formula="of:=[.I32]-([.J32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73E</text:p>
          </table:table-cell>
          <table:table-cell office:value-type="string" table:style-name="ce15">
            <text:p>9136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340623190000001" table:style-name="ce18">
            <text:p>-13,3406232</text:p>
          </table:table-cell>
          <table:table-cell office:value-type="float" office:value="-46.375938900000001" table:style-name="ce18">
            <text:p>-46,3759389</text:p>
          </table:table-cell>
          <table:table-cell office:value-type="float" office:value="638.31629999999996" table:style-name="ce19">
            <text:p>638,3163</text:p>
          </table:table-cell>
          <table:table-cell office:value-type="float" office:value="623.05700000000002" table:style-name="ce20">
            <text:p>623,057</text:p>
          </table:table-cell>
          <table:table-cell office:value-type="float" office:value="-15.259299999999939" table:formula="of:=[.H33]-[.G33]" table:style-name="ce21">
            <text:p>-15,26</text:p>
          </table:table-cell>
          <table:table-cell office:value-type="float" office:value="-15.254" table:style-name="ce22">
            <text:p>-15,25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5.2999999999396863E-3" table:formula="of:=[.I33]-([.J33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07L</text:p>
          </table:table-cell>
          <table:table-cell office:value-type="string" table:style-name="ce15">
            <text:p>9136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054575679999999" table:style-name="ce18">
            <text:p>-14,0545757</text:p>
          </table:table-cell>
          <table:table-cell office:value-type="float" office:value="-47.076273620000002" table:style-name="ce18">
            <text:p>-47,0762736</text:p>
          </table:table-cell>
          <table:table-cell office:value-type="float" office:value="460.67380000000003" table:style-name="ce19">
            <text:p>460,6738</text:p>
          </table:table-cell>
          <table:table-cell office:value-type="float" office:value="443.89400000000001" table:style-name="ce20">
            <text:p>443,894</text:p>
          </table:table-cell>
          <table:table-cell office:value-type="float" office:value="-16.779800000000023" table:formula="of:=[.H34]-[.G34]" table:style-name="ce21">
            <text:p>-16,78</text:p>
          </table:table-cell>
          <table:table-cell office:value-type="float" office:value="-16.728000000000002" table:style-name="ce22">
            <text:p>-16,73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5.1800000000021384E-2" table:formula="of:=[.I34]-([.J34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40E</text:p>
          </table:table-cell>
          <table:table-cell office:value-type="string" table:style-name="ce15">
            <text:p>9136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491108329999999" table:style-name="ce18">
            <text:p>-14,4911083</text:p>
          </table:table-cell>
          <table:table-cell office:value-type="float" office:value="-46.062369580000002" table:style-name="ce18">
            <text:p>-46,0623696</text:p>
          </table:table-cell>
          <table:table-cell office:value-type="float" office:value="777.83429999999998" table:style-name="ce19">
            <text:p>777,8343</text:p>
          </table:table-cell>
          <table:table-cell office:value-type="float" office:value="764.55700000000002" table:style-name="ce20">
            <text:p>764,557</text:p>
          </table:table-cell>
          <table:table-cell office:value-type="float" office:value="-13.277299999999968" table:formula="of:=[.H35]-[.G35]" table:style-name="ce21">
            <text:p>-13,28</text:p>
          </table:table-cell>
          <table:table-cell office:value-type="float" office:value="-13.382" table:style-name="ce22">
            <text:p>-13,38</text:p>
          </table:table-cell>
          <table:table-cell office:value-type="float" office:value="7.8E-2" table:style-name="ce22">
            <text:p>0,08</text:p>
          </table:table-cell>
          <table:table-cell office:value-type="float" office:value="0.10470000000003132" table:formula="of:=[.I35]-([.J35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98T</text:p>
          </table:table-cell>
          <table:table-cell office:value-type="string" table:style-name="ce15">
            <text:p>9136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108306320000001" table:style-name="ce18">
            <text:p>-14,1083063</text:p>
          </table:table-cell>
          <table:table-cell office:value-type="float" office:value="-46.412080529999997" table:style-name="ce18">
            <text:p>-46,4120805</text:p>
          </table:table-cell>
          <table:table-cell office:value-type="float" office:value="800.63559999999995" table:style-name="ce19">
            <text:p>800,6356</text:p>
          </table:table-cell>
          <table:table-cell office:value-type="float" office:value="785.76599999999996" table:style-name="ce20">
            <text:p>785,766</text:p>
          </table:table-cell>
          <table:table-cell office:value-type="float" office:value="-14.869599999999991" table:formula="of:=[.H36]-[.G36]" table:style-name="ce21">
            <text:p>-14,87</text:p>
          </table:table-cell>
          <table:table-cell office:value-type="float" office:value="-14.888" table:style-name="ce22">
            <text:p>-14,89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1.8400000000008632E-2" table:formula="of:=[.I36]-([.J36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99S</text:p>
          </table:table-cell>
          <table:table-cell office:value-type="string" table:style-name="ce15">
            <text:p>9136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115749409999999" table:style-name="ce18">
            <text:p>-14,1157494</text:p>
          </table:table-cell>
          <table:table-cell office:value-type="float" office:value="-46.730377670000003" table:style-name="ce18">
            <text:p>-46,7303777</text:p>
          </table:table-cell>
          <table:table-cell office:value-type="float" office:value="517.50919999999996" table:style-name="ce19">
            <text:p>517,5092</text:p>
          </table:table-cell>
          <table:table-cell office:value-type="float" office:value="501.20600000000002" table:style-name="ce20">
            <text:p>501,206</text:p>
          </table:table-cell>
          <table:table-cell office:value-type="float" office:value="-16.303199999999947" table:formula="of:=[.H37]-[.G37]" table:style-name="ce21">
            <text:p>-16,30</text:p>
          </table:table-cell>
          <table:table-cell office:value-type="float" office:value="-16.298999999999999" table:style-name="ce22">
            <text:p>-16,30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4.199999999947579E-3" table:formula="of:=[.I37]-([.J3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00F</text:p>
          </table:table-cell>
          <table:table-cell office:value-type="string" table:style-name="ce15">
            <text:p>9136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98369857" table:style-name="ce18">
            <text:p>-13,9836986</text:p>
          </table:table-cell>
          <table:table-cell office:value-type="float" office:value="-46.874161450000003" table:style-name="ce18">
            <text:p>-46,8741615</text:p>
          </table:table-cell>
          <table:table-cell office:value-type="float" office:value="433.17230000000001" table:style-name="ce19">
            <text:p>433,1723</text:p>
          </table:table-cell>
          <table:table-cell office:value-type="float" office:value="416.315" table:style-name="ce20">
            <text:p>416,315</text:p>
          </table:table-cell>
          <table:table-cell office:value-type="float" office:value="-16.857300000000009" table:formula="of:=[.H38]-[.G38]" table:style-name="ce21">
            <text:p>-16,86</text:p>
          </table:table-cell>
          <table:table-cell office:value-type="float" office:value="-16.795999999999999" table:style-name="ce22">
            <text:p>-16,80</text:p>
          </table:table-cell>
          <table:table-cell office:value-type="float" office:value="6.2E-2" table:style-name="ce22">
            <text:p>0,06</text:p>
          </table:table-cell>
          <table:table-cell office:value-type="float" office:value="-6.1300000000009902E-2" table:formula="of:=[.I38]-([.J38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60Z</text:p>
          </table:table-cell>
          <table:table-cell office:value-type="string" table:style-name="ce15">
            <text:p>9137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683897310000001" table:style-name="ce18">
            <text:p>-15,6838973</text:p>
          </table:table-cell>
          <table:table-cell office:value-type="float" office:value="-49.340345589999998" table:style-name="ce18">
            <text:p>-49,3403456</text:p>
          </table:table-cell>
          <table:table-cell office:value-type="float" office:value="649.89890000000003" table:style-name="ce19">
            <text:p>649,8989</text:p>
          </table:table-cell>
          <table:table-cell office:value-type="float" office:value="638.38199999999995" table:style-name="ce20">
            <text:p>638,382</text:p>
          </table:table-cell>
          <table:table-cell office:value-type="float" office:value="-11.516900000000078" table:formula="of:=[.H39]-[.G39]" table:style-name="ce21">
            <text:p>-11,52</text:p>
          </table:table-cell>
          <table:table-cell office:value-type="float" office:value="-11.483000000000001" table:style-name="ce22">
            <text:p>-11,48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3.3900000000077313E-2" table:formula="of:=[.I39]-([.J39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73U</text:p>
          </table:table-cell>
          <table:table-cell office:value-type="string" table:style-name="ce15">
            <text:p>9137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8875283" table:style-name="ce18">
            <text:p>-13,8875283</text:p>
          </table:table-cell>
          <table:table-cell office:value-type="float" office:value="-49.055425550000002" table:style-name="ce18">
            <text:p>-49,0554256</text:p>
          </table:table-cell>
          <table:table-cell office:value-type="float" office:value="453.1866" table:style-name="ce19">
            <text:p>453,1866</text:p>
          </table:table-cell>
          <table:table-cell office:value-type="float" office:value="441.048" table:style-name="ce20">
            <text:p>441,048</text:p>
          </table:table-cell>
          <table:table-cell office:value-type="float" office:value="-12.138599999999997" table:formula="of:=[.H40]-[.G40]" table:style-name="ce21">
            <text:p>-12,14</text:p>
          </table:table-cell>
          <table:table-cell office:value-type="float" office:value="-12.14" table:style-name="ce22">
            <text:p>-12,14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1.4000000000038426E-3" table:formula="of:=[.I40]-([.J4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75E</text:p>
          </table:table-cell>
          <table:table-cell office:value-type="string" table:style-name="ce15">
            <text:p>9137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22071553" table:style-name="ce18">
            <text:p>-15,2207155</text:p>
          </table:table-cell>
          <table:table-cell office:value-type="float" office:value="-48.528017630000001" table:style-name="ce18">
            <text:p>-48,5280176</text:p>
          </table:table-cell>
          <table:table-cell office:value-type="float" office:value="720.19010000000003" table:style-name="ce19">
            <text:p>720,1901</text:p>
          </table:table-cell>
          <table:table-cell office:value-type="float" office:value="706.01900000000001" table:style-name="ce20">
            <text:p>706,019</text:p>
          </table:table-cell>
          <table:table-cell office:value-type="float" office:value="-14.171100000000024" table:formula="of:=[.H41]-[.G41]" table:style-name="ce21">
            <text:p>-14,17</text:p>
          </table:table-cell>
          <table:table-cell office:value-type="float" office:value="-14.063000000000001" table:style-name="ce22">
            <text:p>-14,06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0.1081000000000234" table:formula="of:=[.I41]-([.J41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38U</text:p>
          </table:table-cell>
          <table:table-cell office:value-type="string" table:style-name="ce15">
            <text:p>9138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926204290000001" table:style-name="ce18">
            <text:p>-17,9262043</text:p>
          </table:table-cell>
          <table:table-cell office:value-type="float" office:value="-47.808991900000002" table:style-name="ce18">
            <text:p>-47,8089919</text:p>
          </table:table-cell>
          <table:table-cell office:value-type="float" office:value="809.18299999999999" table:style-name="ce19">
            <text:p>809,1830</text:p>
          </table:table-cell>
          <table:table-cell office:value-type="float" office:value="797.58500000000004" table:style-name="ce20">
            <text:p>797,585</text:p>
          </table:table-cell>
          <table:table-cell office:value-type="float" office:value="-11.597999999999956" table:formula="of:=[.H42]-[.G42]" table:style-name="ce21">
            <text:p>-11,60</text:p>
          </table:table-cell>
          <table:table-cell office:value-type="float" office:value="-11.635999999999999" table:style-name="ce22">
            <text:p>-11,64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3.8000000000042888E-2" table:formula="of:=[.I42]-([.J42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38A</text:p>
          </table:table-cell>
          <table:table-cell office:value-type="string" table:style-name="ce15">
            <text:p>9138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582449449999999" table:style-name="ce18">
            <text:p>-17,5824495</text:p>
          </table:table-cell>
          <table:table-cell office:value-type="float" office:value="-47.817412099999999" table:style-name="ce18">
            <text:p>-47,8174121</text:p>
          </table:table-cell>
          <table:table-cell office:value-type="float" office:value="952.84479999999996" table:style-name="ce19">
            <text:p>952,8448</text:p>
          </table:table-cell>
          <table:table-cell office:value-type="float" office:value="940.86900000000003" table:style-name="ce20">
            <text:p>940,869</text:p>
          </table:table-cell>
          <table:table-cell office:value-type="float" office:value="-11.975799999999936" table:formula="of:=[.H43]-[.G43]" table:style-name="ce21">
            <text:p>-11,98</text:p>
          </table:table-cell>
          <table:table-cell office:value-type="float" office:value="-11.967000000000001" table:style-name="ce22">
            <text:p>-11,97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8.799999999935082E-3" table:formula="of:=[.I43]-([.J43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37F</text:p>
          </table:table-cell>
          <table:table-cell office:value-type="string" table:style-name="ce15">
            <text:p>9138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200542240000001" table:style-name="ce18">
            <text:p>-17,2005422</text:p>
          </table:table-cell>
          <table:table-cell office:value-type="float" office:value="-47.74098231" table:style-name="ce18">
            <text:p>-47,7409823</text:p>
          </table:table-cell>
          <table:table-cell office:value-type="float" office:value="961.65250000000003" table:style-name="ce19">
            <text:p>961,6525</text:p>
          </table:table-cell>
          <table:table-cell office:value-type="float" office:value="949.46900000000005" table:style-name="ce20">
            <text:p>949,469</text:p>
          </table:table-cell>
          <table:table-cell office:value-type="float" office:value="-12.183499999999981" table:formula="of:=[.H44]-[.G44]" table:style-name="ce21">
            <text:p>-12,18</text:p>
          </table:table-cell>
          <table:table-cell office:value-type="float" office:value="-12.249000000000001" table:style-name="ce22">
            <text:p>-12,25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6.5500000000019654E-2" table:formula="of:=[.I44]-([.J44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39Z</text:p>
          </table:table-cell>
          <table:table-cell office:value-type="string" table:style-name="ce15">
            <text:p>9138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567142650000001" table:style-name="ce18">
            <text:p>-17,5671427</text:p>
          </table:table-cell>
          <table:table-cell office:value-type="float" office:value="-48.438005920000002" table:style-name="ce18">
            <text:p>-48,4380059</text:p>
          </table:table-cell>
          <table:table-cell office:value-type="float" office:value="665.24639999999999" table:style-name="ce19">
            <text:p>665,2464</text:p>
          </table:table-cell>
          <table:table-cell office:value-type="float" office:value="652.83699999999999" table:style-name="ce20">
            <text:p>652,837</text:p>
          </table:table-cell>
          <table:table-cell office:value-type="float" office:value="-12.409400000000005" table:formula="of:=[.H45]-[.G45]" table:style-name="ce21">
            <text:p>-12,41</text:p>
          </table:table-cell>
          <table:table-cell office:value-type="float" office:value="-12.388999999999999" table:style-name="ce22">
            <text:p>-12,39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2.0400000000005747E-2" table:formula="of:=[.I45]-([.J4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32F</text:p>
          </table:table-cell>
          <table:table-cell office:value-type="string" table:style-name="ce15">
            <text:p>9138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443560850000001" table:style-name="ce18">
            <text:p>-17,4435609</text:p>
          </table:table-cell>
          <table:table-cell office:value-type="float" office:value="-48.207891629999999" table:style-name="ce18">
            <text:p>-48,2078916</text:p>
          </table:table-cell>
          <table:table-cell office:value-type="float" office:value="790.47379999999998" table:style-name="ce19">
            <text:p>790,4738</text:p>
          </table:table-cell>
          <table:table-cell office:value-type="float" office:value="778.26599999999996" table:style-name="ce20">
            <text:p>778,266</text:p>
          </table:table-cell>
          <table:table-cell office:value-type="float" office:value="-12.20780000000002" table:formula="of:=[.H46]-[.G46]" table:style-name="ce21">
            <text:p>-12,21</text:p>
          </table:table-cell>
          <table:table-cell office:value-type="float" office:value="-12.237" table:style-name="ce22">
            <text:p>-12,24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2.9199999999979909E-2" table:formula="of:=[.I46]-([.J46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12R</text:p>
          </table:table-cell>
          <table:table-cell office:value-type="string" table:style-name="ce15">
            <text:p>9138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26907628" table:style-name="ce18">
            <text:p>-18,2690763</text:p>
          </table:table-cell>
          <table:table-cell office:value-type="float" office:value="-48.561757669999999" table:style-name="ce18">
            <text:p>-48,5617577</text:p>
          </table:table-cell>
          <table:table-cell office:value-type="float" office:value="544.70140000000004" table:style-name="ce19">
            <text:p>544,7014</text:p>
          </table:table-cell>
          <table:table-cell office:value-type="float" office:value="532.15200000000004" table:style-name="ce20">
            <text:p>532,152</text:p>
          </table:table-cell>
          <table:table-cell office:value-type="float" office:value="-12.549399999999991" table:formula="of:=[.H47]-[.G47]" table:style-name="ce21">
            <text:p>-12,55</text:p>
          </table:table-cell>
          <table:table-cell office:value-type="float" office:value="-12.446" table:style-name="ce22">
            <text:p>-12,45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0.10339999999999172" table:formula="of:=[.I47]-([.J47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27M</text:p>
          </table:table-cell>
          <table:table-cell office:value-type="string" table:style-name="ce15">
            <text:p>9138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123944789999999" table:style-name="ce18">
            <text:p>-18,1239448</text:p>
          </table:table-cell>
          <table:table-cell office:value-type="float" office:value="-48.39503972" table:style-name="ce18">
            <text:p>-48,3950397</text:p>
          </table:table-cell>
          <table:table-cell office:value-type="float" office:value="803.32489999999996" table:style-name="ce19">
            <text:p>803,3249</text:p>
          </table:table-cell>
          <table:table-cell office:value-type="float" office:value="790.84500000000003" table:style-name="ce20">
            <text:p>790,845</text:p>
          </table:table-cell>
          <table:table-cell office:value-type="float" office:value="-12.47989999999993" table:formula="of:=[.H48]-[.G48]" table:style-name="ce21">
            <text:p>-12,48</text:p>
          </table:table-cell>
          <table:table-cell office:value-type="float" office:value="-12.494" table:style-name="ce22">
            <text:p>-12,49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1.4100000000070168E-2" table:formula="of:=[.I48]-([.J48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30Z</text:p>
          </table:table-cell>
          <table:table-cell office:value-type="string" table:style-name="ce15">
            <text:p>9138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938886539999999" table:style-name="ce18">
            <text:p>-17,9388865</text:p>
          </table:table-cell>
          <table:table-cell office:value-type="float" office:value="-48.078383000000002" table:style-name="ce18">
            <text:p>-48,0783830</text:p>
          </table:table-cell>
          <table:table-cell office:value-type="float" office:value="655.66359999999997" table:style-name="ce19">
            <text:p>655,6636</text:p>
          </table:table-cell>
          <table:table-cell office:value-type="float" office:value="643.40499999999997" table:style-name="ce20">
            <text:p>643,405</text:p>
          </table:table-cell>
          <table:table-cell office:value-type="float" office:value="-12.258600000000001" table:formula="of:=[.H49]-[.G49]" table:style-name="ce21">
            <text:p>-12,26</text:p>
          </table:table-cell>
          <table:table-cell office:value-type="float" office:value="-12.236000000000001" table:style-name="ce22">
            <text:p>-12,24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2.260000000000062E-2" table:formula="of:=[.I49]-([.J4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04V</text:p>
          </table:table-cell>
          <table:table-cell office:value-type="string" table:style-name="ce15">
            <text:p>9139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44193533" table:style-name="ce18">
            <text:p>-13,4419353</text:p>
          </table:table-cell>
          <table:table-cell office:value-type="float" office:value="-47.148462549999998" table:style-name="ce18">
            <text:p>-47,1484626</text:p>
          </table:table-cell>
          <table:table-cell office:value-type="float" office:value="398.38319999999999" table:style-name="ce19">
            <text:p>398,3832</text:p>
          </table:table-cell>
          <table:table-cell office:value-type="float" office:value="380.58100000000002" table:style-name="ce20">
            <text:p>380,581</text:p>
          </table:table-cell>
          <table:table-cell office:value-type="float" office:value="-17.802199999999971" table:formula="of:=[.H50]-[.G50]" table:style-name="ce21">
            <text:p>-17,80</text:p>
          </table:table-cell>
          <table:table-cell office:value-type="float" office:value="-17.808" table:style-name="ce22">
            <text:p>-17,81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5.8000000000291152E-3" table:formula="of:=[.I50]-([.J50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00M</text:p>
          </table:table-cell>
          <table:table-cell office:value-type="string" table:style-name="ce15">
            <text:p>9140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5663485" table:style-name="ce18">
            <text:p>-16,5663485</text:p>
          </table:table-cell>
          <table:table-cell office:value-type="float" office:value="-47.79104839" table:style-name="ce18">
            <text:p>-47,7910484</text:p>
          </table:table-cell>
          <table:table-cell office:value-type="float" office:value="846.62099999999998" table:style-name="ce19">
            <text:p>846,6210</text:p>
          </table:table-cell>
          <table:table-cell office:value-type="float" office:value="833.99099999999999" table:style-name="ce20">
            <text:p>833,991</text:p>
          </table:table-cell>
          <table:table-cell office:value-type="float" office:value="-12.629999999999995" table:formula="of:=[.H51]-[.G51]" table:style-name="ce21">
            <text:p>-12,63</text:p>
          </table:table-cell>
          <table:table-cell office:value-type="float" office:value="-12.579000000000001" table:style-name="ce22">
            <text:p>-12,58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5.0999999999994827E-2" table:formula="of:=[.I51]-([.J51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03E</text:p>
          </table:table-cell>
          <table:table-cell office:value-type="string" table:style-name="ce15">
            <text:p>9140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202674460000001" table:style-name="ce18">
            <text:p>-16,2026745</text:p>
          </table:table-cell>
          <table:table-cell office:value-type="float" office:value="-49.603972599999999" table:style-name="ce18">
            <text:p>-49,6039726</text:p>
          </table:table-cell>
          <table:table-cell office:value-type="float" office:value="849.54729999999995" table:style-name="ce19">
            <text:p>849,5473</text:p>
          </table:table-cell>
          <table:table-cell office:value-type="float" office:value="840.755" table:style-name="ce20">
            <text:p>840,755</text:p>
          </table:table-cell>
          <table:table-cell office:value-type="float" office:value="-8.7922999999999547" table:formula="of:=[.H52]-[.G52]" table:style-name="ce21">
            <text:p>-8,79</text:p>
          </table:table-cell>
          <table:table-cell office:value-type="float" office:value="-8.8049999999999997" table:style-name="ce22">
            <text:p>-8,81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1.2700000000045009E-2" table:formula="of:=[.I52]-([.J52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7B</text:p>
          </table:table-cell>
          <table:table-cell office:value-type="string" table:style-name="ce15">
            <text:p>9140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425453619999999" table:style-name="ce18">
            <text:p>-16,4254536</text:p>
          </table:table-cell>
          <table:table-cell office:value-type="float" office:value="-48.19283145" table:style-name="ce18">
            <text:p>-48,1928315</text:p>
          </table:table-cell>
          <table:table-cell office:value-type="float" office:value="974.60730000000001" table:style-name="ce19">
            <text:p>974,6073</text:p>
          </table:table-cell>
          <table:table-cell office:value-type="float" office:value="962.20600000000002" table:style-name="ce20">
            <text:p>962,206</text:p>
          </table:table-cell>
          <table:table-cell office:value-type="float" office:value="-12.401299999999992" table:formula="of:=[.H53]-[.G53]" table:style-name="ce21">
            <text:p>-12,40</text:p>
          </table:table-cell>
          <table:table-cell office:value-type="float" office:value="-12.361000000000001" table:style-name="ce22">
            <text:p>-12,36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4.0299999999991343E-2" table:formula="of:=[.I53]-([.J53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16F</text:p>
          </table:table-cell>
          <table:table-cell office:value-type="string" table:style-name="ce15">
            <text:p>9253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894500610000001" table:style-name="ce18">
            <text:p>-17,8945006</text:p>
          </table:table-cell>
          <table:table-cell office:value-type="float" office:value="-51.861760940000003" table:style-name="ce18">
            <text:p>-51,8617609</text:p>
          </table:table-cell>
          <table:table-cell office:value-type="float" office:value="858.31579999999997" table:style-name="ce19">
            <text:p>858,3158</text:p>
          </table:table-cell>
          <table:table-cell office:value-type="float" office:value="853.654" table:style-name="ce20">
            <text:p>853,654</text:p>
          </table:table-cell>
          <table:table-cell office:value-type="float" office:value="-4.6617999999999711" table:formula="of:=[.H54]-[.G54]" table:style-name="ce21">
            <text:p>-4,66</text:p>
          </table:table-cell>
          <table:table-cell office:value-type="float" office:value="-4.7119999999999997" table:style-name="ce22">
            <text:p>-4,71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5.0200000000028666E-2" table:formula="of:=[.I54]-([.J54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01X</text:p>
          </table:table-cell>
          <table:table-cell office:value-type="string" table:style-name="ce15">
            <text:p>9254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00260492" table:style-name="ce18">
            <text:p>-18,0026049</text:p>
          </table:table-cell>
          <table:table-cell office:value-type="float" office:value="-51.771834939999998" table:style-name="ce18">
            <text:p>-51,7718349</text:p>
          </table:table-cell>
          <table:table-cell office:value-type="float" office:value="763.7636" table:style-name="ce19">
            <text:p>763,7636</text:p>
          </table:table-cell>
          <table:table-cell office:value-type="float" office:value="758.74199999999996" table:style-name="ce20">
            <text:p>758,742</text:p>
          </table:table-cell>
          <table:table-cell office:value-type="float" office:value="-5.0216000000000349" table:formula="of:=[.H55]-[.G55]" table:style-name="ce21">
            <text:p>-5,02</text:p>
          </table:table-cell>
          <table:table-cell office:value-type="float" office:value="-4.984" table:style-name="ce22">
            <text:p>-4,98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3.7600000000034939E-2" table:formula="of:=[.I55]-([.J55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9553N</text:p>
          </table:table-cell>
          <table:table-cell office:value-type="string" table:style-name="ce35">
            <text:p>92570</text:p>
          </table:table-cell>
          <table:table-cell office:value-type="string" table:style-name="ce36">
            <text:p>CENTRO-OESTE</text:p>
          </table:table-cell>
          <table:table-cell office:value-type="string" table:style-name="ce37">
            <text:p>GO</text:p>
          </table:table-cell>
          <table:table-cell office:value-type="float" office:value="-17.72754647" table:style-name="ce38">
            <text:p>-17,7275465</text:p>
          </table:table-cell>
          <table:table-cell office:value-type="float" office:value="-48.615432230000003" table:style-name="ce38">
            <text:p>-48,6154322</text:p>
          </table:table-cell>
          <table:table-cell office:value-type="float" office:value="704.32920000000001" table:style-name="ce39">
            <text:p>704,3292</text:p>
          </table:table-cell>
          <table:table-cell office:value-type="float" office:value="691.17200000000003" table:style-name="ce40">
            <text:p>691,172</text:p>
          </table:table-cell>
          <table:table-cell office:value-type="float" office:value="-13.157199999999989" table:formula="of:=[.H56]-[.G56]" table:style-name="ce41">
            <text:p>-13,16</text:p>
          </table:table-cell>
          <table:table-cell office:value-type="float" office:value="-12.715" table:style-name="ce41">
            <text:p>-12,72</text:p>
          </table:table-cell>
          <table:table-cell office:value-type="float" office:value="5.7000000000000002E-2" table:style-name="ce41">
            <text:p>0,06</text:p>
          </table:table-cell>
          <table:table-cell office:value-type="float" office:value="-0.44219999999998905" table:formula="of:=[.I56]-([.J56])" table:style-name="ce41">
            <text:p>-0,4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41V</text:p>
          </table:table-cell>
          <table:table-cell office:value-type="string" table:style-name="ce15">
            <text:p>9257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987253599999999" table:style-name="ce18">
            <text:p>-17,9872536</text:p>
          </table:table-cell>
          <table:table-cell office:value-type="float" office:value="-48.535225509999997" table:style-name="ce18">
            <text:p>-48,5352255</text:p>
          </table:table-cell>
          <table:table-cell office:value-type="float" office:value="651.29639999999995" table:style-name="ce19">
            <text:p>651,2964</text:p>
          </table:table-cell>
          <table:table-cell office:value-type="float" office:value="638.52800000000002" table:style-name="ce20">
            <text:p>638,528</text:p>
          </table:table-cell>
          <table:table-cell office:value-type="float" office:value="-12.768399999999929" table:formula="of:=[.H57]-[.G57]" table:style-name="ce21">
            <text:p>-12,77</text:p>
          </table:table-cell>
          <table:table-cell office:value-type="float" office:value="-12.744999999999999" table:style-name="ce22">
            <text:p>-12,75</text:p>
          </table:table-cell>
          <table:table-cell office:value-type="float" office:value="0.05" table:style-name="ce22">
            <text:p>0,05</text:p>
          </table:table-cell>
          <table:table-cell office:value-type="float" office:value="-2.3399999999929477E-2" table:formula="of:=[.I57]-([.J5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41S</text:p>
          </table:table-cell>
          <table:table-cell office:value-type="string" table:style-name="ce15">
            <text:p>9257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984589969999998" table:style-name="ce18">
            <text:p>-17,9845900</text:p>
          </table:table-cell>
          <table:table-cell office:value-type="float" office:value="-48.532604480000003" table:style-name="ce18">
            <text:p>-48,5326045</text:p>
          </table:table-cell>
          <table:table-cell office:value-type="float" office:value="651.44119999999998" table:style-name="ce19">
            <text:p>651,4412</text:p>
          </table:table-cell>
          <table:table-cell office:value-type="float" office:value="638.702" table:style-name="ce20">
            <text:p>638,702</text:p>
          </table:table-cell>
          <table:table-cell office:value-type="float" office:value="-12.739199999999983" table:formula="of:=[.H58]-[.G58]" table:style-name="ce21">
            <text:p>-12,74</text:p>
          </table:table-cell>
          <table:table-cell office:value-type="float" office:value="-12.744999999999999" table:style-name="ce22">
            <text:p>-12,75</text:p>
          </table:table-cell>
          <table:table-cell office:value-type="float" office:value="0.05" table:style-name="ce22">
            <text:p>0,05</text:p>
          </table:table-cell>
          <table:table-cell office:value-type="float" office:value="5.8000000000166807E-3" table:formula="of:=[.I58]-([.J58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41R</text:p>
          </table:table-cell>
          <table:table-cell office:value-type="string" table:style-name="ce15">
            <text:p>9257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992771650000002" table:style-name="ce18">
            <text:p>-17,9927717</text:p>
          </table:table-cell>
          <table:table-cell office:value-type="float" office:value="-48.52907218" table:style-name="ce18">
            <text:p>-48,5290722</text:p>
          </table:table-cell>
          <table:table-cell office:value-type="float" office:value="654.06449999999995" table:style-name="ce19">
            <text:p>654,0645</text:p>
          </table:table-cell>
          <table:table-cell office:value-type="float" office:value="641.31600000000003" table:style-name="ce20">
            <text:p>641,316</text:p>
          </table:table-cell>
          <table:table-cell office:value-type="float" office:value="-12.748499999999922" table:formula="of:=[.H59]-[.G59]" table:style-name="ce21">
            <text:p>-12,75</text:p>
          </table:table-cell>
          <table:table-cell office:value-type="float" office:value="-12.736000000000001" table:style-name="ce22">
            <text:p>-12,74</text:p>
          </table:table-cell>
          <table:table-cell office:value-type="float" office:value="0.05" table:style-name="ce22">
            <text:p>0,05</text:p>
          </table:table-cell>
          <table:table-cell office:value-type="float" office:value="-1.249999999992113E-2" table:formula="of:=[.I59]-([.J5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9M</text:p>
          </table:table-cell>
          <table:table-cell office:value-type="string" table:style-name="ce15">
            <text:p>9260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16094152" table:style-name="ce18">
            <text:p>-14,1609415</text:p>
          </table:table-cell>
          <table:table-cell office:value-type="float" office:value="-48.075583469999998" table:style-name="ce18">
            <text:p>-48,0755835</text:p>
          </table:table-cell>
          <table:table-cell office:value-type="float" office:value="535.61130000000003" table:style-name="ce19">
            <text:p>535,6113</text:p>
          </table:table-cell>
          <table:table-cell office:value-type="float" office:value="520.11900000000003" table:style-name="ce20">
            <text:p>520,119</text:p>
          </table:table-cell>
          <table:table-cell office:value-type="float" office:value="-15.4923" table:formula="of:=[.H60]-[.G60]" table:style-name="ce21">
            <text:p>-15,49</text:p>
          </table:table-cell>
          <table:table-cell office:value-type="float" office:value="-15.542999999999999" table:style-name="ce22">
            <text:p>-15,54</text:p>
          </table:table-cell>
          <table:table-cell office:value-type="float" office:value="5.5E-2" table:style-name="ce22">
            <text:p>0,06</text:p>
          </table:table-cell>
          <table:table-cell office:value-type="float" office:value="5.0699999999999079E-2" table:formula="of:=[.I60]-([.J60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9L</text:p>
          </table:table-cell>
          <table:table-cell office:value-type="string" table:style-name="ce15">
            <text:p>9260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181618889999999" table:style-name="ce18">
            <text:p>-14,1816189</text:p>
          </table:table-cell>
          <table:table-cell office:value-type="float" office:value="-48.076216019999997" table:style-name="ce18">
            <text:p>-48,0762160</text:p>
          </table:table-cell>
          <table:table-cell office:value-type="float" office:value="495.30959999999999" table:style-name="ce19">
            <text:p>495,3096</text:p>
          </table:table-cell>
          <table:table-cell office:value-type="float" office:value="479.78800000000001" table:style-name="ce20">
            <text:p>479,788</text:p>
          </table:table-cell>
          <table:table-cell office:value-type="float" office:value="-15.521599999999978" table:formula="of:=[.H61]-[.G61]" table:style-name="ce21">
            <text:p>-15,52</text:p>
          </table:table-cell>
          <table:table-cell office:value-type="float" office:value="-15.561" table:style-name="ce22">
            <text:p>-15,56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3.9400000000021862E-2" table:formula="of:=[.I61]-([.J61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54X</text:p>
          </table:table-cell>
          <table:table-cell office:value-type="string" table:style-name="ce15">
            <text:p>9260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7312729" table:style-name="ce18">
            <text:p>-13,7312729</text:p>
          </table:table-cell>
          <table:table-cell office:value-type="float" office:value="-48.140170259999998" table:style-name="ce18">
            <text:p>-48,1401703</text:p>
          </table:table-cell>
          <table:table-cell office:value-type="float" office:value="333.57279999999997" table:style-name="ce19">
            <text:p>333,5728</text:p>
          </table:table-cell>
          <table:table-cell office:value-type="float" office:value="318.69299999999998" table:style-name="ce20">
            <text:p>318,693</text:p>
          </table:table-cell>
          <table:table-cell office:value-type="float" office:value="-14.879799999999989" table:formula="of:=[.H62]-[.G62]" table:style-name="ce21">
            <text:p>-14,88</text:p>
          </table:table-cell>
          <table:table-cell office:value-type="float" office:value="-14.871" table:style-name="ce22">
            <text:p>-14,87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8.7999999999883727E-3" table:formula="of:=[.I62]-([.J62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26G</text:p>
          </table:table-cell>
          <table:table-cell office:value-type="string" table:style-name="ce15">
            <text:p>9261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690193359999999" table:style-name="ce18">
            <text:p>-16,6901934</text:p>
          </table:table-cell>
          <table:table-cell office:value-type="float" office:value="-49.253449320000001" table:style-name="ce18">
            <text:p>-49,2534493</text:p>
          </table:table-cell>
          <table:table-cell office:value-type="float" office:value="801.22919999999999" table:style-name="ce19">
            <text:p>801,2292</text:p>
          </table:table-cell>
          <table:table-cell office:value-type="float" office:value="791.14800000000002" table:style-name="ce20">
            <text:p>791,148</text:p>
          </table:table-cell>
          <table:table-cell office:value-type="float" office:value="-10.081199999999967" table:formula="of:=[.H63]-[.G63]" table:style-name="ce21">
            <text:p>-10,08</text:p>
          </table:table-cell>
          <table:table-cell office:value-type="float" office:value="-10.058" table:style-name="ce22">
            <text:p>-10,06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2.3199999999967247E-2" table:formula="of:=[.I63]-([.J63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50D</text:p>
          </table:table-cell>
          <table:table-cell office:value-type="string" table:style-name="ce15">
            <text:p>9261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38964539" table:style-name="ce18">
            <text:p>-13,3896454</text:p>
          </table:table-cell>
          <table:table-cell office:value-type="float" office:value="-48.156226330000003" table:style-name="ce18">
            <text:p>-48,1562263</text:p>
          </table:table-cell>
          <table:table-cell office:value-type="float" office:value="341.67809999999997" table:style-name="ce19">
            <text:p>341,6781</text:p>
          </table:table-cell>
          <table:table-cell office:value-type="float" office:value="327.00200000000001" table:style-name="ce20">
            <text:p>327,002</text:p>
          </table:table-cell>
          <table:table-cell office:value-type="float" office:value="-14.676099999999963" table:formula="of:=[.H64]-[.G64]" table:style-name="ce21">
            <text:p>-14,68</text:p>
          </table:table-cell>
          <table:table-cell office:value-type="float" office:value="-14.577" table:style-name="ce22">
            <text:p>-14,58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9.9099999999962662E-2" table:formula="of:=[.I64]-([.J64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63Z</text:p>
          </table:table-cell>
          <table:table-cell office:value-type="string" table:style-name="ce15">
            <text:p>9262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52710757" table:style-name="ce18">
            <text:p>-14,5271076</text:p>
          </table:table-cell>
          <table:table-cell office:value-type="float" office:value="-49.10531572" table:style-name="ce18">
            <text:p>-49,1053157</text:p>
          </table:table-cell>
          <table:table-cell office:value-type="float" office:value="527.85540000000003" table:style-name="ce19">
            <text:p>527,8554</text:p>
          </table:table-cell>
          <table:table-cell office:value-type="float" office:value="515.36300000000006" table:style-name="ce20">
            <text:p>515,363</text:p>
          </table:table-cell>
          <table:table-cell office:value-type="float" office:value="-12.492399999999975" table:formula="of:=[.H65]-[.G65]" table:style-name="ce21">
            <text:p>-12,49</text:p>
          </table:table-cell>
          <table:table-cell office:value-type="float" office:value="-12.551" table:style-name="ce22">
            <text:p>-12,55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5.8600000000025076E-2" table:formula="of:=[.I65]-([.J65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54Z</text:p>
          </table:table-cell>
          <table:table-cell office:value-type="string" table:style-name="ce15">
            <text:p>9262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88602272" table:style-name="ce18">
            <text:p>-13,8860227</text:p>
          </table:table-cell>
          <table:table-cell office:value-type="float" office:value="-48.150770260000002" table:style-name="ce18">
            <text:p>-48,1507703</text:p>
          </table:table-cell>
          <table:table-cell office:value-type="float" office:value="702.67840000000001" table:style-name="ce19">
            <text:p>702,6784</text:p>
          </table:table-cell>
          <table:table-cell office:value-type="float" office:value="687.82" table:style-name="ce20">
            <text:p>687,820</text:p>
          </table:table-cell>
          <table:table-cell office:value-type="float" office:value="-14.858399999999961" table:formula="of:=[.H66]-[.G66]" table:style-name="ce21">
            <text:p>-14,86</text:p>
          </table:table-cell>
          <table:table-cell office:value-type="float" office:value="-14.878" table:style-name="ce22">
            <text:p>-14,88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1.9600000000039586E-2" table:formula="of:=[.I66]-([.J66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9518A</text:p>
          </table:table-cell>
          <table:table-cell office:value-type="string" table:style-name="ce27">
            <text:p>92665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GO</text:p>
          </table:table-cell>
          <table:table-cell office:value-type="float" office:value="-15.805476840000001" table:style-name="ce30">
            <text:p>-15,8054768</text:p>
          </table:table-cell>
          <table:table-cell office:value-type="float" office:value="-48.876004049999999" table:style-name="ce30">
            <text:p>-48,8760041</text:p>
          </table:table-cell>
          <table:table-cell office:value-type="float" office:value="1330.3604" table:style-name="ce31">
            <text:p>1330,3604</text:p>
          </table:table-cell>
          <table:table-cell office:value-type="float" office:value="1319.1110000000001" table:style-name="ce32">
            <text:p>1319,111</text:p>
          </table:table-cell>
          <table:table-cell office:value-type="float" office:value="-11.249399999999923" table:formula="of:=[.H67]-[.G67]" table:style-name="ce33">
            <text:p>-11,25</text:p>
          </table:table-cell>
          <table:table-cell office:value-type="float" office:value="-11.420999999999999" table:style-name="ce33">
            <text:p>-11,42</text:p>
          </table:table-cell>
          <table:table-cell office:value-type="float" office:value="7.8E-2" table:style-name="ce33">
            <text:p>0,08</text:p>
          </table:table-cell>
          <table:table-cell office:value-type="float" office:value="0.17160000000007614" table:formula="of:=[.I67]-([.J67])" table:style-name="ce33">
            <text:p>0,1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61L</text:p>
          </table:table-cell>
          <table:table-cell office:value-type="string" table:style-name="ce15">
            <text:p>9271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388408120000001" table:style-name="ce18">
            <text:p>-18,3884081</text:p>
          </table:table-cell>
          <table:table-cell office:value-type="float" office:value="-49.06876724" table:style-name="ce18">
            <text:p>-49,0687672</text:p>
          </table:table-cell>
          <table:table-cell office:value-type="float" office:value="523.63009999999997" table:style-name="ce19">
            <text:p>523,6301</text:p>
          </table:table-cell>
          <table:table-cell office:value-type="float" office:value="511.93" table:style-name="ce20">
            <text:p>511,930</text:p>
          </table:table-cell>
          <table:table-cell office:value-type="float" office:value="-11.700099999999964" table:formula="of:=[.H68]-[.G68]" table:style-name="ce21">
            <text:p>-11,70</text:p>
          </table:table-cell>
          <table:table-cell office:value-type="float" office:value="-11.673" table:style-name="ce22">
            <text:p>-11,67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2.7099999999963487E-2" table:formula="of:=[.I68]-([.J68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08E</text:p>
          </table:table-cell>
          <table:table-cell office:value-type="string" table:style-name="ce15">
            <text:p>9283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149927529999999" table:style-name="ce18">
            <text:p>-17,1499275</text:p>
          </table:table-cell>
          <table:table-cell office:value-type="float" office:value="-50.017455980000001" table:style-name="ce18">
            <text:p>-50,0174560</text:p>
          </table:table-cell>
          <table:table-cell office:value-type="float" office:value="597.46799999999996" table:style-name="ce19">
            <text:p>597,4680</text:p>
          </table:table-cell>
          <table:table-cell office:value-type="float" office:value="589.23699999999997" table:style-name="ce20">
            <text:p>589,237</text:p>
          </table:table-cell>
          <table:table-cell office:value-type="float" office:value="-8.2309999999999945" table:formula="of:=[.H69]-[.G69]" table:style-name="ce21">
            <text:p>-8,23</text:p>
          </table:table-cell>
          <table:table-cell office:value-type="float" office:value="-8.2899999999999991" table:style-name="ce22">
            <text:p>-8,29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5.9000000000004604E-2" table:formula="of:=[.I69]-([.J69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51J</text:p>
          </table:table-cell>
          <table:table-cell office:value-type="string" table:style-name="ce15">
            <text:p>9283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216589809999999" table:style-name="ce18">
            <text:p>-18,2165898</text:p>
          </table:table-cell>
          <table:table-cell office:value-type="float" office:value="-49.737427940000003" table:style-name="ce18">
            <text:p>-49,7374279</text:p>
          </table:table-cell>
          <table:table-cell office:value-type="float" office:value="630.69110000000001" table:style-name="ce19">
            <text:p>630,6911</text:p>
          </table:table-cell>
          <table:table-cell office:value-type="float" office:value="621.79700000000003" table:style-name="ce20">
            <text:p>621,797</text:p>
          </table:table-cell>
          <table:table-cell office:value-type="float" office:value="-8.8940999999999804" table:formula="of:=[.H70]-[.G70]" table:style-name="ce21">
            <text:p>-8,89</text:p>
          </table:table-cell>
          <table:table-cell office:value-type="float" office:value="-8.9730000000000008" table:style-name="ce22">
            <text:p>-8,97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7.8900000000020398E-2" table:formula="of:=[.I70]-([.J70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236J</text:p>
          </table:table-cell>
          <table:table-cell office:value-type="string" table:style-name="ce27">
            <text:p>92840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GO</text:p>
          </table:table-cell>
          <table:table-cell office:value-type="float" office:value="-18.769715860000002" table:style-name="ce30">
            <text:p>-18,7697159</text:p>
          </table:table-cell>
          <table:table-cell office:value-type="float" office:value="-51.348138820000003" table:style-name="ce30">
            <text:p>-51,3481388</text:p>
          </table:table-cell>
          <table:table-cell office:value-type="float" office:value="481.63810000000001" table:style-name="ce31">
            <text:p>481,6381</text:p>
          </table:table-cell>
          <table:table-cell office:value-type="float" office:value="474.54700000000003" table:style-name="ce32">
            <text:p>474,547</text:p>
          </table:table-cell>
          <table:table-cell office:value-type="float" office:value="-7.0910999999999831" table:formula="of:=[.H71]-[.G71]" table:style-name="ce33">
            <text:p>-7,09</text:p>
          </table:table-cell>
          <table:table-cell office:value-type="float" office:value="-7.2530000000000001" table:style-name="ce33">
            <text:p>-7,25</text:p>
          </table:table-cell>
          <table:table-cell office:value-type="float" office:value="7.0999999999999994E-2" table:style-name="ce33">
            <text:p>0,07</text:p>
          </table:table-cell>
          <table:table-cell office:value-type="float" office:value="0.16190000000001703" table:formula="of:=[.I71]-([.J71])" table:style-name="ce33">
            <text:p>0,1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88T</text:p>
          </table:table-cell>
          <table:table-cell office:value-type="string" table:style-name="ce15">
            <text:p>9284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57456723" table:style-name="ce18">
            <text:p>-17,5745672</text:p>
          </table:table-cell>
          <table:table-cell office:value-type="float" office:value="-51.090854069999999" table:style-name="ce18">
            <text:p>-51,0908541</text:p>
          </table:table-cell>
          <table:table-cell office:value-type="float" office:value="807.39089999999999" table:style-name="ce19">
            <text:p>807,3909</text:p>
          </table:table-cell>
          <table:table-cell office:value-type="float" office:value="801.73400000000004" table:style-name="ce20">
            <text:p>801,734</text:p>
          </table:table-cell>
          <table:table-cell office:value-type="float" office:value="-5.6568999999999505" table:formula="of:=[.H72]-[.G72]" table:style-name="ce21">
            <text:p>-5,66</text:p>
          </table:table-cell>
          <table:table-cell office:value-type="float" office:value="-5.6310000000000002" table:style-name="ce22">
            <text:p>-5,63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2.5899999999950296E-2" table:formula="of:=[.I72]-([.J72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87S</text:p>
          </table:table-cell>
          <table:table-cell office:value-type="string" table:style-name="ce15">
            <text:p>9284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128419520000001" table:style-name="ce18">
            <text:p>-17,1284195</text:p>
          </table:table-cell>
          <table:table-cell office:value-type="float" office:value="-51.224295910000002" table:style-name="ce18">
            <text:p>-51,2242959</text:p>
          </table:table-cell>
          <table:table-cell office:value-type="float" office:value="851.32619999999997" table:style-name="ce19">
            <text:p>851,3262</text:p>
          </table:table-cell>
          <table:table-cell office:value-type="float" office:value="846.01400000000001" table:style-name="ce20">
            <text:p>846,014</text:p>
          </table:table-cell>
          <table:table-cell office:value-type="float" office:value="-5.3121999999999616" table:formula="of:=[.H73]-[.G73]" table:style-name="ce21">
            <text:p>-5,31</text:p>
          </table:table-cell>
          <table:table-cell office:value-type="float" office:value="-5.3380000000000001" table:style-name="ce22">
            <text:p>-5,34</text:p>
          </table:table-cell>
          <table:table-cell office:value-type="float" office:value="0.08" table:style-name="ce22">
            <text:p>0,08</text:p>
          </table:table-cell>
          <table:table-cell office:value-type="float" office:value="2.5800000000038459E-2" table:formula="of:=[.I73]-([.J73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17Z</text:p>
          </table:table-cell>
          <table:table-cell office:value-type="string" table:style-name="ce15">
            <text:p>9284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357216749999999" table:style-name="ce18">
            <text:p>-17,3572168</text:p>
          </table:table-cell>
          <table:table-cell office:value-type="float" office:value="-52.679412980000002" table:style-name="ce18">
            <text:p>-52,6794130</text:p>
          </table:table-cell>
          <table:table-cell office:value-type="float" office:value="858.70609999999999" table:style-name="ce19">
            <text:p>858,7061</text:p>
          </table:table-cell>
          <table:table-cell office:value-type="float" office:value="855.00300000000004" table:style-name="ce20">
            <text:p>855,003</text:p>
          </table:table-cell>
          <table:table-cell office:value-type="float" office:value="-3.7030999999999494" table:formula="of:=[.H74]-[.G74]" table:style-name="ce21">
            <text:p>-3,70</text:p>
          </table:table-cell>
          <table:table-cell office:value-type="float" office:value="-3.6629999999999998" table:style-name="ce22">
            <text:p>-3,66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-4.009999999994962E-2" table:formula="of:=[.I74]-([.J7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00H</text:p>
          </table:table-cell>
          <table:table-cell office:value-type="string" table:style-name="ce15">
            <text:p>9284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86444668" table:style-name="ce18">
            <text:p>-15,8644467</text:p>
          </table:table-cell>
          <table:table-cell office:value-type="float" office:value="-50.869188350000002" table:style-name="ce18">
            <text:p>-50,8691884</text:p>
          </table:table-cell>
          <table:table-cell office:value-type="float" office:value="322.47550000000001" table:style-name="ce19">
            <text:p>322,4755</text:p>
          </table:table-cell>
          <table:table-cell office:value-type="float" office:value="315.91500000000002" table:style-name="ce20">
            <text:p>315,915</text:p>
          </table:table-cell>
          <table:table-cell office:value-type="float" office:value="-6.5604999999999905" table:formula="of:=[.H75]-[.G75]" table:style-name="ce21">
            <text:p>-6,56</text:p>
          </table:table-cell>
          <table:table-cell office:value-type="float" office:value="-6.5270000000000001" table:style-name="ce22">
            <text:p>-6,53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3.3499999999990315E-2" table:formula="of:=[.I75]-([.J7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01Z</text:p>
          </table:table-cell>
          <table:table-cell office:value-type="string" table:style-name="ce15">
            <text:p>9284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933872109999999" table:style-name="ce18">
            <text:p>-15,9338721</text:p>
          </table:table-cell>
          <table:table-cell office:value-type="float" office:value="-50.140032410000003" table:style-name="ce18">
            <text:p>-50,1400324</text:p>
          </table:table-cell>
          <table:table-cell office:value-type="float" office:value="490.57" table:style-name="ce19">
            <text:p>490,5700</text:p>
          </table:table-cell>
          <table:table-cell office:value-type="float" office:value="482.84399999999999" table:style-name="ce20">
            <text:p>482,844</text:p>
          </table:table-cell>
          <table:table-cell office:value-type="float" office:value="-7.7259999999999991" table:formula="of:=[.H76]-[.G76]" table:style-name="ce21">
            <text:p>-7,73</text:p>
          </table:table-cell>
          <table:table-cell office:value-type="float" office:value="-7.72" table:style-name="ce22">
            <text:p>-7,72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5.9999999999993392E-3" table:formula="of:=[.I76]-([.J7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56L</text:p>
          </table:table-cell>
          <table:table-cell office:value-type="string" table:style-name="ce15">
            <text:p>9284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8051168" table:style-name="ce18">
            <text:p>-15,8051168</text:p>
          </table:table-cell>
          <table:table-cell office:value-type="float" office:value="-50.120756739999997" table:style-name="ce18">
            <text:p>-50,1207567</text:p>
          </table:table-cell>
          <table:table-cell office:value-type="float" office:value="523.34500000000003" table:style-name="ce19">
            <text:p>523,3450</text:p>
          </table:table-cell>
          <table:table-cell office:value-type="float" office:value="515.346" table:style-name="ce20">
            <text:p>515,346</text:p>
          </table:table-cell>
          <table:table-cell office:value-type="float" office:value="-7.9990000000000236" table:formula="of:=[.H77]-[.G77]" table:style-name="ce21">
            <text:p>-8,00</text:p>
          </table:table-cell>
          <table:table-cell office:value-type="float" office:value="-7.98" table:style-name="ce22">
            <text:p>-7,98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1.9000000000023221E-2" table:formula="of:=[.I77]-([.J7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58N</text:p>
          </table:table-cell>
          <table:table-cell office:value-type="string" table:style-name="ce15">
            <text:p>9284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95259927" table:style-name="ce18">
            <text:p>-14,9525993</text:p>
          </table:table-cell>
          <table:table-cell office:value-type="float" office:value="-50.578340580000003" table:style-name="ce18">
            <text:p>-50,5783406</text:p>
          </table:table-cell>
          <table:table-cell office:value-type="float" office:value="313.18880000000001" table:style-name="ce19">
            <text:p>313,1888</text:p>
          </table:table-cell>
          <table:table-cell office:value-type="float" office:value="304.37599999999998" table:style-name="ce20">
            <text:p>304,376</text:p>
          </table:table-cell>
          <table:table-cell office:value-type="float" office:value="-8.8128000000000384" table:formula="of:=[.H78]-[.G78]" table:style-name="ce21">
            <text:p>-8,81</text:p>
          </table:table-cell>
          <table:table-cell office:value-type="float" office:value="-8.766" table:style-name="ce22">
            <text:p>-8,77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4.6800000000038366E-2" table:formula="of:=[.I78]-([.J78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282V</text:p>
          </table:table-cell>
          <table:table-cell office:value-type="string" table:style-name="ce27">
            <text:p>92848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GO</text:p>
          </table:table-cell>
          <table:table-cell office:value-type="float" office:value="-14.493166159999999" table:style-name="ce30">
            <text:p>-14,4931662</text:p>
          </table:table-cell>
          <table:table-cell office:value-type="float" office:value="-50.064491240000002" table:style-name="ce30">
            <text:p>-50,0644912</text:p>
          </table:table-cell>
          <table:table-cell office:value-type="float" office:value="417.20949999999999" table:style-name="ce31">
            <text:p>417,2095</text:p>
          </table:table-cell>
          <table:table-cell office:value-type="float" office:value="407.44" table:style-name="ce32">
            <text:p>407,440</text:p>
          </table:table-cell>
          <table:table-cell office:value-type="float" office:value="-9.7694999999999936" table:formula="of:=[.H79]-[.G79]" table:style-name="ce33">
            <text:p>-9,77</text:p>
          </table:table-cell>
          <table:table-cell office:value-type="float" office:value="-9.9559999999999995" table:style-name="ce33">
            <text:p>-9,96</text:p>
          </table:table-cell>
          <table:table-cell office:value-type="float" office:value="8.5000000000000006E-2" table:style-name="ce33">
            <text:p>0,09</text:p>
          </table:table-cell>
          <table:table-cell office:value-type="float" office:value="0.18650000000000588" table:formula="of:=[.I79]-([.J79])" table:style-name="ce33">
            <text:p>0,1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57V</text:p>
          </table:table-cell>
          <table:table-cell office:value-type="string" table:style-name="ce15">
            <text:p>9284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272994089999999" table:style-name="ce18">
            <text:p>-13,2729941</text:p>
          </table:table-cell>
          <table:table-cell office:value-type="float" office:value="-50.162573090000002" table:style-name="ce18">
            <text:p>-50,1625731</text:p>
          </table:table-cell>
          <table:table-cell office:value-type="float" office:value="331.91629999999998" table:style-name="ce19">
            <text:p>331,9163</text:p>
          </table:table-cell>
          <table:table-cell office:value-type="float" office:value="319.14299999999997" table:style-name="ce20">
            <text:p>319,143</text:p>
          </table:table-cell>
          <table:table-cell office:value-type="float" office:value="-12.773300000000006" table:formula="of:=[.H80]-[.G80]" table:style-name="ce21">
            <text:p>-12,77</text:p>
          </table:table-cell>
          <table:table-cell office:value-type="float" office:value="-12.813000000000001" table:style-name="ce22">
            <text:p>-12,81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3.9699999999994517E-2" table:formula="of:=[.I80]-([.J80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0V</text:p>
          </table:table-cell>
          <table:table-cell office:value-type="string" table:style-name="ce15">
            <text:p>9285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931174800000001" table:style-name="ce18">
            <text:p>-16,9311748</text:p>
          </table:table-cell>
          <table:table-cell office:value-type="float" office:value="-48.37079413" table:style-name="ce18">
            <text:p>-48,3707941</text:p>
          </table:table-cell>
          <table:table-cell office:value-type="float" office:value="957.73749999999995" table:style-name="ce19">
            <text:p>957,7375</text:p>
          </table:table-cell>
          <table:table-cell office:value-type="float" office:value="946.03200000000004" table:style-name="ce20">
            <text:p>946,032</text:p>
          </table:table-cell>
          <table:table-cell office:value-type="float" office:value="-11.705499999999915" table:formula="of:=[.H81]-[.G81]" table:style-name="ce21">
            <text:p>-11,71</text:p>
          </table:table-cell>
          <table:table-cell office:value-type="float" office:value="-11.715" table:style-name="ce22">
            <text:p>-11,72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9.5000000000844409E-3" table:formula="of:=[.I81]-([.J8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74V</text:p>
          </table:table-cell>
          <table:table-cell office:value-type="string" table:style-name="ce15">
            <text:p>9286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435265060000001" table:style-name="ce18">
            <text:p>-13,4352651</text:p>
          </table:table-cell>
          <table:table-cell office:value-type="float" office:value="-49.144534100000001" table:style-name="ce18">
            <text:p>-49,1445341</text:p>
          </table:table-cell>
          <table:table-cell office:value-type="float" office:value="397.30220000000003" table:style-name="ce19">
            <text:p>397,3022</text:p>
          </table:table-cell>
          <table:table-cell office:value-type="float" office:value="384.91500000000002" table:style-name="ce20">
            <text:p>384,915</text:p>
          </table:table-cell>
          <table:table-cell office:value-type="float" office:value="-12.387200000000007" table:formula="of:=[.H82]-[.G82]" table:style-name="ce21">
            <text:p>-12,39</text:p>
          </table:table-cell>
          <table:table-cell office:value-type="float" office:value="-12.407" table:style-name="ce22">
            <text:p>-12,41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1.9799999999992934E-2" table:formula="of:=[.I82]-([.J8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91T</text:p>
          </table:table-cell>
          <table:table-cell office:value-type="string" table:style-name="ce15">
            <text:p>9287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58847068" table:style-name="ce18">
            <text:p>-16,5884707</text:p>
          </table:table-cell>
          <table:table-cell office:value-type="float" office:value="-50.068814639999999" table:style-name="ce18">
            <text:p>-50,0688146</text:p>
          </table:table-cell>
          <table:table-cell office:value-type="float" office:value="654.02470000000005" table:style-name="ce19">
            <text:p>654,0247</text:p>
          </table:table-cell>
          <table:table-cell office:value-type="float" office:value="646.51300000000003" table:style-name="ce20">
            <text:p>646,513</text:p>
          </table:table-cell>
          <table:table-cell office:value-type="float" office:value="-7.5117000000000189" table:formula="of:=[.H83]-[.G83]" table:style-name="ce21">
            <text:p>-7,51</text:p>
          </table:table-cell>
          <table:table-cell office:value-type="float" office:value="-7.5190000000000001" table:style-name="ce22">
            <text:p>-7,52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7.2999999999812104E-3" table:formula="of:=[.I83]-([.J83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58Z</text:p>
          </table:table-cell>
          <table:table-cell office:value-type="string" table:style-name="ce15">
            <text:p>9287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75922031" table:style-name="ce18">
            <text:p>-14,7592203</text:p>
          </table:table-cell>
          <table:table-cell office:value-type="float" office:value="-50.539039959999997" table:style-name="ce18">
            <text:p>-50,5390400</text:p>
          </table:table-cell>
          <table:table-cell office:value-type="float" office:value="345.03800000000001" table:style-name="ce19">
            <text:p>345,0380</text:p>
          </table:table-cell>
          <table:table-cell office:value-type="float" office:value="336.024" table:style-name="ce20">
            <text:p>336,024</text:p>
          </table:table-cell>
          <table:table-cell office:value-type="float" office:value="-9.01400000000001" table:formula="of:=[.H84]-[.G84]" table:style-name="ce21">
            <text:p>-9,01</text:p>
          </table:table-cell>
          <table:table-cell office:value-type="float" office:value="-8.9730000000000008" table:style-name="ce22">
            <text:p>-8,97</text:p>
          </table:table-cell>
          <table:table-cell office:value-type="float" office:value="7.8E-2" table:style-name="ce22">
            <text:p>0,08</text:p>
          </table:table-cell>
          <table:table-cell office:value-type="float" office:value="-4.1000000000009251E-2" table:formula="of:=[.I84]-([.J8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66L</text:p>
          </table:table-cell>
          <table:table-cell office:value-type="string" table:style-name="ce15">
            <text:p>9287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26710463" table:style-name="ce18">
            <text:p>-15,2671046</text:p>
          </table:table-cell>
          <table:table-cell office:value-type="float" office:value="-51.179223489999998" table:style-name="ce18">
            <text:p>-51,1792235</text:p>
          </table:table-cell>
          <table:table-cell office:value-type="float" office:value="273.16300000000001" table:style-name="ce19">
            <text:p>273,1630</text:p>
          </table:table-cell>
          <table:table-cell office:value-type="float" office:value="266.31400000000002" table:style-name="ce20">
            <text:p>266,314</text:p>
          </table:table-cell>
          <table:table-cell office:value-type="float" office:value="-6.8489999999999895" table:formula="of:=[.H85]-[.G85]" table:style-name="ce21">
            <text:p>-6,85</text:p>
          </table:table-cell>
          <table:table-cell office:value-type="float" office:value="-6.9080000000000004" table:style-name="ce22">
            <text:p>-6,91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5.9000000000010822E-2" table:formula="of:=[.I85]-([.J85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94A</text:p>
          </table:table-cell>
          <table:table-cell office:value-type="string" table:style-name="ce15">
            <text:p>9287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3936256" table:style-name="ce18">
            <text:p>-16,3936256</text:p>
          </table:table-cell>
          <table:table-cell office:value-type="float" office:value="-51.063394379999998" table:style-name="ce18">
            <text:p>-51,0633944</text:p>
          </table:table-cell>
          <table:table-cell office:value-type="float" office:value="551.98050000000001" table:style-name="ce19">
            <text:p>551,9805</text:p>
          </table:table-cell>
          <table:table-cell office:value-type="float" office:value="546.46799999999996" table:style-name="ce20">
            <text:p>546,468</text:p>
          </table:table-cell>
          <table:table-cell office:value-type="float" office:value="-5.5125000000000455" table:formula="of:=[.H86]-[.G86]" table:style-name="ce21">
            <text:p>-5,51</text:p>
          </table:table-cell>
          <table:table-cell office:value-type="float" office:value="-5.53" table:style-name="ce22">
            <text:p>-5,53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1.7499999999954774E-2" table:formula="of:=[.I86]-([.J86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91S</text:p>
          </table:table-cell>
          <table:table-cell office:value-type="string" table:style-name="ce15">
            <text:p>9287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438447199999999" table:style-name="ce18">
            <text:p>-16,4384472</text:p>
          </table:table-cell>
          <table:table-cell office:value-type="float" office:value="-51.813748830000002" table:style-name="ce18">
            <text:p>-51,8137488</text:p>
          </table:table-cell>
          <table:table-cell office:value-type="float" office:value="357.31240000000003" table:style-name="ce19">
            <text:p>357,3124</text:p>
          </table:table-cell>
          <table:table-cell office:value-type="float" office:value="352.15199999999999" table:style-name="ce20">
            <text:p>352,152</text:p>
          </table:table-cell>
          <table:table-cell office:value-type="float" office:value="-5.1604000000000383" table:formula="of:=[.H87]-[.G87]" table:style-name="ce21">
            <text:p>-5,16</text:p>
          </table:table-cell>
          <table:table-cell office:value-type="float" office:value="-5.2110000000000003" table:style-name="ce22">
            <text:p>-5,21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5.0599999999962009E-2" table:formula="of:=[.I87]-([.J87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87A</text:p>
          </table:table-cell>
          <table:table-cell office:value-type="string" table:style-name="ce15">
            <text:p>9288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125159159999999" table:style-name="ce18">
            <text:p>-18,1251592</text:p>
          </table:table-cell>
          <table:table-cell office:value-type="float" office:value="-51.893761249999997" table:style-name="ce18">
            <text:p>-51,8937613</text:p>
          </table:table-cell>
          <table:table-cell office:value-type="float" office:value="835.15650000000005" table:style-name="ce19">
            <text:p>835,1565</text:p>
          </table:table-cell>
          <table:table-cell office:value-type="float" office:value="830.36500000000001" table:style-name="ce20">
            <text:p>830,365</text:p>
          </table:table-cell>
          <table:table-cell office:value-type="float" office:value="-4.7915000000000418" table:formula="of:=[.H88]-[.G88]" table:style-name="ce21">
            <text:p>-4,79</text:p>
          </table:table-cell>
          <table:table-cell office:value-type="float" office:value="-4.8079999999999998" table:style-name="ce22">
            <text:p>-4,81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1.6499999999957993E-2" table:formula="of:=[.I88]-([.J88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85M</text:p>
          </table:table-cell>
          <table:table-cell office:value-type="string" table:style-name="ce15">
            <text:p>9288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698310320000001" table:style-name="ce18">
            <text:p>-18,6983103</text:p>
          </table:table-cell>
          <table:table-cell office:value-type="float" office:value="-52.07290948" table:style-name="ce18">
            <text:p>-52,0729095</text:p>
          </table:table-cell>
          <table:table-cell office:value-type="float" office:value="733.21709999999996" table:style-name="ce19">
            <text:p>733,2171</text:p>
          </table:table-cell>
          <table:table-cell office:value-type="float" office:value="728.08799999999997" table:style-name="ce20">
            <text:p>728,088</text:p>
          </table:table-cell>
          <table:table-cell office:value-type="float" office:value="-5.129099999999994" table:formula="of:=[.H89]-[.G89]" table:style-name="ce21">
            <text:p>-5,13</text:p>
          </table:table-cell>
          <table:table-cell office:value-type="float" office:value="-5.1280000000000001" table:style-name="ce22">
            <text:p>-5,13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1.0999999999938836E-3" table:formula="of:=[.I89]-([.J89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90G</text:p>
          </table:table-cell>
          <table:table-cell office:value-type="string" table:style-name="ce15">
            <text:p>9288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942088399999999" table:style-name="ce18">
            <text:p>-16,9420884</text:p>
          </table:table-cell>
          <table:table-cell office:value-type="float" office:value="-51.811391489999998" table:style-name="ce18">
            <text:p>-51,8113915</text:p>
          </table:table-cell>
          <table:table-cell office:value-type="float" office:value="724.14030000000002" table:style-name="ce19">
            <text:p>724,1403</text:p>
          </table:table-cell>
          <table:table-cell office:value-type="float" office:value="719.43" table:style-name="ce20">
            <text:p>719,430</text:p>
          </table:table-cell>
          <table:table-cell office:value-type="float" office:value="-4.7103000000000748" table:formula="of:=[.H90]-[.G90]" table:style-name="ce21">
            <text:p>-4,71</text:p>
          </table:table-cell>
          <table:table-cell office:value-type="float" office:value="-4.742" table:style-name="ce22">
            <text:p>-4,74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3.1699999999925232E-2" table:formula="of:=[.I90]-([.J90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73B</text:p>
          </table:table-cell>
          <table:table-cell office:value-type="string" table:style-name="ce15">
            <text:p>9288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999424659999999" table:style-name="ce18">
            <text:p>-18,9994247</text:p>
          </table:table-cell>
          <table:table-cell office:value-type="float" office:value="-50.540752169999998" table:style-name="ce18">
            <text:p>-50,5407522</text:p>
          </table:table-cell>
          <table:table-cell office:value-type="float" office:value="454.28590000000003" table:style-name="ce19">
            <text:p>454,2859</text:p>
          </table:table-cell>
          <table:table-cell office:value-type="float" office:value="446.36500000000001" table:style-name="ce20">
            <text:p>446,365</text:p>
          </table:table-cell>
          <table:table-cell office:value-type="float" office:value="-7.9209000000000174" table:formula="of:=[.H91]-[.G91]" table:style-name="ce21">
            <text:p>-7,92</text:p>
          </table:table-cell>
          <table:table-cell office:value-type="float" office:value="-7.8239999999999998" table:style-name="ce22">
            <text:p>-7,82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9.6900000000017528E-2" table:formula="of:=[.I91]-([.J91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30F</text:p>
          </table:table-cell>
          <table:table-cell office:value-type="string" table:style-name="ce15">
            <text:p>9289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704422210000001" table:style-name="ce18">
            <text:p>-17,7044222</text:p>
          </table:table-cell>
          <table:table-cell office:value-type="float" office:value="-49.47693185" table:style-name="ce18">
            <text:p>-49,4769319</text:p>
          </table:table-cell>
          <table:table-cell office:value-type="float" office:value="555.20910000000003" table:style-name="ce19">
            <text:p>555,2091</text:p>
          </table:table-cell>
          <table:table-cell office:value-type="float" office:value="544.67499999999995" table:style-name="ce20">
            <text:p>544,675</text:p>
          </table:table-cell>
          <table:table-cell office:value-type="float" office:value="-10.53410000000008" table:formula="of:=[.H92]-[.G92]" table:style-name="ce21">
            <text:p>-10,53</text:p>
          </table:table-cell>
          <table:table-cell office:value-type="float" office:value="-10.547000000000001" table:style-name="ce22">
            <text:p>-10,55</text:p>
          </table:table-cell>
          <table:table-cell office:value-type="float" office:value="6.2E-2" table:style-name="ce22">
            <text:p>0,06</text:p>
          </table:table-cell>
          <table:table-cell office:value-type="float" office:value="1.2899999999920198E-2" table:formula="of:=[.I92]-([.J92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4T</text:p>
          </table:table-cell>
          <table:table-cell office:value-type="string" table:style-name="ce15">
            <text:p>9289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691397039999998" table:style-name="ce18">
            <text:p>-17,6913970</text:p>
          </table:table-cell>
          <table:table-cell office:value-type="float" office:value="-49.813279039999998" table:style-name="ce18">
            <text:p>-49,8132790</text:p>
          </table:table-cell>
          <table:table-cell office:value-type="float" office:value="564.91579999999999" table:style-name="ce19">
            <text:p>564,9158</text:p>
          </table:table-cell>
          <table:table-cell office:value-type="float" office:value="555.59500000000003" table:style-name="ce20">
            <text:p>555,595</text:p>
          </table:table-cell>
          <table:table-cell office:value-type="float" office:value="-9.3207999999999629" table:formula="of:=[.H93]-[.G93]" table:style-name="ce21">
            <text:p>-9,32</text:p>
          </table:table-cell>
          <table:table-cell office:value-type="float" office:value="-9.3109999999999999" table:style-name="ce22">
            <text:p>-9,31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9.7999999999629495E-3" table:formula="of:=[.I93]-([.J93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29E</text:p>
          </table:table-cell>
          <table:table-cell office:value-type="string" table:style-name="ce15">
            <text:p>9289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307709079999999" table:style-name="ce18">
            <text:p>-17,3077091</text:p>
          </table:table-cell>
          <table:table-cell office:value-type="float" office:value="-49.390708240000002" table:style-name="ce18">
            <text:p>-49,3907082</text:p>
          </table:table-cell>
          <table:table-cell office:value-type="float" office:value="724.02919999999995" table:style-name="ce19">
            <text:p>724,0292</text:p>
          </table:table-cell>
          <table:table-cell office:value-type="float" office:value="713.202" table:style-name="ce20">
            <text:p>713,202</text:p>
          </table:table-cell>
          <table:table-cell office:value-type="float" office:value="-10.827199999999948" table:formula="of:=[.H94]-[.G94]" table:style-name="ce21">
            <text:p>-10,83</text:p>
          </table:table-cell>
          <table:table-cell office:value-type="float" office:value="-10.744999999999999" table:style-name="ce22">
            <text:p>-10,75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8.2199999999948759E-2" table:formula="of:=[.I94]-([.J94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29S</text:p>
          </table:table-cell>
          <table:table-cell office:value-type="string" table:style-name="ce15">
            <text:p>9289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30082951" table:style-name="ce18">
            <text:p>-17,3008295</text:p>
          </table:table-cell>
          <table:table-cell office:value-type="float" office:value="-48.293336740000001" table:style-name="ce18">
            <text:p>-48,2933367</text:p>
          </table:table-cell>
          <table:table-cell office:value-type="float" office:value="695.73389999999995" table:style-name="ce19">
            <text:p>695,7339</text:p>
          </table:table-cell>
          <table:table-cell office:value-type="float" office:value="683.65499999999997" table:style-name="ce20">
            <text:p>683,655</text:p>
          </table:table-cell>
          <table:table-cell office:value-type="float" office:value="-12.078899999999976" table:formula="of:=[.H95]-[.G95]" table:style-name="ce21">
            <text:p>-12,08</text:p>
          </table:table-cell>
          <table:table-cell office:value-type="float" office:value="-12.047000000000001" table:style-name="ce22">
            <text:p>-12,05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3.1899999999975392E-2" table:formula="of:=[.I95]-([.J9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31L</text:p>
          </table:table-cell>
          <table:table-cell office:value-type="string" table:style-name="ce15">
            <text:p>9289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739613129999999" table:style-name="ce18">
            <text:p>-17,7396131</text:p>
          </table:table-cell>
          <table:table-cell office:value-type="float" office:value="-48.161807090000003" table:style-name="ce18">
            <text:p>-48,1618071</text:p>
          </table:table-cell>
          <table:table-cell office:value-type="float" office:value="774.15189999999996" table:style-name="ce19">
            <text:p>774,1519</text:p>
          </table:table-cell>
          <table:table-cell office:value-type="float" office:value="761.80100000000004" table:style-name="ce20">
            <text:p>761,801</text:p>
          </table:table-cell>
          <table:table-cell office:value-type="float" office:value="-12.350899999999911" table:formula="of:=[.H96]-[.G96]" table:style-name="ce21">
            <text:p>-12,35</text:p>
          </table:table-cell>
          <table:table-cell office:value-type="float" office:value="-12.307" table:style-name="ce22">
            <text:p>-12,31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4.3899999999910122E-2" table:formula="of:=[.I96]-([.J96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28L</text:p>
          </table:table-cell>
          <table:table-cell office:value-type="string" table:style-name="ce15">
            <text:p>9289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147370110000001" table:style-name="ce18">
            <text:p>-18,1473701</text:p>
          </table:table-cell>
          <table:table-cell office:value-type="float" office:value="-48.051382420000003" table:style-name="ce18">
            <text:p>-48,0513824</text:p>
          </table:table-cell>
          <table:table-cell office:value-type="float" office:value="839.68989999999997" table:style-name="ce19">
            <text:p>839,6899</text:p>
          </table:table-cell>
          <table:table-cell office:value-type="float" office:value="827.90499999999997" table:style-name="ce20">
            <text:p>827,905</text:p>
          </table:table-cell>
          <table:table-cell office:value-type="float" office:value="-11.784899999999993" table:formula="of:=[.H97]-[.G97]" table:style-name="ce21">
            <text:p>-11,78</text:p>
          </table:table-cell>
          <table:table-cell office:value-type="float" office:value="-11.792999999999999" table:style-name="ce22">
            <text:p>-11,79</text:p>
          </table:table-cell>
          <table:table-cell office:value-type="float" office:value="6.3E-2" table:style-name="ce22">
            <text:p>0,06</text:p>
          </table:table-cell>
          <table:table-cell office:value-type="float" office:value="8.1000000000059913E-3" table:formula="of:=[.I97]-([.J97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37S</text:p>
          </table:table-cell>
          <table:table-cell office:value-type="string" table:style-name="ce15">
            <text:p>9289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428587619999998" table:style-name="ce18">
            <text:p>-17,4285876</text:p>
          </table:table-cell>
          <table:table-cell office:value-type="float" office:value="-47.797294899999997" table:style-name="ce18">
            <text:p>-47,7972949</text:p>
          </table:table-cell>
          <table:table-cell office:value-type="float" office:value="925.70180000000005" table:style-name="ce19">
            <text:p>925,7018</text:p>
          </table:table-cell>
          <table:table-cell office:value-type="float" office:value="913.65099999999995" table:style-name="ce20">
            <text:p>913,651</text:p>
          </table:table-cell>
          <table:table-cell office:value-type="float" office:value="-12.050800000000095" table:formula="of:=[.H98]-[.G98]" table:style-name="ce21">
            <text:p>-12,05</text:p>
          </table:table-cell>
          <table:table-cell office:value-type="float" office:value="-12.083" table:style-name="ce22">
            <text:p>-12,08</text:p>
          </table:table-cell>
          <table:table-cell office:value-type="float" office:value="6.2E-2" table:style-name="ce22">
            <text:p>0,06</text:p>
          </table:table-cell>
          <table:table-cell office:value-type="float" office:value="3.2199999999905415E-2" table:formula="of:=[.I98]-([.J98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38Q</text:p>
          </table:table-cell>
          <table:table-cell office:value-type="string" table:style-name="ce15">
            <text:p>9289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836494470000002" table:style-name="ce18">
            <text:p>-17,8364945</text:p>
          </table:table-cell>
          <table:table-cell office:value-type="float" office:value="-47.772899870000003" table:style-name="ce18">
            <text:p>-47,7728999</text:p>
          </table:table-cell>
          <table:table-cell office:value-type="float" office:value="908.45479999999998" table:style-name="ce19">
            <text:p>908,4548</text:p>
          </table:table-cell>
          <table:table-cell office:value-type="float" office:value="896.77599999999995" table:style-name="ce20">
            <text:p>896,776</text:p>
          </table:table-cell>
          <table:table-cell office:value-type="float" office:value="-11.678800000000024" table:formula="of:=[.H99]-[.G99]" table:style-name="ce21">
            <text:p>-11,68</text:p>
          </table:table-cell>
          <table:table-cell office:value-type="float" office:value="-11.689" table:style-name="ce22">
            <text:p>-11,69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1.0199999999976228E-2" table:formula="of:=[.I99]-([.J99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328C</text:p>
          </table:table-cell>
          <table:table-cell office:value-type="string" table:style-name="ce27">
            <text:p>92898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GO</text:p>
          </table:table-cell>
          <table:table-cell office:value-type="float" office:value="-17.134999579999999" table:style-name="ce30">
            <text:p>-17,1349996</text:p>
          </table:table-cell>
          <table:table-cell office:value-type="float" office:value="-48.828396120000001" table:style-name="ce30">
            <text:p>-48,8283961</text:p>
          </table:table-cell>
          <table:table-cell office:value-type="float" office:value="941.65120000000002" table:style-name="ce31">
            <text:p>941,6512</text:p>
          </table:table-cell>
          <table:table-cell office:value-type="float" office:value="929.98599999999999" table:style-name="ce32">
            <text:p>929,986</text:p>
          </table:table-cell>
          <table:table-cell office:value-type="float" office:value="-11.665200000000027" table:formula="of:=[.H100]-[.G100]" table:style-name="ce33">
            <text:p>-11,67</text:p>
          </table:table-cell>
          <table:table-cell office:value-type="float" office:value="-11.798" table:style-name="ce33">
            <text:p>-11,80</text:p>
          </table:table-cell>
          <table:table-cell office:value-type="float" office:value="6.5000000000000002E-2" table:style-name="ce33">
            <text:p>0,07</text:p>
          </table:table-cell>
          <table:table-cell office:value-type="float" office:value="0.13279999999997294" table:formula="of:=[.I100]-([.J100])" table:style-name="ce3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09B</text:p>
          </table:table-cell>
          <table:table-cell office:value-type="string" table:style-name="ce15">
            <text:p>9289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397042549999998" table:style-name="ce18">
            <text:p>-17,3970426</text:p>
          </table:table-cell>
          <table:table-cell office:value-type="float" office:value="-50.379967620000002" table:style-name="ce18">
            <text:p>-50,3799676</text:p>
          </table:table-cell>
          <table:table-cell office:value-type="float" office:value="534.60940000000005" table:style-name="ce19">
            <text:p>534,6094</text:p>
          </table:table-cell>
          <table:table-cell office:value-type="float" office:value="527.78599999999994" table:style-name="ce20">
            <text:p>527,786</text:p>
          </table:table-cell>
          <table:table-cell office:value-type="float" office:value="-6.823400000000106" table:formula="of:=[.H101]-[.G101]" table:style-name="ce21">
            <text:p>-6,82</text:p>
          </table:table-cell>
          <table:table-cell office:value-type="float" office:value="-6.9240000000000004" table:style-name="ce22">
            <text:p>-6,92</text:p>
          </table:table-cell>
          <table:table-cell office:value-type="float" office:value="7.8E-2" table:style-name="ce22">
            <text:p>0,08</text:p>
          </table:table-cell>
          <table:table-cell office:value-type="float" office:value="0.10059999999989433" table:formula="of:=[.I101]-([.J101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7H</text:p>
          </table:table-cell>
          <table:table-cell office:value-type="string" table:style-name="ce15">
            <text:p>9290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900811040000001" table:style-name="ce18">
            <text:p>-16,9008110</text:p>
          </table:table-cell>
          <table:table-cell office:value-type="float" office:value="-49.64049103" table:style-name="ce18">
            <text:p>-49,6404910</text:p>
          </table:table-cell>
          <table:table-cell office:value-type="float" office:value="591.06790000000001" table:style-name="ce19">
            <text:p>591,0679</text:p>
          </table:table-cell>
          <table:table-cell office:value-type="float" office:value="581.49400000000003" table:style-name="ce20">
            <text:p>581,494</text:p>
          </table:table-cell>
          <table:table-cell office:value-type="float" office:value="-9.5738999999999805" table:formula="of:=[.H102]-[.G102]" table:style-name="ce21">
            <text:p>-9,57</text:p>
          </table:table-cell>
          <table:table-cell office:value-type="float" office:value="-9.4960000000000004" table:style-name="ce22">
            <text:p>-9,50</text:p>
          </table:table-cell>
          <table:table-cell office:value-type="float" office:value="0.06" table:style-name="ce22">
            <text:p>0,06</text:p>
          </table:table-cell>
          <table:table-cell office:value-type="float" office:value="-7.7899999999980096E-2" table:formula="of:=[.I102]-([.J102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41F</text:p>
          </table:table-cell>
          <table:table-cell office:value-type="string" table:style-name="ce15">
            <text:p>9290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88838135" table:style-name="ce18">
            <text:p>-17,8883814</text:p>
          </table:table-cell>
          <table:table-cell office:value-type="float" office:value="-48.573700899999999" table:style-name="ce18">
            <text:p>-48,5737009</text:p>
          </table:table-cell>
          <table:table-cell office:value-type="float" office:value="764.74300000000005" table:style-name="ce19">
            <text:p>764,7430</text:p>
          </table:table-cell>
          <table:table-cell office:value-type="float" office:value="751.95600000000002" table:style-name="ce20">
            <text:p>751,956</text:p>
          </table:table-cell>
          <table:table-cell office:value-type="float" office:value="-12.787000000000035" table:formula="of:=[.H103]-[.G103]" table:style-name="ce21">
            <text:p>-12,79</text:p>
          </table:table-cell>
          <table:table-cell office:value-type="float" office:value="-12.798999999999999" table:style-name="ce22">
            <text:p>-12,80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1.1999999999964928E-2" table:formula="of:=[.I103]-([.J103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11U</text:p>
          </table:table-cell>
          <table:table-cell office:value-type="string" table:style-name="ce15">
            <text:p>9290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97240644" table:style-name="ce18">
            <text:p>-17,9724064</text:p>
          </table:table-cell>
          <table:table-cell office:value-type="float" office:value="-48.639048090000003" table:style-name="ce18">
            <text:p>-48,6390481</text:p>
          </table:table-cell>
          <table:table-cell office:value-type="float" office:value="643.56939999999997" table:style-name="ce19">
            <text:p>643,5694</text:p>
          </table:table-cell>
          <table:table-cell office:value-type="float" office:value="630.76" table:style-name="ce20">
            <text:p>630,760</text:p>
          </table:table-cell>
          <table:table-cell office:value-type="float" office:value="-12.809399999999982" table:formula="of:=[.H104]-[.G104]" table:style-name="ce21">
            <text:p>-12,81</text:p>
          </table:table-cell>
          <table:table-cell office:value-type="float" office:value="-12.776999999999999" table:style-name="ce22">
            <text:p>-12,78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3.2399999999983109E-2" table:formula="of:=[.I104]-([.J104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10U</text:p>
          </table:table-cell>
          <table:table-cell office:value-type="string" table:style-name="ce15">
            <text:p>9290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646403159999998" table:style-name="ce18">
            <text:p>-17,6464032</text:p>
          </table:table-cell>
          <table:table-cell office:value-type="float" office:value="-48.706205670000003" table:style-name="ce18">
            <text:p>-48,7062057</text:p>
          </table:table-cell>
          <table:table-cell office:value-type="float" office:value="754.79290000000003" table:style-name="ce19">
            <text:p>754,7929</text:p>
          </table:table-cell>
          <table:table-cell office:value-type="float" office:value="742.24199999999996" table:style-name="ce20">
            <text:p>742,242</text:p>
          </table:table-cell>
          <table:table-cell office:value-type="float" office:value="-12.55090000000007" table:formula="of:=[.H105]-[.G105]" table:style-name="ce21">
            <text:p>-12,55</text:p>
          </table:table-cell>
          <table:table-cell office:value-type="float" office:value="-12.494" table:style-name="ce22">
            <text:p>-12,49</text:p>
          </table:table-cell>
          <table:table-cell office:value-type="float" office:value="6.3E-2" table:style-name="ce22">
            <text:p>0,06</text:p>
          </table:table-cell>
          <table:table-cell office:value-type="float" office:value="-5.6900000000069895E-2" table:formula="of:=[.I105]-([.J10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6J</text:p>
          </table:table-cell>
          <table:table-cell office:value-type="string" table:style-name="ce15">
            <text:p>9290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092805160000001" table:style-name="ce18">
            <text:p>-17,0928052</text:p>
          </table:table-cell>
          <table:table-cell office:value-type="float" office:value="-49.859733720000001" table:style-name="ce18">
            <text:p>-49,8597337</text:p>
          </table:table-cell>
          <table:table-cell office:value-type="float" office:value="619.29430000000002" table:style-name="ce19">
            <text:p>619,2943</text:p>
          </table:table-cell>
          <table:table-cell office:value-type="float" office:value="610.39499999999998" table:style-name="ce20">
            <text:p>610,395</text:p>
          </table:table-cell>
          <table:table-cell office:value-type="float" office:value="-8.8993000000000393" table:formula="of:=[.H106]-[.G106]" table:style-name="ce21">
            <text:p>-8,90</text:p>
          </table:table-cell>
          <table:table-cell office:value-type="float" office:value="-8.7780000000000005" table:style-name="ce22">
            <text:p>-8,78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0.12130000000003882" table:formula="of:=[.I106]-([.J106])" table:style-name="ce2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37D</text:p>
          </table:table-cell>
          <table:table-cell office:value-type="string" table:style-name="ce15">
            <text:p>9290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562531419999999" table:style-name="ce18">
            <text:p>-18,5625314</text:p>
          </table:table-cell>
          <table:table-cell office:value-type="float" office:value="-51.134225350000001" table:style-name="ce18">
            <text:p>-51,1342254</text:p>
          </table:table-cell>
          <table:table-cell office:value-type="float" office:value="516.92229999999995" table:style-name="ce19">
            <text:p>516,9223</text:p>
          </table:table-cell>
          <table:table-cell office:value-type="float" office:value="509.54399999999998" table:style-name="ce20">
            <text:p>509,544</text:p>
          </table:table-cell>
          <table:table-cell office:value-type="float" office:value="-7.3782999999999674" table:formula="of:=[.H107]-[.G107]" table:style-name="ce21">
            <text:p>-7,38</text:p>
          </table:table-cell>
          <table:table-cell office:value-type="float" office:value="-7.3550000000000004" table:style-name="ce22">
            <text:p>-7,36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2.3299999999967014E-2" table:formula="of:=[.I107]-([.J10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14R</text:p>
          </table:table-cell>
          <table:table-cell office:value-type="string" table:style-name="ce15">
            <text:p>9290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761190630000002" table:style-name="ce18">
            <text:p>-18,7611906</text:p>
          </table:table-cell>
          <table:table-cell office:value-type="float" office:value="-50.943271969999998" table:style-name="ce18">
            <text:p>-50,9432720</text:p>
          </table:table-cell>
          <table:table-cell office:value-type="float" office:value="497.346" table:style-name="ce19">
            <text:p>497,3460</text:p>
          </table:table-cell>
          <table:table-cell office:value-type="float" office:value="489.548" table:style-name="ce20">
            <text:p>489,548</text:p>
          </table:table-cell>
          <table:table-cell office:value-type="float" office:value="-7.7980000000000018" table:formula="of:=[.H108]-[.G108]" table:style-name="ce21">
            <text:p>-7,80</text:p>
          </table:table-cell>
          <table:table-cell office:value-type="float" office:value="-7.7629999999999999" table:style-name="ce22">
            <text:p>-7,76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3.5000000000001918E-2" table:formula="of:=[.I108]-([.J10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13Z</text:p>
          </table:table-cell>
          <table:table-cell office:value-type="string" table:style-name="ce15">
            <text:p>9290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181501000000001" table:style-name="ce18">
            <text:p>-18,1815010</text:p>
          </table:table-cell>
          <table:table-cell office:value-type="float" office:value="-49.29079814" table:style-name="ce18">
            <text:p>-49,2907981</text:p>
          </table:table-cell>
          <table:table-cell office:value-type="float" office:value="600.90250000000003" table:style-name="ce19">
            <text:p>600,9025</text:p>
          </table:table-cell>
          <table:table-cell office:value-type="float" office:value="589.77300000000002" table:style-name="ce20">
            <text:p>589,773</text:p>
          </table:table-cell>
          <table:table-cell office:value-type="float" office:value="-11.129500000000007" table:formula="of:=[.H109]-[.G109]" table:style-name="ce21">
            <text:p>-11,13</text:p>
          </table:table-cell>
          <table:table-cell office:value-type="float" office:value="-11.087999999999999" table:style-name="ce22">
            <text:p>-11,09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4.1500000000008086E-2" table:formula="of:=[.I109]-([.J109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2Z</text:p>
          </table:table-cell>
          <table:table-cell office:value-type="string" table:style-name="ce15">
            <text:p>9290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8.00791869" table:style-name="ce18">
            <text:p>-18,0079187</text:p>
          </table:table-cell>
          <table:table-cell office:value-type="float" office:value="-49.362582080000003" table:style-name="ce18">
            <text:p>-49,3625821</text:p>
          </table:table-cell>
          <table:table-cell office:value-type="float" office:value="791.08860000000004" table:style-name="ce19">
            <text:p>791,0886</text:p>
          </table:table-cell>
          <table:table-cell office:value-type="float" office:value="780.26300000000003" table:style-name="ce20">
            <text:p>780,263</text:p>
          </table:table-cell>
          <table:table-cell office:value-type="float" office:value="-10.825600000000009" table:formula="of:=[.H110]-[.G110]" table:style-name="ce21">
            <text:p>-10,83</text:p>
          </table:table-cell>
          <table:table-cell office:value-type="float" office:value="-10.824" table:style-name="ce22">
            <text:p>-10,82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1.6000000000087056E-3" table:formula="of:=[.I110]-([.J11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4B</text:p>
          </table:table-cell>
          <table:table-cell office:value-type="string" table:style-name="ce15">
            <text:p>9291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795639770000001" table:style-name="ce18">
            <text:p>-17,7956398</text:p>
          </table:table-cell>
          <table:table-cell office:value-type="float" office:value="-49.577159729999998" table:style-name="ce18">
            <text:p>-49,5771597</text:p>
          </table:table-cell>
          <table:table-cell office:value-type="float" office:value="821.33100000000002" table:style-name="ce19">
            <text:p>821,3310</text:p>
          </table:table-cell>
          <table:table-cell office:value-type="float" office:value="811.25599999999997" table:style-name="ce20">
            <text:p>811,256</text:p>
          </table:table-cell>
          <table:table-cell office:value-type="float" office:value="-10.075000000000045" table:formula="of:=[.H111]-[.G111]" table:style-name="ce21">
            <text:p>-10,08</text:p>
          </table:table-cell>
          <table:table-cell office:value-type="float" office:value="-10.122" table:style-name="ce22">
            <text:p>-10,12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4.6999999999954412E-2" table:formula="of:=[.I111]-([.J111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326T</text:p>
          </table:table-cell>
          <table:table-cell office:value-type="string" table:style-name="ce27">
            <text:p>92911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GO</text:p>
          </table:table-cell>
          <table:table-cell office:value-type="float" office:value="-16.757260769999998" table:style-name="ce30">
            <text:p>-16,7572608</text:p>
          </table:table-cell>
          <table:table-cell office:value-type="float" office:value="-49.125002940000002" table:style-name="ce30">
            <text:p>-49,1250029</text:p>
          </table:table-cell>
          <table:table-cell office:value-type="float" office:value="743.81889999999999" table:style-name="ce31">
            <text:p>743,8189</text:p>
          </table:table-cell>
          <table:table-cell office:value-type="float" office:value="733.11500000000001" table:style-name="ce32">
            <text:p>733,115</text:p>
          </table:table-cell>
          <table:table-cell office:value-type="float" office:value="-10.703899999999976" table:formula="of:=[.H112]-[.G112]" table:style-name="ce33">
            <text:p>-10,70</text:p>
          </table:table-cell>
          <table:table-cell office:value-type="float" office:value="-10.567" table:style-name="ce33">
            <text:p>-10,57</text:p>
          </table:table-cell>
          <table:table-cell office:value-type="float" office:value="4.9000000000000002E-2" table:style-name="ce33">
            <text:p>0,05</text:p>
          </table:table-cell>
          <table:table-cell office:value-type="float" office:value="-0.13689999999997582" table:formula="of:=[.I112]-([.J112])" table:style-name="ce3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26Z</text:p>
          </table:table-cell>
          <table:table-cell office:value-type="string" table:style-name="ce15">
            <text:p>9291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81671497" table:style-name="ce18">
            <text:p>-16,8167150</text:p>
          </table:table-cell>
          <table:table-cell office:value-type="float" office:value="-49.055719590000002" table:style-name="ce18">
            <text:p>-49,0557196</text:p>
          </table:table-cell>
          <table:table-cell office:value-type="float" office:value="716.471" table:style-name="ce19">
            <text:p>716,4710</text:p>
          </table:table-cell>
          <table:table-cell office:value-type="float" office:value="705.59" table:style-name="ce20">
            <text:p>705,590</text:p>
          </table:table-cell>
          <table:table-cell office:value-type="float" office:value="-10.880999999999972" table:formula="of:=[.H113]-[.G113]" table:style-name="ce21">
            <text:p>-10,88</text:p>
          </table:table-cell>
          <table:table-cell office:value-type="float" office:value="-10.805999999999999" table:style-name="ce22">
            <text:p>-10,81</text:p>
          </table:table-cell>
          <table:table-cell office:value-type="float" office:value="0.05" table:style-name="ce22">
            <text:p>0,05</text:p>
          </table:table-cell>
          <table:table-cell office:value-type="float" office:value="-7.4999999999972644E-2" table:formula="of:=[.I113]-([.J113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7S</text:p>
          </table:table-cell>
          <table:table-cell office:value-type="string" table:style-name="ce15">
            <text:p>9291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7927906" table:style-name="ce18">
            <text:p>-16,7927906</text:p>
          </table:table-cell>
          <table:table-cell office:value-type="float" office:value="-49.50635441" table:style-name="ce18">
            <text:p>-49,5063544</text:p>
          </table:table-cell>
          <table:table-cell office:value-type="float" office:value="792.06610000000001" table:style-name="ce19">
            <text:p>792,0661</text:p>
          </table:table-cell>
          <table:table-cell office:value-type="float" office:value="782.31299999999999" table:style-name="ce20">
            <text:p>782,313</text:p>
          </table:table-cell>
          <table:table-cell office:value-type="float" office:value="-9.7531000000000176" table:formula="of:=[.H114]-[.G114]" table:style-name="ce21">
            <text:p>-9,75</text:p>
          </table:table-cell>
          <table:table-cell office:value-type="float" office:value="-9.7609999999999992" table:style-name="ce22">
            <text:p>-9,76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7.8999999999815884E-3" table:formula="of:=[.I114]-([.J11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2B</text:p>
          </table:table-cell>
          <table:table-cell office:value-type="string" table:style-name="ce15">
            <text:p>9291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625016479999999" table:style-name="ce18">
            <text:p>-16,6250165</text:p>
          </table:table-cell>
          <table:table-cell office:value-type="float" office:value="-49.065207039999997" table:style-name="ce18">
            <text:p>-49,0652070</text:p>
          </table:table-cell>
          <table:table-cell office:value-type="float" office:value="904.25959999999998" table:style-name="ce19">
            <text:p>904,2596</text:p>
          </table:table-cell>
          <table:table-cell office:value-type="float" office:value="893.96900000000005" table:style-name="ce20">
            <text:p>893,969</text:p>
          </table:table-cell>
          <table:table-cell office:value-type="float" office:value="-10.290599999999927" table:formula="of:=[.H115]-[.G115]" table:style-name="ce21">
            <text:p>-10,29</text:p>
          </table:table-cell>
          <table:table-cell office:value-type="float" office:value="-10.281000000000001" table:style-name="ce22">
            <text:p>-10,28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9.5999999999261121E-3" table:formula="of:=[.I115]-([.J115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1V</text:p>
          </table:table-cell>
          <table:table-cell office:value-type="string" table:style-name="ce15">
            <text:p>9291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619810340000001" table:style-name="ce18">
            <text:p>-16,6198103</text:p>
          </table:table-cell>
          <table:table-cell office:value-type="float" office:value="-48.969135119999997" table:style-name="ce18">
            <text:p>-48,9691351</text:p>
          </table:table-cell>
          <table:table-cell office:value-type="float" office:value="939.06290000000001" table:style-name="ce19">
            <text:p>939,0629</text:p>
          </table:table-cell>
          <table:table-cell office:value-type="float" office:value="928.61199999999997" table:style-name="ce20">
            <text:p>928,612</text:p>
          </table:table-cell>
          <table:table-cell office:value-type="float" office:value="-10.450900000000047" table:formula="of:=[.H116]-[.G116]" table:style-name="ce21">
            <text:p>-10,45</text:p>
          </table:table-cell>
          <table:table-cell office:value-type="float" office:value="-10.507" table:style-name="ce22">
            <text:p>-10,51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5.6099999999952743E-2" table:formula="of:=[.I116]-([.J116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27G</text:p>
          </table:table-cell>
          <table:table-cell office:value-type="string" table:style-name="ce15">
            <text:p>9291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89663698" table:style-name="ce18">
            <text:p>-16,8966370</text:p>
          </table:table-cell>
          <table:table-cell office:value-type="float" office:value="-48.987759070000003" table:style-name="ce18">
            <text:p>-48,9877591</text:p>
          </table:table-cell>
          <table:table-cell office:value-type="float" office:value="787.8827" table:style-name="ce19">
            <text:p>787,8827</text:p>
          </table:table-cell>
          <table:table-cell office:value-type="float" office:value="776.71699999999998" table:style-name="ce20">
            <text:p>776,717</text:p>
          </table:table-cell>
          <table:table-cell office:value-type="float" office:value="-11.165700000000015" table:formula="of:=[.H117]-[.G117]" table:style-name="ce21">
            <text:p>-11,17</text:p>
          </table:table-cell>
          <table:table-cell office:value-type="float" office:value="-11.132999999999999" table:style-name="ce22">
            <text:p>-11,13</text:p>
          </table:table-cell>
          <table:table-cell office:value-type="float" office:value="5.5E-2" table:style-name="ce22">
            <text:p>0,06</text:p>
          </table:table-cell>
          <table:table-cell office:value-type="float" office:value="-3.2700000000016161E-2" table:formula="of:=[.I117]-([.J117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8T</text:p>
          </table:table-cell>
          <table:table-cell office:value-type="string" table:style-name="ce15">
            <text:p>9291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7.020830159999999" table:style-name="ce18">
            <text:p>-17,0208302</text:p>
          </table:table-cell>
          <table:table-cell office:value-type="float" office:value="-49.222034450000002" table:style-name="ce18">
            <text:p>-49,2220345</text:p>
          </table:table-cell>
          <table:table-cell office:value-type="float" office:value="766.0213" table:style-name="ce19">
            <text:p>766,0213</text:p>
          </table:table-cell>
          <table:table-cell office:value-type="float" office:value="755.01400000000001" table:style-name="ce20">
            <text:p>755,014</text:p>
          </table:table-cell>
          <table:table-cell office:value-type="float" office:value="-11.007299999999987" table:formula="of:=[.H118]-[.G118]" table:style-name="ce21">
            <text:p>-11,01</text:p>
          </table:table-cell>
          <table:table-cell office:value-type="float" office:value="-10.938000000000001" table:style-name="ce22">
            <text:p>-10,94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6.9299999999985928E-2" table:formula="of:=[.I118]-([.J118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08M</text:p>
          </table:table-cell>
          <table:table-cell office:value-type="string" table:style-name="ce15">
            <text:p>9291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6.935033399999998" table:style-name="ce18">
            <text:p>-16,9350334</text:p>
          </table:table-cell>
          <table:table-cell office:value-type="float" office:value="-49.252702339999999" table:style-name="ce18">
            <text:p>-49,2527023</text:p>
          </table:table-cell>
          <table:table-cell office:value-type="float" office:value="903.33050000000003" table:style-name="ce19">
            <text:p>903,3305</text:p>
          </table:table-cell>
          <table:table-cell office:value-type="float" office:value="892.71199999999999" table:style-name="ce20">
            <text:p>892,712</text:p>
          </table:table-cell>
          <table:table-cell office:value-type="float" office:value="-10.61850000000004" table:formula="of:=[.H119]-[.G119]" table:style-name="ce21">
            <text:p>-10,62</text:p>
          </table:table-cell>
          <table:table-cell office:value-type="float" office:value="-10.701000000000001" table:style-name="ce22">
            <text:p>-10,70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8.2499999999960494E-2" table:formula="of:=[.I119]-([.J119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9B</text:p>
          </table:table-cell>
          <table:table-cell office:value-type="string" table:style-name="ce15">
            <text:p>9292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321232630000001" table:style-name="ce18">
            <text:p>-14,3212326</text:p>
          </table:table-cell>
          <table:table-cell office:value-type="float" office:value="-48.16998031" table:style-name="ce18">
            <text:p>-48,1699803</text:p>
          </table:table-cell>
          <table:table-cell office:value-type="float" office:value="514.37580000000003" table:style-name="ce19">
            <text:p>514,3758</text:p>
          </table:table-cell>
          <table:table-cell office:value-type="float" office:value="498.91899999999998" table:style-name="ce20">
            <text:p>498,919</text:p>
          </table:table-cell>
          <table:table-cell office:value-type="float" office:value="-15.456800000000044" table:formula="of:=[.H120]-[.G120]" table:style-name="ce21">
            <text:p>-15,46</text:p>
          </table:table-cell>
          <table:table-cell office:value-type="float" office:value="-15.481" table:style-name="ce22">
            <text:p>-15,48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2.4199999999956034E-2" table:formula="of:=[.I120]-([.J120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75X</text:p>
          </table:table-cell>
          <table:table-cell office:value-type="string" table:style-name="ce15">
            <text:p>9293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102870190000001" table:style-name="ce18">
            <text:p>-15,1028702</text:p>
          </table:table-cell>
          <table:table-cell office:value-type="float" office:value="-48.230510629999998" table:style-name="ce18">
            <text:p>-48,2305106</text:p>
          </table:table-cell>
          <table:table-cell office:value-type="float" office:value="609.50779999999997" table:style-name="ce19">
            <text:p>609,5078</text:p>
          </table:table-cell>
          <table:table-cell office:value-type="float" office:value="594.90300000000002" table:style-name="ce20">
            <text:p>594,903</text:p>
          </table:table-cell>
          <table:table-cell office:value-type="float" office:value="-14.604799999999955" table:formula="of:=[.H121]-[.G121]" table:style-name="ce21">
            <text:p>-14,60</text:p>
          </table:table-cell>
          <table:table-cell office:value-type="float" office:value="-14.512" table:style-name="ce22">
            <text:p>-14,51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9.2799999999954252E-2" table:formula="of:=[.I121]-([.J121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76U</text:p>
          </table:table-cell>
          <table:table-cell office:value-type="string" table:style-name="ce15">
            <text:p>9293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986313020000001" table:style-name="ce18">
            <text:p>-14,9863130</text:p>
          </table:table-cell>
          <table:table-cell office:value-type="float" office:value="-47.996741370000002" table:style-name="ce18">
            <text:p>-47,9967414</text:p>
          </table:table-cell>
          <table:table-cell office:value-type="float" office:value="852.12279999999998" table:style-name="ce19">
            <text:p>852,1228</text:p>
          </table:table-cell>
          <table:table-cell office:value-type="float" office:value="837.62199999999996" table:style-name="ce20">
            <text:p>837,622</text:p>
          </table:table-cell>
          <table:table-cell office:value-type="float" office:value="-14.500800000000027" table:formula="of:=[.H122]-[.G122]" table:style-name="ce21">
            <text:p>-14,50</text:p>
          </table:table-cell>
          <table:table-cell office:value-type="float" office:value="-14.5" table:style-name="ce22">
            <text:p>-14,50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8.0000000002655725E-4" table:formula="of:=[.I122]-([.J12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9F</text:p>
          </table:table-cell>
          <table:table-cell office:value-type="string" table:style-name="ce15">
            <text:p>9293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2298767" table:style-name="ce18">
            <text:p>-14,2298767</text:p>
          </table:table-cell>
          <table:table-cell office:value-type="float" office:value="-48.144070050000003" table:style-name="ce18">
            <text:p>-48,1440701</text:p>
          </table:table-cell>
          <table:table-cell office:value-type="float" office:value="550.63430000000005" table:style-name="ce19">
            <text:p>550,6343</text:p>
          </table:table-cell>
          <table:table-cell office:value-type="float" office:value="535.19899999999996" table:style-name="ce20">
            <text:p>535,199</text:p>
          </table:table-cell>
          <table:table-cell office:value-type="float" office:value="-15.435300000000097" table:formula="of:=[.H123]-[.G123]" table:style-name="ce21">
            <text:p>-15,44</text:p>
          </table:table-cell>
          <table:table-cell office:value-type="float" office:value="-15.477" table:style-name="ce22">
            <text:p>-15,48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4.1699999999902815E-2" table:formula="of:=[.I123]-([.J123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8U</text:p>
          </table:table-cell>
          <table:table-cell office:value-type="string" table:style-name="ce15">
            <text:p>9293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41843969" table:style-name="ce18">
            <text:p>-14,4184397</text:p>
          </table:table-cell>
          <table:table-cell office:value-type="float" office:value="-48.230477090000001" table:style-name="ce18">
            <text:p>-48,2304771</text:p>
          </table:table-cell>
          <table:table-cell office:value-type="float" office:value="478.05040000000002" table:style-name="ce19">
            <text:p>478,0504</text:p>
          </table:table-cell>
          <table:table-cell office:value-type="float" office:value="462.75400000000002" table:style-name="ce20">
            <text:p>462,754</text:p>
          </table:table-cell>
          <table:table-cell office:value-type="float" office:value="-15.296400000000006" table:formula="of:=[.H124]-[.G124]" table:style-name="ce21">
            <text:p>-15,30</text:p>
          </table:table-cell>
          <table:table-cell office:value-type="float" office:value="-15.292" table:style-name="ce22">
            <text:p>-15,29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4.4000000000057327E-3" table:formula="of:=[.I124]-([.J124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70H</text:p>
          </table:table-cell>
          <table:table-cell office:value-type="string" table:style-name="ce15">
            <text:p>9293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22731347" table:style-name="ce18">
            <text:p>-14,2273135</text:p>
          </table:table-cell>
          <table:table-cell office:value-type="float" office:value="-47.893748799999997" table:style-name="ce18">
            <text:p>-47,8937488</text:p>
          </table:table-cell>
          <table:table-cell office:value-type="float" office:value="699.60400000000004" table:style-name="ce19">
            <text:p>699,6040</text:p>
          </table:table-cell>
          <table:table-cell office:value-type="float" office:value="683.94299999999998" table:style-name="ce20">
            <text:p>683,943</text:p>
          </table:table-cell>
          <table:table-cell office:value-type="float" office:value="-15.661000000000058" table:formula="of:=[.H125]-[.G125]" table:style-name="ce21">
            <text:p>-15,66</text:p>
          </table:table-cell>
          <table:table-cell office:value-type="float" office:value="-15.599" table:style-name="ce22">
            <text:p>-15,60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6.2000000000058009E-2" table:formula="of:=[.I125]-([.J12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364S</text:p>
          </table:table-cell>
          <table:table-cell office:value-type="string" table:style-name="ce27">
            <text:p>92936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GO</text:p>
          </table:table-cell>
          <table:table-cell office:value-type="float" office:value="-14.475222990000001" table:style-name="ce30">
            <text:p>-14,4752230</text:p>
          </table:table-cell>
          <table:table-cell office:value-type="float" office:value="-47.095189810000001" table:style-name="ce30">
            <text:p>-47,0951898</text:p>
          </table:table-cell>
          <table:table-cell office:value-type="float" office:value="455.88560000000001" table:style-name="ce31">
            <text:p>455,8856</text:p>
          </table:table-cell>
          <table:table-cell office:value-type="float" office:value="439.04599999999999" table:style-name="ce32">
            <text:p>439,046</text:p>
          </table:table-cell>
          <table:table-cell office:value-type="float" office:value="-16.839600000000019" table:formula="of:=[.H126]-[.G126]" table:style-name="ce33">
            <text:p>-16,84</text:p>
          </table:table-cell>
          <table:table-cell office:value-type="float" office:value="-16.702999999999999" table:style-name="ce33">
            <text:p>-16,70</text:p>
          </table:table-cell>
          <table:table-cell office:value-type="float" office:value="6.2E-2" table:style-name="ce33">
            <text:p>0,06</text:p>
          </table:table-cell>
          <table:table-cell office:value-type="float" office:value="-0.13660000000001915" table:formula="of:=[.I126]-([.J126])" table:style-name="ce3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365N</text:p>
          </table:table-cell>
          <table:table-cell office:value-type="string" table:style-name="ce27">
            <text:p>92937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GO</text:p>
          </table:table-cell>
          <table:table-cell office:value-type="float" office:value="-14.58984485" table:style-name="ce30">
            <text:p>-14,5898449</text:p>
          </table:table-cell>
          <table:table-cell office:value-type="float" office:value="-47.270673989999999" table:style-name="ce30">
            <text:p>-47,2706740</text:p>
          </table:table-cell>
          <table:table-cell office:value-type="float" office:value="483.68779999999998" table:style-name="ce31">
            <text:p>483,6878</text:p>
          </table:table-cell>
          <table:table-cell office:value-type="float" office:value="467.19400000000002" table:style-name="ce32">
            <text:p>467,194</text:p>
          </table:table-cell>
          <table:table-cell office:value-type="float" office:value="-16.493799999999965" table:formula="of:=[.H127]-[.G127]" table:style-name="ce33">
            <text:p>-16,49</text:p>
          </table:table-cell>
          <table:table-cell office:value-type="float" office:value="-16.37" table:style-name="ce33">
            <text:p>-16,37</text:p>
          </table:table-cell>
          <table:table-cell office:value-type="float" office:value="6.2E-2" table:style-name="ce33">
            <text:p>0,06</text:p>
          </table:table-cell>
          <table:table-cell office:value-type="float" office:value="-0.12379999999996372" table:formula="of:=[.I127]-([.J127])" table:style-name="ce3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67L</text:p>
          </table:table-cell>
          <table:table-cell office:value-type="string" table:style-name="ce15">
            <text:p>9293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07761986" table:style-name="ce18">
            <text:p>-14,0776199</text:p>
          </table:table-cell>
          <table:table-cell office:value-type="float" office:value="-47.108837049999998" table:style-name="ce18">
            <text:p>-47,1088371</text:p>
          </table:table-cell>
          <table:table-cell office:value-type="float" office:value="458.12439999999998" table:style-name="ce19">
            <text:p>458,1244</text:p>
          </table:table-cell>
          <table:table-cell office:value-type="float" office:value="441.334" table:style-name="ce20">
            <text:p>441,334</text:p>
          </table:table-cell>
          <table:table-cell office:value-type="float" office:value="-16.790399999999977" table:formula="of:=[.H128]-[.G128]" table:style-name="ce21">
            <text:p>-16,79</text:p>
          </table:table-cell>
          <table:table-cell office:value-type="float" office:value="-16.715" table:style-name="ce22">
            <text:p>-16,72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7.5399999999977041E-2" table:formula="of:=[.I128]-([.J128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00N</text:p>
          </table:table-cell>
          <table:table-cell office:value-type="string" table:style-name="ce15">
            <text:p>9293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4.0806965" table:style-name="ce18">
            <text:p>-14,0806965</text:p>
          </table:table-cell>
          <table:table-cell office:value-type="float" office:value="-47.309079259999997" table:style-name="ce18">
            <text:p>-47,3090793</text:p>
          </table:table-cell>
          <table:table-cell office:value-type="float" office:value="646.34410000000003" table:style-name="ce19">
            <text:p>646,3441</text:p>
          </table:table-cell>
          <table:table-cell office:value-type="float" office:value="630.10299999999995" table:style-name="ce20">
            <text:p>630,103</text:p>
          </table:table-cell>
          <table:table-cell office:value-type="float" office:value="-16.241100000000074" table:formula="of:=[.H129]-[.G129]" table:style-name="ce21">
            <text:p>-16,24</text:p>
          </table:table-cell>
          <table:table-cell office:value-type="float" office:value="-16.291" table:style-name="ce22">
            <text:p>-16,29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4.9899999999926337E-2" table:formula="of:=[.I129]-([.J129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366M</text:p>
          </table:table-cell>
          <table:table-cell office:value-type="string" table:style-name="ce27">
            <text:p>92940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GO</text:p>
          </table:table-cell>
          <table:table-cell office:value-type="float" office:value="-14.705349679999999" table:style-name="ce30">
            <text:p>-14,7053497</text:p>
          </table:table-cell>
          <table:table-cell office:value-type="float" office:value="-47.525159840000001" table:style-name="ce30">
            <text:p>-47,5251598</text:p>
          </table:table-cell>
          <table:table-cell office:value-type="float" office:value="1001.0578" table:style-name="ce31">
            <text:p>1001,0578</text:p>
          </table:table-cell>
          <table:table-cell office:value-type="float" office:value="985.87300000000005" table:style-name="ce32">
            <text:p>985,873</text:p>
          </table:table-cell>
          <table:table-cell office:value-type="float" office:value="-15.184799999999996" table:formula="of:=[.H130]-[.G130]" table:style-name="ce33">
            <text:p>-15,18</text:p>
          </table:table-cell>
          <table:table-cell office:value-type="float" office:value="-15.339" table:style-name="ce33">
            <text:p>-15,34</text:p>
          </table:table-cell>
          <table:table-cell office:value-type="float" office:value="6.5000000000000002E-2" table:style-name="ce33">
            <text:p>0,07</text:p>
          </table:table-cell>
          <table:table-cell office:value-type="float" office:value="0.15420000000000478" table:formula="of:=[.I130]-([.J130])" table:style-name="ce33">
            <text:p>0,1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1703J</text:p>
          </table:table-cell>
          <table:table-cell office:value-type="string" table:style-name="ce35">
            <text:p>92941</text:p>
          </table:table-cell>
          <table:table-cell office:value-type="string" table:style-name="ce36">
            <text:p>CENTRO-OESTE</text:p>
          </table:table-cell>
          <table:table-cell office:value-type="string" table:style-name="ce37">
            <text:p>GO</text:p>
          </table:table-cell>
          <table:table-cell office:value-type="float" office:value="-13.9689871" table:style-name="ce38">
            <text:p>-13,9689871</text:p>
          </table:table-cell>
          <table:table-cell office:value-type="float" office:value="-47.484568449999998" table:style-name="ce38">
            <text:p>-47,4845685</text:p>
          </table:table-cell>
          <table:table-cell office:value-type="float" office:value="1539.2203999999999" table:style-name="ce39">
            <text:p>1539,2204</text:p>
          </table:table-cell>
          <table:table-cell office:value-type="float" office:value="1523.7940000000001" table:style-name="ce40">
            <text:p>1523,794</text:p>
          </table:table-cell>
          <table:table-cell office:value-type="float" office:value="-15.42639999999983" table:formula="of:=[.H131]-[.G131]" table:style-name="ce41">
            <text:p>-15,43</text:p>
          </table:table-cell>
          <table:table-cell office:value-type="float" office:value="-15.750999999999999" table:style-name="ce41">
            <text:p>-15,75</text:p>
          </table:table-cell>
          <table:table-cell office:value-type="float" office:value="7.1999999999999995E-2" table:style-name="ce41">
            <text:p>0,07</text:p>
          </table:table-cell>
          <table:table-cell office:value-type="float" office:value="0.32460000000016898" table:formula="of:=[.I131]-([.J131])" table:style-name="ce41">
            <text:p>0,3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50V</text:p>
          </table:table-cell>
          <table:table-cell office:value-type="string" table:style-name="ce15">
            <text:p>9294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3.21544315" table:style-name="ce18">
            <text:p>-13,2154432</text:p>
          </table:table-cell>
          <table:table-cell office:value-type="float" office:value="-48.207321579999999" table:style-name="ce18">
            <text:p>-48,2073216</text:p>
          </table:table-cell>
          <table:table-cell office:value-type="float" office:value="345.96539999999999" table:style-name="ce19">
            <text:p>345,9654</text:p>
          </table:table-cell>
          <table:table-cell office:value-type="float" office:value="331.50700000000001" table:style-name="ce20">
            <text:p>331,507</text:p>
          </table:table-cell>
          <table:table-cell office:value-type="float" office:value="-14.458399999999983" table:formula="of:=[.H132]-[.G132]" table:style-name="ce21">
            <text:p>-14,46</text:p>
          </table:table-cell>
          <table:table-cell office:value-type="float" office:value="-14.397" table:style-name="ce22">
            <text:p>-14,40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6.1399999999983024E-2" table:formula="of:=[.I132]-([.J132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63N</text:p>
          </table:table-cell>
          <table:table-cell office:value-type="string" table:style-name="ce15">
            <text:p>9965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72968861" table:style-name="ce18">
            <text:p>-15,7296886</text:p>
          </table:table-cell>
          <table:table-cell office:value-type="float" office:value="-48.248113629999999" table:style-name="ce18">
            <text:p>-48,2481136</text:p>
          </table:table-cell>
          <table:table-cell office:value-type="float" office:value="1158.4033999999999" table:style-name="ce19">
            <text:p>1158,4034</text:p>
          </table:table-cell>
          <table:table-cell office:value-type="float" office:value="1146.011" table:style-name="ce20">
            <text:p>1146,011</text:p>
          </table:table-cell>
          <table:table-cell office:value-type="float" office:value="-12.392399999999952" table:formula="of:=[.H133]-[.G133]" table:style-name="ce21">
            <text:p>-12,39</text:p>
          </table:table-cell>
          <table:table-cell office:value-type="float" office:value="-12.419" table:style-name="ce22">
            <text:p>-12,42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2.6600000000048141E-2" table:formula="of:=[.I133]-([.J133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62V</text:p>
          </table:table-cell>
          <table:table-cell office:value-type="string" table:style-name="ce15">
            <text:p>9969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GO</text:p>
          </table:table-cell>
          <table:table-cell office:value-type="float" office:value="-15.55233355" table:style-name="ce18">
            <text:p>-15,5523336</text:p>
          </table:table-cell>
          <table:table-cell office:value-type="float" office:value="-47.280959369999998" table:style-name="ce18">
            <text:p>-47,2809594</text:p>
          </table:table-cell>
          <table:table-cell office:value-type="float" office:value="933.85599999999999" table:style-name="ce19">
            <text:p>933,8560</text:p>
          </table:table-cell>
          <table:table-cell office:value-type="float" office:value="920.08299999999997" table:style-name="ce20">
            <text:p>920,083</text:p>
          </table:table-cell>
          <table:table-cell office:value-type="float" office:value="-13.773000000000025" table:formula="of:=[.H134]-[.G134]" table:style-name="ce21">
            <text:p>-13,77</text:p>
          </table:table-cell>
          <table:table-cell office:value-type="float" office:value="-13.766999999999999" table:style-name="ce22">
            <text:p>-13,77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6.0000000000250964E-3" table:formula="of:=[.I134]-([.J134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1H</text:p>
          </table:table-cell>
          <table:table-cell office:value-type="string" table:style-name="ce15">
            <text:p>9001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483897389999999" table:style-name="ce18">
            <text:p>-20,4838974</text:p>
          </table:table-cell>
          <table:table-cell office:value-type="float" office:value="-54.787597329999997" table:style-name="ce18">
            <text:p>-54,7875973</text:p>
          </table:table-cell>
          <table:table-cell office:value-type="float" office:value="528.94389999999999" table:style-name="ce19">
            <text:p>528,9439</text:p>
          </table:table-cell>
          <table:table-cell office:value-type="float" office:value="531.33100000000002" table:style-name="ce20">
            <text:p>531,331</text:p>
          </table:table-cell>
          <table:table-cell office:value-type="float" office:value="2.3871000000000322" table:formula="of:=[.H135]-[.G135]" table:style-name="ce21">
            <text:p>2,39</text:p>
          </table:table-cell>
          <table:table-cell office:value-type="float" office:value="2.3660000000000001" table:style-name="ce22">
            <text:p>2,37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2.1100000000032093E-2" table:formula="of:=[.I135]-([.J13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01B</text:p>
          </table:table-cell>
          <table:table-cell office:value-type="string" table:style-name="ce15">
            <text:p>9128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051989259999999" table:style-name="ce18">
            <text:p>-20,0519893</text:p>
          </table:table-cell>
          <table:table-cell office:value-type="float" office:value="-51.84611185" table:style-name="ce18">
            <text:p>-51,8461119</text:p>
          </table:table-cell>
          <table:table-cell office:value-type="float" office:value="482.0634" table:style-name="ce19">
            <text:p>482,0634</text:p>
          </table:table-cell>
          <table:table-cell office:value-type="float" office:value="475.34199999999998" table:style-name="ce20">
            <text:p>475,342</text:p>
          </table:table-cell>
          <table:table-cell office:value-type="float" office:value="-6.7214000000000169" table:formula="of:=[.H136]-[.G136]" table:style-name="ce21">
            <text:p>-6,72</text:p>
          </table:table-cell>
          <table:table-cell office:value-type="float" office:value="-6.7169999999999996" table:style-name="ce22">
            <text:p>-6,72</text:p>
          </table:table-cell>
          <table:table-cell office:value-type="float" office:value="7.8E-2" table:style-name="ce22">
            <text:p>0,08</text:p>
          </table:table-cell>
          <table:table-cell office:value-type="float" office:value="-4.400000000017279E-3" table:formula="of:=[.I136]-([.J13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55X</text:p>
          </table:table-cell>
          <table:table-cell office:value-type="string" table:style-name="ce15">
            <text:p>9128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55540487" table:style-name="ce18">
            <text:p>-20,5554049</text:p>
          </table:table-cell>
          <table:table-cell office:value-type="float" office:value="-52.499939859999998" table:style-name="ce18">
            <text:p>-52,4999399</text:p>
          </table:table-cell>
          <table:table-cell office:value-type="float" office:value="323.23840000000001" table:style-name="ce19">
            <text:p>323,2384</text:p>
          </table:table-cell>
          <table:table-cell office:value-type="float" office:value="317.67899999999997" table:style-name="ce20">
            <text:p>317,679</text:p>
          </table:table-cell>
          <table:table-cell office:value-type="float" office:value="-5.5594000000000392" table:formula="of:=[.H137]-[.G137]" table:style-name="ce21">
            <text:p>-5,56</text:p>
          </table:table-cell>
          <table:table-cell office:value-type="float" office:value="-5.5460000000000003" table:style-name="ce22">
            <text:p>-5,55</text:p>
          </table:table-cell>
          <table:table-cell office:value-type="float" office:value="7.8E-2" table:style-name="ce22">
            <text:p>0,08</text:p>
          </table:table-cell>
          <table:table-cell office:value-type="float" office:value="-1.3400000000038936E-2" table:formula="of:=[.I137]-([.J137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05J</text:p>
          </table:table-cell>
          <table:table-cell office:value-type="string" table:style-name="ce15">
            <text:p>9129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616084109999999" table:style-name="ce18">
            <text:p>-19,6160841</text:p>
          </table:table-cell>
          <table:table-cell office:value-type="float" office:value="-52.509998639999999" table:style-name="ce18">
            <text:p>-52,5099986</text:p>
          </table:table-cell>
          <table:table-cell office:value-type="float" office:value="379.3614" table:style-name="ce19">
            <text:p>379,3614</text:p>
          </table:table-cell>
          <table:table-cell office:value-type="float" office:value="373.25200000000001" table:style-name="ce20">
            <text:p>373,252</text:p>
          </table:table-cell>
          <table:table-cell office:value-type="float" office:value="-6.1093999999999937" table:formula="of:=[.H138]-[.G138]" table:style-name="ce21">
            <text:p>-6,11</text:p>
          </table:table-cell>
          <table:table-cell office:value-type="float" office:value="-6.0570000000000004" table:style-name="ce22">
            <text:p>-6,06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5.2399999999993341E-2" table:formula="of:=[.I138]-([.J138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58Y</text:p>
          </table:table-cell>
          <table:table-cell office:value-type="string" table:style-name="ce15">
            <text:p>9129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42918221" table:style-name="ce18">
            <text:p>-20,4291822</text:p>
          </table:table-cell>
          <table:table-cell office:value-type="float" office:value="-55.319199930000003" table:style-name="ce18">
            <text:p>-55,3191999</text:p>
          </table:table-cell>
          <table:table-cell office:value-type="float" office:value="194.91489999999999" table:style-name="ce19">
            <text:p>194,9149</text:p>
          </table:table-cell>
          <table:table-cell office:value-type="float" office:value="199.59299999999999" table:style-name="ce20">
            <text:p>199,593</text:p>
          </table:table-cell>
          <table:table-cell office:value-type="float" office:value="4.6781000000000006" table:formula="of:=[.H139]-[.G139]" table:style-name="ce21">
            <text:p>4,68</text:p>
          </table:table-cell>
          <table:table-cell office:value-type="float" office:value="4.5279999999999996" table:style-name="ce22">
            <text:p>4,53</text:p>
          </table:table-cell>
          <table:table-cell office:value-type="float" office:value="7.8E-2" table:style-name="ce22">
            <text:p>0,08</text:p>
          </table:table-cell>
          <table:table-cell office:value-type="float" office:value="0.15010000000000101" table:formula="of:=[.I139]-([.J139])" table:style-name="ce23">
            <text:p>0,1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13J</text:p>
          </table:table-cell>
          <table:table-cell office:value-type="string" table:style-name="ce15">
            <text:p>9129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712519530000002" table:style-name="ce18">
            <text:p>-19,7125195</text:p>
          </table:table-cell>
          <table:table-cell office:value-type="float" office:value="-55.411217059999998" table:style-name="ce18">
            <text:p>-55,4112171</text:p>
          </table:table-cell>
          <table:table-cell office:value-type="float" office:value="138.85210000000001" table:style-name="ce19">
            <text:p>138,8521</text:p>
          </table:table-cell>
          <table:table-cell office:value-type="float" office:value="144.25899999999999" table:style-name="ce20">
            <text:p>144,259</text:p>
          </table:table-cell>
          <table:table-cell office:value-type="float" office:value="5.4068999999999789" table:formula="of:=[.H140]-[.G140]" table:style-name="ce21">
            <text:p>5,41</text:p>
          </table:table-cell>
          <table:table-cell office:value-type="float" office:value="5.3789999999999996" table:style-name="ce22">
            <text:p>5,38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2.7899999999979386E-2" table:formula="of:=[.I140]-([.J140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14C</text:p>
          </table:table-cell>
          <table:table-cell office:value-type="string" table:style-name="ce15">
            <text:p>9129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06224632" table:style-name="ce18">
            <text:p>-20,0622463</text:p>
          </table:table-cell>
          <table:table-cell office:value-type="float" office:value="-55.636425269999997" table:style-name="ce18">
            <text:p>-55,6364253</text:p>
          </table:table-cell>
          <table:table-cell office:value-type="float" office:value="152.31139999999999" table:style-name="ce19">
            <text:p>152,3114</text:p>
          </table:table-cell>
          <table:table-cell office:value-type="float" office:value="158.58199999999999" table:style-name="ce20">
            <text:p>158,582</text:p>
          </table:table-cell>
          <table:table-cell office:value-type="float" office:value="6.2706000000000017" table:formula="of:=[.H141]-[.G141]" table:style-name="ce21">
            <text:p>6,27</text:p>
          </table:table-cell>
          <table:table-cell office:value-type="float" office:value="6.3250000000000002" table:style-name="ce22">
            <text:p>6,33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5.439999999999845E-2" table:formula="of:=[.I141]-([.J141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07X</text:p>
          </table:table-cell>
          <table:table-cell office:value-type="string" table:style-name="ce15">
            <text:p>9129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791600649999999" table:style-name="ce18">
            <text:p>-19,7916007</text:p>
          </table:table-cell>
          <table:table-cell office:value-type="float" office:value="-54.367432870000002" table:style-name="ce18">
            <text:p>-54,3674329</text:p>
          </table:table-cell>
          <table:table-cell office:value-type="float" office:value="619.49490000000003" table:style-name="ce19">
            <text:p>619,4949</text:p>
          </table:table-cell>
          <table:table-cell office:value-type="float" office:value="619.95100000000002" table:style-name="ce20">
            <text:p>619,951</text:p>
          </table:table-cell>
          <table:table-cell office:value-type="float" office:value="0.45609999999999218" table:formula="of:=[.H142]-[.G142]" table:style-name="ce21">
            <text:p>0,46</text:p>
          </table:table-cell>
          <table:table-cell office:value-type="float" office:value="0.56399999999999995" table:style-name="ce22">
            <text:p>0,56</text:p>
          </table:table-cell>
          <table:table-cell office:value-type="float" office:value="7.8E-2" table:style-name="ce22">
            <text:p>0,08</text:p>
          </table:table-cell>
          <table:table-cell office:value-type="float" office:value="-0.10790000000000777" table:formula="of:=[.I142]-([.J142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08N</text:p>
          </table:table-cell>
          <table:table-cell office:value-type="string" table:style-name="ce15">
            <text:p>9129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099061450000001" table:style-name="ce18">
            <text:p>-20,0990615</text:p>
          </table:table-cell>
          <table:table-cell office:value-type="float" office:value="-54.438104639999999" table:style-name="ce18">
            <text:p>-54,4381046</text:p>
          </table:table-cell>
          <table:table-cell office:value-type="float" office:value="551.82090000000005" table:style-name="ce19">
            <text:p>551,8209</text:p>
          </table:table-cell>
          <table:table-cell office:value-type="float" office:value="552.75" table:style-name="ce20">
            <text:p>552,750</text:p>
          </table:table-cell>
          <table:table-cell office:value-type="float" office:value="0.92909999999994852" table:formula="of:=[.H143]-[.G143]" table:style-name="ce21">
            <text:p>0,93</text:p>
          </table:table-cell>
          <table:table-cell office:value-type="float" office:value="0.95199999999999996" table:style-name="ce22">
            <text:p>0,95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2.2900000000051435E-2" table:formula="of:=[.I143]-([.J143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59D</text:p>
          </table:table-cell>
          <table:table-cell office:value-type="string" table:style-name="ce15">
            <text:p>9129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7.982899010000001" table:style-name="ce18">
            <text:p>-17,9828990</text:p>
          </table:table-cell>
          <table:table-cell office:value-type="float" office:value="-54.226408210000002" table:style-name="ce18">
            <text:p>-54,2264082</text:p>
          </table:table-cell>
          <table:table-cell office:value-type="float" office:value="381.30869999999999" table:style-name="ce19">
            <text:p>381,3087</text:p>
          </table:table-cell>
          <table:table-cell office:value-type="float" office:value="380.334" table:style-name="ce20">
            <text:p>380,334</text:p>
          </table:table-cell>
          <table:table-cell office:value-type="float" office:value="-0.97469999999998436" table:formula="of:=[.H144]-[.G144]" table:style-name="ce21">
            <text:p>-0,97</text:p>
          </table:table-cell>
          <table:table-cell office:value-type="float" office:value="-0.97699999999999998" table:style-name="ce22">
            <text:p>-0,98</text:p>
          </table:table-cell>
          <table:table-cell office:value-type="float" office:value="0.09" table:style-name="ce22">
            <text:p>0,09</text:p>
          </table:table-cell>
          <table:table-cell office:value-type="float" office:value="2.3000000000156229E-3" table:formula="of:=[.I144]-([.J144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07H</text:p>
          </table:table-cell>
          <table:table-cell office:value-type="string" table:style-name="ce15">
            <text:p>9129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8.83883033" table:style-name="ce18">
            <text:p>-18,8388303</text:p>
          </table:table-cell>
          <table:table-cell office:value-type="float" office:value="-53.136322470000003" table:style-name="ce18">
            <text:p>-53,1363225</text:p>
          </table:table-cell>
          <table:table-cell office:value-type="float" office:value="716.60839999999996" table:style-name="ce19">
            <text:p>716,6084</text:p>
          </table:table-cell>
          <table:table-cell office:value-type="float" office:value="712.88099999999997" table:style-name="ce20">
            <text:p>712,881</text:p>
          </table:table-cell>
          <table:table-cell office:value-type="float" office:value="-3.7273999999999887" table:formula="of:=[.H145]-[.G145]" table:style-name="ce21">
            <text:p>-3,73</text:p>
          </table:table-cell>
          <table:table-cell office:value-type="float" office:value="-3.8279999999999998" table:style-name="ce22">
            <text:p>-3,83</text:p>
          </table:table-cell>
          <table:table-cell office:value-type="float" office:value="0.09" table:style-name="ce22">
            <text:p>0,09</text:p>
          </table:table-cell>
          <table:table-cell office:value-type="float" office:value="0.10060000000001112" table:formula="of:=[.I145]-([.J145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57E</text:p>
          </table:table-cell>
          <table:table-cell office:value-type="string" table:style-name="ce15">
            <text:p>9129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729613310000001" table:style-name="ce18">
            <text:p>-20,7296133</text:p>
          </table:table-cell>
          <table:table-cell office:value-type="float" office:value="-56.62789223" table:style-name="ce18">
            <text:p>-56,6278922</text:p>
          </table:table-cell>
          <table:table-cell office:value-type="float" office:value="398.20769999999999" table:style-name="ce19">
            <text:p>398,2077</text:p>
          </table:table-cell>
          <table:table-cell office:value-type="float" office:value="409.99700000000001" table:style-name="ce20">
            <text:p>409,997</text:p>
          </table:table-cell>
          <table:table-cell office:value-type="float" office:value="11.789300000000026" table:formula="of:=[.H146]-[.G146]" table:style-name="ce21">
            <text:p>11,79</text:p>
          </table:table-cell>
          <table:table-cell office:value-type="float" office:value="11.685" table:style-name="ce22">
            <text:p>11,69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0.10430000000002515" table:formula="of:=[.I146]-([.J146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20C</text:p>
          </table:table-cell>
          <table:table-cell office:value-type="string" table:style-name="ce15">
            <text:p>9129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6929126" table:style-name="ce18">
            <text:p>-21,6929126</text:p>
          </table:table-cell>
          <table:table-cell office:value-type="float" office:value="-54.707568809999998" table:style-name="ce18">
            <text:p>-54,7075688</text:p>
          </table:table-cell>
          <table:table-cell office:value-type="float" office:value="384.59589999999997" table:style-name="ce19">
            <text:p>384,5959</text:p>
          </table:table-cell>
          <table:table-cell office:value-type="float" office:value="386.637" table:style-name="ce20">
            <text:p>386,637</text:p>
          </table:table-cell>
          <table:table-cell office:value-type="float" office:value="2.0411000000000286" table:formula="of:=[.H147]-[.G147]" table:style-name="ce21">
            <text:p>2,04</text:p>
          </table:table-cell>
          <table:table-cell office:value-type="float" office:value="1.966" table:style-name="ce22">
            <text:p>1,97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7.5100000000028588E-2" table:formula="of:=[.I147]-([.J147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18J</text:p>
          </table:table-cell>
          <table:table-cell office:value-type="string" table:style-name="ce15">
            <text:p>9130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63086508" table:style-name="ce18">
            <text:p>-21,6308651</text:p>
          </table:table-cell>
          <table:table-cell office:value-type="float" office:value="-55.569668980000003" table:style-name="ce18">
            <text:p>-55,5696690</text:p>
          </table:table-cell>
          <table:table-cell office:value-type="float" office:value="563.12490000000003" table:style-name="ce19">
            <text:p>563,1249</text:p>
          </table:table-cell>
          <table:table-cell office:value-type="float" office:value="569.76900000000001" table:style-name="ce20">
            <text:p>569,769</text:p>
          </table:table-cell>
          <table:table-cell office:value-type="float" office:value="6.6440999999999804" table:formula="of:=[.H148]-[.G148]" table:style-name="ce21">
            <text:p>6,64</text:p>
          </table:table-cell>
          <table:table-cell office:value-type="float" office:value="6.641" table:style-name="ce22">
            <text:p>6,64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3.0999999999803407E-3" table:formula="of:=[.I148]-([.J148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35L</text:p>
          </table:table-cell>
          <table:table-cell office:value-type="string" table:style-name="ce15">
            <text:p>9130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2.470627929999999" table:style-name="ce18">
            <text:p>-22,4706279</text:p>
          </table:table-cell>
          <table:table-cell office:value-type="float" office:value="-55.400953029999997" table:style-name="ce18">
            <text:p>-55,4009530</text:p>
          </table:table-cell>
          <table:table-cell office:value-type="float" office:value="573.53139999999996" table:style-name="ce19">
            <text:p>573,5314</text:p>
          </table:table-cell>
          <table:table-cell office:value-type="float" office:value="579.98900000000003" table:style-name="ce20">
            <text:p>579,989</text:p>
          </table:table-cell>
          <table:table-cell office:value-type="float" office:value="6.4576000000000704" table:formula="of:=[.H149]-[.G149]" table:style-name="ce21">
            <text:p>6,46</text:p>
          </table:table-cell>
          <table:table-cell office:value-type="float" office:value="6.3920000000000003" table:style-name="ce22">
            <text:p>6,39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6.5600000000070047E-2" table:formula="of:=[.I149]-([.J149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40V</text:p>
          </table:table-cell>
          <table:table-cell office:value-type="string" table:style-name="ce15">
            <text:p>9130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3.457506630000001" table:style-name="ce18">
            <text:p>-23,4575066</text:p>
          </table:table-cell>
          <table:table-cell office:value-type="float" office:value="-55.158688959999999" table:style-name="ce18">
            <text:p>-55,1586890</text:p>
          </table:table-cell>
          <table:table-cell office:value-type="float" office:value="414.21100000000001" table:style-name="ce19">
            <text:p>414,2110</text:p>
          </table:table-cell>
          <table:table-cell office:value-type="float" office:value="419.04500000000002" table:style-name="ce20">
            <text:p>419,045</text:p>
          </table:table-cell>
          <table:table-cell office:value-type="float" office:value="4.8340000000000032" table:formula="of:=[.H150]-[.G150]" table:style-name="ce21">
            <text:p>4,83</text:p>
          </table:table-cell>
          <table:table-cell office:value-type="float" office:value="4.8239999999999998" table:style-name="ce22">
            <text:p>4,82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1.000000000000334E-2" table:formula="of:=[.I150]-([.J150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64T</text:p>
          </table:table-cell>
          <table:table-cell office:value-type="string" table:style-name="ce15">
            <text:p>9130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3.534567769999999" table:style-name="ce18">
            <text:p>-23,5345678</text:p>
          </table:table-cell>
          <table:table-cell office:value-type="float" office:value="-54.39535197" table:style-name="ce18">
            <text:p>-54,3953520</text:p>
          </table:table-cell>
          <table:table-cell office:value-type="float" office:value="364.96109999999999" table:style-name="ce19">
            <text:p>364,9611</text:p>
          </table:table-cell>
          <table:table-cell office:value-type="float" office:value="366.86900000000003" table:style-name="ce20">
            <text:p>366,869</text:p>
          </table:table-cell>
          <table:table-cell office:value-type="float" office:value="1.9079000000000406" table:formula="of:=[.H151]-[.G151]" table:style-name="ce21">
            <text:p>1,91</text:p>
          </table:table-cell>
          <table:table-cell office:value-type="float" office:value="1.909" table:style-name="ce22">
            <text:p>1,91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1.0999999999594667E-3" table:formula="of:=[.I151]-([.J15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71H</text:p>
          </table:table-cell>
          <table:table-cell office:value-type="string" table:style-name="ce15">
            <text:p>9130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2.63953283" table:style-name="ce18">
            <text:p>-22,6395328</text:p>
          </table:table-cell>
          <table:table-cell office:value-type="float" office:value="-54.041446569999998" table:style-name="ce18">
            <text:p>-54,0414466</text:p>
          </table:table-cell>
          <table:table-cell office:value-type="float" office:value="382.815" table:style-name="ce19">
            <text:p>382,8150</text:p>
          </table:table-cell>
          <table:table-cell office:value-type="float" office:value="382.20600000000002" table:style-name="ce20">
            <text:p>382,206</text:p>
          </table:table-cell>
          <table:table-cell office:value-type="float" office:value="-0.60899999999998045" table:formula="of:=[.H152]-[.G152]" table:style-name="ce21">
            <text:p>-0,61</text:p>
          </table:table-cell>
          <table:table-cell office:value-type="float" office:value="-0.64600000000000002" table:style-name="ce22">
            <text:p>-0,65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3.7000000000019573E-2" table:formula="of:=[.I152]-([.J152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31Z</text:p>
          </table:table-cell>
          <table:table-cell office:value-type="string" table:style-name="ce15">
            <text:p>9130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2.369259540000002" table:style-name="ce18">
            <text:p>-22,3692595</text:p>
          </table:table-cell>
          <table:table-cell office:value-type="float" office:value="-54.208973720000003" table:style-name="ce18">
            <text:p>-54,2089737</text:p>
          </table:table-cell>
          <table:table-cell office:value-type="float" office:value="435.84519999999998" table:style-name="ce19">
            <text:p>435,8452</text:p>
          </table:table-cell>
          <table:table-cell office:value-type="float" office:value="435.73399999999998" table:style-name="ce20">
            <text:p>435,734</text:p>
          </table:table-cell>
          <table:table-cell office:value-type="float" office:value="-0.11119999999999663" table:formula="of:=[.H153]-[.G153]" table:style-name="ce21">
            <text:p>-0,11</text:p>
          </table:table-cell>
          <table:table-cell office:value-type="float" office:value="-2.1000000000000001E-2" table:style-name="ce22">
            <text:p>-0,02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9.019999999999663E-2" table:formula="of:=[.I153]-([.J153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49E</text:p>
          </table:table-cell>
          <table:table-cell office:value-type="string" table:style-name="ce15">
            <text:p>9130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62326478" table:style-name="ce18">
            <text:p>-21,6232648</text:p>
          </table:table-cell>
          <table:table-cell office:value-type="float" office:value="-53.651720750000003" table:style-name="ce18">
            <text:p>-53,6517208</text:p>
          </table:table-cell>
          <table:table-cell office:value-type="float" office:value="403.55" table:style-name="ce19">
            <text:p>403,5500</text:p>
          </table:table-cell>
          <table:table-cell office:value-type="float" office:value="401.315" table:style-name="ce20">
            <text:p>401,315</text:p>
          </table:table-cell>
          <table:table-cell office:value-type="float" office:value="-2.2350000000000136" table:formula="of:=[.H154]-[.G154]" table:style-name="ce21">
            <text:p>-2,24</text:p>
          </table:table-cell>
          <table:table-cell office:value-type="float" office:value="-2.218" table:style-name="ce22">
            <text:p>-2,22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-1.7000000000013671E-2" table:formula="of:=[.I154]-([.J154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47J</text:p>
          </table:table-cell>
          <table:table-cell office:value-type="string" table:style-name="ce15">
            <text:p>9130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839886" table:style-name="ce18">
            <text:p>-21,8398860</text:p>
          </table:table-cell>
          <table:table-cell office:value-type="float" office:value="-52.673202959999998" table:style-name="ce18">
            <text:p>-52,6732030</text:p>
          </table:table-cell>
          <table:table-cell office:value-type="float" office:value="352.7989" table:style-name="ce19">
            <text:p>352,7989</text:p>
          </table:table-cell>
          <table:table-cell office:value-type="float" office:value="348.94900000000001" table:style-name="ce20">
            <text:p>348,949</text:p>
          </table:table-cell>
          <table:table-cell office:value-type="float" office:value="-3.849899999999991" table:formula="of:=[.H155]-[.G155]" table:style-name="ce21">
            <text:p>-3,85</text:p>
          </table:table-cell>
          <table:table-cell office:value-type="float" office:value="-3.8879999999999999" table:style-name="ce22">
            <text:p>-3,89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3.8100000000008905E-2" table:formula="of:=[.I155]-([.J155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58B</text:p>
          </table:table-cell>
          <table:table-cell office:value-type="string" table:style-name="ce15">
            <text:p>9272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8.179244619999999" table:style-name="ce18">
            <text:p>-18,1792446</text:p>
          </table:table-cell>
          <table:table-cell office:value-type="float" office:value="-54.637630170000001" table:style-name="ce18">
            <text:p>-54,6376302</text:p>
          </table:table-cell>
          <table:table-cell office:value-type="float" office:value="336.62310000000002" table:style-name="ce19">
            <text:p>336,6231</text:p>
          </table:table-cell>
          <table:table-cell office:value-type="float" office:value="337.58199999999999" table:style-name="ce20">
            <text:p>337,582</text:p>
          </table:table-cell>
          <table:table-cell office:value-type="float" office:value="0.95889999999997144" table:formula="of:=[.H156]-[.G156]" table:style-name="ce21">
            <text:p>0,96</text:p>
          </table:table-cell>
          <table:table-cell office:value-type="float" office:value="1.03" table:style-name="ce22">
            <text:p>1,03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-7.1100000000028585E-2" table:formula="of:=[.I156]-([.J156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87D</text:p>
          </table:table-cell>
          <table:table-cell office:value-type="string" table:style-name="ce15">
            <text:p>9272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000281409999999" table:style-name="ce18">
            <text:p>-19,0002814</text:p>
          </table:table-cell>
          <table:table-cell office:value-type="float" office:value="-57.62961473" table:style-name="ce18">
            <text:p>-57,6296147</text:p>
          </table:table-cell>
          <table:table-cell office:value-type="float" office:value="143.0754" table:style-name="ce19">
            <text:p>143,0754</text:p>
          </table:table-cell>
          <table:table-cell office:value-type="float" office:value="156.59100000000001" table:style-name="ce20">
            <text:p>156,591</text:p>
          </table:table-cell>
          <table:table-cell office:value-type="float" office:value="13.515600000000006" table:formula="of:=[.H157]-[.G157]" table:style-name="ce21">
            <text:p>13,52</text:p>
          </table:table-cell>
          <table:table-cell office:value-type="float" office:value="13.532999999999999" table:style-name="ce22">
            <text:p>13,53</text:p>
          </table:table-cell>
          <table:table-cell office:value-type="float" office:value="9.2999999999999999E-2" table:style-name="ce22">
            <text:p>0,09</text:p>
          </table:table-cell>
          <table:table-cell office:value-type="float" office:value="-1.7399999999993199E-2" table:formula="of:=[.I157]-([.J15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38M</text:p>
          </table:table-cell>
          <table:table-cell office:value-type="string" table:style-name="ce15">
            <text:p>9279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2.45584178" table:style-name="ce18">
            <text:p>-22,4558418</text:p>
          </table:table-cell>
          <table:table-cell office:value-type="float" office:value="-54.840447040000001" table:style-name="ce18">
            <text:p>-54,8404470</text:p>
          </table:table-cell>
          <table:table-cell office:value-type="float" office:value="416.04259999999999" table:style-name="ce19">
            <text:p>416,0426</text:p>
          </table:table-cell>
          <table:table-cell office:value-type="float" office:value="419.11799999999999" table:style-name="ce20">
            <text:p>419,118</text:p>
          </table:table-cell>
          <table:table-cell office:value-type="float" office:value="3.0754000000000019" table:formula="of:=[.H158]-[.G158]" table:style-name="ce21">
            <text:p>3,08</text:p>
          </table:table-cell>
          <table:table-cell office:value-type="float" office:value="3.141" table:style-name="ce22">
            <text:p>3,14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6.5599999999998104E-2" table:formula="of:=[.I158]-([.J158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40J</text:p>
          </table:table-cell>
          <table:table-cell office:value-type="string" table:style-name="ce15">
            <text:p>9279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3.221414559999999" table:style-name="ce18">
            <text:p>-23,2214146</text:p>
          </table:table-cell>
          <table:table-cell office:value-type="float" office:value="-55.207343420000001" table:style-name="ce18">
            <text:p>-55,2073434</text:p>
          </table:table-cell>
          <table:table-cell office:value-type="float" office:value="452.85629999999998" table:style-name="ce19">
            <text:p>452,8563</text:p>
          </table:table-cell>
          <table:table-cell office:value-type="float" office:value="457.98200000000003" table:style-name="ce20">
            <text:p>457,982</text:p>
          </table:table-cell>
          <table:table-cell office:value-type="float" office:value="5.1257000000000517" table:formula="of:=[.H159]-[.G159]" table:style-name="ce21">
            <text:p>5,13</text:p>
          </table:table-cell>
          <table:table-cell office:value-type="float" office:value="5.1429999999999998" table:style-name="ce22">
            <text:p>5,14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1.7299999999948135E-2" table:formula="of:=[.I159]-([.J15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61R</text:p>
          </table:table-cell>
          <table:table-cell office:value-type="string" table:style-name="ce15">
            <text:p>9279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3.675959079999998" table:style-name="ce18">
            <text:p>-23,6759591</text:p>
          </table:table-cell>
          <table:table-cell office:value-type="float" office:value="-55.394552949999998" table:style-name="ce18">
            <text:p>-55,3945530</text:p>
          </table:table-cell>
          <table:table-cell office:value-type="float" office:value="343.45890000000003" table:style-name="ce19">
            <text:p>343,4589</text:p>
          </table:table-cell>
          <table:table-cell office:value-type="float" office:value="349.41800000000001" table:style-name="ce20">
            <text:p>349,418</text:p>
          </table:table-cell>
          <table:table-cell office:value-type="float" office:value="5.9590999999999781" table:formula="of:=[.H160]-[.G160]" table:style-name="ce21">
            <text:p>5,96</text:p>
          </table:table-cell>
          <table:table-cell office:value-type="float" office:value="5.9580000000000002" table:style-name="ce22">
            <text:p>5,96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1.0999999999778964E-3" table:formula="of:=[.I160]-([.J16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63E</text:p>
          </table:table-cell>
          <table:table-cell office:value-type="string" table:style-name="ce15">
            <text:p>9280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3.979590810000001" table:style-name="ce18">
            <text:p>-23,9795908</text:p>
          </table:table-cell>
          <table:table-cell office:value-type="float" office:value="-55.040334430000001" table:style-name="ce18">
            <text:p>-55,0403344</text:p>
          </table:table-cell>
          <table:table-cell office:value-type="float" office:value="418.66120000000001" table:style-name="ce19">
            <text:p>418,6612</text:p>
          </table:table-cell>
          <table:table-cell office:value-type="float" office:value="423.76400000000001" table:style-name="ce20">
            <text:p>423,764</text:p>
          </table:table-cell>
          <table:table-cell office:value-type="float" office:value="5.102800000000002" table:formula="of:=[.H161]-[.G161]" table:style-name="ce21">
            <text:p>5,10</text:p>
          </table:table-cell>
          <table:table-cell office:value-type="float" office:value="5.0620000000000003" table:style-name="ce22">
            <text:p>5,06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4.0800000000001724E-2" table:formula="of:=[.I161]-([.J161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49G</text:p>
          </table:table-cell>
          <table:table-cell office:value-type="string" table:style-name="ce15">
            <text:p>9280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3.757580059999999" table:style-name="ce18">
            <text:p>-23,7575801</text:p>
          </table:table-cell>
          <table:table-cell office:value-type="float" office:value="-54.306021389999998" table:style-name="ce18">
            <text:p>-54,3060214</text:p>
          </table:table-cell>
          <table:table-cell office:value-type="float" office:value="340.75720000000001" table:style-name="ce19">
            <text:p>340,7572</text:p>
          </table:table-cell>
          <table:table-cell office:value-type="float" office:value="343.00599999999997" table:style-name="ce20">
            <text:p>343,006</text:p>
          </table:table-cell>
          <table:table-cell office:value-type="float" office:value="2.2487999999999602" table:formula="of:=[.H162]-[.G162]" table:style-name="ce21">
            <text:p>2,25</text:p>
          </table:table-cell>
          <table:table-cell office:value-type="float" office:value="2.2759999999999998" table:style-name="ce22">
            <text:p>2,28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2.7200000000039637E-2" table:formula="of:=[.I162]-([.J162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03L</text:p>
          </table:table-cell>
          <table:table-cell office:value-type="string" table:style-name="ce15">
            <text:p>9286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444709020000001" table:style-name="ce18">
            <text:p>-20,4447090</text:p>
          </table:table-cell>
          <table:table-cell office:value-type="float" office:value="-52.876001209999998" table:style-name="ce18">
            <text:p>-52,8760012</text:p>
          </table:table-cell>
          <table:table-cell office:value-type="float" office:value="322.39179999999999" table:style-name="ce19">
            <text:p>322,3918</text:p>
          </table:table-cell>
          <table:table-cell office:value-type="float" office:value="317.16899999999998" table:style-name="ce20">
            <text:p>317,169</text:p>
          </table:table-cell>
          <table:table-cell office:value-type="float" office:value="-5.2228000000000065" table:formula="of:=[.H163]-[.G163]" table:style-name="ce21">
            <text:p>-5,22</text:p>
          </table:table-cell>
          <table:table-cell office:value-type="float" office:value="-5.1719999999999997" table:style-name="ce22">
            <text:p>-5,17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-5.080000000000684E-2" table:formula="of:=[.I163]-([.J163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58A</text:p>
          </table:table-cell>
          <table:table-cell office:value-type="string" table:style-name="ce15">
            <text:p>9286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464250239999998" table:style-name="ce18">
            <text:p>-20,4642502</text:p>
          </table:table-cell>
          <table:table-cell office:value-type="float" office:value="-54.616355400000003" table:style-name="ce18">
            <text:p>-54,6163554</text:p>
          </table:table-cell>
          <table:table-cell office:value-type="float" office:value="538.63109999999995" table:style-name="ce19">
            <text:p>538,6311</text:p>
          </table:table-cell>
          <table:table-cell office:value-type="float" office:value="540.41899999999998" table:style-name="ce20">
            <text:p>540,419</text:p>
          </table:table-cell>
          <table:table-cell office:value-type="float" office:value="1.787900000000036" table:formula="of:=[.H164]-[.G164]" table:style-name="ce21">
            <text:p>1,79</text:p>
          </table:table-cell>
          <table:table-cell office:value-type="float" office:value="1.7709999999999999" table:style-name="ce22">
            <text:p>1,77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1.6900000000036108E-2" table:formula="of:=[.I164]-([.J164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51X</text:p>
          </table:table-cell>
          <table:table-cell office:value-type="string" table:style-name="ce15">
            <text:p>9286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805748560000001" table:style-name="ce18">
            <text:p>-20,8057486</text:p>
          </table:table-cell>
          <table:table-cell office:value-type="float" office:value="-54.518663480000001" table:style-name="ce18">
            <text:p>-54,5186635</text:p>
          </table:table-cell>
          <table:table-cell office:value-type="float" office:value="525.81939999999997" table:style-name="ce19">
            <text:p>525,8194</text:p>
          </table:table-cell>
          <table:table-cell office:value-type="float" office:value="527.12699999999995" table:style-name="ce20">
            <text:p>527,127</text:p>
          </table:table-cell>
          <table:table-cell office:value-type="float" office:value="1.3075999999999794" table:formula="of:=[.H165]-[.G165]" table:style-name="ce21">
            <text:p>1,31</text:p>
          </table:table-cell>
          <table:table-cell office:value-type="float" office:value="1.2969999999999999" table:style-name="ce22">
            <text:p>1,30</text:p>
          </table:table-cell>
          <table:table-cell office:value-type="float" office:value="7.8E-2" table:style-name="ce22">
            <text:p>0,08</text:p>
          </table:table-cell>
          <table:table-cell office:value-type="float" office:value="1.0599999999979515E-2" table:formula="of:=[.I165]-([.J165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46U</text:p>
          </table:table-cell>
          <table:table-cell office:value-type="string" table:style-name="ce15">
            <text:p>9286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90285424" table:style-name="ce18">
            <text:p>-21,9028542</text:p>
          </table:table-cell>
          <table:table-cell office:value-type="float" office:value="-56.35106725" table:style-name="ce18">
            <text:p>-56,3510673</text:p>
          </table:table-cell>
          <table:table-cell office:value-type="float" office:value="278.06389999999999" table:style-name="ce19">
            <text:p>278,0639</text:p>
          </table:table-cell>
          <table:table-cell office:value-type="float" office:value="288.16800000000001" table:style-name="ce20">
            <text:p>288,168</text:p>
          </table:table-cell>
          <table:table-cell office:value-type="float" office:value="10.104100000000017" table:formula="of:=[.H166]-[.G166]" table:style-name="ce21">
            <text:p>10,10</text:p>
          </table:table-cell>
          <table:table-cell office:value-type="float" office:value="10.125999999999999" table:style-name="ce22">
            <text:p>10,13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2.1899999999982711E-2" table:formula="of:=[.I166]-([.J16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37N</text:p>
          </table:table-cell>
          <table:table-cell office:value-type="string" table:style-name="ce15">
            <text:p>9286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2.108303119999999" table:style-name="ce18">
            <text:p>-22,1083031</text:p>
          </table:table-cell>
          <table:table-cell office:value-type="float" office:value="-56.223584750000001" table:style-name="ce18">
            <text:p>-56,2235848</text:p>
          </table:table-cell>
          <table:table-cell office:value-type="float" office:value="326.32979999999998" table:style-name="ce19">
            <text:p>326,3298</text:p>
          </table:table-cell>
          <table:table-cell office:value-type="float" office:value="335.613" table:style-name="ce20">
            <text:p>335,613</text:p>
          </table:table-cell>
          <table:table-cell office:value-type="float" office:value="9.2832000000000221" table:formula="of:=[.H167]-[.G167]" table:style-name="ce21">
            <text:p>9,28</text:p>
          </table:table-cell>
          <table:table-cell office:value-type="float" office:value="9.2469999999999999" table:style-name="ce22">
            <text:p>9,25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3.6200000000022214E-2" table:formula="of:=[.I167]-([.J16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45R</text:p>
          </table:table-cell>
          <table:table-cell office:value-type="string" table:style-name="ce15">
            <text:p>9286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973270400000001" table:style-name="ce18">
            <text:p>-21,9732704</text:p>
          </table:table-cell>
          <table:table-cell office:value-type="float" office:value="-56.806981800000003" table:style-name="ce18">
            <text:p>-56,8069818</text:p>
          </table:table-cell>
          <table:table-cell office:value-type="float" office:value="305.1078" table:style-name="ce19">
            <text:p>305,1078</text:p>
          </table:table-cell>
          <table:table-cell office:value-type="float" office:value="317.721" table:style-name="ce20">
            <text:p>317,721</text:p>
          </table:table-cell>
          <table:table-cell office:value-type="float" office:value="12.613200000000006" table:formula="of:=[.H168]-[.G168]" table:style-name="ce21">
            <text:p>12,61</text:p>
          </table:table-cell>
          <table:table-cell office:value-type="float" office:value="12.6" table:style-name="ce22">
            <text:p>12,60</text:p>
          </table:table-cell>
          <table:table-cell office:value-type="float" office:value="0.08" table:style-name="ce22">
            <text:p>0,08</text:p>
          </table:table-cell>
          <table:table-cell office:value-type="float" office:value="1.320000000000654E-2" table:formula="of:=[.I168]-([.J168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42B</text:p>
          </table:table-cell>
          <table:table-cell office:value-type="string" table:style-name="ce15">
            <text:p>9287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664848920000001" table:style-name="ce18">
            <text:p>-21,6648489</text:p>
          </table:table-cell>
          <table:table-cell office:value-type="float" office:value="-56.732195220000001" table:style-name="ce18">
            <text:p>-56,7321952</text:p>
          </table:table-cell>
          <table:table-cell office:value-type="float" office:value="466.24959999999999" table:style-name="ce19">
            <text:p>466,2496</text:p>
          </table:table-cell>
          <table:table-cell office:value-type="float" office:value="478.73399999999998" table:style-name="ce20">
            <text:p>478,734</text:p>
          </table:table-cell>
          <table:table-cell office:value-type="float" office:value="12.484399999999994" table:formula="of:=[.H169]-[.G169]" table:style-name="ce21">
            <text:p>12,48</text:p>
          </table:table-cell>
          <table:table-cell office:value-type="float" office:value="12.404999999999999" table:style-name="ce22">
            <text:p>12,41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7.9399999999994364E-2" table:formula="of:=[.I169]-([.J169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87U</text:p>
          </table:table-cell>
          <table:table-cell office:value-type="string" table:style-name="ce15">
            <text:p>9287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435558499999999" table:style-name="ce18">
            <text:p>-20,4355585</text:p>
          </table:table-cell>
          <table:table-cell office:value-type="float" office:value="-56.031267929999999" table:style-name="ce18">
            <text:p>-56,0312679</text:p>
          </table:table-cell>
          <table:table-cell office:value-type="float" office:value="176.6146" table:style-name="ce19">
            <text:p>176,6146</text:p>
          </table:table-cell>
          <table:table-cell office:value-type="float" office:value="184.89599999999999" table:style-name="ce20">
            <text:p>184,896</text:p>
          </table:table-cell>
          <table:table-cell office:value-type="float" office:value="8.2813999999999908" table:formula="of:=[.H170]-[.G170]" table:style-name="ce21">
            <text:p>8,28</text:p>
          </table:table-cell>
          <table:table-cell office:value-type="float" office:value="8.3770000000000007" table:style-name="ce22">
            <text:p>8,38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9.5600000000009899E-2" table:formula="of:=[.I170]-([.J170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99U</text:p>
          </table:table-cell>
          <table:table-cell office:value-type="string" table:style-name="ce15">
            <text:p>9287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407217760000002" table:style-name="ce18">
            <text:p>-19,4072178</text:p>
          </table:table-cell>
          <table:table-cell office:value-type="float" office:value="-57.048385619999998" table:style-name="ce18">
            <text:p>-57,0483856</text:p>
          </table:table-cell>
          <table:table-cell office:value-type="float" office:value="88.190100000000001" table:style-name="ce19">
            <text:p>88,1901</text:p>
          </table:table-cell>
          <table:table-cell office:value-type="float" office:value="100.79300000000001" table:style-name="ce20">
            <text:p>100,793</text:p>
          </table:table-cell>
          <table:table-cell office:value-type="float" office:value="12.602900000000005" table:formula="of:=[.H171]-[.G171]" table:style-name="ce21">
            <text:p>12,60</text:p>
          </table:table-cell>
          <table:table-cell office:value-type="float" office:value="12.509" table:style-name="ce22">
            <text:p>12,51</text:p>
          </table:table-cell>
          <table:table-cell office:value-type="float" office:value="0.08" table:style-name="ce22">
            <text:p>0,08</text:p>
          </table:table-cell>
          <table:table-cell office:value-type="float" office:value="9.3900000000004979E-2" table:formula="of:=[.I171]-([.J171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91E</text:p>
          </table:table-cell>
          <table:table-cell office:value-type="string" table:style-name="ce15">
            <text:p>9287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54790625" table:style-name="ce18">
            <text:p>-19,5479063</text:p>
          </table:table-cell>
          <table:table-cell office:value-type="float" office:value="-57.23547396" table:style-name="ce18">
            <text:p>-57,2354740</text:p>
          </table:table-cell>
          <table:table-cell office:value-type="float" office:value="88.686899999999994" table:style-name="ce19">
            <text:p>88,6869</text:p>
          </table:table-cell>
          <table:table-cell office:value-type="float" office:value="101.867" table:style-name="ce20">
            <text:p>101,867</text:p>
          </table:table-cell>
          <table:table-cell office:value-type="float" office:value="13.18010000000001" table:formula="of:=[.H172]-[.G172]" table:style-name="ce21">
            <text:p>13,18</text:p>
          </table:table-cell>
          <table:table-cell office:value-type="float" office:value="13.144" table:style-name="ce22">
            <text:p>13,14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3.6100000000010013E-2" table:formula="of:=[.I172]-([.J172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11T</text:p>
          </table:table-cell>
          <table:table-cell office:value-type="string" table:style-name="ce15">
            <text:p>9287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139070159999999" table:style-name="ce18">
            <text:p>-19,1390702</text:p>
          </table:table-cell>
          <table:table-cell office:value-type="float" office:value="-54.922352420000003" table:style-name="ce18">
            <text:p>-54,9223524</text:p>
          </table:table-cell>
          <table:table-cell office:value-type="float" office:value="386.1037" table:style-name="ce19">
            <text:p>386,1037</text:p>
          </table:table-cell>
          <table:table-cell office:value-type="float" office:value="389.49400000000003" table:style-name="ce20">
            <text:p>389,494</text:p>
          </table:table-cell>
          <table:table-cell office:value-type="float" office:value="3.3903000000000247" table:formula="of:=[.H173]-[.G173]" table:style-name="ce21">
            <text:p>3,39</text:p>
          </table:table-cell>
          <table:table-cell office:value-type="float" office:value="3.3149999999999999" table:style-name="ce22">
            <text:p>3,32</text:p>
          </table:table-cell>
          <table:table-cell office:value-type="float" office:value="0.09" table:style-name="ce22">
            <text:p>0,09</text:p>
          </table:table-cell>
          <table:table-cell office:value-type="float" office:value="7.5300000000024792E-2" table:formula="of:=[.I173]-([.J173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37P</text:p>
          </table:table-cell>
          <table:table-cell office:value-type="string" table:style-name="ce15">
            <text:p>9288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171726379999999" table:style-name="ce18">
            <text:p>-19,1717264</text:p>
          </table:table-cell>
          <table:table-cell office:value-type="float" office:value="-51.61748815" table:style-name="ce18">
            <text:p>-51,6174882</text:p>
          </table:table-cell>
          <table:table-cell office:value-type="float" office:value="426.3956" table:style-name="ce19">
            <text:p>426,3956</text:p>
          </table:table-cell>
          <table:table-cell office:value-type="float" office:value="419.49799999999999" table:style-name="ce20">
            <text:p>419,498</text:p>
          </table:table-cell>
          <table:table-cell office:value-type="float" office:value="-6.8976000000000113" table:formula="of:=[.H174]-[.G174]" table:style-name="ce21">
            <text:p>-6,90</text:p>
          </table:table-cell>
          <table:table-cell office:value-type="float" office:value="-6.8609999999999998" table:style-name="ce22">
            <text:p>-6,86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3.6600000000011512E-2" table:formula="of:=[.I174]-([.J17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38N</text:p>
          </table:table-cell>
          <table:table-cell office:value-type="string" table:style-name="ce15">
            <text:p>9288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50844141" table:style-name="ce18">
            <text:p>-19,5084414</text:p>
          </table:table-cell>
          <table:table-cell office:value-type="float" office:value="-51.27975979" table:style-name="ce18">
            <text:p>-51,2797598</text:p>
          </table:table-cell>
          <table:table-cell office:value-type="float" office:value="420.97140000000002" table:style-name="ce19">
            <text:p>420,9714</text:p>
          </table:table-cell>
          <table:table-cell office:value-type="float" office:value="413.17500000000001" table:style-name="ce20">
            <text:p>413,175</text:p>
          </table:table-cell>
          <table:table-cell office:value-type="float" office:value="-7.7964000000000055" table:formula="of:=[.H175]-[.G175]" table:style-name="ce21">
            <text:p>-7,80</text:p>
          </table:table-cell>
          <table:table-cell office:value-type="float" office:value="-7.8" table:style-name="ce22">
            <text:p>-7,80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3.5999999999942744E-3" table:formula="of:=[.I175]-([.J175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39N</text:p>
          </table:table-cell>
          <table:table-cell office:value-type="string" table:style-name="ce15">
            <text:p>9288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920912990000001" table:style-name="ce18">
            <text:p>-19,9209130</text:p>
          </table:table-cell>
          <table:table-cell office:value-type="float" office:value="-51.131217640000003" table:style-name="ce18">
            <text:p>-51,1312176</text:p>
          </table:table-cell>
          <table:table-cell office:value-type="float" office:value="445.57049999999998" table:style-name="ce19">
            <text:p>445,5705</text:p>
          </table:table-cell>
          <table:table-cell office:value-type="float" office:value="437.74599999999998" table:style-name="ce20">
            <text:p>437,746</text:p>
          </table:table-cell>
          <table:table-cell office:value-type="float" office:value="-7.8245000000000005" table:formula="of:=[.H176]-[.G176]" table:style-name="ce21">
            <text:p>-7,82</text:p>
          </table:table-cell>
          <table:table-cell office:value-type="float" office:value="-7.944" table:style-name="ce22">
            <text:p>-7,94</text:p>
          </table:table-cell>
          <table:table-cell office:value-type="float" office:value="7.8E-2" table:style-name="ce22">
            <text:p>0,08</text:p>
          </table:table-cell>
          <table:table-cell office:value-type="float" office:value="0.1194999999999995" table:formula="of:=[.I176]-([.J176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55Z</text:p>
          </table:table-cell>
          <table:table-cell office:value-type="string" table:style-name="ce15">
            <text:p>9288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449198559999999" table:style-name="ce18">
            <text:p>-20,4491986</text:p>
          </table:table-cell>
          <table:table-cell office:value-type="float" office:value="-51.499978509999998" table:style-name="ce18">
            <text:p>-51,4999785</text:p>
          </table:table-cell>
          <table:table-cell office:value-type="float" office:value="337.24099999999999" table:style-name="ce19">
            <text:p>337,2410</text:p>
          </table:table-cell>
          <table:table-cell office:value-type="float" office:value="330.14699999999999" table:style-name="ce20">
            <text:p>330,147</text:p>
          </table:table-cell>
          <table:table-cell office:value-type="float" office:value="-7.0939999999999941" table:formula="of:=[.H177]-[.G177]" table:style-name="ce21">
            <text:p>-7,09</text:p>
          </table:table-cell>
          <table:table-cell office:value-type="float" office:value="-7.03" table:style-name="ce22">
            <text:p>-7,03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6.399999999999384E-2" table:formula="of:=[.I177]-([.J177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55G</text:p>
          </table:table-cell>
          <table:table-cell office:value-type="string" table:style-name="ce15">
            <text:p>9291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0.661962429999999" table:style-name="ce18">
            <text:p>-20,6619624</text:p>
          </table:table-cell>
          <table:table-cell office:value-type="float" office:value="-51.794965619999999" table:style-name="ce18">
            <text:p>-51,7949656</text:p>
          </table:table-cell>
          <table:table-cell office:value-type="float" office:value="299.12520000000001" table:style-name="ce19">
            <text:p>299,1252</text:p>
          </table:table-cell>
          <table:table-cell office:value-type="float" office:value="292.49599999999998" table:style-name="ce20">
            <text:p>292,496</text:p>
          </table:table-cell>
          <table:table-cell office:value-type="float" office:value="-6.6292000000000257" table:formula="of:=[.H178]-[.G178]" table:style-name="ce21">
            <text:p>-6,63</text:p>
          </table:table-cell>
          <table:table-cell office:value-type="float" office:value="-6.5339999999999998" table:style-name="ce22">
            <text:p>-6,53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9.5200000000025931E-2" table:formula="of:=[.I178]-([.J178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53L</text:p>
          </table:table-cell>
          <table:table-cell office:value-type="string" table:style-name="ce15">
            <text:p>9292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332373140000001" table:style-name="ce18">
            <text:p>-21,3323731</text:p>
          </table:table-cell>
          <table:table-cell office:value-type="float" office:value="-52.094641529999997" table:style-name="ce18">
            <text:p>-52,0946415</text:p>
          </table:table-cell>
          <table:table-cell office:value-type="float" office:value="330.27550000000002" table:style-name="ce19">
            <text:p>330,2755</text:p>
          </table:table-cell>
          <table:table-cell office:value-type="float" office:value="324.762" table:style-name="ce20">
            <text:p>324,762</text:p>
          </table:table-cell>
          <table:table-cell office:value-type="float" office:value="-5.5135000000000218" table:formula="of:=[.H179]-[.G179]" table:style-name="ce21">
            <text:p>-5,51</text:p>
          </table:table-cell>
          <table:table-cell office:value-type="float" office:value="-5.4279999999999999" table:style-name="ce22">
            <text:p>-5,43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8.5500000000021892E-2" table:formula="of:=[.I179]-([.J17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22U</text:p>
          </table:table-cell>
          <table:table-cell office:value-type="string" table:style-name="ce15">
            <text:p>9292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094566350000001" table:style-name="ce18">
            <text:p>-21,0945664</text:p>
          </table:table-cell>
          <table:table-cell office:value-type="float" office:value="-52.97920431" table:style-name="ce18">
            <text:p>-52,9792043</text:p>
          </table:table-cell>
          <table:table-cell office:value-type="float" office:value="354.98250000000002" table:style-name="ce19">
            <text:p>354,9825</text:p>
          </table:table-cell>
          <table:table-cell office:value-type="float" office:value="350.75400000000002" table:style-name="ce20">
            <text:p>350,754</text:p>
          </table:table-cell>
          <table:table-cell office:value-type="float" office:value="-4.2284999999999968" table:formula="of:=[.H180]-[.G180]" table:style-name="ce21">
            <text:p>-4,23</text:p>
          </table:table-cell>
          <table:table-cell office:value-type="float" office:value="-4.2089999999999996" table:style-name="ce22">
            <text:p>-4,21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1.9499999999997186E-2" table:formula="of:=[.I180]-([.J180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72B</text:p>
          </table:table-cell>
          <table:table-cell office:value-type="string" table:style-name="ce15">
            <text:p>9292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2.221513359999999" table:style-name="ce18">
            <text:p>-22,2215134</text:p>
          </table:table-cell>
          <table:table-cell office:value-type="float" office:value="-53.332182490000001" table:style-name="ce18">
            <text:p>-53,3321825</text:p>
          </table:table-cell>
          <table:table-cell office:value-type="float" office:value="407.94189999999998" table:style-name="ce19">
            <text:p>407,9419</text:p>
          </table:table-cell>
          <table:table-cell office:value-type="float" office:value="405.82900000000001" table:style-name="ce20">
            <text:p>405,829</text:p>
          </table:table-cell>
          <table:table-cell office:value-type="float" office:value="-2.1128999999999678" table:formula="of:=[.H181]-[.G181]" table:style-name="ce21">
            <text:p>-2,11</text:p>
          </table:table-cell>
          <table:table-cell office:value-type="float" office:value="-2.1059999999999999" table:style-name="ce22">
            <text:p>-2,11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6.8999999999679318E-3" table:formula="of:=[.I181]-([.J181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50D</text:p>
          </table:table-cell>
          <table:table-cell office:value-type="string" table:style-name="ce15">
            <text:p>9292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538549249999999" table:style-name="ce18">
            <text:p>-21,5385493</text:p>
          </table:table-cell>
          <table:table-cell office:value-type="float" office:value="-54.176408809999998" table:style-name="ce18">
            <text:p>-54,1764088</text:p>
          </table:table-cell>
          <table:table-cell office:value-type="float" office:value="423.47109999999998" table:style-name="ce19">
            <text:p>423,4711</text:p>
          </table:table-cell>
          <table:table-cell office:value-type="float" office:value="423.08100000000002" table:style-name="ce20">
            <text:p>423,081</text:p>
          </table:table-cell>
          <table:table-cell office:value-type="float" office:value="-0.39009999999996126" table:formula="of:=[.H182]-[.G182]" table:style-name="ce21">
            <text:p>-0,39</text:p>
          </table:table-cell>
          <table:table-cell office:value-type="float" office:value="-0.36799999999999999" table:style-name="ce22">
            <text:p>-0,37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2.2099999999961262E-2" table:formula="of:=[.I182]-([.J18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65T</text:p>
          </table:table-cell>
          <table:table-cell office:value-type="string" table:style-name="ce15">
            <text:p>9292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3.085110029999999" table:style-name="ce18">
            <text:p>-23,0851100</text:p>
          </table:table-cell>
          <table:table-cell office:value-type="float" office:value="-54.193044389999997" table:style-name="ce18">
            <text:p>-54,1930444</text:p>
          </table:table-cell>
          <table:table-cell office:value-type="float" office:value="326.3922" table:style-name="ce19">
            <text:p>326,3922</text:p>
          </table:table-cell>
          <table:table-cell office:value-type="float" office:value="326.53800000000001" table:style-name="ce20">
            <text:p>326,538</text:p>
          </table:table-cell>
          <table:table-cell office:value-type="float" office:value="0.14580000000000837" table:formula="of:=[.H183]-[.G183]" table:style-name="ce21">
            <text:p>0,15</text:p>
          </table:table-cell>
          <table:table-cell office:value-type="float" office:value="0.224" table:style-name="ce22">
            <text:p>0,22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7.8199999999991637E-2" table:formula="of:=[.I183]-([.J183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16S</text:p>
          </table:table-cell>
          <table:table-cell office:value-type="string" table:style-name="ce15">
            <text:p>9292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218846209999999" table:style-name="ce18">
            <text:p>-21,2188462</text:p>
          </table:table-cell>
          <table:table-cell office:value-type="float" office:value="-55.913784530000001" table:style-name="ce18">
            <text:p>-55,9137845</text:p>
          </table:table-cell>
          <table:table-cell office:value-type="float" office:value="279.80700000000002" table:style-name="ce19">
            <text:p>279,8070</text:p>
          </table:table-cell>
          <table:table-cell office:value-type="float" office:value="287.91800000000001" table:style-name="ce20">
            <text:p>287,918</text:p>
          </table:table-cell>
          <table:table-cell office:value-type="float" office:value="8.11099999999999" table:formula="of:=[.H184]-[.G184]" table:style-name="ce21">
            <text:p>8,11</text:p>
          </table:table-cell>
          <table:table-cell office:value-type="float" office:value="8.0579999999999998" table:style-name="ce22">
            <text:p>8,06</text:p>
          </table:table-cell>
          <table:table-cell office:value-type="float" office:value="7.8E-2" table:style-name="ce22">
            <text:p>0,08</text:p>
          </table:table-cell>
          <table:table-cell office:value-type="float" office:value="5.2999999999990166E-2" table:formula="of:=[.I184]-([.J184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56C</text:p>
          </table:table-cell>
          <table:table-cell office:value-type="string" table:style-name="ce15">
            <text:p>9292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21.221960729999999" table:style-name="ce18">
            <text:p>-21,2219607</text:p>
          </table:table-cell>
          <table:table-cell office:value-type="float" office:value="-56.341711400000001" table:style-name="ce18">
            <text:p>-56,3417114</text:p>
          </table:table-cell>
          <table:table-cell office:value-type="float" office:value="268.06490000000002" table:style-name="ce19">
            <text:p>268,0649</text:p>
          </table:table-cell>
          <table:table-cell office:value-type="float" office:value="278.34100000000001" table:style-name="ce20">
            <text:p>278,341</text:p>
          </table:table-cell>
          <table:table-cell office:value-type="float" office:value="10.276099999999985" table:formula="of:=[.H185]-[.G185]" table:style-name="ce21">
            <text:p>10,28</text:p>
          </table:table-cell>
          <table:table-cell office:value-type="float" office:value="10.335000000000001" table:style-name="ce22">
            <text:p>10,34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5.8900000000015496E-2" table:formula="of:=[.I185]-([.J18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97A</text:p>
          </table:table-cell>
          <table:table-cell office:value-type="string" table:style-name="ce15">
            <text:p>9292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226960519999999" table:style-name="ce18">
            <text:p>-19,2269605</text:p>
          </table:table-cell>
          <table:table-cell office:value-type="float" office:value="-56.371191959999997" table:style-name="ce18">
            <text:p>-56,3711920</text:p>
          </table:table-cell>
          <table:table-cell office:value-type="float" office:value="106.98350000000001" table:style-name="ce19">
            <text:p>106,9835</text:p>
          </table:table-cell>
          <table:table-cell office:value-type="float" office:value="117.048" table:style-name="ce20">
            <text:p>117,048</text:p>
          </table:table-cell>
          <table:table-cell office:value-type="float" office:value="10.064499999999995" table:formula="of:=[.H186]-[.G186]" table:style-name="ce21">
            <text:p>10,06</text:p>
          </table:table-cell>
          <table:table-cell office:value-type="float" office:value="10.068" table:style-name="ce22">
            <text:p>10,07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-3.5000000000042775E-3" table:formula="of:=[.I186]-([.J18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10J</text:p>
          </table:table-cell>
          <table:table-cell office:value-type="string" table:style-name="ce15">
            <text:p>9292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39587165" table:style-name="ce18">
            <text:p>-19,3958717</text:p>
          </table:table-cell>
          <table:table-cell office:value-type="float" office:value="-53.920387239999997" table:style-name="ce18">
            <text:p>-53,9203872</text:p>
          </table:table-cell>
          <table:table-cell office:value-type="float" office:value="565.89610000000005" table:style-name="ce19">
            <text:p>565,8961</text:p>
          </table:table-cell>
          <table:table-cell office:value-type="float" office:value="564.12599999999998" table:style-name="ce20">
            <text:p>564,126</text:p>
          </table:table-cell>
          <table:table-cell office:value-type="float" office:value="-1.7701000000000704" table:formula="of:=[.H187]-[.G187]" table:style-name="ce21">
            <text:p>-1,77</text:p>
          </table:table-cell>
          <table:table-cell office:value-type="float" office:value="-1.7230000000000001" table:style-name="ce22">
            <text:p>-1,72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-4.7100000000070308E-2" table:formula="of:=[.I187]-([.J187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06D</text:p>
          </table:table-cell>
          <table:table-cell office:value-type="string" table:style-name="ce15">
            <text:p>9293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S</text:p>
          </table:table-cell>
          <table:table-cell office:value-type="float" office:value="-19.303176919999999" table:style-name="ce18">
            <text:p>-19,3031769</text:p>
          </table:table-cell>
          <table:table-cell office:value-type="float" office:value="-52.737355270000002" table:style-name="ce18">
            <text:p>-52,7373553</text:p>
          </table:table-cell>
          <table:table-cell office:value-type="float" office:value="517.31050000000005" table:style-name="ce19">
            <text:p>517,3105</text:p>
          </table:table-cell>
          <table:table-cell office:value-type="float" office:value="511.815" table:style-name="ce20">
            <text:p>511,815</text:p>
          </table:table-cell>
          <table:table-cell office:value-type="float" office:value="-5.4955000000000496" table:formula="of:=[.H188]-[.G188]" table:style-name="ce21">
            <text:p>-5,50</text:p>
          </table:table-cell>
          <table:table-cell office:value-type="float" office:value="-5.3689999999999998" table:style-name="ce22">
            <text:p>-5,37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0.12650000000004979" table:formula="of:=[.I188]-([.J188])" table:style-name="ce23">
            <text:p>-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20P</text:p>
          </table:table-cell>
          <table:table-cell office:value-type="string" table:style-name="ce15">
            <text:p>9029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2.67283933" table:style-name="ce18">
            <text:p>-12,6728393</text:p>
          </table:table-cell>
          <table:table-cell office:value-type="float" office:value="-55.794344700000003" table:style-name="ce18">
            <text:p>-55,7943447</text:p>
          </table:table-cell>
          <table:table-cell office:value-type="float" office:value="322.25880000000001" table:style-name="ce19">
            <text:p>322,2588</text:p>
          </table:table-cell>
          <table:table-cell office:value-type="float" office:value="319.19299999999998" table:style-name="ce20">
            <text:p>319,193</text:p>
          </table:table-cell>
          <table:table-cell office:value-type="float" office:value="-3.0658000000000243" table:formula="of:=[.H189]-[.G189]" table:style-name="ce21">
            <text:p>-3,07</text:p>
          </table:table-cell>
          <table:table-cell office:value-type="float" office:value="-3.1160000000000001" table:style-name="ce22">
            <text:p>-3,12</text:p>
          </table:table-cell>
          <table:table-cell office:value-type="float" office:value="0.10100000000000001" table:style-name="ce22">
            <text:p>0,10</text:p>
          </table:table-cell>
          <table:table-cell office:value-type="float" office:value="5.019999999997582E-2" table:formula="of:=[.I189]-([.J189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2">
            <text:p><text:s text:c="2"/>1215Z</text:p>
          </table:table-cell>
          <table:table-cell office:value-type="string" table:style-name="ce43">
            <text:p>90404</text:p>
          </table:table-cell>
          <table:table-cell office:value-type="string" table:style-name="ce44">
            <text:p>CENTRO-OESTE</text:p>
          </table:table-cell>
          <table:table-cell office:value-type="string" table:style-name="ce45">
            <text:p>MT</text:p>
          </table:table-cell>
          <table:table-cell office:value-type="float" office:value="-10.18520169" table:style-name="ce46">
            <text:p>-10,1852017</text:p>
          </table:table-cell>
          <table:table-cell office:value-type="float" office:value="-54.945859380000002" table:style-name="ce46">
            <text:p>-54,9458594</text:p>
          </table:table-cell>
          <table:table-cell office:value-type="float" office:value="292.80689999999998" table:style-name="ce47">
            <text:p>292,8069</text:p>
          </table:table-cell>
          <table:table-cell office:value-type="float" office:value="283.02199999999999" table:style-name="ce48">
            <text:p>283,022</text:p>
          </table:table-cell>
          <table:table-cell office:value-type="float" office:value="-9.7848999999999933" table:formula="of:=[.H190]-[.G190]" table:style-name="ce49">
            <text:p>-9,78</text:p>
          </table:table-cell>
          <table:table-cell office:value-type="float" office:value="-10.566000000000001" table:style-name="ce49">
            <text:p>-10,57</text:p>
          </table:table-cell>
          <table:table-cell office:value-type="float" office:value="0.1" table:style-name="ce49">
            <text:p>0,10</text:p>
          </table:table-cell>
          <table:table-cell office:value-type="float" office:value="0.78110000000000746" table:formula="of:=[.I190]-([.J190])" table:style-name="ce49">
            <text:p>0,7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17B</text:p>
          </table:table-cell>
          <table:table-cell office:value-type="string" table:style-name="ce15">
            <text:p>9125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3.8465854" table:style-name="ce18">
            <text:p>-13,8465854</text:p>
          </table:table-cell>
          <table:table-cell office:value-type="float" office:value="-59.556360730000002" table:style-name="ce18">
            <text:p>-59,5563607</text:p>
          </table:table-cell>
          <table:table-cell office:value-type="float" office:value="632.30920000000003" table:style-name="ce19">
            <text:p>632,3092</text:p>
          </table:table-cell>
          <table:table-cell office:value-type="float" office:value="645.80799999999999" table:style-name="ce20">
            <text:p>645,808</text:p>
          </table:table-cell>
          <table:table-cell office:value-type="float" office:value="13.49879999999996" table:formula="of:=[.H191]-[.G191]" table:style-name="ce21">
            <text:p>13,50</text:p>
          </table:table-cell>
          <table:table-cell office:value-type="float" office:value="13.589" table:style-name="ce22">
            <text:p>13,59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9.0200000000040248E-2" table:formula="of:=[.I191]-([.J191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51S</text:p>
          </table:table-cell>
          <table:table-cell office:value-type="string" table:style-name="ce15">
            <text:p>9133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0.075820289999999" table:style-name="ce18">
            <text:p>-10,0758203</text:p>
          </table:table-cell>
          <table:table-cell office:value-type="float" office:value="-55.586349120000001" table:style-name="ce18">
            <text:p>-55,5863491</text:p>
          </table:table-cell>
          <table:table-cell office:value-type="float" office:value="251.44220000000001" table:style-name="ce19">
            <text:p>251,4422</text:p>
          </table:table-cell>
          <table:table-cell office:value-type="float" office:value="242.34" table:style-name="ce20">
            <text:p>242,340</text:p>
          </table:table-cell>
          <table:table-cell office:value-type="float" office:value="-9.1022000000000105" table:formula="of:=[.H192]-[.G192]" table:style-name="ce21">
            <text:p>-9,10</text:p>
          </table:table-cell>
          <table:table-cell office:value-type="float" office:value="-9.0299999999999994" table:style-name="ce22">
            <text:p>-9,03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7.2200000000011144E-2" table:formula="of:=[.I192]-([.J192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555G</text:p>
          </table:table-cell>
          <table:table-cell office:value-type="string" table:style-name="ce27">
            <text:p>91334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MT</text:p>
          </table:table-cell>
          <table:table-cell office:value-type="float" office:value="-9.9403053499999992" table:style-name="ce30">
            <text:p>-09,9403054</text:p>
          </table:table-cell>
          <table:table-cell office:value-type="float" office:value="-57.133880189999999" table:style-name="ce30">
            <text:p>-57,1338802</text:p>
          </table:table-cell>
          <table:table-cell office:value-type="float" office:value="269.30259999999998" table:style-name="ce31">
            <text:p>269,3026</text:p>
          </table:table-cell>
          <table:table-cell office:value-type="float" office:value="264.57600000000002" table:style-name="ce32">
            <text:p>264,576</text:p>
          </table:table-cell>
          <table:table-cell office:value-type="float" office:value="-4.7265999999999622" table:formula="of:=[.H193]-[.G193]" table:style-name="ce33">
            <text:p>-4,73</text:p>
          </table:table-cell>
          <table:table-cell office:value-type="float" office:value="-4.51" table:style-name="ce33">
            <text:p>-4,51</text:p>
          </table:table-cell>
          <table:table-cell office:value-type="float" office:value="8.8999999999999996E-2" table:style-name="ce33">
            <text:p>0,09</text:p>
          </table:table-cell>
          <table:table-cell office:value-type="float" office:value="-0.21659999999996238" table:formula="of:=[.I193]-([.J193])" table:style-name="ce33">
            <text:p>-0,2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52X</text:p>
          </table:table-cell>
          <table:table-cell office:value-type="string" table:style-name="ce15">
            <text:p>9133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9.9113690600000002" table:style-name="ce18">
            <text:p>-09,9113691</text:p>
          </table:table-cell>
          <table:table-cell office:value-type="float" office:value="-56.051078760000003" table:style-name="ce18">
            <text:p>-56,0510788</text:p>
          </table:table-cell>
          <table:table-cell office:value-type="float" office:value="300.20299999999997" table:style-name="ce19">
            <text:p>300,2030</text:p>
          </table:table-cell>
          <table:table-cell office:value-type="float" office:value="292.48" table:style-name="ce20">
            <text:p>292,480</text:p>
          </table:table-cell>
          <table:table-cell office:value-type="float" office:value="-7.7229999999999563" table:formula="of:=[.H194]-[.G194]" table:style-name="ce21">
            <text:p>-7,72</text:p>
          </table:table-cell>
          <table:table-cell office:value-type="float" office:value="-7.8410000000000002" table:style-name="ce22">
            <text:p>-7,84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0.11800000000004385" table:formula="of:=[.I194]-([.J194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80Z</text:p>
          </table:table-cell>
          <table:table-cell office:value-type="string" table:style-name="ce15">
            <text:p>9133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1.535511380000001" table:style-name="ce18">
            <text:p>-11,5355114</text:p>
          </table:table-cell>
          <table:table-cell office:value-type="float" office:value="-57.418238629999998" table:style-name="ce18">
            <text:p>-57,4182386</text:p>
          </table:table-cell>
          <table:table-cell office:value-type="float" office:value="257.05919999999998" table:style-name="ce19">
            <text:p>257,0592</text:p>
          </table:table-cell>
          <table:table-cell office:value-type="float" office:value="255.994" table:style-name="ce20">
            <text:p>255,994</text:p>
          </table:table-cell>
          <table:table-cell office:value-type="float" office:value="-1.0651999999999759" table:formula="of:=[.H195]-[.G195]" table:style-name="ce21">
            <text:p>-1,07</text:p>
          </table:table-cell>
          <table:table-cell office:value-type="float" office:value="-1.113" table:style-name="ce22">
            <text:p>-1,11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4.7800000000024045E-2" table:formula="of:=[.I195]-([.J195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81X</text:p>
          </table:table-cell>
          <table:table-cell office:value-type="string" table:style-name="ce15">
            <text:p>9133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1.25371839" table:style-name="ce18">
            <text:p>-11,2537184</text:p>
          </table:table-cell>
          <table:table-cell office:value-type="float" office:value="-57.508330790000002" table:style-name="ce18">
            <text:p>-57,5083308</text:p>
          </table:table-cell>
          <table:table-cell office:value-type="float" office:value="292.9633" table:style-name="ce19">
            <text:p>292,9633</text:p>
          </table:table-cell>
          <table:table-cell office:value-type="float" office:value="290.01799999999997" table:style-name="ce20">
            <text:p>290,018</text:p>
          </table:table-cell>
          <table:table-cell office:value-type="float" office:value="-2.9453000000000316" table:formula="of:=[.H196]-[.G196]" table:style-name="ce21">
            <text:p>-2,95</text:p>
          </table:table-cell>
          <table:table-cell office:value-type="float" office:value="-2.9239999999999999" table:style-name="ce22">
            <text:p>-2,92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-2.1300000000031627E-2" table:formula="of:=[.I196]-([.J19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79N</text:p>
          </table:table-cell>
          <table:table-cell office:value-type="string" table:style-name="ce15">
            <text:p>9134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1.532243790000001" table:style-name="ce18">
            <text:p>-11,5322438</text:p>
          </table:table-cell>
          <table:table-cell office:value-type="float" office:value="-56.757963539999999" table:style-name="ce18">
            <text:p>-56,7579635</text:p>
          </table:table-cell>
          <table:table-cell office:value-type="float" office:value="313.43220000000002" table:style-name="ce19">
            <text:p>313,4322</text:p>
          </table:table-cell>
          <table:table-cell office:value-type="float" office:value="308.86" table:style-name="ce20">
            <text:p>308,860</text:p>
          </table:table-cell>
          <table:table-cell office:value-type="float" office:value="-4.5722000000000094" table:formula="of:=[.H197]-[.G197]" table:style-name="ce21">
            <text:p>-4,57</text:p>
          </table:table-cell>
          <table:table-cell office:value-type="float" office:value="-4.5270000000000001" table:style-name="ce22">
            <text:p>-4,53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-4.5200000000009233E-2" table:formula="of:=[.I197]-([.J197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17S</text:p>
          </table:table-cell>
          <table:table-cell office:value-type="string" table:style-name="ce15">
            <text:p>9134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1.06043186" table:style-name="ce18">
            <text:p>-11,0604319</text:p>
          </table:table-cell>
          <table:table-cell office:value-type="float" office:value="-55.27279265" table:style-name="ce18">
            <text:p>-55,2727927</text:p>
          </table:table-cell>
          <table:table-cell office:value-type="float" office:value="280.83519999999999" table:style-name="ce19">
            <text:p>280,8352</text:p>
          </table:table-cell>
          <table:table-cell office:value-type="float" office:value="269.71300000000002" table:style-name="ce20">
            <text:p>269,713</text:p>
          </table:table-cell>
          <table:table-cell office:value-type="float" office:value="-11.122199999999964" table:formula="of:=[.H198]-[.G198]" table:style-name="ce21">
            <text:p>-11,12</text:p>
          </table:table-cell>
          <table:table-cell office:value-type="float" office:value="-11.157" table:style-name="ce22">
            <text:p>-11,16</text:p>
          </table:table-cell>
          <table:table-cell office:value-type="float" office:value="9.0999999999999998E-2" table:style-name="ce22">
            <text:p>0,09</text:p>
          </table:table-cell>
          <table:table-cell office:value-type="float" office:value="3.4800000000036135E-2" table:formula="of:=[.I198]-([.J198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9R</text:p>
          </table:table-cell>
          <table:table-cell office:value-type="string" table:style-name="ce15">
            <text:p>9134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3.65894731" table:style-name="ce18">
            <text:p>-13,6589473</text:p>
          </table:table-cell>
          <table:table-cell office:value-type="float" office:value="-57.891434420000003" table:style-name="ce18">
            <text:p>-57,8914344</text:p>
          </table:table-cell>
          <table:table-cell office:value-type="float" office:value="569.00559999999996" table:style-name="ce19">
            <text:p>569,0056</text:p>
          </table:table-cell>
          <table:table-cell office:value-type="float" office:value="575.61800000000005" table:style-name="ce20">
            <text:p>575,618</text:p>
          </table:table-cell>
          <table:table-cell office:value-type="float" office:value="6.6124000000000933" table:formula="of:=[.H199]-[.G199]" table:style-name="ce21">
            <text:p>6,61</text:p>
          </table:table-cell>
          <table:table-cell office:value-type="float" office:value="6.4820000000000002" table:style-name="ce22">
            <text:p>6,48</text:p>
          </table:table-cell>
          <table:table-cell office:value-type="float" office:value="9.0999999999999998E-2" table:style-name="ce22">
            <text:p>0,09</text:p>
          </table:table-cell>
          <table:table-cell office:value-type="float" office:value="0.13040000000009311" table:formula="of:=[.I199]-([.J199])" table:style-name="ce2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194X</text:p>
          </table:table-cell>
          <table:table-cell office:value-type="string" table:style-name="ce27">
            <text:p>91344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MT</text:p>
          </table:table-cell>
          <table:table-cell office:value-type="float" office:value="-11.417968399999999" table:style-name="ce30">
            <text:p>-11,4179684</text:p>
          </table:table-cell>
          <table:table-cell office:value-type="float" office:value="-58.759879079999997" table:style-name="ce30">
            <text:p>-58,7598791</text:p>
          </table:table-cell>
          <table:table-cell office:value-type="float" office:value="351.3202" table:style-name="ce31">
            <text:p>351,3202</text:p>
          </table:table-cell>
          <table:table-cell office:value-type="float" office:value="355.20699999999999" table:style-name="ce32">
            <text:p>355,207</text:p>
          </table:table-cell>
          <table:table-cell office:value-type="float" office:value="3.8867999999999938" table:formula="of:=[.H200]-[.G200]" table:style-name="ce33">
            <text:p>3,89</text:p>
          </table:table-cell>
          <table:table-cell office:value-type="float" office:value="3.6819999999999999" table:style-name="ce33">
            <text:p>3,68</text:p>
          </table:table-cell>
          <table:table-cell office:value-type="float" office:value="8.8999999999999996E-2" table:style-name="ce33">
            <text:p>0,09</text:p>
          </table:table-cell>
          <table:table-cell office:value-type="float" office:value="0.20479999999999388" table:formula="of:=[.I200]-([.J200])" table:style-name="ce33">
            <text:p>0,2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34T</text:p>
          </table:table-cell>
          <table:table-cell office:value-type="string" table:style-name="ce15">
            <text:p>9134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1.581003689999999" table:style-name="ce18">
            <text:p>-11,5810037</text:p>
          </table:table-cell>
          <table:table-cell office:value-type="float" office:value="-58.330560579999997" table:style-name="ce18">
            <text:p>-58,3305606</text:p>
          </table:table-cell>
          <table:table-cell office:value-type="float" office:value="278.14330000000001" table:style-name="ce19">
            <text:p>278,1433</text:p>
          </table:table-cell>
          <table:table-cell office:value-type="float" office:value="281.74200000000002" table:style-name="ce20">
            <text:p>281,742</text:p>
          </table:table-cell>
          <table:table-cell office:value-type="float" office:value="3.598700000000008" table:formula="of:=[.H201]-[.G201]" table:style-name="ce21">
            <text:p>3,60</text:p>
          </table:table-cell>
          <table:table-cell office:value-type="float" office:value="3.4529999999999998" table:style-name="ce22">
            <text:p>3,45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0.14570000000000816" table:formula="of:=[.I201]-([.J201])" table:style-name="ce23">
            <text:p>0,1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2236Z</text:p>
          </table:table-cell>
          <table:table-cell office:value-type="string" table:style-name="ce35">
            <text:p>91346</text:p>
          </table:table-cell>
          <table:table-cell office:value-type="string" table:style-name="ce36">
            <text:p>CENTRO-OESTE</text:p>
          </table:table-cell>
          <table:table-cell office:value-type="string" table:style-name="ce37">
            <text:p>MT</text:p>
          </table:table-cell>
          <table:table-cell office:value-type="float" office:value="-11.628339690000001" table:style-name="ce38">
            <text:p>-11,6283397</text:p>
          </table:table-cell>
          <table:table-cell office:value-type="float" office:value="-59.077741850000002" table:style-name="ce38">
            <text:p>-59,0777419</text:p>
          </table:table-cell>
          <table:table-cell office:value-type="float" office:value="369.44189999999998" table:style-name="ce39">
            <text:p>369,4419</text:p>
          </table:table-cell>
          <table:table-cell office:value-type="float" office:value="376.35899999999998" table:style-name="ce40">
            <text:p>376,359</text:p>
          </table:table-cell>
          <table:table-cell office:value-type="float" office:value="6.9171000000000049" table:formula="of:=[.H202]-[.G202]" table:style-name="ce41">
            <text:p>6,92</text:p>
          </table:table-cell>
          <table:table-cell office:value-type="float" office:value="6.4219999999999997" table:style-name="ce41">
            <text:p>6,42</text:p>
          </table:table-cell>
          <table:table-cell office:value-type="float" office:value="9.6000000000000002E-2" table:style-name="ce41">
            <text:p>0,10</text:p>
          </table:table-cell>
          <table:table-cell office:value-type="float" office:value="0.4951000000000052" table:formula="of:=[.I202]-([.J202])" table:style-name="ce41">
            <text:p>0,5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52D</text:p>
          </table:table-cell>
          <table:table-cell office:value-type="string" table:style-name="ce15">
            <text:p>9134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3.62713763" table:style-name="ce18">
            <text:p>-13,6271376</text:p>
          </table:table-cell>
          <table:table-cell office:value-type="float" office:value="-59.745981450000002" table:style-name="ce18">
            <text:p>-59,7459815</text:p>
          </table:table-cell>
          <table:table-cell office:value-type="float" office:value="668.7337" table:style-name="ce19">
            <text:p>668,7337</text:p>
          </table:table-cell>
          <table:table-cell office:value-type="float" office:value="681.94899999999996" table:style-name="ce20">
            <text:p>681,949</text:p>
          </table:table-cell>
          <table:table-cell office:value-type="float" office:value="13.215299999999957" table:formula="of:=[.H203]-[.G203]" table:style-name="ce21">
            <text:p>13,22</text:p>
          </table:table-cell>
          <table:table-cell office:value-type="float" office:value="13.159000000000001" table:style-name="ce22">
            <text:p>13,16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5.629999999995583E-2" table:formula="of:=[.I203]-([.J203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51B</text:p>
          </table:table-cell>
          <table:table-cell office:value-type="string" table:style-name="ce15">
            <text:p>9134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4.07717182" table:style-name="ce18">
            <text:p>-14,0771718</text:p>
          </table:table-cell>
          <table:table-cell office:value-type="float" office:value="-59.436271009999999" table:style-name="ce18">
            <text:p>-59,4362710</text:p>
          </table:table-cell>
          <table:table-cell office:value-type="float" office:value="642.76919999999996" table:style-name="ce19">
            <text:p>642,7692</text:p>
          </table:table-cell>
          <table:table-cell office:value-type="float" office:value="656.875" table:style-name="ce20">
            <text:p>656,875</text:p>
          </table:table-cell>
          <table:table-cell office:value-type="float" office:value="14.105800000000045" table:formula="of:=[.H204]-[.G204]" table:style-name="ce21">
            <text:p>14,11</text:p>
          </table:table-cell>
          <table:table-cell office:value-type="float" office:value="13.978999999999999" table:style-name="ce22">
            <text:p>13,98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0.12680000000004554" table:formula="of:=[.I204]-([.J204])" table:style-name="ce2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53T</text:p>
          </table:table-cell>
          <table:table-cell office:value-type="string" table:style-name="ce15">
            <text:p>9134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2.8670893" table:style-name="ce18">
            <text:p>-12,8670893</text:p>
          </table:table-cell>
          <table:table-cell office:value-type="float" office:value="-60.063667240000001" table:style-name="ce18">
            <text:p>-60,0636672</text:p>
          </table:table-cell>
          <table:table-cell office:value-type="float" office:value="588.89020000000005" table:style-name="ce19">
            <text:p>588,8902</text:p>
          </table:table-cell>
          <table:table-cell office:value-type="float" office:value="601.74400000000003" table:style-name="ce20">
            <text:p>601,744</text:p>
          </table:table-cell>
          <table:table-cell office:value-type="float" office:value="12.853799999999978" table:formula="of:=[.H205]-[.G205]" table:style-name="ce21">
            <text:p>12,85</text:p>
          </table:table-cell>
          <table:table-cell office:value-type="float" office:value="12.884" table:style-name="ce22">
            <text:p>12,88</text:p>
          </table:table-cell>
          <table:table-cell office:value-type="float" office:value="9.2999999999999999E-2" table:style-name="ce22">
            <text:p>0,09</text:p>
          </table:table-cell>
          <table:table-cell office:value-type="float" office:value="-3.0200000000021987E-2" table:formula="of:=[.I205]-([.J20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67G</text:p>
          </table:table-cell>
          <table:table-cell office:value-type="string" table:style-name="ce15">
            <text:p>9135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3.7180915" table:style-name="ce18">
            <text:p>-13,7180915</text:p>
          </table:table-cell>
          <table:table-cell office:value-type="float" office:value="-60.485690439999999" table:style-name="ce18">
            <text:p>-60,4856904</text:p>
          </table:table-cell>
          <table:table-cell office:value-type="float" office:value="197.8338" table:style-name="ce19">
            <text:p>197,8338</text:p>
          </table:table-cell>
          <table:table-cell office:value-type="float" office:value="213.24199999999999" table:style-name="ce20">
            <text:p>213,242</text:p>
          </table:table-cell>
          <table:table-cell office:value-type="float" office:value="15.408199999999994" table:formula="of:=[.H206]-[.G206]" table:style-name="ce21">
            <text:p>15,41</text:p>
          </table:table-cell>
          <table:table-cell office:value-type="float" office:value="15.255000000000001" table:style-name="ce22">
            <text:p>15,26</text:p>
          </table:table-cell>
          <table:table-cell office:value-type="float" office:value="9.4E-2" table:style-name="ce22">
            <text:p>0,09</text:p>
          </table:table-cell>
          <table:table-cell office:value-type="float" office:value="0.1531999999999929" table:formula="of:=[.I206]-([.J206])" table:style-name="ce23">
            <text:p>0,1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20E</text:p>
          </table:table-cell>
          <table:table-cell office:value-type="string" table:style-name="ce15">
            <text:p>9141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1.000382760000001" table:style-name="ce18">
            <text:p>-11,0003828</text:p>
          </table:table-cell>
          <table:table-cell office:value-type="float" office:value="-51.625306979999998" table:style-name="ce18">
            <text:p>-51,6253070</text:p>
          </table:table-cell>
          <table:table-cell office:value-type="float" office:value="190.63460000000001" table:style-name="ce19">
            <text:p>190,6346</text:p>
          </table:table-cell>
          <table:table-cell office:value-type="float" office:value="176.34399999999999" table:style-name="ce20">
            <text:p>176,344</text:p>
          </table:table-cell>
          <table:table-cell office:value-type="float" office:value="-14.290600000000012" table:formula="of:=[.H207]-[.G207]" table:style-name="ce21">
            <text:p>-14,29</text:p>
          </table:table-cell>
          <table:table-cell office:value-type="float" office:value="-14.151999999999999" table:style-name="ce22">
            <text:p>-14,15</text:p>
          </table:table-cell>
          <table:table-cell office:value-type="float" office:value="9.4E-2" table:style-name="ce22">
            <text:p>0,09</text:p>
          </table:table-cell>
          <table:table-cell office:value-type="float" office:value="-0.13860000000001271" table:formula="of:=[.I207]-([.J207])" table:style-name="ce2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22J</text:p>
          </table:table-cell>
          <table:table-cell office:value-type="string" table:style-name="ce15">
            <text:p>9141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0.14832081" table:style-name="ce18">
            <text:p>-10,1483208</text:p>
          </table:table-cell>
          <table:table-cell office:value-type="float" office:value="-51.090170229999998" table:style-name="ce18">
            <text:p>-51,0901702</text:p>
          </table:table-cell>
          <table:table-cell office:value-type="float" office:value="237.73929999999999" table:style-name="ce19">
            <text:p>237,7393</text:p>
          </table:table-cell>
          <table:table-cell office:value-type="float" office:value="222.50800000000001" table:style-name="ce20">
            <text:p>222,508</text:p>
          </table:table-cell>
          <table:table-cell office:value-type="float" office:value="-15.231299999999976" table:formula="of:=[.H208]-[.G208]" table:style-name="ce21">
            <text:p>-15,23</text:p>
          </table:table-cell>
          <table:table-cell office:value-type="float" office:value="-15.27" table:style-name="ce22">
            <text:p>-15,27</text:p>
          </table:table-cell>
          <table:table-cell office:value-type="float" office:value="9.2999999999999999E-2" table:style-name="ce22">
            <text:p>0,09</text:p>
          </table:table-cell>
          <table:table-cell office:value-type="float" office:value="3.8700000000023493E-2" table:formula="of:=[.I208]-([.J20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75J</text:p>
          </table:table-cell>
          <table:table-cell office:value-type="string" table:style-name="ce15">
            <text:p>9141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0.42162946" table:style-name="ce18">
            <text:p>-10,4216295</text:p>
          </table:table-cell>
          <table:table-cell office:value-type="float" office:value="-54.247293280000001" table:style-name="ce18">
            <text:p>-54,2472933</text:p>
          </table:table-cell>
          <table:table-cell office:value-type="float" office:value="413.09" table:style-name="ce19">
            <text:p>413,0900</text:p>
          </table:table-cell>
          <table:table-cell office:value-type="float" office:value="401.14800000000002" table:style-name="ce20">
            <text:p>401,148</text:p>
          </table:table-cell>
          <table:table-cell office:value-type="float" office:value="-11.94199999999995" table:formula="of:=[.H209]-[.G209]" table:style-name="ce21">
            <text:p>-11,94</text:p>
          </table:table-cell>
          <table:table-cell office:value-type="float" office:value="-11.856" table:style-name="ce22">
            <text:p>-11,86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-8.599999999995056E-2" table:formula="of:=[.I209]-([.J20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8M</text:p>
          </table:table-cell>
          <table:table-cell office:value-type="string" table:style-name="ce15">
            <text:p>9258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555262989999999" table:style-name="ce18">
            <text:p>-15,5552630</text:p>
          </table:table-cell>
          <table:table-cell office:value-type="float" office:value="-56.06986655" table:style-name="ce18">
            <text:p>-56,0698666</text:p>
          </table:table-cell>
          <table:table-cell office:value-type="float" office:value="235.59479999999999" table:style-name="ce19">
            <text:p>235,5948</text:p>
          </table:table-cell>
          <table:table-cell office:value-type="float" office:value="237.44399999999999" table:style-name="ce20">
            <text:p>237,444</text:p>
          </table:table-cell>
          <table:table-cell office:value-type="float" office:value="1.8491999999999962" table:formula="of:=[.H210]-[.G210]" table:style-name="ce21">
            <text:p>1,85</text:p>
          </table:table-cell>
          <table:table-cell office:value-type="float" office:value="1.8069999999999999" table:style-name="ce22">
            <text:p>1,81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4.2199999999996241E-2" table:formula="of:=[.I210]-([.J210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8N</text:p>
          </table:table-cell>
          <table:table-cell office:value-type="string" table:style-name="ce15">
            <text:p>9258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550849120000001" table:style-name="ce18">
            <text:p>-15,5508491</text:p>
          </table:table-cell>
          <table:table-cell office:value-type="float" office:value="-56.055867560000003" table:style-name="ce18">
            <text:p>-56,0558676</text:p>
          </table:table-cell>
          <table:table-cell office:value-type="float" office:value="251.14259999999999" table:style-name="ce19">
            <text:p>251,1426</text:p>
          </table:table-cell>
          <table:table-cell office:value-type="float" office:value="252.93799999999999" table:style-name="ce20">
            <text:p>252,938</text:p>
          </table:table-cell>
          <table:table-cell office:value-type="float" office:value="1.7954000000000008" table:formula="of:=[.H211]-[.G211]" table:style-name="ce21">
            <text:p>1,80</text:p>
          </table:table-cell>
          <table:table-cell office:value-type="float" office:value="1.762" table:style-name="ce22">
            <text:p>1,76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3.3400000000000762E-2" table:formula="of:=[.I211]-([.J211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8H</text:p>
          </table:table-cell>
          <table:table-cell office:value-type="string" table:style-name="ce15">
            <text:p>9258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55429526" table:style-name="ce18">
            <text:p>-15,5542953</text:p>
          </table:table-cell>
          <table:table-cell office:value-type="float" office:value="-56.068830050000003" table:style-name="ce18">
            <text:p>-56,0688301</text:p>
          </table:table-cell>
          <table:table-cell office:value-type="float" office:value="223.05009999999999" table:style-name="ce19">
            <text:p>223,0501</text:p>
          </table:table-cell>
          <table:table-cell office:value-type="float" office:value="224.893" table:style-name="ce20">
            <text:p>224,893</text:p>
          </table:table-cell>
          <table:table-cell office:value-type="float" office:value="1.8429000000000144" table:formula="of:=[.H212]-[.G212]" table:style-name="ce21">
            <text:p>1,84</text:p>
          </table:table-cell>
          <table:table-cell office:value-type="float" office:value="1.8009999999999999" table:style-name="ce22">
            <text:p>1,80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4.1900000000014481E-2" table:formula="of:=[.I212]-([.J212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8J</text:p>
          </table:table-cell>
          <table:table-cell office:value-type="string" table:style-name="ce15">
            <text:p>9258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555009419999999" table:style-name="ce18">
            <text:p>-15,5550094</text:p>
          </table:table-cell>
          <table:table-cell office:value-type="float" office:value="-56.0706384" table:style-name="ce18">
            <text:p>-56,0706384</text:p>
          </table:table-cell>
          <table:table-cell office:value-type="float" office:value="226.36269999999999" table:style-name="ce19">
            <text:p>226,3627</text:p>
          </table:table-cell>
          <table:table-cell office:value-type="float" office:value="228.21100000000001" table:style-name="ce20">
            <text:p>228,211</text:p>
          </table:table-cell>
          <table:table-cell office:value-type="float" office:value="1.8483000000000231" table:formula="of:=[.H213]-[.G213]" table:style-name="ce21">
            <text:p>1,85</text:p>
          </table:table-cell>
          <table:table-cell office:value-type="float" office:value="1.8080000000000001" table:style-name="ce22">
            <text:p>1,81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4.0300000000023095E-2" table:formula="of:=[.I213]-([.J213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8L</text:p>
          </table:table-cell>
          <table:table-cell office:value-type="string" table:style-name="ce15">
            <text:p>9258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555958479999999" table:style-name="ce18">
            <text:p>-15,5559585</text:p>
          </table:table-cell>
          <table:table-cell office:value-type="float" office:value="-56.070285220000002" table:style-name="ce18">
            <text:p>-56,0702852</text:p>
          </table:table-cell>
          <table:table-cell office:value-type="float" office:value="230.7928" table:style-name="ce19">
            <text:p>230,7928</text:p>
          </table:table-cell>
          <table:table-cell office:value-type="float" office:value="232.56399999999999" table:style-name="ce20">
            <text:p>232,564</text:p>
          </table:table-cell>
          <table:table-cell office:value-type="float" office:value="1.7711999999999932" table:formula="of:=[.H214]-[.G214]" table:style-name="ce21">
            <text:p>1,77</text:p>
          </table:table-cell>
          <table:table-cell office:value-type="float" office:value="1.81" table:style-name="ce22">
            <text:p>1,81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3.8800000000006829E-2" table:formula="of:=[.I214]-([.J21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1202K</text:p>
          </table:table-cell>
          <table:table-cell office:value-type="string" table:style-name="ce35">
            <text:p>92722</text:p>
          </table:table-cell>
          <table:table-cell office:value-type="string" table:style-name="ce36">
            <text:p>CENTRO-OESTE</text:p>
          </table:table-cell>
          <table:table-cell office:value-type="string" table:style-name="ce37">
            <text:p>MT</text:p>
          </table:table-cell>
          <table:table-cell office:value-type="float" office:value="-17.09718045" table:style-name="ce38">
            <text:p>-17,0971805</text:p>
          </table:table-cell>
          <table:table-cell office:value-type="float" office:value="-54.76081697" table:style-name="ce38">
            <text:p>-54,7608170</text:p>
          </table:table-cell>
          <table:table-cell office:value-type="float" office:value="475.68689999999998" table:style-name="ce39">
            <text:p>475,6869</text:p>
          </table:table-cell>
          <table:table-cell office:value-type="float" office:value="477.44400000000002" table:style-name="ce40">
            <text:p>477,444</text:p>
          </table:table-cell>
          <table:table-cell office:value-type="float" office:value="1.7571000000000367" table:formula="of:=[.H215]-[.G215]" table:style-name="ce41">
            <text:p>1,76</text:p>
          </table:table-cell>
          <table:table-cell office:value-type="float" office:value="1.2709999999999999" table:style-name="ce41">
            <text:p>1,27</text:p>
          </table:table-cell>
          <table:table-cell office:value-type="float" office:value="0.11899999999999999" table:style-name="ce41">
            <text:p>0,12</text:p>
          </table:table-cell>
          <table:table-cell office:value-type="float" office:value="0.48610000000003684" table:formula="of:=[.I215]-([.J215])" table:style-name="ce41">
            <text:p>0,4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97J</text:p>
          </table:table-cell>
          <table:table-cell office:value-type="string" table:style-name="ce15">
            <text:p>9280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755321690000001" table:style-name="ce18">
            <text:p>-15,7553217</text:p>
          </table:table-cell>
          <table:table-cell office:value-type="float" office:value="-53.617938459999998" table:style-name="ce18">
            <text:p>-53,6179385</text:p>
          </table:table-cell>
          <table:table-cell office:value-type="float" office:value="611.01530000000002" table:style-name="ce19">
            <text:p>611,0153</text:p>
          </table:table-cell>
          <table:table-cell office:value-type="float" office:value="607.35799999999995" table:style-name="ce20">
            <text:p>607,358</text:p>
          </table:table-cell>
          <table:table-cell office:value-type="float" office:value="-3.6573000000000775" table:formula="of:=[.H216]-[.G216]" table:style-name="ce21">
            <text:p>-3,66</text:p>
          </table:table-cell>
          <table:table-cell office:value-type="float" office:value="-3.67" table:style-name="ce22">
            <text:p>-3,67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1.269999999992244E-2" table:formula="of:=[.I216]-([.J216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25B</text:p>
          </table:table-cell>
          <table:table-cell office:value-type="string" table:style-name="ce15">
            <text:p>9280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48254008" table:style-name="ce18">
            <text:p>-15,4825401</text:p>
          </table:table-cell>
          <table:table-cell office:value-type="float" office:value="-52.203130719999997" table:style-name="ce18">
            <text:p>-52,2031307</text:p>
          </table:table-cell>
          <table:table-cell office:value-type="float" office:value="319.55090000000001" table:style-name="ce19">
            <text:p>319,5509</text:p>
          </table:table-cell>
          <table:table-cell office:value-type="float" office:value="314.14800000000002" table:style-name="ce20">
            <text:p>314,148</text:p>
          </table:table-cell>
          <table:table-cell office:value-type="float" office:value="-5.4028999999999883" table:formula="of:=[.H217]-[.G217]" table:style-name="ce21">
            <text:p>-5,40</text:p>
          </table:table-cell>
          <table:table-cell office:value-type="float" office:value="-5.4450000000000003" table:style-name="ce22">
            <text:p>-5,45</text:p>
          </table:table-cell>
          <table:table-cell office:value-type="float" office:value="0.09" table:style-name="ce22">
            <text:p>0,09</text:p>
          </table:table-cell>
          <table:table-cell office:value-type="float" office:value="4.2100000000012017E-2" table:formula="of:=[.I217]-([.J21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27T</text:p>
          </table:table-cell>
          <table:table-cell office:value-type="string" table:style-name="ce15">
            <text:p>9280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3.171468040000001" table:style-name="ce18">
            <text:p>-13,1714680</text:p>
          </table:table-cell>
          <table:table-cell office:value-type="float" office:value="-51.920114740000002" table:style-name="ce18">
            <text:p>-51,9201147</text:p>
          </table:table-cell>
          <table:table-cell office:value-type="float" office:value="337.21499999999997" table:style-name="ce19">
            <text:p>337,2150</text:p>
          </table:table-cell>
          <table:table-cell office:value-type="float" office:value="327.83199999999999" table:style-name="ce20">
            <text:p>327,832</text:p>
          </table:table-cell>
          <table:table-cell office:value-type="float" office:value="-9.3829999999999814" table:formula="of:=[.H218]-[.G218]" table:style-name="ce21">
            <text:p>-9,38</text:p>
          </table:table-cell>
          <table:table-cell office:value-type="float" office:value="-9.3930000000000007" table:style-name="ce22">
            <text:p>-9,39</text:p>
          </table:table-cell>
          <table:table-cell office:value-type="float" office:value="0.1" table:style-name="ce22">
            <text:p>0,10</text:p>
          </table:table-cell>
          <table:table-cell office:value-type="float" office:value="1.0000000000019327E-2" table:formula="of:=[.I218]-([.J218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68V</text:p>
          </table:table-cell>
          <table:table-cell office:value-type="string" table:style-name="ce15">
            <text:p>9280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1.76260858" table:style-name="ce18">
            <text:p>-11,7626086</text:p>
          </table:table-cell>
          <table:table-cell office:value-type="float" office:value="-51.961457899999999" table:style-name="ce18">
            <text:p>-51,9614579</text:p>
          </table:table-cell>
          <table:table-cell office:value-type="float" office:value="361.67599999999999" table:style-name="ce19">
            <text:p>361,6760</text:p>
          </table:table-cell>
          <table:table-cell office:value-type="float" office:value="349.27800000000002" table:style-name="ce20">
            <text:p>349,278</text:p>
          </table:table-cell>
          <table:table-cell office:value-type="float" office:value="-12.397999999999968" table:formula="of:=[.H219]-[.G219]" table:style-name="ce21">
            <text:p>-12,40</text:p>
          </table:table-cell>
          <table:table-cell office:value-type="float" office:value="-12.417999999999999" table:style-name="ce22">
            <text:p>-12,42</text:p>
          </table:table-cell>
          <table:table-cell office:value-type="float" office:value="9.6000000000000002E-2" table:style-name="ce22">
            <text:p>0,10</text:p>
          </table:table-cell>
          <table:table-cell office:value-type="float" office:value="2.0000000000031548E-2" table:formula="of:=[.I219]-([.J219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73L</text:p>
          </table:table-cell>
          <table:table-cell office:value-type="string" table:style-name="ce15">
            <text:p>9280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0.544681840000001" table:style-name="ce18">
            <text:p>-10,5446818</text:p>
          </table:table-cell>
          <table:table-cell office:value-type="float" office:value="-53.583103770000001" table:style-name="ce18">
            <text:p>-53,5831038</text:p>
          </table:table-cell>
          <table:table-cell office:value-type="float" office:value="335.60129999999998" table:style-name="ce19">
            <text:p>335,6013</text:p>
          </table:table-cell>
          <table:table-cell office:value-type="float" office:value="323.32400000000001" table:style-name="ce20">
            <text:p>323,324</text:p>
          </table:table-cell>
          <table:table-cell office:value-type="float" office:value="-12.277299999999968" table:formula="of:=[.H220]-[.G220]" table:style-name="ce21">
            <text:p>-12,28</text:p>
          </table:table-cell>
          <table:table-cell office:value-type="float" office:value="-12.343999999999999" table:style-name="ce22">
            <text:p>-12,34</text:p>
          </table:table-cell>
          <table:table-cell office:value-type="float" office:value="9.5000000000000001E-2" table:style-name="ce22">
            <text:p>0,10</text:p>
          </table:table-cell>
          <table:table-cell office:value-type="float" office:value="6.6700000000031068E-2" table:formula="of:=[.I220]-([.J220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38L</text:p>
          </table:table-cell>
          <table:table-cell office:value-type="string" table:style-name="ce15">
            <text:p>9280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6.764577259999999" table:style-name="ce18">
            <text:p>-16,7645773</text:p>
          </table:table-cell>
          <table:table-cell office:value-type="float" office:value="-52.837641609999999" table:style-name="ce18">
            <text:p>-52,8376416</text:p>
          </table:table-cell>
          <table:table-cell office:value-type="float" office:value="441.33620000000002" table:style-name="ce19">
            <text:p>441,3362</text:p>
          </table:table-cell>
          <table:table-cell office:value-type="float" office:value="437.255" table:style-name="ce20">
            <text:p>437,255</text:p>
          </table:table-cell>
          <table:table-cell office:value-type="float" office:value="-4.0812000000000239" table:formula="of:=[.H221]-[.G221]" table:style-name="ce21">
            <text:p>-4,08</text:p>
          </table:table-cell>
          <table:table-cell office:value-type="float" office:value="-4.0449999999999999" table:style-name="ce22">
            <text:p>-4,05</text:p>
          </table:table-cell>
          <table:table-cell office:value-type="float" office:value="0.09" table:style-name="ce22">
            <text:p>0,09</text:p>
          </table:table-cell>
          <table:table-cell office:value-type="float" office:value="-3.6200000000023991E-2" table:formula="of:=[.I221]-([.J221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50D</text:p>
          </table:table-cell>
          <table:table-cell office:value-type="string" table:style-name="ce15">
            <text:p>9280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0.56945164" table:style-name="ce18">
            <text:p>-10,5694516</text:p>
          </table:table-cell>
          <table:table-cell office:value-type="float" office:value="-55.206064089999998" table:style-name="ce18">
            <text:p>-55,2060641</text:p>
          </table:table-cell>
          <table:table-cell office:value-type="float" office:value="298.85050000000001" table:style-name="ce19">
            <text:p>298,8505</text:p>
          </table:table-cell>
          <table:table-cell office:value-type="float" office:value="288.61399999999998" table:style-name="ce20">
            <text:p>288,614</text:p>
          </table:table-cell>
          <table:table-cell office:value-type="float" office:value="-10.236500000000035" table:formula="of:=[.H222]-[.G222]" table:style-name="ce21">
            <text:p>-10,24</text:p>
          </table:table-cell>
          <table:table-cell office:value-type="float" office:value="-10.327999999999999" table:style-name="ce22">
            <text:p>-10,33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9.1499999999964388E-2" table:formula="of:=[.I222]-([.J222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54G</text:p>
          </table:table-cell>
          <table:table-cell office:value-type="string" table:style-name="ce15">
            <text:p>9280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9.9395448000000002" table:style-name="ce18">
            <text:p>-09,9395448</text:p>
          </table:table-cell>
          <table:table-cell office:value-type="float" office:value="-56.73019077" table:style-name="ce18">
            <text:p>-56,7301908</text:p>
          </table:table-cell>
          <table:table-cell office:value-type="float" office:value="294.1105" table:style-name="ce19">
            <text:p>294,1105</text:p>
          </table:table-cell>
          <table:table-cell office:value-type="float" office:value="288.74400000000003" table:style-name="ce20">
            <text:p>288,744</text:p>
          </table:table-cell>
          <table:table-cell office:value-type="float" office:value="-5.3664999999999736" table:formula="of:=[.H223]-[.G223]" table:style-name="ce21">
            <text:p>-5,37</text:p>
          </table:table-cell>
          <table:table-cell office:value-type="float" office:value="-5.306" table:style-name="ce22">
            <text:p>-5,31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6.0499999999973575E-2" table:formula="of:=[.I223]-([.J223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23V</text:p>
          </table:table-cell>
          <table:table-cell office:value-type="string" table:style-name="ce15">
            <text:p>9281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4.397670420000001" table:style-name="ce18">
            <text:p>-14,3976704</text:p>
          </table:table-cell>
          <table:table-cell office:value-type="float" office:value="-56.110293740000003" table:style-name="ce18">
            <text:p>-56,1102937</text:p>
          </table:table-cell>
          <table:table-cell office:value-type="float" office:value="486.43979999999999" table:style-name="ce19">
            <text:p>486,4398</text:p>
          </table:table-cell>
          <table:table-cell office:value-type="float" office:value="486.041" table:style-name="ce20">
            <text:p>486,041</text:p>
          </table:table-cell>
          <table:table-cell office:value-type="float" office:value="-0.39879999999999427" table:formula="of:=[.H224]-[.G224]" table:style-name="ce21">
            <text:p>-0,40</text:p>
          </table:table-cell>
          <table:table-cell office:value-type="float" office:value="-0.32700000000000001" table:style-name="ce22">
            <text:p>-0,33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-7.1799999999994257E-2" table:formula="of:=[.I224]-([.J224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50L</text:p>
          </table:table-cell>
          <table:table-cell office:value-type="string" table:style-name="ce15">
            <text:p>9281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07800904" table:style-name="ce18">
            <text:p>-15,0780090</text:p>
          </table:table-cell>
          <table:table-cell office:value-type="float" office:value="-55.994859239999997" table:style-name="ce18">
            <text:p>-55,9948592</text:p>
          </table:table-cell>
          <table:table-cell office:value-type="float" office:value="418.19549999999998" table:style-name="ce19">
            <text:p>418,1955</text:p>
          </table:table-cell>
          <table:table-cell office:value-type="float" office:value="418.46600000000001" table:style-name="ce20">
            <text:p>418,466</text:p>
          </table:table-cell>
          <table:table-cell office:value-type="float" office:value="0.27050000000002683" table:formula="of:=[.H225]-[.G225]" table:style-name="ce21">
            <text:p>0,27</text:p>
          </table:table-cell>
          <table:table-cell office:value-type="float" office:value="0.33400000000000002" table:style-name="ce22">
            <text:p>0,33</text:p>
          </table:table-cell>
          <table:table-cell office:value-type="float" office:value="0.08" table:style-name="ce22">
            <text:p>0,08</text:p>
          </table:table-cell>
          <table:table-cell office:value-type="float" office:value="-6.3499999999973189E-2" table:formula="of:=[.I225]-([.J22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068V</text:p>
          </table:table-cell>
          <table:table-cell office:value-type="string" table:style-name="ce27">
            <text:p>92812</text:p>
          </table:table-cell>
          <table:table-cell office:value-type="string" table:style-name="ce28">
            <text:p>CENTRO-OESTE</text:p>
          </table:table-cell>
          <table:table-cell office:value-type="string" table:style-name="ce29">
            <text:p>MT</text:p>
          </table:table-cell>
          <table:table-cell office:value-type="float" office:value="-16.04846873" table:style-name="ce30">
            <text:p>-16,0484687</text:p>
          </table:table-cell>
          <table:table-cell office:value-type="float" office:value="-60.06159452" table:style-name="ce30">
            <text:p>-60,0615945</text:p>
          </table:table-cell>
          <table:table-cell office:value-type="float" office:value="218.0908" table:style-name="ce31">
            <text:p>218,0908</text:p>
          </table:table-cell>
          <table:table-cell office:value-type="float" office:value="235.864" table:style-name="ce32">
            <text:p>235,864</text:p>
          </table:table-cell>
          <table:table-cell office:value-type="float" office:value="17.773200000000003" table:formula="of:=[.H226]-[.G226]" table:style-name="ce33">
            <text:p>17,77</text:p>
          </table:table-cell>
          <table:table-cell office:value-type="float" office:value="17.530999999999999" table:style-name="ce33">
            <text:p>17,53</text:p>
          </table:table-cell>
          <table:table-cell office:value-type="float" office:value="9.2999999999999999E-2" table:style-name="ce33">
            <text:p>0,09</text:p>
          </table:table-cell>
          <table:table-cell office:value-type="float" office:value="0.24220000000000397" table:formula="of:=[.I226]-([.J226])" table:style-name="ce33">
            <text:p>0,2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2C</text:p>
          </table:table-cell>
          <table:table-cell office:value-type="string" table:style-name="ce15">
            <text:p>9281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339168539999999" table:style-name="ce18">
            <text:p>-15,3391685</text:p>
          </table:table-cell>
          <table:table-cell office:value-type="float" office:value="-58.869825849999998" table:style-name="ce18">
            <text:p>-58,8698259</text:p>
          </table:table-cell>
          <table:table-cell office:value-type="float" office:value="366.94929999999999" table:style-name="ce19">
            <text:p>366,9493</text:p>
          </table:table-cell>
          <table:table-cell office:value-type="float" office:value="379.35599999999999" table:style-name="ce20">
            <text:p>379,356</text:p>
          </table:table-cell>
          <table:table-cell office:value-type="float" office:value="12.406700000000001" table:formula="of:=[.H227]-[.G227]" table:style-name="ce21">
            <text:p>12,41</text:p>
          </table:table-cell>
          <table:table-cell office:value-type="float" office:value="12.275" table:style-name="ce22">
            <text:p>12,28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0.13170000000000037" table:formula="of:=[.I227]-([.J227])" table:style-name="ce2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38E</text:p>
          </table:table-cell>
          <table:table-cell office:value-type="string" table:style-name="ce15">
            <text:p>9281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1.988764489999999" table:style-name="ce18">
            <text:p>-11,9887645</text:p>
          </table:table-cell>
          <table:table-cell office:value-type="float" office:value="-59.427920280000002" table:style-name="ce18">
            <text:p>-59,4279203</text:p>
          </table:table-cell>
          <table:table-cell office:value-type="float" office:value="394.78300000000002" table:style-name="ce19">
            <text:p>394,7830</text:p>
          </table:table-cell>
          <table:table-cell office:value-type="float" office:value="404.08800000000002" table:style-name="ce20">
            <text:p>404,088</text:p>
          </table:table-cell>
          <table:table-cell office:value-type="float" office:value="9.3050000000000068" table:formula="of:=[.H228]-[.G228]" table:style-name="ce21">
            <text:p>9,31</text:p>
          </table:table-cell>
          <table:table-cell office:value-type="float" office:value="9.2680000000000007" table:style-name="ce22">
            <text:p>9,27</text:p>
          </table:table-cell>
          <table:table-cell office:value-type="float" office:value="9.5000000000000001E-2" table:style-name="ce22">
            <text:p>0,10</text:p>
          </table:table-cell>
          <table:table-cell office:value-type="float" office:value="3.7000000000006139E-2" table:formula="of:=[.I228]-([.J22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31H</text:p>
          </table:table-cell>
          <table:table-cell office:value-type="string" table:style-name="ce15">
            <text:p>9281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2.919120250000001" table:style-name="ce18">
            <text:p>-12,9191203</text:p>
          </table:table-cell>
          <table:table-cell office:value-type="float" office:value="-58.046509669999999" table:style-name="ce18">
            <text:p>-58,0465097</text:p>
          </table:table-cell>
          <table:table-cell office:value-type="float" office:value="475.30509999999998" table:style-name="ce19">
            <text:p>475,3051</text:p>
          </table:table-cell>
          <table:table-cell office:value-type="float" office:value="481.37400000000002" table:style-name="ce20">
            <text:p>481,374</text:p>
          </table:table-cell>
          <table:table-cell office:value-type="float" office:value="6.0689000000000419" table:formula="of:=[.H229]-[.G229]" table:style-name="ce21">
            <text:p>6,07</text:p>
          </table:table-cell>
          <table:table-cell office:value-type="float" office:value="6.0049999999999999" table:style-name="ce22">
            <text:p>6,01</text:p>
          </table:table-cell>
          <table:table-cell office:value-type="float" office:value="9.5000000000000001E-2" table:style-name="ce22">
            <text:p>0,10</text:p>
          </table:table-cell>
          <table:table-cell office:value-type="float" office:value="6.3900000000042034E-2" table:formula="of:=[.I229]-([.J229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48G</text:p>
          </table:table-cell>
          <table:table-cell office:value-type="string" table:style-name="ce15">
            <text:p>9281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4.44722172" table:style-name="ce18">
            <text:p>-14,4472217</text:p>
          </table:table-cell>
          <table:table-cell office:value-type="float" office:value="-58.42119142" table:style-name="ce18">
            <text:p>-58,4211914</text:p>
          </table:table-cell>
          <table:table-cell office:value-type="float" office:value="716.51009999999997" table:style-name="ce19">
            <text:p>716,5101</text:p>
          </table:table-cell>
          <table:table-cell office:value-type="float" office:value="727.15800000000002" table:style-name="ce20">
            <text:p>727,158</text:p>
          </table:table-cell>
          <table:table-cell office:value-type="float" office:value="10.64790000000005" table:formula="of:=[.H230]-[.G230]" table:style-name="ce21">
            <text:p>10,65</text:p>
          </table:table-cell>
          <table:table-cell office:value-type="float" office:value="10.59" table:style-name="ce22">
            <text:p>10,59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5.7900000000049801E-2" table:formula="of:=[.I230]-([.J230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45V</text:p>
          </table:table-cell>
          <table:table-cell office:value-type="string" table:style-name="ce15">
            <text:p>9281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65897884" table:style-name="ce18">
            <text:p>-15,6589788</text:p>
          </table:table-cell>
          <table:table-cell office:value-type="float" office:value="-57.270458740000002" table:style-name="ce18">
            <text:p>-57,2704587</text:p>
          </table:table-cell>
          <table:table-cell office:value-type="float" office:value="205.7559" table:style-name="ce19">
            <text:p>205,7559</text:p>
          </table:table-cell>
          <table:table-cell office:value-type="float" office:value="210.809" table:style-name="ce20">
            <text:p>210,809</text:p>
          </table:table-cell>
          <table:table-cell office:value-type="float" office:value="5.0531000000000006" table:formula="of:=[.H231]-[.G231]" table:style-name="ce21">
            <text:p>5,05</text:p>
          </table:table-cell>
          <table:table-cell office:value-type="float" office:value="5.0039999999999996" table:style-name="ce22">
            <text:p>5,00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4.9100000000001032E-2" table:formula="of:=[.I231]-([.J231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24T</text:p>
          </table:table-cell>
          <table:table-cell office:value-type="string" table:style-name="ce15">
            <text:p>9281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6.190113310000001" table:style-name="ce18">
            <text:p>-16,1901133</text:p>
          </table:table-cell>
          <table:table-cell office:value-type="float" office:value="-54.784631949999998" table:style-name="ce18">
            <text:p>-54,7846320</text:p>
          </table:table-cell>
          <table:table-cell office:value-type="float" office:value="294.18459999999999" table:style-name="ce19">
            <text:p>294,1846</text:p>
          </table:table-cell>
          <table:table-cell office:value-type="float" office:value="293.57299999999998" table:style-name="ce20">
            <text:p>293,573</text:p>
          </table:table-cell>
          <table:table-cell office:value-type="float" office:value="-0.61160000000000991" table:formula="of:=[.H232]-[.G232]" table:style-name="ce21">
            <text:p>-0,61</text:p>
          </table:table-cell>
          <table:table-cell office:value-type="float" office:value="-0.63600000000000001" table:style-name="ce22">
            <text:p>-0,64</text:p>
          </table:table-cell>
          <table:table-cell office:value-type="float" office:value="9.5000000000000001E-2" table:style-name="ce22">
            <text:p>0,10</text:p>
          </table:table-cell>
          <table:table-cell office:value-type="float" office:value="2.4399999999990096E-2" table:formula="of:=[.I232]-([.J23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34J</text:p>
          </table:table-cell>
          <table:table-cell office:value-type="string" table:style-name="ce15">
            <text:p>9294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69135608" table:style-name="ce18">
            <text:p>-15,6913561</text:p>
          </table:table-cell>
          <table:table-cell office:value-type="float" office:value="-52.805701569999997" table:style-name="ce18">
            <text:p>-52,8057016</text:p>
          </table:table-cell>
          <table:table-cell office:value-type="float" office:value="413.89409999999998" table:style-name="ce19">
            <text:p>413,8941</text:p>
          </table:table-cell>
          <table:table-cell office:value-type="float" office:value="408.78899999999999" table:style-name="ce20">
            <text:p>408,789</text:p>
          </table:table-cell>
          <table:table-cell office:value-type="float" office:value="-5.1050999999999931" table:formula="of:=[.H233]-[.G233]" table:style-name="ce21">
            <text:p>-5,11</text:p>
          </table:table-cell>
          <table:table-cell office:value-type="float" office:value="-5.1050000000000004" table:style-name="ce22">
            <text:p>-5,11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-9.9999999992661515E-5" table:formula="of:=[.I233]-([.J23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12R</text:p>
          </table:table-cell>
          <table:table-cell office:value-type="string" table:style-name="ce15">
            <text:p>9294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4.85483039" table:style-name="ce18">
            <text:p>-14,8548304</text:p>
          </table:table-cell>
          <table:table-cell office:value-type="float" office:value="-57.189905590000002" table:style-name="ce18">
            <text:p>-57,1899056</text:p>
          </table:table-cell>
          <table:table-cell office:value-type="float" office:value="201.04349999999999" table:style-name="ce19">
            <text:p>201,0435</text:p>
          </table:table-cell>
          <table:table-cell office:value-type="float" office:value="204.489" table:style-name="ce20">
            <text:p>204,489</text:p>
          </table:table-cell>
          <table:table-cell office:value-type="float" office:value="3.4455000000000098" table:formula="of:=[.H234]-[.G234]" table:style-name="ce21">
            <text:p>3,45</text:p>
          </table:table-cell>
          <table:table-cell office:value-type="float" office:value="3.504" table:style-name="ce22">
            <text:p>3,50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5.8499999999990226E-2" table:formula="of:=[.I234]-([.J234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12B</text:p>
          </table:table-cell>
          <table:table-cell office:value-type="string" table:style-name="ce15">
            <text:p>92945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6.17747327" table:style-name="ce18">
            <text:p>-16,1774733</text:p>
          </table:table-cell>
          <table:table-cell office:value-type="float" office:value="-56.740202770000003" table:style-name="ce18">
            <text:p>-56,7402028</text:p>
          </table:table-cell>
          <table:table-cell office:value-type="float" office:value="188.6198" table:style-name="ce19">
            <text:p>188,6198</text:p>
          </table:table-cell>
          <table:table-cell office:value-type="float" office:value="194.126" table:style-name="ce20">
            <text:p>194,126</text:p>
          </table:table-cell>
          <table:table-cell office:value-type="float" office:value="5.5062000000000069" table:formula="of:=[.H235]-[.G235]" table:style-name="ce21">
            <text:p>5,51</text:p>
          </table:table-cell>
          <table:table-cell office:value-type="float" office:value="5.4349999999999996" table:style-name="ce22">
            <text:p>5,44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7.1200000000007257E-2" table:formula="of:=[.I235]-([.J235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93J</text:p>
          </table:table-cell>
          <table:table-cell office:value-type="string" table:style-name="ce15">
            <text:p>92946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6.41875877" table:style-name="ce18">
            <text:p>-16,4187588</text:p>
          </table:table-cell>
          <table:table-cell office:value-type="float" office:value="-54.077041600000001" table:style-name="ce18">
            <text:p>-54,0770416</text:p>
          </table:table-cell>
          <table:table-cell office:value-type="float" office:value="472.44760000000002" table:style-name="ce19">
            <text:p>472,4476</text:p>
          </table:table-cell>
          <table:table-cell office:value-type="float" office:value="470.16800000000001" table:style-name="ce20">
            <text:p>470,168</text:p>
          </table:table-cell>
          <table:table-cell office:value-type="float" office:value="-2.2796000000000163" table:formula="of:=[.H236]-[.G236]" table:style-name="ce21">
            <text:p>-2,28</text:p>
          </table:table-cell>
          <table:table-cell office:value-type="float" office:value="-2.3159999999999998" table:style-name="ce22">
            <text:p>-2,32</text:p>
          </table:table-cell>
          <table:table-cell office:value-type="float" office:value="9.0999999999999998E-2" table:style-name="ce22">
            <text:p>0,09</text:p>
          </table:table-cell>
          <table:table-cell office:value-type="float" office:value="3.6399999999983557E-2" table:formula="of:=[.I236]-([.J236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17U</text:p>
          </table:table-cell>
          <table:table-cell office:value-type="string" table:style-name="ce15">
            <text:p>92947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31799539" table:style-name="ce18">
            <text:p>-15,3179954</text:p>
          </table:table-cell>
          <table:table-cell office:value-type="float" office:value="-57.873510930000002" table:style-name="ce18">
            <text:p>-57,8735109</text:p>
          </table:table-cell>
          <table:table-cell office:value-type="float" office:value="177.2715" table:style-name="ce19">
            <text:p>177,2715</text:p>
          </table:table-cell>
          <table:table-cell office:value-type="float" office:value="184.86699999999999" table:style-name="ce20">
            <text:p>184,867</text:p>
          </table:table-cell>
          <table:table-cell office:value-type="float" office:value="7.595499999999987" table:formula="of:=[.H237]-[.G237]" table:style-name="ce21">
            <text:p>7,60</text:p>
          </table:table-cell>
          <table:table-cell office:value-type="float" office:value="7.5960000000000001" table:style-name="ce22">
            <text:p>7,60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5.0000000001304556E-4" table:formula="of:=[.I237]-([.J23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14H</text:p>
          </table:table-cell>
          <table:table-cell office:value-type="string" table:style-name="ce15">
            <text:p>92948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4.56844298" table:style-name="ce18">
            <text:p>-14,5684430</text:p>
          </table:table-cell>
          <table:table-cell office:value-type="float" office:value="-57.738127910000003" table:style-name="ce18">
            <text:p>-57,7381279</text:p>
          </table:table-cell>
          <table:table-cell office:value-type="float" office:value="280.00619999999998" table:style-name="ce19">
            <text:p>280,0062</text:p>
          </table:table-cell>
          <table:table-cell office:value-type="float" office:value="286.42200000000003" table:style-name="ce20">
            <text:p>286,422</text:p>
          </table:table-cell>
          <table:table-cell office:value-type="float" office:value="6.415800000000047" table:formula="of:=[.H238]-[.G238]" table:style-name="ce21">
            <text:p>6,42</text:p>
          </table:table-cell>
          <table:table-cell office:value-type="float" office:value="6.4539999999999997" table:style-name="ce22">
            <text:p>6,45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3.8199999999952716E-2" table:formula="of:=[.I238]-([.J23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13H</text:p>
          </table:table-cell>
          <table:table-cell office:value-type="string" table:style-name="ce15">
            <text:p>92949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4.662891780000001" table:style-name="ce18">
            <text:p>-14,6628918</text:p>
          </table:table-cell>
          <table:table-cell office:value-type="float" office:value="-57.333667800000001" table:style-name="ce18">
            <text:p>-57,3336678</text:p>
          </table:table-cell>
          <table:table-cell office:value-type="float" office:value="506.18889999999999" table:style-name="ce19">
            <text:p>506,1889</text:p>
          </table:table-cell>
          <table:table-cell office:value-type="float" office:value="510.53" table:style-name="ce20">
            <text:p>510,530</text:p>
          </table:table-cell>
          <table:table-cell office:value-type="float" office:value="4.3410999999999831" table:formula="of:=[.H239]-[.G239]" table:style-name="ce21">
            <text:p>4,34</text:p>
          </table:table-cell>
          <table:table-cell office:value-type="float" office:value="4.2960000000000003" table:style-name="ce22">
            <text:p>4,30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4.509999999998282E-2" table:formula="of:=[.I239]-([.J239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99S</text:p>
          </table:table-cell>
          <table:table-cell office:value-type="string" table:style-name="ce15">
            <text:p>92950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4.7414398" table:style-name="ce18">
            <text:p>-14,7414398</text:p>
          </table:table-cell>
          <table:table-cell office:value-type="float" office:value="-57.052532620000001" table:style-name="ce18">
            <text:p>-57,0525326</text:p>
          </table:table-cell>
          <table:table-cell office:value-type="float" office:value="212.42240000000001" table:style-name="ce19">
            <text:p>212,4224</text:p>
          </table:table-cell>
          <table:table-cell office:value-type="float" office:value="215.35499999999999" table:style-name="ce20">
            <text:p>215,355</text:p>
          </table:table-cell>
          <table:table-cell office:value-type="float" office:value="2.9325999999999794" table:formula="of:=[.H240]-[.G240]" table:style-name="ce21">
            <text:p>2,93</text:p>
          </table:table-cell>
          <table:table-cell office:value-type="float" office:value="2.9390000000000001" table:style-name="ce22">
            <text:p>2,94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6.4000000000206114E-3" table:formula="of:=[.I240]-([.J240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98G</text:p>
          </table:table-cell>
          <table:table-cell office:value-type="string" table:style-name="ce15">
            <text:p>92951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4.506983549999999" table:style-name="ce18">
            <text:p>-14,5069836</text:p>
          </table:table-cell>
          <table:table-cell office:value-type="float" office:value="-56.654242459999999" table:style-name="ce18">
            <text:p>-56,6542425</text:p>
          </table:table-cell>
          <table:table-cell office:value-type="float" office:value="205.77269999999999" table:style-name="ce19">
            <text:p>205,7727</text:p>
          </table:table-cell>
          <table:table-cell office:value-type="float" office:value="207.38499999999999" table:style-name="ce20">
            <text:p>207,385</text:p>
          </table:table-cell>
          <table:table-cell office:value-type="float" office:value="1.6123000000000047" table:formula="of:=[.H241]-[.G241]" table:style-name="ce21">
            <text:p>1,61</text:p>
          </table:table-cell>
          <table:table-cell office:value-type="float" office:value="1.6020000000000001" table:style-name="ce22">
            <text:p>1,60</text:p>
          </table:table-cell>
          <table:table-cell office:value-type="float" office:value="0.08" table:style-name="ce22">
            <text:p>0,08</text:p>
          </table:table-cell>
          <table:table-cell office:value-type="float" office:value="1.0300000000004639E-2" table:formula="of:=[.I241]-([.J24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57C</text:p>
          </table:table-cell>
          <table:table-cell office:value-type="string" table:style-name="ce15">
            <text:p>92952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49865189" table:style-name="ce18">
            <text:p>-15,4986519</text:p>
          </table:table-cell>
          <table:table-cell office:value-type="float" office:value="-60.082252959999998" table:style-name="ce18">
            <text:p>-60,0822530</text:p>
          </table:table-cell>
          <table:table-cell office:value-type="float" office:value="205.4349" table:style-name="ce19">
            <text:p>205,4349</text:p>
          </table:table-cell>
          <table:table-cell office:value-type="float" office:value="222.06" table:style-name="ce20">
            <text:p>222,060</text:p>
          </table:table-cell>
          <table:table-cell office:value-type="float" office:value="16.625100000000003" table:formula="of:=[.H242]-[.G242]" table:style-name="ce21">
            <text:p>16,63</text:p>
          </table:table-cell>
          <table:table-cell office:value-type="float" office:value="16.646000000000001" table:style-name="ce22">
            <text:p>16,65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-2.0899999999997476E-2" table:formula="of:=[.I242]-([.J24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54E</text:p>
          </table:table-cell>
          <table:table-cell office:value-type="string" table:style-name="ce15">
            <text:p>92953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97128814" table:style-name="ce18">
            <text:p>-15,9712881</text:p>
          </table:table-cell>
          <table:table-cell office:value-type="float" office:value="-58.772242349999999" table:style-name="ce18">
            <text:p>-58,7722424</text:p>
          </table:table-cell>
          <table:table-cell office:value-type="float" office:value="204.62739999999999" table:style-name="ce19">
            <text:p>204,6274</text:p>
          </table:table-cell>
          <table:table-cell office:value-type="float" office:value="217.55699999999999" table:style-name="ce20">
            <text:p>217,557</text:p>
          </table:table-cell>
          <table:table-cell office:value-type="float" office:value="12.929599999999994" table:formula="of:=[.H243]-[.G243]" table:style-name="ce21">
            <text:p>12,93</text:p>
          </table:table-cell>
          <table:table-cell office:value-type="float" office:value="12.849" table:style-name="ce22">
            <text:p>12,85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8.0599999999993344E-2" table:formula="of:=[.I243]-([.J243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3L</text:p>
          </table:table-cell>
          <table:table-cell office:value-type="string" table:style-name="ce15">
            <text:p>92954</text:p>
          </table:table-cell>
          <table:table-cell office:value-type="string" table:style-name="ce16">
            <text:p>CENTRO-OESTE</text:p>
          </table:table-cell>
          <table:table-cell office:value-type="string" table:style-name="ce17">
            <text:p>MT</text:p>
          </table:table-cell>
          <table:table-cell office:value-type="float" office:value="-15.81764338" table:style-name="ce18">
            <text:p>-15,8176434</text:p>
          </table:table-cell>
          <table:table-cell office:value-type="float" office:value="-58.087489419999997" table:style-name="ce18">
            <text:p>-58,0874894</text:p>
          </table:table-cell>
          <table:table-cell office:value-type="float" office:value="295.76620000000003" table:style-name="ce19">
            <text:p>295,7662</text:p>
          </table:table-cell>
          <table:table-cell office:value-type="float" office:value="305.495" table:style-name="ce20">
            <text:p>305,495</text:p>
          </table:table-cell>
          <table:table-cell office:value-type="float" office:value="9.7287999999999784" table:formula="of:=[.H244]-[.G244]" table:style-name="ce21">
            <text:p>9,73</text:p>
          </table:table-cell>
          <table:table-cell office:value-type="float" office:value="9.73" table:style-name="ce22">
            <text:p>9,73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1.2000000000220723E-3" table:formula="of:=[.I244]-([.J244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84H</text:p>
          </table:table-cell>
          <table:table-cell office:value-type="string" table:style-name="ce15">
            <text:p>9320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9.5568293000000004" table:style-name="ce18">
            <text:p>-09,5568293</text:p>
          </table:table-cell>
          <table:table-cell office:value-type="float" office:value="-35.779324680000002" table:style-name="ce18">
            <text:p>-35,7793247</text:p>
          </table:table-cell>
          <table:table-cell office:value-type="float" office:value="87.902699999999996" table:style-name="ce19">
            <text:p>87,9027</text:p>
          </table:table-cell>
          <table:table-cell office:value-type="float" office:value="78.984999999999999" table:style-name="ce20">
            <text:p>78,985</text:p>
          </table:table-cell>
          <table:table-cell office:value-type="float" office:value="-8.9176999999999964" table:formula="of:=[.H245]-[.G245]" table:style-name="ce21">
            <text:p>-8,92</text:p>
          </table:table-cell>
          <table:table-cell office:value-type="float" office:value="-8.7880000000000003" table:style-name="ce22">
            <text:p>-8,79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0.12969999999999615" table:formula="of:=[.I245]-([.J245])" table:style-name="ce23">
            <text:p>-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679S</text:p>
          </table:table-cell>
          <table:table-cell office:value-type="string" table:style-name="ce27">
            <text:p>93208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AL</text:p>
          </table:table-cell>
          <table:table-cell office:value-type="float" office:value="-9.0490491500000001" table:style-name="ce30">
            <text:p>-09,0490492</text:p>
          </table:table-cell>
          <table:table-cell office:value-type="float" office:value="-35.391464839999998" table:style-name="ce30">
            <text:p>-35,3914648</text:p>
          </table:table-cell>
          <table:table-cell office:value-type="float" office:value="8.3834999999999997" table:style-name="ce31">
            <text:p>08,3835</text:p>
          </table:table-cell>
          <table:table-cell office:value-type="float" office:value="0.85199999999999998" table:style-name="ce32">
            <text:p>00,852</text:p>
          </table:table-cell>
          <table:table-cell office:value-type="float" office:value="-7.5314999999999994" table:formula="of:=[.H246]-[.G246]" table:style-name="ce33">
            <text:p>-7,53</text:p>
          </table:table-cell>
          <table:table-cell office:value-type="float" office:value="-7.39" table:style-name="ce33">
            <text:p>-7,39</text:p>
          </table:table-cell>
          <table:table-cell office:value-type="float" office:value="6.4000000000000001E-2" table:style-name="ce33">
            <text:p>0,06</text:p>
          </table:table-cell>
          <table:table-cell office:value-type="float" office:value="-0.14149999999999974" table:formula="of:=[.I246]-([.J246])" table:style-name="ce3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22M</text:p>
          </table:table-cell>
          <table:table-cell office:value-type="string" table:style-name="ce15">
            <text:p>9324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9.3867758200000004" table:style-name="ce18">
            <text:p>-09,3867758</text:p>
          </table:table-cell>
          <table:table-cell office:value-type="float" office:value="-37.991394339999999" table:style-name="ce18">
            <text:p>-37,9913943</text:p>
          </table:table-cell>
          <table:table-cell office:value-type="float" office:value="233.39320000000001" table:style-name="ce19">
            <text:p>233,3932</text:p>
          </table:table-cell>
          <table:table-cell office:value-type="float" office:value="222.87200000000001" table:style-name="ce20">
            <text:p>222,872</text:p>
          </table:table-cell>
          <table:table-cell office:value-type="float" office:value="-10.521199999999993" table:formula="of:=[.H247]-[.G247]" table:style-name="ce21">
            <text:p>-10,52</text:p>
          </table:table-cell>
          <table:table-cell office:value-type="float" office:value="-10.547000000000001" table:style-name="ce22">
            <text:p>-10,55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2.5800000000007373E-2" table:formula="of:=[.I247]-([.J247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39X</text:p>
          </table:table-cell>
          <table:table-cell office:value-type="string" table:style-name="ce15">
            <text:p>9324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9.13757588" table:style-name="ce18">
            <text:p>-09,1375759</text:p>
          </table:table-cell>
          <table:table-cell office:value-type="float" office:value="-37.315368220000003" table:style-name="ce18">
            <text:p>-37,3153682</text:p>
          </table:table-cell>
          <table:table-cell office:value-type="float" office:value="396.40069999999997" table:style-name="ce19">
            <text:p>396,4007</text:p>
          </table:table-cell>
          <table:table-cell office:value-type="float" office:value="387.86599999999999" table:style-name="ce20">
            <text:p>387,866</text:p>
          </table:table-cell>
          <table:table-cell office:value-type="float" office:value="-8.5346999999999866" table:formula="of:=[.H248]-[.G248]" table:style-name="ce21">
            <text:p>-8,53</text:p>
          </table:table-cell>
          <table:table-cell office:value-type="float" office:value="-8.6120000000000001" table:style-name="ce22">
            <text:p>-8,61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7.7300000000013469E-2" table:formula="of:=[.I248]-([.J248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78J</text:p>
          </table:table-cell>
          <table:table-cell office:value-type="string" table:style-name="ce15">
            <text:p>9335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8.9428767499999999" table:style-name="ce18">
            <text:p>-08,9428768</text:p>
          </table:table-cell>
          <table:table-cell office:value-type="float" office:value="-35.174012750000003" table:style-name="ce18">
            <text:p>-35,1740128</text:p>
          </table:table-cell>
          <table:table-cell office:value-type="float" office:value="5.7553999999999998" table:style-name="ce19">
            <text:p>05,7554</text:p>
          </table:table-cell>
          <table:table-cell office:value-type="float" office:value="-1.1240000000000001" table:style-name="ce20">
            <text:p>-01,124</text:p>
          </table:table-cell>
          <table:table-cell office:value-type="float" office:value="-6.8794000000000004" table:formula="of:=[.H249]-[.G249]" table:style-name="ce21">
            <text:p>-6,88</text:p>
          </table:table-cell>
          <table:table-cell office:value-type="float" office:value="-6.8920000000000003" table:style-name="ce22">
            <text:p>-6,89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1.2599999999999945E-2" table:formula="of:=[.I249]-([.J249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80U</text:p>
          </table:table-cell>
          <table:table-cell office:value-type="string" table:style-name="ce15">
            <text:p>9336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9.2319023100000006" table:style-name="ce18">
            <text:p>-09,2319023</text:p>
          </table:table-cell>
          <table:table-cell office:value-type="float" office:value="-35.349527289999997" table:style-name="ce18">
            <text:p>-35,3495273</text:p>
          </table:table-cell>
          <table:table-cell office:value-type="float" office:value="4.2506000000000004" table:style-name="ce19">
            <text:p>04,2506</text:p>
          </table:table-cell>
          <table:table-cell office:value-type="float" office:value="-4.0209999999999999" table:style-name="ce20">
            <text:p>-04,021</text:p>
          </table:table-cell>
          <table:table-cell office:value-type="float" office:value="-8.2715999999999994" table:formula="of:=[.H250]-[.G250]" table:style-name="ce21">
            <text:p>-8,27</text:p>
          </table:table-cell>
          <table:table-cell office:value-type="float" office:value="-8.3219999999999992" table:style-name="ce22">
            <text:p>-8,32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5.0399999999999778E-2" table:formula="of:=[.I250]-([.J250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81G</text:p>
          </table:table-cell>
          <table:table-cell office:value-type="string" table:style-name="ce15">
            <text:p>9336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9.2799239700000005" table:style-name="ce18">
            <text:p>-09,2799240</text:p>
          </table:table-cell>
          <table:table-cell office:value-type="float" office:value="-35.453686419999997" table:style-name="ce18">
            <text:p>-35,4536864</text:p>
          </table:table-cell>
          <table:table-cell office:value-type="float" office:value="4.3851000000000004" table:style-name="ce19">
            <text:p>04,3851</text:p>
          </table:table-cell>
          <table:table-cell office:value-type="float" office:value="-4.08" table:style-name="ce20">
            <text:p>-04,080</text:p>
          </table:table-cell>
          <table:table-cell office:value-type="float" office:value="-8.4650999999999996" table:formula="of:=[.H251]-[.G251]" table:style-name="ce21">
            <text:p>-8,47</text:p>
          </table:table-cell>
          <table:table-cell office:value-type="float" office:value="-8.4410000000000007" table:style-name="ce22">
            <text:p>-8,44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2.40999999999989E-2" table:formula="of:=[.I251]-([.J251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83M</text:p>
          </table:table-cell>
          <table:table-cell office:value-type="string" table:style-name="ce15">
            <text:p>9337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9.6761412999999994" table:style-name="ce18">
            <text:p>-09,6761413</text:p>
          </table:table-cell>
          <table:table-cell office:value-type="float" office:value="-35.718800870000003" table:style-name="ce18">
            <text:p>-35,7188009</text:p>
          </table:table-cell>
          <table:table-cell office:value-type="float" office:value="3.4811000000000001" table:style-name="ce19">
            <text:p>03,4811</text:p>
          </table:table-cell>
          <table:table-cell office:value-type="float" office:value="-5.7770000000000001" table:style-name="ce20">
            <text:p>-05,777</text:p>
          </table:table-cell>
          <table:table-cell office:value-type="float" office:value="-9.2581000000000007" table:formula="of:=[.H252]-[.G252]" table:style-name="ce21">
            <text:p>-9,26</text:p>
          </table:table-cell>
          <table:table-cell office:value-type="float" office:value="-9.2360000000000007" table:style-name="ce22">
            <text:p>-9,24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2.2100000000000009E-2" table:formula="of:=[.I252]-([.J25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15Z</text:p>
          </table:table-cell>
          <table:table-cell office:value-type="string" table:style-name="ce15">
            <text:p>9651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9.5197848999999994" table:style-name="ce18">
            <text:p>-09,5197849</text:p>
          </table:table-cell>
          <table:table-cell office:value-type="float" office:value="-36.987597489999999" table:style-name="ce18">
            <text:p>-36,9875975</text:p>
          </table:table-cell>
          <table:table-cell office:value-type="float" office:value="190.68119999999999" table:style-name="ce19">
            <text:p>190,6812</text:p>
          </table:table-cell>
          <table:table-cell office:value-type="float" office:value="181.96899999999999" table:style-name="ce20">
            <text:p>181,969</text:p>
          </table:table-cell>
          <table:table-cell office:value-type="float" office:value="-8.7121999999999957" table:formula="of:=[.H253]-[.G253]" table:style-name="ce21">
            <text:p>-8,71</text:p>
          </table:table-cell>
          <table:table-cell office:value-type="float" office:value="-8.6969999999999992" table:style-name="ce22">
            <text:p>-8,70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1.519999999999655E-2" table:formula="of:=[.I253]-([.J253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83A</text:p>
          </table:table-cell>
          <table:table-cell office:value-type="string" table:style-name="ce15">
            <text:p>9651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9.7606541199999999" table:style-name="ce18">
            <text:p>-09,7606541</text:p>
          </table:table-cell>
          <table:table-cell office:value-type="float" office:value="-36.506752949999999" table:style-name="ce18">
            <text:p>-36,5067530</text:p>
          </table:table-cell>
          <table:table-cell office:value-type="float" office:value="194.51060000000001" table:style-name="ce19">
            <text:p>194,5106</text:p>
          </table:table-cell>
          <table:table-cell office:value-type="float" office:value="186.65199999999999" table:style-name="ce20">
            <text:p>186,652</text:p>
          </table:table-cell>
          <table:table-cell office:value-type="float" office:value="-7.858600000000024" table:formula="of:=[.H254]-[.G254]" table:style-name="ce21">
            <text:p>-7,86</text:p>
          </table:table-cell>
          <table:table-cell office:value-type="float" office:value="-7.9539999999999997" table:style-name="ce22">
            <text:p>-7,95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9.5399999999975726E-2" table:formula="of:=[.I254]-([.J254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03B</text:p>
          </table:table-cell>
          <table:table-cell office:value-type="string" table:style-name="ce15">
            <text:p>9651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AL</text:p>
          </table:table-cell>
          <table:table-cell office:value-type="float" office:value="-9.3112041199999993" table:style-name="ce18">
            <text:p>-09,3112041</text:p>
          </table:table-cell>
          <table:table-cell office:value-type="float" office:value="-35.945587260000003" table:style-name="ce18">
            <text:p>-35,9455873</text:p>
          </table:table-cell>
          <table:table-cell office:value-type="float" office:value="87.235399999999998" table:style-name="ce19">
            <text:p>87,2354</text:p>
          </table:table-cell>
          <table:table-cell office:value-type="float" office:value="79.811000000000007" table:style-name="ce20">
            <text:p>79,811</text:p>
          </table:table-cell>
          <table:table-cell office:value-type="float" office:value="-7.4243999999999915" table:formula="of:=[.H255]-[.G255]" table:style-name="ce21">
            <text:p>-7,42</text:p>
          </table:table-cell>
          <table:table-cell office:value-type="float" office:value="-7.4729999999999999" table:style-name="ce22">
            <text:p>-7,47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4.8600000000008414E-2" table:formula="of:=[.I255]-([.J255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9J</text:p>
          </table:table-cell>
          <table:table-cell office:value-type="string" table:style-name="ce15">
            <text:p>9009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078669939999999" table:style-name="ce18">
            <text:p>-12,0786699</text:p>
          </table:table-cell>
          <table:table-cell office:value-type="float" office:value="-44.999636279999997" table:style-name="ce18">
            <text:p>-44,9996363</text:p>
          </table:table-cell>
          <table:table-cell office:value-type="float" office:value="739.35379999999998" table:style-name="ce19">
            <text:p>739,3538</text:p>
          </table:table-cell>
          <table:table-cell office:value-type="float" office:value="723.726" table:style-name="ce20">
            <text:p>723,726</text:p>
          </table:table-cell>
          <table:table-cell office:value-type="float" office:value="-15.627799999999979" table:formula="of:=[.H256]-[.G256]" table:style-name="ce21">
            <text:p>-15,63</text:p>
          </table:table-cell>
          <table:table-cell office:value-type="float" office:value="-15.608000000000001" table:style-name="ce22">
            <text:p>-15,61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1.9799999999978724E-2" table:formula="of:=[.I256]-([.J25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30M</text:p>
          </table:table-cell>
          <table:table-cell office:value-type="string" table:style-name="ce15">
            <text:p>9093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26000541" table:style-name="ce18">
            <text:p>-13,2600054</text:p>
          </table:table-cell>
          <table:table-cell office:value-type="float" office:value="-43.421238160000001" table:style-name="ce18">
            <text:p>-43,4212382</text:p>
          </table:table-cell>
          <table:table-cell office:value-type="float" office:value="524.84690000000001" table:style-name="ce19">
            <text:p>524,8469</text:p>
          </table:table-cell>
          <table:table-cell office:value-type="float" office:value="509.87799999999999" table:style-name="ce20">
            <text:p>509,878</text:p>
          </table:table-cell>
          <table:table-cell office:value-type="float" office:value="-14.968900000000019" table:formula="of:=[.H257]-[.G257]" table:style-name="ce21">
            <text:p>-14,97</text:p>
          </table:table-cell>
          <table:table-cell office:value-type="float" office:value="-14.933" table:style-name="ce22">
            <text:p>-14,93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-3.5900000000019361E-2" table:formula="of:=[.I257]-([.J257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7A</text:p>
          </table:table-cell>
          <table:table-cell office:value-type="string" table:style-name="ce15">
            <text:p>9131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008351149999999" table:style-name="ce18">
            <text:p>-14,0083512</text:p>
          </table:table-cell>
          <table:table-cell office:value-type="float" office:value="-39.869550920000002" table:style-name="ce18">
            <text:p>-39,8695509</text:p>
          </table:table-cell>
          <table:table-cell office:value-type="float" office:value="158.529" table:style-name="ce19">
            <text:p>158,5290</text:p>
          </table:table-cell>
          <table:table-cell office:value-type="float" office:value="148.40799999999999" table:style-name="ce20">
            <text:p>148,408</text:p>
          </table:table-cell>
          <table:table-cell office:value-type="float" office:value="-10.121000000000009" table:formula="of:=[.H258]-[.G258]" table:style-name="ce21">
            <text:p>-10,12</text:p>
          </table:table-cell>
          <table:table-cell office:value-type="float" office:value="-10.146000000000001" table:style-name="ce22">
            <text:p>-10,15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2.4999999999991473E-2" table:formula="of:=[.I258]-([.J258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4A</text:p>
          </table:table-cell>
          <table:table-cell office:value-type="string" table:style-name="ce15">
            <text:p>9131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17213360000001" table:style-name="ce18">
            <text:p>-14,2172134</text:p>
          </table:table-cell>
          <table:table-cell office:value-type="float" office:value="-39.316012209999997" table:style-name="ce18">
            <text:p>-39,3160122</text:p>
          </table:table-cell>
          <table:table-cell office:value-type="float" office:value="122.8379" table:style-name="ce19">
            <text:p>122,8379</text:p>
          </table:table-cell>
          <table:table-cell office:value-type="float" office:value="113.84399999999999" table:style-name="ce20">
            <text:p>113,844</text:p>
          </table:table-cell>
          <table:table-cell office:value-type="float" office:value="-8.9939000000000107" table:formula="of:=[.H259]-[.G259]" table:style-name="ce21">
            <text:p>-8,99</text:p>
          </table:table-cell>
          <table:table-cell office:value-type="float" office:value="-8.9570000000000007" table:style-name="ce22">
            <text:p>-8,96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3.6900000000009925E-2" table:formula="of:=[.I259]-([.J259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4S</text:p>
          </table:table-cell>
          <table:table-cell office:value-type="string" table:style-name="ce15">
            <text:p>9131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687221729999999" table:style-name="ce18">
            <text:p>-13,6872217</text:p>
          </table:table-cell>
          <table:table-cell office:value-type="float" office:value="-40.410583359999997" table:style-name="ce18">
            <text:p>-40,4105834</text:p>
          </table:table-cell>
          <table:table-cell office:value-type="float" office:value="634.2047" table:style-name="ce19">
            <text:p>634,2047</text:p>
          </table:table-cell>
          <table:table-cell office:value-type="float" office:value="624.048" table:style-name="ce20">
            <text:p>624,048</text:p>
          </table:table-cell>
          <table:table-cell office:value-type="float" office:value="-10.156700000000001" table:formula="of:=[.H260]-[.G260]" table:style-name="ce21">
            <text:p>-10,16</text:p>
          </table:table-cell>
          <table:table-cell office:value-type="float" office:value="-10.201000000000001" table:style-name="ce22">
            <text:p>-10,20</text:p>
          </table:table-cell>
          <table:table-cell office:value-type="float" office:value="5.5E-2" table:style-name="ce22">
            <text:p>0,06</text:p>
          </table:table-cell>
          <table:table-cell office:value-type="float" office:value="4.4299999999999784E-2" table:formula="of:=[.I260]-([.J260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67S</text:p>
          </table:table-cell>
          <table:table-cell office:value-type="string" table:style-name="ce15">
            <text:p>9136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59008174" table:style-name="ce18">
            <text:p>-13,5900817</text:p>
          </table:table-cell>
          <table:table-cell office:value-type="float" office:value="-46.117597369999999" table:style-name="ce18">
            <text:p>-46,1175974</text:p>
          </table:table-cell>
          <table:table-cell office:value-type="float" office:value="945.65319999999997" table:style-name="ce19">
            <text:p>945,6532</text:p>
          </table:table-cell>
          <table:table-cell office:value-type="float" office:value="931.95" table:style-name="ce20">
            <text:p>931,950</text:p>
          </table:table-cell>
          <table:table-cell office:value-type="float" office:value="-13.703199999999924" table:formula="of:=[.H261]-[.G261]" table:style-name="ce21">
            <text:p>-13,70</text:p>
          </table:table-cell>
          <table:table-cell office:value-type="float" office:value="-13.754" table:style-name="ce22">
            <text:p>-13,75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5.0800000000075229E-2" table:formula="of:=[.I261]-([.J261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92E</text:p>
          </table:table-cell>
          <table:table-cell office:value-type="string" table:style-name="ce15">
            <text:p>9136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725524849999999" table:style-name="ce18">
            <text:p>-13,7255249</text:p>
          </table:table-cell>
          <table:table-cell office:value-type="float" office:value="-45.943568759999998" table:style-name="ce18">
            <text:p>-45,9435688</text:p>
          </table:table-cell>
          <table:table-cell office:value-type="float" office:value="879.21320000000003" table:style-name="ce19">
            <text:p>879,2132</text:p>
          </table:table-cell>
          <table:table-cell office:value-type="float" office:value="866.03800000000001" table:style-name="ce20">
            <text:p>866,038</text:p>
          </table:table-cell>
          <table:table-cell office:value-type="float" office:value="-13.175200000000018" table:formula="of:=[.H262]-[.G262]" table:style-name="ce21">
            <text:p>-13,18</text:p>
          </table:table-cell>
          <table:table-cell office:value-type="float" office:value="-13.154" table:style-name="ce22">
            <text:p>-13,15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2.1200000000018093E-2" table:formula="of:=[.I262]-([.J26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35V</text:p>
          </table:table-cell>
          <table:table-cell office:value-type="string" table:style-name="ce15">
            <text:p>9136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050109709999999" table:style-name="ce18">
            <text:p>-14,0501097</text:p>
          </table:table-cell>
          <table:table-cell office:value-type="float" office:value="-44.487841629999998" table:style-name="ce18">
            <text:p>-44,4878416</text:p>
          </table:table-cell>
          <table:table-cell office:value-type="float" office:value="652.13369999999998" table:style-name="ce19">
            <text:p>652,1337</text:p>
          </table:table-cell>
          <table:table-cell office:value-type="float" office:value="639.77" table:style-name="ce20">
            <text:p>639,770</text:p>
          </table:table-cell>
          <table:table-cell office:value-type="float" office:value="-12.363699999999994" table:formula="of:=[.H263]-[.G263]" table:style-name="ce21">
            <text:p>-12,36</text:p>
          </table:table-cell>
          <table:table-cell office:value-type="float" office:value="-12.401" table:style-name="ce22">
            <text:p>-12,40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3.730000000000544E-2" table:formula="of:=[.I263]-([.J263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36Z</text:p>
          </table:table-cell>
          <table:table-cell office:value-type="string" table:style-name="ce15">
            <text:p>9137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13479087" table:style-name="ce18">
            <text:p>-14,1347909</text:p>
          </table:table-cell>
          <table:table-cell office:value-type="float" office:value="-44.823173279999999" table:style-name="ce18">
            <text:p>-44,8231733</text:p>
          </table:table-cell>
          <table:table-cell office:value-type="float" office:value="632.52509999999995" table:style-name="ce19">
            <text:p>632,5251</text:p>
          </table:table-cell>
          <table:table-cell office:value-type="float" office:value="619.95299999999997" table:style-name="ce20">
            <text:p>619,953</text:p>
          </table:table-cell>
          <table:table-cell office:value-type="float" office:value="-12.572099999999978" table:formula="of:=[.H264]-[.G264]" table:style-name="ce21">
            <text:p>-12,57</text:p>
          </table:table-cell>
          <table:table-cell office:value-type="float" office:value="-12.512" table:style-name="ce22">
            <text:p>-12,51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6.0099999999977172E-2" table:formula="of:=[.I264]-([.J264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38C</text:p>
          </table:table-cell>
          <table:table-cell office:value-type="string" table:style-name="ce15">
            <text:p>9137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54907169999999" table:style-name="ce18">
            <text:p>-14,2549072</text:p>
          </table:table-cell>
          <table:table-cell office:value-type="float" office:value="-45.287489919999999" table:style-name="ce18">
            <text:p>-45,2874899</text:p>
          </table:table-cell>
          <table:table-cell office:value-type="float" office:value="799.58130000000006" table:style-name="ce19">
            <text:p>799,5813</text:p>
          </table:table-cell>
          <table:table-cell office:value-type="float" office:value="787.28499999999997" table:style-name="ce20">
            <text:p>787,285</text:p>
          </table:table-cell>
          <table:table-cell office:value-type="float" office:value="-12.296300000000087" table:formula="of:=[.H265]-[.G265]" table:style-name="ce21">
            <text:p>-12,30</text:p>
          </table:table-cell>
          <table:table-cell office:value-type="float" office:value="-12.353" table:style-name="ce22">
            <text:p>-12,35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5.6699999999912265E-2" table:formula="of:=[.I265]-([.J265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58U</text:p>
          </table:table-cell>
          <table:table-cell office:value-type="string" table:style-name="ce15">
            <text:p>9137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755469570000001" table:style-name="ce18">
            <text:p>-14,7554696</text:p>
          </table:table-cell>
          <table:table-cell office:value-type="float" office:value="-45.395145130000003" table:style-name="ce18">
            <text:p>-45,3951451</text:p>
          </table:table-cell>
          <table:table-cell office:value-type="float" office:value="836.03099999999995" table:style-name="ce19">
            <text:p>836,0310</text:p>
          </table:table-cell>
          <table:table-cell office:value-type="float" office:value="823.702" table:style-name="ce20">
            <text:p>823,702</text:p>
          </table:table-cell>
          <table:table-cell office:value-type="float" office:value="-12.328999999999951" table:formula="of:=[.H266]-[.G266]" table:style-name="ce21">
            <text:p>-12,33</text:p>
          </table:table-cell>
          <table:table-cell office:value-type="float" office:value="-12.321" table:style-name="ce22">
            <text:p>-12,32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7.9999999999511573E-3" table:formula="of:=[.I266]-([.J26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92V</text:p>
          </table:table-cell>
          <table:table-cell office:value-type="string" table:style-name="ce15">
            <text:p>9302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6874023" table:style-name="ce18">
            <text:p>-12,9687402</text:p>
          </table:table-cell>
          <table:table-cell office:value-type="float" office:value="-38.520207399999997" table:style-name="ce18">
            <text:p>-38,5202074</text:p>
          </table:table-cell>
          <table:table-cell office:value-type="float" office:value="3.5049000000000001" table:style-name="ce19">
            <text:p>03,5049</text:p>
          </table:table-cell>
          <table:table-cell office:value-type="float" office:value="-7.6580000000000004" table:style-name="ce20">
            <text:p>-07,658</text:p>
          </table:table-cell>
          <table:table-cell office:value-type="float" office:value="-11.1629" table:formula="of:=[.H267]-[.G267]" table:style-name="ce21">
            <text:p>-11,16</text:p>
          </table:table-cell>
          <table:table-cell office:value-type="float" office:value="-11.099" table:style-name="ce22">
            <text:p>-11,10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-6.390000000000029E-2" table:formula="of:=[.I267]-([.J267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5H</text:p>
          </table:table-cell>
          <table:table-cell office:value-type="string" table:style-name="ce15">
            <text:p>9303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25555842" table:style-name="ce18">
            <text:p>-13,2555584</text:p>
          </table:table-cell>
          <table:table-cell office:value-type="float" office:value="-43.421735230000003" table:style-name="ce18">
            <text:p>-43,4217352</text:p>
          </table:table-cell>
          <table:table-cell office:value-type="float" office:value="434.2928" table:style-name="ce19">
            <text:p>434,2928</text:p>
          </table:table-cell>
          <table:table-cell office:value-type="float" office:value="419.40100000000001" table:style-name="ce20">
            <text:p>419,401</text:p>
          </table:table-cell>
          <table:table-cell office:value-type="float" office:value="-14.891799999999989" table:formula="of:=[.H268]-[.G268]" table:style-name="ce21">
            <text:p>-14,89</text:p>
          </table:table-cell>
          <table:table-cell office:value-type="float" office:value="-14.941000000000001" table:style-name="ce22">
            <text:p>-14,94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4.9200000000011457E-2" table:formula="of:=[.I268]-([.J268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3Z</text:p>
          </table:table-cell>
          <table:table-cell office:value-type="string" table:style-name="ce15">
            <text:p>9303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29830005" table:style-name="ce18">
            <text:p>-13,2983001</text:p>
          </table:table-cell>
          <table:table-cell office:value-type="float" office:value="-43.740394559999999" table:style-name="ce18">
            <text:p>-43,7403946</text:p>
          </table:table-cell>
          <table:table-cell office:value-type="float" office:value="462.48259999999999" table:style-name="ce19">
            <text:p>462,4826</text:p>
          </table:table-cell>
          <table:table-cell office:value-type="float" office:value="448.28" table:style-name="ce20">
            <text:p>448,280</text:p>
          </table:table-cell>
          <table:table-cell office:value-type="float" office:value="-14.202600000000018" table:formula="of:=[.H269]-[.G269]" table:style-name="ce21">
            <text:p>-14,20</text:p>
          </table:table-cell>
          <table:table-cell office:value-type="float" office:value="-14.192" table:style-name="ce22">
            <text:p>-14,19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1.0600000000017928E-2" table:formula="of:=[.I269]-([.J26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2Z</text:p>
          </table:table-cell>
          <table:table-cell office:value-type="string" table:style-name="ce15">
            <text:p>9303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68224135" table:style-name="ce18">
            <text:p>-12,6822414</text:p>
          </table:table-cell>
          <table:table-cell office:value-type="float" office:value="-38.289935620000001" table:style-name="ce18">
            <text:p>-38,2899356</text:p>
          </table:table-cell>
          <table:table-cell office:value-type="float" office:value="64.642799999999994" table:style-name="ce19">
            <text:p>64,6428</text:p>
          </table:table-cell>
          <table:table-cell office:value-type="float" office:value="53.216000000000001" table:style-name="ce20">
            <text:p>53,216</text:p>
          </table:table-cell>
          <table:table-cell office:value-type="float" office:value="-11.426799999999993" table:formula="of:=[.H270]-[.G270]" table:style-name="ce21">
            <text:p>-11,43</text:p>
          </table:table-cell>
          <table:table-cell office:value-type="float" office:value="-11.398999999999999" table:style-name="ce22">
            <text:p>-11,40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2.779999999999383E-2" table:formula="of:=[.I270]-([.J27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2U</text:p>
          </table:table-cell>
          <table:table-cell office:value-type="string" table:style-name="ce15">
            <text:p>9303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54238543" table:style-name="ce18">
            <text:p>-12,5423854</text:p>
          </table:table-cell>
          <table:table-cell office:value-type="float" office:value="-38.461350920000001" table:style-name="ce18">
            <text:p>-38,4613509</text:p>
          </table:table-cell>
          <table:table-cell office:value-type="float" office:value="150.33199999999999" table:style-name="ce19">
            <text:p>150,3320</text:p>
          </table:table-cell>
          <table:table-cell office:value-type="float" office:value="138.37200000000001" table:style-name="ce20">
            <text:p>138,372</text:p>
          </table:table-cell>
          <table:table-cell office:value-type="float" office:value="-11.95999999999998" table:formula="of:=[.H271]-[.G271]" table:style-name="ce21">
            <text:p>-11,96</text:p>
          </table:table-cell>
          <table:table-cell office:value-type="float" office:value="-11.849" table:style-name="ce22">
            <text:p>-11,85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0.11099999999997934" table:formula="of:=[.I271]-([.J271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0C</text:p>
          </table:table-cell>
          <table:table-cell office:value-type="string" table:style-name="ce15">
            <text:p>9303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008272720000001" table:style-name="ce18">
            <text:p>-13,0082727</text:p>
          </table:table-cell>
          <table:table-cell office:value-type="float" office:value="-38.51168534" table:style-name="ce18">
            <text:p>-38,5116853</text:p>
          </table:table-cell>
          <table:table-cell office:value-type="float" office:value="47.2697" table:style-name="ce19">
            <text:p>47,2697</text:p>
          </table:table-cell>
          <table:table-cell office:value-type="float" office:value="36.18" table:style-name="ce20">
            <text:p>36,180</text:p>
          </table:table-cell>
          <table:table-cell office:value-type="float" office:value="-11.089700000000001" table:formula="of:=[.H272]-[.G272]" table:style-name="ce21">
            <text:p>-11,09</text:p>
          </table:table-cell>
          <table:table-cell office:value-type="float" office:value="-11.079000000000001" table:style-name="ce22">
            <text:p>-11,08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1.0699999999999932E-2" table:formula="of:=[.I272]-([.J272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84N</text:p>
          </table:table-cell>
          <table:table-cell office:value-type="string" table:style-name="ce15">
            <text:p>9307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0354841" table:style-name="ce18">
            <text:p>-14,2035484</text:p>
          </table:table-cell>
          <table:table-cell office:value-type="float" office:value="-42.757668010000003" table:style-name="ce18">
            <text:p>-42,7576680</text:p>
          </table:table-cell>
          <table:table-cell office:value-type="float" office:value="542.88620000000003" table:style-name="ce19">
            <text:p>542,8862</text:p>
          </table:table-cell>
          <table:table-cell office:value-type="float" office:value="529.64099999999996" table:style-name="ce20">
            <text:p>529,641</text:p>
          </table:table-cell>
          <table:table-cell office:value-type="float" office:value="-13.245200000000068" table:formula="of:=[.H273]-[.G273]" table:style-name="ce21">
            <text:p>-13,25</text:p>
          </table:table-cell>
          <table:table-cell office:value-type="float" office:value="-13.188000000000001" table:style-name="ce22">
            <text:p>-13,19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5.7200000000067419E-2" table:formula="of:=[.I273]-([.J273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84V</text:p>
          </table:table-cell>
          <table:table-cell office:value-type="string" table:style-name="ce15">
            <text:p>9307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15814330000001" table:style-name="ce18">
            <text:p>-14,2158143</text:p>
          </table:table-cell>
          <table:table-cell office:value-type="float" office:value="-42.843181909999998" table:style-name="ce18">
            <text:p>-42,8431819</text:p>
          </table:table-cell>
          <table:table-cell office:value-type="float" office:value="508.3186" table:style-name="ce19">
            <text:p>508,3186</text:p>
          </table:table-cell>
          <table:table-cell office:value-type="float" office:value="495.12400000000002" table:style-name="ce20">
            <text:p>495,124</text:p>
          </table:table-cell>
          <table:table-cell office:value-type="float" office:value="-13.19459999999998" table:formula="of:=[.H274]-[.G274]" table:style-name="ce21">
            <text:p>-13,19</text:p>
          </table:table-cell>
          <table:table-cell office:value-type="float" office:value="-13.205" table:style-name="ce22">
            <text:p>-13,21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1.0400000000020171E-2" table:formula="of:=[.I274]-([.J27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95R</text:p>
          </table:table-cell>
          <table:table-cell office:value-type="string" table:style-name="ce15">
            <text:p>9308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341404969999999" table:style-name="ce18">
            <text:p>-13,3414050</text:p>
          </table:table-cell>
          <table:table-cell office:value-type="float" office:value="-44.637264879999996" table:style-name="ce18">
            <text:p>-44,6372649</text:p>
          </table:table-cell>
          <table:table-cell office:value-type="float" office:value="569.93830000000003" table:style-name="ce19">
            <text:p>569,9383</text:p>
          </table:table-cell>
          <table:table-cell office:value-type="float" office:value="557.38199999999995" table:style-name="ce20">
            <text:p>557,382</text:p>
          </table:table-cell>
          <table:table-cell office:value-type="float" office:value="-12.556300000000078" table:formula="of:=[.H275]-[.G275]" table:style-name="ce21">
            <text:p>-12,56</text:p>
          </table:table-cell>
          <table:table-cell office:value-type="float" office:value="-12.558999999999999" table:style-name="ce22">
            <text:p>-12,56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2.6999999999208768E-3" table:formula="of:=[.I275]-([.J275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98G</text:p>
          </table:table-cell>
          <table:table-cell office:value-type="string" table:style-name="ce15">
            <text:p>9308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321509450000001" table:style-name="ce18">
            <text:p>-13,3215095</text:p>
          </table:table-cell>
          <table:table-cell office:value-type="float" office:value="-44.636136899999997" table:style-name="ce18">
            <text:p>-44,6361369</text:p>
          </table:table-cell>
          <table:table-cell office:value-type="float" office:value="647.52099999999996" table:style-name="ce19">
            <text:p>647,5210</text:p>
          </table:table-cell>
          <table:table-cell office:value-type="float" office:value="634.88" table:style-name="ce20">
            <text:p>634,880</text:p>
          </table:table-cell>
          <table:table-cell office:value-type="float" office:value="-12.640999999999963" table:formula="of:=[.H276]-[.G276]" table:style-name="ce21">
            <text:p>-12,64</text:p>
          </table:table-cell>
          <table:table-cell office:value-type="float" office:value="-12.595000000000001" table:style-name="ce22">
            <text:p>-12,60</text:p>
          </table:table-cell>
          <table:table-cell office:value-type="float" office:value="6.2E-2" table:style-name="ce22">
            <text:p>0,06</text:p>
          </table:table-cell>
          <table:table-cell office:value-type="float" office:value="-4.5999999999962071E-2" table:formula="of:=[.I276]-([.J276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02R</text:p>
          </table:table-cell>
          <table:table-cell office:value-type="string" table:style-name="ce15">
            <text:p>9308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16497815" table:style-name="ce18">
            <text:p>-12,1649782</text:p>
          </table:table-cell>
          <table:table-cell office:value-type="float" office:value="-45.008626190000001" table:style-name="ce18">
            <text:p>-45,0086262</text:p>
          </table:table-cell>
          <table:table-cell office:value-type="float" office:value="444.55939999999998" table:style-name="ce19">
            <text:p>444,5594</text:p>
          </table:table-cell>
          <table:table-cell office:value-type="float" office:value="429.29500000000002" table:style-name="ce20">
            <text:p>429,295</text:p>
          </table:table-cell>
          <table:table-cell office:value-type="float" office:value="-15.264399999999966" table:formula="of:=[.H277]-[.G277]" table:style-name="ce21">
            <text:p>-15,26</text:p>
          </table:table-cell>
          <table:table-cell office:value-type="float" office:value="-15.291" table:style-name="ce22">
            <text:p>-15,29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2.660000000003393E-2" table:formula="of:=[.I277]-([.J277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01L</text:p>
          </table:table-cell>
          <table:table-cell office:value-type="string" table:style-name="ce15">
            <text:p>9308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6123564800000008" table:style-name="ce18">
            <text:p>-09,6123565</text:p>
          </table:table-cell>
          <table:table-cell office:value-type="float" office:value="-42.092502090000004" table:style-name="ce18">
            <text:p>-42,0925021</text:p>
          </table:table-cell>
          <table:table-cell office:value-type="float" office:value="415.6198" table:style-name="ce19">
            <text:p>415,6198</text:p>
          </table:table-cell>
          <table:table-cell office:value-type="float" office:value="399.40899999999999" table:style-name="ce20">
            <text:p>399,409</text:p>
          </table:table-cell>
          <table:table-cell office:value-type="float" office:value="-16.210800000000006" table:formula="of:=[.H278]-[.G278]" table:style-name="ce21">
            <text:p>-16,21</text:p>
          </table:table-cell>
          <table:table-cell office:value-type="float" office:value="-16.152000000000001" table:style-name="ce22">
            <text:p>-16,15</text:p>
          </table:table-cell>
          <table:table-cell office:value-type="float" office:value="0.08" table:style-name="ce22">
            <text:p>0,08</text:p>
          </table:table-cell>
          <table:table-cell office:value-type="float" office:value="-5.880000000000507E-2" table:formula="of:=[.I278]-([.J278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01N</text:p>
          </table:table-cell>
          <table:table-cell office:value-type="string" table:style-name="ce15">
            <text:p>9308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5768209199999994" table:style-name="ce18">
            <text:p>-09,5768209</text:p>
          </table:table-cell>
          <table:table-cell office:value-type="float" office:value="-42.131324999999997" table:style-name="ce18">
            <text:p>-42,1313250</text:p>
          </table:table-cell>
          <table:table-cell office:value-type="float" office:value="416.28059999999999" table:style-name="ce19">
            <text:p>416,2806</text:p>
          </table:table-cell>
          <table:table-cell office:value-type="float" office:value="400.10500000000002" table:style-name="ce20">
            <text:p>400,105</text:p>
          </table:table-cell>
          <table:table-cell office:value-type="float" office:value="-16.175599999999974" table:formula="of:=[.H279]-[.G279]" table:style-name="ce21">
            <text:p>-16,18</text:p>
          </table:table-cell>
          <table:table-cell office:value-type="float" office:value="-16.117999999999999" table:style-name="ce22">
            <text:p>-16,12</text:p>
          </table:table-cell>
          <table:table-cell office:value-type="float" office:value="0.08" table:style-name="ce22">
            <text:p>0,08</text:p>
          </table:table-cell>
          <table:table-cell office:value-type="float" office:value="-5.7599999999975893E-2" table:formula="of:=[.I279]-([.J279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0V</text:p>
          </table:table-cell>
          <table:table-cell office:value-type="string" table:style-name="ce15">
            <text:p>9308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4701429299999997" table:style-name="ce18">
            <text:p>-09,4701429</text:p>
          </table:table-cell>
          <table:table-cell office:value-type="float" office:value="-40.544510039999999" table:style-name="ce18">
            <text:p>-40,5445100</text:p>
          </table:table-cell>
          <table:table-cell office:value-type="float" office:value="374.45740000000001" table:style-name="ce19">
            <text:p>374,4574</text:p>
          </table:table-cell>
          <table:table-cell office:value-type="float" office:value="361.041" table:style-name="ce20">
            <text:p>361,041</text:p>
          </table:table-cell>
          <table:table-cell office:value-type="float" office:value="-13.41640000000001" table:formula="of:=[.H280]-[.G280]" table:style-name="ce21">
            <text:p>-13,42</text:p>
          </table:table-cell>
          <table:table-cell office:value-type="float" office:value="-13.363" table:style-name="ce22">
            <text:p>-13,36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5.340000000001055E-2" table:formula="of:=[.I280]-([.J280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19X</text:p>
          </table:table-cell>
          <table:table-cell office:value-type="string" table:style-name="ce15">
            <text:p>9309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4896271100000007" table:style-name="ce18">
            <text:p>-09,4896271</text:p>
          </table:table-cell>
          <table:table-cell office:value-type="float" office:value="-40.808191020000002" table:style-name="ce18">
            <text:p>-40,8081910</text:p>
          </table:table-cell>
          <table:table-cell office:value-type="float" office:value="382.09660000000002" table:style-name="ce19">
            <text:p>382,0966</text:p>
          </table:table-cell>
          <table:table-cell office:value-type="float" office:value="368.202" table:style-name="ce20">
            <text:p>368,202</text:p>
          </table:table-cell>
          <table:table-cell office:value-type="float" office:value="-13.894600000000025" table:formula="of:=[.H281]-[.G281]" table:style-name="ce21">
            <text:p>-13,89</text:p>
          </table:table-cell>
          <table:table-cell office:value-type="float" office:value="-13.872" table:style-name="ce22">
            <text:p>-13,87</text:p>
          </table:table-cell>
          <table:table-cell office:value-type="float" office:value="6.3E-2" table:style-name="ce22">
            <text:p>0,06</text:p>
          </table:table-cell>
          <table:table-cell office:value-type="float" office:value="-2.2600000000025489E-2" table:formula="of:=[.I281]-([.J281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19N</text:p>
          </table:table-cell>
          <table:table-cell office:value-type="string" table:style-name="ce15">
            <text:p>9309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4101910899999996" table:style-name="ce18">
            <text:p>-09,4101911</text:p>
          </table:table-cell>
          <table:table-cell office:value-type="float" office:value="-40.816339229999997" table:style-name="ce18">
            <text:p>-40,8163392</text:p>
          </table:table-cell>
          <table:table-cell office:value-type="float" office:value="400.87700000000001" table:style-name="ce19">
            <text:p>400,8770</text:p>
          </table:table-cell>
          <table:table-cell office:value-type="float" office:value="387.00099999999998" table:style-name="ce20">
            <text:p>387,001</text:p>
          </table:table-cell>
          <table:table-cell office:value-type="float" office:value="-13.876000000000033" table:formula="of:=[.H282]-[.G282]" table:style-name="ce21">
            <text:p>-13,88</text:p>
          </table:table-cell>
          <table:table-cell office:value-type="float" office:value="-13.884" table:style-name="ce22">
            <text:p>-13,88</text:p>
          </table:table-cell>
          <table:table-cell office:value-type="float" office:value="6.2E-2" table:style-name="ce22">
            <text:p>0,06</text:p>
          </table:table-cell>
          <table:table-cell office:value-type="float" office:value="7.9999999999671445E-3" table:formula="of:=[.I282]-([.J282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19P</text:p>
          </table:table-cell>
          <table:table-cell office:value-type="string" table:style-name="ce15">
            <text:p>9309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4294854699999995" table:style-name="ce18">
            <text:p>-09,4294855</text:p>
          </table:table-cell>
          <table:table-cell office:value-type="float" office:value="-40.826669770000002" table:style-name="ce18">
            <text:p>-40,8266698</text:p>
          </table:table-cell>
          <table:table-cell office:value-type="float" office:value="399.23649999999998" table:style-name="ce19">
            <text:p>399,2365</text:p>
          </table:table-cell>
          <table:table-cell office:value-type="float" office:value="385.33800000000002" table:style-name="ce20">
            <text:p>385,338</text:p>
          </table:table-cell>
          <table:table-cell office:value-type="float" office:value="-13.898499999999956" table:formula="of:=[.H283]-[.G283]" table:style-name="ce21">
            <text:p>-13,90</text:p>
          </table:table-cell>
          <table:table-cell office:value-type="float" office:value="-13.923" table:style-name="ce22">
            <text:p>-13,92</text:p>
          </table:table-cell>
          <table:table-cell office:value-type="float" office:value="6.2E-2" table:style-name="ce22">
            <text:p>0,06</text:p>
          </table:table-cell>
          <table:table-cell office:value-type="float" office:value="2.4500000000044153E-2" table:formula="of:=[.I283]-([.J283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8C</text:p>
          </table:table-cell>
          <table:table-cell office:value-type="string" table:style-name="ce15">
            <text:p>9309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891974490000001" table:style-name="ce18">
            <text:p>-12,8919745</text:p>
          </table:table-cell>
          <table:table-cell office:value-type="float" office:value="-38.315976110000001" table:style-name="ce18">
            <text:p>-38,3159761</text:p>
          </table:table-cell>
          <table:table-cell office:value-type="float" office:value="16.568100000000001" table:style-name="ce19">
            <text:p>16,5681</text:p>
          </table:table-cell>
          <table:table-cell office:value-type="float" office:value="5.718" table:style-name="ce20">
            <text:p>05,718</text:p>
          </table:table-cell>
          <table:table-cell office:value-type="float" office:value="-10.850100000000001" table:formula="of:=[.H284]-[.G284]" table:style-name="ce21">
            <text:p>-10,85</text:p>
          </table:table-cell>
          <table:table-cell office:value-type="float" office:value="-10.912000000000001" table:style-name="ce22">
            <text:p>-10,91</text:p>
          </table:table-cell>
          <table:table-cell office:value-type="float" office:value="5.5E-2" table:style-name="ce22">
            <text:p>0,06</text:p>
          </table:table-cell>
          <table:table-cell office:value-type="float" office:value="6.1899999999999622E-2" table:formula="of:=[.I284]-([.J284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8F</text:p>
          </table:table-cell>
          <table:table-cell office:value-type="string" table:style-name="ce15">
            <text:p>9309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898433430000001" table:style-name="ce18">
            <text:p>-12,8984334</text:p>
          </table:table-cell>
          <table:table-cell office:value-type="float" office:value="-38.297221669999999" table:style-name="ce18">
            <text:p>-38,2972217</text:p>
          </table:table-cell>
          <table:table-cell office:value-type="float" office:value="2.6444999999999999" table:style-name="ce19">
            <text:p>02,6445</text:p>
          </table:table-cell>
          <table:table-cell office:value-type="float" office:value="-8.2159999999999993" table:style-name="ce20">
            <text:p>-08,216</text:p>
          </table:table-cell>
          <table:table-cell office:value-type="float" office:value="-10.860499999999998" table:formula="of:=[.H285]-[.G285]" table:style-name="ce21">
            <text:p>-10,86</text:p>
          </table:table-cell>
          <table:table-cell office:value-type="float" office:value="-10.904" table:style-name="ce22">
            <text:p>-10,90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4.3500000000001648E-2" table:formula="of:=[.I285]-([.J285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8G</text:p>
          </table:table-cell>
          <table:table-cell office:value-type="string" table:style-name="ce15">
            <text:p>9309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05963529999999" table:style-name="ce18">
            <text:p>-12,9059635</text:p>
          </table:table-cell>
          <table:table-cell office:value-type="float" office:value="-38.30322074" table:style-name="ce18">
            <text:p>-38,3032207</text:p>
          </table:table-cell>
          <table:table-cell office:value-type="float" office:value="3.0918999999999999" table:style-name="ce19">
            <text:p>03,0919</text:p>
          </table:table-cell>
          <table:table-cell office:value-type="float" office:value="-7.7779999999999996" table:style-name="ce20">
            <text:p>-07,778</text:p>
          </table:table-cell>
          <table:table-cell office:value-type="float" office:value="-10.869899999999999" table:formula="of:=[.H286]-[.G286]" table:style-name="ce21">
            <text:p>-10,87</text:p>
          </table:table-cell>
          <table:table-cell office:value-type="float" office:value="-10.907999999999999" table:style-name="ce22">
            <text:p>-10,91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3.8100000000000023E-2" table:formula="of:=[.I286]-([.J286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9D</text:p>
          </table:table-cell>
          <table:table-cell office:value-type="string" table:style-name="ce15">
            <text:p>9310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6031284" table:style-name="ce18">
            <text:p>-12,9603128</text:p>
          </table:table-cell>
          <table:table-cell office:value-type="float" office:value="-38.396609769999998" table:style-name="ce18">
            <text:p>-38,3966098</text:p>
          </table:table-cell>
          <table:table-cell office:value-type="float" office:value="6.0654000000000003" table:style-name="ce19">
            <text:p>06,0654</text:p>
          </table:table-cell>
          <table:table-cell office:value-type="float" office:value="-4.8049999999999997" table:style-name="ce20">
            <text:p>-04,805</text:p>
          </table:table-cell>
          <table:table-cell office:value-type="float" office:value="-10.8704" table:formula="of:=[.H287]-[.G287]" table:style-name="ce21">
            <text:p>-10,87</text:p>
          </table:table-cell>
          <table:table-cell office:value-type="float" office:value="-10.957000000000001" table:style-name="ce22">
            <text:p>-10,96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8.6600000000000676E-2" table:formula="of:=[.I287]-([.J287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9F</text:p>
          </table:table-cell>
          <table:table-cell office:value-type="string" table:style-name="ce15">
            <text:p>9310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68638690000001" table:style-name="ce18">
            <text:p>-12,9686387</text:p>
          </table:table-cell>
          <table:table-cell office:value-type="float" office:value="-38.410676209999998" table:style-name="ce18">
            <text:p>-38,4106762</text:p>
          </table:table-cell>
          <table:table-cell office:value-type="float" office:value="15.413500000000001" table:style-name="ce19">
            <text:p>15,4135</text:p>
          </table:table-cell>
          <table:table-cell office:value-type="float" office:value="4.4939999999999998" table:style-name="ce20">
            <text:p>04,494</text:p>
          </table:table-cell>
          <table:table-cell office:value-type="float" office:value="-10.919500000000001" table:formula="of:=[.H288]-[.G288]" table:style-name="ce21">
            <text:p>-10,92</text:p>
          </table:table-cell>
          <table:table-cell office:value-type="float" office:value="-10.954000000000001" table:style-name="ce22">
            <text:p>-10,95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3.4499999999999531E-2" table:formula="of:=[.I288]-([.J288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9M</text:p>
          </table:table-cell>
          <table:table-cell office:value-type="string" table:style-name="ce15">
            <text:p>9310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910896" table:style-name="ce18">
            <text:p>-12,9910896</text:p>
          </table:table-cell>
          <table:table-cell office:value-type="float" office:value="-38.439982100000002" table:style-name="ce18">
            <text:p>-38,4399821</text:p>
          </table:table-cell>
          <table:table-cell office:value-type="float" office:value="4.5388000000000002" table:style-name="ce19">
            <text:p>04,5388</text:p>
          </table:table-cell>
          <table:table-cell office:value-type="float" office:value="-6.46" table:style-name="ce20">
            <text:p>-06,460</text:p>
          </table:table-cell>
          <table:table-cell office:value-type="float" office:value="-10.998799999999999" table:formula="of:=[.H289]-[.G289]" table:style-name="ce21">
            <text:p>-11,00</text:p>
          </table:table-cell>
          <table:table-cell office:value-type="float" office:value="-10.975" table:style-name="ce22">
            <text:p>-10,98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-2.3799999999999599E-2" table:formula="of:=[.I289]-([.J28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9N</text:p>
          </table:table-cell>
          <table:table-cell office:value-type="string" table:style-name="ce15">
            <text:p>9310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98231329999999" table:style-name="ce18">
            <text:p>-12,9982313</text:p>
          </table:table-cell>
          <table:table-cell office:value-type="float" office:value="-38.446194490000003" table:style-name="ce18">
            <text:p>-38,4461945</text:p>
          </table:table-cell>
          <table:table-cell office:value-type="float" office:value="6.0263" table:style-name="ce19">
            <text:p>06,0263</text:p>
          </table:table-cell>
          <table:table-cell office:value-type="float" office:value="-5.0410000000000004" table:style-name="ce20">
            <text:p>-05,041</text:p>
          </table:table-cell>
          <table:table-cell office:value-type="float" office:value="-11.067299999999999" table:formula="of:=[.H290]-[.G290]" table:style-name="ce21">
            <text:p>-11,07</text:p>
          </table:table-cell>
          <table:table-cell office:value-type="float" office:value="-10.989000000000001" table:style-name="ce22">
            <text:p>-10,99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-7.8299999999998704E-2" table:formula="of:=[.I290]-([.J290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0A</text:p>
          </table:table-cell>
          <table:table-cell office:value-type="string" table:style-name="ce15">
            <text:p>9310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011249060000001" table:style-name="ce18">
            <text:p>-13,0112491</text:p>
          </table:table-cell>
          <table:table-cell office:value-type="float" office:value="-38.50798125" table:style-name="ce18">
            <text:p>-38,5079813</text:p>
          </table:table-cell>
          <table:table-cell office:value-type="float" office:value="3.5539999999999998" table:style-name="ce19">
            <text:p>03,5540</text:p>
          </table:table-cell>
          <table:table-cell office:value-type="float" office:value="-7.55" table:style-name="ce20">
            <text:p>-07,550</text:p>
          </table:table-cell>
          <table:table-cell office:value-type="float" office:value="-11.103999999999999" table:formula="of:=[.H291]-[.G291]" table:style-name="ce21">
            <text:p>-11,10</text:p>
          </table:table-cell>
          <table:table-cell office:value-type="float" office:value="-11.074999999999999" table:style-name="ce22">
            <text:p>-11,08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2.8999999999999915E-2" table:formula="of:=[.I291]-([.J291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0G</text:p>
          </table:table-cell>
          <table:table-cell office:value-type="string" table:style-name="ce15">
            <text:p>9310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010829279999999" table:style-name="ce18">
            <text:p>-13,0108293</text:p>
          </table:table-cell>
          <table:table-cell office:value-type="float" office:value="-38.523902319999998" table:style-name="ce18">
            <text:p>-38,5239023</text:p>
          </table:table-cell>
          <table:table-cell office:value-type="float" office:value="24.9146" table:style-name="ce19">
            <text:p>24,9146</text:p>
          </table:table-cell>
          <table:table-cell office:value-type="float" office:value="13.859" table:style-name="ce20">
            <text:p>13,859</text:p>
          </table:table-cell>
          <table:table-cell office:value-type="float" office:value="-11.0556" table:formula="of:=[.H292]-[.G292]" table:style-name="ce21">
            <text:p>-11,06</text:p>
          </table:table-cell>
          <table:table-cell office:value-type="float" office:value="-11.102" table:style-name="ce22">
            <text:p>-11,10</text:p>
          </table:table-cell>
          <table:table-cell office:value-type="float" office:value="0.06" table:style-name="ce22">
            <text:p>0,06</text:p>
          </table:table-cell>
          <table:table-cell office:value-type="float" office:value="4.6400000000000219E-2" table:formula="of:=[.I292]-([.J292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0S</text:p>
          </table:table-cell>
          <table:table-cell office:value-type="string" table:style-name="ce15">
            <text:p>9310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7400335" table:style-name="ce18">
            <text:p>-12,9740034</text:p>
          </table:table-cell>
          <table:table-cell office:value-type="float" office:value="-38.514569430000002" table:style-name="ce18">
            <text:p>-38,5145694</text:p>
          </table:table-cell>
          <table:table-cell office:value-type="float" office:value="3.1328999999999998" table:style-name="ce19">
            <text:p>03,1329</text:p>
          </table:table-cell>
          <table:table-cell office:value-type="float" office:value="-8.016" table:style-name="ce20">
            <text:p>-08,016</text:p>
          </table:table-cell>
          <table:table-cell office:value-type="float" office:value="-11.148899999999999" table:formula="of:=[.H293]-[.G293]" table:style-name="ce21">
            <text:p>-11,15</text:p>
          </table:table-cell>
          <table:table-cell office:value-type="float" office:value="-11.077999999999999" table:style-name="ce22">
            <text:p>-11,08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-7.0899999999999963E-2" table:formula="of:=[.I293]-([.J293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2H</text:p>
          </table:table-cell>
          <table:table-cell office:value-type="string" table:style-name="ce15">
            <text:p>9310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2060713" table:style-name="ce18">
            <text:p>-12,9206071</text:p>
          </table:table-cell>
          <table:table-cell office:value-type="float" office:value="-38.353587169999997" table:style-name="ce18">
            <text:p>-38,3535872</text:p>
          </table:table-cell>
          <table:table-cell office:value-type="float" office:value="29.864000000000001" table:style-name="ce19">
            <text:p>29,8640</text:p>
          </table:table-cell>
          <table:table-cell office:value-type="float" office:value="18.856999999999999" table:style-name="ce20">
            <text:p>18,857</text:p>
          </table:table-cell>
          <table:table-cell office:value-type="float" office:value="-11.007000000000001" table:formula="of:=[.H294]-[.G294]" table:style-name="ce21">
            <text:p>-11,01</text:p>
          </table:table-cell>
          <table:table-cell office:value-type="float" office:value="-10.945" table:style-name="ce22">
            <text:p>-10,95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-6.2000000000001165E-2" table:formula="of:=[.I294]-([.J294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620V</text:p>
          </table:table-cell>
          <table:table-cell office:value-type="string" table:style-name="ce35">
            <text:p>93109</text:p>
          </table:table-cell>
          <table:table-cell office:value-type="string" table:style-name="ce36">
            <text:p>NORDESTE</text:p>
          </table:table-cell>
          <table:table-cell office:value-type="string" table:style-name="ce37">
            <text:p>BA</text:p>
          </table:table-cell>
          <table:table-cell office:value-type="float" office:value="-12.92306267" table:style-name="ce38">
            <text:p>-12,9230627</text:p>
          </table:table-cell>
          <table:table-cell office:value-type="float" office:value="-38.360163800000002" table:style-name="ce38">
            <text:p>-38,3601638</text:p>
          </table:table-cell>
          <table:table-cell office:value-type="float" office:value="19.416399999999999" table:style-name="ce39">
            <text:p>19,4164</text:p>
          </table:table-cell>
          <table:table-cell office:value-type="float" office:value="8.7370000000000001" table:style-name="ce40">
            <text:p>08,737</text:p>
          </table:table-cell>
          <table:table-cell office:value-type="float" office:value="-10.679399999999999" table:formula="of:=[.H295]-[.G295]" table:style-name="ce41">
            <text:p>-10,68</text:p>
          </table:table-cell>
          <table:table-cell office:value-type="float" office:value="-10.949" table:style-name="ce41">
            <text:p>-10,95</text:p>
          </table:table-cell>
          <table:table-cell office:value-type="float" office:value="4.8000000000000001E-2" table:style-name="ce41">
            <text:p>0,05</text:p>
          </table:table-cell>
          <table:table-cell office:value-type="float" office:value="0.26960000000000051" table:formula="of:=[.I295]-([.J295])" table:style-name="ce41">
            <text:p>0,2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0D</text:p>
          </table:table-cell>
          <table:table-cell office:value-type="string" table:style-name="ce15">
            <text:p>9311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00866989" table:style-name="ce18">
            <text:p>-13,0086699</text:p>
          </table:table-cell>
          <table:table-cell office:value-type="float" office:value="-38.512359119999999" table:style-name="ce18">
            <text:p>-38,5123591</text:p>
          </table:table-cell>
          <table:table-cell office:value-type="float" office:value="46.848199999999999" table:style-name="ce19">
            <text:p>46,8482</text:p>
          </table:table-cell>
          <table:table-cell office:value-type="float" office:value="35.756" table:style-name="ce20">
            <text:p>35,756</text:p>
          </table:table-cell>
          <table:table-cell office:value-type="float" office:value="-11.092199999999998" table:formula="of:=[.H296]-[.G296]" table:style-name="ce21">
            <text:p>-11,09</text:p>
          </table:table-cell>
          <table:table-cell office:value-type="float" office:value="-11.08" table:style-name="ce22">
            <text:p>-11,08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1.2199999999998212E-2" table:formula="of:=[.I296]-([.J29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1L</text:p>
          </table:table-cell>
          <table:table-cell office:value-type="string" table:style-name="ce15">
            <text:p>9311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49628840000001" table:style-name="ce18">
            <text:p>-12,9496288</text:p>
          </table:table-cell>
          <table:table-cell office:value-type="float" office:value="-38.432168130000001" table:style-name="ce18">
            <text:p>-38,4321681</text:p>
          </table:table-cell>
          <table:table-cell office:value-type="float" office:value="61.880299999999998" table:style-name="ce19">
            <text:p>61,8803</text:p>
          </table:table-cell>
          <table:table-cell office:value-type="float" office:value="51.030999999999999" table:style-name="ce20">
            <text:p>51,031</text:p>
          </table:table-cell>
          <table:table-cell office:value-type="float" office:value="-10.849299999999999" table:formula="of:=[.H297]-[.G297]" table:style-name="ce21">
            <text:p>-10,85</text:p>
          </table:table-cell>
          <table:table-cell office:value-type="float" office:value="-10.932" table:style-name="ce22">
            <text:p>-10,93</text:p>
          </table:table-cell>
          <table:table-cell office:value-type="float" office:value="4.3999999999999997E-2" table:style-name="ce22">
            <text:p>0,04</text:p>
          </table:table-cell>
          <table:table-cell office:value-type="float" office:value="8.2700000000000884E-2" table:formula="of:=[.I297]-([.J297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621P</text:p>
          </table:table-cell>
          <table:table-cell office:value-type="string" table:style-name="ce35">
            <text:p>93113</text:p>
          </table:table-cell>
          <table:table-cell office:value-type="string" table:style-name="ce36">
            <text:p>NORDESTE</text:p>
          </table:table-cell>
          <table:table-cell office:value-type="string" table:style-name="ce37">
            <text:p>BA</text:p>
          </table:table-cell>
          <table:table-cell office:value-type="float" office:value="-12.96119899" table:style-name="ce38">
            <text:p>-12,9611990</text:p>
          </table:table-cell>
          <table:table-cell office:value-type="float" office:value="-38.433601940000003" table:style-name="ce38">
            <text:p>-38,4336019</text:p>
          </table:table-cell>
          <table:table-cell office:value-type="float" office:value="29.520600000000002" table:style-name="ce39">
            <text:p>29,5206</text:p>
          </table:table-cell>
          <table:table-cell office:value-type="float" office:value="17.853999999999999" table:style-name="ce40">
            <text:p>17,854</text:p>
          </table:table-cell>
          <table:table-cell office:value-type="float" office:value="-11.666600000000003" table:formula="of:=[.H298]-[.G298]" table:style-name="ce41">
            <text:p>-11,67</text:p>
          </table:table-cell>
          <table:table-cell office:value-type="float" office:value="-10.933999999999999" table:style-name="ce41">
            <text:p>-10,93</text:p>
          </table:table-cell>
          <table:table-cell office:value-type="float" office:value="4.4999999999999998E-2" table:style-name="ce41">
            <text:p>0,05</text:p>
          </table:table-cell>
          <table:table-cell office:value-type="float" office:value="-0.73260000000000325" table:formula="of:=[.I298]-([.J298])" table:style-name="ce41">
            <text:p>-0,7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621U</text:p>
          </table:table-cell>
          <table:table-cell office:value-type="string" table:style-name="ce35">
            <text:p>93114</text:p>
          </table:table-cell>
          <table:table-cell office:value-type="string" table:style-name="ce36">
            <text:p>NORDESTE</text:p>
          </table:table-cell>
          <table:table-cell office:value-type="string" table:style-name="ce37">
            <text:p>BA</text:p>
          </table:table-cell>
          <table:table-cell office:value-type="float" office:value="-12.9788417" table:style-name="ce38">
            <text:p>-12,9788417</text:p>
          </table:table-cell>
          <table:table-cell office:value-type="float" office:value="-38.465348030000001" table:style-name="ce38">
            <text:p>-38,4653480</text:p>
          </table:table-cell>
          <table:table-cell office:value-type="float" office:value="15.4541" table:style-name="ce39">
            <text:p>15,4541</text:p>
          </table:table-cell>
          <table:table-cell office:value-type="float" office:value="5.1459999999999999" table:style-name="ce40">
            <text:p>05,146</text:p>
          </table:table-cell>
          <table:table-cell office:value-type="float" office:value="-10.3081" table:formula="of:=[.H299]-[.G299]" table:style-name="ce41">
            <text:p>-10,31</text:p>
          </table:table-cell>
          <table:table-cell office:value-type="float" office:value="-10.965" table:style-name="ce41">
            <text:p>-10,97</text:p>
          </table:table-cell>
          <table:table-cell office:value-type="float" office:value="4.7E-2" table:style-name="ce41">
            <text:p>0,05</text:p>
          </table:table-cell>
          <table:table-cell office:value-type="float" office:value="0.65690000000000026" table:formula="of:=[.I299]-([.J299])" table:style-name="ce41">
            <text:p>0,6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2D</text:p>
          </table:table-cell>
          <table:table-cell office:value-type="string" table:style-name="ce15">
            <text:p>9311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77591800000001" table:style-name="ce18">
            <text:p>-12,9775918</text:p>
          </table:table-cell>
          <table:table-cell office:value-type="float" office:value="-38.502569020000003" table:style-name="ce18">
            <text:p>-38,5025690</text:p>
          </table:table-cell>
          <table:table-cell office:value-type="float" office:value="43.961300000000001" table:style-name="ce19">
            <text:p>43,9613</text:p>
          </table:table-cell>
          <table:table-cell office:value-type="float" office:value="32.912999999999997" table:style-name="ce20">
            <text:p>32,913</text:p>
          </table:table-cell>
          <table:table-cell office:value-type="float" office:value="-11.048300000000005" table:formula="of:=[.H300]-[.G300]" table:style-name="ce21">
            <text:p>-11,05</text:p>
          </table:table-cell>
          <table:table-cell office:value-type="float" office:value="-11.042" table:style-name="ce22">
            <text:p>-11,04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-6.3000000000048573E-3" table:formula="of:=[.I300]-([.J300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621C</text:p>
          </table:table-cell>
          <table:table-cell office:value-type="string" table:style-name="ce35">
            <text:p>93116</text:p>
          </table:table-cell>
          <table:table-cell office:value-type="string" table:style-name="ce36">
            <text:p>NORDESTE</text:p>
          </table:table-cell>
          <table:table-cell office:value-type="string" table:style-name="ce37">
            <text:p>BA</text:p>
          </table:table-cell>
          <table:table-cell office:value-type="float" office:value="-12.931753329999999" table:style-name="ce38">
            <text:p>-12,9317533</text:p>
          </table:table-cell>
          <table:table-cell office:value-type="float" office:value="-38.391094350000003" table:style-name="ce38">
            <text:p>-38,3910944</text:p>
          </table:table-cell>
          <table:table-cell office:value-type="float" office:value="20.503900000000002" table:style-name="ce39">
            <text:p>20,5039</text:p>
          </table:table-cell>
          <table:table-cell office:value-type="float" office:value="10.186" table:style-name="ce40">
            <text:p>10,186</text:p>
          </table:table-cell>
          <table:table-cell office:value-type="float" office:value="-10.317900000000002" table:formula="of:=[.H301]-[.G301]" table:style-name="ce41">
            <text:p>-10,32</text:p>
          </table:table-cell>
          <table:table-cell office:value-type="float" office:value="-10.952" table:style-name="ce41">
            <text:p>-10,95</text:p>
          </table:table-cell>
          <table:table-cell office:value-type="float" office:value="4.5999999999999999E-2" table:style-name="ce41">
            <text:p>0,05</text:p>
          </table:table-cell>
          <table:table-cell office:value-type="float" office:value="0.63409999999999833" table:formula="of:=[.I301]-([.J301])" table:style-name="ce41">
            <text:p>0,6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621N</text:p>
          </table:table-cell>
          <table:table-cell office:value-type="string" table:style-name="ce35">
            <text:p>93117</text:p>
          </table:table-cell>
          <table:table-cell office:value-type="string" table:style-name="ce36">
            <text:p>NORDESTE</text:p>
          </table:table-cell>
          <table:table-cell office:value-type="string" table:style-name="ce37">
            <text:p>BA</text:p>
          </table:table-cell>
          <table:table-cell office:value-type="float" office:value="-12.95491955" table:style-name="ce38">
            <text:p>-12,9549196</text:p>
          </table:table-cell>
          <table:table-cell office:value-type="float" office:value="-38.428655079999999" table:style-name="ce38">
            <text:p>-38,4286551</text:p>
          </table:table-cell>
          <table:table-cell office:value-type="float" office:value="38.758899999999997" table:style-name="ce39">
            <text:p>38,7589</text:p>
          </table:table-cell>
          <table:table-cell office:value-type="float" office:value="27.404" table:style-name="ce40">
            <text:p>27,404</text:p>
          </table:table-cell>
          <table:table-cell office:value-type="float" office:value="-11.354899999999997" table:formula="of:=[.H302]-[.G302]" table:style-name="ce41">
            <text:p>-11,35</text:p>
          </table:table-cell>
          <table:table-cell office:value-type="float" office:value="-10.932" table:style-name="ce41">
            <text:p>-10,93</text:p>
          </table:table-cell>
          <table:table-cell office:value-type="float" office:value="4.4999999999999998E-2" table:style-name="ce41">
            <text:p>0,05</text:p>
          </table:table-cell>
          <table:table-cell office:value-type="float" office:value="-0.42289999999999672" table:formula="of:=[.I302]-([.J302])" table:style-name="ce41">
            <text:p>-0,4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04R</text:p>
          </table:table-cell>
          <table:table-cell office:value-type="string" table:style-name="ce15">
            <text:p>9311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03183377" table:style-name="ce18">
            <text:p>-11,0318338</text:p>
          </table:table-cell>
          <table:table-cell office:value-type="float" office:value="-38.810934520000004" table:style-name="ce18">
            <text:p>-38,8109345</text:p>
          </table:table-cell>
          <table:table-cell office:value-type="float" office:value="164.9973" table:style-name="ce19">
            <text:p>164,9973</text:p>
          </table:table-cell>
          <table:table-cell office:value-type="float" office:value="150.71199999999999" table:style-name="ce20">
            <text:p>150,712</text:p>
          </table:table-cell>
          <table:table-cell office:value-type="float" office:value="-14.285300000000007" table:formula="of:=[.H303]-[.G303]" table:style-name="ce21">
            <text:p>-14,29</text:p>
          </table:table-cell>
          <table:table-cell office:value-type="float" office:value="-14.275" table:style-name="ce22">
            <text:p>-14,28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1.0300000000006193E-2" table:formula="of:=[.I303]-([.J303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05N</text:p>
          </table:table-cell>
          <table:table-cell office:value-type="string" table:style-name="ce15">
            <text:p>9311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56082733" table:style-name="ce18">
            <text:p>-10,5608273</text:p>
          </table:table-cell>
          <table:table-cell office:value-type="float" office:value="-38.990079250000001" table:style-name="ce18">
            <text:p>-38,9900793</text:p>
          </table:table-cell>
          <table:table-cell office:value-type="float" office:value="395.93900000000002" table:style-name="ce19">
            <text:p>395,9390</text:p>
          </table:table-cell>
          <table:table-cell office:value-type="float" office:value="382.89299999999997" table:style-name="ce20">
            <text:p>382,893</text:p>
          </table:table-cell>
          <table:table-cell office:value-type="float" office:value="-13.046000000000049" table:formula="of:=[.H304]-[.G304]" table:style-name="ce21">
            <text:p>-13,05</text:p>
          </table:table-cell>
          <table:table-cell office:value-type="float" office:value="-13.007" table:style-name="ce22">
            <text:p>-13,01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3.900000000004944E-2" table:formula="of:=[.I304]-([.J30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42Y</text:p>
          </table:table-cell>
          <table:table-cell office:value-type="string" table:style-name="ce15">
            <text:p>9312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8507259499999993" table:style-name="ce18">
            <text:p>-09,8507260</text:p>
          </table:table-cell>
          <table:table-cell office:value-type="float" office:value="-39.143200880000002" table:style-name="ce18">
            <text:p>-39,1432009</text:p>
          </table:table-cell>
          <table:table-cell office:value-type="float" office:value="412.11579999999998" table:style-name="ce19">
            <text:p>412,1158</text:p>
          </table:table-cell>
          <table:table-cell office:value-type="float" office:value="400.25099999999998" table:style-name="ce20">
            <text:p>400,251</text:p>
          </table:table-cell>
          <table:table-cell office:value-type="float" office:value="-11.864800000000002" table:formula="of:=[.H305]-[.G305]" table:style-name="ce21">
            <text:p>-11,86</text:p>
          </table:table-cell>
          <table:table-cell office:value-type="float" office:value="-11.907999999999999" table:style-name="ce22">
            <text:p>-11,91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4.3199999999997019E-2" table:formula="of:=[.I305]-([.J305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563L</text:p>
          </table:table-cell>
          <table:table-cell office:value-type="string" table:style-name="ce27">
            <text:p>93121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1.082721640000001" table:style-name="ce30">
            <text:p>-11,0827216</text:p>
          </table:table-cell>
          <table:table-cell office:value-type="float" office:value="-38.509181769999998" table:style-name="ce30">
            <text:p>-38,5091818</text:p>
          </table:table-cell>
          <table:table-cell office:value-type="float" office:value="161.93430000000001" table:style-name="ce31">
            <text:p>161,9343</text:p>
          </table:table-cell>
          <table:table-cell office:value-type="float" office:value="146.655" table:style-name="ce32">
            <text:p>146,655</text:p>
          </table:table-cell>
          <table:table-cell office:value-type="float" office:value="-15.279300000000006" table:formula="of:=[.H306]-[.G306]" table:style-name="ce33">
            <text:p>-15,28</text:p>
          </table:table-cell>
          <table:table-cell office:value-type="float" office:value="-15.148" table:style-name="ce33">
            <text:p>-15,15</text:p>
          </table:table-cell>
          <table:table-cell office:value-type="float" office:value="6.3E-2" table:style-name="ce33">
            <text:p>0,06</text:p>
          </table:table-cell>
          <table:table-cell office:value-type="float" office:value="-0.13130000000000663" table:formula="of:=[.I306]-([.J306])" table:style-name="ce33">
            <text:p>-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14D</text:p>
          </table:table-cell>
          <table:table-cell office:value-type="string" table:style-name="ce15">
            <text:p>9312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93626757" table:style-name="ce18">
            <text:p>-09,9362676</text:p>
          </table:table-cell>
          <table:table-cell office:value-type="float" office:value="-38.748203760000003" table:style-name="ce18">
            <text:p>-38,7482038</text:p>
          </table:table-cell>
          <table:table-cell office:value-type="float" office:value="321.65699999999998" table:style-name="ce19">
            <text:p>321,6570</text:p>
          </table:table-cell>
          <table:table-cell office:value-type="float" office:value="308.80799999999999" table:style-name="ce20">
            <text:p>308,808</text:p>
          </table:table-cell>
          <table:table-cell office:value-type="float" office:value="-12.84899999999999" table:formula="of:=[.H307]-[.G307]" table:style-name="ce21">
            <text:p>-12,85</text:p>
          </table:table-cell>
          <table:table-cell office:value-type="float" office:value="-12.733000000000001" table:style-name="ce22">
            <text:p>-12,73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0.115999999999989" table:formula="of:=[.I307]-([.J307])" table:style-name="ce2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17T</text:p>
          </table:table-cell>
          <table:table-cell office:value-type="string" table:style-name="ce15">
            <text:p>9312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0851945" table:style-name="ce18">
            <text:p>-10,0851945</text:p>
          </table:table-cell>
          <table:table-cell office:value-type="float" office:value="-38.282752459999998" table:style-name="ce18">
            <text:p>-38,2827525</text:p>
          </table:table-cell>
          <table:table-cell office:value-type="float" office:value="256.14800000000002" table:style-name="ce19">
            <text:p>256,1480</text:p>
          </table:table-cell>
          <table:table-cell office:value-type="float" office:value="243.86699999999999" table:style-name="ce20">
            <text:p>243,867</text:p>
          </table:table-cell>
          <table:table-cell office:value-type="float" office:value="-12.281000000000034" table:formula="of:=[.H308]-[.G308]" table:style-name="ce21">
            <text:p>-12,28</text:p>
          </table:table-cell>
          <table:table-cell office:value-type="float" office:value="-12.276999999999999" table:style-name="ce22">
            <text:p>-12,28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4.0000000000350866E-3" table:formula="of:=[.I308]-([.J308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01Z</text:p>
          </table:table-cell>
          <table:table-cell office:value-type="string" table:style-name="ce15">
            <text:p>9312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535492959999999" table:style-name="ce18">
            <text:p>-10,5354930</text:p>
          </table:table-cell>
          <table:table-cell office:value-type="float" office:value="-38.384021779999998" table:style-name="ce18">
            <text:p>-38,3840218</text:p>
          </table:table-cell>
          <table:table-cell office:value-type="float" office:value="430.46370000000002" table:style-name="ce19">
            <text:p>430,4637</text:p>
          </table:table-cell>
          <table:table-cell office:value-type="float" office:value="415.91899999999998" table:style-name="ce20">
            <text:p>415,919</text:p>
          </table:table-cell>
          <table:table-cell office:value-type="float" office:value="-14.544700000000034" table:formula="of:=[.H309]-[.G309]" table:style-name="ce21">
            <text:p>-14,54</text:p>
          </table:table-cell>
          <table:table-cell office:value-type="float" office:value="-14.474" table:style-name="ce22">
            <text:p>-14,47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7.070000000003418E-2" table:formula="of:=[.I309]-([.J309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561L</text:p>
          </table:table-cell>
          <table:table-cell office:value-type="string" table:style-name="ce27">
            <text:p>93125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0.70119818" table:style-name="ce30">
            <text:p>-10,7011982</text:p>
          </table:table-cell>
          <table:table-cell office:value-type="float" office:value="-38.198995080000003" table:style-name="ce30">
            <text:p>-38,1989951</text:p>
          </table:table-cell>
          <table:table-cell office:value-type="float" office:value="252.8262" table:style-name="ce31">
            <text:p>252,8262</text:p>
          </table:table-cell>
          <table:table-cell office:value-type="float" office:value="239.774" table:style-name="ce32">
            <text:p>239,774</text:p>
          </table:table-cell>
          <table:table-cell office:value-type="float" office:value="-13.052199999999999" table:formula="of:=[.H310]-[.G310]" table:style-name="ce33">
            <text:p>-13,05</text:p>
          </table:table-cell>
          <table:table-cell office:value-type="float" office:value="-12.914999999999999" table:style-name="ce33">
            <text:p>-12,92</text:p>
          </table:table-cell>
          <table:table-cell office:value-type="float" office:value="6.6000000000000003E-2" table:style-name="ce33">
            <text:p>0,07</text:p>
          </table:table-cell>
          <table:table-cell office:value-type="float" office:value="-0.13719999999999999" table:formula="of:=[.I310]-([.J310])" table:style-name="ce3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17B</text:p>
          </table:table-cell>
          <table:table-cell office:value-type="string" table:style-name="ce15">
            <text:p>9312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2007593" table:style-name="ce18">
            <text:p>-10,2007593</text:p>
          </table:table-cell>
          <table:table-cell office:value-type="float" office:value="-37.867367799999997" table:style-name="ce18">
            <text:p>-37,8673678</text:p>
          </table:table-cell>
          <table:table-cell office:value-type="float" office:value="251.21440000000001" table:style-name="ce19">
            <text:p>251,2144</text:p>
          </table:table-cell>
          <table:table-cell office:value-type="float" office:value="240.73400000000001" table:style-name="ce20">
            <text:p>240,734</text:p>
          </table:table-cell>
          <table:table-cell office:value-type="float" office:value="-10.480400000000003" table:formula="of:=[.H311]-[.G311]" table:style-name="ce21">
            <text:p>-10,48</text:p>
          </table:table-cell>
          <table:table-cell office:value-type="float" office:value="-10.500999999999999" table:style-name="ce22">
            <text:p>-10,50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2.0599999999996399E-2" table:formula="of:=[.I311]-([.J311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96X</text:p>
          </table:table-cell>
          <table:table-cell office:value-type="string" table:style-name="ce15">
            <text:p>9312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892647910000001" table:style-name="ce18">
            <text:p>-10,8926479</text:p>
          </table:table-cell>
          <table:table-cell office:value-type="float" office:value="-38.509961619999999" table:style-name="ce18">
            <text:p>-38,5099616</text:p>
          </table:table-cell>
          <table:table-cell office:value-type="float" office:value="209.9794" table:style-name="ce19">
            <text:p>209,9794</text:p>
          </table:table-cell>
          <table:table-cell office:value-type="float" office:value="194.87799999999999" table:style-name="ce20">
            <text:p>194,878</text:p>
          </table:table-cell>
          <table:table-cell office:value-type="float" office:value="-15.101400000000012" table:formula="of:=[.H312]-[.G312]" table:style-name="ce21">
            <text:p>-15,10</text:p>
          </table:table-cell>
          <table:table-cell office:value-type="float" office:value="-15.151" table:style-name="ce22">
            <text:p>-15,15</text:p>
          </table:table-cell>
          <table:table-cell office:value-type="float" office:value="6.2E-2" table:style-name="ce22">
            <text:p>0,06</text:p>
          </table:table-cell>
          <table:table-cell office:value-type="float" office:value="4.9599999999987432E-2" table:formula="of:=[.I312]-([.J312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77M</text:p>
          </table:table-cell>
          <table:table-cell office:value-type="string" table:style-name="ce15">
            <text:p>9312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073944320000001" table:style-name="ce18">
            <text:p>-12,0739443</text:p>
          </table:table-cell>
          <table:table-cell office:value-type="float" office:value="-38.969640800000001" table:style-name="ce18">
            <text:p>-38,9696408</text:p>
          </table:table-cell>
          <table:table-cell office:value-type="float" office:value="241.58959999999999" table:style-name="ce19">
            <text:p>241,5896</text:p>
          </table:table-cell>
          <table:table-cell office:value-type="float" office:value="229.845" table:style-name="ce20">
            <text:p>229,845</text:p>
          </table:table-cell>
          <table:table-cell office:value-type="float" office:value="-11.744599999999991" table:formula="of:=[.H313]-[.G313]" table:style-name="ce21">
            <text:p>-11,74</text:p>
          </table:table-cell>
          <table:table-cell office:value-type="float" office:value="-11.714" table:style-name="ce22">
            <text:p>-11,71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3.0599999999990857E-2" table:formula="of:=[.I313]-([.J313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76S</text:p>
          </table:table-cell>
          <table:table-cell office:value-type="string" table:style-name="ce15">
            <text:p>9313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67570422" table:style-name="ce18">
            <text:p>-11,6757042</text:p>
          </table:table-cell>
          <table:table-cell office:value-type="float" office:value="-38.996198479999997" table:style-name="ce18">
            <text:p>-38,9961985</text:p>
          </table:table-cell>
          <table:table-cell office:value-type="float" office:value="344.31529999999998" table:style-name="ce19">
            <text:p>344,3153</text:p>
          </table:table-cell>
          <table:table-cell office:value-type="float" office:value="332.09500000000003" table:style-name="ce20">
            <text:p>332,095</text:p>
          </table:table-cell>
          <table:table-cell office:value-type="float" office:value="-12.220299999999952" table:formula="of:=[.H314]-[.G314]" table:style-name="ce21">
            <text:p>-12,22</text:p>
          </table:table-cell>
          <table:table-cell office:value-type="float" office:value="-12.227" table:style-name="ce22">
            <text:p>-12,23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6.700000000048334E-3" table:formula="of:=[.I314]-([.J31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60A</text:p>
          </table:table-cell>
          <table:table-cell office:value-type="string" table:style-name="ce15">
            <text:p>9313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16541284" table:style-name="ce18">
            <text:p>-12,1654128</text:p>
          </table:table-cell>
          <table:table-cell office:value-type="float" office:value="-38.475767820000002" table:style-name="ce18">
            <text:p>-38,4757678</text:p>
          </table:table-cell>
          <table:table-cell office:value-type="float" office:value="220.66149999999999" table:style-name="ce19">
            <text:p>220,6615</text:p>
          </table:table-cell>
          <table:table-cell office:value-type="float" office:value="208.29" table:style-name="ce20">
            <text:p>208,290</text:p>
          </table:table-cell>
          <table:table-cell office:value-type="float" office:value="-12.371499999999997" table:formula="of:=[.H315]-[.G315]" table:style-name="ce21">
            <text:p>-12,37</text:p>
          </table:table-cell>
          <table:table-cell office:value-type="float" office:value="-12.31" table:style-name="ce22">
            <text:p>-12,31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6.1499999999997002E-2" table:formula="of:=[.I315]-([.J31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65P</text:p>
          </table:table-cell>
          <table:table-cell office:value-type="string" table:style-name="ce15">
            <text:p>9313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61340137" table:style-name="ce18">
            <text:p>-12,6134014</text:p>
          </table:table-cell>
          <table:table-cell office:value-type="float" office:value="-38.655540950000002" table:style-name="ce18">
            <text:p>-38,6555410</text:p>
          </table:table-cell>
          <table:table-cell office:value-type="float" office:value="24.3474" table:style-name="ce19">
            <text:p>24,3474</text:p>
          </table:table-cell>
          <table:table-cell office:value-type="float" office:value="12.33" table:style-name="ce20">
            <text:p>12,330</text:p>
          </table:table-cell>
          <table:table-cell office:value-type="float" office:value="-12.0174" table:formula="of:=[.H316]-[.G316]" table:style-name="ce21">
            <text:p>-12,02</text:p>
          </table:table-cell>
          <table:table-cell office:value-type="float" office:value="-11.957000000000001" table:style-name="ce22">
            <text:p>-11,96</text:p>
          </table:table-cell>
          <table:table-cell office:value-type="float" office:value="6.3E-2" table:style-name="ce22">
            <text:p>0,06</text:p>
          </table:table-cell>
          <table:table-cell office:value-type="float" office:value="-6.0399999999999565E-2" table:formula="of:=[.I316]-([.J316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00J</text:p>
          </table:table-cell>
          <table:table-cell office:value-type="string" table:style-name="ce15">
            <text:p>9313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7456764" table:style-name="ce18">
            <text:p>-12,9745676</text:p>
          </table:table-cell>
          <table:table-cell office:value-type="float" office:value="-39.22509719" table:style-name="ce18">
            <text:p>-39,2250972</text:p>
          </table:table-cell>
          <table:table-cell office:value-type="float" office:value="202.15199999999999" table:style-name="ce19">
            <text:p>202,1520</text:p>
          </table:table-cell>
          <table:table-cell office:value-type="float" office:value="190.702" table:style-name="ce20">
            <text:p>190,702</text:p>
          </table:table-cell>
          <table:table-cell office:value-type="float" office:value="-11.449999999999989" table:formula="of:=[.H317]-[.G317]" table:style-name="ce21">
            <text:p>-11,45</text:p>
          </table:table-cell>
          <table:table-cell office:value-type="float" office:value="-11.396000000000001" table:style-name="ce22">
            <text:p>-11,40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-5.3999999999987836E-2" table:formula="of:=[.I317]-([.J317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56A</text:p>
          </table:table-cell>
          <table:table-cell office:value-type="string" table:style-name="ce15">
            <text:p>9313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556089829999999" table:style-name="ce18">
            <text:p>-11,5560898</text:p>
          </table:table-cell>
          <table:table-cell office:value-type="float" office:value="-38.133931009999998" table:style-name="ce18">
            <text:p>-38,1339310</text:p>
          </table:table-cell>
          <table:table-cell office:value-type="float" office:value="169.11969999999999" table:style-name="ce19">
            <text:p>169,1197</text:p>
          </table:table-cell>
          <table:table-cell office:value-type="float" office:value="157.083" table:style-name="ce20">
            <text:p>157,083</text:p>
          </table:table-cell>
          <table:table-cell office:value-type="float" office:value="-12.036699999999996" table:formula="of:=[.H318]-[.G318]" table:style-name="ce21">
            <text:p>-12,04</text:p>
          </table:table-cell>
          <table:table-cell office:value-type="float" office:value="-12.079000000000001" table:style-name="ce22">
            <text:p>-12,08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4.2300000000004445E-2" table:formula="of:=[.I318]-([.J31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64D</text:p>
          </table:table-cell>
          <table:table-cell office:value-type="string" table:style-name="ce15">
            <text:p>9313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62612289" table:style-name="ce18">
            <text:p>-11,6261229</text:p>
          </table:table-cell>
          <table:table-cell office:value-type="float" office:value="-38.301354859999996" table:style-name="ce18">
            <text:p>-38,3013549</text:p>
          </table:table-cell>
          <table:table-cell office:value-type="float" office:value="274.49079999999998" table:style-name="ce19">
            <text:p>274,4908</text:p>
          </table:table-cell>
          <table:table-cell office:value-type="float" office:value="261.286" table:style-name="ce20">
            <text:p>261,286</text:p>
          </table:table-cell>
          <table:table-cell office:value-type="float" office:value="-13.204799999999977" table:formula="of:=[.H319]-[.G319]" table:style-name="ce21">
            <text:p>-13,20</text:p>
          </table:table-cell>
          <table:table-cell office:value-type="float" office:value="-13.115" table:style-name="ce22">
            <text:p>-13,12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8.9799999999977231E-2" table:formula="of:=[.I319]-([.J31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67P</text:p>
          </table:table-cell>
          <table:table-cell office:value-type="string" table:style-name="ce15">
            <text:p>9313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65094309" table:style-name="ce18">
            <text:p>-12,6509431</text:p>
          </table:table-cell>
          <table:table-cell office:value-type="float" office:value="-38.338795320000003" table:style-name="ce18">
            <text:p>-38,3387953</text:p>
          </table:table-cell>
          <table:table-cell office:value-type="float" office:value="53.921799999999998" table:style-name="ce19">
            <text:p>53,9218</text:p>
          </table:table-cell>
          <table:table-cell office:value-type="float" office:value="42.341999999999999" table:style-name="ce20">
            <text:p>42,342</text:p>
          </table:table-cell>
          <table:table-cell office:value-type="float" office:value="-11.579799999999999" table:formula="of:=[.H320]-[.G320]" table:style-name="ce21">
            <text:p>-11,58</text:p>
          </table:table-cell>
          <table:table-cell office:value-type="float" office:value="-11.504" table:style-name="ce22">
            <text:p>-11,50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7.5799999999999201E-2" table:formula="of:=[.I320]-([.J320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8E</text:p>
          </table:table-cell>
          <table:table-cell office:value-type="string" table:style-name="ce15">
            <text:p>9314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1406537" table:style-name="ce18">
            <text:p>-14,2140654</text:p>
          </table:table-cell>
          <table:table-cell office:value-type="float" office:value="-39.521947779999998" table:style-name="ce18">
            <text:p>-39,5219478</text:p>
          </table:table-cell>
          <table:table-cell office:value-type="float" office:value="107.57859999999999" table:style-name="ce19">
            <text:p>107,5786</text:p>
          </table:table-cell>
          <table:table-cell office:value-type="float" office:value="98.123000000000005" table:style-name="ce20">
            <text:p>98,123</text:p>
          </table:table-cell>
          <table:table-cell office:value-type="float" office:value="-9.4555999999999898" table:formula="of:=[.H321]-[.G321]" table:style-name="ce21">
            <text:p>-9,46</text:p>
          </table:table-cell>
          <table:table-cell office:value-type="float" office:value="-9.4269999999999996" table:style-name="ce22">
            <text:p>-9,43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2.8599999999990189E-2" table:formula="of:=[.I321]-([.J321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6F</text:p>
          </table:table-cell>
          <table:table-cell office:value-type="string" table:style-name="ce15">
            <text:p>9314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87799833" table:style-name="ce18">
            <text:p>-13,8779983</text:p>
          </table:table-cell>
          <table:table-cell office:value-type="float" office:value="-40.069503040000001" table:style-name="ce18">
            <text:p>-40,0695030</text:p>
          </table:table-cell>
          <table:table-cell office:value-type="float" office:value="199.20050000000001" table:style-name="ce19">
            <text:p>199,2005</text:p>
          </table:table-cell>
          <table:table-cell office:value-type="float" office:value="189.255" table:style-name="ce20">
            <text:p>189,255</text:p>
          </table:table-cell>
          <table:table-cell office:value-type="float" office:value="-9.9455000000000098" table:formula="of:=[.H322]-[.G322]" table:style-name="ce21">
            <text:p>-9,95</text:p>
          </table:table-cell>
          <table:table-cell office:value-type="float" office:value="-9.9049999999999994" table:style-name="ce22">
            <text:p>-9,91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-4.0500000000010417E-2" table:formula="of:=[.I322]-([.J322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0S</text:p>
          </table:table-cell>
          <table:table-cell office:value-type="string" table:style-name="ce15">
            <text:p>9318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23923596" table:style-name="ce18">
            <text:p>-12,2392360</text:p>
          </table:table-cell>
          <table:table-cell office:value-type="float" office:value="-38.979785210000003" table:style-name="ce18">
            <text:p>-38,9797852</text:p>
          </table:table-cell>
          <table:table-cell office:value-type="float" office:value="240.69149999999999" table:style-name="ce19">
            <text:p>240,6915</text:p>
          </table:table-cell>
          <table:table-cell office:value-type="float" office:value="229.03700000000001" table:style-name="ce20">
            <text:p>229,037</text:p>
          </table:table-cell>
          <table:table-cell office:value-type="float" office:value="-11.654499999999985" table:formula="of:=[.H323]-[.G323]" table:style-name="ce21">
            <text:p>-11,65</text:p>
          </table:table-cell>
          <table:table-cell office:value-type="float" office:value="-11.723000000000001" table:style-name="ce22">
            <text:p>-11,72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6.8500000000016215E-2" table:formula="of:=[.I323]-([.J323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36S</text:p>
          </table:table-cell>
          <table:table-cell office:value-type="string" table:style-name="ce15">
            <text:p>9318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4626723" table:style-name="ce18">
            <text:p>-12,9462672</text:p>
          </table:table-cell>
          <table:table-cell office:value-type="float" office:value="-38.42287606" table:style-name="ce18">
            <text:p>-38,4228761</text:p>
          </table:table-cell>
          <table:table-cell office:value-type="float" office:value="46.812100000000001" table:style-name="ce19">
            <text:p>46,8121</text:p>
          </table:table-cell>
          <table:table-cell office:value-type="float" office:value="35.945999999999998" table:style-name="ce20">
            <text:p>35,946</text:p>
          </table:table-cell>
          <table:table-cell office:value-type="float" office:value="-10.866100000000003" table:formula="of:=[.H324]-[.G324]" table:style-name="ce21">
            <text:p>-10,87</text:p>
          </table:table-cell>
          <table:table-cell office:value-type="float" office:value="-10.933999999999999" table:style-name="ce22">
            <text:p>-10,93</text:p>
          </table:table-cell>
          <table:table-cell office:value-type="float" office:value="4.3999999999999997E-2" table:style-name="ce22">
            <text:p>0,04</text:p>
          </table:table-cell>
          <table:table-cell office:value-type="float" office:value="6.7899999999996297E-2" table:formula="of:=[.I324]-([.J324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06R</text:p>
          </table:table-cell>
          <table:table-cell office:value-type="string" table:style-name="ce15">
            <text:p>9319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21690635" table:style-name="ce18">
            <text:p>-12,2169064</text:p>
          </table:table-cell>
          <table:table-cell office:value-type="float" office:value="-37.832480760000003" table:style-name="ce18">
            <text:p>-37,8324808</text:p>
          </table:table-cell>
          <table:table-cell office:value-type="float" office:value="28.614799999999999" table:style-name="ce19">
            <text:p>28,6148</text:p>
          </table:table-cell>
          <table:table-cell office:value-type="float" office:value="18.096" table:style-name="ce20">
            <text:p>18,096</text:p>
          </table:table-cell>
          <table:table-cell office:value-type="float" office:value="-10.518799999999999" table:formula="of:=[.H325]-[.G325]" table:style-name="ce21">
            <text:p>-10,52</text:p>
          </table:table-cell>
          <table:table-cell office:value-type="float" office:value="-10.551" table:style-name="ce22">
            <text:p>-10,55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3.2200000000001339E-2" table:formula="of:=[.I325]-([.J325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30V</text:p>
          </table:table-cell>
          <table:table-cell office:value-type="string" table:style-name="ce15">
            <text:p>9319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738338" table:style-name="ce18">
            <text:p>-12,9738338</text:p>
          </table:table-cell>
          <table:table-cell office:value-type="float" office:value="-38.517402009999998" table:style-name="ce18">
            <text:p>-38,5174020</text:p>
          </table:table-cell>
          <table:table-cell office:value-type="float" office:value="2.0055999999999998" table:style-name="ce19">
            <text:p>02,0056</text:p>
          </table:table-cell>
          <table:table-cell office:value-type="float" office:value="-9.0570000000000004" table:style-name="ce20">
            <text:p>-09,057</text:p>
          </table:table-cell>
          <table:table-cell office:value-type="float" office:value="-11.0626" table:formula="of:=[.H326]-[.G326]" table:style-name="ce21">
            <text:p>-11,06</text:p>
          </table:table-cell>
          <table:table-cell office:value-type="float" office:value="-11.086" table:style-name="ce22">
            <text:p>-11,09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2.3400000000000531E-2" table:formula="of:=[.I326]-([.J326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40A</text:p>
          </table:table-cell>
          <table:table-cell office:value-type="string" table:style-name="ce15">
            <text:p>9319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73898399999999" table:style-name="ce18">
            <text:p>-12,9738984</text:p>
          </table:table-cell>
          <table:table-cell office:value-type="float" office:value="-38.51724986" table:style-name="ce18">
            <text:p>-38,5172499</text:p>
          </table:table-cell>
          <table:table-cell office:value-type="float" office:value="2.411" table:style-name="ce19">
            <text:p>02,4110</text:p>
          </table:table-cell>
          <table:table-cell office:value-type="float" office:value="-8.6609999999999996" table:style-name="ce20">
            <text:p>-08,661</text:p>
          </table:table-cell>
          <table:table-cell office:value-type="float" office:value="-11.071999999999999" table:formula="of:=[.H327]-[.G327]" table:style-name="ce21">
            <text:p>-11,07</text:p>
          </table:table-cell>
          <table:table-cell office:value-type="float" office:value="-11.086" table:style-name="ce22">
            <text:p>-11,09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1.4000000000001123E-2" table:formula="of:=[.I327]-([.J327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6N</text:p>
          </table:table-cell>
          <table:table-cell office:value-type="string" table:style-name="ce15">
            <text:p>9324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64045612" table:style-name="ce18">
            <text:p>-13,6404561</text:p>
          </table:table-cell>
          <table:table-cell office:value-type="float" office:value="-39.487434139999998" table:style-name="ce18">
            <text:p>-39,4874341</text:p>
          </table:table-cell>
          <table:table-cell office:value-type="float" office:value="271.91800000000001" table:style-name="ce19">
            <text:p>271,9180</text:p>
          </table:table-cell>
          <table:table-cell office:value-type="float" office:value="261.34500000000003" table:style-name="ce20">
            <text:p>261,345</text:p>
          </table:table-cell>
          <table:table-cell office:value-type="float" office:value="-10.572999999999979" table:formula="of:=[.H328]-[.G328]" table:style-name="ce21">
            <text:p>-10,57</text:p>
          </table:table-cell>
          <table:table-cell office:value-type="float" office:value="-10.487" table:style-name="ce22">
            <text:p>-10,49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8.5999999999978982E-2" table:formula="of:=[.I328]-([.J328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68C</text:p>
          </table:table-cell>
          <table:table-cell office:value-type="string" table:style-name="ce15">
            <text:p>9324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5.241947550000001" table:style-name="ce18">
            <text:p>-15,2419476</text:p>
          </table:table-cell>
          <table:table-cell office:value-type="float" office:value="-40.327023310000001" table:style-name="ce18">
            <text:p>-40,3270233</text:p>
          </table:table-cell>
          <table:table-cell office:value-type="float" office:value="328.5598" table:style-name="ce19">
            <text:p>328,5598</text:p>
          </table:table-cell>
          <table:table-cell office:value-type="float" office:value="318.358" table:style-name="ce20">
            <text:p>318,358</text:p>
          </table:table-cell>
          <table:table-cell office:value-type="float" office:value="-10.201799999999992" table:formula="of:=[.H329]-[.G329]" table:style-name="ce21">
            <text:p>-10,20</text:p>
          </table:table-cell>
          <table:table-cell office:value-type="float" office:value="-10.227" table:style-name="ce22">
            <text:p>-10,23</text:p>
          </table:table-cell>
          <table:table-cell office:value-type="float" office:value="0.08" table:style-name="ce22">
            <text:p>0,08</text:p>
          </table:table-cell>
          <table:table-cell office:value-type="float" office:value="2.5200000000008771E-2" table:formula="of:=[.I329]-([.J329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66V</text:p>
          </table:table-cell>
          <table:table-cell office:value-type="string" table:style-name="ce15">
            <text:p>9324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5.96642035" table:style-name="ce18">
            <text:p>-15,9664204</text:p>
          </table:table-cell>
          <table:table-cell office:value-type="float" office:value="-39.526559169999999" table:style-name="ce18">
            <text:p>-39,5265592</text:p>
          </table:table-cell>
          <table:table-cell office:value-type="float" office:value="180.08940000000001" table:style-name="ce19">
            <text:p>180,0894</text:p>
          </table:table-cell>
          <table:table-cell office:value-type="float" office:value="170.74299999999999" table:style-name="ce20">
            <text:p>170,743</text:p>
          </table:table-cell>
          <table:table-cell office:value-type="float" office:value="-9.3464000000000169" table:formula="of:=[.H330]-[.G330]" table:style-name="ce21">
            <text:p>-9,35</text:p>
          </table:table-cell>
          <table:table-cell office:value-type="float" office:value="-9.3680000000000003" table:style-name="ce22">
            <text:p>-9,37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2.159999999998341E-2" table:formula="of:=[.I330]-([.J330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2G</text:p>
          </table:table-cell>
          <table:table-cell office:value-type="string" table:style-name="ce15">
            <text:p>9325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7.026477199999999" table:style-name="ce18">
            <text:p>-17,0264772</text:p>
          </table:table-cell>
          <table:table-cell office:value-type="float" office:value="-39.540008569999998" table:style-name="ce18">
            <text:p>-39,5400086</text:p>
          </table:table-cell>
          <table:table-cell office:value-type="float" office:value="130.9478" table:style-name="ce19">
            <text:p>130,9478</text:p>
          </table:table-cell>
          <table:table-cell office:value-type="float" office:value="121.869" table:style-name="ce20">
            <text:p>121,869</text:p>
          </table:table-cell>
          <table:table-cell office:value-type="float" office:value="-9.0788000000000011" table:formula="of:=[.H331]-[.G331]" table:style-name="ce21">
            <text:p>-9,08</text:p>
          </table:table-cell>
          <table:table-cell office:value-type="float" office:value="-9.0869999999999997" table:style-name="ce22">
            <text:p>-9,09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8.1999999999986528E-3" table:formula="of:=[.I331]-([.J33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7H</text:p>
          </table:table-cell>
          <table:table-cell office:value-type="string" table:style-name="ce15">
            <text:p>9325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8.077428260000001" table:style-name="ce18">
            <text:p>-18,0774283</text:p>
          </table:table-cell>
          <table:table-cell office:value-type="float" office:value="-39.545392319999998" table:style-name="ce18">
            <text:p>-39,5453923</text:p>
          </table:table-cell>
          <table:table-cell office:value-type="float" office:value="4.8794000000000004" table:style-name="ce19">
            <text:p>04,8794</text:p>
          </table:table-cell>
          <table:table-cell office:value-type="float" office:value="-3.3130000000000002" table:style-name="ce20">
            <text:p>-03,313</text:p>
          </table:table-cell>
          <table:table-cell office:value-type="float" office:value="-8.192400000000001" table:formula="of:=[.H332]-[.G332]" table:style-name="ce21">
            <text:p>-8,19</text:p>
          </table:table-cell>
          <table:table-cell office:value-type="float" office:value="-8.1720000000000006" table:style-name="ce22">
            <text:p>-8,17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2.0400000000000418E-2" table:formula="of:=[.I332]-([.J33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48M</text:p>
          </table:table-cell>
          <table:table-cell office:value-type="string" table:style-name="ce15">
            <text:p>9325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7967665" table:style-name="ce18">
            <text:p>-11,7967665</text:p>
          </table:table-cell>
          <table:table-cell office:value-type="float" office:value="-39.410586649999999" table:style-name="ce18">
            <text:p>-39,4105867</text:p>
          </table:table-cell>
          <table:table-cell office:value-type="float" office:value="221.99860000000001" table:style-name="ce19">
            <text:p>221,9986</text:p>
          </table:table-cell>
          <table:table-cell office:value-type="float" office:value="210.399" table:style-name="ce20">
            <text:p>210,399</text:p>
          </table:table-cell>
          <table:table-cell office:value-type="float" office:value="-11.599600000000009" table:formula="of:=[.H333]-[.G333]" table:style-name="ce21">
            <text:p>-11,60</text:p>
          </table:table-cell>
          <table:table-cell office:value-type="float" office:value="-11.673" table:style-name="ce22">
            <text:p>-11,67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7.3399999999990584E-2" table:formula="of:=[.I333]-([.J333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92B</text:p>
          </table:table-cell>
          <table:table-cell office:value-type="string" table:style-name="ce15">
            <text:p>9325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66587803" table:style-name="ce18">
            <text:p>-10,6658780</text:p>
          </table:table-cell>
          <table:table-cell office:value-type="float" office:value="-39.518327149999998" table:style-name="ce18">
            <text:p>-39,5183272</text:p>
          </table:table-cell>
          <table:table-cell office:value-type="float" office:value="370.97919999999999" table:style-name="ce19">
            <text:p>370,9792</text:p>
          </table:table-cell>
          <table:table-cell office:value-type="float" office:value="358.62099999999998" table:style-name="ce20">
            <text:p>358,621</text:p>
          </table:table-cell>
          <table:table-cell office:value-type="float" office:value="-12.358200000000011" table:formula="of:=[.H334]-[.G334]" table:style-name="ce21">
            <text:p>-12,36</text:p>
          </table:table-cell>
          <table:table-cell office:value-type="float" office:value="-12.446" table:style-name="ce22">
            <text:p>-12,45</text:p>
          </table:table-cell>
          <table:table-cell office:value-type="float" office:value="0.08" table:style-name="ce22">
            <text:p>0,08</text:p>
          </table:table-cell>
          <table:table-cell office:value-type="float" office:value="8.7799999999988998E-2" table:formula="of:=[.I334]-([.J334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45T</text:p>
          </table:table-cell>
          <table:table-cell office:value-type="string" table:style-name="ce15">
            <text:p>9325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362633710000001" table:style-name="ce18">
            <text:p>-11,3626337</text:p>
          </table:table-cell>
          <table:table-cell office:value-type="float" office:value="-40.0135401" table:style-name="ce18">
            <text:p>-40,0135401</text:p>
          </table:table-cell>
          <table:table-cell office:value-type="float" office:value="404.2955" table:style-name="ce19">
            <text:p>404,2955</text:p>
          </table:table-cell>
          <table:table-cell office:value-type="float" office:value="392.40600000000001" table:style-name="ce20">
            <text:p>392,406</text:p>
          </table:table-cell>
          <table:table-cell office:value-type="float" office:value="-11.889499999999998" table:formula="of:=[.H335]-[.G335]" table:style-name="ce21">
            <text:p>-11,89</text:p>
          </table:table-cell>
          <table:table-cell office:value-type="float" office:value="-11.913" table:style-name="ce22">
            <text:p>-11,91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2.3500000000002075E-2" table:formula="of:=[.I335]-([.J33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9063V</text:p>
          </table:table-cell>
          <table:table-cell office:value-type="string" table:style-name="ce27">
            <text:p>93256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1.959018929999999" table:style-name="ce30">
            <text:p>-11,9590189</text:p>
          </table:table-cell>
          <table:table-cell office:value-type="float" office:value="-40.167643480000002" table:style-name="ce30">
            <text:p>-40,1676435</text:p>
          </table:table-cell>
          <table:table-cell office:value-type="float" office:value="369.19720000000001" table:style-name="ce31">
            <text:p>369,1972</text:p>
          </table:table-cell>
          <table:table-cell office:value-type="float" office:value="356.59500000000003" table:style-name="ce32">
            <text:p>356,595</text:p>
          </table:table-cell>
          <table:table-cell office:value-type="float" office:value="-12.602199999999982" table:formula="of:=[.H336]-[.G336]" table:style-name="ce33">
            <text:p>-12,60</text:p>
          </table:table-cell>
          <table:table-cell office:value-type="float" office:value="-12.414" table:style-name="ce33">
            <text:p>-12,41</text:p>
          </table:table-cell>
          <table:table-cell office:value-type="float" office:value="7.4999999999999997E-2" table:style-name="ce33">
            <text:p>0,08</text:p>
          </table:table-cell>
          <table:table-cell office:value-type="float" office:value="-0.18819999999998238" table:formula="of:=[.I336]-([.J336])" table:style-name="ce33">
            <text:p>-0,1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95G</text:p>
          </table:table-cell>
          <table:table-cell office:value-type="string" table:style-name="ce15">
            <text:p>9326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412464679999999" table:style-name="ce18">
            <text:p>-13,4124647</text:p>
          </table:table-cell>
          <table:table-cell office:value-type="float" office:value="-44.720956659999999" table:style-name="ce18">
            <text:p>-44,7209567</text:p>
          </table:table-cell>
          <table:table-cell office:value-type="float" office:value="713.75779999999997" table:style-name="ce19">
            <text:p>713,7578</text:p>
          </table:table-cell>
          <table:table-cell office:value-type="float" office:value="701.43399999999997" table:style-name="ce20">
            <text:p>701,434</text:p>
          </table:table-cell>
          <table:table-cell office:value-type="float" office:value="-12.323800000000006" table:formula="of:=[.H337]-[.G337]" table:style-name="ce21">
            <text:p>-12,32</text:p>
          </table:table-cell>
          <table:table-cell office:value-type="float" office:value="-12.382999999999999" table:style-name="ce22">
            <text:p>-12,38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5.919999999999348E-2" table:formula="of:=[.I337]-([.J337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69E</text:p>
          </table:table-cell>
          <table:table-cell office:value-type="string" table:style-name="ce15">
            <text:p>9326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793578159999999" table:style-name="ce18">
            <text:p>-12,7935782</text:p>
          </table:table-cell>
          <table:table-cell office:value-type="float" office:value="-45.95172891" table:style-name="ce18">
            <text:p>-45,9517289</text:p>
          </table:table-cell>
          <table:table-cell office:value-type="float" office:value="761.25549999999998" table:style-name="ce19">
            <text:p>761,2555</text:p>
          </table:table-cell>
          <table:table-cell office:value-type="float" office:value="747.18299999999999" table:style-name="ce20">
            <text:p>747,183</text:p>
          </table:table-cell>
          <table:table-cell office:value-type="float" office:value="-14.072499999999991" table:formula="of:=[.H338]-[.G338]" table:style-name="ce21">
            <text:p>-14,07</text:p>
          </table:table-cell>
          <table:table-cell office:value-type="float" office:value="-14.17" table:style-name="ce22">
            <text:p>-14,17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9.7500000000009024E-2" table:formula="of:=[.I338]-([.J338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2">
            <text:p><text:s text:c="2"/>2303H</text:p>
          </table:table-cell>
          <table:table-cell office:value-type="string" table:style-name="ce43">
            <text:p>93265</text:p>
          </table:table-cell>
          <table:table-cell office:value-type="string" table:style-name="ce44">
            <text:p>NORDESTE</text:p>
          </table:table-cell>
          <table:table-cell office:value-type="string" table:style-name="ce45">
            <text:p>BA</text:p>
          </table:table-cell>
          <table:table-cell office:value-type="float" office:value="-12.43035714" table:style-name="ce46">
            <text:p>-12,4303571</text:p>
          </table:table-cell>
          <table:table-cell office:value-type="float" office:value="-45.084384900000003" table:style-name="ce46">
            <text:p>-45,0843849</text:p>
          </table:table-cell>
          <table:table-cell office:value-type="float" office:value="525.01189999999997" table:style-name="ce47">
            <text:p>525,0119</text:p>
          </table:table-cell>
          <table:table-cell office:value-type="float" office:value="511.21899999999999" table:style-name="ce48">
            <text:p>511,219</text:p>
          </table:table-cell>
          <table:table-cell office:value-type="float" office:value="-13.792899999999975" table:formula="of:=[.H339]-[.G339]" table:style-name="ce49">
            <text:p>-13,79</text:p>
          </table:table-cell>
          <table:table-cell office:value-type="float" office:value="-14.367000000000001" table:style-name="ce49">
            <text:p>-14,37</text:p>
          </table:table-cell>
          <table:table-cell office:value-type="float" office:value="8.5999999999999993E-2" table:style-name="ce49">
            <text:p>0,09</text:p>
          </table:table-cell>
          <table:table-cell office:value-type="float" office:value="0.57410000000002626" table:formula="of:=[.I339]-([.J339])" table:style-name="ce49">
            <text:p>0,5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00H</text:p>
          </table:table-cell>
          <table:table-cell office:value-type="string" table:style-name="ce15">
            <text:p>9326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709199440000001" table:style-name="ce18">
            <text:p>-12,7091994</text:p>
          </table:table-cell>
          <table:table-cell office:value-type="float" office:value="-44.56589117" table:style-name="ce18">
            <text:p>-44,5658912</text:p>
          </table:table-cell>
          <table:table-cell office:value-type="float" office:value="776.11490000000003" table:style-name="ce19">
            <text:p>776,1149</text:p>
          </table:table-cell>
          <table:table-cell office:value-type="float" office:value="762.29700000000003" table:style-name="ce20">
            <text:p>762,297</text:p>
          </table:table-cell>
          <table:table-cell office:value-type="float" office:value="-13.817900000000009" table:formula="of:=[.H340]-[.G340]" table:style-name="ce21">
            <text:p>-13,82</text:p>
          </table:table-cell>
          <table:table-cell office:value-type="float" office:value="-13.815" table:style-name="ce22">
            <text:p>-13,82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2.9000000000092285E-3" table:formula="of:=[.I340]-([.J34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76N</text:p>
          </table:table-cell>
          <table:table-cell office:value-type="string" table:style-name="ce15">
            <text:p>9326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50267687" table:style-name="ce18">
            <text:p>-11,5026769</text:p>
          </table:table-cell>
          <table:table-cell office:value-type="float" office:value="-44.957125099999999" table:style-name="ce18">
            <text:p>-44,9571251</text:p>
          </table:table-cell>
          <table:table-cell office:value-type="float" office:value="505.50049999999999" table:style-name="ce19">
            <text:p>505,5005</text:p>
          </table:table-cell>
          <table:table-cell office:value-type="float" office:value="488.08499999999998" table:style-name="ce20">
            <text:p>488,085</text:p>
          </table:table-cell>
          <table:table-cell office:value-type="float" office:value="-17.415500000000009" table:formula="of:=[.H341]-[.G341]" table:style-name="ce21">
            <text:p>-17,42</text:p>
          </table:table-cell>
          <table:table-cell office:value-type="float" office:value="-17.353999999999999" table:style-name="ce22">
            <text:p>-17,35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-6.1500000000009436E-2" table:formula="of:=[.I341]-([.J341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74S</text:p>
          </table:table-cell>
          <table:table-cell office:value-type="string" table:style-name="ce15">
            <text:p>9326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871452809999999" table:style-name="ce18">
            <text:p>-10,8714528</text:p>
          </table:table-cell>
          <table:table-cell office:value-type="float" office:value="-45.145129599999997" table:style-name="ce18">
            <text:p>-45,1451296</text:p>
          </table:table-cell>
          <table:table-cell office:value-type="float" office:value="532.93640000000005" table:style-name="ce19">
            <text:p>532,9364</text:p>
          </table:table-cell>
          <table:table-cell office:value-type="float" office:value="516.19899999999996" table:style-name="ce20">
            <text:p>516,199</text:p>
          </table:table-cell>
          <table:table-cell office:value-type="float" office:value="-16.737400000000093" table:formula="of:=[.H342]-[.G342]" table:style-name="ce21">
            <text:p>-16,74</text:p>
          </table:table-cell>
          <table:table-cell office:value-type="float" office:value="-16.678000000000001" table:style-name="ce22">
            <text:p>-16,68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5.940000000009249E-2" table:formula="of:=[.I342]-([.J342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91D</text:p>
          </table:table-cell>
          <table:table-cell office:value-type="string" table:style-name="ce15">
            <text:p>9326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8656927" table:style-name="ce18">
            <text:p>-11,8656927</text:p>
          </table:table-cell>
          <table:table-cell office:value-type="float" office:value="-42.698904710000001" table:style-name="ce18">
            <text:p>-42,6989047</text:p>
          </table:table-cell>
          <table:table-cell office:value-type="float" office:value="726.02940000000001" table:style-name="ce19">
            <text:p>726,0294</text:p>
          </table:table-cell>
          <table:table-cell office:value-type="float" office:value="710.86199999999997" table:style-name="ce20">
            <text:p>710,862</text:p>
          </table:table-cell>
          <table:table-cell office:value-type="float" office:value="-15.167400000000043" table:formula="of:=[.H343]-[.G343]" table:style-name="ce21">
            <text:p>-15,17</text:p>
          </table:table-cell>
          <table:table-cell office:value-type="float" office:value="-15.275" table:style-name="ce22">
            <text:p>-15,28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0.10759999999995706" table:formula="of:=[.I343]-([.J343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5X</text:p>
          </table:table-cell>
          <table:table-cell office:value-type="string" table:style-name="ce15">
            <text:p>9327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54968920000001" table:style-name="ce18">
            <text:p>-12,9549689</text:p>
          </table:table-cell>
          <table:table-cell office:value-type="float" office:value="-38.428378039999998" table:style-name="ce18">
            <text:p>-38,4283780</text:p>
          </table:table-cell>
          <table:table-cell office:value-type="float" office:value="36.828400000000002" table:style-name="ce19">
            <text:p>36,8284</text:p>
          </table:table-cell>
          <table:table-cell office:value-type="float" office:value="25.975000000000001" table:style-name="ce20">
            <text:p>25,975</text:p>
          </table:table-cell>
          <table:table-cell office:value-type="float" office:value="-10.853400000000001" table:formula="of:=[.H344]-[.G344]" table:style-name="ce21">
            <text:p>-10,85</text:p>
          </table:table-cell>
          <table:table-cell office:value-type="float" office:value="-10.932" table:style-name="ce22">
            <text:p>-10,93</text:p>
          </table:table-cell>
          <table:table-cell office:value-type="float" office:value="4.4999999999999998E-2" table:style-name="ce22">
            <text:p>0,05</text:p>
          </table:table-cell>
          <table:table-cell office:value-type="float" office:value="7.8599999999999781E-2" table:formula="of:=[.I344]-([.J344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9J</text:p>
          </table:table-cell>
          <table:table-cell office:value-type="string" table:style-name="ce15">
            <text:p>9327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601468479999999" table:style-name="ce18">
            <text:p>-14,6014685</text:p>
          </table:table-cell>
          <table:table-cell office:value-type="float" office:value="-41.162637570000001" table:style-name="ce18">
            <text:p>-41,1626376</text:p>
          </table:table-cell>
          <table:table-cell office:value-type="float" office:value="410.6739" table:style-name="ce19">
            <text:p>410,6739</text:p>
          </table:table-cell>
          <table:table-cell office:value-type="float" office:value="398.61900000000003" table:style-name="ce20">
            <text:p>398,619</text:p>
          </table:table-cell>
          <table:table-cell office:value-type="float" office:value="-12.054899999999975" table:formula="of:=[.H345]-[.G345]" table:style-name="ce21">
            <text:p>-12,05</text:p>
          </table:table-cell>
          <table:table-cell office:value-type="float" office:value="-11.99" table:style-name="ce22">
            <text:p>-11,99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-6.4899999999974867E-2" table:formula="of:=[.I345]-([.J34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9D</text:p>
          </table:table-cell>
          <table:table-cell office:value-type="string" table:style-name="ce15">
            <text:p>9327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59612491" table:style-name="ce18">
            <text:p>-14,5961249</text:p>
          </table:table-cell>
          <table:table-cell office:value-type="float" office:value="-41.239455409999998" table:style-name="ce18">
            <text:p>-41,2394554</text:p>
          </table:table-cell>
          <table:table-cell office:value-type="float" office:value="440.70310000000001" table:style-name="ce19">
            <text:p>440,7031</text:p>
          </table:table-cell>
          <table:table-cell office:value-type="float" office:value="428.51400000000001" table:style-name="ce20">
            <text:p>428,514</text:p>
          </table:table-cell>
          <table:table-cell office:value-type="float" office:value="-12.189099999999996" table:formula="of:=[.H346]-[.G346]" table:style-name="ce21">
            <text:p>-12,19</text:p>
          </table:table-cell>
          <table:table-cell office:value-type="float" office:value="-12.154" table:style-name="ce22">
            <text:p>-12,15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-3.5099999999996356E-2" table:formula="of:=[.I346]-([.J346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9V</text:p>
          </table:table-cell>
          <table:table-cell office:value-type="string" table:style-name="ce15">
            <text:p>9327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55756367" table:style-name="ce18">
            <text:p>-14,5575637</text:p>
          </table:table-cell>
          <table:table-cell office:value-type="float" office:value="-41.155537180000003" table:style-name="ce18">
            <text:p>-41,1555372</text:p>
          </table:table-cell>
          <table:table-cell office:value-type="float" office:value="438.2362" table:style-name="ce19">
            <text:p>438,2362</text:p>
          </table:table-cell>
          <table:table-cell office:value-type="float" office:value="426.04899999999998" table:style-name="ce20">
            <text:p>426,049</text:p>
          </table:table-cell>
          <table:table-cell office:value-type="float" office:value="-12.187200000000018" table:formula="of:=[.H347]-[.G347]" table:style-name="ce21">
            <text:p>-12,19</text:p>
          </table:table-cell>
          <table:table-cell office:value-type="float" office:value="-12.154999999999999" table:style-name="ce22">
            <text:p>-12,16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3.2200000000019102E-2" table:formula="of:=[.I347]-([.J347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0G</text:p>
          </table:table-cell>
          <table:table-cell office:value-type="string" table:style-name="ce15">
            <text:p>9327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402807080000001" table:style-name="ce18">
            <text:p>-14,4028071</text:p>
          </table:table-cell>
          <table:table-cell office:value-type="float" office:value="-41.114874370000003" table:style-name="ce18">
            <text:p>-41,1148744</text:p>
          </table:table-cell>
          <table:table-cell office:value-type="float" office:value="414.36009999999999" table:style-name="ce19">
            <text:p>414,3601</text:p>
          </table:table-cell>
          <table:table-cell office:value-type="float" office:value="401.84500000000003" table:style-name="ce20">
            <text:p>401,845</text:p>
          </table:table-cell>
          <table:table-cell office:value-type="float" office:value="-12.515099999999961" table:formula="of:=[.H348]-[.G348]" table:style-name="ce21">
            <text:p>-12,52</text:p>
          </table:table-cell>
          <table:table-cell office:value-type="float" office:value="-12.439" table:style-name="ce22">
            <text:p>-12,44</text:p>
          </table:table-cell>
          <table:table-cell office:value-type="float" office:value="5.5E-2" table:style-name="ce22">
            <text:p>0,06</text:p>
          </table:table-cell>
          <table:table-cell office:value-type="float" office:value="-7.6099999999961199E-2" table:formula="of:=[.I348]-([.J348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0P</text:p>
          </table:table-cell>
          <table:table-cell office:value-type="string" table:style-name="ce15">
            <text:p>9327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302885099999999" table:style-name="ce18">
            <text:p>-14,3028851</text:p>
          </table:table-cell>
          <table:table-cell office:value-type="float" office:value="-41.150379000000001" table:style-name="ce18">
            <text:p>-41,1503790</text:p>
          </table:table-cell>
          <table:table-cell office:value-type="float" office:value="406.27249999999998" table:style-name="ce19">
            <text:p>406,2725</text:p>
          </table:table-cell>
          <table:table-cell office:value-type="float" office:value="393.53100000000001" table:style-name="ce20">
            <text:p>393,531</text:p>
          </table:table-cell>
          <table:table-cell office:value-type="float" office:value="-12.741499999999974" table:formula="of:=[.H349]-[.G349]" table:style-name="ce21">
            <text:p>-12,74</text:p>
          </table:table-cell>
          <table:table-cell office:value-type="float" office:value="-12.744999999999999" table:style-name="ce22">
            <text:p>-12,75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3.5000000000255937E-3" table:formula="of:=[.I349]-([.J349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660X</text:p>
          </table:table-cell>
          <table:table-cell office:value-type="string" table:style-name="ce27">
            <text:p>93276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4.205880260000001" table:style-name="ce30">
            <text:p>-14,2058803</text:p>
          </table:table-cell>
          <table:table-cell office:value-type="float" office:value="-41.207314099999998" table:style-name="ce30">
            <text:p>-41,2073141</text:p>
          </table:table-cell>
          <table:table-cell office:value-type="float" office:value="341.42349999999999" table:style-name="ce31">
            <text:p>341,4235</text:p>
          </table:table-cell>
          <table:table-cell office:value-type="float" office:value="328.43" table:style-name="ce32">
            <text:p>328,430</text:p>
          </table:table-cell>
          <table:table-cell office:value-type="float" office:value="-12.993499999999983" table:formula="of:=[.H350]-[.G350]" table:style-name="ce33">
            <text:p>-12,99</text:p>
          </table:table-cell>
          <table:table-cell office:value-type="float" office:value="-12.869" table:style-name="ce33">
            <text:p>-12,87</text:p>
          </table:table-cell>
          <table:table-cell office:value-type="float" office:value="5.2999999999999999E-2" table:style-name="ce33">
            <text:p>0,05</text:p>
          </table:table-cell>
          <table:table-cell office:value-type="float" office:value="-0.1244999999999834" table:formula="of:=[.I350]-([.J350])" table:style-name="ce3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1H</text:p>
          </table:table-cell>
          <table:table-cell office:value-type="string" table:style-name="ce15">
            <text:p>9327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080428899999999" table:style-name="ce18">
            <text:p>-14,0804289</text:p>
          </table:table-cell>
          <table:table-cell office:value-type="float" office:value="-41.186533939999997" table:style-name="ce18">
            <text:p>-41,1865339</text:p>
          </table:table-cell>
          <table:table-cell office:value-type="float" office:value="379.61160000000001" table:style-name="ce19">
            <text:p>379,6116</text:p>
          </table:table-cell>
          <table:table-cell office:value-type="float" office:value="366.80399999999997" table:style-name="ce20">
            <text:p>366,804</text:p>
          </table:table-cell>
          <table:table-cell office:value-type="float" office:value="-12.807600000000036" table:formula="of:=[.H351]-[.G351]" table:style-name="ce21">
            <text:p>-12,81</text:p>
          </table:table-cell>
          <table:table-cell office:value-type="float" office:value="-12.829000000000001" table:style-name="ce22">
            <text:p>-12,83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2.1399999999964336E-2" table:formula="of:=[.I351]-([.J351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1R</text:p>
          </table:table-cell>
          <table:table-cell office:value-type="string" table:style-name="ce15">
            <text:p>9327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990165960000001" table:style-name="ce18">
            <text:p>-13,9901660</text:p>
          </table:table-cell>
          <table:table-cell office:value-type="float" office:value="-41.136757119999999" table:style-name="ce18">
            <text:p>-41,1367571</text:p>
          </table:table-cell>
          <table:table-cell office:value-type="float" office:value="348.89729999999997" table:style-name="ce19">
            <text:p>348,8973</text:p>
          </table:table-cell>
          <table:table-cell office:value-type="float" office:value="336.21300000000002" table:style-name="ce20">
            <text:p>336,213</text:p>
          </table:table-cell>
          <table:table-cell office:value-type="float" office:value="-12.684299999999951" table:formula="of:=[.H352]-[.G352]" table:style-name="ce21">
            <text:p>-12,68</text:p>
          </table:table-cell>
          <table:table-cell office:value-type="float" office:value="-12.611000000000001" table:style-name="ce22">
            <text:p>-12,61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7.3299999999949961E-2" table:formula="of:=[.I352]-([.J352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43X</text:p>
          </table:table-cell>
          <table:table-cell office:value-type="string" table:style-name="ce15">
            <text:p>9327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83752834" table:style-name="ce18">
            <text:p>-10,8375283</text:p>
          </table:table-cell>
          <table:table-cell office:value-type="float" office:value="-40.112916599999998" table:style-name="ce18">
            <text:p>-40,1129166</text:p>
          </table:table-cell>
          <table:table-cell office:value-type="float" office:value="349.99770000000001" table:style-name="ce19">
            <text:p>349,9977</text:p>
          </table:table-cell>
          <table:table-cell office:value-type="float" office:value="337.47899999999998" table:style-name="ce20">
            <text:p>337,479</text:p>
          </table:table-cell>
          <table:table-cell office:value-type="float" office:value="-12.518700000000024" table:formula="of:=[.H353]-[.G353]" table:style-name="ce21">
            <text:p>-12,52</text:p>
          </table:table-cell>
          <table:table-cell office:value-type="float" office:value="-12.478999999999999" table:style-name="ce22">
            <text:p>-12,48</text:p>
          </table:table-cell>
          <table:table-cell office:value-type="float" office:value="7.8E-2" table:style-name="ce22">
            <text:p>0,08</text:p>
          </table:table-cell>
          <table:table-cell office:value-type="float" office:value="-3.9700000000024716E-2" table:formula="of:=[.I353]-([.J353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96G</text:p>
          </table:table-cell>
          <table:table-cell office:value-type="string" table:style-name="ce15">
            <text:p>9328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23608905" table:style-name="ce18">
            <text:p>-10,2360891</text:p>
          </table:table-cell>
          <table:table-cell office:value-type="float" office:value="-40.203940850000002" table:style-name="ce18">
            <text:p>-40,2039409</text:p>
          </table:table-cell>
          <table:table-cell office:value-type="float" office:value="675.04240000000004" table:style-name="ce19">
            <text:p>675,0424</text:p>
          </table:table-cell>
          <table:table-cell office:value-type="float" office:value="662.74300000000005" table:style-name="ce20">
            <text:p>662,743</text:p>
          </table:table-cell>
          <table:table-cell office:value-type="float" office:value="-12.299399999999991" table:formula="of:=[.H354]-[.G354]" table:style-name="ce21">
            <text:p>-12,30</text:p>
          </table:table-cell>
          <table:table-cell office:value-type="float" office:value="-12.33" table:style-name="ce22">
            <text:p>-12,33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3.060000000000862E-2" table:formula="of:=[.I354]-([.J35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10N</text:p>
          </table:table-cell>
          <table:table-cell office:value-type="string" table:style-name="ce15">
            <text:p>9328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059440439999999" table:style-name="ce18">
            <text:p>-11,0594404</text:p>
          </table:table-cell>
          <table:table-cell office:value-type="float" office:value="-42.310874179999999" table:style-name="ce18">
            <text:p>-42,3108742</text:p>
          </table:table-cell>
          <table:table-cell office:value-type="float" office:value="459.60860000000002" table:style-name="ce19">
            <text:p>459,6086</text:p>
          </table:table-cell>
          <table:table-cell office:value-type="float" office:value="443.60300000000001" table:style-name="ce20">
            <text:p>443,603</text:p>
          </table:table-cell>
          <table:table-cell office:value-type="float" office:value="-16.005600000000015" table:formula="of:=[.H355]-[.G355]" table:style-name="ce21">
            <text:p>-16,01</text:p>
          </table:table-cell>
          <table:table-cell office:value-type="float" office:value="-15.926" table:style-name="ce22">
            <text:p>-15,93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-7.9600000000015214E-2" table:formula="of:=[.I355]-([.J355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93S</text:p>
          </table:table-cell>
          <table:table-cell office:value-type="string" table:style-name="ce15">
            <text:p>9328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899059400000001" table:style-name="ce18">
            <text:p>-10,8990594</text:p>
          </table:table-cell>
          <table:table-cell office:value-type="float" office:value="-42.72423551" table:style-name="ce18">
            <text:p>-42,7242355</text:p>
          </table:table-cell>
          <table:table-cell office:value-type="float" office:value="414.18509999999998" table:style-name="ce19">
            <text:p>414,1851</text:p>
          </table:table-cell>
          <table:table-cell office:value-type="float" office:value="397.42899999999997" table:style-name="ce20">
            <text:p>397,429</text:p>
          </table:table-cell>
          <table:table-cell office:value-type="float" office:value="-16.756100000000004" table:formula="of:=[.H356]-[.G356]" table:style-name="ce21">
            <text:p>-16,76</text:p>
          </table:table-cell>
          <table:table-cell office:value-type="float" office:value="-16.718" table:style-name="ce22">
            <text:p>-16,72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-3.8100000000003575E-2" table:formula="of:=[.I356]-([.J356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95F</text:p>
          </table:table-cell>
          <table:table-cell office:value-type="string" table:style-name="ce15">
            <text:p>9328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17172321" table:style-name="ce18">
            <text:p>-12,1717232</text:p>
          </table:table-cell>
          <table:table-cell office:value-type="float" office:value="-43.19846072" table:style-name="ce18">
            <text:p>-43,1984607</text:p>
          </table:table-cell>
          <table:table-cell office:value-type="float" office:value="438.48070000000001" table:style-name="ce19">
            <text:p>438,4807</text:p>
          </table:table-cell>
          <table:table-cell office:value-type="float" office:value="422.09399999999999" table:style-name="ce20">
            <text:p>422,094</text:p>
          </table:table-cell>
          <table:table-cell office:value-type="float" office:value="-16.386700000000019" table:formula="of:=[.H357]-[.G357]" table:style-name="ce21">
            <text:p>-16,39</text:p>
          </table:table-cell>
          <table:table-cell office:value-type="float" office:value="-16.391999999999999" table:style-name="ce22">
            <text:p>-16,39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5.2999999999805425E-3" table:formula="of:=[.I357]-([.J357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89X</text:p>
          </table:table-cell>
          <table:table-cell office:value-type="string" table:style-name="ce15">
            <text:p>9328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36552764" table:style-name="ce18">
            <text:p>-12,3655276</text:p>
          </table:table-cell>
          <table:table-cell office:value-type="float" office:value="-42.456735989999999" table:style-name="ce18">
            <text:p>-42,4567360</text:p>
          </table:table-cell>
          <table:table-cell office:value-type="float" office:value="493.13650000000001" table:style-name="ce19">
            <text:p>493,1365</text:p>
          </table:table-cell>
          <table:table-cell office:value-type="float" office:value="477.71800000000002" table:style-name="ce20">
            <text:p>477,718</text:p>
          </table:table-cell>
          <table:table-cell office:value-type="float" office:value="-15.418499999999995" table:formula="of:=[.H358]-[.G358]" table:style-name="ce21">
            <text:p>-15,42</text:p>
          </table:table-cell>
          <table:table-cell office:value-type="float" office:value="-15.393000000000001" table:style-name="ce22">
            <text:p>-15,39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-2.5499999999993861E-2" table:formula="of:=[.I358]-([.J358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61E</text:p>
          </table:table-cell>
          <table:table-cell office:value-type="string" table:style-name="ce15">
            <text:p>9328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84139969999999" table:style-name="ce18">
            <text:p>-12,9841400</text:p>
          </table:table-cell>
          <table:table-cell office:value-type="float" office:value="-44.049201369999999" table:style-name="ce18">
            <text:p>-44,0492014</text:p>
          </table:table-cell>
          <table:table-cell office:value-type="float" office:value="532.14020000000005" table:style-name="ce19">
            <text:p>532,1402</text:p>
          </table:table-cell>
          <table:table-cell office:value-type="float" office:value="518.05700000000002" table:style-name="ce20">
            <text:p>518,057</text:p>
          </table:table-cell>
          <table:table-cell office:value-type="float" office:value="-14.083200000000033" table:formula="of:=[.H359]-[.G359]" table:style-name="ce21">
            <text:p>-14,08</text:p>
          </table:table-cell>
          <table:table-cell office:value-type="float" office:value="-14.090999999999999" table:style-name="ce22">
            <text:p>-14,09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7.7999999999658343E-3" table:formula="of:=[.I359]-([.J359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7U</text:p>
          </table:table-cell>
          <table:table-cell office:value-type="string" table:style-name="ce15">
            <text:p>9328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609643849999999" table:style-name="ce18">
            <text:p>-13,6096439</text:p>
          </table:table-cell>
          <table:table-cell office:value-type="float" office:value="-42.94100152" table:style-name="ce18">
            <text:p>-42,9410015</text:p>
          </table:table-cell>
          <table:table-cell office:value-type="float" office:value="627.4683" table:style-name="ce19">
            <text:p>627,4683</text:p>
          </table:table-cell>
          <table:table-cell office:value-type="float" office:value="613.25199999999995" table:style-name="ce20">
            <text:p>613,252</text:p>
          </table:table-cell>
          <table:table-cell office:value-type="float" office:value="-14.216300000000047" table:formula="of:=[.H360]-[.G360]" table:style-name="ce21">
            <text:p>-14,22</text:p>
          </table:table-cell>
          <table:table-cell office:value-type="float" office:value="-14.250999999999999" table:style-name="ce22">
            <text:p>-14,25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3.469999999995288E-2" table:formula="of:=[.I360]-([.J360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8V</text:p>
          </table:table-cell>
          <table:table-cell office:value-type="string" table:style-name="ce15">
            <text:p>9328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768673570000001" table:style-name="ce18">
            <text:p>-13,7686736</text:p>
          </table:table-cell>
          <table:table-cell office:value-type="float" office:value="-42.72105285" table:style-name="ce18">
            <text:p>-42,7210529</text:p>
          </table:table-cell>
          <table:table-cell office:value-type="float" office:value="772.84569999999997" table:style-name="ce19">
            <text:p>772,8457</text:p>
          </table:table-cell>
          <table:table-cell office:value-type="float" office:value="759.03499999999997" table:style-name="ce20">
            <text:p>759,035</text:p>
          </table:table-cell>
          <table:table-cell office:value-type="float" office:value="-13.810699999999997" table:formula="of:=[.H361]-[.G361]" table:style-name="ce21">
            <text:p>-13,81</text:p>
          </table:table-cell>
          <table:table-cell office:value-type="float" office:value="-13.845000000000001" table:style-name="ce22">
            <text:p>-13,85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3.430000000000355E-2" table:formula="of:=[.I361]-([.J361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3"/>285C</text:p>
          </table:table-cell>
          <table:table-cell office:value-type="string" table:style-name="ce27">
            <text:p>93288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3.594983089999999" table:style-name="ce30">
            <text:p>-13,5949831</text:p>
          </table:table-cell>
          <table:table-cell office:value-type="float" office:value="-41.367319360000003" table:style-name="ce30">
            <text:p>-41,3673194</text:p>
          </table:table-cell>
          <table:table-cell office:value-type="float" office:value="1161.348" table:style-name="ce31">
            <text:p>1161,3480</text:p>
          </table:table-cell>
          <table:table-cell office:value-type="float" office:value="1149.856" table:style-name="ce32">
            <text:p>1149,856</text:p>
          </table:table-cell>
          <table:table-cell office:value-type="float" office:value="-11.491999999999962" table:formula="of:=[.H362]-[.G362]" table:style-name="ce33">
            <text:p>-11,49</text:p>
          </table:table-cell>
          <table:table-cell office:value-type="float" office:value="-11.657" table:style-name="ce33">
            <text:p>-11,66</text:p>
          </table:table-cell>
          <table:table-cell office:value-type="float" office:value="7.6999999999999999E-2" table:style-name="ce33">
            <text:p>0,08</text:p>
          </table:table-cell>
          <table:table-cell office:value-type="float" office:value="0.16500000000003823" table:formula="of:=[.I362]-([.J362])" table:style-name="ce33">
            <text:p>0,1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32O</text:p>
          </table:table-cell>
          <table:table-cell office:value-type="string" table:style-name="ce15">
            <text:p>9328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1200692" table:style-name="ce18">
            <text:p>-14,1200692</text:p>
          </table:table-cell>
          <table:table-cell office:value-type="float" office:value="-40.230173489999999" table:style-name="ce18">
            <text:p>-40,2301735</text:p>
          </table:table-cell>
          <table:table-cell office:value-type="float" office:value="298.71420000000001" table:style-name="ce19">
            <text:p>298,7142</text:p>
          </table:table-cell>
          <table:table-cell office:value-type="float" office:value="288.947" table:style-name="ce20">
            <text:p>288,947</text:p>
          </table:table-cell>
          <table:table-cell office:value-type="float" office:value="-9.7672000000000025" table:formula="of:=[.H363]-[.G363]" table:style-name="ce21">
            <text:p>-9,77</text:p>
          </table:table-cell>
          <table:table-cell office:value-type="float" office:value="-9.8740000000000006" table:style-name="ce22">
            <text:p>-9,87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0.10679999999999801" table:formula="of:=[.I363]-([.J363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2B</text:p>
          </table:table-cell>
          <table:table-cell office:value-type="string" table:style-name="ce15">
            <text:p>9329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850816050000001" table:style-name="ce18">
            <text:p>-13,8508161</text:p>
          </table:table-cell>
          <table:table-cell office:value-type="float" office:value="-41.064310820000003" table:style-name="ce18">
            <text:p>-41,0643108</text:p>
          </table:table-cell>
          <table:table-cell office:value-type="float" office:value="372.31760000000003" table:style-name="ce19">
            <text:p>372,3176</text:p>
          </table:table-cell>
          <table:table-cell office:value-type="float" office:value="359.84500000000003" table:style-name="ce20">
            <text:p>359,845</text:p>
          </table:table-cell>
          <table:table-cell office:value-type="float" office:value="-12.4726" table:formula="of:=[.H364]-[.G364]" table:style-name="ce21">
            <text:p>-12,47</text:p>
          </table:table-cell>
          <table:table-cell office:value-type="float" office:value="-12.393000000000001" table:style-name="ce22">
            <text:p>-12,39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7.9599999999999227E-2" table:formula="of:=[.I364]-([.J364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2R</text:p>
          </table:table-cell>
          <table:table-cell office:value-type="string" table:style-name="ce15">
            <text:p>9329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725812400000001" table:style-name="ce18">
            <text:p>-13,7258124</text:p>
          </table:table-cell>
          <table:table-cell office:value-type="float" office:value="-40.978998519999998" table:style-name="ce18">
            <text:p>-40,9789985</text:p>
          </table:table-cell>
          <table:table-cell office:value-type="float" office:value="414.24149999999997" table:style-name="ce19">
            <text:p>414,2415</text:p>
          </table:table-cell>
          <table:table-cell office:value-type="float" office:value="401.95299999999997" table:style-name="ce20">
            <text:p>401,953</text:p>
          </table:table-cell>
          <table:table-cell office:value-type="float" office:value="-12.288499999999999" table:formula="of:=[.H365]-[.G365]" table:style-name="ce21">
            <text:p>-12,29</text:p>
          </table:table-cell>
          <table:table-cell office:value-type="float" office:value="-12.2" table:style-name="ce22">
            <text:p>-12,20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-8.8499999999999801E-2" table:formula="of:=[.I365]-([.J365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2X</text:p>
          </table:table-cell>
          <table:table-cell office:value-type="string" table:style-name="ce15">
            <text:p>9329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680514459999999" table:style-name="ce18">
            <text:p>-13,6805145</text:p>
          </table:table-cell>
          <table:table-cell office:value-type="float" office:value="-40.91033135" table:style-name="ce18">
            <text:p>-40,9103314</text:p>
          </table:table-cell>
          <table:table-cell office:value-type="float" office:value="435.40170000000001" table:style-name="ce19">
            <text:p>435,4017</text:p>
          </table:table-cell>
          <table:table-cell office:value-type="float" office:value="423.26600000000002" table:style-name="ce20">
            <text:p>423,266</text:p>
          </table:table-cell>
          <table:table-cell office:value-type="float" office:value="-12.135699999999986" table:formula="of:=[.H366]-[.G366]" table:style-name="ce21">
            <text:p>-12,14</text:p>
          </table:table-cell>
          <table:table-cell office:value-type="float" office:value="-12.095000000000001" table:style-name="ce22">
            <text:p>-12,10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4.0699999999985081E-2" table:formula="of:=[.I366]-([.J366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3G</text:p>
          </table:table-cell>
          <table:table-cell office:value-type="string" table:style-name="ce15">
            <text:p>9329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61481863" table:style-name="ce18">
            <text:p>-13,6148186</text:p>
          </table:table-cell>
          <table:table-cell office:value-type="float" office:value="-40.800825349999997" table:style-name="ce18">
            <text:p>-40,8008254</text:p>
          </table:table-cell>
          <table:table-cell office:value-type="float" office:value="385.23790000000002" table:style-name="ce19">
            <text:p>385,2379</text:p>
          </table:table-cell>
          <table:table-cell office:value-type="float" office:value="373.30900000000003" table:style-name="ce20">
            <text:p>373,309</text:p>
          </table:table-cell>
          <table:table-cell office:value-type="float" office:value="-11.928899999999999" table:formula="of:=[.H367]-[.G367]" table:style-name="ce21">
            <text:p>-11,93</text:p>
          </table:table-cell>
          <table:table-cell office:value-type="float" office:value="-11.866" table:style-name="ce22">
            <text:p>-11,87</text:p>
          </table:table-cell>
          <table:table-cell office:value-type="float" office:value="5.5E-2" table:style-name="ce22">
            <text:p>0,06</text:p>
          </table:table-cell>
          <table:table-cell office:value-type="float" office:value="-6.2899999999999068E-2" table:formula="of:=[.I367]-([.J367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3U</text:p>
          </table:table-cell>
          <table:table-cell office:value-type="string" table:style-name="ce15">
            <text:p>9329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538253360000001" table:style-name="ce18">
            <text:p>-13,5382534</text:p>
          </table:table-cell>
          <table:table-cell office:value-type="float" office:value="-40.653187189999997" table:style-name="ce18">
            <text:p>-40,6531872</text:p>
          </table:table-cell>
          <table:table-cell office:value-type="float" office:value="387.08890000000002" table:style-name="ce19">
            <text:p>387,0889</text:p>
          </table:table-cell>
          <table:table-cell office:value-type="float" office:value="375.755" table:style-name="ce20">
            <text:p>375,755</text:p>
          </table:table-cell>
          <table:table-cell office:value-type="float" office:value="-11.333900000000028" table:formula="of:=[.H368]-[.G368]" table:style-name="ce21">
            <text:p>-11,33</text:p>
          </table:table-cell>
          <table:table-cell office:value-type="float" office:value="-11.292" table:style-name="ce22">
            <text:p>-11,29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4.190000000002847E-2" table:formula="of:=[.I368]-([.J36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664E</text:p>
          </table:table-cell>
          <table:table-cell office:value-type="string" table:style-name="ce27">
            <text:p>93295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3.53621787" table:style-name="ce30">
            <text:p>-13,5362179</text:p>
          </table:table-cell>
          <table:table-cell office:value-type="float" office:value="-40.554124860000002" table:style-name="ce30">
            <text:p>-40,5541249</text:p>
          </table:table-cell>
          <table:table-cell office:value-type="float" office:value="703.8374" table:style-name="ce31">
            <text:p>703,8374</text:p>
          </table:table-cell>
          <table:table-cell office:value-type="float" office:value="693.15" table:style-name="ce32">
            <text:p>693,150</text:p>
          </table:table-cell>
          <table:table-cell office:value-type="float" office:value="-10.687400000000025" table:formula="of:=[.H369]-[.G369]" table:style-name="ce33">
            <text:p>-10,69</text:p>
          </table:table-cell>
          <table:table-cell office:value-type="float" office:value="-10.818" table:style-name="ce33">
            <text:p>-10,82</text:p>
          </table:table-cell>
          <table:table-cell office:value-type="float" office:value="5.7000000000000002E-2" table:style-name="ce33">
            <text:p>0,06</text:p>
          </table:table-cell>
          <table:table-cell office:value-type="float" office:value="0.13059999999997451" table:formula="of:=[.I369]-([.J369])" table:style-name="ce3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4L</text:p>
          </table:table-cell>
          <table:table-cell office:value-type="string" table:style-name="ce15">
            <text:p>9329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61258557" table:style-name="ce18">
            <text:p>-13,6125856</text:p>
          </table:table-cell>
          <table:table-cell office:value-type="float" office:value="-40.477693270000003" table:style-name="ce18">
            <text:p>-40,4776933</text:p>
          </table:table-cell>
          <table:table-cell office:value-type="float" office:value="677.31110000000001" table:style-name="ce19">
            <text:p>677,3111</text:p>
          </table:table-cell>
          <table:table-cell office:value-type="float" office:value="666.98299999999995" table:style-name="ce20">
            <text:p>666,983</text:p>
          </table:table-cell>
          <table:table-cell office:value-type="float" office:value="-10.328100000000063" table:formula="of:=[.H370]-[.G370]" table:style-name="ce21">
            <text:p>-10,33</text:p>
          </table:table-cell>
          <table:table-cell office:value-type="float" office:value="-10.374000000000001" table:style-name="ce22">
            <text:p>-10,37</text:p>
          </table:table-cell>
          <table:table-cell office:value-type="float" office:value="5.5E-2" table:style-name="ce22">
            <text:p>0,06</text:p>
          </table:table-cell>
          <table:table-cell office:value-type="float" office:value="4.5899999999937435E-2" table:formula="of:=[.I370]-([.J370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4T</text:p>
          </table:table-cell>
          <table:table-cell office:value-type="string" table:style-name="ce15">
            <text:p>9329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69508197" table:style-name="ce18">
            <text:p>-13,6950820</text:p>
          </table:table-cell>
          <table:table-cell office:value-type="float" office:value="-40.392534339999997" table:style-name="ce18">
            <text:p>-40,3925343</text:p>
          </table:table-cell>
          <table:table-cell office:value-type="float" office:value="636.87490000000003" table:style-name="ce19">
            <text:p>636,8749</text:p>
          </table:table-cell>
          <table:table-cell office:value-type="float" office:value="626.78499999999997" table:style-name="ce20">
            <text:p>626,785</text:p>
          </table:table-cell>
          <table:table-cell office:value-type="float" office:value="-10.089900000000057" table:formula="of:=[.H371]-[.G371]" table:style-name="ce21">
            <text:p>-10,09</text:p>
          </table:table-cell>
          <table:table-cell office:value-type="float" office:value="-10.154" table:style-name="ce22">
            <text:p>-10,15</text:p>
          </table:table-cell>
          <table:table-cell office:value-type="float" office:value="5.5E-2" table:style-name="ce22">
            <text:p>0,06</text:p>
          </table:table-cell>
          <table:table-cell office:value-type="float" office:value="6.409999999994298E-2" table:formula="of:=[.I371]-([.J371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5B</text:p>
          </table:table-cell>
          <table:table-cell office:value-type="string" table:style-name="ce15">
            <text:p>9329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748096070000001" table:style-name="ce18">
            <text:p>-13,7480961</text:p>
          </table:table-cell>
          <table:table-cell office:value-type="float" office:value="-40.298550149999997" table:style-name="ce18">
            <text:p>-40,2985502</text:p>
          </table:table-cell>
          <table:table-cell office:value-type="float" office:value="682.09849999999994" table:style-name="ce19">
            <text:p>682,0985</text:p>
          </table:table-cell>
          <table:table-cell office:value-type="float" office:value="672.16099999999994" table:style-name="ce20">
            <text:p>672,161</text:p>
          </table:table-cell>
          <table:table-cell office:value-type="float" office:value="-9.9375" table:formula="of:=[.H372]-[.G372]" table:style-name="ce21">
            <text:p>-9,94</text:p>
          </table:table-cell>
          <table:table-cell office:value-type="float" office:value="-10.004" table:style-name="ce22">
            <text:p>-10,00</text:p>
          </table:table-cell>
          <table:table-cell office:value-type="float" office:value="5.5E-2" table:style-name="ce22">
            <text:p>0,06</text:p>
          </table:table-cell>
          <table:table-cell office:value-type="float" office:value="6.6499999999999559E-2" table:formula="of:=[.I372]-([.J372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5J</text:p>
          </table:table-cell>
          <table:table-cell office:value-type="string" table:style-name="ce15">
            <text:p>9329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83293113" table:style-name="ce18">
            <text:p>-13,8329311</text:p>
          </table:table-cell>
          <table:table-cell office:value-type="float" office:value="-40.199926849999997" table:style-name="ce18">
            <text:p>-40,1999269</text:p>
          </table:table-cell>
          <table:table-cell office:value-type="float" office:value="300.04950000000002" table:style-name="ce19">
            <text:p>300,0495</text:p>
          </table:table-cell>
          <table:table-cell office:value-type="float" office:value="290.14699999999999" table:style-name="ce20">
            <text:p>290,147</text:p>
          </table:table-cell>
          <table:table-cell office:value-type="float" office:value="-9.9025000000000318" table:formula="of:=[.H373]-[.G373]" table:style-name="ce21">
            <text:p>-9,90</text:p>
          </table:table-cell>
          <table:table-cell office:value-type="float" office:value="-9.9789999999999992" table:style-name="ce22">
            <text:p>-9,98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7.6499999999967372E-2" table:formula="of:=[.I373]-([.J373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6J</text:p>
          </table:table-cell>
          <table:table-cell office:value-type="string" table:style-name="ce15">
            <text:p>9330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883442479999999" table:style-name="ce18">
            <text:p>-13,8834425</text:p>
          </table:table-cell>
          <table:table-cell office:value-type="float" office:value="-40.032384870000001" table:style-name="ce18">
            <text:p>-40,0323849</text:p>
          </table:table-cell>
          <table:table-cell office:value-type="float" office:value="193.10579999999999" table:style-name="ce19">
            <text:p>193,1058</text:p>
          </table:table-cell>
          <table:table-cell office:value-type="float" office:value="183.249" table:style-name="ce20">
            <text:p>183,249</text:p>
          </table:table-cell>
          <table:table-cell office:value-type="float" office:value="-9.8567999999999927" table:formula="of:=[.H374]-[.G374]" table:style-name="ce21">
            <text:p>-9,86</text:p>
          </table:table-cell>
          <table:table-cell office:value-type="float" office:value="-9.9149999999999991" table:style-name="ce22">
            <text:p>-9,92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5.8200000000006469E-2" table:formula="of:=[.I374]-([.J374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5M</text:p>
          </table:table-cell>
          <table:table-cell office:value-type="string" table:style-name="ce15">
            <text:p>9330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85558316" table:style-name="ce18">
            <text:p>-13,8555832</text:p>
          </table:table-cell>
          <table:table-cell office:value-type="float" office:value="-40.181936530000002" table:style-name="ce18">
            <text:p>-40,1819365</text:p>
          </table:table-cell>
          <table:table-cell office:value-type="float" office:value="210.7414" table:style-name="ce19">
            <text:p>210,7414</text:p>
          </table:table-cell>
          <table:table-cell office:value-type="float" office:value="200.81399999999999" table:style-name="ce20">
            <text:p>200,814</text:p>
          </table:table-cell>
          <table:table-cell office:value-type="float" office:value="-9.9274000000000058" table:formula="of:=[.H375]-[.G375]" table:style-name="ce21">
            <text:p>-9,93</text:p>
          </table:table-cell>
          <table:table-cell office:value-type="float" office:value="-9.9610000000000003" table:style-name="ce22">
            <text:p>-9,96</text:p>
          </table:table-cell>
          <table:table-cell office:value-type="float" office:value="0.05" table:style-name="ce22">
            <text:p>0,05</text:p>
          </table:table-cell>
          <table:table-cell office:value-type="float" office:value="3.3599999999994523E-2" table:formula="of:=[.I375]-([.J375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63X</text:p>
          </table:table-cell>
          <table:table-cell office:value-type="string" table:style-name="ce15">
            <text:p>9330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5.098221130000001" table:style-name="ce18">
            <text:p>-15,0982211</text:p>
          </table:table-cell>
          <table:table-cell office:value-type="float" office:value="-39.995887430000003" table:style-name="ce18">
            <text:p>-39,9958874</text:p>
          </table:table-cell>
          <table:table-cell office:value-type="float" office:value="247.06010000000001" table:style-name="ce19">
            <text:p>247,0601</text:p>
          </table:table-cell>
          <table:table-cell office:value-type="float" office:value="236.51" table:style-name="ce20">
            <text:p>236,510</text:p>
          </table:table-cell>
          <table:table-cell office:value-type="float" office:value="-10.550100000000015" table:formula="of:=[.H376]-[.G376]" table:style-name="ce21">
            <text:p>-10,55</text:p>
          </table:table-cell>
          <table:table-cell office:value-type="float" office:value="-10.545" table:style-name="ce22">
            <text:p>-10,55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5.1000000000147594E-3" table:formula="of:=[.I376]-([.J37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4M</text:p>
          </table:table-cell>
          <table:table-cell office:value-type="string" table:style-name="ce15">
            <text:p>9330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09673710000001" table:style-name="ce18">
            <text:p>-14,2096737</text:p>
          </table:table-cell>
          <table:table-cell office:value-type="float" office:value="-42.089452850000001" table:style-name="ce18">
            <text:p>-42,0894529</text:p>
          </table:table-cell>
          <table:table-cell office:value-type="float" office:value="648.4615" table:style-name="ce19">
            <text:p>648,4615</text:p>
          </table:table-cell>
          <table:table-cell office:value-type="float" office:value="634.61699999999996" table:style-name="ce20">
            <text:p>634,617</text:p>
          </table:table-cell>
          <table:table-cell office:value-type="float" office:value="-13.844500000000039" table:formula="of:=[.H377]-[.G377]" table:style-name="ce21">
            <text:p>-13,84</text:p>
          </table:table-cell>
          <table:table-cell office:value-type="float" office:value="-13.868" table:style-name="ce22">
            <text:p>-13,87</text:p>
          </table:table-cell>
          <table:table-cell office:value-type="float" office:value="5.5E-2" table:style-name="ce22">
            <text:p>0,06</text:p>
          </table:table-cell>
          <table:table-cell office:value-type="float" office:value="2.3499999999961219E-2" table:formula="of:=[.I377]-([.J377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78H</text:p>
          </table:table-cell>
          <table:table-cell office:value-type="string" table:style-name="ce15">
            <text:p>9330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13468056" table:style-name="ce18">
            <text:p>-12,1346806</text:p>
          </table:table-cell>
          <table:table-cell office:value-type="float" office:value="-39.3381197" table:style-name="ce18">
            <text:p>-39,3381197</text:p>
          </table:table-cell>
          <table:table-cell office:value-type="float" office:value="245.41550000000001" table:style-name="ce19">
            <text:p>245,4155</text:p>
          </table:table-cell>
          <table:table-cell office:value-type="float" office:value="234.07400000000001" table:style-name="ce20">
            <text:p>234,074</text:p>
          </table:table-cell>
          <table:table-cell office:value-type="float" office:value="-11.341499999999996" table:formula="of:=[.H378]-[.G378]" table:style-name="ce21">
            <text:p>-11,34</text:p>
          </table:table-cell>
          <table:table-cell office:value-type="float" office:value="-11.452999999999999" table:style-name="ce22">
            <text:p>-11,45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0.11150000000000304" table:formula="of:=[.I378]-([.J378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58X</text:p>
          </table:table-cell>
          <table:table-cell office:value-type="string" table:style-name="ce15">
            <text:p>9330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958968820000001" table:style-name="ce18">
            <text:p>-11,9589688</text:p>
          </table:table-cell>
          <table:table-cell office:value-type="float" office:value="-37.953083479999997" table:style-name="ce18">
            <text:p>-37,9530835</text:p>
          </table:table-cell>
          <table:table-cell office:value-type="float" office:value="84.696799999999996" table:style-name="ce19">
            <text:p>84,6968</text:p>
          </table:table-cell>
          <table:table-cell office:value-type="float" office:value="73.953000000000003" table:style-name="ce20">
            <text:p>73,953</text:p>
          </table:table-cell>
          <table:table-cell office:value-type="float" office:value="-10.743799999999993" table:formula="of:=[.H379]-[.G379]" table:style-name="ce21">
            <text:p>-10,74</text:p>
          </table:table-cell>
          <table:table-cell office:value-type="float" office:value="-10.72" table:style-name="ce22">
            <text:p>-10,72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2.3799999999992494E-2" table:formula="of:=[.I379]-([.J37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08E</text:p>
          </table:table-cell>
          <table:table-cell office:value-type="string" table:style-name="ce15">
            <text:p>9330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82045001" table:style-name="ce18">
            <text:p>-11,8204500</text:p>
          </table:table-cell>
          <table:table-cell office:value-type="float" office:value="-37.635304410000003" table:style-name="ce18">
            <text:p>-37,6353044</text:p>
          </table:table-cell>
          <table:table-cell office:value-type="float" office:value="21.031400000000001" table:style-name="ce19">
            <text:p>21,0314</text:p>
          </table:table-cell>
          <table:table-cell office:value-type="float" office:value="10.483000000000001" table:style-name="ce20">
            <text:p>10,483</text:p>
          </table:table-cell>
          <table:table-cell office:value-type="float" office:value="-10.548400000000001" table:formula="of:=[.H380]-[.G380]" table:style-name="ce21">
            <text:p>-10,55</text:p>
          </table:table-cell>
          <table:table-cell office:value-type="float" office:value="-10.493" table:style-name="ce22">
            <text:p>-10,49</text:p>
          </table:table-cell>
          <table:table-cell office:value-type="float" office:value="7.8E-2" table:style-name="ce22">
            <text:p>0,08</text:p>
          </table:table-cell>
          <table:table-cell office:value-type="float" office:value="-5.540000000000056E-2" table:formula="of:=[.I380]-([.J380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2">
            <text:p><text:s text:c="3"/>318N</text:p>
          </table:table-cell>
          <table:table-cell office:value-type="string" table:style-name="ce43">
            <text:p>93307</text:p>
          </table:table-cell>
          <table:table-cell office:value-type="string" table:style-name="ce44">
            <text:p>NORDESTE</text:p>
          </table:table-cell>
          <table:table-cell office:value-type="string" table:style-name="ce45">
            <text:p>BA</text:p>
          </table:table-cell>
          <table:table-cell office:value-type="float" office:value="-9.7217987499999996" table:style-name="ce46">
            <text:p>-09,7217988</text:p>
          </table:table-cell>
          <table:table-cell office:value-type="float" office:value="-38.237296450000002" table:style-name="ce46">
            <text:p>-38,2372965</text:p>
          </table:table-cell>
          <table:table-cell office:value-type="float" office:value="325.73880000000003" table:style-name="ce47">
            <text:p>325,7388</text:p>
          </table:table-cell>
          <table:table-cell office:value-type="float" office:value="313.70999999999998" table:style-name="ce48">
            <text:p>313,710</text:p>
          </table:table-cell>
          <table:table-cell office:value-type="float" office:value="-12.028800000000047" table:formula="of:=[.H381]-[.G381]" table:style-name="ce49">
            <text:p>-12,03</text:p>
          </table:table-cell>
          <table:table-cell office:value-type="float" office:value="-11.483000000000001" table:style-name="ce49">
            <text:p>-11,48</text:p>
          </table:table-cell>
          <table:table-cell office:value-type="float" office:value="8.4000000000000005E-2" table:style-name="ce49">
            <text:p>0,08</text:p>
          </table:table-cell>
          <table:table-cell office:value-type="float" office:value="-0.54580000000004603" table:formula="of:=[.I381]-([.J381])" table:style-name="ce49">
            <text:p>-0,5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89S</text:p>
          </table:table-cell>
          <table:table-cell office:value-type="string" table:style-name="ce15">
            <text:p>9330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170317519999999" table:style-name="ce18">
            <text:p>-11,1703175</text:p>
          </table:table-cell>
          <table:table-cell office:value-type="float" office:value="-40.541229129999998" table:style-name="ce18">
            <text:p>-40,5412291</text:p>
          </table:table-cell>
          <table:table-cell office:value-type="float" office:value="467.94310000000002" table:style-name="ce19">
            <text:p>467,9431</text:p>
          </table:table-cell>
          <table:table-cell office:value-type="float" office:value="455.70100000000002" table:style-name="ce20">
            <text:p>455,701</text:p>
          </table:table-cell>
          <table:table-cell office:value-type="float" office:value="-12.242099999999994" table:formula="of:=[.H382]-[.G382]" table:style-name="ce21">
            <text:p>-12,24</text:p>
          </table:table-cell>
          <table:table-cell office:value-type="float" office:value="-12.256" table:style-name="ce22">
            <text:p>-12,26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1.3900000000006685E-2" table:formula="of:=[.I382]-([.J382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6V</text:p>
          </table:table-cell>
          <table:table-cell office:value-type="string" table:style-name="ce15">
            <text:p>9330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008703179999999" table:style-name="ce18">
            <text:p>-14,0087032</text:p>
          </table:table-cell>
          <table:table-cell office:value-type="float" office:value="-39.9074563" table:style-name="ce18">
            <text:p>-39,9074563</text:p>
          </table:table-cell>
          <table:table-cell office:value-type="float" office:value="189.1114" table:style-name="ce19">
            <text:p>189,1114</text:p>
          </table:table-cell>
          <table:table-cell office:value-type="float" office:value="179.05799999999999" table:style-name="ce20">
            <text:p>179,058</text:p>
          </table:table-cell>
          <table:table-cell office:value-type="float" office:value="-10.053400000000011" table:formula="of:=[.H383]-[.G383]" table:style-name="ce21">
            <text:p>-10,05</text:p>
          </table:table-cell>
          <table:table-cell office:value-type="float" office:value="-10.082000000000001" table:style-name="ce22">
            <text:p>-10,08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2.8599999999990189E-2" table:formula="of:=[.I383]-([.J383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7E</text:p>
          </table:table-cell>
          <table:table-cell office:value-type="string" table:style-name="ce15">
            <text:p>9331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050898849999999" table:style-name="ce18">
            <text:p>-14,0508989</text:p>
          </table:table-cell>
          <table:table-cell office:value-type="float" office:value="-39.812256990000002" table:style-name="ce18">
            <text:p>-39,8122570</text:p>
          </table:table-cell>
          <table:table-cell office:value-type="float" office:value="155.2123" table:style-name="ce19">
            <text:p>155,2123</text:p>
          </table:table-cell>
          <table:table-cell office:value-type="float" office:value="145.10499999999999" table:style-name="ce20">
            <text:p>145,105</text:p>
          </table:table-cell>
          <table:table-cell office:value-type="float" office:value="-10.107300000000009" table:formula="of:=[.H384]-[.G384]" table:style-name="ce21">
            <text:p>-10,11</text:p>
          </table:table-cell>
          <table:table-cell office:value-type="float" office:value="-10.137" table:style-name="ce22">
            <text:p>-10,14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2.9699999999991178E-2" table:formula="of:=[.I384]-([.J38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7P</text:p>
          </table:table-cell>
          <table:table-cell office:value-type="string" table:style-name="ce15">
            <text:p>9331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144506590000001" table:style-name="ce18">
            <text:p>-14,1445066</text:p>
          </table:table-cell>
          <table:table-cell office:value-type="float" office:value="-39.71473331" table:style-name="ce18">
            <text:p>-39,7147333</text:p>
          </table:table-cell>
          <table:table-cell office:value-type="float" office:value="139.88030000000001" table:style-name="ce19">
            <text:p>139,8803</text:p>
          </table:table-cell>
          <table:table-cell office:value-type="float" office:value="129.89500000000001" table:style-name="ce20">
            <text:p>129,895</text:p>
          </table:table-cell>
          <table:table-cell office:value-type="float" office:value="-9.9852999999999952" table:formula="of:=[.H385]-[.G385]" table:style-name="ce21">
            <text:p>-9,99</text:p>
          </table:table-cell>
          <table:table-cell office:value-type="float" office:value="-10.018000000000001" table:style-name="ce22">
            <text:p>-10,02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3.2700000000005502E-2" table:formula="of:=[.I385]-([.J385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67V</text:p>
          </table:table-cell>
          <table:table-cell office:value-type="string" table:style-name="ce15">
            <text:p>9331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195880389999999" table:style-name="ce18">
            <text:p>-14,1958804</text:p>
          </table:table-cell>
          <table:table-cell office:value-type="float" office:value="-39.625837709999999" table:style-name="ce18">
            <text:p>-39,6258377</text:p>
          </table:table-cell>
          <table:table-cell office:value-type="float" office:value="141.55690000000001" table:style-name="ce19">
            <text:p>141,5569</text:p>
          </table:table-cell>
          <table:table-cell office:value-type="float" office:value="131.84100000000001" table:style-name="ce20">
            <text:p>131,841</text:p>
          </table:table-cell>
          <table:table-cell office:value-type="float" office:value="-9.7159000000000049" table:formula="of:=[.H386]-[.G386]" table:style-name="ce21">
            <text:p>-9,72</text:p>
          </table:table-cell>
          <table:table-cell office:value-type="float" office:value="-9.7040000000000006" table:style-name="ce22">
            <text:p>-9,70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1.1900000000004241E-2" table:formula="of:=[.I386]-([.J38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86A</text:p>
          </table:table-cell>
          <table:table-cell office:value-type="string" table:style-name="ce15">
            <text:p>9333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6801138" table:style-name="ce18">
            <text:p>-12,9680114</text:p>
          </table:table-cell>
          <table:table-cell office:value-type="float" office:value="-38.520226549999997" table:style-name="ce18">
            <text:p>-38,5202266</text:p>
          </table:table-cell>
          <table:table-cell office:value-type="float" office:value="2.0972" table:style-name="ce19">
            <text:p>02,0972</text:p>
          </table:table-cell>
          <table:table-cell office:value-type="float" office:value="-9.0060000000000002" table:style-name="ce20">
            <text:p>-09,006</text:p>
          </table:table-cell>
          <table:table-cell office:value-type="float" office:value="-11.103200000000001" table:formula="of:=[.H387]-[.G387]" table:style-name="ce21">
            <text:p>-11,10</text:p>
          </table:table-cell>
          <table:table-cell office:value-type="float" office:value="-11.1" table:style-name="ce22">
            <text:p>-11,10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-3.2000000000014239E-3" table:formula="of:=[.I387]-([.J38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86B</text:p>
          </table:table-cell>
          <table:table-cell office:value-type="string" table:style-name="ce15">
            <text:p>9333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7388127" table:style-name="ce18">
            <text:p>-12,9738813</text:p>
          </table:table-cell>
          <table:table-cell office:value-type="float" office:value="-38.517227269999999" table:style-name="ce18">
            <text:p>-38,5172273</text:p>
          </table:table-cell>
          <table:table-cell office:value-type="float" office:value="2.6814" table:style-name="ce19">
            <text:p>02,6814</text:p>
          </table:table-cell>
          <table:table-cell office:value-type="float" office:value="-8.3949999999999996" table:style-name="ce20">
            <text:p>-08,395</text:p>
          </table:table-cell>
          <table:table-cell office:value-type="float" office:value="-11.0764" table:formula="of:=[.H388]-[.G388]" table:style-name="ce21">
            <text:p>-11,08</text:p>
          </table:table-cell>
          <table:table-cell office:value-type="float" office:value="-11.086" table:style-name="ce22">
            <text:p>-11,09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9.6000000000007191E-3" table:formula="of:=[.I388]-([.J388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86C</text:p>
          </table:table-cell>
          <table:table-cell office:value-type="string" table:style-name="ce15">
            <text:p>9333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734804" table:style-name="ce18">
            <text:p>-12,9734804</text:p>
          </table:table-cell>
          <table:table-cell office:value-type="float" office:value="-38.514877400000003" table:style-name="ce18">
            <text:p>-38,5148774</text:p>
          </table:table-cell>
          <table:table-cell office:value-type="float" office:value="3.2938999999999998" table:style-name="ce19">
            <text:p>03,2939</text:p>
          </table:table-cell>
          <table:table-cell office:value-type="float" office:value="-7.7590000000000003" table:style-name="ce20">
            <text:p>-07,759</text:p>
          </table:table-cell>
          <table:table-cell office:value-type="float" office:value="-11.052900000000001" table:formula="of:=[.H389]-[.G389]" table:style-name="ce21">
            <text:p>-11,05</text:p>
          </table:table-cell>
          <table:table-cell office:value-type="float" office:value="-11.079000000000001" table:style-name="ce22">
            <text:p>-11,08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2.6099999999999568E-2" table:formula="of:=[.I389]-([.J389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86D</text:p>
          </table:table-cell>
          <table:table-cell office:value-type="string" table:style-name="ce15">
            <text:p>9334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968859910000001" table:style-name="ce18">
            <text:p>-12,9688599</text:p>
          </table:table-cell>
          <table:table-cell office:value-type="float" office:value="-38.512557379999997" table:style-name="ce18">
            <text:p>-38,5125574</text:p>
          </table:table-cell>
          <table:table-cell office:value-type="float" office:value="3.2854000000000001" table:style-name="ce19">
            <text:p>03,2854</text:p>
          </table:table-cell>
          <table:table-cell office:value-type="float" office:value="-7.7910000000000004" table:style-name="ce20">
            <text:p>-07,791</text:p>
          </table:table-cell>
          <table:table-cell office:value-type="float" office:value="-11.0764" table:formula="of:=[.H390]-[.G390]" table:style-name="ce21">
            <text:p>-11,08</text:p>
          </table:table-cell>
          <table:table-cell office:value-type="float" office:value="-11.074999999999999" table:style-name="ce22">
            <text:p>-11,08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-1.4000000000002899E-3" table:formula="of:=[.I390]-([.J39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04A</text:p>
          </table:table-cell>
          <table:table-cell office:value-type="string" table:style-name="ce15">
            <text:p>9334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199070689999999" table:style-name="ce18">
            <text:p>-11,1990707</text:p>
          </table:table-cell>
          <table:table-cell office:value-type="float" office:value="-38.87180317" table:style-name="ce18">
            <text:p>-38,8718032</text:p>
          </table:table-cell>
          <table:table-cell office:value-type="float" office:value="208.7345" table:style-name="ce19">
            <text:p>208,7345</text:p>
          </table:table-cell>
          <table:table-cell office:value-type="float" office:value="195.017" table:style-name="ce20">
            <text:p>195,017</text:p>
          </table:table-cell>
          <table:table-cell office:value-type="float" office:value="-13.717500000000001" table:formula="of:=[.H391]-[.G391]" table:style-name="ce21">
            <text:p>-13,72</text:p>
          </table:table-cell>
          <table:table-cell office:value-type="float" office:value="-13.766999999999999" table:style-name="ce22">
            <text:p>-13,77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4.9499999999998323E-2" table:formula="of:=[.I391]-([.J391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41R</text:p>
          </table:table-cell>
          <table:table-cell office:value-type="string" table:style-name="ce15">
            <text:p>9335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0765875499999993" table:style-name="ce18">
            <text:p>-09,0765876</text:p>
          </table:table-cell>
          <table:table-cell office:value-type="float" office:value="-39.03693131" table:style-name="ce18">
            <text:p>-39,0369313</text:p>
          </table:table-cell>
          <table:table-cell office:value-type="float" office:value="359.61579999999998" table:style-name="ce19">
            <text:p>359,6158</text:p>
          </table:table-cell>
          <table:table-cell office:value-type="float" office:value="348.40899999999999" table:style-name="ce20">
            <text:p>348,409</text:p>
          </table:table-cell>
          <table:table-cell office:value-type="float" office:value="-11.206799999999987" table:formula="of:=[.H392]-[.G392]" table:style-name="ce21">
            <text:p>-11,21</text:p>
          </table:table-cell>
          <table:table-cell office:value-type="float" office:value="-11.263" table:style-name="ce22">
            <text:p>-11,26</text:p>
          </table:table-cell>
          <table:table-cell office:value-type="float" office:value="0.08" table:style-name="ce22">
            <text:p>0,08</text:p>
          </table:table-cell>
          <table:table-cell office:value-type="float" office:value="5.6200000000012906E-2" table:formula="of:=[.I392]-([.J392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148D</text:p>
          </table:table-cell>
          <table:table-cell office:value-type="string" table:style-name="ce27">
            <text:p>93353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7.405874099999998" table:style-name="ce30">
            <text:p>-17,4058741</text:p>
          </table:table-cell>
          <table:table-cell office:value-type="float" office:value="-40.222202950000003" table:style-name="ce30">
            <text:p>-40,2222030</text:p>
          </table:table-cell>
          <table:table-cell office:value-type="float" office:value="230.1112" table:style-name="ce31">
            <text:p>230,1112</text:p>
          </table:table-cell>
          <table:table-cell office:value-type="float" office:value="221.07300000000001" table:style-name="ce32">
            <text:p>221,073</text:p>
          </table:table-cell>
          <table:table-cell office:value-type="float" office:value="-9.0381999999999891" table:formula="of:=[.H393]-[.G393]" table:style-name="ce33">
            <text:p>-9,04</text:p>
          </table:table-cell>
          <table:table-cell office:value-type="float" office:value="-8.8539999999999992" table:style-name="ce33">
            <text:p>-8,85</text:p>
          </table:table-cell>
          <table:table-cell office:value-type="float" office:value="8.4000000000000005E-2" table:style-name="ce33">
            <text:p>0,08</text:p>
          </table:table-cell>
          <table:table-cell office:value-type="float" office:value="-0.18419999999998993" table:formula="of:=[.I393]-([.J393])" table:style-name="ce33">
            <text:p>-0,1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43I</text:p>
          </table:table-cell>
          <table:table-cell office:value-type="string" table:style-name="ce15">
            <text:p>9335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61587946" table:style-name="ce18">
            <text:p>-14,6158795</text:p>
          </table:table-cell>
          <table:table-cell office:value-type="float" office:value="-42.323788139999998" table:style-name="ce18">
            <text:p>-42,3237881</text:p>
          </table:table-cell>
          <table:table-cell office:value-type="float" office:value="725.42049999999995" table:style-name="ce19">
            <text:p>725,4205</text:p>
          </table:table-cell>
          <table:table-cell office:value-type="float" office:value="712.69899999999996" table:style-name="ce20">
            <text:p>712,699</text:p>
          </table:table-cell>
          <table:table-cell office:value-type="float" office:value="-12.721499999999992" table:formula="of:=[.H394]-[.G394]" table:style-name="ce21">
            <text:p>-12,72</text:p>
          </table:table-cell>
          <table:table-cell office:value-type="float" office:value="-12.726000000000001" table:style-name="ce22">
            <text:p>-12,73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4.5000000000090523E-3" table:formula="of:=[.I394]-([.J394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41J</text:p>
          </table:table-cell>
          <table:table-cell office:value-type="string" table:style-name="ce15">
            <text:p>9335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685360530000001" table:style-name="ce18">
            <text:p>-13,6853605</text:p>
          </table:table-cell>
          <table:table-cell office:value-type="float" office:value="-44.465468209999997" table:style-name="ce18">
            <text:p>-44,4654682</text:p>
          </table:table-cell>
          <table:table-cell office:value-type="float" office:value="581.74950000000001" table:style-name="ce19">
            <text:p>581,7495</text:p>
          </table:table-cell>
          <table:table-cell office:value-type="float" office:value="569.52300000000002" table:style-name="ce20">
            <text:p>569,523</text:p>
          </table:table-cell>
          <table:table-cell office:value-type="float" office:value="-12.226499999999987" table:formula="of:=[.H395]-[.G395]" table:style-name="ce21">
            <text:p>-12,23</text:p>
          </table:table-cell>
          <table:table-cell office:value-type="float" office:value="-12.263999999999999" table:style-name="ce22">
            <text:p>-12,26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3.7500000000012079E-2" table:formula="of:=[.I395]-([.J395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63T</text:p>
          </table:table-cell>
          <table:table-cell office:value-type="string" table:style-name="ce15">
            <text:p>9335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51377641" table:style-name="ce18">
            <text:p>-13,5137764</text:p>
          </table:table-cell>
          <table:table-cell office:value-type="float" office:value="-44.250145949999997" table:style-name="ce18">
            <text:p>-44,2501460</text:p>
          </table:table-cell>
          <table:table-cell office:value-type="float" office:value="464.71940000000001" table:style-name="ce19">
            <text:p>464,7194</text:p>
          </table:table-cell>
          <table:table-cell office:value-type="float" office:value="451.89" table:style-name="ce20">
            <text:p>451,890</text:p>
          </table:table-cell>
          <table:table-cell office:value-type="float" office:value="-12.829400000000021" table:formula="of:=[.H396]-[.G396]" table:style-name="ce21">
            <text:p>-12,83</text:p>
          </table:table-cell>
          <table:table-cell office:value-type="float" office:value="-12.901999999999999" table:style-name="ce22">
            <text:p>-12,90</text:p>
          </table:table-cell>
          <table:table-cell office:value-type="float" office:value="0.06" table:style-name="ce22">
            <text:p>0,06</text:p>
          </table:table-cell>
          <table:table-cell office:value-type="float" office:value="7.2599999999978237E-2" table:formula="of:=[.I396]-([.J396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2M</text:p>
          </table:table-cell>
          <table:table-cell office:value-type="string" table:style-name="ce15">
            <text:p>9336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598363020000001" table:style-name="ce18">
            <text:p>-14,5983630</text:p>
          </table:table-cell>
          <table:table-cell office:value-type="float" office:value="-39.332188240000001" table:style-name="ce18">
            <text:p>-39,3321882</text:p>
          </table:table-cell>
          <table:table-cell office:value-type="float" office:value="122.2496" table:style-name="ce19">
            <text:p>122,2496</text:p>
          </table:table-cell>
          <table:table-cell office:value-type="float" office:value="113.173" table:style-name="ce20">
            <text:p>113,173</text:p>
          </table:table-cell>
          <table:table-cell office:value-type="float" office:value="-9.0765999999999991" table:formula="of:=[.H397]-[.G397]" table:style-name="ce21">
            <text:p>-9,08</text:p>
          </table:table-cell>
          <table:table-cell office:value-type="float" office:value="-9.032" table:style-name="ce22">
            <text:p>-9,03</text:p>
          </table:table-cell>
          <table:table-cell office:value-type="float" office:value="6.3E-2" table:style-name="ce22">
            <text:p>0,06</text:p>
          </table:table-cell>
          <table:table-cell office:value-type="float" office:value="-4.4599999999999085E-2" table:formula="of:=[.I397]-([.J397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21X</text:p>
          </table:table-cell>
          <table:table-cell office:value-type="string" table:style-name="ce15">
            <text:p>9336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67720933" table:style-name="ce18">
            <text:p>-11,6772093</text:p>
          </table:table-cell>
          <table:table-cell office:value-type="float" office:value="-40.850928109999998" table:style-name="ce18">
            <text:p>-40,8509281</text:p>
          </table:table-cell>
          <table:table-cell office:value-type="float" office:value="779.79880000000003" table:style-name="ce19">
            <text:p>779,7988</text:p>
          </table:table-cell>
          <table:table-cell office:value-type="float" office:value="767.99400000000003" table:style-name="ce20">
            <text:p>767,994</text:p>
          </table:table-cell>
          <table:table-cell office:value-type="float" office:value="-11.8048" table:formula="of:=[.H398]-[.G398]" table:style-name="ce21">
            <text:p>-11,80</text:p>
          </table:table-cell>
          <table:table-cell office:value-type="float" office:value="-11.926" table:style-name="ce22">
            <text:p>-11,93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0.12119999999999997" table:formula="of:=[.I398]-([.J398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88Y</text:p>
          </table:table-cell>
          <table:table-cell office:value-type="string" table:style-name="ce15">
            <text:p>9336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1.554120320000001" table:style-name="ce18">
            <text:p>-11,5541203</text:p>
          </table:table-cell>
          <table:table-cell office:value-type="float" office:value="-40.688095930000003" table:style-name="ce18">
            <text:p>-40,6880959</text:p>
          </table:table-cell>
          <table:table-cell office:value-type="float" office:value="532.66129999999998" table:style-name="ce19">
            <text:p>532,6613</text:p>
          </table:table-cell>
          <table:table-cell office:value-type="float" office:value="520.601" table:style-name="ce20">
            <text:p>520,601</text:p>
          </table:table-cell>
          <table:table-cell office:value-type="float" office:value="-12.060299999999984" table:formula="of:=[.H399]-[.G399]" table:style-name="ce21">
            <text:p>-12,06</text:p>
          </table:table-cell>
          <table:table-cell office:value-type="float" office:value="-12.169" table:style-name="ce22">
            <text:p>-12,17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0.10870000000001667" table:formula="of:=[.I399]-([.J399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86X</text:p>
          </table:table-cell>
          <table:table-cell office:value-type="string" table:style-name="ce15">
            <text:p>9336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13669181" table:style-name="ce18">
            <text:p>-12,1366918</text:p>
          </table:table-cell>
          <table:table-cell office:value-type="float" office:value="-40.360020319999997" table:style-name="ce18">
            <text:p>-40,3600203</text:p>
          </table:table-cell>
          <table:table-cell office:value-type="float" office:value="353.33539999999999" table:style-name="ce19">
            <text:p>353,3354</text:p>
          </table:table-cell>
          <table:table-cell office:value-type="float" office:value="340.786" table:style-name="ce20">
            <text:p>340,786</text:p>
          </table:table-cell>
          <table:table-cell office:value-type="float" office:value="-12.549399999999991" table:formula="of:=[.H400]-[.G400]" table:style-name="ce21">
            <text:p>-12,55</text:p>
          </table:table-cell>
          <table:table-cell office:value-type="float" office:value="-12.512" table:style-name="ce22">
            <text:p>-12,51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3.7399999999990996E-2" table:formula="of:=[.I400]-([.J400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88B</text:p>
          </table:table-cell>
          <table:table-cell office:value-type="string" table:style-name="ce15">
            <text:p>9336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2.45744111" table:style-name="ce18">
            <text:p>-12,4574411</text:p>
          </table:table-cell>
          <table:table-cell office:value-type="float" office:value="-41.641637920000001" table:style-name="ce18">
            <text:p>-41,6416379</text:p>
          </table:table-cell>
          <table:table-cell office:value-type="float" office:value="718.31709999999998" table:style-name="ce19">
            <text:p>718,3171</text:p>
          </table:table-cell>
          <table:table-cell office:value-type="float" office:value="705.79100000000005" table:style-name="ce20">
            <text:p>705,791</text:p>
          </table:table-cell>
          <table:table-cell office:value-type="float" office:value="-12.526099999999929" table:formula="of:=[.H401]-[.G401]" table:style-name="ce21">
            <text:p>-12,53</text:p>
          </table:table-cell>
          <table:table-cell office:value-type="float" office:value="-12.494999999999999" table:style-name="ce22">
            <text:p>-12,50</text:p>
          </table:table-cell>
          <table:table-cell office:value-type="float" office:value="9.2999999999999999E-2" table:style-name="ce22">
            <text:p>0,09</text:p>
          </table:table-cell>
          <table:table-cell office:value-type="float" office:value="-3.1099999999929295E-2" table:formula="of:=[.I401]-([.J401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62N</text:p>
          </table:table-cell>
          <table:table-cell office:value-type="string" table:style-name="ce15">
            <text:p>9336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5.05200917" table:style-name="ce18">
            <text:p>-15,0520092</text:p>
          </table:table-cell>
          <table:table-cell office:value-type="float" office:value="-38.998642670000002" table:style-name="ce18">
            <text:p>-38,9986427</text:p>
          </table:table-cell>
          <table:table-cell office:value-type="float" office:value="5.8125999999999998" table:style-name="ce19">
            <text:p>05,8126</text:p>
          </table:table-cell>
          <table:table-cell office:value-type="float" office:value="-1.8640000000000001" table:style-name="ce20">
            <text:p>-01,864</text:p>
          </table:table-cell>
          <table:table-cell office:value-type="float" office:value="-7.6765999999999996" table:formula="of:=[.H402]-[.G402]" table:style-name="ce21">
            <text:p>-7,68</text:p>
          </table:table-cell>
          <table:table-cell office:value-type="float" office:value="-7.6719999999999997" table:style-name="ce22">
            <text:p>-7,67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4.5999999999999375E-3" table:formula="of:=[.I402]-([.J40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335U</text:p>
          </table:table-cell>
          <table:table-cell office:value-type="string" table:style-name="ce15">
            <text:p>9337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7716447" table:style-name="ce18">
            <text:p>-14,7716447</text:p>
          </table:table-cell>
          <table:table-cell office:value-type="float" office:value="-39.025858040000003" table:style-name="ce18">
            <text:p>-39,0258580</text:p>
          </table:table-cell>
          <table:table-cell office:value-type="float" office:value="7.9115000000000002" table:style-name="ce19">
            <text:p>07,9115</text:p>
          </table:table-cell>
          <table:table-cell office:value-type="float" office:value="-0.51900000000000002" table:style-name="ce20">
            <text:p>-00,519</text:p>
          </table:table-cell>
          <table:table-cell office:value-type="float" office:value="-8.4305000000000003" table:formula="of:=[.H403]-[.G403]" table:style-name="ce21">
            <text:p>-8,43</text:p>
          </table:table-cell>
          <table:table-cell office:value-type="float" office:value="-8.4049999999999994" table:style-name="ce22">
            <text:p>-8,41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2.5500000000000966E-2" table:formula="of:=[.I403]-([.J403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3D</text:p>
          </table:table-cell>
          <table:table-cell office:value-type="string" table:style-name="ce15">
            <text:p>9337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417100789999999" table:style-name="ce18">
            <text:p>-14,4171008</text:p>
          </table:table-cell>
          <table:table-cell office:value-type="float" office:value="-39.326497740000001" table:style-name="ce18">
            <text:p>-39,3264977</text:p>
          </table:table-cell>
          <table:table-cell office:value-type="float" office:value="85.830399999999997" table:style-name="ce19">
            <text:p>85,8304</text:p>
          </table:table-cell>
          <table:table-cell office:value-type="float" office:value="76.822000000000003" table:style-name="ce20">
            <text:p>76,822</text:p>
          </table:table-cell>
          <table:table-cell office:value-type="float" office:value="-9.0083999999999946" table:formula="of:=[.H404]-[.G404]" table:style-name="ce21">
            <text:p>-9,01</text:p>
          </table:table-cell>
          <table:table-cell office:value-type="float" office:value="-9.0410000000000004" table:style-name="ce22">
            <text:p>-9,04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3.2600000000005736E-2" table:formula="of:=[.I404]-([.J40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11E</text:p>
          </table:table-cell>
          <table:table-cell office:value-type="string" table:style-name="ce15">
            <text:p>9337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742836909999999" table:style-name="ce18">
            <text:p>-14,7428369</text:p>
          </table:table-cell>
          <table:table-cell office:value-type="float" office:value="-39.080320260000001" table:style-name="ce18">
            <text:p>-39,0803203</text:p>
          </table:table-cell>
          <table:table-cell office:value-type="float" office:value="9.7684999999999995" table:style-name="ce19">
            <text:p>09,7685</text:p>
          </table:table-cell>
          <table:table-cell office:value-type="float" office:value="1.3819999999999999" table:style-name="ce20">
            <text:p>01,382</text:p>
          </table:table-cell>
          <table:table-cell office:value-type="float" office:value="-8.3864999999999998" table:formula="of:=[.H405]-[.G405]" table:style-name="ce21">
            <text:p>-8,39</text:p>
          </table:table-cell>
          <table:table-cell office:value-type="float" office:value="-8.4420000000000002" table:style-name="ce22">
            <text:p>-8,44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5.5500000000000327E-2" table:formula="of:=[.I405]-([.J405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8T</text:p>
          </table:table-cell>
          <table:table-cell office:value-type="string" table:style-name="ce15">
            <text:p>9337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59916518" table:style-name="ce18">
            <text:p>-14,5991652</text:p>
          </table:table-cell>
          <table:table-cell office:value-type="float" office:value="-41.30408225" table:style-name="ce18">
            <text:p>-41,3040823</text:p>
          </table:table-cell>
          <table:table-cell office:value-type="float" office:value="692.09400000000005" table:style-name="ce19">
            <text:p>692,0940</text:p>
          </table:table-cell>
          <table:table-cell office:value-type="float" office:value="679.9" table:style-name="ce20">
            <text:p>679,900</text:p>
          </table:table-cell>
          <table:table-cell office:value-type="float" office:value="-12.194000000000074" table:formula="of:=[.H406]-[.G406]" table:style-name="ce21">
            <text:p>-12,19</text:p>
          </table:table-cell>
          <table:table-cell office:value-type="float" office:value="-12.193" table:style-name="ce22">
            <text:p>-12,19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1.0000000000740528E-3" table:formula="of:=[.I406]-([.J40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8F</text:p>
          </table:table-cell>
          <table:table-cell office:value-type="string" table:style-name="ce15">
            <text:p>9337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557455729999999" table:style-name="ce18">
            <text:p>-14,5574557</text:p>
          </table:table-cell>
          <table:table-cell office:value-type="float" office:value="-41.407453019999998" table:style-name="ce18">
            <text:p>-41,4074530</text:p>
          </table:table-cell>
          <table:table-cell office:value-type="float" office:value="729.35910000000001" table:style-name="ce19">
            <text:p>729,3591</text:p>
          </table:table-cell>
          <table:table-cell office:value-type="float" office:value="717.01400000000001" table:style-name="ce20">
            <text:p>717,014</text:p>
          </table:table-cell>
          <table:table-cell office:value-type="float" office:value="-12.345100000000002" table:formula="of:=[.H407]-[.G407]" table:style-name="ce21">
            <text:p>-12,35</text:p>
          </table:table-cell>
          <table:table-cell office:value-type="float" office:value="-12.436999999999999" table:style-name="ce22">
            <text:p>-12,44</text:p>
          </table:table-cell>
          <table:table-cell office:value-type="float" office:value="5.5E-2" table:style-name="ce22">
            <text:p>0,06</text:p>
          </table:table-cell>
          <table:table-cell office:value-type="float" office:value="9.1899999999997206E-2" table:formula="of:=[.I407]-([.J407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657U</text:p>
          </table:table-cell>
          <table:table-cell office:value-type="string" table:style-name="ce27">
            <text:p>93378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4.4366787" table:style-name="ce30">
            <text:p>-14,4366787</text:p>
          </table:table-cell>
          <table:table-cell office:value-type="float" office:value="-41.465175170000002" table:style-name="ce30">
            <text:p>-41,4651752</text:p>
          </table:table-cell>
          <table:table-cell office:value-type="float" office:value="738.32330000000002" table:style-name="ce31">
            <text:p>738,3233</text:p>
          </table:table-cell>
          <table:table-cell office:value-type="float" office:value="725.61500000000001" table:style-name="ce32">
            <text:p>725,615</text:p>
          </table:table-cell>
          <table:table-cell office:value-type="float" office:value="-12.708300000000008" table:formula="of:=[.H408]-[.G408]" table:style-name="ce33">
            <text:p>-12,71</text:p>
          </table:table-cell>
          <table:table-cell office:value-type="float" office:value="-12.835000000000001" table:style-name="ce33">
            <text:p>-12,84</text:p>
          </table:table-cell>
          <table:table-cell office:value-type="float" office:value="5.1999999999999998E-2" table:style-name="ce33">
            <text:p>0,05</text:p>
          </table:table-cell>
          <table:table-cell office:value-type="float" office:value="0.12669999999999249" table:formula="of:=[.I408]-([.J408])" table:style-name="ce3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7E</text:p>
          </table:table-cell>
          <table:table-cell office:value-type="string" table:style-name="ce15">
            <text:p>9337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328040400000001" table:style-name="ce18">
            <text:p>-14,3280404</text:p>
          </table:table-cell>
          <table:table-cell office:value-type="float" office:value="-41.527507530000001" table:style-name="ce18">
            <text:p>-41,5275075</text:p>
          </table:table-cell>
          <table:table-cell office:value-type="float" office:value="465.8141" table:style-name="ce19">
            <text:p>465,8141</text:p>
          </table:table-cell>
          <table:table-cell office:value-type="float" office:value="452.67200000000003" table:style-name="ce20">
            <text:p>452,672</text:p>
          </table:table-cell>
          <table:table-cell office:value-type="float" office:value="-13.142099999999971" table:formula="of:=[.H409]-[.G409]" table:style-name="ce21">
            <text:p>-13,14</text:p>
          </table:table-cell>
          <table:table-cell office:value-type="float" office:value="-13.112" table:style-name="ce22">
            <text:p>-13,11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3.0099999999970706E-2" table:formula="of:=[.I409]-([.J409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6V</text:p>
          </table:table-cell>
          <table:table-cell office:value-type="string" table:style-name="ce15">
            <text:p>9338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605676" table:style-name="ce18">
            <text:p>-14,2605676</text:p>
          </table:table-cell>
          <table:table-cell office:value-type="float" office:value="-41.598206220000002" table:style-name="ce18">
            <text:p>-41,5982062</text:p>
          </table:table-cell>
          <table:table-cell office:value-type="float" office:value="447.24639999999999" table:style-name="ce19">
            <text:p>447,2464</text:p>
          </table:table-cell>
          <table:table-cell office:value-type="float" office:value="433.899" table:style-name="ce20">
            <text:p>433,899</text:p>
          </table:table-cell>
          <table:table-cell office:value-type="float" office:value="-13.347399999999993" table:formula="of:=[.H410]-[.G410]" table:style-name="ce21">
            <text:p>-13,35</text:p>
          </table:table-cell>
          <table:table-cell office:value-type="float" office:value="-13.33" table:style-name="ce22">
            <text:p>-13,33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1.7399999999993199E-2" table:formula="of:=[.I410]-([.J410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5T</text:p>
          </table:table-cell>
          <table:table-cell office:value-type="string" table:style-name="ce15">
            <text:p>9338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5523357" table:style-name="ce18">
            <text:p>-14,2552336</text:p>
          </table:table-cell>
          <table:table-cell office:value-type="float" office:value="-41.756251130000003" table:style-name="ce18">
            <text:p>-41,7562511</text:p>
          </table:table-cell>
          <table:table-cell office:value-type="float" office:value="467.50560000000002" table:style-name="ce19">
            <text:p>467,5056</text:p>
          </table:table-cell>
          <table:table-cell office:value-type="float" office:value="454.036" table:style-name="ce20">
            <text:p>454,036</text:p>
          </table:table-cell>
          <table:table-cell office:value-type="float" office:value="-13.469600000000014" table:formula="of:=[.H411]-[.G411]" table:style-name="ce21">
            <text:p>-13,47</text:p>
          </table:table-cell>
          <table:table-cell office:value-type="float" office:value="-13.449" table:style-name="ce22">
            <text:p>-13,45</text:p>
          </table:table-cell>
          <table:table-cell office:value-type="float" office:value="5.5E-2" table:style-name="ce22">
            <text:p>0,06</text:p>
          </table:table-cell>
          <table:table-cell office:value-type="float" office:value="-2.0600000000014163E-2" table:formula="of:=[.I411]-([.J411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5H</text:p>
          </table:table-cell>
          <table:table-cell office:value-type="string" table:style-name="ce15">
            <text:p>9338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48923850000001" table:style-name="ce18">
            <text:p>-14,2489239</text:p>
          </table:table-cell>
          <table:table-cell office:value-type="float" office:value="-41.853921849999999" table:style-name="ce18">
            <text:p>-41,8539219</text:p>
          </table:table-cell>
          <table:table-cell office:value-type="float" office:value="545.01679999999999" table:style-name="ce19">
            <text:p>545,0168</text:p>
          </table:table-cell>
          <table:table-cell office:value-type="float" office:value="531.38300000000004" table:style-name="ce20">
            <text:p>531,383</text:p>
          </table:table-cell>
          <table:table-cell office:value-type="float" office:value="-13.633799999999951" table:formula="of:=[.H412]-[.G412]" table:style-name="ce21">
            <text:p>-13,63</text:p>
          </table:table-cell>
          <table:table-cell office:value-type="float" office:value="-13.657" table:style-name="ce22">
            <text:p>-13,66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2.3200000000048959E-2" table:formula="of:=[.I412]-([.J41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5B</text:p>
          </table:table-cell>
          <table:table-cell office:value-type="string" table:style-name="ce15">
            <text:p>9338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22976632" table:style-name="ce18">
            <text:p>-14,2297663</text:p>
          </table:table-cell>
          <table:table-cell office:value-type="float" office:value="-41.941650920000001" table:style-name="ce18">
            <text:p>-41,9416509</text:p>
          </table:table-cell>
          <table:table-cell office:value-type="float" office:value="616.59019999999998" table:style-name="ce19">
            <text:p>616,5902</text:p>
          </table:table-cell>
          <table:table-cell office:value-type="float" office:value="602.86199999999997" table:style-name="ce20">
            <text:p>602,862</text:p>
          </table:table-cell>
          <table:table-cell office:value-type="float" office:value="-13.728200000000015" table:formula="of:=[.H413]-[.G413]" table:style-name="ce21">
            <text:p>-13,73</text:p>
          </table:table-cell>
          <table:table-cell office:value-type="float" office:value="-13.711" table:style-name="ce22">
            <text:p>-13,71</text:p>
          </table:table-cell>
          <table:table-cell office:value-type="float" office:value="5.5E-2" table:style-name="ce22">
            <text:p>0,06</text:p>
          </table:table-cell>
          <table:table-cell office:value-type="float" office:value="-1.7200000000014981E-2" table:formula="of:=[.I413]-([.J413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4C</text:p>
          </table:table-cell>
          <table:table-cell office:value-type="string" table:style-name="ce15">
            <text:p>9338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17952522" table:style-name="ce18">
            <text:p>-14,1795252</text:p>
          </table:table-cell>
          <table:table-cell office:value-type="float" office:value="-42.167871839999997" table:style-name="ce18">
            <text:p>-42,1678718</text:p>
          </table:table-cell>
          <table:table-cell office:value-type="float" office:value="553.54650000000004" table:style-name="ce19">
            <text:p>553,5465</text:p>
          </table:table-cell>
          <table:table-cell office:value-type="float" office:value="539.61599999999999" table:style-name="ce20">
            <text:p>539,616</text:p>
          </table:table-cell>
          <table:table-cell office:value-type="float" office:value="-13.930500000000052" table:formula="of:=[.H414]-[.G414]" table:style-name="ce21">
            <text:p>-13,93</text:p>
          </table:table-cell>
          <table:table-cell office:value-type="float" office:value="-13.887" table:style-name="ce22">
            <text:p>-13,89</text:p>
          </table:table-cell>
          <table:table-cell office:value-type="float" office:value="5.5E-2" table:style-name="ce22">
            <text:p>0,06</text:p>
          </table:table-cell>
          <table:table-cell office:value-type="float" office:value="-4.3500000000051386E-2" table:formula="of:=[.I414]-([.J41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653R</text:p>
          </table:table-cell>
          <table:table-cell office:value-type="string" table:style-name="ce27">
            <text:p>93385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4.167165560000001" table:style-name="ce30">
            <text:p>-14,1671656</text:p>
          </table:table-cell>
          <table:table-cell office:value-type="float" office:value="-42.267403119999997" table:style-name="ce30">
            <text:p>-42,2674031</text:p>
          </table:table-cell>
          <table:table-cell office:value-type="float" office:value="566.70510000000002" table:style-name="ce31">
            <text:p>566,7051</text:p>
          </table:table-cell>
          <table:table-cell office:value-type="float" office:value="552.85400000000004" table:style-name="ce32">
            <text:p>552,854</text:p>
          </table:table-cell>
          <table:table-cell office:value-type="float" office:value="-13.851099999999974" table:formula="of:=[.H415]-[.G415]" table:style-name="ce33">
            <text:p>-13,85</text:p>
          </table:table-cell>
          <table:table-cell office:value-type="float" office:value="-13.733000000000001" table:style-name="ce33">
            <text:p>-13,73</text:p>
          </table:table-cell>
          <table:table-cell office:value-type="float" office:value="5.2999999999999999E-2" table:style-name="ce33">
            <text:p>0,05</text:p>
          </table:table-cell>
          <table:table-cell office:value-type="float" office:value="-0.11809999999997345" table:formula="of:=[.I415]-([.J415])" table:style-name="ce3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3E</text:p>
          </table:table-cell>
          <table:table-cell office:value-type="string" table:style-name="ce15">
            <text:p>9338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142959490000001" table:style-name="ce18">
            <text:p>-14,1429595</text:p>
          </table:table-cell>
          <table:table-cell office:value-type="float" office:value="-42.37812898" table:style-name="ce18">
            <text:p>-42,3781290</text:p>
          </table:table-cell>
          <table:table-cell office:value-type="float" office:value="741.9171" table:style-name="ce19">
            <text:p>741,9171</text:p>
          </table:table-cell>
          <table:table-cell office:value-type="float" office:value="728.28099999999995" table:style-name="ce20">
            <text:p>728,281</text:p>
          </table:table-cell>
          <table:table-cell office:value-type="float" office:value="-13.636100000000056" table:formula="of:=[.H416]-[.G416]" table:style-name="ce21">
            <text:p>-13,64</text:p>
          </table:table-cell>
          <table:table-cell office:value-type="float" office:value="-13.635" table:style-name="ce22">
            <text:p>-13,64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1.1000000000560561E-3" table:formula="of:=[.I416]-([.J41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52T</text:p>
          </table:table-cell>
          <table:table-cell office:value-type="string" table:style-name="ce15">
            <text:p>9338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074874100000001" table:style-name="ce18">
            <text:p>-14,0748741</text:p>
          </table:table-cell>
          <table:table-cell office:value-type="float" office:value="-42.456509699999998" table:style-name="ce18">
            <text:p>-42,4565097</text:p>
          </table:table-cell>
          <table:table-cell office:value-type="float" office:value="783.05079999999998" table:style-name="ce19">
            <text:p>783,0508</text:p>
          </table:table-cell>
          <table:table-cell office:value-type="float" office:value="769.55600000000004" table:style-name="ce20">
            <text:p>769,556</text:p>
          </table:table-cell>
          <table:table-cell office:value-type="float" office:value="-13.494799999999941" table:formula="of:=[.H417]-[.G417]" table:style-name="ce21">
            <text:p>-13,49</text:p>
          </table:table-cell>
          <table:table-cell office:value-type="float" office:value="-13.53" table:style-name="ce22">
            <text:p>-13,53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3.5200000000058296E-2" table:formula="of:=[.I417]-([.J41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30B</text:p>
          </table:table-cell>
          <table:table-cell office:value-type="string" table:style-name="ce15">
            <text:p>9338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992303120000001" table:style-name="ce18">
            <text:p>-13,9923031</text:p>
          </table:table-cell>
          <table:table-cell office:value-type="float" office:value="-42.541269790000001" table:style-name="ce18">
            <text:p>-42,5412698</text:p>
          </table:table-cell>
          <table:table-cell office:value-type="float" office:value="913.68830000000003" table:style-name="ce19">
            <text:p>913,6883</text:p>
          </table:table-cell>
          <table:table-cell office:value-type="float" office:value="900.26" table:style-name="ce20">
            <text:p>900,260</text:p>
          </table:table-cell>
          <table:table-cell office:value-type="float" office:value="-13.428300000000036" table:formula="of:=[.H418]-[.G418]" table:style-name="ce21">
            <text:p>-13,43</text:p>
          </table:table-cell>
          <table:table-cell office:value-type="float" office:value="-13.451000000000001" table:style-name="ce22">
            <text:p>-13,45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2.2699999999964859E-2" table:formula="of:=[.I418]-([.J418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9G</text:p>
          </table:table-cell>
          <table:table-cell office:value-type="string" table:style-name="ce15">
            <text:p>9338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7970553" table:style-name="ce18">
            <text:p>-13,7970553</text:p>
          </table:table-cell>
          <table:table-cell office:value-type="float" office:value="-42.658671939999998" table:style-name="ce18">
            <text:p>-42,6586719</text:p>
          </table:table-cell>
          <table:table-cell office:value-type="float" office:value="998.42819999999995" table:style-name="ce19">
            <text:p>998,4282</text:p>
          </table:table-cell>
          <table:table-cell office:value-type="float" office:value="984.66700000000003" table:style-name="ce20">
            <text:p>984,667</text:p>
          </table:table-cell>
          <table:table-cell office:value-type="float" office:value="-13.761199999999917" table:formula="of:=[.H419]-[.G419]" table:style-name="ce21">
            <text:p>-13,76</text:p>
          </table:table-cell>
          <table:table-cell office:value-type="float" office:value="-13.792999999999999" table:style-name="ce22">
            <text:p>-13,79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3.1800000000082207E-2" table:formula="of:=[.I419]-([.J419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8H</text:p>
          </table:table-cell>
          <table:table-cell office:value-type="string" table:style-name="ce15">
            <text:p>9339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693683869999999" table:style-name="ce18">
            <text:p>-13,6936839</text:p>
          </table:table-cell>
          <table:table-cell office:value-type="float" office:value="-42.85066887" table:style-name="ce18">
            <text:p>-42,8506689</text:p>
          </table:table-cell>
          <table:table-cell office:value-type="float" office:value="711.64469999999994" table:style-name="ce19">
            <text:p>711,6447</text:p>
          </table:table-cell>
          <table:table-cell office:value-type="float" office:value="697.66099999999994" table:style-name="ce20">
            <text:p>697,661</text:p>
          </table:table-cell>
          <table:table-cell office:value-type="float" office:value="-13.983699999999999" table:formula="of:=[.H420]-[.G420]" table:style-name="ce21">
            <text:p>-13,98</text:p>
          </table:table-cell>
          <table:table-cell office:value-type="float" office:value="-14.034000000000001" table:style-name="ce22">
            <text:p>-14,03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5.0300000000001788E-2" table:formula="of:=[.I420]-([.J420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7A</text:p>
          </table:table-cell>
          <table:table-cell office:value-type="string" table:style-name="ce15">
            <text:p>9339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47584327" table:style-name="ce18">
            <text:p>-13,4758433</text:p>
          </table:table-cell>
          <table:table-cell office:value-type="float" office:value="-43.110134760000001" table:style-name="ce18">
            <text:p>-43,1101348</text:p>
          </table:table-cell>
          <table:table-cell office:value-type="float" office:value="495.02839999999998" table:style-name="ce19">
            <text:p>495,0284</text:p>
          </table:table-cell>
          <table:table-cell office:value-type="float" office:value="480.44600000000003" table:style-name="ce20">
            <text:p>480,446</text:p>
          </table:table-cell>
          <table:table-cell office:value-type="float" office:value="-14.58239999999995" table:formula="of:=[.H421]-[.G421]" table:style-name="ce21">
            <text:p>-14,58</text:p>
          </table:table-cell>
          <table:table-cell office:value-type="float" office:value="-14.58" table:style-name="ce22">
            <text:p>-14,58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2.3999999999499977E-3" table:formula="of:=[.I421]-([.J42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7J</text:p>
          </table:table-cell>
          <table:table-cell office:value-type="string" table:style-name="ce15">
            <text:p>9339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54913865" table:style-name="ce18">
            <text:p>-13,5491387</text:p>
          </table:table-cell>
          <table:table-cell office:value-type="float" office:value="-43.015780509999999" table:style-name="ce18">
            <text:p>-43,0157805</text:p>
          </table:table-cell>
          <table:table-cell office:value-type="float" office:value="553.77620000000002" table:style-name="ce19">
            <text:p>553,7762</text:p>
          </table:table-cell>
          <table:table-cell office:value-type="float" office:value="539.38900000000001" table:style-name="ce20">
            <text:p>539,389</text:p>
          </table:table-cell>
          <table:table-cell office:value-type="float" office:value="-14.387200000000007" table:formula="of:=[.H422]-[.G422]" table:style-name="ce21">
            <text:p>-14,39</text:p>
          </table:table-cell>
          <table:table-cell office:value-type="float" office:value="-14.356999999999999" table:style-name="ce22">
            <text:p>-14,36</text:p>
          </table:table-cell>
          <table:table-cell office:value-type="float" office:value="0.06" table:style-name="ce22">
            <text:p>0,06</text:p>
          </table:table-cell>
          <table:table-cell office:value-type="float" office:value="-3.0200000000007776E-2" table:formula="of:=[.I422]-([.J422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6P</text:p>
          </table:table-cell>
          <table:table-cell office:value-type="string" table:style-name="ce15">
            <text:p>9339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40623635" table:style-name="ce18">
            <text:p>-13,4062364</text:p>
          </table:table-cell>
          <table:table-cell office:value-type="float" office:value="-43.212388840000003" table:style-name="ce18">
            <text:p>-43,2123888</text:p>
          </table:table-cell>
          <table:table-cell office:value-type="float" office:value="454.37360000000001" table:style-name="ce19">
            <text:p>454,3736</text:p>
          </table:table-cell>
          <table:table-cell office:value-type="float" office:value="439.53500000000003" table:style-name="ce20">
            <text:p>439,535</text:p>
          </table:table-cell>
          <table:table-cell office:value-type="float" office:value="-14.838599999999985" table:formula="of:=[.H423]-[.G423]" table:style-name="ce21">
            <text:p>-14,84</text:p>
          </table:table-cell>
          <table:table-cell office:value-type="float" office:value="-14.766" table:style-name="ce22">
            <text:p>-14,77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7.2599999999985343E-2" table:formula="of:=[.I423]-([.J423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6G</text:p>
          </table:table-cell>
          <table:table-cell office:value-type="string" table:style-name="ce15">
            <text:p>9339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34312965" table:style-name="ce18">
            <text:p>-13,3431297</text:p>
          </table:table-cell>
          <table:table-cell office:value-type="float" office:value="-43.303015219999999" table:style-name="ce18">
            <text:p>-43,3030152</text:p>
          </table:table-cell>
          <table:table-cell office:value-type="float" office:value="438.93790000000001" table:style-name="ce19">
            <text:p>438,9379</text:p>
          </table:table-cell>
          <table:table-cell office:value-type="float" office:value="423.99700000000001" table:style-name="ce20">
            <text:p>423,997</text:p>
          </table:table-cell>
          <table:table-cell office:value-type="float" office:value="-14.940899999999999" table:formula="of:=[.H424]-[.G424]" table:style-name="ce21">
            <text:p>-14,94</text:p>
          </table:table-cell>
          <table:table-cell office:value-type="float" office:value="-14.89" table:style-name="ce22">
            <text:p>-14,89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5.0899999999998613E-2" table:formula="of:=[.I424]-([.J424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5V</text:p>
          </table:table-cell>
          <table:table-cell office:value-type="string" table:style-name="ce15">
            <text:p>9339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250697239999999" table:style-name="ce18">
            <text:p>-13,2506972</text:p>
          </table:table-cell>
          <table:table-cell office:value-type="float" office:value="-43.37321154" table:style-name="ce18">
            <text:p>-43,3732115</text:p>
          </table:table-cell>
          <table:table-cell office:value-type="float" office:value="441.85969999999998" table:style-name="ce19">
            <text:p>441,8597</text:p>
          </table:table-cell>
          <table:table-cell office:value-type="float" office:value="426.86" table:style-name="ce20">
            <text:p>426,860</text:p>
          </table:table-cell>
          <table:table-cell office:value-type="float" office:value="-14.999699999999962" table:formula="of:=[.H425]-[.G425]" table:style-name="ce21">
            <text:p>-15,00</text:p>
          </table:table-cell>
          <table:table-cell office:value-type="float" office:value="-15.084" table:style-name="ce22">
            <text:p>-15,08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8.4300000000038011E-2" table:formula="of:=[.I425]-([.J425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4T</text:p>
          </table:table-cell>
          <table:table-cell office:value-type="string" table:style-name="ce15">
            <text:p>9339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260998949999999" table:style-name="ce18">
            <text:p>-13,2609990</text:p>
          </table:table-cell>
          <table:table-cell office:value-type="float" office:value="-43.518293980000003" table:style-name="ce18">
            <text:p>-43,5182940</text:p>
          </table:table-cell>
          <table:table-cell office:value-type="float" office:value="434.15260000000001" table:style-name="ce19">
            <text:p>434,1526</text:p>
          </table:table-cell>
          <table:table-cell office:value-type="float" office:value="419.41300000000001" table:style-name="ce20">
            <text:p>419,413</text:p>
          </table:table-cell>
          <table:table-cell office:value-type="float" office:value="-14.739599999999996" table:formula="of:=[.H426]-[.G426]" table:style-name="ce21">
            <text:p>-14,74</text:p>
          </table:table-cell>
          <table:table-cell office:value-type="float" office:value="-14.747" table:style-name="ce22">
            <text:p>-14,75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7.40000000000407E-3" table:formula="of:=[.I426]-([.J426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624E</text:p>
          </table:table-cell>
          <table:table-cell office:value-type="string" table:style-name="ce35">
            <text:p>93397</text:p>
          </table:table-cell>
          <table:table-cell office:value-type="string" table:style-name="ce36">
            <text:p>NORDESTE</text:p>
          </table:table-cell>
          <table:table-cell office:value-type="string" table:style-name="ce37">
            <text:p>BA</text:p>
          </table:table-cell>
          <table:table-cell office:value-type="float" office:value="-13.28043944" table:style-name="ce38">
            <text:p>-13,2804394</text:p>
          </table:table-cell>
          <table:table-cell office:value-type="float" office:value="-43.675860929999999" table:style-name="ce38">
            <text:p>-43,6758609</text:p>
          </table:table-cell>
          <table:table-cell office:value-type="float" office:value="449.15159999999997" table:style-name="ce39">
            <text:p>449,1516</text:p>
          </table:table-cell>
          <table:table-cell office:value-type="float" office:value="434.97699999999998" table:style-name="ce40">
            <text:p>434,977</text:p>
          </table:table-cell>
          <table:table-cell office:value-type="float" office:value="-14.174599999999998" table:formula="of:=[.H427]-[.G427]" table:style-name="ce41">
            <text:p>-14,17</text:p>
          </table:table-cell>
          <table:table-cell office:value-type="float" office:value="-14.417" table:style-name="ce41">
            <text:p>-14,42</text:p>
          </table:table-cell>
          <table:table-cell office:value-type="float" office:value="5.6000000000000001E-2" table:style-name="ce41">
            <text:p>0,06</text:p>
          </table:table-cell>
          <table:table-cell office:value-type="float" office:value="0.24240000000000173" table:formula="of:=[.I427]-([.J427])" table:style-name="ce41">
            <text:p>0,2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3S</text:p>
          </table:table-cell>
          <table:table-cell office:value-type="string" table:style-name="ce15">
            <text:p>9339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31874462" table:style-name="ce18">
            <text:p>-13,3187446</text:p>
          </table:table-cell>
          <table:table-cell office:value-type="float" office:value="-43.824492079999999" table:style-name="ce18">
            <text:p>-43,8244921</text:p>
          </table:table-cell>
          <table:table-cell office:value-type="float" office:value="469.99149999999997" table:style-name="ce19">
            <text:p>469,9915</text:p>
          </table:table-cell>
          <table:table-cell office:value-type="float" office:value="456.04" table:style-name="ce20">
            <text:p>456,040</text:p>
          </table:table-cell>
          <table:table-cell office:value-type="float" office:value="-13.951499999999953" table:formula="of:=[.H428]-[.G428]" table:style-name="ce21">
            <text:p>-13,95</text:p>
          </table:table-cell>
          <table:table-cell office:value-type="float" office:value="-13.981" table:style-name="ce22">
            <text:p>-13,98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2.9500000000046711E-2" table:formula="of:=[.I428]-([.J428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3L</text:p>
          </table:table-cell>
          <table:table-cell office:value-type="string" table:style-name="ce15">
            <text:p>9339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33228796" table:style-name="ce18">
            <text:p>-13,3322880</text:p>
          </table:table-cell>
          <table:table-cell office:value-type="float" office:value="-43.881977460000002" table:style-name="ce18">
            <text:p>-43,8819775</text:p>
          </table:table-cell>
          <table:table-cell office:value-type="float" office:value="449.69220000000001" table:style-name="ce19">
            <text:p>449,6922</text:p>
          </table:table-cell>
          <table:table-cell office:value-type="float" office:value="435.85199999999998" table:style-name="ce20">
            <text:p>435,852</text:p>
          </table:table-cell>
          <table:table-cell office:value-type="float" office:value="-13.840200000000038" table:formula="of:=[.H429]-[.G429]" table:style-name="ce21">
            <text:p>-13,84</text:p>
          </table:table-cell>
          <table:table-cell office:value-type="float" office:value="-13.834" table:style-name="ce22">
            <text:p>-13,83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6.2000000000388411E-3" table:formula="of:=[.I429]-([.J42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3B</text:p>
          </table:table-cell>
          <table:table-cell office:value-type="string" table:style-name="ce15">
            <text:p>9340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36734989" table:style-name="ce18">
            <text:p>-13,3673499</text:p>
          </table:table-cell>
          <table:table-cell office:value-type="float" office:value="-43.993353730000003" table:style-name="ce18">
            <text:p>-43,9933537</text:p>
          </table:table-cell>
          <table:table-cell office:value-type="float" office:value="497.52449999999999" table:style-name="ce19">
            <text:p>497,5245</text:p>
          </table:table-cell>
          <table:table-cell office:value-type="float" office:value="483.99400000000003" table:style-name="ce20">
            <text:p>483,994</text:p>
          </table:table-cell>
          <table:table-cell office:value-type="float" office:value="-13.530499999999961" table:formula="of:=[.H430]-[.G430]" table:style-name="ce21">
            <text:p>-13,53</text:p>
          </table:table-cell>
          <table:table-cell office:value-type="float" office:value="-13.492000000000001" table:style-name="ce22">
            <text:p>-13,49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3.8499999999960011E-2" table:formula="of:=[.I430]-([.J430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22U</text:p>
          </table:table-cell>
          <table:table-cell office:value-type="string" table:style-name="ce15">
            <text:p>9340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3.404836530000001" table:style-name="ce18">
            <text:p>-13,4048365</text:p>
          </table:table-cell>
          <table:table-cell office:value-type="float" office:value="-44.154435460000002" table:style-name="ce18">
            <text:p>-44,1544355</text:p>
          </table:table-cell>
          <table:table-cell office:value-type="float" office:value="458.37119999999999" table:style-name="ce19">
            <text:p>458,3712</text:p>
          </table:table-cell>
          <table:table-cell office:value-type="float" office:value="445.20699999999999" table:style-name="ce20">
            <text:p>445,207</text:p>
          </table:table-cell>
          <table:table-cell office:value-type="float" office:value="-13.164199999999994" table:formula="of:=[.H431]-[.G431]" table:style-name="ce21">
            <text:p>-13,16</text:p>
          </table:table-cell>
          <table:table-cell office:value-type="float" office:value="-13.127000000000001" table:style-name="ce22">
            <text:p>-13,13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3.7199999999993238E-2" table:formula="of:=[.I431]-([.J431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58G</text:p>
          </table:table-cell>
          <table:table-cell office:value-type="string" table:style-name="ce15">
            <text:p>9620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4.973802060000001" table:style-name="ce18">
            <text:p>-14,9738021</text:p>
          </table:table-cell>
          <table:table-cell office:value-type="float" office:value="-41.012640869999998" table:style-name="ce18">
            <text:p>-41,0126409</text:p>
          </table:table-cell>
          <table:table-cell office:value-type="float" office:value="843.15009999999995" table:style-name="ce19">
            <text:p>843,1501</text:p>
          </table:table-cell>
          <table:table-cell office:value-type="float" office:value="833.23199999999997" table:style-name="ce20">
            <text:p>833,232</text:p>
          </table:table-cell>
          <table:table-cell office:value-type="float" office:value="-9.9180999999999813" table:formula="of:=[.H432]-[.G432]" table:style-name="ce21">
            <text:p>-9,92</text:p>
          </table:table-cell>
          <table:table-cell office:value-type="float" office:value="-10.010999999999999" table:style-name="ce22">
            <text:p>-10,01</text:p>
          </table:table-cell>
          <table:table-cell office:value-type="float" office:value="7.8E-2" table:style-name="ce22">
            <text:p>0,08</text:p>
          </table:table-cell>
          <table:table-cell office:value-type="float" office:value="9.2900000000017968E-2" table:formula="of:=[.I432]-([.J432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60S</text:p>
          </table:table-cell>
          <table:table-cell office:value-type="string" table:style-name="ce15">
            <text:p>9620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5.0662184" table:style-name="ce18">
            <text:p>-15,0662184</text:p>
          </table:table-cell>
          <table:table-cell office:value-type="float" office:value="-41.95826306" table:style-name="ce18">
            <text:p>-41,9582631</text:p>
          </table:table-cell>
          <table:table-cell office:value-type="float" office:value="736.39890000000003" table:style-name="ce19">
            <text:p>736,3989</text:p>
          </table:table-cell>
          <table:table-cell office:value-type="float" office:value="725.37900000000002" table:style-name="ce20">
            <text:p>725,379</text:p>
          </table:table-cell>
          <table:table-cell office:value-type="float" office:value="-11.019900000000007" table:formula="of:=[.H433]-[.G433]" table:style-name="ce21">
            <text:p>-11,02</text:p>
          </table:table-cell>
          <table:table-cell office:value-type="float" office:value="-11.061999999999999" table:style-name="ce22">
            <text:p>-11,06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4.2099999999992477E-2" table:formula="of:=[.I433]-([.J433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1L</text:p>
          </table:table-cell>
          <table:table-cell office:value-type="string" table:style-name="ce15">
            <text:p>9622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6.571342300000001" table:style-name="ce18">
            <text:p>-16,5713423</text:p>
          </table:table-cell>
          <table:table-cell office:value-type="float" office:value="-39.559393880000002" table:style-name="ce18">
            <text:p>-39,5593939</text:p>
          </table:table-cell>
          <table:table-cell office:value-type="float" office:value="162.667" table:style-name="ce19">
            <text:p>162,6670</text:p>
          </table:table-cell>
          <table:table-cell office:value-type="float" office:value="153.553" table:style-name="ce20">
            <text:p>153,553</text:p>
          </table:table-cell>
          <table:table-cell office:value-type="float" office:value="-9.1140000000000043" table:formula="of:=[.H434]-[.G434]" table:style-name="ce21">
            <text:p>-9,11</text:p>
          </table:table-cell>
          <table:table-cell office:value-type="float" office:value="-9.1219999999999999" table:style-name="ce22">
            <text:p>-9,12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7.9999999999955662E-3" table:formula="of:=[.I434]-([.J43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0J</text:p>
          </table:table-cell>
          <table:table-cell office:value-type="string" table:style-name="ce15">
            <text:p>9623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6.37330227" table:style-name="ce18">
            <text:p>-16,3733023</text:p>
          </table:table-cell>
          <table:table-cell office:value-type="float" office:value="-39.306515869999998" table:style-name="ce18">
            <text:p>-39,3065159</text:p>
          </table:table-cell>
          <table:table-cell office:value-type="float" office:value="109.44580000000001" table:style-name="ce19">
            <text:p>109,4458</text:p>
          </table:table-cell>
          <table:table-cell office:value-type="float" office:value="100.465" table:style-name="ce20">
            <text:p>100,465</text:p>
          </table:table-cell>
          <table:table-cell office:value-type="float" office:value="-8.9808000000000021" table:formula="of:=[.H435]-[.G435]" table:style-name="ce21">
            <text:p>-8,98</text:p>
          </table:table-cell>
          <table:table-cell office:value-type="float" office:value="-8.9979999999999993" table:style-name="ce22">
            <text:p>-9,00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1.7199999999997218E-2" table:formula="of:=[.I435]-([.J43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0A</text:p>
          </table:table-cell>
          <table:table-cell office:value-type="string" table:style-name="ce15">
            <text:p>9623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6.419498310000002" table:style-name="ce18">
            <text:p>-16,4194983</text:p>
          </table:table-cell>
          <table:table-cell office:value-type="float" office:value="-39.135384530000003" table:style-name="ce18">
            <text:p>-39,1353845</text:p>
          </table:table-cell>
          <table:table-cell office:value-type="float" office:value="68.744100000000003" table:style-name="ce19">
            <text:p>68,7441</text:p>
          </table:table-cell>
          <table:table-cell office:value-type="float" office:value="60.164000000000001" table:style-name="ce20">
            <text:p>60,164</text:p>
          </table:table-cell>
          <table:table-cell office:value-type="float" office:value="-8.5801000000000016" table:formula="of:=[.H436]-[.G436]" table:style-name="ce21">
            <text:p>-8,58</text:p>
          </table:table-cell>
          <table:table-cell office:value-type="float" office:value="-8.5749999999999993" table:style-name="ce22">
            <text:p>-8,58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5.1000000000023249E-3" table:formula="of:=[.I436]-([.J43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68Z</text:p>
          </table:table-cell>
          <table:table-cell office:value-type="string" table:style-name="ce15">
            <text:p>9623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6.155685129999998" table:style-name="ce18">
            <text:p>-16,1556851</text:p>
          </table:table-cell>
          <table:table-cell office:value-type="float" office:value="-38.964212549999999" table:style-name="ce18">
            <text:p>-38,9642126</text:p>
          </table:table-cell>
          <table:table-cell office:value-type="float" office:value="11.5907" table:style-name="ce19">
            <text:p>11,5907</text:p>
          </table:table-cell>
          <table:table-cell office:value-type="float" office:value="3.2490000000000001" table:style-name="ce20">
            <text:p>03,249</text:p>
          </table:table-cell>
          <table:table-cell office:value-type="float" office:value="-8.3416999999999994" table:formula="of:=[.H437]-[.G437]" table:style-name="ce21">
            <text:p>-8,34</text:p>
          </table:table-cell>
          <table:table-cell office:value-type="float" office:value="-8.4390000000000001" table:style-name="ce22">
            <text:p>-8,44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9.7300000000000608E-2" table:formula="of:=[.I437]-([.J437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64E</text:p>
          </table:table-cell>
          <table:table-cell office:value-type="string" table:style-name="ce15">
            <text:p>9623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5.63844568" table:style-name="ce18">
            <text:p>-15,6384457</text:p>
          </table:table-cell>
          <table:table-cell office:value-type="float" office:value="-38.990486789999999" table:style-name="ce18">
            <text:p>-38,9904868</text:p>
          </table:table-cell>
          <table:table-cell office:value-type="float" office:value="4.9340000000000002" table:style-name="ce19">
            <text:p>04,9340</text:p>
          </table:table-cell>
          <table:table-cell office:value-type="float" office:value="-3.8519999999999999" table:style-name="ce20">
            <text:p>-03,852</text:p>
          </table:table-cell>
          <table:table-cell office:value-type="float" office:value="-8.7859999999999996" table:formula="of:=[.H438]-[.G438]" table:style-name="ce21">
            <text:p>-8,79</text:p>
          </table:table-cell>
          <table:table-cell office:value-type="float" office:value="-8.6440000000000001" table:style-name="ce22">
            <text:p>-8,64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0.14199999999999946" table:formula="of:=[.I438]-([.J438])" table:style-name="ce2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63H</text:p>
          </table:table-cell>
          <table:table-cell office:value-type="string" table:style-name="ce15">
            <text:p>9624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5.322257029999999" table:style-name="ce18">
            <text:p>-15,3222570</text:p>
          </table:table-cell>
          <table:table-cell office:value-type="float" office:value="-39.053442859999997" table:style-name="ce18">
            <text:p>-39,0534429</text:p>
          </table:table-cell>
          <table:table-cell office:value-type="float" office:value="52.788400000000003" table:style-name="ce19">
            <text:p>52,7884</text:p>
          </table:table-cell>
          <table:table-cell office:value-type="float" office:value="44.912999999999997" table:style-name="ce20">
            <text:p>44,913</text:p>
          </table:table-cell>
          <table:table-cell office:value-type="float" office:value="-7.8754000000000062" table:formula="of:=[.H439]-[.G439]" table:style-name="ce21">
            <text:p>-7,88</text:p>
          </table:table-cell>
          <table:table-cell office:value-type="float" office:value="-7.8540000000000001" table:style-name="ce22">
            <text:p>-7,85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2.1400000000006081E-2" table:formula="of:=[.I439]-([.J43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66X</text:p>
          </table:table-cell>
          <table:table-cell office:value-type="string" table:style-name="ce15">
            <text:p>9624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5.991311039999999" table:style-name="ce18">
            <text:p>-15,9913110</text:p>
          </table:table-cell>
          <table:table-cell office:value-type="float" office:value="-39.514542370000001" table:style-name="ce18">
            <text:p>-39,5145424</text:p>
          </table:table-cell>
          <table:table-cell office:value-type="float" office:value="174.35290000000001" table:style-name="ce19">
            <text:p>174,3529</text:p>
          </table:table-cell>
          <table:table-cell office:value-type="float" office:value="164.99" table:style-name="ce20">
            <text:p>164,990</text:p>
          </table:table-cell>
          <table:table-cell office:value-type="float" office:value="-9.3628999999999962" table:formula="of:=[.H440]-[.G440]" table:style-name="ce21">
            <text:p>-9,36</text:p>
          </table:table-cell>
          <table:table-cell office:value-type="float" office:value="-9.3190000000000008" table:style-name="ce22">
            <text:p>-9,32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4.3899999999995387E-2" table:formula="of:=[.I440]-([.J440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3S</text:p>
          </table:table-cell>
          <table:table-cell office:value-type="string" table:style-name="ce15">
            <text:p>9625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7.408145139999998" table:style-name="ce18">
            <text:p>-17,4081451</text:p>
          </table:table-cell>
          <table:table-cell office:value-type="float" office:value="-39.227269159999999" table:style-name="ce18">
            <text:p>-39,2272692</text:p>
          </table:table-cell>
          <table:table-cell office:value-type="float" office:value="18.287199999999999" table:style-name="ce19">
            <text:p>18,2872</text:p>
          </table:table-cell>
          <table:table-cell office:value-type="float" office:value="10.041" table:style-name="ce20">
            <text:p>10,041</text:p>
          </table:table-cell>
          <table:table-cell office:value-type="float" office:value="-8.2461999999999982" table:formula="of:=[.H441]-[.G441]" table:style-name="ce21">
            <text:p>-8,25</text:p>
          </table:table-cell>
          <table:table-cell office:value-type="float" office:value="-8.2460000000000004" table:style-name="ce22">
            <text:p>-8,25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1.9999999999775753E-4" table:formula="of:=[.I441]-([.J44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4G</text:p>
          </table:table-cell>
          <table:table-cell office:value-type="string" table:style-name="ce15">
            <text:p>9625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7.55216806" table:style-name="ce18">
            <text:p>-17,5521681</text:p>
          </table:table-cell>
          <table:table-cell office:value-type="float" office:value="-39.214102189999998" table:style-name="ce18">
            <text:p>-39,2141022</text:p>
          </table:table-cell>
          <table:table-cell office:value-type="float" office:value="3.4466999999999999" table:style-name="ce19">
            <text:p>03,4467</text:p>
          </table:table-cell>
          <table:table-cell office:value-type="float" office:value="-4.6230000000000002" table:style-name="ce20">
            <text:p>-04,623</text:p>
          </table:table-cell>
          <table:table-cell office:value-type="float" office:value="-8.069700000000001" table:formula="of:=[.H442]-[.G442]" table:style-name="ce21">
            <text:p>-8,07</text:p>
          </table:table-cell>
          <table:table-cell office:value-type="float" office:value="-8.0730000000000004" table:style-name="ce22">
            <text:p>-8,07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3.2999999999994145E-3" table:formula="of:=[.I442]-([.J44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4V</text:p>
          </table:table-cell>
          <table:table-cell office:value-type="string" table:style-name="ce15">
            <text:p>9626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7.7404723" table:style-name="ce18">
            <text:p>-17,7404723</text:p>
          </table:table-cell>
          <table:table-cell office:value-type="float" office:value="-39.241657150000002" table:style-name="ce18">
            <text:p>-39,2416572</text:p>
          </table:table-cell>
          <table:table-cell office:value-type="float" office:value="4.4001999999999999" table:style-name="ce19">
            <text:p>04,4002</text:p>
          </table:table-cell>
          <table:table-cell office:value-type="float" office:value="-3.6549999999999998" table:style-name="ce20">
            <text:p>-03,655</text:p>
          </table:table-cell>
          <table:table-cell office:value-type="float" office:value="-8.0551999999999992" table:formula="of:=[.H443]-[.G443]" table:style-name="ce21">
            <text:p>-8,06</text:p>
          </table:table-cell>
          <table:table-cell office:value-type="float" office:value="-8.1219999999999999" table:style-name="ce22">
            <text:p>-8,12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6.6800000000000637E-2" table:formula="of:=[.I443]-([.J443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77G</text:p>
          </table:table-cell>
          <table:table-cell office:value-type="string" table:style-name="ce15">
            <text:p>9656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10.006860980000001" table:style-name="ce18">
            <text:p>-10,0068610</text:p>
          </table:table-cell>
          <table:table-cell office:value-type="float" office:value="-43.43238487" table:style-name="ce18">
            <text:p>-43,4323849</text:p>
          </table:table-cell>
          <table:table-cell office:value-type="float" office:value="441.15980000000002" table:style-name="ce19">
            <text:p>441,1598</text:p>
          </table:table-cell>
          <table:table-cell office:value-type="float" office:value="424.959" table:style-name="ce20">
            <text:p>424,959</text:p>
          </table:table-cell>
          <table:table-cell office:value-type="float" office:value="-16.200800000000015" table:formula="of:=[.H444]-[.G444]" table:style-name="ce21">
            <text:p>-16,20</text:p>
          </table:table-cell>
          <table:table-cell office:value-type="float" office:value="-16.2" table:style-name="ce22">
            <text:p>-16,20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8.000000000158991E-4" table:formula="of:=[.I444]-([.J444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78C</text:p>
          </table:table-cell>
          <table:table-cell office:value-type="string" table:style-name="ce15">
            <text:p>9656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BA</text:p>
          </table:table-cell>
          <table:table-cell office:value-type="float" office:value="-9.6975014900000005" table:style-name="ce18">
            <text:p>-09,6975015</text:p>
          </table:table-cell>
          <table:table-cell office:value-type="float" office:value="-43.16065983" table:style-name="ce18">
            <text:p>-43,1606598</text:p>
          </table:table-cell>
          <table:table-cell office:value-type="float" office:value="442.50889999999998" table:style-name="ce19">
            <text:p>442,5089</text:p>
          </table:table-cell>
          <table:table-cell office:value-type="float" office:value="426.08100000000002" table:style-name="ce20">
            <text:p>426,081</text:p>
          </table:table-cell>
          <table:table-cell office:value-type="float" office:value="-16.427899999999966" table:formula="of:=[.H445]-[.G445]" table:style-name="ce21">
            <text:p>-16,43</text:p>
          </table:table-cell>
          <table:table-cell office:value-type="float" office:value="-16.469000000000001" table:style-name="ce22">
            <text:p>-16,47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4.1100000000035664E-2" table:formula="of:=[.I445]-([.J445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671H</text:p>
          </table:table-cell>
          <table:table-cell office:value-type="string" table:style-name="ce27">
            <text:p>99549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BA</text:p>
          </table:table-cell>
          <table:table-cell office:value-type="float" office:value="-13.87127701" table:style-name="ce30">
            <text:p>-13,8712770</text:p>
          </table:table-cell>
          <table:table-cell office:value-type="float" office:value="-40.099110520000004" table:style-name="ce30">
            <text:p>-40,0991105</text:p>
          </table:table-cell>
          <table:table-cell office:value-type="float" office:value="199.75729999999999" table:style-name="ce31">
            <text:p>199,7573</text:p>
          </table:table-cell>
          <table:table-cell office:value-type="float" office:value="189.73500000000001" table:style-name="ce32">
            <text:p>189,735</text:p>
          </table:table-cell>
          <table:table-cell office:value-type="float" office:value="-10.022299999999973" table:formula="of:=[.H446]-[.G446]" table:style-name="ce33">
            <text:p>-10,02</text:p>
          </table:table-cell>
          <table:table-cell office:value-type="float" office:value="-9.875" table:style-name="ce33">
            <text:p>-9,88</text:p>
          </table:table-cell>
          <table:table-cell office:value-type="float" office:value="5.0999999999999997E-2" table:style-name="ce33">
            <text:p>0,05</text:p>
          </table:table-cell>
          <table:table-cell office:value-type="float" office:value="-0.1472999999999729" table:formula="of:=[.I446]-([.J446])" table:style-name="ce33">
            <text:p>-0,1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3U</text:p>
          </table:table-cell>
          <table:table-cell office:value-type="string" table:style-name="ce15">
            <text:p>9009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457342200000001" table:style-name="ce18">
            <text:p>-03,7457342</text:p>
          </table:table-cell>
          <table:table-cell office:value-type="float" office:value="-38.582123430000003" table:style-name="ce18">
            <text:p>-38,5821234</text:p>
          </table:table-cell>
          <table:table-cell office:value-type="float" office:value="22.3642" table:style-name="ce19">
            <text:p>22,3642</text:p>
          </table:table-cell>
          <table:table-cell office:value-type="float" office:value="13.025" table:style-name="ce20">
            <text:p>13,025</text:p>
          </table:table-cell>
          <table:table-cell office:value-type="float" office:value="-9.3391999999999999" table:formula="of:=[.H447]-[.G447]" table:style-name="ce21">
            <text:p>-9,34</text:p>
          </table:table-cell>
          <table:table-cell office:value-type="float" office:value="-9.298" table:style-name="ce22">
            <text:p>-9,30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-4.1199999999999903E-2" table:formula="of:=[.I447]-([.J447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61V</text:p>
          </table:table-cell>
          <table:table-cell office:value-type="string" table:style-name="ce15">
            <text:p>9200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457851799999999" table:style-name="ce18">
            <text:p>-03,7457852</text:p>
          </table:table-cell>
          <table:table-cell office:value-type="float" office:value="-38.582435740000001" table:style-name="ce18">
            <text:p>-38,5824357</text:p>
          </table:table-cell>
          <table:table-cell office:value-type="float" office:value="27.0258" table:style-name="ce19">
            <text:p>27,0258</text:p>
          </table:table-cell>
          <table:table-cell office:value-type="float" office:value="17.725999999999999" table:style-name="ce20">
            <text:p>17,726</text:p>
          </table:table-cell>
          <table:table-cell office:value-type="float" office:value="-9.2998000000000012" table:formula="of:=[.H448]-[.G448]" table:style-name="ce21">
            <text:p>-9,30</text:p>
          </table:table-cell>
          <table:table-cell office:value-type="float" office:value="-9.298" table:style-name="ce22">
            <text:p>-9,30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-1.800000000001134E-3" table:formula="of:=[.I448]-([.J448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9523S</text:p>
          </table:table-cell>
          <table:table-cell office:value-type="string" table:style-name="ce27">
            <text:p>92001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CE</text:p>
          </table:table-cell>
          <table:table-cell office:value-type="float" office:value="-3.8159960399999999" table:style-name="ce30">
            <text:p>-03,8159960</text:p>
          </table:table-cell>
          <table:table-cell office:value-type="float" office:value="-38.425715230000002" table:style-name="ce30">
            <text:p>-38,4257152</text:p>
          </table:table-cell>
          <table:table-cell office:value-type="float" office:value="59.91" table:style-name="ce31">
            <text:p>59,9100</text:p>
          </table:table-cell>
          <table:table-cell office:value-type="float" office:value="50.954999999999998" table:style-name="ce32">
            <text:p>50,955</text:p>
          </table:table-cell>
          <table:table-cell office:value-type="float" office:value="-8.9549999999999983" table:formula="of:=[.H449]-[.G449]" table:style-name="ce33">
            <text:p>-8,96</text:p>
          </table:table-cell>
          <table:table-cell office:value-type="float" office:value="-9.0739999999999998" table:style-name="ce33">
            <text:p>-9,07</text:p>
          </table:table-cell>
          <table:table-cell office:value-type="float" office:value="5.0999999999999997E-2" table:style-name="ce33">
            <text:p>0,05</text:p>
          </table:table-cell>
          <table:table-cell office:value-type="float" office:value="0.11900000000000155" table:formula="of:=[.I449]-([.J449])" table:style-name="ce3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2E</text:p>
          </table:table-cell>
          <table:table-cell office:value-type="string" table:style-name="ce15">
            <text:p>9200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8775329300000001" table:style-name="ce18">
            <text:p>-03,8775329</text:p>
          </table:table-cell>
          <table:table-cell office:value-type="float" office:value="-38.425616499999997" table:style-name="ce18">
            <text:p>-38,4256165</text:p>
          </table:table-cell>
          <table:table-cell office:value-type="float" office:value="29.1267" table:style-name="ce19">
            <text:p>29,1267</text:p>
          </table:table-cell>
          <table:table-cell office:value-type="float" office:value="20.122" table:style-name="ce20">
            <text:p>20,122</text:p>
          </table:table-cell>
          <table:table-cell office:value-type="float" office:value="-9.0046999999999997" table:formula="of:=[.H450]-[.G450]" table:style-name="ce21">
            <text:p>-9,00</text:p>
          </table:table-cell>
          <table:table-cell office:value-type="float" office:value="-9" table:style-name="ce22">
            <text:p>-9,00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-4.6999999999997044E-3" table:formula="of:=[.I450]-([.J45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1R</text:p>
          </table:table-cell>
          <table:table-cell office:value-type="string" table:style-name="ce15">
            <text:p>9200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8778173200000001" table:style-name="ce18">
            <text:p>-03,8778173</text:p>
          </table:table-cell>
          <table:table-cell office:value-type="float" office:value="-38.426883349999997" table:style-name="ce18">
            <text:p>-38,4268834</text:p>
          </table:table-cell>
          <table:table-cell office:value-type="float" office:value="25.1204" table:style-name="ce19">
            <text:p>25,1204</text:p>
          </table:table-cell>
          <table:table-cell office:value-type="float" office:value="16.132000000000001" table:style-name="ce20">
            <text:p>16,132</text:p>
          </table:table-cell>
          <table:table-cell office:value-type="float" office:value="-8.9883999999999986" table:formula="of:=[.H451]-[.G451]" table:style-name="ce21">
            <text:p>-8,99</text:p>
          </table:table-cell>
          <table:table-cell office:value-type="float" office:value="-9.0030000000000001" table:style-name="ce22">
            <text:p>-9,00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1.4600000000001501E-2" table:formula="of:=[.I451]-([.J45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8S</text:p>
          </table:table-cell>
          <table:table-cell office:value-type="string" table:style-name="ce15">
            <text:p>9216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694086599999999" table:style-name="ce18">
            <text:p>-03,7694087</text:p>
          </table:table-cell>
          <table:table-cell office:value-type="float" office:value="-38.475162529999999" table:style-name="ce18">
            <text:p>-38,4751625</text:p>
          </table:table-cell>
          <table:table-cell office:value-type="float" office:value="17.5182" table:style-name="ce19">
            <text:p>17,5182</text:p>
          </table:table-cell>
          <table:table-cell office:value-type="float" office:value="8.2870000000000008" table:style-name="ce20">
            <text:p>08,287</text:p>
          </table:table-cell>
          <table:table-cell office:value-type="float" office:value="-9.2311999999999994" table:formula="of:=[.H452]-[.G452]" table:style-name="ce21">
            <text:p>-9,23</text:p>
          </table:table-cell>
          <table:table-cell office:value-type="float" office:value="-9.1920000000000002" table:style-name="ce22">
            <text:p>-9,19</text:p>
          </table:table-cell>
          <table:table-cell office:value-type="float" office:value="4.4999999999999998E-2" table:style-name="ce22">
            <text:p>0,05</text:p>
          </table:table-cell>
          <table:table-cell office:value-type="float" office:value="-3.9199999999999235E-2" table:formula="of:=[.I452]-([.J452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2728T</text:p>
          </table:table-cell>
          <table:table-cell office:value-type="string" table:style-name="ce35">
            <text:p>92169</text:p>
          </table:table-cell>
          <table:table-cell office:value-type="string" table:style-name="ce36">
            <text:p>NORDESTE</text:p>
          </table:table-cell>
          <table:table-cell office:value-type="string" table:style-name="ce37">
            <text:p>CE</text:p>
          </table:table-cell>
          <table:table-cell office:value-type="float" office:value="-3.7682765300000001" table:style-name="ce38">
            <text:p>-03,7682765</text:p>
          </table:table-cell>
          <table:table-cell office:value-type="float" office:value="-38.475278529999997" table:style-name="ce38">
            <text:p>-38,4752785</text:p>
          </table:table-cell>
          <table:table-cell office:value-type="float" office:value="17.552800000000001" table:style-name="ce39">
            <text:p>17,5528</text:p>
          </table:table-cell>
          <table:table-cell office:value-type="float" office:value="8.1999999999999993" table:style-name="ce40">
            <text:p>08,200</text:p>
          </table:table-cell>
          <table:table-cell office:value-type="float" office:value="-9.352800000000002" table:formula="of:=[.H453]-[.G453]" table:style-name="ce41">
            <text:p>-9,35</text:p>
          </table:table-cell>
          <table:table-cell office:value-type="float" office:value="-9.1920000000000002" table:style-name="ce41">
            <text:p>-9,19</text:p>
          </table:table-cell>
          <table:table-cell office:value-type="float" office:value="4.4999999999999998E-2" table:style-name="ce41">
            <text:p>0,05</text:p>
          </table:table-cell>
          <table:table-cell office:value-type="float" office:value="-0.16080000000000183" table:formula="of:=[.I453]-([.J453])" table:style-name="ce41">
            <text:p>-0,1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8V</text:p>
          </table:table-cell>
          <table:table-cell office:value-type="string" table:style-name="ce15">
            <text:p>9217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664352700000001" table:style-name="ce18">
            <text:p>-03,7664353</text:p>
          </table:table-cell>
          <table:table-cell office:value-type="float" office:value="-38.479123430000001" table:style-name="ce18">
            <text:p>-38,4791234</text:p>
          </table:table-cell>
          <table:table-cell office:value-type="float" office:value="16.7422" table:style-name="ce19">
            <text:p>16,7422</text:p>
          </table:table-cell>
          <table:table-cell office:value-type="float" office:value="7.5170000000000003" table:style-name="ce20">
            <text:p>07,517</text:p>
          </table:table-cell>
          <table:table-cell office:value-type="float" office:value="-9.225200000000001" table:formula="of:=[.H454]-[.G454]" table:style-name="ce21">
            <text:p>-9,23</text:p>
          </table:table-cell>
          <table:table-cell office:value-type="float" office:value="-9.1969999999999992" table:style-name="ce22">
            <text:p>-9,20</text:p>
          </table:table-cell>
          <table:table-cell office:value-type="float" office:value="4.4999999999999998E-2" table:style-name="ce22">
            <text:p>0,05</text:p>
          </table:table-cell>
          <table:table-cell office:value-type="float" office:value="-2.8200000000001779E-2" table:formula="of:=[.I454]-([.J454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42X</text:p>
          </table:table-cell>
          <table:table-cell office:value-type="string" table:style-name="ce15">
            <text:p>9217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474029099999999" table:style-name="ce18">
            <text:p>-03,7474029</text:p>
          </table:table-cell>
          <table:table-cell office:value-type="float" office:value="-38.449662439999997" table:style-name="ce18">
            <text:p>-38,4496624</text:p>
          </table:table-cell>
          <table:table-cell office:value-type="float" office:value="7.1734" table:style-name="ce19">
            <text:p>07,1734</text:p>
          </table:table-cell>
          <table:table-cell office:value-type="float" office:value="-1.9630000000000001" table:style-name="ce20">
            <text:p>-01,963</text:p>
          </table:table-cell>
          <table:table-cell office:value-type="float" office:value="-9.1364000000000001" table:formula="of:=[.H455]-[.G455]" table:style-name="ce21">
            <text:p>-9,14</text:p>
          </table:table-cell>
          <table:table-cell office:value-type="float" office:value="-9.1440000000000001" table:style-name="ce22">
            <text:p>-9,14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7.6000000000000512E-3" table:formula="of:=[.I455]-([.J455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51E</text:p>
          </table:table-cell>
          <table:table-cell office:value-type="string" table:style-name="ce15">
            <text:p>9217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8285906399999998" table:style-name="ce18">
            <text:p>-03,8285906</text:p>
          </table:table-cell>
          <table:table-cell office:value-type="float" office:value="-39.266027110000003" table:style-name="ce18">
            <text:p>-39,2660271</text:p>
          </table:table-cell>
          <table:table-cell office:value-type="float" office:value="62.8658" table:style-name="ce19">
            <text:p>62,8658</text:p>
          </table:table-cell>
          <table:table-cell office:value-type="float" office:value="51.737000000000002" table:style-name="ce20">
            <text:p>51,737</text:p>
          </table:table-cell>
          <table:table-cell office:value-type="float" office:value="-11.128799999999998" table:formula="of:=[.H456]-[.G456]" table:style-name="ce21">
            <text:p>-11,13</text:p>
          </table:table-cell>
          <table:table-cell office:value-type="float" office:value="-11.035" table:style-name="ce22">
            <text:p>-11,04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9.3799999999998107E-2" table:formula="of:=[.I456]-([.J456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50X</text:p>
          </table:table-cell>
          <table:table-cell office:value-type="string" table:style-name="ce15">
            <text:p>9217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7466466" table:style-name="ce18">
            <text:p>-03,7746647</text:p>
          </table:table-cell>
          <table:table-cell office:value-type="float" office:value="-39.237555800000003" table:style-name="ce18">
            <text:p>-39,2375558</text:p>
          </table:table-cell>
          <table:table-cell office:value-type="float" office:value="85.466499999999996" table:style-name="ce19">
            <text:p>85,4665</text:p>
          </table:table-cell>
          <table:table-cell office:value-type="float" office:value="74.435000000000002" table:style-name="ce20">
            <text:p>74,435</text:p>
          </table:table-cell>
          <table:table-cell office:value-type="float" office:value="-11.031499999999994" table:formula="of:=[.H457]-[.G457]" table:style-name="ce21">
            <text:p>-11,03</text:p>
          </table:table-cell>
          <table:table-cell office:value-type="float" office:value="-10.95" table:style-name="ce22">
            <text:p>-10,95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8.1499999999994799E-2" table:formula="of:=[.I457]-([.J457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467V</text:p>
          </table:table-cell>
          <table:table-cell office:value-type="string" table:style-name="ce15">
            <text:p>9217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3628675000000001" table:style-name="ce18">
            <text:p>-04,3628675</text:p>
          </table:table-cell>
          <table:table-cell office:value-type="float" office:value="-38.802001359999998" table:style-name="ce18">
            <text:p>-38,8020014</text:p>
          </table:table-cell>
          <table:table-cell office:value-type="float" office:value="143.93129999999999" table:style-name="ce19">
            <text:p>143,9313</text:p>
          </table:table-cell>
          <table:table-cell office:value-type="float" office:value="134.666" table:style-name="ce20">
            <text:p>134,666</text:p>
          </table:table-cell>
          <table:table-cell office:value-type="float" office:value="-9.2652999999999963" table:formula="of:=[.H458]-[.G458]" table:style-name="ce21">
            <text:p>-9,27</text:p>
          </table:table-cell>
          <table:table-cell office:value-type="float" office:value="-9.2620000000000005" table:style-name="ce22">
            <text:p>-9,26</text:p>
          </table:table-cell>
          <table:table-cell office:value-type="float" office:value="6.2E-2" table:style-name="ce22">
            <text:p>0,06</text:p>
          </table:table-cell>
          <table:table-cell office:value-type="float" office:value="-3.2999999999958618E-3" table:formula="of:=[.I458]-([.J458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467Y</text:p>
          </table:table-cell>
          <table:table-cell office:value-type="string" table:style-name="ce15">
            <text:p>9217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3722967500000003" table:style-name="ce18">
            <text:p>-04,3722968</text:p>
          </table:table-cell>
          <table:table-cell office:value-type="float" office:value="-38.817935400000003" table:style-name="ce18">
            <text:p>-38,8179354</text:p>
          </table:table-cell>
          <table:table-cell office:value-type="float" office:value="105.60039999999999" table:style-name="ce19">
            <text:p>105,6004</text:p>
          </table:table-cell>
          <table:table-cell office:value-type="float" office:value="96.216999999999999" table:style-name="ce20">
            <text:p>96,217</text:p>
          </table:table-cell>
          <table:table-cell office:value-type="float" office:value="-9.3833999999999946" table:formula="of:=[.H459]-[.G459]" table:style-name="ce21">
            <text:p>-9,38</text:p>
          </table:table-cell>
          <table:table-cell office:value-type="float" office:value="-9.2949999999999999" table:style-name="ce22">
            <text:p>-9,30</text:p>
          </table:table-cell>
          <table:table-cell office:value-type="float" office:value="6.2E-2" table:style-name="ce22">
            <text:p>0,06</text:p>
          </table:table-cell>
          <table:table-cell office:value-type="float" office:value="-8.8399999999994705E-2" table:formula="of:=[.I459]-([.J45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471C</text:p>
          </table:table-cell>
          <table:table-cell office:value-type="string" table:style-name="ce15">
            <text:p>9218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4784261299999999" table:style-name="ce18">
            <text:p>-04,4784261</text:p>
          </table:table-cell>
          <table:table-cell office:value-type="float" office:value="-39.07780185" table:style-name="ce18">
            <text:p>-39,0778019</text:p>
          </table:table-cell>
          <table:table-cell office:value-type="float" office:value="237.72290000000001" table:style-name="ce19">
            <text:p>237,7229</text:p>
          </table:table-cell>
          <table:table-cell office:value-type="float" office:value="227.892" table:style-name="ce20">
            <text:p>227,892</text:p>
          </table:table-cell>
          <table:table-cell office:value-type="float" office:value="-9.830900000000014" table:formula="of:=[.H460]-[.G460]" table:style-name="ce21">
            <text:p>-9,83</text:p>
          </table:table-cell>
          <table:table-cell office:value-type="float" office:value="-9.84" table:style-name="ce22">
            <text:p>-9,84</text:p>
          </table:table-cell>
          <table:table-cell office:value-type="float" office:value="6.2E-2" table:style-name="ce22">
            <text:p>0,06</text:p>
          </table:table-cell>
          <table:table-cell office:value-type="float" office:value="9.0999999999858971E-3" table:formula="of:=[.I460]-([.J460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14J</text:p>
          </table:table-cell>
          <table:table-cell office:value-type="string" table:style-name="ce15">
            <text:p>9218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2050939500000002" table:style-name="ce18">
            <text:p>-04,2050940</text:p>
          </table:table-cell>
          <table:table-cell office:value-type="float" office:value="-38.227443989999998" table:style-name="ce18">
            <text:p>-38,2274440</text:p>
          </table:table-cell>
          <table:table-cell office:value-type="float" office:value="13.979200000000001" table:style-name="ce19">
            <text:p>13,9792</text:p>
          </table:table-cell>
          <table:table-cell office:value-type="float" office:value="5.1879999999999997" table:style-name="ce20">
            <text:p>05,188</text:p>
          </table:table-cell>
          <table:table-cell office:value-type="float" office:value="-8.7911999999999999" table:formula="of:=[.H461]-[.G461]" table:style-name="ce21">
            <text:p>-8,79</text:p>
          </table:table-cell>
          <table:table-cell office:value-type="float" office:value="-8.6920000000000002" table:style-name="ce22">
            <text:p>-8,69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9.9199999999999733E-2" table:formula="of:=[.I461]-([.J461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614C</text:p>
          </table:table-cell>
          <table:table-cell office:value-type="string" table:style-name="ce27">
            <text:p>92185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CE</text:p>
          </table:table-cell>
          <table:table-cell office:value-type="float" office:value="-4.1209353499999999" table:style-name="ce30">
            <text:p>-04,1209354</text:p>
          </table:table-cell>
          <table:table-cell office:value-type="float" office:value="-38.265336580000003" table:style-name="ce30">
            <text:p>-38,2653366</text:p>
          </table:table-cell>
          <table:table-cell office:value-type="float" office:value="19.8781" table:style-name="ce31">
            <text:p>19,8781</text:p>
          </table:table-cell>
          <table:table-cell office:value-type="float" office:value="11.039" table:style-name="ce32">
            <text:p>11,039</text:p>
          </table:table-cell>
          <table:table-cell office:value-type="float" office:value="-8.8391000000000002" table:formula="of:=[.H462]-[.G462]" table:style-name="ce33">
            <text:p>-8,84</text:p>
          </table:table-cell>
          <table:table-cell office:value-type="float" office:value="-8.6999999999999993" table:style-name="ce33">
            <text:p>-8,70</text:p>
          </table:table-cell>
          <table:table-cell office:value-type="float" office:value="6.2E-2" table:style-name="ce33">
            <text:p>0,06</text:p>
          </table:table-cell>
          <table:table-cell office:value-type="float" office:value="-0.13910000000000089" table:formula="of:=[.I462]-([.J462])" table:style-name="ce3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328D</text:p>
          </table:table-cell>
          <table:table-cell office:value-type="string" table:style-name="ce15">
            <text:p>9218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6890954499999999" table:style-name="ce18">
            <text:p>-03,6890955</text:p>
          </table:table-cell>
          <table:table-cell office:value-type="float" office:value="-40.341892319999999" table:style-name="ce18">
            <text:p>-40,3418923</text:p>
          </table:table-cell>
          <table:table-cell office:value-type="float" office:value="67.465800000000002" table:style-name="ce19">
            <text:p>67,4658</text:p>
          </table:table-cell>
          <table:table-cell office:value-type="float" office:value="52.838000000000001" table:style-name="ce20">
            <text:p>52,838</text:p>
          </table:table-cell>
          <table:table-cell office:value-type="float" office:value="-14.627800000000001" table:formula="of:=[.H463]-[.G463]" table:style-name="ce21">
            <text:p>-14,63</text:p>
          </table:table-cell>
          <table:table-cell office:value-type="float" office:value="-14.597" table:style-name="ce22">
            <text:p>-14,60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3.0800000000001049E-2" table:formula="of:=[.I463]-([.J463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54H</text:p>
          </table:table-cell>
          <table:table-cell office:value-type="string" table:style-name="ce15">
            <text:p>9218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069253999999998" table:style-name="ce18">
            <text:p>-03,7069254</text:p>
          </table:table-cell>
          <table:table-cell office:value-type="float" office:value="-40.359129699999997" table:style-name="ce18">
            <text:p>-40,3591297</text:p>
          </table:table-cell>
          <table:table-cell office:value-type="float" office:value="68.596199999999996" table:style-name="ce19">
            <text:p>68,5962</text:p>
          </table:table-cell>
          <table:table-cell office:value-type="float" office:value="53.895000000000003" table:style-name="ce20">
            <text:p>53,895</text:p>
          </table:table-cell>
          <table:table-cell office:value-type="float" office:value="-14.701199999999993" table:formula="of:=[.H464]-[.G464]" table:style-name="ce21">
            <text:p>-14,70</text:p>
          </table:table-cell>
          <table:table-cell office:value-type="float" office:value="-14.628" table:style-name="ce22">
            <text:p>-14,63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7.3199999999992826E-2" table:formula="of:=[.I464]-([.J464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33F</text:p>
          </table:table-cell>
          <table:table-cell office:value-type="string" table:style-name="ce15">
            <text:p>9219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0340176699999999" table:style-name="ce18">
            <text:p>-03,0340177</text:p>
          </table:table-cell>
          <table:table-cell office:value-type="float" office:value="-41.243861889999998" table:style-name="ce18">
            <text:p>-41,2438619</text:p>
          </table:table-cell>
          <table:table-cell office:value-type="float" office:value="11.468" table:style-name="ce19">
            <text:p>11,4680</text:p>
          </table:table-cell>
          <table:table-cell office:value-type="float" office:value="-5.88" table:style-name="ce20">
            <text:p>-05,880</text:p>
          </table:table-cell>
          <table:table-cell office:value-type="float" office:value="-17.347999999999999" table:formula="of:=[.H465]-[.G465]" table:style-name="ce21">
            <text:p>-17,35</text:p>
          </table:table-cell>
          <table:table-cell office:value-type="float" office:value="-17.369" table:style-name="ce22">
            <text:p>-17,37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2.1000000000000796E-2" table:formula="of:=[.I465]-([.J46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25E</text:p>
          </table:table-cell>
          <table:table-cell office:value-type="string" table:style-name="ce15">
            <text:p>9219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1285828900000001" table:style-name="ce18">
            <text:p>-03,1285829</text:p>
          </table:table-cell>
          <table:table-cell office:value-type="float" office:value="-40.14583897" table:style-name="ce18">
            <text:p>-40,1458390</text:p>
          </table:table-cell>
          <table:table-cell office:value-type="float" office:value="17.2318" table:style-name="ce19">
            <text:p>17,2318</text:p>
          </table:table-cell>
          <table:table-cell office:value-type="float" office:value="3.5640000000000001" table:style-name="ce20">
            <text:p>03,564</text:p>
          </table:table-cell>
          <table:table-cell office:value-type="float" office:value="-13.6678" table:formula="of:=[.H466]-[.G466]" table:style-name="ce21">
            <text:p>-13,67</text:p>
          </table:table-cell>
          <table:table-cell office:value-type="float" office:value="-13.609" table:style-name="ce22">
            <text:p>-13,61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5.8799999999999741E-2" table:formula="of:=[.I466]-([.J466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53M</text:p>
          </table:table-cell>
          <table:table-cell office:value-type="string" table:style-name="ce15">
            <text:p>9219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14203572" table:style-name="ce18">
            <text:p>-03,1420357</text:p>
          </table:table-cell>
          <table:table-cell office:value-type="float" office:value="-40.085263359999999" table:style-name="ce18">
            <text:p>-40,0852634</text:p>
          </table:table-cell>
          <table:table-cell office:value-type="float" office:value="62.523000000000003" table:style-name="ce19">
            <text:p>62,5230</text:p>
          </table:table-cell>
          <table:table-cell office:value-type="float" office:value="48.997999999999998" table:style-name="ce20">
            <text:p>48,998</text:p>
          </table:table-cell>
          <table:table-cell office:value-type="float" office:value="-13.525000000000006" table:formula="of:=[.H467]-[.G467]" table:style-name="ce21">
            <text:p>-13,53</text:p>
          </table:table-cell>
          <table:table-cell office:value-type="float" office:value="-13.452999999999999" table:style-name="ce22">
            <text:p>-13,45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7.2000000000006281E-2" table:formula="of:=[.I467]-([.J467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22B</text:p>
          </table:table-cell>
          <table:table-cell office:value-type="string" table:style-name="ce15">
            <text:p>9219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157629" table:style-name="ce18">
            <text:p>-04,1576290</text:p>
          </table:table-cell>
          <table:table-cell office:value-type="float" office:value="-40.770157089999998" table:style-name="ce18">
            <text:p>-40,7701571</text:p>
          </table:table-cell>
          <table:table-cell office:value-type="float" office:value="940.69820000000004" table:style-name="ce19">
            <text:p>940,6982</text:p>
          </table:table-cell>
          <table:table-cell office:value-type="float" office:value="926.09799999999996" table:style-name="ce20">
            <text:p>926,098</text:p>
          </table:table-cell>
          <table:table-cell office:value-type="float" office:value="-14.600200000000086" table:formula="of:=[.H468]-[.G468]" table:style-name="ce21">
            <text:p>-14,60</text:p>
          </table:table-cell>
          <table:table-cell office:value-type="float" office:value="-14.648" table:style-name="ce22">
            <text:p>-14,65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4.7799999999913467E-2" table:formula="of:=[.I468]-([.J468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22F</text:p>
          </table:table-cell>
          <table:table-cell office:value-type="string" table:style-name="ce15">
            <text:p>9219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19952317" table:style-name="ce18">
            <text:p>-04,1995232</text:p>
          </table:table-cell>
          <table:table-cell office:value-type="float" office:value="-40.758954340000003" table:style-name="ce18">
            <text:p>-40,7589543</text:p>
          </table:table-cell>
          <table:table-cell office:value-type="float" office:value="880.38649999999996" table:style-name="ce19">
            <text:p>880,3865</text:p>
          </table:table-cell>
          <table:table-cell office:value-type="float" office:value="865.72199999999998" table:style-name="ce20">
            <text:p>865,722</text:p>
          </table:table-cell>
          <table:table-cell office:value-type="float" office:value="-14.664499999999975" table:formula="of:=[.H469]-[.G469]" table:style-name="ce21">
            <text:p>-14,66</text:p>
          </table:table-cell>
          <table:table-cell office:value-type="float" office:value="-14.66" table:style-name="ce22">
            <text:p>-14,66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4.4999999999753015E-3" table:formula="of:=[.I469]-([.J469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28L</text:p>
          </table:table-cell>
          <table:table-cell office:value-type="string" table:style-name="ce15">
            <text:p>9221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476803200000002" table:style-name="ce18">
            <text:p>-03,7476803</text:p>
          </table:table-cell>
          <table:table-cell office:value-type="float" office:value="-38.577291959999997" table:style-name="ce18">
            <text:p>-38,5772920</text:p>
          </table:table-cell>
          <table:table-cell office:value-type="float" office:value="25.857199999999999" table:style-name="ce19">
            <text:p>25,8572</text:p>
          </table:table-cell>
          <table:table-cell office:value-type="float" office:value="16.512" table:style-name="ce20">
            <text:p>16,512</text:p>
          </table:table-cell>
          <table:table-cell office:value-type="float" office:value="-9.3451999999999984" table:formula="of:=[.H470]-[.G470]" table:style-name="ce21">
            <text:p>-9,35</text:p>
          </table:table-cell>
          <table:table-cell office:value-type="float" office:value="-9.2919999999999998" table:style-name="ce22">
            <text:p>-9,29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-5.3199999999998582E-2" table:formula="of:=[.I470]-([.J470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91D</text:p>
          </table:table-cell>
          <table:table-cell office:value-type="string" table:style-name="ce15">
            <text:p>9230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2380187100000004" table:style-name="ce18">
            <text:p>-07,2380187</text:p>
          </table:table-cell>
          <table:table-cell office:value-type="float" office:value="-39.415605499999998" table:style-name="ce18">
            <text:p>-39,4156055</text:p>
          </table:table-cell>
          <table:table-cell office:value-type="float" office:value="446.28030000000001" table:style-name="ce19">
            <text:p>446,2803</text:p>
          </table:table-cell>
          <table:table-cell office:value-type="float" office:value="436.05099999999999" table:style-name="ce20">
            <text:p>436,051</text:p>
          </table:table-cell>
          <table:table-cell office:value-type="float" office:value="-10.229300000000023" table:formula="of:=[.H471]-[.G471]" table:style-name="ce21">
            <text:p>-10,23</text:p>
          </table:table-cell>
          <table:table-cell office:value-type="float" office:value="-10.259" table:style-name="ce22">
            <text:p>-10,26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2.9699999999976967E-2" table:formula="of:=[.I471]-([.J471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91E</text:p>
          </table:table-cell>
          <table:table-cell office:value-type="string" table:style-name="ce15">
            <text:p>9230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2386367399999996" table:style-name="ce18">
            <text:p>-07,2386367</text:p>
          </table:table-cell>
          <table:table-cell office:value-type="float" office:value="-39.415315" table:style-name="ce18">
            <text:p>-39,4153150</text:p>
          </table:table-cell>
          <table:table-cell office:value-type="float" office:value="441.9511" table:style-name="ce19">
            <text:p>441,9511</text:p>
          </table:table-cell>
          <table:table-cell office:value-type="float" office:value="431.63" table:style-name="ce20">
            <text:p>431,630</text:p>
          </table:table-cell>
          <table:table-cell office:value-type="float" office:value="-10.321100000000001" table:formula="of:=[.H472]-[.G472]" table:style-name="ce21">
            <text:p>-10,32</text:p>
          </table:table-cell>
          <table:table-cell office:value-type="float" office:value="-10.259" table:style-name="ce22">
            <text:p>-10,26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6.2100000000000932E-2" table:formula="of:=[.I472]-([.J472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65A</text:p>
          </table:table-cell>
          <table:table-cell office:value-type="string" table:style-name="ce15">
            <text:p>9230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0935271499999999" table:style-name="ce18">
            <text:p>-07,0935272</text:p>
          </table:table-cell>
          <table:table-cell office:value-type="float" office:value="-39.679095770000004" table:style-name="ce18">
            <text:p>-39,6790958</text:p>
          </table:table-cell>
          <table:table-cell office:value-type="float" office:value="458.154" table:style-name="ce19">
            <text:p>458,1540</text:p>
          </table:table-cell>
          <table:table-cell office:value-type="float" office:value="447.90499999999997" table:style-name="ce20">
            <text:p>447,905</text:p>
          </table:table-cell>
          <table:table-cell office:value-type="float" office:value="-10.249000000000024" table:formula="of:=[.H473]-[.G473]" table:style-name="ce21">
            <text:p>-10,25</text:p>
          </table:table-cell>
          <table:table-cell office:value-type="float" office:value="-10.209" table:style-name="ce22">
            <text:p>-10,21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4.0000000000024016E-2" table:formula="of:=[.I473]-([.J473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90H</text:p>
          </table:table-cell>
          <table:table-cell office:value-type="string" table:style-name="ce15">
            <text:p>9231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2168025099999999" table:style-name="ce18">
            <text:p>-07,2168025</text:p>
          </table:table-cell>
          <table:table-cell office:value-type="float" office:value="-39.27296424" table:style-name="ce18">
            <text:p>-39,2729642</text:p>
          </table:table-cell>
          <table:table-cell office:value-type="float" office:value="406.07619999999997" table:style-name="ce19">
            <text:p>406,0762</text:p>
          </table:table-cell>
          <table:table-cell office:value-type="float" office:value="395.81099999999998" table:style-name="ce20">
            <text:p>395,811</text:p>
          </table:table-cell>
          <table:table-cell office:value-type="float" office:value="-10.265199999999993" table:formula="of:=[.H474]-[.G474]" table:style-name="ce21">
            <text:p>-10,27</text:p>
          </table:table-cell>
          <table:table-cell office:value-type="float" office:value="-10.352" table:style-name="ce22">
            <text:p>-10,35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8.6800000000007316E-2" table:formula="of:=[.I474]-([.J474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02M</text:p>
          </table:table-cell>
          <table:table-cell office:value-type="string" table:style-name="ce15">
            <text:p>9231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3089347900000003" table:style-name="ce18">
            <text:p>-07,3089348</text:p>
          </table:table-cell>
          <table:table-cell office:value-type="float" office:value="-39.559217799999999" table:style-name="ce18">
            <text:p>-39,5592178</text:p>
          </table:table-cell>
          <table:table-cell office:value-type="float" office:value="916.65509999999995" table:style-name="ce19">
            <text:p>916,6551</text:p>
          </table:table-cell>
          <table:table-cell office:value-type="float" office:value="906.702" table:style-name="ce20">
            <text:p>906,702</text:p>
          </table:table-cell>
          <table:table-cell office:value-type="float" office:value="-9.9530999999999494" table:formula="of:=[.H475]-[.G475]" table:style-name="ce21">
            <text:p>-9,95</text:p>
          </table:table-cell>
          <table:table-cell office:value-type="float" office:value="-10.021000000000001" table:style-name="ce22">
            <text:p>-10,02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6.7900000000051364E-2" table:formula="of:=[.I475]-([.J475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69A</text:p>
          </table:table-cell>
          <table:table-cell office:value-type="string" table:style-name="ce15">
            <text:p>9231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8741214800000003" table:style-name="ce18">
            <text:p>-06,8741215</text:p>
          </table:table-cell>
          <table:table-cell office:value-type="float" office:value="-39.504149290000001" table:style-name="ce18">
            <text:p>-39,5041493</text:p>
          </table:table-cell>
          <table:table-cell office:value-type="float" office:value="337.85849999999999" table:style-name="ce19">
            <text:p>337,8585</text:p>
          </table:table-cell>
          <table:table-cell office:value-type="float" office:value="327.23200000000003" table:style-name="ce20">
            <text:p>327,232</text:p>
          </table:table-cell>
          <table:table-cell office:value-type="float" office:value="-10.626499999999965" table:formula="of:=[.H476]-[.G476]" table:style-name="ce21">
            <text:p>-10,63</text:p>
          </table:table-cell>
          <table:table-cell office:value-type="float" office:value="-10.637" table:style-name="ce22">
            <text:p>-10,64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1.0500000000035925E-2" table:formula="of:=[.I476]-([.J476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69L</text:p>
          </table:table-cell>
          <table:table-cell office:value-type="string" table:style-name="ce15">
            <text:p>9231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7912906900000003" table:style-name="ce18">
            <text:p>-06,7912907</text:p>
          </table:table-cell>
          <table:table-cell office:value-type="float" office:value="-39.305681700000001" table:style-name="ce18">
            <text:p>-39,3056817</text:p>
          </table:table-cell>
          <table:table-cell office:value-type="float" office:value="308.30119999999999" table:style-name="ce19">
            <text:p>308,3012</text:p>
          </table:table-cell>
          <table:table-cell office:value-type="float" office:value="297.58300000000003" table:style-name="ce20">
            <text:p>297,583</text:p>
          </table:table-cell>
          <table:table-cell office:value-type="float" office:value="-10.718199999999968" table:formula="of:=[.H477]-[.G477]" table:style-name="ce21">
            <text:p>-10,72</text:p>
          </table:table-cell>
          <table:table-cell office:value-type="float" office:value="-10.608000000000001" table:style-name="ce22">
            <text:p>-10,61</text:p>
          </table:table-cell>
          <table:table-cell office:value-type="float" office:value="0.06" table:style-name="ce22">
            <text:p>0,06</text:p>
          </table:table-cell>
          <table:table-cell office:value-type="float" office:value="-0.11019999999996699" table:formula="of:=[.I477]-([.J477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48H</text:p>
          </table:table-cell>
          <table:table-cell office:value-type="string" table:style-name="ce15">
            <text:p>9232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69292964" table:style-name="ce18">
            <text:p>-03,6929296</text:p>
          </table:table-cell>
          <table:table-cell office:value-type="float" office:value="-38.586690050000001" table:style-name="ce18">
            <text:p>-38,5866901</text:p>
          </table:table-cell>
          <table:table-cell office:value-type="float" office:value="4.4043000000000001" table:style-name="ce19">
            <text:p>04,4043</text:p>
          </table:table-cell>
          <table:table-cell office:value-type="float" office:value="-4.91" table:style-name="ce20">
            <text:p>-04,910</text:p>
          </table:table-cell>
          <table:table-cell office:value-type="float" office:value="-9.3142999999999994" table:formula="of:=[.H478]-[.G478]" table:style-name="ce21">
            <text:p>-9,31</text:p>
          </table:table-cell>
          <table:table-cell office:value-type="float" office:value="-9.3350000000000009" table:style-name="ce22">
            <text:p>-9,34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2.0700000000001495E-2" table:formula="of:=[.I478]-([.J478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62H</text:p>
          </table:table-cell>
          <table:table-cell office:value-type="string" table:style-name="ce15">
            <text:p>9233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7834587300000004" table:style-name="ce18">
            <text:p>-04,7834587</text:p>
          </table:table-cell>
          <table:table-cell office:value-type="float" office:value="-40.074810579999998" table:style-name="ce18">
            <text:p>-40,0748106</text:p>
          </table:table-cell>
          <table:table-cell office:value-type="float" office:value="690.58839999999998" table:style-name="ce19">
            <text:p>690,5884</text:p>
          </table:table-cell>
          <table:table-cell office:value-type="float" office:value="678.17100000000005" table:style-name="ce20">
            <text:p>678,171</text:p>
          </table:table-cell>
          <table:table-cell office:value-type="float" office:value="-12.41739999999993" table:formula="of:=[.H479]-[.G479]" table:style-name="ce21">
            <text:p>-12,42</text:p>
          </table:table-cell>
          <table:table-cell office:value-type="float" office:value="-12.396000000000001" table:style-name="ce22">
            <text:p>-12,40</text:p>
          </table:table-cell>
          <table:table-cell office:value-type="float" office:value="0.06" table:style-name="ce22">
            <text:p>0,06</text:p>
          </table:table-cell>
          <table:table-cell office:value-type="float" office:value="-2.1399999999928809E-2" table:formula="of:=[.I479]-([.J47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62E</text:p>
          </table:table-cell>
          <table:table-cell office:value-type="string" table:style-name="ce15">
            <text:p>9233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7414067400000004" table:style-name="ce18">
            <text:p>-04,7414067</text:p>
          </table:table-cell>
          <table:table-cell office:value-type="float" office:value="-40.131809959999998" table:style-name="ce18">
            <text:p>-40,1318100</text:p>
          </table:table-cell>
          <table:table-cell office:value-type="float" office:value="672.62239999999997" table:style-name="ce19">
            <text:p>672,6224</text:p>
          </table:table-cell>
          <table:table-cell office:value-type="float" office:value="659.73" table:style-name="ce20">
            <text:p>659,730</text:p>
          </table:table-cell>
          <table:table-cell office:value-type="float" office:value="-12.892399999999952" table:formula="of:=[.H480]-[.G480]" table:style-name="ce21">
            <text:p>-12,89</text:p>
          </table:table-cell>
          <table:table-cell office:value-type="float" office:value="-12.846" table:style-name="ce22">
            <text:p>-12,85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4.6399999999952257E-2" table:formula="of:=[.I480]-([.J480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62U</text:p>
          </table:table-cell>
          <table:table-cell office:value-type="string" table:style-name="ce15">
            <text:p>9233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2017681500000004" table:style-name="ce18">
            <text:p>-05,2017682</text:p>
          </table:table-cell>
          <table:table-cell office:value-type="float" office:value="-40.687039810000002" table:style-name="ce18">
            <text:p>-40,6870398</text:p>
          </table:table-cell>
          <table:table-cell office:value-type="float" office:value="300.5933" table:style-name="ce19">
            <text:p>300,5933</text:p>
          </table:table-cell>
          <table:table-cell office:value-type="float" office:value="286.06700000000001" table:style-name="ce20">
            <text:p>286,067</text:p>
          </table:table-cell>
          <table:table-cell office:value-type="float" office:value="-14.526299999999992" table:formula="of:=[.H481]-[.G481]" table:style-name="ce21">
            <text:p>-14,53</text:p>
          </table:table-cell>
          <table:table-cell office:value-type="float" office:value="-14.484" table:style-name="ce22">
            <text:p>-14,48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4.2299999999992011E-2" table:formula="of:=[.I481]-([.J481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04B</text:p>
          </table:table-cell>
          <table:table-cell office:value-type="string" table:style-name="ce15">
            <text:p>9233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2196129999999998" table:style-name="ce18">
            <text:p>-05,2196130</text:p>
          </table:table-cell>
          <table:table-cell office:value-type="float" office:value="-40.590539079999999" table:style-name="ce18">
            <text:p>-40,5905391</text:p>
          </table:table-cell>
          <table:table-cell office:value-type="float" office:value="335.31760000000003" table:style-name="ce19">
            <text:p>335,3176</text:p>
          </table:table-cell>
          <table:table-cell office:value-type="float" office:value="321.02600000000001" table:style-name="ce20">
            <text:p>321,026</text:p>
          </table:table-cell>
          <table:table-cell office:value-type="float" office:value="-14.291600000000017" table:formula="of:=[.H482]-[.G482]" table:style-name="ce21">
            <text:p>-14,29</text:p>
          </table:table-cell>
          <table:table-cell office:value-type="float" office:value="-14.236000000000001" table:style-name="ce22">
            <text:p>-14,24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5.5600000000016081E-2" table:formula="of:=[.I482]-([.J482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69M</text:p>
          </table:table-cell>
          <table:table-cell office:value-type="string" table:style-name="ce15">
            <text:p>9233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21499091" table:style-name="ce18">
            <text:p>-06,2149909</text:p>
          </table:table-cell>
          <table:table-cell office:value-type="float" office:value="-40.685989820000003" table:style-name="ce18">
            <text:p>-40,6859898</text:p>
          </table:table-cell>
          <table:table-cell office:value-type="float" office:value="475.33120000000002" table:style-name="ce19">
            <text:p>475,3312</text:p>
          </table:table-cell>
          <table:table-cell office:value-type="float" office:value="462.44900000000001" table:style-name="ce20">
            <text:p>462,449</text:p>
          </table:table-cell>
          <table:table-cell office:value-type="float" office:value="-12.882200000000012" table:formula="of:=[.H483]-[.G483]" table:style-name="ce21">
            <text:p>-12,88</text:p>
          </table:table-cell>
          <table:table-cell office:value-type="float" office:value="-12.808" table:style-name="ce22">
            <text:p>-12,81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7.4200000000011812E-2" table:formula="of:=[.I483]-([.J483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74H</text:p>
          </table:table-cell>
          <table:table-cell office:value-type="string" table:style-name="ce15">
            <text:p>9233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22764162" table:style-name="ce18">
            <text:p>-06,2276416</text:p>
          </table:table-cell>
          <table:table-cell office:value-type="float" office:value="-40.675376999999997" table:style-name="ce18">
            <text:p>-40,6753770</text:p>
          </table:table-cell>
          <table:table-cell office:value-type="float" office:value="475.53609999999998" table:style-name="ce19">
            <text:p>475,5361</text:p>
          </table:table-cell>
          <table:table-cell office:value-type="float" office:value="462.68799999999999" table:style-name="ce20">
            <text:p>462,688</text:p>
          </table:table-cell>
          <table:table-cell office:value-type="float" office:value="-12.848099999999988" table:formula="of:=[.H484]-[.G484]" table:style-name="ce21">
            <text:p>-12,85</text:p>
          </table:table-cell>
          <table:table-cell office:value-type="float" office:value="-12.772" table:style-name="ce22">
            <text:p>-12,77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7.6099999999987844E-2" table:formula="of:=[.I484]-([.J484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22G</text:p>
          </table:table-cell>
          <table:table-cell office:value-type="string" table:style-name="ce15">
            <text:p>9234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5810757500000001" table:style-name="ce18">
            <text:p>-05,5810758</text:p>
          </table:table-cell>
          <table:table-cell office:value-type="float" office:value="-39.36340603" table:style-name="ce18">
            <text:p>-39,3634060</text:p>
          </table:table-cell>
          <table:table-cell office:value-type="float" office:value="175.25309999999999" table:style-name="ce19">
            <text:p>175,2531</text:p>
          </table:table-cell>
          <table:table-cell office:value-type="float" office:value="164.44900000000001" table:style-name="ce20">
            <text:p>164,449</text:p>
          </table:table-cell>
          <table:table-cell office:value-type="float" office:value="-10.804099999999977" table:formula="of:=[.H485]-[.G485]" table:style-name="ce21">
            <text:p>-10,80</text:p>
          </table:table-cell>
          <table:table-cell office:value-type="float" office:value="-10.709" table:style-name="ce22">
            <text:p>-10,71</text:p>
          </table:table-cell>
          <table:table-cell office:value-type="float" office:value="6.3E-2" table:style-name="ce22">
            <text:p>0,06</text:p>
          </table:table-cell>
          <table:table-cell office:value-type="float" office:value="-9.5099999999977314E-2" table:formula="of:=[.I485]-([.J485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22F</text:p>
          </table:table-cell>
          <table:table-cell office:value-type="string" table:style-name="ce15">
            <text:p>9234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5891932300000002" table:style-name="ce18">
            <text:p>-05,5891932</text:p>
          </table:table-cell>
          <table:table-cell office:value-type="float" office:value="-39.377470760000001" table:style-name="ce18">
            <text:p>-39,3774708</text:p>
          </table:table-cell>
          <table:table-cell office:value-type="float" office:value="184.80260000000001" table:style-name="ce19">
            <text:p>184,8026</text:p>
          </table:table-cell>
          <table:table-cell office:value-type="float" office:value="173.947" table:style-name="ce20">
            <text:p>173,947</text:p>
          </table:table-cell>
          <table:table-cell office:value-type="float" office:value="-10.85560000000001" table:formula="of:=[.H486]-[.G486]" table:style-name="ce21">
            <text:p>-10,86</text:p>
          </table:table-cell>
          <table:table-cell office:value-type="float" office:value="-10.736000000000001" table:style-name="ce22">
            <text:p>-10,74</text:p>
          </table:table-cell>
          <table:table-cell office:value-type="float" office:value="6.3E-2" table:style-name="ce22">
            <text:p>0,06</text:p>
          </table:table-cell>
          <table:table-cell office:value-type="float" office:value="-0.11960000000000903" table:formula="of:=[.I486]-([.J486])" table:style-name="ce2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459I</text:p>
          </table:table-cell>
          <table:table-cell office:value-type="string" table:style-name="ce15">
            <text:p>9234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9787752100000002" table:style-name="ce18">
            <text:p>-04,9787752</text:p>
          </table:table-cell>
          <table:table-cell office:value-type="float" office:value="-39.018882400000003" table:style-name="ce18">
            <text:p>-39,0188824</text:p>
          </table:table-cell>
          <table:table-cell office:value-type="float" office:value="185.8904" table:style-name="ce19">
            <text:p>185,8904</text:p>
          </table:table-cell>
          <table:table-cell office:value-type="float" office:value="176.44399999999999" table:style-name="ce20">
            <text:p>176,444</text:p>
          </table:table-cell>
          <table:table-cell office:value-type="float" office:value="-9.4464000000000112" table:formula="of:=[.H487]-[.G487]" table:style-name="ce21">
            <text:p>-9,45</text:p>
          </table:table-cell>
          <table:table-cell office:value-type="float" office:value="-9.4510000000000005" table:style-name="ce22">
            <text:p>-9,45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4.5999999999892793E-3" table:formula="of:=[.I487]-([.J48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459F</text:p>
          </table:table-cell>
          <table:table-cell office:value-type="string" table:style-name="ce15">
            <text:p>9234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9715749799999998" table:style-name="ce18">
            <text:p>-04,9715750</text:p>
          </table:table-cell>
          <table:table-cell office:value-type="float" office:value="-39.028092520000001" table:style-name="ce18">
            <text:p>-39,0280925</text:p>
          </table:table-cell>
          <table:table-cell office:value-type="float" office:value="186.36160000000001" table:style-name="ce19">
            <text:p>186,3616</text:p>
          </table:table-cell>
          <table:table-cell office:value-type="float" office:value="176.892" table:style-name="ce20">
            <text:p>176,892</text:p>
          </table:table-cell>
          <table:table-cell office:value-type="float" office:value="-9.469600000000014" table:formula="of:=[.H488]-[.G488]" table:style-name="ce21">
            <text:p>-9,47</text:p>
          </table:table-cell>
          <table:table-cell office:value-type="float" office:value="-9.468" table:style-name="ce22">
            <text:p>-9,47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1.6000000000140346E-3" table:formula="of:=[.I488]-([.J488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34V</text:p>
          </table:table-cell>
          <table:table-cell office:value-type="string" table:style-name="ce15">
            <text:p>9234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0984171800000002" table:style-name="ce18">
            <text:p>-07,0984172</text:p>
          </table:table-cell>
          <table:table-cell office:value-type="float" office:value="-40.384897090000003" table:style-name="ce18">
            <text:p>-40,3848971</text:p>
          </table:table-cell>
          <table:table-cell office:value-type="float" office:value="596.55730000000005" table:style-name="ce19">
            <text:p>596,5573</text:p>
          </table:table-cell>
          <table:table-cell office:value-type="float" office:value="585.745" table:style-name="ce20">
            <text:p>585,745</text:p>
          </table:table-cell>
          <table:table-cell office:value-type="float" office:value="-10.81230000000005" table:formula="of:=[.H489]-[.G489]" table:style-name="ce21">
            <text:p>-10,81</text:p>
          </table:table-cell>
          <table:table-cell office:value-type="float" office:value="-10.85" table:style-name="ce22">
            <text:p>-10,85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3.7699999999949441E-2" table:formula="of:=[.I489]-([.J489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29C</text:p>
          </table:table-cell>
          <table:table-cell office:value-type="string" table:style-name="ce15">
            <text:p>9234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0845148399999998" table:style-name="ce18">
            <text:p>-07,0845148</text:p>
          </table:table-cell>
          <table:table-cell office:value-type="float" office:value="-40.316334449999999" table:style-name="ce18">
            <text:p>-40,3163345</text:p>
          </table:table-cell>
          <table:table-cell office:value-type="float" office:value="602.86670000000004" table:style-name="ce19">
            <text:p>602,8667</text:p>
          </table:table-cell>
          <table:table-cell office:value-type="float" office:value="592.06200000000001" table:style-name="ce20">
            <text:p>592,062</text:p>
          </table:table-cell>
          <table:table-cell office:value-type="float" office:value="-10.804700000000025" table:formula="of:=[.H490]-[.G490]" table:style-name="ce21">
            <text:p>-10,80</text:p>
          </table:table-cell>
          <table:table-cell office:value-type="float" office:value="-10.721" table:style-name="ce22">
            <text:p>-10,72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8.3700000000025199E-2" table:formula="of:=[.I490]-([.J490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97P</text:p>
          </table:table-cell>
          <table:table-cell office:value-type="string" table:style-name="ce15">
            <text:p>9235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0102285699999998" table:style-name="ce18">
            <text:p>-06,0102286</text:p>
          </table:table-cell>
          <table:table-cell office:value-type="float" office:value="-38.389389459999997" table:style-name="ce18">
            <text:p>-38,3893895</text:p>
          </table:table-cell>
          <table:table-cell office:value-type="float" office:value="183.464" table:style-name="ce19">
            <text:p>183,4640</text:p>
          </table:table-cell>
          <table:table-cell office:value-type="float" office:value="175.36099999999999" table:style-name="ce20">
            <text:p>175,361</text:p>
          </table:table-cell>
          <table:table-cell office:value-type="float" office:value="-8.1030000000000086" table:formula="of:=[.H491]-[.G491]" table:style-name="ce21">
            <text:p>-8,10</text:p>
          </table:table-cell>
          <table:table-cell office:value-type="float" office:value="-8.08" table:style-name="ce22">
            <text:p>-8,08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2.3000000000008569E-2" table:formula="of:=[.I491]-([.J491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96F</text:p>
          </table:table-cell>
          <table:table-cell office:value-type="string" table:style-name="ce15">
            <text:p>9235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0132435099999997" table:style-name="ce18">
            <text:p>-06,0132435</text:p>
          </table:table-cell>
          <table:table-cell office:value-type="float" office:value="-38.331247900000001" table:style-name="ce18">
            <text:p>-38,3312479</text:p>
          </table:table-cell>
          <table:table-cell office:value-type="float" office:value="182.88759999999999" table:style-name="ce19">
            <text:p>182,8876</text:p>
          </table:table-cell>
          <table:table-cell office:value-type="float" office:value="174.83600000000001" table:style-name="ce20">
            <text:p>174,836</text:p>
          </table:table-cell>
          <table:table-cell office:value-type="float" office:value="-8.0515999999999792" table:formula="of:=[.H492]-[.G492]" table:style-name="ce21">
            <text:p>-8,05</text:p>
          </table:table-cell>
          <table:table-cell office:value-type="float" office:value="-7.9950000000000001" table:style-name="ce22">
            <text:p>-8,00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5.6599999999979111E-2" table:formula="of:=[.I492]-([.J492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91F</text:p>
          </table:table-cell>
          <table:table-cell office:value-type="string" table:style-name="ce15">
            <text:p>9235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94819912" table:style-name="ce18">
            <text:p>-04,9481991</text:p>
          </table:table-cell>
          <table:table-cell office:value-type="float" office:value="-37.992320540000001" table:style-name="ce18">
            <text:p>-37,9923205</text:p>
          </table:table-cell>
          <table:table-cell office:value-type="float" office:value="23.8415" table:style-name="ce19">
            <text:p>23,8415</text:p>
          </table:table-cell>
          <table:table-cell office:value-type="float" office:value="15.74" table:style-name="ce20">
            <text:p>15,740</text:p>
          </table:table-cell>
          <table:table-cell office:value-type="float" office:value="-8.1014999999999997" table:formula="of:=[.H493]-[.G493]" table:style-name="ce21">
            <text:p>-8,10</text:p>
          </table:table-cell>
          <table:table-cell office:value-type="float" office:value="-8.0739999999999998" table:style-name="ce22">
            <text:p>-8,07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2.7499999999999858E-2" table:formula="of:=[.I493]-([.J493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91H</text:p>
          </table:table-cell>
          <table:table-cell office:value-type="string" table:style-name="ce15">
            <text:p>9235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97089728" table:style-name="ce18">
            <text:p>-04,9708973</text:p>
          </table:table-cell>
          <table:table-cell office:value-type="float" office:value="-38.009491509999997" table:style-name="ce18">
            <text:p>-38,0094915</text:p>
          </table:table-cell>
          <table:table-cell office:value-type="float" office:value="28.905000000000001" table:style-name="ce19">
            <text:p>28,9050</text:p>
          </table:table-cell>
          <table:table-cell office:value-type="float" office:value="20.774000000000001" table:style-name="ce20">
            <text:p>20,774</text:p>
          </table:table-cell>
          <table:table-cell office:value-type="float" office:value="-8.1310000000000002" table:formula="of:=[.H494]-[.G494]" table:style-name="ce21">
            <text:p>-8,13</text:p>
          </table:table-cell>
          <table:table-cell office:value-type="float" office:value="-8.0619999999999994" table:style-name="ce22">
            <text:p>-8,06</text:p>
          </table:table-cell>
          <table:table-cell office:value-type="float" office:value="0.06" table:style-name="ce22">
            <text:p>0,06</text:p>
          </table:table-cell>
          <table:table-cell office:value-type="float" office:value="-6.9000000000000838E-2" table:formula="of:=[.I494]-([.J494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N</text:p>
          </table:table-cell>
          <table:table-cell office:value-type="string" table:style-name="ce15">
            <text:p>9235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69172162" table:style-name="ce18">
            <text:p>-07,6917216</text:p>
          </table:table-cell>
          <table:table-cell office:value-type="float" office:value="-39.009099569999997" table:style-name="ce18">
            <text:p>-39,0090996</text:p>
          </table:table-cell>
          <table:table-cell office:value-type="float" office:value="446.37150000000003" table:style-name="ce19">
            <text:p>446,3715</text:p>
          </table:table-cell>
          <table:table-cell office:value-type="float" office:value="436.39600000000002" table:style-name="ce20">
            <text:p>436,396</text:p>
          </table:table-cell>
          <table:table-cell office:value-type="float" office:value="-9.9755000000000109" table:formula="of:=[.H495]-[.G495]" table:style-name="ce21">
            <text:p>-9,98</text:p>
          </table:table-cell>
          <table:table-cell office:value-type="float" office:value="-9.9" table:style-name="ce22">
            <text:p>-9,90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7.5500000000010559E-2" table:formula="of:=[.I495]-([.J495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31E</text:p>
          </table:table-cell>
          <table:table-cell office:value-type="string" table:style-name="ce15">
            <text:p>9235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1871036899999998" table:style-name="ce18">
            <text:p>-07,1871037</text:p>
          </table:table-cell>
          <table:table-cell office:value-type="float" office:value="-38.773315150000002" table:style-name="ce18">
            <text:p>-38,7733152</text:p>
          </table:table-cell>
          <table:table-cell office:value-type="float" office:value="421.21539999999999" table:style-name="ce19">
            <text:p>421,2154</text:p>
          </table:table-cell>
          <table:table-cell office:value-type="float" office:value="411.41399999999999" table:style-name="ce20">
            <text:p>411,414</text:p>
          </table:table-cell>
          <table:table-cell office:value-type="float" office:value="-9.801400000000001" table:formula="of:=[.H496]-[.G496]" table:style-name="ce21">
            <text:p>-9,80</text:p>
          </table:table-cell>
          <table:table-cell office:value-type="float" office:value="-9.7569999999999997" table:style-name="ce22">
            <text:p>-9,76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4.4400000000001327E-2" table:formula="of:=[.I496]-([.J496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P</text:p>
          </table:table-cell>
          <table:table-cell office:value-type="string" table:style-name="ce15">
            <text:p>9236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7.2448903400000004" table:style-name="ce18">
            <text:p>-07,2448903</text:p>
          </table:table-cell>
          <table:table-cell office:value-type="float" office:value="-39.307058689999998" table:style-name="ce18">
            <text:p>-39,3070587</text:p>
          </table:table-cell>
          <table:table-cell office:value-type="float" office:value="430.88690000000003" table:style-name="ce19">
            <text:p>430,8869</text:p>
          </table:table-cell>
          <table:table-cell office:value-type="float" office:value="420.46" table:style-name="ce20">
            <text:p>420,460</text:p>
          </table:table-cell>
          <table:table-cell office:value-type="float" office:value="-10.426900000000046" table:formula="of:=[.H497]-[.G497]" table:style-name="ce21">
            <text:p>-10,43</text:p>
          </table:table-cell>
          <table:table-cell office:value-type="float" office:value="-10.348000000000001" table:style-name="ce22">
            <text:p>-10,35</text:p>
          </table:table-cell>
          <table:table-cell office:value-type="float" office:value="5.5E-2" table:style-name="ce22">
            <text:p>0,06</text:p>
          </table:table-cell>
          <table:table-cell office:value-type="float" office:value="-7.8900000000045267E-2" table:formula="of:=[.I497]-([.J497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31N</text:p>
          </table:table-cell>
          <table:table-cell office:value-type="string" table:style-name="ce15">
            <text:p>9236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7942169300000002" table:style-name="ce18">
            <text:p>-06,7942169</text:p>
          </table:table-cell>
          <table:table-cell office:value-type="float" office:value="-39.292215079999998" table:style-name="ce18">
            <text:p>-39,2922151</text:p>
          </table:table-cell>
          <table:table-cell office:value-type="float" office:value="312.12860000000001" table:style-name="ce19">
            <text:p>312,1286</text:p>
          </table:table-cell>
          <table:table-cell office:value-type="float" office:value="301.62200000000001" table:style-name="ce20">
            <text:p>301,622</text:p>
          </table:table-cell>
          <table:table-cell office:value-type="float" office:value="-10.506599999999992" table:formula="of:=[.H498]-[.G498]" table:style-name="ce21">
            <text:p>-10,51</text:p>
          </table:table-cell>
          <table:table-cell office:value-type="float" office:value="-10.606999999999999" table:style-name="ce22">
            <text:p>-10,61</text:p>
          </table:table-cell>
          <table:table-cell office:value-type="float" office:value="0.06" table:style-name="ce22">
            <text:p>0,06</text:p>
          </table:table-cell>
          <table:table-cell office:value-type="float" office:value="0.10040000000000759" table:formula="of:=[.I498]-([.J498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F</text:p>
          </table:table-cell>
          <table:table-cell office:value-type="string" table:style-name="ce15">
            <text:p>9236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5697378400000002" table:style-name="ce18">
            <text:p>-05,5697378</text:p>
          </table:table-cell>
          <table:table-cell office:value-type="float" office:value="-39.355654729999998" table:style-name="ce18">
            <text:p>-39,3556547</text:p>
          </table:table-cell>
          <table:table-cell office:value-type="float" office:value="175.73339999999999" table:style-name="ce19">
            <text:p>175,7334</text:p>
          </table:table-cell>
          <table:table-cell office:value-type="float" office:value="165.00299999999999" table:style-name="ce20">
            <text:p>165,003</text:p>
          </table:table-cell>
          <table:table-cell office:value-type="float" office:value="-10.730400000000003" table:formula="of:=[.H499]-[.G499]" table:style-name="ce21">
            <text:p>-10,73</text:p>
          </table:table-cell>
          <table:table-cell office:value-type="float" office:value="-10.695" table:style-name="ce22">
            <text:p>-10,70</text:p>
          </table:table-cell>
          <table:table-cell office:value-type="float" office:value="6.3E-2" table:style-name="ce22">
            <text:p>0,06</text:p>
          </table:table-cell>
          <table:table-cell office:value-type="float" office:value="-3.5400000000002763E-2" table:formula="of:=[.I499]-([.J499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G</text:p>
          </table:table-cell>
          <table:table-cell office:value-type="string" table:style-name="ce15">
            <text:p>9236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0906034099999999" table:style-name="ce18">
            <text:p>-06,0906034</text:p>
          </table:table-cell>
          <table:table-cell office:value-type="float" office:value="-39.460665550000002" table:style-name="ce18">
            <text:p>-39,4606656</text:p>
          </table:table-cell>
          <table:table-cell office:value-type="float" office:value="300.0428" table:style-name="ce19">
            <text:p>300,0428</text:p>
          </table:table-cell>
          <table:table-cell office:value-type="float" office:value="289.07499999999999" table:style-name="ce20">
            <text:p>289,075</text:p>
          </table:table-cell>
          <table:table-cell office:value-type="float" office:value="-10.967800000000011" table:formula="of:=[.H500]-[.G500]" table:style-name="ce21">
            <text:p>-10,97</text:p>
          </table:table-cell>
          <table:table-cell office:value-type="float" office:value="-11.048" table:style-name="ce22">
            <text:p>-11,05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8.0199999999988947E-2" table:formula="of:=[.I500]-([.J500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30U</text:p>
          </table:table-cell>
          <table:table-cell office:value-type="string" table:style-name="ce15">
            <text:p>9236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6499344899999997" table:style-name="ce18">
            <text:p>-06,6499345</text:p>
          </table:table-cell>
          <table:table-cell office:value-type="float" office:value="-38.696396679999999" table:style-name="ce18">
            <text:p>-38,6963967</text:p>
          </table:table-cell>
          <table:table-cell office:value-type="float" office:value="278.02629999999999" table:style-name="ce19">
            <text:p>278,0263</text:p>
          </table:table-cell>
          <table:table-cell office:value-type="float" office:value="268.36399999999998" table:style-name="ce20">
            <text:p>268,364</text:p>
          </table:table-cell>
          <table:table-cell office:value-type="float" office:value="-9.6623000000000161" table:formula="of:=[.H501]-[.G501]" table:style-name="ce21">
            <text:p>-9,66</text:p>
          </table:table-cell>
          <table:table-cell office:value-type="float" office:value="-9.7140000000000004" table:style-name="ce22">
            <text:p>-9,71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5.1699999999984314E-2" table:formula="of:=[.I501]-([.J501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M</text:p>
          </table:table-cell>
          <table:table-cell office:value-type="string" table:style-name="ce15">
            <text:p>9236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4064930799999997" table:style-name="ce18">
            <text:p>-06,4064931</text:p>
          </table:table-cell>
          <table:table-cell office:value-type="float" office:value="-38.862302380000003" table:style-name="ce18">
            <text:p>-38,8623024</text:p>
          </table:table-cell>
          <table:table-cell office:value-type="float" office:value="156.0301" table:style-name="ce19">
            <text:p>156,0301</text:p>
          </table:table-cell>
          <table:table-cell office:value-type="float" office:value="146.00700000000001" table:style-name="ce20">
            <text:p>146,007</text:p>
          </table:table-cell>
          <table:table-cell office:value-type="float" office:value="-10.023099999999999" table:formula="of:=[.H502]-[.G502]" table:style-name="ce21">
            <text:p>-10,02</text:p>
          </table:table-cell>
          <table:table-cell office:value-type="float" office:value="-10.002000000000001" table:style-name="ce22">
            <text:p>-10,00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2.1099999999998786E-2" table:formula="of:=[.I502]-([.J50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J</text:p>
          </table:table-cell>
          <table:table-cell office:value-type="string" table:style-name="ce15">
            <text:p>9236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9007457299999997" table:style-name="ce18">
            <text:p>-05,9007457</text:p>
          </table:table-cell>
          <table:table-cell office:value-type="float" office:value="-38.63092434" table:style-name="ce18">
            <text:p>-38,6309243</text:p>
          </table:table-cell>
          <table:table-cell office:value-type="float" office:value="122.6151" table:style-name="ce19">
            <text:p>122,6151</text:p>
          </table:table-cell>
          <table:table-cell office:value-type="float" office:value="113.61" table:style-name="ce20">
            <text:p>113,610</text:p>
          </table:table-cell>
          <table:table-cell office:value-type="float" office:value="-9.0050999999999988" table:formula="of:=[.H503]-[.G503]" table:style-name="ce21">
            <text:p>-9,01</text:p>
          </table:table-cell>
          <table:table-cell office:value-type="float" office:value="-9.032" table:style-name="ce22">
            <text:p>-9,03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2.6900000000001256E-2" table:formula="of:=[.I503]-([.J503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32M</text:p>
          </table:table-cell>
          <table:table-cell office:value-type="string" table:style-name="ce15">
            <text:p>9237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0045381400000002" table:style-name="ce18">
            <text:p>-06,0045381</text:p>
          </table:table-cell>
          <table:table-cell office:value-type="float" office:value="-40.298631380000003" table:style-name="ce18">
            <text:p>-40,2986314</text:p>
          </table:table-cell>
          <table:table-cell office:value-type="float" office:value="397.47190000000001" table:style-name="ce19">
            <text:p>397,4719</text:p>
          </table:table-cell>
          <table:table-cell office:value-type="float" office:value="385.32900000000001" table:style-name="ce20">
            <text:p>385,329</text:p>
          </table:table-cell>
          <table:table-cell office:value-type="float" office:value="-12.142899999999997" table:formula="of:=[.H504]-[.G504]" table:style-name="ce21">
            <text:p>-12,14</text:p>
          </table:table-cell>
          <table:table-cell office:value-type="float" office:value="-12.254" table:style-name="ce22">
            <text:p>-12,25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0.1111000000000022" table:formula="of:=[.I504]-([.J504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47S</text:p>
          </table:table-cell>
          <table:table-cell office:value-type="string" table:style-name="ce15">
            <text:p>9237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5406921999999996" table:style-name="ce18">
            <text:p>-05,5406922</text:p>
          </table:table-cell>
          <table:table-cell office:value-type="float" office:value="-40.769818360000002" table:style-name="ce18">
            <text:p>-40,7698184</text:p>
          </table:table-cell>
          <table:table-cell office:value-type="float" office:value="363.89299999999997" table:style-name="ce19">
            <text:p>363,8930</text:p>
          </table:table-cell>
          <table:table-cell office:value-type="float" office:value="349.67099999999999" table:style-name="ce20">
            <text:p>349,671</text:p>
          </table:table-cell>
          <table:table-cell office:value-type="float" office:value="-14.22199999999998" table:formula="of:=[.H505]-[.G505]" table:style-name="ce21">
            <text:p>-14,22</text:p>
          </table:table-cell>
          <table:table-cell office:value-type="float" office:value="-14.137" table:style-name="ce22">
            <text:p>-14,14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8.4999999999979536E-2" table:formula="of:=[.I505]-([.J505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T</text:p>
          </table:table-cell>
          <table:table-cell office:value-type="string" table:style-name="ce15">
            <text:p>9237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2117236699999996" table:style-name="ce18">
            <text:p>-05,2117237</text:p>
          </table:table-cell>
          <table:table-cell office:value-type="float" office:value="-40.702320759999999" table:style-name="ce18">
            <text:p>-40,7023208</text:p>
          </table:table-cell>
          <table:table-cell office:value-type="float" office:value="313.72809999999998" table:style-name="ce19">
            <text:p>313,7281</text:p>
          </table:table-cell>
          <table:table-cell office:value-type="float" office:value="299.221" table:style-name="ce20">
            <text:p>299,221</text:p>
          </table:table-cell>
          <table:table-cell office:value-type="float" office:value="-14.50709999999998" table:formula="of:=[.H506]-[.G506]" table:style-name="ce21">
            <text:p>-14,51</text:p>
          </table:table-cell>
          <table:table-cell office:value-type="float" office:value="-14.491" table:style-name="ce22">
            <text:p>-14,49</text:p>
          </table:table-cell>
          <table:table-cell office:value-type="float" office:value="6.2E-2" table:style-name="ce22">
            <text:p>0,06</text:p>
          </table:table-cell>
          <table:table-cell office:value-type="float" office:value="-1.6099999999980241E-2" table:formula="of:=[.I506]-([.J50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D</text:p>
          </table:table-cell>
          <table:table-cell office:value-type="string" table:style-name="ce15">
            <text:p>9237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7945798799999997" table:style-name="ce18">
            <text:p>-04,7945799</text:p>
          </table:table-cell>
          <table:table-cell office:value-type="float" office:value="-40.063016660000002" table:style-name="ce18">
            <text:p>-40,0630167</text:p>
          </table:table-cell>
          <table:table-cell office:value-type="float" office:value="704.66610000000003" table:style-name="ce19">
            <text:p>704,6661</text:p>
          </table:table-cell>
          <table:table-cell office:value-type="float" office:value="692.41300000000001" table:style-name="ce20">
            <text:p>692,413</text:p>
          </table:table-cell>
          <table:table-cell office:value-type="float" office:value="-12.253100000000018" table:formula="of:=[.H507]-[.G507]" table:style-name="ce21">
            <text:p>-12,25</text:p>
          </table:table-cell>
          <table:table-cell office:value-type="float" office:value="-12.33" table:style-name="ce22">
            <text:p>-12,33</text:p>
          </table:table-cell>
          <table:table-cell office:value-type="float" office:value="0.06" table:style-name="ce22">
            <text:p>0,06</text:p>
          </table:table-cell>
          <table:table-cell office:value-type="float" office:value="7.6899999999982427E-2" table:formula="of:=[.I507]-([.J507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47N</text:p>
          </table:table-cell>
          <table:table-cell office:value-type="string" table:style-name="ce15">
            <text:p>9237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7084092000000002" table:style-name="ce18">
            <text:p>-04,7084092</text:p>
          </table:table-cell>
          <table:table-cell office:value-type="float" office:value="-40.558468509999997" table:style-name="ce18">
            <text:p>-40,5584685</text:p>
          </table:table-cell>
          <table:table-cell office:value-type="float" office:value="252.1574" table:style-name="ce19">
            <text:p>252,1574</text:p>
          </table:table-cell>
          <table:table-cell office:value-type="float" office:value="237.27099999999999" table:style-name="ce20">
            <text:p>237,271</text:p>
          </table:table-cell>
          <table:table-cell office:value-type="float" office:value="-14.886400000000009" table:formula="of:=[.H508]-[.G508]" table:style-name="ce21">
            <text:p>-14,89</text:p>
          </table:table-cell>
          <table:table-cell office:value-type="float" office:value="-14.920999999999999" table:style-name="ce22">
            <text:p>-14,92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3.4599999999990416E-2" table:formula="of:=[.I508]-([.J508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4309H</text:p>
          </table:table-cell>
          <table:table-cell office:value-type="string" table:style-name="ce27">
            <text:p>92378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CE</text:p>
          </table:table-cell>
          <table:table-cell office:value-type="float" office:value="-6.3498594500000003" table:style-name="ce30">
            <text:p>-06,3498595</text:p>
          </table:table-cell>
          <table:table-cell office:value-type="float" office:value="-39.292949159999999" table:style-name="ce30">
            <text:p>-39,2929492</text:p>
          </table:table-cell>
          <table:table-cell office:value-type="float" office:value="216.06989999999999" table:style-name="ce31">
            <text:p>216,0699</text:p>
          </table:table-cell>
          <table:table-cell office:value-type="float" office:value="205.1" table:style-name="ce32">
            <text:p>205,100</text:p>
          </table:table-cell>
          <table:table-cell office:value-type="float" office:value="-10.969899999999996" table:formula="of:=[.H509]-[.G509]" table:style-name="ce33">
            <text:p>-10,97</text:p>
          </table:table-cell>
          <table:table-cell office:value-type="float" office:value="-11.112" table:style-name="ce33">
            <text:p>-11,11</text:p>
          </table:table-cell>
          <table:table-cell office:value-type="float" office:value="6.8000000000000005E-2" table:style-name="ce33">
            <text:p>0,07</text:p>
          </table:table-cell>
          <table:table-cell office:value-type="float" office:value="0.14210000000000456" table:formula="of:=[.I509]-([.J509])" table:style-name="ce3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L</text:p>
          </table:table-cell>
          <table:table-cell office:value-type="string" table:style-name="ce15">
            <text:p>9238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9365198399999999" table:style-name="ce18">
            <text:p>-04,9365198</text:p>
          </table:table-cell>
          <table:table-cell office:value-type="float" office:value="-37.983699129999998" table:style-name="ce18">
            <text:p>-37,9836991</text:p>
          </table:table-cell>
          <table:table-cell office:value-type="float" office:value="20.8019" table:style-name="ce19">
            <text:p>20,8019</text:p>
          </table:table-cell>
          <table:table-cell office:value-type="float" office:value="12.734999999999999" table:style-name="ce20">
            <text:p>12,735</text:p>
          </table:table-cell>
          <table:table-cell office:value-type="float" office:value="-8.0669000000000004" table:formula="of:=[.H510]-[.G510]" table:style-name="ce21">
            <text:p>-8,07</text:p>
          </table:table-cell>
          <table:table-cell office:value-type="float" office:value="-8.08" table:style-name="ce22">
            <text:p>-8,08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1.3099999999999667E-2" table:formula="of:=[.I510]-([.J510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X</text:p>
          </table:table-cell>
          <table:table-cell office:value-type="string" table:style-name="ce15">
            <text:p>9238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9799477300000001" table:style-name="ce18">
            <text:p>-04,9799477</text:p>
          </table:table-cell>
          <table:table-cell office:value-type="float" office:value="-38.989375019999997" table:style-name="ce18">
            <text:p>-38,9893750</text:p>
          </table:table-cell>
          <table:table-cell office:value-type="float" office:value="207.98050000000001" table:style-name="ce19">
            <text:p>207,9805</text:p>
          </table:table-cell>
          <table:table-cell office:value-type="float" office:value="198.68700000000001" table:style-name="ce20">
            <text:p>198,687</text:p>
          </table:table-cell>
          <table:table-cell office:value-type="float" office:value="-9.2934999999999945" table:formula="of:=[.H511]-[.G511]" table:style-name="ce21">
            <text:p>-9,29</text:p>
          </table:table-cell>
          <table:table-cell office:value-type="float" office:value="-9.3710000000000004" table:style-name="ce22">
            <text:p>-9,37</text:p>
          </table:table-cell>
          <table:table-cell office:value-type="float" office:value="6.2E-2" table:style-name="ce22">
            <text:p>0,06</text:p>
          </table:table-cell>
          <table:table-cell office:value-type="float" office:value="7.7500000000005898E-2" table:formula="of:=[.I511]-([.J511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C</text:p>
          </table:table-cell>
          <table:table-cell office:value-type="string" table:style-name="ce15">
            <text:p>9238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3472334400000001" table:style-name="ce18">
            <text:p>-04,3472334</text:p>
          </table:table-cell>
          <table:table-cell office:value-type="float" office:value="-39.301061599999997" table:style-name="ce18">
            <text:p>-39,3010616</text:p>
          </table:table-cell>
          <table:table-cell office:value-type="float" office:value="140.54140000000001" table:style-name="ce19">
            <text:p>140,5414</text:p>
          </table:table-cell>
          <table:table-cell office:value-type="float" office:value="129.923" table:style-name="ce20">
            <text:p>129,923</text:p>
          </table:table-cell>
          <table:table-cell office:value-type="float" office:value="-10.618400000000008" table:formula="of:=[.H512]-[.G512]" table:style-name="ce21">
            <text:p>-10,62</text:p>
          </table:table-cell>
          <table:table-cell office:value-type="float" office:value="-10.685" table:style-name="ce22">
            <text:p>-10,69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6.6599999999992221E-2" table:formula="of:=[.I512]-([.J512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E</text:p>
          </table:table-cell>
          <table:table-cell office:value-type="string" table:style-name="ce15">
            <text:p>9238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8473890500000003" table:style-name="ce18">
            <text:p>-04,8473891</text:p>
          </table:table-cell>
          <table:table-cell office:value-type="float" office:value="-39.576476630000002" table:style-name="ce18">
            <text:p>-39,5764766</text:p>
          </table:table-cell>
          <table:table-cell office:value-type="float" office:value="309.08699999999999" table:style-name="ce19">
            <text:p>309,0870</text:p>
          </table:table-cell>
          <table:table-cell office:value-type="float" office:value="298.291" table:style-name="ce20">
            <text:p>298,291</text:p>
          </table:table-cell>
          <table:table-cell office:value-type="float" office:value="-10.795999999999992" table:formula="of:=[.H513]-[.G513]" table:style-name="ce21">
            <text:p>-10,80</text:p>
          </table:table-cell>
          <table:table-cell office:value-type="float" office:value="-10.911" table:style-name="ce22">
            <text:p>-10,91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0.11500000000000732" table:formula="of:=[.I513]-([.J513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4B</text:p>
          </table:table-cell>
          <table:table-cell office:value-type="string" table:style-name="ce15">
            <text:p>9238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8474936500000001" table:style-name="ce18">
            <text:p>-03,8474937</text:p>
          </table:table-cell>
          <table:table-cell office:value-type="float" office:value="-38.609191580000001" table:style-name="ce18">
            <text:p>-38,6091916</text:p>
          </table:table-cell>
          <table:table-cell office:value-type="float" office:value="33.034700000000001" table:style-name="ce19">
            <text:p>33,0347</text:p>
          </table:table-cell>
          <table:table-cell office:value-type="float" office:value="23.667999999999999" table:style-name="ce20">
            <text:p>23,668</text:p>
          </table:table-cell>
          <table:table-cell office:value-type="float" office:value="-9.3667000000000016" table:formula="of:=[.H514]-[.G514]" table:style-name="ce21">
            <text:p>-9,37</text:p>
          </table:table-cell>
          <table:table-cell office:value-type="float" office:value="-9.391" table:style-name="ce22">
            <text:p>-9,39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2.4299999999998434E-2" table:formula="of:=[.I514]-([.J514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50S</text:p>
          </table:table-cell>
          <table:table-cell office:value-type="string" table:style-name="ce15">
            <text:p>9239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2.9190885600000001" table:style-name="ce18">
            <text:p>-02,9190886</text:p>
          </table:table-cell>
          <table:table-cell office:value-type="float" office:value="-39.918899699999997" table:style-name="ce18">
            <text:p>-39,9188997</text:p>
          </table:table-cell>
          <table:table-cell office:value-type="float" office:value="17.7576" table:style-name="ce19">
            <text:p>17,7576</text:p>
          </table:table-cell>
          <table:table-cell office:value-type="float" office:value="4.702" table:style-name="ce20">
            <text:p>04,702</text:p>
          </table:table-cell>
          <table:table-cell office:value-type="float" office:value="-13.0556" table:formula="of:=[.H515]-[.G515]" table:style-name="ce21">
            <text:p>-13,06</text:p>
          </table:table-cell>
          <table:table-cell office:value-type="float" office:value="-13.167999999999999" table:style-name="ce22">
            <text:p>-13,17</text:p>
          </table:table-cell>
          <table:table-cell office:value-type="float" office:value="7.8E-2" table:style-name="ce22">
            <text:p>0,08</text:p>
          </table:table-cell>
          <table:table-cell office:value-type="float" office:value="0.11239999999999917" table:formula="of:=[.I515]-([.J515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4309V</text:p>
          </table:table-cell>
          <table:table-cell office:value-type="string" table:style-name="ce27">
            <text:p>92398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CE</text:p>
          </table:table-cell>
          <table:table-cell office:value-type="float" office:value="-4.5789116600000002" table:style-name="ce30">
            <text:p>-04,5789117</text:p>
          </table:table-cell>
          <table:table-cell office:value-type="float" office:value="-38.367199569999997" table:style-name="ce30">
            <text:p>-38,3671996</text:p>
          </table:table-cell>
          <table:table-cell office:value-type="float" office:value="62.037199999999999" table:style-name="ce31">
            <text:p>62,0372</text:p>
          </table:table-cell>
          <table:table-cell office:value-type="float" office:value="53.57" table:style-name="ce32">
            <text:p>53,570</text:p>
          </table:table-cell>
          <table:table-cell office:value-type="float" office:value="-8.4671999999999983" table:formula="of:=[.H516]-[.G516]" table:style-name="ce33">
            <text:p>-8,47</text:p>
          </table:table-cell>
          <table:table-cell office:value-type="float" office:value="-8.6080000000000005" table:style-name="ce33">
            <text:p>-8,61</text:p>
          </table:table-cell>
          <table:table-cell office:value-type="float" office:value="6.7000000000000004E-2" table:style-name="ce33">
            <text:p>0,07</text:p>
          </table:table-cell>
          <table:table-cell office:value-type="float" office:value="0.14080000000000226" table:formula="of:=[.I516]-([.J516])" table:style-name="ce3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91N</text:p>
          </table:table-cell>
          <table:table-cell office:value-type="string" table:style-name="ce15">
            <text:p>9240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2621665" table:style-name="ce18">
            <text:p>-03,7262167</text:p>
          </table:table-cell>
          <table:table-cell office:value-type="float" office:value="-38.474612229999998" table:style-name="ce18">
            <text:p>-38,4746122</text:p>
          </table:table-cell>
          <table:table-cell office:value-type="float" office:value="57.614199999999997" table:style-name="ce19">
            <text:p>57,6142</text:p>
          </table:table-cell>
          <table:table-cell office:value-type="float" office:value="48.418999999999997" table:style-name="ce20">
            <text:p>48,419</text:p>
          </table:table-cell>
          <table:table-cell office:value-type="float" office:value="-9.1951999999999998" table:formula="of:=[.H517]-[.G517]" table:style-name="ce21">
            <text:p>-9,20</text:p>
          </table:table-cell>
          <table:table-cell office:value-type="float" office:value="-9.18" table:style-name="ce22">
            <text:p>-9,18</text:p>
          </table:table-cell>
          <table:table-cell office:value-type="float" office:value="4.7E-2" table:style-name="ce22">
            <text:p>0,05</text:p>
          </table:table-cell>
          <table:table-cell office:value-type="float" office:value="-1.5200000000000102E-2" table:formula="of:=[.I517]-([.J51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9A</text:p>
          </table:table-cell>
          <table:table-cell office:value-type="string" table:style-name="ce15">
            <text:p>9240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9417917" table:style-name="ce18">
            <text:p>-03,7941792</text:p>
          </table:table-cell>
          <table:table-cell office:value-type="float" office:value="-38.557573329999997" table:style-name="ce18">
            <text:p>-38,5575733</text:p>
          </table:table-cell>
          <table:table-cell office:value-type="float" office:value="29.0153" table:style-name="ce19">
            <text:p>29,0153</text:p>
          </table:table-cell>
          <table:table-cell office:value-type="float" office:value="19.704000000000001" table:style-name="ce20">
            <text:p>19,704</text:p>
          </table:table-cell>
          <table:table-cell office:value-type="float" office:value="-9.3112999999999992" table:formula="of:=[.H518]-[.G518]" table:style-name="ce21">
            <text:p>-9,31</text:p>
          </table:table-cell>
          <table:table-cell office:value-type="float" office:value="-9.2850000000000001" table:style-name="ce22">
            <text:p>-9,29</text:p>
          </table:table-cell>
          <table:table-cell office:value-type="float" office:value="4.3999999999999997E-2" table:style-name="ce22">
            <text:p>0,04</text:p>
          </table:table-cell>
          <table:table-cell office:value-type="float" office:value="-2.6299999999999102E-2" table:formula="of:=[.I518]-([.J518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36G</text:p>
          </table:table-cell>
          <table:table-cell office:value-type="string" table:style-name="ce15">
            <text:p>9655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146095799999999" table:style-name="ce18">
            <text:p>-03,7146096</text:p>
          </table:table-cell>
          <table:table-cell office:value-type="float" office:value="-38.476830069999998" table:style-name="ce18">
            <text:p>-38,4768301</text:p>
          </table:table-cell>
          <table:table-cell office:value-type="float" office:value="3.6711999999999998" table:style-name="ce19">
            <text:p>03,6712</text:p>
          </table:table-cell>
          <table:table-cell office:value-type="float" office:value="-5.4989999999999997" table:style-name="ce20">
            <text:p>-05,499</text:p>
          </table:table-cell>
          <table:table-cell office:value-type="float" office:value="-9.1701999999999995" table:formula="of:=[.H519]-[.G519]" table:style-name="ce21">
            <text:p>-9,17</text:p>
          </table:table-cell>
          <table:table-cell office:value-type="float" office:value="-9.1820000000000004" table:style-name="ce22">
            <text:p>-9,18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1.1800000000000921E-2" table:formula="of:=[.I519]-([.J519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87R</text:p>
          </table:table-cell>
          <table:table-cell office:value-type="string" table:style-name="ce15">
            <text:p>9655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437879999999999" table:style-name="ce18">
            <text:p>-03,7437880</text:p>
          </table:table-cell>
          <table:table-cell office:value-type="float" office:value="-38.619378390000001" table:style-name="ce18">
            <text:p>-38,6193784</text:p>
          </table:table-cell>
          <table:table-cell office:value-type="float" office:value="18.3081" table:style-name="ce19">
            <text:p>18,3081</text:p>
          </table:table-cell>
          <table:table-cell office:value-type="float" office:value="8.9290000000000003" table:style-name="ce20">
            <text:p>08,929</text:p>
          </table:table-cell>
          <table:table-cell office:value-type="float" office:value="-9.3790999999999993" table:formula="of:=[.H520]-[.G520]" table:style-name="ce21">
            <text:p>-9,38</text:p>
          </table:table-cell>
          <table:table-cell office:value-type="float" office:value="-9.36" table:style-name="ce22">
            <text:p>-9,36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1.9099999999999895E-2" table:formula="of:=[.I520]-([.J520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48D</text:p>
          </table:table-cell>
          <table:table-cell office:value-type="string" table:style-name="ce15">
            <text:p>9655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3729172100000002" table:style-name="ce18">
            <text:p>-03,3729172</text:p>
          </table:table-cell>
          <table:table-cell office:value-type="float" office:value="-39.294504969999998" table:style-name="ce18">
            <text:p>-39,2945050</text:p>
          </table:table-cell>
          <table:table-cell office:value-type="float" office:value="49.934399999999997" table:style-name="ce19">
            <text:p>49,9344</text:p>
          </table:table-cell>
          <table:table-cell office:value-type="float" office:value="38.902999999999999" table:style-name="ce20">
            <text:p>38,903</text:p>
          </table:table-cell>
          <table:table-cell office:value-type="float" office:value="-11.031399999999998" table:formula="of:=[.H521]-[.G521]" table:style-name="ce21">
            <text:p>-11,03</text:p>
          </table:table-cell>
          <table:table-cell office:value-type="float" office:value="-11.084" table:style-name="ce22">
            <text:p>-11,08</text:p>
          </table:table-cell>
          <table:table-cell office:value-type="float" office:value="7.8E-2" table:style-name="ce22">
            <text:p>0,08</text:p>
          </table:table-cell>
          <table:table-cell office:value-type="float" office:value="5.2600000000001756E-2" table:formula="of:=[.I521]-([.J521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57J</text:p>
          </table:table-cell>
          <table:table-cell office:value-type="string" table:style-name="ce15">
            <text:p>9657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145980000000001" table:style-name="ce18">
            <text:p>-03,7145980</text:p>
          </table:table-cell>
          <table:table-cell office:value-type="float" office:value="-38.476816380000002" table:style-name="ce18">
            <text:p>-38,4768164</text:p>
          </table:table-cell>
          <table:table-cell office:value-type="float" office:value="3.7585999999999999" table:style-name="ce19">
            <text:p>03,7586</text:p>
          </table:table-cell>
          <table:table-cell office:value-type="float" office:value="-5.3810000000000002" table:style-name="ce20">
            <text:p>-05,381</text:p>
          </table:table-cell>
          <table:table-cell office:value-type="float" office:value="-9.1395999999999997" table:formula="of:=[.H522]-[.G522]" table:style-name="ce21">
            <text:p>-9,14</text:p>
          </table:table-cell>
          <table:table-cell office:value-type="float" office:value="-9.1820000000000004" table:style-name="ce22">
            <text:p>-9,18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4.2400000000000659E-2" table:formula="of:=[.I522]-([.J522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57L</text:p>
          </table:table-cell>
          <table:table-cell office:value-type="string" table:style-name="ce15">
            <text:p>9657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0633919" table:style-name="ce18">
            <text:p>-03,7063392</text:p>
          </table:table-cell>
          <table:table-cell office:value-type="float" office:value="-38.473200329999997" table:style-name="ce18">
            <text:p>-38,4732003</text:p>
          </table:table-cell>
          <table:table-cell office:value-type="float" office:value="3.8715999999999999" table:style-name="ce19">
            <text:p>03,8716</text:p>
          </table:table-cell>
          <table:table-cell office:value-type="float" office:value="-5.2539999999999996" table:style-name="ce20">
            <text:p>-05,254</text:p>
          </table:table-cell>
          <table:table-cell office:value-type="float" office:value="-9.1255999999999986" table:formula="of:=[.H523]-[.G523]" table:style-name="ce21">
            <text:p>-9,13</text:p>
          </table:table-cell>
          <table:table-cell office:value-type="float" office:value="-9.1769999999999996" table:style-name="ce22">
            <text:p>-9,18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5.1400000000001E-2" table:formula="of:=[.I523]-([.J523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52M</text:p>
          </table:table-cell>
          <table:table-cell office:value-type="string" table:style-name="ce15">
            <text:p>9657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577928300000001" table:style-name="ce18">
            <text:p>-03,7577928</text:p>
          </table:table-cell>
          <table:table-cell office:value-type="float" office:value="-39.742550729999998" table:style-name="ce18">
            <text:p>-39,7425507</text:p>
          </table:table-cell>
          <table:table-cell office:value-type="float" office:value="181.82730000000001" table:style-name="ce19">
            <text:p>181,8273</text:p>
          </table:table-cell>
          <table:table-cell office:value-type="float" office:value="169.29599999999999" table:style-name="ce20">
            <text:p>169,296</text:p>
          </table:table-cell>
          <table:table-cell office:value-type="float" office:value="-12.531300000000016" table:formula="of:=[.H524]-[.G524]" table:style-name="ce21">
            <text:p>-12,53</text:p>
          </table:table-cell>
          <table:table-cell office:value-type="float" office:value="-12.552" table:style-name="ce22">
            <text:p>-12,55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2.0699999999983731E-2" table:formula="of:=[.I524]-([.J524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59G</text:p>
          </table:table-cell>
          <table:table-cell office:value-type="string" table:style-name="ce15">
            <text:p>9657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1906708400000001" table:style-name="ce18">
            <text:p>-03,1906708</text:p>
          </table:table-cell>
          <table:table-cell office:value-type="float" office:value="-40.740969679999999" table:style-name="ce18">
            <text:p>-40,7409697</text:p>
          </table:table-cell>
          <table:table-cell office:value-type="float" office:value="56.835000000000001" table:style-name="ce19">
            <text:p>56,8350</text:p>
          </table:table-cell>
          <table:table-cell office:value-type="float" office:value="41.691000000000003" table:style-name="ce20">
            <text:p>41,691</text:p>
          </table:table-cell>
          <table:table-cell office:value-type="float" office:value="-15.143999999999998" table:formula="of:=[.H525]-[.G525]" table:style-name="ce21">
            <text:p>-15,14</text:p>
          </table:table-cell>
          <table:table-cell office:value-type="float" office:value="-15.288" table:style-name="ce22">
            <text:p>-15,29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0.1440000000000019" table:formula="of:=[.I525]-([.J525])" table:style-name="ce2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3"/>521A</text:p>
          </table:table-cell>
          <table:table-cell office:value-type="string" table:style-name="ce35">
            <text:p>96579</text:p>
          </table:table-cell>
          <table:table-cell office:value-type="string" table:style-name="ce36">
            <text:p>NORDESTE</text:p>
          </table:table-cell>
          <table:table-cell office:value-type="string" table:style-name="ce37">
            <text:p>CE</text:p>
          </table:table-cell>
          <table:table-cell office:value-type="float" office:value="-3.8365114299999998" table:style-name="ce38">
            <text:p>-03,8365114</text:p>
          </table:table-cell>
          <table:table-cell office:value-type="float" office:value="-40.940040170000003" table:style-name="ce38">
            <text:p>-40,9400402</text:p>
          </table:table-cell>
          <table:table-cell office:value-type="float" office:value="870.81039999999996" table:style-name="ce39">
            <text:p>870,8104</text:p>
          </table:table-cell>
          <table:table-cell office:value-type="float" office:value="856.23500000000001" table:style-name="ce40">
            <text:p>856,235</text:p>
          </table:table-cell>
          <table:table-cell office:value-type="float" office:value="-14.575399999999945" table:formula="of:=[.H526]-[.G526]" table:style-name="ce41">
            <text:p>-14,58</text:p>
          </table:table-cell>
          <table:table-cell office:value-type="float" office:value="-14.872" table:style-name="ce41">
            <text:p>-14,87</text:p>
          </table:table-cell>
          <table:table-cell office:value-type="float" office:value="8.2000000000000003E-2" table:style-name="ce41">
            <text:p>0,08</text:p>
          </table:table-cell>
          <table:table-cell office:value-type="float" office:value="0.29660000000005482" table:formula="of:=[.I526]-([.J526])" table:style-name="ce41">
            <text:p>0,3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06H</text:p>
          </table:table-cell>
          <table:table-cell office:value-type="string" table:style-name="ce15">
            <text:p>9658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4631635999999997" table:style-name="ce18">
            <text:p>-04,4631636</text:p>
          </table:table-cell>
          <table:table-cell office:value-type="float" office:value="-40.160556139999997" table:style-name="ce18">
            <text:p>-40,1605561</text:p>
          </table:table-cell>
          <table:table-cell office:value-type="float" office:value="244.45320000000001" table:style-name="ce19">
            <text:p>244,4532</text:p>
          </table:table-cell>
          <table:table-cell office:value-type="float" office:value="230.77799999999999" table:style-name="ce20">
            <text:p>230,778</text:p>
          </table:table-cell>
          <table:table-cell office:value-type="float" office:value="-13.675200000000018" table:formula="of:=[.H527]-[.G527]" table:style-name="ce21">
            <text:p>-13,68</text:p>
          </table:table-cell>
          <table:table-cell office:value-type="float" office:value="-13.705" table:style-name="ce22">
            <text:p>-13,71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2.9799999999982063E-2" table:formula="of:=[.I527]-([.J527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02H</text:p>
          </table:table-cell>
          <table:table-cell office:value-type="string" table:style-name="ce15">
            <text:p>9658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1829736200000003" table:style-name="ce18">
            <text:p>-05,1829736</text:p>
          </table:table-cell>
          <table:table-cell office:value-type="float" office:value="-38.44706455" table:style-name="ce18">
            <text:p>-38,4470646</text:p>
          </table:table-cell>
          <table:table-cell office:value-type="float" office:value="108.8252" table:style-name="ce19">
            <text:p>108,8252</text:p>
          </table:table-cell>
          <table:table-cell office:value-type="float" office:value="100.446" table:style-name="ce20">
            <text:p>100,446</text:p>
          </table:table-cell>
          <table:table-cell office:value-type="float" office:value="-8.3791999999999973" table:formula="of:=[.H528]-[.G528]" table:style-name="ce21">
            <text:p>-8,38</text:p>
          </table:table-cell>
          <table:table-cell office:value-type="float" office:value="-8.407" table:style-name="ce22">
            <text:p>-8,41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2.7800000000002711E-2" table:formula="of:=[.I528]-([.J528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97J</text:p>
          </table:table-cell>
          <table:table-cell office:value-type="string" table:style-name="ce15">
            <text:p>9658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5427321999999997" table:style-name="ce18">
            <text:p>-05,5427322</text:p>
          </table:table-cell>
          <table:table-cell office:value-type="float" office:value="-38.276634909999999" table:style-name="ce18">
            <text:p>-38,2766349</text:p>
          </table:table-cell>
          <table:table-cell office:value-type="float" office:value="85.986599999999996" table:style-name="ce19">
            <text:p>85,9866</text:p>
          </table:table-cell>
          <table:table-cell office:value-type="float" office:value="77.897999999999996" table:style-name="ce20">
            <text:p>77,898</text:p>
          </table:table-cell>
          <table:table-cell office:value-type="float" office:value="-8.0885999999999996" table:formula="of:=[.H529]-[.G529]" table:style-name="ce21">
            <text:p>-8,09</text:p>
          </table:table-cell>
          <table:table-cell office:value-type="float" office:value="-8.0980000000000008" table:style-name="ce22">
            <text:p>-8,10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9.4000000000011852E-3" table:formula="of:=[.I529]-([.J529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6F</text:p>
          </table:table-cell>
          <table:table-cell office:value-type="string" table:style-name="ce15">
            <text:p>9658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4.6875218099999998" table:style-name="ce18">
            <text:p>-04,6875218</text:p>
          </table:table-cell>
          <table:table-cell office:value-type="float" office:value="-37.394594949999998" table:style-name="ce18">
            <text:p>-37,3945950</text:p>
          </table:table-cell>
          <table:table-cell office:value-type="float" office:value="5.8689999999999998" table:style-name="ce19">
            <text:p>05,8690</text:p>
          </table:table-cell>
          <table:table-cell office:value-type="float" office:value="-2.1259999999999999" table:style-name="ce20">
            <text:p>-02,126</text:p>
          </table:table-cell>
          <table:table-cell office:value-type="float" office:value="-7.9949999999999992" table:formula="of:=[.H530]-[.G530]" table:style-name="ce21">
            <text:p>-8,00</text:p>
          </table:table-cell>
          <table:table-cell office:value-type="float" office:value="-8.048" table:style-name="ce22">
            <text:p>-8,05</text:p>
          </table:table-cell>
          <table:table-cell office:value-type="float" office:value="0.08" table:style-name="ce22">
            <text:p>0,08</text:p>
          </table:table-cell>
          <table:table-cell office:value-type="float" office:value="5.3000000000000824E-2" table:formula="of:=[.I530]-([.J530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57H</text:p>
          </table:table-cell>
          <table:table-cell office:value-type="string" table:style-name="ce15">
            <text:p>9659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3.7466008799999999" table:style-name="ce18">
            <text:p>-03,7466009</text:p>
          </table:table-cell>
          <table:table-cell office:value-type="float" office:value="-38.572566649999999" table:style-name="ce18">
            <text:p>-38,5725667</text:p>
          </table:table-cell>
          <table:table-cell office:value-type="float" office:value="15.3736" table:style-name="ce19">
            <text:p>15,3736</text:p>
          </table:table-cell>
          <table:table-cell office:value-type="float" office:value="6.0819999999999999" table:style-name="ce20">
            <text:p>06,082</text:p>
          </table:table-cell>
          <table:table-cell office:value-type="float" office:value="-9.291599999999999" table:formula="of:=[.H531]-[.G531]" table:style-name="ce21">
            <text:p>-9,29</text:p>
          </table:table-cell>
          <table:table-cell office:value-type="float" office:value="-9.2870000000000008" table:style-name="ce22">
            <text:p>-9,29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-4.5999999999981611E-3" table:formula="of:=[.I531]-([.J53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03F</text:p>
          </table:table-cell>
          <table:table-cell office:value-type="string" table:style-name="ce15">
            <text:p>9663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5.4420106500000003" table:style-name="ce18">
            <text:p>-05,4420107</text:p>
          </table:table-cell>
          <table:table-cell office:value-type="float" office:value="-40.039357860000003" table:style-name="ce18">
            <text:p>-40,0393579</text:p>
          </table:table-cell>
          <table:table-cell office:value-type="float" office:value="578.54819999999995" table:style-name="ce19">
            <text:p>578,5482</text:p>
          </table:table-cell>
          <table:table-cell office:value-type="float" office:value="566.63400000000001" table:style-name="ce20">
            <text:p>566,634</text:p>
          </table:table-cell>
          <table:table-cell office:value-type="float" office:value="-11.914199999999937" table:formula="of:=[.H532]-[.G532]" table:style-name="ce21">
            <text:p>-11,91</text:p>
          </table:table-cell>
          <table:table-cell office:value-type="float" office:value="-11.938000000000001" table:style-name="ce22">
            <text:p>-11,94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2.3800000000063548E-2" table:formula="of:=[.I532]-([.J53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31X</text:p>
          </table:table-cell>
          <table:table-cell office:value-type="string" table:style-name="ce15">
            <text:p>9663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CE</text:p>
          </table:table-cell>
          <table:table-cell office:value-type="float" office:value="-6.5432416499999997" table:style-name="ce18">
            <text:p>-06,5432417</text:p>
          </table:table-cell>
          <table:table-cell office:value-type="float" office:value="-39.899891760000003" table:style-name="ce18">
            <text:p>-39,8998918</text:p>
          </table:table-cell>
          <table:table-cell office:value-type="float" office:value="317.87189999999998" table:style-name="ce19">
            <text:p>317,8719</text:p>
          </table:table-cell>
          <table:table-cell office:value-type="float" office:value="306.774" table:style-name="ce20">
            <text:p>306,774</text:p>
          </table:table-cell>
          <table:table-cell office:value-type="float" office:value="-11.097899999999981" table:formula="of:=[.H533]-[.G533]" table:style-name="ce21">
            <text:p>-11,10</text:p>
          </table:table-cell>
          <table:table-cell office:value-type="float" office:value="-11.186999999999999" table:style-name="ce22">
            <text:p>-11,19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8.9100000000017943E-2" table:formula="of:=[.I533]-([.J533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9A</text:p>
          </table:table-cell>
          <table:table-cell office:value-type="string" table:style-name="ce15">
            <text:p>9082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2468168799999999" table:style-name="ce18">
            <text:p>-04,2468169</text:p>
          </table:table-cell>
          <table:table-cell office:value-type="float" office:value="-46.199048060000003" table:style-name="ce18">
            <text:p>-46,1990481</text:p>
          </table:table-cell>
          <table:table-cell office:value-type="float" office:value="295.63929999999999" table:style-name="ce19">
            <text:p>295,6393</text:p>
          </table:table-cell>
          <table:table-cell office:value-type="float" office:value="268.01" table:style-name="ce20">
            <text:p>268,010</text:p>
          </table:table-cell>
          <table:table-cell office:value-type="float" office:value="-27.629300000000001" table:formula="of:=[.H534]-[.G534]" table:style-name="ce21">
            <text:p>-27,63</text:p>
          </table:table-cell>
          <table:table-cell office:value-type="float" office:value="-27.736000000000001" table:style-name="ce22">
            <text:p>-27,74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0.10670000000000002" table:formula="of:=[.I534]-([.J534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8X</text:p>
          </table:table-cell>
          <table:table-cell office:value-type="string" table:style-name="ce15">
            <text:p>9115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2.3199255600000002" table:style-name="ce18">
            <text:p>-02,3199256</text:p>
          </table:table-cell>
          <table:table-cell office:value-type="float" office:value="-44.369171979999997" table:style-name="ce18">
            <text:p>-44,3691720</text:p>
          </table:table-cell>
          <table:table-cell office:value-type="float" office:value="40.976900000000001" table:style-name="ce19">
            <text:p>40,9769</text:p>
          </table:table-cell>
          <table:table-cell office:value-type="float" office:value="15.446" table:style-name="ce20">
            <text:p>15,446</text:p>
          </table:table-cell>
          <table:table-cell office:value-type="float" office:value="-25.530900000000003" table:formula="of:=[.H535]-[.G535]" table:style-name="ce21">
            <text:p>-25,53</text:p>
          </table:table-cell>
          <table:table-cell office:value-type="float" office:value="-25.556999999999999" table:style-name="ce22">
            <text:p>-25,56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2.6099999999996015E-2" table:formula="of:=[.I535]-([.J535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8J</text:p>
          </table:table-cell>
          <table:table-cell office:value-type="string" table:style-name="ce15">
            <text:p>9115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2.3154024" table:style-name="ce18">
            <text:p>-02,3154024</text:p>
          </table:table-cell>
          <table:table-cell office:value-type="float" office:value="-44.36917193" table:style-name="ce18">
            <text:p>-44,3691719</text:p>
          </table:table-cell>
          <table:table-cell office:value-type="float" office:value="44.755000000000003" table:style-name="ce19">
            <text:p>44,7550</text:p>
          </table:table-cell>
          <table:table-cell office:value-type="float" office:value="19.244" table:style-name="ce20">
            <text:p>19,244</text:p>
          </table:table-cell>
          <table:table-cell office:value-type="float" office:value="-25.511000000000003" table:formula="of:=[.H536]-[.G536]" table:style-name="ce21">
            <text:p>-25,51</text:p>
          </table:table-cell>
          <table:table-cell office:value-type="float" office:value="-25.536999999999999" table:style-name="ce22">
            <text:p>-25,54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2.5999999999996248E-2" table:formula="of:=[.I536]-([.J536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8Z</text:p>
          </table:table-cell>
          <table:table-cell office:value-type="string" table:style-name="ce15">
            <text:p>9117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2.3176638899999999" table:style-name="ce18">
            <text:p>-02,3176639</text:p>
          </table:table-cell>
          <table:table-cell office:value-type="float" office:value="-44.36804807" table:style-name="ce18">
            <text:p>-44,3680481</text:p>
          </table:table-cell>
          <table:table-cell office:value-type="float" office:value="41.749000000000002" table:style-name="ce19">
            <text:p>41,7490</text:p>
          </table:table-cell>
          <table:table-cell office:value-type="float" office:value="16.158999999999999" table:style-name="ce20">
            <text:p>16,159</text:p>
          </table:table-cell>
          <table:table-cell office:value-type="float" office:value="-25.590000000000003" table:formula="of:=[.H537]-[.G537]" table:style-name="ce21">
            <text:p>-25,59</text:p>
          </table:table-cell>
          <table:table-cell office:value-type="float" office:value="-25.542999999999999" table:style-name="ce22">
            <text:p>-25,54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4.700000000000415E-2" table:formula="of:=[.I537]-([.J537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9G</text:p>
          </table:table-cell>
          <table:table-cell office:value-type="string" table:style-name="ce15">
            <text:p>9215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4922497699999999" table:style-name="ce18">
            <text:p>-05,4922498</text:p>
          </table:table-cell>
          <table:table-cell office:value-type="float" office:value="-47.4958125" table:style-name="ce18">
            <text:p>-47,4958125</text:p>
          </table:table-cell>
          <table:table-cell office:value-type="float" office:value="121.80329999999999" table:style-name="ce19">
            <text:p>121,8033</text:p>
          </table:table-cell>
          <table:table-cell office:value-type="float" office:value="96.430999999999997" table:style-name="ce20">
            <text:p>96,431</text:p>
          </table:table-cell>
          <table:table-cell office:value-type="float" office:value="-25.372299999999996" table:formula="of:=[.H538]-[.G538]" table:style-name="ce21">
            <text:p>-25,37</text:p>
          </table:table-cell>
          <table:table-cell office:value-type="float" office:value="-25.324999999999999" table:style-name="ce22">
            <text:p>-25,33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4.7299999999996345E-2" table:formula="of:=[.I538]-([.J538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9H</text:p>
          </table:table-cell>
          <table:table-cell office:value-type="string" table:style-name="ce15">
            <text:p>9215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4918805300000004" table:style-name="ce18">
            <text:p>-05,4918805</text:p>
          </table:table-cell>
          <table:table-cell office:value-type="float" office:value="-47.49832808" table:style-name="ce18">
            <text:p>-47,4983281</text:p>
          </table:table-cell>
          <table:table-cell office:value-type="float" office:value="120.5795" table:style-name="ce19">
            <text:p>120,5795</text:p>
          </table:table-cell>
          <table:table-cell office:value-type="float" office:value="95.203999999999994" table:style-name="ce20">
            <text:p>95,204</text:p>
          </table:table-cell>
          <table:table-cell office:value-type="float" office:value="-25.375500000000002" table:formula="of:=[.H539]-[.G539]" table:style-name="ce21">
            <text:p>-25,38</text:p>
          </table:table-cell>
          <table:table-cell office:value-type="float" office:value="-25.324000000000002" table:style-name="ce22">
            <text:p>-25,32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5.1500000000000767E-2" table:formula="of:=[.I539]-([.J539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9J</text:p>
          </table:table-cell>
          <table:table-cell office:value-type="string" table:style-name="ce15">
            <text:p>9216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4898646600000003" table:style-name="ce18">
            <text:p>-05,4898647</text:p>
          </table:table-cell>
          <table:table-cell office:value-type="float" office:value="-47.49807732" table:style-name="ce18">
            <text:p>-47,4980773</text:p>
          </table:table-cell>
          <table:table-cell office:value-type="float" office:value="120.90179999999999" table:style-name="ce19">
            <text:p>120,9018</text:p>
          </table:table-cell>
          <table:table-cell office:value-type="float" office:value="95.549000000000007" table:style-name="ce20">
            <text:p>95,549</text:p>
          </table:table-cell>
          <table:table-cell office:value-type="float" office:value="-25.352799999999988" table:formula="of:=[.H540]-[.G540]" table:style-name="ce21">
            <text:p>-25,35</text:p>
          </table:table-cell>
          <table:table-cell office:value-type="float" office:value="-25.323" table:style-name="ce22">
            <text:p>-25,32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2.9799999999987392E-2" table:formula="of:=[.I540]-([.J54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9L</text:p>
          </table:table-cell>
          <table:table-cell office:value-type="string" table:style-name="ce15">
            <text:p>9216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4902264699999996" table:style-name="ce18">
            <text:p>-05,4902265</text:p>
          </table:table-cell>
          <table:table-cell office:value-type="float" office:value="-47.495603439999996" table:style-name="ce18">
            <text:p>-47,4956034</text:p>
          </table:table-cell>
          <table:table-cell office:value-type="float" office:value="122.83620000000001" table:style-name="ce19">
            <text:p>122,8362</text:p>
          </table:table-cell>
          <table:table-cell office:value-type="float" office:value="97.468999999999994" table:style-name="ce20">
            <text:p>97,469</text:p>
          </table:table-cell>
          <table:table-cell office:value-type="float" office:value="-25.367200000000011" table:formula="of:=[.H541]-[.G541]" table:style-name="ce21">
            <text:p>-25,37</text:p>
          </table:table-cell>
          <table:table-cell office:value-type="float" office:value="-25.324999999999999" table:style-name="ce22">
            <text:p>-25,33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4.2200000000011784E-2" table:formula="of:=[.I541]-([.J541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9M</text:p>
          </table:table-cell>
          <table:table-cell office:value-type="string" table:style-name="ce15">
            <text:p>9216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4765063999999999" table:style-name="ce18">
            <text:p>-05,4765064</text:p>
          </table:table-cell>
          <table:table-cell office:value-type="float" office:value="-47.499591180000003" table:style-name="ce18">
            <text:p>-47,4995912</text:p>
          </table:table-cell>
          <table:table-cell office:value-type="float" office:value="174.0951" table:style-name="ce19">
            <text:p>174,0951</text:p>
          </table:table-cell>
          <table:table-cell office:value-type="float" office:value="148.74799999999999" table:style-name="ce20">
            <text:p>148,748</text:p>
          </table:table-cell>
          <table:table-cell office:value-type="float" office:value="-25.347100000000012" table:formula="of:=[.H542]-[.G542]" table:style-name="ce21">
            <text:p>-25,35</text:p>
          </table:table-cell>
          <table:table-cell office:value-type="float" office:value="-25.315999999999999" table:style-name="ce22">
            <text:p>-25,32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3.1100000000012784E-2" table:formula="of:=[.I542]-([.J542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29X</text:p>
          </table:table-cell>
          <table:table-cell office:value-type="string" table:style-name="ce15">
            <text:p>9216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47458767" table:style-name="ce18">
            <text:p>-05,4745877</text:p>
          </table:table-cell>
          <table:table-cell office:value-type="float" office:value="-47.484566180000002" table:style-name="ce18">
            <text:p>-47,4845662</text:p>
          </table:table-cell>
          <table:table-cell office:value-type="float" office:value="186.01650000000001" table:style-name="ce19">
            <text:p>186,0165</text:p>
          </table:table-cell>
          <table:table-cell office:value-type="float" office:value="160.62799999999999" table:style-name="ce20">
            <text:p>160,628</text:p>
          </table:table-cell>
          <table:table-cell office:value-type="float" office:value="-25.388500000000022" table:formula="of:=[.H543]-[.G543]" table:style-name="ce21">
            <text:p>-25,39</text:p>
          </table:table-cell>
          <table:table-cell office:value-type="float" office:value="-25.327999999999999" table:style-name="ce22">
            <text:p>-25,33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6.0500000000022425E-2" table:formula="of:=[.I543]-([.J543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8B</text:p>
          </table:table-cell>
          <table:table-cell office:value-type="string" table:style-name="ce15">
            <text:p>9220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3.0563557700000001" table:style-name="ce18">
            <text:p>-03,0563558</text:p>
          </table:table-cell>
          <table:table-cell office:value-type="float" office:value="-45.638421510000001" table:style-name="ce18">
            <text:p>-45,6384215</text:p>
          </table:table-cell>
          <table:table-cell office:value-type="float" office:value="63.927999999999997" table:style-name="ce19">
            <text:p>63,9280</text:p>
          </table:table-cell>
          <table:table-cell office:value-type="float" office:value="35.658000000000001" table:style-name="ce20">
            <text:p>35,658</text:p>
          </table:table-cell>
          <table:table-cell office:value-type="float" office:value="-28.269999999999996" table:formula="of:=[.H544]-[.G544]" table:style-name="ce21">
            <text:p>-28,27</text:p>
          </table:table-cell>
          <table:table-cell office:value-type="float" office:value="-28.187999999999999" table:style-name="ce22">
            <text:p>-28,19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-8.1999999999997186E-2" table:formula="of:=[.I544]-([.J544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62X</text:p>
          </table:table-cell>
          <table:table-cell office:value-type="string" table:style-name="ce15">
            <text:p>9256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0217064899999997" table:style-name="ce18">
            <text:p>-04,0217065</text:p>
          </table:table-cell>
          <table:table-cell office:value-type="float" office:value="-45.754452379999996" table:style-name="ce18">
            <text:p>-45,7544524</text:p>
          </table:table-cell>
          <table:table-cell office:value-type="float" office:value="46.667099999999998" table:style-name="ce19">
            <text:p>46,6671</text:p>
          </table:table-cell>
          <table:table-cell office:value-type="float" office:value="18.399999999999999" table:style-name="ce20">
            <text:p>18,400</text:p>
          </table:table-cell>
          <table:table-cell office:value-type="float" office:value="-28.267099999999999" table:formula="of:=[.H545]-[.G545]" table:style-name="ce21">
            <text:p>-28,27</text:p>
          </table:table-cell>
          <table:table-cell office:value-type="float" office:value="-28.289000000000001" table:style-name="ce22">
            <text:p>-28,29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2.1900000000002251E-2" table:formula="of:=[.I545]-([.J54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62M</text:p>
          </table:table-cell>
          <table:table-cell office:value-type="string" table:style-name="ce15">
            <text:p>9256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3.9093154600000002" table:style-name="ce18">
            <text:p>-03,9093155</text:p>
          </table:table-cell>
          <table:table-cell office:value-type="float" office:value="-45.589766300000001" table:style-name="ce18">
            <text:p>-45,5897663</text:p>
          </table:table-cell>
          <table:table-cell office:value-type="float" office:value="37.1526" table:style-name="ce19">
            <text:p>37,1526</text:p>
          </table:table-cell>
          <table:table-cell office:value-type="float" office:value="8.8130000000000006" table:style-name="ce20">
            <text:p>08,813</text:p>
          </table:table-cell>
          <table:table-cell office:value-type="float" office:value="-28.339599999999997" table:formula="of:=[.H546]-[.G546]" table:style-name="ce21">
            <text:p>-28,34</text:p>
          </table:table-cell>
          <table:table-cell office:value-type="float" office:value="-28.411999999999999" table:style-name="ce22">
            <text:p>-28,41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7.2400000000001796E-2" table:formula="of:=[.I546]-([.J546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94A</text:p>
          </table:table-cell>
          <table:table-cell office:value-type="string" table:style-name="ce15">
            <text:p>9326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1188443799999996" table:style-name="ce18">
            <text:p>-04,1188444</text:p>
          </table:table-cell>
          <table:table-cell office:value-type="float" office:value="-44.12760445" table:style-name="ce18">
            <text:p>-44,1276045</text:p>
          </table:table-cell>
          <table:table-cell office:value-type="float" office:value="35.463099999999997" table:style-name="ce19">
            <text:p>35,4631</text:p>
          </table:table-cell>
          <table:table-cell office:value-type="float" office:value="10.096" table:style-name="ce20">
            <text:p>10,096</text:p>
          </table:table-cell>
          <table:table-cell office:value-type="float" office:value="-25.367099999999997" table:formula="of:=[.H547]-[.G547]" table:style-name="ce21">
            <text:p>-25,37</text:p>
          </table:table-cell>
          <table:table-cell office:value-type="float" office:value="-25.31" table:style-name="ce22">
            <text:p>-25,31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5.7099999999998374E-2" table:formula="of:=[.I547]-([.J547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66B</text:p>
          </table:table-cell>
          <table:table-cell office:value-type="string" table:style-name="ce15">
            <text:p>9326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2473061400000001" table:style-name="ce18">
            <text:p>-04,2473061</text:p>
          </table:table-cell>
          <table:table-cell office:value-type="float" office:value="-43.016677440000002" table:style-name="ce18">
            <text:p>-43,0166774</text:p>
          </table:table-cell>
          <table:table-cell office:value-type="float" office:value="63.091299999999997" table:style-name="ce19">
            <text:p>63,0913</text:p>
          </table:table-cell>
          <table:table-cell office:value-type="float" office:value="40.585000000000001" table:style-name="ce20">
            <text:p>40,585</text:p>
          </table:table-cell>
          <table:table-cell office:value-type="float" office:value="-22.506299999999996" table:formula="of:=[.H548]-[.G548]" table:style-name="ce21">
            <text:p>-22,51</text:p>
          </table:table-cell>
          <table:table-cell office:value-type="float" office:value="-22.44" table:style-name="ce22">
            <text:p>-22,44</text:p>
          </table:table-cell>
          <table:table-cell office:value-type="float" office:value="0.08" table:style-name="ce22">
            <text:p>0,08</text:p>
          </table:table-cell>
          <table:table-cell office:value-type="float" office:value="-6.6299999999994697E-2" table:formula="of:=[.I548]-([.J548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85H</text:p>
          </table:table-cell>
          <table:table-cell office:value-type="string" table:style-name="ce15">
            <text:p>9654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8127882299999998" table:style-name="ce18">
            <text:p>-04,8127882</text:p>
          </table:table-cell>
          <table:table-cell office:value-type="float" office:value="-43.344306619999998" table:style-name="ce18">
            <text:p>-43,3443066</text:p>
          </table:table-cell>
          <table:table-cell office:value-type="float" office:value="69.386099999999999" table:style-name="ce19">
            <text:p>69,3861</text:p>
          </table:table-cell>
          <table:table-cell office:value-type="float" office:value="46.113999999999997" table:style-name="ce20">
            <text:p>46,114</text:p>
          </table:table-cell>
          <table:table-cell office:value-type="float" office:value="-23.272100000000002" table:formula="of:=[.H549]-[.G549]" table:style-name="ce21">
            <text:p>-23,27</text:p>
          </table:table-cell>
          <table:table-cell office:value-type="float" office:value="-23.216999999999999" table:style-name="ce22">
            <text:p>-23,22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5.5100000000003035E-2" table:formula="of:=[.I549]-([.J549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66G</text:p>
          </table:table-cell>
          <table:table-cell office:value-type="string" table:style-name="ce15">
            <text:p>9654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3457438799999997" table:style-name="ce18">
            <text:p>-05,3457439</text:p>
          </table:table-cell>
          <table:table-cell office:value-type="float" office:value="-44.47522232" table:style-name="ce18">
            <text:p>-44,4752223</text:p>
          </table:table-cell>
          <table:table-cell office:value-type="float" office:value="126.794" table:style-name="ce19">
            <text:p>126,7940</text:p>
          </table:table-cell>
          <table:table-cell office:value-type="float" office:value="102.00700000000001" table:style-name="ce20">
            <text:p>102,007</text:p>
          </table:table-cell>
          <table:table-cell office:value-type="float" office:value="-24.786999999999992" table:formula="of:=[.H550]-[.G550]" table:style-name="ce21">
            <text:p>-24,79</text:p>
          </table:table-cell>
          <table:table-cell office:value-type="float" office:value="-24.693000000000001" table:style-name="ce22">
            <text:p>-24,69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-9.3999999999990536E-2" table:formula="of:=[.I550]-([.J550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54N</text:p>
          </table:table-cell>
          <table:table-cell office:value-type="string" table:style-name="ce15">
            <text:p>9654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7.0430843799999998" table:style-name="ce18">
            <text:p>-07,0430844</text:p>
          </table:table-cell>
          <table:table-cell office:value-type="float" office:value="-44.600254110000002" table:style-name="ce18">
            <text:p>-44,6002541</text:p>
          </table:table-cell>
          <table:table-cell office:value-type="float" office:value="262.85140000000001" table:style-name="ce19">
            <text:p>262,8514</text:p>
          </table:table-cell>
          <table:table-cell office:value-type="float" office:value="239.92099999999999" table:style-name="ce20">
            <text:p>239,921</text:p>
          </table:table-cell>
          <table:table-cell office:value-type="float" office:value="-22.93040000000002" table:formula="of:=[.H551]-[.G551]" table:style-name="ce21">
            <text:p>-22,93</text:p>
          </table:table-cell>
          <table:table-cell office:value-type="float" office:value="-22.977" table:style-name="ce22">
            <text:p>-22,98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4.6599999999980213E-2" table:formula="of:=[.I551]-([.J551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74P</text:p>
          </table:table-cell>
          <table:table-cell office:value-type="string" table:style-name="ce15">
            <text:p>9654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6.8974150700000001" table:style-name="ce18">
            <text:p>-06,8974151</text:p>
          </table:table-cell>
          <table:table-cell office:value-type="float" office:value="-46.172695849999997" table:style-name="ce18">
            <text:p>-46,1726959</text:p>
          </table:table-cell>
          <table:table-cell office:value-type="float" office:value="447.34519999999998" table:style-name="ce19">
            <text:p>447,3452</text:p>
          </table:table-cell>
          <table:table-cell office:value-type="float" office:value="422.70800000000003" table:style-name="ce20">
            <text:p>422,708</text:p>
          </table:table-cell>
          <table:table-cell office:value-type="float" office:value="-24.63719999999995" table:formula="of:=[.H552]-[.G552]" table:style-name="ce21">
            <text:p>-24,64</text:p>
          </table:table-cell>
          <table:table-cell office:value-type="float" office:value="-24.628" table:style-name="ce22">
            <text:p>-24,63</text:p>
          </table:table-cell>
          <table:table-cell office:value-type="float" office:value="9.9000000000000005E-2" table:style-name="ce22">
            <text:p>0,10</text:p>
          </table:table-cell>
          <table:table-cell office:value-type="float" office:value="-9.199999999950137E-3" table:formula="of:=[.I552]-([.J552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45L</text:p>
          </table:table-cell>
          <table:table-cell office:value-type="string" table:style-name="ce15">
            <text:p>9654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7687041499999996" table:style-name="ce18">
            <text:p>-05,7687042</text:p>
          </table:table-cell>
          <table:table-cell office:value-type="float" office:value="-46.070439530000002" table:style-name="ce18">
            <text:p>-46,0704395</text:p>
          </table:table-cell>
          <table:table-cell office:value-type="float" office:value="214.80099999999999" table:style-name="ce19">
            <text:p>214,8010</text:p>
          </table:table-cell>
          <table:table-cell office:value-type="float" office:value="188.416" table:style-name="ce20">
            <text:p>188,416</text:p>
          </table:table-cell>
          <table:table-cell office:value-type="float" office:value="-26.384999999999991" table:formula="of:=[.H553]-[.G553]" table:style-name="ce21">
            <text:p>-26,39</text:p>
          </table:table-cell>
          <table:table-cell office:value-type="float" office:value="-26.358000000000001" table:style-name="ce22">
            <text:p>-26,36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2.6999999999990365E-2" table:formula="of:=[.I553]-([.J553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15N</text:p>
          </table:table-cell>
          <table:table-cell office:value-type="string" table:style-name="ce15">
            <text:p>9654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4751654600000004" table:style-name="ce18">
            <text:p>-04,4751655</text:p>
          </table:table-cell>
          <table:table-cell office:value-type="float" office:value="-46.855094819999998" table:style-name="ce18">
            <text:p>-46,8550948</text:p>
          </table:table-cell>
          <table:table-cell office:value-type="float" office:value="166.04079999999999" table:style-name="ce19">
            <text:p>166,0408</text:p>
          </table:table-cell>
          <table:table-cell office:value-type="float" office:value="138.97200000000001" table:style-name="ce20">
            <text:p>138,972</text:p>
          </table:table-cell>
          <table:table-cell office:value-type="float" office:value="-27.068799999999982" table:formula="of:=[.H554]-[.G554]" table:style-name="ce21">
            <text:p>-27,07</text:p>
          </table:table-cell>
          <table:table-cell office:value-type="float" office:value="-27.045000000000002" table:style-name="ce22">
            <text:p>-27,05</text:p>
          </table:table-cell>
          <table:table-cell office:value-type="float" office:value="9.2999999999999999E-2" table:style-name="ce22">
            <text:p>0,09</text:p>
          </table:table-cell>
          <table:table-cell office:value-type="float" office:value="-2.3799999999980059E-2" table:formula="of:=[.I554]-([.J554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38C</text:p>
          </table:table-cell>
          <table:table-cell office:value-type="string" table:style-name="ce15">
            <text:p>9654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2.1824225199999998" table:style-name="ce18">
            <text:p>-02,1824225</text:p>
          </table:table-cell>
          <table:table-cell office:value-type="float" office:value="-45.873014589999997" table:style-name="ce18">
            <text:p>-45,8730146</text:p>
          </table:table-cell>
          <table:table-cell office:value-type="float" office:value="65.108400000000003" table:style-name="ce19">
            <text:p>65,1084</text:p>
          </table:table-cell>
          <table:table-cell office:value-type="float" office:value="38.012" table:style-name="ce20">
            <text:p>38,012</text:p>
          </table:table-cell>
          <table:table-cell office:value-type="float" office:value="-27.096400000000003" table:formula="of:=[.H555]-[.G555]" table:style-name="ce21">
            <text:p>-27,10</text:p>
          </table:table-cell>
          <table:table-cell office:value-type="float" office:value="-27.073" table:style-name="ce22">
            <text:p>-27,07</text:p>
          </table:table-cell>
          <table:table-cell office:value-type="float" office:value="9.6000000000000002E-2" table:style-name="ce22">
            <text:p>0,10</text:p>
          </table:table-cell>
          <table:table-cell office:value-type="float" office:value="-2.3400000000002308E-2" table:formula="of:=[.I555]-([.J55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58G</text:p>
          </table:table-cell>
          <table:table-cell office:value-type="string" table:style-name="ce15">
            <text:p>9654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3.5796312499999998" table:style-name="ce18">
            <text:p>-03,5796313</text:p>
          </table:table-cell>
          <table:table-cell office:value-type="float" office:value="-44.658179349999997" table:style-name="ce18">
            <text:p>-44,6581794</text:p>
          </table:table-cell>
          <table:table-cell office:value-type="float" office:value="13.9178" table:style-name="ce19">
            <text:p>13,9178</text:p>
          </table:table-cell>
          <table:table-cell office:value-type="float" office:value="-13.557" table:style-name="ce20">
            <text:p>-13,557</text:p>
          </table:table-cell>
          <table:table-cell office:value-type="float" office:value="-27.474800000000002" table:formula="of:=[.H556]-[.G556]" table:style-name="ce21">
            <text:p>-27,47</text:p>
          </table:table-cell>
          <table:table-cell office:value-type="float" office:value="-27.462" table:style-name="ce22">
            <text:p>-27,46</text:p>
          </table:table-cell>
          <table:table-cell office:value-type="float" office:value="0.08" table:style-name="ce22">
            <text:p>0,08</text:p>
          </table:table-cell>
          <table:table-cell office:value-type="float" office:value="-1.2800000000002143E-2" table:formula="of:=[.I556]-([.J55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64Z</text:p>
          </table:table-cell>
          <table:table-cell office:value-type="string" table:style-name="ce15">
            <text:p>9655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3.7331586400000001" table:style-name="ce18">
            <text:p>-03,7331586</text:p>
          </table:table-cell>
          <table:table-cell office:value-type="float" office:value="-43.457788180000001" table:style-name="ce18">
            <text:p>-43,4577882</text:p>
          </table:table-cell>
          <table:table-cell office:value-type="float" office:value="47.655200000000001" table:style-name="ce19">
            <text:p>47,6552</text:p>
          </table:table-cell>
          <table:table-cell office:value-type="float" office:value="25.181999999999999" table:style-name="ce20">
            <text:p>25,182</text:p>
          </table:table-cell>
          <table:table-cell office:value-type="float" office:value="-22.473200000000002" table:formula="of:=[.H557]-[.G557]" table:style-name="ce21">
            <text:p>-22,47</text:p>
          </table:table-cell>
          <table:table-cell office:value-type="float" office:value="-22.59" table:style-name="ce22">
            <text:p>-22,59</text:p>
          </table:table-cell>
          <table:table-cell office:value-type="float" office:value="7.8E-2" table:style-name="ce22">
            <text:p>0,08</text:p>
          </table:table-cell>
          <table:table-cell office:value-type="float" office:value="0.11679999999999779" table:formula="of:=[.I557]-([.J557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45Z</text:p>
          </table:table-cell>
          <table:table-cell office:value-type="string" table:style-name="ce15">
            <text:p>9659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9.3957903199999997" table:style-name="ce18">
            <text:p>-09,3957903</text:p>
          </table:table-cell>
          <table:table-cell office:value-type="float" office:value="-46.238349460000002" table:style-name="ce18">
            <text:p>-46,2383495</text:p>
          </table:table-cell>
          <table:table-cell office:value-type="float" office:value="452.27960000000002" table:style-name="ce19">
            <text:p>452,2796</text:p>
          </table:table-cell>
          <table:table-cell office:value-type="float" office:value="431.83199999999999" table:style-name="ce20">
            <text:p>431,832</text:p>
          </table:table-cell>
          <table:table-cell office:value-type="float" office:value="-20.447600000000023" table:formula="of:=[.H558]-[.G558]" table:style-name="ce21">
            <text:p>-20,45</text:p>
          </table:table-cell>
          <table:table-cell office:value-type="float" office:value="-20.486000000000001" table:style-name="ce22">
            <text:p>-20,49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3.8399999999978007E-2" table:formula="of:=[.I558]-([.J55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44E</text:p>
          </table:table-cell>
          <table:table-cell office:value-type="string" table:style-name="ce15">
            <text:p>9659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8.77120955" table:style-name="ce18">
            <text:p>-08,7712096</text:p>
          </table:table-cell>
          <table:table-cell office:value-type="float" office:value="-45.93651732" table:style-name="ce18">
            <text:p>-45,9365173</text:p>
          </table:table-cell>
          <table:table-cell office:value-type="float" office:value="313.8904" table:style-name="ce19">
            <text:p>313,8904</text:p>
          </table:table-cell>
          <table:table-cell office:value-type="float" office:value="292.31599999999997" table:style-name="ce20">
            <text:p>292,316</text:p>
          </table:table-cell>
          <table:table-cell office:value-type="float" office:value="-21.574400000000026" table:formula="of:=[.H559]-[.G559]" table:style-name="ce21">
            <text:p>-21,57</text:p>
          </table:table-cell>
          <table:table-cell office:value-type="float" office:value="-21.497" table:style-name="ce22">
            <text:p>-21,50</text:p>
          </table:table-cell>
          <table:table-cell office:value-type="float" office:value="9.4E-2" table:style-name="ce22">
            <text:p>0,09</text:p>
          </table:table-cell>
          <table:table-cell office:value-type="float" office:value="-7.740000000002567E-2" table:formula="of:=[.I559]-([.J559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07S</text:p>
          </table:table-cell>
          <table:table-cell office:value-type="string" table:style-name="ce15">
            <text:p>9660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6.1564278899999998" table:style-name="ce18">
            <text:p>-06,1564279</text:p>
          </table:table-cell>
          <table:table-cell office:value-type="float" office:value="-44.016770450000003" table:style-name="ce18">
            <text:p>-44,0167705</text:p>
          </table:table-cell>
          <table:table-cell office:value-type="float" office:value="280.25659999999999" table:style-name="ce19">
            <text:p>280,2566</text:p>
          </table:table-cell>
          <table:table-cell office:value-type="float" office:value="257.27999999999997" table:style-name="ce20">
            <text:p>257,280</text:p>
          </table:table-cell>
          <table:table-cell office:value-type="float" office:value="-22.976600000000019" table:formula="of:=[.H560]-[.G560]" table:style-name="ce21">
            <text:p>-22,98</text:p>
          </table:table-cell>
          <table:table-cell office:value-type="float" office:value="-22.885000000000002" table:style-name="ce22">
            <text:p>-22,89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-9.1600000000017445E-2" table:formula="of:=[.I560]-([.J560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77J</text:p>
          </table:table-cell>
          <table:table-cell office:value-type="string" table:style-name="ce15">
            <text:p>9660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6059364800000004" table:style-name="ce18">
            <text:p>-05,6059365</text:p>
          </table:table-cell>
          <table:table-cell office:value-type="float" office:value="-46.23802216" table:style-name="ce18">
            <text:p>-46,2380222</text:p>
          </table:table-cell>
          <table:table-cell office:value-type="float" office:value="123.4883" table:style-name="ce19">
            <text:p>123,4883</text:p>
          </table:table-cell>
          <table:table-cell office:value-type="float" office:value="96.873999999999995" table:style-name="ce20">
            <text:p>96,874</text:p>
          </table:table-cell>
          <table:table-cell office:value-type="float" office:value="-26.6143" table:formula="of:=[.H561]-[.G561]" table:style-name="ce21">
            <text:p>-26,61</text:p>
          </table:table-cell>
          <table:table-cell office:value-type="float" office:value="-26.53" table:style-name="ce22">
            <text:p>-26,53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8.4299999999998931E-2" table:formula="of:=[.I561]-([.J561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67Z</text:p>
          </table:table-cell>
          <table:table-cell office:value-type="string" table:style-name="ce15">
            <text:p>9660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7507792899999997" table:style-name="ce18">
            <text:p>-04,7507793</text:p>
          </table:table-cell>
          <table:table-cell office:value-type="float" office:value="-44.331448369999997" table:style-name="ce18">
            <text:p>-44,3314484</text:p>
          </table:table-cell>
          <table:table-cell office:value-type="float" office:value="123.33499999999999" table:style-name="ce19">
            <text:p>123,3350</text:p>
          </table:table-cell>
          <table:table-cell office:value-type="float" office:value="97.9" table:style-name="ce20">
            <text:p>97,900</text:p>
          </table:table-cell>
          <table:table-cell office:value-type="float" office:value="-25.434999999999988" table:formula="of:=[.H562]-[.G562]" table:style-name="ce21">
            <text:p>-25,44</text:p>
          </table:table-cell>
          <table:table-cell office:value-type="float" office:value="-25.408999999999999" table:style-name="ce22">
            <text:p>-25,41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2.5999999999989143E-2" table:formula="of:=[.I562]-([.J562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15U</text:p>
          </table:table-cell>
          <table:table-cell office:value-type="string" table:style-name="ce15">
            <text:p>9660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6416849100000004" table:style-name="ce18">
            <text:p>-04,6416849</text:p>
          </table:table-cell>
          <table:table-cell office:value-type="float" office:value="-44.812728800000002" table:style-name="ce18">
            <text:p>-44,8127288</text:p>
          </table:table-cell>
          <table:table-cell office:value-type="float" office:value="51.839300000000001" table:style-name="ce19">
            <text:p>51,8393</text:p>
          </table:table-cell>
          <table:table-cell office:value-type="float" office:value="25.157" table:style-name="ce20">
            <text:p>25,157</text:p>
          </table:table-cell>
          <table:table-cell office:value-type="float" office:value="-26.682300000000001" table:formula="of:=[.H563]-[.G563]" table:style-name="ce21">
            <text:p>-26,68</text:p>
          </table:table-cell>
          <table:table-cell office:value-type="float" office:value="-26.657" table:style-name="ce22">
            <text:p>-26,66</text:p>
          </table:table-cell>
          <table:table-cell office:value-type="float" office:value="0.08" table:style-name="ce22">
            <text:p>0,08</text:p>
          </table:table-cell>
          <table:table-cell office:value-type="float" office:value="-2.5300000000001432E-2" table:formula="of:=[.I563]-([.J563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09X</text:p>
          </table:table-cell>
          <table:table-cell office:value-type="string" table:style-name="ce15">
            <text:p>9660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2224339200000003" table:style-name="ce18">
            <text:p>-04,2224339</text:p>
          </table:table-cell>
          <table:table-cell office:value-type="float" office:value="-44.759980339999998" table:style-name="ce18">
            <text:p>-44,7599803</text:p>
          </table:table-cell>
          <table:table-cell office:value-type="float" office:value="21.259399999999999" table:style-name="ce19">
            <text:p>21,2594</text:p>
          </table:table-cell>
          <table:table-cell office:value-type="float" office:value="-5.7519999999999998" table:style-name="ce20">
            <text:p>-05,752</text:p>
          </table:table-cell>
          <table:table-cell office:value-type="float" office:value="-27.011399999999998" table:formula="of:=[.H564]-[.G564]" table:style-name="ce21">
            <text:p>-27,01</text:p>
          </table:table-cell>
          <table:table-cell office:value-type="float" office:value="-26.943999999999999" table:style-name="ce22">
            <text:p>-26,94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6.7399999999999238E-2" table:formula="of:=[.I564]-([.J564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62D</text:p>
          </table:table-cell>
          <table:table-cell office:value-type="string" table:style-name="ce15">
            <text:p>9660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3.1929128699999998" table:style-name="ce18">
            <text:p>-03,1929129</text:p>
          </table:table-cell>
          <table:table-cell office:value-type="float" office:value="-45.01819193" table:style-name="ce18">
            <text:p>-45,0181919</text:p>
          </table:table-cell>
          <table:table-cell office:value-type="float" office:value="18.7606" table:style-name="ce19">
            <text:p>18,7606</text:p>
          </table:table-cell>
          <table:table-cell office:value-type="float" office:value="-9.0809999999999995" table:style-name="ce20">
            <text:p>-09,081</text:p>
          </table:table-cell>
          <table:table-cell office:value-type="float" office:value="-27.8416" table:formula="of:=[.H565]-[.G565]" table:style-name="ce21">
            <text:p>-27,84</text:p>
          </table:table-cell>
          <table:table-cell office:value-type="float" office:value="-27.78" table:style-name="ce22">
            <text:p>-27,78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6.1599999999998545E-2" table:formula="of:=[.I565]-([.J56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51H</text:p>
          </table:table-cell>
          <table:table-cell office:value-type="string" table:style-name="ce15">
            <text:p>9661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2.69909153" table:style-name="ce18">
            <text:p>-02,6990915</text:p>
          </table:table-cell>
          <table:table-cell office:value-type="float" office:value="-44.85663718" table:style-name="ce18">
            <text:p>-44,8566372</text:p>
          </table:table-cell>
          <table:table-cell office:value-type="float" office:value="7.2797999999999998" table:style-name="ce19">
            <text:p>07,2798</text:p>
          </table:table-cell>
          <table:table-cell office:value-type="float" office:value="-20.395" table:style-name="ce20">
            <text:p>-20,395</text:p>
          </table:table-cell>
          <table:table-cell office:value-type="float" office:value="-27.674799999999998" table:formula="of:=[.H566]-[.G566]" table:style-name="ce21">
            <text:p>-27,67</text:p>
          </table:table-cell>
          <table:table-cell office:value-type="float" office:value="-27.661999999999999" table:style-name="ce22">
            <text:p>-27,66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1.279999999999859E-2" table:formula="of:=[.I566]-([.J56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96E</text:p>
          </table:table-cell>
          <table:table-cell office:value-type="string" table:style-name="ce15">
            <text:p>9661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3.52331153" table:style-name="ce18">
            <text:p>-03,5233115</text:p>
          </table:table-cell>
          <table:table-cell office:value-type="float" office:value="-43.96458389" table:style-name="ce18">
            <text:p>-43,9645839</text:p>
          </table:table-cell>
          <table:table-cell office:value-type="float" office:value="34.690100000000001" table:style-name="ce19">
            <text:p>34,6901</text:p>
          </table:table-cell>
          <table:table-cell office:value-type="float" office:value="10.227" table:style-name="ce20">
            <text:p>10,227</text:p>
          </table:table-cell>
          <table:table-cell office:value-type="float" office:value="-24.463100000000001" table:formula="of:=[.H567]-[.G567]" table:style-name="ce21">
            <text:p>-24,46</text:p>
          </table:table-cell>
          <table:table-cell office:value-type="float" office:value="-24.448" table:style-name="ce22">
            <text:p>-24,45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1.5100000000000335E-2" table:formula="of:=[.I567]-([.J56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49V</text:p>
          </table:table-cell>
          <table:table-cell office:value-type="string" table:style-name="ce15">
            <text:p>9661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3.14708524" table:style-name="ce18">
            <text:p>-03,1470852</text:p>
          </table:table-cell>
          <table:table-cell office:value-type="float" office:value="-43.320888879999998" table:style-name="ce18">
            <text:p>-43,3208889</text:p>
          </table:table-cell>
          <table:table-cell office:value-type="float" office:value="90.650499999999994" table:style-name="ce19">
            <text:p>90,6505</text:p>
          </table:table-cell>
          <table:table-cell office:value-type="float" office:value="68.376999999999995" table:style-name="ce20">
            <text:p>68,377</text:p>
          </table:table-cell>
          <table:table-cell office:value-type="float" office:value="-22.273499999999999" table:formula="of:=[.H568]-[.G568]" table:style-name="ce21">
            <text:p>-22,27</text:p>
          </table:table-cell>
          <table:table-cell office:value-type="float" office:value="-22.222999999999999" table:style-name="ce22">
            <text:p>-22,22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-5.0499999999999545E-2" table:formula="of:=[.I568]-([.J568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36P</text:p>
          </table:table-cell>
          <table:table-cell office:value-type="string" table:style-name="ce15">
            <text:p>9661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2.79638644" table:style-name="ce18">
            <text:p>-02,7963864</text:p>
          </table:table-cell>
          <table:table-cell office:value-type="float" office:value="-42.369907929999997" table:style-name="ce18">
            <text:p>-42,3699079</text:p>
          </table:table-cell>
          <table:table-cell office:value-type="float" office:value="8.8665000000000003" table:style-name="ce19">
            <text:p>08,8665</text:p>
          </table:table-cell>
          <table:table-cell office:value-type="float" office:value="-13.568" table:style-name="ce20">
            <text:p>-13,568</text:p>
          </table:table-cell>
          <table:table-cell office:value-type="float" office:value="-22.4345" table:formula="of:=[.H569]-[.G569]" table:style-name="ce21">
            <text:p>-22,43</text:p>
          </table:table-cell>
          <table:table-cell office:value-type="float" office:value="-22.331" table:style-name="ce22">
            <text:p>-22,33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-0.10350000000000037" table:formula="of:=[.I569]-([.J569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76R</text:p>
          </table:table-cell>
          <table:table-cell office:value-type="string" table:style-name="ce15">
            <text:p>9661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5.5249687200000004" table:style-name="ce18">
            <text:p>-05,5249687</text:p>
          </table:table-cell>
          <table:table-cell office:value-type="float" office:value="-43.319636490000001" table:style-name="ce18">
            <text:p>-43,3196365</text:p>
          </table:table-cell>
          <table:table-cell office:value-type="float" office:value="220.8647" table:style-name="ce19">
            <text:p>220,8647</text:p>
          </table:table-cell>
          <table:table-cell office:value-type="float" office:value="198.70699999999999" table:style-name="ce20">
            <text:p>198,707</text:p>
          </table:table-cell>
          <table:table-cell office:value-type="float" office:value="-22.157700000000006" table:formula="of:=[.H570]-[.G570]" table:style-name="ce21">
            <text:p>-22,16</text:p>
          </table:table-cell>
          <table:table-cell office:value-type="float" office:value="-22.149000000000001" table:style-name="ce22">
            <text:p>-22,15</text:p>
          </table:table-cell>
          <table:table-cell office:value-type="float" office:value="0.08" table:style-name="ce22">
            <text:p>0,08</text:p>
          </table:table-cell>
          <table:table-cell office:value-type="float" office:value="-8.7000000000045929E-3" table:formula="of:=[.I570]-([.J570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88P</text:p>
          </table:table-cell>
          <table:table-cell office:value-type="string" table:style-name="ce15">
            <text:p>9661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5379942900000003" table:style-name="ce18">
            <text:p>-04,5379943</text:p>
          </table:table-cell>
          <table:table-cell office:value-type="float" office:value="-44.026933329999999" table:style-name="ce18">
            <text:p>-44,0269333</text:p>
          </table:table-cell>
          <table:table-cell office:value-type="float" office:value="56.790599999999998" table:style-name="ce19">
            <text:p>56,7906</text:p>
          </table:table-cell>
          <table:table-cell office:value-type="float" office:value="31.788" table:style-name="ce20">
            <text:p>31,788</text:p>
          </table:table-cell>
          <table:table-cell office:value-type="float" office:value="-25.002599999999997" table:formula="of:=[.H571]-[.G571]" table:style-name="ce21">
            <text:p>-25,00</text:p>
          </table:table-cell>
          <table:table-cell office:value-type="float" office:value="-24.995000000000001" table:style-name="ce22">
            <text:p>-25,00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7.5999999999964984E-3" table:formula="of:=[.I571]-([.J571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79A</text:p>
          </table:table-cell>
          <table:table-cell office:value-type="string" table:style-name="ce15">
            <text:p>9661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4.9283585099999998" table:style-name="ce18">
            <text:p>-04,9283585</text:p>
          </table:table-cell>
          <table:table-cell office:value-type="float" office:value="-43.184930549999997" table:style-name="ce18">
            <text:p>-43,1849306</text:p>
          </table:table-cell>
          <table:table-cell office:value-type="float" office:value="144.85120000000001" table:style-name="ce19">
            <text:p>144,8512</text:p>
          </table:table-cell>
          <table:table-cell office:value-type="float" office:value="121.92400000000001" table:style-name="ce20">
            <text:p>121,924</text:p>
          </table:table-cell>
          <table:table-cell office:value-type="float" office:value="-22.927199999999999" table:formula="of:=[.H572]-[.G572]" table:style-name="ce21">
            <text:p>-22,93</text:p>
          </table:table-cell>
          <table:table-cell office:value-type="float" office:value="-22.939" table:style-name="ce22">
            <text:p>-22,94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1.1800000000000921E-2" table:formula="of:=[.I572]-([.J572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62R</text:p>
          </table:table-cell>
          <table:table-cell office:value-type="string" table:style-name="ce15">
            <text:p>9662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MA</text:p>
          </table:table-cell>
          <table:table-cell office:value-type="float" office:value="-3.6728384599999999" table:style-name="ce18">
            <text:p>-03,6728385</text:p>
          </table:table-cell>
          <table:table-cell office:value-type="float" office:value="-42.855207479999997" table:style-name="ce18">
            <text:p>-42,8552075</text:p>
          </table:table-cell>
          <table:table-cell office:value-type="float" office:value="85.483099999999993" table:style-name="ce19">
            <text:p>85,4831</text:p>
          </table:table-cell>
          <table:table-cell office:value-type="float" office:value="63.749000000000002" table:style-name="ce20">
            <text:p>63,749</text:p>
          </table:table-cell>
          <table:table-cell office:value-type="float" office:value="-21.734099999999991" table:formula="of:=[.H573]-[.G573]" table:style-name="ce21">
            <text:p>-21,73</text:p>
          </table:table-cell>
          <table:table-cell office:value-type="float" office:value="-21.696000000000002" table:style-name="ce22">
            <text:p>-21,70</text:p>
          </table:table-cell>
          <table:table-cell office:value-type="float" office:value="7.8E-2" table:style-name="ce22">
            <text:p>0,08</text:p>
          </table:table-cell>
          <table:table-cell office:value-type="float" office:value="-3.8099999999989365E-2" table:formula="of:=[.I573]-([.J573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435X</text:p>
          </table:table-cell>
          <table:table-cell office:value-type="string" table:style-name="ce15">
            <text:p>9650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6.7832580599999996" table:style-name="ce18">
            <text:p>-06,7832581</text:p>
          </table:table-cell>
          <table:table-cell office:value-type="float" office:value="-35.97532314" table:style-name="ce18">
            <text:p>-35,9753231</text:p>
          </table:table-cell>
          <table:table-cell office:value-type="float" office:value="429.99689999999998" table:style-name="ce19">
            <text:p>429,9969</text:p>
          </table:table-cell>
          <table:table-cell office:value-type="float" office:value="425.97800000000001" table:style-name="ce20">
            <text:p>425,978</text:p>
          </table:table-cell>
          <table:table-cell office:value-type="float" office:value="-4.0188999999999737" table:formula="of:=[.H574]-[.G574]" table:style-name="ce21">
            <text:p>-4,02</text:p>
          </table:table-cell>
          <table:table-cell office:value-type="float" office:value="-4.0679999999999996" table:style-name="ce22">
            <text:p>-4,07</text:p>
          </table:table-cell>
          <table:table-cell office:value-type="float" office:value="7.8E-2" table:style-name="ce22">
            <text:p>0,08</text:p>
          </table:table-cell>
          <table:table-cell office:value-type="float" office:value="4.9100000000025901E-2" table:formula="of:=[.I574]-([.J574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847N</text:p>
          </table:table-cell>
          <table:table-cell office:value-type="string" table:style-name="ce27">
            <text:p>96507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PB</text:p>
          </table:table-cell>
          <table:table-cell office:value-type="float" office:value="-7.3561251299999997" table:style-name="ce30">
            <text:p>-07,3561251</text:p>
          </table:table-cell>
          <table:table-cell office:value-type="float" office:value="-35.621215220000003" table:style-name="ce30">
            <text:p>-35,6212152</text:p>
          </table:table-cell>
          <table:table-cell office:value-type="float" office:value="165.8938" table:style-name="ce31">
            <text:p>165,8938</text:p>
          </table:table-cell>
          <table:table-cell office:value-type="float" office:value="161.142" table:style-name="ce32">
            <text:p>161,142</text:p>
          </table:table-cell>
          <table:table-cell office:value-type="float" office:value="-4.7518000000000029" table:formula="of:=[.H575]-[.G575]" table:style-name="ce33">
            <text:p>-4,75</text:p>
          </table:table-cell>
          <table:table-cell office:value-type="float" office:value="-4.5940000000000003" table:style-name="ce33">
            <text:p>-4,59</text:p>
          </table:table-cell>
          <table:table-cell office:value-type="float" office:value="7.0000000000000007E-2" table:style-name="ce33">
            <text:p>0,07</text:p>
          </table:table-cell>
          <table:table-cell office:value-type="float" office:value="-0.1578000000000026" table:formula="of:=[.I575]-([.J575])" table:style-name="ce33">
            <text:p>-0,1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52U</text:p>
          </table:table-cell>
          <table:table-cell office:value-type="string" table:style-name="ce15">
            <text:p>9650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7.1585891300000002" table:style-name="ce18">
            <text:p>-07,1585891</text:p>
          </table:table-cell>
          <table:table-cell office:value-type="float" office:value="-36.796534979999997" table:style-name="ce18">
            <text:p>-36,7965350</text:p>
          </table:table-cell>
          <table:table-cell office:value-type="float" office:value="546.03530000000001" table:style-name="ce19">
            <text:p>546,0353</text:p>
          </table:table-cell>
          <table:table-cell office:value-type="float" office:value="540.98" table:style-name="ce20">
            <text:p>540,980</text:p>
          </table:table-cell>
          <table:table-cell office:value-type="float" office:value="-5.0552999999999884" table:formula="of:=[.H576]-[.G576]" table:style-name="ce21">
            <text:p>-5,06</text:p>
          </table:table-cell>
          <table:table-cell office:value-type="float" office:value="-5.0819999999999999" table:style-name="ce22">
            <text:p>-5,08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2.6700000000011492E-2" table:formula="of:=[.I576]-([.J576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37D</text:p>
          </table:table-cell>
          <table:table-cell office:value-type="string" table:style-name="ce15">
            <text:p>9650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6.76981476" table:style-name="ce18">
            <text:p>-06,7698148</text:p>
          </table:table-cell>
          <table:table-cell office:value-type="float" office:value="-37.796146030000003" table:style-name="ce18">
            <text:p>-37,7961460</text:p>
          </table:table-cell>
          <table:table-cell office:value-type="float" office:value="187.77940000000001" table:style-name="ce19">
            <text:p>187,7794</text:p>
          </table:table-cell>
          <table:table-cell office:value-type="float" office:value="179.583" table:style-name="ce20">
            <text:p>179,583</text:p>
          </table:table-cell>
          <table:table-cell office:value-type="float" office:value="-8.1964000000000112" table:formula="of:=[.H577]-[.G577]" table:style-name="ce21">
            <text:p>-8,20</text:p>
          </table:table-cell>
          <table:table-cell office:value-type="float" office:value="-8.1229999999999993" table:style-name="ce22">
            <text:p>-8,12</text:p>
          </table:table-cell>
          <table:table-cell office:value-type="float" office:value="7.8E-2" table:style-name="ce22">
            <text:p>0,08</text:p>
          </table:table-cell>
          <table:table-cell office:value-type="float" office:value="-7.34000000000119E-2" table:formula="of:=[.I577]-([.J577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83L</text:p>
          </table:table-cell>
          <table:table-cell office:value-type="string" table:style-name="ce15">
            <text:p>9651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7.3538392999999997" table:style-name="ce18">
            <text:p>-07,3538393</text:p>
          </table:table-cell>
          <table:table-cell office:value-type="float" office:value="-38.149728779999997" table:style-name="ce18">
            <text:p>-38,1497288</text:p>
          </table:table-cell>
          <table:table-cell office:value-type="float" office:value="321.79039999999998" table:style-name="ce19">
            <text:p>321,7904</text:p>
          </table:table-cell>
          <table:table-cell office:value-type="float" office:value="313.07299999999998" table:style-name="ce20">
            <text:p>313,073</text:p>
          </table:table-cell>
          <table:table-cell office:value-type="float" office:value="-8.7173999999999978" table:formula="of:=[.H578]-[.G578]" table:style-name="ce21">
            <text:p>-8,72</text:p>
          </table:table-cell>
          <table:table-cell office:value-type="float" office:value="-8.7029999999999994" table:style-name="ce22">
            <text:p>-8,70</text:p>
          </table:table-cell>
          <table:table-cell office:value-type="float" office:value="0.08" table:style-name="ce22">
            <text:p>0,08</text:p>
          </table:table-cell>
          <table:table-cell office:value-type="float" office:value="-1.4399999999998414E-2" table:formula="of:=[.I578]-([.J578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22H</text:p>
          </table:table-cell>
          <table:table-cell office:value-type="string" table:style-name="ce15">
            <text:p>9656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6.3915500099999996" table:style-name="ce18">
            <text:p>-06,3915500</text:p>
          </table:table-cell>
          <table:table-cell office:value-type="float" office:value="-36.447129820000001" table:style-name="ce18">
            <text:p>-36,4471298</text:p>
          </table:table-cell>
          <table:table-cell office:value-type="float" office:value="368.79020000000003" table:style-name="ce19">
            <text:p>368,7902</text:p>
          </table:table-cell>
          <table:table-cell office:value-type="float" office:value="364.26100000000002" table:style-name="ce20">
            <text:p>364,261</text:p>
          </table:table-cell>
          <table:table-cell office:value-type="float" office:value="-4.529200000000003" table:formula="of:=[.H579]-[.G579]" table:style-name="ce21">
            <text:p>-4,53</text:p>
          </table:table-cell>
          <table:table-cell office:value-type="float" office:value="-4.5919999999999996" table:style-name="ce22">
            <text:p>-4,59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6.2799999999996636E-2" table:formula="of:=[.I579]-([.J579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57A</text:p>
          </table:table-cell>
          <table:table-cell office:value-type="string" table:style-name="ce15">
            <text:p>9656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7.8041209699999996" table:style-name="ce18">
            <text:p>-07,8041210</text:p>
          </table:table-cell>
          <table:table-cell office:value-type="float" office:value="-36.68588218" table:style-name="ce18">
            <text:p>-36,6858822</text:p>
          </table:table-cell>
          <table:table-cell office:value-type="float" office:value="504.75790000000001" table:style-name="ce19">
            <text:p>504,7579</text:p>
          </table:table-cell>
          <table:table-cell office:value-type="float" office:value="499.12900000000002" table:style-name="ce20">
            <text:p>499,129</text:p>
          </table:table-cell>
          <table:table-cell office:value-type="float" office:value="-5.6288999999999874" table:formula="of:=[.H580]-[.G580]" table:style-name="ce21">
            <text:p>-5,63</text:p>
          </table:table-cell>
          <table:table-cell office:value-type="float" office:value="-5.6440000000000001" table:style-name="ce22">
            <text:p>-5,64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1.510000000001277E-2" table:formula="of:=[.I580]-([.J580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57V</text:p>
          </table:table-cell>
          <table:table-cell office:value-type="string" table:style-name="ce15">
            <text:p>9656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7.7634376999999999" table:style-name="ce18">
            <text:p>-07,7634377</text:p>
          </table:table-cell>
          <table:table-cell office:value-type="float" office:value="-36.350424410000002" table:style-name="ce18">
            <text:p>-36,3504244</text:p>
          </table:table-cell>
          <table:table-cell office:value-type="float" office:value="518.9049" table:style-name="ce19">
            <text:p>518,9049</text:p>
          </table:table-cell>
          <table:table-cell office:value-type="float" office:value="513.51499999999999" table:style-name="ce20">
            <text:p>513,515</text:p>
          </table:table-cell>
          <table:table-cell office:value-type="float" office:value="-5.3899000000000115" table:formula="of:=[.H581]-[.G581]" table:style-name="ce21">
            <text:p>-5,39</text:p>
          </table:table-cell>
          <table:table-cell office:value-type="float" office:value="-5.4039999999999999" table:style-name="ce22">
            <text:p>-5,40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1.4099999999988455E-2" table:formula="of:=[.I581]-([.J58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68C</text:p>
          </table:table-cell>
          <table:table-cell office:value-type="string" table:style-name="ce15">
            <text:p>9656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7.4386005600000003" table:style-name="ce18">
            <text:p>-07,4386006</text:p>
          </table:table-cell>
          <table:table-cell office:value-type="float" office:value="-35.901236840000003" table:style-name="ce18">
            <text:p>-35,9012368</text:p>
          </table:table-cell>
          <table:table-cell office:value-type="float" office:value="378.87279999999998" table:style-name="ce19">
            <text:p>378,8728</text:p>
          </table:table-cell>
          <table:table-cell office:value-type="float" office:value="374.33300000000003" table:style-name="ce20">
            <text:p>374,333</text:p>
          </table:table-cell>
          <table:table-cell office:value-type="float" office:value="-4.539799999999957" table:formula="of:=[.H582]-[.G582]" table:style-name="ce21">
            <text:p>-4,54</text:p>
          </table:table-cell>
          <table:table-cell office:value-type="float" office:value="-4.5990000000000002" table:style-name="ce22">
            <text:p>-4,60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5.9200000000043218E-2" table:formula="of:=[.I582]-([.J582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65L</text:p>
          </table:table-cell>
          <table:table-cell office:value-type="string" table:style-name="ce15">
            <text:p>9656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6.6647383600000003" table:style-name="ce18">
            <text:p>-06,6647384</text:p>
          </table:table-cell>
          <table:table-cell office:value-type="float" office:value="-35.351687480000002" table:style-name="ce18">
            <text:p>-35,3516875</text:p>
          </table:table-cell>
          <table:table-cell office:value-type="float" office:value="139.55160000000001" table:style-name="ce19">
            <text:p>139,5516</text:p>
          </table:table-cell>
          <table:table-cell office:value-type="float" office:value="134.71299999999999" table:style-name="ce20">
            <text:p>134,713</text:p>
          </table:table-cell>
          <table:table-cell office:value-type="float" office:value="-4.8386000000000138" table:formula="of:=[.H583]-[.G583]" table:style-name="ce21">
            <text:p>-4,84</text:p>
          </table:table-cell>
          <table:table-cell office:value-type="float" office:value="-4.8209999999999997" table:style-name="ce22">
            <text:p>-4,82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1.7600000000014049E-2" table:formula="of:=[.I583]-([.J583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73A</text:p>
          </table:table-cell>
          <table:table-cell office:value-type="string" table:style-name="ce15">
            <text:p>9663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7.2644633900000004" table:style-name="ce18">
            <text:p>-07,2644634</text:p>
          </table:table-cell>
          <table:table-cell office:value-type="float" office:value="-37.124048389999999" table:style-name="ce18">
            <text:p>-37,1240484</text:p>
          </table:table-cell>
          <table:table-cell office:value-type="float" office:value="644.35180000000003" table:style-name="ce19">
            <text:p>644,3518</text:p>
          </table:table-cell>
          <table:table-cell office:value-type="float" office:value="638.62599999999998" table:style-name="ce20">
            <text:p>638,626</text:p>
          </table:table-cell>
          <table:table-cell office:value-type="float" office:value="-5.7258000000000493" table:formula="of:=[.H584]-[.G584]" table:style-name="ce21">
            <text:p>-5,73</text:p>
          </table:table-cell>
          <table:table-cell office:value-type="float" office:value="-5.8609999999999998" table:style-name="ce22">
            <text:p>-5,86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0.13519999999995047" table:formula="of:=[.I584]-([.J584])" table:style-name="ce2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18M</text:p>
          </table:table-cell>
          <table:table-cell office:value-type="string" table:style-name="ce15">
            <text:p>9663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B</text:p>
          </table:table-cell>
          <table:table-cell office:value-type="float" office:value="-7.12541724" table:style-name="ce18">
            <text:p>-07,1254172</text:p>
          </table:table-cell>
          <table:table-cell office:value-type="float" office:value="-34.943917829999997" table:style-name="ce18">
            <text:p>-34,9439178</text:p>
          </table:table-cell>
          <table:table-cell office:value-type="float" office:value="9.8011999999999997" table:style-name="ce19">
            <text:p>09,8012</text:p>
          </table:table-cell>
          <table:table-cell office:value-type="float" office:value="5.1130000000000004" table:style-name="ce20">
            <text:p>05,113</text:p>
          </table:table-cell>
          <table:table-cell office:value-type="float" office:value="-4.6881999999999993" table:formula="of:=[.H585]-[.G585]" table:style-name="ce21">
            <text:p>-4,69</text:p>
          </table:table-cell>
          <table:table-cell office:value-type="float" office:value="-4.8250000000000002" table:style-name="ce22">
            <text:p>-4,83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0.13680000000000092" table:formula="of:=[.I585]-([.J585])" table:style-name="ce2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18T</text:p>
          </table:table-cell>
          <table:table-cell office:value-type="string" table:style-name="ce15">
            <text:p>9308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9.3650328199999997" table:style-name="ce18">
            <text:p>-09,3650328</text:p>
          </table:table-cell>
          <table:table-cell office:value-type="float" office:value="-40.565152900000001" table:style-name="ce18">
            <text:p>-40,5651529</text:p>
          </table:table-cell>
          <table:table-cell office:value-type="float" office:value="383.8664" table:style-name="ce19">
            <text:p>383,8664</text:p>
          </table:table-cell>
          <table:table-cell office:value-type="float" office:value="370.505" table:style-name="ce20">
            <text:p>370,505</text:p>
          </table:table-cell>
          <table:table-cell office:value-type="float" office:value="-13.361400000000003" table:formula="of:=[.H586]-[.G586]" table:style-name="ce21">
            <text:p>-13,36</text:p>
          </table:table-cell>
          <table:table-cell office:value-type="float" office:value="-13.38" table:style-name="ce22">
            <text:p>-13,38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1.8599999999997507E-2" table:formula="of:=[.I586]-([.J586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40Z</text:p>
          </table:table-cell>
          <table:table-cell office:value-type="string" table:style-name="ce15">
            <text:p>9311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0509638100000007" table:style-name="ce18">
            <text:p>-08,0509638</text:p>
          </table:table-cell>
          <table:table-cell office:value-type="float" office:value="-34.951516419999997" table:style-name="ce18">
            <text:p>-34,9515164</text:p>
          </table:table-cell>
          <table:table-cell office:value-type="float" office:value="25.912500000000001" table:style-name="ce19">
            <text:p>25,9125</text:p>
          </table:table-cell>
          <table:table-cell office:value-type="float" office:value="20.18" table:style-name="ce20">
            <text:p>20,180</text:p>
          </table:table-cell>
          <table:table-cell office:value-type="float" office:value="-5.7325000000000017" table:formula="of:=[.H587]-[.G587]" table:style-name="ce21">
            <text:p>-5,73</text:p>
          </table:table-cell>
          <table:table-cell office:value-type="float" office:value="-5.6520000000000001" table:style-name="ce22">
            <text:p>-5,65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8.050000000000157E-2" table:formula="of:=[.I587]-([.J587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72A</text:p>
          </table:table-cell>
          <table:table-cell office:value-type="string" table:style-name="ce15">
            <text:p>9331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3071418900000005" table:style-name="ce18">
            <text:p>-08,3071419</text:p>
          </table:table-cell>
          <table:table-cell office:value-type="float" office:value="-35.072269370000001" table:style-name="ce18">
            <text:p>-35,0722694</text:p>
          </table:table-cell>
          <table:table-cell office:value-type="float" office:value="51.408900000000003" table:style-name="ce19">
            <text:p>51,4089</text:p>
          </table:table-cell>
          <table:table-cell office:value-type="float" office:value="45.621000000000002" table:style-name="ce20">
            <text:p>45,621</text:p>
          </table:table-cell>
          <table:table-cell office:value-type="float" office:value="-5.7879000000000005" table:formula="of:=[.H588]-[.G588]" table:style-name="ce21">
            <text:p>-5,79</text:p>
          </table:table-cell>
          <table:table-cell office:value-type="float" office:value="-5.7770000000000001" table:style-name="ce22">
            <text:p>-5,78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-1.0900000000000354E-2" table:formula="of:=[.I588]-([.J588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75H</text:p>
          </table:table-cell>
          <table:table-cell office:value-type="string" table:style-name="ce15">
            <text:p>9331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3641074399999997" table:style-name="ce18">
            <text:p>-08,3641074</text:p>
          </table:table-cell>
          <table:table-cell office:value-type="float" office:value="-35.21512646" table:style-name="ce18">
            <text:p>-35,2151265</text:p>
          </table:table-cell>
          <table:table-cell office:value-type="float" office:value="95.996899999999997" table:style-name="ce19">
            <text:p>95,9969</text:p>
          </table:table-cell>
          <table:table-cell office:value-type="float" office:value="90.248999999999995" table:style-name="ce20">
            <text:p>90,249</text:p>
          </table:table-cell>
          <table:table-cell office:value-type="float" office:value="-5.7479000000000013" table:formula="of:=[.H589]-[.G589]" table:style-name="ce21">
            <text:p>-5,75</text:p>
          </table:table-cell>
          <table:table-cell office:value-type="float" office:value="-5.7670000000000003" table:style-name="ce22">
            <text:p>-5,77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1.9099999999999007E-2" table:formula="of:=[.I589]-([.J589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72U</text:p>
          </table:table-cell>
          <table:table-cell office:value-type="string" table:style-name="ce15">
            <text:p>9331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3067792399999991" table:style-name="ce18">
            <text:p>-08,3067792</text:p>
          </table:table-cell>
          <table:table-cell office:value-type="float" office:value="-35.255593320000003" table:style-name="ce18">
            <text:p>-35,2555933</text:p>
          </table:table-cell>
          <table:table-cell office:value-type="float" office:value="95.960800000000006" table:style-name="ce19">
            <text:p>95,9608</text:p>
          </table:table-cell>
          <table:table-cell office:value-type="float" office:value="90.191999999999993" table:style-name="ce20">
            <text:p>90,192</text:p>
          </table:table-cell>
          <table:table-cell office:value-type="float" office:value="-5.768800000000013" table:formula="of:=[.H590]-[.G590]" table:style-name="ce21">
            <text:p>-5,77</text:p>
          </table:table-cell>
          <table:table-cell office:value-type="float" office:value="-5.7439999999999998" table:style-name="ce22">
            <text:p>-5,74</text:p>
          </table:table-cell>
          <table:table-cell office:value-type="float" office:value="5.5E-2" table:style-name="ce22">
            <text:p>0,06</text:p>
          </table:table-cell>
          <table:table-cell office:value-type="float" office:value="-2.4800000000013256E-2" table:formula="of:=[.I590]-([.J590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73L</text:p>
          </table:table-cell>
          <table:table-cell office:value-type="string" table:style-name="ce15">
            <text:p>9331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1543402300000007" table:style-name="ce18">
            <text:p>-08,1543402</text:p>
          </table:table-cell>
          <table:table-cell office:value-type="float" office:value="-35.263937179999999" table:style-name="ce18">
            <text:p>-35,2639372</text:p>
          </table:table-cell>
          <table:table-cell office:value-type="float" office:value="327.39159999999998" table:style-name="ce19">
            <text:p>327,3916</text:p>
          </table:table-cell>
          <table:table-cell office:value-type="float" office:value="321.77199999999999" table:style-name="ce20">
            <text:p>321,772</text:p>
          </table:table-cell>
          <table:table-cell office:value-type="float" office:value="-5.6195999999999913" table:formula="of:=[.H591]-[.G591]" table:style-name="ce21">
            <text:p>-5,62</text:p>
          </table:table-cell>
          <table:table-cell office:value-type="float" office:value="-5.62" table:style-name="ce22">
            <text:p>-5,62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4.0000000000883773E-4" table:formula="of:=[.I591]-([.J59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75C</text:p>
          </table:table-cell>
          <table:table-cell office:value-type="string" table:style-name="ce15">
            <text:p>9332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0584701200000008" table:style-name="ce18">
            <text:p>-08,0584701</text:p>
          </table:table-cell>
          <table:table-cell office:value-type="float" office:value="-34.952285189999998" table:style-name="ce18">
            <text:p>-34,9522852</text:p>
          </table:table-cell>
          <table:table-cell office:value-type="float" office:value="9.6219999999999999" table:style-name="ce19">
            <text:p>09,6220</text:p>
          </table:table-cell>
          <table:table-cell office:value-type="float" office:value="3.9380000000000002" table:style-name="ce20">
            <text:p>03,938</text:p>
          </table:table-cell>
          <table:table-cell office:value-type="float" office:value="-5.6839999999999993" table:formula="of:=[.H592]-[.G592]" table:style-name="ce21">
            <text:p>-5,68</text:p>
          </table:table-cell>
          <table:table-cell office:value-type="float" office:value="-5.6689999999999996" table:style-name="ce22">
            <text:p>-5,67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1.499999999999968E-2" table:formula="of:=[.I592]-([.J592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80M</text:p>
          </table:table-cell>
          <table:table-cell office:value-type="string" table:style-name="ce15">
            <text:p>9332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8859643300000002" table:style-name="ce18">
            <text:p>-08,8859643</text:p>
          </table:table-cell>
          <table:table-cell office:value-type="float" office:value="-40.228185709999998" table:style-name="ce18">
            <text:p>-40,2281857</text:p>
          </table:table-cell>
          <table:table-cell office:value-type="float" office:value="410.65249999999997" table:style-name="ce19">
            <text:p>410,6525</text:p>
          </table:table-cell>
          <table:table-cell office:value-type="float" office:value="398.15600000000001" table:style-name="ce20">
            <text:p>398,156</text:p>
          </table:table-cell>
          <table:table-cell office:value-type="float" office:value="-12.496499999999969" table:formula="of:=[.H593]-[.G593]" table:style-name="ce21">
            <text:p>-12,50</text:p>
          </table:table-cell>
          <table:table-cell office:value-type="float" office:value="-12.475" table:style-name="ce22">
            <text:p>-12,48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2.1499999999969432E-2" table:formula="of:=[.I593]-([.J593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03J</text:p>
          </table:table-cell>
          <table:table-cell office:value-type="string" table:style-name="ce15">
            <text:p>9332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0866934199999996" table:style-name="ce18">
            <text:p>-08,0866934</text:p>
          </table:table-cell>
          <table:table-cell office:value-type="float" office:value="-39.41411257" table:style-name="ce18">
            <text:p>-39,4141126</text:p>
          </table:table-cell>
          <table:table-cell office:value-type="float" office:value="415.45030000000003" table:style-name="ce19">
            <text:p>415,4503</text:p>
          </table:table-cell>
          <table:table-cell office:value-type="float" office:value="404.85" table:style-name="ce20">
            <text:p>404,850</text:p>
          </table:table-cell>
          <table:table-cell office:value-type="float" office:value="-10.600300000000004" table:formula="of:=[.H594]-[.G594]" table:style-name="ce21">
            <text:p>-10,60</text:p>
          </table:table-cell>
          <table:table-cell office:value-type="float" office:value="-10.532999999999999" table:style-name="ce22">
            <text:p>-10,53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6.73000000000048E-2" table:formula="of:=[.I594]-([.J594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97S</text:p>
          </table:table-cell>
          <table:table-cell office:value-type="string" table:style-name="ce15">
            <text:p>9332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6751523800000001" table:style-name="ce18">
            <text:p>-08,6751524</text:p>
          </table:table-cell>
          <table:table-cell office:value-type="float" office:value="-39.751745380000003" table:style-name="ce18">
            <text:p>-39,7517454</text:p>
          </table:table-cell>
          <table:table-cell office:value-type="float" office:value="369.39710000000002" table:style-name="ce19">
            <text:p>369,3971</text:p>
          </table:table-cell>
          <table:table-cell office:value-type="float" office:value="357.87400000000002" table:style-name="ce20">
            <text:p>357,874</text:p>
          </table:table-cell>
          <table:table-cell office:value-type="float" office:value="-11.523099999999999" table:formula="of:=[.H595]-[.G595]" table:style-name="ce21">
            <text:p>-11,52</text:p>
          </table:table-cell>
          <table:table-cell office:value-type="float" office:value="-11.564" table:style-name="ce22">
            <text:p>-11,56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4.0900000000000603E-2" table:formula="of:=[.I595]-([.J595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46Y</text:p>
          </table:table-cell>
          <table:table-cell office:value-type="string" table:style-name="ce15">
            <text:p>9332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6246820300000007" table:style-name="ce18">
            <text:p>-08,6246820</text:p>
          </table:table-cell>
          <table:table-cell office:value-type="float" office:value="-38.640121790000002" table:style-name="ce18">
            <text:p>-38,6401218</text:p>
          </table:table-cell>
          <table:table-cell office:value-type="float" office:value="326.58730000000003" table:style-name="ce19">
            <text:p>326,5873</text:p>
          </table:table-cell>
          <table:table-cell office:value-type="float" office:value="316.64299999999997" table:style-name="ce20">
            <text:p>316,643</text:p>
          </table:table-cell>
          <table:table-cell office:value-type="float" office:value="-9.9443000000000552" table:formula="of:=[.H596]-[.G596]" table:style-name="ce21">
            <text:p>-9,94</text:p>
          </table:table-cell>
          <table:table-cell office:value-type="float" office:value="-9.8569999999999993" table:style-name="ce22">
            <text:p>-9,86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8.7300000000055888E-2" table:formula="of:=[.I596]-([.J596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96E</text:p>
          </table:table-cell>
          <table:table-cell office:value-type="string" table:style-name="ce15">
            <text:p>9332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6146288099999992" table:style-name="ce18">
            <text:p>-08,6146288</text:p>
          </table:table-cell>
          <table:table-cell office:value-type="float" office:value="-39.095276480000003" table:style-name="ce18">
            <text:p>-39,0952765</text:p>
          </table:table-cell>
          <table:table-cell office:value-type="float" office:value="341.36059999999998" table:style-name="ce19">
            <text:p>341,3606</text:p>
          </table:table-cell>
          <table:table-cell office:value-type="float" office:value="330.83199999999999" table:style-name="ce20">
            <text:p>330,832</text:p>
          </table:table-cell>
          <table:table-cell office:value-type="float" office:value="-10.528599999999983" table:formula="of:=[.H597]-[.G597]" table:style-name="ce21">
            <text:p>-10,53</text:p>
          </table:table-cell>
          <table:table-cell office:value-type="float" office:value="-10.566000000000001" table:style-name="ce22">
            <text:p>-10,57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3.7400000000017641E-2" table:formula="of:=[.I597]-([.J59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10F</text:p>
          </table:table-cell>
          <table:table-cell office:value-type="string" table:style-name="ce15">
            <text:p>9332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3599235800000002" table:style-name="ce18">
            <text:p>-08,3599236</text:p>
          </table:table-cell>
          <table:table-cell office:value-type="float" office:value="-37.273545589999998" table:style-name="ce18">
            <text:p>-37,2735456</text:p>
          </table:table-cell>
          <table:table-cell office:value-type="float" office:value="580.17579999999998" table:style-name="ce19">
            <text:p>580,1758</text:p>
          </table:table-cell>
          <table:table-cell office:value-type="float" office:value="573.03200000000004" table:style-name="ce20">
            <text:p>573,032</text:p>
          </table:table-cell>
          <table:table-cell office:value-type="float" office:value="-7.143799999999942" table:formula="of:=[.H598]-[.G598]" table:style-name="ce21">
            <text:p>-7,14</text:p>
          </table:table-cell>
          <table:table-cell office:value-type="float" office:value="-7.0339999999999998" table:style-name="ce22">
            <text:p>-7,03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0.10979999999994217" table:formula="of:=[.I598]-([.J598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45U</text:p>
          </table:table-cell>
          <table:table-cell office:value-type="string" table:style-name="ce15">
            <text:p>9332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3751995299999997" table:style-name="ce18">
            <text:p>-08,3751995</text:p>
          </table:table-cell>
          <table:table-cell office:value-type="float" office:value="-39.048343379999999" table:style-name="ce18">
            <text:p>-39,0483434</text:p>
          </table:table-cell>
          <table:table-cell office:value-type="float" office:value="379.85919999999999" table:style-name="ce19">
            <text:p>379,8592</text:p>
          </table:table-cell>
          <table:table-cell office:value-type="float" office:value="369.54599999999999" table:style-name="ce20">
            <text:p>369,546</text:p>
          </table:table-cell>
          <table:table-cell office:value-type="float" office:value="-10.313199999999995" table:formula="of:=[.H599]-[.G599]" table:style-name="ce21">
            <text:p>-10,31</text:p>
          </table:table-cell>
          <table:table-cell office:value-type="float" office:value="-10.301" table:style-name="ce22">
            <text:p>-10,30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1.219999999999466E-2" table:formula="of:=[.I599]-([.J59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91E</text:p>
          </table:table-cell>
          <table:table-cell office:value-type="string" table:style-name="ce15">
            <text:p>9333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7.7086919600000003" table:style-name="ce18">
            <text:p>-07,7086920</text:p>
          </table:table-cell>
          <table:table-cell office:value-type="float" office:value="-37.605203230000001" table:style-name="ce18">
            <text:p>-37,6052032</text:p>
          </table:table-cell>
          <table:table-cell office:value-type="float" office:value="546.73540000000003" table:style-name="ce19">
            <text:p>546,7354</text:p>
          </table:table-cell>
          <table:table-cell office:value-type="float" office:value="539.56600000000003" table:style-name="ce20">
            <text:p>539,566</text:p>
          </table:table-cell>
          <table:table-cell office:value-type="float" office:value="-7.169399999999996" table:formula="of:=[.H600]-[.G600]" table:style-name="ce21">
            <text:p>-7,17</text:p>
          </table:table-cell>
          <table:table-cell office:value-type="float" office:value="-7.18" table:style-name="ce22">
            <text:p>-7,18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1.0600000000003718E-2" table:formula="of:=[.I600]-([.J600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73F</text:p>
          </table:table-cell>
          <table:table-cell office:value-type="string" table:style-name="ce15">
            <text:p>9333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2257296100000001" table:style-name="ce18">
            <text:p>-08,2257296</text:p>
          </table:table-cell>
          <table:table-cell office:value-type="float" office:value="-35.931755039999999" table:style-name="ce18">
            <text:p>-35,9317550</text:p>
          </table:table-cell>
          <table:table-cell office:value-type="float" office:value="570.59960000000001" table:style-name="ce19">
            <text:p>570,5996</text:p>
          </table:table-cell>
          <table:table-cell office:value-type="float" office:value="564.91" table:style-name="ce20">
            <text:p>564,910</text:p>
          </table:table-cell>
          <table:table-cell office:value-type="float" office:value="-5.6896000000000413" table:formula="of:=[.H601]-[.G601]" table:style-name="ce21">
            <text:p>-5,69</text:p>
          </table:table-cell>
          <table:table-cell office:value-type="float" office:value="-5.6920000000000002" table:style-name="ce22">
            <text:p>-5,69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2.3999999999588795E-3" table:formula="of:=[.I601]-([.J60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80E</text:p>
          </table:table-cell>
          <table:table-cell office:value-type="string" table:style-name="ce15">
            <text:p>9333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9820709300000008" table:style-name="ce18">
            <text:p>-08,9820709</text:p>
          </table:table-cell>
          <table:table-cell office:value-type="float" office:value="-36.83090284" table:style-name="ce18">
            <text:p>-36,8309028</text:p>
          </table:table-cell>
          <table:table-cell office:value-type="float" office:value="482.35199999999998" table:style-name="ce19">
            <text:p>482,3520</text:p>
          </table:table-cell>
          <table:table-cell office:value-type="float" office:value="475.59800000000001" table:style-name="ce20">
            <text:p>475,598</text:p>
          </table:table-cell>
          <table:table-cell office:value-type="float" office:value="-6.7539999999999623" table:formula="of:=[.H602]-[.G602]" table:style-name="ce21">
            <text:p>-6,75</text:p>
          </table:table-cell>
          <table:table-cell office:value-type="float" office:value="-6.79" table:style-name="ce22">
            <text:p>-6,79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3.600000000003778E-2" table:formula="of:=[.I602]-([.J602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69S</text:p>
          </table:table-cell>
          <table:table-cell office:value-type="string" table:style-name="ce15">
            <text:p>9333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7.5696810000000001" table:style-name="ce18">
            <text:p>-07,5696810</text:p>
          </table:table-cell>
          <table:table-cell office:value-type="float" office:value="-35.3950459" table:style-name="ce18">
            <text:p>-35,3950459</text:p>
          </table:table-cell>
          <table:table-cell office:value-type="float" office:value="343.76909999999998" table:style-name="ce19">
            <text:p>343,7691</text:p>
          </table:table-cell>
          <table:table-cell office:value-type="float" office:value="338.83499999999998" table:style-name="ce20">
            <text:p>338,835</text:p>
          </table:table-cell>
          <table:table-cell office:value-type="float" office:value="-4.9341000000000008" table:formula="of:=[.H603]-[.G603]" table:style-name="ce21">
            <text:p>-4,93</text:p>
          </table:table-cell>
          <table:table-cell office:value-type="float" office:value="-4.8490000000000002" table:style-name="ce22">
            <text:p>-4,85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8.510000000000062E-2" table:formula="of:=[.I603]-([.J603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43H</text:p>
          </table:table-cell>
          <table:table-cell office:value-type="string" table:style-name="ce15">
            <text:p>9333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6039494100000002" table:style-name="ce18">
            <text:p>-08,6039494</text:p>
          </table:table-cell>
          <table:table-cell office:value-type="float" office:value="-40.05089203" table:style-name="ce18">
            <text:p>-40,0508920</text:p>
          </table:table-cell>
          <table:table-cell office:value-type="float" office:value="395.45510000000002" table:style-name="ce19">
            <text:p>395,4551</text:p>
          </table:table-cell>
          <table:table-cell office:value-type="float" office:value="383.69" table:style-name="ce20">
            <text:p>383,690</text:p>
          </table:table-cell>
          <table:table-cell office:value-type="float" office:value="-11.765100000000018" table:formula="of:=[.H604]-[.G604]" table:style-name="ce21">
            <text:p>-11,77</text:p>
          </table:table-cell>
          <table:table-cell office:value-type="float" office:value="-11.78" table:style-name="ce22">
            <text:p>-11,78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1.4899999999981262E-2" table:formula="of:=[.I604]-([.J60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676X</text:p>
          </table:table-cell>
          <table:table-cell office:value-type="string" table:style-name="ce27">
            <text:p>93342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PE</text:p>
          </table:table-cell>
          <table:table-cell office:value-type="float" office:value="-8.5939061999999993" table:style-name="ce30">
            <text:p>-08,5939062</text:p>
          </table:table-cell>
          <table:table-cell office:value-type="float" office:value="-35.112778419999998" table:style-name="ce30">
            <text:p>-35,1127784</text:p>
          </table:table-cell>
          <table:table-cell office:value-type="float" office:value="45.856900000000003" table:style-name="ce31">
            <text:p>45,8569</text:p>
          </table:table-cell>
          <table:table-cell office:value-type="float" office:value="39.930999999999997" table:style-name="ce32">
            <text:p>39,931</text:p>
          </table:table-cell>
          <table:table-cell office:value-type="float" office:value="-5.9259000000000057" table:formula="of:=[.H605]-[.G605]" table:style-name="ce33">
            <text:p>-5,93</text:p>
          </table:table-cell>
          <table:table-cell office:value-type="float" office:value="-6.0720000000000001" table:style-name="ce33">
            <text:p>-6,07</text:p>
          </table:table-cell>
          <table:table-cell office:value-type="float" office:value="6.4000000000000001E-2" table:style-name="ce33">
            <text:p>0,06</text:p>
          </table:table-cell>
          <table:table-cell office:value-type="float" office:value="0.14609999999999435" table:formula="of:=[.I605]-([.J605])" table:style-name="ce33">
            <text:p>0,1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82M</text:p>
          </table:table-cell>
          <table:table-cell office:value-type="string" table:style-name="ce15">
            <text:p>9335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5155620299999999" table:style-name="ce18">
            <text:p>-08,5155620</text:p>
          </table:table-cell>
          <table:table-cell office:value-type="float" office:value="-40.632377920000003" table:style-name="ce18">
            <text:p>-40,6323779</text:p>
          </table:table-cell>
          <table:table-cell office:value-type="float" office:value="458.97030000000001" table:style-name="ce19">
            <text:p>458,9703</text:p>
          </table:table-cell>
          <table:table-cell office:value-type="float" office:value="446.74700000000001" table:style-name="ce20">
            <text:p>446,747</text:p>
          </table:table-cell>
          <table:table-cell office:value-type="float" office:value="-12.223299999999995" table:formula="of:=[.H606]-[.G606]" table:style-name="ce21">
            <text:p>-12,22</text:p>
          </table:table-cell>
          <table:table-cell office:value-type="float" office:value="-12.22" table:style-name="ce22">
            <text:p>-12,22</text:p>
          </table:table-cell>
          <table:table-cell office:value-type="float" office:value="0.08" table:style-name="ce22">
            <text:p>0,08</text:p>
          </table:table-cell>
          <table:table-cell office:value-type="float" office:value="-3.2999999999940854E-3" table:formula="of:=[.I606]-([.J60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12T</text:p>
          </table:table-cell>
          <table:table-cell office:value-type="string" table:style-name="ce15">
            <text:p>9335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7.6885240399999999" table:style-name="ce18">
            <text:p>-07,6885240</text:p>
          </table:table-cell>
          <table:table-cell office:value-type="float" office:value="-39.804270250000002" table:style-name="ce18">
            <text:p>-39,8042703</text:p>
          </table:table-cell>
          <table:table-cell office:value-type="float" office:value="519.24279999999999" table:style-name="ce19">
            <text:p>519,2428</text:p>
          </table:table-cell>
          <table:table-cell office:value-type="float" office:value="509.00900000000001" table:style-name="ce20">
            <text:p>509,009</text:p>
          </table:table-cell>
          <table:table-cell office:value-type="float" office:value="-10.233799999999974" table:formula="of:=[.H607]-[.G607]" table:style-name="ce21">
            <text:p>-10,23</text:p>
          </table:table-cell>
          <table:table-cell office:value-type="float" office:value="-10.345000000000001" table:style-name="ce22">
            <text:p>-10,35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0.11120000000002683" table:formula="of:=[.I607]-([.J607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328T</text:p>
          </table:table-cell>
          <table:table-cell office:value-type="string" table:style-name="ce15">
            <text:p>9371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2270128000000007" table:style-name="ce18">
            <text:p>-08,2270128</text:p>
          </table:table-cell>
          <table:table-cell office:value-type="float" office:value="-39.377222709999998" table:style-name="ce18">
            <text:p>-39,3772227</text:p>
          </table:table-cell>
          <table:table-cell office:value-type="float" office:value="372.0659" table:style-name="ce19">
            <text:p>372,0659</text:p>
          </table:table-cell>
          <table:table-cell office:value-type="float" office:value="361.50700000000001" table:style-name="ce20">
            <text:p>361,507</text:p>
          </table:table-cell>
          <table:table-cell office:value-type="float" office:value="-10.558899999999994" table:formula="of:=[.H608]-[.G608]" table:style-name="ce21">
            <text:p>-10,56</text:p>
          </table:table-cell>
          <table:table-cell office:value-type="float" office:value="-10.675000000000001" table:style-name="ce22">
            <text:p>-10,68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0.11610000000000653" table:formula="of:=[.I608]-([.J608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05S</text:p>
          </table:table-cell>
          <table:table-cell office:value-type="string" table:style-name="ce15">
            <text:p>9371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7.9273546000000001" table:style-name="ce18">
            <text:p>-07,9273546</text:p>
          </table:table-cell>
          <table:table-cell office:value-type="float" office:value="-38.970170860000003" table:style-name="ce18">
            <text:p>-38,9701709</text:p>
          </table:table-cell>
          <table:table-cell office:value-type="float" office:value="500.74720000000002" table:style-name="ce19">
            <text:p>500,7472</text:p>
          </table:table-cell>
          <table:table-cell office:value-type="float" office:value="490.863" table:style-name="ce20">
            <text:p>490,863</text:p>
          </table:table-cell>
          <table:table-cell office:value-type="float" office:value="-9.8842000000000212" table:formula="of:=[.H609]-[.G609]" table:style-name="ce21">
            <text:p>-9,88</text:p>
          </table:table-cell>
          <table:table-cell office:value-type="float" office:value="-9.9380000000000006" table:style-name="ce22">
            <text:p>-9,94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5.379999999997942E-2" table:formula="of:=[.I609]-([.J609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02X</text:p>
          </table:table-cell>
          <table:table-cell office:value-type="string" table:style-name="ce15">
            <text:p>9651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2208152900000009" table:style-name="ce18">
            <text:p>-08,2208153</text:p>
          </table:table-cell>
          <table:table-cell office:value-type="float" office:value="-35.448971350000001" table:style-name="ce18">
            <text:p>-35,4489714</text:p>
          </table:table-cell>
          <table:table-cell office:value-type="float" office:value="452.47030000000001" table:style-name="ce19">
            <text:p>452,4703</text:p>
          </table:table-cell>
          <table:table-cell office:value-type="float" office:value="446.85300000000001" table:style-name="ce20">
            <text:p>446,853</text:p>
          </table:table-cell>
          <table:table-cell office:value-type="float" office:value="-5.6173000000000002" table:formula="of:=[.H610]-[.G610]" table:style-name="ce21">
            <text:p>-5,62</text:p>
          </table:table-cell>
          <table:table-cell office:value-type="float" office:value="-5.6189999999999998" table:style-name="ce22">
            <text:p>-5,62</text:p>
          </table:table-cell>
          <table:table-cell office:value-type="float" office:value="6.3E-2" table:style-name="ce22">
            <text:p>0,06</text:p>
          </table:table-cell>
          <table:table-cell office:value-type="float" office:value="1.6999999999995907E-3" table:formula="of:=[.I610]-([.J61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76U</text:p>
          </table:table-cell>
          <table:table-cell office:value-type="string" table:style-name="ce15">
            <text:p>9651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7680228899999992" table:style-name="ce18">
            <text:p>-08,7680229</text:p>
          </table:table-cell>
          <table:table-cell office:value-type="float" office:value="-36.249864959999996" table:style-name="ce18">
            <text:p>-36,2498650</text:p>
          </table:table-cell>
          <table:table-cell office:value-type="float" office:value="679.59490000000005" table:style-name="ce19">
            <text:p>679,5949</text:p>
          </table:table-cell>
          <table:table-cell office:value-type="float" office:value="673.76400000000001" table:style-name="ce20">
            <text:p>673,764</text:p>
          </table:table-cell>
          <table:table-cell office:value-type="float" office:value="-5.8309000000000424" table:formula="of:=[.H611]-[.G611]" table:style-name="ce21">
            <text:p>-5,83</text:p>
          </table:table-cell>
          <table:table-cell office:value-type="float" office:value="-5.9020000000000001" table:style-name="ce22">
            <text:p>-5,90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7.1099999999957753E-2" table:formula="of:=[.I611]-([.J611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11V</text:p>
          </table:table-cell>
          <table:table-cell office:value-type="string" table:style-name="ce15">
            <text:p>9651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3699958999999993" table:style-name="ce18">
            <text:p>-08,3699959</text:p>
          </table:table-cell>
          <table:table-cell office:value-type="float" office:value="-36.594487520000001" table:style-name="ce18">
            <text:p>-36,5944875</text:p>
          </table:table-cell>
          <table:table-cell office:value-type="float" office:value="678.97050000000002" table:style-name="ce19">
            <text:p>678,9705</text:p>
          </table:table-cell>
          <table:table-cell office:value-type="float" office:value="673.00300000000004" table:style-name="ce20">
            <text:p>673,003</text:p>
          </table:table-cell>
          <table:table-cell office:value-type="float" office:value="-5.9674999999999727" table:formula="of:=[.H612]-[.G612]" table:style-name="ce21">
            <text:p>-5,97</text:p>
          </table:table-cell>
          <table:table-cell office:value-type="float" office:value="-6.0049999999999999" table:style-name="ce22">
            <text:p>-6,01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3.7500000000027178E-2" table:formula="of:=[.I612]-([.J612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48T</text:p>
          </table:table-cell>
          <table:table-cell office:value-type="string" table:style-name="ce15">
            <text:p>9651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6888124199999996" table:style-name="ce18">
            <text:p>-08,6888124</text:p>
          </table:table-cell>
          <table:table-cell office:value-type="float" office:value="-37.86517963" table:style-name="ce18">
            <text:p>-37,8651796</text:p>
          </table:table-cell>
          <table:table-cell office:value-type="float" office:value="602.81219999999996" table:style-name="ce19">
            <text:p>602,8122</text:p>
          </table:table-cell>
          <table:table-cell office:value-type="float" office:value="593.56799999999998" table:style-name="ce20">
            <text:p>593,568</text:p>
          </table:table-cell>
          <table:table-cell office:value-type="float" office:value="-9.244199999999978" table:formula="of:=[.H613]-[.G613]" table:style-name="ce21">
            <text:p>-9,24</text:p>
          </table:table-cell>
          <table:table-cell office:value-type="float" office:value="-9.1590000000000007" table:style-name="ce22">
            <text:p>-9,16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8.5199999999977294E-2" table:formula="of:=[.I613]-([.J613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07P</text:p>
          </table:table-cell>
          <table:table-cell office:value-type="string" table:style-name="ce15">
            <text:p>9652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7.9918813399999999" table:style-name="ce18">
            <text:p>-07,9918813</text:p>
          </table:table-cell>
          <table:table-cell office:value-type="float" office:value="-38.298692010000003" table:style-name="ce18">
            <text:p>-38,2986920</text:p>
          </table:table-cell>
          <table:table-cell office:value-type="float" office:value="430.1191" table:style-name="ce19">
            <text:p>430,1191</text:p>
          </table:table-cell>
          <table:table-cell office:value-type="float" office:value="421.19499999999999" table:style-name="ce20">
            <text:p>421,195</text:p>
          </table:table-cell>
          <table:table-cell office:value-type="float" office:value="-8.9241000000000099" table:formula="of:=[.H614]-[.G614]" table:style-name="ce21">
            <text:p>-8,92</text:p>
          </table:table-cell>
          <table:table-cell office:value-type="float" office:value="-8.9670000000000005" table:style-name="ce22">
            <text:p>-8,97</text:p>
          </table:table-cell>
          <table:table-cell office:value-type="float" office:value="0.08" table:style-name="ce22">
            <text:p>0,08</text:p>
          </table:table-cell>
          <table:table-cell office:value-type="float" office:value="4.2899999999990612E-2" table:formula="of:=[.I614]-([.J614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640F</text:p>
          </table:table-cell>
          <table:table-cell office:value-type="string" table:style-name="ce15">
            <text:p>9957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E</text:p>
          </table:table-cell>
          <table:table-cell office:value-type="float" office:value="-8.0631629" table:style-name="ce18">
            <text:p>-08,0631629</text:p>
          </table:table-cell>
          <table:table-cell office:value-type="float" office:value="-34.871138790000003" table:style-name="ce18">
            <text:p>-34,8711388</text:p>
          </table:table-cell>
          <table:table-cell office:value-type="float" office:value="3.4883999999999999" table:style-name="ce19">
            <text:p>03,4884</text:p>
          </table:table-cell>
          <table:table-cell office:value-type="float" office:value="-2.2690000000000001" table:style-name="ce20">
            <text:p>-02,269</text:p>
          </table:table-cell>
          <table:table-cell office:value-type="float" office:value="-5.7574000000000005" table:formula="of:=[.H615]-[.G615]" table:style-name="ce21">
            <text:p>-5,76</text:p>
          </table:table-cell>
          <table:table-cell office:value-type="float" office:value="-5.8550000000000004" table:style-name="ce22">
            <text:p>-5,86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9.7599999999999909E-2" table:formula="of:=[.I615]-([.J615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33D</text:p>
          </table:table-cell>
          <table:table-cell office:value-type="string" table:style-name="ce15">
            <text:p>9219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3.0737418500000002" table:style-name="ce18">
            <text:p>-03,0737419</text:p>
          </table:table-cell>
          <table:table-cell office:value-type="float" office:value="-41.263270159999998" table:style-name="ce18">
            <text:p>-41,2632702</text:p>
          </table:table-cell>
          <table:table-cell office:value-type="float" office:value="16.968599999999999" table:style-name="ce19">
            <text:p>16,9686</text:p>
          </table:table-cell>
          <table:table-cell office:value-type="float" office:value="-0.39" table:style-name="ce20">
            <text:p>-00,390</text:p>
          </table:table-cell>
          <table:table-cell office:value-type="float" office:value="-17.358599999999999" table:formula="of:=[.H616]-[.G616]" table:style-name="ce21">
            <text:p>-17,36</text:p>
          </table:table-cell>
          <table:table-cell office:value-type="float" office:value="-17.376999999999999" table:style-name="ce22">
            <text:p>-17,38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1.839999999999975E-2" table:formula="of:=[.I616]-([.J616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9E</text:p>
          </table:table-cell>
          <table:table-cell office:value-type="string" table:style-name="ce15">
            <text:p>9240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8.1938725199999993" table:style-name="ce18">
            <text:p>-08,1938725</text:p>
          </table:table-cell>
          <table:table-cell office:value-type="float" office:value="-43.75577818" table:style-name="ce18">
            <text:p>-43,7557782</text:p>
          </table:table-cell>
          <table:table-cell office:value-type="float" office:value="321.93079999999998" table:style-name="ce19">
            <text:p>321,9308</text:p>
          </table:table-cell>
          <table:table-cell office:value-type="float" office:value="302.09500000000003" table:style-name="ce20">
            <text:p>302,095</text:p>
          </table:table-cell>
          <table:table-cell office:value-type="float" office:value="-19.835799999999949" table:formula="of:=[.H617]-[.G617]" table:style-name="ce21">
            <text:p>-19,84</text:p>
          </table:table-cell>
          <table:table-cell office:value-type="float" office:value="-19.792999999999999" table:style-name="ce22">
            <text:p>-19,79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4.2799999999949989E-2" table:formula="of:=[.I617]-([.J617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23L</text:p>
          </table:table-cell>
          <table:table-cell office:value-type="string" table:style-name="ce15">
            <text:p>9652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6.9943135500000002" table:style-name="ce18">
            <text:p>-06,9943136</text:p>
          </table:table-cell>
          <table:table-cell office:value-type="float" office:value="-41.366311809999999" table:style-name="ce18">
            <text:p>-41,3663118</text:p>
          </table:table-cell>
          <table:table-cell office:value-type="float" office:value="221.12700000000001" table:style-name="ce19">
            <text:p>221,1270</text:p>
          </table:table-cell>
          <table:table-cell office:value-type="float" office:value="206.03100000000001" table:style-name="ce20">
            <text:p>206,031</text:p>
          </table:table-cell>
          <table:table-cell office:value-type="float" office:value="-15.096000000000004" table:formula="of:=[.H618]-[.G618]" table:style-name="ce21">
            <text:p>-15,10</text:p>
          </table:table-cell>
          <table:table-cell office:value-type="float" office:value="-15.077" table:style-name="ce22">
            <text:p>-15,08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1.9000000000003681E-2" table:formula="of:=[.I618]-([.J618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91A</text:p>
          </table:table-cell>
          <table:table-cell office:value-type="string" table:style-name="ce15">
            <text:p>9652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8858017" table:style-name="ce18">
            <text:p>-07,8858017</text:p>
          </table:table-cell>
          <table:table-cell office:value-type="float" office:value="-41.890899419999997" table:style-name="ce18">
            <text:p>-41,8908994</text:p>
          </table:table-cell>
          <table:table-cell office:value-type="float" office:value="306.19529999999997" table:style-name="ce19">
            <text:p>306,1953</text:p>
          </table:table-cell>
          <table:table-cell office:value-type="float" office:value="290.65499999999997" table:style-name="ce20">
            <text:p>290,655</text:p>
          </table:table-cell>
          <table:table-cell office:value-type="float" office:value="-15.540300000000002" table:formula="of:=[.H619]-[.G619]" table:style-name="ce21">
            <text:p>-15,54</text:p>
          </table:table-cell>
          <table:table-cell office:value-type="float" office:value="-15.673999999999999" table:style-name="ce22">
            <text:p>-15,67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0.13369999999999749" table:formula="of:=[.I619]-([.J619])" table:style-name="ce2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45A</text:p>
          </table:table-cell>
          <table:table-cell office:value-type="string" table:style-name="ce15">
            <text:p>9652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9.0158316999999997" table:style-name="ce18">
            <text:p>-09,0158317</text:p>
          </table:table-cell>
          <table:table-cell office:value-type="float" office:value="-42.830508770000002" table:style-name="ce18">
            <text:p>-42,8305088</text:p>
          </table:table-cell>
          <table:table-cell office:value-type="float" office:value="447.76859999999999" table:style-name="ce19">
            <text:p>447,7686</text:p>
          </table:table-cell>
          <table:table-cell office:value-type="float" office:value="433.14699999999999" table:style-name="ce20">
            <text:p>433,147</text:p>
          </table:table-cell>
          <table:table-cell office:value-type="float" office:value="-14.621600000000001" table:formula="of:=[.H620]-[.G620]" table:style-name="ce21">
            <text:p>-14,62</text:p>
          </table:table-cell>
          <table:table-cell office:value-type="float" office:value="-14.625999999999999" table:style-name="ce22">
            <text:p>-14,63</text:p>
          </table:table-cell>
          <table:table-cell office:value-type="float" office:value="7.8E-2" table:style-name="ce22">
            <text:p>0,08</text:p>
          </table:table-cell>
          <table:table-cell office:value-type="float" office:value="4.3999999999986272E-3" table:formula="of:=[.I620]-([.J62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61E</text:p>
          </table:table-cell>
          <table:table-cell office:value-type="string" table:style-name="ce15">
            <text:p>9652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8.0870745999999993" table:style-name="ce18">
            <text:p>-08,0870746</text:p>
          </table:table-cell>
          <table:table-cell office:value-type="float" office:value="-42.95128802" table:style-name="ce18">
            <text:p>-42,9512880</text:p>
          </table:table-cell>
          <table:table-cell office:value-type="float" office:value="267.68150000000003" table:style-name="ce19">
            <text:p>267,6815</text:p>
          </table:table-cell>
          <table:table-cell office:value-type="float" office:value="249.70400000000001" table:style-name="ce20">
            <text:p>249,704</text:p>
          </table:table-cell>
          <table:table-cell office:value-type="float" office:value="-17.97750000000002" table:formula="of:=[.H621]-[.G621]" table:style-name="ce21">
            <text:p>-17,98</text:p>
          </table:table-cell>
          <table:table-cell office:value-type="float" office:value="-17.933" table:style-name="ce22">
            <text:p>-17,93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-4.4500000000020634E-2" table:formula="of:=[.I621]-([.J621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69A</text:p>
          </table:table-cell>
          <table:table-cell office:value-type="string" table:style-name="ce15">
            <text:p>9652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9.0588067799999994" table:style-name="ce18">
            <text:p>-09,0588068</text:p>
          </table:table-cell>
          <table:table-cell office:value-type="float" office:value="-44.315160400000003" table:style-name="ce18">
            <text:p>-44,3151604</text:p>
          </table:table-cell>
          <table:table-cell office:value-type="float" office:value="259.20549999999997" table:style-name="ce19">
            <text:p>259,2055</text:p>
          </table:table-cell>
          <table:table-cell office:value-type="float" office:value="240.92599999999999" table:style-name="ce20">
            <text:p>240,926</text:p>
          </table:table-cell>
          <table:table-cell office:value-type="float" office:value="-18.279499999999985" table:formula="of:=[.H622]-[.G622]" table:style-name="ce21">
            <text:p>-18,28</text:p>
          </table:table-cell>
          <table:table-cell office:value-type="float" office:value="-18.312000000000001" table:style-name="ce22">
            <text:p>-18,31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3.2500000000016627E-2" table:formula="of:=[.I622]-([.J622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3"/>874J</text:p>
          </table:table-cell>
          <table:table-cell office:value-type="string" table:style-name="ce27">
            <text:p>96527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PI</text:p>
          </table:table-cell>
          <table:table-cell office:value-type="float" office:value="-10.112391730000001" table:style-name="ce30">
            <text:p>-10,1123917</text:p>
          </table:table-cell>
          <table:table-cell office:value-type="float" office:value="-44.217561549999999" table:style-name="ce30">
            <text:p>-44,2175616</text:p>
          </table:table-cell>
          <table:table-cell office:value-type="float" office:value="354.209" table:style-name="ce31">
            <text:p>354,2090</text:p>
          </table:table-cell>
          <table:table-cell office:value-type="float" office:value="339.291" table:style-name="ce32">
            <text:p>339,291</text:p>
          </table:table-cell>
          <table:table-cell office:value-type="float" office:value="-14.918000000000006" table:formula="of:=[.H623]-[.G623]" table:style-name="ce33">
            <text:p>-14,92</text:p>
          </table:table-cell>
          <table:table-cell office:value-type="float" office:value="-15.12" table:style-name="ce33">
            <text:p>-15,12</text:p>
          </table:table-cell>
          <table:table-cell office:value-type="float" office:value="8.5999999999999993E-2" table:style-name="ce33">
            <text:p>0,09</text:p>
          </table:table-cell>
          <table:table-cell office:value-type="float" office:value="0.20199999999999285" table:formula="of:=[.I623]-([.J623])" table:style-name="ce33">
            <text:p>0,2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72D</text:p>
          </table:table-cell>
          <table:table-cell office:value-type="string" table:style-name="ce15">
            <text:p>9652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10.519525870000001" table:style-name="ce18">
            <text:p>-10,5195259</text:p>
          </table:table-cell>
          <table:table-cell office:value-type="float" office:value="-45.188486599999997" table:style-name="ce18">
            <text:p>-45,1884866</text:p>
          </table:table-cell>
          <table:table-cell office:value-type="float" office:value="520.11239999999998" table:style-name="ce19">
            <text:p>520,1124</text:p>
          </table:table-cell>
          <table:table-cell office:value-type="float" office:value="504.53800000000001" table:style-name="ce20">
            <text:p>504,538</text:p>
          </table:table-cell>
          <table:table-cell office:value-type="float" office:value="-15.574399999999969" table:formula="of:=[.H624]-[.G624]" table:style-name="ce21">
            <text:p>-15,57</text:p>
          </table:table-cell>
          <table:table-cell office:value-type="float" office:value="-15.648999999999999" table:style-name="ce22">
            <text:p>-15,65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7.460000000003042E-2" table:formula="of:=[.I624]-([.J624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70H</text:p>
          </table:table-cell>
          <table:table-cell office:value-type="string" table:style-name="ce15">
            <text:p>9652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9.8253779100000003" table:style-name="ce18">
            <text:p>-09,8253779</text:p>
          </table:table-cell>
          <table:table-cell office:value-type="float" office:value="-45.334722390000003" table:style-name="ce18">
            <text:p>-45,3347224</text:p>
          </table:table-cell>
          <table:table-cell office:value-type="float" office:value="496.49590000000001" table:style-name="ce19">
            <text:p>496,4959</text:p>
          </table:table-cell>
          <table:table-cell office:value-type="float" office:value="479.16699999999997" table:style-name="ce20">
            <text:p>479,167</text:p>
          </table:table-cell>
          <table:table-cell office:value-type="float" office:value="-17.328900000000033" table:formula="of:=[.H625]-[.G625]" table:style-name="ce21">
            <text:p>-17,33</text:p>
          </table:table-cell>
          <table:table-cell office:value-type="float" office:value="-17.259" table:style-name="ce22">
            <text:p>-17,26</text:p>
          </table:table-cell>
          <table:table-cell office:value-type="float" office:value="7.8E-2" table:style-name="ce22">
            <text:p>0,08</text:p>
          </table:table-cell>
          <table:table-cell office:value-type="float" office:value="-6.9900000000032492E-2" table:formula="of:=[.I625]-([.J625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58B</text:p>
          </table:table-cell>
          <table:table-cell office:value-type="string" table:style-name="ce15">
            <text:p>9653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6.7684297999999998" table:style-name="ce18">
            <text:p>-06,7684298</text:p>
          </table:table-cell>
          <table:table-cell office:value-type="float" office:value="-43.019386740000002" table:style-name="ce18">
            <text:p>-43,0193867</text:p>
          </table:table-cell>
          <table:table-cell office:value-type="float" office:value="113.7865" table:style-name="ce19">
            <text:p>113,7865</text:p>
          </table:table-cell>
          <table:table-cell office:value-type="float" office:value="92.724999999999994" table:style-name="ce20">
            <text:p>92,725</text:p>
          </table:table-cell>
          <table:table-cell office:value-type="float" office:value="-21.061500000000009" table:formula="of:=[.H626]-[.G626]" table:style-name="ce21">
            <text:p>-21,06</text:p>
          </table:table-cell>
          <table:table-cell office:value-type="float" office:value="-20.991" table:style-name="ce22">
            <text:p>-20,99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7.0500000000009777E-2" table:formula="of:=[.I626]-([.J626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53L</text:p>
          </table:table-cell>
          <table:table-cell office:value-type="string" table:style-name="ce15">
            <text:p>9653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3947723700000001" table:style-name="ce18">
            <text:p>-07,3947724</text:p>
          </table:table-cell>
          <table:table-cell office:value-type="float" office:value="-44.578941620000002" table:style-name="ce18">
            <text:p>-44,5789416</text:p>
          </table:table-cell>
          <table:table-cell office:value-type="float" office:value="365.8503" table:style-name="ce19">
            <text:p>365,8503</text:p>
          </table:table-cell>
          <table:table-cell office:value-type="float" office:value="343.09699999999998" table:style-name="ce20">
            <text:p>343,097</text:p>
          </table:table-cell>
          <table:table-cell office:value-type="float" office:value="-22.753300000000024" table:formula="of:=[.H627]-[.G627]" table:style-name="ce21">
            <text:p>-22,75</text:p>
          </table:table-cell>
          <table:table-cell office:value-type="float" office:value="-22.654" table:style-name="ce22">
            <text:p>-22,65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-9.9300000000024369E-2" table:formula="of:=[.I627]-([.J627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42R</text:p>
          </table:table-cell>
          <table:table-cell office:value-type="string" table:style-name="ce15">
            <text:p>9653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3537629200000003" table:style-name="ce18">
            <text:p>-07,3537629</text:p>
          </table:table-cell>
          <table:table-cell office:value-type="float" office:value="-40.763292300000003" table:style-name="ce18">
            <text:p>-40,7632923</text:p>
          </table:table-cell>
          <table:table-cell office:value-type="float" office:value="482.38780000000003" table:style-name="ce19">
            <text:p>482,3878</text:p>
          </table:table-cell>
          <table:table-cell office:value-type="float" office:value="470.36799999999999" table:style-name="ce20">
            <text:p>470,368</text:p>
          </table:table-cell>
          <table:table-cell office:value-type="float" office:value="-12.019800000000032" table:formula="of:=[.H628]-[.G628]" table:style-name="ce21">
            <text:p>-12,02</text:p>
          </table:table-cell>
          <table:table-cell office:value-type="float" office:value="-11.989000000000001" table:style-name="ce22">
            <text:p>-11,99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3.0800000000031247E-2" table:formula="of:=[.I628]-([.J628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93B</text:p>
          </table:table-cell>
          <table:table-cell office:value-type="string" table:style-name="ce15">
            <text:p>9653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8.1036938999999997" table:style-name="ce18">
            <text:p>-08,1036939</text:p>
          </table:table-cell>
          <table:table-cell office:value-type="float" office:value="-41.073923739999998" table:style-name="ce18">
            <text:p>-41,0739237</text:p>
          </table:table-cell>
          <table:table-cell office:value-type="float" office:value="370.28730000000002" table:style-name="ce19">
            <text:p>370,2873</text:p>
          </table:table-cell>
          <table:table-cell office:value-type="float" office:value="357.82400000000001" table:style-name="ce20">
            <text:p>357,824</text:p>
          </table:table-cell>
          <table:table-cell office:value-type="float" office:value="-12.463300000000004" table:formula="of:=[.H629]-[.G629]" table:style-name="ce21">
            <text:p>-12,46</text:p>
          </table:table-cell>
          <table:table-cell office:value-type="float" office:value="-12.494" table:style-name="ce22">
            <text:p>-12,49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3.0699999999995953E-2" table:formula="of:=[.I629]-([.J629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67V</text:p>
          </table:table-cell>
          <table:table-cell office:value-type="string" table:style-name="ce15">
            <text:p>9653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6.2638035700000003" table:style-name="ce18">
            <text:p>-06,2638036</text:p>
          </table:table-cell>
          <table:table-cell office:value-type="float" office:value="-41.404054340000002" table:style-name="ce18">
            <text:p>-41,4040543</text:p>
          </table:table-cell>
          <table:table-cell office:value-type="float" office:value="287.1447" table:style-name="ce19">
            <text:p>287,1447</text:p>
          </table:table-cell>
          <table:table-cell office:value-type="float" office:value="271.17399999999998" table:style-name="ce20">
            <text:p>271,174</text:p>
          </table:table-cell>
          <table:table-cell office:value-type="float" office:value="-15.970700000000022" table:formula="of:=[.H630]-[.G630]" table:style-name="ce21">
            <text:p>-15,97</text:p>
          </table:table-cell>
          <table:table-cell office:value-type="float" office:value="-15.904999999999999" table:style-name="ce22">
            <text:p>-15,91</text:p>
          </table:table-cell>
          <table:table-cell office:value-type="float" office:value="7.8E-2" table:style-name="ce22">
            <text:p>0,08</text:p>
          </table:table-cell>
          <table:table-cell office:value-type="float" office:value="-6.570000000002274E-2" table:formula="of:=[.I630]-([.J630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09F</text:p>
          </table:table-cell>
          <table:table-cell office:value-type="string" table:style-name="ce15">
            <text:p>9653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6.4777444900000001" table:style-name="ce18">
            <text:p>-06,4777445</text:p>
          </table:table-cell>
          <table:table-cell office:value-type="float" office:value="-42.33977445" table:style-name="ce18">
            <text:p>-42,3397745</text:p>
          </table:table-cell>
          <table:table-cell office:value-type="float" office:value="422.30329999999998" table:style-name="ce19">
            <text:p>422,3033</text:p>
          </table:table-cell>
          <table:table-cell office:value-type="float" office:value="403.00900000000001" table:style-name="ce20">
            <text:p>403,009</text:p>
          </table:table-cell>
          <table:table-cell office:value-type="float" office:value="-19.294299999999964" table:formula="of:=[.H631]-[.G631]" table:style-name="ce21">
            <text:p>-19,29</text:p>
          </table:table-cell>
          <table:table-cell office:value-type="float" office:value="-19.309999999999999" table:style-name="ce22">
            <text:p>-19,31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1.5700000000034464E-2" table:formula="of:=[.I631]-([.J631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74E</text:p>
          </table:table-cell>
          <table:table-cell office:value-type="string" table:style-name="ce15">
            <text:p>9653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5.5880675100000001" table:style-name="ce18">
            <text:p>-05,5880675</text:p>
          </table:table-cell>
          <table:table-cell office:value-type="float" office:value="-42.614156629999997" table:style-name="ce18">
            <text:p>-42,6141566</text:p>
          </table:table-cell>
          <table:table-cell office:value-type="float" office:value="137.91069999999999" table:style-name="ce19">
            <text:p>137,9107</text:p>
          </table:table-cell>
          <table:table-cell office:value-type="float" office:value="116.873" table:style-name="ce20">
            <text:p>116,873</text:p>
          </table:table-cell>
          <table:table-cell office:value-type="float" office:value="-21.037699999999987" table:formula="of:=[.H632]-[.G632]" table:style-name="ce21">
            <text:p>-21,04</text:p>
          </table:table-cell>
          <table:table-cell office:value-type="float" office:value="-21.036999999999999" table:style-name="ce22">
            <text:p>-21,04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6.9999999998771045E-4" table:formula="of:=[.I632]-([.J63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61H</text:p>
          </table:table-cell>
          <table:table-cell office:value-type="string" table:style-name="ce15">
            <text:p>9653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4.9703156100000001" table:style-name="ce18">
            <text:p>-04,9703156</text:p>
          </table:table-cell>
          <table:table-cell office:value-type="float" office:value="-42.374192659999999" table:style-name="ce18">
            <text:p>-42,3741927</text:p>
          </table:table-cell>
          <table:table-cell office:value-type="float" office:value="154.66239999999999" table:style-name="ce19">
            <text:p>154,6624</text:p>
          </table:table-cell>
          <table:table-cell office:value-type="float" office:value="133.78200000000001" table:style-name="ce20">
            <text:p>133,782</text:p>
          </table:table-cell>
          <table:table-cell office:value-type="float" office:value="-20.88039999999998" table:formula="of:=[.H633]-[.G633]" table:style-name="ce21">
            <text:p>-20,88</text:p>
          </table:table-cell>
          <table:table-cell office:value-type="float" office:value="-20.803999999999998" table:style-name="ce22">
            <text:p>-20,80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7.6399999999981816E-2" table:formula="of:=[.I633]-([.J633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3"/>545H</text:p>
          </table:table-cell>
          <table:table-cell office:value-type="string" table:style-name="ce27">
            <text:p>96538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PI</text:p>
          </table:table-cell>
          <table:table-cell office:value-type="float" office:value="-5.4667250999999997" table:style-name="ce30">
            <text:p>-05,4667251</text:p>
          </table:table-cell>
          <table:table-cell office:value-type="float" office:value="-41.342986330000002" table:style-name="ce30">
            <text:p>-41,3429863</text:p>
          </table:table-cell>
          <table:table-cell office:value-type="float" office:value="270.12130000000002" table:style-name="ce31">
            <text:p>270,1213</text:p>
          </table:table-cell>
          <table:table-cell office:value-type="float" office:value="254.245" table:style-name="ce32">
            <text:p>254,245</text:p>
          </table:table-cell>
          <table:table-cell office:value-type="float" office:value="-15.876300000000015" table:formula="of:=[.H634]-[.G634]" table:style-name="ce33">
            <text:p>-15,88</text:p>
          </table:table-cell>
          <table:table-cell office:value-type="float" office:value="-16.062999999999999" table:style-name="ce33">
            <text:p>-16,06</text:p>
          </table:table-cell>
          <table:table-cell office:value-type="float" office:value="0.08" table:style-name="ce33">
            <text:p>0,08</text:p>
          </table:table-cell>
          <table:table-cell office:value-type="float" office:value="0.1866999999999841" table:formula="of:=[.I634]-([.J634])" table:style-name="ce33">
            <text:p>0,1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08J</text:p>
          </table:table-cell>
          <table:table-cell office:value-type="string" table:style-name="ce15">
            <text:p>9653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3.8394440099999998" table:style-name="ce18">
            <text:p>-03,8394440</text:p>
          </table:table-cell>
          <table:table-cell office:value-type="float" office:value="-42.41781331" table:style-name="ce18">
            <text:p>-42,4178133</text:p>
          </table:table-cell>
          <table:table-cell office:value-type="float" office:value="73.099400000000003" table:style-name="ce19">
            <text:p>73,0994</text:p>
          </table:table-cell>
          <table:table-cell office:value-type="float" office:value="52.045000000000002" table:style-name="ce20">
            <text:p>52,045</text:p>
          </table:table-cell>
          <table:table-cell office:value-type="float" office:value="-21.054400000000001" table:formula="of:=[.H635]-[.G635]" table:style-name="ce21">
            <text:p>-21,05</text:p>
          </table:table-cell>
          <table:table-cell office:value-type="float" office:value="-21.132000000000001" table:style-name="ce22">
            <text:p>-21,13</text:p>
          </table:table-cell>
          <table:table-cell office:value-type="float" office:value="0.08" table:style-name="ce22">
            <text:p>0,08</text:p>
          </table:table-cell>
          <table:table-cell office:value-type="float" office:value="7.7600000000000335E-2" table:formula="of:=[.I635]-([.J635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07C</text:p>
          </table:table-cell>
          <table:table-cell office:value-type="string" table:style-name="ce15">
            <text:p>9654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2.95854924" table:style-name="ce18">
            <text:p>-02,9585492</text:p>
          </table:table-cell>
          <table:table-cell office:value-type="float" office:value="-41.719427600000003" table:style-name="ce18">
            <text:p>-41,7194276</text:p>
          </table:table-cell>
          <table:table-cell office:value-type="float" office:value="24.8827" table:style-name="ce19">
            <text:p>24,8827</text:p>
          </table:table-cell>
          <table:table-cell office:value-type="float" office:value="5.3620000000000001" table:style-name="ce20">
            <text:p>05,362</text:p>
          </table:table-cell>
          <table:table-cell office:value-type="float" office:value="-19.520699999999998" table:formula="of:=[.H636]-[.G636]" table:style-name="ce21">
            <text:p>-19,52</text:p>
          </table:table-cell>
          <table:table-cell office:value-type="float" office:value="-19.504999999999999" table:style-name="ce22">
            <text:p>-19,51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1.5699999999998937E-2" table:formula="of:=[.I636]-([.J63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529U</text:p>
          </table:table-cell>
          <table:table-cell office:value-type="string" table:style-name="ce15">
            <text:p>9654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3.8999000100000001" table:style-name="ce18">
            <text:p>-03,8999000</text:p>
          </table:table-cell>
          <table:table-cell office:value-type="float" office:value="-41.71095991" table:style-name="ce18">
            <text:p>-41,7109599</text:p>
          </table:table-cell>
          <table:table-cell office:value-type="float" office:value="92.352800000000002" table:style-name="ce19">
            <text:p>92,3528</text:p>
          </table:table-cell>
          <table:table-cell office:value-type="float" office:value="73.822000000000003" table:style-name="ce20">
            <text:p>73,822</text:p>
          </table:table-cell>
          <table:table-cell office:value-type="float" office:value="-18.530799999999999" table:formula="of:=[.H637]-[.G637]" table:style-name="ce21">
            <text:p>-18,53</text:p>
          </table:table-cell>
          <table:table-cell office:value-type="float" office:value="-18.446000000000002" table:style-name="ce22">
            <text:p>-18,45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8.4799999999997766E-2" table:formula="of:=[.I637]-([.J637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87H</text:p>
          </table:table-cell>
          <table:table-cell office:value-type="string" table:style-name="ce15">
            <text:p>9657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8.8683601900000006" table:style-name="ce18">
            <text:p>-08,8683602</text:p>
          </table:table-cell>
          <table:table-cell office:value-type="float" office:value="-42.755717730000001" table:style-name="ce18">
            <text:p>-42,7557177</text:p>
          </table:table-cell>
          <table:table-cell office:value-type="float" office:value="589.95939999999996" table:style-name="ce19">
            <text:p>589,9594</text:p>
          </table:table-cell>
          <table:table-cell office:value-type="float" office:value="575.24599999999998" table:style-name="ce20">
            <text:p>575,246</text:p>
          </table:table-cell>
          <table:table-cell office:value-type="float" office:value="-14.713399999999979" table:formula="of:=[.H638]-[.G638]" table:style-name="ce21">
            <text:p>-14,71</text:p>
          </table:table-cell>
          <table:table-cell office:value-type="float" office:value="-14.705" table:style-name="ce22">
            <text:p>-14,71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8.3999999999786468E-3" table:formula="of:=[.I638]-([.J638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70X</text:p>
          </table:table-cell>
          <table:table-cell office:value-type="string" table:style-name="ce15">
            <text:p>9657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8.44016886" table:style-name="ce18">
            <text:p>-08,4401689</text:p>
          </table:table-cell>
          <table:table-cell office:value-type="float" office:value="-43.883836670000001" table:style-name="ce18">
            <text:p>-43,8838367</text:p>
          </table:table-cell>
          <table:table-cell office:value-type="float" office:value="225.6019" table:style-name="ce19">
            <text:p>225,6019</text:p>
          </table:table-cell>
          <table:table-cell office:value-type="float" office:value="206.21299999999999" table:style-name="ce20">
            <text:p>206,213</text:p>
          </table:table-cell>
          <table:table-cell office:value-type="float" office:value="-19.388900000000007" table:formula="of:=[.H639]-[.G639]" table:style-name="ce21">
            <text:p>-19,39</text:p>
          </table:table-cell>
          <table:table-cell office:value-type="float" office:value="-19.315000000000001" table:style-name="ce22">
            <text:p>-19,32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7.3900000000005406E-2" table:formula="of:=[.I639]-([.J639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68R</text:p>
          </table:table-cell>
          <table:table-cell office:value-type="string" table:style-name="ce15">
            <text:p>9657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9.4669917300000002" table:style-name="ce18">
            <text:p>-09,4669917</text:p>
          </table:table-cell>
          <table:table-cell office:value-type="float" office:value="-44.657242119999999" table:style-name="ce18">
            <text:p>-44,6572421</text:p>
          </table:table-cell>
          <table:table-cell office:value-type="float" office:value="408.96559999999999" table:style-name="ce19">
            <text:p>408,9656</text:p>
          </table:table-cell>
          <table:table-cell office:value-type="float" office:value="391.60599999999999" table:style-name="ce20">
            <text:p>391,606</text:p>
          </table:table-cell>
          <table:table-cell office:value-type="float" office:value="-17.3596" table:formula="of:=[.H640]-[.G640]" table:style-name="ce21">
            <text:p>-17,36</text:p>
          </table:table-cell>
          <table:table-cell office:value-type="float" office:value="-17.359000000000002" table:style-name="ce22">
            <text:p>-17,36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-5.9999999999860165E-4" table:formula="of:=[.I640]-([.J64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63P</text:p>
          </table:table-cell>
          <table:table-cell office:value-type="string" table:style-name="ce15">
            <text:p>9657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6892752099999999" table:style-name="ce18">
            <text:p>-07,6892752</text:p>
          </table:table-cell>
          <table:table-cell office:value-type="float" office:value="-43.912761189999998" table:style-name="ce18">
            <text:p>-43,9127612</text:p>
          </table:table-cell>
          <table:table-cell office:value-type="float" office:value="399.726" table:style-name="ce19">
            <text:p>399,7260</text:p>
          </table:table-cell>
          <table:table-cell office:value-type="float" office:value="378.71300000000002" table:style-name="ce20">
            <text:p>378,713</text:p>
          </table:table-cell>
          <table:table-cell office:value-type="float" office:value="-21.012999999999977" table:formula="of:=[.H641]-[.G641]" table:style-name="ce21">
            <text:p>-21,01</text:p>
          </table:table-cell>
          <table:table-cell office:value-type="float" office:value="-21.032" table:style-name="ce22">
            <text:p>-21,03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1.9000000000023221E-2" table:formula="of:=[.I641]-([.J641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68E</text:p>
          </table:table-cell>
          <table:table-cell office:value-type="string" table:style-name="ce15">
            <text:p>9657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23634646" table:style-name="ce18">
            <text:p>-07,2363465</text:p>
          </table:table-cell>
          <table:table-cell office:value-type="float" office:value="-43.914772790000001" table:style-name="ce18">
            <text:p>-43,9147728</text:p>
          </table:table-cell>
          <table:table-cell office:value-type="float" office:value="263.31479999999999" table:style-name="ce19">
            <text:p>263,3148</text:p>
          </table:table-cell>
          <table:table-cell office:value-type="float" office:value="241.511" table:style-name="ce20">
            <text:p>241,511</text:p>
          </table:table-cell>
          <table:table-cell office:value-type="float" office:value="-21.803799999999995" table:formula="of:=[.H642]-[.G642]" table:style-name="ce21">
            <text:p>-21,80</text:p>
          </table:table-cell>
          <table:table-cell office:value-type="float" office:value="-21.867000000000001" table:style-name="ce22">
            <text:p>-21,87</text:p>
          </table:table-cell>
          <table:table-cell office:value-type="float" office:value="7.8E-2" table:style-name="ce22">
            <text:p>0,08</text:p>
          </table:table-cell>
          <table:table-cell office:value-type="float" office:value="6.3200000000005474E-2" table:formula="of:=[.I642]-([.J642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97T</text:p>
          </table:table-cell>
          <table:table-cell office:value-type="string" table:style-name="ce15">
            <text:p>9658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4.4905399399999997" table:style-name="ce18">
            <text:p>-04,4905399</text:p>
          </table:table-cell>
          <table:table-cell office:value-type="float" office:value="-41.407116600000002" table:style-name="ce18">
            <text:p>-41,4071166</text:p>
          </table:table-cell>
          <table:table-cell office:value-type="float" office:value="544.63319999999999" table:style-name="ce19">
            <text:p>544,6332</text:p>
          </table:table-cell>
          <table:table-cell office:value-type="float" office:value="527.95100000000002" table:style-name="ce20">
            <text:p>527,951</text:p>
          </table:table-cell>
          <table:table-cell office:value-type="float" office:value="-16.682199999999966" table:formula="of:=[.H643]-[.G643]" table:style-name="ce21">
            <text:p>-16,68</text:p>
          </table:table-cell>
          <table:table-cell office:value-type="float" office:value="-16.722000000000001" table:style-name="ce22">
            <text:p>-16,72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3.9800000000035141E-2" table:formula="of:=[.I643]-([.J643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72V</text:p>
          </table:table-cell>
          <table:table-cell office:value-type="string" table:style-name="ce15">
            <text:p>9659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10.35214992" table:style-name="ce18">
            <text:p>-10,3521499</text:p>
          </table:table-cell>
          <table:table-cell office:value-type="float" office:value="-44.74709361" table:style-name="ce18">
            <text:p>-44,7470936</text:p>
          </table:table-cell>
          <table:table-cell office:value-type="float" office:value="352.65769999999998" table:style-name="ce19">
            <text:p>352,6577</text:p>
          </table:table-cell>
          <table:table-cell office:value-type="float" office:value="337.24900000000002" table:style-name="ce20">
            <text:p>337,249</text:p>
          </table:table-cell>
          <table:table-cell office:value-type="float" office:value="-15.408699999999953" table:formula="of:=[.H644]-[.G644]" table:style-name="ce21">
            <text:p>-15,41</text:p>
          </table:table-cell>
          <table:table-cell office:value-type="float" office:value="-15.429" table:style-name="ce22">
            <text:p>-15,43</text:p>
          </table:table-cell>
          <table:table-cell office:value-type="float" office:value="7.8E-2" table:style-name="ce22">
            <text:p>0,08</text:p>
          </table:table-cell>
          <table:table-cell office:value-type="float" office:value="2.0300000000046836E-2" table:formula="of:=[.I644]-([.J644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70U</text:p>
          </table:table-cell>
          <table:table-cell office:value-type="string" table:style-name="ce15">
            <text:p>9659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10.018097559999999" table:style-name="ce18">
            <text:p>-10,0180976</text:p>
          </table:table-cell>
          <table:table-cell office:value-type="float" office:value="-45.305965090000001" table:style-name="ce18">
            <text:p>-45,3059651</text:p>
          </table:table-cell>
          <table:table-cell office:value-type="float" office:value="437.75959999999998" table:style-name="ce19">
            <text:p>437,7596</text:p>
          </table:table-cell>
          <table:table-cell office:value-type="float" office:value="421.36500000000001" table:style-name="ce20">
            <text:p>421,365</text:p>
          </table:table-cell>
          <table:table-cell office:value-type="float" office:value="-16.394599999999969" table:formula="of:=[.H645]-[.G645]" table:style-name="ce21">
            <text:p>-16,39</text:p>
          </table:table-cell>
          <table:table-cell office:value-type="float" office:value="-16.481000000000002" table:style-name="ce22">
            <text:p>-16,48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8.6400000000033117E-2" table:formula="of:=[.I645]-([.J645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74Z</text:p>
          </table:table-cell>
          <table:table-cell office:value-type="string" table:style-name="ce15">
            <text:p>9661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5.9487933599999998" table:style-name="ce18">
            <text:p>-05,9487934</text:p>
          </table:table-cell>
          <table:table-cell office:value-type="float" office:value="-43.066429720000002" table:style-name="ce18">
            <text:p>-43,0664297</text:p>
          </table:table-cell>
          <table:table-cell office:value-type="float" office:value="130.92179999999999" table:style-name="ce19">
            <text:p>130,9218</text:p>
          </table:table-cell>
          <table:table-cell office:value-type="float" office:value="109.425" table:style-name="ce20">
            <text:p>109,425</text:p>
          </table:table-cell>
          <table:table-cell office:value-type="float" office:value="-21.496799999999993" table:formula="of:=[.H646]-[.G646]" table:style-name="ce21">
            <text:p>-21,50</text:p>
          </table:table-cell>
          <table:table-cell office:value-type="float" office:value="-21.542999999999999" table:style-name="ce22">
            <text:p>-21,54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4.6200000000006014E-2" table:formula="of:=[.I646]-([.J646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06G</text:p>
          </table:table-cell>
          <table:table-cell office:value-type="string" table:style-name="ce15">
            <text:p>9661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6.4399677799999999" table:style-name="ce18">
            <text:p>-06,4399678</text:p>
          </table:table-cell>
          <table:table-cell office:value-type="float" office:value="-41.853084600000003" table:style-name="ce18">
            <text:p>-41,8530846</text:p>
          </table:table-cell>
          <table:table-cell office:value-type="float" office:value="330.63720000000001" table:style-name="ce19">
            <text:p>330,6372</text:p>
          </table:table-cell>
          <table:table-cell office:value-type="float" office:value="313.02699999999999" table:style-name="ce20">
            <text:p>313,027</text:p>
          </table:table-cell>
          <table:table-cell office:value-type="float" office:value="-17.61020000000002" table:formula="of:=[.H647]-[.G647]" table:style-name="ce21">
            <text:p>-17,61</text:p>
          </table:table-cell>
          <table:table-cell office:value-type="float" office:value="-17.616" table:style-name="ce22">
            <text:p>-17,62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5.7999999999793772E-3" table:formula="of:=[.I647]-([.J647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63C</text:p>
          </table:table-cell>
          <table:table-cell office:value-type="string" table:style-name="ce15">
            <text:p>9662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6.0052838700000004" table:style-name="ce18">
            <text:p>-06,0052839</text:p>
          </table:table-cell>
          <table:table-cell office:value-type="float" office:value="-42.319400530000003" table:style-name="ce18">
            <text:p>-42,3194005</text:p>
          </table:table-cell>
          <table:table-cell office:value-type="float" office:value="218.70779999999999" table:style-name="ce19">
            <text:p>218,7078</text:p>
          </table:table-cell>
          <table:table-cell office:value-type="float" office:value="199.083" table:style-name="ce20">
            <text:p>199,083</text:p>
          </table:table-cell>
          <table:table-cell office:value-type="float" office:value="-19.624799999999993" table:formula="of:=[.H648]-[.G648]" table:style-name="ce21">
            <text:p>-19,62</text:p>
          </table:table-cell>
          <table:table-cell office:value-type="float" office:value="-19.638999999999999" table:style-name="ce22">
            <text:p>-19,64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1.4200000000005986E-2" table:formula="of:=[.I648]-([.J648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59D</text:p>
          </table:table-cell>
          <table:table-cell office:value-type="string" table:style-name="ce15">
            <text:p>9662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4.7829145799999999" table:style-name="ce18">
            <text:p>-04,7829146</text:p>
          </table:table-cell>
          <table:table-cell office:value-type="float" office:value="-42.118188920000001" table:style-name="ce18">
            <text:p>-42,1181889</text:p>
          </table:table-cell>
          <table:table-cell office:value-type="float" office:value="119.3184" table:style-name="ce19">
            <text:p>119,3184</text:p>
          </table:table-cell>
          <table:table-cell office:value-type="float" office:value="99.236000000000004" table:style-name="ce20">
            <text:p>99,236</text:p>
          </table:table-cell>
          <table:table-cell office:value-type="float" office:value="-20.082399999999993" table:formula="of:=[.H649]-[.G649]" table:style-name="ce21">
            <text:p>-20,08</text:p>
          </table:table-cell>
          <table:table-cell office:value-type="float" office:value="-20.085000000000001" table:style-name="ce22">
            <text:p>-20,09</text:p>
          </table:table-cell>
          <table:table-cell office:value-type="float" office:value="7.8E-2" table:style-name="ce22">
            <text:p>0,08</text:p>
          </table:table-cell>
          <table:table-cell office:value-type="float" office:value="2.6000000000081513E-3" table:formula="of:=[.I649]-([.J649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599F</text:p>
          </table:table-cell>
          <table:table-cell office:value-type="string" table:style-name="ce27">
            <text:p>96624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PI</text:p>
          </table:table-cell>
          <table:table-cell office:value-type="float" office:value="-5.4740695400000003" table:style-name="ce30">
            <text:p>-05,4740695</text:p>
          </table:table-cell>
          <table:table-cell office:value-type="float" office:value="-42.002892180000003" table:style-name="ce30">
            <text:p>-42,0028922</text:p>
          </table:table-cell>
          <table:table-cell office:value-type="float" office:value="152.1122" table:style-name="ce31">
            <text:p>152,1122</text:p>
          </table:table-cell>
          <table:table-cell office:value-type="float" office:value="133.143" table:style-name="ce32">
            <text:p>133,143</text:p>
          </table:table-cell>
          <table:table-cell office:value-type="float" office:value="-18.969200000000001" table:formula="of:=[.H650]-[.G650]" table:style-name="ce33">
            <text:p>-18,97</text:p>
          </table:table-cell>
          <table:table-cell office:value-type="float" office:value="-19.131" table:style-name="ce33">
            <text:p>-19,13</text:p>
          </table:table-cell>
          <table:table-cell office:value-type="float" office:value="7.8E-2" table:style-name="ce33">
            <text:p>0,08</text:p>
          </table:table-cell>
          <table:table-cell office:value-type="float" office:value="0.1617999999999995" table:formula="of:=[.I650]-([.J650])" table:style-name="ce33">
            <text:p>0,1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07X</text:p>
          </table:table-cell>
          <table:table-cell office:value-type="string" table:style-name="ce15">
            <text:p>9662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3.2099712500000002" table:style-name="ce18">
            <text:p>-03,2099713</text:p>
          </table:table-cell>
          <table:table-cell office:value-type="float" office:value="-41.829542429999997" table:style-name="ce18">
            <text:p>-41,8295424</text:p>
          </table:table-cell>
          <table:table-cell office:value-type="float" office:value="64.543999999999997" table:style-name="ce19">
            <text:p>64,5440</text:p>
          </table:table-cell>
          <table:table-cell office:value-type="float" office:value="44.862000000000002" table:style-name="ce20">
            <text:p>44,862</text:p>
          </table:table-cell>
          <table:table-cell office:value-type="float" office:value="-19.681999999999995" table:formula="of:=[.H651]-[.G651]" table:style-name="ce21">
            <text:p>-19,68</text:p>
          </table:table-cell>
          <table:table-cell office:value-type="float" office:value="-19.716000000000001" table:style-name="ce22">
            <text:p>-19,72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3.4000000000006025E-2" table:formula="of:=[.I651]-([.J651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13Z</text:p>
          </table:table-cell>
          <table:table-cell office:value-type="string" table:style-name="ce15">
            <text:p>9662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6.7543325899999997" table:style-name="ce18">
            <text:p>-06,7543326</text:p>
          </table:table-cell>
          <table:table-cell office:value-type="float" office:value="-43.562659459999999" table:style-name="ce18">
            <text:p>-43,5626595</text:p>
          </table:table-cell>
          <table:table-cell office:value-type="float" office:value="165.64570000000001" table:style-name="ce19">
            <text:p>165,6457</text:p>
          </table:table-cell>
          <table:table-cell office:value-type="float" office:value="144.13800000000001" table:style-name="ce20">
            <text:p>144,138</text:p>
          </table:table-cell>
          <table:table-cell office:value-type="float" office:value="-21.5077" table:formula="of:=[.H652]-[.G652]" table:style-name="ce21">
            <text:p>-21,51</text:p>
          </table:table-cell>
          <table:table-cell office:value-type="float" office:value="-21.649000000000001" table:style-name="ce22">
            <text:p>-21,65</text:p>
          </table:table-cell>
          <table:table-cell office:value-type="float" office:value="0.08" table:style-name="ce22">
            <text:p>0,08</text:p>
          </table:table-cell>
          <table:table-cell office:value-type="float" office:value="0.14130000000000109" table:formula="of:=[.I652]-([.J652])" table:style-name="ce2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13F</text:p>
          </table:table-cell>
          <table:table-cell office:value-type="string" table:style-name="ce15">
            <text:p>9662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1303974400000003" table:style-name="ce18">
            <text:p>-07,1303974</text:p>
          </table:table-cell>
          <table:table-cell office:value-type="float" office:value="-42.557073539999998" table:style-name="ce18">
            <text:p>-42,5570735</text:p>
          </table:table-cell>
          <table:table-cell office:value-type="float" office:value="150.36840000000001" table:style-name="ce19">
            <text:p>150,3684</text:p>
          </table:table-cell>
          <table:table-cell office:value-type="float" office:value="130.483" table:style-name="ce20">
            <text:p>130,483</text:p>
          </table:table-cell>
          <table:table-cell office:value-type="float" office:value="-19.885400000000004" table:formula="of:=[.H653]-[.G653]" table:style-name="ce21">
            <text:p>-19,89</text:p>
          </table:table-cell>
          <table:table-cell office:value-type="float" office:value="-19.864999999999998" table:style-name="ce22">
            <text:p>-19,87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2.0400000000005747E-2" table:formula="of:=[.I653]-([.J653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15T</text:p>
          </table:table-cell>
          <table:table-cell office:value-type="string" table:style-name="ce15">
            <text:p>9662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59281674" table:style-name="ce18">
            <text:p>-07,5928167</text:p>
          </table:table-cell>
          <table:table-cell office:value-type="float" office:value="-42.574168970000002" table:style-name="ce18">
            <text:p>-42,5741690</text:p>
          </table:table-cell>
          <table:table-cell office:value-type="float" office:value="164.1377" table:style-name="ce19">
            <text:p>164,1377</text:p>
          </table:table-cell>
          <table:table-cell office:value-type="float" office:value="145.38900000000001" table:style-name="ce20">
            <text:p>145,389</text:p>
          </table:table-cell>
          <table:table-cell office:value-type="float" office:value="-18.748699999999985" table:formula="of:=[.H654]-[.G654]" table:style-name="ce21">
            <text:p>-18,75</text:p>
          </table:table-cell>
          <table:table-cell office:value-type="float" office:value="-18.672000000000001" table:style-name="ce22">
            <text:p>-18,67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7.6699999999984669E-2" table:formula="of:=[.I654]-([.J654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2">
            <text:p><text:s text:c="3"/>804H</text:p>
          </table:table-cell>
          <table:table-cell office:value-type="string" table:style-name="ce43">
            <text:p>96630</text:p>
          </table:table-cell>
          <table:table-cell office:value-type="string" table:style-name="ce44">
            <text:p>NORDESTE</text:p>
          </table:table-cell>
          <table:table-cell office:value-type="string" table:style-name="ce45">
            <text:p>PI</text:p>
          </table:table-cell>
          <table:table-cell office:value-type="float" office:value="-8.5455135599999998" table:style-name="ce46">
            <text:p>-08,5455136</text:p>
          </table:table-cell>
          <table:table-cell office:value-type="float" office:value="-42.321310969999999" table:style-name="ce46">
            <text:p>-42,3213110</text:p>
          </table:table-cell>
          <table:table-cell office:value-type="float" office:value="373.55470000000003" table:style-name="ce47">
            <text:p>373,5547</text:p>
          </table:table-cell>
          <table:table-cell office:value-type="float" office:value="359.18599999999998" table:style-name="ce48">
            <text:p>359,186</text:p>
          </table:table-cell>
          <table:table-cell office:value-type="float" office:value="-14.368700000000047" table:formula="of:=[.H655]-[.G655]" table:style-name="ce49">
            <text:p>-14,37</text:p>
          </table:table-cell>
          <table:table-cell office:value-type="float" office:value="-15.013" table:style-name="ce49">
            <text:p>-15,01</text:p>
          </table:table-cell>
          <table:table-cell office:value-type="float" office:value="9.9000000000000005E-2" table:style-name="ce49">
            <text:p>0,10</text:p>
          </table:table-cell>
          <table:table-cell office:value-type="float" office:value="0.64429999999995324" table:formula="of:=[.I655]-([.J655])" table:style-name="ce49">
            <text:p>0,6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33N</text:p>
          </table:table-cell>
          <table:table-cell office:value-type="string" table:style-name="ce15">
            <text:p>9663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6402996500000002" table:style-name="ce18">
            <text:p>-07,6402997</text:p>
          </table:table-cell>
          <table:table-cell office:value-type="float" office:value="-41.271124200000003" table:style-name="ce18">
            <text:p>-41,2711242</text:p>
          </table:table-cell>
          <table:table-cell office:value-type="float" office:value="234.39150000000001" table:style-name="ce19">
            <text:p>234,3915</text:p>
          </table:table-cell>
          <table:table-cell office:value-type="float" office:value="220.42" table:style-name="ce20">
            <text:p>220,420</text:p>
          </table:table-cell>
          <table:table-cell office:value-type="float" office:value="-13.97150000000002" table:formula="of:=[.H656]-[.G656]" table:style-name="ce21">
            <text:p>-13,97</text:p>
          </table:table-cell>
          <table:table-cell office:value-type="float" office:value="-13.983000000000001" table:style-name="ce22">
            <text:p>-13,98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1.1499999999980304E-2" table:formula="of:=[.I656]-([.J656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20J</text:p>
          </table:table-cell>
          <table:table-cell office:value-type="string" table:style-name="ce15">
            <text:p>9663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1138425300000003" table:style-name="ce18">
            <text:p>-07,1138425</text:p>
          </table:table-cell>
          <table:table-cell office:value-type="float" office:value="-41.761980309999998" table:style-name="ce18">
            <text:p>-41,7619803</text:p>
          </table:table-cell>
          <table:table-cell office:value-type="float" office:value="271.79590000000002" table:style-name="ce19">
            <text:p>271,7959</text:p>
          </table:table-cell>
          <table:table-cell office:value-type="float" office:value="255.03399999999999" table:style-name="ce20">
            <text:p>255,034</text:p>
          </table:table-cell>
          <table:table-cell office:value-type="float" office:value="-16.761900000000026" table:formula="of:=[.H657]-[.G657]" table:style-name="ce21">
            <text:p>-16,76</text:p>
          </table:table-cell>
          <table:table-cell office:value-type="float" office:value="-16.696999999999999" table:style-name="ce22">
            <text:p>-16,70</text:p>
          </table:table-cell>
          <table:table-cell office:value-type="float" office:value="7.8E-2" table:style-name="ce22">
            <text:p>0,08</text:p>
          </table:table-cell>
          <table:table-cell office:value-type="float" office:value="-6.4900000000026381E-2" table:formula="of:=[.I657]-([.J657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759E</text:p>
          </table:table-cell>
          <table:table-cell office:value-type="string" table:style-name="ce15">
            <text:p>9663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PI</text:p>
          </table:table-cell>
          <table:table-cell office:value-type="float" office:value="-7.2071516600000001" table:style-name="ce18">
            <text:p>-07,2071517</text:p>
          </table:table-cell>
          <table:table-cell office:value-type="float" office:value="-43.137333210000001" table:style-name="ce18">
            <text:p>-43,1373332</text:p>
          </table:table-cell>
          <table:table-cell office:value-type="float" office:value="222.0728" table:style-name="ce19">
            <text:p>222,0728</text:p>
          </table:table-cell>
          <table:table-cell office:value-type="float" office:value="201.30699999999999" table:style-name="ce20">
            <text:p>201,307</text:p>
          </table:table-cell>
          <table:table-cell office:value-type="float" office:value="-20.765800000000013" table:formula="of:=[.H658]-[.G658]" table:style-name="ce21">
            <text:p>-20,77</text:p>
          </table:table-cell>
          <table:table-cell office:value-type="float" office:value="-20.800999999999998" table:style-name="ce22">
            <text:p>-20,80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3.5199999999985465E-2" table:formula="of:=[.I658]-([.J65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673H</text:p>
          </table:table-cell>
          <table:table-cell office:value-type="string" table:style-name="ce27">
            <text:p>96635</text:p>
          </table:table-cell>
          <table:table-cell office:value-type="string" table:style-name="ce28">
            <text:p>NORDESTE</text:p>
          </table:table-cell>
          <table:table-cell office:value-type="string" table:style-name="ce29">
            <text:p>PI</text:p>
          </table:table-cell>
          <table:table-cell office:value-type="float" office:value="-6.6170792900000004" table:style-name="ce30">
            <text:p>-06,6170793</text:p>
          </table:table-cell>
          <table:table-cell office:value-type="float" office:value="-40.861139059999999" table:style-name="ce30">
            <text:p>-40,8611391</text:p>
          </table:table-cell>
          <table:table-cell office:value-type="float" office:value="731.27660000000003" table:style-name="ce31">
            <text:p>731,2766</text:p>
          </table:table-cell>
          <table:table-cell office:value-type="float" office:value="718.91899999999998" table:style-name="ce32">
            <text:p>718,919</text:p>
          </table:table-cell>
          <table:table-cell office:value-type="float" office:value="-12.357600000000048" table:formula="of:=[.H659]-[.G659]" table:style-name="ce33">
            <text:p>-12,36</text:p>
          </table:table-cell>
          <table:table-cell office:value-type="float" office:value="-12.505000000000001" table:style-name="ce33">
            <text:p>-12,51</text:p>
          </table:table-cell>
          <table:table-cell office:value-type="float" office:value="7.2999999999999995E-2" table:style-name="ce33">
            <text:p>0,07</text:p>
          </table:table-cell>
          <table:table-cell office:value-type="float" office:value="0.14739999999995312" table:formula="of:=[.I659]-([.J659])" table:style-name="ce33">
            <text:p>0,1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04L</text:p>
          </table:table-cell>
          <table:table-cell office:value-type="string" table:style-name="ce15">
            <text:p>9249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0631417599999997" table:style-name="ce18">
            <text:p>-05,0631418</text:p>
          </table:table-cell>
          <table:table-cell office:value-type="float" office:value="-37.161555139999997" table:style-name="ce18">
            <text:p>-37,1615551</text:p>
          </table:table-cell>
          <table:table-cell office:value-type="float" office:value="18.1599" table:style-name="ce19">
            <text:p>18,1599</text:p>
          </table:table-cell>
          <table:table-cell office:value-type="float" office:value="10.734" table:style-name="ce20">
            <text:p>10,734</text:p>
          </table:table-cell>
          <table:table-cell office:value-type="float" office:value="-7.4259000000000004" table:formula="of:=[.H660]-[.G660]" table:style-name="ce21">
            <text:p>-7,43</text:p>
          </table:table-cell>
          <table:table-cell office:value-type="float" office:value="-7.4279999999999999" table:style-name="ce22">
            <text:p>-7,43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2.0999999999995467E-3" table:formula="of:=[.I660]-([.J66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39J</text:p>
          </table:table-cell>
          <table:table-cell office:value-type="string" table:style-name="ce15">
            <text:p>9249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2940845100000002" table:style-name="ce18">
            <text:p>-05,2940845</text:p>
          </table:table-cell>
          <table:table-cell office:value-type="float" office:value="-36.877587730000002" table:style-name="ce18">
            <text:p>-36,8775877</text:p>
          </table:table-cell>
          <table:table-cell office:value-type="float" office:value="22.530899999999999" table:style-name="ce19">
            <text:p>22,5309</text:p>
          </table:table-cell>
          <table:table-cell office:value-type="float" office:value="15.827" table:style-name="ce20">
            <text:p>15,827</text:p>
          </table:table-cell>
          <table:table-cell office:value-type="float" office:value="-6.7038999999999991" table:formula="of:=[.H661]-[.G661]" table:style-name="ce21">
            <text:p>-6,70</text:p>
          </table:table-cell>
          <table:table-cell office:value-type="float" office:value="-6.657" table:style-name="ce22">
            <text:p>-6,66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4.6899999999999054E-2" table:formula="of:=[.I661]-([.J661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07R</text:p>
          </table:table-cell>
          <table:table-cell office:value-type="string" table:style-name="ce15">
            <text:p>9249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5534501599999997" table:style-name="ce18">
            <text:p>-05,5534502</text:p>
          </table:table-cell>
          <table:table-cell office:value-type="float" office:value="-36.9144851" table:style-name="ce18">
            <text:p>-36,9144851</text:p>
          </table:table-cell>
          <table:table-cell office:value-type="float" office:value="33.873699999999999" table:style-name="ce19">
            <text:p>33,8737</text:p>
          </table:table-cell>
          <table:table-cell office:value-type="float" office:value="27.39" table:style-name="ce20">
            <text:p>27,390</text:p>
          </table:table-cell>
          <table:table-cell office:value-type="float" office:value="-6.4836999999999989" table:formula="of:=[.H662]-[.G662]" table:style-name="ce21">
            <text:p>-6,48</text:p>
          </table:table-cell>
          <table:table-cell office:value-type="float" office:value="-6.4790000000000001" table:style-name="ce22">
            <text:p>-6,48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4.6999999999988162E-3" table:formula="of:=[.I662]-([.J66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23R</text:p>
          </table:table-cell>
          <table:table-cell office:value-type="string" table:style-name="ce15">
            <text:p>9249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67552535" table:style-name="ce18">
            <text:p>-05,6755254</text:p>
          </table:table-cell>
          <table:table-cell office:value-type="float" office:value="-36.628150730000002" table:style-name="ce18">
            <text:p>-36,6281507</text:p>
          </table:table-cell>
          <table:table-cell office:value-type="float" office:value="133.3383" table:style-name="ce19">
            <text:p>133,3383</text:p>
          </table:table-cell>
          <table:table-cell office:value-type="float" office:value="127.14" table:style-name="ce20">
            <text:p>127,140</text:p>
          </table:table-cell>
          <table:table-cell office:value-type="float" office:value="-6.1983000000000033" table:formula="of:=[.H663]-[.G663]" table:style-name="ce21">
            <text:p>-6,20</text:p>
          </table:table-cell>
          <table:table-cell office:value-type="float" office:value="-6.17" table:style-name="ce22">
            <text:p>-6,17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2.8300000000003322E-2" table:formula="of:=[.I663]-([.J663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09B</text:p>
          </table:table-cell>
          <table:table-cell office:value-type="string" table:style-name="ce15">
            <text:p>9249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6.1445450900000003" table:style-name="ce18">
            <text:p>-06,1445451</text:p>
          </table:table-cell>
          <table:table-cell office:value-type="float" office:value="-36.810839180000002" table:style-name="ce18">
            <text:p>-36,8108392</text:p>
          </table:table-cell>
          <table:table-cell office:value-type="float" office:value="326.48509999999999" table:style-name="ce19">
            <text:p>326,4851</text:p>
          </table:table-cell>
          <table:table-cell office:value-type="float" office:value="320.93" table:style-name="ce20">
            <text:p>320,930</text:p>
          </table:table-cell>
          <table:table-cell office:value-type="float" office:value="-5.5550999999999817" table:formula="of:=[.H664]-[.G664]" table:style-name="ce21">
            <text:p>-5,56</text:p>
          </table:table-cell>
          <table:table-cell office:value-type="float" office:value="-5.65" table:style-name="ce22">
            <text:p>-5,65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9.4900000000018636E-2" table:formula="of:=[.I664]-([.J664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40Z</text:p>
          </table:table-cell>
          <table:table-cell office:value-type="string" table:style-name="ce15">
            <text:p>92498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6.6349365799999998" table:style-name="ce18">
            <text:p>-06,6349366</text:p>
          </table:table-cell>
          <table:table-cell office:value-type="float" office:value="-37.355111899999997" table:style-name="ce18">
            <text:p>-37,3551119</text:p>
          </table:table-cell>
          <table:table-cell office:value-type="float" office:value="198.39840000000001" table:style-name="ce19">
            <text:p>198,3984</text:p>
          </table:table-cell>
          <table:table-cell office:value-type="float" office:value="191.20099999999999" table:style-name="ce20">
            <text:p>191,201</text:p>
          </table:table-cell>
          <table:table-cell office:value-type="float" office:value="-7.197400000000016" table:formula="of:=[.H665]-[.G665]" table:style-name="ce21">
            <text:p>-7,20</text:p>
          </table:table-cell>
          <table:table-cell office:value-type="float" office:value="-7.1609999999999996" table:style-name="ce22">
            <text:p>-7,16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3.6400000000016419E-2" table:formula="of:=[.I665]-([.J665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842S</text:p>
          </table:table-cell>
          <table:table-cell office:value-type="string" table:style-name="ce15">
            <text:p>9249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6.58237206" table:style-name="ce18">
            <text:p>-06,5823721</text:p>
          </table:table-cell>
          <table:table-cell office:value-type="float" office:value="-36.812957189999999" table:style-name="ce18">
            <text:p>-36,8129572</text:p>
          </table:table-cell>
          <table:table-cell office:value-type="float" office:value="260.50659999999999" table:style-name="ce19">
            <text:p>260,5066</text:p>
          </table:table-cell>
          <table:table-cell office:value-type="float" office:value="254.94300000000001" table:style-name="ce20">
            <text:p>254,943</text:p>
          </table:table-cell>
          <table:table-cell office:value-type="float" office:value="-5.5635999999999797" table:formula="of:=[.H666]-[.G666]" table:style-name="ce21">
            <text:p>-5,56</text:p>
          </table:table-cell>
          <table:table-cell office:value-type="float" office:value="-5.5250000000000004" table:style-name="ce22">
            <text:p>-5,53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3.8599999999979318E-2" table:formula="of:=[.I666]-([.J666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05R</text:p>
          </table:table-cell>
          <table:table-cell office:value-type="string" table:style-name="ce15">
            <text:p>9650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16452388" table:style-name="ce18">
            <text:p>-05,1645239</text:p>
          </table:table-cell>
          <table:table-cell office:value-type="float" office:value="-37.425613210000002" table:style-name="ce18">
            <text:p>-37,4256132</text:p>
          </table:table-cell>
          <table:table-cell office:value-type="float" office:value="52.712899999999998" table:style-name="ce19">
            <text:p>52,7129</text:p>
          </table:table-cell>
          <table:table-cell office:value-type="float" office:value="45.283999999999999" table:style-name="ce20">
            <text:p>45,284</text:p>
          </table:table-cell>
          <table:table-cell office:value-type="float" office:value="-7.4288999999999987" table:formula="of:=[.H667]-[.G667]" table:style-name="ce21">
            <text:p>-7,43</text:p>
          </table:table-cell>
          <table:table-cell office:value-type="float" office:value="-7.4960000000000004" table:style-name="ce22">
            <text:p>-7,50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6.7100000000001714E-2" table:formula="of:=[.I667]-([.J667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440G</text:p>
          </table:table-cell>
          <table:table-cell office:value-type="string" table:style-name="ce15">
            <text:p>9650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78893887" table:style-name="ce18">
            <text:p>-05,7889389</text:p>
          </table:table-cell>
          <table:table-cell office:value-type="float" office:value="-37.559558490000001" table:style-name="ce18">
            <text:p>-37,5595585</text:p>
          </table:table-cell>
          <table:table-cell office:value-type="float" office:value="158.101" table:style-name="ce19">
            <text:p>158,1010</text:p>
          </table:table-cell>
          <table:table-cell office:value-type="float" office:value="150.934" table:style-name="ce20">
            <text:p>150,934</text:p>
          </table:table-cell>
          <table:table-cell office:value-type="float" office:value="-7.1670000000000016" table:formula="of:=[.H668]-[.G668]" table:style-name="ce21">
            <text:p>-7,17</text:p>
          </table:table-cell>
          <table:table-cell office:value-type="float" office:value="-7.13" table:style-name="ce22">
            <text:p>-7,13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3.7000000000001698E-2" table:formula="of:=[.I668]-([.J66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11C</text:p>
          </table:table-cell>
          <table:table-cell office:value-type="string" table:style-name="ce15">
            <text:p>96503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9248339100000003" table:style-name="ce18">
            <text:p>-05,9248339</text:p>
          </table:table-cell>
          <table:table-cell office:value-type="float" office:value="-36.639535270000003" table:style-name="ce18">
            <text:p>-36,6395353</text:p>
          </table:table-cell>
          <table:table-cell office:value-type="float" office:value="119.6806" table:style-name="ce19">
            <text:p>119,6806</text:p>
          </table:table-cell>
          <table:table-cell office:value-type="float" office:value="113.866" table:style-name="ce20">
            <text:p>113,866</text:p>
          </table:table-cell>
          <table:table-cell office:value-type="float" office:value="-5.8145999999999987" table:formula="of:=[.H669]-[.G669]" table:style-name="ce21">
            <text:p>-5,81</text:p>
          </table:table-cell>
          <table:table-cell office:value-type="float" office:value="-5.8440000000000003" table:style-name="ce22">
            <text:p>-5,84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2.9400000000001647E-2" table:formula="of:=[.I669]-([.J669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648J</text:p>
          </table:table-cell>
          <table:table-cell office:value-type="string" table:style-name="ce15">
            <text:p>9650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5610113600000002" table:style-name="ce18">
            <text:p>-05,5610114</text:p>
          </table:table-cell>
          <table:table-cell office:value-type="float" office:value="-35.741105740000002" table:style-name="ce18">
            <text:p>-35,7411057</text:p>
          </table:table-cell>
          <table:table-cell office:value-type="float" office:value="110.4961" table:style-name="ce19">
            <text:p>110,4961</text:p>
          </table:table-cell>
          <table:table-cell office:value-type="float" office:value="105.428" table:style-name="ce20">
            <text:p>105,428</text:p>
          </table:table-cell>
          <table:table-cell office:value-type="float" office:value="-5.0681000000000012" table:formula="of:=[.H670]-[.G670]" table:style-name="ce21">
            <text:p>-5,07</text:p>
          </table:table-cell>
          <table:table-cell office:value-type="float" office:value="-5.1660000000000004" table:style-name="ce22">
            <text:p>-5,17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9.789999999999921E-2" table:formula="of:=[.I670]-([.J670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18V</text:p>
          </table:table-cell>
          <table:table-cell office:value-type="string" table:style-name="ce15">
            <text:p>9650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6.1161933199999998" table:style-name="ce18">
            <text:p>-06,1161933</text:p>
          </table:table-cell>
          <table:table-cell office:value-type="float" office:value="-35.679994669999999" table:style-name="ce18">
            <text:p>-35,6799947</text:p>
          </table:table-cell>
          <table:table-cell office:value-type="float" office:value="145.45959999999999" table:style-name="ce19">
            <text:p>145,4596</text:p>
          </table:table-cell>
          <table:table-cell office:value-type="float" office:value="140.84899999999999" table:style-name="ce20">
            <text:p>140,849</text:p>
          </table:table-cell>
          <table:table-cell office:value-type="float" office:value="-4.6106000000000051" table:formula="of:=[.H671]-[.G671]" table:style-name="ce21">
            <text:p>-4,61</text:p>
          </table:table-cell>
          <table:table-cell office:value-type="float" office:value="-4.6189999999999998" table:style-name="ce22">
            <text:p>-4,62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8.399999999994634E-3" table:formula="of:=[.I671]-([.J67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056E</text:p>
          </table:table-cell>
          <table:table-cell office:value-type="string" table:style-name="ce15">
            <text:p>96584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6.2212159299999996" table:style-name="ce18">
            <text:p>-06,2212159</text:p>
          </table:table-cell>
          <table:table-cell office:value-type="float" office:value="-37.918455909999999" table:style-name="ce18">
            <text:p>-37,9184559</text:p>
          </table:table-cell>
          <table:table-cell office:value-type="float" office:value="293.94920000000002" table:style-name="ce19">
            <text:p>293,9492</text:p>
          </table:table-cell>
          <table:table-cell office:value-type="float" office:value="286.52199999999999" table:style-name="ce20">
            <text:p>286,522</text:p>
          </table:table-cell>
          <table:table-cell office:value-type="float" office:value="-7.4272000000000276" table:formula="of:=[.H672]-[.G672]" table:style-name="ce21">
            <text:p>-7,43</text:p>
          </table:table-cell>
          <table:table-cell office:value-type="float" office:value="-7.5579999999999998" table:style-name="ce22">
            <text:p>-7,56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0.13079999999997227" table:formula="of:=[.I672]-([.J672])" table:style-name="ce2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061P</text:p>
          </table:table-cell>
          <table:table-cell office:value-type="string" table:style-name="ce15">
            <text:p>96585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3012778699999998" table:style-name="ce18">
            <text:p>-05,3012779</text:p>
          </table:table-cell>
          <table:table-cell office:value-type="float" office:value="-37.559767299999997" table:style-name="ce18">
            <text:p>-37,5597673</text:p>
          </table:table-cell>
          <table:table-cell office:value-type="float" office:value="67.978700000000003" table:style-name="ce19">
            <text:p>67,9787</text:p>
          </table:table-cell>
          <table:table-cell office:value-type="float" office:value="60.643000000000001" table:style-name="ce20">
            <text:p>60,643</text:p>
          </table:table-cell>
          <table:table-cell office:value-type="float" office:value="-7.3357000000000028" table:formula="of:=[.H673]-[.G673]" table:style-name="ce21">
            <text:p>-7,34</text:p>
          </table:table-cell>
          <table:table-cell office:value-type="float" office:value="-7.3360000000000003" table:style-name="ce22">
            <text:p>-7,34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2.9999999999752447E-4" table:formula="of:=[.I673]-([.J67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74A</text:p>
          </table:table-cell>
          <table:table-cell office:value-type="string" table:style-name="ce15">
            <text:p>96639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6.0621134300000001" table:style-name="ce18">
            <text:p>-06,0621134</text:p>
          </table:table-cell>
          <table:table-cell office:value-type="float" office:value="-35.309060180000003" table:style-name="ce18">
            <text:p>-35,3090602</text:p>
          </table:table-cell>
          <table:table-cell office:value-type="float" office:value="42.493699999999997" table:style-name="ce19">
            <text:p>42,4937</text:p>
          </table:table-cell>
          <table:table-cell office:value-type="float" office:value="37.780999999999999" table:style-name="ce20">
            <text:p>37,781</text:p>
          </table:table-cell>
          <table:table-cell office:value-type="float" office:value="-4.7126999999999981" table:formula="of:=[.H674]-[.G674]" table:style-name="ce21">
            <text:p>-4,71</text:p>
          </table:table-cell>
          <table:table-cell office:value-type="float" office:value="-4.6769999999999996" table:style-name="ce22">
            <text:p>-4,68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3.5699999999998511E-2" table:formula="of:=[.I674]-([.J67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411R</text:p>
          </table:table-cell>
          <table:table-cell office:value-type="string" table:style-name="ce15">
            <text:p>96640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RN</text:p>
          </table:table-cell>
          <table:table-cell office:value-type="float" office:value="-5.2445576599999999" table:style-name="ce18">
            <text:p>-05,2445577</text:p>
          </table:table-cell>
          <table:table-cell office:value-type="float" office:value="-36.383862360000002" table:style-name="ce18">
            <text:p>-36,3838624</text:p>
          </table:table-cell>
          <table:table-cell office:value-type="float" office:value="36.086199999999998" table:style-name="ce19">
            <text:p>36,0862</text:p>
          </table:table-cell>
          <table:table-cell office:value-type="float" office:value="30.157" table:style-name="ce20">
            <text:p>30,157</text:p>
          </table:table-cell>
          <table:table-cell office:value-type="float" office:value="-5.929199999999998" table:formula="of:=[.H675]-[.G675]" table:style-name="ce21">
            <text:p>-5,93</text:p>
          </table:table-cell>
          <table:table-cell office:value-type="float" office:value="-5.9489999999999998" table:style-name="ce22">
            <text:p>-5,95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1.9800000000001816E-2" table:formula="of:=[.I675]-([.J67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324E</text:p>
          </table:table-cell>
          <table:table-cell office:value-type="string" table:style-name="ce15">
            <text:p>93137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SE</text:p>
          </table:table-cell>
          <table:table-cell office:value-type="float" office:value="-11.110966639999999" table:style-name="ce18">
            <text:p>-11,1109666</text:p>
          </table:table-cell>
          <table:table-cell office:value-type="float" office:value="-37.848368710000003" table:style-name="ce18">
            <text:p>-37,8483687</text:p>
          </table:table-cell>
          <table:table-cell office:value-type="float" office:value="225.46440000000001" table:style-name="ce19">
            <text:p>225,4644</text:p>
          </table:table-cell>
          <table:table-cell office:value-type="float" office:value="215.38300000000001" table:style-name="ce20">
            <text:p>215,383</text:p>
          </table:table-cell>
          <table:table-cell office:value-type="float" office:value="-10.081400000000002" table:formula="of:=[.H676]-[.G676]" table:style-name="ce21">
            <text:p>-10,08</text:p>
          </table:table-cell>
          <table:table-cell office:value-type="float" office:value="-10.151" table:style-name="ce22">
            <text:p>-10,15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6.9599999999997664E-2" table:formula="of:=[.I676]-([.J676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34J</text:p>
          </table:table-cell>
          <table:table-cell office:value-type="string" table:style-name="ce15">
            <text:p>93346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SE</text:p>
          </table:table-cell>
          <table:table-cell office:value-type="float" office:value="-10.442825190000001" table:style-name="ce18">
            <text:p>-10,4428252</text:p>
          </table:table-cell>
          <table:table-cell office:value-type="float" office:value="-37.460980990000003" table:style-name="ce18">
            <text:p>-37,4609810</text:p>
          </table:table-cell>
          <table:table-cell office:value-type="float" office:value="246.15610000000001" table:style-name="ce19">
            <text:p>246,1561</text:p>
          </table:table-cell>
          <table:table-cell office:value-type="float" office:value="236.45099999999999" table:style-name="ce20">
            <text:p>236,451</text:p>
          </table:table-cell>
          <table:table-cell office:value-type="float" office:value="-9.7051000000000158" table:formula="of:=[.H677]-[.G677]" table:style-name="ce21">
            <text:p>-9,71</text:p>
          </table:table-cell>
          <table:table-cell office:value-type="float" office:value="-9.8529999999999998" table:style-name="ce22">
            <text:p>-9,85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0.14789999999998393" table:formula="of:=[.I677]-([.J677])" table:style-name="ce23">
            <text:p>0,1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50R</text:p>
          </table:table-cell>
          <table:table-cell office:value-type="string" table:style-name="ce15">
            <text:p>96511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SE</text:p>
          </table:table-cell>
          <table:table-cell office:value-type="float" office:value="-10.94340826" table:style-name="ce18">
            <text:p>-10,9434083</text:p>
          </table:table-cell>
          <table:table-cell office:value-type="float" office:value="-37.199615979999997" table:style-name="ce18">
            <text:p>-37,1996160</text:p>
          </table:table-cell>
          <table:table-cell office:value-type="float" office:value="57.7639" table:style-name="ce19">
            <text:p>57,7639</text:p>
          </table:table-cell>
          <table:table-cell office:value-type="float" office:value="47.295999999999999" table:style-name="ce20">
            <text:p>47,296</text:p>
          </table:table-cell>
          <table:table-cell office:value-type="float" office:value="-10.4679" table:formula="of:=[.H678]-[.G678]" table:style-name="ce21">
            <text:p>-10,47</text:p>
          </table:table-cell>
          <table:table-cell office:value-type="float" office:value="-10.496" table:style-name="ce22">
            <text:p>-10,50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2.8100000000000236E-2" table:formula="of:=[.I678]-([.J678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525X</text:p>
          </table:table-cell>
          <table:table-cell office:value-type="string" table:style-name="ce15">
            <text:p>96512</text:p>
          </table:table-cell>
          <table:table-cell office:value-type="string" table:style-name="ce16">
            <text:p>NORDESTE</text:p>
          </table:table-cell>
          <table:table-cell office:value-type="string" table:style-name="ce17">
            <text:p>SE</text:p>
          </table:table-cell>
          <table:table-cell office:value-type="float" office:value="-9.9860995799999994" table:style-name="ce18">
            <text:p>-09,9860996</text:p>
          </table:table-cell>
          <table:table-cell office:value-type="float" office:value="-37.095139320000001" table:style-name="ce18">
            <text:p>-37,0951393</text:p>
          </table:table-cell>
          <table:table-cell office:value-type="float" office:value="46.5535" table:style-name="ce19">
            <text:p>46,5535</text:p>
          </table:table-cell>
          <table:table-cell office:value-type="float" office:value="37.045000000000002" table:style-name="ce20">
            <text:p>37,045</text:p>
          </table:table-cell>
          <table:table-cell office:value-type="float" office:value="-9.508499999999998" table:formula="of:=[.H679]-[.G679]" table:style-name="ce21">
            <text:p>-9,51</text:p>
          </table:table-cell>
          <table:table-cell office:value-type="float" office:value="-9.4149999999999991" table:style-name="ce22">
            <text:p>-9,42</text:p>
          </table:table-cell>
          <table:table-cell office:value-type="float" office:value="0.08" table:style-name="ce22">
            <text:p>0,08</text:p>
          </table:table-cell>
          <table:table-cell office:value-type="float" office:value="-9.3499999999998806E-2" table:formula="of:=[.I679]-([.J67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06C</text:p>
          </table:table-cell>
          <table:table-cell office:value-type="string" table:style-name="ce15">
            <text:p>9073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7.8359766300000002" table:style-name="ce18">
            <text:p>-07,8359766</text:p>
          </table:table-cell>
          <table:table-cell office:value-type="float" office:value="-62.294088360000003" table:style-name="ce18">
            <text:p>-62,2940884</text:p>
          </table:table-cell>
          <table:table-cell office:value-type="float" office:value="66.965500000000006" table:style-name="ce19">
            <text:p>66,9655</text:p>
          </table:table-cell>
          <table:table-cell office:value-type="float" office:value="71.787000000000006" table:style-name="ce20">
            <text:p>71,787</text:p>
          </table:table-cell>
          <table:table-cell office:value-type="float" office:value="4.8215000000000003" table:formula="of:=[.H680]-[.G680]" table:style-name="ce21">
            <text:p>4,82</text:p>
          </table:table-cell>
          <table:table-cell office:value-type="float" office:value="4.8979999999999997" table:style-name="ce22">
            <text:p>4,90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-7.6499999999999346E-2" table:formula="of:=[.I680]-([.J680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86R</text:p>
          </table:table-cell>
          <table:table-cell office:value-type="string" table:style-name="ce15">
            <text:p>9088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4.88180323" table:style-name="ce18">
            <text:p>-04,8818032</text:p>
          </table:table-cell>
          <table:table-cell office:value-type="float" office:value="-61.436928940000001" table:style-name="ce18">
            <text:p>-61,4369289</text:p>
          </table:table-cell>
          <table:table-cell office:value-type="float" office:value="40.350999999999999" table:style-name="ce19">
            <text:p>40,3510</text:p>
          </table:table-cell>
          <table:table-cell office:value-type="float" office:value="33.796999999999997" table:style-name="ce20">
            <text:p>33,797</text:p>
          </table:table-cell>
          <table:table-cell office:value-type="float" office:value="-6.554000000000002" table:formula="of:=[.H681]-[.G681]" table:style-name="ce21">
            <text:p>-6,55</text:p>
          </table:table-cell>
          <table:table-cell office:value-type="float" office:value="-6.4930000000000003" table:style-name="ce22">
            <text:p>-6,49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6.100000000000172E-2" table:formula="of:=[.I681]-([.J681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78J</text:p>
          </table:table-cell>
          <table:table-cell office:value-type="string" table:style-name="ce15">
            <text:p>9128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8.2512706599999994" table:style-name="ce18">
            <text:p>-08,2512707</text:p>
          </table:table-cell>
          <table:table-cell office:value-type="float" office:value="-63.931216290000002" table:style-name="ce18">
            <text:p>-63,9312163</text:p>
          </table:table-cell>
          <table:table-cell office:value-type="float" office:value="80.472200000000001" table:style-name="ce19">
            <text:p>80,4722</text:p>
          </table:table-cell>
          <table:table-cell office:value-type="float" office:value="91.094999999999999" table:style-name="ce20">
            <text:p>91,095</text:p>
          </table:table-cell>
          <table:table-cell office:value-type="float" office:value="10.622799999999998" table:formula="of:=[.H682]-[.G682]" table:style-name="ce21">
            <text:p>10,62</text:p>
          </table:table-cell>
          <table:table-cell office:value-type="float" office:value="10.635999999999999" table:style-name="ce22">
            <text:p>10,64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-1.3200000000001211E-2" table:formula="of:=[.I682]-([.J682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98N</text:p>
          </table:table-cell>
          <table:table-cell office:value-type="string" table:style-name="ce15">
            <text:p>9130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3.1161504299999998" table:style-name="ce18">
            <text:p>-03,1161504</text:p>
          </table:table-cell>
          <table:table-cell office:value-type="float" office:value="-60.056030700000001" table:style-name="ce18">
            <text:p>-60,0560307</text:p>
          </table:table-cell>
          <table:table-cell office:value-type="float" office:value="52.662300000000002" table:style-name="ce19">
            <text:p>52,6623</text:p>
          </table:table-cell>
          <table:table-cell office:value-type="float" office:value="40.159999999999997" table:style-name="ce20">
            <text:p>40,160</text:p>
          </table:table-cell>
          <table:table-cell office:value-type="float" office:value="-12.502300000000005" table:formula="of:=[.H683]-[.G683]" table:style-name="ce21">
            <text:p>-12,50</text:p>
          </table:table-cell>
          <table:table-cell office:value-type="float" office:value="-12.46" table:style-name="ce22">
            <text:p>-12,46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-4.2300000000004445E-2" table:formula="of:=[.I683]-([.J683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99T</text:p>
          </table:table-cell>
          <table:table-cell office:value-type="string" table:style-name="ce15">
            <text:p>9268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3.2953632800000001" table:style-name="ce18">
            <text:p>-03,2953633</text:p>
          </table:table-cell>
          <table:table-cell office:value-type="float" office:value="-60.627973439999998" table:style-name="ce18">
            <text:p>-60,6279734</text:p>
          </table:table-cell>
          <table:table-cell office:value-type="float" office:value="44.251899999999999" table:style-name="ce19">
            <text:p>44,2519</text:p>
          </table:table-cell>
          <table:table-cell office:value-type="float" office:value="33.374000000000002" table:style-name="ce20">
            <text:p>33,374</text:p>
          </table:table-cell>
          <table:table-cell office:value-type="float" office:value="-10.877899999999997" table:formula="of:=[.H684]-[.G684]" table:style-name="ce21">
            <text:p>-10,88</text:p>
          </table:table-cell>
          <table:table-cell office:value-type="float" office:value="-10.798" table:style-name="ce22">
            <text:p>-10,80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-7.9899999999996751E-2" table:formula="of:=[.I684]-([.J684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90N</text:p>
          </table:table-cell>
          <table:table-cell office:value-type="string" table:style-name="ce15">
            <text:p>9269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7.2609415999999998" table:style-name="ce18">
            <text:p>-07,2609416</text:p>
          </table:table-cell>
          <table:table-cell office:value-type="float" office:value="-64.799047329999993" table:style-name="ce18">
            <text:p>-64,7990473</text:p>
          </table:table-cell>
          <table:table-cell office:value-type="float" office:value="65.044700000000006" table:style-name="ce19">
            <text:p>65,0447</text:p>
          </table:table-cell>
          <table:table-cell office:value-type="float" office:value="73.528000000000006" table:style-name="ce20">
            <text:p>73,528</text:p>
          </table:table-cell>
          <table:table-cell office:value-type="float" office:value="8.4832999999999998" table:formula="of:=[.H685]-[.G685]" table:style-name="ce21">
            <text:p>8,48</text:p>
          </table:table-cell>
          <table:table-cell office:value-type="float" office:value="8.5519999999999996" table:style-name="ce22">
            <text:p>8,55</text:p>
          </table:table-cell>
          <table:table-cell office:value-type="float" office:value="0.1" table:style-name="ce22">
            <text:p>0,10</text:p>
          </table:table-cell>
          <table:table-cell office:value-type="float" office:value="-6.8699999999999761E-2" table:formula="of:=[.I685]-([.J685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03J</text:p>
          </table:table-cell>
          <table:table-cell office:value-type="string" table:style-name="ce15">
            <text:p>9269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1.3165295800000001" table:style-name="ce18">
            <text:p>-01,3165296</text:p>
          </table:table-cell>
          <table:table-cell office:value-type="float" office:value="-60.389733829999997" table:style-name="ce18">
            <text:p>-60,3897338</text:p>
          </table:table-cell>
          <table:table-cell office:value-type="float" office:value="64.590699999999998" table:style-name="ce19">
            <text:p>64,5907</text:p>
          </table:table-cell>
          <table:table-cell office:value-type="float" office:value="52.545000000000002" table:style-name="ce20">
            <text:p>52,545</text:p>
          </table:table-cell>
          <table:table-cell office:value-type="float" office:value="-12.045699999999997" table:formula="of:=[.H686]-[.G686]" table:style-name="ce21">
            <text:p>-12,05</text:p>
          </table:table-cell>
          <table:table-cell office:value-type="float" office:value="-11.932" table:style-name="ce22">
            <text:p>-11,93</text:p>
          </table:table-cell>
          <table:table-cell office:value-type="float" office:value="0.1" table:style-name="ce22">
            <text:p>0,10</text:p>
          </table:table-cell>
          <table:table-cell office:value-type="float" office:value="-0.11369999999999614" table:formula="of:=[.I686]-([.J686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80P</text:p>
          </table:table-cell>
          <table:table-cell office:value-type="string" table:style-name="ce15">
            <text:p>9283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7.5061762600000002" table:style-name="ce18">
            <text:p>-07,5061763</text:p>
          </table:table-cell>
          <table:table-cell office:value-type="float" office:value="-63.020781319999998" table:style-name="ce18">
            <text:p>-63,0207813</text:p>
          </table:table-cell>
          <table:table-cell office:value-type="float" office:value="57.805300000000003" table:style-name="ce19">
            <text:p>57,8053</text:p>
          </table:table-cell>
          <table:table-cell office:value-type="float" office:value="64.242000000000004" table:style-name="ce20">
            <text:p>64,242</text:p>
          </table:table-cell>
          <table:table-cell office:value-type="float" office:value="6.4367000000000019" table:formula="of:=[.H687]-[.G687]" table:style-name="ce21">
            <text:p>6,44</text:p>
          </table:table-cell>
          <table:table-cell office:value-type="float" office:value="6.3979999999999997" table:style-name="ce22">
            <text:p>6,40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3.8700000000002177E-2" table:formula="of:=[.I687]-([.J68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80L</text:p>
          </table:table-cell>
          <table:table-cell office:value-type="string" table:style-name="ce15">
            <text:p>9283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7.5503047299999997" table:style-name="ce18">
            <text:p>-07,5503047</text:p>
          </table:table-cell>
          <table:table-cell office:value-type="float" office:value="-63.077594939999997" table:style-name="ce18">
            <text:p>-63,0775949</text:p>
          </table:table-cell>
          <table:table-cell office:value-type="float" office:value="59.6233" table:style-name="ce19">
            <text:p>59,6233</text:p>
          </table:table-cell>
          <table:table-cell office:value-type="float" office:value="66.352999999999994" table:style-name="ce20">
            <text:p>66,353</text:p>
          </table:table-cell>
          <table:table-cell office:value-type="float" office:value="6.729699999999994" table:formula="of:=[.H688]-[.G688]" table:style-name="ce21">
            <text:p>6,73</text:p>
          </table:table-cell>
          <table:table-cell office:value-type="float" office:value="6.6820000000000004" table:style-name="ce22">
            <text:p>6,68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4.7699999999993636E-2" table:formula="of:=[.I688]-([.J688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82C</text:p>
          </table:table-cell>
          <table:table-cell office:value-type="string" table:style-name="ce15">
            <text:p>9283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6.9289125499999997" table:style-name="ce18">
            <text:p>-06,9289126</text:p>
          </table:table-cell>
          <table:table-cell office:value-type="float" office:value="-63.080800050000001" table:style-name="ce18">
            <text:p>-63,0808001</text:p>
          </table:table-cell>
          <table:table-cell office:value-type="float" office:value="51.639499999999998" table:style-name="ce19">
            <text:p>51,6395</text:p>
          </table:table-cell>
          <table:table-cell office:value-type="float" office:value="55.021999999999998" table:style-name="ce20">
            <text:p>55,022</text:p>
          </table:table-cell>
          <table:table-cell office:value-type="float" office:value="3.3825000000000003" table:formula="of:=[.H689]-[.G689]" table:style-name="ce21">
            <text:p>3,38</text:p>
          </table:table-cell>
          <table:table-cell office:value-type="float" office:value="3.4329999999999998" table:style-name="ce22">
            <text:p>3,43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5.0499999999999545E-2" table:formula="of:=[.I689]-([.J689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83G</text:p>
          </table:table-cell>
          <table:table-cell office:value-type="string" table:style-name="ce15">
            <text:p>9283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6.32399574" table:style-name="ce18">
            <text:p>-06,3239957</text:p>
          </table:table-cell>
          <table:table-cell office:value-type="float" office:value="-62.77204862" table:style-name="ce18">
            <text:p>-62,7720486</text:p>
          </table:table-cell>
          <table:table-cell office:value-type="float" office:value="60.122199999999999" table:style-name="ce19">
            <text:p>60,1222</text:p>
          </table:table-cell>
          <table:table-cell office:value-type="float" office:value="60.472999999999999" table:style-name="ce20">
            <text:p>60,473</text:p>
          </table:table-cell>
          <table:table-cell office:value-type="float" office:value="0.35079999999999956" table:formula="of:=[.H690]-[.G690]" table:style-name="ce21">
            <text:p>0,35</text:p>
          </table:table-cell>
          <table:table-cell office:value-type="float" office:value="0.42199999999999999" table:style-name="ce22">
            <text:p>0,42</text:p>
          </table:table-cell>
          <table:table-cell office:value-type="float" office:value="9.0999999999999998E-2" table:style-name="ce22">
            <text:p>0,09</text:p>
          </table:table-cell>
          <table:table-cell office:value-type="float" office:value="-7.120000000000043E-2" table:formula="of:=[.I690]-([.J690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84P</text:p>
          </table:table-cell>
          <table:table-cell office:value-type="string" table:style-name="ce15">
            <text:p>9283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5.7266165300000003" table:style-name="ce18">
            <text:p>-05,7266165</text:p>
          </table:table-cell>
          <table:table-cell office:value-type="float" office:value="-62.270741010000002" table:style-name="ce18">
            <text:p>-62,2707410</text:p>
          </table:table-cell>
          <table:table-cell office:value-type="float" office:value="56.389200000000002" table:style-name="ce19">
            <text:p>56,3892</text:p>
          </table:table-cell>
          <table:table-cell office:value-type="float" office:value="53.713999999999999" table:style-name="ce20">
            <text:p>53,714</text:p>
          </table:table-cell>
          <table:table-cell office:value-type="float" office:value="-2.6752000000000038" table:formula="of:=[.H691]-[.G691]" table:style-name="ce21">
            <text:p>-2,68</text:p>
          </table:table-cell>
          <table:table-cell office:value-type="float" office:value="-2.677" table:style-name="ce22">
            <text:p>-2,68</text:p>
          </table:table-cell>
          <table:table-cell office:value-type="float" office:value="9.5000000000000001E-2" table:style-name="ce22">
            <text:p>0,10</text:p>
          </table:table-cell>
          <table:table-cell office:value-type="float" office:value="1.799999999996249E-3" table:formula="of:=[.I691]-([.J69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87B</text:p>
          </table:table-cell>
          <table:table-cell office:value-type="string" table:style-name="ce15">
            <text:p>9283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4.7131757700000003" table:style-name="ce18">
            <text:p>-04,7131758</text:p>
          </table:table-cell>
          <table:table-cell office:value-type="float" office:value="-61.293332479999997" table:style-name="ce18">
            <text:p>-61,2933325</text:p>
          </table:table-cell>
          <table:table-cell office:value-type="float" office:value="24.2925" table:style-name="ce19">
            <text:p>24,2925</text:p>
          </table:table-cell>
          <table:table-cell office:value-type="float" office:value="17.274000000000001" table:style-name="ce20">
            <text:p>17,274</text:p>
          </table:table-cell>
          <table:table-cell office:value-type="float" office:value="-7.0184999999999995" table:formula="of:=[.H692]-[.G692]" table:style-name="ce21">
            <text:p>-7,02</text:p>
          </table:table-cell>
          <table:table-cell office:value-type="float" office:value="-7.0030000000000001" table:style-name="ce22">
            <text:p>-7,00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1.5499999999999403E-2" table:formula="of:=[.I692]-([.J69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89Z</text:p>
          </table:table-cell>
          <table:table-cell office:value-type="string" table:style-name="ce15">
            <text:p>9283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3.6213646399999999" table:style-name="ce18">
            <text:p>-03,6213646</text:p>
          </table:table-cell>
          <table:table-cell office:value-type="float" office:value="-60.241153920000002" table:style-name="ce18">
            <text:p>-60,2411539</text:p>
          </table:table-cell>
          <table:table-cell office:value-type="float" office:value="29.505199999999999" table:style-name="ce19">
            <text:p>29,5052</text:p>
          </table:table-cell>
          <table:table-cell office:value-type="float" office:value="18.728000000000002" table:style-name="ce20">
            <text:p>18,728</text:p>
          </table:table-cell>
          <table:table-cell office:value-type="float" office:value="-10.777199999999997" table:formula="of:=[.H693]-[.G693]" table:style-name="ce21">
            <text:p>-10,78</text:p>
          </table:table-cell>
          <table:table-cell office:value-type="float" office:value="-10.686999999999999" table:style-name="ce22">
            <text:p>-10,69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9.0199999999997615E-2" table:formula="of:=[.I693]-([.J693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88G</text:p>
          </table:table-cell>
          <table:table-cell office:value-type="string" table:style-name="ce15">
            <text:p>9283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4.2220352999999999" table:style-name="ce18">
            <text:p>-04,2220353</text:p>
          </table:table-cell>
          <table:table-cell office:value-type="float" office:value="-60.822239449999998" table:style-name="ce18">
            <text:p>-60,8222395</text:p>
          </table:table-cell>
          <table:table-cell office:value-type="float" office:value="28.738399999999999" table:style-name="ce19">
            <text:p>28,7384</text:p>
          </table:table-cell>
          <table:table-cell office:value-type="float" office:value="21.190999999999999" table:style-name="ce20">
            <text:p>21,191</text:p>
          </table:table-cell>
          <table:table-cell office:value-type="float" office:value="-7.5473999999999997" table:formula="of:=[.H694]-[.G694]" table:style-name="ce21">
            <text:p>-7,55</text:p>
          </table:table-cell>
          <table:table-cell office:value-type="float" office:value="-7.4880000000000004" table:style-name="ce22">
            <text:p>-7,49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-5.9399999999999231E-2" table:formula="of:=[.I694]-([.J694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12N</text:p>
          </table:table-cell>
          <table:table-cell office:value-type="string" table:style-name="ce15">
            <text:p>9507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6.8883091900000002" table:style-name="ce18">
            <text:p>-06,8883092</text:p>
          </table:table-cell>
          <table:table-cell office:value-type="float" office:value="-59.247675280000003" table:style-name="ce18">
            <text:p>-59,2476753</text:p>
          </table:table-cell>
          <table:table-cell office:value-type="float" office:value="125.7698" table:style-name="ce19">
            <text:p>125,7698</text:p>
          </table:table-cell>
          <table:table-cell office:value-type="float" office:value="120.535" table:style-name="ce20">
            <text:p>120,535</text:p>
          </table:table-cell>
          <table:table-cell office:value-type="float" office:value="-5.234800000000007" table:formula="of:=[.H695]-[.G695]" table:style-name="ce21">
            <text:p>-5,23</text:p>
          </table:table-cell>
          <table:table-cell office:value-type="float" office:value="-5.26" table:style-name="ce22">
            <text:p>-5,26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2.5199999999992784E-2" table:formula="of:=[.I695]-([.J695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13L</text:p>
          </table:table-cell>
          <table:table-cell office:value-type="string" table:style-name="ce15">
            <text:p>9507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6.6995438399999996" table:style-name="ce18">
            <text:p>-06,6995438</text:p>
          </table:table-cell>
          <table:table-cell office:value-type="float" office:value="-58.867298349999999" table:style-name="ce18">
            <text:p>-58,8672984</text:p>
          </table:table-cell>
          <table:table-cell office:value-type="float" office:value="135.3211" table:style-name="ce19">
            <text:p>135,3211</text:p>
          </table:table-cell>
          <table:table-cell office:value-type="float" office:value="129.02000000000001" table:style-name="ce20">
            <text:p>129,020</text:p>
          </table:table-cell>
          <table:table-cell office:value-type="float" office:value="-6.301099999999991" table:formula="of:=[.H696]-[.G696]" table:style-name="ce21">
            <text:p>-6,30</text:p>
          </table:table-cell>
          <table:table-cell office:value-type="float" office:value="-6.2359999999999998" table:style-name="ce22">
            <text:p>-6,24</text:p>
          </table:table-cell>
          <table:table-cell office:value-type="float" office:value="0.09" table:style-name="ce22">
            <text:p>0,09</text:p>
          </table:table-cell>
          <table:table-cell office:value-type="float" office:value="-6.5099999999991276E-2" table:formula="of:=[.I696]-([.J696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11H</text:p>
          </table:table-cell>
          <table:table-cell office:value-type="string" table:style-name="ce15">
            <text:p>9508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7.1224660599999998" table:style-name="ce18">
            <text:p>-07,1224661</text:p>
          </table:table-cell>
          <table:table-cell office:value-type="float" office:value="-59.767827420000003" table:style-name="ce18">
            <text:p>-59,7678274</text:p>
          </table:table-cell>
          <table:table-cell office:value-type="float" office:value="104.05549999999999" table:style-name="ce19">
            <text:p>104,0555</text:p>
          </table:table-cell>
          <table:table-cell office:value-type="float" office:value="99.951999999999998" table:style-name="ce20">
            <text:p>99,952</text:p>
          </table:table-cell>
          <table:table-cell office:value-type="float" office:value="-4.1034999999999968" table:formula="of:=[.H697]-[.G697]" table:style-name="ce21">
            <text:p>-4,10</text:p>
          </table:table-cell>
          <table:table-cell office:value-type="float" office:value="-4.1239999999999997" table:style-name="ce22">
            <text:p>-4,12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2.0500000000002849E-2" table:formula="of:=[.I697]-([.J697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09T</text:p>
          </table:table-cell>
          <table:table-cell office:value-type="string" table:style-name="ce15">
            <text:p>9508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7.4494912299999996" table:style-name="ce18">
            <text:p>-07,4494912</text:p>
          </table:table-cell>
          <table:table-cell office:value-type="float" office:value="-60.464521519999998" table:style-name="ce18">
            <text:p>-60,4645215</text:p>
          </table:table-cell>
          <table:table-cell office:value-type="float" office:value="75.069599999999994" table:style-name="ce19">
            <text:p>75,0696</text:p>
          </table:table-cell>
          <table:table-cell office:value-type="float" office:value="73.143000000000001" table:style-name="ce20">
            <text:p>73,143</text:p>
          </table:table-cell>
          <table:table-cell office:value-type="float" office:value="-1.9265999999999934" table:formula="of:=[.H698]-[.G698]" table:style-name="ce21">
            <text:p>-1,93</text:p>
          </table:table-cell>
          <table:table-cell office:value-type="float" office:value="-1.871" table:style-name="ce22">
            <text:p>-1,87</text:p>
          </table:table-cell>
          <table:table-cell office:value-type="float" office:value="9.6000000000000002E-2" table:style-name="ce22">
            <text:p>0,10</text:p>
          </table:table-cell>
          <table:table-cell office:value-type="float" office:value="-5.5599999999993432E-2" table:formula="of:=[.I698]-([.J698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07D</text:p>
          </table:table-cell>
          <table:table-cell office:value-type="string" table:style-name="ce15">
            <text:p>9508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8.0021435299999997" table:style-name="ce18">
            <text:p>-08,0021435</text:p>
          </table:table-cell>
          <table:table-cell office:value-type="float" office:value="-61.74820553" table:style-name="ce18">
            <text:p>-61,7482055</text:p>
          </table:table-cell>
          <table:table-cell office:value-type="float" office:value="106.27719999999999" table:style-name="ce19">
            <text:p>106,2772</text:p>
          </table:table-cell>
          <table:table-cell office:value-type="float" office:value="110.995" table:style-name="ce20">
            <text:p>110,995</text:p>
          </table:table-cell>
          <table:table-cell office:value-type="float" office:value="4.7178000000000111" table:formula="of:=[.H699]-[.G699]" table:style-name="ce21">
            <text:p>4,72</text:p>
          </table:table-cell>
          <table:table-cell office:value-type="float" office:value="4.6619999999999999" table:style-name="ce22">
            <text:p>4,66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5.5800000000011174E-2" table:formula="of:=[.I699]-([.J699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05E</text:p>
          </table:table-cell>
          <table:table-cell office:value-type="string" table:style-name="ce15">
            <text:p>9508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M</text:p>
          </table:table-cell>
          <table:table-cell office:value-type="float" office:value="-7.5923638100000002" table:style-name="ce18">
            <text:p>-07,5923638</text:p>
          </table:table-cell>
          <table:table-cell office:value-type="float" office:value="-62.7470432" table:style-name="ce18">
            <text:p>-62,7470432</text:p>
          </table:table-cell>
          <table:table-cell office:value-type="float" office:value="60.683199999999999" table:style-name="ce19">
            <text:p>60,6832</text:p>
          </table:table-cell>
          <table:table-cell office:value-type="float" office:value="66.792000000000002" table:style-name="ce20">
            <text:p>66,792</text:p>
          </table:table-cell>
          <table:table-cell office:value-type="float" office:value="6.1088000000000022" table:formula="of:=[.H700]-[.G700]" table:style-name="ce21">
            <text:p>6,11</text:p>
          </table:table-cell>
          <table:table-cell office:value-type="float" office:value="6.0819999999999999" table:style-name="ce22">
            <text:p>6,08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2.6800000000002377E-2" table:formula="of:=[.I700]-([.J700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9533M</text:p>
          </table:table-cell>
          <table:table-cell office:value-type="string" table:style-name="ce27">
            <text:p>90204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AP</text:p>
          </table:table-cell>
          <table:table-cell office:value-type="float" office:value="5.1433569999999998E-2" table:style-name="ce30">
            <text:p>00,0514336</text:p>
          </table:table-cell>
          <table:table-cell office:value-type="float" office:value="-51.069388439999997" table:style-name="ce30">
            <text:p>-51,0693884</text:p>
          </table:table-cell>
          <table:table-cell office:value-type="float" office:value="16.4559" table:style-name="ce31">
            <text:p>16,4559</text:p>
          </table:table-cell>
          <table:table-cell office:value-type="float" office:value="-6.3789999999999996" table:style-name="ce32">
            <text:p>-06,379</text:p>
          </table:table-cell>
          <table:table-cell office:value-type="float" office:value="-22.834899999999998" table:formula="of:=[.H701]-[.G701]" table:style-name="ce33">
            <text:p>-22,83</text:p>
          </table:table-cell>
          <table:table-cell office:value-type="float" office:value="-22.972000000000001" table:style-name="ce33">
            <text:p>-22,97</text:p>
          </table:table-cell>
          <table:table-cell office:value-type="float" office:value="4.7E-2" table:style-name="ce33">
            <text:p>0,05</text:p>
          </table:table-cell>
          <table:table-cell office:value-type="float" office:value="0.13710000000000377" table:formula="of:=[.I701]-([.J701])" table:style-name="ce3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9533N</text:p>
          </table:table-cell>
          <table:table-cell office:value-type="string" table:style-name="ce35">
            <text:p>90444</text:p>
          </table:table-cell>
          <table:table-cell office:value-type="string" table:style-name="ce36">
            <text:p>NORTE</text:p>
          </table:table-cell>
          <table:table-cell office:value-type="string" table:style-name="ce37">
            <text:p>AP</text:p>
          </table:table-cell>
          <table:table-cell office:value-type="float" office:value="4.6874560000000003E-2" table:style-name="ce38">
            <text:p>00,0468746</text:p>
          </table:table-cell>
          <table:table-cell office:value-type="float" office:value="-51.071358189999998" table:style-name="ce38">
            <text:p>-51,0713582</text:p>
          </table:table-cell>
          <table:table-cell office:value-type="float" office:value="14.5101" table:style-name="ce39">
            <text:p>14,5101</text:p>
          </table:table-cell>
          <table:table-cell office:value-type="float" office:value="-8.1389999999999993" table:style-name="ce40">
            <text:p>-08,139</text:p>
          </table:table-cell>
          <table:table-cell office:value-type="float" office:value="-22.649099999999997" table:formula="of:=[.H702]-[.G702]" table:style-name="ce41">
            <text:p>-22,65</text:p>
          </table:table-cell>
          <table:table-cell office:value-type="float" office:value="-22.969000000000001" table:style-name="ce41">
            <text:p>-22,97</text:p>
          </table:table-cell>
          <table:table-cell office:value-type="float" office:value="4.7E-2" table:style-name="ce41">
            <text:p>0,05</text:p>
          </table:table-cell>
          <table:table-cell office:value-type="float" office:value="0.31990000000000407" table:formula="of:=[.I702]-([.J702])" table:style-name="ce41">
            <text:p>0,3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10Z</text:p>
          </table:table-cell>
          <table:table-cell office:value-type="string" table:style-name="ce15">
            <text:p>9121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5.7342730000000001E-2" table:style-name="ce18">
            <text:p>-00,0573427</text:p>
          </table:table-cell>
          <table:table-cell office:value-type="float" office:value="-51.18064682" table:style-name="ce18">
            <text:p>-51,1806468</text:p>
          </table:table-cell>
          <table:table-cell office:value-type="float" office:value="7.5076999999999998" table:style-name="ce19">
            <text:p>07,5077</text:p>
          </table:table-cell>
          <table:table-cell office:value-type="float" office:value="-15.506" table:style-name="ce20">
            <text:p>-15,506</text:p>
          </table:table-cell>
          <table:table-cell office:value-type="float" office:value="-23.0137" table:formula="of:=[.H703]-[.G703]" table:style-name="ce21">
            <text:p>-23,01</text:p>
          </table:table-cell>
          <table:table-cell office:value-type="float" office:value="-23.035" table:style-name="ce22">
            <text:p>-23,04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2.1300000000000097E-2" table:formula="of:=[.I703]-([.J703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10X</text:p>
          </table:table-cell>
          <table:table-cell office:value-type="string" table:style-name="ce15">
            <text:p>9124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5.4215760000000002E-2" table:style-name="ce18">
            <text:p>-00,0542158</text:p>
          </table:table-cell>
          <table:table-cell office:value-type="float" office:value="-51.180208919999998" table:style-name="ce18">
            <text:p>-51,1802089</text:p>
          </table:table-cell>
          <table:table-cell office:value-type="float" office:value="8.5059000000000005" table:style-name="ce19">
            <text:p>08,5059</text:p>
          </table:table-cell>
          <table:table-cell office:value-type="float" office:value="-14.47" table:style-name="ce20">
            <text:p>-14,470</text:p>
          </table:table-cell>
          <table:table-cell office:value-type="float" office:value="-22.975900000000003" table:formula="of:=[.H704]-[.G704]" table:style-name="ce21">
            <text:p>-22,98</text:p>
          </table:table-cell>
          <table:table-cell office:value-type="float" office:value="-23.036999999999999" table:style-name="ce22">
            <text:p>-23,04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6.1099999999996157E-2" table:formula="of:=[.I704]-([.J704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25A</text:p>
          </table:table-cell>
          <table:table-cell office:value-type="string" table:style-name="ce15">
            <text:p>9124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4.126088E-2" table:style-name="ce18">
            <text:p>-00,0412609</text:p>
          </table:table-cell>
          <table:table-cell office:value-type="float" office:value="-51.167933429999998" table:style-name="ce18">
            <text:p>-51,1679334</text:p>
          </table:table-cell>
          <table:table-cell office:value-type="float" office:value="12.820600000000001" table:style-name="ce19">
            <text:p>12,8206</text:p>
          </table:table-cell>
          <table:table-cell office:value-type="float" office:value="-10.162000000000001" table:style-name="ce20">
            <text:p>-10,162</text:p>
          </table:table-cell>
          <table:table-cell office:value-type="float" office:value="-22.982600000000001" table:formula="of:=[.H705]-[.G705]" table:style-name="ce21">
            <text:p>-22,98</text:p>
          </table:table-cell>
          <table:table-cell office:value-type="float" office:value="-23.044" table:style-name="ce22">
            <text:p>-23,04</text:p>
          </table:table-cell>
          <table:table-cell office:value-type="float" office:value="4.4999999999999998E-2" table:style-name="ce22">
            <text:p>0,05</text:p>
          </table:table-cell>
          <table:table-cell office:value-type="float" office:value="6.1399999999999011E-2" table:formula="of:=[.I705]-([.J705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4010V</text:p>
          </table:table-cell>
          <table:table-cell office:value-type="string" table:style-name="ce27">
            <text:p>91575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AP</text:p>
          </table:table-cell>
          <table:table-cell office:value-type="float" office:value="-6.0874400000000002E-2" table:style-name="ce30">
            <text:p>-00,0608744</text:p>
          </table:table-cell>
          <table:table-cell office:value-type="float" office:value="-51.160133709999997" table:style-name="ce30">
            <text:p>-51,1601337</text:p>
          </table:table-cell>
          <table:table-cell office:value-type="float" office:value="5.3586999999999998" table:style-name="ce31">
            <text:p>05,3587</text:p>
          </table:table-cell>
          <table:table-cell office:value-type="float" office:value="-17.561" table:style-name="ce32">
            <text:p>-17,561</text:p>
          </table:table-cell>
          <table:table-cell office:value-type="float" office:value="-22.919699999999999" table:formula="of:=[.H706]-[.G706]" table:style-name="ce33">
            <text:p>-22,92</text:p>
          </table:table-cell>
          <table:table-cell office:value-type="float" office:value="-23.027999999999999" table:style-name="ce33">
            <text:p>-23,03</text:p>
          </table:table-cell>
          <table:table-cell office:value-type="float" office:value="4.7E-2" table:style-name="ce33">
            <text:p>0,05</text:p>
          </table:table-cell>
          <table:table-cell office:value-type="float" office:value="0.10829999999999984" table:formula="of:=[.I706]-([.J706])" table:style-name="ce3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33R</text:p>
          </table:table-cell>
          <table:table-cell office:value-type="string" table:style-name="ce15">
            <text:p>9157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23061825" table:style-name="ce18">
            <text:p>00,2306183</text:p>
          </table:table-cell>
          <table:table-cell office:value-type="float" office:value="-51.10087489" table:style-name="ce18">
            <text:p>-51,1008749</text:p>
          </table:table-cell>
          <table:table-cell office:value-type="float" office:value="28.311800000000002" table:style-name="ce19">
            <text:p>28,3118</text:p>
          </table:table-cell>
          <table:table-cell office:value-type="float" office:value="5.1550000000000002" table:style-name="ce20">
            <text:p>05,155</text:p>
          </table:table-cell>
          <table:table-cell office:value-type="float" office:value="-23.1568" table:formula="of:=[.H707]-[.G707]" table:style-name="ce21">
            <text:p>-23,16</text:p>
          </table:table-cell>
          <table:table-cell office:value-type="float" office:value="-23.195" table:style-name="ce22">
            <text:p>-23,20</text:p>
          </table:table-cell>
          <table:table-cell office:value-type="float" office:value="4.3999999999999997E-2" table:style-name="ce22">
            <text:p>0,04</text:p>
          </table:table-cell>
          <table:table-cell office:value-type="float" office:value="3.819999999999979E-2" table:formula="of:=[.I707]-([.J70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40F</text:p>
          </table:table-cell>
          <table:table-cell office:value-type="string" table:style-name="ce15">
            <text:p>9370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53146391999999998" table:style-name="ce18">
            <text:p>00,5314639</text:p>
          </table:table-cell>
          <table:table-cell office:value-type="float" office:value="-50.942895219999997" table:style-name="ce18">
            <text:p>-50,9428952</text:p>
          </table:table-cell>
          <table:table-cell office:value-type="float" office:value="13.520200000000001" table:style-name="ce19">
            <text:p>13,5202</text:p>
          </table:table-cell>
          <table:table-cell office:value-type="float" office:value="-10.362" table:style-name="ce20">
            <text:p>-10,362</text:p>
          </table:table-cell>
          <table:table-cell office:value-type="float" office:value="-23.882200000000001" table:formula="of:=[.H708]-[.G708]" table:style-name="ce21">
            <text:p>-23,88</text:p>
          </table:table-cell>
          <table:table-cell office:value-type="float" office:value="-23.847999999999999" table:style-name="ce22">
            <text:p>-23,85</text:p>
          </table:table-cell>
          <table:table-cell office:value-type="float" office:value="4.7E-2" table:style-name="ce22">
            <text:p>0,05</text:p>
          </table:table-cell>
          <table:table-cell office:value-type="float" office:value="-3.4200000000002007E-2" table:formula="of:=[.I708]-([.J708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5R</text:p>
          </table:table-cell>
          <table:table-cell office:value-type="string" table:style-name="ce15">
            <text:p>9381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78030480999999996" table:style-name="ce18">
            <text:p>00,7803048</text:p>
          </table:table-cell>
          <table:table-cell office:value-type="float" office:value="-51.950121899999999" table:style-name="ce18">
            <text:p>-51,9501219</text:p>
          </table:table-cell>
          <table:table-cell office:value-type="float" office:value="77.6815" table:style-name="ce19">
            <text:p>77,6815</text:p>
          </table:table-cell>
          <table:table-cell office:value-type="float" office:value="52.421999999999997" table:style-name="ce20">
            <text:p>52,422</text:p>
          </table:table-cell>
          <table:table-cell office:value-type="float" office:value="-25.259500000000003" table:formula="of:=[.H709]-[.G709]" table:style-name="ce21">
            <text:p>-25,26</text:p>
          </table:table-cell>
          <table:table-cell office:value-type="float" office:value="-25.329000000000001" table:style-name="ce22">
            <text:p>-25,33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6.9499999999997897E-2" table:formula="of:=[.I709]-([.J709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3M</text:p>
          </table:table-cell>
          <table:table-cell office:value-type="string" table:style-name="ce15">
            <text:p>9501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0.33764519999999998" table:style-name="ce18">
            <text:p>-00,3376452</text:p>
          </table:table-cell>
          <table:table-cell office:value-type="float" office:value="-51.900687910000002" table:style-name="ce18">
            <text:p>-51,9006879</text:p>
          </table:table-cell>
          <table:table-cell office:value-type="float" office:value="75.198099999999997" table:style-name="ce19">
            <text:p>75,1981</text:p>
          </table:table-cell>
          <table:table-cell office:value-type="float" office:value="51.921999999999997" table:style-name="ce20">
            <text:p>51,922</text:p>
          </table:table-cell>
          <table:table-cell office:value-type="float" office:value="-23.2761" table:formula="of:=[.H710]-[.G710]" table:style-name="ce21">
            <text:p>-23,28</text:p>
          </table:table-cell>
          <table:table-cell office:value-type="float" office:value="-23.221" table:style-name="ce22">
            <text:p>-23,22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5.5099999999999483E-2" table:formula="of:=[.I710]-([.J710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0N</text:p>
          </table:table-cell>
          <table:table-cell office:value-type="string" table:style-name="ce15">
            <text:p>9501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0.11484593999999999" table:style-name="ce18">
            <text:p>-00,1148459</text:p>
          </table:table-cell>
          <table:table-cell office:value-type="float" office:value="-51.290010270000003" table:style-name="ce18">
            <text:p>-51,2900103</text:p>
          </table:table-cell>
          <table:table-cell office:value-type="float" office:value="11.5571" table:style-name="ce19">
            <text:p>11,5571</text:p>
          </table:table-cell>
          <table:table-cell office:value-type="float" office:value="-11.497" table:style-name="ce20">
            <text:p>-11,497</text:p>
          </table:table-cell>
          <table:table-cell office:value-type="float" office:value="-23.054099999999998" table:formula="of:=[.H711]-[.G711]" table:style-name="ce21">
            <text:p>-23,05</text:p>
          </table:table-cell>
          <table:table-cell office:value-type="float" office:value="-23.015000000000001" table:style-name="ce22">
            <text:p>-23,02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3.9099999999997692E-2" table:formula="of:=[.I711]-([.J711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8J</text:p>
          </table:table-cell>
          <table:table-cell office:value-type="string" table:style-name="ce15">
            <text:p>9501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13653465000000001" table:style-name="ce18">
            <text:p>00,1365347</text:p>
          </table:table-cell>
          <table:table-cell office:value-type="float" office:value="-51.140371690000002" table:style-name="ce18">
            <text:p>-51,1403717</text:p>
          </table:table-cell>
          <table:table-cell office:value-type="float" office:value="21.010300000000001" table:style-name="ce19">
            <text:p>21,0103</text:p>
          </table:table-cell>
          <table:table-cell office:value-type="float" office:value="-2.1640000000000001" table:style-name="ce20">
            <text:p>-02,164</text:p>
          </table:table-cell>
          <table:table-cell office:value-type="float" office:value="-23.174300000000002" table:formula="of:=[.H712]-[.G712]" table:style-name="ce21">
            <text:p>-23,17</text:p>
          </table:table-cell>
          <table:table-cell office:value-type="float" office:value="-23.15" table:style-name="ce22">
            <text:p>-23,15</text:p>
          </table:table-cell>
          <table:table-cell office:value-type="float" office:value="4.2000000000000003E-2" table:style-name="ce22">
            <text:p>0,04</text:p>
          </table:table-cell>
          <table:table-cell office:value-type="float" office:value="-2.4300000000003763E-2" table:formula="of:=[.I712]-([.J71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8V</text:p>
          </table:table-cell>
          <table:table-cell office:value-type="string" table:style-name="ce15">
            <text:p>9502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31805369999999999" table:style-name="ce18">
            <text:p>00,3180537</text:p>
          </table:table-cell>
          <table:table-cell office:value-type="float" office:value="-51.085876319999997" table:style-name="ce18">
            <text:p>-51,0858763</text:p>
          </table:table-cell>
          <table:table-cell office:value-type="float" office:value="28.811299999999999" table:style-name="ce19">
            <text:p>28,8113</text:p>
          </table:table-cell>
          <table:table-cell office:value-type="float" office:value="5.4470000000000001" table:style-name="ce20">
            <text:p>05,447</text:p>
          </table:table-cell>
          <table:table-cell office:value-type="float" office:value="-23.3643" table:formula="of:=[.H713]-[.G713]" table:style-name="ce21">
            <text:p>-23,36</text:p>
          </table:table-cell>
          <table:table-cell office:value-type="float" office:value="-23.300999999999998" table:style-name="ce22">
            <text:p>-23,30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-6.3300000000001688E-2" table:formula="of:=[.I713]-([.J713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9M</text:p>
          </table:table-cell>
          <table:table-cell office:value-type="string" table:style-name="ce15">
            <text:p>9502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56622972000000005" table:style-name="ce18">
            <text:p>00,5662297</text:p>
          </table:table-cell>
          <table:table-cell office:value-type="float" office:value="-51.151507680000002" table:style-name="ce18">
            <text:p>-51,1515077</text:p>
          </table:table-cell>
          <table:table-cell office:value-type="float" office:value="61.096800000000002" table:style-name="ce19">
            <text:p>61,0968</text:p>
          </table:table-cell>
          <table:table-cell office:value-type="float" office:value="37.295000000000002" table:style-name="ce20">
            <text:p>37,295</text:p>
          </table:table-cell>
          <table:table-cell office:value-type="float" office:value="-23.8018" table:formula="of:=[.H714]-[.G714]" table:style-name="ce21">
            <text:p>-23,80</text:p>
          </table:table-cell>
          <table:table-cell office:value-type="float" office:value="-23.837" table:style-name="ce22">
            <text:p>-23,84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3.5199999999999676E-2" table:formula="of:=[.I714]-([.J714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5012R</text:p>
          </table:table-cell>
          <table:table-cell office:value-type="string" table:style-name="ce35">
            <text:p>95022</text:p>
          </table:table-cell>
          <table:table-cell office:value-type="string" table:style-name="ce36">
            <text:p>NORTE</text:p>
          </table:table-cell>
          <table:table-cell office:value-type="string" table:style-name="ce37">
            <text:p>AP</text:p>
          </table:table-cell>
          <table:table-cell office:value-type="float" office:value="0.63974343" table:style-name="ce38">
            <text:p>00,6397434</text:p>
          </table:table-cell>
          <table:table-cell office:value-type="float" office:value="-51.608218739999998" table:style-name="ce38">
            <text:p>-51,6082187</text:p>
          </table:table-cell>
          <table:table-cell office:value-type="float" office:value="76.683700000000002" table:style-name="ce39">
            <text:p>76,6837</text:p>
          </table:table-cell>
          <table:table-cell office:value-type="float" office:value="52.253" table:style-name="ce40">
            <text:p>52,253</text:p>
          </table:table-cell>
          <table:table-cell office:value-type="float" office:value="-24.430700000000002" table:formula="of:=[.H715]-[.G715]" table:style-name="ce41">
            <text:p>-24,43</text:p>
          </table:table-cell>
          <table:table-cell office:value-type="float" office:value="-24.619" table:style-name="ce41">
            <text:p>-24,62</text:p>
          </table:table-cell>
          <table:table-cell office:value-type="float" office:value="5.5E-2" table:style-name="ce41">
            <text:p>0,06</text:p>
          </table:table-cell>
          <table:table-cell office:value-type="float" office:value="0.18829999999999814" table:formula="of:=[.I715]-([.J715])" table:style-name="ce41">
            <text:p>0,1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2A</text:p>
          </table:table-cell>
          <table:table-cell office:value-type="string" table:style-name="ce15">
            <text:p>9502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69125479000000001" table:style-name="ce18">
            <text:p>00,6912548</text:p>
          </table:table-cell>
          <table:table-cell office:value-type="float" office:value="-51.374544" table:style-name="ce18">
            <text:p>-51,3745440</text:p>
          </table:table-cell>
          <table:table-cell office:value-type="float" office:value="82.608099999999993" table:style-name="ce19">
            <text:p>82,6081</text:p>
          </table:table-cell>
          <table:table-cell office:value-type="float" office:value="58.334000000000003" table:style-name="ce20">
            <text:p>58,334</text:p>
          </table:table-cell>
          <table:table-cell office:value-type="float" office:value="-24.27409999999999" table:formula="of:=[.H716]-[.G716]" table:style-name="ce21">
            <text:p>-24,27</text:p>
          </table:table-cell>
          <table:table-cell office:value-type="float" office:value="-24.193000000000001" table:style-name="ce22">
            <text:p>-24,19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-8.1099999999988626E-2" table:formula="of:=[.I716]-([.J716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7V</text:p>
          </table:table-cell>
          <table:table-cell office:value-type="string" table:style-name="ce15">
            <text:p>9502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86612666000000005" table:style-name="ce18">
            <text:p>00,8661267</text:p>
          </table:table-cell>
          <table:table-cell office:value-type="float" office:value="-51.198206919999997" table:style-name="ce18">
            <text:p>-51,1982069</text:p>
          </table:table-cell>
          <table:table-cell office:value-type="float" office:value="33.651400000000002" table:style-name="ce19">
            <text:p>33,6514</text:p>
          </table:table-cell>
          <table:table-cell office:value-type="float" office:value="9.2490000000000006" table:style-name="ce20">
            <text:p>09,249</text:p>
          </table:table-cell>
          <table:table-cell office:value-type="float" office:value="-24.4024" table:formula="of:=[.H717]-[.G717]" table:style-name="ce21">
            <text:p>-24,40</text:p>
          </table:table-cell>
          <table:table-cell office:value-type="float" office:value="-24.353000000000002" table:style-name="ce22">
            <text:p>-24,35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4.9399999999998556E-2" table:formula="of:=[.I717]-([.J717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9A</text:p>
          </table:table-cell>
          <table:table-cell office:value-type="string" table:style-name="ce15">
            <text:p>9502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1.3013823200000001" table:style-name="ce18">
            <text:p>01,3013823</text:p>
          </table:table-cell>
          <table:table-cell office:value-type="float" office:value="-50.950494630000001" table:style-name="ce18">
            <text:p>-50,9504946</text:p>
          </table:table-cell>
          <table:table-cell office:value-type="float" office:value="34.851799999999997" table:style-name="ce19">
            <text:p>34,8518</text:p>
          </table:table-cell>
          <table:table-cell office:value-type="float" office:value="8.8870000000000005" table:style-name="ce20">
            <text:p>08,887</text:p>
          </table:table-cell>
          <table:table-cell office:value-type="float" office:value="-25.964799999999997" table:formula="of:=[.H718]-[.G718]" table:style-name="ce21">
            <text:p>-25,96</text:p>
          </table:table-cell>
          <table:table-cell office:value-type="float" office:value="-25.965" table:style-name="ce22">
            <text:p>-25,97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2.000000000030866E-4" table:formula="of:=[.I718]-([.J718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8M</text:p>
          </table:table-cell>
          <table:table-cell office:value-type="string" table:style-name="ce15">
            <text:p>9502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1.0735071899999999" table:style-name="ce18">
            <text:p>01,0735072</text:p>
          </table:table-cell>
          <table:table-cell office:value-type="float" office:value="-51.069759840000003" table:style-name="ce18">
            <text:p>-51,0697598</text:p>
          </table:table-cell>
          <table:table-cell office:value-type="float" office:value="52.713799999999999" table:style-name="ce19">
            <text:p>52,7138</text:p>
          </table:table-cell>
          <table:table-cell office:value-type="float" office:value="27.81" table:style-name="ce20">
            <text:p>27,810</text:p>
          </table:table-cell>
          <table:table-cell office:value-type="float" office:value="-24.9038" table:formula="of:=[.H719]-[.G719]" table:style-name="ce21">
            <text:p>-24,90</text:p>
          </table:table-cell>
          <table:table-cell office:value-type="float" office:value="-24.960999999999999" table:style-name="ce22">
            <text:p>-24,96</text:p>
          </table:table-cell>
          <table:table-cell office:value-type="float" office:value="5.5E-2" table:style-name="ce22">
            <text:p>0,06</text:p>
          </table:table-cell>
          <table:table-cell office:value-type="float" office:value="5.7199999999998141E-2" table:formula="of:=[.I719]-([.J719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9T</text:p>
          </table:table-cell>
          <table:table-cell office:value-type="string" table:style-name="ce15">
            <text:p>9502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1.5403588399999999" table:style-name="ce18">
            <text:p>01,5403588</text:p>
          </table:table-cell>
          <table:table-cell office:value-type="float" office:value="-50.911995429999997" table:style-name="ce18">
            <text:p>-50,9119954</text:p>
          </table:table-cell>
          <table:table-cell office:value-type="float" office:value="17.023" table:style-name="ce19">
            <text:p>17,0230</text:p>
          </table:table-cell>
          <table:table-cell office:value-type="float" office:value="-9.8369999999999997" table:style-name="ce20">
            <text:p>-09,837</text:p>
          </table:table-cell>
          <table:table-cell office:value-type="float" office:value="-26.86" table:formula="of:=[.H720]-[.G720]" table:style-name="ce21">
            <text:p>-26,86</text:p>
          </table:table-cell>
          <table:table-cell office:value-type="float" office:value="-26.774000000000001" table:style-name="ce22">
            <text:p>-26,77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8.5999999999998522E-2" table:formula="of:=[.I720]-([.J720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22E</text:p>
          </table:table-cell>
          <table:table-cell office:value-type="string" table:style-name="ce15">
            <text:p>9502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1.8075672" table:style-name="ce18">
            <text:p>01,8075672</text:p>
          </table:table-cell>
          <table:table-cell office:value-type="float" office:value="-50.878028260000001" table:style-name="ce18">
            <text:p>-50,8780283</text:p>
          </table:table-cell>
          <table:table-cell office:value-type="float" office:value="21.127500000000001" table:style-name="ce19">
            <text:p>21,1275</text:p>
          </table:table-cell>
          <table:table-cell office:value-type="float" office:value="-6.4009999999999998" table:style-name="ce20">
            <text:p>-06,401</text:p>
          </table:table-cell>
          <table:table-cell office:value-type="float" office:value="-27.528500000000001" table:formula="of:=[.H721]-[.G721]" table:style-name="ce21">
            <text:p>-27,53</text:p>
          </table:table-cell>
          <table:table-cell office:value-type="float" office:value="-27.465" table:style-name="ce22">
            <text:p>-27,47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6.3500000000001222E-2" table:formula="of:=[.I721]-([.J721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23C</text:p>
          </table:table-cell>
          <table:table-cell office:value-type="string" table:style-name="ce15">
            <text:p>9502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2.0721980000000002" table:style-name="ce18">
            <text:p>02,0721980</text:p>
          </table:table-cell>
          <table:table-cell office:value-type="float" office:value="-50.897100739999999" table:style-name="ce18">
            <text:p>-50,8971007</text:p>
          </table:table-cell>
          <table:table-cell office:value-type="float" office:value="17.150300000000001" table:style-name="ce19">
            <text:p>17,1503</text:p>
          </table:table-cell>
          <table:table-cell office:value-type="float" office:value="-10.773999999999999" table:style-name="ce20">
            <text:p>-10,774</text:p>
          </table:table-cell>
          <table:table-cell office:value-type="float" office:value="-27.924300000000002" table:formula="of:=[.H722]-[.G722]" table:style-name="ce21">
            <text:p>-27,92</text:p>
          </table:table-cell>
          <table:table-cell office:value-type="float" office:value="-27.908000000000001" table:style-name="ce22">
            <text:p>-27,91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1.6300000000001091E-2" table:formula="of:=[.I722]-([.J72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23U</text:p>
          </table:table-cell>
          <table:table-cell office:value-type="string" table:style-name="ce15">
            <text:p>9503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2.3018385499999998" table:style-name="ce18">
            <text:p>02,3018386</text:p>
          </table:table-cell>
          <table:table-cell office:value-type="float" office:value="-50.961740239999997" table:style-name="ce18">
            <text:p>-50,9617402</text:p>
          </table:table-cell>
          <table:table-cell office:value-type="float" office:value="21.563300000000002" table:style-name="ce19">
            <text:p>21,5633</text:p>
          </table:table-cell>
          <table:table-cell office:value-type="float" office:value="-6.83" table:style-name="ce20">
            <text:p>-06,830</text:p>
          </table:table-cell>
          <table:table-cell office:value-type="float" office:value="-28.393300000000004" table:formula="of:=[.H723]-[.G723]" table:style-name="ce21">
            <text:p>-28,39</text:p>
          </table:table-cell>
          <table:table-cell office:value-type="float" office:value="-28.347000000000001" table:style-name="ce22">
            <text:p>-28,35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4.6300000000002228E-2" table:formula="of:=[.I723]-([.J723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27N</text:p>
          </table:table-cell>
          <table:table-cell office:value-type="string" table:style-name="ce15">
            <text:p>9503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2.84133083" table:style-name="ce18">
            <text:p>02,8413308</text:p>
          </table:table-cell>
          <table:table-cell office:value-type="float" office:value="-51.398531560000002" table:style-name="ce18">
            <text:p>-51,3985316</text:p>
          </table:table-cell>
          <table:table-cell office:value-type="float" office:value="40.826999999999998" table:style-name="ce19">
            <text:p>40,8270</text:p>
          </table:table-cell>
          <table:table-cell office:value-type="float" office:value="11.625999999999999" table:style-name="ce20">
            <text:p>11,626</text:p>
          </table:table-cell>
          <table:table-cell office:value-type="float" office:value="-29.201000000000001" table:formula="of:=[.H724]-[.G724]" table:style-name="ce21">
            <text:p>-29,20</text:p>
          </table:table-cell>
          <table:table-cell office:value-type="float" office:value="-29.312000000000001" table:style-name="ce22">
            <text:p>-29,31</text:p>
          </table:table-cell>
          <table:table-cell office:value-type="float" office:value="6.3E-2" table:style-name="ce22">
            <text:p>0,06</text:p>
          </table:table-cell>
          <table:table-cell office:value-type="float" office:value="0.11100000000000065" table:formula="of:=[.I724]-([.J724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25P</text:p>
          </table:table-cell>
          <table:table-cell office:value-type="string" table:style-name="ce15">
            <text:p>9503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2.6039996099999998" table:style-name="ce18">
            <text:p>02,6039996</text:p>
          </table:table-cell>
          <table:table-cell office:value-type="float" office:value="-51.332445540000002" table:style-name="ce18">
            <text:p>-51,3324455</text:p>
          </table:table-cell>
          <table:table-cell office:value-type="float" office:value="70.743300000000005" table:style-name="ce19">
            <text:p>70,7433</text:p>
          </table:table-cell>
          <table:table-cell office:value-type="float" office:value="42.070999999999998" table:style-name="ce20">
            <text:p>42,071</text:p>
          </table:table-cell>
          <table:table-cell office:value-type="float" office:value="-28.672300000000007" table:formula="of:=[.H725]-[.G725]" table:style-name="ce21">
            <text:p>-28,67</text:p>
          </table:table-cell>
          <table:table-cell office:value-type="float" office:value="-28.727" table:style-name="ce22">
            <text:p>-28,73</text:p>
          </table:table-cell>
          <table:table-cell office:value-type="float" office:value="6.2E-2" table:style-name="ce22">
            <text:p>0,06</text:p>
          </table:table-cell>
          <table:table-cell office:value-type="float" office:value="5.469999999999331E-2" table:formula="of:=[.I725]-([.J725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5024M</text:p>
          </table:table-cell>
          <table:table-cell office:value-type="string" table:style-name="ce27">
            <text:p>95033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AP</text:p>
          </table:table-cell>
          <table:table-cell office:value-type="float" office:value="2.48343085" table:style-name="ce30">
            <text:p>02,4834309</text:p>
          </table:table-cell>
          <table:table-cell office:value-type="float" office:value="-51.033310739999997" table:style-name="ce30">
            <text:p>-51,0333107</text:p>
          </table:table-cell>
          <table:table-cell office:value-type="float" office:value="14.841799999999999" table:style-name="ce31">
            <text:p>14,8418</text:p>
          </table:table-cell>
          <table:table-cell office:value-type="float" office:value="-13.945" table:style-name="ce32">
            <text:p>-13,945</text:p>
          </table:table-cell>
          <table:table-cell office:value-type="float" office:value="-28.786799999999999" table:formula="of:=[.H726]-[.G726]" table:style-name="ce33">
            <text:p>-28,79</text:p>
          </table:table-cell>
          <table:table-cell office:value-type="float" office:value="-28.667000000000002" table:style-name="ce33">
            <text:p>-28,67</text:p>
          </table:table-cell>
          <table:table-cell office:value-type="float" office:value="5.8999999999999997E-2" table:style-name="ce33">
            <text:p>0,06</text:p>
          </table:table-cell>
          <table:table-cell office:value-type="float" office:value="-0.11979999999999791" table:formula="of:=[.I726]-([.J726])" table:style-name="ce3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30B</text:p>
          </table:table-cell>
          <table:table-cell office:value-type="string" table:style-name="ce15">
            <text:p>9504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3.5368501299999999" table:style-name="ce18">
            <text:p>03,5368501</text:p>
          </table:table-cell>
          <table:table-cell office:value-type="float" office:value="-51.76786877" table:style-name="ce18">
            <text:p>-51,7678688</text:p>
          </table:table-cell>
          <table:table-cell office:value-type="float" office:value="79.488200000000006" table:style-name="ce19">
            <text:p>79,4882</text:p>
          </table:table-cell>
          <table:table-cell office:value-type="float" office:value="48.844000000000001" table:style-name="ce20">
            <text:p>48,844</text:p>
          </table:table-cell>
          <table:table-cell office:value-type="float" office:value="-30.644200000000005" table:formula="of:=[.H727]-[.G727]" table:style-name="ce21">
            <text:p>-30,64</text:p>
          </table:table-cell>
          <table:table-cell office:value-type="float" office:value="-30.756" table:style-name="ce22">
            <text:p>-30,76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0.11179999999999524" table:formula="of:=[.I727]-([.J727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5029D</text:p>
          </table:table-cell>
          <table:table-cell office:value-type="string" table:style-name="ce27">
            <text:p>95041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AP</text:p>
          </table:table-cell>
          <table:table-cell office:value-type="float" office:value="3.31472846" table:style-name="ce30">
            <text:p>03,3147285</text:p>
          </table:table-cell>
          <table:table-cell office:value-type="float" office:value="-51.630482600000001" table:style-name="ce30">
            <text:p>-51,6304826</text:p>
          </table:table-cell>
          <table:table-cell office:value-type="float" office:value="48.611699999999999" table:style-name="ce31">
            <text:p>48,6117</text:p>
          </table:table-cell>
          <table:table-cell office:value-type="float" office:value="18.521999999999998" table:style-name="ce32">
            <text:p>18,522</text:p>
          </table:table-cell>
          <table:table-cell office:value-type="float" office:value="-30.089700000000001" table:formula="of:=[.H728]-[.G728]" table:style-name="ce33">
            <text:p>-30,09</text:p>
          </table:table-cell>
          <table:table-cell office:value-type="float" office:value="-30.22" table:style-name="ce33">
            <text:p>-30,22</text:p>
          </table:table-cell>
          <table:table-cell office:value-type="float" office:value="6.3E-2" table:style-name="ce33">
            <text:p>0,06</text:p>
          </table:table-cell>
          <table:table-cell office:value-type="float" office:value="0.13029999999999831" table:formula="of:=[.I728]-([.J728])" table:style-name="ce3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28L</text:p>
          </table:table-cell>
          <table:table-cell office:value-type="string" table:style-name="ce15">
            <text:p>9504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3.1235861900000002" table:style-name="ce18">
            <text:p>03,1235862</text:p>
          </table:table-cell>
          <table:table-cell office:value-type="float" office:value="-51.498936960000002" table:style-name="ce18">
            <text:p>-51,4989370</text:p>
          </table:table-cell>
          <table:table-cell office:value-type="float" office:value="52.328699999999998" table:style-name="ce19">
            <text:p>52,3287</text:p>
          </table:table-cell>
          <table:table-cell office:value-type="float" office:value="22.503" table:style-name="ce20">
            <text:p>22,503</text:p>
          </table:table-cell>
          <table:table-cell office:value-type="float" office:value="-29.825699999999998" table:formula="of:=[.H729]-[.G729]" table:style-name="ce21">
            <text:p>-29,83</text:p>
          </table:table-cell>
          <table:table-cell office:value-type="float" office:value="-29.805" table:style-name="ce22">
            <text:p>-29,81</text:p>
          </table:table-cell>
          <table:table-cell office:value-type="float" office:value="6.3E-2" table:style-name="ce22">
            <text:p>0,06</text:p>
          </table:table-cell>
          <table:table-cell office:value-type="float" office:value="-2.0699999999997942E-2" table:formula="of:=[.I729]-([.J72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5G</text:p>
          </table:table-cell>
          <table:table-cell office:value-type="string" table:style-name="ce15">
            <text:p>9504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1.0970425800000001" table:style-name="ce18">
            <text:p>01,0970426</text:p>
          </table:table-cell>
          <table:table-cell office:value-type="float" office:value="-52.383913530000001" table:style-name="ce18">
            <text:p>-52,3839135</text:p>
          </table:table-cell>
          <table:table-cell office:value-type="float" office:value="111.56619999999999" table:style-name="ce19">
            <text:p>111,5662</text:p>
          </table:table-cell>
          <table:table-cell office:value-type="float" office:value="85.406000000000006" table:style-name="ce20">
            <text:p>85,406</text:p>
          </table:table-cell>
          <table:table-cell office:value-type="float" office:value="-26.160199999999989" table:formula="of:=[.H730]-[.G730]" table:style-name="ce21">
            <text:p>-26,16</text:p>
          </table:table-cell>
          <table:table-cell office:value-type="float" office:value="-26.183" table:style-name="ce22">
            <text:p>-26,18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2.2800000000010812E-2" table:formula="of:=[.I730]-([.J730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4Z</text:p>
          </table:table-cell>
          <table:table-cell office:value-type="string" table:style-name="ce15">
            <text:p>9504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1.0254436899999999" table:style-name="ce18">
            <text:p>01,0254437</text:p>
          </table:table-cell>
          <table:table-cell office:value-type="float" office:value="-52.271147220000003" table:style-name="ce18">
            <text:p>-52,2711472</text:p>
          </table:table-cell>
          <table:table-cell office:value-type="float" office:value="119.601" table:style-name="ce19">
            <text:p>119,6010</text:p>
          </table:table-cell>
          <table:table-cell office:value-type="float" office:value="93.522999999999996" table:style-name="ce20">
            <text:p>93,523</text:p>
          </table:table-cell>
          <table:table-cell office:value-type="float" office:value="-26.078000000000003" table:formula="of:=[.H731]-[.G731]" table:style-name="ce21">
            <text:p>-26,08</text:p>
          </table:table-cell>
          <table:table-cell office:value-type="float" office:value="-26.006" table:style-name="ce22">
            <text:p>-26,01</text:p>
          </table:table-cell>
          <table:table-cell office:value-type="float" office:value="6.3E-2" table:style-name="ce22">
            <text:p>0,06</text:p>
          </table:table-cell>
          <table:table-cell office:value-type="float" office:value="-7.2000000000002728E-2" table:formula="of:=[.I731]-([.J731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4D</text:p>
          </table:table-cell>
          <table:table-cell office:value-type="string" table:style-name="ce15">
            <text:p>9504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85568865999999999" table:style-name="ce18">
            <text:p>00,8556887</text:p>
          </table:table-cell>
          <table:table-cell office:value-type="float" office:value="-52.026845770000001" table:style-name="ce18">
            <text:p>-52,0268458</text:p>
          </table:table-cell>
          <table:table-cell office:value-type="float" office:value="101.17529999999999" table:style-name="ce19">
            <text:p>101,1753</text:p>
          </table:table-cell>
          <table:table-cell office:value-type="float" office:value="75.605999999999995" table:style-name="ce20">
            <text:p>75,606</text:p>
          </table:table-cell>
          <table:table-cell office:value-type="float" office:value="-25.569299999999998" table:formula="of:=[.H732]-[.G732]" table:style-name="ce21">
            <text:p>-25,57</text:p>
          </table:table-cell>
          <table:table-cell office:value-type="float" office:value="-25.524000000000001" table:style-name="ce22">
            <text:p>-25,52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4.5299999999997453E-2" table:formula="of:=[.I732]-([.J732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5013J</text:p>
          </table:table-cell>
          <table:table-cell office:value-type="string" table:style-name="ce27">
            <text:p>95046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AP</text:p>
          </table:table-cell>
          <table:table-cell office:value-type="float" office:value="0.64600075000000001" table:style-name="ce30">
            <text:p>00,6460008</text:p>
          </table:table-cell>
          <table:table-cell office:value-type="float" office:value="-51.838448470000003" table:style-name="ce30">
            <text:p>-51,8384485</text:p>
          </table:table-cell>
          <table:table-cell office:value-type="float" office:value="76.632300000000001" table:style-name="ce31">
            <text:p>76,6323</text:p>
          </table:table-cell>
          <table:table-cell office:value-type="float" office:value="51.762" table:style-name="ce32">
            <text:p>51,762</text:p>
          </table:table-cell>
          <table:table-cell office:value-type="float" office:value="-24.8703" table:formula="of:=[.H733]-[.G733]" table:style-name="ce33">
            <text:p>-24,87</text:p>
          </table:table-cell>
          <table:table-cell office:value-type="float" office:value="-24.984000000000002" table:style-name="ce33">
            <text:p>-24,98</text:p>
          </table:table-cell>
          <table:table-cell office:value-type="float" office:value="5.7000000000000002E-2" table:style-name="ce33">
            <text:p>0,06</text:p>
          </table:table-cell>
          <table:table-cell office:value-type="float" office:value="0.11370000000000147" table:formula="of:=[.I733]-([.J733])" table:style-name="ce3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2J</text:p>
          </table:table-cell>
          <table:table-cell office:value-type="string" table:style-name="ce15">
            <text:p>9504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9.1650570000000001E-2" table:style-name="ce18">
            <text:p>-00,0916506</text:p>
          </table:table-cell>
          <table:table-cell office:value-type="float" office:value="-51.733044909999997" table:style-name="ce18">
            <text:p>-51,7330449</text:p>
          </table:table-cell>
          <table:table-cell office:value-type="float" office:value="22.409199999999998" table:style-name="ce19">
            <text:p>22,4092</text:p>
          </table:table-cell>
          <table:table-cell office:value-type="float" office:value="-0.95" table:style-name="ce20">
            <text:p>-00,950</text:p>
          </table:table-cell>
          <table:table-cell office:value-type="float" office:value="-23.359199999999998" table:formula="of:=[.H734]-[.G734]" table:style-name="ce21">
            <text:p>-23,36</text:p>
          </table:table-cell>
          <table:table-cell office:value-type="float" office:value="-23.282" table:style-name="ce22">
            <text:p>-23,28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7.7199999999997715E-2" table:formula="of:=[.I734]-([.J734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4E</text:p>
          </table:table-cell>
          <table:table-cell office:value-type="string" table:style-name="ce15">
            <text:p>9504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0.45722526000000002" table:style-name="ce18">
            <text:p>-00,4572253</text:p>
          </table:table-cell>
          <table:table-cell office:value-type="float" office:value="-52.121095019999998" table:style-name="ce18">
            <text:p>-52,1210950</text:p>
          </table:table-cell>
          <table:table-cell office:value-type="float" office:value="36.9754" table:style-name="ce19">
            <text:p>36,9754</text:p>
          </table:table-cell>
          <table:table-cell office:value-type="float" office:value="13.696999999999999" table:style-name="ce20">
            <text:p>13,697</text:p>
          </table:table-cell>
          <table:table-cell office:value-type="float" office:value="-23.278400000000001" table:formula="of:=[.H735]-[.G735]" table:style-name="ce21">
            <text:p>-23,28</text:p>
          </table:table-cell>
          <table:table-cell office:value-type="float" office:value="-23.17" table:style-name="ce22">
            <text:p>-23,17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0.10839999999999961" table:formula="of:=[.I735]-([.J735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5005B</text:p>
          </table:table-cell>
          <table:table-cell office:value-type="string" table:style-name="ce27">
            <text:p>95050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AP</text:p>
          </table:table-cell>
          <table:table-cell office:value-type="float" office:value="-0.59691539000000005" table:style-name="ce30">
            <text:p>-00,5969154</text:p>
          </table:table-cell>
          <table:table-cell office:value-type="float" office:value="-52.328984339999998" table:style-name="ce30">
            <text:p>-52,3289843</text:p>
          </table:table-cell>
          <table:table-cell office:value-type="float" office:value="98.936999999999998" table:style-name="ce31">
            <text:p>98,9370</text:p>
          </table:table-cell>
          <table:table-cell office:value-type="float" office:value="75.540000000000006" table:style-name="ce32">
            <text:p>75,540</text:p>
          </table:table-cell>
          <table:table-cell office:value-type="float" office:value="-23.396999999999991" table:formula="of:=[.H736]-[.G736]" table:style-name="ce33">
            <text:p>-23,40</text:p>
          </table:table-cell>
          <table:table-cell office:value-type="float" office:value="-23.260999999999999" table:style-name="ce33">
            <text:p>-23,26</text:p>
          </table:table-cell>
          <table:table-cell office:value-type="float" office:value="6.0999999999999999E-2" table:style-name="ce33">
            <text:p>0,06</text:p>
          </table:table-cell>
          <table:table-cell office:value-type="float" office:value="-0.13599999999999213" table:formula="of:=[.I736]-([.J736])" table:style-name="ce3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5J</text:p>
          </table:table-cell>
          <table:table-cell office:value-type="string" table:style-name="ce15">
            <text:p>9505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0.70861744999999998" table:style-name="ce18">
            <text:p>-00,7086175</text:p>
          </table:table-cell>
          <table:table-cell office:value-type="float" office:value="-52.385645619999998" table:style-name="ce18">
            <text:p>-52,3856456</text:p>
          </table:table-cell>
          <table:table-cell office:value-type="float" office:value="133.25620000000001" table:style-name="ce19">
            <text:p>133,2562</text:p>
          </table:table-cell>
          <table:table-cell office:value-type="float" office:value="109.816" table:style-name="ce20">
            <text:p>109,816</text:p>
          </table:table-cell>
          <table:table-cell office:value-type="float" office:value="-23.440200000000004" table:formula="of:=[.H737]-[.G737]" table:style-name="ce21">
            <text:p>-23,44</text:p>
          </table:table-cell>
          <table:table-cell office:value-type="float" office:value="-23.401" table:style-name="ce22">
            <text:p>-23,40</text:p>
          </table:table-cell>
          <table:table-cell office:value-type="float" office:value="6.3E-2" table:style-name="ce22">
            <text:p>0,06</text:p>
          </table:table-cell>
          <table:table-cell office:value-type="float" office:value="-3.9200000000004565E-2" table:formula="of:=[.I737]-([.J737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5031A</text:p>
          </table:table-cell>
          <table:table-cell office:value-type="string" table:style-name="ce27">
            <text:p>95064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AP</text:p>
          </table:table-cell>
          <table:table-cell office:value-type="float" office:value="3.8286244200000001" table:style-name="ce30">
            <text:p>03,8286244</text:p>
          </table:table-cell>
          <table:table-cell office:value-type="float" office:value="-51.796237669999996" table:style-name="ce30">
            <text:p>-51,7962377</text:p>
          </table:table-cell>
          <table:table-cell office:value-type="float" office:value="28.939299999999999" table:style-name="ce31">
            <text:p>28,9393</text:p>
          </table:table-cell>
          <table:table-cell office:value-type="float" office:value="-2.6909999999999998" table:style-name="ce32">
            <text:p>-02,691</text:p>
          </table:table-cell>
          <table:table-cell office:value-type="float" office:value="-31.630299999999998" table:formula="of:=[.H738]-[.G738]" table:style-name="ce33">
            <text:p>-31,63</text:p>
          </table:table-cell>
          <table:table-cell office:value-type="float" office:value="-31.472000000000001" table:style-name="ce33">
            <text:p>-31,47</text:p>
          </table:table-cell>
          <table:table-cell office:value-type="float" office:value="7.3999999999999996E-2" table:style-name="ce33">
            <text:p>0,07</text:p>
          </table:table-cell>
          <table:table-cell office:value-type="float" office:value="-0.158299999999997" table:formula="of:=[.I738]-([.J738])" table:style-name="ce33">
            <text:p>-0,1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33V</text:p>
          </table:table-cell>
          <table:table-cell office:value-type="string" table:style-name="ce15">
            <text:p>9506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57565248000000002" table:style-name="ce18">
            <text:p>00,5756525</text:p>
          </table:table-cell>
          <table:table-cell office:value-type="float" office:value="-50.8097469" table:style-name="ce18">
            <text:p>-50,8097469</text:p>
          </table:table-cell>
          <table:table-cell office:value-type="float" office:value="17.9132" table:style-name="ce19">
            <text:p>17,9132</text:p>
          </table:table-cell>
          <table:table-cell office:value-type="float" office:value="-6.2690000000000001" table:style-name="ce20">
            <text:p>-06,269</text:p>
          </table:table-cell>
          <table:table-cell office:value-type="float" office:value="-24.182200000000002" table:formula="of:=[.H739]-[.G739]" table:style-name="ce21">
            <text:p>-24,18</text:p>
          </table:table-cell>
          <table:table-cell office:value-type="float" office:value="-24.145" table:style-name="ce22">
            <text:p>-24,15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-3.720000000000212E-2" table:formula="of:=[.I739]-([.J739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1X</text:p>
          </table:table-cell>
          <table:table-cell office:value-type="string" table:style-name="ce15">
            <text:p>9506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68369842999999997" table:style-name="ce18">
            <text:p>00,6836984</text:p>
          </table:table-cell>
          <table:table-cell office:value-type="float" office:value="-50.800597430000003" table:style-name="ce18">
            <text:p>-50,8005974</text:p>
          </table:table-cell>
          <table:table-cell office:value-type="float" office:value="20.447800000000001" table:style-name="ce19">
            <text:p>20,4478</text:p>
          </table:table-cell>
          <table:table-cell office:value-type="float" office:value="-3.9369999999999998" table:style-name="ce20">
            <text:p>-03,937</text:p>
          </table:table-cell>
          <table:table-cell office:value-type="float" office:value="-24.384800000000002" table:formula="of:=[.H740]-[.G740]" table:style-name="ce21">
            <text:p>-24,38</text:p>
          </table:table-cell>
          <table:table-cell office:value-type="float" office:value="-24.396000000000001" table:style-name="ce22">
            <text:p>-24,40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1.1199999999998766E-2" table:formula="of:=[.I740]-([.J740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33L</text:p>
          </table:table-cell>
          <table:table-cell office:value-type="string" table:style-name="ce15">
            <text:p>9506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59959125999999996" table:style-name="ce18">
            <text:p>00,5995913</text:p>
          </table:table-cell>
          <table:table-cell office:value-type="float" office:value="-50.70443384" table:style-name="ce18">
            <text:p>-50,7044338</text:p>
          </table:table-cell>
          <table:table-cell office:value-type="float" office:value="14.45" table:style-name="ce19">
            <text:p>14,4500</text:p>
          </table:table-cell>
          <table:table-cell office:value-type="float" office:value="-9.8699999999999992" table:style-name="ce20">
            <text:p>-09,870</text:p>
          </table:table-cell>
          <table:table-cell office:value-type="float" office:value="-24.32" table:formula="of:=[.H741]-[.G741]" table:style-name="ce21">
            <text:p>-24,32</text:p>
          </table:table-cell>
          <table:table-cell office:value-type="float" office:value="-24.309000000000001" table:style-name="ce22">
            <text:p>-24,31</text:p>
          </table:table-cell>
          <table:table-cell office:value-type="float" office:value="5.5E-2" table:style-name="ce22">
            <text:p>0,06</text:p>
          </table:table-cell>
          <table:table-cell office:value-type="float" office:value="-1.0999999999999233E-2" table:formula="of:=[.I741]-([.J741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24L</text:p>
          </table:table-cell>
          <table:table-cell office:value-type="string" table:style-name="ce15">
            <text:p>9608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7.1905120000000003E-2" table:style-name="ce18">
            <text:p>00,0719051</text:p>
          </table:table-cell>
          <table:table-cell office:value-type="float" office:value="-51.440129319999997" table:style-name="ce18">
            <text:p>-51,4401293</text:p>
          </table:table-cell>
          <table:table-cell office:value-type="float" office:value="3.8222" table:style-name="ce19">
            <text:p>03,8222</text:p>
          </table:table-cell>
          <table:table-cell office:value-type="float" office:value="-19.379000000000001" table:style-name="ce20">
            <text:p>-19,379</text:p>
          </table:table-cell>
          <table:table-cell office:value-type="float" office:value="-23.2012" table:formula="of:=[.H742]-[.G742]" table:style-name="ce21">
            <text:p>-23,20</text:p>
          </table:table-cell>
          <table:table-cell office:value-type="float" office:value="-23.248000000000001" table:style-name="ce22">
            <text:p>-23,25</text:p>
          </table:table-cell>
          <table:table-cell office:value-type="float" office:value="4.7E-2" table:style-name="ce22">
            <text:p>0,05</text:p>
          </table:table-cell>
          <table:table-cell office:value-type="float" office:value="4.6800000000001063E-2" table:formula="of:=[.I742]-([.J742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24U</text:p>
          </table:table-cell>
          <table:table-cell office:value-type="string" table:style-name="ce15">
            <text:p>9608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2168214" table:style-name="ce18">
            <text:p>00,2168214</text:p>
          </table:table-cell>
          <table:table-cell office:value-type="float" office:value="-51.292942879999998" table:style-name="ce18">
            <text:p>-51,2929429</text:p>
          </table:table-cell>
          <table:table-cell office:value-type="float" office:value="31.200299999999999" table:style-name="ce19">
            <text:p>31,2003</text:p>
          </table:table-cell>
          <table:table-cell office:value-type="float" office:value="7.91" table:style-name="ce20">
            <text:p>07,910</text:p>
          </table:table-cell>
          <table:table-cell office:value-type="float" office:value="-23.290299999999998" table:formula="of:=[.H743]-[.G743]" table:style-name="ce21">
            <text:p>-23,29</text:p>
          </table:table-cell>
          <table:table-cell office:value-type="float" office:value="-23.347000000000001" table:style-name="ce22">
            <text:p>-23,35</text:p>
          </table:table-cell>
          <table:table-cell office:value-type="float" office:value="4.4999999999999998E-2" table:style-name="ce22">
            <text:p>0,05</text:p>
          </table:table-cell>
          <table:table-cell office:value-type="float" office:value="5.6700000000002859E-2" table:formula="of:=[.I743]-([.J743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1627G</text:p>
          </table:table-cell>
          <table:table-cell office:value-type="string" table:style-name="ce35">
            <text:p>96090</text:p>
          </table:table-cell>
          <table:table-cell office:value-type="string" table:style-name="ce36">
            <text:p>NORTE</text:p>
          </table:table-cell>
          <table:table-cell office:value-type="string" table:style-name="ce37">
            <text:p>AP</text:p>
          </table:table-cell>
          <table:table-cell office:value-type="float" office:value="-0.22195930999999999" table:style-name="ce38">
            <text:p>-00,2219593</text:p>
          </table:table-cell>
          <table:table-cell office:value-type="float" office:value="-51.431897769999999" table:style-name="ce38">
            <text:p>-51,4318978</text:p>
          </table:table-cell>
          <table:table-cell office:value-type="float" office:value="7.8299000000000003" table:style-name="ce39">
            <text:p>07,8299</text:p>
          </table:table-cell>
          <table:table-cell office:value-type="float" office:value="-14.946" table:style-name="ce40">
            <text:p>-14,946</text:p>
          </table:table-cell>
          <table:table-cell office:value-type="float" office:value="-22.7759" table:formula="of:=[.H744]-[.G744]" table:style-name="ce41">
            <text:p>-22,78</text:p>
          </table:table-cell>
          <table:table-cell office:value-type="float" office:value="-23.053999999999998" table:style-name="ce41">
            <text:p>-23,05</text:p>
          </table:table-cell>
          <table:table-cell office:value-type="float" office:value="5.8000000000000003E-2" table:style-name="ce41">
            <text:p>0,06</text:p>
          </table:table-cell>
          <table:table-cell office:value-type="float" office:value="0.27809999999999846" table:formula="of:=[.I744]-([.J744])" table:style-name="ce41">
            <text:p>0,2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33P</text:p>
          </table:table-cell>
          <table:table-cell office:value-type="string" table:style-name="ce15">
            <text:p>9609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84301565000000001" table:style-name="ce18">
            <text:p>00,8430157</text:p>
          </table:table-cell>
          <table:table-cell office:value-type="float" office:value="-51.1848259" table:style-name="ce18">
            <text:p>-51,1848259</text:p>
          </table:table-cell>
          <table:table-cell office:value-type="float" office:value="53.069600000000001" table:style-name="ce19">
            <text:p>53,0696</text:p>
          </table:table-cell>
          <table:table-cell office:value-type="float" office:value="28.789000000000001" table:style-name="ce20">
            <text:p>28,789</text:p>
          </table:table-cell>
          <table:table-cell office:value-type="float" office:value="-24.2806" table:formula="of:=[.H745]-[.G745]" table:style-name="ce21">
            <text:p>-24,28</text:p>
          </table:table-cell>
          <table:table-cell office:value-type="float" office:value="-24.33" table:style-name="ce22">
            <text:p>-24,33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4.9399999999998556E-2" table:formula="of:=[.I745]-([.J745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35C</text:p>
          </table:table-cell>
          <table:table-cell office:value-type="string" table:style-name="ce15">
            <text:p>9609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1.4237010400000001" table:style-name="ce18">
            <text:p>01,4237010</text:p>
          </table:table-cell>
          <table:table-cell office:value-type="float" office:value="-50.922780469999999" table:style-name="ce18">
            <text:p>-50,9227805</text:p>
          </table:table-cell>
          <table:table-cell office:value-type="float" office:value="29.202400000000001" table:style-name="ce19">
            <text:p>29,2024</text:p>
          </table:table-cell>
          <table:table-cell office:value-type="float" office:value="2.8420000000000001" table:style-name="ce20">
            <text:p>02,842</text:p>
          </table:table-cell>
          <table:table-cell office:value-type="float" office:value="-26.360400000000002" table:formula="of:=[.H746]-[.G746]" table:style-name="ce21">
            <text:p>-26,36</text:p>
          </table:table-cell>
          <table:table-cell office:value-type="float" office:value="-26.466000000000001" table:style-name="ce22">
            <text:p>-26,47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0.10559999999999903" table:formula="of:=[.I746]-([.J746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36P</text:p>
          </table:table-cell>
          <table:table-cell office:value-type="string" table:style-name="ce15">
            <text:p>9609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1.7653781200000001" table:style-name="ce18">
            <text:p>01,7653781</text:p>
          </table:table-cell>
          <table:table-cell office:value-type="float" office:value="-50.88232472" table:style-name="ce18">
            <text:p>-50,8823247</text:p>
          </table:table-cell>
          <table:table-cell office:value-type="float" office:value="15.850899999999999" table:style-name="ce19">
            <text:p>15,8509</text:p>
          </table:table-cell>
          <table:table-cell office:value-type="float" office:value="-11.621" table:style-name="ce20">
            <text:p>-11,621</text:p>
          </table:table-cell>
          <table:table-cell office:value-type="float" office:value="-27.471899999999998" table:formula="of:=[.H747]-[.G747]" table:style-name="ce21">
            <text:p>-27,47</text:p>
          </table:table-cell>
          <table:table-cell office:value-type="float" office:value="-27.367000000000001" table:style-name="ce22">
            <text:p>-27,37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0.10489999999999711" table:formula="of:=[.I747]-([.J747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38N</text:p>
          </table:table-cell>
          <table:table-cell office:value-type="string" table:style-name="ce15">
            <text:p>9609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2.3731952299999999" table:style-name="ce18">
            <text:p>02,3731952</text:p>
          </table:table-cell>
          <table:table-cell office:value-type="float" office:value="-50.963818590000002" table:style-name="ce18">
            <text:p>-50,9638186</text:p>
          </table:table-cell>
          <table:table-cell office:value-type="float" office:value="17.344799999999999" table:style-name="ce19">
            <text:p>17,3448</text:p>
          </table:table-cell>
          <table:table-cell office:value-type="float" office:value="-11.170999999999999" table:style-name="ce20">
            <text:p>-11,171</text:p>
          </table:table-cell>
          <table:table-cell office:value-type="float" office:value="-28.515799999999999" table:formula="of:=[.H748]-[.G748]" table:style-name="ce21">
            <text:p>-28,52</text:p>
          </table:table-cell>
          <table:table-cell office:value-type="float" office:value="-28.495000000000001" table:style-name="ce22">
            <text:p>-28,50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-2.0799999999997709E-2" table:formula="of:=[.I748]-([.J748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46C</text:p>
          </table:table-cell>
          <table:table-cell office:value-type="string" table:style-name="ce15">
            <text:p>9609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57610981000000006" table:style-name="ce18">
            <text:p>00,5761098</text:p>
          </table:table-cell>
          <table:table-cell office:value-type="float" office:value="-50.738377749999998" table:style-name="ce18">
            <text:p>-50,7383778</text:p>
          </table:table-cell>
          <table:table-cell office:value-type="float" office:value="14.347" table:style-name="ce19">
            <text:p>14,3470</text:p>
          </table:table-cell>
          <table:table-cell office:value-type="float" office:value="-9.8390000000000004" table:style-name="ce20">
            <text:p>-09,839</text:p>
          </table:table-cell>
          <table:table-cell office:value-type="float" office:value="-24.186" table:formula="of:=[.H749]-[.G749]" table:style-name="ce21">
            <text:p>-24,19</text:p>
          </table:table-cell>
          <table:table-cell office:value-type="float" office:value="-24.218" table:style-name="ce22">
            <text:p>-24,22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3.2000000000000028E-2" table:formula="of:=[.I749]-([.J749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46L</text:p>
          </table:table-cell>
          <table:table-cell office:value-type="string" table:style-name="ce15">
            <text:p>9609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70401957999999998" table:style-name="ce18">
            <text:p>00,7040196</text:p>
          </table:table-cell>
          <table:table-cell office:value-type="float" office:value="-51.423133049999997" table:style-name="ce18">
            <text:p>-51,4231331</text:p>
          </table:table-cell>
          <table:table-cell office:value-type="float" office:value="78.241500000000002" table:style-name="ce19">
            <text:p>78,2415</text:p>
          </table:table-cell>
          <table:table-cell office:value-type="float" office:value="53.936" table:style-name="ce20">
            <text:p>53,936</text:p>
          </table:table-cell>
          <table:table-cell office:value-type="float" office:value="-24.305500000000002" table:formula="of:=[.H750]-[.G750]" table:style-name="ce21">
            <text:p>-24,31</text:p>
          </table:table-cell>
          <table:table-cell office:value-type="float" office:value="-24.344000000000001" table:style-name="ce22">
            <text:p>-24,34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3.8499999999999091E-2" table:formula="of:=[.I750]-([.J750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48R</text:p>
          </table:table-cell>
          <table:table-cell office:value-type="string" table:style-name="ce15">
            <text:p>9609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90144294000000003" table:style-name="ce18">
            <text:p>00,9014429</text:p>
          </table:table-cell>
          <table:table-cell office:value-type="float" office:value="-52.002336360000001" table:style-name="ce18">
            <text:p>-52,0023364</text:p>
          </table:table-cell>
          <table:table-cell office:value-type="float" office:value="149.04169999999999" table:style-name="ce19">
            <text:p>149,0417</text:p>
          </table:table-cell>
          <table:table-cell office:value-type="float" office:value="123.58" table:style-name="ce20">
            <text:p>123,580</text:p>
          </table:table-cell>
          <table:table-cell office:value-type="float" office:value="-25.461699999999993" table:formula="of:=[.H751]-[.G751]" table:style-name="ce21">
            <text:p>-25,46</text:p>
          </table:table-cell>
          <table:table-cell office:value-type="float" office:value="-25.567" table:style-name="ce22">
            <text:p>-25,57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0.10530000000000683" table:formula="of:=[.I751]-([.J751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6C</text:p>
          </table:table-cell>
          <table:table-cell office:value-type="string" table:style-name="ce15">
            <text:p>9630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6.0990620000000002E-2" table:style-name="ce18">
            <text:p>-00,0609906</text:p>
          </table:table-cell>
          <table:table-cell office:value-type="float" office:value="-51.168658610000001" table:style-name="ce18">
            <text:p>-51,1686586</text:p>
          </table:table-cell>
          <table:table-cell office:value-type="float" office:value="5.3082000000000003" table:style-name="ce19">
            <text:p>05,3082</text:p>
          </table:table-cell>
          <table:table-cell office:value-type="float" office:value="-17.777999999999999" table:style-name="ce20">
            <text:p>-17,778</text:p>
          </table:table-cell>
          <table:table-cell office:value-type="float" office:value="-23.086199999999998" table:formula="of:=[.H752]-[.G752]" table:style-name="ce21">
            <text:p>-23,09</text:p>
          </table:table-cell>
          <table:table-cell office:value-type="float" office:value="-23.03" table:style-name="ce22">
            <text:p>-23,03</text:p>
          </table:table-cell>
          <table:table-cell office:value-type="float" office:value="4.7E-2" table:style-name="ce22">
            <text:p>0,05</text:p>
          </table:table-cell>
          <table:table-cell office:value-type="float" office:value="-5.6199999999996919E-2" table:formula="of:=[.I752]-([.J752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31T</text:p>
          </table:table-cell>
          <table:table-cell office:value-type="string" table:style-name="ce15">
            <text:p>9658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3.1320010000000002E-2" table:style-name="ce18">
            <text:p>00,0313200</text:p>
          </table:table-cell>
          <table:table-cell office:value-type="float" office:value="-51.050652100000001" table:style-name="ce18">
            <text:p>-51,0506521</text:p>
          </table:table-cell>
          <table:table-cell office:value-type="float" office:value="6.1006" table:style-name="ce19">
            <text:p>06,1006</text:p>
          </table:table-cell>
          <table:table-cell office:value-type="float" office:value="-16.853999999999999" table:style-name="ce20">
            <text:p>-16,854</text:p>
          </table:table-cell>
          <table:table-cell office:value-type="float" office:value="-22.954599999999999" table:formula="of:=[.H753]-[.G753]" table:style-name="ce21">
            <text:p>-22,95</text:p>
          </table:table-cell>
          <table:table-cell office:value-type="float" office:value="-22.905999999999999" table:style-name="ce22">
            <text:p>-22,91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-4.8600000000000421E-2" table:formula="of:=[.I753]-([.J753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37D</text:p>
          </table:table-cell>
          <table:table-cell office:value-type="string" table:style-name="ce15">
            <text:p>9658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5.07816E-3" table:style-name="ce18">
            <text:p>00,0050782</text:p>
          </table:table-cell>
          <table:table-cell office:value-type="float" office:value="-51.072808999999999" table:style-name="ce18">
            <text:p>-51,0728090</text:p>
          </table:table-cell>
          <table:table-cell office:value-type="float" office:value="4.7472000000000003" table:style-name="ce19">
            <text:p>04,7472</text:p>
          </table:table-cell>
          <table:table-cell office:value-type="float" office:value="-18.207000000000001" table:style-name="ce20">
            <text:p>-18,207</text:p>
          </table:table-cell>
          <table:table-cell office:value-type="float" office:value="-22.9542" table:formula="of:=[.H754]-[.G754]" table:style-name="ce21">
            <text:p>-22,95</text:p>
          </table:table-cell>
          <table:table-cell office:value-type="float" office:value="-22.931999999999999" table:style-name="ce22">
            <text:p>-22,93</text:p>
          </table:table-cell>
          <table:table-cell office:value-type="float" office:value="4.7E-2" table:style-name="ce22">
            <text:p>0,05</text:p>
          </table:table-cell>
          <table:table-cell office:value-type="float" office:value="-2.2200000000001552E-2" table:formula="of:=[.I754]-([.J754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39L</text:p>
          </table:table-cell>
          <table:table-cell office:value-type="string" table:style-name="ce15">
            <text:p>9658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40073713" table:style-name="ce18">
            <text:p>00,4007371</text:p>
          </table:table-cell>
          <table:table-cell office:value-type="float" office:value="-50.838772740000003" table:style-name="ce18">
            <text:p>-50,8387727</text:p>
          </table:table-cell>
          <table:table-cell office:value-type="float" office:value="8.6635000000000009" table:style-name="ce19">
            <text:p>08,6635</text:p>
          </table:table-cell>
          <table:table-cell office:value-type="float" office:value="-14.942" table:style-name="ce20">
            <text:p>-14,942</text:p>
          </table:table-cell>
          <table:table-cell office:value-type="float" office:value="-23.605499999999999" table:formula="of:=[.H755]-[.G755]" table:style-name="ce21">
            <text:p>-23,61</text:p>
          </table:table-cell>
          <table:table-cell office:value-type="float" office:value="-23.61" table:style-name="ce22">
            <text:p>-23,61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4.5000000000001705E-3" table:formula="of:=[.I755]-([.J755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6S</text:p>
          </table:table-cell>
          <table:table-cell office:value-type="string" table:style-name="ce15">
            <text:p>9659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21629464000000001" table:style-name="ce18">
            <text:p>00,2162946</text:p>
          </table:table-cell>
          <table:table-cell office:value-type="float" office:value="-51.018658639999998" table:style-name="ce18">
            <text:p>-51,0186586</text:p>
          </table:table-cell>
          <table:table-cell office:value-type="float" office:value="20.0047" table:style-name="ce19">
            <text:p>20,0047</text:p>
          </table:table-cell>
          <table:table-cell office:value-type="float" office:value="-3.129" table:style-name="ce20">
            <text:p>-03,129</text:p>
          </table:table-cell>
          <table:table-cell office:value-type="float" office:value="-23.133700000000001" table:formula="of:=[.H756]-[.G756]" table:style-name="ce21">
            <text:p>-23,13</text:p>
          </table:table-cell>
          <table:table-cell office:value-type="float" office:value="-23.106999999999999" table:style-name="ce22">
            <text:p>-23,11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-2.6700000000001722E-2" table:formula="of:=[.I756]-([.J756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0L</text:p>
          </table:table-cell>
          <table:table-cell office:value-type="string" table:style-name="ce15">
            <text:p>9659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14530593999999999" table:style-name="ce18">
            <text:p>00,1453059</text:p>
          </table:table-cell>
          <table:table-cell office:value-type="float" office:value="-51.587731890000001" table:style-name="ce18">
            <text:p>-51,5877319</text:p>
          </table:table-cell>
          <table:table-cell office:value-type="float" office:value="8.2715999999999994" table:style-name="ce19">
            <text:p>08,2716</text:p>
          </table:table-cell>
          <table:table-cell office:value-type="float" office:value="-15.244" table:style-name="ce20">
            <text:p>-15,244</text:p>
          </table:table-cell>
          <table:table-cell office:value-type="float" office:value="-23.515599999999999" table:formula="of:=[.H757]-[.G757]" table:style-name="ce21">
            <text:p>-23,52</text:p>
          </table:table-cell>
          <table:table-cell office:value-type="float" office:value="-23.472000000000001" table:style-name="ce22">
            <text:p>-23,47</text:p>
          </table:table-cell>
          <table:table-cell office:value-type="float" office:value="0.05" table:style-name="ce22">
            <text:p>0,05</text:p>
          </table:table-cell>
          <table:table-cell office:value-type="float" office:value="-4.3599999999997863E-2" table:formula="of:=[.I757]-([.J757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11B</text:p>
          </table:table-cell>
          <table:table-cell office:value-type="string" table:style-name="ce15">
            <text:p>9659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0.23624904999999999" table:style-name="ce18">
            <text:p>00,2362491</text:p>
          </table:table-cell>
          <table:table-cell office:value-type="float" office:value="-51.321774210000001" table:style-name="ce18">
            <text:p>-51,3217742</text:p>
          </table:table-cell>
          <table:table-cell office:value-type="float" office:value="13.1228" table:style-name="ce19">
            <text:p>13,1228</text:p>
          </table:table-cell>
          <table:table-cell office:value-type="float" office:value="-10.298999999999999" table:style-name="ce20">
            <text:p>-10,299</text:p>
          </table:table-cell>
          <table:table-cell office:value-type="float" office:value="-23.421799999999998" table:formula="of:=[.H758]-[.G758]" table:style-name="ce21">
            <text:p>-23,42</text:p>
          </table:table-cell>
          <table:table-cell office:value-type="float" office:value="-23.364999999999998" table:style-name="ce22">
            <text:p>-23,37</text:p>
          </table:table-cell>
          <table:table-cell office:value-type="float" office:value="4.7E-2" table:style-name="ce22">
            <text:p>0,05</text:p>
          </table:table-cell>
          <table:table-cell office:value-type="float" office:value="-5.6799999999999073E-2" table:formula="of:=[.I758]-([.J758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7T</text:p>
          </table:table-cell>
          <table:table-cell office:value-type="string" table:style-name="ce15">
            <text:p>9659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8.3877610000000005E-2" table:style-name="ce18">
            <text:p>00,0838776</text:p>
          </table:table-cell>
          <table:table-cell office:value-type="float" office:value="-51.079555169999999" table:style-name="ce18">
            <text:p>-51,0795552</text:p>
          </table:table-cell>
          <table:table-cell office:value-type="float" office:value="12.416399999999999" table:style-name="ce19">
            <text:p>12,4164</text:p>
          </table:table-cell>
          <table:table-cell office:value-type="float" office:value="-10.619" table:style-name="ce20">
            <text:p>-10,619</text:p>
          </table:table-cell>
          <table:table-cell office:value-type="float" office:value="-23.035399999999999" table:formula="of:=[.H759]-[.G759]" table:style-name="ce21">
            <text:p>-23,04</text:p>
          </table:table-cell>
          <table:table-cell office:value-type="float" office:value="-23.042000000000002" table:style-name="ce22">
            <text:p>-23,04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6.6000000000023817E-3" table:formula="of:=[.I759]-([.J759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2A</text:p>
          </table:table-cell>
          <table:table-cell office:value-type="string" table:style-name="ce15">
            <text:p>9660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9.8532499999999992E-3" table:style-name="ce18">
            <text:p>00,0098533</text:p>
          </table:table-cell>
          <table:table-cell office:value-type="float" office:value="-51.636813289999999" table:style-name="ce18">
            <text:p>-51,6368133</text:p>
          </table:table-cell>
          <table:table-cell office:value-type="float" office:value="34.551600000000001" table:style-name="ce19">
            <text:p>34,5516</text:p>
          </table:table-cell>
          <table:table-cell office:value-type="float" office:value="11.183" table:style-name="ce20">
            <text:p>11,183</text:p>
          </table:table-cell>
          <table:table-cell office:value-type="float" office:value="-23.368600000000001" table:formula="of:=[.H760]-[.G760]" table:style-name="ce21">
            <text:p>-23,37</text:p>
          </table:table-cell>
          <table:table-cell office:value-type="float" office:value="-23.326000000000001" table:style-name="ce22">
            <text:p>-23,33</text:p>
          </table:table-cell>
          <table:table-cell office:value-type="float" office:value="0.05" table:style-name="ce22">
            <text:p>0,05</text:p>
          </table:table-cell>
          <table:table-cell office:value-type="float" office:value="-4.2600000000000193E-2" table:formula="of:=[.I760]-([.J760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5001D</text:p>
          </table:table-cell>
          <table:table-cell office:value-type="string" table:style-name="ce15">
            <text:p>9660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9.0452190000000002E-2" table:style-name="ce18">
            <text:p>-00,0904522</text:p>
          </table:table-cell>
          <table:table-cell office:value-type="float" office:value="-51.434597859999997" table:style-name="ce18">
            <text:p>-51,4345979</text:p>
          </table:table-cell>
          <table:table-cell office:value-type="float" office:value="16.821100000000001" table:style-name="ce19">
            <text:p>16,8211</text:p>
          </table:table-cell>
          <table:table-cell office:value-type="float" office:value="-6.28" table:style-name="ce20">
            <text:p>-06,280</text:p>
          </table:table-cell>
          <table:table-cell office:value-type="float" office:value="-23.101100000000002" table:formula="of:=[.H761]-[.G761]" table:style-name="ce21">
            <text:p>-23,10</text:p>
          </table:table-cell>
          <table:table-cell office:value-type="float" office:value="-23.076000000000001" table:style-name="ce22">
            <text:p>-23,08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-2.5100000000001899E-2" table:formula="of:=[.I761]-([.J761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5006J</text:p>
          </table:table-cell>
          <table:table-cell office:value-type="string" table:style-name="ce27">
            <text:p>99500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AP</text:p>
          </table:table-cell>
          <table:table-cell office:value-type="float" office:value="-0.82196782000000002" table:style-name="ce30">
            <text:p>-00,8219678</text:p>
          </table:table-cell>
          <table:table-cell office:value-type="float" office:value="-52.515658639999998" table:style-name="ce30">
            <text:p>-52,5156586</text:p>
          </table:table-cell>
          <table:table-cell office:value-type="float" office:value="51.8962" table:style-name="ce31">
            <text:p>51,8962</text:p>
          </table:table-cell>
          <table:table-cell office:value-type="float" office:value="28.584" table:style-name="ce32">
            <text:p>28,584</text:p>
          </table:table-cell>
          <table:table-cell office:value-type="float" office:value="-23.312200000000001" table:formula="of:=[.H762]-[.G762]" table:style-name="ce33">
            <text:p>-23,31</text:p>
          </table:table-cell>
          <table:table-cell office:value-type="float" office:value="-23.495999999999999" table:style-name="ce33">
            <text:p>-23,50</text:p>
          </table:table-cell>
          <table:table-cell office:value-type="float" office:value="7.0000000000000007E-2" table:style-name="ce33">
            <text:p>0,07</text:p>
          </table:table-cell>
          <table:table-cell office:value-type="float" office:value="0.18379999999999797" table:formula="of:=[.I762]-([.J762])" table:style-name="ce33">
            <text:p>0,1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22A</text:p>
          </table:table-cell>
          <table:table-cell office:value-type="string" table:style-name="ce15">
            <text:p>9961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6.1381419999999999E-2" table:style-name="ce18">
            <text:p>-00,0613814</text:p>
          </table:table-cell>
          <table:table-cell office:value-type="float" office:value="-51.167954129999998" table:style-name="ce18">
            <text:p>-51,1679541</text:p>
          </table:table-cell>
          <table:table-cell office:value-type="float" office:value="5.2225999999999999" table:style-name="ce19">
            <text:p>05,2226</text:p>
          </table:table-cell>
          <table:table-cell office:value-type="float" office:value="-17.783000000000001" table:style-name="ce20">
            <text:p>-17,783</text:p>
          </table:table-cell>
          <table:table-cell office:value-type="float" office:value="-23.005600000000001" table:formula="of:=[.H763]-[.G763]" table:style-name="ce21">
            <text:p>-23,01</text:p>
          </table:table-cell>
          <table:table-cell office:value-type="float" office:value="-23.03" table:style-name="ce22">
            <text:p>-23,03</text:p>
          </table:table-cell>
          <table:table-cell office:value-type="float" office:value="4.7E-2" table:style-name="ce22">
            <text:p>0,05</text:p>
          </table:table-cell>
          <table:table-cell office:value-type="float" office:value="2.4399999999999977E-2" table:formula="of:=[.I763]-([.J763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22F</text:p>
          </table:table-cell>
          <table:table-cell office:value-type="string" table:style-name="ce15">
            <text:p>9961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5.9585140000000002E-2" table:style-name="ce18">
            <text:p>-00,0595851</text:p>
          </table:table-cell>
          <table:table-cell office:value-type="float" office:value="-51.166482340000002" table:style-name="ce18">
            <text:p>-51,1664823</text:p>
          </table:table-cell>
          <table:table-cell office:value-type="float" office:value="6.5739000000000001" table:style-name="ce19">
            <text:p>06,5739</text:p>
          </table:table-cell>
          <table:table-cell office:value-type="float" office:value="-16.436" table:style-name="ce20">
            <text:p>-16,436</text:p>
          </table:table-cell>
          <table:table-cell office:value-type="float" office:value="-23.009900000000002" table:formula="of:=[.H764]-[.G764]" table:style-name="ce21">
            <text:p>-23,01</text:p>
          </table:table-cell>
          <table:table-cell office:value-type="float" office:value="-23.030999999999999" table:style-name="ce22">
            <text:p>-23,03</text:p>
          </table:table-cell>
          <table:table-cell office:value-type="float" office:value="4.7E-2" table:style-name="ce22">
            <text:p>0,05</text:p>
          </table:table-cell>
          <table:table-cell office:value-type="float" office:value="2.109999999999701E-2" table:formula="of:=[.I764]-([.J764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27E</text:p>
          </table:table-cell>
          <table:table-cell office:value-type="string" table:style-name="ce15">
            <text:p>9961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5.4462289999999997E-2" table:style-name="ce18">
            <text:p>-00,0544623</text:p>
          </table:table-cell>
          <table:table-cell office:value-type="float" office:value="-51.167266830000003" table:style-name="ce18">
            <text:p>-51,1672668</text:p>
          </table:table-cell>
          <table:table-cell office:value-type="float" office:value="8.8343000000000007" table:style-name="ce19">
            <text:p>08,8343</text:p>
          </table:table-cell>
          <table:table-cell office:value-type="float" office:value="-14.141" table:style-name="ce20">
            <text:p>-14,141</text:p>
          </table:table-cell>
          <table:table-cell office:value-type="float" office:value="-22.975300000000001" table:formula="of:=[.H765]-[.G765]" table:style-name="ce21">
            <text:p>-22,98</text:p>
          </table:table-cell>
          <table:table-cell office:value-type="float" office:value="-23.035" table:style-name="ce22">
            <text:p>-23,04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5.969999999999942E-2" table:formula="of:=[.I765]-([.J765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326R</text:p>
          </table:table-cell>
          <table:table-cell office:value-type="string" table:style-name="ce15">
            <text:p>9962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6.1611550000000001E-2" table:style-name="ce18">
            <text:p>-00,0616116</text:p>
          </table:table-cell>
          <table:table-cell office:value-type="float" office:value="-51.167343189999997" table:style-name="ce18">
            <text:p>-51,1673432</text:p>
          </table:table-cell>
          <table:table-cell office:value-type="float" office:value="5.2477999999999998" table:style-name="ce19">
            <text:p>05,2478</text:p>
          </table:table-cell>
          <table:table-cell office:value-type="float" office:value="-17.760999999999999" table:style-name="ce20">
            <text:p>-17,761</text:p>
          </table:table-cell>
          <table:table-cell office:value-type="float" office:value="-23.008800000000001" table:formula="of:=[.H766]-[.G766]" table:style-name="ce21">
            <text:p>-23,01</text:p>
          </table:table-cell>
          <table:table-cell office:value-type="float" office:value="-23.029" table:style-name="ce22">
            <text:p>-23,03</text:p>
          </table:table-cell>
          <table:table-cell office:value-type="float" office:value="4.7E-2" table:style-name="ce22">
            <text:p>0,05</text:p>
          </table:table-cell>
          <table:table-cell office:value-type="float" office:value="2.0199999999999108E-2" table:formula="of:=[.I766]-([.J766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304X</text:p>
          </table:table-cell>
          <table:table-cell office:value-type="string" table:style-name="ce15">
            <text:p>9962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AP</text:p>
          </table:table-cell>
          <table:table-cell office:value-type="float" office:value="-5.3153659999999998E-2" table:style-name="ce18">
            <text:p>-00,0531537</text:p>
          </table:table-cell>
          <table:table-cell office:value-type="float" office:value="-51.179905560000002" table:style-name="ce18">
            <text:p>-51,1799056</text:p>
          </table:table-cell>
          <table:table-cell office:value-type="float" office:value="9.4894999999999996" table:style-name="ce19">
            <text:p>09,4895</text:p>
          </table:table-cell>
          <table:table-cell office:value-type="float" office:value="-13.535" table:style-name="ce20">
            <text:p>-13,535</text:p>
          </table:table-cell>
          <table:table-cell office:value-type="float" office:value="-23.0245" table:formula="of:=[.H767]-[.G767]" table:style-name="ce21">
            <text:p>-23,02</text:p>
          </table:table-cell>
          <table:table-cell office:value-type="float" office:value="-23.038" table:style-name="ce22">
            <text:p>-23,04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1.3500000000000512E-2" table:formula="of:=[.I767]-([.J767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93D</text:p>
          </table:table-cell>
          <table:table-cell office:value-type="string" table:style-name="ce15">
            <text:p>9041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7.1424018800000004" table:style-name="ce18">
            <text:p>-07,1424019</text:p>
          </table:table-cell>
          <table:table-cell office:value-type="float" office:value="-55.382231130000001" table:style-name="ce18">
            <text:p>-55,3822311</text:p>
          </table:table-cell>
          <table:table-cell office:value-type="float" office:value="224.50530000000001" table:style-name="ce19">
            <text:p>224,5053</text:p>
          </table:table-cell>
          <table:table-cell office:value-type="float" office:value="208.57400000000001" table:style-name="ce20">
            <text:p>208,574</text:p>
          </table:table-cell>
          <table:table-cell office:value-type="float" office:value="-15.931299999999993" table:formula="of:=[.H768]-[.G768]" table:style-name="ce21">
            <text:p>-15,93</text:p>
          </table:table-cell>
          <table:table-cell office:value-type="float" office:value="-15.968" table:style-name="ce22">
            <text:p>-15,97</text:p>
          </table:table-cell>
          <table:table-cell office:value-type="float" office:value="0.10100000000000001" table:style-name="ce22">
            <text:p>0,10</text:p>
          </table:table-cell>
          <table:table-cell office:value-type="float" office:value="3.6700000000006838E-2" table:formula="of:=[.I768]-([.J76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3"/>984C</text:p>
          </table:table-cell>
          <table:table-cell office:value-type="string" table:style-name="ce35">
            <text:p>90448</text:p>
          </table:table-cell>
          <table:table-cell office:value-type="string" table:style-name="ce36">
            <text:p>NORTE</text:p>
          </table:table-cell>
          <table:table-cell office:value-type="string" table:style-name="ce37">
            <text:p>PA</text:p>
          </table:table-cell>
          <table:table-cell office:value-type="float" office:value="-6.8353307399999998" table:style-name="ce38">
            <text:p>-06,8353307</text:p>
          </table:table-cell>
          <table:table-cell office:value-type="float" office:value="-49.582873790000001" table:style-name="ce38">
            <text:p>-49,5828738</text:p>
          </table:table-cell>
          <table:table-cell office:value-type="float" office:value="222.08709999999999" table:style-name="ce39">
            <text:p>222,0871</text:p>
          </table:table-cell>
          <table:table-cell office:value-type="float" office:value="200.25899999999999" table:style-name="ce40">
            <text:p>200,259</text:p>
          </table:table-cell>
          <table:table-cell office:value-type="float" office:value="-21.828100000000006" table:formula="of:=[.H769]-[.G769]" table:style-name="ce41">
            <text:p>-21,83</text:p>
          </table:table-cell>
          <table:table-cell office:value-type="float" office:value="-22.561" table:style-name="ce41">
            <text:p>-22,56</text:p>
          </table:table-cell>
          <table:table-cell office:value-type="float" office:value="0.13300000000000001" table:style-name="ce41">
            <text:p>0,13</text:p>
          </table:table-cell>
          <table:table-cell office:value-type="float" office:value="0.73289999999999367" table:formula="of:=[.I769]-([.J769])" table:style-name="ce41">
            <text:p>0,7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19B</text:p>
          </table:table-cell>
          <table:table-cell office:value-type="string" table:style-name="ce15">
            <text:p>9058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5.2458646699999996" table:style-name="ce18">
            <text:p>-05,2458647</text:p>
          </table:table-cell>
          <table:table-cell office:value-type="float" office:value="-57.115925910000001" table:style-name="ce18">
            <text:p>-57,1159259</text:p>
          </table:table-cell>
          <table:table-cell office:value-type="float" office:value="110.8357" table:style-name="ce19">
            <text:p>110,8357</text:p>
          </table:table-cell>
          <table:table-cell office:value-type="float" office:value="94.974999999999994" table:style-name="ce20">
            <text:p>94,975</text:p>
          </table:table-cell>
          <table:table-cell office:value-type="float" office:value="-15.860700000000008" table:formula="of:=[.H770]-[.G770]" table:style-name="ce21">
            <text:p>-15,86</text:p>
          </table:table-cell>
          <table:table-cell office:value-type="float" office:value="-16.035" table:style-name="ce22">
            <text:p>-16,04</text:p>
          </table:table-cell>
          <table:table-cell office:value-type="float" office:value="9.9000000000000005E-2" table:style-name="ce22">
            <text:p>0,10</text:p>
          </table:table-cell>
          <table:table-cell office:value-type="float" office:value="0.17429999999999168" table:formula="of:=[.I770]-([.J770])" table:style-name="ce23">
            <text:p>0,1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840U</text:p>
          </table:table-cell>
          <table:table-cell office:value-type="string" table:style-name="ce15">
            <text:p>9060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1.29751766" table:style-name="ce18">
            <text:p>-01,2975177</text:p>
          </table:table-cell>
          <table:table-cell office:value-type="float" office:value="-47.949816419999998" table:style-name="ce18">
            <text:p>-47,9498164</text:p>
          </table:table-cell>
          <table:table-cell office:value-type="float" office:value="45.796799999999998" table:style-name="ce19">
            <text:p>45,7968</text:p>
          </table:table-cell>
          <table:table-cell office:value-type="float" office:value="19.940999999999999" table:style-name="ce20">
            <text:p>19,941</text:p>
          </table:table-cell>
          <table:table-cell office:value-type="float" office:value="-25.855799999999999" table:formula="of:=[.H771]-[.G771]" table:style-name="ce21">
            <text:p>-25,86</text:p>
          </table:table-cell>
          <table:table-cell office:value-type="float" office:value="-25.911000000000001" table:style-name="ce22">
            <text:p>-25,91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5.5200000000002802E-2" table:formula="of:=[.I771]-([.J771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37P</text:p>
          </table:table-cell>
          <table:table-cell office:value-type="string" table:style-name="ce15">
            <text:p>9140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8.6223020399999992" table:style-name="ce18">
            <text:p>-08,6223020</text:p>
          </table:table-cell>
          <table:table-cell office:value-type="float" office:value="-50.43791976" table:style-name="ce18">
            <text:p>-50,4379198</text:p>
          </table:table-cell>
          <table:table-cell office:value-type="float" office:value="222.98220000000001" table:style-name="ce19">
            <text:p>222,9822</text:p>
          </table:table-cell>
          <table:table-cell office:value-type="float" office:value="204.11500000000001" table:style-name="ce20">
            <text:p>204,115</text:p>
          </table:table-cell>
          <table:table-cell office:value-type="float" office:value="-18.867199999999997" table:formula="of:=[.H772]-[.G772]" table:style-name="ce21">
            <text:p>-18,87</text:p>
          </table:table-cell>
          <table:table-cell office:value-type="float" office:value="-18.850000000000001" table:style-name="ce22">
            <text:p>-18,85</text:p>
          </table:table-cell>
          <table:table-cell office:value-type="float" office:value="9.6000000000000002E-2" table:style-name="ce22">
            <text:p>0,10</text:p>
          </table:table-cell>
          <table:table-cell office:value-type="float" office:value="-1.7199999999995441E-2" table:formula="of:=[.I772]-([.J77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34A</text:p>
          </table:table-cell>
          <table:table-cell office:value-type="string" table:style-name="ce15">
            <text:p>9141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9.5304717700000001" table:style-name="ce18">
            <text:p>-09,5304718</text:p>
          </table:table-cell>
          <table:table-cell office:value-type="float" office:value="-50.765163450000003" table:style-name="ce18">
            <text:p>-50,7651635</text:p>
          </table:table-cell>
          <table:table-cell office:value-type="float" office:value="211.0308" table:style-name="ce19">
            <text:p>211,0308</text:p>
          </table:table-cell>
          <table:table-cell office:value-type="float" office:value="194.36500000000001" table:style-name="ce20">
            <text:p>194,365</text:p>
          </table:table-cell>
          <table:table-cell office:value-type="float" office:value="-16.66579999999999" table:formula="of:=[.H773]-[.G773]" table:style-name="ce21">
            <text:p>-16,67</text:p>
          </table:table-cell>
          <table:table-cell office:value-type="float" office:value="-16.759" table:style-name="ce22">
            <text:p>-16,76</text:p>
          </table:table-cell>
          <table:table-cell office:value-type="float" office:value="9.2999999999999999E-2" table:style-name="ce22">
            <text:p>0,09</text:p>
          </table:table-cell>
          <table:table-cell office:value-type="float" office:value="9.3200000000010164E-2" table:formula="of:=[.I773]-([.J773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640P</text:p>
          </table:table-cell>
          <table:table-cell office:value-type="string" table:style-name="ce27">
            <text:p>93239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PA</text:p>
          </table:table-cell>
          <table:table-cell office:value-type="float" office:value="-1.7248839" table:style-name="ce30">
            <text:p>-01,7248839</text:p>
          </table:table-cell>
          <table:table-cell office:value-type="float" office:value="-48.889639930000001" table:style-name="ce30">
            <text:p>-48,8896399</text:p>
          </table:table-cell>
          <table:table-cell office:value-type="float" office:value="6.6130000000000004" table:style-name="ce31">
            <text:p>06,6130</text:p>
          </table:table-cell>
          <table:table-cell office:value-type="float" office:value="-18.364999999999998" table:style-name="ce32">
            <text:p>-18,365</text:p>
          </table:table-cell>
          <table:table-cell office:value-type="float" office:value="-24.977999999999998" table:formula="of:=[.H774]-[.G774]" table:style-name="ce33">
            <text:p>-24,98</text:p>
          </table:table-cell>
          <table:table-cell office:value-type="float" office:value="-24.72" table:style-name="ce33">
            <text:p>-24,72</text:p>
          </table:table-cell>
          <table:table-cell office:value-type="float" office:value="9.1999999999999998E-2" table:style-name="ce33">
            <text:p>0,09</text:p>
          </table:table-cell>
          <table:table-cell office:value-type="float" office:value="-0.25799999999999912" table:formula="of:=[.I774]-([.J774])" table:style-name="ce33">
            <text:p>-0,2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30D</text:p>
          </table:table-cell>
          <table:table-cell office:value-type="string" table:style-name="ce15">
            <text:p>9369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2.42635398" table:style-name="ce18">
            <text:p>-02,4263540</text:p>
          </table:table-cell>
          <table:table-cell office:value-type="float" office:value="-54.701348959999997" table:style-name="ce18">
            <text:p>-54,7013490</text:p>
          </table:table-cell>
          <table:table-cell office:value-type="float" office:value="30.083600000000001" table:style-name="ce19">
            <text:p>30,0836</text:p>
          </table:table-cell>
          <table:table-cell office:value-type="float" office:value="9.1120000000000001" table:style-name="ce20">
            <text:p>09,112</text:p>
          </table:table-cell>
          <table:table-cell office:value-type="float" office:value="-20.971600000000002" table:formula="of:=[.H775]-[.G775]" table:style-name="ce21">
            <text:p>-20,97</text:p>
          </table:table-cell>
          <table:table-cell office:value-type="float" office:value="-20.93" table:style-name="ce22">
            <text:p>-20,93</text:p>
          </table:table-cell>
          <table:table-cell office:value-type="float" office:value="0.10100000000000001" table:style-name="ce22">
            <text:p>0,10</text:p>
          </table:table-cell>
          <table:table-cell office:value-type="float" office:value="-4.1600000000002524E-2" table:formula="of:=[.I775]-([.J775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87Z</text:p>
          </table:table-cell>
          <table:table-cell office:value-type="string" table:style-name="ce15">
            <text:p>9399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8.23974267" table:style-name="ce18">
            <text:p>-08,2397427</text:p>
          </table:table-cell>
          <table:table-cell office:value-type="float" office:value="-49.530042960000003" table:style-name="ce18">
            <text:p>-49,5300430</text:p>
          </table:table-cell>
          <table:table-cell office:value-type="float" office:value="201.4127" table:style-name="ce19">
            <text:p>201,4127</text:p>
          </table:table-cell>
          <table:table-cell office:value-type="float" office:value="178.51900000000001" table:style-name="ce20">
            <text:p>178,519</text:p>
          </table:table-cell>
          <table:table-cell office:value-type="float" office:value="-22.893699999999995" table:formula="of:=[.H776]-[.G776]" table:style-name="ce21">
            <text:p>-22,89</text:p>
          </table:table-cell>
          <table:table-cell office:value-type="float" office:value="-22.905000000000001" table:style-name="ce22">
            <text:p>-22,91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1.1300000000005639E-2" table:formula="of:=[.I776]-([.J776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32D</text:p>
          </table:table-cell>
          <table:table-cell office:value-type="string" table:style-name="ce15">
            <text:p>9399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5.0696679700000002" table:style-name="ce18">
            <text:p>-05,0696680</text:p>
          </table:table-cell>
          <table:table-cell office:value-type="float" office:value="-56.157461959999999" table:style-name="ce18">
            <text:p>-56,1574620</text:p>
          </table:table-cell>
          <table:table-cell office:value-type="float" office:value="108.8754" table:style-name="ce19">
            <text:p>108,8754</text:p>
          </table:table-cell>
          <table:table-cell office:value-type="float" office:value="91.003" table:style-name="ce20">
            <text:p>91,003</text:p>
          </table:table-cell>
          <table:table-cell office:value-type="float" office:value="-17.872399999999999" table:formula="of:=[.H777]-[.G777]" table:style-name="ce21">
            <text:p>-17,87</text:p>
          </table:table-cell>
          <table:table-cell office:value-type="float" office:value="-17.945" table:style-name="ce22">
            <text:p>-17,95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7.260000000000133E-2" table:formula="of:=[.I777]-([.J777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08J</text:p>
          </table:table-cell>
          <table:table-cell office:value-type="string" table:style-name="ce15">
            <text:p>9399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1.5825503999999999" table:style-name="ce18">
            <text:p>-01,5825504</text:p>
          </table:table-cell>
          <table:table-cell office:value-type="float" office:value="-48.01636319" table:style-name="ce18">
            <text:p>-48,0163632</text:p>
          </table:table-cell>
          <table:table-cell office:value-type="float" office:value="28.9087" table:style-name="ce19">
            <text:p>28,9087</text:p>
          </table:table-cell>
          <table:table-cell office:value-type="float" office:value="3.0419999999999998" table:style-name="ce20">
            <text:p>03,042</text:p>
          </table:table-cell>
          <table:table-cell office:value-type="float" office:value="-25.866700000000002" table:formula="of:=[.H778]-[.G778]" table:style-name="ce21">
            <text:p>-25,87</text:p>
          </table:table-cell>
          <table:table-cell office:value-type="float" office:value="-25.901" table:style-name="ce22">
            <text:p>-25,90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3.4299999999998221E-2" table:formula="of:=[.I778]-([.J778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23U</text:p>
          </table:table-cell>
          <table:table-cell office:value-type="string" table:style-name="ce15">
            <text:p>9399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2.99250361" table:style-name="ce18">
            <text:p>-02,9925036</text:p>
          </table:table-cell>
          <table:table-cell office:value-type="float" office:value="-47.36327094" table:style-name="ce18">
            <text:p>-47,3632709</text:p>
          </table:table-cell>
          <table:table-cell office:value-type="float" office:value="77.769099999999995" table:style-name="ce19">
            <text:p>77,7691</text:p>
          </table:table-cell>
          <table:table-cell office:value-type="float" office:value="51.122" table:style-name="ce20">
            <text:p>51,122</text:p>
          </table:table-cell>
          <table:table-cell office:value-type="float" office:value="-26.647099999999995" table:formula="of:=[.H779]-[.G779]" table:style-name="ce21">
            <text:p>-26,65</text:p>
          </table:table-cell>
          <table:table-cell office:value-type="float" office:value="-26.553000000000001" table:style-name="ce22">
            <text:p>-26,55</text:p>
          </table:table-cell>
          <table:table-cell office:value-type="float" office:value="9.7000000000000003E-2" table:style-name="ce22">
            <text:p>0,10</text:p>
          </table:table-cell>
          <table:table-cell office:value-type="float" office:value="-9.4099999999993855E-2" table:formula="of:=[.I779]-([.J77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36A</text:p>
          </table:table-cell>
          <table:table-cell office:value-type="string" table:style-name="ce15">
            <text:p>9500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3.3537094000000001" table:style-name="ce18">
            <text:p>-03,3537094</text:p>
          </table:table-cell>
          <table:table-cell office:value-type="float" office:value="-52.623018139999999" table:style-name="ce18">
            <text:p>-52,6230181</text:p>
          </table:table-cell>
          <table:table-cell office:value-type="float" office:value="163.99010000000001" table:style-name="ce19">
            <text:p>163,9901</text:p>
          </table:table-cell>
          <table:table-cell office:value-type="float" office:value="138.922" table:style-name="ce20">
            <text:p>138,922</text:p>
          </table:table-cell>
          <table:table-cell office:value-type="float" office:value="-25.068100000000015" table:formula="of:=[.H780]-[.G780]" table:style-name="ce21">
            <text:p>-25,07</text:p>
          </table:table-cell>
          <table:table-cell office:value-type="float" office:value="-25.007000000000001" table:style-name="ce22">
            <text:p>-25,01</text:p>
          </table:table-cell>
          <table:table-cell office:value-type="float" office:value="0.10199999999999999" table:style-name="ce22">
            <text:p>0,10</text:p>
          </table:table-cell>
          <table:table-cell office:value-type="float" office:value="-6.1100000000013921E-2" table:formula="of:=[.I780]-([.J780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25R</text:p>
          </table:table-cell>
          <table:table-cell office:value-type="string" table:style-name="ce15">
            <text:p>9500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4.12472349" table:style-name="ce18">
            <text:p>-04,1247235</text:p>
          </table:table-cell>
          <table:table-cell office:value-type="float" office:value="-54.95176927" table:style-name="ce18">
            <text:p>-54,9517693</text:p>
          </table:table-cell>
          <table:table-cell office:value-type="float" office:value="118.7843" table:style-name="ce19">
            <text:p>118,7843</text:p>
          </table:table-cell>
          <table:table-cell office:value-type="float" office:value="97.655000000000001" table:style-name="ce20">
            <text:p>97,655</text:p>
          </table:table-cell>
          <table:table-cell office:value-type="float" office:value="-21.129300000000001" table:formula="of:=[.H781]-[.G781]" table:style-name="ce21">
            <text:p>-21,13</text:p>
          </table:table-cell>
          <table:table-cell office:value-type="float" office:value="-21.155000000000001" table:style-name="ce22">
            <text:p>-21,16</text:p>
          </table:table-cell>
          <table:table-cell office:value-type="float" office:value="9.8000000000000004E-2" table:style-name="ce22">
            <text:p>0,10</text:p>
          </table:table-cell>
          <table:table-cell office:value-type="float" office:value="2.57000000000005E-2" table:formula="of:=[.I781]-([.J781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22P</text:p>
          </table:table-cell>
          <table:table-cell office:value-type="string" table:style-name="ce15">
            <text:p>9500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4.2676743899999998" table:style-name="ce18">
            <text:p>-04,2676744</text:p>
          </table:table-cell>
          <table:table-cell office:value-type="float" office:value="-56.04932428" table:style-name="ce18">
            <text:p>-56,0493243</text:p>
          </table:table-cell>
          <table:table-cell office:value-type="float" office:value="28.025500000000001" table:style-name="ce19">
            <text:p>28,0255</text:p>
          </table:table-cell>
          <table:table-cell office:value-type="float" office:value="7.9560000000000004" table:style-name="ce20">
            <text:p>07,956</text:p>
          </table:table-cell>
          <table:table-cell office:value-type="float" office:value="-20.069500000000001" table:formula="of:=[.H782]-[.G782]" table:style-name="ce21">
            <text:p>-20,07</text:p>
          </table:table-cell>
          <table:table-cell office:value-type="float" office:value="-20.004000000000001" table:style-name="ce22">
            <text:p>-20,00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6.5500000000000114E-2" table:formula="of:=[.I782]-([.J782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23D</text:p>
          </table:table-cell>
          <table:table-cell office:value-type="string" table:style-name="ce15">
            <text:p>9500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4.3439913199999998" table:style-name="ce18">
            <text:p>-04,3439913</text:p>
          </table:table-cell>
          <table:table-cell office:value-type="float" office:value="-55.960850550000004" table:style-name="ce18">
            <text:p>-55,9608506</text:p>
          </table:table-cell>
          <table:table-cell office:value-type="float" office:value="38.401800000000001" table:style-name="ce19">
            <text:p>38,4018</text:p>
          </table:table-cell>
          <table:table-cell office:value-type="float" office:value="18.297000000000001" table:style-name="ce20">
            <text:p>18,297</text:p>
          </table:table-cell>
          <table:table-cell office:value-type="float" office:value="-20.104800000000001" table:formula="of:=[.H783]-[.G783]" table:style-name="ce21">
            <text:p>-20,10</text:p>
          </table:table-cell>
          <table:table-cell office:value-type="float" office:value="-20.149999999999999" table:style-name="ce22">
            <text:p>-20,15</text:p>
          </table:table-cell>
          <table:table-cell office:value-type="float" office:value="0.08" table:style-name="ce22">
            <text:p>0,08</text:p>
          </table:table-cell>
          <table:table-cell office:value-type="float" office:value="4.5199999999997686E-2" table:formula="of:=[.I783]-([.J783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20S</text:p>
          </table:table-cell>
          <table:table-cell office:value-type="string" table:style-name="ce15">
            <text:p>9503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2.0137408200000002" table:style-name="ce18">
            <text:p>-02,0137408</text:p>
          </table:table-cell>
          <table:table-cell office:value-type="float" office:value="-47.698102769999998" table:style-name="ce18">
            <text:p>-47,6981028</text:p>
          </table:table-cell>
          <table:table-cell office:value-type="float" office:value="45.469700000000003" table:style-name="ce19">
            <text:p>45,4697</text:p>
          </table:table-cell>
          <table:table-cell office:value-type="float" office:value="19.556999999999999" table:style-name="ce20">
            <text:p>19,557</text:p>
          </table:table-cell>
          <table:table-cell office:value-type="float" office:value="-25.912700000000005" table:formula="of:=[.H784]-[.G784]" table:style-name="ce21">
            <text:p>-25,91</text:p>
          </table:table-cell>
          <table:table-cell office:value-type="float" office:value="-25.902999999999999" table:style-name="ce22">
            <text:p>-25,90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9.7000000000058151E-3" table:formula="of:=[.I784]-([.J784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07G</text:p>
          </table:table-cell>
          <table:table-cell office:value-type="string" table:style-name="ce15">
            <text:p>9503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1.99687828" table:style-name="ce18">
            <text:p>-01,9968783</text:p>
          </table:table-cell>
          <table:table-cell office:value-type="float" office:value="-47.944890239999999" table:style-name="ce18">
            <text:p>-47,9448902</text:p>
          </table:table-cell>
          <table:table-cell office:value-type="float" office:value="48.559600000000003" table:style-name="ce19">
            <text:p>48,5596</text:p>
          </table:table-cell>
          <table:table-cell office:value-type="float" office:value="22.391999999999999" table:style-name="ce20">
            <text:p>22,392</text:p>
          </table:table-cell>
          <table:table-cell office:value-type="float" office:value="-26.167600000000004" table:formula="of:=[.H785]-[.G785]" table:style-name="ce21">
            <text:p>-26,17</text:p>
          </table:table-cell>
          <table:table-cell office:value-type="float" office:value="-26.135000000000002" table:style-name="ce22">
            <text:p>-26,14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3.2600000000002183E-2" table:formula="of:=[.I785]-([.J78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2">
            <text:p><text:s text:c="2"/>1315R</text:p>
          </table:table-cell>
          <table:table-cell office:value-type="string" table:style-name="ce43">
            <text:p>95073</text:p>
          </table:table-cell>
          <table:table-cell office:value-type="string" table:style-name="ce44">
            <text:p>NORTE</text:p>
          </table:table-cell>
          <table:table-cell office:value-type="string" table:style-name="ce45">
            <text:p>PA</text:p>
          </table:table-cell>
          <table:table-cell office:value-type="float" office:value="-6.2764133299999996" table:style-name="ce46">
            <text:p>-06,2764133</text:p>
          </table:table-cell>
          <table:table-cell office:value-type="float" office:value="-57.901111989999997" table:style-name="ce46">
            <text:p>-57,9011120</text:p>
          </table:table-cell>
          <table:table-cell office:value-type="float" office:value="85.174199999999999" table:style-name="ce47">
            <text:p>85,1742</text:p>
          </table:table-cell>
          <table:table-cell office:value-type="float" office:value="77.617999999999995" table:style-name="ce48">
            <text:p>77,618</text:p>
          </table:table-cell>
          <table:table-cell office:value-type="float" office:value="-7.556200000000004" table:formula="of:=[.H786]-[.G786]" table:style-name="ce49">
            <text:p>-7,56</text:p>
          </table:table-cell>
          <table:table-cell office:value-type="float" office:value="-9.7859999999999996" table:style-name="ce49">
            <text:p>-9,79</text:p>
          </table:table-cell>
          <table:table-cell office:value-type="float" office:value="0.13" table:style-name="ce49">
            <text:p>0,13</text:p>
          </table:table-cell>
          <table:table-cell office:value-type="float" office:value="2.2297999999999956" table:formula="of:=[.I786]-([.J786])" table:style-name="ce49">
            <text:p>2,2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96L</text:p>
          </table:table-cell>
          <table:table-cell office:value-type="string" table:style-name="ce15">
            <text:p>9507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8.7369998399999993" table:style-name="ce18">
            <text:p>-08,7369998</text:p>
          </table:table-cell>
          <table:table-cell office:value-type="float" office:value="-54.965075179999999" table:style-name="ce18">
            <text:p>-54,9650752</text:p>
          </table:table-cell>
          <table:table-cell office:value-type="float" office:value="378.35860000000002" table:style-name="ce19">
            <text:p>378,3586</text:p>
          </table:table-cell>
          <table:table-cell office:value-type="float" office:value="365.33600000000001" table:style-name="ce20">
            <text:p>365,336</text:p>
          </table:table-cell>
          <table:table-cell office:value-type="float" office:value="-13.022600000000011" table:formula="of:=[.H787]-[.G787]" table:style-name="ce21">
            <text:p>-13,02</text:p>
          </table:table-cell>
          <table:table-cell office:value-type="float" office:value="-13.026999999999999" table:style-name="ce22">
            <text:p>-13,03</text:p>
          </table:table-cell>
          <table:table-cell office:value-type="float" office:value="0.1" table:style-name="ce22">
            <text:p>0,10</text:p>
          </table:table-cell>
          <table:table-cell office:value-type="float" office:value="4.3999999999879691E-3" table:formula="of:=[.I787]-([.J78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25C</text:p>
          </table:table-cell>
          <table:table-cell office:value-type="string" table:style-name="ce15">
            <text:p>9507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5.2504458300000003" table:style-name="ce18">
            <text:p>-05,2504458</text:p>
          </table:table-cell>
          <table:table-cell office:value-type="float" office:value="-49.060916239999997" table:style-name="ce18">
            <text:p>-49,0609162</text:p>
          </table:table-cell>
          <table:table-cell office:value-type="float" office:value="96.181700000000006" table:style-name="ce19">
            <text:p>96,1817</text:p>
          </table:table-cell>
          <table:table-cell office:value-type="float" office:value="71.622" table:style-name="ce20">
            <text:p>71,622</text:p>
          </table:table-cell>
          <table:table-cell office:value-type="float" office:value="-24.559700000000007" table:formula="of:=[.H788]-[.G788]" table:style-name="ce21">
            <text:p>-24,56</text:p>
          </table:table-cell>
          <table:table-cell office:value-type="float" office:value="-24.442" table:style-name="ce22">
            <text:p>-24,44</text:p>
          </table:table-cell>
          <table:table-cell office:value-type="float" office:value="9.8000000000000004E-2" table:style-name="ce22">
            <text:p>0,10</text:p>
          </table:table-cell>
          <table:table-cell office:value-type="float" office:value="-0.11770000000000636" table:formula="of:=[.I788]-([.J788])" table:style-name="ce2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605A</text:p>
          </table:table-cell>
          <table:table-cell office:value-type="string" table:style-name="ce15">
            <text:p>9606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2.45511839" table:style-name="ce18">
            <text:p>-02,4551184</text:p>
          </table:table-cell>
          <table:table-cell office:value-type="float" office:value="-48.740742529999999" table:style-name="ce18">
            <text:p>-48,7407425</text:p>
          </table:table-cell>
          <table:table-cell office:value-type="float" office:value="22.947500000000002" table:style-name="ce19">
            <text:p>22,9475</text:p>
          </table:table-cell>
          <table:table-cell office:value-type="float" office:value="-3.8740000000000001" table:style-name="ce20">
            <text:p>-03,874</text:p>
          </table:table-cell>
          <table:table-cell office:value-type="float" office:value="-26.8215" table:formula="of:=[.H789]-[.G789]" table:style-name="ce21">
            <text:p>-26,82</text:p>
          </table:table-cell>
          <table:table-cell office:value-type="float" office:value="-26.788" table:style-name="ce22">
            <text:p>-26,79</text:p>
          </table:table-cell>
          <table:table-cell office:value-type="float" office:value="9.4E-2" table:style-name="ce22">
            <text:p>0,09</text:p>
          </table:table-cell>
          <table:table-cell office:value-type="float" office:value="-3.3500000000000085E-2" table:formula="of:=[.I789]-([.J789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9031V</text:p>
          </table:table-cell>
          <table:table-cell office:value-type="string" table:style-name="ce27">
            <text:p>96072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PA</text:p>
          </table:table-cell>
          <table:table-cell office:value-type="float" office:value="-1.21113625" table:style-name="ce30">
            <text:p>-01,2111363</text:p>
          </table:table-cell>
          <table:table-cell office:value-type="float" office:value="-47.146499859999999" table:style-name="ce30">
            <text:p>-47,1464999</text:p>
          </table:table-cell>
          <table:table-cell office:value-type="float" office:value="35.554699999999997" table:style-name="ce31">
            <text:p>35,5547</text:p>
          </table:table-cell>
          <table:table-cell office:value-type="float" office:value="9.7789999999999999" table:style-name="ce32">
            <text:p>09,779</text:p>
          </table:table-cell>
          <table:table-cell office:value-type="float" office:value="-25.775699999999997" table:formula="of:=[.H790]-[.G790]" table:style-name="ce33">
            <text:p>-25,78</text:p>
          </table:table-cell>
          <table:table-cell office:value-type="float" office:value="-25.577000000000002" table:style-name="ce33">
            <text:p>-25,58</text:p>
          </table:table-cell>
          <table:table-cell office:value-type="float" office:value="9.5000000000000001E-2" table:style-name="ce33">
            <text:p>0,10</text:p>
          </table:table-cell>
          <table:table-cell office:value-type="float" office:value="-0.19869999999999521" table:formula="of:=[.I790]-([.J790])" table:style-name="ce33">
            <text:p>-0,2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30A</text:p>
          </table:table-cell>
          <table:table-cell office:value-type="string" table:style-name="ce15">
            <text:p>9607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PA</text:p>
          </table:table-cell>
          <table:table-cell office:value-type="float" office:value="-4.27215334" table:style-name="ce18">
            <text:p>-04,2721533</text:p>
          </table:table-cell>
          <table:table-cell office:value-type="float" office:value="-49.925110940000003" table:style-name="ce18">
            <text:p>-49,9251109</text:p>
          </table:table-cell>
          <table:table-cell office:value-type="float" office:value="89.804500000000004" table:style-name="ce19">
            <text:p>89,8045</text:p>
          </table:table-cell>
          <table:table-cell office:value-type="float" office:value="65.849000000000004" table:style-name="ce20">
            <text:p>65,849</text:p>
          </table:table-cell>
          <table:table-cell office:value-type="float" office:value="-23.955500000000001" table:formula="of:=[.H791]-[.G791]" table:style-name="ce21">
            <text:p>-23,96</text:p>
          </table:table-cell>
          <table:table-cell office:value-type="float" office:value="-23.928000000000001" table:style-name="ce22">
            <text:p>-23,93</text:p>
          </table:table-cell>
          <table:table-cell office:value-type="float" office:value="0.10100000000000001" table:style-name="ce22">
            <text:p>0,10</text:p>
          </table:table-cell>
          <table:table-cell office:value-type="float" office:value="-2.7499999999999858E-2" table:formula="of:=[.I791]-([.J791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17M</text:p>
          </table:table-cell>
          <table:table-cell office:value-type="string" table:style-name="ce15">
            <text:p>9000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O</text:p>
          </table:table-cell>
          <table:table-cell office:value-type="float" office:value="-10.87923597" table:style-name="ce18">
            <text:p>-10,8792360</text:p>
          </table:table-cell>
          <table:table-cell office:value-type="float" office:value="-61.945817869999999" table:style-name="ce18">
            <text:p>-61,9458179</text:p>
          </table:table-cell>
          <table:table-cell office:value-type="float" office:value="159.54179999999999" table:style-name="ce19">
            <text:p>159,5418</text:p>
          </table:table-cell>
          <table:table-cell office:value-type="float" office:value="172.62100000000001" table:style-name="ce20">
            <text:p>172,621</text:p>
          </table:table-cell>
          <table:table-cell office:value-type="float" office:value="13.079200000000014" table:formula="of:=[.H792]-[.G792]" table:style-name="ce21">
            <text:p>13,08</text:p>
          </table:table-cell>
          <table:table-cell office:value-type="float" office:value="12.901999999999999" table:style-name="ce22">
            <text:p>12,90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0.17720000000001512" table:formula="of:=[.I792]-([.J792])" table:style-name="ce23">
            <text:p>0,1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17C</text:p>
          </table:table-cell>
          <table:table-cell office:value-type="string" table:style-name="ce15">
            <text:p>9001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O</text:p>
          </table:table-cell>
          <table:table-cell office:value-type="float" office:value="-8.7405439499999993" table:style-name="ce18">
            <text:p>-08,7405440</text:p>
          </table:table-cell>
          <table:table-cell office:value-type="float" office:value="-63.903286080000001" table:style-name="ce18">
            <text:p>-63,9032861</text:p>
          </table:table-cell>
          <table:table-cell office:value-type="float" office:value="85.470500000000001" table:style-name="ce19">
            <text:p>85,4705</text:p>
          </table:table-cell>
          <table:table-cell office:value-type="float" office:value="97.221000000000004" table:style-name="ce20">
            <text:p>97,221</text:p>
          </table:table-cell>
          <table:table-cell office:value-type="float" office:value="11.750500000000002" table:formula="of:=[.H793]-[.G793]" table:style-name="ce21">
            <text:p>11,75</text:p>
          </table:table-cell>
          <table:table-cell office:value-type="float" office:value="11.606" table:style-name="ce22">
            <text:p>11,61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0.14450000000000252" table:formula="of:=[.I793]-([.J793])" table:style-name="ce2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62M</text:p>
          </table:table-cell>
          <table:table-cell office:value-type="string" table:style-name="ce15">
            <text:p>9124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O</text:p>
          </table:table-cell>
          <table:table-cell office:value-type="float" office:value="-9.9286930600000005" table:style-name="ce18">
            <text:p>-09,9286931</text:p>
          </table:table-cell>
          <table:table-cell office:value-type="float" office:value="-63.058803089999998" table:style-name="ce18">
            <text:p>-63,0588031</text:p>
          </table:table-cell>
          <table:table-cell office:value-type="float" office:value="117.432" table:style-name="ce19">
            <text:p>117,4320</text:p>
          </table:table-cell>
          <table:table-cell office:value-type="float" office:value="131.32400000000001" table:style-name="ce20">
            <text:p>131,324</text:p>
          </table:table-cell>
          <table:table-cell office:value-type="float" office:value="13.89200000000001" table:formula="of:=[.H794]-[.G794]" table:style-name="ce21">
            <text:p>13,89</text:p>
          </table:table-cell>
          <table:table-cell office:value-type="float" office:value="13.824" table:style-name="ce22">
            <text:p>13,82</text:p>
          </table:table-cell>
          <table:table-cell office:value-type="float" office:value="9.0999999999999998E-2" table:style-name="ce22">
            <text:p>0,09</text:p>
          </table:table-cell>
          <table:table-cell office:value-type="float" office:value="6.8000000000010274E-2" table:formula="of:=[.I794]-([.J794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68B</text:p>
          </table:table-cell>
          <table:table-cell office:value-type="string" table:style-name="ce15">
            <text:p>9124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O</text:p>
          </table:table-cell>
          <table:table-cell office:value-type="float" office:value="-9.3228945799999998" table:style-name="ce18">
            <text:p>-09,3228946</text:p>
          </table:table-cell>
          <table:table-cell office:value-type="float" office:value="-64.623992139999999" table:style-name="ce18">
            <text:p>-64,6239921</text:p>
          </table:table-cell>
          <table:table-cell office:value-type="float" office:value="119.6617" table:style-name="ce19">
            <text:p>119,6617</text:p>
          </table:table-cell>
          <table:table-cell office:value-type="float" office:value="133.12299999999999" table:style-name="ce20">
            <text:p>133,123</text:p>
          </table:table-cell>
          <table:table-cell office:value-type="float" office:value="13.461299999999994" table:formula="of:=[.H795]-[.G795]" table:style-name="ce21">
            <text:p>13,46</text:p>
          </table:table-cell>
          <table:table-cell office:value-type="float" office:value="13.414999999999999" table:style-name="ce22">
            <text:p>13,42</text:p>
          </table:table-cell>
          <table:table-cell office:value-type="float" office:value="9.4E-2" table:style-name="ce22">
            <text:p>0,09</text:p>
          </table:table-cell>
          <table:table-cell office:value-type="float" office:value="4.6299999999995123E-2" table:formula="of:=[.I795]-([.J795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72B</text:p>
          </table:table-cell>
          <table:table-cell office:value-type="string" table:style-name="ce15">
            <text:p>9124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O</text:p>
          </table:table-cell>
          <table:table-cell office:value-type="float" office:value="-10.790305480000001" table:style-name="ce18">
            <text:p>-10,7903055</text:p>
          </table:table-cell>
          <table:table-cell office:value-type="float" office:value="-65.345552749999996" table:style-name="ce18">
            <text:p>-65,3455528</text:p>
          </table:table-cell>
          <table:table-cell office:value-type="float" office:value="128.9128" table:style-name="ce19">
            <text:p>128,9128</text:p>
          </table:table-cell>
          <table:table-cell office:value-type="float" office:value="151.79" table:style-name="ce20">
            <text:p>151,790</text:p>
          </table:table-cell>
          <table:table-cell office:value-type="float" office:value="22.877199999999988" table:formula="of:=[.H796]-[.G796]" table:style-name="ce21">
            <text:p>22,88</text:p>
          </table:table-cell>
          <table:table-cell office:value-type="float" office:value="22.742999999999999" table:style-name="ce22">
            <text:p>22,74</text:p>
          </table:table-cell>
          <table:table-cell office:value-type="float" office:value="9.9000000000000005E-2" table:style-name="ce22">
            <text:p>0,10</text:p>
          </table:table-cell>
          <table:table-cell office:value-type="float" office:value="0.13419999999998922" table:formula="of:=[.I796]-([.J796])" table:style-name="ce2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74G</text:p>
          </table:table-cell>
          <table:table-cell office:value-type="string" table:style-name="ce15">
            <text:p>9124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O</text:p>
          </table:table-cell>
          <table:table-cell office:value-type="float" office:value="-9.7844634199999998" table:style-name="ce18">
            <text:p>-09,7844634</text:p>
          </table:table-cell>
          <table:table-cell office:value-type="float" office:value="-66.441190370000001" table:style-name="ce18">
            <text:p>-66,4411904</text:p>
          </table:table-cell>
          <table:table-cell office:value-type="float" office:value="141.5147" table:style-name="ce19">
            <text:p>141,5147</text:p>
          </table:table-cell>
          <table:table-cell office:value-type="float" office:value="162.87799999999999" table:style-name="ce20">
            <text:p>162,878</text:p>
          </table:table-cell>
          <table:table-cell office:value-type="float" office:value="21.363299999999981" table:formula="of:=[.H797]-[.G797]" table:style-name="ce21">
            <text:p>21,36</text:p>
          </table:table-cell>
          <table:table-cell office:value-type="float" office:value="21.309000000000001" table:style-name="ce22">
            <text:p>21,31</text:p>
          </table:table-cell>
          <table:table-cell office:value-type="float" office:value="9.9000000000000005E-2" table:style-name="ce22">
            <text:p>0,10</text:p>
          </table:table-cell>
          <table:table-cell office:value-type="float" office:value="5.4299999999980031E-2" table:formula="of:=[.I797]-([.J797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72E</text:p>
          </table:table-cell>
          <table:table-cell office:value-type="string" table:style-name="ce15">
            <text:p>9128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O</text:p>
          </table:table-cell>
          <table:table-cell office:value-type="float" office:value="-9.6912745600000001" table:style-name="ce18">
            <text:p>-09,6912746</text:p>
          </table:table-cell>
          <table:table-cell office:value-type="float" office:value="-65.374747069999998" table:style-name="ce18">
            <text:p>-65,3747471</text:p>
          </table:table-cell>
          <table:table-cell office:value-type="float" office:value="100.5415" table:style-name="ce19">
            <text:p>100,5415</text:p>
          </table:table-cell>
          <table:table-cell office:value-type="float" office:value="118.21299999999999" table:style-name="ce20">
            <text:p>118,213</text:p>
          </table:table-cell>
          <table:table-cell office:value-type="float" office:value="17.671499999999995" table:formula="of:=[.H798]-[.G798]" table:style-name="ce21">
            <text:p>17,67</text:p>
          </table:table-cell>
          <table:table-cell office:value-type="float" office:value="17.596" table:style-name="ce22">
            <text:p>17,60</text:p>
          </table:table-cell>
          <table:table-cell office:value-type="float" office:value="9.4E-2" table:style-name="ce22">
            <text:p>0,09</text:p>
          </table:table-cell>
          <table:table-cell office:value-type="float" office:value="7.5499999999994571E-2" table:formula="of:=[.I798]-([.J798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3"/>771A</text:p>
          </table:table-cell>
          <table:table-cell office:value-type="string" table:style-name="ce35">
            <text:p>91284</text:p>
          </table:table-cell>
          <table:table-cell office:value-type="string" table:style-name="ce36">
            <text:p>NORTE</text:p>
          </table:table-cell>
          <table:table-cell office:value-type="string" table:style-name="ce37">
            <text:p>RO</text:p>
          </table:table-cell>
          <table:table-cell office:value-type="float" office:value="-10.36104823" table:style-name="ce38">
            <text:p>-10,3610482</text:p>
          </table:table-cell>
          <table:table-cell office:value-type="float" office:value="-65.316017479999999" table:style-name="ce38">
            <text:p>-65,3160175</text:p>
          </table:table-cell>
          <table:table-cell office:value-type="float" office:value="140.83500000000001" table:style-name="ce39">
            <text:p>140,8350</text:p>
          </table:table-cell>
          <table:table-cell office:value-type="float" office:value="162.62299999999999" table:style-name="ce40">
            <text:p>162,623</text:p>
          </table:table-cell>
          <table:table-cell office:value-type="float" office:value="21.787999999999982" table:formula="of:=[.H799]-[.G799]" table:style-name="ce41">
            <text:p>21,79</text:p>
          </table:table-cell>
          <table:table-cell office:value-type="float" office:value="21.341999999999999" table:style-name="ce41">
            <text:p>21,34</text:p>
          </table:table-cell>
          <table:table-cell office:value-type="float" office:value="0.104" table:style-name="ce41">
            <text:p>0,10</text:p>
          </table:table-cell>
          <table:table-cell office:value-type="float" office:value="0.44599999999998374" table:formula="of:=[.I799]-([.J799])" table:style-name="ce41">
            <text:p>0,4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63R</text:p>
          </table:table-cell>
          <table:table-cell office:value-type="string" table:style-name="ce15">
            <text:p>9128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O</text:p>
          </table:table-cell>
          <table:table-cell office:value-type="float" office:value="-9.3681219799999997" table:style-name="ce18">
            <text:p>-09,3681220</text:p>
          </table:table-cell>
          <table:table-cell office:value-type="float" office:value="-63.13419459" table:style-name="ce18">
            <text:p>-63,1341946</text:p>
          </table:table-cell>
          <table:table-cell office:value-type="float" office:value="120.9727" table:style-name="ce19">
            <text:p>120,9727</text:p>
          </table:table-cell>
          <table:table-cell office:value-type="float" office:value="132.86699999999999" table:style-name="ce20">
            <text:p>132,867</text:p>
          </table:table-cell>
          <table:table-cell office:value-type="float" office:value="11.894299999999987" table:formula="of:=[.H800]-[.G800]" table:style-name="ce21">
            <text:p>11,89</text:p>
          </table:table-cell>
          <table:table-cell office:value-type="float" office:value="11.85" table:style-name="ce22">
            <text:p>11,85</text:p>
          </table:table-cell>
          <table:table-cell office:value-type="float" office:value="9.0999999999999998E-2" table:style-name="ce22">
            <text:p>0,09</text:p>
          </table:table-cell>
          <table:table-cell office:value-type="float" office:value="4.4299999999987349E-2" table:formula="of:=[.I800]-([.J800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760N</text:p>
          </table:table-cell>
          <table:table-cell office:value-type="string" table:style-name="ce15">
            <text:p>9128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O</text:p>
          </table:table-cell>
          <table:table-cell office:value-type="float" office:value="-10.59256291" table:style-name="ce18">
            <text:p>-10,5925629</text:p>
          </table:table-cell>
          <table:table-cell office:value-type="float" office:value="-62.352798239999998" table:style-name="ce18">
            <text:p>-62,3527982</text:p>
          </table:table-cell>
          <table:table-cell office:value-type="float" office:value="245.59819999999999" table:style-name="ce19">
            <text:p>245,5982</text:p>
          </table:table-cell>
          <table:table-cell office:value-type="float" office:value="259.66399999999999" table:style-name="ce20">
            <text:p>259,664</text:p>
          </table:table-cell>
          <table:table-cell office:value-type="float" office:value="14.065799999999996" table:formula="of:=[.H801]-[.G801]" table:style-name="ce21">
            <text:p>14,07</text:p>
          </table:table-cell>
          <table:table-cell office:value-type="float" office:value="13.949" table:style-name="ce22">
            <text:p>13,95</text:p>
          </table:table-cell>
          <table:table-cell office:value-type="float" office:value="0.09" table:style-name="ce22">
            <text:p>0,09</text:p>
          </table:table-cell>
          <table:table-cell office:value-type="float" office:value="0.11679999999999602" table:formula="of:=[.I801]-([.J801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0J</text:p>
          </table:table-cell>
          <table:table-cell office:value-type="string" table:style-name="ce15">
            <text:p>9012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4.4824489300000003" table:style-name="ce18">
            <text:p>04,4824489</text:p>
          </table:table-cell>
          <table:table-cell office:value-type="float" office:value="-61.148234219999999" table:style-name="ce18">
            <text:p>-61,1482342</text:p>
          </table:table-cell>
          <table:table-cell office:value-type="float" office:value="938.85609999999997" table:style-name="ce19">
            <text:p>938,8561</text:p>
          </table:table-cell>
          <table:table-cell office:value-type="float" office:value="922.85199999999998" table:style-name="ce20">
            <text:p>922,852</text:p>
          </table:table-cell>
          <table:table-cell office:value-type="float" office:value="-16.004099999999994" table:formula="of:=[.H802]-[.G802]" table:style-name="ce21">
            <text:p>-16,00</text:p>
          </table:table-cell>
          <table:table-cell office:value-type="float" office:value="-16" table:style-name="ce22">
            <text:p>-16,00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4.0999999999939973E-3" table:formula="of:=[.I802]-([.J80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43G</text:p>
          </table:table-cell>
          <table:table-cell office:value-type="string" table:style-name="ce15">
            <text:p>9117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2.8559679400000002" table:style-name="ce18">
            <text:p>02,8559679</text:p>
          </table:table-cell>
          <table:table-cell office:value-type="float" office:value="-60.697580909999999" table:style-name="ce18">
            <text:p>-60,6975809</text:p>
          </table:table-cell>
          <table:table-cell office:value-type="float" office:value="80.838700000000003" table:style-name="ce19">
            <text:p>80,8387</text:p>
          </table:table-cell>
          <table:table-cell office:value-type="float" office:value="64.798000000000002" table:style-name="ce20">
            <text:p>64,798</text:p>
          </table:table-cell>
          <table:table-cell office:value-type="float" office:value="-16.040700000000001" table:formula="of:=[.H803]-[.G803]" table:style-name="ce21">
            <text:p>-16,04</text:p>
          </table:table-cell>
          <table:table-cell office:value-type="float" office:value="-15.904" table:style-name="ce22">
            <text:p>-15,90</text:p>
          </table:table-cell>
          <table:table-cell office:value-type="float" office:value="9.4E-2" table:style-name="ce22">
            <text:p>0,09</text:p>
          </table:table-cell>
          <table:table-cell office:value-type="float" office:value="-0.13670000000000115" table:formula="of:=[.I803]-([.J803])" table:style-name="ce2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2">
            <text:p><text:s text:c="2"/>1340R</text:p>
          </table:table-cell>
          <table:table-cell office:value-type="string" table:style-name="ce43">
            <text:p>91172</text:p>
          </table:table-cell>
          <table:table-cell office:value-type="string" table:style-name="ce44">
            <text:p>NORTE</text:p>
          </table:table-cell>
          <table:table-cell office:value-type="string" table:style-name="ce45">
            <text:p>RR</text:p>
          </table:table-cell>
          <table:table-cell office:value-type="float" office:value="1.80543181" table:style-name="ce46">
            <text:p>01,8054318</text:p>
          </table:table-cell>
          <table:table-cell office:value-type="float" office:value="-61.150617869999998" table:style-name="ce46">
            <text:p>-61,1506179</text:p>
          </table:table-cell>
          <table:table-cell office:value-type="float" office:value="49.996600000000001" table:style-name="ce47">
            <text:p>49,9966</text:p>
          </table:table-cell>
          <table:table-cell office:value-type="float" office:value="37.472999999999999" table:style-name="ce48">
            <text:p>37,473</text:p>
          </table:table-cell>
          <table:table-cell office:value-type="float" office:value="-12.523600000000002" table:formula="of:=[.H804]-[.G804]" table:style-name="ce49">
            <text:p>-12,52</text:p>
          </table:table-cell>
          <table:table-cell office:value-type="float" office:value="-12.063000000000001" table:style-name="ce49">
            <text:p>-12,06</text:p>
          </table:table-cell>
          <table:table-cell office:value-type="float" office:value="0.122" table:style-name="ce49">
            <text:p>0,12</text:p>
          </table:table-cell>
          <table:table-cell office:value-type="float" office:value="-0.46060000000000123" table:formula="of:=[.I804]-([.J804])" table:style-name="ce49">
            <text:p>-0,4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44P</text:p>
          </table:table-cell>
          <table:table-cell office:value-type="string" table:style-name="ce15">
            <text:p>9263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3.5604694399999999" table:style-name="ce18">
            <text:p>03,5604694</text:p>
          </table:table-cell>
          <table:table-cell office:value-type="float" office:value="-60.939153949999998" table:style-name="ce18">
            <text:p>-60,9391540</text:p>
          </table:table-cell>
          <table:table-cell office:value-type="float" office:value="94.972099999999998" table:style-name="ce19">
            <text:p>94,9721</text:p>
          </table:table-cell>
          <table:table-cell office:value-type="float" office:value="78.093999999999994" table:style-name="ce20">
            <text:p>78,094</text:p>
          </table:table-cell>
          <table:table-cell office:value-type="float" office:value="-16.878100000000003" table:formula="of:=[.H805]-[.G805]" table:style-name="ce21">
            <text:p>-16,88</text:p>
          </table:table-cell>
          <table:table-cell office:value-type="float" office:value="-16.777999999999999" table:style-name="ce22">
            <text:p>-16,78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0.10010000000000474" table:formula="of:=[.I805]-([.J805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44U</text:p>
          </table:table-cell>
          <table:table-cell office:value-type="string" table:style-name="ce15">
            <text:p>9263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3.6794941799999998" table:style-name="ce18">
            <text:p>03,6794942</text:p>
          </table:table-cell>
          <table:table-cell office:value-type="float" office:value="-60.982323399999999" table:style-name="ce18">
            <text:p>-60,9823234</text:p>
          </table:table-cell>
          <table:table-cell office:value-type="float" office:value="89.45" table:style-name="ce19">
            <text:p>89,4500</text:p>
          </table:table-cell>
          <table:table-cell office:value-type="float" office:value="72.484999999999999" table:style-name="ce20">
            <text:p>72,485</text:p>
          </table:table-cell>
          <table:table-cell office:value-type="float" office:value="-16.965000000000003" table:formula="of:=[.H806]-[.G806]" table:style-name="ce21">
            <text:p>-16,97</text:p>
          </table:table-cell>
          <table:table-cell office:value-type="float" office:value="-16.946000000000002" table:style-name="ce22">
            <text:p>-16,95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1.9000000000001904E-2" table:formula="of:=[.I806]-([.J80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45B</text:p>
          </table:table-cell>
          <table:table-cell office:value-type="string" table:style-name="ce15">
            <text:p>9264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3.8225452" table:style-name="ce18">
            <text:p>03,8225452</text:p>
          </table:table-cell>
          <table:table-cell office:value-type="float" office:value="-60.995834889999998" table:style-name="ce18">
            <text:p>-60,9958349</text:p>
          </table:table-cell>
          <table:table-cell office:value-type="float" office:value="101.2735" table:style-name="ce19">
            <text:p>101,2735</text:p>
          </table:table-cell>
          <table:table-cell office:value-type="float" office:value="83.988" table:style-name="ce20">
            <text:p>83,988</text:p>
          </table:table-cell>
          <table:table-cell office:value-type="float" office:value="-17.285499999999999" table:formula="of:=[.H807]-[.G807]" table:style-name="ce21">
            <text:p>-17,29</text:p>
          </table:table-cell>
          <table:table-cell office:value-type="float" office:value="-17.283000000000001" table:style-name="ce22">
            <text:p>-17,28</text:p>
          </table:table-cell>
          <table:table-cell office:value-type="float" office:value="6.3E-2" table:style-name="ce22">
            <text:p>0,06</text:p>
          </table:table-cell>
          <table:table-cell office:value-type="float" office:value="-2.4999999999977263E-3" table:formula="of:=[.I807]-([.J80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45F</text:p>
          </table:table-cell>
          <table:table-cell office:value-type="string" table:style-name="ce15">
            <text:p>9264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3.9463729999999999" table:style-name="ce18">
            <text:p>03,9463730</text:p>
          </table:table-cell>
          <table:table-cell office:value-type="float" office:value="-61.023663689999999" table:style-name="ce18">
            <text:p>-61,0236637</text:p>
          </table:table-cell>
          <table:table-cell office:value-type="float" office:value="117.657" table:style-name="ce19">
            <text:p>117,6570</text:p>
          </table:table-cell>
          <table:table-cell office:value-type="float" office:value="100.084" table:style-name="ce20">
            <text:p>100,084</text:p>
          </table:table-cell>
          <table:table-cell office:value-type="float" office:value="-17.572999999999993" table:formula="of:=[.H808]-[.G808]" table:style-name="ce21">
            <text:p>-17,57</text:p>
          </table:table-cell>
          <table:table-cell office:value-type="float" office:value="-17.632000000000001" table:style-name="ce22">
            <text:p>-17,63</text:p>
          </table:table-cell>
          <table:table-cell office:value-type="float" office:value="6.3E-2" table:style-name="ce22">
            <text:p>0,06</text:p>
          </table:table-cell>
          <table:table-cell office:value-type="float" office:value="5.9000000000008157E-2" table:formula="of:=[.I808]-([.J808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1345M</text:p>
          </table:table-cell>
          <table:table-cell office:value-type="string" table:style-name="ce35">
            <text:p>92642</text:p>
          </table:table-cell>
          <table:table-cell office:value-type="string" table:style-name="ce36">
            <text:p>NORTE</text:p>
          </table:table-cell>
          <table:table-cell office:value-type="string" table:style-name="ce37">
            <text:p>RR</text:p>
          </table:table-cell>
          <table:table-cell office:value-type="float" office:value="4.0932199999999996" table:style-name="ce38">
            <text:p>04,0932200</text:p>
          </table:table-cell>
          <table:table-cell office:value-type="float" office:value="-61.039055640000001" table:style-name="ce38">
            <text:p>-61,0390556</text:p>
          </table:table-cell>
          <table:table-cell office:value-type="float" office:value="131.9751" table:style-name="ce39">
            <text:p>131,9751</text:p>
          </table:table-cell>
          <table:table-cell office:value-type="float" office:value="114.063" table:style-name="ce40">
            <text:p>114,063</text:p>
          </table:table-cell>
          <table:table-cell office:value-type="float" office:value="-17.912099999999995" table:formula="of:=[.H809]-[.G809]" table:style-name="ce41">
            <text:p>-17,91</text:p>
          </table:table-cell>
          <table:table-cell office:value-type="float" office:value="-17.684000000000001" table:style-name="ce41">
            <text:p>-17,68</text:p>
          </table:table-cell>
          <table:table-cell office:value-type="float" office:value="6.0999999999999999E-2" table:style-name="ce41">
            <text:p>0,06</text:p>
          </table:table-cell>
          <table:table-cell office:value-type="float" office:value="-0.2280999999999942" table:formula="of:=[.I809]-([.J809])" table:style-name="ce41">
            <text:p>-0,2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345T</text:p>
          </table:table-cell>
          <table:table-cell office:value-type="string" table:style-name="ce27">
            <text:p>92643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RR</text:p>
          </table:table-cell>
          <table:table-cell office:value-type="float" office:value="4.2108583099999999" table:style-name="ce30">
            <text:p>04,2108583</text:p>
          </table:table-cell>
          <table:table-cell office:value-type="float" office:value="-61.012738579999997" table:style-name="ce30">
            <text:p>-61,0127386</text:p>
          </table:table-cell>
          <table:table-cell office:value-type="float" office:value="171.2022" table:style-name="ce31">
            <text:p>171,2022</text:p>
          </table:table-cell>
          <table:table-cell office:value-type="float" office:value="153.34899999999999" table:style-name="ce32">
            <text:p>153,349</text:p>
          </table:table-cell>
          <table:table-cell office:value-type="float" office:value="-17.853200000000015" table:formula="of:=[.H810]-[.G810]" table:style-name="ce33">
            <text:p>-17,85</text:p>
          </table:table-cell>
          <table:table-cell office:value-type="float" office:value="-17.710999999999999" table:style-name="ce33">
            <text:p>-17,71</text:p>
          </table:table-cell>
          <table:table-cell office:value-type="float" office:value="6.3E-2" table:style-name="ce33">
            <text:p>0,06</text:p>
          </table:table-cell>
          <table:table-cell office:value-type="float" office:value="-0.14220000000001676" table:formula="of:=[.I810]-([.J810])" table:style-name="ce3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46A</text:p>
          </table:table-cell>
          <table:table-cell office:value-type="string" table:style-name="ce15">
            <text:p>92644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4.3053206299999998" table:style-name="ce18">
            <text:p>04,3053206</text:p>
          </table:table-cell>
          <table:table-cell office:value-type="float" office:value="-61.08047285" table:style-name="ce18">
            <text:p>-61,0804729</text:p>
          </table:table-cell>
          <table:table-cell office:value-type="float" office:value="352.0718" table:style-name="ce19">
            <text:p>352,0718</text:p>
          </table:table-cell>
          <table:table-cell office:value-type="float" office:value="334.80599999999998" table:style-name="ce20">
            <text:p>334,806</text:p>
          </table:table-cell>
          <table:table-cell office:value-type="float" office:value="-17.265800000000013" table:formula="of:=[.H811]-[.G811]" table:style-name="ce21">
            <text:p>-17,27</text:p>
          </table:table-cell>
          <table:table-cell office:value-type="float" office:value="-17.192" table:style-name="ce22">
            <text:p>-17,19</text:p>
          </table:table-cell>
          <table:table-cell office:value-type="float" office:value="6.2E-2" table:style-name="ce22">
            <text:p>0,06</text:p>
          </table:table-cell>
          <table:table-cell office:value-type="float" office:value="-7.3800000000012744E-2" table:formula="of:=[.I811]-([.J811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46F</text:p>
          </table:table-cell>
          <table:table-cell office:value-type="string" table:style-name="ce15">
            <text:p>9264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4.4059219499999998" table:style-name="ce18">
            <text:p>04,4059220</text:p>
          </table:table-cell>
          <table:table-cell office:value-type="float" office:value="-61.164243800000001" table:style-name="ce18">
            <text:p>-61,1642438</text:p>
          </table:table-cell>
          <table:table-cell office:value-type="float" office:value="461.50869999999998" table:style-name="ce19">
            <text:p>461,5087</text:p>
          </table:table-cell>
          <table:table-cell office:value-type="float" office:value="445.05700000000002" table:style-name="ce20">
            <text:p>445,057</text:p>
          </table:table-cell>
          <table:table-cell office:value-type="float" office:value="-16.45169999999996" table:formula="of:=[.H812]-[.G812]" table:style-name="ce21">
            <text:p>-16,45</text:p>
          </table:table-cell>
          <table:table-cell office:value-type="float" office:value="-16.359000000000002" table:style-name="ce22">
            <text:p>-16,36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9.2699999999958038E-2" table:formula="of:=[.I812]-([.J812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35Z</text:p>
          </table:table-cell>
          <table:table-cell office:value-type="string" table:style-name="ce15">
            <text:p>9500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-7.4716859999999996E-2" table:style-name="ce18">
            <text:p>-00,0747169</text:p>
          </table:table-cell>
          <table:table-cell office:value-type="float" office:value="-60.697139079999999" table:style-name="ce18">
            <text:p>-60,6971391</text:p>
          </table:table-cell>
          <table:table-cell office:value-type="float" office:value="46.719299999999997" table:style-name="ce19">
            <text:p>46,7193</text:p>
          </table:table-cell>
          <table:table-cell office:value-type="float" office:value="34.905999999999999" table:style-name="ce20">
            <text:p>34,906</text:p>
          </table:table-cell>
          <table:table-cell office:value-type="float" office:value="-11.813299999999998" table:formula="of:=[.H813]-[.G813]" table:style-name="ce21">
            <text:p>-11,81</text:p>
          </table:table-cell>
          <table:table-cell office:value-type="float" office:value="-11.725" table:style-name="ce22">
            <text:p>-11,73</text:p>
          </table:table-cell>
          <table:table-cell office:value-type="float" office:value="9.8000000000000004E-2" table:style-name="ce22">
            <text:p>0,10</text:p>
          </table:table-cell>
          <table:table-cell office:value-type="float" office:value="-8.8299999999998491E-2" table:formula="of:=[.I813]-([.J813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38J</text:p>
          </table:table-cell>
          <table:table-cell office:value-type="string" table:style-name="ce15">
            <text:p>9500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1.0875092099999999" table:style-name="ce18">
            <text:p>01,0875092</text:p>
          </table:table-cell>
          <table:table-cell office:value-type="float" office:value="-60.3855152" table:style-name="ce18">
            <text:p>-60,3855152</text:p>
          </table:table-cell>
          <table:table-cell office:value-type="float" office:value="77.75" table:style-name="ce19">
            <text:p>77,7500</text:p>
          </table:table-cell>
          <table:table-cell office:value-type="float" office:value="63.658000000000001" table:style-name="ce20">
            <text:p>63,658</text:p>
          </table:table-cell>
          <table:table-cell office:value-type="float" office:value="-14.091999999999999" table:formula="of:=[.H814]-[.G814]" table:style-name="ce21">
            <text:p>-14,09</text:p>
          </table:table-cell>
          <table:table-cell office:value-type="float" office:value="-14.061" table:style-name="ce22">
            <text:p>-14,06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3.0999999999998806E-2" table:formula="of:=[.I814]-([.J814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39C</text:p>
          </table:table-cell>
          <table:table-cell office:value-type="string" table:style-name="ce15">
            <text:p>9500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1.31155679" table:style-name="ce18">
            <text:p>01,3115568</text:p>
          </table:table-cell>
          <table:table-cell office:value-type="float" office:value="-60.573268499999998" table:style-name="ce18">
            <text:p>-60,5732685</text:p>
          </table:table-cell>
          <table:table-cell office:value-type="float" office:value="72.3994" table:style-name="ce19">
            <text:p>72,3994</text:p>
          </table:table-cell>
          <table:table-cell office:value-type="float" office:value="58.540999999999997" table:style-name="ce20">
            <text:p>58,541</text:p>
          </table:table-cell>
          <table:table-cell office:value-type="float" office:value="-13.858400000000003" table:formula="of:=[.H815]-[.G815]" table:style-name="ce21">
            <text:p>-13,86</text:p>
          </table:table-cell>
          <table:table-cell office:value-type="float" office:value="-13.881" table:style-name="ce22">
            <text:p>-13,88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2.2599999999997067E-2" table:formula="of:=[.I815]-([.J81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2">
            <text:p><text:s text:c="2"/>1340V</text:p>
          </table:table-cell>
          <table:table-cell office:value-type="string" table:style-name="ce43">
            <text:p>95008</text:p>
          </table:table-cell>
          <table:table-cell office:value-type="string" table:style-name="ce44">
            <text:p>NORTE</text:p>
          </table:table-cell>
          <table:table-cell office:value-type="string" table:style-name="ce45">
            <text:p>RR</text:p>
          </table:table-cell>
          <table:table-cell office:value-type="float" office:value="1.82950843" table:style-name="ce46">
            <text:p>01,8295084</text:p>
          </table:table-cell>
          <table:table-cell office:value-type="float" office:value="-61.131819659999998" table:style-name="ce46">
            <text:p>-61,1318197</text:p>
          </table:table-cell>
          <table:table-cell office:value-type="float" office:value="51.723799999999997" table:style-name="ce47">
            <text:p>51,7238</text:p>
          </table:table-cell>
          <table:table-cell office:value-type="float" office:value="39.164999999999999" table:style-name="ce48">
            <text:p>39,165</text:p>
          </table:table-cell>
          <table:table-cell office:value-type="float" office:value="-12.558799999999998" table:formula="of:=[.H816]-[.G816]" table:style-name="ce49">
            <text:p>-12,56</text:p>
          </table:table-cell>
          <table:table-cell office:value-type="float" office:value="-12.083" table:style-name="ce49">
            <text:p>-12,08</text:p>
          </table:table-cell>
          <table:table-cell office:value-type="float" office:value="0.122" table:style-name="ce49">
            <text:p>0,12</text:p>
          </table:table-cell>
          <table:table-cell office:value-type="float" office:value="-0.47579999999999778" table:formula="of:=[.I816]-([.J816])" table:style-name="ce49">
            <text:p>-0,4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52H</text:p>
          </table:table-cell>
          <table:table-cell office:value-type="string" table:style-name="ce15">
            <text:p>9500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RR</text:p>
          </table:table-cell>
          <table:table-cell office:value-type="float" office:value="0.92615011000000003" table:style-name="ce18">
            <text:p>00,9261501</text:p>
          </table:table-cell>
          <table:table-cell office:value-type="float" office:value="-59.818301400000003" table:style-name="ce18">
            <text:p>-59,8183014</text:p>
          </table:table-cell>
          <table:table-cell office:value-type="float" office:value="129.56829999999999" table:style-name="ce19">
            <text:p>129,5683</text:p>
          </table:table-cell>
          <table:table-cell office:value-type="float" office:value="113.604" table:style-name="ce20">
            <text:p>113,604</text:p>
          </table:table-cell>
          <table:table-cell office:value-type="float" office:value="-15.964299999999994" table:formula="of:=[.H817]-[.G817]" table:style-name="ce21">
            <text:p>-15,96</text:p>
          </table:table-cell>
          <table:table-cell office:value-type="float" office:value="-15.835000000000001" table:style-name="ce22">
            <text:p>-15,84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-0.12929999999999353" table:formula="of:=[.I817]-([.J817])" table:style-name="ce23">
            <text:p>-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06H</text:p>
          </table:table-cell>
          <table:table-cell office:value-type="string" table:style-name="ce15">
            <text:p>9139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1.58670105" table:style-name="ce18">
            <text:p>-11,5867011</text:p>
          </table:table-cell>
          <table:table-cell office:value-type="float" office:value="-48.672918189999997" table:style-name="ce18">
            <text:p>-48,6729182</text:p>
          </table:table-cell>
          <table:table-cell office:value-type="float" office:value="234.8871" table:style-name="ce19">
            <text:p>234,8871</text:p>
          </table:table-cell>
          <table:table-cell office:value-type="float" office:value="218.99100000000001" table:style-name="ce20">
            <text:p>218,991</text:p>
          </table:table-cell>
          <table:table-cell office:value-type="float" office:value="-15.89609999999999" table:formula="of:=[.H818]-[.G818]" table:style-name="ce21">
            <text:p>-15,90</text:p>
          </table:table-cell>
          <table:table-cell office:value-type="float" office:value="-15.944000000000001" table:style-name="ce22">
            <text:p>-15,94</text:p>
          </table:table-cell>
          <table:table-cell office:value-type="float" office:value="0.09" table:style-name="ce22">
            <text:p>0,09</text:p>
          </table:table-cell>
          <table:table-cell office:value-type="float" office:value="4.7900000000010934E-2" table:formula="of:=[.I818]-([.J818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07P</text:p>
          </table:table-cell>
          <table:table-cell office:value-type="string" table:style-name="ce15">
            <text:p>9139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2.21861889" table:style-name="ce18">
            <text:p>-12,2186189</text:p>
          </table:table-cell>
          <table:table-cell office:value-type="float" office:value="-47.296824110000003" table:style-name="ce18">
            <text:p>-47,2968241</text:p>
          </table:table-cell>
          <table:table-cell office:value-type="float" office:value="401.89600000000002" table:style-name="ce19">
            <text:p>401,8960</text:p>
          </table:table-cell>
          <table:table-cell office:value-type="float" office:value="383.55500000000001" table:style-name="ce20">
            <text:p>383,555</text:p>
          </table:table-cell>
          <table:table-cell office:value-type="float" office:value="-18.341000000000008" table:formula="of:=[.H819]-[.G819]" table:style-name="ce21">
            <text:p>-18,34</text:p>
          </table:table-cell>
          <table:table-cell office:value-type="float" office:value="-18.337" table:style-name="ce22">
            <text:p>-18,34</text:p>
          </table:table-cell>
          <table:table-cell office:value-type="float" office:value="0.08" table:style-name="ce22">
            <text:p>0,08</text:p>
          </table:table-cell>
          <table:table-cell office:value-type="float" office:value="-4.0000000000084412E-3" table:formula="of:=[.I819]-([.J819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09H</text:p>
          </table:table-cell>
          <table:table-cell office:value-type="string" table:style-name="ce15">
            <text:p>9139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1.648441910000001" table:style-name="ce18">
            <text:p>-11,6484419</text:p>
          </table:table-cell>
          <table:table-cell office:value-type="float" office:value="-47.401601229999997" table:style-name="ce18">
            <text:p>-47,4016012</text:p>
          </table:table-cell>
          <table:table-cell office:value-type="float" office:value="350.87310000000002" table:style-name="ce19">
            <text:p>350,8731</text:p>
          </table:table-cell>
          <table:table-cell office:value-type="float" office:value="333.62900000000002" table:style-name="ce20">
            <text:p>333,629</text:p>
          </table:table-cell>
          <table:table-cell office:value-type="float" office:value="-17.244100000000003" table:formula="of:=[.H820]-[.G820]" table:style-name="ce21">
            <text:p>-17,24</text:p>
          </table:table-cell>
          <table:table-cell office:value-type="float" office:value="-17.21" table:style-name="ce22">
            <text:p>-17,21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-3.410000000000224E-2" table:formula="of:=[.I820]-([.J82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05U</text:p>
          </table:table-cell>
          <table:table-cell office:value-type="string" table:style-name="ce15">
            <text:p>9139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2.18422163" table:style-name="ce18">
            <text:p>-12,1842216</text:p>
          </table:table-cell>
          <table:table-cell office:value-type="float" office:value="-46.456071350000002" table:style-name="ce18">
            <text:p>-46,4560714</text:p>
          </table:table-cell>
          <table:table-cell office:value-type="float" office:value="533.34119999999996" table:style-name="ce19">
            <text:p>533,3412</text:p>
          </table:table-cell>
          <table:table-cell office:value-type="float" office:value="516.37" table:style-name="ce20">
            <text:p>516,370</text:p>
          </table:table-cell>
          <table:table-cell office:value-type="float" office:value="-16.971199999999953" table:formula="of:=[.H821]-[.G821]" table:style-name="ce21">
            <text:p>-16,97</text:p>
          </table:table-cell>
          <table:table-cell office:value-type="float" office:value="-16.914000000000001" table:style-name="ce22">
            <text:p>-16,91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-5.7199999999951956E-2" table:formula="of:=[.I821]-([.J821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375H</text:p>
          </table:table-cell>
          <table:table-cell office:value-type="string" table:style-name="ce27">
            <text:p>91394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TO</text:p>
          </table:table-cell>
          <table:table-cell office:value-type="float" office:value="-12.72872793" table:style-name="ce30">
            <text:p>-12,7287279</text:p>
          </table:table-cell>
          <table:table-cell office:value-type="float" office:value="-46.467176719999998" table:style-name="ce30">
            <text:p>-46,4671767</text:p>
          </table:table-cell>
          <table:table-cell office:value-type="float" office:value="435.14260000000002" table:style-name="ce31">
            <text:p>435,1426</text:p>
          </table:table-cell>
          <table:table-cell office:value-type="float" office:value="418.37700000000001" table:style-name="ce32">
            <text:p>418,377</text:p>
          </table:table-cell>
          <table:table-cell office:value-type="float" office:value="-16.765600000000006" table:formula="of:=[.H822]-[.G822]" table:style-name="ce33">
            <text:p>-16,77</text:p>
          </table:table-cell>
          <table:table-cell office:value-type="float" office:value="-16.579000000000001" table:style-name="ce33">
            <text:p>-16,58</text:p>
          </table:table-cell>
          <table:table-cell office:value-type="float" office:value="7.5999999999999998E-2" table:style-name="ce33">
            <text:p>0,08</text:p>
          </table:table-cell>
          <table:table-cell office:value-type="float" office:value="-0.18660000000000565" table:formula="of:=[.I822]-([.J822])" table:style-name="ce33">
            <text:p>-0,1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81A</text:p>
          </table:table-cell>
          <table:table-cell office:value-type="string" table:style-name="ce15">
            <text:p>9139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0.43186468" table:style-name="ce18">
            <text:p>-10,4318647</text:p>
          </table:table-cell>
          <table:table-cell office:value-type="float" office:value="-48.998859510000003" table:style-name="ce18">
            <text:p>-48,9988595</text:p>
          </table:table-cell>
          <table:table-cell office:value-type="float" office:value="289.55329999999998" table:style-name="ce19">
            <text:p>289,5533</text:p>
          </table:table-cell>
          <table:table-cell office:value-type="float" office:value="271.04300000000001" table:style-name="ce20">
            <text:p>271,043</text:p>
          </table:table-cell>
          <table:table-cell office:value-type="float" office:value="-18.510299999999972" table:formula="of:=[.H823]-[.G823]" table:style-name="ce21">
            <text:p>-18,51</text:p>
          </table:table-cell>
          <table:table-cell office:value-type="float" office:value="-18.396999999999998" table:style-name="ce22">
            <text:p>-18,40</text:p>
          </table:table-cell>
          <table:table-cell office:value-type="float" office:value="9.0999999999999998E-2" table:style-name="ce22">
            <text:p>0,09</text:p>
          </table:table-cell>
          <table:table-cell office:value-type="float" office:value="-0.11329999999997398" table:formula="of:=[.I823]-([.J823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59M</text:p>
          </table:table-cell>
          <table:table-cell office:value-type="string" table:style-name="ce15">
            <text:p>9140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2.67626879" table:style-name="ce18">
            <text:p>-12,6762688</text:p>
          </table:table-cell>
          <table:table-cell office:value-type="float" office:value="-50.591298190000003" table:style-name="ce18">
            <text:p>-50,5912982</text:p>
          </table:table-cell>
          <table:table-cell office:value-type="float" office:value="207.1515" table:style-name="ce19">
            <text:p>207,1515</text:p>
          </table:table-cell>
          <table:table-cell office:value-type="float" office:value="193.10300000000001" table:style-name="ce20">
            <text:p>193,103</text:p>
          </table:table-cell>
          <table:table-cell office:value-type="float" office:value="-14.04849999999999" table:formula="of:=[.H824]-[.G824]" table:style-name="ce21">
            <text:p>-14,05</text:p>
          </table:table-cell>
          <table:table-cell office:value-type="float" office:value="-14.081" table:style-name="ce22">
            <text:p>-14,08</text:p>
          </table:table-cell>
          <table:table-cell office:value-type="float" office:value="9.2999999999999999E-2" table:style-name="ce22">
            <text:p>0,09</text:p>
          </table:table-cell>
          <table:table-cell office:value-type="float" office:value="3.2500000000009521E-2" table:formula="of:=[.I824]-([.J82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54A</text:p>
          </table:table-cell>
          <table:table-cell office:value-type="string" table:style-name="ce15">
            <text:p>9261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2.289813710000001" table:style-name="ce18">
            <text:p>-12,2898137</text:p>
          </table:table-cell>
          <table:table-cell office:value-type="float" office:value="-48.239258110000002" table:style-name="ce18">
            <text:p>-48,2392581</text:p>
          </table:table-cell>
          <table:table-cell office:value-type="float" office:value="290.4341" table:style-name="ce19">
            <text:p>290,4341</text:p>
          </table:table-cell>
          <table:table-cell office:value-type="float" office:value="275.03500000000003" table:style-name="ce20">
            <text:p>275,035</text:p>
          </table:table-cell>
          <table:table-cell office:value-type="float" office:value="-15.399099999999976" table:formula="of:=[.H825]-[.G825]" table:style-name="ce21">
            <text:p>-15,40</text:p>
          </table:table-cell>
          <table:table-cell office:value-type="float" office:value="-15.467000000000001" table:style-name="ce22">
            <text:p>-15,47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6.7900000000024718E-2" table:formula="of:=[.I825]-([.J825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79P</text:p>
          </table:table-cell>
          <table:table-cell office:value-type="string" table:style-name="ce15">
            <text:p>9261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2.62137248" table:style-name="ce18">
            <text:p>-12,6213725</text:p>
          </table:table-cell>
          <table:table-cell office:value-type="float" office:value="-47.886153829999998" table:style-name="ce18">
            <text:p>-47,8861538</text:p>
          </table:table-cell>
          <table:table-cell office:value-type="float" office:value="270.4425" table:style-name="ce19">
            <text:p>270,4425</text:p>
          </table:table-cell>
          <table:table-cell office:value-type="float" office:value="253.61799999999999" table:style-name="ce20">
            <text:p>253,618</text:p>
          </table:table-cell>
          <table:table-cell office:value-type="float" office:value="-16.8245" table:formula="of:=[.H826]-[.G826]" table:style-name="ce21">
            <text:p>-16,82</text:p>
          </table:table-cell>
          <table:table-cell office:value-type="float" office:value="-16.809999999999999" table:style-name="ce22">
            <text:p>-16,81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1.4500000000001734E-2" table:formula="of:=[.I826]-([.J82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51U</text:p>
          </table:table-cell>
          <table:table-cell office:value-type="string" table:style-name="ce15">
            <text:p>9261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2.74372717" table:style-name="ce18">
            <text:p>-12,7437272</text:p>
          </table:table-cell>
          <table:table-cell office:value-type="float" office:value="-48.237429640000002" table:style-name="ce18">
            <text:p>-48,2374296</text:p>
          </table:table-cell>
          <table:table-cell office:value-type="float" office:value="268.89139999999998" table:style-name="ce19">
            <text:p>268,8914</text:p>
          </table:table-cell>
          <table:table-cell office:value-type="float" office:value="253.68600000000001" table:style-name="ce20">
            <text:p>253,686</text:p>
          </table:table-cell>
          <table:table-cell office:value-type="float" office:value="-15.205399999999969" table:formula="of:=[.H827]-[.G827]" table:style-name="ce21">
            <text:p>-15,21</text:p>
          </table:table-cell>
          <table:table-cell office:value-type="float" office:value="-15.183" table:style-name="ce22">
            <text:p>-15,18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2.2399999999969111E-2" table:formula="of:=[.I827]-([.J82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12G</text:p>
          </table:table-cell>
          <table:table-cell office:value-type="string" table:style-name="ce15">
            <text:p>92820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2.42100162" table:style-name="ce18">
            <text:p>-12,4210016</text:p>
          </table:table-cell>
          <table:table-cell office:value-type="float" office:value="-48.624023059999999" table:style-name="ce18">
            <text:p>-48,6240231</text:p>
          </table:table-cell>
          <table:table-cell office:value-type="float" office:value="298.62540000000001" table:style-name="ce19">
            <text:p>298,6254</text:p>
          </table:table-cell>
          <table:table-cell office:value-type="float" office:value="284.32" table:style-name="ce20">
            <text:p>284,320</text:p>
          </table:table-cell>
          <table:table-cell office:value-type="float" office:value="-14.30540000000002" table:formula="of:=[.H828]-[.G828]" table:style-name="ce21">
            <text:p>-14,31</text:p>
          </table:table-cell>
          <table:table-cell office:value-type="float" office:value="-14.4" table:style-name="ce22">
            <text:p>-14,40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9.4599999999980255E-2" table:formula="of:=[.I828]-([.J828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77E</text:p>
          </table:table-cell>
          <table:table-cell office:value-type="string" table:style-name="ce15">
            <text:p>92821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2.91430302" table:style-name="ce18">
            <text:p>-12,9143030</text:p>
          </table:table-cell>
          <table:table-cell office:value-type="float" office:value="-46.953774899999999" table:style-name="ce18">
            <text:p>-46,9537749</text:p>
          </table:table-cell>
          <table:table-cell office:value-type="float" office:value="749.01110000000006" table:style-name="ce19">
            <text:p>749,0111</text:p>
          </table:table-cell>
          <table:table-cell office:value-type="float" office:value="731.30100000000004" table:style-name="ce20">
            <text:p>731,301</text:p>
          </table:table-cell>
          <table:table-cell office:value-type="float" office:value="-17.710100000000011" table:formula="of:=[.H829]-[.G829]" table:style-name="ce21">
            <text:p>-17,71</text:p>
          </table:table-cell>
          <table:table-cell office:value-type="float" office:value="-17.853999999999999" table:style-name="ce22">
            <text:p>-17,85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0.14389999999998793" table:formula="of:=[.I829]-([.J829])" table:style-name="ce2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05V</text:p>
          </table:table-cell>
          <table:table-cell office:value-type="string" table:style-name="ce15">
            <text:p>92822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1.792566300000001" table:style-name="ce18">
            <text:p>-11,7925663</text:p>
          </table:table-cell>
          <table:table-cell office:value-type="float" office:value="-46.906294070000001" table:style-name="ce18">
            <text:p>-46,9062941</text:p>
          </table:table-cell>
          <table:table-cell office:value-type="float" office:value="422.14010000000002" table:style-name="ce19">
            <text:p>422,1401</text:p>
          </table:table-cell>
          <table:table-cell office:value-type="float" office:value="404.50799999999998" table:style-name="ce20">
            <text:p>404,508</text:p>
          </table:table-cell>
          <table:table-cell office:value-type="float" office:value="-17.632100000000037" table:formula="of:=[.H830]-[.G830]" table:style-name="ce21">
            <text:p>-17,63</text:p>
          </table:table-cell>
          <table:table-cell office:value-type="float" office:value="-17.7" table:style-name="ce22">
            <text:p>-17,70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6.7899999999962546E-2" table:formula="of:=[.I830]-([.J830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08H</text:p>
          </table:table-cell>
          <table:table-cell office:value-type="string" table:style-name="ce15">
            <text:p>92823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0.931189910000001" table:style-name="ce18">
            <text:p>-10,9311899</text:p>
          </table:table-cell>
          <table:table-cell office:value-type="float" office:value="-48.523049520000001" table:style-name="ce18">
            <text:p>-48,5230495</text:p>
          </table:table-cell>
          <table:table-cell office:value-type="float" office:value="253.09129999999999" table:style-name="ce19">
            <text:p>253,0913</text:p>
          </table:table-cell>
          <table:table-cell office:value-type="float" office:value="236.48500000000001" table:style-name="ce20">
            <text:p>236,485</text:p>
          </table:table-cell>
          <table:table-cell office:value-type="float" office:value="-16.606299999999976" table:formula="of:=[.H831]-[.G831]" table:style-name="ce21">
            <text:p>-16,61</text:p>
          </table:table-cell>
          <table:table-cell office:value-type="float" office:value="-16.614000000000001" table:style-name="ce22">
            <text:p>-16,61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7.7000000000246871E-3" table:formula="of:=[.I831]-([.J83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3"/>946V</text:p>
          </table:table-cell>
          <table:table-cell office:value-type="string" table:style-name="ce27">
            <text:p>92824</text:p>
          </table:table-cell>
          <table:table-cell office:value-type="string" table:style-name="ce28">
            <text:p>NORTE</text:p>
          </table:table-cell>
          <table:table-cell office:value-type="string" table:style-name="ce29">
            <text:p>TO</text:p>
          </table:table-cell>
          <table:table-cell office:value-type="float" office:value="-9.5654997500000007" table:style-name="ce30">
            <text:p>-09,5654998</text:p>
          </table:table-cell>
          <table:table-cell office:value-type="float" office:value="-46.616573090000003" table:style-name="ce30">
            <text:p>-46,6165731</text:p>
          </table:table-cell>
          <table:table-cell office:value-type="float" office:value="454.08760000000001" table:style-name="ce31">
            <text:p>454,0876</text:p>
          </table:table-cell>
          <table:table-cell office:value-type="float" office:value="433.74700000000001" table:style-name="ce32">
            <text:p>433,747</text:p>
          </table:table-cell>
          <table:table-cell office:value-type="float" office:value="-20.340599999999995" table:formula="of:=[.H832]-[.G832]" table:style-name="ce33">
            <text:p>-20,34</text:p>
          </table:table-cell>
          <table:table-cell office:value-type="float" office:value="-20.597000000000001" table:style-name="ce33">
            <text:p>-20,60</text:p>
          </table:table-cell>
          <table:table-cell office:value-type="float" office:value="0.09" table:style-name="ce33">
            <text:p>0,09</text:p>
          </table:table-cell>
          <table:table-cell office:value-type="float" office:value="0.2564000000000064" table:formula="of:=[.I832]-([.J832])" table:style-name="ce33">
            <text:p>0,2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82P</text:p>
          </table:table-cell>
          <table:table-cell office:value-type="string" table:style-name="ce15">
            <text:p>92825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9.7648505599999993" table:style-name="ce18">
            <text:p>-09,7648506</text:p>
          </table:table-cell>
          <table:table-cell office:value-type="float" office:value="-48.703496229999999" table:style-name="ce18">
            <text:p>-48,7034962</text:p>
          </table:table-cell>
          <table:table-cell office:value-type="float" office:value="338.84280000000001" table:style-name="ce19">
            <text:p>338,8428</text:p>
          </table:table-cell>
          <table:table-cell office:value-type="float" office:value="319.87" table:style-name="ce20">
            <text:p>319,870</text:p>
          </table:table-cell>
          <table:table-cell office:value-type="float" office:value="-18.972800000000007" table:formula="of:=[.H833]-[.G833]" table:style-name="ce21">
            <text:p>-18,97</text:p>
          </table:table-cell>
          <table:table-cell office:value-type="float" office:value="-19.039000000000001" table:style-name="ce22">
            <text:p>-19,04</text:p>
          </table:table-cell>
          <table:table-cell office:value-type="float" office:value="9.6000000000000002E-2" table:style-name="ce22">
            <text:p>0,10</text:p>
          </table:table-cell>
          <table:table-cell office:value-type="float" office:value="6.619999999999493E-2" table:formula="of:=[.I833]-([.J833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88S</text:p>
          </table:table-cell>
          <table:table-cell office:value-type="string" table:style-name="ce15">
            <text:p>92826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8.3120889899999995" table:style-name="ce18">
            <text:p>-08,3120890</text:p>
          </table:table-cell>
          <table:table-cell office:value-type="float" office:value="-49.202998340000001" table:style-name="ce18">
            <text:p>-49,2029983</text:p>
          </table:table-cell>
          <table:table-cell office:value-type="float" office:value="181.9034" table:style-name="ce19">
            <text:p>181,9034</text:p>
          </table:table-cell>
          <table:table-cell office:value-type="float" office:value="158.488" table:style-name="ce20">
            <text:p>158,488</text:p>
          </table:table-cell>
          <table:table-cell office:value-type="float" office:value="-23.415400000000005" table:formula="of:=[.H834]-[.G834]" table:style-name="ce21">
            <text:p>-23,42</text:p>
          </table:table-cell>
          <table:table-cell office:value-type="float" office:value="-23.46" table:style-name="ce22">
            <text:p>-23,46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4.4599999999995532E-2" table:formula="of:=[.I834]-([.J834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921A</text:p>
          </table:table-cell>
          <table:table-cell office:value-type="string" table:style-name="ce15">
            <text:p>92827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5.7273930200000001" table:style-name="ce18">
            <text:p>-05,7273930</text:p>
          </table:table-cell>
          <table:table-cell office:value-type="float" office:value="-48.117349519999998" table:style-name="ce18">
            <text:p>-48,1173495</text:p>
          </table:table-cell>
          <table:table-cell office:value-type="float" office:value="129.31530000000001" table:style-name="ce19">
            <text:p>129,3153</text:p>
          </table:table-cell>
          <table:table-cell office:value-type="float" office:value="104.666" table:style-name="ce20">
            <text:p>104,666</text:p>
          </table:table-cell>
          <table:table-cell office:value-type="float" office:value="-24.649300000000011" table:formula="of:=[.H835]-[.G835]" table:style-name="ce21">
            <text:p>-24,65</text:p>
          </table:table-cell>
          <table:table-cell office:value-type="float" office:value="-24.658999999999999" table:style-name="ce22">
            <text:p>-24,66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9.6999999999880515E-3" table:formula="of:=[.I835]-([.J835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87B</text:p>
          </table:table-cell>
          <table:table-cell office:value-type="string" table:style-name="ce15">
            <text:p>92828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7.5502669600000001" table:style-name="ce18">
            <text:p>-07,5502670</text:p>
          </table:table-cell>
          <table:table-cell office:value-type="float" office:value="-48.416436849999997" table:style-name="ce18">
            <text:p>-48,4164369</text:p>
          </table:table-cell>
          <table:table-cell office:value-type="float" office:value="268.43239999999997" table:style-name="ce19">
            <text:p>268,4324</text:p>
          </table:table-cell>
          <table:table-cell office:value-type="float" office:value="245.422" table:style-name="ce20">
            <text:p>245,422</text:p>
          </table:table-cell>
          <table:table-cell office:value-type="float" office:value="-23.010399999999976" table:formula="of:=[.H836]-[.G836]" table:style-name="ce21">
            <text:p>-23,01</text:p>
          </table:table-cell>
          <table:table-cell office:value-type="float" office:value="-22.965" table:style-name="ce22">
            <text:p>-22,97</text:p>
          </table:table-cell>
          <table:table-cell office:value-type="float" office:value="9.9000000000000005E-2" table:style-name="ce22">
            <text:p>0,10</text:p>
          </table:table-cell>
          <table:table-cell office:value-type="float" office:value="-4.5399999999975904E-2" table:formula="of:=[.I836]-([.J836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384R</text:p>
          </table:table-cell>
          <table:table-cell office:value-type="string" table:style-name="ce15">
            <text:p>92829</text:p>
          </table:table-cell>
          <table:table-cell office:value-type="string" table:style-name="ce16">
            <text:p>NORTE</text:p>
          </table:table-cell>
          <table:table-cell office:value-type="string" table:style-name="ce17">
            <text:p>TO</text:p>
          </table:table-cell>
          <table:table-cell office:value-type="float" office:value="-11.60018198" table:style-name="ce18">
            <text:p>-11,6001820</text:p>
          </table:table-cell>
          <table:table-cell office:value-type="float" office:value="-50.570436450000003" table:style-name="ce18">
            <text:p>-50,5704365</text:p>
          </table:table-cell>
          <table:table-cell office:value-type="float" office:value="190.27969999999999" table:style-name="ce19">
            <text:p>190,2797</text:p>
          </table:table-cell>
          <table:table-cell office:value-type="float" office:value="172.61500000000001" table:style-name="ce20">
            <text:p>172,615</text:p>
          </table:table-cell>
          <table:table-cell office:value-type="float" office:value="-17.664699999999982" table:formula="of:=[.H837]-[.G837]" table:style-name="ce21">
            <text:p>-17,66</text:p>
          </table:table-cell>
          <table:table-cell office:value-type="float" office:value="-17.698" table:style-name="ce22">
            <text:p>-17,70</text:p>
          </table:table-cell>
          <table:table-cell office:value-type="float" office:value="9.7000000000000003E-2" table:style-name="ce22">
            <text:p>0,10</text:p>
          </table:table-cell>
          <table:table-cell office:value-type="float" office:value="3.3300000000018315E-2" table:formula="of:=[.I837]-([.J837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2984M</text:p>
          </table:table-cell>
          <table:table-cell office:value-type="string" table:style-name="ce35">
            <text:p>91543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ES</text:p>
          </table:table-cell>
          <table:table-cell office:value-type="float" office:value="-20.795648669999999" table:style-name="ce38">
            <text:p>-20,7956487</text:p>
          </table:table-cell>
          <table:table-cell office:value-type="float" office:value="-40.809416560000003" table:style-name="ce38">
            <text:p>-40,8094166</text:p>
          </table:table-cell>
          <table:table-cell office:value-type="float" office:value="37.431899999999999" table:style-name="ce39">
            <text:p>37,4319</text:p>
          </table:table-cell>
          <table:table-cell office:value-type="float" office:value="29.73" table:style-name="ce40">
            <text:p>29,730</text:p>
          </table:table-cell>
          <table:table-cell office:value-type="float" office:value="-7.7018999999999984" table:formula="of:=[.H838]-[.G838]" table:style-name="ce41">
            <text:p>-7,70</text:p>
          </table:table-cell>
          <table:table-cell office:value-type="float" office:value="-6.9379999999999997" table:style-name="ce41">
            <text:p>-6,94</text:p>
          </table:table-cell>
          <table:table-cell office:value-type="float" office:value="8.5000000000000006E-2" table:style-name="ce41">
            <text:p>0,09</text:p>
          </table:table-cell>
          <table:table-cell office:value-type="float" office:value="-0.76389999999999869" table:formula="of:=[.I838]-([.J838])" table:style-name="ce41">
            <text:p>-0,7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1087A</text:p>
          </table:table-cell>
          <table:table-cell office:value-type="string" table:style-name="ce35">
            <text:p>91596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ES</text:p>
          </table:table-cell>
          <table:table-cell office:value-type="float" office:value="-20.233137559999999" table:style-name="ce38">
            <text:p>-20,2331376</text:p>
          </table:table-cell>
          <table:table-cell office:value-type="float" office:value="-40.27537306" table:style-name="ce38">
            <text:p>-40,2753731</text:p>
          </table:table-cell>
          <table:table-cell office:value-type="float" office:value="33.7744" table:style-name="ce39">
            <text:p>33,7744</text:p>
          </table:table-cell>
          <table:table-cell office:value-type="float" office:value="25.89" table:style-name="ce40">
            <text:p>25,890</text:p>
          </table:table-cell>
          <table:table-cell office:value-type="float" office:value="-7.8843999999999994" table:formula="of:=[.H839]-[.G839]" table:style-name="ce41">
            <text:p>-7,88</text:p>
          </table:table-cell>
          <table:table-cell office:value-type="float" office:value="-7.3440000000000003" table:style-name="ce41">
            <text:p>-7,34</text:p>
          </table:table-cell>
          <table:table-cell office:value-type="float" office:value="8.4000000000000005E-2" table:style-name="ce41">
            <text:p>0,08</text:p>
          </table:table-cell>
          <table:table-cell office:value-type="float" office:value="-0.5403999999999991" table:formula="of:=[.I839]-([.J839])" table:style-name="ce41">
            <text:p>-0,5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18Z</text:p>
          </table:table-cell>
          <table:table-cell office:value-type="string" table:style-name="ce15">
            <text:p>9184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20.212499680000001" table:style-name="ce18">
            <text:p>-20,2124997</text:p>
          </table:table-cell>
          <table:table-cell office:value-type="float" office:value="-40.268029120000001" table:style-name="ce18">
            <text:p>-40,2680291</text:p>
          </table:table-cell>
          <table:table-cell office:value-type="float" office:value="37.468200000000003" table:style-name="ce19">
            <text:p>37,4682</text:p>
          </table:table-cell>
          <table:table-cell office:value-type="float" office:value="30.085000000000001" table:style-name="ce20">
            <text:p>30,085</text:p>
          </table:table-cell>
          <table:table-cell office:value-type="float" office:value="-7.3832000000000022" table:formula="of:=[.H840]-[.G840]" table:style-name="ce21">
            <text:p>-7,38</text:p>
          </table:table-cell>
          <table:table-cell office:value-type="float" office:value="-7.3559999999999999" table:style-name="ce22">
            <text:p>-7,36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-2.7200000000002333E-2" table:formula="of:=[.I840]-([.J84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86H</text:p>
          </table:table-cell>
          <table:table-cell office:value-type="string" table:style-name="ce15">
            <text:p>9184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9.390823149999999" table:style-name="ce18">
            <text:p>-19,3908232</text:p>
          </table:table-cell>
          <table:table-cell office:value-type="float" office:value="-40.073286080000003" table:style-name="ce18">
            <text:p>-40,0732861</text:p>
          </table:table-cell>
          <table:table-cell office:value-type="float" office:value="38.9161" table:style-name="ce19">
            <text:p>38,9161</text:p>
          </table:table-cell>
          <table:table-cell office:value-type="float" office:value="31.152999999999999" table:style-name="ce20">
            <text:p>31,153</text:p>
          </table:table-cell>
          <table:table-cell office:value-type="float" office:value="-7.7631000000000014" table:formula="of:=[.H841]-[.G841]" table:style-name="ce21">
            <text:p>-7,76</text:p>
          </table:table-cell>
          <table:table-cell office:value-type="float" office:value="-7.8230000000000004" table:style-name="ce22">
            <text:p>-7,82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5.9899999999998954E-2" table:formula="of:=[.I841]-([.J841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86J</text:p>
          </table:table-cell>
          <table:table-cell office:value-type="string" table:style-name="ce15">
            <text:p>9184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8.711717050000001" table:style-name="ce18">
            <text:p>-18,7117171</text:p>
          </table:table-cell>
          <table:table-cell office:value-type="float" office:value="-39.876192869999997" table:style-name="ce18">
            <text:p>-39,8761929</text:p>
          </table:table-cell>
          <table:table-cell office:value-type="float" office:value="44.115200000000002" table:style-name="ce19">
            <text:p>44,1152</text:p>
          </table:table-cell>
          <table:table-cell office:value-type="float" office:value="36.220999999999997" table:style-name="ce20">
            <text:p>36,221</text:p>
          </table:table-cell>
          <table:table-cell office:value-type="float" office:value="-7.894200000000005" table:formula="of:=[.H842]-[.G842]" table:style-name="ce21">
            <text:p>-7,89</text:p>
          </table:table-cell>
          <table:table-cell office:value-type="float" office:value="-7.9020000000000001" table:style-name="ce22">
            <text:p>-7,90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7.7999999999951442E-3" table:formula="of:=[.I842]-([.J842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25P</text:p>
          </table:table-cell>
          <table:table-cell office:value-type="string" table:style-name="ce15">
            <text:p>9187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8.1331624" table:style-name="ce18">
            <text:p>-18,1331624</text:p>
          </table:table-cell>
          <table:table-cell office:value-type="float" office:value="-40.363640779999997" table:style-name="ce18">
            <text:p>-40,3636408</text:p>
          </table:table-cell>
          <table:table-cell office:value-type="float" office:value="188.7912" table:style-name="ce19">
            <text:p>188,7912</text:p>
          </table:table-cell>
          <table:table-cell office:value-type="float" office:value="179.816" table:style-name="ce20">
            <text:p>179,816</text:p>
          </table:table-cell>
          <table:table-cell office:value-type="float" office:value="-8.975200000000001" table:formula="of:=[.H843]-[.G843]" table:style-name="ce21">
            <text:p>-8,98</text:p>
          </table:table-cell>
          <table:table-cell office:value-type="float" office:value="-8.9879999999999995" table:style-name="ce22">
            <text:p>-8,99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1.279999999999859E-2" table:formula="of:=[.I843]-([.J843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30J</text:p>
          </table:table-cell>
          <table:table-cell office:value-type="string" table:style-name="ce15">
            <text:p>9187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8.750587549999999" table:style-name="ce18">
            <text:p>-18,7505876</text:p>
          </table:table-cell>
          <table:table-cell office:value-type="float" office:value="-40.88973618" table:style-name="ce18">
            <text:p>-40,8897362</text:p>
          </table:table-cell>
          <table:table-cell office:value-type="float" office:value="211.9931" table:style-name="ce19">
            <text:p>211,9931</text:p>
          </table:table-cell>
          <table:table-cell office:value-type="float" office:value="202.71" table:style-name="ce20">
            <text:p>202,710</text:p>
          </table:table-cell>
          <table:table-cell office:value-type="float" office:value="-9.2830999999999904" table:formula="of:=[.H844]-[.G844]" table:style-name="ce21">
            <text:p>-9,28</text:p>
          </table:table-cell>
          <table:table-cell office:value-type="float" office:value="-9.3049999999999997" table:style-name="ce22">
            <text:p>-9,31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2.1900000000009356E-2" table:formula="of:=[.I844]-([.J844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35N</text:p>
          </table:table-cell>
          <table:table-cell office:value-type="string" table:style-name="ce15">
            <text:p>9187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9.88745303" table:style-name="ce18">
            <text:p>-19,8874530</text:p>
          </table:table-cell>
          <table:table-cell office:value-type="float" office:value="-40.867540929999997" table:style-name="ce18">
            <text:p>-40,8675409</text:p>
          </table:table-cell>
          <table:table-cell office:value-type="float" office:value="185.36070000000001" table:style-name="ce19">
            <text:p>185,3607</text:p>
          </table:table-cell>
          <table:table-cell office:value-type="float" office:value="177.94399999999999" table:style-name="ce20">
            <text:p>177,944</text:p>
          </table:table-cell>
          <table:table-cell office:value-type="float" office:value="-7.4167000000000201" table:formula="of:=[.H845]-[.G845]" table:style-name="ce21">
            <text:p>-7,42</text:p>
          </table:table-cell>
          <table:table-cell office:value-type="float" office:value="-7.2859999999999996" table:style-name="ce22">
            <text:p>-7,29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0.13070000000002047" table:formula="of:=[.I845]-([.J845])" table:style-name="ce23">
            <text:p>-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28M</text:p>
          </table:table-cell>
          <table:table-cell office:value-type="string" table:style-name="ce15">
            <text:p>9369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8.38060625" table:style-name="ce18">
            <text:p>-18,3806063</text:p>
          </table:table-cell>
          <table:table-cell office:value-type="float" office:value="-40.81957242" table:style-name="ce18">
            <text:p>-40,8195724</text:p>
          </table:table-cell>
          <table:table-cell office:value-type="float" office:value="234.54230000000001" table:style-name="ce19">
            <text:p>234,5423</text:p>
          </table:table-cell>
          <table:table-cell office:value-type="float" office:value="225.18600000000001" table:style-name="ce20">
            <text:p>225,186</text:p>
          </table:table-cell>
          <table:table-cell office:value-type="float" office:value="-9.3563000000000045" table:formula="of:=[.H846]-[.G846]" table:style-name="ce21">
            <text:p>-9,36</text:p>
          </table:table-cell>
          <table:table-cell office:value-type="float" office:value="-9.3829999999999991" table:style-name="ce22">
            <text:p>-9,38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2.6699999999994617E-2" table:formula="of:=[.I846]-([.J846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07M</text:p>
          </table:table-cell>
          <table:table-cell office:value-type="string" table:style-name="ce15">
            <text:p>9606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20.749506619999998" table:style-name="ce18">
            <text:p>-20,7495066</text:p>
          </table:table-cell>
          <table:table-cell office:value-type="float" office:value="-41.473122019999998" table:style-name="ce18">
            <text:p>-41,4731220</text:p>
          </table:table-cell>
          <table:table-cell office:value-type="float" office:value="114.84229999999999" table:style-name="ce19">
            <text:p>114,8423</text:p>
          </table:table-cell>
          <table:table-cell office:value-type="float" office:value="108.145" table:style-name="ce20">
            <text:p>108,145</text:p>
          </table:table-cell>
          <table:table-cell office:value-type="float" office:value="-6.6972999999999985" table:formula="of:=[.H847]-[.G847]" table:style-name="ce21">
            <text:p>-6,70</text:p>
          </table:table-cell>
          <table:table-cell office:value-type="float" office:value="-6.6120000000000001" table:style-name="ce22">
            <text:p>-6,61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8.5299999999998377E-2" table:formula="of:=[.I847]-([.J847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06L</text:p>
          </table:table-cell>
          <table:table-cell office:value-type="string" table:style-name="ce15">
            <text:p>9606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20.76976574" table:style-name="ce18">
            <text:p>-20,7697657</text:p>
          </table:table-cell>
          <table:table-cell office:value-type="float" office:value="-41.162749210000001" table:style-name="ce18">
            <text:p>-41,1627492</text:p>
          </table:table-cell>
          <table:table-cell office:value-type="float" office:value="71.761600000000001" table:style-name="ce19">
            <text:p>71,7616</text:p>
          </table:table-cell>
          <table:table-cell office:value-type="float" office:value="64.766999999999996" table:style-name="ce20">
            <text:p>64,767</text:p>
          </table:table-cell>
          <table:table-cell office:value-type="float" office:value="-6.9946000000000055" table:formula="of:=[.H848]-[.G848]" table:style-name="ce21">
            <text:p>-6,99</text:p>
          </table:table-cell>
          <table:table-cell office:value-type="float" office:value="-7.0110000000000001" table:style-name="ce22">
            <text:p>-7,01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1.6399999999994641E-2" table:formula="of:=[.I848]-([.J848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81R</text:p>
          </table:table-cell>
          <table:table-cell office:value-type="string" table:style-name="ce15">
            <text:p>9606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9.051491989999999" table:style-name="ce18">
            <text:p>-19,0514920</text:p>
          </table:table-cell>
          <table:table-cell office:value-type="float" office:value="-40.029226190000003" table:style-name="ce18">
            <text:p>-40,0292262</text:p>
          </table:table-cell>
          <table:table-cell office:value-type="float" office:value="48.1449" table:style-name="ce19">
            <text:p>48,1449</text:p>
          </table:table-cell>
          <table:table-cell office:value-type="float" office:value="40.223999999999997" table:style-name="ce20">
            <text:p>40,224</text:p>
          </table:table-cell>
          <table:table-cell office:value-type="float" office:value="-7.9209000000000032" table:formula="of:=[.H849]-[.G849]" table:style-name="ce21">
            <text:p>-7,92</text:p>
          </table:table-cell>
          <table:table-cell office:value-type="float" office:value="-7.9039999999999999" table:style-name="ce22">
            <text:p>-7,90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1.6900000000003246E-2" table:formula="of:=[.I849]-([.J84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173D</text:p>
          </table:table-cell>
          <table:table-cell office:value-type="string" table:style-name="ce15">
            <text:p>9606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9.934105899999999" table:style-name="ce18">
            <text:p>-19,9341059</text:p>
          </table:table-cell>
          <table:table-cell office:value-type="float" office:value="-40.600878399999999" table:style-name="ce18">
            <text:p>-40,6008784</text:p>
          </table:table-cell>
          <table:table-cell office:value-type="float" office:value="651.28279999999995" table:style-name="ce19">
            <text:p>651,2828</text:p>
          </table:table-cell>
          <table:table-cell office:value-type="float" office:value="644.52800000000002" table:style-name="ce20">
            <text:p>644,528</text:p>
          </table:table-cell>
          <table:table-cell office:value-type="float" office:value="-6.754799999999932" table:formula="of:=[.H850]-[.G850]" table:style-name="ce21">
            <text:p>-6,75</text:p>
          </table:table-cell>
          <table:table-cell office:value-type="float" office:value="-6.8479999999999999" table:style-name="ce22">
            <text:p>-6,85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9.3200000000067895E-2" table:formula="of:=[.I850]-([.J850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05A</text:p>
          </table:table-cell>
          <table:table-cell office:value-type="string" table:style-name="ce15">
            <text:p>9606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21.11524721" table:style-name="ce18">
            <text:p>-21,1152472</text:p>
          </table:table-cell>
          <table:table-cell office:value-type="float" office:value="-41.025531010000002" table:style-name="ce18">
            <text:p>-41,0255310</text:p>
          </table:table-cell>
          <table:table-cell office:value-type="float" office:value="26.748699999999999" table:style-name="ce19">
            <text:p>26,7487</text:p>
          </table:table-cell>
          <table:table-cell office:value-type="float" office:value="19.599" table:style-name="ce20">
            <text:p>19,599</text:p>
          </table:table-cell>
          <table:table-cell office:value-type="float" office:value="-7.1496999999999993" table:formula="of:=[.H851]-[.G851]" table:style-name="ce21">
            <text:p>-7,15</text:p>
          </table:table-cell>
          <table:table-cell office:value-type="float" office:value="-7.101" table:style-name="ce22">
            <text:p>-7,10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4.8699999999999299E-2" table:formula="of:=[.I851]-([.J851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4014G</text:p>
          </table:table-cell>
          <table:table-cell office:value-type="string" table:style-name="ce27">
            <text:p>96202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ES</text:p>
          </table:table-cell>
          <table:table-cell office:value-type="float" office:value="-20.25688877" table:style-name="ce30">
            <text:p>-20,2568888</text:p>
          </table:table-cell>
          <table:table-cell office:value-type="float" office:value="-41.363923069999998" table:style-name="ce30">
            <text:p>-41,3639231</text:p>
          </table:table-cell>
          <table:table-cell office:value-type="float" office:value="1056.7989" table:style-name="ce31">
            <text:p>1056,7989</text:p>
          </table:table-cell>
          <table:table-cell office:value-type="float" office:value="1050.7639999999999" table:style-name="ce32">
            <text:p>1050,764</text:p>
          </table:table-cell>
          <table:table-cell office:value-type="float" office:value="-6.034900000000107" table:formula="of:=[.H852]-[.G852]" table:style-name="ce33">
            <text:p>-6,03</text:p>
          </table:table-cell>
          <table:table-cell office:value-type="float" office:value="-6.2060000000000004" table:style-name="ce33">
            <text:p>-6,21</text:p>
          </table:table-cell>
          <table:table-cell office:value-type="float" office:value="7.2999999999999995E-2" table:style-name="ce33">
            <text:p>0,07</text:p>
          </table:table-cell>
          <table:table-cell office:value-type="float" office:value="0.17109999999989345" table:formula="of:=[.I852]-([.J852])" table:style-name="ce33">
            <text:p>0,1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13B</text:p>
          </table:table-cell>
          <table:table-cell office:value-type="string" table:style-name="ce15">
            <text:p>9620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20.382090000000002" table:style-name="ce18">
            <text:p>-20,3820900</text:p>
          </table:table-cell>
          <table:table-cell office:value-type="float" office:value="-41.023473549999999" table:style-name="ce18">
            <text:p>-41,0234736</text:p>
          </table:table-cell>
          <table:table-cell office:value-type="float" office:value="1082.3429000000001" table:style-name="ce19">
            <text:p>1082,3429</text:p>
          </table:table-cell>
          <table:table-cell office:value-type="float" office:value="1076.6790000000001" table:style-name="ce20">
            <text:p>1076,679</text:p>
          </table:table-cell>
          <table:table-cell office:value-type="float" office:value="-5.6639000000000124" table:formula="of:=[.H853]-[.G853]" table:style-name="ce21">
            <text:p>-5,66</text:p>
          </table:table-cell>
          <table:table-cell office:value-type="float" office:value="-5.6950000000000003" table:style-name="ce22">
            <text:p>-5,70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3.1099999999987915E-2" table:formula="of:=[.I853]-([.J853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82Z</text:p>
          </table:table-cell>
          <table:table-cell office:value-type="string" table:style-name="ce15">
            <text:p>9624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9.631645670000001" table:style-name="ce18">
            <text:p>-19,6316457</text:p>
          </table:table-cell>
          <table:table-cell office:value-type="float" office:value="-40.226272539999997" table:style-name="ce18">
            <text:p>-40,2262725</text:p>
          </table:table-cell>
          <table:table-cell office:value-type="float" office:value="68.8" table:style-name="ce19">
            <text:p>68,8000</text:p>
          </table:table-cell>
          <table:table-cell office:value-type="float" office:value="60.933999999999997" table:style-name="ce20">
            <text:p>60,934</text:p>
          </table:table-cell>
          <table:table-cell office:value-type="float" office:value="-7.8659999999999997" table:formula="of:=[.H854]-[.G854]" table:style-name="ce21">
            <text:p>-7,87</text:p>
          </table:table-cell>
          <table:table-cell office:value-type="float" office:value="-7.8739999999999997" table:style-name="ce22">
            <text:p>-7,87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8.0000000000000071E-3" table:formula="of:=[.I854]-([.J85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33N</text:p>
          </table:table-cell>
          <table:table-cell office:value-type="string" table:style-name="ce15">
            <text:p>9625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ES</text:p>
          </table:table-cell>
          <table:table-cell office:value-type="float" office:value="-19.480957360000001" table:style-name="ce18">
            <text:p>-19,4809574</text:p>
          </table:table-cell>
          <table:table-cell office:value-type="float" office:value="-40.676339749999997" table:style-name="ce18">
            <text:p>-40,6763398</text:p>
          </table:table-cell>
          <table:table-cell office:value-type="float" office:value="128.1251" table:style-name="ce19">
            <text:p>128,1251</text:p>
          </table:table-cell>
          <table:table-cell office:value-type="float" office:value="119.745" table:style-name="ce20">
            <text:p>119,745</text:p>
          </table:table-cell>
          <table:table-cell office:value-type="float" office:value="-8.3800999999999988" table:formula="of:=[.H855]-[.G855]" table:style-name="ce21">
            <text:p>-8,38</text:p>
          </table:table-cell>
          <table:table-cell office:value-type="float" office:value="-8.3469999999999995" table:style-name="ce22">
            <text:p>-8,35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3.3099999999999241E-2" table:formula="of:=[.I855]-([.J85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05J</text:p>
          </table:table-cell>
          <table:table-cell office:value-type="string" table:style-name="ce15">
            <text:p>9035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188798469999998" table:style-name="ce18">
            <text:p>-16,1887985</text:p>
          </table:table-cell>
          <table:table-cell office:value-type="float" office:value="-43.099747919999999" table:style-name="ce18">
            <text:p>-43,0997479</text:p>
          </table:table-cell>
          <table:table-cell office:value-type="float" office:value="982.57500000000005" table:style-name="ce19">
            <text:p>982,5750</text:p>
          </table:table-cell>
          <table:table-cell office:value-type="float" office:value="970.36099999999999" table:style-name="ce20">
            <text:p>970,361</text:p>
          </table:table-cell>
          <table:table-cell office:value-type="float" office:value="-12.214000000000055" table:formula="of:=[.H856]-[.G856]" table:style-name="ce21">
            <text:p>-12,21</text:p>
          </table:table-cell>
          <table:table-cell office:value-type="float" office:value="-12.292" table:style-name="ce22">
            <text:p>-12,29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7.7999999999944336E-2" table:formula="of:=[.I856]-([.J856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02D</text:p>
          </table:table-cell>
          <table:table-cell office:value-type="string" table:style-name="ce15">
            <text:p>9103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762037759999998" table:style-name="ce18">
            <text:p>-19,7620378</text:p>
          </table:table-cell>
          <table:table-cell office:value-type="float" office:value="-48.101581779999997" table:style-name="ce18">
            <text:p>-48,1015818</text:p>
          </table:table-cell>
          <table:table-cell office:value-type="float" office:value="763.70830000000001" table:style-name="ce19">
            <text:p>763,7083</text:p>
          </table:table-cell>
          <table:table-cell office:value-type="float" office:value="754.04300000000001" table:style-name="ce20">
            <text:p>754,043</text:p>
          </table:table-cell>
          <table:table-cell office:value-type="float" office:value="-9.665300000000002" table:formula="of:=[.H857]-[.G857]" table:style-name="ce21">
            <text:p>-9,67</text:p>
          </table:table-cell>
          <table:table-cell office:value-type="float" office:value="-9.6440000000000001" table:style-name="ce22">
            <text:p>-9,64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2.1300000000001873E-2" table:formula="of:=[.I857]-([.J85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92E</text:p>
          </table:table-cell>
          <table:table-cell office:value-type="string" table:style-name="ce15">
            <text:p>9123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182564320000001" table:style-name="ce18">
            <text:p>-16,1825643</text:p>
          </table:table-cell>
          <table:table-cell office:value-type="float" office:value="-40.693461589999998" table:style-name="ce18">
            <text:p>-40,6934616</text:p>
          </table:table-cell>
          <table:table-cell office:value-type="float" office:value="187.1345" table:style-name="ce19">
            <text:p>187,1345</text:p>
          </table:table-cell>
          <table:table-cell office:value-type="float" office:value="178.34200000000001" table:style-name="ce20">
            <text:p>178,342</text:p>
          </table:table-cell>
          <table:table-cell office:value-type="float" office:value="-8.7924999999999898" table:formula="of:=[.H858]-[.G858]" table:style-name="ce21">
            <text:p>-8,79</text:p>
          </table:table-cell>
          <table:table-cell office:value-type="float" office:value="-8.7460000000000004" table:style-name="ce22">
            <text:p>-8,75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4.6499999999989328E-2" table:formula="of:=[.I858]-([.J858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86G</text:p>
          </table:table-cell>
          <table:table-cell office:value-type="string" table:style-name="ce15">
            <text:p>9124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624218770000001" table:style-name="ce18">
            <text:p>-15,6242188</text:p>
          </table:table-cell>
          <table:table-cell office:value-type="float" office:value="-46.422333309999999" table:style-name="ce18">
            <text:p>-46,4223333</text:p>
          </table:table-cell>
          <table:table-cell office:value-type="float" office:value="552.04819999999995" table:style-name="ce19">
            <text:p>552,0482</text:p>
          </table:table-cell>
          <table:table-cell office:value-type="float" office:value="538.06100000000004" table:style-name="ce20">
            <text:p>538,061</text:p>
          </table:table-cell>
          <table:table-cell office:value-type="float" office:value="-13.987199999999916" table:formula="of:=[.H859]-[.G859]" table:style-name="ce21">
            <text:p>-13,99</text:p>
          </table:table-cell>
          <table:table-cell office:value-type="float" office:value="-13.897" table:style-name="ce22">
            <text:p>-13,90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-9.0199999999915903E-2" table:formula="of:=[.I859]-([.J85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25L</text:p>
          </table:table-cell>
          <table:table-cell office:value-type="string" table:style-name="ce15">
            <text:p>9137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332776290000002" table:style-name="ce18">
            <text:p>-16,3327763</text:p>
          </table:table-cell>
          <table:table-cell office:value-type="float" office:value="-47.116291750000002" table:style-name="ce18">
            <text:p>-47,1162918</text:p>
          </table:table-cell>
          <table:table-cell office:value-type="float" office:value="855.98850000000004" table:style-name="ce19">
            <text:p>855,9885</text:p>
          </table:table-cell>
          <table:table-cell office:value-type="float" office:value="842.77099999999996" table:style-name="ce20">
            <text:p>842,771</text:p>
          </table:table-cell>
          <table:table-cell office:value-type="float" office:value="-13.217500000000086" table:formula="of:=[.H860]-[.G860]" table:style-name="ce21">
            <text:p>-13,22</text:p>
          </table:table-cell>
          <table:table-cell office:value-type="float" office:value="-13.196" table:style-name="ce22">
            <text:p>-13,20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2.1500000000086672E-2" table:formula="of:=[.I860]-([.J860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13J</text:p>
          </table:table-cell>
          <table:table-cell office:value-type="string" table:style-name="ce15">
            <text:p>9140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7.842566890000001" table:style-name="ce18">
            <text:p>-17,8425669</text:p>
          </table:table-cell>
          <table:table-cell office:value-type="float" office:value="-46.337132820000001" table:style-name="ce18">
            <text:p>-46,3371328</text:p>
          </table:table-cell>
          <table:table-cell office:value-type="float" office:value="587.50919999999996" table:style-name="ce19">
            <text:p>587,5092</text:p>
          </table:table-cell>
          <table:table-cell office:value-type="float" office:value="575.28800000000001" table:style-name="ce20">
            <text:p>575,288</text:p>
          </table:table-cell>
          <table:table-cell office:value-type="float" office:value="-12.221199999999953" table:formula="of:=[.H861]-[.G861]" table:style-name="ce21">
            <text:p>-12,22</text:p>
          </table:table-cell>
          <table:table-cell office:value-type="float" office:value="-12.125" table:style-name="ce22">
            <text:p>-12,13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9.6199999999953434E-2" table:formula="of:=[.I861]-([.J861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73P</text:p>
          </table:table-cell>
          <table:table-cell office:value-type="string" table:style-name="ce15">
            <text:p>9140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057870250000001" table:style-name="ce18">
            <text:p>-15,0578703</text:p>
          </table:table-cell>
          <table:table-cell office:value-type="float" office:value="-46.500003210000003" table:style-name="ce18">
            <text:p>-46,5000032</text:p>
          </table:table-cell>
          <table:table-cell office:value-type="float" office:value="949.53290000000004" table:style-name="ce19">
            <text:p>949,5329</text:p>
          </table:table-cell>
          <table:table-cell office:value-type="float" office:value="935.87300000000005" table:style-name="ce20">
            <text:p>935,873</text:p>
          </table:table-cell>
          <table:table-cell office:value-type="float" office:value="-13.659899999999993" table:formula="of:=[.H862]-[.G862]" table:style-name="ce21">
            <text:p>-13,66</text:p>
          </table:table-cell>
          <table:table-cell office:value-type="float" office:value="-13.739000000000001" table:style-name="ce22">
            <text:p>-13,74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7.9100000000007498E-2" table:formula="of:=[.I862]-([.J862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70R</text:p>
          </table:table-cell>
          <table:table-cell office:value-type="string" table:style-name="ce15">
            <text:p>9140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267828770000001" table:style-name="ce18">
            <text:p>-16,2678288</text:p>
          </table:table-cell>
          <table:table-cell office:value-type="float" office:value="-46.661407050000001" table:style-name="ce18">
            <text:p>-46,6614071</text:p>
          </table:table-cell>
          <table:table-cell office:value-type="float" office:value="647.32780000000002" table:style-name="ce19">
            <text:p>647,3278</text:p>
          </table:table-cell>
          <table:table-cell office:value-type="float" office:value="633.81200000000001" table:style-name="ce20">
            <text:p>633,812</text:p>
          </table:table-cell>
          <table:table-cell office:value-type="float" office:value="-13.515800000000013" table:formula="of:=[.H863]-[.G863]" table:style-name="ce21">
            <text:p>-13,52</text:p>
          </table:table-cell>
          <table:table-cell office:value-type="float" office:value="-13.455" table:style-name="ce22">
            <text:p>-13,46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6.0800000000012844E-2" table:formula="of:=[.I863]-([.J863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97A</text:p>
          </table:table-cell>
          <table:table-cell office:value-type="string" table:style-name="ce15">
            <text:p>9140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692079830000001" table:style-name="ce18">
            <text:p>-16,6920798</text:p>
          </table:table-cell>
          <table:table-cell office:value-type="float" office:value="-46.524241279999998" table:style-name="ce18">
            <text:p>-46,5242413</text:p>
          </table:table-cell>
          <table:table-cell office:value-type="float" office:value="539.92729999999995" table:style-name="ce19">
            <text:p>539,9273</text:p>
          </table:table-cell>
          <table:table-cell office:value-type="float" office:value="526.20600000000002" table:style-name="ce20">
            <text:p>526,206</text:p>
          </table:table-cell>
          <table:table-cell office:value-type="float" office:value="-13.721299999999928" table:formula="of:=[.H864]-[.G864]" table:style-name="ce21">
            <text:p>-13,72</text:p>
          </table:table-cell>
          <table:table-cell office:value-type="float" office:value="-13.656000000000001" table:style-name="ce22">
            <text:p>-13,66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6.5299999999927749E-2" table:formula="of:=[.I864]-([.J864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117X</text:p>
          </table:table-cell>
          <table:table-cell office:value-type="string" table:style-name="ce15">
            <text:p>9157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47521545" table:style-name="ce18">
            <text:p>-21,4752155</text:p>
          </table:table-cell>
          <table:table-cell office:value-type="float" office:value="-43.125568000000001" table:style-name="ce18">
            <text:p>-43,1255680</text:p>
          </table:table-cell>
          <table:table-cell office:value-type="float" office:value="403.86660000000001" table:style-name="ce19">
            <text:p>403,8666</text:p>
          </table:table-cell>
          <table:table-cell office:value-type="float" office:value="398.37700000000001" table:style-name="ce20">
            <text:p>398,377</text:p>
          </table:table-cell>
          <table:table-cell office:value-type="float" office:value="-5.4895999999999958" table:formula="of:=[.H865]-[.G865]" table:style-name="ce21">
            <text:p>-5,49</text:p>
          </table:table-cell>
          <table:table-cell office:value-type="float" office:value="-5.444" table:style-name="ce22">
            <text:p>-5,44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4.5599999999995866E-2" table:formula="of:=[.I865]-([.J865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108L</text:p>
          </table:table-cell>
          <table:table-cell office:value-type="string" table:style-name="ce15">
            <text:p>9163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66017214" table:style-name="ce18">
            <text:p>-20,6601721</text:p>
          </table:table-cell>
          <table:table-cell office:value-type="float" office:value="-43.785945720000001" table:style-name="ce18">
            <text:p>-43,7859457</text:p>
          </table:table-cell>
          <table:table-cell office:value-type="float" office:value="995.32240000000002" table:style-name="ce19">
            <text:p>995,3224</text:p>
          </table:table-cell>
          <table:table-cell office:value-type="float" office:value="990.96699999999998" table:style-name="ce20">
            <text:p>990,967</text:p>
          </table:table-cell>
          <table:table-cell office:value-type="float" office:value="-4.3554000000000315" table:formula="of:=[.H866]-[.G866]" table:style-name="ce21">
            <text:p>-4,36</text:p>
          </table:table-cell>
          <table:table-cell office:value-type="float" office:value="-4.399" table:style-name="ce22">
            <text:p>-4,40</text:p>
          </table:table-cell>
          <table:table-cell office:value-type="float" office:value="0.08" table:style-name="ce22">
            <text:p>0,08</text:p>
          </table:table-cell>
          <table:table-cell office:value-type="float" office:value="4.3599999999968553E-2" table:formula="of:=[.I866]-([.J866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3X</text:p>
          </table:table-cell>
          <table:table-cell office:value-type="string" table:style-name="ce15">
            <text:p>9166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15101378" table:style-name="ce18">
            <text:p>-20,1510138</text:p>
          </table:table-cell>
          <table:table-cell office:value-type="float" office:value="-47.280019029999998" table:style-name="ce18">
            <text:p>-47,2800190</text:p>
          </table:table-cell>
          <table:table-cell office:value-type="float" office:value="631.54409999999996" table:style-name="ce19">
            <text:p>631,5441</text:p>
          </table:table-cell>
          <table:table-cell office:value-type="float" office:value="623.63099999999997" table:style-name="ce20">
            <text:p>623,631</text:p>
          </table:table-cell>
          <table:table-cell office:value-type="float" office:value="-7.9130999999999858" table:formula="of:=[.H867]-[.G867]" table:style-name="ce21">
            <text:p>-7,91</text:p>
          </table:table-cell>
          <table:table-cell office:value-type="float" office:value="-7.86" table:style-name="ce22">
            <text:p>-7,86</text:p>
          </table:table-cell>
          <table:table-cell office:value-type="float" office:value="4.7E-2" table:style-name="ce22">
            <text:p>0,05</text:p>
          </table:table-cell>
          <table:table-cell office:value-type="float" office:value="-5.3099999999985492E-2" table:formula="of:=[.I867]-([.J867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3U</text:p>
          </table:table-cell>
          <table:table-cell office:value-type="string" table:style-name="ce15">
            <text:p>9167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288210750000001" table:style-name="ce18">
            <text:p>-20,2882108</text:p>
          </table:table-cell>
          <table:table-cell office:value-type="float" office:value="-47.066573949999999" table:style-name="ce18">
            <text:p>-47,0665740</text:p>
          </table:table-cell>
          <table:table-cell office:value-type="float" office:value="686.58410000000003" table:style-name="ce19">
            <text:p>686,5841</text:p>
          </table:table-cell>
          <table:table-cell office:value-type="float" office:value="679.26800000000003" table:style-name="ce20">
            <text:p>679,268</text:p>
          </table:table-cell>
          <table:table-cell office:value-type="float" office:value="-7.3161000000000058" table:formula="of:=[.H868]-[.G868]" table:style-name="ce21">
            <text:p>-7,32</text:p>
          </table:table-cell>
          <table:table-cell office:value-type="float" office:value="-7.3680000000000003" table:style-name="ce22">
            <text:p>-7,37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5.1899999999994506E-2" table:formula="of:=[.I868]-([.J868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2992U</text:p>
          </table:table-cell>
          <table:table-cell office:value-type="string" table:style-name="ce35">
            <text:p>91672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20.286772540000001" table:style-name="ce38">
            <text:p>-20,2867725</text:p>
          </table:table-cell>
          <table:table-cell office:value-type="float" office:value="-47.06591478" table:style-name="ce38">
            <text:p>-47,0659148</text:p>
          </table:table-cell>
          <table:table-cell office:value-type="float" office:value="631.50419999999997" table:style-name="ce39">
            <text:p>631,5042</text:p>
          </table:table-cell>
          <table:table-cell office:value-type="float" office:value="623.24400000000003" table:style-name="ce40">
            <text:p>623,244</text:p>
          </table:table-cell>
          <table:table-cell office:value-type="float" office:value="-8.2601999999999407" table:formula="of:=[.H869]-[.G869]" table:style-name="ce41">
            <text:p>-8,26</text:p>
          </table:table-cell>
          <table:table-cell office:value-type="float" office:value="-7.37" table:style-name="ce41">
            <text:p>-7,37</text:p>
          </table:table-cell>
          <table:table-cell office:value-type="float" office:value="5.8000000000000003E-2" table:style-name="ce41">
            <text:p>0,06</text:p>
          </table:table-cell>
          <table:table-cell office:value-type="float" office:value="-0.89019999999994059" table:formula="of:=[.I869]-([.J869])" table:style-name="ce41">
            <text:p>-0,8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2T</text:p>
          </table:table-cell>
          <table:table-cell office:value-type="string" table:style-name="ce15">
            <text:p>9167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286302559999999" table:style-name="ce18">
            <text:p>-20,2863026</text:p>
          </table:table-cell>
          <table:table-cell office:value-type="float" office:value="-47.066852760000003" table:style-name="ce18">
            <text:p>-47,0668528</text:p>
          </table:table-cell>
          <table:table-cell office:value-type="float" office:value="631.92899999999997" table:style-name="ce19">
            <text:p>631,9290</text:p>
          </table:table-cell>
          <table:table-cell office:value-type="float" office:value="624.51400000000001" table:style-name="ce20">
            <text:p>624,514</text:p>
          </table:table-cell>
          <table:table-cell office:value-type="float" office:value="-7.4149999999999636" table:formula="of:=[.H870]-[.G870]" table:style-name="ce21">
            <text:p>-7,41</text:p>
          </table:table-cell>
          <table:table-cell office:value-type="float" office:value="-7.3710000000000004" table:style-name="ce22">
            <text:p>-7,37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4.399999999996318E-2" table:formula="of:=[.I870]-([.J870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2992S</text:p>
          </table:table-cell>
          <table:table-cell office:value-type="string" table:style-name="ce35">
            <text:p>91674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20.286267219999999" table:style-name="ce38">
            <text:p>-20,2862672</text:p>
          </table:table-cell>
          <table:table-cell office:value-type="float" office:value="-47.06423659" table:style-name="ce38">
            <text:p>-47,0642366</text:p>
          </table:table-cell>
          <table:table-cell office:value-type="float" office:value="669.6019" table:style-name="ce39">
            <text:p>669,6019</text:p>
          </table:table-cell>
          <table:table-cell office:value-type="float" office:value="662.03700000000003" table:style-name="ce40">
            <text:p>662,037</text:p>
          </table:table-cell>
          <table:table-cell office:value-type="float" office:value="-7.564899999999966" table:formula="of:=[.H871]-[.G871]" table:style-name="ce41">
            <text:p>-7,56</text:p>
          </table:table-cell>
          <table:table-cell office:value-type="float" office:value="-7.3689999999999998" table:style-name="ce41">
            <text:p>-7,37</text:p>
          </table:table-cell>
          <table:table-cell office:value-type="float" office:value="5.8999999999999997E-2" table:style-name="ce41">
            <text:p>0,06</text:p>
          </table:table-cell>
          <table:table-cell office:value-type="float" office:value="-0.19589999999996621" table:formula="of:=[.I871]-([.J871])" table:style-name="ce41">
            <text:p>-0,2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2Z</text:p>
          </table:table-cell>
          <table:table-cell office:value-type="string" table:style-name="ce15">
            <text:p>9167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28561624" table:style-name="ce18">
            <text:p>-20,2856162</text:p>
          </table:table-cell>
          <table:table-cell office:value-type="float" office:value="-47.067215769999997" table:style-name="ce18">
            <text:p>-47,0672158</text:p>
          </table:table-cell>
          <table:table-cell office:value-type="float" office:value="632.59490000000005" table:style-name="ce19">
            <text:p>632,5949</text:p>
          </table:table-cell>
          <table:table-cell office:value-type="float" office:value="625.21100000000001" table:style-name="ce20">
            <text:p>625,211</text:p>
          </table:table-cell>
          <table:table-cell office:value-type="float" office:value="-7.3839000000000397" table:formula="of:=[.H872]-[.G872]" table:style-name="ce21">
            <text:p>-7,38</text:p>
          </table:table-cell>
          <table:table-cell office:value-type="float" office:value="-7.3719999999999999" table:style-name="ce22">
            <text:p>-7,37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1.1900000000039768E-2" table:formula="of:=[.I872]-([.J872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3L</text:p>
          </table:table-cell>
          <table:table-cell office:value-type="string" table:style-name="ce15">
            <text:p>9167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275662659999998" table:style-name="ce18">
            <text:p>-20,2756627</text:p>
          </table:table-cell>
          <table:table-cell office:value-type="float" office:value="-47.0789592" table:style-name="ce18">
            <text:p>-47,0789592</text:p>
          </table:table-cell>
          <table:table-cell office:value-type="float" office:value="629.66539999999998" table:style-name="ce19">
            <text:p>629,6654</text:p>
          </table:table-cell>
          <table:table-cell office:value-type="float" office:value="622.27" table:style-name="ce20">
            <text:p>622,270</text:p>
          </table:table-cell>
          <table:table-cell office:value-type="float" office:value="-7.3953999999999951" table:formula="of:=[.H873]-[.G873]" table:style-name="ce21">
            <text:p>-7,40</text:p>
          </table:table-cell>
          <table:table-cell office:value-type="float" office:value="-7.3869999999999996" table:style-name="ce22">
            <text:p>-7,39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-8.3999999999955222E-3" table:formula="of:=[.I873]-([.J873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2M</text:p>
          </table:table-cell>
          <table:table-cell office:value-type="string" table:style-name="ce15">
            <text:p>9167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283559839999999" table:style-name="ce18">
            <text:p>-20,2835598</text:p>
          </table:table-cell>
          <table:table-cell office:value-type="float" office:value="-47.064393539999998" table:style-name="ce18">
            <text:p>-47,0643935</text:p>
          </table:table-cell>
          <table:table-cell office:value-type="float" office:value="669.56730000000005" table:style-name="ce19">
            <text:p>669,5673</text:p>
          </table:table-cell>
          <table:table-cell office:value-type="float" office:value="662.17499999999995" table:style-name="ce20">
            <text:p>662,175</text:p>
          </table:table-cell>
          <table:table-cell office:value-type="float" office:value="-7.3923000000000911" table:formula="of:=[.H874]-[.G874]" table:style-name="ce21">
            <text:p>-7,39</text:p>
          </table:table-cell>
          <table:table-cell office:value-type="float" office:value="-7.3719999999999999" table:style-name="ce22">
            <text:p>-7,37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2.0300000000091245E-2" table:formula="of:=[.I874]-([.J874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03G</text:p>
          </table:table-cell>
          <table:table-cell office:value-type="string" table:style-name="ce15">
            <text:p>9167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663760320000002" table:style-name="ce18">
            <text:p>-20,6637603</text:p>
          </table:table-cell>
          <table:table-cell office:value-type="float" office:value="-46.316653629999998" table:style-name="ce18">
            <text:p>-46,3166536</text:p>
          </table:table-cell>
          <table:table-cell office:value-type="float" office:value="774.61559999999997" table:style-name="ce19">
            <text:p>774,6156</text:p>
          </table:table-cell>
          <table:table-cell office:value-type="float" office:value="767.80899999999997" table:style-name="ce20">
            <text:p>767,809</text:p>
          </table:table-cell>
          <table:table-cell office:value-type="float" office:value="-6.8066000000000031" table:formula="of:=[.H875]-[.G875]" table:style-name="ce21">
            <text:p>-6,81</text:p>
          </table:table-cell>
          <table:table-cell office:value-type="float" office:value="-6.7460000000000004" table:style-name="ce22">
            <text:p>-6,75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6.0600000000002652E-2" table:formula="of:=[.I875]-([.J87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03J</text:p>
          </table:table-cell>
          <table:table-cell office:value-type="string" table:style-name="ce15">
            <text:p>9167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66528928" table:style-name="ce18">
            <text:p>-20,6652893</text:p>
          </table:table-cell>
          <table:table-cell office:value-type="float" office:value="-46.320713099999999" table:style-name="ce18">
            <text:p>-46,3207131</text:p>
          </table:table-cell>
          <table:table-cell office:value-type="float" office:value="682.86009999999999" table:style-name="ce19">
            <text:p>682,8601</text:p>
          </table:table-cell>
          <table:table-cell office:value-type="float" office:value="676.06200000000001" table:style-name="ce20">
            <text:p>676,062</text:p>
          </table:table-cell>
          <table:table-cell office:value-type="float" office:value="-6.7980999999999767" table:formula="of:=[.H876]-[.G876]" table:style-name="ce21">
            <text:p>-6,80</text:p>
          </table:table-cell>
          <table:table-cell office:value-type="float" office:value="-6.7469999999999999" table:style-name="ce22">
            <text:p>-6,75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5.1099999999976831E-2" table:formula="of:=[.I876]-([.J876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2990V</text:p>
          </table:table-cell>
          <table:table-cell office:value-type="string" table:style-name="ce35">
            <text:p>91691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20.357224009999999" table:style-name="ce38">
            <text:p>-20,3572240</text:p>
          </table:table-cell>
          <table:table-cell office:value-type="float" office:value="-47.036024310000002" table:style-name="ce38">
            <text:p>-47,0360243</text:p>
          </table:table-cell>
          <table:table-cell office:value-type="float" office:value="722.99400000000003" table:style-name="ce39">
            <text:p>722,9940</text:p>
          </table:table-cell>
          <table:table-cell office:value-type="float" office:value="715.57399999999996" table:style-name="ce40">
            <text:p>715,574</text:p>
          </table:table-cell>
          <table:table-cell office:value-type="float" office:value="-7.4200000000000728" table:formula="of:=[.H877]-[.G877]" table:style-name="ce41">
            <text:p>-7,42</text:p>
          </table:table-cell>
          <table:table-cell office:value-type="float" office:value="-7.1769999999999996" table:style-name="ce41">
            <text:p>-7,18</text:p>
          </table:table-cell>
          <table:table-cell office:value-type="float" office:value="0.06" table:style-name="ce41">
            <text:p>0,06</text:p>
          </table:table-cell>
          <table:table-cell office:value-type="float" office:value="-0.24300000000007316" table:formula="of:=[.I877]-([.J877])" table:style-name="ce41">
            <text:p>-0,2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2990P</text:p>
          </table:table-cell>
          <table:table-cell office:value-type="string" table:style-name="ce35">
            <text:p>91692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20.31989183" table:style-name="ce38">
            <text:p>-20,3198918</text:p>
          </table:table-cell>
          <table:table-cell office:value-type="float" office:value="-47.088203249999999" table:style-name="ce38">
            <text:p>-47,0882033</text:p>
          </table:table-cell>
          <table:table-cell office:value-type="float" office:value="743.10050000000001" table:style-name="ce39">
            <text:p>743,1005</text:p>
          </table:table-cell>
          <table:table-cell office:value-type="float" office:value="736.46799999999996" table:style-name="ce40">
            <text:p>736,468</text:p>
          </table:table-cell>
          <table:table-cell office:value-type="float" office:value="-6.63250000000005" table:formula="of:=[.H878]-[.G878]" table:style-name="ce41">
            <text:p>-6,63</text:p>
          </table:table-cell>
          <table:table-cell office:value-type="float" office:value="-7.2839999999999998" table:style-name="ce41">
            <text:p>-7,28</text:p>
          </table:table-cell>
          <table:table-cell office:value-type="float" office:value="5.6000000000000001E-2" table:style-name="ce41">
            <text:p>0,06</text:p>
          </table:table-cell>
          <table:table-cell office:value-type="float" office:value="0.65149999999994979" table:formula="of:=[.I878]-([.J878])" table:style-name="ce41">
            <text:p>0,6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6R</text:p>
          </table:table-cell>
          <table:table-cell office:value-type="string" table:style-name="ce15">
            <text:p>9169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748973410000001" table:style-name="ce18">
            <text:p>-20,7489734</text:p>
          </table:table-cell>
          <table:table-cell office:value-type="float" office:value="-46.762762729999999" table:style-name="ce18">
            <text:p>-46,7627627</text:p>
          </table:table-cell>
          <table:table-cell office:value-type="float" office:value="746.27260000000001" table:style-name="ce19">
            <text:p>746,2726</text:p>
          </table:table-cell>
          <table:table-cell office:value-type="float" office:value="739.68200000000002" table:style-name="ce20">
            <text:p>739,682</text:p>
          </table:table-cell>
          <table:table-cell office:value-type="float" office:value="-6.5905999999999949" table:formula="of:=[.H879]-[.G879]" table:style-name="ce21">
            <text:p>-6,59</text:p>
          </table:table-cell>
          <table:table-cell office:value-type="float" office:value="-6.5289999999999999" table:style-name="ce22">
            <text:p>-6,53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6.1599999999994992E-2" table:formula="of:=[.I879]-([.J879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6A</text:p>
          </table:table-cell>
          <table:table-cell office:value-type="string" table:style-name="ce15">
            <text:p>9169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603938159999998" table:style-name="ce18">
            <text:p>-20,6039382</text:p>
          </table:table-cell>
          <table:table-cell office:value-type="float" office:value="-46.910696100000003" table:style-name="ce18">
            <text:p>-46,9106961</text:p>
          </table:table-cell>
          <table:table-cell office:value-type="float" office:value="696.58849999999995" table:style-name="ce19">
            <text:p>696,5885</text:p>
          </table:table-cell>
          <table:table-cell office:value-type="float" office:value="689.66700000000003" table:style-name="ce20">
            <text:p>689,667</text:p>
          </table:table-cell>
          <table:table-cell office:value-type="float" office:value="-6.9214999999999236" table:formula="of:=[.H880]-[.G880]" table:style-name="ce21">
            <text:p>-6,92</text:p>
          </table:table-cell>
          <table:table-cell office:value-type="float" office:value="-6.8520000000000003" table:style-name="ce22">
            <text:p>-6,85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6.949999999992329E-2" table:formula="of:=[.I880]-([.J880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7B</text:p>
          </table:table-cell>
          <table:table-cell office:value-type="string" table:style-name="ce15">
            <text:p>9169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73739217" table:style-name="ce18">
            <text:p>-20,7373922</text:p>
          </table:table-cell>
          <table:table-cell office:value-type="float" office:value="-46.654580889999998" table:style-name="ce18">
            <text:p>-46,6545809</text:p>
          </table:table-cell>
          <table:table-cell office:value-type="float" office:value="821.50630000000001" table:style-name="ce19">
            <text:p>821,5063</text:p>
          </table:table-cell>
          <table:table-cell office:value-type="float" office:value="814.98099999999999" table:style-name="ce20">
            <text:p>814,981</text:p>
          </table:table-cell>
          <table:table-cell office:value-type="float" office:value="-6.5253000000000156" table:formula="of:=[.H881]-[.G881]" table:style-name="ce21">
            <text:p>-6,53</text:p>
          </table:table-cell>
          <table:table-cell office:value-type="float" office:value="-6.5609999999999999" table:style-name="ce22">
            <text:p>-6,56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3.56999999999843E-2" table:formula="of:=[.I881]-([.J881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22Z</text:p>
          </table:table-cell>
          <table:table-cell office:value-type="string" table:style-name="ce15">
            <text:p>9169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756405040000001" table:style-name="ce18">
            <text:p>-20,7564050</text:p>
          </table:table-cell>
          <table:table-cell office:value-type="float" office:value="-42.871102229999998" table:style-name="ce18">
            <text:p>-42,8711022</text:p>
          </table:table-cell>
          <table:table-cell office:value-type="float" office:value="712.80399999999997" table:style-name="ce19">
            <text:p>712,8040</text:p>
          </table:table-cell>
          <table:table-cell office:value-type="float" office:value="706.03399999999999" table:style-name="ce20">
            <text:p>706,034</text:p>
          </table:table-cell>
          <table:table-cell office:value-type="float" office:value="-6.7699999999999818" table:formula="of:=[.H882]-[.G882]" table:style-name="ce21">
            <text:p>-6,77</text:p>
          </table:table-cell>
          <table:table-cell office:value-type="float" office:value="-6.7539999999999996" table:style-name="ce22">
            <text:p>-6,75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1.5999999999982251E-2" table:formula="of:=[.I882]-([.J88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22U</text:p>
          </table:table-cell>
          <table:table-cell office:value-type="string" table:style-name="ce15">
            <text:p>9170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762595000000001" table:style-name="ce18">
            <text:p>-20,7625950</text:p>
          </table:table-cell>
          <table:table-cell office:value-type="float" office:value="-42.864129300000002" table:style-name="ce18">
            <text:p>-42,8641293</text:p>
          </table:table-cell>
          <table:table-cell office:value-type="float" office:value="702.52859999999998" table:style-name="ce19">
            <text:p>702,5286</text:p>
          </table:table-cell>
          <table:table-cell office:value-type="float" office:value="695.77" table:style-name="ce20">
            <text:p>695,770</text:p>
          </table:table-cell>
          <table:table-cell office:value-type="float" office:value="-6.7586000000000013" table:formula="of:=[.H883]-[.G883]" table:style-name="ce21">
            <text:p>-6,76</text:p>
          </table:table-cell>
          <table:table-cell office:value-type="float" office:value="-6.7249999999999996" table:style-name="ce22">
            <text:p>-6,73</text:p>
          </table:table-cell>
          <table:table-cell office:value-type="float" office:value="6.3E-2" table:style-name="ce22">
            <text:p>0,06</text:p>
          </table:table-cell>
          <table:table-cell office:value-type="float" office:value="-3.3600000000001629E-2" table:formula="of:=[.I883]-([.J883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22X</text:p>
          </table:table-cell>
          <table:table-cell office:value-type="string" table:style-name="ce15">
            <text:p>9170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765393660000001" table:style-name="ce18">
            <text:p>-20,7653937</text:p>
          </table:table-cell>
          <table:table-cell office:value-type="float" office:value="-42.86702674" table:style-name="ce18">
            <text:p>-42,8670267</text:p>
          </table:table-cell>
          <table:table-cell office:value-type="float" office:value="698.73839999999996" table:style-name="ce19">
            <text:p>698,7384</text:p>
          </table:table-cell>
          <table:table-cell office:value-type="float" office:value="691.98199999999997" table:style-name="ce20">
            <text:p>691,982</text:p>
          </table:table-cell>
          <table:table-cell office:value-type="float" office:value="-6.7563999999999851" table:formula="of:=[.H884]-[.G884]" table:style-name="ce21">
            <text:p>-6,76</text:p>
          </table:table-cell>
          <table:table-cell office:value-type="float" office:value="-6.7210000000000001" table:style-name="ce22">
            <text:p>-6,72</text:p>
          </table:table-cell>
          <table:table-cell office:value-type="float" office:value="6.3E-2" table:style-name="ce22">
            <text:p>0,06</text:p>
          </table:table-cell>
          <table:table-cell office:value-type="float" office:value="-3.5399999999984999E-2" table:formula="of:=[.I884]-([.J88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22T</text:p>
          </table:table-cell>
          <table:table-cell office:value-type="string" table:style-name="ce15">
            <text:p>9170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74038809" table:style-name="ce18">
            <text:p>-20,7403881</text:p>
          </table:table-cell>
          <table:table-cell office:value-type="float" office:value="-42.843778909999997" table:style-name="ce18">
            <text:p>-42,8437789</text:p>
          </table:table-cell>
          <table:table-cell office:value-type="float" office:value="653.91560000000004" table:style-name="ce19">
            <text:p>653,9156</text:p>
          </table:table-cell>
          <table:table-cell office:value-type="float" office:value="647.12699999999995" table:style-name="ce20">
            <text:p>647,127</text:p>
          </table:table-cell>
          <table:table-cell office:value-type="float" office:value="-6.7886000000000877" table:formula="of:=[.H885]-[.G885]" table:style-name="ce21">
            <text:p>-6,79</text:p>
          </table:table-cell>
          <table:table-cell office:value-type="float" office:value="-6.7569999999999997" table:style-name="ce22">
            <text:p>-6,76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3.1600000000088002E-2" table:formula="of:=[.I885]-([.J88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22S</text:p>
          </table:table-cell>
          <table:table-cell office:value-type="string" table:style-name="ce15">
            <text:p>9170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747410909999999" table:style-name="ce18">
            <text:p>-20,7474109</text:p>
          </table:table-cell>
          <table:table-cell office:value-type="float" office:value="-42.839041700000003" table:style-name="ce18">
            <text:p>-42,8390417</text:p>
          </table:table-cell>
          <table:table-cell office:value-type="float" office:value="656.00959999999998" table:style-name="ce19">
            <text:p>656,0096</text:p>
          </table:table-cell>
          <table:table-cell office:value-type="float" office:value="649.25699999999995" table:style-name="ce20">
            <text:p>649,257</text:p>
          </table:table-cell>
          <table:table-cell office:value-type="float" office:value="-6.7526000000000295" table:formula="of:=[.H886]-[.G886]" table:style-name="ce21">
            <text:p>-6,75</text:p>
          </table:table-cell>
          <table:table-cell office:value-type="float" office:value="-6.7279999999999998" table:style-name="ce22">
            <text:p>-6,73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2.4600000000029709E-2" table:formula="of:=[.I886]-([.J88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50G</text:p>
          </table:table-cell>
          <table:table-cell office:value-type="string" table:style-name="ce15">
            <text:p>9172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330613369999998" table:style-name="ce18">
            <text:p>-21,3306134</text:p>
          </table:table-cell>
          <table:table-cell office:value-type="float" office:value="-44.983891720000003" table:style-name="ce18">
            <text:p>-44,9838917</text:p>
          </table:table-cell>
          <table:table-cell office:value-type="float" office:value="1217.4974" table:style-name="ce19">
            <text:p>1217,4974</text:p>
          </table:table-cell>
          <table:table-cell office:value-type="float" office:value="1213.6289999999999" table:style-name="ce20">
            <text:p>1213,629</text:p>
          </table:table-cell>
          <table:table-cell office:value-type="float" office:value="-3.8684000000000651" table:formula="of:=[.H887]-[.G887]" table:style-name="ce21">
            <text:p>-3,87</text:p>
          </table:table-cell>
          <table:table-cell office:value-type="float" office:value="-3.927" table:style-name="ce22">
            <text:p>-3,93</text:p>
          </table:table-cell>
          <table:table-cell office:value-type="float" office:value="5.5E-2" table:style-name="ce22">
            <text:p>0,06</text:p>
          </table:table-cell>
          <table:table-cell office:value-type="float" office:value="5.8599999999934926E-2" table:formula="of:=[.I887]-([.J887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050F</text:p>
          </table:table-cell>
          <table:table-cell office:value-type="string" table:style-name="ce35">
            <text:p>91731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21.330285889999999" table:style-name="ce38">
            <text:p>-21,3302859</text:p>
          </table:table-cell>
          <table:table-cell office:value-type="float" office:value="-44.981916009999999" table:style-name="ce38">
            <text:p>-44,9819160</text:p>
          </table:table-cell>
          <table:table-cell office:value-type="float" office:value="1182.6949999999999" table:style-name="ce39">
            <text:p>1182,6950</text:p>
          </table:table-cell>
          <table:table-cell office:value-type="float" office:value="1179.0160000000001" table:style-name="ce40">
            <text:p>1179,016</text:p>
          </table:table-cell>
          <table:table-cell office:value-type="float" office:value="-3.6789999999998599" table:formula="of:=[.H888]-[.G888]" table:style-name="ce41">
            <text:p>-3,68</text:p>
          </table:table-cell>
          <table:table-cell office:value-type="float" office:value="-3.9260000000000002" table:style-name="ce41">
            <text:p>-3,93</text:p>
          </table:table-cell>
          <table:table-cell office:value-type="float" office:value="5.5E-2" table:style-name="ce41">
            <text:p>0,06</text:p>
          </table:table-cell>
          <table:table-cell office:value-type="float" office:value="0.24700000000014022" table:formula="of:=[.I888]-([.J888])" table:style-name="ce41">
            <text:p>0,2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4X</text:p>
          </table:table-cell>
          <table:table-cell office:value-type="string" table:style-name="ce15">
            <text:p>9173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33308619" table:style-name="ce18">
            <text:p>-21,3330862</text:p>
          </table:table-cell>
          <table:table-cell office:value-type="float" office:value="-44.974569750000001" table:style-name="ce18">
            <text:p>-44,9745698</text:p>
          </table:table-cell>
          <table:table-cell office:value-type="float" office:value="1045.0218" table:style-name="ce19">
            <text:p>1045,0218</text:p>
          </table:table-cell>
          <table:table-cell office:value-type="float" office:value="1041.098" table:style-name="ce20">
            <text:p>1041,098</text:p>
          </table:table-cell>
          <table:table-cell office:value-type="float" office:value="-3.9238000000000284" table:formula="of:=[.H889]-[.G889]" table:style-name="ce21">
            <text:p>-3,92</text:p>
          </table:table-cell>
          <table:table-cell office:value-type="float" office:value="-3.9180000000000001" table:style-name="ce22">
            <text:p>-3,92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5.800000000028227E-3" table:formula="of:=[.I889]-([.J88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4Z</text:p>
          </table:table-cell>
          <table:table-cell office:value-type="string" table:style-name="ce15">
            <text:p>9173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332714580000001" table:style-name="ce18">
            <text:p>-21,3327146</text:p>
          </table:table-cell>
          <table:table-cell office:value-type="float" office:value="-44.972841150000001" table:style-name="ce18">
            <text:p>-44,9728412</text:p>
          </table:table-cell>
          <table:table-cell office:value-type="float" office:value="1042.0655999999999" table:style-name="ce19">
            <text:p>1042,0656</text:p>
          </table:table-cell>
          <table:table-cell office:value-type="float" office:value="1038.172" table:style-name="ce20">
            <text:p>1038,172</text:p>
          </table:table-cell>
          <table:table-cell office:value-type="float" office:value="-3.8935999999998785" table:formula="of:=[.H890]-[.G890]" table:style-name="ce21">
            <text:p>-3,89</text:p>
          </table:table-cell>
          <table:table-cell office:value-type="float" office:value="-3.9180000000000001" table:style-name="ce22">
            <text:p>-3,92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2.4400000000121658E-2" table:formula="of:=[.I890]-([.J890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050D</text:p>
          </table:table-cell>
          <table:table-cell office:value-type="string" table:style-name="ce27">
            <text:p>91734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MG</text:p>
          </table:table-cell>
          <table:table-cell office:value-type="float" office:value="-21.330458310000001" table:style-name="ce30">
            <text:p>-21,3304583</text:p>
          </table:table-cell>
          <table:table-cell office:value-type="float" office:value="-44.968194199999999" table:style-name="ce30">
            <text:p>-44,9681942</text:p>
          </table:table-cell>
          <table:table-cell office:value-type="float" office:value="1019.1488000000001" table:style-name="ce31">
            <text:p>1019,1488</text:p>
          </table:table-cell>
          <table:table-cell office:value-type="float" office:value="1015.072" table:style-name="ce32">
            <text:p>1015,072</text:p>
          </table:table-cell>
          <table:table-cell office:value-type="float" office:value="-4.0768000000000484" table:formula="of:=[.H891]-[.G891]" table:style-name="ce33">
            <text:p>-4,08</text:p>
          </table:table-cell>
          <table:table-cell office:value-type="float" office:value="-3.9209999999999998" table:style-name="ce33">
            <text:p>-3,92</text:p>
          </table:table-cell>
          <table:table-cell office:value-type="float" office:value="5.7000000000000002E-2" table:style-name="ce33">
            <text:p>0,06</text:p>
          </table:table-cell>
          <table:table-cell office:value-type="float" office:value="-0.15580000000004857" table:formula="of:=[.I891]-([.J891])" table:style-name="ce33">
            <text:p>-0,1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50E</text:p>
          </table:table-cell>
          <table:table-cell office:value-type="string" table:style-name="ce15">
            <text:p>9173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329515829999998" table:style-name="ce18">
            <text:p>-21,3295158</text:p>
          </table:table-cell>
          <table:table-cell office:value-type="float" office:value="-44.968807230000003" table:style-name="ce18">
            <text:p>-44,9688072</text:p>
          </table:table-cell>
          <table:table-cell office:value-type="float" office:value="1008.5617" table:style-name="ce19">
            <text:p>1008,5617</text:p>
          </table:table-cell>
          <table:table-cell office:value-type="float" office:value="1004.636" table:style-name="ce20">
            <text:p>1004,636</text:p>
          </table:table-cell>
          <table:table-cell office:value-type="float" office:value="-3.9257000000000062" table:formula="of:=[.H892]-[.G892]" table:style-name="ce21">
            <text:p>-3,93</text:p>
          </table:table-cell>
          <table:table-cell office:value-type="float" office:value="-3.9220000000000002" table:style-name="ce22">
            <text:p>-3,92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3.7000000000060318E-3" table:formula="of:=[.I892]-([.J89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1138C</text:p>
          </table:table-cell>
          <table:table-cell office:value-type="string" table:style-name="ce35">
            <text:p>91740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19.644412060000001" table:style-name="ce38">
            <text:p>-19,6444121</text:p>
          </table:table-cell>
          <table:table-cell office:value-type="float" office:value="-42.81885466" table:style-name="ce38">
            <text:p>-42,8188547</text:p>
          </table:table-cell>
          <table:table-cell office:value-type="float" office:value="341.55560000000003" table:style-name="ce39">
            <text:p>341,5556</text:p>
          </table:table-cell>
          <table:table-cell office:value-type="float" office:value="330.822" table:style-name="ce40">
            <text:p>330,822</text:p>
          </table:table-cell>
          <table:table-cell office:value-type="float" office:value="-10.733600000000024" table:formula="of:=[.H893]-[.G893]" table:style-name="ce41">
            <text:p>-10,73</text:p>
          </table:table-cell>
          <table:table-cell office:value-type="float" office:value="-10.401999999999999" table:style-name="ce41">
            <text:p>-10,40</text:p>
          </table:table-cell>
          <table:table-cell office:value-type="float" office:value="0.112" table:style-name="ce41">
            <text:p>0,11</text:p>
          </table:table-cell>
          <table:table-cell office:value-type="float" office:value="-0.33160000000002476" table:formula="of:=[.I893]-([.J893])" table:style-name="ce41">
            <text:p>-0,3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69D</text:p>
          </table:table-cell>
          <table:table-cell office:value-type="string" table:style-name="ce15">
            <text:p>9177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480369240000002" table:style-name="ce18">
            <text:p>-18,4803692</text:p>
          </table:table-cell>
          <table:table-cell office:value-type="float" office:value="-43.038609479999998" table:style-name="ce18">
            <text:p>-43,0386095</text:p>
          </table:table-cell>
          <table:table-cell office:value-type="float" office:value="702.43550000000005" table:style-name="ce19">
            <text:p>702,4355</text:p>
          </table:table-cell>
          <table:table-cell office:value-type="float" office:value="692.16200000000003" table:style-name="ce20">
            <text:p>692,162</text:p>
          </table:table-cell>
          <table:table-cell office:value-type="float" office:value="-10.273500000000013" table:formula="of:=[.H894]-[.G894]" table:style-name="ce21">
            <text:p>-10,27</text:p>
          </table:table-cell>
          <table:table-cell office:value-type="float" office:value="-10.275" table:style-name="ce22">
            <text:p>-10,28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1.4999999999876223E-3" table:formula="of:=[.I894]-([.J894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34J</text:p>
          </table:table-cell>
          <table:table-cell office:value-type="string" table:style-name="ce15">
            <text:p>9178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031984049999998" table:style-name="ce18">
            <text:p>-20,0319841</text:p>
          </table:table-cell>
          <table:table-cell office:value-type="float" office:value="-47.434242079999997" table:style-name="ce18">
            <text:p>-47,4342421</text:p>
          </table:table-cell>
          <table:table-cell office:value-type="float" office:value="573.84159999999997" table:style-name="ce19">
            <text:p>573,8416</text:p>
          </table:table-cell>
          <table:table-cell office:value-type="float" office:value="565.36599999999999" table:style-name="ce20">
            <text:p>565,366</text:p>
          </table:table-cell>
          <table:table-cell office:value-type="float" office:value="-8.4755999999999858" table:formula="of:=[.H895]-[.G895]" table:style-name="ce21">
            <text:p>-8,48</text:p>
          </table:table-cell>
          <table:table-cell office:value-type="float" office:value="-8.39" table:style-name="ce22">
            <text:p>-8,39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8.5599999999985243E-2" table:formula="of:=[.I895]-([.J895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38R</text:p>
          </table:table-cell>
          <table:table-cell office:value-type="string" table:style-name="ce15">
            <text:p>9178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024760629999999" table:style-name="ce18">
            <text:p>-20,0247606</text:p>
          </table:table-cell>
          <table:table-cell office:value-type="float" office:value="-48.215074719999997" table:style-name="ce18">
            <text:p>-48,2150747</text:p>
          </table:table-cell>
          <table:table-cell office:value-type="float" office:value="500.04109999999997" table:style-name="ce19">
            <text:p>500,0411</text:p>
          </table:table-cell>
          <table:table-cell office:value-type="float" office:value="490.90600000000001" table:style-name="ce20">
            <text:p>490,906</text:p>
          </table:table-cell>
          <table:table-cell office:value-type="float" office:value="-9.1350999999999658" table:formula="of:=[.H896]-[.G896]" table:style-name="ce21">
            <text:p>-9,14</text:p>
          </table:table-cell>
          <table:table-cell office:value-type="float" office:value="-9.0719999999999992" table:style-name="ce22">
            <text:p>-9,07</text:p>
          </table:table-cell>
          <table:table-cell office:value-type="float" office:value="0.06" table:style-name="ce22">
            <text:p>0,06</text:p>
          </table:table-cell>
          <table:table-cell office:value-type="float" office:value="-6.3099999999966627E-2" table:formula="of:=[.I896]-([.J896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036F</text:p>
          </table:table-cell>
          <table:table-cell office:value-type="string" table:style-name="ce27">
            <text:p>91788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MG</text:p>
          </table:table-cell>
          <table:table-cell office:value-type="float" office:value="-20.119394839999998" table:style-name="ce30">
            <text:p>-20,1193948</text:p>
          </table:table-cell>
          <table:table-cell office:value-type="float" office:value="-48.573332639999997" table:style-name="ce30">
            <text:p>-48,5733326</text:p>
          </table:table-cell>
          <table:table-cell office:value-type="float" office:value="473.88900000000001" table:style-name="ce31">
            <text:p>473,8890</text:p>
          </table:table-cell>
          <table:table-cell office:value-type="float" office:value="465.65699999999998" table:style-name="ce32">
            <text:p>465,657</text:p>
          </table:table-cell>
          <table:table-cell office:value-type="float" office:value="-8.2320000000000277" table:formula="of:=[.H897]-[.G897]" table:style-name="ce33">
            <text:p>-8,23</text:p>
          </table:table-cell>
          <table:table-cell office:value-type="float" office:value="-8.3759999999999994" table:style-name="ce33">
            <text:p>-8,38</text:p>
          </table:table-cell>
          <table:table-cell office:value-type="float" office:value="0.06" table:style-name="ce33">
            <text:p>0,06</text:p>
          </table:table-cell>
          <table:table-cell office:value-type="float" office:value="0.14399999999997171" table:formula="of:=[.I897]-([.J897])" table:style-name="ce33">
            <text:p>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36G</text:p>
          </table:table-cell>
          <table:table-cell office:value-type="string" table:style-name="ce15">
            <text:p>9178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124757320000001" table:style-name="ce18">
            <text:p>-20,1247573</text:p>
          </table:table-cell>
          <table:table-cell office:value-type="float" office:value="-48.572336149999998" table:style-name="ce18">
            <text:p>-48,5723362</text:p>
          </table:table-cell>
          <table:table-cell office:value-type="float" office:value="470.24970000000002" table:style-name="ce19">
            <text:p>470,2497</text:p>
          </table:table-cell>
          <table:table-cell office:value-type="float" office:value="461.92700000000002" table:style-name="ce20">
            <text:p>461,927</text:p>
          </table:table-cell>
          <table:table-cell office:value-type="float" office:value="-8.3226999999999975" table:formula="of:=[.H898]-[.G898]" table:style-name="ce21">
            <text:p>-8,32</text:p>
          </table:table-cell>
          <table:table-cell office:value-type="float" office:value="-8.3729999999999993" table:style-name="ce22">
            <text:p>-8,37</text:p>
          </table:table-cell>
          <table:table-cell office:value-type="float" office:value="0.06" table:style-name="ce22">
            <text:p>0,06</text:p>
          </table:table-cell>
          <table:table-cell office:value-type="float" office:value="5.0300000000001788E-2" table:formula="of:=[.I898]-([.J898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36X</text:p>
          </table:table-cell>
          <table:table-cell office:value-type="string" table:style-name="ce15">
            <text:p>9179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294012760000001" table:style-name="ce18">
            <text:p>-20,2940128</text:p>
          </table:table-cell>
          <table:table-cell office:value-type="float" office:value="-49.194452830000003" table:style-name="ce18">
            <text:p>-49,1944528</text:p>
          </table:table-cell>
          <table:table-cell office:value-type="float" office:value="457.45400000000001" table:style-name="ce19">
            <text:p>457,4540</text:p>
          </table:table-cell>
          <table:table-cell office:value-type="float" office:value="449.75200000000001" table:style-name="ce20">
            <text:p>449,752</text:p>
          </table:table-cell>
          <table:table-cell office:value-type="float" office:value="-7.7019999999999982" table:formula="of:=[.H899]-[.G899]" table:style-name="ce21">
            <text:p>-7,70</text:p>
          </table:table-cell>
          <table:table-cell office:value-type="float" office:value="-7.6890000000000001" table:style-name="ce22">
            <text:p>-7,69</text:p>
          </table:table-cell>
          <table:table-cell office:value-type="float" office:value="6.3E-2" table:style-name="ce22">
            <text:p>0,06</text:p>
          </table:table-cell>
          <table:table-cell office:value-type="float" office:value="-1.2999999999998124E-2" table:formula="of:=[.I899]-([.J89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81F</text:p>
          </table:table-cell>
          <table:table-cell office:value-type="string" table:style-name="ce15">
            <text:p>9179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30149999" table:style-name="ce18">
            <text:p>-20,3015000</text:p>
          </table:table-cell>
          <table:table-cell office:value-type="float" office:value="-49.197234469999998" table:style-name="ce18">
            <text:p>-49,1972345</text:p>
          </table:table-cell>
          <table:table-cell office:value-type="float" office:value="451.11989999999997" table:style-name="ce19">
            <text:p>451,1199</text:p>
          </table:table-cell>
          <table:table-cell office:value-type="float" office:value="443.34" table:style-name="ce20">
            <text:p>443,340</text:p>
          </table:table-cell>
          <table:table-cell office:value-type="float" office:value="-7.7798999999999978" table:formula="of:=[.H900]-[.G900]" table:style-name="ce21">
            <text:p>-7,78</text:p>
          </table:table-cell>
          <table:table-cell office:value-type="float" office:value="-7.6879999999999997" table:style-name="ce22">
            <text:p>-7,69</text:p>
          </table:table-cell>
          <table:table-cell office:value-type="float" office:value="6.3E-2" table:style-name="ce22">
            <text:p>0,06</text:p>
          </table:table-cell>
          <table:table-cell office:value-type="float" office:value="-9.1899999999998094E-2" table:formula="of:=[.I900]-([.J900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5R</text:p>
          </table:table-cell>
          <table:table-cell office:value-type="string" table:style-name="ce15">
            <text:p>9179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132678200000001" table:style-name="ce18">
            <text:p>-21,1326782</text:p>
          </table:table-cell>
          <table:table-cell office:value-type="float" office:value="-45.022879420000002" table:style-name="ce18">
            <text:p>-45,0228794</text:p>
          </table:table-cell>
          <table:table-cell office:value-type="float" office:value="789.72109999999998" table:style-name="ce19">
            <text:p>789,7211</text:p>
          </table:table-cell>
          <table:table-cell office:value-type="float" office:value="785.46299999999997" table:style-name="ce20">
            <text:p>785,463</text:p>
          </table:table-cell>
          <table:table-cell office:value-type="float" office:value="-4.2581000000000131" table:formula="of:=[.H901]-[.G901]" table:style-name="ce21">
            <text:p>-4,26</text:p>
          </table:table-cell>
          <table:table-cell office:value-type="float" office:value="-4.2290000000000001" table:style-name="ce22">
            <text:p>-4,23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-2.9100000000013004E-2" table:formula="of:=[.I901]-([.J901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5T</text:p>
          </table:table-cell>
          <table:table-cell office:value-type="string" table:style-name="ce15">
            <text:p>9179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227637219999998" table:style-name="ce18">
            <text:p>-21,2276372</text:p>
          </table:table-cell>
          <table:table-cell office:value-type="float" office:value="-44.97594746" table:style-name="ce18">
            <text:p>-44,9759475</text:p>
          </table:table-cell>
          <table:table-cell office:value-type="float" office:value="922.23630000000003" table:style-name="ce19">
            <text:p>922,2363</text:p>
          </table:table-cell>
          <table:table-cell office:value-type="float" office:value="918.14700000000005" table:style-name="ce20">
            <text:p>918,147</text:p>
          </table:table-cell>
          <table:table-cell office:value-type="float" office:value="-4.0892999999999802" table:formula="of:=[.H902]-[.G902]" table:style-name="ce21">
            <text:p>-4,09</text:p>
          </table:table-cell>
          <table:table-cell office:value-type="float" office:value="-4.1100000000000003" table:style-name="ce22">
            <text:p>-4,11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2.0700000000020147E-2" table:formula="of:=[.I902]-([.J90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4G</text:p>
          </table:table-cell>
          <table:table-cell office:value-type="string" table:style-name="ce15">
            <text:p>9179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2274852" table:style-name="ce18">
            <text:p>-21,2274852</text:p>
          </table:table-cell>
          <table:table-cell office:value-type="float" office:value="-44.978638779999997" table:style-name="ce18">
            <text:p>-44,9786388</text:p>
          </table:table-cell>
          <table:table-cell office:value-type="float" office:value="919.73450000000003" table:style-name="ce19">
            <text:p>919,7345</text:p>
          </table:table-cell>
          <table:table-cell office:value-type="float" office:value="915.67200000000003" table:style-name="ce20">
            <text:p>915,672</text:p>
          </table:table-cell>
          <table:table-cell office:value-type="float" office:value="-4.0625" table:formula="of:=[.H903]-[.G903]" table:style-name="ce21">
            <text:p>-4,06</text:p>
          </table:table-cell>
          <table:table-cell office:value-type="float" office:value="-4.1130000000000004" table:style-name="ce22">
            <text:p>-4,11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5.0500000000000433E-2" table:formula="of:=[.I903]-([.J903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5U</text:p>
          </table:table-cell>
          <table:table-cell office:value-type="string" table:style-name="ce15">
            <text:p>9180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229114070000001" table:style-name="ce18">
            <text:p>-21,2291141</text:p>
          </table:table-cell>
          <table:table-cell office:value-type="float" office:value="-44.974605789999998" table:style-name="ce18">
            <text:p>-44,9746058</text:p>
          </table:table-cell>
          <table:table-cell office:value-type="float" office:value="922.25540000000001" table:style-name="ce19">
            <text:p>922,2554</text:p>
          </table:table-cell>
          <table:table-cell office:value-type="float" office:value="918.15499999999997" table:style-name="ce20">
            <text:p>918,155</text:p>
          </table:table-cell>
          <table:table-cell office:value-type="float" office:value="-4.100400000000036" table:formula="of:=[.H904]-[.G904]" table:style-name="ce21">
            <text:p>-4,10</text:p>
          </table:table-cell>
          <table:table-cell office:value-type="float" office:value="-4.1070000000000002" table:style-name="ce22">
            <text:p>-4,11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6.5999999999641901E-3" table:formula="of:=[.I904]-([.J90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045X</text:p>
          </table:table-cell>
          <table:table-cell office:value-type="string" table:style-name="ce35">
            <text:p>91801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21.227899740000002" table:style-name="ce38">
            <text:p>-21,2278997</text:p>
          </table:table-cell>
          <table:table-cell office:value-type="float" office:value="-44.973559340000001" table:style-name="ce38">
            <text:p>-44,9735593</text:p>
          </table:table-cell>
          <table:table-cell office:value-type="float" office:value="931.81939999999997" table:style-name="ce39">
            <text:p>931,8194</text:p>
          </table:table-cell>
          <table:table-cell office:value-type="float" office:value="927.52099999999996" table:style-name="ce40">
            <text:p>927,521</text:p>
          </table:table-cell>
          <table:table-cell office:value-type="float" office:value="-4.2984000000000151" table:formula="of:=[.H905]-[.G905]" table:style-name="ce41">
            <text:p>-4,30</text:p>
          </table:table-cell>
          <table:table-cell office:value-type="float" office:value="-4.1070000000000002" table:style-name="ce41">
            <text:p>-4,11</text:p>
          </table:table-cell>
          <table:table-cell office:value-type="float" office:value="5.2999999999999999E-2" table:style-name="ce41">
            <text:p>0,05</text:p>
          </table:table-cell>
          <table:table-cell office:value-type="float" office:value="-0.19140000000001489" table:formula="of:=[.I905]-([.J905])" table:style-name="ce41">
            <text:p>-0,1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4A</text:p>
          </table:table-cell>
          <table:table-cell office:value-type="string" table:style-name="ce15">
            <text:p>9180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05052603" table:style-name="ce18">
            <text:p>-21,0505260</text:p>
          </table:table-cell>
          <table:table-cell office:value-type="float" office:value="-45.285858869999998" table:style-name="ce18">
            <text:p>-45,2858589</text:p>
          </table:table-cell>
          <table:table-cell office:value-type="float" office:value="772.94529999999997" table:style-name="ce19">
            <text:p>772,9453</text:p>
          </table:table-cell>
          <table:table-cell office:value-type="float" office:value="768.12300000000005" table:style-name="ce20">
            <text:p>768,123</text:p>
          </table:table-cell>
          <table:table-cell office:value-type="float" office:value="-4.8222999999999274" table:formula="of:=[.H906]-[.G906]" table:style-name="ce21">
            <text:p>-4,82</text:p>
          </table:table-cell>
          <table:table-cell office:value-type="float" office:value="-4.8499999999999996" table:style-name="ce22">
            <text:p>-4,85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2.7700000000072222E-2" table:formula="of:=[.I906]-([.J906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4E</text:p>
          </table:table-cell>
          <table:table-cell office:value-type="string" table:style-name="ce15">
            <text:p>9180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059364760000001" table:style-name="ce18">
            <text:p>-21,0593648</text:p>
          </table:table-cell>
          <table:table-cell office:value-type="float" office:value="-45.315809190000003" table:style-name="ce18">
            <text:p>-45,3158092</text:p>
          </table:table-cell>
          <table:table-cell office:value-type="float" office:value="770.02589999999998" table:style-name="ce19">
            <text:p>770,0259</text:p>
          </table:table-cell>
          <table:table-cell office:value-type="float" office:value="765.14700000000005" table:style-name="ce20">
            <text:p>765,147</text:p>
          </table:table-cell>
          <table:table-cell office:value-type="float" office:value="-4.8788999999999305" table:formula="of:=[.H907]-[.G907]" table:style-name="ce21">
            <text:p>-4,88</text:p>
          </table:table-cell>
          <table:table-cell office:value-type="float" office:value="-4.9139999999999997" table:style-name="ce22">
            <text:p>-4,91</text:p>
          </table:table-cell>
          <table:table-cell office:value-type="float" office:value="6.3E-2" table:style-name="ce22">
            <text:p>0,06</text:p>
          </table:table-cell>
          <table:table-cell office:value-type="float" office:value="3.5100000000069187E-2" table:formula="of:=[.I907]-([.J90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3Z</text:p>
          </table:table-cell>
          <table:table-cell office:value-type="string" table:style-name="ce15">
            <text:p>9180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04989016" table:style-name="ce18">
            <text:p>-21,0498902</text:p>
          </table:table-cell>
          <table:table-cell office:value-type="float" office:value="-45.278611499999997" table:style-name="ce18">
            <text:p>-45,2786115</text:p>
          </table:table-cell>
          <table:table-cell office:value-type="float" office:value="770.4402" table:style-name="ce19">
            <text:p>770,4402</text:p>
          </table:table-cell>
          <table:table-cell office:value-type="float" office:value="765.6" table:style-name="ce20">
            <text:p>765,600</text:p>
          </table:table-cell>
          <table:table-cell office:value-type="float" office:value="-4.8401999999999816" table:formula="of:=[.H908]-[.G908]" table:style-name="ce21">
            <text:p>-4,84</text:p>
          </table:table-cell>
          <table:table-cell office:value-type="float" office:value="-4.8330000000000002" table:style-name="ce22">
            <text:p>-4,83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7.1999999999814435E-3" table:formula="of:=[.I908]-([.J908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53U</text:p>
          </table:table-cell>
          <table:table-cell office:value-type="string" table:style-name="ce15">
            <text:p>9180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080371960000001" table:style-name="ce18">
            <text:p>-21,0803720</text:p>
          </table:table-cell>
          <table:table-cell office:value-type="float" office:value="-45.257131800000003" table:style-name="ce18">
            <text:p>-45,2571318</text:p>
          </table:table-cell>
          <table:table-cell office:value-type="float" office:value="773.62580000000003" table:style-name="ce19">
            <text:p>773,6258</text:p>
          </table:table-cell>
          <table:table-cell office:value-type="float" office:value="768.85500000000002" table:style-name="ce20">
            <text:p>768,855</text:p>
          </table:table-cell>
          <table:table-cell office:value-type="float" office:value="-4.7708000000000084" table:formula="of:=[.H909]-[.G909]" table:style-name="ce21">
            <text:p>-4,77</text:p>
          </table:table-cell>
          <table:table-cell office:value-type="float" office:value="-4.7240000000000002" table:style-name="ce22">
            <text:p>-4,72</text:p>
          </table:table-cell>
          <table:table-cell office:value-type="float" office:value="5.5E-2" table:style-name="ce22">
            <text:p>0,06</text:p>
          </table:table-cell>
          <table:table-cell office:value-type="float" office:value="-4.6800000000008168E-2" table:formula="of:=[.I909]-([.J909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53M</text:p>
          </table:table-cell>
          <table:table-cell office:value-type="string" table:style-name="ce15">
            <text:p>9180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131689779999999" table:style-name="ce18">
            <text:p>-21,1316898</text:p>
          </table:table-cell>
          <table:table-cell office:value-type="float" office:value="-45.251713119999998" table:style-name="ce18">
            <text:p>-45,2517131</text:p>
          </table:table-cell>
          <table:table-cell office:value-type="float" office:value="768.98630000000003" table:style-name="ce19">
            <text:p>768,9863</text:p>
          </table:table-cell>
          <table:table-cell office:value-type="float" office:value="764.34100000000001" table:style-name="ce20">
            <text:p>764,341</text:p>
          </table:table-cell>
          <table:table-cell office:value-type="float" office:value="-4.6453000000000202" table:formula="of:=[.H910]-[.G910]" table:style-name="ce21">
            <text:p>-4,65</text:p>
          </table:table-cell>
          <table:table-cell office:value-type="float" office:value="-4.6260000000000003" table:style-name="ce22">
            <text:p>-4,63</text:p>
          </table:table-cell>
          <table:table-cell office:value-type="float" office:value="0.05" table:style-name="ce22">
            <text:p>0,05</text:p>
          </table:table-cell>
          <table:table-cell office:value-type="float" office:value="-1.9300000000019857E-2" table:formula="of:=[.I910]-([.J910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053G</text:p>
          </table:table-cell>
          <table:table-cell office:value-type="string" table:style-name="ce35">
            <text:p>91807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21.139626799999998" table:style-name="ce38">
            <text:p>-21,1396268</text:p>
          </table:table-cell>
          <table:table-cell office:value-type="float" office:value="-45.222360850000001" table:style-name="ce38">
            <text:p>-45,2223609</text:p>
          </table:table-cell>
          <table:table-cell office:value-type="float" office:value="791.17330000000004" table:style-name="ce39">
            <text:p>791,1733</text:p>
          </table:table-cell>
          <table:table-cell office:value-type="float" office:value="786.35" table:style-name="ce40">
            <text:p>786,350</text:p>
          </table:table-cell>
          <table:table-cell office:value-type="float" office:value="-4.8233000000000175" table:formula="of:=[.H911]-[.G911]" table:style-name="ce41">
            <text:p>-4,82</text:p>
          </table:table-cell>
          <table:table-cell office:value-type="float" office:value="-4.5919999999999996" table:style-name="ce41">
            <text:p>-4,59</text:p>
          </table:table-cell>
          <table:table-cell office:value-type="float" office:value="4.9000000000000002E-2" table:style-name="ce41">
            <text:p>0,05</text:p>
          </table:table-cell>
          <table:table-cell office:value-type="float" office:value="-0.23130000000001782" table:formula="of:=[.I911]-([.J911])" table:style-name="ce41">
            <text:p>-0,2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53E</text:p>
          </table:table-cell>
          <table:table-cell office:value-type="string" table:style-name="ce15">
            <text:p>9180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11580107" table:style-name="ce18">
            <text:p>-21,1158011</text:p>
          </table:table-cell>
          <table:table-cell office:value-type="float" office:value="-45.2123177" table:style-name="ce18">
            <text:p>-45,2123177</text:p>
          </table:table-cell>
          <table:table-cell office:value-type="float" office:value="799.41510000000005" table:style-name="ce19">
            <text:p>799,4151</text:p>
          </table:table-cell>
          <table:table-cell office:value-type="float" office:value="794.78" table:style-name="ce20">
            <text:p>794,780</text:p>
          </table:table-cell>
          <table:table-cell office:value-type="float" office:value="-4.6351000000000795" table:formula="of:=[.H912]-[.G912]" table:style-name="ce21">
            <text:p>-4,64</text:p>
          </table:table-cell>
          <table:table-cell office:value-type="float" office:value="-4.6189999999999998" table:style-name="ce22">
            <text:p>-4,62</text:p>
          </table:table-cell>
          <table:table-cell office:value-type="float" office:value="0.05" table:style-name="ce22">
            <text:p>0,05</text:p>
          </table:table-cell>
          <table:table-cell office:value-type="float" office:value="-1.6100000000079717E-2" table:formula="of:=[.I912]-([.J91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3T</text:p>
          </table:table-cell>
          <table:table-cell office:value-type="string" table:style-name="ce15">
            <text:p>9181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071149800000001" table:style-name="ce18">
            <text:p>-21,0711498</text:p>
          </table:table-cell>
          <table:table-cell office:value-type="float" office:value="-45.230130840000001" table:style-name="ce18">
            <text:p>-45,2301308</text:p>
          </table:table-cell>
          <table:table-cell office:value-type="float" office:value="774.1617" table:style-name="ce19">
            <text:p>774,1617</text:p>
          </table:table-cell>
          <table:table-cell office:value-type="float" office:value="769.43100000000004" table:style-name="ce20">
            <text:p>769,431</text:p>
          </table:table-cell>
          <table:table-cell office:value-type="float" office:value="-4.7306999999999562" table:formula="of:=[.H913]-[.G913]" table:style-name="ce21">
            <text:p>-4,73</text:p>
          </table:table-cell>
          <table:table-cell office:value-type="float" office:value="-4.6929999999999996" table:style-name="ce22">
            <text:p>-4,69</text:p>
          </table:table-cell>
          <table:table-cell office:value-type="float" office:value="5.5E-2" table:style-name="ce22">
            <text:p>0,06</text:p>
          </table:table-cell>
          <table:table-cell office:value-type="float" office:value="-3.7699999999956546E-2" table:formula="of:=[.I913]-([.J913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3L</text:p>
          </table:table-cell>
          <table:table-cell office:value-type="string" table:style-name="ce15">
            <text:p>9181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087810990000001" table:style-name="ce18">
            <text:p>-21,0878110</text:p>
          </table:table-cell>
          <table:table-cell office:value-type="float" office:value="-45.178053249999998" table:style-name="ce18">
            <text:p>-45,1780533</text:p>
          </table:table-cell>
          <table:table-cell office:value-type="float" office:value="783.38639999999998" table:style-name="ce19">
            <text:p>783,3864</text:p>
          </table:table-cell>
          <table:table-cell office:value-type="float" office:value="778.83699999999999" table:style-name="ce20">
            <text:p>778,837</text:p>
          </table:table-cell>
          <table:table-cell office:value-type="float" office:value="-4.5493999999999915" table:formula="of:=[.H914]-[.G914]" table:style-name="ce21">
            <text:p>-4,55</text:p>
          </table:table-cell>
          <table:table-cell office:value-type="float" office:value="-4.6189999999999998" table:style-name="ce22">
            <text:p>-4,62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6.9600000000008322E-2" table:formula="of:=[.I914]-([.J914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4V</text:p>
          </table:table-cell>
          <table:table-cell office:value-type="string" table:style-name="ce15">
            <text:p>9181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167280359999999" table:style-name="ce18">
            <text:p>-21,1672804</text:p>
          </table:table-cell>
          <table:table-cell office:value-type="float" office:value="-45.116686899999998" table:style-name="ce18">
            <text:p>-45,1166869</text:p>
          </table:table-cell>
          <table:table-cell office:value-type="float" office:value="808.87469999999996" table:style-name="ce19">
            <text:p>808,8747</text:p>
          </table:table-cell>
          <table:table-cell office:value-type="float" office:value="804.44600000000003" table:style-name="ce20">
            <text:p>804,446</text:p>
          </table:table-cell>
          <table:table-cell office:value-type="float" office:value="-4.4286999999999352" table:formula="of:=[.H915]-[.G915]" table:style-name="ce21">
            <text:p>-4,43</text:p>
          </table:table-cell>
          <table:table-cell office:value-type="float" office:value="-4.3979999999999997" table:style-name="ce22">
            <text:p>-4,40</text:p>
          </table:table-cell>
          <table:table-cell office:value-type="float" office:value="0.05" table:style-name="ce22">
            <text:p>0,05</text:p>
          </table:table-cell>
          <table:table-cell office:value-type="float" office:value="-3.0699999999935557E-2" table:formula="of:=[.I915]-([.J91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2S</text:p>
          </table:table-cell>
          <table:table-cell office:value-type="string" table:style-name="ce15">
            <text:p>9181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190162430000001" table:style-name="ce18">
            <text:p>-21,1901624</text:p>
          </table:table-cell>
          <table:table-cell office:value-type="float" office:value="-45.056993040000002" table:style-name="ce18">
            <text:p>-45,0569930</text:p>
          </table:table-cell>
          <table:table-cell office:value-type="float" office:value="773.42129999999997" table:style-name="ce19">
            <text:p>773,4213</text:p>
          </table:table-cell>
          <table:table-cell office:value-type="float" office:value="769.12400000000002" table:style-name="ce20">
            <text:p>769,124</text:p>
          </table:table-cell>
          <table:table-cell office:value-type="float" office:value="-4.2972999999999502" table:formula="of:=[.H916]-[.G916]" table:style-name="ce21">
            <text:p>-4,30</text:p>
          </table:table-cell>
          <table:table-cell office:value-type="float" office:value="-4.2409999999999997" table:style-name="ce22">
            <text:p>-4,24</text:p>
          </table:table-cell>
          <table:table-cell office:value-type="float" office:value="0.05" table:style-name="ce22">
            <text:p>0,05</text:p>
          </table:table-cell>
          <table:table-cell office:value-type="float" office:value="-5.6299999999950501E-2" table:formula="of:=[.I916]-([.J916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58A</text:p>
          </table:table-cell>
          <table:table-cell office:value-type="string" table:style-name="ce15">
            <text:p>9183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049257600000001" table:style-name="ce18">
            <text:p>-20,0492576</text:p>
          </table:table-cell>
          <table:table-cell office:value-type="float" office:value="-47.405695510000001" table:style-name="ce18">
            <text:p>-47,4056955</text:p>
          </table:table-cell>
          <table:table-cell office:value-type="float" office:value="581.15700000000004" table:style-name="ce19">
            <text:p>581,1570</text:p>
          </table:table-cell>
          <table:table-cell office:value-type="float" office:value="572.78099999999995" table:style-name="ce20">
            <text:p>572,781</text:p>
          </table:table-cell>
          <table:table-cell office:value-type="float" office:value="-8.37600000000009" table:formula="of:=[.H917]-[.G917]" table:style-name="ce21">
            <text:p>-8,38</text:p>
          </table:table-cell>
          <table:table-cell office:value-type="float" office:value="-8.2759999999999998" table:style-name="ce22">
            <text:p>-8,28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0.10000000000009024" table:formula="of:=[.I917]-([.J917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034P</text:p>
          </table:table-cell>
          <table:table-cell office:value-type="string" table:style-name="ce35">
            <text:p>91846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20.051031210000001" table:style-name="ce38">
            <text:p>-20,0510312</text:p>
          </table:table-cell>
          <table:table-cell office:value-type="float" office:value="-47.406105359999998" table:style-name="ce38">
            <text:p>-47,4061054</text:p>
          </table:table-cell>
          <table:table-cell office:value-type="float" office:value="573.04549999999995" table:style-name="ce39">
            <text:p>573,0455</text:p>
          </table:table-cell>
          <table:table-cell office:value-type="float" office:value="564.58000000000004" table:style-name="ce40">
            <text:p>564,580</text:p>
          </table:table-cell>
          <table:table-cell office:value-type="float" office:value="-8.4654999999999063" table:formula="of:=[.H918]-[.G918]" table:style-name="ce41">
            <text:p>-8,47</text:p>
          </table:table-cell>
          <table:table-cell office:value-type="float" office:value="-8.2720000000000002" table:style-name="ce41">
            <text:p>-8,27</text:p>
          </table:table-cell>
          <table:table-cell office:value-type="float" office:value="5.2999999999999999E-2" table:style-name="ce41">
            <text:p>0,05</text:p>
          </table:table-cell>
          <table:table-cell office:value-type="float" office:value="-0.19349999999990608" table:formula="of:=[.I918]-([.J918])" table:style-name="ce41">
            <text:p>-0,1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1091E</text:p>
          </table:table-cell>
          <table:table-cell office:value-type="string" table:style-name="ce35">
            <text:p>91876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19.77102365" table:style-name="ce38">
            <text:p>-19,7710237</text:p>
          </table:table-cell>
          <table:table-cell office:value-type="float" office:value="-43.018809830000002" table:style-name="ce38">
            <text:p>-43,0188098</text:p>
          </table:table-cell>
          <table:table-cell office:value-type="float" office:value="531.91600000000005" table:style-name="ce39">
            <text:p>531,9160</text:p>
          </table:table-cell>
          <table:table-cell office:value-type="float" office:value="523.20600000000002" table:style-name="ce40">
            <text:p>523,206</text:p>
          </table:table-cell>
          <table:table-cell office:value-type="float" office:value="-8.7100000000000364" table:formula="of:=[.H919]-[.G919]" table:style-name="ce41">
            <text:p>-8,71</text:p>
          </table:table-cell>
          <table:table-cell office:value-type="float" office:value="-9.5429999999999993" table:style-name="ce41">
            <text:p>-9,54</text:p>
          </table:table-cell>
          <table:table-cell office:value-type="float" office:value="0.111" table:style-name="ce41">
            <text:p>0,11</text:p>
          </table:table-cell>
          <table:table-cell office:value-type="float" office:value="0.83299999999996288" table:formula="of:=[.I919]-([.J919])" table:style-name="ce41">
            <text:p>0,8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17V</text:p>
          </table:table-cell>
          <table:table-cell office:value-type="string" table:style-name="ce15">
            <text:p>9191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214981810000001" table:style-name="ce18">
            <text:p>-18,2149818</text:p>
          </table:table-cell>
          <table:table-cell office:value-type="float" office:value="-45.259825470000003" table:style-name="ce18">
            <text:p>-45,2598255</text:p>
          </table:table-cell>
          <table:table-cell office:value-type="float" office:value="577.32960000000003" table:style-name="ce19">
            <text:p>577,3296</text:p>
          </table:table-cell>
          <table:table-cell office:value-type="float" office:value="566.23699999999997" table:style-name="ce20">
            <text:p>566,237</text:p>
          </table:table-cell>
          <table:table-cell office:value-type="float" office:value="-11.092600000000061" table:formula="of:=[.H920]-[.G920]" table:style-name="ce21">
            <text:p>-11,09</text:p>
          </table:table-cell>
          <table:table-cell office:value-type="float" office:value="-11.013999999999999" table:style-name="ce22">
            <text:p>-11,01</text:p>
          </table:table-cell>
          <table:table-cell office:value-type="float" office:value="0.08" table:style-name="ce22">
            <text:p>0,08</text:p>
          </table:table-cell>
          <table:table-cell office:value-type="float" office:value="-7.8600000000061954E-2" table:formula="of:=[.I920]-([.J920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61F</text:p>
          </table:table-cell>
          <table:table-cell office:value-type="string" table:style-name="ce15">
            <text:p>9271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424268300000001" table:style-name="ce18">
            <text:p>-18,4242683</text:p>
          </table:table-cell>
          <table:table-cell office:value-type="float" office:value="-49.118924659999998" table:style-name="ce18">
            <text:p>-49,1189247</text:p>
          </table:table-cell>
          <table:table-cell office:value-type="float" office:value="523.49749999999995" table:style-name="ce19">
            <text:p>523,4975</text:p>
          </table:table-cell>
          <table:table-cell office:value-type="float" office:value="511.95" table:style-name="ce20">
            <text:p>511,950</text:p>
          </table:table-cell>
          <table:table-cell office:value-type="float" office:value="-11.547499999999957" table:formula="of:=[.H921]-[.G921]" table:style-name="ce21">
            <text:p>-11,55</text:p>
          </table:table-cell>
          <table:table-cell office:value-type="float" office:value="-11.539" table:style-name="ce22">
            <text:p>-11,54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8.4999999999570974E-3" table:formula="of:=[.I921]-([.J921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61H</text:p>
          </table:table-cell>
          <table:table-cell office:value-type="string" table:style-name="ce15">
            <text:p>9271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406911210000001" table:style-name="ce18">
            <text:p>-18,4069112</text:p>
          </table:table-cell>
          <table:table-cell office:value-type="float" office:value="-49.097258070000002" table:style-name="ce18">
            <text:p>-49,0972581</text:p>
          </table:table-cell>
          <table:table-cell office:value-type="float" office:value="523.71069999999997" table:style-name="ce19">
            <text:p>523,7107</text:p>
          </table:table-cell>
          <table:table-cell office:value-type="float" office:value="512.101" table:style-name="ce20">
            <text:p>512,101</text:p>
          </table:table-cell>
          <table:table-cell office:value-type="float" office:value="-11.609699999999975" table:formula="of:=[.H922]-[.G922]" table:style-name="ce21">
            <text:p>-11,61</text:p>
          </table:table-cell>
          <table:table-cell office:value-type="float" office:value="-11.61" table:style-name="ce22">
            <text:p>-11,61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3.0000000002416982E-4" table:formula="of:=[.I922]-([.J92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6U</text:p>
          </table:table-cell>
          <table:table-cell office:value-type="string" table:style-name="ce15">
            <text:p>9285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738081179999998" table:style-name="ce18">
            <text:p>-20,7380812</text:p>
          </table:table-cell>
          <table:table-cell office:value-type="float" office:value="-46.73613143" table:style-name="ce18">
            <text:p>-46,7361314</text:p>
          </table:table-cell>
          <table:table-cell office:value-type="float" office:value="698.18399999999997" table:style-name="ce19">
            <text:p>698,1840</text:p>
          </table:table-cell>
          <table:table-cell office:value-type="float" office:value="691.58699999999999" table:style-name="ce20">
            <text:p>691,587</text:p>
          </table:table-cell>
          <table:table-cell office:value-type="float" office:value="-6.59699999999998" table:formula="of:=[.H923]-[.G923]" table:style-name="ce21">
            <text:p>-6,60</text:p>
          </table:table-cell>
          <table:table-cell office:value-type="float" office:value="-6.5629999999999997" table:style-name="ce22">
            <text:p>-6,56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3.3999999999980268E-2" table:formula="of:=[.I923]-([.J923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0L</text:p>
          </table:table-cell>
          <table:table-cell office:value-type="string" table:style-name="ce15">
            <text:p>9285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862034779999998" table:style-name="ce18">
            <text:p>-20,8620348</text:p>
          </table:table-cell>
          <table:table-cell office:value-type="float" office:value="-46.898466970000001" table:style-name="ce18">
            <text:p>-46,8984670</text:p>
          </table:table-cell>
          <table:table-cell office:value-type="float" office:value="956.41139999999996" table:style-name="ce19">
            <text:p>956,4114</text:p>
          </table:table-cell>
          <table:table-cell office:value-type="float" office:value="950.53099999999995" table:style-name="ce20">
            <text:p>950,531</text:p>
          </table:table-cell>
          <table:table-cell office:value-type="float" office:value="-5.8804000000000087" table:formula="of:=[.H924]-[.G924]" table:style-name="ce21">
            <text:p>-5,88</text:p>
          </table:table-cell>
          <table:table-cell office:value-type="float" office:value="-5.8330000000000002" table:style-name="ce22">
            <text:p>-5,83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4.7400000000008546E-2" table:formula="of:=[.I924]-([.J924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0U</text:p>
          </table:table-cell>
          <table:table-cell office:value-type="string" table:style-name="ce15">
            <text:p>9285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894885540000001" table:style-name="ce18">
            <text:p>-20,8948855</text:p>
          </table:table-cell>
          <table:table-cell office:value-type="float" office:value="-47.002111579999998" table:style-name="ce18">
            <text:p>-47,0021116</text:p>
          </table:table-cell>
          <table:table-cell office:value-type="float" office:value="933.68550000000005" table:style-name="ce19">
            <text:p>933,6855</text:p>
          </table:table-cell>
          <table:table-cell office:value-type="float" office:value="928.04200000000003" table:style-name="ce20">
            <text:p>928,042</text:p>
          </table:table-cell>
          <table:table-cell office:value-type="float" office:value="-5.6435000000000173" table:formula="of:=[.H925]-[.G925]" table:style-name="ce21">
            <text:p>-5,64</text:p>
          </table:table-cell>
          <table:table-cell office:value-type="float" office:value="-5.6929999999999996" table:style-name="ce22">
            <text:p>-5,69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4.9499999999982336E-2" table:formula="of:=[.I925]-([.J925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1L</text:p>
          </table:table-cell>
          <table:table-cell office:value-type="string" table:style-name="ce15">
            <text:p>9285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07123794" table:style-name="ce18">
            <text:p>-21,0712379</text:p>
          </table:table-cell>
          <table:table-cell office:value-type="float" office:value="-46.97955348" table:style-name="ce18">
            <text:p>-46,9795535</text:p>
          </table:table-cell>
          <table:table-cell office:value-type="float" office:value="1158.3253999999999" table:style-name="ce19">
            <text:p>1158,3254</text:p>
          </table:table-cell>
          <table:table-cell office:value-type="float" office:value="1153.0429999999999" table:style-name="ce20">
            <text:p>1153,043</text:p>
          </table:table-cell>
          <table:table-cell office:value-type="float" office:value="-5.2824000000000524" table:formula="of:=[.H926]-[.G926]" table:style-name="ce21">
            <text:p>-5,28</text:p>
          </table:table-cell>
          <table:table-cell office:value-type="float" office:value="-5.3849999999999998" table:style-name="ce22">
            <text:p>-5,39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0.1025999999999474" table:formula="of:=[.I926]-([.J926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1Z</text:p>
          </table:table-cell>
          <table:table-cell office:value-type="string" table:style-name="ce15">
            <text:p>9285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192965709999999" table:style-name="ce18">
            <text:p>-21,1929657</text:p>
          </table:table-cell>
          <table:table-cell office:value-type="float" office:value="-46.972930390000002" table:style-name="ce18">
            <text:p>-46,9729304</text:p>
          </table:table-cell>
          <table:table-cell office:value-type="float" office:value="889.52869999999996" table:style-name="ce19">
            <text:p>889,5287</text:p>
          </table:table-cell>
          <table:table-cell office:value-type="float" office:value="884.346" table:style-name="ce20">
            <text:p>884,346</text:p>
          </table:table-cell>
          <table:table-cell office:value-type="float" office:value="-5.1826999999999543" table:formula="of:=[.H927]-[.G927]" table:style-name="ce21">
            <text:p>-5,18</text:p>
          </table:table-cell>
          <table:table-cell office:value-type="float" office:value="-5.1820000000000004" table:style-name="ce22">
            <text:p>-5,18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6.9999999995395967E-4" table:formula="of:=[.I927]-([.J92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2L</text:p>
          </table:table-cell>
          <table:table-cell office:value-type="string" table:style-name="ce15">
            <text:p>9285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34995254" table:style-name="ce18">
            <text:p>-21,3499525</text:p>
          </table:table-cell>
          <table:table-cell office:value-type="float" office:value="-46.94074105" table:style-name="ce18">
            <text:p>-46,9407411</text:p>
          </table:table-cell>
          <table:table-cell office:value-type="float" office:value="764.14200000000005" table:style-name="ce19">
            <text:p>764,1420</text:p>
          </table:table-cell>
          <table:table-cell office:value-type="float" office:value="759.03099999999995" table:style-name="ce20">
            <text:p>759,031</text:p>
          </table:table-cell>
          <table:table-cell office:value-type="float" office:value="-5.1110000000001037" table:formula="of:=[.H928]-[.G928]" table:style-name="ce21">
            <text:p>-5,11</text:p>
          </table:table-cell>
          <table:table-cell office:value-type="float" office:value="-5.069" table:style-name="ce22">
            <text:p>-5,07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4.2000000000103732E-2" table:formula="of:=[.I928]-([.J92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66B</text:p>
          </table:table-cell>
          <table:table-cell office:value-type="string" table:style-name="ce15">
            <text:p>9288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135253349999999" table:style-name="ce18">
            <text:p>-19,1352534</text:p>
          </table:table-cell>
          <table:table-cell office:value-type="float" office:value="-47.934637010000003" table:style-name="ce18">
            <text:p>-47,9346370</text:p>
          </table:table-cell>
          <table:table-cell office:value-type="float" office:value="831.37339999999995" table:style-name="ce19">
            <text:p>831,3734</text:p>
          </table:table-cell>
          <table:table-cell office:value-type="float" office:value="821.553" table:style-name="ce20">
            <text:p>821,553</text:p>
          </table:table-cell>
          <table:table-cell office:value-type="float" office:value="-9.8203999999999496" table:formula="of:=[.H929]-[.G929]" table:style-name="ce21">
            <text:p>-9,82</text:p>
          </table:table-cell>
          <table:table-cell office:value-type="float" office:value="-9.8070000000000004" table:style-name="ce22">
            <text:p>-9,81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1.339999999994923E-2" table:formula="of:=[.I929]-([.J92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68U</text:p>
          </table:table-cell>
          <table:table-cell office:value-type="string" table:style-name="ce15">
            <text:p>9288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879413769999999" table:style-name="ce18">
            <text:p>-18,8794138</text:p>
          </table:table-cell>
          <table:table-cell office:value-type="float" office:value="-48.97059299" table:style-name="ce18">
            <text:p>-48,9705930</text:p>
          </table:table-cell>
          <table:table-cell office:value-type="float" office:value="733.81420000000003" table:style-name="ce19">
            <text:p>733,8142</text:p>
          </table:table-cell>
          <table:table-cell office:value-type="float" office:value="723.07600000000002" table:style-name="ce20">
            <text:p>723,076</text:p>
          </table:table-cell>
          <table:table-cell office:value-type="float" office:value="-10.738200000000006" table:formula="of:=[.H930]-[.G930]" table:style-name="ce21">
            <text:p>-10,74</text:p>
          </table:table-cell>
          <table:table-cell office:value-type="float" office:value="-10.686999999999999" table:style-name="ce22">
            <text:p>-10,69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5.1200000000006796E-2" table:formula="of:=[.I930]-([.J930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76C</text:p>
          </table:table-cell>
          <table:table-cell office:value-type="string" table:style-name="ce15">
            <text:p>9325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889984649999999" table:style-name="ce18">
            <text:p>-19,8899847</text:p>
          </table:table-cell>
          <table:table-cell office:value-type="float" office:value="-49.372931090000002" table:style-name="ce18">
            <text:p>-49,3729311</text:p>
          </table:table-cell>
          <table:table-cell office:value-type="float" office:value="524.43610000000001" table:style-name="ce19">
            <text:p>524,4361</text:p>
          </table:table-cell>
          <table:table-cell office:value-type="float" office:value="516.74699999999996" table:style-name="ce20">
            <text:p>516,747</text:p>
          </table:table-cell>
          <table:table-cell office:value-type="float" office:value="-7.6891000000000531" table:formula="of:=[.H931]-[.G931]" table:style-name="ce21">
            <text:p>-7,69</text:p>
          </table:table-cell>
          <table:table-cell office:value-type="float" office:value="-7.6959999999999997" table:style-name="ce22">
            <text:p>-7,70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6.8999999999466155E-3" table:formula="of:=[.I931]-([.J93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92U</text:p>
          </table:table-cell>
          <table:table-cell office:value-type="string" table:style-name="ce15">
            <text:p>9335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14520358" table:style-name="ce18">
            <text:p>-16,1452036</text:p>
          </table:table-cell>
          <table:table-cell office:value-type="float" office:value="-40.174346540000002" table:style-name="ce18">
            <text:p>-40,1743465</text:p>
          </table:table-cell>
          <table:table-cell office:value-type="float" office:value="155.8263" table:style-name="ce19">
            <text:p>155,8263</text:p>
          </table:table-cell>
          <table:table-cell office:value-type="float" office:value="146.876" table:style-name="ce20">
            <text:p>146,876</text:p>
          </table:table-cell>
          <table:table-cell office:value-type="float" office:value="-8.9502999999999986" table:formula="of:=[.H932]-[.G932]" table:style-name="ce21">
            <text:p>-8,95</text:p>
          </table:table-cell>
          <table:table-cell office:value-type="float" office:value="-9" table:style-name="ce22">
            <text:p>-9,00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4.970000000000141E-2" table:formula="of:=[.I932]-([.J932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43C</text:p>
          </table:table-cell>
          <table:table-cell office:value-type="string" table:style-name="ce15">
            <text:p>9335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14958099" table:style-name="ce18">
            <text:p>-16,1495810</text:p>
          </table:table-cell>
          <table:table-cell office:value-type="float" office:value="-40.503231560000003" table:style-name="ce18">
            <text:p>-40,5032316</text:p>
          </table:table-cell>
          <table:table-cell office:value-type="float" office:value="174.54769999999999" table:style-name="ce19">
            <text:p>174,5477</text:p>
          </table:table-cell>
          <table:table-cell office:value-type="float" office:value="165.68" table:style-name="ce20">
            <text:p>165,680</text:p>
          </table:table-cell>
          <table:table-cell office:value-type="float" office:value="-8.867699999999985" table:formula="of:=[.H933]-[.G933]" table:style-name="ce21">
            <text:p>-8,87</text:p>
          </table:table-cell>
          <table:table-cell office:value-type="float" office:value="-8.9179999999999993" table:style-name="ce22">
            <text:p>-8,92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5.0300000000014222E-2" table:formula="of:=[.I933]-([.J933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27D</text:p>
          </table:table-cell>
          <table:table-cell office:value-type="string" table:style-name="ce15">
            <text:p>9367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063299430000001" table:style-name="ce18">
            <text:p>-18,0632994</text:p>
          </table:table-cell>
          <table:table-cell office:value-type="float" office:value="-41.674808910000003" table:style-name="ce18">
            <text:p>-41,6748089</text:p>
          </table:table-cell>
          <table:table-cell office:value-type="float" office:value="341.28190000000001" table:style-name="ce19">
            <text:p>341,2819</text:p>
          </table:table-cell>
          <table:table-cell office:value-type="float" office:value="331.685" table:style-name="ce20">
            <text:p>331,685</text:p>
          </table:table-cell>
          <table:table-cell office:value-type="float" office:value="-9.5969000000000051" table:formula="of:=[.H934]-[.G934]" table:style-name="ce21">
            <text:p>-9,60</text:p>
          </table:table-cell>
          <table:table-cell office:value-type="float" office:value="-9.5890000000000004" table:style-name="ce22">
            <text:p>-9,59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-7.9000000000046811E-3" table:formula="of:=[.I934]-([.J934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19S</text:p>
          </table:table-cell>
          <table:table-cell office:value-type="string" table:style-name="ce15">
            <text:p>9390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7.347948989999999" table:style-name="ce18">
            <text:p>-17,3479490</text:p>
          </table:table-cell>
          <table:table-cell office:value-type="float" office:value="-44.906859439999998" table:style-name="ce18">
            <text:p>-44,9068594</text:p>
          </table:table-cell>
          <table:table-cell office:value-type="float" office:value="510.93259999999998" table:style-name="ce19">
            <text:p>510,9326</text:p>
          </table:table-cell>
          <table:table-cell office:value-type="float" office:value="498.33499999999998" table:style-name="ce20">
            <text:p>498,335</text:p>
          </table:table-cell>
          <table:table-cell office:value-type="float" office:value="-12.5976" table:formula="of:=[.H935]-[.G935]" table:style-name="ce21">
            <text:p>-12,60</text:p>
          </table:table-cell>
          <table:table-cell office:value-type="float" office:value="-12.563000000000001" table:style-name="ce22">
            <text:p>-12,56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3.4599999999999298E-2" table:formula="of:=[.I935]-([.J93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93J</text:p>
          </table:table-cell>
          <table:table-cell office:value-type="string" table:style-name="ce15">
            <text:p>9392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114610320000001" table:style-name="ce18">
            <text:p>-16,1146103</text:p>
          </table:table-cell>
          <table:table-cell office:value-type="float" office:value="-45.62382873" table:style-name="ce18">
            <text:p>-45,6238287</text:p>
          </table:table-cell>
          <table:table-cell office:value-type="float" office:value="593.03139999999996" table:style-name="ce19">
            <text:p>593,0314</text:p>
          </table:table-cell>
          <table:table-cell office:value-type="float" office:value="579.351" table:style-name="ce20">
            <text:p>579,351</text:p>
          </table:table-cell>
          <table:table-cell office:value-type="float" office:value="-13.680399999999963" table:formula="of:=[.H936]-[.G936]" table:style-name="ce21">
            <text:p>-13,68</text:p>
          </table:table-cell>
          <table:table-cell office:value-type="float" office:value="-13.68" table:style-name="ce22">
            <text:p>-13,68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3.9999999996354063E-4" table:formula="of:=[.I936]-([.J93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215S</text:p>
          </table:table-cell>
          <table:table-cell office:value-type="string" table:style-name="ce15">
            <text:p>9605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7.224065079999999" table:style-name="ce18">
            <text:p>-17,2240651</text:p>
          </table:table-cell>
          <table:table-cell office:value-type="float" office:value="-46.874300550000001" table:style-name="ce18">
            <text:p>-46,8743006</text:p>
          </table:table-cell>
          <table:table-cell office:value-type="float" office:value="683.3433" table:style-name="ce19">
            <text:p>683,3433</text:p>
          </table:table-cell>
          <table:table-cell office:value-type="float" office:value="670.48" table:style-name="ce20">
            <text:p>670,480</text:p>
          </table:table-cell>
          <table:table-cell office:value-type="float" office:value="-12.863299999999981" table:formula="of:=[.H937]-[.G937]" table:style-name="ce21">
            <text:p>-12,86</text:p>
          </table:table-cell>
          <table:table-cell office:value-type="float" office:value="-12.853999999999999" table:style-name="ce22">
            <text:p>-12,85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-9.2999999999818783E-3" table:formula="of:=[.I937]-([.J937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146Q</text:p>
          </table:table-cell>
          <table:table-cell office:value-type="string" table:style-name="ce15">
            <text:p>9605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589476609999998" table:style-name="ce18">
            <text:p>-18,5894766</text:p>
          </table:table-cell>
          <table:table-cell office:value-type="float" office:value="-46.516927780000003" table:style-name="ce18">
            <text:p>-46,5169278</text:p>
          </table:table-cell>
          <table:table-cell office:value-type="float" office:value="834.28859999999997" table:style-name="ce19">
            <text:p>834,2886</text:p>
          </table:table-cell>
          <table:table-cell office:value-type="float" office:value="824.346" table:style-name="ce20">
            <text:p>824,346</text:p>
          </table:table-cell>
          <table:table-cell office:value-type="float" office:value="-9.9425999999999704" table:formula="of:=[.H938]-[.G938]" table:style-name="ce21">
            <text:p>-9,94</text:p>
          </table:table-cell>
          <table:table-cell office:value-type="float" office:value="-9.8309999999999995" table:style-name="ce22">
            <text:p>-9,83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-0.11159999999997083" table:formula="of:=[.I938]-([.J938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63L</text:p>
          </table:table-cell>
          <table:table-cell office:value-type="string" table:style-name="ce15">
            <text:p>9605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400117049999999" table:style-name="ce18">
            <text:p>-19,4001171</text:p>
          </table:table-cell>
          <table:table-cell office:value-type="float" office:value="-47.321388489999997" table:style-name="ce18">
            <text:p>-47,3213885</text:p>
          </table:table-cell>
          <table:table-cell office:value-type="float" office:value="1096.5555999999999" table:style-name="ce19">
            <text:p>1096,5556</text:p>
          </table:table-cell>
          <table:table-cell office:value-type="float" office:value="1087.9169999999999" table:style-name="ce20">
            <text:p>1087,917</text:p>
          </table:table-cell>
          <table:table-cell office:value-type="float" office:value="-8.6385999999999967" table:formula="of:=[.H939]-[.G939]" table:style-name="ce21">
            <text:p>-8,64</text:p>
          </table:table-cell>
          <table:table-cell office:value-type="float" office:value="-8.7520000000000007" table:style-name="ce22">
            <text:p>-8,75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0.11340000000000394" table:formula="of:=[.I939]-([.J939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18M</text:p>
          </table:table-cell>
          <table:table-cell office:value-type="string" table:style-name="ce15">
            <text:p>9605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104478060000002" table:style-name="ce18">
            <text:p>-18,1044781</text:p>
          </table:table-cell>
          <table:table-cell office:value-type="float" office:value="-45.468165749999997" table:style-name="ce18">
            <text:p>-45,4681658</text:p>
          </table:table-cell>
          <table:table-cell office:value-type="float" office:value="603.96339999999998" table:style-name="ce19">
            <text:p>603,9634</text:p>
          </table:table-cell>
          <table:table-cell office:value-type="float" office:value="593.02700000000004" table:style-name="ce20">
            <text:p>593,027</text:p>
          </table:table-cell>
          <table:table-cell office:value-type="float" office:value="-10.936399999999935" table:formula="of:=[.H940]-[.G940]" table:style-name="ce21">
            <text:p>-10,94</text:p>
          </table:table-cell>
          <table:table-cell office:value-type="float" office:value="-11.005000000000001" table:style-name="ce22">
            <text:p>-11,01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6.860000000006572E-2" table:formula="of:=[.I940]-([.J940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72T</text:p>
          </table:table-cell>
          <table:table-cell office:value-type="string" table:style-name="ce15">
            <text:p>9605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366564499999999" table:style-name="ce18">
            <text:p>-18,3665645</text:p>
          </table:table-cell>
          <table:table-cell office:value-type="float" office:value="-44.440476099999998" table:style-name="ce18">
            <text:p>-44,4404761</text:p>
          </table:table-cell>
          <table:table-cell office:value-type="float" office:value="638.70399999999995" table:style-name="ce19">
            <text:p>638,7040</text:p>
          </table:table-cell>
          <table:table-cell office:value-type="float" office:value="628.09500000000003" table:style-name="ce20">
            <text:p>628,095</text:p>
          </table:table-cell>
          <table:table-cell office:value-type="float" office:value="-10.608999999999924" table:formula="of:=[.H941]-[.G941]" table:style-name="ce21">
            <text:p>-10,61</text:p>
          </table:table-cell>
          <table:table-cell office:value-type="float" office:value="-10.564" table:style-name="ce22">
            <text:p>-10,56</text:p>
          </table:table-cell>
          <table:table-cell office:value-type="float" office:value="9.2999999999999999E-2" table:style-name="ce22">
            <text:p>0,09</text:p>
          </table:table-cell>
          <table:table-cell office:value-type="float" office:value="-4.4999999999923546E-2" table:formula="of:=[.I941]-([.J941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32A</text:p>
          </table:table-cell>
          <table:table-cell office:value-type="string" table:style-name="ce15">
            <text:p>9606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7.213235959999999" table:style-name="ce18">
            <text:p>-17,2132360</text:p>
          </table:table-cell>
          <table:table-cell office:value-type="float" office:value="-44.445441410000001" table:style-name="ce18">
            <text:p>-44,4454414</text:p>
          </table:table-cell>
          <table:table-cell office:value-type="float" office:value="559.36959999999999" table:style-name="ce19">
            <text:p>559,3696</text:p>
          </table:table-cell>
          <table:table-cell office:value-type="float" office:value="546.91200000000003" table:style-name="ce20">
            <text:p>546,912</text:p>
          </table:table-cell>
          <table:table-cell office:value-type="float" office:value="-12.457599999999957" table:formula="of:=[.H942]-[.G942]" table:style-name="ce21">
            <text:p>-12,46</text:p>
          </table:table-cell>
          <table:table-cell office:value-type="float" office:value="-12.395" table:style-name="ce22">
            <text:p>-12,40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6.2599999999957134E-2" table:formula="of:=[.I942]-([.J942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135I</text:p>
          </table:table-cell>
          <table:table-cell office:value-type="string" table:style-name="ce15">
            <text:p>9606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33002205" table:style-name="ce18">
            <text:p>-20,3300221</text:p>
          </table:table-cell>
          <table:table-cell office:value-type="float" office:value="-42.364708450000002" table:style-name="ce18">
            <text:p>-42,3647085</text:p>
          </table:table-cell>
          <table:table-cell office:value-type="float" office:value="675.35760000000005" table:style-name="ce19">
            <text:p>675,3576</text:p>
          </table:table-cell>
          <table:table-cell office:value-type="float" office:value="668.87800000000004" table:style-name="ce20">
            <text:p>668,878</text:p>
          </table:table-cell>
          <table:table-cell office:value-type="float" office:value="-6.4796000000000049" table:formula="of:=[.H943]-[.G943]" table:style-name="ce21">
            <text:p>-6,48</text:p>
          </table:table-cell>
          <table:table-cell office:value-type="float" office:value="-6.5529999999999999" table:style-name="ce22">
            <text:p>-6,55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7.3399999999995025E-2" table:formula="of:=[.I943]-([.J943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80Z</text:p>
          </table:table-cell>
          <table:table-cell office:value-type="string" table:style-name="ce15">
            <text:p>9618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74591916" table:style-name="ce18">
            <text:p>-15,7459192</text:p>
          </table:table-cell>
          <table:table-cell office:value-type="float" office:value="-43.060818500000003" table:style-name="ce18">
            <text:p>-43,0608185</text:p>
          </table:table-cell>
          <table:table-cell office:value-type="float" office:value="573.24630000000002" table:style-name="ce19">
            <text:p>573,2463</text:p>
          </table:table-cell>
          <table:table-cell office:value-type="float" office:value="560.24" table:style-name="ce20">
            <text:p>560,240</text:p>
          </table:table-cell>
          <table:table-cell office:value-type="float" office:value="-13.00630000000001" table:formula="of:=[.H944]-[.G944]" table:style-name="ce21">
            <text:p>-13,01</text:p>
          </table:table-cell>
          <table:table-cell office:value-type="float" office:value="-12.956" table:style-name="ce22">
            <text:p>-12,96</text:p>
          </table:table-cell>
          <table:table-cell office:value-type="float" office:value="0.08" table:style-name="ce22">
            <text:p>0,08</text:p>
          </table:table-cell>
          <table:table-cell office:value-type="float" office:value="-5.030000000001067E-2" table:formula="of:=[.I944]-([.J944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06L</text:p>
          </table:table-cell>
          <table:table-cell office:value-type="string" table:style-name="ce15">
            <text:p>9619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009020289999999" table:style-name="ce18">
            <text:p>-21,0090203</text:p>
          </table:table-cell>
          <table:table-cell office:value-type="float" office:value="-42.819700179999998" table:style-name="ce18">
            <text:p>-42,8197002</text:p>
          </table:table-cell>
          <table:table-cell office:value-type="float" office:value="384.99930000000001" table:style-name="ce19">
            <text:p>384,9993</text:p>
          </table:table-cell>
          <table:table-cell office:value-type="float" office:value="378.38499999999999" table:style-name="ce20">
            <text:p>378,385</text:p>
          </table:table-cell>
          <table:table-cell office:value-type="float" office:value="-6.6143000000000143" table:formula="of:=[.H945]-[.G945]" table:style-name="ce21">
            <text:p>-6,61</text:p>
          </table:table-cell>
          <table:table-cell office:value-type="float" office:value="-6.6550000000000002" table:style-name="ce22">
            <text:p>-6,66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4.069999999998597E-2" table:formula="of:=[.I945]-([.J945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19X</text:p>
          </table:table-cell>
          <table:table-cell office:value-type="string" table:style-name="ce15">
            <text:p>9619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163589850000001" table:style-name="ce18">
            <text:p>-21,1635899</text:p>
          </table:table-cell>
          <table:table-cell office:value-type="float" office:value="-42.45758962" table:style-name="ce18">
            <text:p>-42,4575896</text:p>
          </table:table-cell>
          <table:table-cell office:value-type="float" office:value="204.23140000000001" table:style-name="ce19">
            <text:p>204,2314</text:p>
          </table:table-cell>
          <table:table-cell office:value-type="float" office:value="197.54499999999999" table:style-name="ce20">
            <text:p>197,545</text:p>
          </table:table-cell>
          <table:table-cell office:value-type="float" office:value="-6.6864000000000203" table:formula="of:=[.H946]-[.G946]" table:style-name="ce21">
            <text:p>-6,69</text:p>
          </table:table-cell>
          <table:table-cell office:value-type="float" office:value="-6.6879999999999997" table:style-name="ce22">
            <text:p>-6,69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1.5999999999793957E-3" table:formula="of:=[.I946]-([.J94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79D</text:p>
          </table:table-cell>
          <table:table-cell office:value-type="string" table:style-name="ce15">
            <text:p>9619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62974006" table:style-name="ce18">
            <text:p>-15,6297401</text:p>
          </table:table-cell>
          <table:table-cell office:value-type="float" office:value="-43.730653859999997" table:style-name="ce18">
            <text:p>-43,7306539</text:p>
          </table:table-cell>
          <table:table-cell office:value-type="float" office:value="513.51030000000003" table:style-name="ce19">
            <text:p>513,5103</text:p>
          </table:table-cell>
          <table:table-cell office:value-type="float" office:value="500.31299999999999" table:style-name="ce20">
            <text:p>500,313</text:p>
          </table:table-cell>
          <table:table-cell office:value-type="float" office:value="-13.197300000000041" table:formula="of:=[.H947]-[.G947]" table:style-name="ce21">
            <text:p>-13,20</text:p>
          </table:table-cell>
          <table:table-cell office:value-type="float" office:value="-13.117000000000001" table:style-name="ce22">
            <text:p>-13,12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8.0300000000040228E-2" table:formula="of:=[.I947]-([.J947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35J</text:p>
          </table:table-cell>
          <table:table-cell office:value-type="string" table:style-name="ce15">
            <text:p>9619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375407210000001" table:style-name="ce18">
            <text:p>-15,3754072</text:p>
          </table:table-cell>
          <table:table-cell office:value-type="float" office:value="-44.266585190000001" table:style-name="ce18">
            <text:p>-44,2665852</text:p>
          </table:table-cell>
          <table:table-cell office:value-type="float" office:value="452.82369999999997" table:style-name="ce19">
            <text:p>452,8237</text:p>
          </table:table-cell>
          <table:table-cell office:value-type="float" office:value="440.00700000000001" table:style-name="ce20">
            <text:p>440,007</text:p>
          </table:table-cell>
          <table:table-cell office:value-type="float" office:value="-12.816699999999969" table:formula="of:=[.H948]-[.G948]" table:style-name="ce21">
            <text:p>-12,82</text:p>
          </table:table-cell>
          <table:table-cell office:value-type="float" office:value="-12.781000000000001" table:style-name="ce22">
            <text:p>-12,78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3.5699999999968313E-2" table:formula="of:=[.I948]-([.J94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16F</text:p>
          </table:table-cell>
          <table:table-cell office:value-type="string" table:style-name="ce15">
            <text:p>9619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7.00016802" table:style-name="ce18">
            <text:p>-17,0001680</text:p>
          </table:table-cell>
          <table:table-cell office:value-type="float" office:value="-45.97026323" table:style-name="ce18">
            <text:p>-45,9702632</text:p>
          </table:table-cell>
          <table:table-cell office:value-type="float" office:value="549.9529" table:style-name="ce19">
            <text:p>549,9529</text:p>
          </table:table-cell>
          <table:table-cell office:value-type="float" office:value="536.24699999999996" table:style-name="ce20">
            <text:p>536,247</text:p>
          </table:table-cell>
          <table:table-cell office:value-type="float" office:value="-13.705900000000042" table:formula="of:=[.H949]-[.G949]" table:style-name="ce21">
            <text:p>-13,71</text:p>
          </table:table-cell>
          <table:table-cell office:value-type="float" office:value="-13.683" table:style-name="ce22">
            <text:p>-13,68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2.2900000000042553E-2" table:formula="of:=[.I949]-([.J94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15L</text:p>
          </table:table-cell>
          <table:table-cell office:value-type="string" table:style-name="ce15">
            <text:p>9619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565147629999998" table:style-name="ce18">
            <text:p>-16,5651476</text:p>
          </table:table-cell>
          <table:table-cell office:value-type="float" office:value="-45.9881624" table:style-name="ce18">
            <text:p>-45,9881624</text:p>
          </table:table-cell>
          <table:table-cell office:value-type="float" office:value="661.71180000000004" table:style-name="ce19">
            <text:p>661,7118</text:p>
          </table:table-cell>
          <table:table-cell office:value-type="float" office:value="648.25099999999998" table:style-name="ce20">
            <text:p>648,251</text:p>
          </table:table-cell>
          <table:table-cell office:value-type="float" office:value="-13.460800000000063" table:formula="of:=[.H950]-[.G950]" table:style-name="ce21">
            <text:p>-13,46</text:p>
          </table:table-cell>
          <table:table-cell office:value-type="float" office:value="-13.494999999999999" table:style-name="ce22">
            <text:p>-13,50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3.4199999999936281E-2" table:formula="of:=[.I950]-([.J950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17L</text:p>
          </table:table-cell>
          <table:table-cell office:value-type="string" table:style-name="ce15">
            <text:p>9619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830660330000001" table:style-name="ce18">
            <text:p>-16,8306603</text:p>
          </table:table-cell>
          <table:table-cell office:value-type="float" office:value="-45.522023400000002" table:style-name="ce18">
            <text:p>-45,5220234</text:p>
          </table:table-cell>
          <table:table-cell office:value-type="float" office:value="614.77359999999999" table:style-name="ce19">
            <text:p>614,7736</text:p>
          </table:table-cell>
          <table:table-cell office:value-type="float" office:value="600.93399999999997" table:style-name="ce20">
            <text:p>600,934</text:p>
          </table:table-cell>
          <table:table-cell office:value-type="float" office:value="-13.839600000000019" table:formula="of:=[.H951]-[.G951]" table:style-name="ce21">
            <text:p>-13,84</text:p>
          </table:table-cell>
          <table:table-cell office:value-type="float" office:value="-13.884" table:style-name="ce22">
            <text:p>-13,88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4.4399999999981787E-2" table:formula="of:=[.I951]-([.J951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17Z</text:p>
          </table:table-cell>
          <table:table-cell office:value-type="string" table:style-name="ce15">
            <text:p>9619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69528678" table:style-name="ce18">
            <text:p>-16,6952868</text:p>
          </table:table-cell>
          <table:table-cell office:value-type="float" office:value="-45.413099930000001" table:style-name="ce18">
            <text:p>-45,4130999</text:p>
          </table:table-cell>
          <table:table-cell office:value-type="float" office:value="520.08410000000003" table:style-name="ce19">
            <text:p>520,0841</text:p>
          </table:table-cell>
          <table:table-cell office:value-type="float" office:value="506.10700000000003" table:style-name="ce20">
            <text:p>506,107</text:p>
          </table:table-cell>
          <table:table-cell office:value-type="float" office:value="-13.977100000000007" table:formula="of:=[.H952]-[.G952]" table:style-name="ce21">
            <text:p>-13,98</text:p>
          </table:table-cell>
          <table:table-cell office:value-type="float" office:value="-13.945" table:style-name="ce22">
            <text:p>-13,95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3.2100000000006901E-2" table:formula="of:=[.I952]-([.J952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15X</text:p>
          </table:table-cell>
          <table:table-cell office:value-type="string" table:style-name="ce15">
            <text:p>9619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710875999999999" table:style-name="ce18">
            <text:p>-16,7108760</text:p>
          </table:table-cell>
          <table:table-cell office:value-type="float" office:value="-46.045277859999999" table:style-name="ce18">
            <text:p>-46,0452779</text:p>
          </table:table-cell>
          <table:table-cell office:value-type="float" office:value="758.76739999999995" table:style-name="ce19">
            <text:p>758,7674</text:p>
          </table:table-cell>
          <table:table-cell office:value-type="float" office:value="745.31600000000003" table:style-name="ce20">
            <text:p>745,316</text:p>
          </table:table-cell>
          <table:table-cell office:value-type="float" office:value="-13.451399999999921" table:formula="of:=[.H953]-[.G953]" table:style-name="ce21">
            <text:p>-13,45</text:p>
          </table:table-cell>
          <table:table-cell office:value-type="float" office:value="-13.512" table:style-name="ce22">
            <text:p>-13,51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6.0600000000079035E-2" table:formula="of:=[.I953]-([.J953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81N</text:p>
          </table:table-cell>
          <table:table-cell office:value-type="string" table:style-name="ce15">
            <text:p>9619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4.892866829999999" table:style-name="ce18">
            <text:p>-14,8928668</text:p>
          </table:table-cell>
          <table:table-cell office:value-type="float" office:value="-43.826390449999998" table:style-name="ce18">
            <text:p>-43,8263905</text:p>
          </table:table-cell>
          <table:table-cell office:value-type="float" office:value="448.35320000000002" table:style-name="ce19">
            <text:p>448,3532</text:p>
          </table:table-cell>
          <table:table-cell office:value-type="float" office:value="435.04599999999999" table:style-name="ce20">
            <text:p>435,046</text:p>
          </table:table-cell>
          <table:table-cell office:value-type="float" office:value="-13.307200000000023" table:formula="of:=[.H954]-[.G954]" table:style-name="ce21">
            <text:p>-13,31</text:p>
          </table:table-cell>
          <table:table-cell office:value-type="float" office:value="-13.388999999999999" table:style-name="ce22">
            <text:p>-13,39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8.1799999999976336E-2" table:formula="of:=[.I954]-([.J954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299U</text:p>
          </table:table-cell>
          <table:table-cell office:value-type="string" table:style-name="ce15">
            <text:p>9620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663640860000001" table:style-name="ce18">
            <text:p>-16,6636409</text:p>
          </table:table-cell>
          <table:table-cell office:value-type="float" office:value="-45.095248609999999" table:style-name="ce18">
            <text:p>-45,0952486</text:p>
          </table:table-cell>
          <table:table-cell office:value-type="float" office:value="512.53369999999995" table:style-name="ce19">
            <text:p>512,5337</text:p>
          </table:table-cell>
          <table:table-cell office:value-type="float" office:value="498.678" table:style-name="ce20">
            <text:p>498,678</text:p>
          </table:table-cell>
          <table:table-cell office:value-type="float" office:value="-13.855699999999956" table:formula="of:=[.H955]-[.G955]" table:style-name="ce21">
            <text:p>-13,86</text:p>
          </table:table-cell>
          <table:table-cell office:value-type="float" office:value="-13.797000000000001" table:style-name="ce22">
            <text:p>-13,80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5.8699999999955565E-2" table:formula="of:=[.I955]-([.J95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80F</text:p>
          </table:table-cell>
          <table:table-cell office:value-type="string" table:style-name="ce15">
            <text:p>9620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570894460000002" table:style-name="ce18">
            <text:p>-16,5708945</text:p>
          </table:table-cell>
          <table:table-cell office:value-type="float" office:value="-44.879206029999999" table:style-name="ce18">
            <text:p>-44,8792060</text:p>
          </table:table-cell>
          <table:table-cell office:value-type="float" office:value="625.39980000000003" table:style-name="ce19">
            <text:p>625,3998</text:p>
          </table:table-cell>
          <table:table-cell office:value-type="float" office:value="612.01800000000003" table:style-name="ce20">
            <text:p>612,018</text:p>
          </table:table-cell>
          <table:table-cell office:value-type="float" office:value="-13.381799999999998" table:formula="of:=[.H956]-[.G956]" table:style-name="ce21">
            <text:p>-13,38</text:p>
          </table:table-cell>
          <table:table-cell office:value-type="float" office:value="-13.465999999999999" table:style-name="ce22">
            <text:p>-13,47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8.4200000000000941E-2" table:formula="of:=[.I956]-([.J956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62M</text:p>
          </table:table-cell>
          <table:table-cell office:value-type="string" table:style-name="ce15">
            <text:p>9620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602342220000001" table:style-name="ce18">
            <text:p>-15,6023422</text:p>
          </table:table-cell>
          <table:table-cell office:value-type="float" office:value="-42.52867079" table:style-name="ce18">
            <text:p>-42,5286708</text:p>
          </table:table-cell>
          <table:table-cell office:value-type="float" office:value="780.73889999999994" table:style-name="ce19">
            <text:p>780,7389</text:p>
          </table:table-cell>
          <table:table-cell office:value-type="float" office:value="769.25400000000002" table:style-name="ce20">
            <text:p>769,254</text:p>
          </table:table-cell>
          <table:table-cell office:value-type="float" office:value="-11.484899999999925" table:formula="of:=[.H957]-[.G957]" table:style-name="ce21">
            <text:p>-11,48</text:p>
          </table:table-cell>
          <table:table-cell office:value-type="float" office:value="-11.536" table:style-name="ce22">
            <text:p>-11,54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5.110000000007453E-2" table:formula="of:=[.I957]-([.J957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56S</text:p>
          </table:table-cell>
          <table:table-cell office:value-type="string" table:style-name="ce15">
            <text:p>9620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4.692857979999999" table:style-name="ce18">
            <text:p>-14,6928580</text:p>
          </table:table-cell>
          <table:table-cell office:value-type="float" office:value="-44.800831379999998" table:style-name="ce18">
            <text:p>-44,8008314</text:p>
          </table:table-cell>
          <table:table-cell office:value-type="float" office:value="668.10289999999998" table:style-name="ce19">
            <text:p>668,1029</text:p>
          </table:table-cell>
          <table:table-cell office:value-type="float" office:value="655.58" table:style-name="ce20">
            <text:p>655,580</text:p>
          </table:table-cell>
          <table:table-cell office:value-type="float" office:value="-12.522899999999936" table:formula="of:=[.H958]-[.G958]" table:style-name="ce21">
            <text:p>-12,52</text:p>
          </table:table-cell>
          <table:table-cell office:value-type="float" office:value="-12.478999999999999" table:style-name="ce22">
            <text:p>-12,48</text:p>
          </table:table-cell>
          <table:table-cell office:value-type="float" office:value="7.8E-2" table:style-name="ce22">
            <text:p>0,08</text:p>
          </table:table-cell>
          <table:table-cell office:value-type="float" office:value="-4.3899999999936767E-2" table:formula="of:=[.I958]-([.J95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79V</text:p>
          </table:table-cell>
          <table:table-cell office:value-type="string" table:style-name="ce15">
            <text:p>9620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50148315" table:style-name="ce18">
            <text:p>-15,5014832</text:p>
          </table:table-cell>
          <table:table-cell office:value-type="float" office:value="-44.66798094" table:style-name="ce18">
            <text:p>-44,6679809</text:p>
          </table:table-cell>
          <table:table-cell office:value-type="float" office:value="610.32500000000005" table:style-name="ce19">
            <text:p>610,3250</text:p>
          </table:table-cell>
          <table:table-cell office:value-type="float" office:value="597.53200000000004" table:style-name="ce20">
            <text:p>597,532</text:p>
          </table:table-cell>
          <table:table-cell office:value-type="float" office:value="-12.793000000000006" table:formula="of:=[.H959]-[.G959]" table:style-name="ce21">
            <text:p>-12,79</text:p>
          </table:table-cell>
          <table:table-cell office:value-type="float" office:value="-12.845000000000001" table:style-name="ce22">
            <text:p>-12,85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5.1999999999994273E-2" table:formula="of:=[.I959]-([.J959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52R</text:p>
          </table:table-cell>
          <table:table-cell office:value-type="string" table:style-name="ce15">
            <text:p>9620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484137659999998" table:style-name="ce18">
            <text:p>-16,4841377</text:p>
          </table:table-cell>
          <table:table-cell office:value-type="float" office:value="-41.025901689999998" table:style-name="ce18">
            <text:p>-41,0259017</text:p>
          </table:table-cell>
          <table:table-cell office:value-type="float" office:value="266.32549999999998" table:style-name="ce19">
            <text:p>266,3255</text:p>
          </table:table-cell>
          <table:table-cell office:value-type="float" office:value="257.54500000000002" table:style-name="ce20">
            <text:p>257,545</text:p>
          </table:table-cell>
          <table:table-cell office:value-type="float" office:value="-8.7804999999999609" table:formula="of:=[.H960]-[.G960]" table:style-name="ce21">
            <text:p>-8,78</text:p>
          </table:table-cell>
          <table:table-cell office:value-type="float" office:value="-8.7479999999999993" table:style-name="ce22">
            <text:p>-8,75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3.249999999996156E-2" table:formula="of:=[.I960]-([.J96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34L</text:p>
          </table:table-cell>
          <table:table-cell office:value-type="string" table:style-name="ce15">
            <text:p>9621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779392359999999" table:style-name="ce18">
            <text:p>-15,7793924</text:p>
          </table:table-cell>
          <table:table-cell office:value-type="float" office:value="-45.234497310000002" table:style-name="ce18">
            <text:p>-45,2344973</text:p>
          </table:table-cell>
          <table:table-cell office:value-type="float" office:value="556.17430000000002" table:style-name="ce19">
            <text:p>556,1743</text:p>
          </table:table-cell>
          <table:table-cell office:value-type="float" office:value="543.02800000000002" table:style-name="ce20">
            <text:p>543,028</text:p>
          </table:table-cell>
          <table:table-cell office:value-type="float" office:value="-13.146299999999997" table:formula="of:=[.H961]-[.G961]" table:style-name="ce21">
            <text:p>-13,15</text:p>
          </table:table-cell>
          <table:table-cell office:value-type="float" office:value="-13.13" table:style-name="ce22">
            <text:p>-13,13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1.6299999999995762E-2" table:formula="of:=[.I961]-([.J961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75A</text:p>
          </table:table-cell>
          <table:table-cell office:value-type="string" table:style-name="ce15">
            <text:p>9621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20707998" table:style-name="ce18">
            <text:p>-16,2070800</text:p>
          </table:table-cell>
          <table:table-cell office:value-type="float" office:value="-45.041645430000003" table:style-name="ce18">
            <text:p>-45,0416454</text:p>
          </table:table-cell>
          <table:table-cell office:value-type="float" office:value="472.14749999999998" table:style-name="ce19">
            <text:p>472,1475</text:p>
          </table:table-cell>
          <table:table-cell office:value-type="float" office:value="458.50299999999999" table:style-name="ce20">
            <text:p>458,503</text:p>
          </table:table-cell>
          <table:table-cell office:value-type="float" office:value="-13.644499999999994" table:formula="of:=[.H962]-[.G962]" table:style-name="ce21">
            <text:p>-13,64</text:p>
          </table:table-cell>
          <table:table-cell office:value-type="float" office:value="-13.589" table:style-name="ce22">
            <text:p>-13,59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5.5499999999993221E-2" table:formula="of:=[.I962]-([.J962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82M</text:p>
          </table:table-cell>
          <table:table-cell office:value-type="string" table:style-name="ce15">
            <text:p>9621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50539113" table:style-name="ce18">
            <text:p>-15,5053911</text:p>
          </table:table-cell>
          <table:table-cell office:value-type="float" office:value="-45.395805899999999" table:style-name="ce18">
            <text:p>-45,3958059</text:p>
          </table:table-cell>
          <table:table-cell office:value-type="float" office:value="613.84559999999999" table:style-name="ce19">
            <text:p>613,8456</text:p>
          </table:table-cell>
          <table:table-cell office:value-type="float" office:value="601.14300000000003" table:style-name="ce20">
            <text:p>601,143</text:p>
          </table:table-cell>
          <table:table-cell office:value-type="float" office:value="-12.702599999999961" table:formula="of:=[.H963]-[.G963]" table:style-name="ce21">
            <text:p>-12,70</text:p>
          </table:table-cell>
          <table:table-cell office:value-type="float" office:value="-12.724" table:style-name="ce22">
            <text:p>-12,72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2.1400000000038943E-2" table:formula="of:=[.I963]-([.J963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74U</text:p>
          </table:table-cell>
          <table:table-cell office:value-type="string" table:style-name="ce15">
            <text:p>9621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302143489999999" table:style-name="ce18">
            <text:p>-16,3021435</text:p>
          </table:table-cell>
          <table:table-cell office:value-type="float" office:value="-44.748634109999998" table:style-name="ce18">
            <text:p>-44,7486341</text:p>
          </table:table-cell>
          <table:table-cell office:value-type="float" office:value="623.94489999999996" table:style-name="ce19">
            <text:p>623,9449</text:p>
          </table:table-cell>
          <table:table-cell office:value-type="float" office:value="611.16200000000003" table:style-name="ce20">
            <text:p>611,162</text:p>
          </table:table-cell>
          <table:table-cell office:value-type="float" office:value="-12.782899999999927" table:formula="of:=[.H964]-[.G964]" table:style-name="ce21">
            <text:p>-12,78</text:p>
          </table:table-cell>
          <table:table-cell office:value-type="float" office:value="-12.811999999999999" table:style-name="ce22">
            <text:p>-12,81</text:p>
          </table:table-cell>
          <table:table-cell office:value-type="float" office:value="6.2E-2" table:style-name="ce22">
            <text:p>0,06</text:p>
          </table:table-cell>
          <table:table-cell office:value-type="float" office:value="2.9100000000072512E-2" table:formula="of:=[.I964]-([.J96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41A</text:p>
          </table:table-cell>
          <table:table-cell office:value-type="string" table:style-name="ce15">
            <text:p>9621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535734850000001" table:style-name="ce18">
            <text:p>-16,5357349</text:p>
          </table:table-cell>
          <table:table-cell office:value-type="float" office:value="-41.365205719999999" table:style-name="ce18">
            <text:p>-41,3652057</text:p>
          </table:table-cell>
          <table:table-cell office:value-type="float" office:value="248.1267" table:style-name="ce19">
            <text:p>248,1267</text:p>
          </table:table-cell>
          <table:table-cell office:value-type="float" office:value="238.548" table:style-name="ce20">
            <text:p>238,548</text:p>
          </table:table-cell>
          <table:table-cell office:value-type="float" office:value="-9.5786999999999978" table:formula="of:=[.H965]-[.G965]" table:style-name="ce21">
            <text:p>-9,58</text:p>
          </table:table-cell>
          <table:table-cell office:value-type="float" office:value="-9.5340000000000007" table:style-name="ce22">
            <text:p>-9,53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4.4699999999997075E-2" table:formula="of:=[.I965]-([.J965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54D</text:p>
          </table:table-cell>
          <table:table-cell office:value-type="string" table:style-name="ce15">
            <text:p>9621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647485290000001" table:style-name="ce18">
            <text:p>-15,6474853</text:p>
          </table:table-cell>
          <table:table-cell office:value-type="float" office:value="-44.399464330000001" table:style-name="ce18">
            <text:p>-44,3994643</text:p>
          </table:table-cell>
          <table:table-cell office:value-type="float" office:value="490.24529999999999" table:style-name="ce19">
            <text:p>490,2453</text:p>
          </table:table-cell>
          <table:table-cell office:value-type="float" office:value="477.572" table:style-name="ce20">
            <text:p>477,572</text:p>
          </table:table-cell>
          <table:table-cell office:value-type="float" office:value="-12.673299999999983" table:formula="of:=[.H966]-[.G966]" table:style-name="ce21">
            <text:p>-12,67</text:p>
          </table:table-cell>
          <table:table-cell office:value-type="float" office:value="-12.669" table:style-name="ce22">
            <text:p>-12,67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4.2999999999828731E-3" table:formula="of:=[.I966]-([.J96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50S</text:p>
          </table:table-cell>
          <table:table-cell office:value-type="string" table:style-name="ce15">
            <text:p>9621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903424319999999" table:style-name="ce18">
            <text:p>-15,9034243</text:p>
          </table:table-cell>
          <table:table-cell office:value-type="float" office:value="-44.303974160000003" table:style-name="ce18">
            <text:p>-44,3039742</text:p>
          </table:table-cell>
          <table:table-cell office:value-type="float" office:value="781.17939999999999" table:style-name="ce19">
            <text:p>781,1794</text:p>
          </table:table-cell>
          <table:table-cell office:value-type="float" office:value="768.78499999999997" table:style-name="ce20">
            <text:p>768,785</text:p>
          </table:table-cell>
          <table:table-cell office:value-type="float" office:value="-12.394400000000019" table:formula="of:=[.H967]-[.G967]" table:style-name="ce21">
            <text:p>-12,39</text:p>
          </table:table-cell>
          <table:table-cell office:value-type="float" office:value="-12.414" table:style-name="ce22">
            <text:p>-12,41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1.9599999999980966E-2" table:formula="of:=[.I967]-([.J967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66R</text:p>
          </table:table-cell>
          <table:table-cell office:value-type="string" table:style-name="ce15">
            <text:p>9621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082190700000002" table:style-name="ce18">
            <text:p>-18,0821907</text:p>
          </table:table-cell>
          <table:table-cell office:value-type="float" office:value="-42.919438710000001" table:style-name="ce18">
            <text:p>-42,9194387</text:p>
          </table:table-cell>
          <table:table-cell office:value-type="float" office:value="909.10080000000005" table:style-name="ce19">
            <text:p>909,1008</text:p>
          </table:table-cell>
          <table:table-cell office:value-type="float" office:value="898.95500000000004" table:style-name="ce20">
            <text:p>898,955</text:p>
          </table:table-cell>
          <table:table-cell office:value-type="float" office:value="-10.145800000000008" table:formula="of:=[.H968]-[.G968]" table:style-name="ce21">
            <text:p>-10,15</text:p>
          </table:table-cell>
          <table:table-cell office:value-type="float" office:value="-10.193" table:style-name="ce22">
            <text:p>-10,19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4.7199999999991249E-2" table:formula="of:=[.I968]-([.J968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283G</text:p>
          </table:table-cell>
          <table:table-cell office:value-type="string" table:style-name="ce15">
            <text:p>9621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5.30443644" table:style-name="ce18">
            <text:p>-15,3044364</text:p>
          </table:table-cell>
          <table:table-cell office:value-type="float" office:value="-45.648816740000001" table:style-name="ce18">
            <text:p>-45,6488167</text:p>
          </table:table-cell>
          <table:table-cell office:value-type="float" office:value="837.54909999999995" table:style-name="ce19">
            <text:p>837,5491</text:p>
          </table:table-cell>
          <table:table-cell office:value-type="float" office:value="824.99800000000005" table:style-name="ce20">
            <text:p>824,998</text:p>
          </table:table-cell>
          <table:table-cell office:value-type="float" office:value="-12.551099999999906" table:formula="of:=[.H969]-[.G969]" table:style-name="ce21">
            <text:p>-12,55</text:p>
          </table:table-cell>
          <table:table-cell office:value-type="float" office:value="-12.542" table:style-name="ce22">
            <text:p>-12,54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9.0999999999059611E-3" table:formula="of:=[.I969]-([.J96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04N</text:p>
          </table:table-cell>
          <table:table-cell office:value-type="string" table:style-name="ce15">
            <text:p>9621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23235124" table:style-name="ce18">
            <text:p>-21,2323512</text:p>
          </table:table-cell>
          <table:table-cell office:value-type="float" office:value="-43.410118310000001" table:style-name="ce18">
            <text:p>-43,4101183</text:p>
          </table:table-cell>
          <table:table-cell office:value-type="float" office:value="579.24459999999999" table:style-name="ce19">
            <text:p>579,2446</text:p>
          </table:table-cell>
          <table:table-cell office:value-type="float" office:value="574.26800000000003" table:style-name="ce20">
            <text:p>574,268</text:p>
          </table:table-cell>
          <table:table-cell office:value-type="float" office:value="-4.9765999999999622" table:formula="of:=[.H970]-[.G970]" table:style-name="ce21">
            <text:p>-4,98</text:p>
          </table:table-cell>
          <table:table-cell office:value-type="float" office:value="-4.95" table:style-name="ce22">
            <text:p>-4,95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2.6599999999961987E-2" table:formula="of:=[.I970]-([.J97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47X</text:p>
          </table:table-cell>
          <table:table-cell office:value-type="string" table:style-name="ce15">
            <text:p>9622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104930459999999" table:style-name="ce18">
            <text:p>-16,1049305</text:p>
          </table:table-cell>
          <table:table-cell office:value-type="float" office:value="-44.602598499999999" table:style-name="ce18">
            <text:p>-44,6025985</text:p>
          </table:table-cell>
          <table:table-cell office:value-type="float" office:value="733.87159999999994" table:style-name="ce19">
            <text:p>733,8716</text:p>
          </table:table-cell>
          <table:table-cell office:value-type="float" office:value="721.39700000000005" table:style-name="ce20">
            <text:p>721,397</text:p>
          </table:table-cell>
          <table:table-cell office:value-type="float" office:value="-12.474599999999896" table:formula="of:=[.H971]-[.G971]" table:style-name="ce21">
            <text:p>-12,47</text:p>
          </table:table-cell>
          <table:table-cell office:value-type="float" office:value="-12.532" table:style-name="ce22">
            <text:p>-12,53</text:p>
          </table:table-cell>
          <table:table-cell office:value-type="float" office:value="6.3E-2" table:style-name="ce22">
            <text:p>0,06</text:p>
          </table:table-cell>
          <table:table-cell office:value-type="float" office:value="5.7400000000104257E-2" table:formula="of:=[.I971]-([.J971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69M</text:p>
          </table:table-cell>
          <table:table-cell office:value-type="string" table:style-name="ce15">
            <text:p>9622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541962099999999" table:style-name="ce18">
            <text:p>-16,5419621</text:p>
          </table:table-cell>
          <table:table-cell office:value-type="float" office:value="-44.363433980000003" table:style-name="ce18">
            <text:p>-44,3634340</text:p>
          </table:table-cell>
          <table:table-cell office:value-type="float" office:value="794.44560000000001" table:style-name="ce19">
            <text:p>794,4456</text:p>
          </table:table-cell>
          <table:table-cell office:value-type="float" office:value="782.04399999999998" table:style-name="ce20">
            <text:p>782,044</text:p>
          </table:table-cell>
          <table:table-cell office:value-type="float" office:value="-12.40160000000003" table:formula="of:=[.H972]-[.G972]" table:style-name="ce21">
            <text:p>-12,40</text:p>
          </table:table-cell>
          <table:table-cell office:value-type="float" office:value="-12.426" table:style-name="ce22">
            <text:p>-12,43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2.4399999999969779E-2" table:formula="of:=[.I972]-([.J97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48N</text:p>
          </table:table-cell>
          <table:table-cell office:value-type="string" table:style-name="ce15">
            <text:p>9622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296740209999999" table:style-name="ce18">
            <text:p>-16,2967402</text:p>
          </table:table-cell>
          <table:table-cell office:value-type="float" office:value="-44.147747500000001" table:style-name="ce18">
            <text:p>-44,1477475</text:p>
          </table:table-cell>
          <table:table-cell office:value-type="float" office:value="780.11260000000004" table:style-name="ce19">
            <text:p>780,1126</text:p>
          </table:table-cell>
          <table:table-cell office:value-type="float" office:value="767.81500000000005" table:style-name="ce20">
            <text:p>767,815</text:p>
          </table:table-cell>
          <table:table-cell office:value-type="float" office:value="-12.297599999999989" table:formula="of:=[.H973]-[.G973]" table:style-name="ce21">
            <text:p>-12,30</text:p>
          </table:table-cell>
          <table:table-cell office:value-type="float" office:value="-12.297000000000001" table:style-name="ce22">
            <text:p>-12,30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5.9999999998794351E-4" table:formula="of:=[.I973]-([.J97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51L</text:p>
          </table:table-cell>
          <table:table-cell office:value-type="string" table:style-name="ce15">
            <text:p>9622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901161259999999" table:style-name="ce18">
            <text:p>-16,9011613</text:p>
          </table:table-cell>
          <table:table-cell office:value-type="float" office:value="-40.9281158" table:style-name="ce18">
            <text:p>-40,9281158</text:p>
          </table:table-cell>
          <table:table-cell office:value-type="float" office:value="326.12430000000001" table:style-name="ce19">
            <text:p>326,1243</text:p>
          </table:table-cell>
          <table:table-cell office:value-type="float" office:value="317.66199999999998" table:style-name="ce20">
            <text:p>317,662</text:p>
          </table:table-cell>
          <table:table-cell office:value-type="float" office:value="-8.4623000000000275" table:formula="of:=[.H974]-[.G974]" table:style-name="ce21">
            <text:p>-8,46</text:p>
          </table:table-cell>
          <table:table-cell office:value-type="float" office:value="-8.5470000000000006" table:style-name="ce22">
            <text:p>-8,55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8.469999999997313E-2" table:formula="of:=[.I974]-([.J974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53F</text:p>
          </table:table-cell>
          <table:table-cell office:value-type="string" table:style-name="ce15">
            <text:p>9622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7.283161549999999" table:style-name="ce18">
            <text:p>-17,2831616</text:p>
          </table:table-cell>
          <table:table-cell office:value-type="float" office:value="-40.93130893" table:style-name="ce18">
            <text:p>-40,9313089</text:p>
          </table:table-cell>
          <table:table-cell office:value-type="float" office:value="261.33049999999997" table:style-name="ce19">
            <text:p>261,3305</text:p>
          </table:table-cell>
          <table:table-cell office:value-type="float" office:value="252.30199999999999" table:style-name="ce20">
            <text:p>252,302</text:p>
          </table:table-cell>
          <table:table-cell office:value-type="float" office:value="-9.0284999999999798" table:formula="of:=[.H975]-[.G975]" table:style-name="ce21">
            <text:p>-9,03</text:p>
          </table:table-cell>
          <table:table-cell office:value-type="float" office:value="-9.0129999999999999" table:style-name="ce22">
            <text:p>-9,01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1.5499999999979863E-2" table:formula="of:=[.I975]-([.J97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4"/>89F</text:p>
          </table:table-cell>
          <table:table-cell office:value-type="string" table:style-name="ce15">
            <text:p>9622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0.38784888" table:style-name="ce18">
            <text:p>-20,3878489</text:p>
          </table:table-cell>
          <table:table-cell office:value-type="float" office:value="-44.34990672" table:style-name="ce18">
            <text:p>-44,3499067</text:p>
          </table:table-cell>
          <table:table-cell office:value-type="float" office:value="911.31640000000004" table:style-name="ce19">
            <text:p>911,3164</text:p>
          </table:table-cell>
          <table:table-cell office:value-type="float" office:value="906.6" table:style-name="ce20">
            <text:p>906,600</text:p>
          </table:table-cell>
          <table:table-cell office:value-type="float" office:value="-4.7164000000000215" table:formula="of:=[.H976]-[.G976]" table:style-name="ce21">
            <text:p>-4,72</text:p>
          </table:table-cell>
          <table:table-cell office:value-type="float" office:value="-4.585" table:style-name="ce22">
            <text:p>-4,59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0.1314000000000215" table:formula="of:=[.I976]-([.J976])" table:style-name="ce23">
            <text:p>-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70X</text:p>
          </table:table-cell>
          <table:table-cell office:value-type="string" table:style-name="ce15">
            <text:p>9623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947562600000001" table:style-name="ce18">
            <text:p>-18,9475626</text:p>
          </table:table-cell>
          <table:table-cell office:value-type="float" office:value="-49.766690799999999" table:style-name="ce18">
            <text:p>-49,7666908</text:p>
          </table:table-cell>
          <table:table-cell office:value-type="float" office:value="527.94190000000003" table:style-name="ce19">
            <text:p>527,9419</text:p>
          </table:table-cell>
          <table:table-cell office:value-type="float" office:value="519.98299999999995" table:style-name="ce20">
            <text:p>519,983</text:p>
          </table:table-cell>
          <table:table-cell office:value-type="float" office:value="-7.9589000000000851" table:formula="of:=[.H977]-[.G977]" table:style-name="ce21">
            <text:p>-7,96</text:p>
          </table:table-cell>
          <table:table-cell office:value-type="float" office:value="-8.0030000000000001" table:style-name="ce22">
            <text:p>-8,00</text:p>
          </table:table-cell>
          <table:table-cell office:value-type="float" office:value="7.8E-2" table:style-name="ce22">
            <text:p>0,08</text:p>
          </table:table-cell>
          <table:table-cell office:value-type="float" office:value="4.4099999999914985E-2" table:formula="of:=[.I977]-([.J97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72C</text:p>
          </table:table-cell>
          <table:table-cell office:value-type="string" table:style-name="ce15">
            <text:p>9623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907581799999999" table:style-name="ce18">
            <text:p>-18,9075818</text:p>
          </table:table-cell>
          <table:table-cell office:value-type="float" office:value="-50.209561370000003" table:style-name="ce18">
            <text:p>-50,2095614</text:p>
          </table:table-cell>
          <table:table-cell office:value-type="float" office:value="469.6157" table:style-name="ce19">
            <text:p>469,6157</text:p>
          </table:table-cell>
          <table:table-cell office:value-type="float" office:value="461.89699999999999" table:style-name="ce20">
            <text:p>461,897</text:p>
          </table:table-cell>
          <table:table-cell office:value-type="float" office:value="-7.7187000000000126" table:formula="of:=[.H978]-[.G978]" table:style-name="ce21">
            <text:p>-7,72</text:p>
          </table:table-cell>
          <table:table-cell office:value-type="float" office:value="-7.6769999999999996" table:style-name="ce22">
            <text:p>-7,68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4.1700000000012949E-2" table:formula="of:=[.I978]-([.J97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16N</text:p>
          </table:table-cell>
          <table:table-cell office:value-type="string" table:style-name="ce15">
            <text:p>9623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807271360000001" table:style-name="ce18">
            <text:p>-18,8072714</text:p>
          </table:table-cell>
          <table:table-cell office:value-type="float" office:value="-48.575344880000003" table:style-name="ce18">
            <text:p>-48,5753449</text:p>
          </table:table-cell>
          <table:table-cell office:value-type="float" office:value="854.63419999999996" table:style-name="ce19">
            <text:p>854,6342</text:p>
          </table:table-cell>
          <table:table-cell office:value-type="float" office:value="843.36699999999996" table:style-name="ce20">
            <text:p>843,367</text:p>
          </table:table-cell>
          <table:table-cell office:value-type="float" office:value="-11.267200000000003" table:formula="of:=[.H979]-[.G979]" table:style-name="ce21">
            <text:p>-11,27</text:p>
          </table:table-cell>
          <table:table-cell office:value-type="float" office:value="-11.329000000000001" table:style-name="ce22">
            <text:p>-11,33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6.1799999999998079E-2" table:formula="of:=[.I979]-([.J979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112N</text:p>
          </table:table-cell>
          <table:table-cell office:value-type="string" table:style-name="ce15">
            <text:p>9623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881309640000001" table:style-name="ce18">
            <text:p>-21,8813096</text:p>
          </table:table-cell>
          <table:table-cell office:value-type="float" office:value="-45.084175819999999" table:style-name="ce18">
            <text:p>-45,0841758</text:p>
          </table:table-cell>
          <table:table-cell office:value-type="float" office:value="873.29700000000003" table:style-name="ce19">
            <text:p>873,2970</text:p>
          </table:table-cell>
          <table:table-cell office:value-type="float" office:value="870.27499999999998" table:style-name="ce20">
            <text:p>870,275</text:p>
          </table:table-cell>
          <table:table-cell office:value-type="float" office:value="-3.0220000000000482" table:formula="of:=[.H980]-[.G980]" table:style-name="ce21">
            <text:p>-3,02</text:p>
          </table:table-cell>
          <table:table-cell office:value-type="float" office:value="-3.1080000000000001" table:style-name="ce22">
            <text:p>-3,11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8.5999999999951893E-2" table:formula="of:=[.I980]-([.J980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34S</text:p>
          </table:table-cell>
          <table:table-cell office:value-type="string" table:style-name="ce15">
            <text:p>9623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78763768" table:style-name="ce18">
            <text:p>-19,7876377</text:p>
          </table:table-cell>
          <table:table-cell office:value-type="float" office:value="-45.211726589999998" table:style-name="ce18">
            <text:p>-45,2117266</text:p>
          </table:table-cell>
          <table:table-cell office:value-type="float" office:value="817.56219999999996" table:style-name="ce19">
            <text:p>817,5622</text:p>
          </table:table-cell>
          <table:table-cell office:value-type="float" office:value="809.52700000000004" table:style-name="ce20">
            <text:p>809,527</text:p>
          </table:table-cell>
          <table:table-cell office:value-type="float" office:value="-8.035199999999918" table:formula="of:=[.H981]-[.G981]" table:style-name="ce21">
            <text:p>-8,04</text:p>
          </table:table-cell>
          <table:table-cell office:value-type="float" office:value="-8.0790000000000006" table:style-name="ce22">
            <text:p>-8,08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4.3800000000082662E-2" table:formula="of:=[.I981]-([.J981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4"/>81T</text:p>
          </table:table-cell>
          <table:table-cell office:value-type="string" table:style-name="ce15">
            <text:p>9624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422443990000001" table:style-name="ce18">
            <text:p>-19,4224440</text:p>
          </table:table-cell>
          <table:table-cell office:value-type="float" office:value="-45.839009760000003" table:style-name="ce18">
            <text:p>-45,8390098</text:p>
          </table:table-cell>
          <table:table-cell office:value-type="float" office:value="894.44359999999995" table:style-name="ce19">
            <text:p>894,4436</text:p>
          </table:table-cell>
          <table:table-cell office:value-type="float" office:value="885.68399999999997" table:style-name="ce20">
            <text:p>885,684</text:p>
          </table:table-cell>
          <table:table-cell office:value-type="float" office:value="-8.7595999999999776" table:formula="of:=[.H982]-[.G982]" table:style-name="ce21">
            <text:p>-8,76</text:p>
          </table:table-cell>
          <table:table-cell office:value-type="float" office:value="-8.782" table:style-name="ce22">
            <text:p>-8,78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2.2400000000022402E-2" table:formula="of:=[.I982]-([.J98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04Z</text:p>
          </table:table-cell>
          <table:table-cell office:value-type="string" table:style-name="ce15">
            <text:p>9624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8407217" table:style-name="ce18">
            <text:p>-21,8407217</text:p>
          </table:table-cell>
          <table:table-cell office:value-type="float" office:value="-45.517524539999997" table:style-name="ce18">
            <text:p>-45,5175245</text:p>
          </table:table-cell>
          <table:table-cell office:value-type="float" office:value="871.27419999999995" table:style-name="ce19">
            <text:p>871,2742</text:p>
          </table:table-cell>
          <table:table-cell office:value-type="float" office:value="867.96900000000005" table:style-name="ce20">
            <text:p>867,969</text:p>
          </table:table-cell>
          <table:table-cell office:value-type="float" office:value="-3.3051999999998998" table:formula="of:=[.H983]-[.G983]" table:style-name="ce21">
            <text:p>-3,31</text:p>
          </table:table-cell>
          <table:table-cell office:value-type="float" office:value="-3.181" table:style-name="ce22">
            <text:p>-3,18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0.12419999999989972" table:formula="of:=[.I983]-([.J983])" table:style-name="ce2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03L</text:p>
          </table:table-cell>
          <table:table-cell office:value-type="string" table:style-name="ce15">
            <text:p>9624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2.241419050000001" table:style-name="ce18">
            <text:p>-22,2414191</text:p>
          </table:table-cell>
          <table:table-cell office:value-type="float" office:value="-45.882327600000004" table:style-name="ce18">
            <text:p>-45,8823276</text:p>
          </table:table-cell>
          <table:table-cell office:value-type="float" office:value="824.04300000000001" table:style-name="ce19">
            <text:p>824,0430</text:p>
          </table:table-cell>
          <table:table-cell office:value-type="float" office:value="821.20699999999999" table:style-name="ce20">
            <text:p>821,207</text:p>
          </table:table-cell>
          <table:table-cell office:value-type="float" office:value="-2.8360000000000127" table:formula="of:=[.H984]-[.G984]" table:style-name="ce21">
            <text:p>-2,84</text:p>
          </table:table-cell>
          <table:table-cell office:value-type="float" office:value="-2.8460000000000001" table:style-name="ce22">
            <text:p>-2,85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9.9999999999873523E-3" table:formula="of:=[.I984]-([.J98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96N</text:p>
          </table:table-cell>
          <table:table-cell office:value-type="string" table:style-name="ce15">
            <text:p>9624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2.463608199999999" table:style-name="ce18">
            <text:p>-22,4636082</text:p>
          </table:table-cell>
          <table:table-cell office:value-type="float" office:value="-45.64078696" table:style-name="ce18">
            <text:p>-45,6407870</text:p>
          </table:table-cell>
          <table:table-cell office:value-type="float" office:value="898.15139999999997" table:style-name="ce19">
            <text:p>898,1514</text:p>
          </table:table-cell>
          <table:table-cell office:value-type="float" office:value="895.79899999999998" table:style-name="ce20">
            <text:p>895,799</text:p>
          </table:table-cell>
          <table:table-cell office:value-type="float" office:value="-2.3523999999999887" table:formula="of:=[.H985]-[.G985]" table:style-name="ce21">
            <text:p>-2,35</text:p>
          </table:table-cell>
          <table:table-cell office:value-type="float" office:value="-2.3610000000000002" table:style-name="ce22">
            <text:p>-2,36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8.6000000000114873E-3" table:formula="of:=[.I985]-([.J985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98G</text:p>
          </table:table-cell>
          <table:table-cell office:value-type="string" table:style-name="ce15">
            <text:p>9624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2.849181179999999" table:style-name="ce18">
            <text:p>-22,8491812</text:p>
          </table:table-cell>
          <table:table-cell office:value-type="float" office:value="-46.321497839999999" table:style-name="ce18">
            <text:p>-46,3214978</text:p>
          </table:table-cell>
          <table:table-cell office:value-type="float" office:value="881.04269999999997" table:style-name="ce19">
            <text:p>881,0427</text:p>
          </table:table-cell>
          <table:table-cell office:value-type="float" office:value="878.57" table:style-name="ce20">
            <text:p>878,570</text:p>
          </table:table-cell>
          <table:table-cell office:value-type="float" office:value="-2.472699999999918" table:formula="of:=[.H986]-[.G986]" table:style-name="ce21">
            <text:p>-2,47</text:p>
          </table:table-cell>
          <table:table-cell office:value-type="float" office:value="-2.5630000000000002" table:style-name="ce22">
            <text:p>-2,56</text:p>
          </table:table-cell>
          <table:table-cell office:value-type="float" office:value="7.8E-2" table:style-name="ce22">
            <text:p>0,08</text:p>
          </table:table-cell>
          <table:table-cell office:value-type="float" office:value="9.0300000000082203E-2" table:formula="of:=[.I986]-([.J986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809F</text:p>
          </table:table-cell>
          <table:table-cell office:value-type="string" table:style-name="ce27">
            <text:p>96246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MG</text:p>
          </table:table-cell>
          <table:table-cell office:value-type="float" office:value="-22.255168340000001" table:style-name="ce30">
            <text:p>-22,2551683</text:p>
          </table:table-cell>
          <table:table-cell office:value-type="float" office:value="-45.711036010000001" table:style-name="ce30">
            <text:p>-45,7110360</text:p>
          </table:table-cell>
          <table:table-cell office:value-type="float" office:value="821.86400000000003" table:style-name="ce31">
            <text:p>821,8640</text:p>
          </table:table-cell>
          <table:table-cell office:value-type="float" office:value="819.28499999999997" table:style-name="ce32">
            <text:p>819,285</text:p>
          </table:table-cell>
          <table:table-cell office:value-type="float" office:value="-2.5790000000000646" table:formula="of:=[.H987]-[.G987]" table:style-name="ce33">
            <text:p>-2,58</text:p>
          </table:table-cell>
          <table:table-cell office:value-type="float" office:value="-2.758" table:style-name="ce33">
            <text:p>-2,76</text:p>
          </table:table-cell>
          <table:table-cell office:value-type="float" office:value="6.6000000000000003E-2" table:style-name="ce33">
            <text:p>0,07</text:p>
          </table:table-cell>
          <table:table-cell office:value-type="float" office:value="0.17899999999993543" table:formula="of:=[.I987]-([.J987])" table:style-name="ce33">
            <text:p>0,1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4"/>83Q</text:p>
          </table:table-cell>
          <table:table-cell office:value-type="string" table:style-name="ce15">
            <text:p>9624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162902809999999" table:style-name="ce18">
            <text:p>-19,1629028</text:p>
          </table:table-cell>
          <table:table-cell office:value-type="float" office:value="-45.223282670000003" table:style-name="ce18">
            <text:p>-45,2232827</text:p>
          </table:table-cell>
          <table:table-cell office:value-type="float" office:value="758.95780000000002" table:style-name="ce19">
            <text:p>758,9578</text:p>
          </table:table-cell>
          <table:table-cell office:value-type="float" office:value="749.221" table:style-name="ce20">
            <text:p>749,221</text:p>
          </table:table-cell>
          <table:table-cell office:value-type="float" office:value="-9.7368000000000166" table:formula="of:=[.H988]-[.G988]" table:style-name="ce21">
            <text:p>-9,74</text:p>
          </table:table-cell>
          <table:table-cell office:value-type="float" office:value="-9.7859999999999996" table:style-name="ce22">
            <text:p>-9,79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4.9199999999983035E-2" table:formula="of:=[.I988]-([.J988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3"/>170S</text:p>
          </table:table-cell>
          <table:table-cell office:value-type="string" table:style-name="ce35">
            <text:p>96251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MG</text:p>
          </table:table-cell>
          <table:table-cell office:value-type="float" office:value="-19.5658216" table:style-name="ce38">
            <text:p>-19,5658216</text:p>
          </table:table-cell>
          <table:table-cell office:value-type="float" office:value="-41.36766523" table:style-name="ce38">
            <text:p>-41,3676652</text:p>
          </table:table-cell>
          <table:table-cell office:value-type="float" office:value="182.2106" table:style-name="ce39">
            <text:p>182,2106</text:p>
          </table:table-cell>
          <table:table-cell office:value-type="float" office:value="173" table:style-name="ce40">
            <text:p>173,000</text:p>
          </table:table-cell>
          <table:table-cell office:value-type="float" office:value="-9.2105999999999995" table:formula="of:=[.H989]-[.G989]" table:style-name="ce41">
            <text:p>-9,21</text:p>
          </table:table-cell>
          <table:table-cell office:value-type="float" office:value="-8.8260000000000005" table:style-name="ce41">
            <text:p>-8,83</text:p>
          </table:table-cell>
          <table:table-cell office:value-type="float" office:value="9.2999999999999999E-2" table:style-name="ce41">
            <text:p>0,09</text:p>
          </table:table-cell>
          <table:table-cell office:value-type="float" office:value="-0.38459999999999894" table:formula="of:=[.I989]-([.J989])" table:style-name="ce41">
            <text:p>-0,3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149O</text:p>
          </table:table-cell>
          <table:table-cell office:value-type="string" table:style-name="ce15">
            <text:p>9625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874315190000001" table:style-name="ce18">
            <text:p>-19,8743152</text:p>
          </table:table-cell>
          <table:table-cell office:value-type="float" office:value="-41.774536570000002" table:style-name="ce18">
            <text:p>-41,7745366</text:p>
          </table:table-cell>
          <table:table-cell office:value-type="float" office:value="499.56779999999998" table:style-name="ce19">
            <text:p>499,5678</text:p>
          </table:table-cell>
          <table:table-cell office:value-type="float" office:value="492.03300000000002" table:style-name="ce20">
            <text:p>492,033</text:p>
          </table:table-cell>
          <table:table-cell office:value-type="float" office:value="-7.5347999999999615" table:formula="of:=[.H990]-[.G990]" table:style-name="ce21">
            <text:p>-7,53</text:p>
          </table:table-cell>
          <table:table-cell office:value-type="float" office:value="-7.5940000000000003" table:style-name="ce22">
            <text:p>-7,59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5.9200000000038777E-2" table:formula="of:=[.I990]-([.J990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133F</text:p>
          </table:table-cell>
          <table:table-cell office:value-type="string" table:style-name="ce27">
            <text:p>96253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MG</text:p>
          </table:table-cell>
          <table:table-cell office:value-type="float" office:value="-19.0519222" table:style-name="ce30">
            <text:p>-19,0519222</text:p>
          </table:table-cell>
          <table:table-cell office:value-type="float" office:value="-42.144859330000003" table:style-name="ce30">
            <text:p>-42,1448593</text:p>
          </table:table-cell>
          <table:table-cell office:value-type="float" office:value="188.8417" table:style-name="ce31">
            <text:p>188,8417</text:p>
          </table:table-cell>
          <table:table-cell office:value-type="float" office:value="177.41800000000001" table:style-name="ce32">
            <text:p>177,418</text:p>
          </table:table-cell>
          <table:table-cell office:value-type="float" office:value="-11.423699999999997" table:formula="of:=[.H991]-[.G991]" table:style-name="ce33">
            <text:p>-11,42</text:p>
          </table:table-cell>
          <table:table-cell office:value-type="float" office:value="-11.241" table:style-name="ce33">
            <text:p>-11,24</text:p>
          </table:table-cell>
          <table:table-cell office:value-type="float" office:value="9.2999999999999999E-2" table:style-name="ce33">
            <text:p>0,09</text:p>
          </table:table-cell>
          <table:table-cell office:value-type="float" office:value="-0.18269999999999698" table:formula="of:=[.I991]-([.J991])" table:style-name="ce33">
            <text:p>-0,1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16X</text:p>
          </table:table-cell>
          <table:table-cell office:value-type="string" table:style-name="ce15">
            <text:p>9625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4675607" table:style-name="ce18">
            <text:p>-21,4675607</text:p>
          </table:table-cell>
          <table:table-cell office:value-type="float" office:value="-45.945953379999999" table:style-name="ce18">
            <text:p>-45,9459534</text:p>
          </table:table-cell>
          <table:table-cell office:value-type="float" office:value="906.52049999999997" table:style-name="ce19">
            <text:p>906,5205</text:p>
          </table:table-cell>
          <table:table-cell office:value-type="float" office:value="902.66800000000001" table:style-name="ce20">
            <text:p>902,668</text:p>
          </table:table-cell>
          <table:table-cell office:value-type="float" office:value="-3.8524999999999636" table:formula="of:=[.H992]-[.G992]" table:style-name="ce21">
            <text:p>-3,85</text:p>
          </table:table-cell>
          <table:table-cell office:value-type="float" office:value="-3.9249999999999998" table:style-name="ce22">
            <text:p>-3,93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7.2500000000036202E-2" table:formula="of:=[.I992]-([.J992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01L</text:p>
          </table:table-cell>
          <table:table-cell office:value-type="string" table:style-name="ce15">
            <text:p>9625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24289855" table:style-name="ce18">
            <text:p>-21,2428986</text:p>
          </table:table-cell>
          <table:table-cell office:value-type="float" office:value="-44.512194739999998" table:style-name="ce18">
            <text:p>-44,5121947</text:p>
          </table:table-cell>
          <table:table-cell office:value-type="float" office:value="1029.6168" table:style-name="ce19">
            <text:p>1029,6168</text:p>
          </table:table-cell>
          <table:table-cell office:value-type="float" office:value="1026.0999999999999" table:style-name="ce20">
            <text:p>1026,100</text:p>
          </table:table-cell>
          <table:table-cell office:value-type="float" office:value="-3.516800000000103" table:formula="of:=[.H993]-[.G993]" table:style-name="ce21">
            <text:p>-3,52</text:p>
          </table:table-cell>
          <table:table-cell office:value-type="float" office:value="-3.5739999999999998" table:style-name="ce22">
            <text:p>-3,57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5.7199999999896889E-2" table:formula="of:=[.I993]-([.J993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01U</text:p>
          </table:table-cell>
          <table:table-cell office:value-type="string" table:style-name="ce15">
            <text:p>9625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228779169999999" table:style-name="ce18">
            <text:p>-21,2287792</text:p>
          </table:table-cell>
          <table:table-cell office:value-type="float" office:value="-44.37584098" table:style-name="ce18">
            <text:p>-44,3758410</text:p>
          </table:table-cell>
          <table:table-cell office:value-type="float" office:value="1008.2594" table:style-name="ce19">
            <text:p>1008,2594</text:p>
          </table:table-cell>
          <table:table-cell office:value-type="float" office:value="1005.028" table:style-name="ce20">
            <text:p>1005,028</text:p>
          </table:table-cell>
          <table:table-cell office:value-type="float" office:value="-3.2314000000000078" table:formula="of:=[.H994]-[.G994]" table:style-name="ce21">
            <text:p>-3,23</text:p>
          </table:table-cell>
          <table:table-cell office:value-type="float" office:value="-3.3029999999999999" table:style-name="ce22">
            <text:p>-3,30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7.1599999999992114E-2" table:formula="of:=[.I994]-([.J994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02Z</text:p>
          </table:table-cell>
          <table:table-cell office:value-type="string" table:style-name="ce15">
            <text:p>9626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17488968" table:style-name="ce18">
            <text:p>-21,1748897</text:p>
          </table:table-cell>
          <table:table-cell office:value-type="float" office:value="-43.972509619999997" table:style-name="ce18">
            <text:p>-43,9725096</text:p>
          </table:table-cell>
          <table:table-cell office:value-type="float" office:value="925.34950000000003" table:style-name="ce19">
            <text:p>925,3495</text:p>
          </table:table-cell>
          <table:table-cell office:value-type="float" office:value="922.00199999999995" table:style-name="ce20">
            <text:p>922,002</text:p>
          </table:table-cell>
          <table:table-cell office:value-type="float" office:value="-3.3475000000000819" table:formula="of:=[.H995]-[.G995]" table:style-name="ce21">
            <text:p>-3,35</text:p>
          </table:table-cell>
          <table:table-cell office:value-type="float" office:value="-3.42" table:style-name="ce22">
            <text:p>-3,42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7.2499999999918074E-2" table:formula="of:=[.I995]-([.J995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18P</text:p>
          </table:table-cell>
          <table:table-cell office:value-type="string" table:style-name="ce15">
            <text:p>9626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273776210000001" table:style-name="ce18">
            <text:p>-21,2737762</text:p>
          </table:table-cell>
          <table:table-cell office:value-type="float" office:value="-46.143373429999997" table:style-name="ce18">
            <text:p>-46,1433734</text:p>
          </table:table-cell>
          <table:table-cell office:value-type="float" office:value="831.26760000000002" table:style-name="ce19">
            <text:p>831,2676</text:p>
          </table:table-cell>
          <table:table-cell office:value-type="float" office:value="826.61199999999997" table:style-name="ce20">
            <text:p>826,612</text:p>
          </table:table-cell>
          <table:table-cell office:value-type="float" office:value="-4.6556000000000495" table:formula="of:=[.H996]-[.G996]" table:style-name="ce21">
            <text:p>-4,66</text:p>
          </table:table-cell>
          <table:table-cell office:value-type="float" office:value="-4.71" table:style-name="ce22">
            <text:p>-4,71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5.4399999999950488E-2" table:formula="of:=[.I996]-([.J996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13L</text:p>
          </table:table-cell>
          <table:table-cell office:value-type="string" table:style-name="ce15">
            <text:p>9626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21.56185344" table:style-name="ce18">
            <text:p>-21,5618534</text:p>
          </table:table-cell>
          <table:table-cell office:value-type="float" office:value="-46.399830479999999" table:style-name="ce18">
            <text:p>-46,3998305</text:p>
          </table:table-cell>
          <table:table-cell office:value-type="float" office:value="960.22289999999998" table:style-name="ce19">
            <text:p>960,2229</text:p>
          </table:table-cell>
          <table:table-cell office:value-type="float" office:value="956.44500000000005" table:style-name="ce20">
            <text:p>956,445</text:p>
          </table:table-cell>
          <table:table-cell office:value-type="float" office:value="-3.7778999999999314" table:formula="of:=[.H997]-[.G997]" table:style-name="ce21">
            <text:p>-3,78</text:p>
          </table:table-cell>
          <table:table-cell office:value-type="float" office:value="-3.8010000000000002" table:style-name="ce22">
            <text:p>-3,80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2.3100000000068732E-2" table:formula="of:=[.I997]-([.J997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68J</text:p>
          </table:table-cell>
          <table:table-cell office:value-type="string" table:style-name="ce15">
            <text:p>9631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851321739999999" table:style-name="ce18">
            <text:p>-18,8513217</text:p>
          </table:table-cell>
          <table:table-cell office:value-type="float" office:value="-48.792481019999997" table:style-name="ce18">
            <text:p>-48,7924810</text:p>
          </table:table-cell>
          <table:table-cell office:value-type="float" office:value="840.78470000000004" table:style-name="ce19">
            <text:p>840,7847</text:p>
          </table:table-cell>
          <table:table-cell office:value-type="float" office:value="829.53" table:style-name="ce20">
            <text:p>829,530</text:p>
          </table:table-cell>
          <table:table-cell office:value-type="float" office:value="-11.254700000000071" table:formula="of:=[.H998]-[.G998]" table:style-name="ce21">
            <text:p>-11,25</text:p>
          </table:table-cell>
          <table:table-cell office:value-type="float" office:value="-11.202" table:style-name="ce22">
            <text:p>-11,20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5.2700000000070801E-2" table:formula="of:=[.I998]-([.J998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45G</text:p>
          </table:table-cell>
          <table:table-cell office:value-type="string" table:style-name="ce15">
            <text:p>9631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50751541" table:style-name="ce18">
            <text:p>-19,5075154</text:p>
          </table:table-cell>
          <table:table-cell office:value-type="float" office:value="-49.468921729999998" table:style-name="ce18">
            <text:p>-49,4689217</text:p>
          </table:table-cell>
          <table:table-cell office:value-type="float" office:value="525.40869999999995" table:style-name="ce19">
            <text:p>525,4087</text:p>
          </table:table-cell>
          <table:table-cell office:value-type="float" office:value="517.67600000000004" table:style-name="ce20">
            <text:p>517,676</text:p>
          </table:table-cell>
          <table:table-cell office:value-type="float" office:value="-7.7326999999999089" table:formula="of:=[.H999]-[.G999]" table:style-name="ce21">
            <text:p>-7,73</text:p>
          </table:table-cell>
          <table:table-cell office:value-type="float" office:value="-7.766" table:style-name="ce22">
            <text:p>-7,77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3.3300000000091146E-2" table:formula="of:=[.I999]-([.J999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78H</text:p>
          </table:table-cell>
          <table:table-cell office:value-type="string" table:style-name="ce15">
            <text:p>9631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727090390000001" table:style-name="ce18">
            <text:p>-19,7270904</text:p>
          </table:table-cell>
          <table:table-cell office:value-type="float" office:value="-50.24076728" table:style-name="ce18">
            <text:p>-50,2407673</text:p>
          </table:table-cell>
          <table:table-cell office:value-type="float" office:value="428.14859999999999" table:style-name="ce19">
            <text:p>428,1486</text:p>
          </table:table-cell>
          <table:table-cell office:value-type="float" office:value="419.90899999999999" table:style-name="ce20">
            <text:p>419,909</text:p>
          </table:table-cell>
          <table:table-cell office:value-type="float" office:value="-8.2395999999999958" table:formula="of:=[.H1000]-[.G1000]" table:style-name="ce21">
            <text:p>-8,24</text:p>
          </table:table-cell>
          <table:table-cell office:value-type="float" office:value="-8.1790000000000003" table:style-name="ce22">
            <text:p>-8,18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6.0599999999995546E-2" table:formula="of:=[.I1000]-([.J1000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77L</text:p>
          </table:table-cell>
          <table:table-cell office:value-type="string" table:style-name="ce15">
            <text:p>9631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806686320000001" table:style-name="ce18">
            <text:p>-19,8066863</text:p>
          </table:table-cell>
          <table:table-cell office:value-type="float" office:value="-49.919721019999997" table:style-name="ce18">
            <text:p>-49,9197210</text:p>
          </table:table-cell>
          <table:table-cell office:value-type="float" office:value="450.83319999999998" table:style-name="ce19">
            <text:p>450,8332</text:p>
          </table:table-cell>
          <table:table-cell office:value-type="float" office:value="442.78" table:style-name="ce20">
            <text:p>442,780</text:p>
          </table:table-cell>
          <table:table-cell office:value-type="float" office:value="-8.0532000000000039" table:formula="of:=[.H1001]-[.G1001]" table:style-name="ce21">
            <text:p>-8,05</text:p>
          </table:table-cell>
          <table:table-cell office:value-type="float" office:value="-8.0299999999999994" table:style-name="ce22">
            <text:p>-8,03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2.320000000000455E-2" table:formula="of:=[.I1001]-([.J1001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64R</text:p>
          </table:table-cell>
          <table:table-cell office:value-type="string" table:style-name="ce15">
            <text:p>9632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2879893" table:style-name="ce18">
            <text:p>-19,2879893</text:p>
          </table:table-cell>
          <table:table-cell office:value-type="float" office:value="-47.618660820000002" table:style-name="ce18">
            <text:p>-47,6186608</text:p>
          </table:table-cell>
          <table:table-cell office:value-type="float" office:value="926.00829999999996" table:style-name="ce19">
            <text:p>926,0083</text:p>
          </table:table-cell>
          <table:table-cell office:value-type="float" office:value="916.66" table:style-name="ce20">
            <text:p>916,660</text:p>
          </table:table-cell>
          <table:table-cell office:value-type="float" office:value="-9.3482999999999947" table:formula="of:=[.H1002]-[.G1002]" table:style-name="ce21">
            <text:p>-9,35</text:p>
          </table:table-cell>
          <table:table-cell office:value-type="float" office:value="-9.3469999999999995" table:style-name="ce22">
            <text:p>-9,35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1.2999999999951939E-3" table:formula="of:=[.I1002]-([.J100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3"/>656T</text:p>
          </table:table-cell>
          <table:table-cell office:value-type="string" table:style-name="ce27">
            <text:p>96321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MG</text:p>
          </table:table-cell>
          <table:table-cell office:value-type="float" office:value="-19.699520889999999" table:style-name="ce30">
            <text:p>-19,6995209</text:p>
          </table:table-cell>
          <table:table-cell office:value-type="float" office:value="-47.036449779999998" table:style-name="ce30">
            <text:p>-47,0364498</text:p>
          </table:table-cell>
          <table:table-cell office:value-type="float" office:value="1250.5156999999999" table:style-name="ce31">
            <text:p>1250,5157</text:p>
          </table:table-cell>
          <table:table-cell office:value-type="float" office:value="1242.9459999999999" table:style-name="ce32">
            <text:p>1242,946</text:p>
          </table:table-cell>
          <table:table-cell office:value-type="float" office:value="-7.5697000000000116" table:formula="of:=[.H1003]-[.G1003]" table:style-name="ce33">
            <text:p>-7,57</text:p>
          </table:table-cell>
          <table:table-cell office:value-type="float" office:value="-7.7519999999999998" table:style-name="ce33">
            <text:p>-7,75</text:p>
          </table:table-cell>
          <table:table-cell office:value-type="float" office:value="7.6999999999999999E-2" table:style-name="ce33">
            <text:p>0,08</text:p>
          </table:table-cell>
          <table:table-cell office:value-type="float" office:value="0.18229999999998814" table:formula="of:=[.I1003]-([.J1003])" table:style-name="ce33">
            <text:p>0,1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65V</text:p>
          </table:table-cell>
          <table:table-cell office:value-type="string" table:style-name="ce15">
            <text:p>9632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186830860000001" table:style-name="ce18">
            <text:p>-19,1868309</text:p>
          </table:table-cell>
          <table:table-cell office:value-type="float" office:value="-47.872684130000003" table:style-name="ce18">
            <text:p>-47,8726841</text:p>
          </table:table-cell>
          <table:table-cell office:value-type="float" office:value="902.92430000000002" table:style-name="ce19">
            <text:p>902,9243</text:p>
          </table:table-cell>
          <table:table-cell office:value-type="float" office:value="893.21400000000006" table:style-name="ce20">
            <text:p>893,214</text:p>
          </table:table-cell>
          <table:table-cell office:value-type="float" office:value="-9.7102999999999611" table:formula="of:=[.H1004]-[.G1004]" table:style-name="ce21">
            <text:p>-9,71</text:p>
          </table:table-cell>
          <table:table-cell office:value-type="float" office:value="-9.7040000000000006" table:style-name="ce22">
            <text:p>-9,70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6.2999999999604483E-3" table:formula="of:=[.I1004]-([.J1004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35U</text:p>
          </table:table-cell>
          <table:table-cell office:value-type="string" table:style-name="ce15">
            <text:p>9632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513863749999999" table:style-name="ce18">
            <text:p>-18,5138638</text:p>
          </table:table-cell>
          <table:table-cell office:value-type="float" office:value="-47.407233640000001" table:style-name="ce18">
            <text:p>-47,4072336</text:p>
          </table:table-cell>
          <table:table-cell office:value-type="float" office:value="757.5018" table:style-name="ce19">
            <text:p>757,5018</text:p>
          </table:table-cell>
          <table:table-cell office:value-type="float" office:value="747.16899999999998" table:style-name="ce20">
            <text:p>747,169</text:p>
          </table:table-cell>
          <table:table-cell office:value-type="float" office:value="-10.33280000000002" table:formula="of:=[.H1005]-[.G1005]" table:style-name="ce21">
            <text:p>-10,33</text:p>
          </table:table-cell>
          <table:table-cell office:value-type="float" office:value="-10.317" table:style-name="ce22">
            <text:p>-10,32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1.580000000002002E-2" table:formula="of:=[.I1005]-([.J100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20E</text:p>
          </table:table-cell>
          <table:table-cell office:value-type="string" table:style-name="ce15">
            <text:p>9634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7.74073714" table:style-name="ce18">
            <text:p>-17,7407371</text:p>
          </table:table-cell>
          <table:table-cell office:value-type="float" office:value="-46.174138820000003" table:style-name="ce18">
            <text:p>-46,1741388</text:p>
          </table:table-cell>
          <table:table-cell office:value-type="float" office:value="765.99210000000005" table:style-name="ce19">
            <text:p>765,9921</text:p>
          </table:table-cell>
          <table:table-cell office:value-type="float" office:value="753.899" table:style-name="ce20">
            <text:p>753,899</text:p>
          </table:table-cell>
          <table:table-cell office:value-type="float" office:value="-12.093100000000049" table:formula="of:=[.H1006]-[.G1006]" table:style-name="ce21">
            <text:p>-12,09</text:p>
          </table:table-cell>
          <table:table-cell office:value-type="float" office:value="-12.207000000000001" table:style-name="ce22">
            <text:p>-12,21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0.11389999999995126" table:formula="of:=[.I1006]-([.J1006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10G</text:p>
          </table:table-cell>
          <table:table-cell office:value-type="string" table:style-name="ce15">
            <text:p>9634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8.46987845" table:style-name="ce18">
            <text:p>-18,4698785</text:p>
          </table:table-cell>
          <table:table-cell office:value-type="float" office:value="-47.202552820000001" table:style-name="ce18">
            <text:p>-47,2025528</text:p>
          </table:table-cell>
          <table:table-cell office:value-type="float" office:value="904.68759999999997" table:style-name="ce19">
            <text:p>904,6876</text:p>
          </table:table-cell>
          <table:table-cell office:value-type="float" office:value="894.53800000000001" table:style-name="ce20">
            <text:p>894,538</text:p>
          </table:table-cell>
          <table:table-cell office:value-type="float" office:value="-10.149599999999964" table:formula="of:=[.H1007]-[.G1007]" table:style-name="ce21">
            <text:p>-10,15</text:p>
          </table:table-cell>
          <table:table-cell office:value-type="float" office:value="-10.237" table:style-name="ce22">
            <text:p>-10,24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8.7400000000036115E-2" table:formula="of:=[.I1007]-([.J1007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165T</text:p>
          </table:table-cell>
          <table:table-cell office:value-type="string" table:style-name="ce15">
            <text:p>9634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6827553" table:style-name="ce18">
            <text:p>-16,6827553</text:p>
          </table:table-cell>
          <table:table-cell office:value-type="float" office:value="-42.467846919999999" table:style-name="ce18">
            <text:p>-42,4678469</text:p>
          </table:table-cell>
          <table:table-cell office:value-type="float" office:value="334.48360000000002" table:style-name="ce19">
            <text:p>334,4836</text:p>
          </table:table-cell>
          <table:table-cell office:value-type="float" office:value="322.68" table:style-name="ce20">
            <text:p>322,680</text:p>
          </table:table-cell>
          <table:table-cell office:value-type="float" office:value="-11.803600000000017" table:formula="of:=[.H1008]-[.G1008]" table:style-name="ce21">
            <text:p>-11,80</text:p>
          </table:table-cell>
          <table:table-cell office:value-type="float" office:value="-11.762" table:style-name="ce22">
            <text:p>-11,76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-4.1600000000016735E-2" table:formula="of:=[.I1008]-([.J100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668Z</text:p>
          </table:table-cell>
          <table:table-cell office:value-type="string" table:style-name="ce15">
            <text:p>9634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6.732907950000001" table:style-name="ce18">
            <text:p>-16,7329080</text:p>
          </table:table-cell>
          <table:table-cell office:value-type="float" office:value="-43.846412270000002" table:style-name="ce18">
            <text:p>-43,8464123</text:p>
          </table:table-cell>
          <table:table-cell office:value-type="float" office:value="661.80619999999999" table:style-name="ce19">
            <text:p>661,8062</text:p>
          </table:table-cell>
          <table:table-cell office:value-type="float" office:value="649.59299999999996" table:style-name="ce20">
            <text:p>649,593</text:p>
          </table:table-cell>
          <table:table-cell office:value-type="float" office:value="-12.213200000000029" table:formula="of:=[.H1009]-[.G1009]" table:style-name="ce21">
            <text:p>-12,21</text:p>
          </table:table-cell>
          <table:table-cell office:value-type="float" office:value="-12.233000000000001" table:style-name="ce22">
            <text:p>-12,23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1.9799999999971618E-2" table:formula="of:=[.I1009]-([.J1009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3"/>122V</text:p>
          </table:table-cell>
          <table:table-cell office:value-type="string" table:style-name="ce15">
            <text:p>9634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MG</text:p>
          </table:table-cell>
          <table:table-cell office:value-type="float" office:value="-19.88557986" table:style-name="ce18">
            <text:p>-19,8855799</text:p>
          </table:table-cell>
          <table:table-cell office:value-type="float" office:value="-43.800508229999998" table:style-name="ce18">
            <text:p>-43,8005082</text:p>
          </table:table-cell>
          <table:table-cell office:value-type="float" office:value="707.74969999999996" table:style-name="ce19">
            <text:p>707,7497</text:p>
          </table:table-cell>
          <table:table-cell office:value-type="float" office:value="701.06500000000005" table:style-name="ce20">
            <text:p>701,065</text:p>
          </table:table-cell>
          <table:table-cell office:value-type="float" office:value="-6.684699999999907" table:formula="of:=[.H1010]-[.G1010]" table:style-name="ce21">
            <text:p>-6,68</text:p>
          </table:table-cell>
          <table:table-cell office:value-type="float" office:value="-6.7320000000000002" table:style-name="ce22">
            <text:p>-6,73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4.7300000000093156E-2" table:formula="of:=[.I1010]-([.J1010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4A</text:p>
          </table:table-cell>
          <table:table-cell office:value-type="string" table:style-name="ce15">
            <text:p>9150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191022" table:style-name="ce18">
            <text:p>-22,8191022</text:p>
          </table:table-cell>
          <table:table-cell office:value-type="float" office:value="-43.306653310000002" table:style-name="ce18">
            <text:p>-43,3066533</text:p>
          </table:table-cell>
          <table:table-cell office:value-type="float" office:value="4.6102999999999996" table:style-name="ce19">
            <text:p>04,6103</text:p>
          </table:table-cell>
          <table:table-cell office:value-type="float" office:value="-1.4610000000000001" table:style-name="ce20">
            <text:p>-01,461</text:p>
          </table:table-cell>
          <table:table-cell office:value-type="float" office:value="-6.0712999999999999" table:formula="of:=[.H1011]-[.G1011]" table:style-name="ce21">
            <text:p>-6,07</text:p>
          </table:table-cell>
          <table:table-cell office:value-type="float" office:value="-5.9820000000000002" table:style-name="ce22">
            <text:p>-5,98</text:p>
          </table:table-cell>
          <table:table-cell office:value-type="float" office:value="0.05" table:style-name="ce22">
            <text:p>0,05</text:p>
          </table:table-cell>
          <table:table-cell office:value-type="float" office:value="-8.9299999999999713E-2" table:formula="of:=[.I1011]-([.J1011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4B</text:p>
          </table:table-cell>
          <table:table-cell office:value-type="string" table:style-name="ce15">
            <text:p>9151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19154640000001" table:style-name="ce18">
            <text:p>-22,8191546</text:p>
          </table:table-cell>
          <table:table-cell office:value-type="float" office:value="-43.306572420000002" table:style-name="ce18">
            <text:p>-43,3065724</text:p>
          </table:table-cell>
          <table:table-cell office:value-type="float" office:value="3.4603000000000002" table:style-name="ce19">
            <text:p>03,4603</text:p>
          </table:table-cell>
          <table:table-cell office:value-type="float" office:value="-2.6" table:style-name="ce20">
            <text:p>-02,600</text:p>
          </table:table-cell>
          <table:table-cell office:value-type="float" office:value="-6.0602999999999998" table:formula="of:=[.H1012]-[.G1012]" table:style-name="ce21">
            <text:p>-6,06</text:p>
          </table:table-cell>
          <table:table-cell office:value-type="float" office:value="-5.9820000000000002" table:style-name="ce22">
            <text:p>-5,98</text:p>
          </table:table-cell>
          <table:table-cell office:value-type="float" office:value="0.05" table:style-name="ce22">
            <text:p>0,05</text:p>
          </table:table-cell>
          <table:table-cell office:value-type="float" office:value="-7.8299999999999592E-2" table:formula="of:=[.I1012]-([.J1012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21A</text:p>
          </table:table-cell>
          <table:table-cell office:value-type="string" table:style-name="ce15">
            <text:p>9172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17844430000001" table:style-name="ce18">
            <text:p>-22,8178444</text:p>
          </table:table-cell>
          <table:table-cell office:value-type="float" office:value="-43.306276599999997" table:style-name="ce18">
            <text:p>-43,3062766</text:p>
          </table:table-cell>
          <table:table-cell office:value-type="float" office:value="14.6296" table:style-name="ce19">
            <text:p>14,6296</text:p>
          </table:table-cell>
          <table:table-cell office:value-type="float" office:value="8.6300000000000008" table:style-name="ce20">
            <text:p>08,630</text:p>
          </table:table-cell>
          <table:table-cell office:value-type="float" office:value="-5.9995999999999992" table:formula="of:=[.H1013]-[.G1013]" table:style-name="ce21">
            <text:p>-6,00</text:p>
          </table:table-cell>
          <table:table-cell office:value-type="float" office:value="-5.9820000000000002" table:style-name="ce22">
            <text:p>-5,98</text:p>
          </table:table-cell>
          <table:table-cell office:value-type="float" office:value="0.05" table:style-name="ce22">
            <text:p>0,05</text:p>
          </table:table-cell>
          <table:table-cell office:value-type="float" office:value="-1.759999999999895E-2" table:formula="of:=[.I1013]-([.J1013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88S</text:p>
          </table:table-cell>
          <table:table-cell office:value-type="string" table:style-name="ce15">
            <text:p>9178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78468289999999" table:style-name="ce18">
            <text:p>-22,9784683</text:p>
          </table:table-cell>
          <table:table-cell office:value-type="float" office:value="-42.020261339999998" table:style-name="ce18">
            <text:p>-42,0202613</text:p>
          </table:table-cell>
          <table:table-cell office:value-type="float" office:value="7.1432000000000002" table:style-name="ce19">
            <text:p>07,1432</text:p>
          </table:table-cell>
          <table:table-cell office:value-type="float" office:value="1.27" table:style-name="ce20">
            <text:p>01,270</text:p>
          </table:table-cell>
          <table:table-cell office:value-type="float" office:value="-5.8732000000000006" table:formula="of:=[.H1014]-[.G1014]" table:style-name="ce21">
            <text:p>-5,87</text:p>
          </table:table-cell>
          <table:table-cell office:value-type="float" office:value="-5.806" table:style-name="ce22">
            <text:p>-5,81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-6.7200000000000593E-2" table:formula="of:=[.I1014]-([.J1014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51G</text:p>
          </table:table-cell>
          <table:table-cell office:value-type="string" table:style-name="ce15">
            <text:p>9181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510439590000001" table:style-name="ce18">
            <text:p>-22,5104396</text:p>
          </table:table-cell>
          <table:table-cell office:value-type="float" office:value="-44.636252079999998" table:style-name="ce18">
            <text:p>-44,6362521</text:p>
          </table:table-cell>
          <table:table-cell office:value-type="float" office:value="467.57979999999998" table:style-name="ce19">
            <text:p>467,5798</text:p>
          </table:table-cell>
          <table:table-cell office:value-type="float" office:value="464.08300000000003" table:style-name="ce20">
            <text:p>464,083</text:p>
          </table:table-cell>
          <table:table-cell office:value-type="float" office:value="-3.4967999999999506" table:formula="of:=[.H1015]-[.G1015]" table:style-name="ce21">
            <text:p>-3,50</text:p>
          </table:table-cell>
          <table:table-cell office:value-type="float" office:value="-3.4750000000000001" table:style-name="ce22">
            <text:p>-3,48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2.1799999999950526E-2" table:formula="of:=[.I1015]-([.J101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0G</text:p>
          </table:table-cell>
          <table:table-cell office:value-type="string" table:style-name="ce15">
            <text:p>9182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3.194815630000001" table:style-name="ce18">
            <text:p>-23,1948156</text:p>
          </table:table-cell>
          <table:table-cell office:value-type="float" office:value="-44.72814236" table:style-name="ce18">
            <text:p>-44,7281424</text:p>
          </table:table-cell>
          <table:table-cell office:value-type="float" office:value="4.9878" table:style-name="ce19">
            <text:p>04,9878</text:p>
          </table:table-cell>
          <table:table-cell office:value-type="float" office:value="0.25700000000000001" table:style-name="ce20">
            <text:p>00,257</text:p>
          </table:table-cell>
          <table:table-cell office:value-type="float" office:value="-4.7308000000000003" table:formula="of:=[.H1016]-[.G1016]" table:style-name="ce21">
            <text:p>-4,73</text:p>
          </table:table-cell>
          <table:table-cell office:value-type="float" office:value="-4.6399999999999997" table:style-name="ce22">
            <text:p>-4,64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9.0800000000000658E-2" table:formula="of:=[.I1016]-([.J1016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068S</text:p>
          </table:table-cell>
          <table:table-cell office:value-type="string" table:style-name="ce35">
            <text:p>91821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RJ</text:p>
          </table:table-cell>
          <table:table-cell office:value-type="float" office:value="-22.96667807" table:style-name="ce38">
            <text:p>-22,9666781</text:p>
          </table:table-cell>
          <table:table-cell office:value-type="float" office:value="-44.044784010000001" table:style-name="ce38">
            <text:p>-44,0447840</text:p>
          </table:table-cell>
          <table:table-cell office:value-type="float" office:value="5.0646000000000004" table:style-name="ce39">
            <text:p>05,0646</text:p>
          </table:table-cell>
          <table:table-cell office:value-type="float" office:value="-0.26200000000000001" table:style-name="ce40">
            <text:p>-00,262</text:p>
          </table:table-cell>
          <table:table-cell office:value-type="float" office:value="-5.3266000000000009" table:formula="of:=[.H1017]-[.G1017]" table:style-name="ce41">
            <text:p>-5,33</text:p>
          </table:table-cell>
          <table:table-cell office:value-type="float" office:value="-4.992" table:style-name="ce41">
            <text:p>-4,99</text:p>
          </table:table-cell>
          <table:table-cell office:value-type="float" office:value="0.08" table:style-name="ce41">
            <text:p>0,08</text:p>
          </table:table-cell>
          <table:table-cell office:value-type="float" office:value="-0.3346000000000009" table:formula="of:=[.I1017]-([.J1017])" table:style-name="ce41">
            <text:p>-0,3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11J</text:p>
          </table:table-cell>
          <table:table-cell office:value-type="string" table:style-name="ce15">
            <text:p>9182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504926619999999" table:style-name="ce18">
            <text:p>-22,5049266</text:p>
          </table:table-cell>
          <table:table-cell office:value-type="float" office:value="-44.60019484" table:style-name="ce18">
            <text:p>-44,6001948</text:p>
          </table:table-cell>
          <table:table-cell office:value-type="float" office:value="442.51190000000003" table:style-name="ce19">
            <text:p>442,5119</text:p>
          </table:table-cell>
          <table:table-cell office:value-type="float" office:value="438.89499999999998" table:style-name="ce20">
            <text:p>438,895</text:p>
          </table:table-cell>
          <table:table-cell office:value-type="float" office:value="-3.6169000000000437" table:formula="of:=[.H1018]-[.G1018]" table:style-name="ce21">
            <text:p>-3,62</text:p>
          </table:table-cell>
          <table:table-cell office:value-type="float" office:value="-3.5539999999999998" table:style-name="ce22">
            <text:p>-3,55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6.2900000000043921E-2" table:formula="of:=[.I1018]-([.J1018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21C</text:p>
          </table:table-cell>
          <table:table-cell office:value-type="string" table:style-name="ce15">
            <text:p>9182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704033630000001" table:style-name="ce18">
            <text:p>-22,7040336</text:p>
          </table:table-cell>
          <table:table-cell office:value-type="float" office:value="-44.095998829999999" table:style-name="ce18">
            <text:p>-44,0959988</text:p>
          </table:table-cell>
          <table:table-cell office:value-type="float" office:value="411.29969999999997" table:style-name="ce19">
            <text:p>411,2997</text:p>
          </table:table-cell>
          <table:table-cell office:value-type="float" office:value="406.851" table:style-name="ce20">
            <text:p>406,851</text:p>
          </table:table-cell>
          <table:table-cell office:value-type="float" office:value="-4.4486999999999739" table:formula="of:=[.H1019]-[.G1019]" table:style-name="ce21">
            <text:p>-4,45</text:p>
          </table:table-cell>
          <table:table-cell office:value-type="float" office:value="-4.4820000000000002" table:style-name="ce22">
            <text:p>-4,48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3.3300000000026309E-2" table:formula="of:=[.I1019]-([.J1019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7S</text:p>
          </table:table-cell>
          <table:table-cell office:value-type="string" table:style-name="ce15">
            <text:p>9182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455961649999999" table:style-name="ce18">
            <text:p>-22,4559617</text:p>
          </table:table-cell>
          <table:table-cell office:value-type="float" office:value="-44.394345790000003" table:style-name="ce18">
            <text:p>-44,3943458</text:p>
          </table:table-cell>
          <table:table-cell office:value-type="float" office:value="405.79450000000003" table:style-name="ce19">
            <text:p>405,7945</text:p>
          </table:table-cell>
          <table:table-cell office:value-type="float" office:value="401.71499999999997" table:style-name="ce20">
            <text:p>401,715</text:p>
          </table:table-cell>
          <table:table-cell office:value-type="float" office:value="-4.0795000000000528" table:formula="of:=[.H1020]-[.G1020]" table:style-name="ce21">
            <text:p>-4,08</text:p>
          </table:table-cell>
          <table:table-cell office:value-type="float" office:value="-4.0250000000000004" table:style-name="ce22">
            <text:p>-4,03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5.4500000000052395E-2" table:formula="of:=[.I1020]-([.J1020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00N</text:p>
          </table:table-cell>
          <table:table-cell office:value-type="string" table:style-name="ce15">
            <text:p>9182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60552581" table:style-name="ce18">
            <text:p>-22,6055258</text:p>
          </table:table-cell>
          <table:table-cell office:value-type="float" office:value="-43.935421939999998" table:style-name="ce18">
            <text:p>-43,9354219</text:p>
          </table:table-cell>
          <table:table-cell office:value-type="float" office:value="474.2439" table:style-name="ce19">
            <text:p>474,2439</text:p>
          </table:table-cell>
          <table:table-cell office:value-type="float" office:value="469.48899999999998" table:style-name="ce20">
            <text:p>469,489</text:p>
          </table:table-cell>
          <table:table-cell office:value-type="float" office:value="-4.7549000000000206" table:formula="of:=[.H1021]-[.G1021]" table:style-name="ce21">
            <text:p>-4,75</text:p>
          </table:table-cell>
          <table:table-cell office:value-type="float" office:value="-4.8049999999999997" table:style-name="ce22">
            <text:p>-4,81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5.0099999999979161E-2" table:formula="of:=[.I1021]-([.J1021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14B</text:p>
          </table:table-cell>
          <table:table-cell office:value-type="string" table:style-name="ce15">
            <text:p>9182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449700629999999" table:style-name="ce18">
            <text:p>-22,4497006</text:p>
          </table:table-cell>
          <table:table-cell office:value-type="float" office:value="-44.318427300000003" table:style-name="ce18">
            <text:p>-44,3184273</text:p>
          </table:table-cell>
          <table:table-cell office:value-type="float" office:value="421.96429999999998" table:style-name="ce19">
            <text:p>421,9643</text:p>
          </table:table-cell>
          <table:table-cell office:value-type="float" office:value="417.745" table:style-name="ce20">
            <text:p>417,745</text:p>
          </table:table-cell>
          <table:table-cell office:value-type="float" office:value="-4.2192999999999756" table:formula="of:=[.H1022]-[.G1022]" table:style-name="ce21">
            <text:p>-4,22</text:p>
          </table:table-cell>
          <table:table-cell office:value-type="float" office:value="-4.2" table:style-name="ce22">
            <text:p>-4,20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-1.9299999999975448E-2" table:formula="of:=[.I1022]-([.J102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814U</text:p>
          </table:table-cell>
          <table:table-cell office:value-type="string" table:style-name="ce27">
            <text:p>91827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RJ</text:p>
          </table:table-cell>
          <table:table-cell office:value-type="float" office:value="-22.552366230000001" table:style-name="ce30">
            <text:p>-22,5523662</text:p>
          </table:table-cell>
          <table:table-cell office:value-type="float" office:value="-44.068112390000003" table:style-name="ce30">
            <text:p>-44,0681124</text:p>
          </table:table-cell>
          <table:table-cell office:value-type="float" office:value="456.88810000000001" table:style-name="ce31">
            <text:p>456,8881</text:p>
          </table:table-cell>
          <table:table-cell office:value-type="float" office:value="452.089" table:style-name="ce32">
            <text:p>452,089</text:p>
          </table:table-cell>
          <table:table-cell office:value-type="float" office:value="-4.7991000000000099" table:formula="of:=[.H1023]-[.G1023]" table:style-name="ce33">
            <text:p>-4,80</text:p>
          </table:table-cell>
          <table:table-cell office:value-type="float" office:value="-4.6790000000000003" table:style-name="ce33">
            <text:p>-4,68</text:p>
          </table:table-cell>
          <table:table-cell office:value-type="float" office:value="5.3999999999999999E-2" table:style-name="ce33">
            <text:p>0,05</text:p>
          </table:table-cell>
          <table:table-cell office:value-type="float" office:value="-0.12010000000000964" table:formula="of:=[.I1023]-([.J1023])" table:style-name="ce3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1S</text:p>
          </table:table-cell>
          <table:table-cell office:value-type="string" table:style-name="ce15">
            <text:p>9182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527533290000001" table:style-name="ce18">
            <text:p>-22,5275333</text:p>
          </table:table-cell>
          <table:table-cell office:value-type="float" office:value="-43.721735500000001" table:style-name="ce18">
            <text:p>-43,7217355</text:p>
          </table:table-cell>
          <table:table-cell office:value-type="float" office:value="422.33839999999998" table:style-name="ce19">
            <text:p>422,3384</text:p>
          </table:table-cell>
          <table:table-cell office:value-type="float" office:value="417.34899999999999" table:style-name="ce20">
            <text:p>417,349</text:p>
          </table:table-cell>
          <table:table-cell office:value-type="float" office:value="-4.9893999999999892" table:formula="of:=[.H1024]-[.G1024]" table:style-name="ce21">
            <text:p>-4,99</text:p>
          </table:table-cell>
          <table:table-cell office:value-type="float" office:value="-5.01" table:style-name="ce22">
            <text:p>-5,01</text:p>
          </table:table-cell>
          <table:table-cell office:value-type="float" office:value="5.5E-2" table:style-name="ce22">
            <text:p>0,06</text:p>
          </table:table-cell>
          <table:table-cell office:value-type="float" office:value="2.060000000001061E-2" table:formula="of:=[.I1024]-([.J1024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2M</text:p>
          </table:table-cell>
          <table:table-cell office:value-type="string" table:style-name="ce15">
            <text:p>9182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638752449999998" table:style-name="ce18">
            <text:p>-22,6387525</text:p>
          </table:table-cell>
          <table:table-cell office:value-type="float" office:value="-43.665621219999998" table:style-name="ce18">
            <text:p>-43,6656212</text:p>
          </table:table-cell>
          <table:table-cell office:value-type="float" office:value="40.553400000000003" table:style-name="ce19">
            <text:p>40,5534</text:p>
          </table:table-cell>
          <table:table-cell office:value-type="float" office:value="35.015000000000001" table:style-name="ce20">
            <text:p>35,015</text:p>
          </table:table-cell>
          <table:table-cell office:value-type="float" office:value="-5.5384000000000029" table:formula="of:=[.H1025]-[.G1025]" table:style-name="ce21">
            <text:p>-5,54</text:p>
          </table:table-cell>
          <table:table-cell office:value-type="float" office:value="-5.5069999999999997" table:style-name="ce22">
            <text:p>-5,51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3.1400000000003203E-2" table:formula="of:=[.I1025]-([.J102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0S</text:p>
          </table:table-cell>
          <table:table-cell office:value-type="string" table:style-name="ce15">
            <text:p>9183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640683719999998" table:style-name="ce18">
            <text:p>-22,6406837</text:p>
          </table:table-cell>
          <table:table-cell office:value-type="float" office:value="-43.713072840000002" table:style-name="ce18">
            <text:p>-43,7130728</text:p>
          </table:table-cell>
          <table:table-cell office:value-type="float" office:value="40.182899999999997" table:style-name="ce19">
            <text:p>40,1829</text:p>
          </table:table-cell>
          <table:table-cell office:value-type="float" office:value="34.698" table:style-name="ce20">
            <text:p>34,698</text:p>
          </table:table-cell>
          <table:table-cell office:value-type="float" office:value="-5.4848999999999961" table:formula="of:=[.H1026]-[.G1026]" table:style-name="ce21">
            <text:p>-5,48</text:p>
          </table:table-cell>
          <table:table-cell office:value-type="float" office:value="-5.4279999999999999" table:style-name="ce22">
            <text:p>-5,43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5.6899999999996176E-2" table:formula="of:=[.I1026]-([.J1026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4M</text:p>
          </table:table-cell>
          <table:table-cell office:value-type="string" table:style-name="ce15">
            <text:p>9186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19660258" table:style-name="ce18">
            <text:p>-22,1966026</text:p>
          </table:table-cell>
          <table:table-cell office:value-type="float" office:value="-43.315504709999999" table:style-name="ce18">
            <text:p>-43,3155047</text:p>
          </table:table-cell>
          <table:table-cell office:value-type="float" office:value="328.03480000000002" table:style-name="ce19">
            <text:p>328,0348</text:p>
          </table:table-cell>
          <table:table-cell office:value-type="float" office:value="323.27300000000002" table:style-name="ce20">
            <text:p>323,273</text:p>
          </table:table-cell>
          <table:table-cell office:value-type="float" office:value="-4.7617999999999938" table:formula="of:=[.H1027]-[.G1027]" table:style-name="ce21">
            <text:p>-4,76</text:p>
          </table:table-cell>
          <table:table-cell office:value-type="float" office:value="-4.7729999999999997" table:style-name="ce22">
            <text:p>-4,77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1.1200000000005872E-2" table:formula="of:=[.I1027]-([.J1027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03L</text:p>
          </table:table-cell>
          <table:table-cell office:value-type="string" table:style-name="ce15">
            <text:p>9186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12491589" table:style-name="ce18">
            <text:p>-22,1249159</text:p>
          </table:table-cell>
          <table:table-cell office:value-type="float" office:value="-43.22899099" table:style-name="ce18">
            <text:p>-43,2289910</text:p>
          </table:table-cell>
          <table:table-cell office:value-type="float" office:value="279.08010000000002" table:style-name="ce19">
            <text:p>279,0801</text:p>
          </table:table-cell>
          <table:table-cell office:value-type="float" office:value="274.14100000000002" table:style-name="ce20">
            <text:p>274,141</text:p>
          </table:table-cell>
          <table:table-cell office:value-type="float" office:value="-4.9390999999999963" table:formula="of:=[.H1028]-[.G1028]" table:style-name="ce21">
            <text:p>-4,94</text:p>
          </table:table-cell>
          <table:table-cell office:value-type="float" office:value="-4.8620000000000001" table:style-name="ce22">
            <text:p>-4,86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7.7099999999996172E-2" table:formula="of:=[.I1028]-([.J1028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42F</text:p>
          </table:table-cell>
          <table:table-cell office:value-type="string" table:style-name="ce15">
            <text:p>9186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1.93830401" table:style-name="ce18">
            <text:p>-21,9383040</text:p>
          </table:table-cell>
          <table:table-cell office:value-type="float" office:value="-42.596214250000003" table:style-name="ce18">
            <text:p>-42,5962143</text:p>
          </table:table-cell>
          <table:table-cell office:value-type="float" office:value="287.85379999999998" table:style-name="ce19">
            <text:p>287,8538</text:p>
          </table:table-cell>
          <table:table-cell office:value-type="float" office:value="282.08499999999998" table:style-name="ce20">
            <text:p>282,085</text:p>
          </table:table-cell>
          <table:table-cell office:value-type="float" office:value="-5.7687999999999988" table:formula="of:=[.H1029]-[.G1029]" table:style-name="ce21">
            <text:p>-5,77</text:p>
          </table:table-cell>
          <table:table-cell office:value-type="float" office:value="-5.7910000000000004" table:style-name="ce22">
            <text:p>-5,79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2.2200000000001552E-2" table:formula="of:=[.I1029]-([.J1029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823E</text:p>
          </table:table-cell>
          <table:table-cell office:value-type="string" table:style-name="ce27">
            <text:p>91869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RJ</text:p>
          </table:table-cell>
          <table:table-cell office:value-type="float" office:value="-22.49416986" table:style-name="ce30">
            <text:p>-22,4941699</text:p>
          </table:table-cell>
          <table:table-cell office:value-type="float" office:value="-43.52081312" table:style-name="ce30">
            <text:p>-43,5208131</text:p>
          </table:table-cell>
          <table:table-cell office:value-type="float" office:value="494.9074" table:style-name="ce31">
            <text:p>494,9074</text:p>
          </table:table-cell>
          <table:table-cell office:value-type="float" office:value="490.05700000000002" table:style-name="ce32">
            <text:p>490,057</text:p>
          </table:table-cell>
          <table:table-cell office:value-type="float" office:value="-4.8503999999999792" table:formula="of:=[.H1030]-[.G1030]" table:style-name="ce33">
            <text:p>-4,85</text:p>
          </table:table-cell>
          <table:table-cell office:value-type="float" office:value="-4.9640000000000004" table:style-name="ce33">
            <text:p>-4,96</text:p>
          </table:table-cell>
          <table:table-cell office:value-type="float" office:value="5.7000000000000002E-2" table:style-name="ce33">
            <text:p>0,06</text:p>
          </table:table-cell>
          <table:table-cell office:value-type="float" office:value="0.11360000000002124" table:formula="of:=[.I1030]-([.J1030])" table:style-name="ce3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1014E</text:p>
          </table:table-cell>
          <table:table-cell office:value-type="string" table:style-name="ce35">
            <text:p>91870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RJ</text:p>
          </table:table-cell>
          <table:table-cell office:value-type="float" office:value="-22.413491629999999" table:style-name="ce38">
            <text:p>-22,4134916</text:p>
          </table:table-cell>
          <table:table-cell office:value-type="float" office:value="-43.140114740000001" table:style-name="ce38">
            <text:p>-43,1401147</text:p>
          </table:table-cell>
          <table:table-cell office:value-type="float" office:value="686.13739999999996" table:style-name="ce39">
            <text:p>686,1374</text:p>
          </table:table-cell>
          <table:table-cell office:value-type="float" office:value="681.70299999999997" table:style-name="ce40">
            <text:p>681,703</text:p>
          </table:table-cell>
          <table:table-cell office:value-type="float" office:value="-4.4343999999999824" table:formula="of:=[.H1031]-[.G1031]" table:style-name="ce41">
            <text:p>-4,43</text:p>
          </table:table-cell>
          <table:table-cell office:value-type="float" office:value="-4.67" table:style-name="ce41">
            <text:p>-4,67</text:p>
          </table:table-cell>
          <table:table-cell office:value-type="float" office:value="0.06" table:style-name="ce41">
            <text:p>0,06</text:p>
          </table:table-cell>
          <table:table-cell office:value-type="float" office:value="0.23560000000001757" table:formula="of:=[.I1031]-([.J1031])" table:style-name="ce41">
            <text:p>0,2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02S</text:p>
          </table:table-cell>
          <table:table-cell office:value-type="string" table:style-name="ce15">
            <text:p>9188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1.844141359999998" table:style-name="ce18">
            <text:p>-21,8441414</text:p>
          </table:table-cell>
          <table:table-cell office:value-type="float" office:value="-42.578557449999998" table:style-name="ce18">
            <text:p>-42,5785575</text:p>
          </table:table-cell>
          <table:table-cell office:value-type="float" office:value="140.7252" table:style-name="ce19">
            <text:p>140,7252</text:p>
          </table:table-cell>
          <table:table-cell office:value-type="float" office:value="134.542" table:style-name="ce20">
            <text:p>134,542</text:p>
          </table:table-cell>
          <table:table-cell office:value-type="float" office:value="-6.1831999999999994" table:formula="of:=[.H1032]-[.G1032]" table:style-name="ce21">
            <text:p>-6,18</text:p>
          </table:table-cell>
          <table:table-cell office:value-type="float" office:value="-6.1520000000000001" table:style-name="ce22">
            <text:p>-6,15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3.1199999999999228E-2" table:formula="of:=[.I1032]-([.J1032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86H</text:p>
          </table:table-cell>
          <table:table-cell office:value-type="string" table:style-name="ce15">
            <text:p>9188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369555259999998" table:style-name="ce18">
            <text:p>-22,3695553</text:p>
          </table:table-cell>
          <table:table-cell office:value-type="float" office:value="-41.78450222" table:style-name="ce18">
            <text:p>-41,7845022</text:p>
          </table:table-cell>
          <table:table-cell office:value-type="float" office:value="6.8677999999999999" table:style-name="ce19">
            <text:p>06,8678</text:p>
          </table:table-cell>
          <table:table-cell office:value-type="float" office:value="5.6000000000000001E-2" table:style-name="ce20">
            <text:p>00,056</text:p>
          </table:table-cell>
          <table:table-cell office:value-type="float" office:value="-6.8117999999999999" table:formula="of:=[.H1033]-[.G1033]" table:style-name="ce21">
            <text:p>-6,81</text:p>
          </table:table-cell>
          <table:table-cell office:value-type="float" office:value="-6.7969999999999997" table:style-name="ce22">
            <text:p>-6,80</text:p>
          </table:table-cell>
          <table:table-cell office:value-type="float" office:value="4.7E-2" table:style-name="ce22">
            <text:p>0,05</text:p>
          </table:table-cell>
          <table:table-cell office:value-type="float" office:value="-1.4800000000000146E-2" table:formula="of:=[.I1033]-([.J1033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05U</text:p>
          </table:table-cell>
          <table:table-cell office:value-type="string" table:style-name="ce15">
            <text:p>9195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559603339999999" table:style-name="ce18">
            <text:p>-22,5596033</text:p>
          </table:table-cell>
          <table:table-cell office:value-type="float" office:value="-42.861609649999998" table:style-name="ce18">
            <text:p>-42,8616097</text:p>
          </table:table-cell>
          <table:table-cell office:value-type="float" office:value="12.102499999999999" table:style-name="ce19">
            <text:p>12,1025</text:p>
          </table:table-cell>
          <table:table-cell office:value-type="float" office:value="6.0830000000000002" table:style-name="ce20">
            <text:p>06,083</text:p>
          </table:table-cell>
          <table:table-cell office:value-type="float" office:value="-6.019499999999999" table:formula="of:=[.H1034]-[.G1034]" table:style-name="ce21">
            <text:p>-6,02</text:p>
          </table:table-cell>
          <table:table-cell office:value-type="float" office:value="-5.9420000000000002" table:style-name="ce22">
            <text:p>-5,94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-7.7499999999998792E-2" table:formula="of:=[.I1034]-([.J1034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33P</text:p>
          </table:table-cell>
          <table:table-cell office:value-type="string" table:style-name="ce15">
            <text:p>9195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1.92062409" table:style-name="ce18">
            <text:p>-21,9206241</text:p>
          </table:table-cell>
          <table:table-cell office:value-type="float" office:value="-42.157495560000001" table:style-name="ce18">
            <text:p>-42,1574956</text:p>
          </table:table-cell>
          <table:table-cell office:value-type="float" office:value="198.43340000000001" table:style-name="ce19">
            <text:p>198,4334</text:p>
          </table:table-cell>
          <table:table-cell office:value-type="float" office:value="192.048" table:style-name="ce20">
            <text:p>192,048</text:p>
          </table:table-cell>
          <table:table-cell office:value-type="float" office:value="-6.3854000000000042" table:formula="of:=[.H1035]-[.G1035]" table:style-name="ce21">
            <text:p>-6,39</text:p>
          </table:table-cell>
          <table:table-cell office:value-type="float" office:value="-6.3659999999999997" table:style-name="ce22">
            <text:p>-6,37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1.9400000000004525E-2" table:formula="of:=[.I1035]-([.J103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49X</text:p>
          </table:table-cell>
          <table:table-cell office:value-type="string" table:style-name="ce15">
            <text:p>9195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1.721919530000001" table:style-name="ce18">
            <text:p>-21,7219195</text:p>
          </table:table-cell>
          <table:table-cell office:value-type="float" office:value="-41.942215060000002" table:style-name="ce18">
            <text:p>-41,9422151</text:p>
          </table:table-cell>
          <table:table-cell office:value-type="float" office:value="87.156099999999995" table:style-name="ce19">
            <text:p>87,1561</text:p>
          </table:table-cell>
          <table:table-cell office:value-type="float" office:value="80.275000000000006" table:style-name="ce20">
            <text:p>80,275</text:p>
          </table:table-cell>
          <table:table-cell office:value-type="float" office:value="-6.8810999999999893" table:formula="of:=[.H1036]-[.G1036]" table:style-name="ce21">
            <text:p>-6,88</text:p>
          </table:table-cell>
          <table:table-cell office:value-type="float" office:value="-6.86" table:style-name="ce22">
            <text:p>-6,86</text:p>
          </table:table-cell>
          <table:table-cell office:value-type="float" office:value="6.3E-2" table:style-name="ce22">
            <text:p>0,06</text:p>
          </table:table-cell>
          <table:table-cell office:value-type="float" office:value="-2.1099999999989016E-2" table:formula="of:=[.I1036]-([.J103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01L</text:p>
          </table:table-cell>
          <table:table-cell office:value-type="string" table:style-name="ce15">
            <text:p>9195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1.653477219999999" table:style-name="ce18">
            <text:p>-21,6534772</text:p>
          </table:table-cell>
          <table:table-cell office:value-type="float" office:value="-41.740745169999997" table:style-name="ce18">
            <text:p>-41,7407452</text:p>
          </table:table-cell>
          <table:table-cell office:value-type="float" office:value="41.8142" table:style-name="ce19">
            <text:p>41,8142</text:p>
          </table:table-cell>
          <table:table-cell office:value-type="float" office:value="34.886000000000003" table:style-name="ce20">
            <text:p>34,886</text:p>
          </table:table-cell>
          <table:table-cell office:value-type="float" office:value="-6.9281999999999968" table:formula="of:=[.H1037]-[.G1037]" table:style-name="ce21">
            <text:p>-6,93</text:p>
          </table:table-cell>
          <table:table-cell office:value-type="float" office:value="-6.984" table:style-name="ce22">
            <text:p>-6,98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5.580000000000318E-2" table:formula="of:=[.I1037]-([.J1037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29D</text:p>
          </table:table-cell>
          <table:table-cell office:value-type="string" table:style-name="ce15">
            <text:p>9195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1.12679232" table:style-name="ce18">
            <text:p>-21,1267923</text:p>
          </table:table-cell>
          <table:table-cell office:value-type="float" office:value="-41.932014160000001" table:style-name="ce18">
            <text:p>-41,9320142</text:p>
          </table:table-cell>
          <table:table-cell office:value-type="float" office:value="144.98509999999999" table:style-name="ce19">
            <text:p>144,9851</text:p>
          </table:table-cell>
          <table:table-cell office:value-type="float" office:value="137.96600000000001" table:style-name="ce20">
            <text:p>137,966</text:p>
          </table:table-cell>
          <table:table-cell office:value-type="float" office:value="-7.0190999999999804" table:formula="of:=[.H1038]-[.G1038]" table:style-name="ce21">
            <text:p>-7,02</text:p>
          </table:table-cell>
          <table:table-cell office:value-type="float" office:value="-7.0350000000000001" table:style-name="ce22">
            <text:p>-7,04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1.5900000000019787E-2" table:formula="of:=[.I1038]-([.J1038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30F</text:p>
          </table:table-cell>
          <table:table-cell office:value-type="string" table:style-name="ce15">
            <text:p>9195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10192825" table:style-name="ce18">
            <text:p>-22,1019283</text:p>
          </table:table-cell>
          <table:table-cell office:value-type="float" office:value="-41.452183820000002" table:style-name="ce18">
            <text:p>-41,4521838</text:p>
          </table:table-cell>
          <table:table-cell office:value-type="float" office:value="8.3028999999999993" table:style-name="ce19">
            <text:p>08,3029</text:p>
          </table:table-cell>
          <table:table-cell office:value-type="float" office:value="1.52" table:style-name="ce20">
            <text:p>01,520</text:p>
          </table:table-cell>
          <table:table-cell office:value-type="float" office:value="-6.7828999999999997" table:formula="of:=[.H1039]-[.G1039]" table:style-name="ce21">
            <text:p>-6,78</text:p>
          </table:table-cell>
          <table:table-cell office:value-type="float" office:value="-6.7510000000000003" table:style-name="ce22">
            <text:p>-6,75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3.1899999999999373E-2" table:formula="of:=[.I1039]-([.J1039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48C</text:p>
          </table:table-cell>
          <table:table-cell office:value-type="string" table:style-name="ce15">
            <text:p>9195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013906259999999" table:style-name="ce18">
            <text:p>-22,0139063</text:p>
          </table:table-cell>
          <table:table-cell office:value-type="float" office:value="-40.997075840000001" table:style-name="ce18">
            <text:p>-40,9970758</text:p>
          </table:table-cell>
          <table:table-cell office:value-type="float" office:value="3.2158000000000002" table:style-name="ce19">
            <text:p>03,2158</text:p>
          </table:table-cell>
          <table:table-cell office:value-type="float" office:value="-2.8929999999999998" table:style-name="ce20">
            <text:p>-02,893</text:p>
          </table:table-cell>
          <table:table-cell office:value-type="float" office:value="-6.1088000000000005" table:formula="of:=[.H1040]-[.G1040]" table:style-name="ce21">
            <text:p>-6,11</text:p>
          </table:table-cell>
          <table:table-cell office:value-type="float" office:value="-6.2290000000000001" table:style-name="ce22">
            <text:p>-6,23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0.12019999999999964" table:formula="of:=[.I1040]-([.J1040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03P</text:p>
          </table:table-cell>
          <table:table-cell office:value-type="string" table:style-name="ce15">
            <text:p>9196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1.477358930000001" table:style-name="ce18">
            <text:p>-21,4773589</text:p>
          </table:table-cell>
          <table:table-cell office:value-type="float" office:value="-41.1138355" table:style-name="ce18">
            <text:p>-41,1138355</text:p>
          </table:table-cell>
          <table:table-cell office:value-type="float" office:value="9.8164999999999996" table:style-name="ce19">
            <text:p>09,8165</text:p>
          </table:table-cell>
          <table:table-cell office:value-type="float" office:value="2.9750000000000001" table:style-name="ce20">
            <text:p>02,975</text:p>
          </table:table-cell>
          <table:table-cell office:value-type="float" office:value="-6.8414999999999999" table:formula="of:=[.H1041]-[.G1041]" table:style-name="ce21">
            <text:p>-6,84</text:p>
          </table:table-cell>
          <table:table-cell office:value-type="float" office:value="-6.8140000000000001" table:style-name="ce22">
            <text:p>-6,81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2.7499999999999858E-2" table:formula="of:=[.I1041]-([.J1041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9G</text:p>
          </table:table-cell>
          <table:table-cell office:value-type="string" table:style-name="ce15">
            <text:p>9196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275926869999999" table:style-name="ce18">
            <text:p>-22,2759269</text:p>
          </table:table-cell>
          <table:table-cell office:value-type="float" office:value="-41.705810020000001" table:style-name="ce18">
            <text:p>-41,7058100</text:p>
          </table:table-cell>
          <table:table-cell office:value-type="float" office:value="9.7670999999999992" table:style-name="ce19">
            <text:p>09,7671</text:p>
          </table:table-cell>
          <table:table-cell office:value-type="float" office:value="2.9279999999999999" table:style-name="ce20">
            <text:p>02,928</text:p>
          </table:table-cell>
          <table:table-cell office:value-type="float" office:value="-6.8390999999999993" table:formula="of:=[.H1042]-[.G1042]" table:style-name="ce21">
            <text:p>-6,84</text:p>
          </table:table-cell>
          <table:table-cell office:value-type="float" office:value="-6.819" table:style-name="ce22">
            <text:p>-6,82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2.0099999999999341E-2" table:formula="of:=[.I1042]-([.J104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8N</text:p>
          </table:table-cell>
          <table:table-cell office:value-type="string" table:style-name="ce15">
            <text:p>9196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475803859999999" table:style-name="ce18">
            <text:p>-22,4758039</text:p>
          </table:table-cell>
          <table:table-cell office:value-type="float" office:value="-41.894438659999999" table:style-name="ce18">
            <text:p>-41,8944387</text:p>
          </table:table-cell>
          <table:table-cell office:value-type="float" office:value="8.4852000000000007" table:style-name="ce19">
            <text:p>08,4852</text:p>
          </table:table-cell>
          <table:table-cell office:value-type="float" office:value="1.6819999999999999" table:style-name="ce20">
            <text:p>01,682</text:p>
          </table:table-cell>
          <table:table-cell office:value-type="float" office:value="-6.8032000000000004" table:formula="of:=[.H1043]-[.G1043]" table:style-name="ce21">
            <text:p>-6,80</text:p>
          </table:table-cell>
          <table:table-cell office:value-type="float" office:value="-6.7380000000000004" table:style-name="ce22">
            <text:p>-6,74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6.5199999999999925E-2" table:formula="of:=[.I1043]-([.J1043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44P</text:p>
          </table:table-cell>
          <table:table-cell office:value-type="string" table:style-name="ce15">
            <text:p>9196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0823316" table:style-name="ce18">
            <text:p>-22,0823316</text:p>
          </table:table-cell>
          <table:table-cell office:value-type="float" office:value="-42.069531619999999" table:style-name="ce18">
            <text:p>-42,0695316</text:p>
          </table:table-cell>
          <table:table-cell office:value-type="float" office:value="694.50120000000004" table:style-name="ce19">
            <text:p>694,5012</text:p>
          </table:table-cell>
          <table:table-cell office:value-type="float" office:value="688.649" table:style-name="ce20">
            <text:p>688,649</text:p>
          </table:table-cell>
          <table:table-cell office:value-type="float" office:value="-5.8522000000000389" table:formula="of:=[.H1044]-[.G1044]" table:style-name="ce21">
            <text:p>-5,85</text:p>
          </table:table-cell>
          <table:table-cell office:value-type="float" office:value="-5.9210000000000003" table:style-name="ce22">
            <text:p>-5,92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6.8799999999961337E-2" table:formula="of:=[.I1044]-([.J1044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6S</text:p>
          </table:table-cell>
          <table:table-cell office:value-type="string" table:style-name="ce15">
            <text:p>9196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4662465" table:style-name="ce18">
            <text:p>-22,4662465</text:p>
          </table:table-cell>
          <table:table-cell office:value-type="float" office:value="-42.071700440000001" table:style-name="ce18">
            <text:p>-42,0717004</text:p>
          </table:table-cell>
          <table:table-cell office:value-type="float" office:value="17.5032" table:style-name="ce19">
            <text:p>17,5032</text:p>
          </table:table-cell>
          <table:table-cell office:value-type="float" office:value="10.943" table:style-name="ce20">
            <text:p>10,943</text:p>
          </table:table-cell>
          <table:table-cell office:value-type="float" office:value="-6.5602" table:formula="of:=[.H1045]-[.G1045]" table:style-name="ce21">
            <text:p>-6,56</text:p>
          </table:table-cell>
          <table:table-cell office:value-type="float" office:value="-6.4690000000000003" table:style-name="ce22">
            <text:p>-6,47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9.1199999999999726E-2" table:formula="of:=[.I1045]-([.J1045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3G</text:p>
          </table:table-cell>
          <table:table-cell office:value-type="string" table:style-name="ce15">
            <text:p>9196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85889290000001" table:style-name="ce18">
            <text:p>-22,8858893</text:p>
          </table:table-cell>
          <table:table-cell office:value-type="float" office:value="-42.476355179999999" table:style-name="ce18">
            <text:p>-42,4763552</text:p>
          </table:table-cell>
          <table:table-cell office:value-type="float" office:value="13.1881" table:style-name="ce19">
            <text:p>13,1881</text:p>
          </table:table-cell>
          <table:table-cell office:value-type="float" office:value="6.9580000000000002" table:style-name="ce20">
            <text:p>06,958</text:p>
          </table:table-cell>
          <table:table-cell office:value-type="float" office:value="-6.2301000000000002" table:formula="of:=[.H1046]-[.G1046]" table:style-name="ce21">
            <text:p>-6,23</text:p>
          </table:table-cell>
          <table:table-cell office:value-type="float" office:value="-6.24" table:style-name="ce22">
            <text:p>-6,24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9.9000000000000199E-3" table:formula="of:=[.I1046]-([.J1046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5H</text:p>
          </table:table-cell>
          <table:table-cell office:value-type="string" table:style-name="ce15">
            <text:p>9196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691795280000001" table:style-name="ce18">
            <text:p>-22,6917953</text:p>
          </table:table-cell>
          <table:table-cell office:value-type="float" office:value="-42.547008480000002" table:style-name="ce18">
            <text:p>-42,5470085</text:p>
          </table:table-cell>
          <table:table-cell office:value-type="float" office:value="52.104100000000003" table:style-name="ce19">
            <text:p>52,1041</text:p>
          </table:table-cell>
          <table:table-cell office:value-type="float" office:value="45.667000000000002" table:style-name="ce20">
            <text:p>45,667</text:p>
          </table:table-cell>
          <table:table-cell office:value-type="float" office:value="-6.4371000000000009" table:formula="of:=[.H1047]-[.G1047]" table:style-name="ce21">
            <text:p>-6,44</text:p>
          </table:table-cell>
          <table:table-cell office:value-type="float" office:value="-6.3959999999999999" table:style-name="ce22">
            <text:p>-6,40</text:p>
          </table:table-cell>
          <table:table-cell office:value-type="float" office:value="5.3999999999999999E-2" table:style-name="ce22">
            <text:p>0,05</text:p>
          </table:table-cell>
          <table:table-cell office:value-type="float" office:value="-4.1100000000001025E-2" table:formula="of:=[.I1047]-([.J1047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3U</text:p>
          </table:table-cell>
          <table:table-cell office:value-type="string" table:style-name="ce15">
            <text:p>9196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6548561" table:style-name="ce18">
            <text:p>-22,8654856</text:p>
          </table:table-cell>
          <table:table-cell office:value-type="float" office:value="-42.31523344" table:style-name="ce18">
            <text:p>-42,3152334</text:p>
          </table:table-cell>
          <table:table-cell office:value-type="float" office:value="17.614799999999999" table:style-name="ce19">
            <text:p>17,6148</text:p>
          </table:table-cell>
          <table:table-cell office:value-type="float" office:value="11.404999999999999" table:style-name="ce20">
            <text:p>11,405</text:p>
          </table:table-cell>
          <table:table-cell office:value-type="float" office:value="-6.2097999999999995" table:formula="of:=[.H1048]-[.G1048]" table:style-name="ce21">
            <text:p>-6,21</text:p>
          </table:table-cell>
          <table:table-cell office:value-type="float" office:value="-6.14" table:style-name="ce22">
            <text:p>-6,14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-6.9799999999999862E-2" table:formula="of:=[.I1048]-([.J1048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25Z</text:p>
          </table:table-cell>
          <table:table-cell office:value-type="string" table:style-name="ce15">
            <text:p>9196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519038290000001" table:style-name="ce18">
            <text:p>-22,5190383</text:p>
          </table:table-cell>
          <table:table-cell office:value-type="float" office:value="-42.342233010000001" table:style-name="ce18">
            <text:p>-42,3422330</text:p>
          </table:table-cell>
          <table:table-cell office:value-type="float" office:value="21.130600000000001" table:style-name="ce19">
            <text:p>21,1306</text:p>
          </table:table-cell>
          <table:table-cell office:value-type="float" office:value="14.911" table:style-name="ce20">
            <text:p>14,911</text:p>
          </table:table-cell>
          <table:table-cell office:value-type="float" office:value="-6.2196000000000016" table:formula="of:=[.H1049]-[.G1049]" table:style-name="ce21">
            <text:p>-6,22</text:p>
          </table:table-cell>
          <table:table-cell office:value-type="float" office:value="-6.1289999999999996" table:style-name="ce22">
            <text:p>-6,13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9.0600000000002012E-2" table:formula="of:=[.I1049]-([.J104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13A</text:p>
          </table:table-cell>
          <table:table-cell office:value-type="string" table:style-name="ce15">
            <text:p>9196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46985579999998" table:style-name="ce18">
            <text:p>-22,8469856</text:p>
          </table:table-cell>
          <table:table-cell office:value-type="float" office:value="-42.185809499999998" table:style-name="ce18">
            <text:p>-42,1858095</text:p>
          </table:table-cell>
          <table:table-cell office:value-type="float" office:value="6.1169000000000002" table:style-name="ce19">
            <text:p>06,1169</text:p>
          </table:table-cell>
          <table:table-cell office:value-type="float" office:value="-4.2000000000000003E-2" table:style-name="ce20">
            <text:p>-00,042</text:p>
          </table:table-cell>
          <table:table-cell office:value-type="float" office:value="-6.1589" table:formula="of:=[.H1050]-[.G1050]" table:style-name="ce21">
            <text:p>-6,16</text:p>
          </table:table-cell>
          <table:table-cell office:value-type="float" office:value="-6.0990000000000002" table:style-name="ce22">
            <text:p>-6,10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-5.9899999999999842E-2" table:formula="of:=[.I1050]-([.J1050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73D</text:p>
          </table:table-cell>
          <table:table-cell office:value-type="string" table:style-name="ce15">
            <text:p>9197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7744833" table:style-name="ce18">
            <text:p>-22,7744833</text:p>
          </table:table-cell>
          <table:table-cell office:value-type="float" office:value="-41.930550599999997" table:style-name="ce18">
            <text:p>-41,9305506</text:p>
          </table:table-cell>
          <table:table-cell office:value-type="float" office:value="2.8971" table:style-name="ce19">
            <text:p>02,8971</text:p>
          </table:table-cell>
          <table:table-cell office:value-type="float" office:value="-3.2789999999999999" table:style-name="ce20">
            <text:p>-03,279</text:p>
          </table:table-cell>
          <table:table-cell office:value-type="float" office:value="-6.1760999999999999" table:formula="of:=[.H1051]-[.G1051]" table:style-name="ce21">
            <text:p>-6,18</text:p>
          </table:table-cell>
          <table:table-cell office:value-type="float" office:value="-6.1470000000000002" table:style-name="ce22">
            <text:p>-6,15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-2.9099999999999682E-2" table:formula="of:=[.I1051]-([.J1051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36C</text:p>
          </table:table-cell>
          <table:table-cell office:value-type="string" table:style-name="ce15">
            <text:p>9295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64606939999999" table:style-name="ce18">
            <text:p>-22,9646069</text:p>
          </table:table-cell>
          <table:table-cell office:value-type="float" office:value="-42.869750199999999" table:style-name="ce18">
            <text:p>-42,8697502</text:p>
          </table:table-cell>
          <table:table-cell office:value-type="float" office:value="7.2390999999999996" table:style-name="ce19">
            <text:p>07,2391</text:p>
          </table:table-cell>
          <table:table-cell office:value-type="float" office:value="1.026" table:style-name="ce20">
            <text:p>01,026</text:p>
          </table:table-cell>
          <table:table-cell office:value-type="float" office:value="-6.2130999999999998" table:formula="of:=[.H1052]-[.G1052]" table:style-name="ce21">
            <text:p>-6,21</text:p>
          </table:table-cell>
          <table:table-cell office:value-type="float" office:value="-6.2370000000000001" table:style-name="ce22">
            <text:p>-6,24</text:p>
          </table:table-cell>
          <table:table-cell office:value-type="float" office:value="0.05" table:style-name="ce22">
            <text:p>0,05</text:p>
          </table:table-cell>
          <table:table-cell office:value-type="float" office:value="2.3900000000000254E-2" table:formula="of:=[.I1052]-([.J105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38X</text:p>
          </table:table-cell>
          <table:table-cell office:value-type="string" table:style-name="ce15">
            <text:p>9295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6651537" table:style-name="ce18">
            <text:p>-22,9665154</text:p>
          </table:table-cell>
          <table:table-cell office:value-type="float" office:value="-43.047473349999997" table:style-name="ce18">
            <text:p>-43,0474734</text:p>
          </table:table-cell>
          <table:table-cell office:value-type="float" office:value="8.2768999999999995" table:style-name="ce19">
            <text:p>08,2769</text:p>
          </table:table-cell>
          <table:table-cell office:value-type="float" office:value="2.2010000000000001" table:style-name="ce20">
            <text:p>02,201</text:p>
          </table:table-cell>
          <table:table-cell office:value-type="float" office:value="-6.075899999999999" table:formula="of:=[.H1053]-[.G1053]" table:style-name="ce21">
            <text:p>-6,08</text:p>
          </table:table-cell>
          <table:table-cell office:value-type="float" office:value="-6.1159999999999997" table:style-name="ce22">
            <text:p>-6,12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4.0100000000000691E-2" table:formula="of:=[.I1053]-([.J1053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36X</text:p>
          </table:table-cell>
          <table:table-cell office:value-type="string" table:style-name="ce15">
            <text:p>9295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54825580000001" table:style-name="ce18">
            <text:p>-22,9548256</text:p>
          </table:table-cell>
          <table:table-cell office:value-type="float" office:value="-42.70280777" table:style-name="ce18">
            <text:p>-42,7028078</text:p>
          </table:table-cell>
          <table:table-cell office:value-type="float" office:value="4.2173999999999996" table:style-name="ce19">
            <text:p>04,2174</text:p>
          </table:table-cell>
          <table:table-cell office:value-type="float" office:value="-1.9750000000000001" table:style-name="ce20">
            <text:p>-01,975</text:p>
          </table:table-cell>
          <table:table-cell office:value-type="float" office:value="-6.1923999999999992" table:formula="of:=[.H1054]-[.G1054]" table:style-name="ce21">
            <text:p>-6,19</text:p>
          </table:table-cell>
          <table:table-cell office:value-type="float" office:value="-6.24" table:style-name="ce22">
            <text:p>-6,24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4.7600000000000975E-2" table:formula="of:=[.I1054]-([.J1054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33X</text:p>
          </table:table-cell>
          <table:table-cell office:value-type="string" table:style-name="ce15">
            <text:p>9295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34685770000002" table:style-name="ce18">
            <text:p>-22,9346858</text:p>
          </table:table-cell>
          <table:table-cell office:value-type="float" office:value="-42.623889810000001" table:style-name="ce18">
            <text:p>-42,6238898</text:p>
          </table:table-cell>
          <table:table-cell office:value-type="float" office:value="6.1916000000000002" table:style-name="ce19">
            <text:p>06,1916</text:p>
          </table:table-cell>
          <table:table-cell office:value-type="float" office:value="4.3999999999999997E-2" table:style-name="ce20">
            <text:p>00,044</text:p>
          </table:table-cell>
          <table:table-cell office:value-type="float" office:value="-6.1476000000000006" table:formula="of:=[.H1055]-[.G1055]" table:style-name="ce21">
            <text:p>-6,15</text:p>
          </table:table-cell>
          <table:table-cell office:value-type="float" office:value="-6.133" table:style-name="ce22">
            <text:p>-6,13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-1.4600000000000612E-2" table:formula="of:=[.I1055]-([.J1055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37F</text:p>
          </table:table-cell>
          <table:table-cell office:value-type="string" table:style-name="ce15">
            <text:p>9295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69065069999999" table:style-name="ce18">
            <text:p>-22,9690651</text:p>
          </table:table-cell>
          <table:table-cell office:value-type="float" office:value="-42.983394500000003" table:style-name="ce18">
            <text:p>-42,9833945</text:p>
          </table:table-cell>
          <table:table-cell office:value-type="float" office:value="7.6703999999999999" table:style-name="ce19">
            <text:p>07,6704</text:p>
          </table:table-cell>
          <table:table-cell office:value-type="float" office:value="1.5289999999999999" table:style-name="ce20">
            <text:p>01,529</text:p>
          </table:table-cell>
          <table:table-cell office:value-type="float" office:value="-6.1414" table:formula="of:=[.H1056]-[.G1056]" table:style-name="ce21">
            <text:p>-6,14</text:p>
          </table:table-cell>
          <table:table-cell office:value-type="float" office:value="-6.2050000000000001" table:style-name="ce22">
            <text:p>-6,21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6.3600000000000101E-2" table:formula="of:=[.I1056]-([.J1056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33L</text:p>
          </table:table-cell>
          <table:table-cell office:value-type="string" table:style-name="ce15">
            <text:p>9296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33251779999999" table:style-name="ce18">
            <text:p>-22,9332518</text:p>
          </table:table-cell>
          <table:table-cell office:value-type="float" office:value="-42.507198150000001" table:style-name="ce18">
            <text:p>-42,5071982</text:p>
          </table:table-cell>
          <table:table-cell office:value-type="float" office:value="7.0662000000000003" table:style-name="ce19">
            <text:p>07,0662</text:p>
          </table:table-cell>
          <table:table-cell office:value-type="float" office:value="0.93200000000000005" table:style-name="ce20">
            <text:p>00,932</text:p>
          </table:table-cell>
          <table:table-cell office:value-type="float" office:value="-6.1341999999999999" table:formula="of:=[.H1057]-[.G1057]" table:style-name="ce21">
            <text:p>-6,13</text:p>
          </table:table-cell>
          <table:table-cell office:value-type="float" office:value="-6.17" table:style-name="ce22">
            <text:p>-6,17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3.5800000000000054E-2" table:formula="of:=[.I1057]-([.J105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32B</text:p>
          </table:table-cell>
          <table:table-cell office:value-type="string" table:style-name="ce15">
            <text:p>9296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34489370000001" table:style-name="ce18">
            <text:p>-22,9344894</text:p>
          </table:table-cell>
          <table:table-cell office:value-type="float" office:value="-42.368270590000002" table:style-name="ce18">
            <text:p>-42,3682706</text:p>
          </table:table-cell>
          <table:table-cell office:value-type="float" office:value="7.5247999999999999" table:style-name="ce19">
            <text:p>07,5248</text:p>
          </table:table-cell>
          <table:table-cell office:value-type="float" office:value="1.49" table:style-name="ce20">
            <text:p>01,490</text:p>
          </table:table-cell>
          <table:table-cell office:value-type="float" office:value="-6.0347999999999997" table:formula="of:=[.H1058]-[.G1058]" table:style-name="ce21">
            <text:p>-6,03</text:p>
          </table:table-cell>
          <table:table-cell office:value-type="float" office:value="-6.0579999999999998" table:style-name="ce22">
            <text:p>-6,06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2.3200000000000109E-2" table:formula="of:=[.I1058]-([.J1058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36N</text:p>
          </table:table-cell>
          <table:table-cell office:value-type="string" table:style-name="ce15">
            <text:p>9296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56413850000001" table:style-name="ce18">
            <text:p>-22,9564139</text:p>
          </table:table-cell>
          <table:table-cell office:value-type="float" office:value="-42.780477419999997" table:style-name="ce18">
            <text:p>-42,7804774</text:p>
          </table:table-cell>
          <table:table-cell office:value-type="float" office:value="2.6057000000000001" table:style-name="ce19">
            <text:p>02,6057</text:p>
          </table:table-cell>
          <table:table-cell office:value-type="float" office:value="-3.629" table:style-name="ce20">
            <text:p>-03,629</text:p>
          </table:table-cell>
          <table:table-cell office:value-type="float" office:value="-6.2347000000000001" table:formula="of:=[.H1059]-[.G1059]" table:style-name="ce21">
            <text:p>-6,23</text:p>
          </table:table-cell>
          <table:table-cell office:value-type="float" office:value="-6.2549999999999999" table:style-name="ce22">
            <text:p>-6,26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2.0299999999999763E-2" table:formula="of:=[.I1059]-([.J1059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91R</text:p>
          </table:table-cell>
          <table:table-cell office:value-type="string" table:style-name="ce15">
            <text:p>9296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56536550000001" table:style-name="ce18">
            <text:p>-22,8565366</text:p>
          </table:table-cell>
          <table:table-cell office:value-type="float" office:value="-43.103041859999998" table:style-name="ce18">
            <text:p>-43,1030419</text:p>
          </table:table-cell>
          <table:table-cell office:value-type="float" office:value="2.8454000000000002" table:style-name="ce19">
            <text:p>02,8454</text:p>
          </table:table-cell>
          <table:table-cell office:value-type="float" office:value="-3.3479999999999999" table:style-name="ce20">
            <text:p>-03,348</text:p>
          </table:table-cell>
          <table:table-cell office:value-type="float" office:value="-6.1934000000000005" table:formula="of:=[.H1060]-[.G1060]" table:style-name="ce21">
            <text:p>-6,19</text:p>
          </table:table-cell>
          <table:table-cell office:value-type="float" office:value="-6.1680000000000001" table:style-name="ce22">
            <text:p>-6,17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-2.5400000000000311E-2" table:formula="of:=[.I1060]-([.J106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9U</text:p>
          </table:table-cell>
          <table:table-cell office:value-type="string" table:style-name="ce15">
            <text:p>9296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301715" table:style-name="ce18">
            <text:p>-22,9301715</text:p>
          </table:table-cell>
          <table:table-cell office:value-type="float" office:value="-42.228517850000003" table:style-name="ce18">
            <text:p>-42,2285179</text:p>
          </table:table-cell>
          <table:table-cell office:value-type="float" office:value="7.6482999999999999" table:style-name="ce19">
            <text:p>07,6483</text:p>
          </table:table-cell>
          <table:table-cell office:value-type="float" office:value="1.712" table:style-name="ce20">
            <text:p>01,712</text:p>
          </table:table-cell>
          <table:table-cell office:value-type="float" office:value="-5.9363000000000001" table:formula="of:=[.H1061]-[.G1061]" table:style-name="ce21">
            <text:p>-5,94</text:p>
          </table:table-cell>
          <table:table-cell office:value-type="float" office:value="-5.9870000000000001" table:style-name="ce22">
            <text:p>-5,99</text:p>
          </table:table-cell>
          <table:table-cell office:value-type="float" office:value="0.05" table:style-name="ce22">
            <text:p>0,05</text:p>
          </table:table-cell>
          <table:table-cell office:value-type="float" office:value="5.0699999999999967E-2" table:formula="of:=[.I1061]-([.J1061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9J</text:p>
          </table:table-cell>
          <table:table-cell office:value-type="string" table:style-name="ce15">
            <text:p>9296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44042679999999" table:style-name="ce18">
            <text:p>-22,9440427</text:p>
          </table:table-cell>
          <table:table-cell office:value-type="float" office:value="-42.126652370000002" table:style-name="ce18">
            <text:p>-42,1266524</text:p>
          </table:table-cell>
          <table:table-cell office:value-type="float" office:value="3.2193000000000001" table:style-name="ce19">
            <text:p>03,2193</text:p>
          </table:table-cell>
          <table:table-cell office:value-type="float" office:value="-2.637" table:style-name="ce20">
            <text:p>-02,637</text:p>
          </table:table-cell>
          <table:table-cell office:value-type="float" office:value="-5.8563000000000001" table:formula="of:=[.H1062]-[.G1062]" table:style-name="ce21">
            <text:p>-5,86</text:p>
          </table:table-cell>
          <table:table-cell office:value-type="float" office:value="-5.8959999999999999" table:style-name="ce22">
            <text:p>-5,90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3.9699999999999847E-2" table:formula="of:=[.I1062]-([.J1062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4L</text:p>
          </table:table-cell>
          <table:table-cell office:value-type="string" table:style-name="ce15">
            <text:p>9351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8314304" table:style-name="ce18">
            <text:p>-22,8831430</text:p>
          </table:table-cell>
          <table:table-cell office:value-type="float" office:value="-43.134728879999997" table:style-name="ce18">
            <text:p>-43,1347289</text:p>
          </table:table-cell>
          <table:table-cell office:value-type="float" office:value="1.9167000000000001" table:style-name="ce19">
            <text:p>01,9167</text:p>
          </table:table-cell>
          <table:table-cell office:value-type="float" office:value="-4.2190000000000003" table:style-name="ce20">
            <text:p>-04,219</text:p>
          </table:table-cell>
          <table:table-cell office:value-type="float" office:value="-6.1356999999999999" table:formula="of:=[.H1063]-[.G1063]" table:style-name="ce21">
            <text:p>-6,14</text:p>
          </table:table-cell>
          <table:table-cell office:value-type="float" office:value="-6.14" table:style-name="ce22">
            <text:p>-6,14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4.2999999999997485E-3" table:formula="of:=[.I1063]-([.J106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022D</text:p>
          </table:table-cell>
          <table:table-cell office:value-type="string" table:style-name="ce15">
            <text:p>9351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389115239999999" table:style-name="ce18">
            <text:p>-22,3891152</text:p>
          </table:table-cell>
          <table:table-cell office:value-type="float" office:value="-41.770680319999997" table:style-name="ce18">
            <text:p>-41,7706803</text:p>
          </table:table-cell>
          <table:table-cell office:value-type="float" office:value="5.5568999999999997" table:style-name="ce19">
            <text:p>05,5569</text:p>
          </table:table-cell>
          <table:table-cell office:value-type="float" office:value="-1.2150000000000001" table:style-name="ce20">
            <text:p>-01,215</text:p>
          </table:table-cell>
          <table:table-cell office:value-type="float" office:value="-6.7718999999999996" table:formula="of:=[.H1064]-[.G1064]" table:style-name="ce21">
            <text:p>-6,77</text:p>
          </table:table-cell>
          <table:table-cell office:value-type="float" office:value="-6.7939999999999996" table:style-name="ce22">
            <text:p>-6,79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2.2100000000000009E-2" table:formula="of:=[.I1064]-([.J1064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4G</text:p>
          </table:table-cell>
          <table:table-cell office:value-type="string" table:style-name="ce15">
            <text:p>9368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389012690000001" table:style-name="ce18">
            <text:p>-22,3890127</text:p>
          </table:table-cell>
          <table:table-cell office:value-type="float" office:value="-41.770786350000002" table:style-name="ce18">
            <text:p>-41,7707864</text:p>
          </table:table-cell>
          <table:table-cell office:value-type="float" office:value="5.5835999999999997" table:style-name="ce19">
            <text:p>05,5836</text:p>
          </table:table-cell>
          <table:table-cell office:value-type="float" office:value="-1.196" table:style-name="ce20">
            <text:p>-01,196</text:p>
          </table:table-cell>
          <table:table-cell office:value-type="float" office:value="-6.7795999999999994" table:formula="of:=[.H1065]-[.G1065]" table:style-name="ce21">
            <text:p>-6,78</text:p>
          </table:table-cell>
          <table:table-cell office:value-type="float" office:value="-6.7939999999999996" table:style-name="ce22">
            <text:p>-6,79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1.440000000000019E-2" table:formula="of:=[.I1065]-([.J1065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022E</text:p>
          </table:table-cell>
          <table:table-cell office:value-type="string" table:style-name="ce15">
            <text:p>9369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38684361" table:style-name="ce18">
            <text:p>-22,3868436</text:p>
          </table:table-cell>
          <table:table-cell office:value-type="float" office:value="-41.769394779999999" table:style-name="ce18">
            <text:p>-41,7693948</text:p>
          </table:table-cell>
          <table:table-cell office:value-type="float" office:value="4.7557" table:style-name="ce19">
            <text:p>04,7557</text:p>
          </table:table-cell>
          <table:table-cell office:value-type="float" office:value="-2.036" table:style-name="ce20">
            <text:p>-02,036</text:p>
          </table:table-cell>
          <table:table-cell office:value-type="float" office:value="-6.7917000000000005" table:formula="of:=[.H1066]-[.G1066]" table:style-name="ce21">
            <text:p>-6,79</text:p>
          </table:table-cell>
          <table:table-cell office:value-type="float" office:value="-6.7910000000000004" table:style-name="ce22">
            <text:p>-6,79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-7.0000000000014495E-4" table:formula="of:=[.I1066]-([.J106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99C</text:p>
          </table:table-cell>
          <table:table-cell office:value-type="string" table:style-name="ce15">
            <text:p>9391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46571239999999" table:style-name="ce18">
            <text:p>-22,8465712</text:p>
          </table:table-cell>
          <table:table-cell office:value-type="float" office:value="-43.236432270000002" table:style-name="ce18">
            <text:p>-43,2364323</text:p>
          </table:table-cell>
          <table:table-cell office:value-type="float" office:value="5.5224000000000002" table:style-name="ce19">
            <text:p>05,5224</text:p>
          </table:table-cell>
          <table:table-cell office:value-type="float" office:value="-0.54900000000000004" table:style-name="ce20">
            <text:p>-00,549</text:p>
          </table:table-cell>
          <table:table-cell office:value-type="float" office:value="-6.0714000000000006" table:formula="of:=[.H1067]-[.G1067]" table:style-name="ce21">
            <text:p>-6,07</text:p>
          </table:table-cell>
          <table:table-cell office:value-type="float" office:value="-6.0090000000000003" table:style-name="ce22">
            <text:p>-6,01</text:p>
          </table:table-cell>
          <table:table-cell office:value-type="float" office:value="0.05" table:style-name="ce22">
            <text:p>0,05</text:p>
          </table:table-cell>
          <table:table-cell office:value-type="float" office:value="-6.2400000000000233E-2" table:formula="of:=[.I1067]-([.J1067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00T</text:p>
          </table:table-cell>
          <table:table-cell office:value-type="string" table:style-name="ce15">
            <text:p>9391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23679420000001" table:style-name="ce18">
            <text:p>-22,8236794</text:p>
          </table:table-cell>
          <table:table-cell office:value-type="float" office:value="-43.231536040000002" table:style-name="ce18">
            <text:p>-43,2315360</text:p>
          </table:table-cell>
          <table:table-cell office:value-type="float" office:value="4.2861000000000002" table:style-name="ce19">
            <text:p>04,2861</text:p>
          </table:table-cell>
          <table:table-cell office:value-type="float" office:value="-1.784" table:style-name="ce20">
            <text:p>-01,784</text:p>
          </table:table-cell>
          <table:table-cell office:value-type="float" office:value="-6.0701000000000001" table:formula="of:=[.H1068]-[.G1068]" table:style-name="ce21">
            <text:p>-6,07</text:p>
          </table:table-cell>
          <table:table-cell office:value-type="float" office:value="-6.0229999999999997" table:style-name="ce22">
            <text:p>-6,02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-4.7100000000000364E-2" table:formula="of:=[.I1068]-([.J1068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06U</text:p>
          </table:table-cell>
          <table:table-cell office:value-type="string" table:style-name="ce15">
            <text:p>9395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645608719999998" table:style-name="ce18">
            <text:p>-22,6456087</text:p>
          </table:table-cell>
          <table:table-cell office:value-type="float" office:value="-43.070193089999997" table:style-name="ce18">
            <text:p>-43,0701931</text:p>
          </table:table-cell>
          <table:table-cell office:value-type="float" office:value="5.6429999999999998" table:style-name="ce19">
            <text:p>05,6430</text:p>
          </table:table-cell>
          <table:table-cell office:value-type="float" office:value="-0.311" table:style-name="ce20">
            <text:p>-00,311</text:p>
          </table:table-cell>
          <table:table-cell office:value-type="float" office:value="-5.9539999999999997" table:formula="of:=[.H1069]-[.G1069]" table:style-name="ce21">
            <text:p>-5,95</text:p>
          </table:table-cell>
          <table:table-cell office:value-type="float" office:value="-5.8710000000000004" table:style-name="ce22">
            <text:p>-5,87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-8.2999999999999297E-2" table:formula="of:=[.I1069]-([.J1069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10B</text:p>
          </table:table-cell>
          <table:table-cell office:value-type="string" table:style-name="ce15">
            <text:p>9396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1.200395409999999" table:style-name="ce18">
            <text:p>-21,2003954</text:p>
          </table:table-cell>
          <table:table-cell office:value-type="float" office:value="-41.71592733" table:style-name="ce18">
            <text:p>-41,7159273</text:p>
          </table:table-cell>
          <table:table-cell office:value-type="float" office:value="140.90649999999999" table:style-name="ce19">
            <text:p>140,9065</text:p>
          </table:table-cell>
          <table:table-cell office:value-type="float" office:value="133.87200000000001" table:style-name="ce20">
            <text:p>133,872</text:p>
          </table:table-cell>
          <table:table-cell office:value-type="float" office:value="-7.03449999999998" table:formula="of:=[.H1070]-[.G1070]" table:style-name="ce21">
            <text:p>-7,03</text:p>
          </table:table-cell>
          <table:table-cell office:value-type="float" office:value="-7.0010000000000003" table:style-name="ce22">
            <text:p>-7,00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3.3499999999979657E-2" table:formula="of:=[.I1070]-([.J107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91B</text:p>
          </table:table-cell>
          <table:table-cell office:value-type="string" table:style-name="ce15">
            <text:p>9396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77151624" table:style-name="ce18">
            <text:p>-22,7715162</text:p>
          </table:table-cell>
          <table:table-cell office:value-type="float" office:value="-42.928534089999999" table:style-name="ce18">
            <text:p>-42,9285341</text:p>
          </table:table-cell>
          <table:table-cell office:value-type="float" office:value="17.2394" table:style-name="ce19">
            <text:p>17,2394</text:p>
          </table:table-cell>
          <table:table-cell office:value-type="float" office:value="10.816000000000001" table:style-name="ce20">
            <text:p>10,816</text:p>
          </table:table-cell>
          <table:table-cell office:value-type="float" office:value="-6.4233999999999991" table:formula="of:=[.H1071]-[.G1071]" table:style-name="ce21">
            <text:p>-6,42</text:p>
          </table:table-cell>
          <table:table-cell office:value-type="float" office:value="-6.3680000000000003" table:style-name="ce22">
            <text:p>-6,37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-5.5399999999998784E-2" table:formula="of:=[.I1071]-([.J1071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835G</text:p>
          </table:table-cell>
          <table:table-cell office:value-type="string" table:style-name="ce27">
            <text:p>93968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RJ</text:p>
          </table:table-cell>
          <table:table-cell office:value-type="float" office:value="-22.244916400000001" table:style-name="ce30">
            <text:p>-22,2449164</text:p>
          </table:table-cell>
          <table:table-cell office:value-type="float" office:value="-42.915965929999999" table:style-name="ce30">
            <text:p>-42,9159659</text:p>
          </table:table-cell>
          <table:table-cell office:value-type="float" office:value="712.87990000000002" table:style-name="ce31">
            <text:p>712,8799</text:p>
          </table:table-cell>
          <table:table-cell office:value-type="float" office:value="708.38" table:style-name="ce32">
            <text:p>708,380</text:p>
          </table:table-cell>
          <table:table-cell office:value-type="float" office:value="-4.4999000000000251" table:formula="of:=[.H1072]-[.G1072]" table:style-name="ce33">
            <text:p>-4,50</text:p>
          </table:table-cell>
          <table:table-cell office:value-type="float" office:value="-4.6260000000000003" table:style-name="ce33">
            <text:p>-4,63</text:p>
          </table:table-cell>
          <table:table-cell office:value-type="float" office:value="6.2E-2" table:style-name="ce33">
            <text:p>0,06</text:p>
          </table:table-cell>
          <table:table-cell office:value-type="float" office:value="0.12609999999997523" table:formula="of:=[.I1072]-([.J1072])" table:style-name="ce3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7D</text:p>
          </table:table-cell>
          <table:table-cell office:value-type="string" table:style-name="ce15">
            <text:p>9604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496482530000002" table:style-name="ce18">
            <text:p>-22,4964825</text:p>
          </table:table-cell>
          <table:table-cell office:value-type="float" office:value="-44.660513440000003" table:style-name="ce18">
            <text:p>-44,6605134</text:p>
          </table:table-cell>
          <table:table-cell office:value-type="float" office:value="465.96530000000001" table:style-name="ce19">
            <text:p>465,9653</text:p>
          </table:table-cell>
          <table:table-cell office:value-type="float" office:value="462.577" table:style-name="ce20">
            <text:p>462,577</text:p>
          </table:table-cell>
          <table:table-cell office:value-type="float" office:value="-3.3883000000000152" table:formula="of:=[.H1073]-[.G1073]" table:style-name="ce21">
            <text:p>-3,39</text:p>
          </table:table-cell>
          <table:table-cell office:value-type="float" office:value="-3.3879999999999999" table:style-name="ce22">
            <text:p>-3,39</text:p>
          </table:table-cell>
          <table:table-cell office:value-type="float" office:value="5.5E-2" table:style-name="ce22">
            <text:p>0,06</text:p>
          </table:table-cell>
          <table:table-cell office:value-type="float" office:value="-3.0000000001528804E-4" table:formula="of:=[.I1073]-([.J107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4X</text:p>
          </table:table-cell>
          <table:table-cell office:value-type="string" table:style-name="ce15">
            <text:p>9609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22359140000001" table:style-name="ce18">
            <text:p>-22,9223591</text:p>
          </table:table-cell>
          <table:table-cell office:value-type="float" office:value="-43.094750240000003" table:style-name="ce18">
            <text:p>-43,0947502</text:p>
          </table:table-cell>
          <table:table-cell office:value-type="float" office:value="4.4722999999999997" table:style-name="ce19">
            <text:p>04,4723</text:p>
          </table:table-cell>
          <table:table-cell office:value-type="float" office:value="-1.641" table:style-name="ce20">
            <text:p>-01,641</text:p>
          </table:table-cell>
          <table:table-cell office:value-type="float" office:value="-6.1132999999999997" table:formula="of:=[.H1074]-[.G1074]" table:style-name="ce21">
            <text:p>-6,11</text:p>
          </table:table-cell>
          <table:table-cell office:value-type="float" office:value="-6.1280000000000001" table:style-name="ce22">
            <text:p>-6,13</text:p>
          </table:table-cell>
          <table:table-cell office:value-type="float" office:value="4.7E-2" table:style-name="ce22">
            <text:p>0,05</text:p>
          </table:table-cell>
          <table:table-cell office:value-type="float" office:value="1.4700000000000379E-2" table:formula="of:=[.I1074]-([.J107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025C</text:p>
          </table:table-cell>
          <table:table-cell office:value-type="string" table:style-name="ce27">
            <text:p>96126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RJ</text:p>
          </table:table-cell>
          <table:table-cell office:value-type="float" office:value="-21.493041550000001" table:style-name="ce30">
            <text:p>-21,4930416</text:p>
          </table:table-cell>
          <table:table-cell office:value-type="float" office:value="-41.61461517" table:style-name="ce30">
            <text:p>-41,6146152</text:p>
          </table:table-cell>
          <table:table-cell office:value-type="float" office:value="22.889700000000001" table:style-name="ce31">
            <text:p>22,8897</text:p>
          </table:table-cell>
          <table:table-cell office:value-type="float" office:value="15.567" table:style-name="ce32">
            <text:p>15,567</text:p>
          </table:table-cell>
          <table:table-cell office:value-type="float" office:value="-7.3227000000000011" table:formula="of:=[.H1075]-[.G1075]" table:style-name="ce33">
            <text:p>-7,32</text:p>
          </table:table-cell>
          <table:table-cell office:value-type="float" office:value="-7.18" table:style-name="ce33">
            <text:p>-7,18</text:p>
          </table:table-cell>
          <table:table-cell office:value-type="float" office:value="6.3E-2" table:style-name="ce33">
            <text:p>0,06</text:p>
          </table:table-cell>
          <table:table-cell office:value-type="float" office:value="-0.14270000000000138" table:formula="of:=[.I1075]-([.J1075])" table:style-name="ce33">
            <text:p>-0,1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0E</text:p>
          </table:table-cell>
          <table:table-cell office:value-type="string" table:style-name="ce15">
            <text:p>9615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26772459999999" table:style-name="ce18">
            <text:p>-22,9267725</text:p>
          </table:table-cell>
          <table:table-cell office:value-type="float" office:value="-42.924031540000001" table:style-name="ce18">
            <text:p>-42,9240315</text:p>
          </table:table-cell>
          <table:table-cell office:value-type="float" office:value="14.820399999999999" table:style-name="ce19">
            <text:p>14,8204</text:p>
          </table:table-cell>
          <table:table-cell office:value-type="float" office:value="8.5830000000000002" table:style-name="ce20">
            <text:p>08,583</text:p>
          </table:table-cell>
          <table:table-cell office:value-type="float" office:value="-6.2373999999999992" table:formula="of:=[.H1076]-[.G1076]" table:style-name="ce21">
            <text:p>-6,24</text:p>
          </table:table-cell>
          <table:table-cell office:value-type="float" office:value="-6.2859999999999996" table:style-name="ce22">
            <text:p>-6,29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4.8600000000000421E-2" table:formula="of:=[.I1076]-([.J1076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008S</text:p>
          </table:table-cell>
          <table:table-cell office:value-type="string" table:style-name="ce15">
            <text:p>9616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05779390000001" table:style-name="ce18">
            <text:p>-22,8057794</text:p>
          </table:table-cell>
          <table:table-cell office:value-type="float" office:value="-42.981075660000002" table:style-name="ce18">
            <text:p>-42,9810757</text:p>
          </table:table-cell>
          <table:table-cell office:value-type="float" office:value="28.161799999999999" table:style-name="ce19">
            <text:p>28,1618</text:p>
          </table:table-cell>
          <table:table-cell office:value-type="float" office:value="21.774000000000001" table:style-name="ce20">
            <text:p>21,774</text:p>
          </table:table-cell>
          <table:table-cell office:value-type="float" office:value="-6.3877999999999986" table:formula="of:=[.H1077]-[.G1077]" table:style-name="ce21">
            <text:p>-6,39</text:p>
          </table:table-cell>
          <table:table-cell office:value-type="float" office:value="-6.335" table:style-name="ce22">
            <text:p>-6,34</text:p>
          </table:table-cell>
          <table:table-cell office:value-type="float" office:value="4.7E-2" table:style-name="ce22">
            <text:p>0,05</text:p>
          </table:table-cell>
          <table:table-cell office:value-type="float" office:value="-5.2799999999998626E-2" table:formula="of:=[.I1077]-([.J1077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86M</text:p>
          </table:table-cell>
          <table:table-cell office:value-type="string" table:style-name="ce15">
            <text:p>9618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385480569999999" table:style-name="ce18">
            <text:p>-22,3854806</text:p>
          </table:table-cell>
          <table:table-cell office:value-type="float" office:value="-41.770750100000001" table:style-name="ce18">
            <text:p>-41,7707501</text:p>
          </table:table-cell>
          <table:table-cell office:value-type="float" office:value="2.8999000000000001" table:style-name="ce19">
            <text:p>02,8999</text:p>
          </table:table-cell>
          <table:table-cell office:value-type="float" office:value="-3.8849999999999998" table:style-name="ce20">
            <text:p>-03,885</text:p>
          </table:table-cell>
          <table:table-cell office:value-type="float" office:value="-6.7849000000000004" table:formula="of:=[.H1078]-[.G1078]" table:style-name="ce21">
            <text:p>-6,78</text:p>
          </table:table-cell>
          <table:table-cell office:value-type="float" office:value="-6.7919999999999998" table:style-name="ce22">
            <text:p>-6,79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7.0999999999994401E-3" table:formula="of:=[.I1078]-([.J1078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86U</text:p>
          </table:table-cell>
          <table:table-cell office:value-type="string" table:style-name="ce15">
            <text:p>9618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38589623" table:style-name="ce18">
            <text:p>-22,3858962</text:p>
          </table:table-cell>
          <table:table-cell office:value-type="float" office:value="-41.7695291" table:style-name="ce18">
            <text:p>-41,7695291</text:p>
          </table:table-cell>
          <table:table-cell office:value-type="float" office:value="3.3883999999999999" table:style-name="ce19">
            <text:p>03,3884</text:p>
          </table:table-cell>
          <table:table-cell office:value-type="float" office:value="-3.4079999999999999" table:style-name="ce20">
            <text:p>-03,408</text:p>
          </table:table-cell>
          <table:table-cell office:value-type="float" office:value="-6.7964000000000002" table:formula="of:=[.H1079]-[.G1079]" table:style-name="ce21">
            <text:p>-6,80</text:p>
          </table:table-cell>
          <table:table-cell office:value-type="float" office:value="-6.7910000000000004" table:style-name="ce22">
            <text:p>-6,79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-5.3999999999998494E-3" table:formula="of:=[.I1079]-([.J107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28P</text:p>
          </table:table-cell>
          <table:table-cell office:value-type="string" table:style-name="ce15">
            <text:p>9618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385756560000001" table:style-name="ce18">
            <text:p>-22,3857566</text:p>
          </table:table-cell>
          <table:table-cell office:value-type="float" office:value="-41.769438110000003" table:style-name="ce18">
            <text:p>-41,7694381</text:p>
          </table:table-cell>
          <table:table-cell office:value-type="float" office:value="3.2795000000000001" table:style-name="ce19">
            <text:p>03,2795</text:p>
          </table:table-cell>
          <table:table-cell office:value-type="float" office:value="-3.5169999999999999" table:style-name="ce20">
            <text:p>-03,517</text:p>
          </table:table-cell>
          <table:table-cell office:value-type="float" office:value="-6.7965" table:formula="of:=[.H1080]-[.G1080]" table:style-name="ce21">
            <text:p>-6,80</text:p>
          </table:table-cell>
          <table:table-cell office:value-type="float" office:value="-6.7910000000000004" table:style-name="ce22">
            <text:p>-6,79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-5.4999999999996163E-3" table:formula="of:=[.I1080]-([.J1080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4B</text:p>
          </table:table-cell>
          <table:table-cell office:value-type="string" table:style-name="ce15">
            <text:p>9634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230625419999999" table:style-name="ce18">
            <text:p>-22,2306254</text:p>
          </table:table-cell>
          <table:table-cell office:value-type="float" office:value="-41.778007950000003" table:style-name="ce18">
            <text:p>-41,7780080</text:p>
          </table:table-cell>
          <table:table-cell office:value-type="float" office:value="26.1417" table:style-name="ce19">
            <text:p>26,1417</text:p>
          </table:table-cell>
          <table:table-cell office:value-type="float" office:value="19.405999999999999" table:style-name="ce20">
            <text:p>19,406</text:p>
          </table:table-cell>
          <table:table-cell office:value-type="float" office:value="-6.7357000000000014" table:formula="of:=[.H1081]-[.G1081]" table:style-name="ce21">
            <text:p>-6,74</text:p>
          </table:table-cell>
          <table:table-cell office:value-type="float" office:value="-6.7770000000000001" table:style-name="ce22">
            <text:p>-6,78</text:p>
          </table:table-cell>
          <table:table-cell office:value-type="float" office:value="5.1999999999999998E-2" table:style-name="ce22">
            <text:p>0,05</text:p>
          </table:table-cell>
          <table:table-cell office:value-type="float" office:value="4.1299999999998782E-2" table:formula="of:=[.I1081]-([.J1081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4L</text:p>
          </table:table-cell>
          <table:table-cell office:value-type="string" table:style-name="ce15">
            <text:p>9634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301548780000001" table:style-name="ce18">
            <text:p>-22,3015488</text:p>
          </table:table-cell>
          <table:table-cell office:value-type="float" office:value="-41.723087679999999" table:style-name="ce18">
            <text:p>-41,7230877</text:p>
          </table:table-cell>
          <table:table-cell office:value-type="float" office:value="9.5652000000000008" table:style-name="ce19">
            <text:p>09,5652</text:p>
          </table:table-cell>
          <table:table-cell office:value-type="float" office:value="2.7970000000000002" table:style-name="ce20">
            <text:p>02,797</text:p>
          </table:table-cell>
          <table:table-cell office:value-type="float" office:value="-6.7682000000000002" table:formula="of:=[.H1082]-[.G1082]" table:style-name="ce21">
            <text:p>-6,77</text:p>
          </table:table-cell>
          <table:table-cell office:value-type="float" office:value="-6.8070000000000004" table:style-name="ce22">
            <text:p>-6,81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3.8800000000000168E-2" table:formula="of:=[.I1082]-([.J1082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6N</text:p>
          </table:table-cell>
          <table:table-cell office:value-type="string" table:style-name="ce15">
            <text:p>9634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39253647" table:style-name="ce18">
            <text:p>-22,3925365</text:p>
          </table:table-cell>
          <table:table-cell office:value-type="float" office:value="-41.778281960000001" table:style-name="ce18">
            <text:p>-41,7782820</text:p>
          </table:table-cell>
          <table:table-cell office:value-type="float" office:value="8.2350999999999992" table:style-name="ce19">
            <text:p>08,2351</text:p>
          </table:table-cell>
          <table:table-cell office:value-type="float" office:value="1.4890000000000001" table:style-name="ce20">
            <text:p>01,489</text:p>
          </table:table-cell>
          <table:table-cell office:value-type="float" office:value="-6.7460999999999993" table:formula="of:=[.H1083]-[.G1083]" table:style-name="ce21">
            <text:p>-6,75</text:p>
          </table:table-cell>
          <table:table-cell office:value-type="float" office:value="-6.8010000000000002" table:style-name="ce22">
            <text:p>-6,80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5.4900000000000837E-2" table:formula="of:=[.I1083]-([.J1083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7Z</text:p>
          </table:table-cell>
          <table:table-cell office:value-type="string" table:style-name="ce15">
            <text:p>9634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491105480000002" table:style-name="ce18">
            <text:p>-22,4911055</text:p>
          </table:table-cell>
          <table:table-cell office:value-type="float" office:value="-41.914967060000002" table:style-name="ce18">
            <text:p>-41,9149671</text:p>
          </table:table-cell>
          <table:table-cell office:value-type="float" office:value="9.3268000000000004" table:style-name="ce19">
            <text:p>09,3268</text:p>
          </table:table-cell>
          <table:table-cell office:value-type="float" office:value="2.6339999999999999" table:style-name="ce20">
            <text:p>02,634</text:p>
          </table:table-cell>
          <table:table-cell office:value-type="float" office:value="-6.6928000000000001" table:formula="of:=[.H1084]-[.G1084]" table:style-name="ce21">
            <text:p>-6,69</text:p>
          </table:table-cell>
          <table:table-cell office:value-type="float" office:value="-6.718" table:style-name="ce22">
            <text:p>-6,72</text:p>
          </table:table-cell>
          <table:table-cell office:value-type="float" office:value="5.0999999999999997E-2" table:style-name="ce22">
            <text:p>0,05</text:p>
          </table:table-cell>
          <table:table-cell office:value-type="float" office:value="2.5199999999999889E-2" table:formula="of:=[.I1084]-([.J108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8M</text:p>
          </table:table-cell>
          <table:table-cell office:value-type="string" table:style-name="ce15">
            <text:p>9635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5895285" table:style-name="ce18">
            <text:p>-22,5895285</text:p>
          </table:table-cell>
          <table:table-cell office:value-type="float" office:value="-41.993795380000002" table:style-name="ce18">
            <text:p>-41,9937954</text:p>
          </table:table-cell>
          <table:table-cell office:value-type="float" office:value="2.5394999999999999" table:style-name="ce19">
            <text:p>02,5395</text:p>
          </table:table-cell>
          <table:table-cell office:value-type="float" office:value="-4.0599999999999996" table:style-name="ce20">
            <text:p>-04,060</text:p>
          </table:table-cell>
          <table:table-cell office:value-type="float" office:value="-6.599499999999999" table:formula="of:=[.H1085]-[.G1085]" table:style-name="ce21">
            <text:p>-6,60</text:p>
          </table:table-cell>
          <table:table-cell office:value-type="float" office:value="-6.6120000000000001" table:style-name="ce22">
            <text:p>-6,61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1.2500000000001066E-2" table:formula="of:=[.I1085]-([.J1085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37S</text:p>
          </table:table-cell>
          <table:table-cell office:value-type="string" table:style-name="ce15">
            <text:p>9635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656127290000001" table:style-name="ce18">
            <text:p>-22,6561273</text:p>
          </table:table-cell>
          <table:table-cell office:value-type="float" office:value="-41.999029380000003" table:style-name="ce18">
            <text:p>-41,9990294</text:p>
          </table:table-cell>
          <table:table-cell office:value-type="float" office:value="2.9053" table:style-name="ce19">
            <text:p>02,9053</text:p>
          </table:table-cell>
          <table:table-cell office:value-type="float" office:value="-3.6" table:style-name="ce20">
            <text:p>-03,600</text:p>
          </table:table-cell>
          <table:table-cell office:value-type="float" office:value="-6.5053000000000001" table:formula="of:=[.H1086]-[.G1086]" table:style-name="ce21">
            <text:p>-6,51</text:p>
          </table:table-cell>
          <table:table-cell office:value-type="float" office:value="-6.5510000000000002" table:style-name="ce22">
            <text:p>-6,55</text:p>
          </table:table-cell>
          <table:table-cell office:value-type="float" office:value="4.7E-2" table:style-name="ce22">
            <text:p>0,05</text:p>
          </table:table-cell>
          <table:table-cell office:value-type="float" office:value="4.5700000000000074E-2" table:formula="of:=[.I1086]-([.J1086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38B</text:p>
          </table:table-cell>
          <table:table-cell office:value-type="string" table:style-name="ce15">
            <text:p>9635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717082640000001" table:style-name="ce18">
            <text:p>-22,7170826</text:p>
          </table:table-cell>
          <table:table-cell office:value-type="float" office:value="-42.019277049999999" table:style-name="ce18">
            <text:p>-42,0192771</text:p>
          </table:table-cell>
          <table:table-cell office:value-type="float" office:value="3.2277" table:style-name="ce19">
            <text:p>03,2277</text:p>
          </table:table-cell>
          <table:table-cell office:value-type="float" office:value="-3.1469999999999998" table:style-name="ce20">
            <text:p>-03,147</text:p>
          </table:table-cell>
          <table:table-cell office:value-type="float" office:value="-6.3746999999999998" table:formula="of:=[.H1087]-[.G1087]" table:style-name="ce21">
            <text:p>-6,37</text:p>
          </table:table-cell>
          <table:table-cell office:value-type="float" office:value="-6.3970000000000002" table:style-name="ce22">
            <text:p>-6,40</text:p>
          </table:table-cell>
          <table:table-cell office:value-type="float" office:value="4.5999999999999999E-2" table:style-name="ce22">
            <text:p>0,05</text:p>
          </table:table-cell>
          <table:table-cell office:value-type="float" office:value="2.2300000000000431E-2" table:formula="of:=[.I1087]-([.J1087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34Z</text:p>
          </table:table-cell>
          <table:table-cell office:value-type="string" table:style-name="ce15">
            <text:p>9635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784107809999998" table:style-name="ce18">
            <text:p>-22,7841078</text:p>
          </table:table-cell>
          <table:table-cell office:value-type="float" office:value="-41.977102809999998" table:style-name="ce18">
            <text:p>-41,9771028</text:p>
          </table:table-cell>
          <table:table-cell office:value-type="float" office:value="4.8268000000000004" table:style-name="ce19">
            <text:p>04,8268</text:p>
          </table:table-cell>
          <table:table-cell office:value-type="float" office:value="-1.2989999999999999" table:style-name="ce20">
            <text:p>-01,299</text:p>
          </table:table-cell>
          <table:table-cell office:value-type="float" office:value="-6.1257999999999999" table:formula="of:=[.H1088]-[.G1088]" table:style-name="ce21">
            <text:p>-6,13</text:p>
          </table:table-cell>
          <table:table-cell office:value-type="float" office:value="-6.117" table:style-name="ce22">
            <text:p>-6,12</text:p>
          </table:table-cell>
          <table:table-cell office:value-type="float" office:value="0.05" table:style-name="ce22">
            <text:p>0,05</text:p>
          </table:table-cell>
          <table:table-cell office:value-type="float" office:value="-8.799999999999919E-3" table:formula="of:=[.I1088]-([.J1088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33U</text:p>
          </table:table-cell>
          <table:table-cell office:value-type="string" table:style-name="ce15">
            <text:p>9635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82500843" table:style-name="ce18">
            <text:p>-22,8250084</text:p>
          </table:table-cell>
          <table:table-cell office:value-type="float" office:value="-42.002942670000003" table:style-name="ce18">
            <text:p>-42,0029427</text:p>
          </table:table-cell>
          <table:table-cell office:value-type="float" office:value="7.9932999999999996" table:style-name="ce19">
            <text:p>07,9933</text:p>
          </table:table-cell>
          <table:table-cell office:value-type="float" office:value="1.9590000000000001" table:style-name="ce20">
            <text:p>01,959</text:p>
          </table:table-cell>
          <table:table-cell office:value-type="float" office:value="-6.0343" table:formula="of:=[.H1089]-[.G1089]" table:style-name="ce21">
            <text:p>-6,03</text:p>
          </table:table-cell>
          <table:table-cell office:value-type="float" office:value="-6.0359999999999996" table:style-name="ce22">
            <text:p>-6,04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1.6999999999995907E-3" table:formula="of:=[.I1089]-([.J1089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32P</text:p>
          </table:table-cell>
          <table:table-cell office:value-type="string" table:style-name="ce15">
            <text:p>9635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08567519999998" table:style-name="ce18">
            <text:p>-22,9085675</text:p>
          </table:table-cell>
          <table:table-cell office:value-type="float" office:value="-42.034403840000003" table:style-name="ce18">
            <text:p>-42,0344038</text:p>
          </table:table-cell>
          <table:table-cell office:value-type="float" office:value="3.1783000000000001" table:style-name="ce19">
            <text:p>03,1783</text:p>
          </table:table-cell>
          <table:table-cell office:value-type="float" office:value="-2.7170000000000001" table:style-name="ce20">
            <text:p>-02,717</text:p>
          </table:table-cell>
          <table:table-cell office:value-type="float" office:value="-5.8953000000000007" table:formula="of:=[.H1090]-[.G1090]" table:style-name="ce21">
            <text:p>-5,90</text:p>
          </table:table-cell>
          <table:table-cell office:value-type="float" office:value="-5.9219999999999997" table:style-name="ce22">
            <text:p>-5,92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2.6699999999999058E-2" table:formula="of:=[.I1090]-([.J1090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32D</text:p>
          </table:table-cell>
          <table:table-cell office:value-type="string" table:style-name="ce15">
            <text:p>9635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RJ</text:p>
          </table:table-cell>
          <table:table-cell office:value-type="float" office:value="-22.951582169999998" table:style-name="ce18">
            <text:p>-22,9515822</text:p>
          </table:table-cell>
          <table:table-cell office:value-type="float" office:value="-42.044000259999997" table:style-name="ce18">
            <text:p>-42,0440003</text:p>
          </table:table-cell>
          <table:table-cell office:value-type="float" office:value="7.6162999999999998" table:style-name="ce19">
            <text:p>07,6163</text:p>
          </table:table-cell>
          <table:table-cell office:value-type="float" office:value="1.7829999999999999" table:style-name="ce20">
            <text:p>01,783</text:p>
          </table:table-cell>
          <table:table-cell office:value-type="float" office:value="-5.8332999999999995" table:formula="of:=[.H1091]-[.G1091]" table:style-name="ce21">
            <text:p>-5,83</text:p>
          </table:table-cell>
          <table:table-cell office:value-type="float" office:value="-5.859" table:style-name="ce22">
            <text:p>-5,86</text:p>
          </table:table-cell>
          <table:table-cell office:value-type="float" office:value="5.2999999999999999E-2" table:style-name="ce22">
            <text:p>0,05</text:p>
          </table:table-cell>
          <table:table-cell office:value-type="float" office:value="2.57000000000005E-2" table:formula="of:=[.I1091]-([.J1091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01D</text:p>
          </table:table-cell>
          <table:table-cell office:value-type="string" table:style-name="ce15">
            <text:p>9075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9423815" table:style-name="ce18">
            <text:p>-22,6942382</text:p>
          </table:table-cell>
          <table:table-cell office:value-type="float" office:value="-45.139754770000003" table:style-name="ce18">
            <text:p>-45,1397548</text:p>
          </table:table-cell>
          <table:table-cell office:value-type="float" office:value="578.2894" table:style-name="ce19">
            <text:p>578,2894</text:p>
          </table:table-cell>
          <table:table-cell office:value-type="float" office:value="574.94200000000001" table:style-name="ce20">
            <text:p>574,942</text:p>
          </table:table-cell>
          <table:table-cell office:value-type="float" office:value="-3.3473999999999933" table:formula="of:=[.H1092]-[.G1092]" table:style-name="ce21">
            <text:p>-3,35</text:p>
          </table:table-cell>
          <table:table-cell office:value-type="float" office:value="-3.3250000000000002" table:style-name="ce22">
            <text:p>-3,33</text:p>
          </table:table-cell>
          <table:table-cell office:value-type="float" office:value="6.2E-2" table:style-name="ce22">
            <text:p>0,06</text:p>
          </table:table-cell>
          <table:table-cell office:value-type="float" office:value="-2.2399999999993092E-2" table:formula="of:=[.I1092]-([.J109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01C</text:p>
          </table:table-cell>
          <table:table-cell office:value-type="string" table:style-name="ce15">
            <text:p>9076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566572829999998" table:style-name="ce18">
            <text:p>-23,5665728</text:p>
          </table:table-cell>
          <table:table-cell office:value-type="float" office:value="-46.732584590000002" table:style-name="ce18">
            <text:p>-46,7325846</text:p>
          </table:table-cell>
          <table:table-cell office:value-type="float" office:value="790.92010000000005" table:style-name="ce19">
            <text:p>790,9201</text:p>
          </table:table-cell>
          <table:table-cell office:value-type="float" office:value="787.77300000000002" table:style-name="ce20">
            <text:p>787,773</text:p>
          </table:table-cell>
          <table:table-cell office:value-type="float" office:value="-3.1471000000000231" table:formula="of:=[.H1093]-[.G1093]" table:style-name="ce21">
            <text:p>-3,15</text:p>
          </table:table-cell>
          <table:table-cell office:value-type="float" office:value="-3.1349999999999998" table:style-name="ce22">
            <text:p>-3,14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1.2100000000023314E-2" table:formula="of:=[.I1093]-([.J1093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38N</text:p>
          </table:table-cell>
          <table:table-cell office:value-type="string" table:style-name="ce15">
            <text:p>9135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085812409999999" table:style-name="ce18">
            <text:p>-21,0858124</text:p>
          </table:table-cell>
          <table:table-cell office:value-type="float" office:value="-48.403395420000003" table:style-name="ce18">
            <text:p>-48,4033954</text:p>
          </table:table-cell>
          <table:table-cell office:value-type="float" office:value="603.51279999999997" table:style-name="ce19">
            <text:p>603,5128</text:p>
          </table:table-cell>
          <table:table-cell office:value-type="float" office:value="596.28200000000004" table:style-name="ce20">
            <text:p>596,282</text:p>
          </table:table-cell>
          <table:table-cell office:value-type="float" office:value="-7.2307999999999311" table:formula="of:=[.H1094]-[.G1094]" table:style-name="ce21">
            <text:p>-7,23</text:p>
          </table:table-cell>
          <table:table-cell office:value-type="float" office:value="-7.2629999999999999" table:style-name="ce22">
            <text:p>-7,26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3.220000000006884E-2" table:formula="of:=[.I1094]-([.J109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39B</text:p>
          </table:table-cell>
          <table:table-cell office:value-type="string" table:style-name="ce15">
            <text:p>9135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932839909999998" table:style-name="ce18">
            <text:p>-20,9328399</text:p>
          </table:table-cell>
          <table:table-cell office:value-type="float" office:value="-48.47218419" table:style-name="ce18">
            <text:p>-48,4721842</text:p>
          </table:table-cell>
          <table:table-cell office:value-type="float" office:value="565.42470000000003" table:style-name="ce19">
            <text:p>565,4247</text:p>
          </table:table-cell>
          <table:table-cell office:value-type="float" office:value="558.08299999999997" table:style-name="ce20">
            <text:p>558,083</text:p>
          </table:table-cell>
          <table:table-cell office:value-type="float" office:value="-7.3417000000000598" table:formula="of:=[.H1095]-[.G1095]" table:style-name="ce21">
            <text:p>-7,34</text:p>
          </table:table-cell>
          <table:table-cell office:value-type="float" office:value="-7.3929999999999998" table:style-name="ce22">
            <text:p>-7,39</text:p>
          </table:table-cell>
          <table:table-cell office:value-type="float" office:value="6.2E-2" table:style-name="ce22">
            <text:p>0,06</text:p>
          </table:table-cell>
          <table:table-cell office:value-type="float" office:value="5.1299999999939949E-2" table:formula="of:=[.I1095]-([.J1095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39S</text:p>
          </table:table-cell>
          <table:table-cell office:value-type="string" table:style-name="ce15">
            <text:p>9135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721241549999998" table:style-name="ce18">
            <text:p>-20,7212416</text:p>
          </table:table-cell>
          <table:table-cell office:value-type="float" office:value="-48.536315590000001" table:style-name="ce18">
            <text:p>-48,5363156</text:p>
          </table:table-cell>
          <table:table-cell office:value-type="float" office:value="588.52539999999999" table:style-name="ce19">
            <text:p>588,5254</text:p>
          </table:table-cell>
          <table:table-cell office:value-type="float" office:value="580.89099999999996" table:style-name="ce20">
            <text:p>580,891</text:p>
          </table:table-cell>
          <table:table-cell office:value-type="float" office:value="-7.6344000000000278" table:formula="of:=[.H1096]-[.G1096]" table:style-name="ce21">
            <text:p>-7,63</text:p>
          </table:table-cell>
          <table:table-cell office:value-type="float" office:value="-7.6379999999999999" table:style-name="ce22">
            <text:p>-7,64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3.59999999997207E-3" table:formula="of:=[.I1096]-([.J109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35R</text:p>
          </table:table-cell>
          <table:table-cell office:value-type="string" table:style-name="ce15">
            <text:p>9135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262376079999999" table:style-name="ce18">
            <text:p>-20,2623761</text:p>
          </table:table-cell>
          <table:table-cell office:value-type="float" office:value="-48.67487199" table:style-name="ce18">
            <text:p>-48,6748720</text:p>
          </table:table-cell>
          <table:table-cell office:value-type="float" office:value="465.36200000000002" table:style-name="ce19">
            <text:p>465,3620</text:p>
          </table:table-cell>
          <table:table-cell office:value-type="float" office:value="457.09899999999999" table:style-name="ce20">
            <text:p>457,099</text:p>
          </table:table-cell>
          <table:table-cell office:value-type="float" office:value="-8.2630000000000337" table:formula="of:=[.H1097]-[.G1097]" table:style-name="ce21">
            <text:p>-8,26</text:p>
          </table:table-cell>
          <table:table-cell office:value-type="float" office:value="-8.1809999999999992" table:style-name="ce22">
            <text:p>-8,18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8.200000000003449E-2" table:formula="of:=[.I1097]-([.J1097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24A</text:p>
          </table:table-cell>
          <table:table-cell office:value-type="string" table:style-name="ce15">
            <text:p>9150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213484170000001" table:style-name="ce18">
            <text:p>-23,2134842</text:p>
          </table:table-cell>
          <table:table-cell office:value-type="float" office:value="-45.860591300000003" table:style-name="ce18">
            <text:p>-45,8605913</text:p>
          </table:table-cell>
          <table:table-cell office:value-type="float" office:value="625.84799999999996" table:style-name="ce19">
            <text:p>625,8480</text:p>
          </table:table-cell>
          <table:table-cell office:value-type="float" office:value="622.52499999999998" table:style-name="ce20">
            <text:p>622,525</text:p>
          </table:table-cell>
          <table:table-cell office:value-type="float" office:value="-3.3229999999999791" table:formula="of:=[.H1098]-[.G1098]" table:style-name="ce21">
            <text:p>-3,32</text:p>
          </table:table-cell>
          <table:table-cell office:value-type="float" office:value="-3.3650000000000002" table:style-name="ce22">
            <text:p>-3,37</text:p>
          </table:table-cell>
          <table:table-cell office:value-type="float" office:value="6.3E-2" table:style-name="ce22">
            <text:p>0,06</text:p>
          </table:table-cell>
          <table:table-cell office:value-type="float" office:value="4.2000000000021132E-2" table:formula="of:=[.I1098]-([.J109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11T</text:p>
          </table:table-cell>
          <table:table-cell office:value-type="string" table:style-name="ce15">
            <text:p>9155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950526570000001" table:style-name="ce18">
            <text:p>-21,9505266</text:p>
          </table:table-cell>
          <table:table-cell office:value-type="float" office:value="-50.941452839999997" table:style-name="ce18">
            <text:p>-50,9414528</text:p>
          </table:table-cell>
          <table:table-cell office:value-type="float" office:value="326.74619999999999" table:style-name="ce19">
            <text:p>326,7462</text:p>
          </table:table-cell>
          <table:table-cell office:value-type="float" office:value="320.43599999999998" table:style-name="ce20">
            <text:p>320,436</text:p>
          </table:table-cell>
          <table:table-cell office:value-type="float" office:value="-6.3102000000000089" table:formula="of:=[.H1099]-[.G1099]" table:style-name="ce21">
            <text:p>-6,31</text:p>
          </table:table-cell>
          <table:table-cell office:value-type="float" office:value="-6.2169999999999996" table:style-name="ce22">
            <text:p>-6,22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9.3200000000009275E-2" table:formula="of:=[.I1099]-([.J109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56A</text:p>
          </table:table-cell>
          <table:table-cell office:value-type="string" table:style-name="ce15">
            <text:p>9155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90447137" table:style-name="ce18">
            <text:p>-22,9044714</text:p>
          </table:table-cell>
          <table:table-cell office:value-type="float" office:value="-50.001901169999996" table:style-name="ce18">
            <text:p>-50,0019012</text:p>
          </table:table-cell>
          <table:table-cell office:value-type="float" office:value="392.24209999999999" table:style-name="ce19">
            <text:p>392,2421</text:p>
          </table:table-cell>
          <table:table-cell office:value-type="float" office:value="386.74900000000002" table:style-name="ce20">
            <text:p>386,749</text:p>
          </table:table-cell>
          <table:table-cell office:value-type="float" office:value="-5.4930999999999699" table:formula="of:=[.H1100]-[.G1100]" table:style-name="ce21">
            <text:p>-5,49</text:p>
          </table:table-cell>
          <table:table-cell office:value-type="float" office:value="-5.4589999999999996" table:style-name="ce22">
            <text:p>-5,46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3.4099999999970265E-2" table:formula="of:=[.I1100]-([.J110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13A</text:p>
          </table:table-cell>
          <table:table-cell office:value-type="string" table:style-name="ce15">
            <text:p>9158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71348892" table:style-name="ce18">
            <text:p>-21,7134889</text:p>
          </table:table-cell>
          <table:table-cell office:value-type="float" office:value="-50.727592469999998" table:style-name="ce18">
            <text:p>-50,7275925</text:p>
          </table:table-cell>
          <table:table-cell office:value-type="float" office:value="440.30599999999998" table:style-name="ce19">
            <text:p>440,3060</text:p>
          </table:table-cell>
          <table:table-cell office:value-type="float" office:value="433.60899999999998" table:style-name="ce20">
            <text:p>433,609</text:p>
          </table:table-cell>
          <table:table-cell office:value-type="float" office:value="-6.6970000000000027" table:formula="of:=[.H1101]-[.G1101]" table:style-name="ce21">
            <text:p>-6,70</text:p>
          </table:table-cell>
          <table:table-cell office:value-type="float" office:value="-6.66" table:style-name="ce22">
            <text:p>-6,66</text:p>
          </table:table-cell>
          <table:table-cell office:value-type="float" office:value="5.6000000000000001E-2" table:style-name="ce22">
            <text:p>0,06</text:p>
          </table:table-cell>
          <table:table-cell office:value-type="float" office:value="-3.7000000000002586E-2" table:formula="of:=[.I1101]-([.J1101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020E</text:p>
          </table:table-cell>
          <table:table-cell office:value-type="string" table:style-name="ce27">
            <text:p>91606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SP</text:p>
          </table:table-cell>
          <table:table-cell office:value-type="float" office:value="-23.792624239999999" table:style-name="ce30">
            <text:p>-23,7926242</text:p>
          </table:table-cell>
          <table:table-cell office:value-type="float" office:value="-45.358698490000002" table:style-name="ce30">
            <text:p>-45,3586985</text:p>
          </table:table-cell>
          <table:table-cell office:value-type="float" office:value="59.698300000000003" table:style-name="ce31">
            <text:p>59,6983</text:p>
          </table:table-cell>
          <table:table-cell office:value-type="float" office:value="54.984000000000002" table:style-name="ce32">
            <text:p>54,984</text:p>
          </table:table-cell>
          <table:table-cell office:value-type="float" office:value="-4.7143000000000015" table:formula="of:=[.H1102]-[.G1102]" table:style-name="ce33">
            <text:p>-4,71</text:p>
          </table:table-cell>
          <table:table-cell office:value-type="float" office:value="-4.4980000000000002" table:style-name="ce33">
            <text:p>-4,50</text:p>
          </table:table-cell>
          <table:table-cell office:value-type="float" office:value="7.5999999999999998E-2" table:style-name="ce33">
            <text:p>0,08</text:p>
          </table:table-cell>
          <table:table-cell office:value-type="float" office:value="-0.21630000000000127" table:formula="of:=[.I1102]-([.J1102])" table:style-name="ce33">
            <text:p>-0,2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07T</text:p>
          </table:table-cell>
          <table:table-cell office:value-type="string" table:style-name="ce15">
            <text:p>9160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55084673" table:style-name="ce18">
            <text:p>-23,5508467</text:p>
          </table:table-cell>
          <table:table-cell office:value-type="float" office:value="-46.731577590000001" table:style-name="ce18">
            <text:p>-46,7315776</text:p>
          </table:table-cell>
          <table:table-cell office:value-type="float" office:value="721.27660000000003" table:style-name="ce19">
            <text:p>721,2766</text:p>
          </table:table-cell>
          <table:table-cell office:value-type="float" office:value="718.13900000000001" table:style-name="ce20">
            <text:p>718,139</text:p>
          </table:table-cell>
          <table:table-cell office:value-type="float" office:value="-3.1376000000000204" table:formula="of:=[.H1103]-[.G1103]" table:style-name="ce21">
            <text:p>-3,14</text:p>
          </table:table-cell>
          <table:table-cell office:value-type="float" office:value="-3.1440000000000001" table:style-name="ce22">
            <text:p>-3,14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6.3999999999797552E-3" table:formula="of:=[.I1103]-([.J1103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018P</text:p>
          </table:table-cell>
          <table:table-cell office:value-type="string" table:style-name="ce27">
            <text:p>91608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SP</text:p>
          </table:table-cell>
          <table:table-cell office:value-type="float" office:value="-23.411441740000001" table:style-name="ce30">
            <text:p>-23,4114417</text:p>
          </table:table-cell>
          <table:table-cell office:value-type="float" office:value="-45.593642979999998" table:style-name="ce30">
            <text:p>-45,5936430</text:p>
          </table:table-cell>
          <table:table-cell office:value-type="float" office:value="721.02260000000001" table:style-name="ce31">
            <text:p>721,0226</text:p>
          </table:table-cell>
          <table:table-cell office:value-type="float" office:value="717.50599999999997" table:style-name="ce32">
            <text:p>717,506</text:p>
          </table:table-cell>
          <table:table-cell office:value-type="float" office:value="-3.5166000000000395" table:formula="of:=[.H1104]-[.G1104]" table:style-name="ce33">
            <text:p>-3,52</text:p>
          </table:table-cell>
          <table:table-cell office:value-type="float" office:value="-3.6930000000000001" table:style-name="ce33">
            <text:p>-3,69</text:p>
          </table:table-cell>
          <table:table-cell office:value-type="float" office:value="6.3E-2" table:style-name="ce33">
            <text:p>0,06</text:p>
          </table:table-cell>
          <table:table-cell office:value-type="float" office:value="0.17639999999996059" table:formula="of:=[.I1104]-([.J1104])" table:style-name="ce33">
            <text:p>0,1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07V</text:p>
          </table:table-cell>
          <table:table-cell office:value-type="string" table:style-name="ce15">
            <text:p>9161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625163109999999" table:style-name="ce18">
            <text:p>-21,6251631</text:p>
          </table:table-cell>
          <table:table-cell office:value-type="float" office:value="-47.018013259999996" table:style-name="ce18">
            <text:p>-47,0180133</text:p>
          </table:table-cell>
          <table:table-cell office:value-type="float" office:value="585.44820000000004" table:style-name="ce19">
            <text:p>585,4482</text:p>
          </table:table-cell>
          <table:table-cell office:value-type="float" office:value="580.02599999999995" table:style-name="ce20">
            <text:p>580,026</text:p>
          </table:table-cell>
          <table:table-cell office:value-type="float" office:value="-5.4222000000000889" table:formula="of:=[.H1105]-[.G1105]" table:style-name="ce21">
            <text:p>-5,42</text:p>
          </table:table-cell>
          <table:table-cell office:value-type="float" office:value="-5.407" table:style-name="ce22">
            <text:p>-5,41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1.520000000008892E-2" table:formula="of:=[.I1105]-([.J110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07P</text:p>
          </table:table-cell>
          <table:table-cell office:value-type="string" table:style-name="ce15">
            <text:p>9161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581906499999999" table:style-name="ce18">
            <text:p>-20,5819065</text:p>
          </table:table-cell>
          <table:table-cell office:value-type="float" office:value="-47.380955530000001" table:style-name="ce18">
            <text:p>-47,3809555</text:p>
          </table:table-cell>
          <table:table-cell office:value-type="float" office:value="1011.4015000000001" table:style-name="ce19">
            <text:p>1011,4015</text:p>
          </table:table-cell>
          <table:table-cell office:value-type="float" office:value="1005.06" table:style-name="ce20">
            <text:p>1005,060</text:p>
          </table:table-cell>
          <table:table-cell office:value-type="float" office:value="-6.34150000000011" table:formula="of:=[.H1106]-[.G1106]" table:style-name="ce21">
            <text:p>-6,34</text:p>
          </table:table-cell>
          <table:table-cell office:value-type="float" office:value="-6.423" table:style-name="ce22">
            <text:p>-6,42</text:p>
          </table:table-cell>
          <table:table-cell office:value-type="float" office:value="6.3E-2" table:style-name="ce22">
            <text:p>0,06</text:p>
          </table:table-cell>
          <table:table-cell office:value-type="float" office:value="8.1499999999889994E-2" table:formula="of:=[.I1106]-([.J1106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20R</text:p>
          </table:table-cell>
          <table:table-cell office:value-type="string" table:style-name="ce15">
            <text:p>9161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23516407" table:style-name="ce18">
            <text:p>-21,2351641</text:p>
          </table:table-cell>
          <table:table-cell office:value-type="float" office:value="-48.2863848" table:style-name="ce18">
            <text:p>-48,2863848</text:p>
          </table:table-cell>
          <table:table-cell office:value-type="float" office:value="613.18349999999998" table:style-name="ce19">
            <text:p>613,1835</text:p>
          </table:table-cell>
          <table:table-cell office:value-type="float" office:value="605.96" table:style-name="ce20">
            <text:p>605,960</text:p>
          </table:table-cell>
          <table:table-cell office:value-type="float" office:value="-7.2234999999999445" table:formula="of:=[.H1107]-[.G1107]" table:style-name="ce21">
            <text:p>-7,22</text:p>
          </table:table-cell>
          <table:table-cell office:value-type="float" office:value="-7.2439999999999998" table:style-name="ce22">
            <text:p>-7,24</text:p>
          </table:table-cell>
          <table:table-cell office:value-type="float" office:value="6.2E-2" table:style-name="ce22">
            <text:p>0,06</text:p>
          </table:table-cell>
          <table:table-cell office:value-type="float" office:value="2.0500000000055252E-2" table:formula="of:=[.I1107]-([.J1107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88C</text:p>
          </table:table-cell>
          <table:table-cell office:value-type="string" table:style-name="ce15">
            <text:p>9161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784656850000001" table:style-name="ce18">
            <text:p>-20,7846569</text:p>
          </table:table-cell>
          <table:table-cell office:value-type="float" office:value="-49.35818484" table:style-name="ce18">
            <text:p>-49,3581848</text:p>
          </table:table-cell>
          <table:table-cell office:value-type="float" office:value="528.01009999999997" table:style-name="ce19">
            <text:p>528,0101</text:p>
          </table:table-cell>
          <table:table-cell office:value-type="float" office:value="520.755" table:style-name="ce20">
            <text:p>520,755</text:p>
          </table:table-cell>
          <table:table-cell office:value-type="float" office:value="-7.2550999999999704" table:formula="of:=[.H1108]-[.G1108]" table:style-name="ce21">
            <text:p>-7,26</text:p>
          </table:table-cell>
          <table:table-cell office:value-type="float" office:value="-7.2960000000000003" table:style-name="ce22">
            <text:p>-7,30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4.0900000000029912E-2" table:formula="of:=[.I1108]-([.J110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20M</text:p>
          </table:table-cell>
          <table:table-cell office:value-type="string" table:style-name="ce15">
            <text:p>9161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754918889999999" table:style-name="ce18">
            <text:p>-21,7549189</text:p>
          </table:table-cell>
          <table:table-cell office:value-type="float" office:value="-48.992765779999999" table:style-name="ce18">
            <text:p>-48,9927658</text:p>
          </table:table-cell>
          <table:table-cell office:value-type="float" office:value="409.21589999999998" table:style-name="ce19">
            <text:p>409,2159</text:p>
          </table:table-cell>
          <table:table-cell office:value-type="float" office:value="402.35199999999998" table:style-name="ce20">
            <text:p>402,352</text:p>
          </table:table-cell>
          <table:table-cell office:value-type="float" office:value="-6.863900000000001" table:formula="of:=[.H1109]-[.G1109]" table:style-name="ce21">
            <text:p>-6,86</text:p>
          </table:table-cell>
          <table:table-cell office:value-type="float" office:value="-6.9560000000000004" table:style-name="ce22">
            <text:p>-6,96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9.2099999999999405E-2" table:formula="of:=[.I1109]-([.J1109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88G</text:p>
          </table:table-cell>
          <table:table-cell office:value-type="string" table:style-name="ce15">
            <text:p>9161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252460280000001" table:style-name="ce18">
            <text:p>-20,2524603</text:p>
          </table:table-cell>
          <table:table-cell office:value-type="float" office:value="-50.183514219999999" table:style-name="ce18">
            <text:p>-50,1835142</text:p>
          </table:table-cell>
          <table:table-cell office:value-type="float" office:value="435.48419999999999" table:style-name="ce19">
            <text:p>435,4842</text:p>
          </table:table-cell>
          <table:table-cell office:value-type="float" office:value="427.58699999999999" table:style-name="ce20">
            <text:p>427,587</text:p>
          </table:table-cell>
          <table:table-cell office:value-type="float" office:value="-7.897199999999998" table:formula="of:=[.H1110]-[.G1110]" table:style-name="ce21">
            <text:p>-7,90</text:p>
          </table:table-cell>
          <table:table-cell office:value-type="float" office:value="-7.9290000000000003" table:style-name="ce22">
            <text:p>-7,93</text:p>
          </table:table-cell>
          <table:table-cell office:value-type="float" office:value="7.8E-2" table:style-name="ce22">
            <text:p>0,08</text:p>
          </table:table-cell>
          <table:table-cell office:value-type="float" office:value="3.1800000000002271E-2" table:formula="of:=[.I1110]-([.J1110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1U</text:p>
          </table:table-cell>
          <table:table-cell office:value-type="string" table:style-name="ce15">
            <text:p>9163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21348382" table:style-name="ce18">
            <text:p>-23,2134838</text:p>
          </table:table-cell>
          <table:table-cell office:value-type="float" office:value="-45.860593639999998" table:style-name="ce18">
            <text:p>-45,8605936</text:p>
          </table:table-cell>
          <table:table-cell office:value-type="float" office:value="624.41690000000006" table:style-name="ce19">
            <text:p>624,4169</text:p>
          </table:table-cell>
          <table:table-cell office:value-type="float" office:value="621.06299999999999" table:style-name="ce20">
            <text:p>621,063</text:p>
          </table:table-cell>
          <table:table-cell office:value-type="float" office:value="-3.3539000000000669" table:formula="of:=[.H1111]-[.G1111]" table:style-name="ce21">
            <text:p>-3,35</text:p>
          </table:table-cell>
          <table:table-cell office:value-type="float" office:value="-3.3650000000000002" table:style-name="ce22">
            <text:p>-3,37</text:p>
          </table:table-cell>
          <table:table-cell office:value-type="float" office:value="6.3E-2" table:style-name="ce22">
            <text:p>0,06</text:p>
          </table:table-cell>
          <table:table-cell office:value-type="float" office:value="1.1099999999933274E-2" table:formula="of:=[.I1111]-([.J111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1T</text:p>
          </table:table-cell>
          <table:table-cell office:value-type="string" table:style-name="ce15">
            <text:p>9163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21276666" table:style-name="ce18">
            <text:p>-23,2127667</text:p>
          </table:table-cell>
          <table:table-cell office:value-type="float" office:value="-45.859697969999999" table:style-name="ce18">
            <text:p>-45,8596980</text:p>
          </table:table-cell>
          <table:table-cell office:value-type="float" office:value="624.56309999999996" table:style-name="ce19">
            <text:p>624,5631</text:p>
          </table:table-cell>
          <table:table-cell office:value-type="float" office:value="621.21500000000003" table:style-name="ce20">
            <text:p>621,215</text:p>
          </table:table-cell>
          <table:table-cell office:value-type="float" office:value="-3.3480999999999312" table:formula="of:=[.H1112]-[.G1112]" table:style-name="ce21">
            <text:p>-3,35</text:p>
          </table:table-cell>
          <table:table-cell office:value-type="float" office:value="-3.3650000000000002" table:style-name="ce22">
            <text:p>-3,37</text:p>
          </table:table-cell>
          <table:table-cell office:value-type="float" office:value="6.3E-2" table:style-name="ce22">
            <text:p>0,06</text:p>
          </table:table-cell>
          <table:table-cell office:value-type="float" office:value="1.6900000000068971E-2" table:formula="of:=[.I1112]-([.J111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2E</text:p>
          </table:table-cell>
          <table:table-cell office:value-type="string" table:style-name="ce15">
            <text:p>9163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22258094" table:style-name="ce18">
            <text:p>-23,2225809</text:p>
          </table:table-cell>
          <table:table-cell office:value-type="float" office:value="-45.865488419999998" table:style-name="ce18">
            <text:p>-45,8654884</text:p>
          </table:table-cell>
          <table:table-cell office:value-type="float" office:value="625.31190000000004" table:style-name="ce19">
            <text:p>625,3119</text:p>
          </table:table-cell>
          <table:table-cell office:value-type="float" office:value="621.95000000000005" table:style-name="ce20">
            <text:p>621,950</text:p>
          </table:table-cell>
          <table:table-cell office:value-type="float" office:value="-3.3618999999999915" table:formula="of:=[.H1113]-[.G1113]" table:style-name="ce21">
            <text:p>-3,36</text:p>
          </table:table-cell>
          <table:table-cell office:value-type="float" office:value="-3.3650000000000002" table:style-name="ce22">
            <text:p>-3,37</text:p>
          </table:table-cell>
          <table:table-cell office:value-type="float" office:value="6.3E-2" table:style-name="ce22">
            <text:p>0,06</text:p>
          </table:table-cell>
          <table:table-cell office:value-type="float" office:value="3.1000000000087624E-3" table:formula="of:=[.I1113]-([.J111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2D</text:p>
          </table:table-cell>
          <table:table-cell office:value-type="string" table:style-name="ce15">
            <text:p>9163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234386000000001" table:style-name="ce18">
            <text:p>-23,2343860</text:p>
          </table:table-cell>
          <table:table-cell office:value-type="float" office:value="-45.853770079999997" table:style-name="ce18">
            <text:p>-45,8537701</text:p>
          </table:table-cell>
          <table:table-cell office:value-type="float" office:value="646.4778" table:style-name="ce19">
            <text:p>646,4778</text:p>
          </table:table-cell>
          <table:table-cell office:value-type="float" office:value="643.072" table:style-name="ce20">
            <text:p>643,072</text:p>
          </table:table-cell>
          <table:table-cell office:value-type="float" office:value="-3.4057999999999993" table:formula="of:=[.H1114]-[.G1114]" table:style-name="ce21">
            <text:p>-3,41</text:p>
          </table:table-cell>
          <table:table-cell office:value-type="float" office:value="-3.3809999999999998" table:style-name="ce22">
            <text:p>-3,38</text:p>
          </table:table-cell>
          <table:table-cell office:value-type="float" office:value="6.3E-2" table:style-name="ce22">
            <text:p>0,06</text:p>
          </table:table-cell>
          <table:table-cell office:value-type="float" office:value="-2.4799999999999489E-2" table:formula="of:=[.I1114]-([.J1114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2C</text:p>
          </table:table-cell>
          <table:table-cell office:value-type="string" table:style-name="ce15">
            <text:p>9163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225769" table:style-name="ce18">
            <text:p>-23,2257690</text:p>
          </table:table-cell>
          <table:table-cell office:value-type="float" office:value="-45.863130650000002" table:style-name="ce18">
            <text:p>-45,8631307</text:p>
          </table:table-cell>
          <table:table-cell office:value-type="float" office:value="628.24210000000005" table:style-name="ce19">
            <text:p>628,2421</text:p>
          </table:table-cell>
          <table:table-cell office:value-type="float" office:value="624.87099999999998" table:style-name="ce20">
            <text:p>624,871</text:p>
          </table:table-cell>
          <table:table-cell office:value-type="float" office:value="-3.3711000000000695" table:formula="of:=[.H1115]-[.G1115]" table:style-name="ce21">
            <text:p>-3,37</text:p>
          </table:table-cell>
          <table:table-cell office:value-type="float" office:value="-3.3690000000000002" table:style-name="ce22">
            <text:p>-3,37</text:p>
          </table:table-cell>
          <table:table-cell office:value-type="float" office:value="6.3E-2" table:style-name="ce22">
            <text:p>0,06</text:p>
          </table:table-cell>
          <table:table-cell office:value-type="float" office:value="-2.1000000000692687E-3" table:formula="of:=[.I1115]-([.J1115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2B</text:p>
          </table:table-cell>
          <table:table-cell office:value-type="string" table:style-name="ce15">
            <text:p>9163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219379230000001" table:style-name="ce18">
            <text:p>-23,2193792</text:p>
          </table:table-cell>
          <table:table-cell office:value-type="float" office:value="-45.872146999999998" table:style-name="ce18">
            <text:p>-45,8721470</text:p>
          </table:table-cell>
          <table:table-cell office:value-type="float" office:value="619.35090000000002" table:style-name="ce19">
            <text:p>619,3509</text:p>
          </table:table-cell>
          <table:table-cell office:value-type="float" office:value="615.99" table:style-name="ce20">
            <text:p>615,990</text:p>
          </table:table-cell>
          <table:table-cell office:value-type="float" office:value="-3.3609000000000151" table:formula="of:=[.H1116]-[.G1116]" table:style-name="ce21">
            <text:p>-3,36</text:p>
          </table:table-cell>
          <table:table-cell office:value-type="float" office:value="-3.3559999999999999" table:style-name="ce22">
            <text:p>-3,36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4.9000000000152255E-3" table:formula="of:=[.I1116]-([.J1116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93V</text:p>
          </table:table-cell>
          <table:table-cell office:value-type="string" table:style-name="ce15">
            <text:p>9166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154370100000001" table:style-name="ce18">
            <text:p>-20,1543701</text:p>
          </table:table-cell>
          <table:table-cell office:value-type="float" office:value="-47.286920790000003" table:style-name="ce18">
            <text:p>-47,2869208</text:p>
          </table:table-cell>
          <table:table-cell office:value-type="float" office:value="644.93550000000005" table:style-name="ce19">
            <text:p>644,9355</text:p>
          </table:table-cell>
          <table:table-cell office:value-type="float" office:value="637.02099999999996" table:style-name="ce20">
            <text:p>637,021</text:p>
          </table:table-cell>
          <table:table-cell office:value-type="float" office:value="-7.9145000000000891" table:formula="of:=[.H1117]-[.G1117]" table:style-name="ce21">
            <text:p>-7,91</text:p>
          </table:table-cell>
          <table:table-cell office:value-type="float" office:value="-7.8630000000000004" table:style-name="ce22">
            <text:p>-7,86</text:p>
          </table:table-cell>
          <table:table-cell office:value-type="float" office:value="4.7E-2" table:style-name="ce22">
            <text:p>0,05</text:p>
          </table:table-cell>
          <table:table-cell office:value-type="float" office:value="-5.1500000000088697E-2" table:formula="of:=[.I1117]-([.J1117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88H</text:p>
          </table:table-cell>
          <table:table-cell office:value-type="string" table:style-name="ce15">
            <text:p>9166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261399740000002" table:style-name="ce18">
            <text:p>-20,2613997</text:p>
          </table:table-cell>
          <table:table-cell office:value-type="float" office:value="-47.36745208" table:style-name="ce18">
            <text:p>-47,3674521</text:p>
          </table:table-cell>
          <table:table-cell office:value-type="float" office:value="1074.8372999999999" table:style-name="ce19">
            <text:p>1074,8373</text:p>
          </table:table-cell>
          <table:table-cell office:value-type="float" office:value="1067.4829999999999" table:style-name="ce20">
            <text:p>1067,483</text:p>
          </table:table-cell>
          <table:table-cell office:value-type="float" office:value="-7.3542999999999665" table:formula="of:=[.H1118]-[.G1118]" table:style-name="ce21">
            <text:p>-7,35</text:p>
          </table:table-cell>
          <table:table-cell office:value-type="float" office:value="-7.3959999999999999" table:style-name="ce22">
            <text:p>-7,40</text:p>
          </table:table-cell>
          <table:table-cell office:value-type="float" office:value="4.9000000000000002E-2" table:style-name="ce22">
            <text:p>0,05</text:p>
          </table:table-cell>
          <table:table-cell office:value-type="float" office:value="4.1700000000033377E-2" table:formula="of:=[.I1118]-([.J1118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20B</text:p>
          </table:table-cell>
          <table:table-cell office:value-type="string" table:style-name="ce15">
            <text:p>9168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86960710000001" table:style-name="ce18">
            <text:p>-22,6869607</text:p>
          </table:table-cell>
          <table:table-cell office:value-type="float" office:value="-44.98428783" table:style-name="ce18">
            <text:p>-44,9842878</text:p>
          </table:table-cell>
          <table:table-cell office:value-type="float" office:value="623.65790000000004" table:style-name="ce19">
            <text:p>623,6579</text:p>
          </table:table-cell>
          <table:table-cell office:value-type="float" office:value="620.27599999999995" table:style-name="ce20">
            <text:p>620,276</text:p>
          </table:table-cell>
          <table:table-cell office:value-type="float" office:value="-3.3819000000000869" table:formula="of:=[.H1119]-[.G1119]" table:style-name="ce21">
            <text:p>-3,38</text:p>
          </table:table-cell>
          <table:table-cell office:value-type="float" office:value="-3.3860000000000001" table:style-name="ce22">
            <text:p>-3,39</text:p>
          </table:table-cell>
          <table:table-cell office:value-type="float" office:value="0.06" table:style-name="ce22">
            <text:p>0,06</text:p>
          </table:table-cell>
          <table:table-cell office:value-type="float" office:value="4.0999999999131731E-3" table:formula="of:=[.I1119]-([.J1119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023E</text:p>
          </table:table-cell>
          <table:table-cell office:value-type="string" table:style-name="ce35">
            <text:p>91683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SP</text:p>
          </table:table-cell>
          <table:table-cell office:value-type="float" office:value="-23.529335629999999" table:style-name="ce38">
            <text:p>-23,5293356</text:p>
          </table:table-cell>
          <table:table-cell office:value-type="float" office:value="-48.009863350000003" table:style-name="ce38">
            <text:p>-48,0098634</text:p>
          </table:table-cell>
          <table:table-cell office:value-type="float" office:value="750.24350000000004" table:style-name="ce39">
            <text:p>750,2435</text:p>
          </table:table-cell>
          <table:table-cell office:value-type="float" office:value="746.70399999999995" table:style-name="ce40">
            <text:p>746,704</text:p>
          </table:table-cell>
          <table:table-cell office:value-type="float" office:value="-3.5395000000000891" table:formula="of:=[.H1120]-[.G1120]" table:style-name="ce41">
            <text:p>-3,54</text:p>
          </table:table-cell>
          <table:table-cell office:value-type="float" office:value="-4.2149999999999999" table:style-name="ce41">
            <text:p>-4,22</text:p>
          </table:table-cell>
          <table:table-cell office:value-type="float" office:value="9.6000000000000002E-2" table:style-name="ce41">
            <text:p>0,10</text:p>
          </table:table-cell>
          <table:table-cell office:value-type="float" office:value="0.67549999999991073" table:formula="of:=[.I1120]-([.J1120])" table:style-name="ce41">
            <text:p>0,6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21N</text:p>
          </table:table-cell>
          <table:table-cell office:value-type="string" table:style-name="ce15">
            <text:p>9168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4.442156149999999" table:style-name="ce18">
            <text:p>-24,4421562</text:p>
          </table:table-cell>
          <table:table-cell office:value-type="float" office:value="-47.782955080000001" table:style-name="ce18">
            <text:p>-47,7829551</text:p>
          </table:table-cell>
          <table:table-cell office:value-type="float" office:value="47.448099999999997" table:style-name="ce19">
            <text:p>47,4481</text:p>
          </table:table-cell>
          <table:table-cell office:value-type="float" office:value="44.256999999999998" table:style-name="ce20">
            <text:p>44,257</text:p>
          </table:table-cell>
          <table:table-cell office:value-type="float" office:value="-3.1910999999999987" table:formula="of:=[.H1121]-[.G1121]" table:style-name="ce21">
            <text:p>-3,19</text:p>
          </table:table-cell>
          <table:table-cell office:value-type="float" office:value="-3.1970000000000001" table:style-name="ce22">
            <text:p>-3,20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5.9000000000013486E-3" table:formula="of:=[.I1121]-([.J112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20L</text:p>
          </table:table-cell>
          <table:table-cell office:value-type="string" table:style-name="ce15">
            <text:p>9168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804791770000001" table:style-name="ce18">
            <text:p>-22,8047918</text:p>
          </table:table-cell>
          <table:table-cell office:value-type="float" office:value="-48.427436290000003" table:style-name="ce18">
            <text:p>-48,4274363</text:p>
          </table:table-cell>
          <table:table-cell office:value-type="float" office:value="751.29079999999999" table:style-name="ce19">
            <text:p>751,2908</text:p>
          </table:table-cell>
          <table:table-cell office:value-type="float" office:value="745.38499999999999" table:style-name="ce20">
            <text:p>745,385</text:p>
          </table:table-cell>
          <table:table-cell office:value-type="float" office:value="-5.9057999999999993" table:formula="of:=[.H1122]-[.G1122]" table:style-name="ce21">
            <text:p>-5,91</text:p>
          </table:table-cell>
          <table:table-cell office:value-type="float" office:value="-5.9020000000000001" table:style-name="ce22">
            <text:p>-5,90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3.7999999999991374E-3" table:formula="of:=[.I1122]-([.J112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88Z</text:p>
          </table:table-cell>
          <table:table-cell office:value-type="string" table:style-name="ce15">
            <text:p>9168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24179547" table:style-name="ce18">
            <text:p>-20,2417955</text:p>
          </table:table-cell>
          <table:table-cell office:value-type="float" office:value="-47.310273389999999" table:style-name="ce18">
            <text:p>-47,3102734</text:p>
          </table:table-cell>
          <table:table-cell office:value-type="float" office:value="685.53250000000003" table:style-name="ce19">
            <text:p>685,5325</text:p>
          </table:table-cell>
          <table:table-cell office:value-type="float" office:value="678.00900000000001" table:style-name="ce20">
            <text:p>678,009</text:p>
          </table:table-cell>
          <table:table-cell office:value-type="float" office:value="-7.5235000000000127" table:formula="of:=[.H1123]-[.G1123]" table:style-name="ce21">
            <text:p>-7,52</text:p>
          </table:table-cell>
          <table:table-cell office:value-type="float" office:value="-7.5750000000000002" table:style-name="ce22">
            <text:p>-7,58</text:p>
          </table:table-cell>
          <table:table-cell office:value-type="float" office:value="4.7E-2" table:style-name="ce22">
            <text:p>0,05</text:p>
          </table:table-cell>
          <table:table-cell office:value-type="float" office:value="5.1499999999987445E-2" table:formula="of:=[.I1123]-([.J1123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89B</text:p>
          </table:table-cell>
          <table:table-cell office:value-type="string" table:style-name="ce15">
            <text:p>9169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244514389999999" table:style-name="ce18">
            <text:p>-20,2445144</text:p>
          </table:table-cell>
          <table:table-cell office:value-type="float" office:value="-47.271368549999998" table:style-name="ce18">
            <text:p>-47,2713686</text:p>
          </table:table-cell>
          <table:table-cell office:value-type="float" office:value="710.68060000000003" table:style-name="ce19">
            <text:p>710,6806</text:p>
          </table:table-cell>
          <table:table-cell office:value-type="float" office:value="703.12800000000004" table:style-name="ce20">
            <text:p>703,128</text:p>
          </table:table-cell>
          <table:table-cell office:value-type="float" office:value="-7.552599999999984" table:formula="of:=[.H1124]-[.G1124]" table:style-name="ce21">
            <text:p>-7,55</text:p>
          </table:table-cell>
          <table:table-cell office:value-type="float" office:value="-7.5810000000000004" table:style-name="ce22">
            <text:p>-7,58</text:p>
          </table:table-cell>
          <table:table-cell office:value-type="float" office:value="4.8000000000000001E-2" table:style-name="ce22">
            <text:p>0,05</text:p>
          </table:table-cell>
          <table:table-cell office:value-type="float" office:value="2.8400000000016412E-2" table:formula="of:=[.I1124]-([.J112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10C</text:p>
          </table:table-cell>
          <table:table-cell office:value-type="string" table:style-name="ce15">
            <text:p>9171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754365" table:style-name="ce18">
            <text:p>-22,6754365</text:p>
          </table:table-cell>
          <table:table-cell office:value-type="float" office:value="-45.00075622" table:style-name="ce18">
            <text:p>-45,0007562</text:p>
          </table:table-cell>
          <table:table-cell office:value-type="float" office:value="556.76620000000003" table:style-name="ce19">
            <text:p>556,7662</text:p>
          </table:table-cell>
          <table:table-cell office:value-type="float" office:value="553.37900000000002" table:style-name="ce20">
            <text:p>553,379</text:p>
          </table:table-cell>
          <table:table-cell office:value-type="float" office:value="-3.3872000000000071" table:formula="of:=[.H1125]-[.G1125]" table:style-name="ce21">
            <text:p>-3,39</text:p>
          </table:table-cell>
          <table:table-cell office:value-type="float" office:value="-3.39" table:style-name="ce22">
            <text:p>-3,39</text:p>
          </table:table-cell>
          <table:table-cell office:value-type="float" office:value="0.06" table:style-name="ce22">
            <text:p>0,06</text:p>
          </table:table-cell>
          <table:table-cell office:value-type="float" office:value="2.7999999999930303E-3" table:formula="of:=[.I1125]-([.J1125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92T</text:p>
          </table:table-cell>
          <table:table-cell office:value-type="string" table:style-name="ce15">
            <text:p>9171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5.020239310000001" table:style-name="ce18">
            <text:p>-25,0202393</text:p>
          </table:table-cell>
          <table:table-cell office:value-type="float" office:value="-47.92496852" table:style-name="ce18">
            <text:p>-47,9249685</text:p>
          </table:table-cell>
          <table:table-cell office:value-type="float" office:value="7.7641" table:style-name="ce19">
            <text:p>07,7641</text:p>
          </table:table-cell>
          <table:table-cell office:value-type="float" office:value="6.0549999999999997" table:style-name="ce20">
            <text:p>06,055</text:p>
          </table:table-cell>
          <table:table-cell office:value-type="float" office:value="-1.7091000000000003" table:formula="of:=[.H1126]-[.G1126]" table:style-name="ce21">
            <text:p>-1,71</text:p>
          </table:table-cell>
          <table:table-cell office:value-type="float" office:value="-1.7010000000000001" table:style-name="ce22">
            <text:p>-1,70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-8.1000000000002181E-3" table:formula="of:=[.I1126]-([.J1126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13T</text:p>
          </table:table-cell>
          <table:table-cell office:value-type="string" table:style-name="ce15">
            <text:p>9171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59639439" table:style-name="ce18">
            <text:p>-21,5963944</text:p>
          </table:table-cell>
          <table:table-cell office:value-type="float" office:value="-50.601428630000001" table:style-name="ce18">
            <text:p>-50,6014286</text:p>
          </table:table-cell>
          <table:table-cell office:value-type="float" office:value="427.09309999999999" table:style-name="ce19">
            <text:p>427,0931</text:p>
          </table:table-cell>
          <table:table-cell office:value-type="float" office:value="420.202" table:style-name="ce20">
            <text:p>420,202</text:p>
          </table:table-cell>
          <table:table-cell office:value-type="float" office:value="-6.8910999999999945" table:formula="of:=[.H1127]-[.G1127]" table:style-name="ce21">
            <text:p>-6,89</text:p>
          </table:table-cell>
          <table:table-cell office:value-type="float" office:value="-6.84" table:style-name="ce22">
            <text:p>-6,84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-5.1099999999994594E-2" table:formula="of:=[.I1127]-([.J1127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8V</text:p>
          </table:table-cell>
          <table:table-cell office:value-type="string" table:style-name="ce15">
            <text:p>9172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7998446" table:style-name="ce18">
            <text:p>-22,6799845</text:p>
          </table:table-cell>
          <table:table-cell office:value-type="float" office:value="-44.991142830000001" table:style-name="ce18">
            <text:p>-44,9911428</text:p>
          </table:table-cell>
          <table:table-cell office:value-type="float" office:value="573.2414" table:style-name="ce19">
            <text:p>573,2414</text:p>
          </table:table-cell>
          <table:table-cell office:value-type="float" office:value="569.85500000000002" table:style-name="ce20">
            <text:p>569,855</text:p>
          </table:table-cell>
          <table:table-cell office:value-type="float" office:value="-3.3863999999999805" table:formula="of:=[.H1128]-[.G1128]" table:style-name="ce21">
            <text:p>-3,39</text:p>
          </table:table-cell>
          <table:table-cell office:value-type="float" office:value="-3.3879999999999999" table:style-name="ce22">
            <text:p>-3,39</text:p>
          </table:table-cell>
          <table:table-cell office:value-type="float" office:value="0.06" table:style-name="ce22">
            <text:p>0,06</text:p>
          </table:table-cell>
          <table:table-cell office:value-type="float" office:value="1.6000000000193637E-3" table:formula="of:=[.I1128]-([.J1128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20D</text:p>
          </table:table-cell>
          <table:table-cell office:value-type="string" table:style-name="ce15">
            <text:p>9172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9168294" table:style-name="ce18">
            <text:p>-22,6916829</text:p>
          </table:table-cell>
          <table:table-cell office:value-type="float" office:value="-44.990808620000003" table:style-name="ce18">
            <text:p>-44,9908086</text:p>
          </table:table-cell>
          <table:table-cell office:value-type="float" office:value="648.79930000000002" table:style-name="ce19">
            <text:p>648,7993</text:p>
          </table:table-cell>
          <table:table-cell office:value-type="float" office:value="645.40700000000004" table:style-name="ce20">
            <text:p>645,407</text:p>
          </table:table-cell>
          <table:table-cell office:value-type="float" office:value="-3.3922999999999774" table:formula="of:=[.H1129]-[.G1129]" table:style-name="ce21">
            <text:p>-3,39</text:p>
          </table:table-cell>
          <table:table-cell office:value-type="float" office:value="-3.3889999999999998" table:style-name="ce22">
            <text:p>-3,39</text:p>
          </table:table-cell>
          <table:table-cell office:value-type="float" office:value="0.06" table:style-name="ce22">
            <text:p>0,06</text:p>
          </table:table-cell>
          <table:table-cell office:value-type="float" office:value="-3.2999999999776541E-3" table:formula="of:=[.I1129]-([.J1129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8X</text:p>
          </table:table-cell>
          <table:table-cell office:value-type="string" table:style-name="ce15">
            <text:p>9172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87226899999999" table:style-name="ce18">
            <text:p>-22,6872269</text:p>
          </table:table-cell>
          <table:table-cell office:value-type="float" office:value="-44.985163280000002" table:style-name="ce18">
            <text:p>-44,9851633</text:p>
          </table:table-cell>
          <table:table-cell office:value-type="float" office:value="619.98059999999998" table:style-name="ce19">
            <text:p>619,9806</text:p>
          </table:table-cell>
          <table:table-cell office:value-type="float" office:value="616.596" table:style-name="ce20">
            <text:p>616,596</text:p>
          </table:table-cell>
          <table:table-cell office:value-type="float" office:value="-3.3845999999999776" table:formula="of:=[.H1130]-[.G1130]" table:style-name="ce21">
            <text:p>-3,38</text:p>
          </table:table-cell>
          <table:table-cell office:value-type="float" office:value="-3.3860000000000001" table:style-name="ce22">
            <text:p>-3,39</text:p>
          </table:table-cell>
          <table:table-cell office:value-type="float" office:value="0.06" table:style-name="ce22">
            <text:p>0,06</text:p>
          </table:table-cell>
          <table:table-cell office:value-type="float" office:value="1.4000000000224944E-3" table:formula="of:=[.I1130]-([.J1130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8Z</text:p>
          </table:table-cell>
          <table:table-cell office:value-type="string" table:style-name="ce15">
            <text:p>9172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8670109" table:style-name="ce18">
            <text:p>-22,6867011</text:p>
          </table:table-cell>
          <table:table-cell office:value-type="float" office:value="-44.984792910000003" table:style-name="ce18">
            <text:p>-44,9847929</text:p>
          </table:table-cell>
          <table:table-cell office:value-type="float" office:value="619.33820000000003" table:style-name="ce19">
            <text:p>619,3382</text:p>
          </table:table-cell>
          <table:table-cell office:value-type="float" office:value="615.95100000000002" table:style-name="ce20">
            <text:p>615,951</text:p>
          </table:table-cell>
          <table:table-cell office:value-type="float" office:value="-3.3872000000000071" table:formula="of:=[.H1131]-[.G1131]" table:style-name="ce21">
            <text:p>-3,39</text:p>
          </table:table-cell>
          <table:table-cell office:value-type="float" office:value="-3.3860000000000001" table:style-name="ce22">
            <text:p>-3,39</text:p>
          </table:table-cell>
          <table:table-cell office:value-type="float" office:value="0.06" table:style-name="ce22">
            <text:p>0,06</text:p>
          </table:table-cell>
          <table:table-cell office:value-type="float" office:value="-1.2000000000069733E-3" table:formula="of:=[.I1131]-([.J113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87F</text:p>
          </table:table-cell>
          <table:table-cell office:value-type="string" table:style-name="ce15">
            <text:p>9174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87370479999998" table:style-name="ce18">
            <text:p>-22,6873705</text:p>
          </table:table-cell>
          <table:table-cell office:value-type="float" office:value="-44.985794609999999" table:style-name="ce18">
            <text:p>-44,9857946</text:p>
          </table:table-cell>
          <table:table-cell office:value-type="float" office:value="619.3492" table:style-name="ce19">
            <text:p>619,3492</text:p>
          </table:table-cell>
          <table:table-cell office:value-type="float" office:value="615.98299999999995" table:style-name="ce20">
            <text:p>615,983</text:p>
          </table:table-cell>
          <table:table-cell office:value-type="float" office:value="-3.3662000000000489" table:formula="of:=[.H1132]-[.G1132]" table:style-name="ce21">
            <text:p>-3,37</text:p>
          </table:table-cell>
          <table:table-cell office:value-type="float" office:value="-3.3860000000000001" table:style-name="ce22">
            <text:p>-3,39</text:p>
          </table:table-cell>
          <table:table-cell office:value-type="float" office:value="0.06" table:style-name="ce22">
            <text:p>0,06</text:p>
          </table:table-cell>
          <table:table-cell office:value-type="float" office:value="1.979999999995119E-2" table:formula="of:=[.I1132]-([.J1132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9502B</text:p>
          </table:table-cell>
          <table:table-cell office:value-type="string" table:style-name="ce27">
            <text:p>91785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SP</text:p>
          </table:table-cell>
          <table:table-cell office:value-type="float" office:value="-20.021063259999998" table:style-name="ce30">
            <text:p>-20,0210633</text:p>
          </table:table-cell>
          <table:table-cell office:value-type="float" office:value="-47.435734240000002" table:style-name="ce30">
            <text:p>-47,4357342</text:p>
          </table:table-cell>
          <table:table-cell office:value-type="float" office:value="561.71119999999996" table:style-name="ce31">
            <text:p>561,7112</text:p>
          </table:table-cell>
          <table:table-cell office:value-type="float" office:value="553.15300000000002" table:style-name="ce32">
            <text:p>553,153</text:p>
          </table:table-cell>
          <table:table-cell office:value-type="float" office:value="-8.5581999999999425" table:formula="of:=[.H1133]-[.G1133]" table:style-name="ce33">
            <text:p>-8,56</text:p>
          </table:table-cell>
          <table:table-cell office:value-type="float" office:value="-8.4269999999999996" table:style-name="ce33">
            <text:p>-8,43</text:p>
          </table:table-cell>
          <table:table-cell office:value-type="float" office:value="5.7000000000000002E-2" table:style-name="ce33">
            <text:p>0,06</text:p>
          </table:table-cell>
          <table:table-cell office:value-type="float" office:value="-0.13119999999994292" table:formula="of:=[.I1133]-([.J1133])" table:style-name="ce33">
            <text:p>-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038T</text:p>
          </table:table-cell>
          <table:table-cell office:value-type="string" table:style-name="ce27">
            <text:p>91787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SP</text:p>
          </table:table-cell>
          <table:table-cell office:value-type="float" office:value="-20.03560259" table:style-name="ce30">
            <text:p>-20,0356026</text:p>
          </table:table-cell>
          <table:table-cell office:value-type="float" office:value="-48.22293355" table:style-name="ce30">
            <text:p>-48,2229336</text:p>
          </table:table-cell>
          <table:table-cell office:value-type="float" office:value="497.81060000000002" table:style-name="ce31">
            <text:p>497,8106</text:p>
          </table:table-cell>
          <table:table-cell office:value-type="float" office:value="488.65699999999998" table:style-name="ce32">
            <text:p>488,657</text:p>
          </table:table-cell>
          <table:table-cell office:value-type="float" office:value="-9.1536000000000399" table:formula="of:=[.H1134]-[.G1134]" table:style-name="ce33">
            <text:p>-9,15</text:p>
          </table:table-cell>
          <table:table-cell office:value-type="float" office:value="-9.0340000000000007" table:style-name="ce33">
            <text:p>-9,03</text:p>
          </table:table-cell>
          <table:table-cell office:value-type="float" office:value="0.06" table:style-name="ce33">
            <text:p>0,06</text:p>
          </table:table-cell>
          <table:table-cell office:value-type="float" office:value="-0.11960000000003923" table:formula="of:=[.I1134]-([.J1134])" table:style-name="ce3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41U</text:p>
          </table:table-cell>
          <table:table-cell office:value-type="string" table:style-name="ce15">
            <text:p>9183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271625700000001" table:style-name="ce18">
            <text:p>-20,2716257</text:p>
          </table:table-cell>
          <table:table-cell office:value-type="float" office:value="-47.4545204" table:style-name="ce18">
            <text:p>-47,4545204</text:p>
          </table:table-cell>
          <table:table-cell office:value-type="float" office:value="1052.1479999999999" table:style-name="ce19">
            <text:p>1052,1480</text:p>
          </table:table-cell>
          <table:table-cell office:value-type="float" office:value="1044.924" table:style-name="ce20">
            <text:p>1044,924</text:p>
          </table:table-cell>
          <table:table-cell office:value-type="float" office:value="-7.2239999999999327" table:formula="of:=[.H1135]-[.G1135]" table:style-name="ce21">
            <text:p>-7,22</text:p>
          </table:table-cell>
          <table:table-cell office:value-type="float" office:value="-7.2469999999999999" table:style-name="ce22">
            <text:p>-7,25</text:p>
          </table:table-cell>
          <table:table-cell office:value-type="float" office:value="0.06" table:style-name="ce22">
            <text:p>0,06</text:p>
          </table:table-cell>
          <table:table-cell office:value-type="float" office:value="2.3000000000067189E-2" table:formula="of:=[.I1135]-([.J113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78E</text:p>
          </table:table-cell>
          <table:table-cell office:value-type="string" table:style-name="ce15">
            <text:p>9183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625275349999999" table:style-name="ce18">
            <text:p>-20,6252754</text:p>
          </table:table-cell>
          <table:table-cell office:value-type="float" office:value="-49.352856119999998" table:style-name="ce18">
            <text:p>-49,3528561</text:p>
          </table:table-cell>
          <table:table-cell office:value-type="float" office:value="474.49829999999997" table:style-name="ce19">
            <text:p>474,4983</text:p>
          </table:table-cell>
          <table:table-cell office:value-type="float" office:value="467.05099999999999" table:style-name="ce20">
            <text:p>467,051</text:p>
          </table:table-cell>
          <table:table-cell office:value-type="float" office:value="-7.4472999999999843" table:formula="of:=[.H1136]-[.G1136]" table:style-name="ce21">
            <text:p>-7,45</text:p>
          </table:table-cell>
          <table:table-cell office:value-type="float" office:value="-7.4189999999999996" table:style-name="ce22">
            <text:p>-7,42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-2.8299999999984671E-2" table:formula="of:=[.I1136]-([.J1136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75N</text:p>
          </table:table-cell>
          <table:table-cell office:value-type="string" table:style-name="ce15">
            <text:p>9183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938179389999998" table:style-name="ce18">
            <text:p>-22,9381794</text:p>
          </table:table-cell>
          <table:table-cell office:value-type="float" office:value="-48.392777930000001" table:style-name="ce18">
            <text:p>-48,3927779</text:p>
          </table:table-cell>
          <table:table-cell office:value-type="float" office:value="877.80930000000001" table:style-name="ce19">
            <text:p>877,8093</text:p>
          </table:table-cell>
          <table:table-cell office:value-type="float" office:value="872.22199999999998" table:style-name="ce20">
            <text:p>872,222</text:p>
          </table:table-cell>
          <table:table-cell office:value-type="float" office:value="-5.5873000000000275" table:formula="of:=[.H1137]-[.G1137]" table:style-name="ce21">
            <text:p>-5,59</text:p>
          </table:table-cell>
          <table:table-cell office:value-type="float" office:value="-5.5449999999999999" table:style-name="ce22">
            <text:p>-5,55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-4.2300000000027538E-2" table:formula="of:=[.I1137]-([.J1137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75R</text:p>
          </table:table-cell>
          <table:table-cell office:value-type="string" table:style-name="ce15">
            <text:p>9184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93556319" table:style-name="ce18">
            <text:p>-22,9355632</text:p>
          </table:table-cell>
          <table:table-cell office:value-type="float" office:value="-48.35931772" table:style-name="ce18">
            <text:p>-48,3593177</text:p>
          </table:table-cell>
          <table:table-cell office:value-type="float" office:value="683.4289" table:style-name="ce19">
            <text:p>683,4289</text:p>
          </table:table-cell>
          <table:table-cell office:value-type="float" office:value="677.74099999999999" table:style-name="ce20">
            <text:p>677,741</text:p>
          </table:table-cell>
          <table:table-cell office:value-type="float" office:value="-5.6879000000000133" table:formula="of:=[.H1138]-[.G1138]" table:style-name="ce21">
            <text:p>-5,69</text:p>
          </table:table-cell>
          <table:table-cell office:value-type="float" office:value="-5.58" table:style-name="ce22">
            <text:p>-5,58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-0.10790000000001321" table:formula="of:=[.I1138]-([.J1138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14R</text:p>
          </table:table-cell>
          <table:table-cell office:value-type="string" table:style-name="ce15">
            <text:p>9184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806929799999999" table:style-name="ce18">
            <text:p>-21,8069298</text:p>
          </table:table-cell>
          <table:table-cell office:value-type="float" office:value="-48.838504759999999" table:style-name="ce18">
            <text:p>-48,8385048</text:p>
          </table:table-cell>
          <table:table-cell office:value-type="float" office:value="448.70299999999997" table:style-name="ce19">
            <text:p>448,7030</text:p>
          </table:table-cell>
          <table:table-cell office:value-type="float" office:value="441.61500000000001" table:style-name="ce20">
            <text:p>441,615</text:p>
          </table:table-cell>
          <table:table-cell office:value-type="float" office:value="-7.0879999999999654" table:formula="of:=[.H1139]-[.G1139]" table:style-name="ce21">
            <text:p>-7,09</text:p>
          </table:table-cell>
          <table:table-cell office:value-type="float" office:value="-6.9640000000000004" table:style-name="ce22">
            <text:p>-6,96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0.12399999999996503" table:formula="of:=[.I1139]-([.J1139])" table:style-name="ce2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14G</text:p>
          </table:table-cell>
          <table:table-cell office:value-type="string" table:style-name="ce15">
            <text:p>9184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939286200000002" table:style-name="ce18">
            <text:p>-21,9392862</text:p>
          </table:table-cell>
          <table:table-cell office:value-type="float" office:value="-48.801115000000003" table:style-name="ce18">
            <text:p>-48,8011150</text:p>
          </table:table-cell>
          <table:table-cell office:value-type="float" office:value="510.2552" table:style-name="ce19">
            <text:p>510,2552</text:p>
          </table:table-cell>
          <table:table-cell office:value-type="float" office:value="503.27699999999999" table:style-name="ce20">
            <text:p>503,277</text:p>
          </table:table-cell>
          <table:table-cell office:value-type="float" office:value="-6.9782000000000153" table:formula="of:=[.H1140]-[.G1140]" table:style-name="ce21">
            <text:p>-6,98</text:p>
          </table:table-cell>
          <table:table-cell office:value-type="float" office:value="-6.9459999999999997" table:style-name="ce22">
            <text:p>-6,95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3.220000000001555E-2" table:formula="of:=[.I1140]-([.J114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3041S</text:p>
          </table:table-cell>
          <table:table-cell office:value-type="string" table:style-name="ce27">
            <text:p>91845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SP</text:p>
          </table:table-cell>
          <table:table-cell office:value-type="float" office:value="-20.27196532" table:style-name="ce30">
            <text:p>-20,2719653</text:p>
          </table:table-cell>
          <table:table-cell office:value-type="float" office:value="-47.455369709999999" table:style-name="ce30">
            <text:p>-47,4553697</text:p>
          </table:table-cell>
          <table:table-cell office:value-type="float" office:value="1050.5419999999999" table:style-name="ce31">
            <text:p>1050,5420</text:p>
          </table:table-cell>
          <table:table-cell office:value-type="float" office:value="1043.42" table:style-name="ce32">
            <text:p>1043,420</text:p>
          </table:table-cell>
          <table:table-cell office:value-type="float" office:value="-7.1219999999998436" table:formula="of:=[.H1141]-[.G1141]" table:style-name="ce33">
            <text:p>-7,12</text:p>
          </table:table-cell>
          <table:table-cell office:value-type="float" office:value="-7.2439999999999998" table:style-name="ce33">
            <text:p>-7,24</text:p>
          </table:table-cell>
          <table:table-cell office:value-type="float" office:value="0.06" table:style-name="ce33">
            <text:p>0,06</text:p>
          </table:table-cell>
          <table:table-cell office:value-type="float" office:value="0.12200000000015621" table:formula="of:=[.I1141]-([.J1141])" table:style-name="ce3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40F</text:p>
          </table:table-cell>
          <table:table-cell office:value-type="string" table:style-name="ce15">
            <text:p>9187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583146639999999" table:style-name="ce18">
            <text:p>-20,5831466</text:p>
          </table:table-cell>
          <table:table-cell office:value-type="float" office:value="-48.597463230000002" table:style-name="ce18">
            <text:p>-48,5974632</text:p>
          </table:table-cell>
          <table:table-cell office:value-type="float" office:value="576.82939999999996" table:style-name="ce19">
            <text:p>576,8294</text:p>
          </table:table-cell>
          <table:table-cell office:value-type="float" office:value="568.85900000000004" table:style-name="ce20">
            <text:p>568,859</text:p>
          </table:table-cell>
          <table:table-cell office:value-type="float" office:value="-7.9703999999999269" table:formula="of:=[.H1142]-[.G1142]" table:style-name="ce21">
            <text:p>-7,97</text:p>
          </table:table-cell>
          <table:table-cell office:value-type="float" office:value="-7.9370000000000003" table:style-name="ce22">
            <text:p>-7,94</text:p>
          </table:table-cell>
          <table:table-cell office:value-type="float" office:value="6.3E-2" table:style-name="ce22">
            <text:p>0,06</text:p>
          </table:table-cell>
          <table:table-cell office:value-type="float" office:value="-3.33999999999266E-2" table:formula="of:=[.I1142]-([.J1142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14D</text:p>
          </table:table-cell>
          <table:table-cell office:value-type="string" table:style-name="ce15">
            <text:p>9197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525023170000001" table:style-name="ce18">
            <text:p>-21,5250232</text:p>
          </table:table-cell>
          <table:table-cell office:value-type="float" office:value="-50.551637739999997" table:style-name="ce18">
            <text:p>-50,5516377</text:p>
          </table:table-cell>
          <table:table-cell office:value-type="float" office:value="446.28280000000001" table:style-name="ce19">
            <text:p>446,2828</text:p>
          </table:table-cell>
          <table:table-cell office:value-type="float" office:value="439.37700000000001" table:style-name="ce20">
            <text:p>439,377</text:p>
          </table:table-cell>
          <table:table-cell office:value-type="float" office:value="-6.9057999999999993" table:formula="of:=[.H1143]-[.G1143]" table:style-name="ce21">
            <text:p>-6,91</text:p>
          </table:table-cell>
          <table:table-cell office:value-type="float" office:value="-6.9669999999999996" table:style-name="ce22">
            <text:p>-6,97</text:p>
          </table:table-cell>
          <table:table-cell office:value-type="float" office:value="5.7000000000000002E-2" table:style-name="ce22">
            <text:p>0,06</text:p>
          </table:table-cell>
          <table:table-cell office:value-type="float" office:value="6.1200000000000365E-2" table:formula="of:=[.I1143]-([.J1143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14S</text:p>
          </table:table-cell>
          <table:table-cell office:value-type="string" table:style-name="ce15">
            <text:p>9197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397565539999999" table:style-name="ce18">
            <text:p>-21,3975655</text:p>
          </table:table-cell>
          <table:table-cell office:value-type="float" office:value="-50.48334938" table:style-name="ce18">
            <text:p>-50,4833494</text:p>
          </table:table-cell>
          <table:table-cell office:value-type="float" office:value="461.34530000000001" table:style-name="ce19">
            <text:p>461,3453</text:p>
          </table:table-cell>
          <table:table-cell office:value-type="float" office:value="454.22500000000002" table:style-name="ce20">
            <text:p>454,225</text:p>
          </table:table-cell>
          <table:table-cell office:value-type="float" office:value="-7.1202999999999861" table:formula="of:=[.H1144]-[.G1144]" table:style-name="ce21">
            <text:p>-7,12</text:p>
          </table:table-cell>
          <table:table-cell office:value-type="float" office:value="-7.133" table:style-name="ce22">
            <text:p>-7,13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1.2700000000013922E-2" table:formula="of:=[.I1144]-([.J114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15F</text:p>
          </table:table-cell>
          <table:table-cell office:value-type="string" table:style-name="ce15">
            <text:p>9197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338706200000001" table:style-name="ce18">
            <text:p>-21,3387062</text:p>
          </table:table-cell>
          <table:table-cell office:value-type="float" office:value="-50.399997460000002" table:style-name="ce18">
            <text:p>-50,3999975</text:p>
          </table:table-cell>
          <table:table-cell office:value-type="float" office:value="476.33960000000002" table:style-name="ce19">
            <text:p>476,3396</text:p>
          </table:table-cell>
          <table:table-cell office:value-type="float" office:value="469.09500000000003" table:style-name="ce20">
            <text:p>469,095</text:p>
          </table:table-cell>
          <table:table-cell office:value-type="float" office:value="-7.2445999999999913" table:formula="of:=[.H1145]-[.G1145]" table:style-name="ce21">
            <text:p>-7,24</text:p>
          </table:table-cell>
          <table:table-cell office:value-type="float" office:value="-7.19" table:style-name="ce22">
            <text:p>-7,19</text:p>
          </table:table-cell>
          <table:table-cell office:value-type="float" office:value="0.06" table:style-name="ce22">
            <text:p>0,06</text:p>
          </table:table-cell>
          <table:table-cell office:value-type="float" office:value="-5.4599999999990878E-2" table:formula="of:=[.I1145]-([.J1145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15T</text:p>
          </table:table-cell>
          <table:table-cell office:value-type="string" table:style-name="ce15">
            <text:p>9197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220379640000001" table:style-name="ce18">
            <text:p>-21,2203796</text:p>
          </table:table-cell>
          <table:table-cell office:value-type="float" office:value="-50.302927969999999" table:style-name="ce18">
            <text:p>-50,3029280</text:p>
          </table:table-cell>
          <table:table-cell office:value-type="float" office:value="404.56549999999999" table:style-name="ce19">
            <text:p>404,5655</text:p>
          </table:table-cell>
          <table:table-cell office:value-type="float" office:value="397.077" table:style-name="ce20">
            <text:p>397,077</text:p>
          </table:table-cell>
          <table:table-cell office:value-type="float" office:value="-7.4884999999999877" table:formula="of:=[.H1146]-[.G1146]" table:style-name="ce21">
            <text:p>-7,49</text:p>
          </table:table-cell>
          <table:table-cell office:value-type="float" office:value="-7.4029999999999996" table:style-name="ce22">
            <text:p>-7,40</text:p>
          </table:table-cell>
          <table:table-cell office:value-type="float" office:value="6.3E-2" table:style-name="ce22">
            <text:p>0,06</text:p>
          </table:table-cell>
          <table:table-cell office:value-type="float" office:value="-8.5499999999988141E-2" table:formula="of:=[.I1146]-([.J1146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16H</text:p>
          </table:table-cell>
          <table:table-cell office:value-type="string" table:style-name="ce15">
            <text:p>9197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056995149999999" table:style-name="ce18">
            <text:p>-21,0569952</text:p>
          </table:table-cell>
          <table:table-cell office:value-type="float" office:value="-50.200952999999998" table:style-name="ce18">
            <text:p>-50,2009530</text:p>
          </table:table-cell>
          <table:table-cell office:value-type="float" office:value="383.53469999999999" table:style-name="ce19">
            <text:p>383,5347</text:p>
          </table:table-cell>
          <table:table-cell office:value-type="float" office:value="375.85700000000003" table:style-name="ce20">
            <text:p>375,857</text:p>
          </table:table-cell>
          <table:table-cell office:value-type="float" office:value="-7.6776999999999589" table:formula="of:=[.H1147]-[.G1147]" table:style-name="ce21">
            <text:p>-7,68</text:p>
          </table:table-cell>
          <table:table-cell office:value-type="float" office:value="-7.6529999999999996" table:style-name="ce22">
            <text:p>-7,65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2.469999999995931E-2" table:formula="of:=[.I1147]-([.J114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39E</text:p>
          </table:table-cell>
          <table:table-cell office:value-type="string" table:style-name="ce15">
            <text:p>9257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11999089" table:style-name="ce18">
            <text:p>-22,1199909</text:p>
          </table:table-cell>
          <table:table-cell office:value-type="float" office:value="-51.408963900000003" table:style-name="ce18">
            <text:p>-51,4089639</text:p>
          </table:table-cell>
          <table:table-cell office:value-type="float" office:value="432.9665" table:style-name="ce19">
            <text:p>432,9665</text:p>
          </table:table-cell>
          <table:table-cell office:value-type="float" office:value="427.68200000000002" table:style-name="ce20">
            <text:p>427,682</text:p>
          </table:table-cell>
          <table:table-cell office:value-type="float" office:value="-5.28449999999998" table:formula="of:=[.H1148]-[.G1148]" table:style-name="ce21">
            <text:p>-5,28</text:p>
          </table:table-cell>
          <table:table-cell office:value-type="float" office:value="-5.3159999999999998" table:style-name="ce22">
            <text:p>-5,32</text:p>
          </table:table-cell>
          <table:table-cell office:value-type="float" office:value="0.06" table:style-name="ce22">
            <text:p>0,06</text:p>
          </table:table-cell>
          <table:table-cell office:value-type="float" office:value="3.1500000000019845E-2" table:formula="of:=[.I1148]-([.J1148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08U</text:p>
          </table:table-cell>
          <table:table-cell office:value-type="string" table:style-name="ce15">
            <text:p>9257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128171300000002" table:style-name="ce18">
            <text:p>-22,1281713</text:p>
          </table:table-cell>
          <table:table-cell office:value-type="float" office:value="-51.42817608" table:style-name="ce18">
            <text:p>-51,4281761</text:p>
          </table:table-cell>
          <table:table-cell office:value-type="float" office:value="434.35969999999998" table:style-name="ce19">
            <text:p>434,3597</text:p>
          </table:table-cell>
          <table:table-cell office:value-type="float" office:value="429.10700000000003" table:style-name="ce20">
            <text:p>429,107</text:p>
          </table:table-cell>
          <table:table-cell office:value-type="float" office:value="-5.2526999999999475" table:formula="of:=[.H1149]-[.G1149]" table:style-name="ce21">
            <text:p>-5,25</text:p>
          </table:table-cell>
          <table:table-cell office:value-type="float" office:value="-5.27" table:style-name="ce22">
            <text:p>-5,27</text:p>
          </table:table-cell>
          <table:table-cell office:value-type="float" office:value="0.06" table:style-name="ce22">
            <text:p>0,06</text:p>
          </table:table-cell>
          <table:table-cell office:value-type="float" office:value="1.7300000000052052E-2" table:formula="of:=[.I1149]-([.J1149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39C</text:p>
          </table:table-cell>
          <table:table-cell office:value-type="string" table:style-name="ce15">
            <text:p>9257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118935929999999" table:style-name="ce18">
            <text:p>-22,1189359</text:p>
          </table:table-cell>
          <table:table-cell office:value-type="float" office:value="-51.408431210000003" table:style-name="ce18">
            <text:p>-51,4084312</text:p>
          </table:table-cell>
          <table:table-cell office:value-type="float" office:value="430.92009999999999" table:style-name="ce19">
            <text:p>430,9201</text:p>
          </table:table-cell>
          <table:table-cell office:value-type="float" office:value="425.61099999999999" table:style-name="ce20">
            <text:p>425,611</text:p>
          </table:table-cell>
          <table:table-cell office:value-type="float" office:value="-5.3091000000000008" table:formula="of:=[.H1150]-[.G1150]" table:style-name="ce21">
            <text:p>-5,31</text:p>
          </table:table-cell>
          <table:table-cell office:value-type="float" office:value="-5.319" table:style-name="ce22">
            <text:p>-5,32</text:p>
          </table:table-cell>
          <table:table-cell office:value-type="float" office:value="0.06" table:style-name="ce22">
            <text:p>0,06</text:p>
          </table:table-cell>
          <table:table-cell office:value-type="float" office:value="9.8999999999991317E-3" table:formula="of:=[.I1150]-([.J1150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09E</text:p>
          </table:table-cell>
          <table:table-cell office:value-type="string" table:style-name="ce15">
            <text:p>9258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1200227" table:style-name="ce18">
            <text:p>-22,1200227</text:p>
          </table:table-cell>
          <table:table-cell office:value-type="float" office:value="-51.407595710000002" table:style-name="ce18">
            <text:p>-51,4075957</text:p>
          </table:table-cell>
          <table:table-cell office:value-type="float" office:value="430.77269999999999" table:style-name="ce19">
            <text:p>430,7727</text:p>
          </table:table-cell>
          <table:table-cell office:value-type="float" office:value="425.452" table:style-name="ce20">
            <text:p>425,452</text:p>
          </table:table-cell>
          <table:table-cell office:value-type="float" office:value="-5.320699999999988" table:formula="of:=[.H1151]-[.G1151]" table:style-name="ce21">
            <text:p>-5,32</text:p>
          </table:table-cell>
          <table:table-cell office:value-type="float" office:value="-5.3179999999999996" table:style-name="ce22">
            <text:p>-5,32</text:p>
          </table:table-cell>
          <table:table-cell office:value-type="float" office:value="0.06" table:style-name="ce22">
            <text:p>0,06</text:p>
          </table:table-cell>
          <table:table-cell office:value-type="float" office:value="-2.6999999999883784E-3" table:formula="of:=[.I1151]-([.J115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09F</text:p>
          </table:table-cell>
          <table:table-cell office:value-type="string" table:style-name="ce15">
            <text:p>9258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125346010000001" table:style-name="ce18">
            <text:p>-22,1253460</text:p>
          </table:table-cell>
          <table:table-cell office:value-type="float" office:value="-51.402715229999998" table:style-name="ce18">
            <text:p>-51,4027152</text:p>
          </table:table-cell>
          <table:table-cell office:value-type="float" office:value="427.91149999999999" table:style-name="ce19">
            <text:p>427,9115</text:p>
          </table:table-cell>
          <table:table-cell office:value-type="float" office:value="422.642" table:style-name="ce20">
            <text:p>422,642</text:p>
          </table:table-cell>
          <table:table-cell office:value-type="float" office:value="-5.2694999999999936" table:formula="of:=[.H1152]-[.G1152]" table:style-name="ce21">
            <text:p>-5,27</text:p>
          </table:table-cell>
          <table:table-cell office:value-type="float" office:value="-5.3179999999999996" table:style-name="ce22">
            <text:p>-5,32</text:p>
          </table:table-cell>
          <table:table-cell office:value-type="float" office:value="0.06" table:style-name="ce22">
            <text:p>0,06</text:p>
          </table:table-cell>
          <table:table-cell office:value-type="float" office:value="4.8500000000005983E-2" table:formula="of:=[.I1152]-([.J1152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322T</text:p>
          </table:table-cell>
          <table:table-cell office:value-type="string" table:style-name="ce15">
            <text:p>9285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437569329999999" table:style-name="ce18">
            <text:p>-21,4375693</text:p>
          </table:table-cell>
          <table:table-cell office:value-type="float" office:value="-47.009685079999997" table:style-name="ce18">
            <text:p>-47,0096851</text:p>
          </table:table-cell>
          <table:table-cell office:value-type="float" office:value="619.10879999999997" table:style-name="ce19">
            <text:p>619,1088</text:p>
          </table:table-cell>
          <table:table-cell office:value-type="float" office:value="613.73800000000006" table:style-name="ce20">
            <text:p>613,738</text:p>
          </table:table-cell>
          <table:table-cell office:value-type="float" office:value="-5.3707999999999174" table:formula="of:=[.H1153]-[.G1153]" table:style-name="ce21">
            <text:p>-5,37</text:p>
          </table:table-cell>
          <table:table-cell office:value-type="float" office:value="-5.3070000000000004" table:style-name="ce22">
            <text:p>-5,31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-6.3799999999917034E-2" table:formula="of:=[.I1153]-([.J1153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020G</text:p>
          </table:table-cell>
          <table:table-cell office:value-type="string" table:style-name="ce15">
            <text:p>9365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8275538" table:style-name="ce18">
            <text:p>-22,6827554</text:p>
          </table:table-cell>
          <table:table-cell office:value-type="float" office:value="-44.322091700000001" table:style-name="ce18">
            <text:p>-44,3220917</text:p>
          </table:table-cell>
          <table:table-cell office:value-type="float" office:value="449.8091" table:style-name="ce19">
            <text:p>449,8091</text:p>
          </table:table-cell>
          <table:table-cell office:value-type="float" office:value="445.72500000000002" table:style-name="ce20">
            <text:p>445,725</text:p>
          </table:table-cell>
          <table:table-cell office:value-type="float" office:value="-4.0840999999999781" table:formula="of:=[.H1154]-[.G1154]" table:style-name="ce21">
            <text:p>-4,08</text:p>
          </table:table-cell>
          <table:table-cell office:value-type="float" office:value="-4.1950000000000003" table:style-name="ce22">
            <text:p>-4,20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0.1109000000000222" table:formula="of:=[.I1154]-([.J1154])" table:style-name="ce23">
            <text:p>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64J</text:p>
          </table:table-cell>
          <table:table-cell office:value-type="string" table:style-name="ce15">
            <text:p>9368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185409830000001" table:style-name="ce18">
            <text:p>-21,1854098</text:p>
          </table:table-cell>
          <table:table-cell office:value-type="float" office:value="-49.583082959999999" table:style-name="ce18">
            <text:p>-49,5830830</text:p>
          </table:table-cell>
          <table:table-cell office:value-type="float" office:value="486.0421" table:style-name="ce19">
            <text:p>486,0421</text:p>
          </table:table-cell>
          <table:table-cell office:value-type="float" office:value="478.75" table:style-name="ce20">
            <text:p>478,750</text:p>
          </table:table-cell>
          <table:table-cell office:value-type="float" office:value="-7.2921000000000049" table:formula="of:=[.H1155]-[.G1155]" table:style-name="ce21">
            <text:p>-7,29</text:p>
          </table:table-cell>
          <table:table-cell office:value-type="float" office:value="-7.2519999999999998" table:style-name="ce22">
            <text:p>-7,25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4.0100000000005132E-2" table:formula="of:=[.I1155]-([.J1155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65J</text:p>
          </table:table-cell>
          <table:table-cell office:value-type="string" table:style-name="ce15">
            <text:p>9368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03136447" table:style-name="ce18">
            <text:p>-21,0313645</text:p>
          </table:table-cell>
          <table:table-cell office:value-type="float" office:value="-49.646920399999999" table:style-name="ce18">
            <text:p>-49,6469204</text:p>
          </table:table-cell>
          <table:table-cell office:value-type="float" office:value="469.89030000000002" table:style-name="ce19">
            <text:p>469,8903</text:p>
          </table:table-cell>
          <table:table-cell office:value-type="float" office:value="462.61" table:style-name="ce20">
            <text:p>462,610</text:p>
          </table:table-cell>
          <table:table-cell office:value-type="float" office:value="-7.2803000000000111" table:formula="of:=[.H1156]-[.G1156]" table:style-name="ce21">
            <text:p>-7,28</text:p>
          </table:table-cell>
          <table:table-cell office:value-type="float" office:value="-7.319" table:style-name="ce22">
            <text:p>-7,32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3.8699999999988854E-2" table:formula="of:=[.I1156]-([.J1156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39Z</text:p>
          </table:table-cell>
          <table:table-cell office:value-type="string" table:style-name="ce15">
            <text:p>9390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119904739999999" table:style-name="ce18">
            <text:p>-22,1199047</text:p>
          </table:table-cell>
          <table:table-cell office:value-type="float" office:value="-51.408534019999998" table:style-name="ce18">
            <text:p>-51,4085340</text:p>
          </table:table-cell>
          <table:table-cell office:value-type="float" office:value="436.3673" table:style-name="ce19">
            <text:p>436,3673</text:p>
          </table:table-cell>
          <table:table-cell office:value-type="float" office:value="431.04899999999998" table:style-name="ce20">
            <text:p>431,049</text:p>
          </table:table-cell>
          <table:table-cell office:value-type="float" office:value="-5.318300000000022" table:formula="of:=[.H1157]-[.G1157]" table:style-name="ce21">
            <text:p>-5,32</text:p>
          </table:table-cell>
          <table:table-cell office:value-type="float" office:value="-5.3170000000000002" table:style-name="ce22">
            <text:p>-5,32</text:p>
          </table:table-cell>
          <table:table-cell office:value-type="float" office:value="0.06" table:style-name="ce22">
            <text:p>0,06</text:p>
          </table:table-cell>
          <table:table-cell office:value-type="float" office:value="-1.3000000000218392E-3" table:formula="of:=[.I1157]-([.J115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4037Z</text:p>
          </table:table-cell>
          <table:table-cell office:value-type="string" table:style-name="ce15">
            <text:p>9390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24105248" table:style-name="ce18">
            <text:p>-21,2410525</text:p>
          </table:table-cell>
          <table:table-cell office:value-type="float" office:value="-48.286649349999998" table:style-name="ce18">
            <text:p>-48,2866494</text:p>
          </table:table-cell>
          <table:table-cell office:value-type="float" office:value="575.54430000000002" table:style-name="ce19">
            <text:p>575,5443</text:p>
          </table:table-cell>
          <table:table-cell office:value-type="float" office:value="568.26800000000003" table:style-name="ce20">
            <text:p>568,268</text:p>
          </table:table-cell>
          <table:table-cell office:value-type="float" office:value="-7.276299999999992" table:formula="of:=[.H1158]-[.G1158]" table:style-name="ce21">
            <text:p>-7,28</text:p>
          </table:table-cell>
          <table:table-cell office:value-type="float" office:value="-7.242" table:style-name="ce22">
            <text:p>-7,24</text:p>
          </table:table-cell>
          <table:table-cell office:value-type="float" office:value="6.2E-2" table:style-name="ce22">
            <text:p>0,06</text:p>
          </table:table-cell>
          <table:table-cell office:value-type="float" office:value="-3.4299999999992004E-2" table:formula="of:=[.I1158]-([.J1158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24B</text:p>
          </table:table-cell>
          <table:table-cell office:value-type="string" table:style-name="ce15">
            <text:p>9611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213453510000001" table:style-name="ce18">
            <text:p>-23,2134535</text:p>
          </table:table-cell>
          <table:table-cell office:value-type="float" office:value="-45.860817849999997" table:style-name="ce18">
            <text:p>-45,8608179</text:p>
          </table:table-cell>
          <table:table-cell office:value-type="float" office:value="624.44470000000001" table:style-name="ce19">
            <text:p>624,4447</text:p>
          </table:table-cell>
          <table:table-cell office:value-type="float" office:value="621.02499999999998" table:style-name="ce20">
            <text:p>621,025</text:p>
          </table:table-cell>
          <table:table-cell office:value-type="float" office:value="-3.4197000000000344" table:formula="of:=[.H1159]-[.G1159]" table:style-name="ce21">
            <text:p>-3,42</text:p>
          </table:table-cell>
          <table:table-cell office:value-type="float" office:value="-3.3639999999999999" table:style-name="ce22">
            <text:p>-3,36</text:p>
          </table:table-cell>
          <table:table-cell office:value-type="float" office:value="6.3E-2" table:style-name="ce22">
            <text:p>0,06</text:p>
          </table:table-cell>
          <table:table-cell office:value-type="float" office:value="-5.57000000000345E-2" table:formula="of:=[.I1159]-([.J1159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12M</text:p>
          </table:table-cell>
          <table:table-cell office:value-type="string" table:style-name="ce15">
            <text:p>9615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791617599999999" table:style-name="ce18">
            <text:p>-21,7916176</text:p>
          </table:table-cell>
          <table:table-cell office:value-type="float" office:value="-50.796838880000003" table:style-name="ce18">
            <text:p>-50,7968389</text:p>
          </table:table-cell>
          <table:table-cell office:value-type="float" office:value="490.34800000000001" table:style-name="ce19">
            <text:p>490,3480</text:p>
          </table:table-cell>
          <table:table-cell office:value-type="float" office:value="483.79700000000003" table:style-name="ce20">
            <text:p>483,797</text:p>
          </table:table-cell>
          <table:table-cell office:value-type="float" office:value="-6.5509999999999877" table:formula="of:=[.H1160]-[.G1160]" table:style-name="ce21">
            <text:p>-6,55</text:p>
          </table:table-cell>
          <table:table-cell office:value-type="float" office:value="-6.5339999999999998" table:style-name="ce22">
            <text:p>-6,53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-1.6999999999987914E-2" table:formula="of:=[.I1160]-([.J1160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25R</text:p>
          </table:table-cell>
          <table:table-cell office:value-type="string" table:style-name="ce15">
            <text:p>9615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858369339999999" table:style-name="ce18">
            <text:p>-21,8583693</text:p>
          </table:table-cell>
          <table:table-cell office:value-type="float" office:value="-50.689338429999999" table:style-name="ce18">
            <text:p>-50,6893384</text:p>
          </table:table-cell>
          <table:table-cell office:value-type="float" office:value="499.64089999999999" table:style-name="ce19">
            <text:p>499,6409</text:p>
          </table:table-cell>
          <table:table-cell office:value-type="float" office:value="493.15499999999997" table:style-name="ce20">
            <text:p>493,155</text:p>
          </table:table-cell>
          <table:table-cell office:value-type="float" office:value="-6.4859000000000151" table:formula="of:=[.H1161]-[.G1161]" table:style-name="ce21">
            <text:p>-6,49</text:p>
          </table:table-cell>
          <table:table-cell office:value-type="float" office:value="-6.484" table:style-name="ce22">
            <text:p>-6,48</text:p>
          </table:table-cell>
          <table:table-cell office:value-type="float" office:value="5.8999999999999997E-2" table:style-name="ce22">
            <text:p>0,06</text:p>
          </table:table-cell>
          <table:table-cell office:value-type="float" office:value="-1.9000000000151118E-3" table:formula="of:=[.I1161]-([.J1161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82C</text:p>
          </table:table-cell>
          <table:table-cell office:value-type="string" table:style-name="ce15">
            <text:p>9628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010532189999999" table:style-name="ce18">
            <text:p>-22,0105322</text:p>
          </table:table-cell>
          <table:table-cell office:value-type="float" office:value="-47.412751419999999" table:style-name="ce18">
            <text:p>-47,4127514</text:p>
          </table:table-cell>
          <table:table-cell office:value-type="float" office:value="657.45159999999998" table:style-name="ce19">
            <text:p>657,4516</text:p>
          </table:table-cell>
          <table:table-cell office:value-type="float" office:value="651.19100000000003" table:style-name="ce20">
            <text:p>651,191</text:p>
          </table:table-cell>
          <table:table-cell office:value-type="float" office:value="-6.260599999999954" table:formula="of:=[.H1162]-[.G1162]" table:style-name="ce21">
            <text:p>-6,26</text:p>
          </table:table-cell>
          <table:table-cell office:value-type="float" office:value="-6.2530000000000001" table:style-name="ce22">
            <text:p>-6,25</text:p>
          </table:table-cell>
          <table:table-cell office:value-type="float" office:value="6.2E-2" table:style-name="ce22">
            <text:p>0,06</text:p>
          </table:table-cell>
          <table:table-cell office:value-type="float" office:value="-7.5999999999538659E-3" table:formula="of:=[.I1162]-([.J1162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10V</text:p>
          </table:table-cell>
          <table:table-cell office:value-type="string" table:style-name="ce15">
            <text:p>9628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689124799999998" table:style-name="ce18">
            <text:p>-21,6891248</text:p>
          </table:table-cell>
          <table:table-cell office:value-type="float" office:value="-48.082405309999999" table:style-name="ce18">
            <text:p>-48,0824053</text:p>
          </table:table-cell>
          <table:table-cell office:value-type="float" office:value="704.51260000000002" table:style-name="ce19">
            <text:p>704,5126</text:p>
          </table:table-cell>
          <table:table-cell office:value-type="float" office:value="697.524" table:style-name="ce20">
            <text:p>697,524</text:p>
          </table:table-cell>
          <table:table-cell office:value-type="float" office:value="-6.9886000000000195" table:formula="of:=[.H1163]-[.G1163]" table:style-name="ce21">
            <text:p>-6,99</text:p>
          </table:table-cell>
          <table:table-cell office:value-type="float" office:value="-6.9889999999999999" table:style-name="ce22">
            <text:p>-6,99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3.9999999998041602E-4" table:formula="of:=[.I1163]-([.J116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67S</text:p>
          </table:table-cell>
          <table:table-cell office:value-type="string" table:style-name="ce15">
            <text:p>9628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28690405" table:style-name="ce18">
            <text:p>-22,2869041</text:p>
          </table:table-cell>
          <table:table-cell office:value-type="float" office:value="-48.002508689999999" table:style-name="ce18">
            <text:p>-48,0025087</text:p>
          </table:table-cell>
          <table:table-cell office:value-type="float" office:value="775.54560000000004" table:style-name="ce19">
            <text:p>775,5456</text:p>
          </table:table-cell>
          <table:table-cell office:value-type="float" office:value="769.005" table:style-name="ce20">
            <text:p>769,005</text:p>
          </table:table-cell>
          <table:table-cell office:value-type="float" office:value="-6.5406000000000404" table:formula="of:=[.H1164]-[.G1164]" table:style-name="ce21">
            <text:p>-6,54</text:p>
          </table:table-cell>
          <table:table-cell office:value-type="float" office:value="-6.55" table:style-name="ce22">
            <text:p>-6,55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9.3999999999594408E-3" table:formula="of:=[.I1164]-([.J1164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87J</text:p>
          </table:table-cell>
          <table:table-cell office:value-type="string" table:style-name="ce15">
            <text:p>9628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037385749999999" table:style-name="ce18">
            <text:p>-22,0373858</text:p>
          </table:table-cell>
          <table:table-cell office:value-type="float" office:value="-47.836316179999997" table:style-name="ce18">
            <text:p>-47,8363162</text:p>
          </table:table-cell>
          <table:table-cell office:value-type="float" office:value="935.69640000000004" table:style-name="ce19">
            <text:p>935,6964</text:p>
          </table:table-cell>
          <table:table-cell office:value-type="float" office:value="929.26099999999997" table:style-name="ce20">
            <text:p>929,261</text:p>
          </table:table-cell>
          <table:table-cell office:value-type="float" office:value="-6.4354000000000724" table:formula="of:=[.H1165]-[.G1165]" table:style-name="ce21">
            <text:p>-6,44</text:p>
          </table:table-cell>
          <table:table-cell office:value-type="float" office:value="-6.4509999999999996" table:style-name="ce22">
            <text:p>-6,45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1.5599999999927228E-2" table:formula="of:=[.I1165]-([.J116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60F</text:p>
          </table:table-cell>
          <table:table-cell office:value-type="string" table:style-name="ce15">
            <text:p>9629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318363089999998" table:style-name="ce18">
            <text:p>-22,3183631</text:p>
          </table:table-cell>
          <table:table-cell office:value-type="float" office:value="-47.658702650000002" table:style-name="ce18">
            <text:p>-47,6587027</text:p>
          </table:table-cell>
          <table:table-cell office:value-type="float" office:value="611.58699999999999" table:style-name="ce19">
            <text:p>611,5870</text:p>
          </table:table-cell>
          <table:table-cell office:value-type="float" office:value="605.39200000000005" table:style-name="ce20">
            <text:p>605,392</text:p>
          </table:table-cell>
          <table:table-cell office:value-type="float" office:value="-6.1949999999999363" table:formula="of:=[.H1166]-[.G1166]" table:style-name="ce21">
            <text:p>-6,19</text:p>
          </table:table-cell>
          <table:table-cell office:value-type="float" office:value="-6.1760000000000002" table:style-name="ce22">
            <text:p>-6,18</text:p>
          </table:table-cell>
          <table:table-cell office:value-type="float" office:value="6.3E-2" table:style-name="ce22">
            <text:p>0,06</text:p>
          </table:table-cell>
          <table:table-cell office:value-type="float" office:value="-1.8999999999936179E-2" table:formula="of:=[.I1166]-([.J116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86L</text:p>
          </table:table-cell>
          <table:table-cell office:value-type="string" table:style-name="ce15">
            <text:p>9629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860315329999999" table:style-name="ce18">
            <text:p>-21,8603153</text:p>
          </table:table-cell>
          <table:table-cell office:value-type="float" office:value="-47.521113970000002" table:style-name="ce18">
            <text:p>-47,5211140</text:p>
          </table:table-cell>
          <table:table-cell office:value-type="float" office:value="575.37599999999998" table:style-name="ce19">
            <text:p>575,3760</text:p>
          </table:table-cell>
          <table:table-cell office:value-type="float" office:value="568.89" table:style-name="ce20">
            <text:p>568,890</text:p>
          </table:table-cell>
          <table:table-cell office:value-type="float" office:value="-6.48599999999999" table:formula="of:=[.H1167]-[.G1167]" table:style-name="ce21">
            <text:p>-6,49</text:p>
          </table:table-cell>
          <table:table-cell office:value-type="float" office:value="-6.4539999999999997" table:style-name="ce22">
            <text:p>-6,45</text:p>
          </table:table-cell>
          <table:table-cell office:value-type="float" office:value="6.3E-2" table:style-name="ce22">
            <text:p>0,06</text:p>
          </table:table-cell>
          <table:table-cell office:value-type="float" office:value="-3.1999999999990258E-2" table:formula="of:=[.I1167]-([.J1167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72Z</text:p>
          </table:table-cell>
          <table:table-cell office:value-type="string" table:style-name="ce15">
            <text:p>9629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474420840000001" table:style-name="ce18">
            <text:p>-22,4744208</text:p>
          </table:table-cell>
          <table:table-cell office:value-type="float" office:value="-47.133045889999998" table:style-name="ce18">
            <text:p>-47,1330459</text:p>
          </table:table-cell>
          <table:table-cell office:value-type="float" office:value="656.35360000000003" table:style-name="ce19">
            <text:p>656,3536</text:p>
          </table:table-cell>
          <table:table-cell office:value-type="float" office:value="651.03800000000001" table:style-name="ce20">
            <text:p>651,038</text:p>
          </table:table-cell>
          <table:table-cell office:value-type="float" office:value="-5.3156000000000176" table:formula="of:=[.H1168]-[.G1168]" table:style-name="ce21">
            <text:p>-5,32</text:p>
          </table:table-cell>
          <table:table-cell office:value-type="float" office:value="-5.3029999999999999" table:style-name="ce22">
            <text:p>-5,30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1.2600000000017708E-2" table:formula="of:=[.I1168]-([.J1168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85G</text:p>
          </table:table-cell>
          <table:table-cell office:value-type="string" table:style-name="ce15">
            <text:p>9629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294669339999999" table:style-name="ce18">
            <text:p>-22,2946693</text:p>
          </table:table-cell>
          <table:table-cell office:value-type="float" office:value="-47.393113919999998" table:style-name="ce18">
            <text:p>-47,3931139</text:p>
          </table:table-cell>
          <table:table-cell office:value-type="float" office:value="684.00319999999999" table:style-name="ce19">
            <text:p>684,0032</text:p>
          </table:table-cell>
          <table:table-cell office:value-type="float" office:value="678.06299999999999" table:style-name="ce20">
            <text:p>678,063</text:p>
          </table:table-cell>
          <table:table-cell office:value-type="float" office:value="-5.9402000000000044" table:formula="of:=[.H1169]-[.G1169]" table:style-name="ce21">
            <text:p>-5,94</text:p>
          </table:table-cell>
          <table:table-cell office:value-type="float" office:value="-5.976" table:style-name="ce22">
            <text:p>-5,98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3.5799999999995613E-2" table:formula="of:=[.I1169]-([.J1169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3062L</text:p>
          </table:table-cell>
          <table:table-cell office:value-type="string" table:style-name="ce35">
            <text:p>96294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SP</text:p>
          </table:table-cell>
          <table:table-cell office:value-type="float" office:value="-23.706287549999999" table:style-name="ce38">
            <text:p>-23,7062876</text:p>
          </table:table-cell>
          <table:table-cell office:value-type="float" office:value="-48.484828899999997" table:style-name="ce38">
            <text:p>-48,4848289</text:p>
          </table:table-cell>
          <table:table-cell office:value-type="float" office:value="655.07780000000002" table:style-name="ce39">
            <text:p>655,0778</text:p>
          </table:table-cell>
          <table:table-cell office:value-type="float" office:value="652.30999999999995" table:style-name="ce40">
            <text:p>652,310</text:p>
          </table:table-cell>
          <table:table-cell office:value-type="float" office:value="-2.7678000000000793" table:formula="of:=[.H1170]-[.G1170]" table:style-name="ce41">
            <text:p>-2,77</text:p>
          </table:table-cell>
          <table:table-cell office:value-type="float" office:value="-3.3740000000000001" table:style-name="ce41">
            <text:p>-3,37</text:p>
          </table:table-cell>
          <table:table-cell office:value-type="float" office:value="0.1" table:style-name="ce41">
            <text:p>0,10</text:p>
          </table:table-cell>
          <table:table-cell office:value-type="float" office:value="0.6061999999999208" table:formula="of:=[.I1170]-([.J1170])" table:style-name="ce41">
            <text:p>0,6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70U</text:p>
          </table:table-cell>
          <table:table-cell office:value-type="string" table:style-name="ce15">
            <text:p>9629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896712300000001" table:style-name="ce18">
            <text:p>-22,8967123</text:p>
          </table:table-cell>
          <table:table-cell office:value-type="float" office:value="-47.188294560000003" table:style-name="ce18">
            <text:p>-47,1882946</text:p>
          </table:table-cell>
          <table:table-cell office:value-type="float" office:value="631.01790000000005" table:style-name="ce19">
            <text:p>631,0179</text:p>
          </table:table-cell>
          <table:table-cell office:value-type="float" office:value="626.29700000000003" table:style-name="ce20">
            <text:p>626,297</text:p>
          </table:table-cell>
          <table:table-cell office:value-type="float" office:value="-4.7209000000000287" table:formula="of:=[.H1171]-[.G1171]" table:style-name="ce21">
            <text:p>-4,72</text:p>
          </table:table-cell>
          <table:table-cell office:value-type="float" office:value="-4.734" table:style-name="ce22">
            <text:p>-4,73</text:p>
          </table:table-cell>
          <table:table-cell office:value-type="float" office:value="7.8E-2" table:style-name="ce22">
            <text:p>0,08</text:p>
          </table:table-cell>
          <table:table-cell office:value-type="float" office:value="1.3099999999971246E-2" table:formula="of:=[.I1171]-([.J117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115B</text:p>
          </table:table-cell>
          <table:table-cell office:value-type="string" table:style-name="ce27">
            <text:p>96299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SP</text:p>
          </table:table-cell>
          <table:table-cell office:value-type="float" office:value="-24.318694260000001" table:style-name="ce30">
            <text:p>-24,3186943</text:p>
          </table:table-cell>
          <table:table-cell office:value-type="float" office:value="-48.618268520000001" table:style-name="ce30">
            <text:p>-48,6182685</text:p>
          </table:table-cell>
          <table:table-cell office:value-type="float" office:value="839.15920000000006" table:style-name="ce31">
            <text:p>839,1592</text:p>
          </table:table-cell>
          <table:table-cell office:value-type="float" office:value="839.00599999999997" table:style-name="ce32">
            <text:p>839,006</text:p>
          </table:table-cell>
          <table:table-cell office:value-type="float" office:value="-0.15320000000008349" table:formula="of:=[.H1172]-[.G1172]" table:style-name="ce33">
            <text:p>-0,15</text:p>
          </table:table-cell>
          <table:table-cell office:value-type="float" office:value="-0.35499999999999998" table:style-name="ce33">
            <text:p>-0,36</text:p>
          </table:table-cell>
          <table:table-cell office:value-type="float" office:value="8.3000000000000004E-2" table:style-name="ce33">
            <text:p>0,08</text:p>
          </table:table-cell>
          <table:table-cell office:value-type="float" office:value="0.20179999999991649" table:formula="of:=[.I1172]-([.J1172])" table:style-name="ce33">
            <text:p>0,2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21J</text:p>
          </table:table-cell>
          <table:table-cell office:value-type="string" table:style-name="ce15">
            <text:p>9630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4.738131790000001" table:style-name="ce18">
            <text:p>-24,7381318</text:p>
          </table:table-cell>
          <table:table-cell office:value-type="float" office:value="-48.513333320000001" table:style-name="ce18">
            <text:p>-48,5133333</text:p>
          </table:table-cell>
          <table:table-cell office:value-type="float" office:value="138.8997" table:style-name="ce19">
            <text:p>138,8997</text:p>
          </table:table-cell>
          <table:table-cell office:value-type="float" office:value="138.666" table:style-name="ce20">
            <text:p>138,666</text:p>
          </table:table-cell>
          <table:table-cell office:value-type="float" office:value="-0.23369999999999891" table:formula="of:=[.H1173]-[.G1173]" table:style-name="ce21">
            <text:p>-0,23</text:p>
          </table:table-cell>
          <table:table-cell office:value-type="float" office:value="-0.28699999999999998" table:style-name="ce22">
            <text:p>-0,29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5.3300000000001069E-2" table:formula="of:=[.I1173]-([.J1173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2124V</text:p>
          </table:table-cell>
          <table:table-cell office:value-type="string" table:style-name="ce35">
            <text:p>96301</text:p>
          </table:table-cell>
          <table:table-cell office:value-type="string" table:style-name="ce36">
            <text:p>SUDESTE</text:p>
          </table:table-cell>
          <table:table-cell office:value-type="string" table:style-name="ce37">
            <text:p>SP</text:p>
          </table:table-cell>
          <table:table-cell office:value-type="float" office:value="-23.77910104" table:style-name="ce38">
            <text:p>-23,7791010</text:p>
          </table:table-cell>
          <table:table-cell office:value-type="float" office:value="-47.510131049999998" table:style-name="ce38">
            <text:p>-47,5101311</text:p>
          </table:table-cell>
          <table:table-cell office:value-type="float" office:value="926.83510000000001" table:style-name="ce39">
            <text:p>926,8351</text:p>
          </table:table-cell>
          <table:table-cell office:value-type="float" office:value="923.98599999999999" table:style-name="ce40">
            <text:p>923,986</text:p>
          </table:table-cell>
          <table:table-cell office:value-type="float" office:value="-2.8491000000000213" table:formula="of:=[.H1174]-[.G1174]" table:style-name="ce41">
            <text:p>-2,85</text:p>
          </table:table-cell>
          <table:table-cell office:value-type="float" office:value="-3.452" table:style-name="ce41">
            <text:p>-3,45</text:p>
          </table:table-cell>
          <table:table-cell office:value-type="float" office:value="9.2999999999999999E-2" table:style-name="ce41">
            <text:p>0,09</text:p>
          </table:table-cell>
          <table:table-cell office:value-type="float" office:value="0.60289999999997868" table:formula="of:=[.I1174]-([.J1174])" table:style-name="ce41">
            <text:p>0,6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21D</text:p>
          </table:table-cell>
          <table:table-cell office:value-type="string" table:style-name="ce15">
            <text:p>9630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4.3595544" table:style-name="ce18">
            <text:p>-24,3595544</text:p>
          </table:table-cell>
          <table:table-cell office:value-type="float" office:value="-47.686858909999998" table:style-name="ce18">
            <text:p>-47,6868589</text:p>
          </table:table-cell>
          <table:table-cell office:value-type="float" office:value="21.712700000000002" table:style-name="ce19">
            <text:p>21,7127</text:p>
          </table:table-cell>
          <table:table-cell office:value-type="float" office:value="18.294" table:style-name="ce20">
            <text:p>18,294</text:p>
          </table:table-cell>
          <table:table-cell office:value-type="float" office:value="-3.4187000000000012" table:formula="of:=[.H1175]-[.G1175]" table:style-name="ce21">
            <text:p>-3,42</text:p>
          </table:table-cell>
          <table:table-cell office:value-type="float" office:value="-3.4750000000000001" table:style-name="ce22">
            <text:p>-3,48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5.6299999999998906E-2" table:formula="of:=[.I1175]-([.J1175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83H</text:p>
          </table:table-cell>
          <table:table-cell office:value-type="string" table:style-name="ce15">
            <text:p>9630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60938964" table:style-name="ce18">
            <text:p>-20,6093896</text:p>
          </table:table-cell>
          <table:table-cell office:value-type="float" office:value="-50.809813490000003" table:style-name="ce18">
            <text:p>-50,8098135</text:p>
          </table:table-cell>
          <table:table-cell office:value-type="float" office:value="407.47719999999998" table:style-name="ce19">
            <text:p>407,4772</text:p>
          </table:table-cell>
          <table:table-cell office:value-type="float" office:value="399.572" table:style-name="ce20">
            <text:p>399,572</text:p>
          </table:table-cell>
          <table:table-cell office:value-type="float" office:value="-7.9051999999999794" table:formula="of:=[.H1176]-[.G1176]" table:style-name="ce21">
            <text:p>-7,91</text:p>
          </table:table-cell>
          <table:table-cell office:value-type="float" office:value="-7.8819999999999997" table:style-name="ce22">
            <text:p>-7,88</text:p>
          </table:table-cell>
          <table:table-cell office:value-type="float" office:value="7.8E-2" table:style-name="ce22">
            <text:p>0,08</text:p>
          </table:table-cell>
          <table:table-cell office:value-type="float" office:value="-2.3199999999979681E-2" table:formula="of:=[.I1176]-([.J1176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91B</text:p>
          </table:table-cell>
          <table:table-cell office:value-type="string" table:style-name="ce15">
            <text:p>9630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784131840000001" table:style-name="ce18">
            <text:p>-20,7841318</text:p>
          </table:table-cell>
          <table:table-cell office:value-type="float" office:value="-51.211593219999997" table:style-name="ce18">
            <text:p>-51,2115932</text:p>
          </table:table-cell>
          <table:table-cell office:value-type="float" office:value="381.51580000000001" table:style-name="ce19">
            <text:p>381,5158</text:p>
          </table:table-cell>
          <table:table-cell office:value-type="float" office:value="374.25599999999997" table:style-name="ce20">
            <text:p>374,256</text:p>
          </table:table-cell>
          <table:table-cell office:value-type="float" office:value="-7.2598000000000411" table:formula="of:=[.H1177]-[.G1177]" table:style-name="ce21">
            <text:p>-7,26</text:p>
          </table:table-cell>
          <table:table-cell office:value-type="float" office:value="-7.258" table:style-name="ce22">
            <text:p>-7,26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1.8000000000411021E-3" table:formula="of:=[.I1177]-([.J117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93V</text:p>
          </table:table-cell>
          <table:table-cell office:value-type="string" table:style-name="ce15">
            <text:p>9630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380835650000002" table:style-name="ce18">
            <text:p>-21,3808357</text:p>
          </table:table-cell>
          <table:table-cell office:value-type="float" office:value="-51.678135599999997" table:style-name="ce18">
            <text:p>-51,6781356</text:p>
          </table:table-cell>
          <table:table-cell office:value-type="float" office:value="347.17399999999998" table:style-name="ce19">
            <text:p>347,1740</text:p>
          </table:table-cell>
          <table:table-cell office:value-type="float" office:value="341.22399999999999" table:style-name="ce20">
            <text:p>341,224</text:p>
          </table:table-cell>
          <table:table-cell office:value-type="float" office:value="-5.9499999999999886" table:formula="of:=[.H1178]-[.G1178]" table:style-name="ce21">
            <text:p>-5,95</text:p>
          </table:table-cell>
          <table:table-cell office:value-type="float" office:value="-5.9649999999999999" table:style-name="ce22">
            <text:p>-5,97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1.5000000000011227E-2" table:formula="of:=[.I1178]-([.J1178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96X</text:p>
          </table:table-cell>
          <table:table-cell office:value-type="string" table:style-name="ce15">
            <text:p>96307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89453219" table:style-name="ce18">
            <text:p>-21,8945322</text:p>
          </table:table-cell>
          <table:table-cell office:value-type="float" office:value="-51.83835878" table:style-name="ce18">
            <text:p>-51,8383588</text:p>
          </table:table-cell>
          <table:table-cell office:value-type="float" office:value="374.11219999999997" table:style-name="ce19">
            <text:p>374,1122</text:p>
          </table:table-cell>
          <table:table-cell office:value-type="float" office:value="369.24900000000002" table:style-name="ce20">
            <text:p>369,249</text:p>
          </table:table-cell>
          <table:table-cell office:value-type="float" office:value="-4.8631999999999493" table:formula="of:=[.H1179]-[.G1179]" table:style-name="ce21">
            <text:p>-4,86</text:p>
          </table:table-cell>
          <table:table-cell office:value-type="float" office:value="-4.9379999999999997" table:style-name="ce22">
            <text:p>-4,94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7.4800000000050382E-2" table:formula="of:=[.I1179]-([.J1179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395E</text:p>
          </table:table-cell>
          <table:table-cell office:value-type="string" table:style-name="ce15">
            <text:p>9630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48536773" table:style-name="ce18">
            <text:p>-21,4853677</text:p>
          </table:table-cell>
          <table:table-cell office:value-type="float" office:value="-51.74183695" table:style-name="ce18">
            <text:p>-51,7418370</text:p>
          </table:table-cell>
          <table:table-cell office:value-type="float" office:value="363.11180000000002" table:style-name="ce19">
            <text:p>363,1118</text:p>
          </table:table-cell>
          <table:table-cell office:value-type="float" office:value="357.42899999999997" table:style-name="ce20">
            <text:p>357,429</text:p>
          </table:table-cell>
          <table:table-cell office:value-type="float" office:value="-5.6828000000000429" table:formula="of:=[.H1180]-[.G1180]" table:style-name="ce21">
            <text:p>-5,68</text:p>
          </table:table-cell>
          <table:table-cell office:value-type="float" office:value="-5.7759999999999998" table:style-name="ce22">
            <text:p>-5,78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9.3199999999956873E-2" table:formula="of:=[.I1180]-([.J1180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45B</text:p>
          </table:table-cell>
          <table:table-cell office:value-type="string" table:style-name="ce15">
            <text:p>9630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52526207" table:style-name="ce18">
            <text:p>-22,5252621</text:p>
          </table:table-cell>
          <table:table-cell office:value-type="float" office:value="-50.288722059999998" table:style-name="ce18">
            <text:p>-50,2887221</text:p>
          </table:table-cell>
          <table:table-cell office:value-type="float" office:value="536.69420000000002" table:style-name="ce19">
            <text:p>536,6942</text:p>
          </table:table-cell>
          <table:table-cell office:value-type="float" office:value="530.553" table:style-name="ce20">
            <text:p>530,553</text:p>
          </table:table-cell>
          <table:table-cell office:value-type="float" office:value="-6.1412000000000262" table:formula="of:=[.H1181]-[.G1181]" table:style-name="ce21">
            <text:p>-6,14</text:p>
          </table:table-cell>
          <table:table-cell office:value-type="float" office:value="-6.0449999999999999" table:style-name="ce22">
            <text:p>-6,05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9.6200000000026265E-2" table:formula="of:=[.I1181]-([.J1181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45Z</text:p>
          </table:table-cell>
          <table:table-cell office:value-type="string" table:style-name="ce15">
            <text:p>96310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26538579" table:style-name="ce18">
            <text:p>-22,2653858</text:p>
          </table:table-cell>
          <table:table-cell office:value-type="float" office:value="-49.996089329999997" table:style-name="ce18">
            <text:p>-49,9960893</text:p>
          </table:table-cell>
          <table:table-cell office:value-type="float" office:value="643.13170000000002" table:style-name="ce19">
            <text:p>643,1317</text:p>
          </table:table-cell>
          <table:table-cell office:value-type="float" office:value="636.928" table:style-name="ce20">
            <text:p>636,928</text:p>
          </table:table-cell>
          <table:table-cell office:value-type="float" office:value="-6.2037000000000262" table:formula="of:=[.H1182]-[.G1182]" table:style-name="ce21">
            <text:p>-6,20</text:p>
          </table:table-cell>
          <table:table-cell office:value-type="float" office:value="-6.266" table:style-name="ce22">
            <text:p>-6,27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6.2299999999973821E-2" table:formula="of:=[.I1182]-([.J1182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96T</text:p>
          </table:table-cell>
          <table:table-cell office:value-type="string" table:style-name="ce15">
            <text:p>96311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28523981" table:style-name="ce18">
            <text:p>-22,2852398</text:p>
          </table:table-cell>
          <table:table-cell office:value-type="float" office:value="-49.491507159999998" table:style-name="ce18">
            <text:p>-49,4915072</text:p>
          </table:table-cell>
          <table:table-cell office:value-type="float" office:value="627.13959999999997" table:style-name="ce19">
            <text:p>627,1396</text:p>
          </table:table-cell>
          <table:table-cell office:value-type="float" office:value="621.01499999999999" table:style-name="ce20">
            <text:p>621,015</text:p>
          </table:table-cell>
          <table:table-cell office:value-type="float" office:value="-6.1245999999999867" table:formula="of:=[.H1183]-[.G1183]" table:style-name="ce21">
            <text:p>-6,12</text:p>
          </table:table-cell>
          <table:table-cell office:value-type="float" office:value="-6.1619999999999999" table:style-name="ce22">
            <text:p>-6,16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3.74000000000132E-2" table:formula="of:=[.I1183]-([.J1183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77U</text:p>
          </table:table-cell>
          <table:table-cell office:value-type="string" table:style-name="ce15">
            <text:p>9631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621584290000001" table:style-name="ce18">
            <text:p>-22,6215843</text:p>
          </table:table-cell>
          <table:table-cell office:value-type="float" office:value="-49.382739039999997" table:style-name="ce18">
            <text:p>-49,3827390</text:p>
          </table:table-cell>
          <table:table-cell office:value-type="float" office:value="599.44989999999996" table:style-name="ce19">
            <text:p>599,4499</text:p>
          </table:table-cell>
          <table:table-cell office:value-type="float" office:value="593.54200000000003" table:style-name="ce20">
            <text:p>593,542</text:p>
          </table:table-cell>
          <table:table-cell office:value-type="float" office:value="-5.9078999999999269" table:formula="of:=[.H1184]-[.G1184]" table:style-name="ce21">
            <text:p>-5,91</text:p>
          </table:table-cell>
          <table:table-cell office:value-type="float" office:value="-5.8739999999999997" table:style-name="ce22">
            <text:p>-5,87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3.3899999999927211E-2" table:formula="of:=[.I1184]-([.J1184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95L</text:p>
          </table:table-cell>
          <table:table-cell office:value-type="string" table:style-name="ce15">
            <text:p>9631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2.88288871" table:style-name="ce18">
            <text:p>-22,8828887</text:p>
          </table:table-cell>
          <table:table-cell office:value-type="float" office:value="-48.75780125" table:style-name="ce18">
            <text:p>-48,7578013</text:p>
          </table:table-cell>
          <table:table-cell office:value-type="float" office:value="799.51700000000005" table:style-name="ce19">
            <text:p>799,5170</text:p>
          </table:table-cell>
          <table:table-cell office:value-type="float" office:value="794.08199999999999" table:style-name="ce20">
            <text:p>794,082</text:p>
          </table:table-cell>
          <table:table-cell office:value-type="float" office:value="-5.4350000000000591" table:formula="of:=[.H1185]-[.G1185]" table:style-name="ce21">
            <text:p>-5,44</text:p>
          </table:table-cell>
          <table:table-cell office:value-type="float" office:value="-5.3760000000000003" table:style-name="ce22">
            <text:p>-5,38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5.9000000000058783E-2" table:formula="of:=[.I1185]-([.J1185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12Z</text:p>
          </table:table-cell>
          <table:table-cell office:value-type="string" table:style-name="ce15">
            <text:p>96318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1.265950199999999" table:style-name="ce18">
            <text:p>-21,2659502</text:p>
          </table:table-cell>
          <table:table-cell office:value-type="float" office:value="-47.81813794" table:style-name="ce18">
            <text:p>-47,8181379</text:p>
          </table:table-cell>
          <table:table-cell office:value-type="float" office:value="574.81169999999997" table:style-name="ce19">
            <text:p>574,8117</text:p>
          </table:table-cell>
          <table:table-cell office:value-type="float" office:value="567.91399999999999" table:style-name="ce20">
            <text:p>567,914</text:p>
          </table:table-cell>
          <table:table-cell office:value-type="float" office:value="-6.8976999999999862" table:formula="of:=[.H1186]-[.G1186]" table:style-name="ce21">
            <text:p>-6,90</text:p>
          </table:table-cell>
          <table:table-cell office:value-type="float" office:value="-6.8440000000000003" table:style-name="ce22">
            <text:p>-6,84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5.369999999998587E-2" table:formula="of:=[.I1186]-([.J1186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39S</text:p>
          </table:table-cell>
          <table:table-cell office:value-type="string" table:style-name="ce15">
            <text:p>96319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0.244943729999999" table:style-name="ce18">
            <text:p>-20,2449437</text:p>
          </table:table-cell>
          <table:table-cell office:value-type="float" office:value="-47.874324440000002" table:style-name="ce18">
            <text:p>-47,8743244</text:p>
          </table:table-cell>
          <table:table-cell office:value-type="float" office:value="554.19600000000003" table:style-name="ce19">
            <text:p>554,1960</text:p>
          </table:table-cell>
          <table:table-cell office:value-type="float" office:value="546.34699999999998" table:style-name="ce20">
            <text:p>546,347</text:p>
          </table:table-cell>
          <table:table-cell office:value-type="float" office:value="-7.8490000000000464" table:formula="of:=[.H1187]-[.G1187]" table:style-name="ce21">
            <text:p>-7,85</text:p>
          </table:table-cell>
          <table:table-cell office:value-type="float" office:value="-7.9740000000000002" table:style-name="ce22">
            <text:p>-7,97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0.12499999999995381" table:formula="of:=[.I1187]-([.J1187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2143E</text:p>
          </table:table-cell>
          <table:table-cell office:value-type="string" table:style-name="ce27">
            <text:p>96331</text:p>
          </table:table-cell>
          <table:table-cell office:value-type="string" table:style-name="ce28">
            <text:p>SUDESTE</text:p>
          </table:table-cell>
          <table:table-cell office:value-type="string" table:style-name="ce29">
            <text:p>SP</text:p>
          </table:table-cell>
          <table:table-cell office:value-type="float" office:value="-23.756252549999999" table:style-name="ce30">
            <text:p>-23,7562526</text:p>
          </table:table-cell>
          <table:table-cell office:value-type="float" office:value="-45.877427830000002" table:style-name="ce30">
            <text:p>-45,8774278</text:p>
          </table:table-cell>
          <table:table-cell office:value-type="float" office:value="4.6859999999999999" table:style-name="ce31">
            <text:p>04,6860</text:p>
          </table:table-cell>
          <table:table-cell office:value-type="float" office:value="0.03" table:style-name="ce32">
            <text:p>00,030</text:p>
          </table:table-cell>
          <table:table-cell office:value-type="float" office:value="-4.6559999999999997" table:formula="of:=[.H1188]-[.G1188]" table:style-name="ce33">
            <text:p>-4,66</text:p>
          </table:table-cell>
          <table:table-cell office:value-type="float" office:value="-4.4379999999999997" table:style-name="ce33">
            <text:p>-4,44</text:p>
          </table:table-cell>
          <table:table-cell office:value-type="float" office:value="7.3999999999999996E-2" table:style-name="ce33">
            <text:p>0,07</text:p>
          </table:table-cell>
          <table:table-cell office:value-type="float" office:value="-0.21799999999999997" table:formula="of:=[.I1188]-([.J1188])" table:style-name="ce33">
            <text:p>-0,2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80X</text:p>
          </table:table-cell>
          <table:table-cell office:value-type="string" table:style-name="ce15">
            <text:p>96332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66724881" table:style-name="ce18">
            <text:p>-23,6672488</text:p>
          </table:table-cell>
          <table:table-cell office:value-type="float" office:value="-45.436411749999998" table:style-name="ce18">
            <text:p>-45,4364118</text:p>
          </table:table-cell>
          <table:table-cell office:value-type="float" office:value="2.9601000000000002" table:style-name="ce19">
            <text:p>02,9601</text:p>
          </table:table-cell>
          <table:table-cell office:value-type="float" office:value="-1.7969999999999999" table:style-name="ce20">
            <text:p>-01,797</text:p>
          </table:table-cell>
          <table:table-cell office:value-type="float" office:value="-4.7571000000000003" table:formula="of:=[.H1189]-[.G1189]" table:style-name="ce21">
            <text:p>-4,76</text:p>
          </table:table-cell>
          <table:table-cell office:value-type="float" office:value="-4.6639999999999997" table:style-name="ce22">
            <text:p>-4,66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9.3100000000000627E-2" table:formula="of:=[.I1189]-([.J1189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60Z</text:p>
          </table:table-cell>
          <table:table-cell office:value-type="string" table:style-name="ce15">
            <text:p>96333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4.031567200000001" table:style-name="ce18">
            <text:p>-24,0315672</text:p>
          </table:table-cell>
          <table:table-cell office:value-type="float" office:value="-46.399345619999998" table:style-name="ce18">
            <text:p>-46,3993456</text:p>
          </table:table-cell>
          <table:table-cell office:value-type="float" office:value="90.035399999999996" table:style-name="ce19">
            <text:p>90,0354</text:p>
          </table:table-cell>
          <table:table-cell office:value-type="float" office:value="85.337000000000003" table:style-name="ce20">
            <text:p>85,337</text:p>
          </table:table-cell>
          <table:table-cell office:value-type="float" office:value="-4.6983999999999924" table:formula="of:=[.H1190]-[.G1190]" table:style-name="ce21">
            <text:p>-4,70</text:p>
          </table:table-cell>
          <table:table-cell office:value-type="float" office:value="-4.7329999999999997" table:style-name="ce22">
            <text:p>-4,73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3.4600000000007292E-2" table:formula="of:=[.I1190]-([.J1190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34B</text:p>
          </table:table-cell>
          <table:table-cell office:value-type="string" table:style-name="ce15">
            <text:p>96334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4.281221089999999" table:style-name="ce18">
            <text:p>-24,2812211</text:p>
          </table:table-cell>
          <table:table-cell office:value-type="float" office:value="-47.224703750000003" table:style-name="ce18">
            <text:p>-47,2247038</text:p>
          </table:table-cell>
          <table:table-cell office:value-type="float" office:value="53.507800000000003" table:style-name="ce19">
            <text:p>53,5078</text:p>
          </table:table-cell>
          <table:table-cell office:value-type="float" office:value="49.914000000000001" table:style-name="ce20">
            <text:p>49,914</text:p>
          </table:table-cell>
          <table:table-cell office:value-type="float" office:value="-3.5938000000000017" table:formula="of:=[.H1191]-[.G1191]" table:style-name="ce21">
            <text:p>-3,59</text:p>
          </table:table-cell>
          <table:table-cell office:value-type="float" office:value="-3.6230000000000002" table:style-name="ce22">
            <text:p>-3,62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2.919999999999856E-2" table:formula="of:=[.I1191]-([.J1191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39L</text:p>
          </table:table-cell>
          <table:table-cell office:value-type="string" table:style-name="ce15">
            <text:p>96335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4.2225386" table:style-name="ce18">
            <text:p>-24,2225386</text:p>
          </table:table-cell>
          <table:table-cell office:value-type="float" office:value="-47.92700627" table:style-name="ce18">
            <text:p>-47,9270063</text:p>
          </table:table-cell>
          <table:table-cell office:value-type="float" office:value="33.216500000000003" table:style-name="ce19">
            <text:p>33,2165</text:p>
          </table:table-cell>
          <table:table-cell office:value-type="float" office:value="29.992999999999999" table:style-name="ce20">
            <text:p>29,993</text:p>
          </table:table-cell>
          <table:table-cell office:value-type="float" office:value="-3.2235000000000049" table:formula="of:=[.H1192]-[.G1192]" table:style-name="ce21">
            <text:p>-3,22</text:p>
          </table:table-cell>
          <table:table-cell office:value-type="float" office:value="-3.34" table:style-name="ce22">
            <text:p>-3,34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0.11649999999999494" table:formula="of:=[.I1192]-([.J1192])" table:style-name="ce23">
            <text:p>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890A</text:p>
          </table:table-cell>
          <table:table-cell office:value-type="string" table:style-name="ce15">
            <text:p>96336</text:p>
          </table:table-cell>
          <table:table-cell office:value-type="string" table:style-name="ce16">
            <text:p>SUDESTE</text:p>
          </table:table-cell>
          <table:table-cell office:value-type="string" table:style-name="ce17">
            <text:p>SP</text:p>
          </table:table-cell>
          <table:table-cell office:value-type="float" office:value="-23.03941846" table:style-name="ce18">
            <text:p>-23,0394185</text:p>
          </table:table-cell>
          <table:table-cell office:value-type="float" office:value="-47.897598039999998" table:style-name="ce18">
            <text:p>-47,8975980</text:p>
          </table:table-cell>
          <table:table-cell office:value-type="float" office:value="569.9511" table:style-name="ce19">
            <text:p>569,9511</text:p>
          </table:table-cell>
          <table:table-cell office:value-type="float" office:value="564.50599999999997" table:style-name="ce20">
            <text:p>564,506</text:p>
          </table:table-cell>
          <table:table-cell office:value-type="float" office:value="-5.4451000000000249" table:formula="of:=[.H1193]-[.G1193]" table:style-name="ce21">
            <text:p>-5,45</text:p>
          </table:table-cell>
          <table:table-cell office:value-type="float" office:value="-5.3810000000000002" table:style-name="ce22">
            <text:p>-5,38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6.4100000000024693E-2" table:formula="of:=[.I1193]-([.J1193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9U</text:p>
          </table:table-cell>
          <table:table-cell office:value-type="string" table:style-name="ce15">
            <text:p>9110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455528820000001" table:style-name="ce18">
            <text:p>-25,4555288</text:p>
          </table:table-cell>
          <table:table-cell office:value-type="float" office:value="-49.237430400000001" table:style-name="ce18">
            <text:p>-49,2374304</text:p>
          </table:table-cell>
          <table:table-cell office:value-type="float" office:value="907.15920000000006" table:style-name="ce19">
            <text:p>907,1592</text:p>
          </table:table-cell>
          <table:table-cell office:value-type="float" office:value="911.13400000000001" table:style-name="ce20">
            <text:p>911,134</text:p>
          </table:table-cell>
          <table:table-cell office:value-type="float" office:value="3.9747999999999593" table:formula="of:=[.H1194]-[.G1194]" table:style-name="ce21">
            <text:p>3,97</text:p>
          </table:table-cell>
          <table:table-cell office:value-type="float" office:value="3.9420000000000002" table:style-name="ce22">
            <text:p>3,94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3.2799999999959084E-2" table:formula="of:=[.I1194]-([.J119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9F</text:p>
          </table:table-cell>
          <table:table-cell office:value-type="string" table:style-name="ce15">
            <text:p>9110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44836857" table:style-name="ce18">
            <text:p>-25,4483686</text:p>
          </table:table-cell>
          <table:table-cell office:value-type="float" office:value="-49.23095481" table:style-name="ce18">
            <text:p>-49,2309548</text:p>
          </table:table-cell>
          <table:table-cell office:value-type="float" office:value="921.81359999999995" table:style-name="ce19">
            <text:p>921,8136</text:p>
          </table:table-cell>
          <table:table-cell office:value-type="float" office:value="925.76499999999999" table:style-name="ce20">
            <text:p>925,765</text:p>
          </table:table-cell>
          <table:table-cell office:value-type="float" office:value="3.9514000000000351" table:formula="of:=[.H1195]-[.G1195]" table:style-name="ce21">
            <text:p>3,95</text:p>
          </table:table-cell>
          <table:table-cell office:value-type="float" office:value="3.923" table:style-name="ce22">
            <text:p>3,92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2.8400000000035064E-2" table:formula="of:=[.I1195]-([.J1195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08V</text:p>
          </table:table-cell>
          <table:table-cell office:value-type="string" table:style-name="ce15">
            <text:p>9111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452131789999999" table:style-name="ce18">
            <text:p>-25,4521318</text:p>
          </table:table-cell>
          <table:table-cell office:value-type="float" office:value="-49.71363582" table:style-name="ce18">
            <text:p>-49,7136358</text:p>
          </table:table-cell>
          <table:table-cell office:value-type="float" office:value="1145.2642000000001" table:style-name="ce19">
            <text:p>1145,2642</text:p>
          </table:table-cell>
          <table:table-cell office:value-type="float" office:value="1149.6980000000001" table:style-name="ce20">
            <text:p>1149,698</text:p>
          </table:table-cell>
          <table:table-cell office:value-type="float" office:value="4.4338000000000193" table:formula="of:=[.H1196]-[.G1196]" table:style-name="ce21">
            <text:p>4,43</text:p>
          </table:table-cell>
          <table:table-cell office:value-type="float" office:value="4.367" table:style-name="ce22">
            <text:p>4,37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6.6800000000019288E-2" table:formula="of:=[.I1196]-([.J1196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9N</text:p>
          </table:table-cell>
          <table:table-cell office:value-type="string" table:style-name="ce15">
            <text:p>9112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452258659999998" table:style-name="ce18">
            <text:p>-25,4522587</text:p>
          </table:table-cell>
          <table:table-cell office:value-type="float" office:value="-49.235936090000003" table:style-name="ce18">
            <text:p>-49,2359361</text:p>
          </table:table-cell>
          <table:table-cell office:value-type="float" office:value="909.66780000000006" table:style-name="ce19">
            <text:p>909,6678</text:p>
          </table:table-cell>
          <table:table-cell office:value-type="float" office:value="913.68899999999996" table:style-name="ce20">
            <text:p>913,689</text:p>
          </table:table-cell>
          <table:table-cell office:value-type="float" office:value="4.021199999999908" table:formula="of:=[.H1197]-[.G1197]" table:style-name="ce21">
            <text:p>4,02</text:p>
          </table:table-cell>
          <table:table-cell office:value-type="float" office:value="3.9380000000000002" table:style-name="ce22">
            <text:p>3,94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8.3199999999907792E-2" table:formula="of:=[.I1197]-([.J1197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279R</text:p>
          </table:table-cell>
          <table:table-cell office:value-type="string" table:style-name="ce15">
            <text:p>9112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454086669999999" table:style-name="ce18">
            <text:p>-25,4540867</text:p>
          </table:table-cell>
          <table:table-cell office:value-type="float" office:value="-49.236771449999999" table:style-name="ce18">
            <text:p>-49,2367715</text:p>
          </table:table-cell>
          <table:table-cell office:value-type="float" office:value="907.16690000000006" table:style-name="ce19">
            <text:p>907,1669</text:p>
          </table:table-cell>
          <table:table-cell office:value-type="float" office:value="911.18399999999997" table:style-name="ce20">
            <text:p>911,184</text:p>
          </table:table-cell>
          <table:table-cell office:value-type="float" office:value="4.017099999999914" table:formula="of:=[.H1198]-[.G1198]" table:style-name="ce21">
            <text:p>4,02</text:p>
          </table:table-cell>
          <table:table-cell office:value-type="float" office:value="3.94" table:style-name="ce22">
            <text:p>3,94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7.7099999999914015E-2" table:formula="of:=[.I1198]-([.J1198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85A</text:p>
          </table:table-cell>
          <table:table-cell office:value-type="string" table:style-name="ce15">
            <text:p>9158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579102150000001" table:style-name="ce18">
            <text:p>-25,5791022</text:p>
          </table:table-cell>
          <table:table-cell office:value-type="float" office:value="-54.559129460000001" table:style-name="ce18">
            <text:p>-54,5591295</text:p>
          </table:table-cell>
          <table:table-cell office:value-type="float" office:value="179.93790000000001" table:style-name="ce19">
            <text:p>179,9379</text:p>
          </table:table-cell>
          <table:table-cell office:value-type="float" office:value="185.023" table:style-name="ce20">
            <text:p>185,023</text:p>
          </table:table-cell>
          <table:table-cell office:value-type="float" office:value="5.0850999999999829" table:formula="of:=[.H1199]-[.G1199]" table:style-name="ce21">
            <text:p>5,09</text:p>
          </table:table-cell>
          <table:table-cell office:value-type="float" office:value="5.1070000000000002" table:style-name="ce22">
            <text:p>5,11</text:p>
          </table:table-cell>
          <table:table-cell office:value-type="float" office:value="9.1999999999999998E-2" table:style-name="ce22">
            <text:p>0,09</text:p>
          </table:table-cell>
          <table:table-cell office:value-type="float" office:value="-2.190000000001735E-2" table:formula="of:=[.I1199]-([.J119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501J</text:p>
          </table:table-cell>
          <table:table-cell office:value-type="string" table:style-name="ce15">
            <text:p>9165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092721740000002" table:style-name="ce18">
            <text:p>-23,0927217</text:p>
          </table:table-cell>
          <table:table-cell office:value-type="float" office:value="-52.441203340000001" table:style-name="ce18">
            <text:p>-52,4412033</text:p>
          </table:table-cell>
          <table:table-cell office:value-type="float" office:value="469.51839999999999" table:style-name="ce19">
            <text:p>469,5184</text:p>
          </table:table-cell>
          <table:table-cell office:value-type="float" office:value="467.495" table:style-name="ce20">
            <text:p>467,495</text:p>
          </table:table-cell>
          <table:table-cell office:value-type="float" office:value="-2.023399999999981" table:formula="of:=[.H1200]-[.G1200]" table:style-name="ce21">
            <text:p>-2,02</text:p>
          </table:table-cell>
          <table:table-cell office:value-type="float" office:value="-2.0139999999999998" table:style-name="ce22">
            <text:p>-2,01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9.3999999999812012E-3" table:formula="of:=[.I1200]-([.J1200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43H</text:p>
          </table:table-cell>
          <table:table-cell office:value-type="string" table:style-name="ce15">
            <text:p>9174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753023930000001" table:style-name="ce18">
            <text:p>-24,7530239</text:p>
          </table:table-cell>
          <table:table-cell office:value-type="float" office:value="-51.776167299999997" table:style-name="ce18">
            <text:p>-51,7761673</text:p>
          </table:table-cell>
          <table:table-cell office:value-type="float" office:value="893.19569999999999" table:style-name="ce19">
            <text:p>893,1957</text:p>
          </table:table-cell>
          <table:table-cell office:value-type="float" office:value="894.89599999999996" table:style-name="ce20">
            <text:p>894,896</text:p>
          </table:table-cell>
          <table:table-cell office:value-type="float" office:value="1.7002999999999702" table:formula="of:=[.H1201]-[.G1201]" table:style-name="ce21">
            <text:p>1,70</text:p>
          </table:table-cell>
          <table:table-cell office:value-type="float" office:value="1.694" table:style-name="ce22">
            <text:p>1,69</text:p>
          </table:table-cell>
          <table:table-cell office:value-type="float" office:value="0.08" table:style-name="ce22">
            <text:p>0,08</text:p>
          </table:table-cell>
          <table:table-cell office:value-type="float" office:value="6.2999999999702183E-3" table:formula="of:=[.I1201]-([.J120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05Z</text:p>
          </table:table-cell>
          <table:table-cell office:value-type="string" table:style-name="ce15">
            <text:p>9179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2.935430449999998" table:style-name="ce18">
            <text:p>-22,9354305</text:p>
          </table:table-cell>
          <table:table-cell office:value-type="float" office:value="-52.140096479999997" table:style-name="ce18">
            <text:p>-52,1400965</text:p>
          </table:table-cell>
          <table:table-cell office:value-type="float" office:value="441.48129999999998" table:style-name="ce19">
            <text:p>441,4813</text:p>
          </table:table-cell>
          <table:table-cell office:value-type="float" office:value="438.78800000000001" table:style-name="ce20">
            <text:p>438,788</text:p>
          </table:table-cell>
          <table:table-cell office:value-type="float" office:value="-2.6932999999999652" table:formula="of:=[.H1202]-[.G1202]" table:style-name="ce21">
            <text:p>-2,69</text:p>
          </table:table-cell>
          <table:table-cell office:value-type="float" office:value="-2.625" table:style-name="ce22">
            <text:p>-2,63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6.8299999999965166E-2" table:formula="of:=[.I1202]-([.J1202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105U</text:p>
          </table:table-cell>
          <table:table-cell office:value-type="string" table:style-name="ce15">
            <text:p>9179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2.696386539999999" table:style-name="ce18">
            <text:p>-22,6963865</text:p>
          </table:table-cell>
          <table:table-cell office:value-type="float" office:value="-51.791933360000002" table:style-name="ce18">
            <text:p>-51,7919334</text:p>
          </table:table-cell>
          <table:table-cell office:value-type="float" office:value="379.56229999999999" table:style-name="ce19">
            <text:p>379,5623</text:p>
          </table:table-cell>
          <table:table-cell office:value-type="float" office:value="375.72699999999998" table:style-name="ce20">
            <text:p>375,727</text:p>
          </table:table-cell>
          <table:table-cell office:value-type="float" office:value="-3.8353000000000179" table:formula="of:=[.H1203]-[.G1203]" table:style-name="ce21">
            <text:p>-3,84</text:p>
          </table:table-cell>
          <table:table-cell office:value-type="float" office:value="-3.702" table:style-name="ce22">
            <text:p>-3,70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0.13330000000001796" table:formula="of:=[.I1203]-([.J1203])" table:style-name="ce23">
            <text:p>-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18P</text:p>
          </table:table-cell>
          <table:table-cell office:value-type="string" table:style-name="ce15">
            <text:p>9270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72493669" table:style-name="ce18">
            <text:p>-24,7249367</text:p>
          </table:table-cell>
          <table:table-cell office:value-type="float" office:value="-49.986369850000003" table:style-name="ce18">
            <text:p>-49,9863699</text:p>
          </table:table-cell>
          <table:table-cell office:value-type="float" office:value="1037.6702" table:style-name="ce19">
            <text:p>1037,6702</text:p>
          </table:table-cell>
          <table:table-cell office:value-type="float" office:value="1041.7460000000001" table:style-name="ce20">
            <text:p>1041,746</text:p>
          </table:table-cell>
          <table:table-cell office:value-type="float" office:value="4.075800000000072" table:formula="of:=[.H1204]-[.G1204]" table:style-name="ce21">
            <text:p>4,08</text:p>
          </table:table-cell>
          <table:table-cell office:value-type="float" office:value="4.0369999999999999" table:style-name="ce22">
            <text:p>4,04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3.880000000007211E-2" table:formula="of:=[.I1204]-([.J1204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97H</text:p>
          </table:table-cell>
          <table:table-cell office:value-type="string" table:style-name="ce15">
            <text:p>9396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015365880000001" table:style-name="ce18">
            <text:p>-24,0153659</text:p>
          </table:table-cell>
          <table:table-cell office:value-type="float" office:value="-51.09170005" table:style-name="ce18">
            <text:p>-51,0917001</text:p>
          </table:table-cell>
          <table:table-cell office:value-type="float" office:value="1011.9915999999999" table:style-name="ce19">
            <text:p>1011,9916</text:p>
          </table:table-cell>
          <table:table-cell office:value-type="float" office:value="1011.977" table:style-name="ce20">
            <text:p>1011,977</text:p>
          </table:table-cell>
          <table:table-cell office:value-type="float" office:value="-1.4599999999973079E-2" table:formula="of:=[.H1205]-[.G1205]" table:style-name="ce21">
            <text:p>-0,01</text:p>
          </table:table-cell>
          <table:table-cell office:value-type="float" office:value="-0.14599999999999999" table:style-name="ce22">
            <text:p>-0,15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0.13140000000002691" table:formula="of:=[.I1205]-([.J1205])" table:style-name="ce23">
            <text:p>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17F</text:p>
          </table:table-cell>
          <table:table-cell office:value-type="string" table:style-name="ce15">
            <text:p>9396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255692870000001" table:style-name="ce18">
            <text:p>-24,2556929</text:p>
          </table:table-cell>
          <table:table-cell office:value-type="float" office:value="-49.71323727" table:style-name="ce18">
            <text:p>-49,7132373</text:p>
          </table:table-cell>
          <table:table-cell office:value-type="float" office:value="834.77149999999995" table:style-name="ce19">
            <text:p>834,7715</text:p>
          </table:table-cell>
          <table:table-cell office:value-type="float" office:value="836.26199999999994" table:style-name="ce20">
            <text:p>836,262</text:p>
          </table:table-cell>
          <table:table-cell office:value-type="float" office:value="1.4904999999999973" table:formula="of:=[.H1206]-[.G1206]" table:style-name="ce21">
            <text:p>1,49</text:p>
          </table:table-cell>
          <table:table-cell office:value-type="float" office:value="1.5349999999999999" table:style-name="ce22">
            <text:p>1,54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4.4500000000002649E-2" table:formula="of:=[.I1206]-([.J1206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87X</text:p>
          </table:table-cell>
          <table:table-cell office:value-type="string" table:style-name="ce15">
            <text:p>9399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246469780000002" table:style-name="ce18">
            <text:p>-23,2464698</text:p>
          </table:table-cell>
          <table:table-cell office:value-type="float" office:value="-50.726927830000001" table:style-name="ce18">
            <text:p>-50,7269278</text:p>
          </table:table-cell>
          <table:table-cell office:value-type="float" office:value="400.29300000000001" table:style-name="ce19">
            <text:p>400,2930</text:p>
          </table:table-cell>
          <table:table-cell office:value-type="float" office:value="396.11399999999998" table:style-name="ce20">
            <text:p>396,114</text:p>
          </table:table-cell>
          <table:table-cell office:value-type="float" office:value="-4.1790000000000305" table:formula="of:=[.H1207]-[.G1207]" table:style-name="ce21">
            <text:p>-4,18</text:p>
          </table:table-cell>
          <table:table-cell office:value-type="float" office:value="-4.0860000000000003" table:style-name="ce22">
            <text:p>-4,09</text:p>
          </table:table-cell>
          <table:table-cell office:value-type="float" office:value="0.08" table:style-name="ce22">
            <text:p>0,08</text:p>
          </table:table-cell>
          <table:table-cell office:value-type="float" office:value="-9.300000000003017E-2" table:formula="of:=[.I1207]-([.J1207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19E</text:p>
          </table:table-cell>
          <table:table-cell office:value-type="string" table:style-name="ce15">
            <text:p>9404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080815990000001" table:style-name="ce18">
            <text:p>-24,0808160</text:p>
          </table:table-cell>
          <table:table-cell office:value-type="float" office:value="-54.187060690000003" table:style-name="ce18">
            <text:p>-54,1870607</text:p>
          </table:table-cell>
          <table:table-cell office:value-type="float" office:value="270.53840000000002" table:style-name="ce19">
            <text:p>270,5384</text:p>
          </table:table-cell>
          <table:table-cell office:value-type="float" office:value="273.15300000000002" table:style-name="ce20">
            <text:p>273,153</text:p>
          </table:table-cell>
          <table:table-cell office:value-type="float" office:value="2.6145999999999958" table:formula="of:=[.H1208]-[.G1208]" table:style-name="ce21">
            <text:p>2,61</text:p>
          </table:table-cell>
          <table:table-cell office:value-type="float" office:value="2.61" table:style-name="ce22">
            <text:p>2,61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4.5999999999959407E-3" table:formula="of:=[.I1208]-([.J1208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28D</text:p>
          </table:table-cell>
          <table:table-cell office:value-type="string" table:style-name="ce15">
            <text:p>9405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874901940000001" table:style-name="ce18">
            <text:p>-23,8749019</text:p>
          </table:table-cell>
          <table:table-cell office:value-type="float" office:value="-53.890931399999999" table:style-name="ce18">
            <text:p>-53,8909314</text:p>
          </table:table-cell>
          <table:table-cell office:value-type="float" office:value="377.9957" table:style-name="ce19">
            <text:p>377,9957</text:p>
          </table:table-cell>
          <table:table-cell office:value-type="float" office:value="379.52100000000002" table:style-name="ce20">
            <text:p>379,521</text:p>
          </table:table-cell>
          <table:table-cell office:value-type="float" office:value="1.5253000000000156" table:formula="of:=[.H1209]-[.G1209]" table:style-name="ce21">
            <text:p>1,53</text:p>
          </table:table-cell>
          <table:table-cell office:value-type="float" office:value="1.599" table:style-name="ce22">
            <text:p>1,60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7.3699999999984334E-2" table:formula="of:=[.I1209]-([.J1209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67F</text:p>
          </table:table-cell>
          <table:table-cell office:value-type="string" table:style-name="ce15">
            <text:p>9407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396113410000002" table:style-name="ce18">
            <text:p>-23,3961134</text:p>
          </table:table-cell>
          <table:table-cell office:value-type="float" office:value="-53.622244070000001" table:style-name="ce18">
            <text:p>-53,6222441</text:p>
          </table:table-cell>
          <table:table-cell office:value-type="float" office:value="362.95499999999998" table:style-name="ce19">
            <text:p>362,9550</text:p>
          </table:table-cell>
          <table:table-cell office:value-type="float" office:value="362.887" table:style-name="ce20">
            <text:p>362,887</text:p>
          </table:table-cell>
          <table:table-cell office:value-type="float" office:value="-6.7999999999983629E-2" table:formula="of:=[.H1210]-[.G1210]" table:style-name="ce21">
            <text:p>-0,07</text:p>
          </table:table-cell>
          <table:table-cell office:value-type="float" office:value="-7.5999999999999998E-2" table:style-name="ce22">
            <text:p>-0,08</text:p>
          </table:table-cell>
          <table:table-cell office:value-type="float" office:value="0.08" table:style-name="ce22">
            <text:p>0,08</text:p>
          </table:table-cell>
          <table:table-cell office:value-type="float" office:value="8.000000000016369E-3" table:formula="of:=[.I1210]-([.J1210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38C</text:p>
          </table:table-cell>
          <table:table-cell office:value-type="string" table:style-name="ce15">
            <text:p>9407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2.737593700000001" table:style-name="ce18">
            <text:p>-22,7375937</text:p>
          </table:table-cell>
          <table:table-cell office:value-type="float" office:value="-52.97357049" table:style-name="ce18">
            <text:p>-52,9735705</text:p>
          </table:table-cell>
          <table:table-cell office:value-type="float" office:value="310.6524" table:style-name="ce19">
            <text:p>310,6524</text:p>
          </table:table-cell>
          <table:table-cell office:value-type="float" office:value="308.62599999999998" table:style-name="ce20">
            <text:p>308,626</text:p>
          </table:table-cell>
          <table:table-cell office:value-type="float" office:value="-2.0264000000000237" table:formula="of:=[.H1211]-[.G1211]" table:style-name="ce21">
            <text:p>-2,03</text:p>
          </table:table-cell>
          <table:table-cell office:value-type="float" office:value="-2.0350000000000001" table:style-name="ce22">
            <text:p>-2,04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8.5999999999764043E-3" table:formula="of:=[.I1211]-([.J121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77E</text:p>
          </table:table-cell>
          <table:table-cell office:value-type="string" table:style-name="ce15">
            <text:p>9408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022664110000001" table:style-name="ce18">
            <text:p>-23,0226641</text:p>
          </table:table-cell>
          <table:table-cell office:value-type="float" office:value="-52.49502476" table:style-name="ce18">
            <text:p>-52,4950248</text:p>
          </table:table-cell>
          <table:table-cell office:value-type="float" office:value="456.98180000000002" table:style-name="ce19">
            <text:p>456,9818</text:p>
          </table:table-cell>
          <table:table-cell office:value-type="float" office:value="454.90699999999998" table:style-name="ce20">
            <text:p>454,907</text:p>
          </table:table-cell>
          <table:table-cell office:value-type="float" office:value="-2.0748000000000388" table:formula="of:=[.H1212]-[.G1212]" table:style-name="ce21">
            <text:p>-2,07</text:p>
          </table:table-cell>
          <table:table-cell office:value-type="float" office:value="-2.0550000000000002" table:style-name="ce22">
            <text:p>-2,06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1.9800000000038676E-2" table:formula="of:=[.I1212]-([.J1212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28G</text:p>
          </table:table-cell>
          <table:table-cell office:value-type="string" table:style-name="ce15">
            <text:p>9408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19332825" table:style-name="ce18">
            <text:p>-23,1933283</text:p>
          </table:table-cell>
          <table:table-cell office:value-type="float" office:value="-51.888427290000003" table:style-name="ce18">
            <text:p>-51,8884273</text:p>
          </table:table-cell>
          <table:table-cell office:value-type="float" office:value="507.06259999999997" table:style-name="ce19">
            <text:p>507,0626</text:p>
          </table:table-cell>
          <table:table-cell office:value-type="float" office:value="504.47" table:style-name="ce20">
            <text:p>504,470</text:p>
          </table:table-cell>
          <table:table-cell office:value-type="float" office:value="-2.5925999999999476" table:formula="of:=[.H1213]-[.G1213]" table:style-name="ce21">
            <text:p>-2,59</text:p>
          </table:table-cell>
          <table:table-cell office:value-type="float" office:value="-2.593" table:style-name="ce22">
            <text:p>-2,59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4.0000000005235847E-4" table:formula="of:=[.I1213]-([.J121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34">
            <text:p><text:s text:c="2"/>2926X</text:p>
          </table:table-cell>
          <table:table-cell office:value-type="string" table:style-name="ce35">
            <text:p>94082</text:p>
          </table:table-cell>
          <table:table-cell office:value-type="string" table:style-name="ce36">
            <text:p>SUL</text:p>
          </table:table-cell>
          <table:table-cell office:value-type="string" table:style-name="ce37">
            <text:p>PR</text:p>
          </table:table-cell>
          <table:table-cell office:value-type="float" office:value="-23.327667559999998" table:style-name="ce38">
            <text:p>-23,3276676</text:p>
          </table:table-cell>
          <table:table-cell office:value-type="float" office:value="-51.543764950000003" table:style-name="ce38">
            <text:p>-51,5437650</text:p>
          </table:table-cell>
          <table:table-cell office:value-type="float" office:value="725.21780000000001" table:style-name="ce39">
            <text:p>725,2178</text:p>
          </table:table-cell>
          <table:table-cell office:value-type="float" office:value="722.31100000000004" table:style-name="ce40">
            <text:p>722,311</text:p>
          </table:table-cell>
          <table:table-cell office:value-type="float" office:value="-2.9067999999999756" table:formula="of:=[.H1214]-[.G1214]" table:style-name="ce41">
            <text:p>-2,91</text:p>
          </table:table-cell>
          <table:table-cell office:value-type="float" office:value="-2.4340000000000002" table:style-name="ce41">
            <text:p>-2,43</text:p>
          </table:table-cell>
          <table:table-cell office:value-type="float" office:value="6.8000000000000005E-2" table:style-name="ce41">
            <text:p>0,07</text:p>
          </table:table-cell>
          <table:table-cell office:value-type="float" office:value="-0.47279999999997546" table:formula="of:=[.I1214]-([.J1214])" table:style-name="ce41">
            <text:p>-0,4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89J</text:p>
          </table:table-cell>
          <table:table-cell office:value-type="string" table:style-name="ce15">
            <text:p>9408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314323869999999" table:style-name="ce18">
            <text:p>-23,3143239</text:p>
          </table:table-cell>
          <table:table-cell office:value-type="float" office:value="-51.365315090000003" table:style-name="ce18">
            <text:p>-51,3653151</text:p>
          </table:table-cell>
          <table:table-cell office:value-type="float" office:value="746.49170000000004" table:style-name="ce19">
            <text:p>746,4917</text:p>
          </table:table-cell>
          <table:table-cell office:value-type="float" office:value="743.74099999999999" table:style-name="ce20">
            <text:p>743,741</text:p>
          </table:table-cell>
          <table:table-cell office:value-type="float" office:value="-2.7507000000000517" table:formula="of:=[.H1215]-[.G1215]" table:style-name="ce21">
            <text:p>-2,75</text:p>
          </table:table-cell>
          <table:table-cell office:value-type="float" office:value="-2.8050000000000002" table:style-name="ce22">
            <text:p>-2,81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5.4299999999948501E-2" table:formula="of:=[.I1215]-([.J1215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26M</text:p>
          </table:table-cell>
          <table:table-cell office:value-type="string" table:style-name="ce15">
            <text:p>9408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410731439999999" table:style-name="ce18">
            <text:p>-23,4107314</text:p>
          </table:table-cell>
          <table:table-cell office:value-type="float" office:value="-51.435637" table:style-name="ce18">
            <text:p>-51,4356370</text:p>
          </table:table-cell>
          <table:table-cell office:value-type="float" office:value="812.52239999999995" table:style-name="ce19">
            <text:p>812,5224</text:p>
          </table:table-cell>
          <table:table-cell office:value-type="float" office:value="810.32500000000005" table:style-name="ce20">
            <text:p>810,325</text:p>
          </table:table-cell>
          <table:table-cell office:value-type="float" office:value="-2.1973999999999023" table:formula="of:=[.H1216]-[.G1216]" table:style-name="ce21">
            <text:p>-2,20</text:p>
          </table:table-cell>
          <table:table-cell office:value-type="float" office:value="-2.25" table:style-name="ce22">
            <text:p>-2,25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5.260000000009768E-2" table:formula="of:=[.I1216]-([.J1216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37H</text:p>
          </table:table-cell>
          <table:table-cell office:value-type="string" table:style-name="ce15">
            <text:p>9408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662074709999999" table:style-name="ce18">
            <text:p>-23,6620747</text:p>
          </table:table-cell>
          <table:table-cell office:value-type="float" office:value="-51.691791799999997" table:style-name="ce18">
            <text:p>-51,6917918</text:p>
          </table:table-cell>
          <table:table-cell office:value-type="float" office:value="606.18060000000003" table:style-name="ce19">
            <text:p>606,1806</text:p>
          </table:table-cell>
          <table:table-cell office:value-type="float" office:value="604.35299999999995" table:style-name="ce20">
            <text:p>604,353</text:p>
          </table:table-cell>
          <table:table-cell office:value-type="float" office:value="-1.8276000000000749" table:formula="of:=[.H1217]-[.G1217]" table:style-name="ce21">
            <text:p>-1,83</text:p>
          </table:table-cell>
          <table:table-cell office:value-type="float" office:value="-1.827" table:style-name="ce22">
            <text:p>-1,83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6.00000000074985E-4" table:formula="of:=[.I1217]-([.J121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40A</text:p>
          </table:table-cell>
          <table:table-cell office:value-type="string" table:style-name="ce15">
            <text:p>9408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099933490000002" table:style-name="ce18">
            <text:p>-24,0999335</text:p>
          </table:table-cell>
          <table:table-cell office:value-type="float" office:value="-51.649815740000001" table:style-name="ce18">
            <text:p>-51,6498157</text:p>
          </table:table-cell>
          <table:table-cell office:value-type="float" office:value="539.05039999999997" table:style-name="ce19">
            <text:p>539,0504</text:p>
          </table:table-cell>
          <table:table-cell office:value-type="float" office:value="537.75199999999995" table:style-name="ce20">
            <text:p>537,752</text:p>
          </table:table-cell>
          <table:table-cell office:value-type="float" office:value="-1.2984000000000151" table:formula="of:=[.H1218]-[.G1218]" table:style-name="ce21">
            <text:p>-1,30</text:p>
          </table:table-cell>
          <table:table-cell office:value-type="float" office:value="-1.258" table:style-name="ce22">
            <text:p>-1,26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4.0400000000015091E-2" table:formula="of:=[.I1218]-([.J121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93L</text:p>
          </table:table-cell>
          <table:table-cell office:value-type="string" table:style-name="ce15">
            <text:p>9408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68822428" table:style-name="ce18">
            <text:p>-23,6882243</text:p>
          </table:table-cell>
          <table:table-cell office:value-type="float" office:value="-49.833520100000001" table:style-name="ce18">
            <text:p>-49,8335201</text:p>
          </table:table-cell>
          <table:table-cell office:value-type="float" office:value="624.61689999999999" table:style-name="ce19">
            <text:p>624,6169</text:p>
          </table:table-cell>
          <table:table-cell office:value-type="float" office:value="622.39599999999996" table:style-name="ce20">
            <text:p>622,396</text:p>
          </table:table-cell>
          <table:table-cell office:value-type="float" office:value="-2.2209000000000287" table:formula="of:=[.H1219]-[.G1219]" table:style-name="ce21">
            <text:p>-2,22</text:p>
          </table:table-cell>
          <table:table-cell office:value-type="float" office:value="-2.2490000000000001" table:style-name="ce22">
            <text:p>-2,25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2.809999999997137E-2" table:formula="of:=[.I1219]-([.J1219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33J</text:p>
          </table:table-cell>
          <table:table-cell office:value-type="string" table:style-name="ce15">
            <text:p>9408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889636079999999" table:style-name="ce18">
            <text:p>-23,8896361</text:p>
          </table:table-cell>
          <table:table-cell office:value-type="float" office:value="-50.272205890000002" table:style-name="ce18">
            <text:p>-50,2722059</text:p>
          </table:table-cell>
          <table:table-cell office:value-type="float" office:value="684.85419999999999" table:style-name="ce19">
            <text:p>684,8542</text:p>
          </table:table-cell>
          <table:table-cell office:value-type="float" office:value="683.93899999999996" table:style-name="ce20">
            <text:p>683,939</text:p>
          </table:table-cell>
          <table:table-cell office:value-type="float" office:value="-0.9152000000000271" table:formula="of:=[.H1220]-[.G1220]" table:style-name="ce21">
            <text:p>-0,92</text:p>
          </table:table-cell>
          <table:table-cell office:value-type="float" office:value="-0.89700000000000002" table:style-name="ce22">
            <text:p>-0,90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1.8200000000027083E-2" table:formula="of:=[.I1220]-([.J1220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95X</text:p>
          </table:table-cell>
          <table:table-cell office:value-type="string" table:style-name="ce15">
            <text:p>9408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170099180000001" table:style-name="ce18">
            <text:p>-24,1700992</text:p>
          </table:table-cell>
          <table:table-cell office:value-type="float" office:value="-49.798267180000003" table:style-name="ce18">
            <text:p>-49,7982672</text:p>
          </table:table-cell>
          <table:table-cell office:value-type="float" office:value="939.40210000000002" table:style-name="ce19">
            <text:p>939,4021</text:p>
          </table:table-cell>
          <table:table-cell office:value-type="float" office:value="940.47900000000004" table:style-name="ce20">
            <text:p>940,479</text:p>
          </table:table-cell>
          <table:table-cell office:value-type="float" office:value="1.0769000000000233" table:formula="of:=[.H1221]-[.G1221]" table:style-name="ce21">
            <text:p>1,08</text:p>
          </table:table-cell>
          <table:table-cell office:value-type="float" office:value="1.0549999999999999" table:style-name="ce22">
            <text:p>1,06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2.1900000000023345E-2" table:formula="of:=[.I1221]-([.J1221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16V</text:p>
          </table:table-cell>
          <table:table-cell office:value-type="string" table:style-name="ce15">
            <text:p>9409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974191090000001" table:style-name="ce18">
            <text:p>-24,9741911</text:p>
          </table:table-cell>
          <table:table-cell office:value-type="float" office:value="-54.391799110000001" table:style-name="ce18">
            <text:p>-54,3917991</text:p>
          </table:table-cell>
          <table:table-cell office:value-type="float" office:value="232.75190000000001" table:style-name="ce19">
            <text:p>232,7519</text:p>
          </table:table-cell>
          <table:table-cell office:value-type="float" office:value="237.31100000000001" table:style-name="ce20">
            <text:p>237,311</text:p>
          </table:table-cell>
          <table:table-cell office:value-type="float" office:value="4.5591000000000008" table:formula="of:=[.H1222]-[.G1222]" table:style-name="ce21">
            <text:p>4,56</text:p>
          </table:table-cell>
          <table:table-cell office:value-type="float" office:value="4.5949999999999998" table:style-name="ce22">
            <text:p>4,60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-3.5899999999998933E-2" table:formula="of:=[.I1222]-([.J1222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37L</text:p>
          </table:table-cell>
          <table:table-cell office:value-type="string" table:style-name="ce15">
            <text:p>9409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488813820000001" table:style-name="ce18">
            <text:p>-24,4888138</text:p>
          </table:table-cell>
          <table:table-cell office:value-type="float" office:value="-52.89384536" table:style-name="ce18">
            <text:p>-52,8938454</text:p>
          </table:table-cell>
          <table:table-cell office:value-type="float" office:value="513.529" table:style-name="ce19">
            <text:p>513,5290</text:p>
          </table:table-cell>
          <table:table-cell office:value-type="float" office:value="514.58600000000001" table:style-name="ce20">
            <text:p>514,586</text:p>
          </table:table-cell>
          <table:table-cell office:value-type="float" office:value="1.0570000000000164" table:formula="of:=[.H1223]-[.G1223]" table:style-name="ce21">
            <text:p>1,06</text:p>
          </table:table-cell>
          <table:table-cell office:value-type="float" office:value="1.0569999999999999" table:style-name="ce22">
            <text:p>1,06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1.6431300764452317E-14" table:formula="of:=[.I1223]-([.J122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23L</text:p>
          </table:table-cell>
          <table:table-cell office:value-type="string" table:style-name="ce15">
            <text:p>9409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096241089999999" table:style-name="ce18">
            <text:p>-24,0962411</text:p>
          </table:table-cell>
          <table:table-cell office:value-type="float" office:value="-52.623210720000003" table:style-name="ce18">
            <text:p>-52,6232107</text:p>
          </table:table-cell>
          <table:table-cell office:value-type="float" office:value="590.2758" table:style-name="ce19">
            <text:p>590,2758</text:p>
          </table:table-cell>
          <table:table-cell office:value-type="float" office:value="590.29499999999996" table:style-name="ce20">
            <text:p>590,295</text:p>
          </table:table-cell>
          <table:table-cell office:value-type="float" office:value="1.9199999999955253E-2" table:formula="of:=[.H1224]-[.G1224]" table:style-name="ce21">
            <text:p>0,02</text:p>
          </table:table-cell>
          <table:table-cell office:value-type="float" office:value="6.5000000000000002E-2" table:style-name="ce22">
            <text:p>0,07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4.5800000000044749E-2" table:formula="of:=[.I1224]-([.J1224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32G</text:p>
          </table:table-cell>
          <table:table-cell office:value-type="string" table:style-name="ce15">
            <text:p>9409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001977750000002" table:style-name="ce18">
            <text:p>-25,0019778</text:p>
          </table:table-cell>
          <table:table-cell office:value-type="float" office:value="-53.502146189999998" table:style-name="ce18">
            <text:p>-53,5021462</text:p>
          </table:table-cell>
          <table:table-cell office:value-type="float" office:value="748.80690000000004" table:style-name="ce19">
            <text:p>748,8069</text:p>
          </table:table-cell>
          <table:table-cell office:value-type="float" office:value="752.27700000000004" table:style-name="ce20">
            <text:p>752,277</text:p>
          </table:table-cell>
          <table:table-cell office:value-type="float" office:value="3.4701000000000022" table:formula="of:=[.H1225]-[.G1225]" table:style-name="ce21">
            <text:p>3,47</text:p>
          </table:table-cell>
          <table:table-cell office:value-type="float" office:value="3.3940000000000001" table:style-name="ce22">
            <text:p>3,39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7.6100000000002055E-2" table:formula="of:=[.I1225]-([.J1225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23S</text:p>
          </table:table-cell>
          <table:table-cell office:value-type="string" table:style-name="ce15">
            <text:p>9409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109133050000001" table:style-name="ce18">
            <text:p>-25,1091331</text:p>
          </table:table-cell>
          <table:table-cell office:value-type="float" office:value="-52.85586661" table:style-name="ce18">
            <text:p>-52,8558666</text:p>
          </table:table-cell>
          <table:table-cell office:value-type="float" office:value="835.11" table:style-name="ce19">
            <text:p>835,1100</text:p>
          </table:table-cell>
          <table:table-cell office:value-type="float" office:value="837.56500000000005" table:style-name="ce20">
            <text:p>837,565</text:p>
          </table:table-cell>
          <table:table-cell office:value-type="float" office:value="2.4550000000000409" table:formula="of:=[.H1226]-[.G1226]" table:style-name="ce21">
            <text:p>2,46</text:p>
          </table:table-cell>
          <table:table-cell office:value-type="float" office:value="2.3730000000000002" table:style-name="ce22">
            <text:p>2,37</text:p>
          </table:table-cell>
          <table:table-cell office:value-type="float" office:value="0.08" table:style-name="ce22">
            <text:p>0,08</text:p>
          </table:table-cell>
          <table:table-cell office:value-type="float" office:value="8.2000000000040707E-2" table:formula="of:=[.I1226]-([.J1226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40M</text:p>
          </table:table-cell>
          <table:table-cell office:value-type="string" table:style-name="ce15">
            <text:p>9409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5220336" table:style-name="ce18">
            <text:p>-25,5220336</text:p>
          </table:table-cell>
          <table:table-cell office:value-type="float" office:value="-51.539883760000002" table:style-name="ce18">
            <text:p>-51,5398838</text:p>
          </table:table-cell>
          <table:table-cell office:value-type="float" office:value="1064.1605999999999" table:style-name="ce19">
            <text:p>1064,1606</text:p>
          </table:table-cell>
          <table:table-cell office:value-type="float" office:value="1068.6610000000001" table:style-name="ce20">
            <text:p>1068,661</text:p>
          </table:table-cell>
          <table:table-cell office:value-type="float" office:value="4.500400000000127" table:formula="of:=[.H1227]-[.G1227]" table:style-name="ce21">
            <text:p>4,50</text:p>
          </table:table-cell>
          <table:table-cell office:value-type="float" office:value="4.4550000000000001" table:style-name="ce22">
            <text:p>4,46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4.5400000000126894E-2" table:formula="of:=[.I1227]-([.J1227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16B</text:p>
          </table:table-cell>
          <table:table-cell office:value-type="string" table:style-name="ce15">
            <text:p>9409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179067369999999" table:style-name="ce18">
            <text:p>-25,1790674</text:p>
          </table:table-cell>
          <table:table-cell office:value-type="float" office:value="-50.656141959999999" table:style-name="ce18">
            <text:p>-50,6561420</text:p>
          </table:table-cell>
          <table:table-cell office:value-type="float" office:value="822.56119999999999" table:style-name="ce19">
            <text:p>822,5612</text:p>
          </table:table-cell>
          <table:table-cell office:value-type="float" office:value="826.23099999999999" table:style-name="ce20">
            <text:p>826,231</text:p>
          </table:table-cell>
          <table:table-cell office:value-type="float" office:value="3.6698000000000093" table:formula="of:=[.H1228]-[.G1228]" table:style-name="ce21">
            <text:p>3,67</text:p>
          </table:table-cell>
          <table:table-cell office:value-type="float" office:value="3.6789999999999998" table:style-name="ce22">
            <text:p>3,68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9.1999999999905491E-3" table:formula="of:=[.I1228]-([.J1228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40G</text:p>
          </table:table-cell>
          <table:table-cell office:value-type="string" table:style-name="ce15">
            <text:p>9409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21858331" table:style-name="ce18">
            <text:p>-25,2185833</text:p>
          </table:table-cell>
          <table:table-cell office:value-type="float" office:value="-50.05634929" table:style-name="ce18">
            <text:p>-50,0563493</text:p>
          </table:table-cell>
          <table:table-cell office:value-type="float" office:value="823.697" table:style-name="ce19">
            <text:p>823,6970</text:p>
          </table:table-cell>
          <table:table-cell office:value-type="float" office:value="827.94799999999998" table:style-name="ce20">
            <text:p>827,948</text:p>
          </table:table-cell>
          <table:table-cell office:value-type="float" office:value="4.2509999999999764" table:formula="of:=[.H1229]-[.G1229]" table:style-name="ce21">
            <text:p>4,25</text:p>
          </table:table-cell>
          <table:table-cell office:value-type="float" office:value="4.2370000000000001" table:style-name="ce22">
            <text:p>4,24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1.3999999999976254E-2" table:formula="of:=[.I1229]-([.J1229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35V</text:p>
          </table:table-cell>
          <table:table-cell office:value-type="string" table:style-name="ce15">
            <text:p>9409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634214279999998" table:style-name="ce18">
            <text:p>-25,6342143</text:p>
          </table:table-cell>
          <table:table-cell office:value-type="float" office:value="-49.831262899999999" table:style-name="ce18">
            <text:p>-49,8312629</text:p>
          </table:table-cell>
          <table:table-cell office:value-type="float" office:value="899.3279" table:style-name="ce19">
            <text:p>899,3279</text:p>
          </table:table-cell>
          <table:table-cell office:value-type="float" office:value="903.61699999999996" table:style-name="ce20">
            <text:p>903,617</text:p>
          </table:table-cell>
          <table:table-cell office:value-type="float" office:value="4.2890999999999622" table:formula="of:=[.H1230]-[.G1230]" table:style-name="ce21">
            <text:p>4,29</text:p>
          </table:table-cell>
          <table:table-cell office:value-type="float" office:value="4.3" table:style-name="ce22">
            <text:p>4,30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-1.0900000000037657E-2" table:formula="of:=[.I1230]-([.J1230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48R</text:p>
          </table:table-cell>
          <table:table-cell office:value-type="string" table:style-name="ce15">
            <text:p>9410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6.217367230000001" table:style-name="ce18">
            <text:p>-26,2173672</text:p>
          </table:table-cell>
          <table:table-cell office:value-type="float" office:value="-51.517232630000002" table:style-name="ce18">
            <text:p>-51,5172326</text:p>
          </table:table-cell>
          <table:table-cell office:value-type="float" office:value="912.55089999999996" table:style-name="ce19">
            <text:p>912,5509</text:p>
          </table:table-cell>
          <table:table-cell office:value-type="float" office:value="918.81" table:style-name="ce20">
            <text:p>918,810</text:p>
          </table:table-cell>
          <table:table-cell office:value-type="float" office:value="6.2590999999999894" table:formula="of:=[.H1231]-[.G1231]" table:style-name="ce21">
            <text:p>6,26</text:p>
          </table:table-cell>
          <table:table-cell office:value-type="float" office:value="6.2009999999999996" table:style-name="ce22">
            <text:p>6,20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5.8099999999989826E-2" table:formula="of:=[.I1231]-([.J1231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20C</text:p>
          </table:table-cell>
          <table:table-cell office:value-type="string" table:style-name="ce15">
            <text:p>9410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665182869999999" table:style-name="ce18">
            <text:p>-24,6651829</text:p>
          </table:table-cell>
          <table:table-cell office:value-type="float" office:value="-50.683307659999997" table:style-name="ce18">
            <text:p>-50,6833077</text:p>
          </table:table-cell>
          <table:table-cell office:value-type="float" office:value="933.19399999999996" table:style-name="ce19">
            <text:p>933,1940</text:p>
          </table:table-cell>
          <table:table-cell office:value-type="float" office:value="935.86900000000003" table:style-name="ce20">
            <text:p>935,869</text:p>
          </table:table-cell>
          <table:table-cell office:value-type="float" office:value="2.6750000000000682" table:formula="of:=[.H1232]-[.G1232]" table:style-name="ce21">
            <text:p>2,68</text:p>
          </table:table-cell>
          <table:table-cell office:value-type="float" office:value="2.6720000000000002" table:style-name="ce22">
            <text:p>2,67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3.0000000000680593E-3" table:formula="of:=[.I1232]-([.J1232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46C</text:p>
          </table:table-cell>
          <table:table-cell office:value-type="string" table:style-name="ce15">
            <text:p>9410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1113018" table:style-name="ce18">
            <text:p>-25,1113018</text:p>
          </table:table-cell>
          <table:table-cell office:value-type="float" office:value="-48.764823470000003" table:style-name="ce18">
            <text:p>-48,7648235</text:p>
          </table:table-cell>
          <table:table-cell office:value-type="float" office:value="747.65719999999999" table:style-name="ce19">
            <text:p>747,6572</text:p>
          </table:table-cell>
          <table:table-cell office:value-type="float" office:value="749.25900000000001" table:style-name="ce20">
            <text:p>749,259</text:p>
          </table:table-cell>
          <table:table-cell office:value-type="float" office:value="1.6018000000000256" table:formula="of:=[.H1233]-[.G1233]" table:style-name="ce21">
            <text:p>1,60</text:p>
          </table:table-cell>
          <table:table-cell office:value-type="float" office:value="1.639" table:style-name="ce22">
            <text:p>1,64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3.7199999999974365E-2" table:formula="of:=[.I1233]-([.J1233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49M</text:p>
          </table:table-cell>
          <table:table-cell office:value-type="string" table:style-name="ce15">
            <text:p>9410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697331299999998" table:style-name="ce18">
            <text:p>-25,6973313</text:p>
          </table:table-cell>
          <table:table-cell office:value-type="float" office:value="-48.47590786" table:style-name="ce18">
            <text:p>-48,4759079</text:p>
          </table:table-cell>
          <table:table-cell office:value-type="float" office:value="4.8327999999999998" table:style-name="ce19">
            <text:p>04,8328</text:p>
          </table:table-cell>
          <table:table-cell office:value-type="float" office:value="4.8070000000000004" table:style-name="ce20">
            <text:p>04,807</text:p>
          </table:table-cell>
          <table:table-cell office:value-type="float" office:value="-2.5799999999999379E-2" table:formula="of:=[.H1234]-[.G1234]" table:style-name="ce21">
            <text:p>-0,03</text:p>
          </table:table-cell>
          <table:table-cell office:value-type="float" office:value="-0.10299999999999999" table:style-name="ce22">
            <text:p>-0,10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7.7200000000000615E-2" table:formula="of:=[.I1234]-([.J1234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32G</text:p>
          </table:table-cell>
          <table:table-cell office:value-type="string" table:style-name="ce15">
            <text:p>9411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003639969999998" table:style-name="ce18">
            <text:p>-24,0036400</text:p>
          </table:table-cell>
          <table:table-cell office:value-type="float" office:value="-50.446486460000003" table:style-name="ce18">
            <text:p>-50,4464865</text:p>
          </table:table-cell>
          <table:table-cell office:value-type="float" office:value="867.9588" table:style-name="ce19">
            <text:p>867,9588</text:p>
          </table:table-cell>
          <table:table-cell office:value-type="float" office:value="868.00800000000004" table:style-name="ce20">
            <text:p>868,008</text:p>
          </table:table-cell>
          <table:table-cell office:value-type="float" office:value="4.9200000000041655E-2" table:formula="of:=[.H1235]-[.G1235]" table:style-name="ce21">
            <text:p>0,05</text:p>
          </table:table-cell>
          <table:table-cell office:value-type="float" office:value="-2E-3" table:style-name="ce22">
            <text:p>0,00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5.1200000000041657E-2" table:formula="of:=[.I1235]-([.J1235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935B</text:p>
          </table:table-cell>
          <table:table-cell office:value-type="string" table:style-name="ce15">
            <text:p>9411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5312014" table:style-name="ce18">
            <text:p>-23,5312014</text:p>
          </table:table-cell>
          <table:table-cell office:value-type="float" office:value="-50.119717739999999" table:style-name="ce18">
            <text:p>-50,1197177</text:p>
          </table:table-cell>
          <table:table-cell office:value-type="float" office:value="487.37430000000001" table:style-name="ce19">
            <text:p>487,3743</text:p>
          </table:table-cell>
          <table:table-cell office:value-type="float" office:value="484.173" table:style-name="ce20">
            <text:p>484,173</text:p>
          </table:table-cell>
          <table:table-cell office:value-type="float" office:value="-3.2013000000000034" table:formula="of:=[.H1236]-[.G1236]" table:style-name="ce21">
            <text:p>-3,20</text:p>
          </table:table-cell>
          <table:table-cell office:value-type="float" office:value="-3.1360000000000001" table:style-name="ce22">
            <text:p>-3,14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6.5300000000003244E-2" table:formula="of:=[.I1236]-([.J1236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15N</text:p>
          </table:table-cell>
          <table:table-cell office:value-type="string" table:style-name="ce15">
            <text:p>9614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22658139" table:style-name="ce18">
            <text:p>-25,2265814</text:p>
          </table:table-cell>
          <table:table-cell office:value-type="float" office:value="-50.599296510000002" table:style-name="ce18">
            <text:p>-50,5992965</text:p>
          </table:table-cell>
          <table:table-cell office:value-type="float" office:value="875.25030000000004" table:style-name="ce19">
            <text:p>875,2503</text:p>
          </table:table-cell>
          <table:table-cell office:value-type="float" office:value="879.15300000000002" table:style-name="ce20">
            <text:p>879,153</text:p>
          </table:table-cell>
          <table:table-cell office:value-type="float" office:value="3.9026999999999816" table:formula="of:=[.H1237]-[.G1237]" table:style-name="ce21">
            <text:p>3,90</text:p>
          </table:table-cell>
          <table:table-cell office:value-type="float" office:value="3.7989999999999999" table:style-name="ce22">
            <text:p>3,80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0.1036999999999817" table:formula="of:=[.I1237]-([.J1237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21V</text:p>
          </table:table-cell>
          <table:table-cell office:value-type="string" table:style-name="ce15">
            <text:p>9614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56654928" table:style-name="ce18">
            <text:p>-24,5665493</text:p>
          </table:table-cell>
          <table:table-cell office:value-type="float" office:value="-51.337528399999997" table:style-name="ce18">
            <text:p>-51,3375284</text:p>
          </table:table-cell>
          <table:table-cell office:value-type="float" office:value="536.50170000000003" table:style-name="ce19">
            <text:p>536,5017</text:p>
          </table:table-cell>
          <table:table-cell office:value-type="float" office:value="537.33299999999997" table:style-name="ce20">
            <text:p>537,333</text:p>
          </table:table-cell>
          <table:table-cell office:value-type="float" office:value="0.83129999999994197" table:formula="of:=[.H1238]-[.G1238]" table:style-name="ce21">
            <text:p>0,83</text:p>
          </table:table-cell>
          <table:table-cell office:value-type="float" office:value="0.83599999999999997" table:style-name="ce22">
            <text:p>0,84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4.7000000000579911E-3" table:formula="of:=[.I1238]-([.J1238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94D</text:p>
          </table:table-cell>
          <table:table-cell office:value-type="string" table:style-name="ce15">
            <text:p>9614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722391429999998" table:style-name="ce18">
            <text:p>-23,7223914</text:p>
          </table:table-cell>
          <table:table-cell office:value-type="float" office:value="-52.180014010000001" table:style-name="ce18">
            <text:p>-52,1800140</text:p>
          </table:table-cell>
          <table:table-cell office:value-type="float" office:value="375.0813" table:style-name="ce19">
            <text:p>375,0813</text:p>
          </table:table-cell>
          <table:table-cell office:value-type="float" office:value="373.21899999999999" table:style-name="ce20">
            <text:p>373,219</text:p>
          </table:table-cell>
          <table:table-cell office:value-type="float" office:value="-1.8623000000000047" table:formula="of:=[.H1239]-[.G1239]" table:style-name="ce21">
            <text:p>-1,86</text:p>
          </table:table-cell>
          <table:table-cell office:value-type="float" office:value="-1.847" table:style-name="ce22">
            <text:p>-1,85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1.5300000000004754E-2" table:formula="of:=[.I1239]-([.J1239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581T</text:p>
          </table:table-cell>
          <table:table-cell office:value-type="string" table:style-name="ce15">
            <text:p>9614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3.789370439999999" table:style-name="ce18">
            <text:p>-23,7893704</text:p>
          </table:table-cell>
          <table:table-cell office:value-type="float" office:value="-53.060309590000003" table:style-name="ce18">
            <text:p>-53,0603096</text:p>
          </table:table-cell>
          <table:table-cell office:value-type="float" office:value="471.02159999999998" table:style-name="ce19">
            <text:p>471,0216</text:p>
          </table:table-cell>
          <table:table-cell office:value-type="float" office:value="471.05" table:style-name="ce20">
            <text:p>471,050</text:p>
          </table:table-cell>
          <table:table-cell office:value-type="float" office:value="2.8400000000033288E-2" table:formula="of:=[.H1240]-[.G1240]" table:style-name="ce21">
            <text:p>0,03</text:p>
          </table:table-cell>
          <table:table-cell office:value-type="float" office:value="-5.2999999999999999E-2" table:style-name="ce22">
            <text:p>-0,05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8.1400000000033279E-2" table:formula="of:=[.I1240]-([.J1240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37E</text:p>
          </table:table-cell>
          <table:table-cell office:value-type="string" table:style-name="ce15">
            <text:p>9615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557077360000001" table:style-name="ce18">
            <text:p>-24,5570774</text:p>
          </table:table-cell>
          <table:table-cell office:value-type="float" office:value="-52.998534429999999" table:style-name="ce18">
            <text:p>-52,9985344</text:p>
          </table:table-cell>
          <table:table-cell office:value-type="float" office:value="485.70659999999998" table:style-name="ce19">
            <text:p>485,7066</text:p>
          </table:table-cell>
          <table:table-cell office:value-type="float" office:value="486.95" table:style-name="ce20">
            <text:p>486,950</text:p>
          </table:table-cell>
          <table:table-cell office:value-type="float" office:value="1.2434000000000083" table:formula="of:=[.H1241]-[.G1241]" table:style-name="ce21">
            <text:p>1,24</text:p>
          </table:table-cell>
          <table:table-cell office:value-type="float" office:value="1.264" table:style-name="ce22">
            <text:p>1,26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2.0599999999991736E-2" table:formula="of:=[.I1241]-([.J1241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20M</text:p>
          </table:table-cell>
          <table:table-cell office:value-type="string" table:style-name="ce15">
            <text:p>9615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4.375529279999999" table:style-name="ce18">
            <text:p>-24,3755293</text:p>
          </table:table-cell>
          <table:table-cell office:value-type="float" office:value="-53.835023479999997" table:style-name="ce18">
            <text:p>-53,8350235</text:p>
          </table:table-cell>
          <table:table-cell office:value-type="float" office:value="382.0367" table:style-name="ce19">
            <text:p>382,0367</text:p>
          </table:table-cell>
          <table:table-cell office:value-type="float" office:value="384.63499999999999" table:style-name="ce20">
            <text:p>384,635</text:p>
          </table:table-cell>
          <table:table-cell office:value-type="float" office:value="2.5982999999999947" table:formula="of:=[.H1242]-[.G1242]" table:style-name="ce21">
            <text:p>2,60</text:p>
          </table:table-cell>
          <table:table-cell office:value-type="float" office:value="2.645" table:style-name="ce22">
            <text:p>2,65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4.6700000000005293E-2" table:formula="of:=[.I1242]-([.J1242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31M</text:p>
          </table:table-cell>
          <table:table-cell office:value-type="string" table:style-name="ce15">
            <text:p>9615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149908140000001" table:style-name="ce18">
            <text:p>-25,1499081</text:p>
          </table:table-cell>
          <table:table-cell office:value-type="float" office:value="-53.843907989999998" table:style-name="ce18">
            <text:p>-53,8439080</text:p>
          </table:table-cell>
          <table:table-cell office:value-type="float" office:value="672.8605" table:style-name="ce19">
            <text:p>672,8605</text:p>
          </table:table-cell>
          <table:table-cell office:value-type="float" office:value="676.82899999999995" table:style-name="ce20">
            <text:p>676,829</text:p>
          </table:table-cell>
          <table:table-cell office:value-type="float" office:value="3.9684999999999491" table:formula="of:=[.H1243]-[.G1243]" table:style-name="ce21">
            <text:p>3,97</text:p>
          </table:table-cell>
          <table:table-cell office:value-type="float" office:value="3.9529999999999998" table:style-name="ce22">
            <text:p>3,95</text:p>
          </table:table-cell>
          <table:table-cell office:value-type="float" office:value="7.8E-2" table:style-name="ce22">
            <text:p>0,08</text:p>
          </table:table-cell>
          <table:table-cell office:value-type="float" office:value="1.5499999999949221E-2" table:formula="of:=[.I1243]-([.J1243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26F</text:p>
          </table:table-cell>
          <table:table-cell office:value-type="string" table:style-name="ce15">
            <text:p>9615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749844169999999" table:style-name="ce18">
            <text:p>-25,7498442</text:p>
          </table:table-cell>
          <table:table-cell office:value-type="float" office:value="-53.053578850000001" table:style-name="ce18">
            <text:p>-53,0535789</text:p>
          </table:table-cell>
          <table:table-cell office:value-type="float" office:value="511.57490000000001" table:style-name="ce19">
            <text:p>511,5749</text:p>
          </table:table-cell>
          <table:table-cell office:value-type="float" office:value="514.29999999999995" table:style-name="ce20">
            <text:p>514,300</text:p>
          </table:table-cell>
          <table:table-cell office:value-type="float" office:value="2.7250999999999408" table:formula="of:=[.H1244]-[.G1244]" table:style-name="ce21">
            <text:p>2,73</text:p>
          </table:table-cell>
          <table:table-cell office:value-type="float" office:value="2.8530000000000002" table:style-name="ce22">
            <text:p>2,85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-0.12790000000005941" table:formula="of:=[.I1244]-([.J1244])" table:style-name="ce23">
            <text:p>-0,1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28D</text:p>
          </table:table-cell>
          <table:table-cell office:value-type="string" table:style-name="ce15">
            <text:p>9615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6.26653379" table:style-name="ce18">
            <text:p>-26,2665338</text:p>
          </table:table-cell>
          <table:table-cell office:value-type="float" office:value="-52.782605910000001" table:style-name="ce18">
            <text:p>-52,7826059</text:p>
          </table:table-cell>
          <table:table-cell office:value-type="float" office:value="689.72" table:style-name="ce19">
            <text:p>689,7200</text:p>
          </table:table-cell>
          <table:table-cell office:value-type="float" office:value="694.38800000000003" table:style-name="ce20">
            <text:p>694,388</text:p>
          </table:table-cell>
          <table:table-cell office:value-type="float" office:value="4.6680000000000064" table:formula="of:=[.H1245]-[.G1245]" table:style-name="ce21">
            <text:p>4,67</text:p>
          </table:table-cell>
          <table:table-cell office:value-type="float" office:value="4.5970000000000004" table:style-name="ce22">
            <text:p>4,60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7.1000000000005947E-2" table:formula="of:=[.I1245]-([.J1245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35D</text:p>
          </table:table-cell>
          <table:table-cell office:value-type="string" table:style-name="ce15">
            <text:p>9615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42582552" table:style-name="ce18">
            <text:p>-25,4258255</text:p>
          </table:table-cell>
          <table:table-cell office:value-type="float" office:value="-52.017986450000002" table:style-name="ce18">
            <text:p>-52,0179865</text:p>
          </table:table-cell>
          <table:table-cell office:value-type="float" office:value="770.19349999999997" table:style-name="ce19">
            <text:p>770,1935</text:p>
          </table:table-cell>
          <table:table-cell office:value-type="float" office:value="773.50400000000002" table:style-name="ce20">
            <text:p>773,504</text:p>
          </table:table-cell>
          <table:table-cell office:value-type="float" office:value="3.3105000000000473" table:formula="of:=[.H1246]-[.G1246]" table:style-name="ce21">
            <text:p>3,31</text:p>
          </table:table-cell>
          <table:table-cell office:value-type="float" office:value="3.3050000000000002" table:style-name="ce22">
            <text:p>3,31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5.5000000000471339E-3" table:formula="of:=[.I1246]-([.J1246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41B</text:p>
          </table:table-cell>
          <table:table-cell office:value-type="string" table:style-name="ce15">
            <text:p>9615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PR</text:p>
          </table:table-cell>
          <table:table-cell office:value-type="float" office:value="-25.696997809999999" table:style-name="ce18">
            <text:p>-25,6969978</text:p>
          </table:table-cell>
          <table:table-cell office:value-type="float" office:value="-51.659977300000001" table:style-name="ce18">
            <text:p>-51,6599773</text:p>
          </table:table-cell>
          <table:table-cell office:value-type="float" office:value="1052.0128" table:style-name="ce19">
            <text:p>1052,0128</text:p>
          </table:table-cell>
          <table:table-cell office:value-type="float" office:value="1056.8499999999999" table:style-name="ce20">
            <text:p>1056,850</text:p>
          </table:table-cell>
          <table:table-cell office:value-type="float" office:value="4.8371999999999389" table:formula="of:=[.H1247]-[.G1247]" table:style-name="ce21">
            <text:p>4,84</text:p>
          </table:table-cell>
          <table:table-cell office:value-type="float" office:value="4.8239999999999998" table:style-name="ce22">
            <text:p>4,82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1.3199999999939038E-2" table:formula="of:=[.I1247]-([.J1247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2">
            <text:p><text:s text:c="2"/>3093H</text:p>
          </table:table-cell>
          <table:table-cell office:value-type="string" table:style-name="ce43">
            <text:p>91850</text:p>
          </table:table-cell>
          <table:table-cell office:value-type="string" table:style-name="ce44">
            <text:p>SUL</text:p>
          </table:table-cell>
          <table:table-cell office:value-type="string" table:style-name="ce45">
            <text:p>RS</text:p>
          </table:table-cell>
          <table:table-cell office:value-type="float" office:value="-30.074042429999999" table:style-name="ce46">
            <text:p>-30,0740424</text:p>
          </table:table-cell>
          <table:table-cell office:value-type="float" office:value="-51.119764789999998" table:style-name="ce46">
            <text:p>-51,1197648</text:p>
          </table:table-cell>
          <table:table-cell office:value-type="float" office:value="72.171300000000002" table:style-name="ce47">
            <text:p>72,1713</text:p>
          </table:table-cell>
          <table:table-cell office:value-type="float" office:value="76.745000000000005" table:style-name="ce48">
            <text:p>76,745</text:p>
          </table:table-cell>
          <table:table-cell office:value-type="float" office:value="4.5737000000000023" table:formula="of:=[.H1248]-[.G1248]" table:style-name="ce49">
            <text:p>4,57</text:p>
          </table:table-cell>
          <table:table-cell office:value-type="float" office:value="5.141" table:style-name="ce49">
            <text:p>5,14</text:p>
          </table:table-cell>
          <table:table-cell office:value-type="float" office:value="8.4000000000000005E-2" table:style-name="ce49">
            <text:p>0,08</text:p>
          </table:table-cell>
          <table:table-cell office:value-type="float" office:value="-0.56729999999999769" table:formula="of:=[.I1248]-([.J1248])" table:style-name="ce49">
            <text:p>-0,5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93J</text:p>
          </table:table-cell>
          <table:table-cell office:value-type="string" table:style-name="ce15">
            <text:p>9189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07318094" table:style-name="ce18">
            <text:p>-30,0731809</text:p>
          </table:table-cell>
          <table:table-cell office:value-type="float" office:value="-51.11977469" table:style-name="ce18">
            <text:p>-51,1197747</text:p>
          </table:table-cell>
          <table:table-cell office:value-type="float" office:value="73.564999999999998" table:style-name="ce19">
            <text:p>73,5650</text:p>
          </table:table-cell>
          <table:table-cell office:value-type="float" office:value="78.721000000000004" table:style-name="ce20">
            <text:p>78,721</text:p>
          </table:table-cell>
          <table:table-cell office:value-type="float" office:value="5.1560000000000059" table:formula="of:=[.H1249]-[.G1249]" table:style-name="ce21">
            <text:p>5,16</text:p>
          </table:table-cell>
          <table:table-cell office:value-type="float" office:value="5.14" table:style-name="ce22">
            <text:p>5,14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1.6000000000006231E-2" table:formula="of:=[.I1249]-([.J1249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38J</text:p>
          </table:table-cell>
          <table:table-cell office:value-type="string" table:style-name="ce15">
            <text:p>9193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834384700000001" table:style-name="ce18">
            <text:p>-29,8343847</text:p>
          </table:table-cell>
          <table:table-cell office:value-type="float" office:value="-55.685804169999997" table:style-name="ce18">
            <text:p>-55,6858042</text:p>
          </table:table-cell>
          <table:table-cell office:value-type="float" office:value="130.24260000000001" table:style-name="ce19">
            <text:p>130,2426</text:p>
          </table:table-cell>
          <table:table-cell office:value-type="float" office:value="142.374" table:style-name="ce20">
            <text:p>142,374</text:p>
          </table:table-cell>
          <table:table-cell office:value-type="float" office:value="12.131399999999985" table:formula="of:=[.H1250]-[.G1250]" table:style-name="ce21">
            <text:p>12,13</text:p>
          </table:table-cell>
          <table:table-cell office:value-type="float" office:value="12.115" table:style-name="ce22">
            <text:p>12,12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1.6399999999984871E-2" table:formula="of:=[.I1250]-([.J1250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41N</text:p>
          </table:table-cell>
          <table:table-cell office:value-type="string" table:style-name="ce15">
            <text:p>9193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858243640000001" table:style-name="ce18">
            <text:p>-30,8582436</text:p>
          </table:table-cell>
          <table:table-cell office:value-type="float" office:value="-55.502013820000002" table:style-name="ce18">
            <text:p>-55,5020138</text:p>
          </table:table-cell>
          <table:table-cell office:value-type="float" office:value="199.5471" table:style-name="ce19">
            <text:p>199,5471</text:p>
          </table:table-cell>
          <table:table-cell office:value-type="float" office:value="213.375" table:style-name="ce20">
            <text:p>213,375</text:p>
          </table:table-cell>
          <table:table-cell office:value-type="float" office:value="13.8279" table:formula="of:=[.H1251]-[.G1251]" table:style-name="ce21">
            <text:p>13,83</text:p>
          </table:table-cell>
          <table:table-cell office:value-type="float" office:value="13.818" table:style-name="ce22">
            <text:p>13,82</text:p>
          </table:table-cell>
          <table:table-cell office:value-type="float" office:value="8.8999999999999996E-2" table:style-name="ce22">
            <text:p>0,09</text:p>
          </table:table-cell>
          <table:table-cell office:value-type="float" office:value="9.9000000000000199E-3" table:formula="of:=[.I1251]-([.J125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46V</text:p>
          </table:table-cell>
          <table:table-cell office:value-type="string" table:style-name="ce15">
            <text:p>9193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381244809999998" table:style-name="ce18">
            <text:p>-30,3812448</text:p>
          </table:table-cell>
          <table:table-cell office:value-type="float" office:value="-56.397078039999997" table:style-name="ce18">
            <text:p>-56,3970780</text:p>
          </table:table-cell>
          <table:table-cell office:value-type="float" office:value="149.02809999999999" table:style-name="ce19">
            <text:p>149,0281</text:p>
          </table:table-cell>
          <table:table-cell office:value-type="float" office:value="162.57" table:style-name="ce20">
            <text:p>162,570</text:p>
          </table:table-cell>
          <table:table-cell office:value-type="float" office:value="13.541899999999998" table:formula="of:=[.H1252]-[.G1252]" table:style-name="ce21">
            <text:p>13,54</text:p>
          </table:table-cell>
          <table:table-cell office:value-type="float" office:value="13.57" table:style-name="ce22">
            <text:p>13,57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-2.8100000000002012E-2" table:formula="of:=[.I1252]-([.J1252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43J</text:p>
          </table:table-cell>
          <table:table-cell office:value-type="string" table:style-name="ce15">
            <text:p>9194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177906740000001" table:style-name="ce18">
            <text:p>-30,1779067</text:p>
          </table:table-cell>
          <table:table-cell office:value-type="float" office:value="-56.054741149999998" table:style-name="ce18">
            <text:p>-56,0547412</text:p>
          </table:table-cell>
          <table:table-cell office:value-type="float" office:value="226.8723" table:style-name="ce19">
            <text:p>226,8723</text:p>
          </table:table-cell>
          <table:table-cell office:value-type="float" office:value="239.91" table:style-name="ce20">
            <text:p>239,910</text:p>
          </table:table-cell>
          <table:table-cell office:value-type="float" office:value="13.037700000000001" table:formula="of:=[.H1253]-[.G1253]" table:style-name="ce21">
            <text:p>13,04</text:p>
          </table:table-cell>
          <table:table-cell office:value-type="float" office:value="13.077" table:style-name="ce22">
            <text:p>13,08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3.9299999999999002E-2" table:formula="of:=[.I1253]-([.J1253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37B</text:p>
          </table:table-cell>
          <table:table-cell office:value-type="string" table:style-name="ce15">
            <text:p>9194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24159087" table:style-name="ce18">
            <text:p>-30,2415909</text:p>
          </table:table-cell>
          <table:table-cell office:value-type="float" office:value="-54.950878449999998" table:style-name="ce18">
            <text:p>-54,9508785</text:p>
          </table:table-cell>
          <table:table-cell office:value-type="float" office:value="139.41640000000001" table:style-name="ce19">
            <text:p>139,4164</text:p>
          </table:table-cell>
          <table:table-cell office:value-type="float" office:value="151.44300000000001" table:style-name="ce20">
            <text:p>151,443</text:p>
          </table:table-cell>
          <table:table-cell office:value-type="float" office:value="12.026600000000002" table:formula="of:=[.H1254]-[.G1254]" table:style-name="ce21">
            <text:p>12,03</text:p>
          </table:table-cell>
          <table:table-cell office:value-type="float" office:value="12.069000000000001" table:style-name="ce22">
            <text:p>12,07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-4.2399999999998883E-2" table:formula="of:=[.I1254]-([.J125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30H</text:p>
          </table:table-cell>
          <table:table-cell office:value-type="string" table:style-name="ce15">
            <text:p>9194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666373360000001" table:style-name="ce18">
            <text:p>-29,6663734</text:p>
          </table:table-cell>
          <table:table-cell office:value-type="float" office:value="-54.672740939999997" table:style-name="ce18">
            <text:p>-54,6727409</text:p>
          </table:table-cell>
          <table:table-cell office:value-type="float" office:value="119.72499999999999" table:style-name="ce19">
            <text:p>119,7250</text:p>
          </table:table-cell>
          <table:table-cell office:value-type="float" office:value="130.041" table:style-name="ce20">
            <text:p>130,041</text:p>
          </table:table-cell>
          <table:table-cell office:value-type="float" office:value="10.316000000000003" table:formula="of:=[.H1255]-[.G1255]" table:style-name="ce21">
            <text:p>10,32</text:p>
          </table:table-cell>
          <table:table-cell office:value-type="float" office:value="10.340999999999999" table:style-name="ce22">
            <text:p>10,34</text:p>
          </table:table-cell>
          <table:table-cell office:value-type="float" office:value="0.08" table:style-name="ce22">
            <text:p>0,08</text:p>
          </table:table-cell>
          <table:table-cell office:value-type="float" office:value="-2.4999999999996803E-2" table:formula="of:=[.I1255]-([.J125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92L</text:p>
          </table:table-cell>
          <table:table-cell office:value-type="string" table:style-name="ce15">
            <text:p>9194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695365540000001" table:style-name="ce18">
            <text:p>-29,6953655</text:p>
          </table:table-cell>
          <table:table-cell office:value-type="float" office:value="-53.7750871" table:style-name="ce18">
            <text:p>-53,7750871</text:p>
          </table:table-cell>
          <table:table-cell office:value-type="float" office:value="115.71380000000001" table:style-name="ce19">
            <text:p>115,7138</text:p>
          </table:table-cell>
          <table:table-cell office:value-type="float" office:value="125.27800000000001" table:style-name="ce20">
            <text:p>125,278</text:p>
          </table:table-cell>
          <table:table-cell office:value-type="float" office:value="9.5641999999999996" table:formula="of:=[.H1256]-[.G1256]" table:style-name="ce21">
            <text:p>9,56</text:p>
          </table:table-cell>
          <table:table-cell office:value-type="float" office:value="9.5990000000000002" table:style-name="ce22">
            <text:p>9,60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3.4800000000000608E-2" table:formula="of:=[.I1256]-([.J1256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92H</text:p>
          </table:table-cell>
          <table:table-cell office:value-type="string" table:style-name="ce15">
            <text:p>9194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71084565" table:style-name="ce18">
            <text:p>-29,7108457</text:p>
          </table:table-cell>
          <table:table-cell office:value-type="float" office:value="-53.716804680000003" table:style-name="ce18">
            <text:p>-53,7168047</text:p>
          </table:table-cell>
          <table:table-cell office:value-type="float" office:value="85.735799999999998" table:style-name="ce19">
            <text:p>85,7358</text:p>
          </table:table-cell>
          <table:table-cell office:value-type="float" office:value="95.244" table:style-name="ce20">
            <text:p>95,244</text:p>
          </table:table-cell>
          <table:table-cell office:value-type="float" office:value="9.5082000000000022" table:formula="of:=[.H1257]-[.G1257]" table:style-name="ce21">
            <text:p>9,51</text:p>
          </table:table-cell>
          <table:table-cell office:value-type="float" office:value="9.5039999999999996" table:style-name="ce22">
            <text:p>9,50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4.2000000000026461E-3" table:formula="of:=[.I1257]-([.J125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77L</text:p>
          </table:table-cell>
          <table:table-cell office:value-type="string" table:style-name="ce15">
            <text:p>9195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2.249115860000003" table:style-name="ce18">
            <text:p>-32,2491159</text:p>
          </table:table-cell>
          <table:table-cell office:value-type="float" office:value="-53.55367699" table:style-name="ce18">
            <text:p>-53,5536770</text:p>
          </table:table-cell>
          <table:table-cell office:value-type="float" office:value="136.5659" table:style-name="ce19">
            <text:p>136,5659</text:p>
          </table:table-cell>
          <table:table-cell office:value-type="float" office:value="148.49" table:style-name="ce20">
            <text:p>148,490</text:p>
          </table:table-cell>
          <table:table-cell office:value-type="float" office:value="11.92410000000001" table:formula="of:=[.H1258]-[.G1258]" table:style-name="ce21">
            <text:p>11,92</text:p>
          </table:table-cell>
          <table:table-cell office:value-type="float" office:value="11.994999999999999" table:style-name="ce22">
            <text:p>12,00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-7.0899999999989305E-2" table:formula="of:=[.I1258]-([.J1258])" table:style-name="ce23">
            <text:p>-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69N</text:p>
          </table:table-cell>
          <table:table-cell office:value-type="string" table:style-name="ce15">
            <text:p>9377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3.701283619999998" table:style-name="ce18">
            <text:p>-33,7012836</text:p>
          </table:table-cell>
          <table:table-cell office:value-type="float" office:value="-53.421033399999999" table:style-name="ce18">
            <text:p>-53,4210334</text:p>
          </table:table-cell>
          <table:table-cell office:value-type="float" office:value="8.6774000000000004" table:style-name="ce19">
            <text:p>08,6774</text:p>
          </table:table-cell>
          <table:table-cell office:value-type="float" office:value="20.518999999999998" table:style-name="ce20">
            <text:p>20,519</text:p>
          </table:table-cell>
          <table:table-cell office:value-type="float" office:value="11.841599999999998" table:formula="of:=[.H1259]-[.G1259]" table:style-name="ce21">
            <text:p>11,84</text:p>
          </table:table-cell>
          <table:table-cell office:value-type="float" office:value="11.879" table:style-name="ce22">
            <text:p>11,88</text:p>
          </table:table-cell>
          <table:table-cell office:value-type="float" office:value="0.10100000000000001" table:style-name="ce22">
            <text:p>0,10</text:p>
          </table:table-cell>
          <table:table-cell office:value-type="float" office:value="-3.7400000000001654E-2" table:formula="of:=[.I1259]-([.J1259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53B</text:p>
          </table:table-cell>
          <table:table-cell office:value-type="string" table:style-name="ce15">
            <text:p>9377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1.813788590000001" table:style-name="ce18">
            <text:p>-31,8137886</text:p>
          </table:table-cell>
          <table:table-cell office:value-type="float" office:value="-54.156750000000002" table:style-name="ce18">
            <text:p>-54,1567500</text:p>
          </table:table-cell>
          <table:table-cell office:value-type="float" office:value="144.1824" table:style-name="ce19">
            <text:p>144,1824</text:p>
          </table:table-cell>
          <table:table-cell office:value-type="float" office:value="157.37899999999999" table:style-name="ce20">
            <text:p>157,379</text:p>
          </table:table-cell>
          <table:table-cell office:value-type="float" office:value="13.196599999999989" table:formula="of:=[.H1260]-[.G1260]" table:style-name="ce21">
            <text:p>13,20</text:p>
          </table:table-cell>
          <table:table-cell office:value-type="float" office:value="13.114000000000001" table:style-name="ce22">
            <text:p>13,11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8.2599999999988682E-2" table:formula="of:=[.I1260]-([.J1260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16J</text:p>
          </table:table-cell>
          <table:table-cell office:value-type="string" table:style-name="ce15">
            <text:p>9381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378319470000001" table:style-name="ce18">
            <text:p>-28,3783195</text:p>
          </table:table-cell>
          <table:table-cell office:value-type="float" office:value="-54.28376669" table:style-name="ce18">
            <text:p>-54,2837667</text:p>
          </table:table-cell>
          <table:table-cell office:value-type="float" office:value="265.57760000000002" table:style-name="ce19">
            <text:p>265,5776</text:p>
          </table:table-cell>
          <table:table-cell office:value-type="float" office:value="274.14699999999999" table:style-name="ce20">
            <text:p>274,147</text:p>
          </table:table-cell>
          <table:table-cell office:value-type="float" office:value="8.5693999999999733" table:formula="of:=[.H1261]-[.G1261]" table:style-name="ce21">
            <text:p>8,57</text:p>
          </table:table-cell>
          <table:table-cell office:value-type="float" office:value="8.625" table:style-name="ce22">
            <text:p>8,63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5.5600000000026739E-2" table:formula="of:=[.I1261]-([.J1261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13L</text:p>
          </table:table-cell>
          <table:table-cell office:value-type="string" table:style-name="ce15">
            <text:p>9397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056343720000001" table:style-name="ce18">
            <text:p>-28,0563437</text:p>
          </table:table-cell>
          <table:table-cell office:value-type="float" office:value="-51.129760320000003" table:style-name="ce18">
            <text:p>-51,1297603</text:p>
          </table:table-cell>
          <table:table-cell office:value-type="float" office:value="914.14329999999995" table:style-name="ce19">
            <text:p>914,1433</text:p>
          </table:table-cell>
          <table:table-cell office:value-type="float" office:value="921.15300000000002" table:style-name="ce20">
            <text:p>921,153</text:p>
          </table:table-cell>
          <table:table-cell office:value-type="float" office:value="7.0097000000000662" table:formula="of:=[.H1262]-[.G1262]" table:style-name="ce21">
            <text:p>7,01</text:p>
          </table:table-cell>
          <table:table-cell office:value-type="float" office:value="6.98" table:style-name="ce22">
            <text:p>6,98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2.9700000000065785E-2" table:formula="of:=[.I1262]-([.J1262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67M</text:p>
          </table:table-cell>
          <table:table-cell office:value-type="string" table:style-name="ce15">
            <text:p>9397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737691730000002" table:style-name="ce18">
            <text:p>-28,7376917</text:p>
          </table:table-cell>
          <table:table-cell office:value-type="float" office:value="-51.093234469999999" table:style-name="ce18">
            <text:p>-51,0932345</text:p>
          </table:table-cell>
          <table:table-cell office:value-type="float" office:value="851.28650000000005" table:style-name="ce19">
            <text:p>851,2865</text:p>
          </table:table-cell>
          <table:table-cell office:value-type="float" office:value="858.16099999999994" table:style-name="ce20">
            <text:p>858,161</text:p>
          </table:table-cell>
          <table:table-cell office:value-type="float" office:value="6.8744999999998981" table:formula="of:=[.H1263]-[.G1263]" table:style-name="ce21">
            <text:p>6,87</text:p>
          </table:table-cell>
          <table:table-cell office:value-type="float" office:value="6.8179999999999996" table:style-name="ce22">
            <text:p>6,82</text:p>
          </table:table-cell>
          <table:table-cell office:value-type="float" office:value="0.08" table:style-name="ce22">
            <text:p>0,08</text:p>
          </table:table-cell>
          <table:table-cell office:value-type="float" office:value="5.649999999989852E-2" table:formula="of:=[.I1263]-([.J1263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42">
            <text:p><text:s text:c="2"/>1901U</text:p>
          </table:table-cell>
          <table:table-cell office:value-type="string" table:style-name="ce43">
            <text:p>93974</text:p>
          </table:table-cell>
          <table:table-cell office:value-type="string" table:style-name="ce44">
            <text:p>SUL</text:p>
          </table:table-cell>
          <table:table-cell office:value-type="string" table:style-name="ce45">
            <text:p>RS</text:p>
          </table:table-cell>
          <table:table-cell office:value-type="float" office:value="-27.81453861" table:style-name="ce46">
            <text:p>-27,8145386</text:p>
          </table:table-cell>
          <table:table-cell office:value-type="float" office:value="-53.039279489999998" table:style-name="ce46">
            <text:p>-53,0392795</text:p>
          </table:table-cell>
          <table:table-cell office:value-type="float" office:value="453.60649999999998" table:style-name="ce47">
            <text:p>453,6065</text:p>
          </table:table-cell>
          <table:table-cell office:value-type="float" office:value="460.61" table:style-name="ce48">
            <text:p>460,610</text:p>
          </table:table-cell>
          <table:table-cell office:value-type="float" office:value="7.0035000000000309" table:formula="of:=[.H1264]-[.G1264]" table:style-name="ce49">
            <text:p>7,00</text:p>
          </table:table-cell>
          <table:table-cell office:value-type="float" office:value="7.6020000000000003" table:style-name="ce49">
            <text:p>7,60</text:p>
          </table:table-cell>
          <table:table-cell office:value-type="float" office:value="8.1000000000000003E-2" table:style-name="ce49">
            <text:p>0,08</text:p>
          </table:table-cell>
          <table:table-cell office:value-type="float" office:value="-0.59849999999996939" table:formula="of:=[.I1264]-([.J1264])" table:style-name="ce49">
            <text:p>-0,6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19R</text:p>
          </table:table-cell>
          <table:table-cell office:value-type="string" table:style-name="ce15">
            <text:p>9397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635641289999999" table:style-name="ce18">
            <text:p>-28,6356413</text:p>
          </table:table-cell>
          <table:table-cell office:value-type="float" office:value="-53.613878130000003" table:style-name="ce18">
            <text:p>-53,6138781</text:p>
          </table:table-cell>
          <table:table-cell office:value-type="float" office:value="471.05380000000002" table:style-name="ce19">
            <text:p>471,0538</text:p>
          </table:table-cell>
          <table:table-cell office:value-type="float" office:value="480.03300000000002" table:style-name="ce20">
            <text:p>480,033</text:p>
          </table:table-cell>
          <table:table-cell office:value-type="float" office:value="8.9791999999999916" table:formula="of:=[.H1265]-[.G1265]" table:style-name="ce21">
            <text:p>8,98</text:p>
          </table:table-cell>
          <table:table-cell office:value-type="float" office:value="8.9629999999999992" table:style-name="ce22">
            <text:p>8,96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1.6199999999992443E-2" table:formula="of:=[.I1265]-([.J126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07L</text:p>
          </table:table-cell>
          <table:table-cell office:value-type="string" table:style-name="ce15">
            <text:p>9397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172030700000001" table:style-name="ce18">
            <text:p>-29,1720307</text:p>
          </table:table-cell>
          <table:table-cell office:value-type="float" office:value="-52.205891829999999" table:style-name="ce18">
            <text:p>-52,2058918</text:p>
          </table:table-cell>
          <table:table-cell office:value-type="float" office:value="499.15859999999998" table:style-name="ce19">
            <text:p>499,1586</text:p>
          </table:table-cell>
          <table:table-cell office:value-type="float" office:value="506.79300000000001" table:style-name="ce20">
            <text:p>506,793</text:p>
          </table:table-cell>
          <table:table-cell office:value-type="float" office:value="7.6344000000000278" table:formula="of:=[.H1266]-[.G1266]" table:style-name="ce21">
            <text:p>7,63</text:p>
          </table:table-cell>
          <table:table-cell office:value-type="float" office:value="7.5739999999999998" table:style-name="ce22">
            <text:p>7,57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6.0400000000027987E-2" table:formula="of:=[.I1266]-([.J1266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70E</text:p>
          </table:table-cell>
          <table:table-cell office:value-type="string" table:style-name="ce15">
            <text:p>9397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6140513" table:style-name="ce18">
            <text:p>-28,6140513</text:p>
          </table:table-cell>
          <table:table-cell office:value-type="float" office:value="-51.877376669999997" table:style-name="ce18">
            <text:p>-51,8773767</text:p>
          </table:table-cell>
          <table:table-cell office:value-type="float" office:value="490.13830000000002" table:style-name="ce19">
            <text:p>490,1383</text:p>
          </table:table-cell>
          <table:table-cell office:value-type="float" office:value="497.50799999999998" table:style-name="ce20">
            <text:p>497,508</text:p>
          </table:table-cell>
          <table:table-cell office:value-type="float" office:value="7.3696999999999662" table:formula="of:=[.H1267]-[.G1267]" table:style-name="ce21">
            <text:p>7,37</text:p>
          </table:table-cell>
          <table:table-cell office:value-type="float" office:value="7.3310000000000004" table:style-name="ce22">
            <text:p>7,33</text:p>
          </table:table-cell>
          <table:table-cell office:value-type="float" office:value="0.08" table:style-name="ce22">
            <text:p>0,08</text:p>
          </table:table-cell>
          <table:table-cell office:value-type="float" office:value="3.8699999999965762E-2" table:formula="of:=[.I1267]-([.J1267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66C</text:p>
          </table:table-cell>
          <table:table-cell office:value-type="string" table:style-name="ce15">
            <text:p>9403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66932495" table:style-name="ce18">
            <text:p>-28,6693250</text:p>
          </table:table-cell>
          <table:table-cell office:value-type="float" office:value="-50.435887149999999" table:style-name="ce18">
            <text:p>-50,4358872</text:p>
          </table:table-cell>
          <table:table-cell office:value-type="float" office:value="1051.0259000000001" table:style-name="ce19">
            <text:p>1051,0259</text:p>
          </table:table-cell>
          <table:table-cell office:value-type="float" office:value="1057.556" table:style-name="ce20">
            <text:p>1057,556</text:p>
          </table:table-cell>
          <table:table-cell office:value-type="float" office:value="6.5300999999999476" table:formula="of:=[.H1268]-[.G1268]" table:style-name="ce21">
            <text:p>6,53</text:p>
          </table:table-cell>
          <table:table-cell office:value-type="float" office:value="6.524" table:style-name="ce22">
            <text:p>6,52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6.0999999999475918E-3" table:formula="of:=[.I1268]-([.J1268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65U</text:p>
          </table:table-cell>
          <table:table-cell office:value-type="string" table:style-name="ce15">
            <text:p>9403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1.39072668" table:style-name="ce18">
            <text:p>-31,3907267</text:p>
          </table:table-cell>
          <table:table-cell office:value-type="float" office:value="-52.677499230000002" table:style-name="ce18">
            <text:p>-52,6774992</text:p>
          </table:table-cell>
          <table:table-cell office:value-type="float" office:value="418.71609999999998" table:style-name="ce19">
            <text:p>418,7161</text:p>
          </table:table-cell>
          <table:table-cell office:value-type="float" office:value="429.18700000000001" table:style-name="ce20">
            <text:p>429,187</text:p>
          </table:table-cell>
          <table:table-cell office:value-type="float" office:value="10.470900000000029" table:formula="of:=[.H1269]-[.G1269]" table:style-name="ce21">
            <text:p>10,47</text:p>
          </table:table-cell>
          <table:table-cell office:value-type="float" office:value="10.573" table:style-name="ce22">
            <text:p>10,57</text:p>
          </table:table-cell>
          <table:table-cell office:value-type="float" office:value="7.8E-2" table:style-name="ce22">
            <text:p>0,08</text:p>
          </table:table-cell>
          <table:table-cell office:value-type="float" office:value="-0.10209999999997166" table:formula="of:=[.I1269]-([.J1269])" table:style-name="ce23">
            <text:p>-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90D</text:p>
          </table:table-cell>
          <table:table-cell office:value-type="string" table:style-name="ce15">
            <text:p>9403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156511940000001" table:style-name="ce18">
            <text:p>-30,1565119</text:p>
          </table:table-cell>
          <table:table-cell office:value-type="float" office:value="-52.117459240000002" table:style-name="ce18">
            <text:p>-52,1174592</text:p>
          </table:table-cell>
          <table:table-cell office:value-type="float" office:value="61.370899999999999" table:style-name="ce19">
            <text:p>61,3709</text:p>
          </table:table-cell>
          <table:table-cell office:value-type="float" office:value="68.331999999999994" table:style-name="ce20">
            <text:p>68,332</text:p>
          </table:table-cell>
          <table:table-cell office:value-type="float" office:value="6.9610999999999947" table:formula="of:=[.H1270]-[.G1270]" table:style-name="ce21">
            <text:p>6,96</text:p>
          </table:table-cell>
          <table:table-cell office:value-type="float" office:value="7.0430000000000001" table:style-name="ce22">
            <text:p>7,04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8.1900000000005413E-2" table:formula="of:=[.I1270]-([.J1270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95M</text:p>
          </table:table-cell>
          <table:table-cell office:value-type="string" table:style-name="ce15">
            <text:p>9404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242228839999999" table:style-name="ce18">
            <text:p>-30,2422288</text:p>
          </table:table-cell>
          <table:table-cell office:value-type="float" office:value="-52.747427389999999" table:style-name="ce18">
            <text:p>-52,7474274</text:p>
          </table:table-cell>
          <table:table-cell office:value-type="float" office:value="51.2849" table:style-name="ce19">
            <text:p>51,2849</text:p>
          </table:table-cell>
          <table:table-cell office:value-type="float" office:value="60.073" table:style-name="ce20">
            <text:p>60,073</text:p>
          </table:table-cell>
          <table:table-cell office:value-type="float" office:value="8.7881" table:formula="of:=[.H1271]-[.G1271]" table:style-name="ce21">
            <text:p>8,79</text:p>
          </table:table-cell>
          <table:table-cell office:value-type="float" office:value="8.8960000000000008" table:style-name="ce22">
            <text:p>8,90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0.10790000000000077" table:formula="of:=[.I1271]-([.J1271])" table:style-name="ce23">
            <text:p>-0,1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76B</text:p>
          </table:table-cell>
          <table:table-cell office:value-type="string" table:style-name="ce15">
            <text:p>9404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588816900000001" table:style-name="ce18">
            <text:p>-29,5888169</text:p>
          </table:table-cell>
          <table:table-cell office:value-type="float" office:value="-51.086543650000003" table:style-name="ce18">
            <text:p>-51,0865437</text:p>
          </table:table-cell>
          <table:table-cell office:value-type="float" office:value="170.8569" table:style-name="ce19">
            <text:p>170,8569</text:p>
          </table:table-cell>
          <table:table-cell office:value-type="float" office:value="175.97" table:style-name="ce20">
            <text:p>175,970</text:p>
          </table:table-cell>
          <table:table-cell office:value-type="float" office:value="5.1131000000000029" table:formula="of:=[.H1272]-[.G1272]" table:style-name="ce21">
            <text:p>5,11</text:p>
          </table:table-cell>
          <table:table-cell office:value-type="float" office:value="5.1769999999999996" table:style-name="ce22">
            <text:p>5,18</text:p>
          </table:table-cell>
          <table:table-cell office:value-type="float" office:value="7.8E-2" table:style-name="ce22">
            <text:p>0,08</text:p>
          </table:table-cell>
          <table:table-cell office:value-type="float" office:value="-6.3899999999996737E-2" table:formula="of:=[.I1272]-([.J1272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66Z</text:p>
          </table:table-cell>
          <table:table-cell office:value-type="string" table:style-name="ce15">
            <text:p>9404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1.69571809" table:style-name="ce18">
            <text:p>-31,6957181</text:p>
          </table:table-cell>
          <table:table-cell office:value-type="float" office:value="-52.423990140000001" table:style-name="ce18">
            <text:p>-52,4239901</text:p>
          </table:table-cell>
          <table:table-cell office:value-type="float" office:value="31.853999999999999" table:style-name="ce19">
            <text:p>31,8540</text:p>
          </table:table-cell>
          <table:table-cell office:value-type="float" office:value="41.274999999999999" table:style-name="ce20">
            <text:p>41,275</text:p>
          </table:table-cell>
          <table:table-cell office:value-type="float" office:value="9.4209999999999994" table:formula="of:=[.H1273]-[.G1273]" table:style-name="ce21">
            <text:p>9,42</text:p>
          </table:table-cell>
          <table:table-cell office:value-type="float" office:value="9.4809999999999999" table:style-name="ce22">
            <text:p>9,48</text:p>
          </table:table-cell>
          <table:table-cell office:value-type="float" office:value="0.08" table:style-name="ce22">
            <text:p>0,08</text:p>
          </table:table-cell>
          <table:table-cell office:value-type="float" office:value="-6.0000000000000497E-2" table:formula="of:=[.I1273]-([.J1273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51R</text:p>
          </table:table-cell>
          <table:table-cell office:value-type="string" table:style-name="ce15">
            <text:p>9404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94387279" table:style-name="ce18">
            <text:p>-30,9438728</text:p>
          </table:table-cell>
          <table:table-cell office:value-type="float" office:value="-54.109750779999999" table:style-name="ce18">
            <text:p>-54,1097508</text:p>
          </table:table-cell>
          <table:table-cell office:value-type="float" office:value="312.6694" table:style-name="ce19">
            <text:p>312,6694</text:p>
          </table:table-cell>
          <table:table-cell office:value-type="float" office:value="325.67399999999998" table:style-name="ce20">
            <text:p>325,674</text:p>
          </table:table-cell>
          <table:table-cell office:value-type="float" office:value="13.004599999999982" table:formula="of:=[.H1274]-[.G1274]" table:style-name="ce21">
            <text:p>13,00</text:p>
          </table:table-cell>
          <table:table-cell office:value-type="float" office:value="13.061" table:style-name="ce22">
            <text:p>13,06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5.6400000000017769E-2" table:formula="of:=[.I1274]-([.J1274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91C</text:p>
          </table:table-cell>
          <table:table-cell office:value-type="string" table:style-name="ce15">
            <text:p>9404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700247820000001" table:style-name="ce18">
            <text:p>-29,7002478</text:p>
          </table:table-cell>
          <table:table-cell office:value-type="float" office:value="-52.859494609999999" table:style-name="ce18">
            <text:p>-52,8594946</text:p>
          </table:table-cell>
          <table:table-cell office:value-type="float" office:value="126.6438" table:style-name="ce19">
            <text:p>126,6438</text:p>
          </table:table-cell>
          <table:table-cell office:value-type="float" office:value="134.92400000000001" table:style-name="ce20">
            <text:p>134,924</text:p>
          </table:table-cell>
          <table:table-cell office:value-type="float" office:value="8.2802000000000078" table:formula="of:=[.H1275]-[.G1275]" table:style-name="ce21">
            <text:p>8,28</text:p>
          </table:table-cell>
          <table:table-cell office:value-type="float" office:value="8.298" table:style-name="ce22">
            <text:p>8,30</text:p>
          </table:table-cell>
          <table:table-cell office:value-type="float" office:value="7.8E-2" table:style-name="ce22">
            <text:p>0,08</text:p>
          </table:table-cell>
          <table:table-cell office:value-type="float" office:value="-1.7799999999992266E-2" table:formula="of:=[.I1275]-([.J1275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50U</text:p>
          </table:table-cell>
          <table:table-cell office:value-type="string" table:style-name="ce15">
            <text:p>9404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1.555577639999999" table:style-name="ce18">
            <text:p>-31,5555776</text:p>
          </table:table-cell>
          <table:table-cell office:value-type="float" office:value="-53.409628660000003" table:style-name="ce18">
            <text:p>-53,4096287</text:p>
          </table:table-cell>
          <table:table-cell office:value-type="float" office:value="458.06529999999998" table:style-name="ce19">
            <text:p>458,0653</text:p>
          </table:table-cell>
          <table:table-cell office:value-type="float" office:value="470.55099999999999" table:style-name="ce20">
            <text:p>470,551</text:p>
          </table:table-cell>
          <table:table-cell office:value-type="float" office:value="12.485700000000008" table:formula="of:=[.H1276]-[.G1276]" table:style-name="ce21">
            <text:p>12,49</text:p>
          </table:table-cell>
          <table:table-cell office:value-type="float" office:value="12.412000000000001" table:style-name="ce22">
            <text:p>12,41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7.3700000000007648E-2" table:formula="of:=[.I1276]-([.J1276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06N</text:p>
          </table:table-cell>
          <table:table-cell office:value-type="string" table:style-name="ce15">
            <text:p>9404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31535796" table:style-name="ce18">
            <text:p>-29,3153580</text:p>
          </table:table-cell>
          <table:table-cell office:value-type="float" office:value="-50.213503789999997" table:style-name="ce18">
            <text:p>-50,2135038</text:p>
          </table:table-cell>
          <table:table-cell office:value-type="float" office:value="901.65309999999999" table:style-name="ce19">
            <text:p>901,6531</text:p>
          </table:table-cell>
          <table:table-cell office:value-type="float" office:value="906.86300000000006" table:style-name="ce20">
            <text:p>906,863</text:p>
          </table:table-cell>
          <table:table-cell office:value-type="float" office:value="5.2099000000000615" table:formula="of:=[.H1277]-[.G1277]" table:style-name="ce21">
            <text:p>5,21</text:p>
          </table:table-cell>
          <table:table-cell office:value-type="float" office:value="5.1050000000000004" table:style-name="ce22">
            <text:p>5,11</text:p>
          </table:table-cell>
          <table:table-cell office:value-type="float" office:value="0.08" table:style-name="ce22">
            <text:p>0,08</text:p>
          </table:table-cell>
          <table:table-cell office:value-type="float" office:value="0.10490000000006106" table:formula="of:=[.I1277]-([.J1277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80U</text:p>
          </table:table-cell>
          <table:table-cell office:value-type="string" table:style-name="ce15">
            <text:p>9404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778100770000002" table:style-name="ce18">
            <text:p>-29,7781008</text:p>
          </table:table-cell>
          <table:table-cell office:value-type="float" office:value="-50.174360929999999" table:style-name="ce18">
            <text:p>-50,1743609</text:p>
          </table:table-cell>
          <table:table-cell office:value-type="float" office:value="16.457100000000001" table:style-name="ce19">
            <text:p>16,4571</text:p>
          </table:table-cell>
          <table:table-cell office:value-type="float" office:value="19.768000000000001" table:style-name="ce20">
            <text:p>19,768</text:p>
          </table:table-cell>
          <table:table-cell office:value-type="float" office:value="3.3109000000000002" table:formula="of:=[.H1278]-[.G1278]" table:style-name="ce21">
            <text:p>3,31</text:p>
          </table:table-cell>
          <table:table-cell office:value-type="float" office:value="3.427" table:style-name="ce22">
            <text:p>3,43</text:p>
          </table:table-cell>
          <table:table-cell office:value-type="float" office:value="8.7999999999999995E-2" table:style-name="ce22">
            <text:p>0,09</text:p>
          </table:table-cell>
          <table:table-cell office:value-type="float" office:value="-0.11609999999999987" table:formula="of:=[.I1278]-([.J1278])" table:style-name="ce2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09J</text:p>
          </table:table-cell>
          <table:table-cell office:value-type="string" table:style-name="ce15">
            <text:p>9405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365985340000002" table:style-name="ce18">
            <text:p>-28,3659853</text:p>
          </table:table-cell>
          <table:table-cell office:value-type="float" office:value="-52.977352230000001" table:style-name="ce18">
            <text:p>-52,9773522</text:p>
          </table:table-cell>
          <table:table-cell office:value-type="float" office:value="539.67129999999997" table:style-name="ce19">
            <text:p>539,6713</text:p>
          </table:table-cell>
          <table:table-cell office:value-type="float" office:value="548.11099999999999" table:style-name="ce20">
            <text:p>548,111</text:p>
          </table:table-cell>
          <table:table-cell office:value-type="float" office:value="8.4397000000000162" table:formula="of:=[.H1279]-[.G1279]" table:style-name="ce21">
            <text:p>8,44</text:p>
          </table:table-cell>
          <table:table-cell office:value-type="float" office:value="8.4469999999999992" table:style-name="ce22">
            <text:p>8,45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7.2999999999829868E-3" table:formula="of:=[.I1279]-([.J1279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72T</text:p>
          </table:table-cell>
          <table:table-cell office:value-type="string" table:style-name="ce15">
            <text:p>9405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163034039999999" table:style-name="ce18">
            <text:p>-29,1630340</text:p>
          </table:table-cell>
          <table:table-cell office:value-type="float" office:value="-51.857743319999997" table:style-name="ce18">
            <text:p>-51,8577433</text:p>
          </table:table-cell>
          <table:table-cell office:value-type="float" office:value="56.928199999999997" table:style-name="ce19">
            <text:p>56,9282</text:p>
          </table:table-cell>
          <table:table-cell office:value-type="float" office:value="63.46" table:style-name="ce20">
            <text:p>63,460</text:p>
          </table:table-cell>
          <table:table-cell office:value-type="float" office:value="6.531800000000004" table:formula="of:=[.H1280]-[.G1280]" table:style-name="ce21">
            <text:p>6,53</text:p>
          </table:table-cell>
          <table:table-cell office:value-type="float" office:value="6.5910000000000002" table:style-name="ce22">
            <text:p>6,59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5.9199999999996145E-2" table:formula="of:=[.I1280]-([.J1280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02H</text:p>
          </table:table-cell>
          <table:table-cell office:value-type="string" table:style-name="ce15">
            <text:p>9405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7.977635509999999" table:style-name="ce18">
            <text:p>-27,9776355</text:p>
          </table:table-cell>
          <table:table-cell office:value-type="float" office:value="-52.904837540000003" table:style-name="ce18">
            <text:p>-52,9048375</text:p>
          </table:table-cell>
          <table:table-cell office:value-type="float" office:value="602.09040000000005" table:style-name="ce19">
            <text:p>602,0904</text:p>
          </table:table-cell>
          <table:table-cell office:value-type="float" office:value="610.05499999999995" table:style-name="ce20">
            <text:p>610,055</text:p>
          </table:table-cell>
          <table:table-cell office:value-type="float" office:value="7.9645999999999049" table:formula="of:=[.H1281]-[.G1281]" table:style-name="ce21">
            <text:p>7,96</text:p>
          </table:table-cell>
          <table:table-cell office:value-type="float" office:value="7.9850000000000003" table:style-name="ce22">
            <text:p>7,99</text:p>
          </table:table-cell>
          <table:table-cell office:value-type="float" office:value="7.8E-2" table:style-name="ce22">
            <text:p>0,08</text:p>
          </table:table-cell>
          <table:table-cell office:value-type="float" office:value="-2.0400000000095453E-2" table:formula="of:=[.I1281]-([.J1281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04E</text:p>
          </table:table-cell>
          <table:table-cell office:value-type="string" table:style-name="ce15">
            <text:p>9405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7.675776290000002" table:style-name="ce18">
            <text:p>-27,6757763</text:p>
          </table:table-cell>
          <table:table-cell office:value-type="float" office:value="-53.803331450000002" table:style-name="ce18">
            <text:p>-53,8033315</text:p>
          </table:table-cell>
          <table:table-cell office:value-type="float" office:value="436.8107" table:style-name="ce19">
            <text:p>436,8107</text:p>
          </table:table-cell>
          <table:table-cell office:value-type="float" office:value="444.31299999999999" table:style-name="ce20">
            <text:p>444,313</text:p>
          </table:table-cell>
          <table:table-cell office:value-type="float" office:value="7.5022999999999911" table:formula="of:=[.H1282]-[.G1282]" table:style-name="ce21">
            <text:p>7,50</text:p>
          </table:table-cell>
          <table:table-cell office:value-type="float" office:value="7.47" table:style-name="ce22">
            <text:p>7,47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3.2299999999991336E-2" table:formula="of:=[.I1282]-([.J1282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12T</text:p>
          </table:table-cell>
          <table:table-cell office:value-type="string" table:style-name="ce15">
            <text:p>9405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7.789333859999999" table:style-name="ce18">
            <text:p>-27,7893339</text:p>
          </table:table-cell>
          <table:table-cell office:value-type="float" office:value="-54.386338299999998" table:style-name="ce18">
            <text:p>-54,3863383</text:p>
          </table:table-cell>
          <table:table-cell office:value-type="float" office:value="251.38480000000001" table:style-name="ce19">
            <text:p>251,3848</text:p>
          </table:table-cell>
          <table:table-cell office:value-type="float" office:value="259.33499999999998" table:style-name="ce20">
            <text:p>259,335</text:p>
          </table:table-cell>
          <table:table-cell office:value-type="float" office:value="7.9501999999999668" table:formula="of:=[.H1283]-[.G1283]" table:style-name="ce21">
            <text:p>7,95</text:p>
          </table:table-cell>
          <table:table-cell office:value-type="float" office:value="7.8730000000000002" table:style-name="ce22">
            <text:p>7,87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7.7199999999966629E-2" table:formula="of:=[.I1283]-([.J1283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43F</text:p>
          </table:table-cell>
          <table:table-cell office:value-type="string" table:style-name="ce15">
            <text:p>9406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7.164074660000001" table:style-name="ce18">
            <text:p>-27,1640747</text:p>
          </table:table-cell>
          <table:table-cell office:value-type="float" office:value="-53.405667710000003" table:style-name="ce18">
            <text:p>-53,4056677</text:p>
          </table:table-cell>
          <table:table-cell office:value-type="float" office:value="228.5523" table:style-name="ce19">
            <text:p>228,5523</text:p>
          </table:table-cell>
          <table:table-cell office:value-type="float" office:value="234.11" table:style-name="ce20">
            <text:p>234,110</text:p>
          </table:table-cell>
          <table:table-cell office:value-type="float" office:value="5.5577000000000112" table:formula="of:=[.H1284]-[.G1284]" table:style-name="ce21">
            <text:p>5,56</text:p>
          </table:table-cell>
          <table:table-cell office:value-type="float" office:value="5.585" table:style-name="ce22">
            <text:p>5,59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2.7299999999988778E-2" table:formula="of:=[.I1284]-([.J1284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39B</text:p>
          </table:table-cell>
          <table:table-cell office:value-type="string" table:style-name="ce15">
            <text:p>9406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7.287478010000001" table:style-name="ce18">
            <text:p>-27,2874780</text:p>
          </table:table-cell>
          <table:table-cell office:value-type="float" office:value="-52.944151759999997" table:style-name="ce18">
            <text:p>-52,9441518</text:p>
          </table:table-cell>
          <table:table-cell office:value-type="float" office:value="480.8759" table:style-name="ce19">
            <text:p>480,8759</text:p>
          </table:table-cell>
          <table:table-cell office:value-type="float" office:value="486.99400000000003" table:style-name="ce20">
            <text:p>486,994</text:p>
          </table:table-cell>
          <table:table-cell office:value-type="float" office:value="6.1181000000000267" table:formula="of:=[.H1285]-[.G1285]" table:style-name="ce21">
            <text:p>6,12</text:p>
          </table:table-cell>
          <table:table-cell office:value-type="float" office:value="6.1550000000000002" table:style-name="ce22">
            <text:p>6,16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-3.689999999997351E-2" table:formula="of:=[.I1285]-([.J1285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36D</text:p>
          </table:table-cell>
          <table:table-cell office:value-type="string" table:style-name="ce15">
            <text:p>9406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7.641054" table:style-name="ce18">
            <text:p>-27,6410540</text:p>
          </table:table-cell>
          <table:table-cell office:value-type="float" office:value="-52.295927329999998" table:style-name="ce18">
            <text:p>-52,2959273</text:p>
          </table:table-cell>
          <table:table-cell office:value-type="float" office:value="786.77340000000004" table:style-name="ce19">
            <text:p>786,7734</text:p>
          </table:table-cell>
          <table:table-cell office:value-type="float" office:value="794.13400000000001" table:style-name="ce20">
            <text:p>794,134</text:p>
          </table:table-cell>
          <table:table-cell office:value-type="float" office:value="7.3605999999999767" table:formula="of:=[.H1286]-[.G1286]" table:style-name="ce21">
            <text:p>7,36</text:p>
          </table:table-cell>
          <table:table-cell office:value-type="float" office:value="7.3490000000000002" table:style-name="ce22">
            <text:p>7,35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1.1599999999976518E-2" table:formula="of:=[.I1286]-([.J1286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56F</text:p>
          </table:table-cell>
          <table:table-cell office:value-type="string" table:style-name="ce15">
            <text:p>9406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7.952854980000001" table:style-name="ce18">
            <text:p>-27,9528550</text:p>
          </table:table-cell>
          <table:table-cell office:value-type="float" office:value="-52.015697840000001" table:style-name="ce18">
            <text:p>-52,0156978</text:p>
          </table:table-cell>
          <table:table-cell office:value-type="float" office:value="645.57399999999996" table:style-name="ce19">
            <text:p>645,5740</text:p>
          </table:table-cell>
          <table:table-cell office:value-type="float" office:value="652.83299999999997" table:style-name="ce20">
            <text:p>652,833</text:p>
          </table:table-cell>
          <table:table-cell office:value-type="float" office:value="7.2590000000000146" table:formula="of:=[.H1287]-[.G1287]" table:style-name="ce21">
            <text:p>7,26</text:p>
          </table:table-cell>
          <table:table-cell office:value-type="float" office:value="7.26" table:style-name="ce22">
            <text:p>7,26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9.9999999998523492E-4" table:formula="of:=[.I1287]-([.J128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60M</text:p>
          </table:table-cell>
          <table:table-cell office:value-type="string" table:style-name="ce15">
            <text:p>9406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7.568919340000001" table:style-name="ce18">
            <text:p>-27,5689193</text:p>
          </table:table-cell>
          <table:table-cell office:value-type="float" office:value="-51.941093969999997" table:style-name="ce18">
            <text:p>-51,9410940</text:p>
          </table:table-cell>
          <table:table-cell office:value-type="float" office:value="697.19029999999998" table:style-name="ce19">
            <text:p>697,1903</text:p>
          </table:table-cell>
          <table:table-cell office:value-type="float" office:value="703.68" table:style-name="ce20">
            <text:p>703,680</text:p>
          </table:table-cell>
          <table:table-cell office:value-type="float" office:value="6.4896999999999707" table:formula="of:=[.H1288]-[.G1288]" table:style-name="ce21">
            <text:p>6,49</text:p>
          </table:table-cell>
          <table:table-cell office:value-type="float" office:value="6.5179999999999998" table:style-name="ce22">
            <text:p>6,52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-2.830000000002908E-2" table:formula="of:=[.I1288]-([.J1288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32T</text:p>
          </table:table-cell>
          <table:table-cell office:value-type="string" table:style-name="ce15">
            <text:p>9406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793659989999998" table:style-name="ce18">
            <text:p>-29,7936600</text:p>
          </table:table-cell>
          <table:table-cell office:value-type="float" office:value="-57.013797349999997" table:style-name="ce18">
            <text:p>-57,0137974</text:p>
          </table:table-cell>
          <table:table-cell office:value-type="float" office:value="72.101399999999998" table:style-name="ce19">
            <text:p>72,1014</text:p>
          </table:table-cell>
          <table:table-cell office:value-type="float" office:value="85.950999999999993" table:style-name="ce20">
            <text:p>85,951</text:p>
          </table:table-cell>
          <table:table-cell office:value-type="float" office:value="13.849599999999995" table:formula="of:=[.H1289]-[.G1289]" table:style-name="ce21">
            <text:p>13,85</text:p>
          </table:table-cell>
          <table:table-cell office:value-type="float" office:value="13.973000000000001" table:style-name="ce22">
            <text:p>13,97</text:p>
          </table:table-cell>
          <table:table-cell office:value-type="float" office:value="9.0999999999999998E-2" table:style-name="ce22">
            <text:p>0,09</text:p>
          </table:table-cell>
          <table:table-cell office:value-type="float" office:value="-0.12340000000000551" table:formula="of:=[.I1289]-([.J1289])" table:style-name="ce2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28S</text:p>
          </table:table-cell>
          <table:table-cell office:value-type="string" table:style-name="ce15">
            <text:p>9406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91325638" table:style-name="ce18">
            <text:p>-28,9132564</text:p>
          </table:table-cell>
          <table:table-cell office:value-type="float" office:value="-55.621998470000001" table:style-name="ce18">
            <text:p>-55,6219985</text:p>
          </table:table-cell>
          <table:table-cell office:value-type="float" office:value="138.6481" table:style-name="ce19">
            <text:p>138,6481</text:p>
          </table:table-cell>
          <table:table-cell office:value-type="float" office:value="149.119" table:style-name="ce20">
            <text:p>149,119</text:p>
          </table:table-cell>
          <table:table-cell office:value-type="float" office:value="10.4709" table:formula="of:=[.H1290]-[.G1290]" table:style-name="ce21">
            <text:p>10,47</text:p>
          </table:table-cell>
          <table:table-cell office:value-type="float" office:value="10.446" table:style-name="ce22">
            <text:p>10,45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2.4900000000000588E-2" table:formula="of:=[.I1290]-([.J1290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18V</text:p>
          </table:table-cell>
          <table:table-cell office:value-type="string" table:style-name="ce15">
            <text:p>9406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595757370000001" table:style-name="ce18">
            <text:p>-28,5957574</text:p>
          </table:table-cell>
          <table:table-cell office:value-type="float" office:value="-55.652275529999997" table:style-name="ce18">
            <text:p>-55,6522755</text:p>
          </table:table-cell>
          <table:table-cell office:value-type="float" office:value="113.0949" table:style-name="ce19">
            <text:p>113,0949</text:p>
          </table:table-cell>
          <table:table-cell office:value-type="float" office:value="123.38800000000001" table:style-name="ce20">
            <text:p>123,388</text:p>
          </table:table-cell>
          <table:table-cell office:value-type="float" office:value="10.29310000000001" table:formula="of:=[.H1291]-[.G1291]" table:style-name="ce21">
            <text:p>10,29</text:p>
          </table:table-cell>
          <table:table-cell office:value-type="float" office:value="10.262" table:style-name="ce22">
            <text:p>10,26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3.1100000000009231E-2" table:formula="of:=[.I1291]-([.J1291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18J</text:p>
          </table:table-cell>
          <table:table-cell office:value-type="string" table:style-name="ce15">
            <text:p>9406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49302226" table:style-name="ce18">
            <text:p>-28,4930223</text:p>
          </table:table-cell>
          <table:table-cell office:value-type="float" office:value="-55.37188209" table:style-name="ce18">
            <text:p>-55,3718821</text:p>
          </table:table-cell>
          <table:table-cell office:value-type="float" office:value="130.2483" table:style-name="ce19">
            <text:p>130,2483</text:p>
          </table:table-cell>
          <table:table-cell office:value-type="float" office:value="139.864" table:style-name="ce20">
            <text:p>139,864</text:p>
          </table:table-cell>
          <table:table-cell office:value-type="float" office:value="9.6157000000000039" table:formula="of:=[.H1292]-[.G1292]" table:style-name="ce21">
            <text:p>9,62</text:p>
          </table:table-cell>
          <table:table-cell office:value-type="float" office:value="9.6219999999999999" table:style-name="ce22">
            <text:p>9,62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6.2999999999959755E-3" table:formula="of:=[.I1292]-([.J1292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47S</text:p>
          </table:table-cell>
          <table:table-cell office:value-type="string" table:style-name="ce15">
            <text:p>9406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882061539999999" table:style-name="ce18">
            <text:p>-30,8820615</text:p>
          </table:table-cell>
          <table:table-cell office:value-type="float" office:value="-54.882220050000001" table:style-name="ce18">
            <text:p>-54,8822201</text:p>
          </table:table-cell>
          <table:table-cell office:value-type="float" office:value="155.48400000000001" table:style-name="ce19">
            <text:p>155,4840</text:p>
          </table:table-cell>
          <table:table-cell office:value-type="float" office:value="169.048" table:style-name="ce20">
            <text:p>169,048</text:p>
          </table:table-cell>
          <table:table-cell office:value-type="float" office:value="13.563999999999993" table:formula="of:=[.H1293]-[.G1293]" table:style-name="ce21">
            <text:p>13,56</text:p>
          </table:table-cell>
          <table:table-cell office:value-type="float" office:value="13.481999999999999" table:style-name="ce22">
            <text:p>13,48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8.1999999999993634E-2" table:formula="of:=[.I1293]-([.J1293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49E</text:p>
          </table:table-cell>
          <table:table-cell office:value-type="string" table:style-name="ce15">
            <text:p>9407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1.265244379999999" table:style-name="ce18">
            <text:p>-31,2652444</text:p>
          </table:table-cell>
          <table:table-cell office:value-type="float" office:value="-54.139315330000002" table:style-name="ce18">
            <text:p>-54,1393153</text:p>
          </table:table-cell>
          <table:table-cell office:value-type="float" office:value="300.29079999999999" table:style-name="ce19">
            <text:p>300,2908</text:p>
          </table:table-cell>
          <table:table-cell office:value-type="float" office:value="313.45100000000002" table:style-name="ce20">
            <text:p>313,451</text:p>
          </table:table-cell>
          <table:table-cell office:value-type="float" office:value="13.160200000000032" table:formula="of:=[.H1294]-[.G1294]" table:style-name="ce21">
            <text:p>13,16</text:p>
          </table:table-cell>
          <table:table-cell office:value-type="float" office:value="13.157" table:style-name="ce22">
            <text:p>13,16</text:p>
          </table:table-cell>
          <table:table-cell office:value-type="float" office:value="7.8E-2" table:style-name="ce22">
            <text:p>0,08</text:p>
          </table:table-cell>
          <table:table-cell office:value-type="float" office:value="3.200000000031622E-3" table:formula="of:=[.I1294]-([.J1294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02M</text:p>
          </table:table-cell>
          <table:table-cell office:value-type="string" table:style-name="ce15">
            <text:p>9407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69381675" table:style-name="ce18">
            <text:p>-30,6938168</text:p>
          </table:table-cell>
          <table:table-cell office:value-type="float" office:value="-53.246671429999999" table:style-name="ce18">
            <text:p>-53,2466714</text:p>
          </table:table-cell>
          <table:table-cell office:value-type="float" office:value="115.864" table:style-name="ce19">
            <text:p>115,8640</text:p>
          </table:table-cell>
          <table:table-cell office:value-type="float" office:value="127.012" table:style-name="ce20">
            <text:p>127,012</text:p>
          </table:table-cell>
          <table:table-cell office:value-type="float" office:value="11.147999999999996" table:formula="of:=[.H1295]-[.G1295]" table:style-name="ce21">
            <text:p>11,15</text:p>
          </table:table-cell>
          <table:table-cell office:value-type="float" office:value="11.124000000000001" table:style-name="ce22">
            <text:p>11,12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2.399999999999558E-2" table:formula="of:=[.I1295]-([.J1295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42R</text:p>
          </table:table-cell>
          <table:table-cell office:value-type="string" table:style-name="ce15">
            <text:p>9407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33968698" table:style-name="ce18">
            <text:p>-30,3396870</text:p>
          </table:table-cell>
          <table:table-cell office:value-type="float" office:value="-54.05942357" table:style-name="ce18">
            <text:p>-54,0594236</text:p>
          </table:table-cell>
          <table:table-cell office:value-type="float" office:value="116.5677" table:style-name="ce19">
            <text:p>116,5677</text:p>
          </table:table-cell>
          <table:table-cell office:value-type="float" office:value="127.93899999999999" table:style-name="ce20">
            <text:p>127,939</text:p>
          </table:table-cell>
          <table:table-cell office:value-type="float" office:value="11.371299999999991" table:formula="of:=[.H1296]-[.G1296]" table:style-name="ce21">
            <text:p>11,37</text:p>
          </table:table-cell>
          <table:table-cell office:value-type="float" office:value="11.321999999999999" table:style-name="ce22">
            <text:p>11,32</text:p>
          </table:table-cell>
          <table:table-cell office:value-type="float" office:value="8.2000000000000003E-2" table:style-name="ce22">
            <text:p>0,08</text:p>
          </table:table-cell>
          <table:table-cell office:value-type="float" office:value="4.9299999999991684E-2" table:formula="of:=[.I1296]-([.J1296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21H</text:p>
          </table:table-cell>
          <table:table-cell office:value-type="string" table:style-name="ce15">
            <text:p>9407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12521834" table:style-name="ce18">
            <text:p>-29,1252183</text:p>
          </table:table-cell>
          <table:table-cell office:value-type="float" office:value="-53.649092940000003" table:style-name="ce18">
            <text:p>-53,6490929</text:p>
          </table:table-cell>
          <table:table-cell office:value-type="float" office:value="434.88249999999999" table:style-name="ce19">
            <text:p>434,8825</text:p>
          </table:table-cell>
          <table:table-cell office:value-type="float" office:value="444.22199999999998" table:style-name="ce20">
            <text:p>444,222</text:p>
          </table:table-cell>
          <table:table-cell office:value-type="float" office:value="9.3394999999999868" table:formula="of:=[.H1297]-[.G1297]" table:style-name="ce21">
            <text:p>9,34</text:p>
          </table:table-cell>
          <table:table-cell office:value-type="float" office:value="9.4" table:style-name="ce22">
            <text:p>9,40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6.0500000000013543E-2" table:formula="of:=[.I1297]-([.J1297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30A</text:p>
          </table:table-cell>
          <table:table-cell office:value-type="string" table:style-name="ce15">
            <text:p>9407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101956250000001" table:style-name="ce18">
            <text:p>-29,1019563</text:p>
          </table:table-cell>
          <table:table-cell office:value-type="float" office:value="-54.917590150000002" table:style-name="ce18">
            <text:p>-54,9175902</text:p>
          </table:table-cell>
          <table:table-cell office:value-type="float" office:value="407.2176" table:style-name="ce19">
            <text:p>407,2176</text:p>
          </table:table-cell>
          <table:table-cell office:value-type="float" office:value="417.75400000000002" table:style-name="ce20">
            <text:p>417,754</text:p>
          </table:table-cell>
          <table:table-cell office:value-type="float" office:value="10.536400000000015" table:formula="of:=[.H1298]-[.G1298]" table:style-name="ce21">
            <text:p>10,54</text:p>
          </table:table-cell>
          <table:table-cell office:value-type="float" office:value="10.459" table:style-name="ce22">
            <text:p>10,46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7.7400000000015012E-2" table:formula="of:=[.I1298]-([.J1298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26B</text:p>
          </table:table-cell>
          <table:table-cell office:value-type="string" table:style-name="ce15">
            <text:p>9407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075176240000001" table:style-name="ce18">
            <text:p>-29,0751762</text:p>
          </table:table-cell>
          <table:table-cell office:value-type="float" office:value="-54.50916462" table:style-name="ce18">
            <text:p>-54,5091646</text:p>
          </table:table-cell>
          <table:table-cell office:value-type="float" office:value="386.42860000000002" table:style-name="ce19">
            <text:p>386,4286</text:p>
          </table:table-cell>
          <table:table-cell office:value-type="float" office:value="396.49400000000003" table:style-name="ce20">
            <text:p>396,494</text:p>
          </table:table-cell>
          <table:table-cell office:value-type="float" office:value="10.065400000000011" table:formula="of:=[.H1299]-[.G1299]" table:style-name="ce21">
            <text:p>10,07</text:p>
          </table:table-cell>
          <table:table-cell office:value-type="float" office:value="10.112" table:style-name="ce22">
            <text:p>10,11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4.6599999999989095E-2" table:formula="of:=[.I1299]-([.J1299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56Z</text:p>
          </table:table-cell>
          <table:table-cell office:value-type="string" table:style-name="ce15">
            <text:p>9411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2.098683029999997" table:style-name="ce18">
            <text:p>-32,0986830</text:p>
          </table:table-cell>
          <table:table-cell office:value-type="float" office:value="-52.910472329999997" table:style-name="ce18">
            <text:p>-52,9104723</text:p>
          </table:table-cell>
          <table:table-cell office:value-type="float" office:value="60.164299999999997" table:style-name="ce19">
            <text:p>60,1643</text:p>
          </table:table-cell>
          <table:table-cell office:value-type="float" office:value="70.734999999999999" table:style-name="ce20">
            <text:p>70,735</text:p>
          </table:table-cell>
          <table:table-cell office:value-type="float" office:value="10.570700000000002" table:formula="of:=[.H1300]-[.G1300]" table:style-name="ce21">
            <text:p>10,57</text:p>
          </table:table-cell>
          <table:table-cell office:value-type="float" office:value="10.510999999999999" table:style-name="ce22">
            <text:p>10,51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5.9700000000002973E-2" table:formula="of:=[.I1300]-([.J1300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64G</text:p>
          </table:table-cell>
          <table:table-cell office:value-type="string" table:style-name="ce15">
            <text:p>9411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1.314064510000001" table:style-name="ce18">
            <text:p>-31,3140645</text:p>
          </table:table-cell>
          <table:table-cell office:value-type="float" office:value="-52.02279025" table:style-name="ce18">
            <text:p>-52,0227903</text:p>
          </table:table-cell>
          <table:table-cell office:value-type="float" office:value="29.292100000000001" table:style-name="ce19">
            <text:p>29,2921</text:p>
          </table:table-cell>
          <table:table-cell office:value-type="float" office:value="37.898000000000003" table:style-name="ce20">
            <text:p>37,898</text:p>
          </table:table-cell>
          <table:table-cell office:value-type="float" office:value="8.6059000000000019" table:formula="of:=[.H1301]-[.G1301]" table:style-name="ce21">
            <text:p>8,61</text:p>
          </table:table-cell>
          <table:table-cell office:value-type="float" office:value="8.5289999999999999" table:style-name="ce22">
            <text:p>8,53</text:p>
          </table:table-cell>
          <table:table-cell office:value-type="float" office:value="8.4000000000000005E-2" table:style-name="ce22">
            <text:p>0,08</text:p>
          </table:table-cell>
          <table:table-cell office:value-type="float" office:value="7.6900000000001967E-2" table:formula="of:=[.I1301]-([.J1301])" table:style-name="ce23">
            <text:p>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12B</text:p>
          </table:table-cell>
          <table:table-cell office:value-type="string" table:style-name="ce15">
            <text:p>9411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590899719999999" table:style-name="ce18">
            <text:p>-30,5908997</text:p>
          </table:table-cell>
          <table:table-cell office:value-type="float" office:value="-51.538155809999999" table:style-name="ce18">
            <text:p>-51,5381558</text:p>
          </table:table-cell>
          <table:table-cell office:value-type="float" office:value="94.176699999999997" table:style-name="ce19">
            <text:p>94,1767</text:p>
          </table:table-cell>
          <table:table-cell office:value-type="float" office:value="101.294" table:style-name="ce20">
            <text:p>101,294</text:p>
          </table:table-cell>
          <table:table-cell office:value-type="float" office:value="7.1173000000000002" table:formula="of:=[.H1302]-[.G1302]" table:style-name="ce21">
            <text:p>7,12</text:p>
          </table:table-cell>
          <table:table-cell office:value-type="float" office:value="7.109" table:style-name="ce22">
            <text:p>7,11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8.3000000000001961E-3" table:formula="of:=[.I1302]-([.J1302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09R</text:p>
          </table:table-cell>
          <table:table-cell office:value-type="string" table:style-name="ce15">
            <text:p>9411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30.696207080000001" table:style-name="ce18">
            <text:p>-30,6962071</text:p>
          </table:table-cell>
          <table:table-cell office:value-type="float" office:value="-52.059511989999997" table:style-name="ce18">
            <text:p>-52,0595120</text:p>
          </table:table-cell>
          <table:table-cell office:value-type="float" office:value="106.12609999999999" table:style-name="ce19">
            <text:p>106,1261</text:p>
          </table:table-cell>
          <table:table-cell office:value-type="float" office:value="114.627" table:style-name="ce20">
            <text:p>114,627</text:p>
          </table:table-cell>
          <table:table-cell office:value-type="float" office:value="8.5009000000000015" table:formula="of:=[.H1303]-[.G1303]" table:style-name="ce21">
            <text:p>8,50</text:p>
          </table:table-cell>
          <table:table-cell office:value-type="float" office:value="8.4420000000000002" table:style-name="ce22">
            <text:p>8,44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5.8900000000001285E-2" table:formula="of:=[.I1303]-([.J1303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08L</text:p>
          </table:table-cell>
          <table:table-cell office:value-type="string" table:style-name="ce15">
            <text:p>9412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46125052" table:style-name="ce18">
            <text:p>-29,4612505</text:p>
          </table:table-cell>
          <table:table-cell office:value-type="float" office:value="-51.957576840000002" table:style-name="ce18">
            <text:p>-51,9575768</text:p>
          </table:table-cell>
          <table:table-cell office:value-type="float" office:value="57.683599999999998" table:style-name="ce19">
            <text:p>57,6836</text:p>
          </table:table-cell>
          <table:table-cell office:value-type="float" office:value="63.841000000000001" table:style-name="ce20">
            <text:p>63,841</text:p>
          </table:table-cell>
          <table:table-cell office:value-type="float" office:value="6.1574000000000026" table:formula="of:=[.H1304]-[.G1304]" table:style-name="ce21">
            <text:p>6,16</text:p>
          </table:table-cell>
          <table:table-cell office:value-type="float" office:value="6.1840000000000002" table:style-name="ce22">
            <text:p>6,18</text:p>
          </table:table-cell>
          <table:table-cell office:value-type="float" office:value="7.0999999999999994E-2" table:style-name="ce22">
            <text:p>0,07</text:p>
          </table:table-cell>
          <table:table-cell office:value-type="float" office:value="-2.6599999999997515E-2" table:formula="of:=[.I1304]-([.J1304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36E</text:p>
          </table:table-cell>
          <table:table-cell office:value-type="string" table:style-name="ce15">
            <text:p>9412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38231768" table:style-name="ce18">
            <text:p>-29,3823177</text:p>
          </table:table-cell>
          <table:table-cell office:value-type="float" office:value="-55.429983470000003" table:style-name="ce18">
            <text:p>-55,4299835</text:p>
          </table:table-cell>
          <table:table-cell office:value-type="float" office:value="214.6926" table:style-name="ce19">
            <text:p>214,6926</text:p>
          </table:table-cell>
          <table:table-cell office:value-type="float" office:value="225.63800000000001" table:style-name="ce20">
            <text:p>225,638</text:p>
          </table:table-cell>
          <table:table-cell office:value-type="float" office:value="10.945400000000006" table:formula="of:=[.H1305]-[.G1305]" table:style-name="ce21">
            <text:p>10,95</text:p>
          </table:table-cell>
          <table:table-cell office:value-type="float" office:value="10.956" table:style-name="ce22">
            <text:p>10,96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1.0599999999993059E-2" table:formula="of:=[.I1305]-([.J1305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31G</text:p>
          </table:table-cell>
          <table:table-cell office:value-type="string" table:style-name="ce15">
            <text:p>9412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262033989999999" table:style-name="ce18">
            <text:p>-29,2620340</text:p>
          </table:table-cell>
          <table:table-cell office:value-type="float" office:value="-56.581752270000003" table:style-name="ce18">
            <text:p>-56,5817523</text:p>
          </table:table-cell>
          <table:table-cell office:value-type="float" office:value="82.285399999999996" table:style-name="ce19">
            <text:p>82,2854</text:p>
          </table:table-cell>
          <table:table-cell office:value-type="float" office:value="95.106999999999999" table:style-name="ce20">
            <text:p>95,107</text:p>
          </table:table-cell>
          <table:table-cell office:value-type="float" office:value="12.821600000000004" table:formula="of:=[.H1306]-[.G1306]" table:style-name="ce21">
            <text:p>12,82</text:p>
          </table:table-cell>
          <table:table-cell office:value-type="float" office:value="12.901" table:style-name="ce22">
            <text:p>12,90</text:p>
          </table:table-cell>
          <table:table-cell office:value-type="float" office:value="0.08" table:style-name="ce22">
            <text:p>0,08</text:p>
          </table:table-cell>
          <table:table-cell office:value-type="float" office:value="-7.939999999999614E-2" table:formula="of:=[.I1306]-([.J1306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23M</text:p>
          </table:table-cell>
          <table:table-cell office:value-type="string" table:style-name="ce15">
            <text:p>9412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163114719999999" table:style-name="ce18">
            <text:p>-29,1631147</text:p>
          </table:table-cell>
          <table:table-cell office:value-type="float" office:value="-56.381655199999997" table:style-name="ce18">
            <text:p>-56,3816552</text:p>
          </table:table-cell>
          <table:table-cell office:value-type="float" office:value="84.785600000000002" table:style-name="ce19">
            <text:p>84,7856</text:p>
          </table:table-cell>
          <table:table-cell office:value-type="float" office:value="97.236000000000004" table:style-name="ce20">
            <text:p>97,236</text:p>
          </table:table-cell>
          <table:table-cell office:value-type="float" office:value="12.450400000000002" table:formula="of:=[.H1307]-[.G1307]" table:style-name="ce21">
            <text:p>12,45</text:p>
          </table:table-cell>
          <table:table-cell office:value-type="float" office:value="12.473000000000001" table:style-name="ce22">
            <text:p>12,47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2.2599999999998843E-2" table:formula="of:=[.I1307]-([.J1307])" table:style-name="ce23">
            <text:p>-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00S</text:p>
          </table:table-cell>
          <table:table-cell office:value-type="string" table:style-name="ce15">
            <text:p>9412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890725400000001" table:style-name="ce18">
            <text:p>-28,8907254</text:p>
          </table:table-cell>
          <table:table-cell office:value-type="float" office:value="-53.0321438" table:style-name="ce18">
            <text:p>-53,0321438</text:p>
          </table:table-cell>
          <table:table-cell office:value-type="float" office:value="488.15690000000001" table:style-name="ce19">
            <text:p>488,1569</text:p>
          </table:table-cell>
          <table:table-cell office:value-type="float" office:value="496.95800000000003" table:style-name="ce20">
            <text:p>496,958</text:p>
          </table:table-cell>
          <table:table-cell office:value-type="float" office:value="8.8011000000000195" table:formula="of:=[.H1308]-[.G1308]" table:style-name="ce21">
            <text:p>8,80</text:p>
          </table:table-cell>
          <table:table-cell office:value-type="float" office:value="8.7349999999999994" table:style-name="ce22">
            <text:p>8,74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6.6100000000020032E-2" table:formula="of:=[.I1308]-([.J1308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101J</text:p>
          </table:table-cell>
          <table:table-cell office:value-type="string" table:style-name="ce15">
            <text:p>9412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795703849999999" table:style-name="ce18">
            <text:p>-28,7957039</text:p>
          </table:table-cell>
          <table:table-cell office:value-type="float" office:value="-52.794446720000003" table:style-name="ce18">
            <text:p>-52,7944467</text:p>
          </table:table-cell>
          <table:table-cell office:value-type="float" office:value="454.67380000000003" table:style-name="ce19">
            <text:p>454,6738</text:p>
          </table:table-cell>
          <table:table-cell office:value-type="float" office:value="463.28699999999998" table:style-name="ce20">
            <text:p>463,287</text:p>
          </table:table-cell>
          <table:table-cell office:value-type="float" office:value="8.6131999999999493" table:formula="of:=[.H1309]-[.G1309]" table:style-name="ce21">
            <text:p>8,61</text:p>
          </table:table-cell>
          <table:table-cell office:value-type="float" office:value="8.5220000000000002" table:style-name="ce22">
            <text:p>8,52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9.11999999999491E-2" table:formula="of:=[.I1309]-([.J1309])" table:style-name="ce23">
            <text:p>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17H</text:p>
          </table:table-cell>
          <table:table-cell office:value-type="string" table:style-name="ce15">
            <text:p>9412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8.4192544" table:style-name="ce18">
            <text:p>-28,4192544</text:p>
          </table:table-cell>
          <table:table-cell office:value-type="float" office:value="-54.869982669999999" table:style-name="ce18">
            <text:p>-54,8699827</text:p>
          </table:table-cell>
          <table:table-cell office:value-type="float" office:value="248.31639999999999" table:style-name="ce19">
            <text:p>248,3164</text:p>
          </table:table-cell>
          <table:table-cell office:value-type="float" office:value="257.48200000000003" table:style-name="ce20">
            <text:p>257,482</text:p>
          </table:table-cell>
          <table:table-cell office:value-type="float" office:value="9.1656000000000404" table:formula="of:=[.H1310]-[.G1310]" table:style-name="ce21">
            <text:p>9,17</text:p>
          </table:table-cell>
          <table:table-cell office:value-type="float" office:value="9.1969999999999992" table:style-name="ce22">
            <text:p>9,20</text:p>
          </table:table-cell>
          <table:table-cell office:value-type="float" office:value="7.5999999999999998E-2" table:style-name="ce22">
            <text:p>0,08</text:p>
          </table:table-cell>
          <table:table-cell office:value-type="float" office:value="-3.1399999999958794E-2" table:formula="of:=[.I1310]-([.J1310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914R</text:p>
          </table:table-cell>
          <table:table-cell office:value-type="string" table:style-name="ce15">
            <text:p>9412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7.887082370000002" table:style-name="ce18">
            <text:p>-27,8870824</text:p>
          </table:table-cell>
          <table:table-cell office:value-type="float" office:value="-55.04023316" table:style-name="ce18">
            <text:p>-55,0402332</text:p>
          </table:table-cell>
          <table:table-cell office:value-type="float" office:value="98.640799999999999" table:style-name="ce19">
            <text:p>98,6408</text:p>
          </table:table-cell>
          <table:table-cell office:value-type="float" office:value="107.045" table:style-name="ce20">
            <text:p>107,045</text:p>
          </table:table-cell>
          <table:table-cell office:value-type="float" office:value="8.404200000000003" table:formula="of:=[.H1311]-[.G1311]" table:style-name="ce21">
            <text:p>8,40</text:p>
          </table:table-cell>
          <table:table-cell office:value-type="float" office:value="8.5239999999999991" table:style-name="ce22">
            <text:p>8,52</text:p>
          </table:table-cell>
          <table:table-cell office:value-type="float" office:value="8.5000000000000006E-2" table:style-name="ce22">
            <text:p>0,09</text:p>
          </table:table-cell>
          <table:table-cell office:value-type="float" office:value="-0.11979999999999613" table:formula="of:=[.I1311]-([.J1311])" table:style-name="ce23">
            <text:p>-0,1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73J</text:p>
          </table:table-cell>
          <table:table-cell office:value-type="string" table:style-name="ce15">
            <text:p>9611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224409340000001" table:style-name="ce18">
            <text:p>-29,2244093</text:p>
          </table:table-cell>
          <table:table-cell office:value-type="float" office:value="-51.348043939999997" table:style-name="ce18">
            <text:p>-51,3480439</text:p>
          </table:table-cell>
          <table:table-cell office:value-type="float" office:value="765.90610000000004" table:style-name="ce19">
            <text:p>765,9061</text:p>
          </table:table-cell>
          <table:table-cell office:value-type="float" office:value="772.14599999999996" table:style-name="ce20">
            <text:p>772,146</text:p>
          </table:table-cell>
          <table:table-cell office:value-type="float" office:value="6.2398999999999205" table:formula="of:=[.H1312]-[.G1312]" table:style-name="ce21">
            <text:p>6,24</text:p>
          </table:table-cell>
          <table:table-cell office:value-type="float" office:value="6.23" table:style-name="ce22">
            <text:p>6,23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9.8999999999200838E-3" table:formula="of:=[.I1312]-([.J1312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86L</text:p>
          </table:table-cell>
          <table:table-cell office:value-type="string" table:style-name="ce15">
            <text:p>9611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RS</text:p>
          </table:table-cell>
          <table:table-cell office:value-type="float" office:value="-29.689505220000001" table:style-name="ce18">
            <text:p>-29,6895052</text:p>
          </table:table-cell>
          <table:table-cell office:value-type="float" office:value="-52.402366039999997" table:style-name="ce18">
            <text:p>-52,4023660</text:p>
          </table:table-cell>
          <table:table-cell office:value-type="float" office:value="186.2389" table:style-name="ce19">
            <text:p>186,2389</text:p>
          </table:table-cell>
          <table:table-cell office:value-type="float" office:value="193.42099999999999" table:style-name="ce20">
            <text:p>193,421</text:p>
          </table:table-cell>
          <table:table-cell office:value-type="float" office:value="7.1820999999999913" table:formula="of:=[.H1313]-[.G1313]" table:style-name="ce21">
            <text:p>7,18</text:p>
          </table:table-cell>
          <table:table-cell office:value-type="float" office:value="7.1849999999999996" table:style-name="ce22">
            <text:p>7,19</text:p>
          </table:table-cell>
          <table:table-cell office:value-type="float" office:value="7.2999999999999995E-2" table:style-name="ce22">
            <text:p>0,07</text:p>
          </table:table-cell>
          <table:table-cell office:value-type="float" office:value="-2.9000000000083404E-3" table:formula="of:=[.I1313]-([.J1313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9302T</text:p>
          </table:table-cell>
          <table:table-cell office:value-type="string" table:style-name="ce15">
            <text:p>9155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8.238112189999999" table:style-name="ce18">
            <text:p>-28,2381122</text:p>
          </table:table-cell>
          <table:table-cell office:value-type="float" office:value="-48.65944047" table:style-name="ce18">
            <text:p>-48,6594405</text:p>
          </table:table-cell>
          <table:table-cell office:value-type="float" office:value="11.321099999999999" table:style-name="ce19">
            <text:p>11,3211</text:p>
          </table:table-cell>
          <table:table-cell office:value-type="float" office:value="12.64" table:style-name="ce20">
            <text:p>12,640</text:p>
          </table:table-cell>
          <table:table-cell office:value-type="float" office:value="1.3189000000000011" table:formula="of:=[.H1314]-[.G1314]" table:style-name="ce21">
            <text:p>1,32</text:p>
          </table:table-cell>
          <table:table-cell office:value-type="float" office:value="1.363" table:style-name="ce22">
            <text:p>1,36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4.4099999999998918E-2" table:formula="of:=[.I1314]-([.J1314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2U</text:p>
          </table:table-cell>
          <table:table-cell office:value-type="string" table:style-name="ce15">
            <text:p>9166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8.230064930000001" table:style-name="ce18">
            <text:p>-28,2300649</text:p>
          </table:table-cell>
          <table:table-cell office:value-type="float" office:value="-48.654328079999999" table:style-name="ce18">
            <text:p>-48,6543281</text:p>
          </table:table-cell>
          <table:table-cell office:value-type="float" office:value="6.0892999999999997" table:style-name="ce19">
            <text:p>06,0893</text:p>
          </table:table-cell>
          <table:table-cell office:value-type="float" office:value="7.4020000000000001" table:style-name="ce20">
            <text:p>07,402</text:p>
          </table:table-cell>
          <table:table-cell office:value-type="float" office:value="1.3127000000000004" table:formula="of:=[.H1315]-[.G1315]" table:style-name="ce21">
            <text:p>1,31</text:p>
          </table:table-cell>
          <table:table-cell office:value-type="float" office:value="1.3560000000000001" table:style-name="ce22">
            <text:p>1,36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4.3299999999999672E-2" table:formula="of:=[.I1315]-([.J1315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87J</text:p>
          </table:table-cell>
          <table:table-cell office:value-type="string" table:style-name="ce15">
            <text:p>9185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8.23661332" table:style-name="ce18">
            <text:p>-28,2366133</text:p>
          </table:table-cell>
          <table:table-cell office:value-type="float" office:value="-48.656078460000003" table:style-name="ce18">
            <text:p>-48,6560785</text:p>
          </table:table-cell>
          <table:table-cell office:value-type="float" office:value="10.5473" table:style-name="ce19">
            <text:p>10,5473</text:p>
          </table:table-cell>
          <table:table-cell office:value-type="float" office:value="11.85" table:style-name="ce20">
            <text:p>11,850</text:p>
          </table:table-cell>
          <table:table-cell office:value-type="float" office:value="1.3026999999999997" table:formula="of:=[.H1316]-[.G1316]" table:style-name="ce21">
            <text:p>1,30</text:p>
          </table:table-cell>
          <table:table-cell office:value-type="float" office:value="1.363" table:style-name="ce22">
            <text:p>1,36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6.0300000000000242E-2" table:formula="of:=[.I1316]-([.J1316])" table:style-name="ce23">
            <text:p>-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33D</text:p>
          </table:table-cell>
          <table:table-cell office:value-type="string" table:style-name="ce15">
            <text:p>9397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072397299999999" table:style-name="ce18">
            <text:p>-27,0723973</text:p>
          </table:table-cell>
          <table:table-cell office:value-type="float" office:value="-52.626693680000002" table:style-name="ce18">
            <text:p>-52,6266937</text:p>
          </table:table-cell>
          <table:table-cell office:value-type="float" office:value="676.68499999999995" table:style-name="ce19">
            <text:p>676,6850</text:p>
          </table:table-cell>
          <table:table-cell office:value-type="float" office:value="682.69299999999998" table:style-name="ce20">
            <text:p>682,693</text:p>
          </table:table-cell>
          <table:table-cell office:value-type="float" office:value="6.0080000000000382" table:formula="of:=[.H1317]-[.G1317]" table:style-name="ce21">
            <text:p>6,01</text:p>
          </table:table-cell>
          <table:table-cell office:value-type="float" office:value="6.0039999999999996" table:style-name="ce22">
            <text:p>6,00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4.0000000000386393E-3" table:formula="of:=[.I1317]-([.J1317])" table:style-name="ce23">
            <text:p>0,0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60H</text:p>
          </table:table-cell>
          <table:table-cell office:value-type="string" table:style-name="ce15">
            <text:p>9397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920520190000001" table:style-name="ce18">
            <text:p>-27,9205202</text:p>
          </table:table-cell>
          <table:table-cell office:value-type="float" office:value="-50.103458609999997" table:style-name="ce18">
            <text:p>-50,1034586</text:p>
          </table:table-cell>
          <table:table-cell office:value-type="float" office:value="1123.2056" table:style-name="ce19">
            <text:p>1123,2056</text:p>
          </table:table-cell>
          <table:table-cell office:value-type="float" office:value="1129.3530000000001" table:style-name="ce20">
            <text:p>1129,353</text:p>
          </table:table-cell>
          <table:table-cell office:value-type="float" office:value="6.1474000000000615" table:formula="of:=[.H1318]-[.G1318]" table:style-name="ce21">
            <text:p>6,15</text:p>
          </table:table-cell>
          <table:table-cell office:value-type="float" office:value="6.0810000000000004" table:style-name="ce22">
            <text:p>6,08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6.6400000000061077E-2" table:formula="of:=[.I1318]-([.J1318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10F</text:p>
          </table:table-cell>
          <table:table-cell office:value-type="string" table:style-name="ce15">
            <text:p>9398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6.500053560000001" table:style-name="ce18">
            <text:p>-26,5000536</text:p>
          </table:table-cell>
          <table:table-cell office:value-type="float" office:value="-53.506034130000003" table:style-name="ce18">
            <text:p>-53,5060341</text:p>
          </table:table-cell>
          <table:table-cell office:value-type="float" office:value="758.71050000000002" table:style-name="ce19">
            <text:p>758,7105</text:p>
          </table:table-cell>
          <table:table-cell office:value-type="float" office:value="763.65700000000004" table:style-name="ce20">
            <text:p>763,657</text:p>
          </table:table-cell>
          <table:table-cell office:value-type="float" office:value="4.9465000000000146" table:formula="of:=[.H1319]-[.G1319]" table:style-name="ce21">
            <text:p>4,95</text:p>
          </table:table-cell>
          <table:table-cell office:value-type="float" office:value="4.8899999999999997" table:style-name="ce22">
            <text:p>4,89</text:p>
          </table:table-cell>
          <table:table-cell office:value-type="float" office:value="8.5999999999999993E-2" table:style-name="ce22">
            <text:p>0,09</text:p>
          </table:table-cell>
          <table:table-cell office:value-type="float" office:value="5.6500000000014872E-2" table:formula="of:=[.I1319]-([.J1319])" table:style-name="ce23">
            <text:p>0,06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50Z</text:p>
          </table:table-cell>
          <table:table-cell office:value-type="string" table:style-name="ce15">
            <text:p>9398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6.724954870000001" table:style-name="ce18">
            <text:p>-26,7249549</text:p>
          </table:table-cell>
          <table:table-cell office:value-type="float" office:value="-51.632251760000003" table:style-name="ce18">
            <text:p>-51,6322518</text:p>
          </table:table-cell>
          <table:table-cell office:value-type="float" office:value="1252.1744000000001" table:style-name="ce19">
            <text:p>1252,1744</text:p>
          </table:table-cell>
          <table:table-cell office:value-type="float" office:value="1259.758" table:style-name="ce20">
            <text:p>1259,758</text:p>
          </table:table-cell>
          <table:table-cell office:value-type="float" office:value="7.5835999999999331" table:formula="of:=[.H1320]-[.G1320]" table:style-name="ce21">
            <text:p>7,58</text:p>
          </table:table-cell>
          <table:table-cell office:value-type="float" office:value="7.4850000000000003" table:style-name="ce22">
            <text:p>7,49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9.8599999999932741E-2" table:formula="of:=[.I1320]-([.J1320])" table:style-name="ce23">
            <text:p>0,10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11X</text:p>
          </table:table-cell>
          <table:table-cell office:value-type="string" table:style-name="ce15">
            <text:p>9398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6.270230040000001" table:style-name="ce18">
            <text:p>-26,2702300</text:p>
          </table:table-cell>
          <table:table-cell office:value-type="float" office:value="-49.919078159999998" table:style-name="ce18">
            <text:p>-49,9190782</text:p>
          </table:table-cell>
          <table:table-cell office:value-type="float" office:value="845.78930000000003" table:style-name="ce19">
            <text:p>845,7893</text:p>
          </table:table-cell>
          <table:table-cell office:value-type="float" office:value="849.82799999999997" table:style-name="ce20">
            <text:p>849,828</text:p>
          </table:table-cell>
          <table:table-cell office:value-type="float" office:value="4.0386999999999489" table:formula="of:=[.H1321]-[.G1321]" table:style-name="ce21">
            <text:p>4,04</text:p>
          </table:table-cell>
          <table:table-cell office:value-type="float" office:value="4.0259999999999998" table:style-name="ce22">
            <text:p>4,03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1.2699999999949085E-2" table:formula="of:=[.I1321]-([.J1321])" table:style-name="ce23">
            <text:p>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14D</text:p>
          </table:table-cell>
          <table:table-cell office:value-type="string" table:style-name="ce15">
            <text:p>9398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6.91329928" table:style-name="ce18">
            <text:p>-26,9132993</text:p>
          </table:table-cell>
          <table:table-cell office:value-type="float" office:value="-50.444573750000004" table:style-name="ce18">
            <text:p>-50,4445738</text:p>
          </table:table-cell>
          <table:table-cell office:value-type="float" office:value="1093.8852999999999" table:style-name="ce19">
            <text:p>1093,8853</text:p>
          </table:table-cell>
          <table:table-cell office:value-type="float" office:value="1099.482" table:style-name="ce20">
            <text:p>1099,482</text:p>
          </table:table-cell>
          <table:table-cell office:value-type="float" office:value="5.5967000000000553" table:formula="of:=[.H1322]-[.G1322]" table:style-name="ce21">
            <text:p>5,60</text:p>
          </table:table-cell>
          <table:table-cell office:value-type="float" office:value="5.5510000000000002" table:style-name="ce22">
            <text:p>5,55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4.5700000000055141E-2" table:formula="of:=[.I1322]-([.J1322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64P</text:p>
          </table:table-cell>
          <table:table-cell office:value-type="string" table:style-name="ce15">
            <text:p>9402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6.176649099999999" table:style-name="ce18">
            <text:p>-26,1766491</text:p>
          </table:table-cell>
          <table:table-cell office:value-type="float" office:value="-49.007652579999998" table:style-name="ce18">
            <text:p>-49,0076526</text:p>
          </table:table-cell>
          <table:table-cell office:value-type="float" office:value="174.21299999999999" table:style-name="ce19">
            <text:p>174,2130</text:p>
          </table:table-cell>
          <table:table-cell office:value-type="float" office:value="176.614" table:style-name="ce20">
            <text:p>176,614</text:p>
          </table:table-cell>
          <table:table-cell office:value-type="float" office:value="2.4010000000000105" table:formula="of:=[.H1323]-[.G1323]" table:style-name="ce21">
            <text:p>2,40</text:p>
          </table:table-cell>
          <table:table-cell office:value-type="float" office:value="2.3769999999999998" table:style-name="ce22">
            <text:p>2,38</text:p>
          </table:table-cell>
          <table:table-cell office:value-type="float" office:value="8.3000000000000004E-2" table:style-name="ce22">
            <text:p>0,08</text:p>
          </table:table-cell>
          <table:table-cell office:value-type="float" office:value="2.4000000000010679E-2" table:formula="of:=[.I1323]-([.J1323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11U</text:p>
          </table:table-cell>
          <table:table-cell office:value-type="string" table:style-name="ce15">
            <text:p>9402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6.313998569999999" table:style-name="ce18">
            <text:p>-26,3139986</text:p>
          </table:table-cell>
          <table:table-cell office:value-type="float" office:value="-49.909933899999999" table:style-name="ce18">
            <text:p>-49,9099339</text:p>
          </table:table-cell>
          <table:table-cell office:value-type="float" office:value="947.97580000000005" table:style-name="ce19">
            <text:p>947,9758</text:p>
          </table:table-cell>
          <table:table-cell office:value-type="float" office:value="952.02" table:style-name="ce20">
            <text:p>952,020</text:p>
          </table:table-cell>
          <table:table-cell office:value-type="float" office:value="4.0441999999999325" table:formula="of:=[.H1324]-[.G1324]" table:style-name="ce21">
            <text:p>4,04</text:p>
          </table:table-cell>
          <table:table-cell office:value-type="float" office:value="4.0190000000000001" table:style-name="ce22">
            <text:p>4,02</text:p>
          </table:table-cell>
          <table:table-cell office:value-type="float" office:value="7.4999999999999997E-2" table:style-name="ce22">
            <text:p>0,08</text:p>
          </table:table-cell>
          <table:table-cell office:value-type="float" office:value="2.5199999999932388E-2" table:formula="of:=[.I1324]-([.J1324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03X</text:p>
          </table:table-cell>
          <table:table-cell office:value-type="string" table:style-name="ce15">
            <text:p>9402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264974779999999" table:style-name="ce18">
            <text:p>-27,2649748</text:p>
          </table:table-cell>
          <table:table-cell office:value-type="float" office:value="-49.884904890000001" table:style-name="ce18">
            <text:p>-49,8849049</text:p>
          </table:table-cell>
          <table:table-cell office:value-type="float" office:value="366.89929999999998" table:style-name="ce19">
            <text:p>366,8993</text:p>
          </table:table-cell>
          <table:table-cell office:value-type="float" office:value="370.87799999999999" table:style-name="ce20">
            <text:p>370,878</text:p>
          </table:table-cell>
          <table:table-cell office:value-type="float" office:value="3.9787000000000035" table:formula="of:=[.H1325]-[.G1325]" table:style-name="ce21">
            <text:p>3,98</text:p>
          </table:table-cell>
          <table:table-cell office:value-type="float" office:value="4.0069999999999997" table:style-name="ce22">
            <text:p>4,01</text:p>
          </table:table-cell>
          <table:table-cell office:value-type="float" office:value="7.1999999999999995E-2" table:style-name="ce22">
            <text:p>0,07</text:p>
          </table:table-cell>
          <table:table-cell office:value-type="float" office:value="-2.8299999999996217E-2" table:formula="of:=[.I1325]-([.J1325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01R</text:p>
          </table:table-cell>
          <table:table-cell office:value-type="string" table:style-name="ce15">
            <text:p>9403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060471769999999" table:style-name="ce18">
            <text:p>-27,0604718</text:p>
          </table:table-cell>
          <table:table-cell office:value-type="float" office:value="-49.4120238" table:style-name="ce18">
            <text:p>-49,4120238</text:p>
          </table:table-cell>
          <table:table-cell office:value-type="float" office:value="93.325299999999999" table:style-name="ce19">
            <text:p>93,3253</text:p>
          </table:table-cell>
          <table:table-cell office:value-type="float" office:value="95.733999999999995" table:style-name="ce20">
            <text:p>95,734</text:p>
          </table:table-cell>
          <table:table-cell office:value-type="float" office:value="2.4086999999999961" table:formula="of:=[.H1326]-[.G1326]" table:style-name="ce21">
            <text:p>2,41</text:p>
          </table:table-cell>
          <table:table-cell office:value-type="float" office:value="2.4969999999999999" table:style-name="ce22">
            <text:p>2,50</text:p>
          </table:table-cell>
          <table:table-cell office:value-type="float" office:value="0.08" table:style-name="ce22">
            <text:p>0,08</text:p>
          </table:table-cell>
          <table:table-cell office:value-type="float" office:value="-8.830000000000382E-2" table:formula="of:=[.I1326]-([.J1326])" table:style-name="ce23">
            <text:p>-0,09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62U</text:p>
          </table:table-cell>
          <table:table-cell office:value-type="string" table:style-name="ce15">
            <text:p>94031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65994422" table:style-name="ce18">
            <text:p>-27,6599442</text:p>
          </table:table-cell>
          <table:table-cell office:value-type="float" office:value="-49.125632529999997" table:style-name="ce18">
            <text:p>-49,1256325</text:p>
          </table:table-cell>
          <table:table-cell office:value-type="float" office:value="802.30650000000003" table:style-name="ce19">
            <text:p>802,3065</text:p>
          </table:table-cell>
          <table:table-cell office:value-type="float" office:value="805.34" table:style-name="ce20">
            <text:p>805,340</text:p>
          </table:table-cell>
          <table:table-cell office:value-type="float" office:value="3.0335000000000036" table:formula="of:=[.H1327]-[.G1327]" table:style-name="ce21">
            <text:p>3,03</text:p>
          </table:table-cell>
          <table:table-cell office:value-type="float" office:value="2.9660000000000002" table:style-name="ce22">
            <text:p>2,97</text:p>
          </table:table-cell>
          <table:table-cell office:value-type="float" office:value="7.3999999999999996E-2" table:style-name="ce22">
            <text:p>0,07</text:p>
          </table:table-cell>
          <table:table-cell office:value-type="float" office:value="6.7500000000003446E-2" table:formula="of:=[.I1327]-([.J1327])" table:style-name="ce23">
            <text:p>0,07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79B</text:p>
          </table:table-cell>
          <table:table-cell office:value-type="string" table:style-name="ce15">
            <text:p>94032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9.079198259999998" table:style-name="ce18">
            <text:p>-29,0791983</text:p>
          </table:table-cell>
          <table:table-cell office:value-type="float" office:value="-49.629202919999997" table:style-name="ce18">
            <text:p>-49,6292029</text:p>
          </table:table-cell>
          <table:table-cell office:value-type="float" office:value="15.1569" table:style-name="ce19">
            <text:p>15,1569</text:p>
          </table:table-cell>
          <table:table-cell office:value-type="float" office:value="17.003" table:style-name="ce20">
            <text:p>17,003</text:p>
          </table:table-cell>
          <table:table-cell office:value-type="float" office:value="1.8460999999999999" table:formula="of:=[.H1328]-[.G1328]" table:style-name="ce21">
            <text:p>1,85</text:p>
          </table:table-cell>
          <table:table-cell office:value-type="float" office:value="1.89" table:style-name="ce22">
            <text:p>1,89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-4.390000000000005E-2" table:formula="of:=[.I1328]-([.J1328])" table:style-name="ce23">
            <text:p>-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61N</text:p>
          </table:table-cell>
          <table:table-cell office:value-type="string" table:style-name="ce15">
            <text:p>94033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822887779999999" table:style-name="ce18">
            <text:p>-27,8228878</text:p>
          </table:table-cell>
          <table:table-cell office:value-type="float" office:value="-49.57000034" table:style-name="ce18">
            <text:p>-49,5700003</text:p>
          </table:table-cell>
          <table:table-cell office:value-type="float" office:value="868.65440000000001" table:style-name="ce19">
            <text:p>868,6544</text:p>
          </table:table-cell>
          <table:table-cell office:value-type="float" office:value="873.26700000000005" table:style-name="ce20">
            <text:p>873,267</text:p>
          </table:table-cell>
          <table:table-cell office:value-type="float" office:value="4.6126000000000431" table:formula="of:=[.H1329]-[.G1329]" table:style-name="ce21">
            <text:p>4,61</text:p>
          </table:table-cell>
          <table:table-cell office:value-type="float" office:value="4.5640000000000001" table:style-name="ce22">
            <text:p>4,56</text:p>
          </table:table-cell>
          <table:table-cell office:value-type="float" office:value="6.6000000000000003E-2" table:style-name="ce22">
            <text:p>0,07</text:p>
          </table:table-cell>
          <table:table-cell office:value-type="float" office:value="4.8600000000043053E-2" table:formula="of:=[.I1329]-([.J1329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59L</text:p>
          </table:table-cell>
          <table:table-cell office:value-type="string" table:style-name="ce15">
            <text:p>9403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956126820000001" table:style-name="ce18">
            <text:p>-27,9561268</text:p>
          </table:table-cell>
          <table:table-cell office:value-type="float" office:value="-50.484435410000003" table:style-name="ce18">
            <text:p>-50,4844354</text:p>
          </table:table-cell>
          <table:table-cell office:value-type="float" office:value="975.82479999999998" table:style-name="ce19">
            <text:p>975,8248</text:p>
          </table:table-cell>
          <table:table-cell office:value-type="float" office:value="982.28800000000001" table:style-name="ce20">
            <text:p>982,288</text:p>
          </table:table-cell>
          <table:table-cell office:value-type="float" office:value="6.4632000000000289" table:formula="of:=[.H1330]-[.G1330]" table:style-name="ce21">
            <text:p>6,46</text:p>
          </table:table-cell>
          <table:table-cell office:value-type="float" office:value="6.4770000000000003" table:style-name="ce22">
            <text:p>6,48</text:p>
          </table:table-cell>
          <table:table-cell office:value-type="float" office:value="6.9000000000000006E-2" table:style-name="ce22">
            <text:p>0,07</text:p>
          </table:table-cell>
          <table:table-cell office:value-type="float" office:value="-1.3799999999971391E-2" table:formula="of:=[.I1330]-([.J1330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12T</text:p>
          </table:table-cell>
          <table:table-cell office:value-type="string" table:style-name="ce15">
            <text:p>9403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601489279999999" table:style-name="ce18">
            <text:p>-27,6014893</text:p>
          </table:table-cell>
          <table:table-cell office:value-type="float" office:value="-50.729549630000001" table:style-name="ce18">
            <text:p>-50,7295496</text:p>
          </table:table-cell>
          <table:table-cell office:value-type="float" office:value="834.50699999999995" table:style-name="ce19">
            <text:p>834,5070</text:p>
          </table:table-cell>
          <table:table-cell office:value-type="float" office:value="840.27599999999995" table:style-name="ce20">
            <text:p>840,276</text:p>
          </table:table-cell>
          <table:table-cell office:value-type="float" office:value="5.7690000000000055" table:formula="of:=[.H1331]-[.G1331]" table:style-name="ce21">
            <text:p>5,77</text:p>
          </table:table-cell>
          <table:table-cell office:value-type="float" office:value="5.8230000000000004" table:style-name="ce22">
            <text:p>5,82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5.3999999999994941E-2" table:formula="of:=[.I1331]-([.J1331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26">
            <text:p><text:s text:c="2"/>1445M</text:p>
          </table:table-cell>
          <table:table-cell office:value-type="string" table:style-name="ce27">
            <text:p>94036</text:p>
          </table:table-cell>
          <table:table-cell office:value-type="string" table:style-name="ce28">
            <text:p>SUL</text:p>
          </table:table-cell>
          <table:table-cell office:value-type="string" table:style-name="ce29">
            <text:p>SC</text:p>
          </table:table-cell>
          <table:table-cell office:value-type="float" office:value="-28.361751569999999" table:style-name="ce30">
            <text:p>-28,3617516</text:p>
          </table:table-cell>
          <table:table-cell office:value-type="float" office:value="-49.58665062" table:style-name="ce30">
            <text:p>-49,5866506</text:p>
          </table:table-cell>
          <table:table-cell office:value-type="float" office:value="1356.633" table:style-name="ce31">
            <text:p>1356,6330</text:p>
          </table:table-cell>
          <table:table-cell office:value-type="float" office:value="1361.4690000000001" table:style-name="ce32">
            <text:p>1361,469</text:p>
          </table:table-cell>
          <table:table-cell office:value-type="float" office:value="4.8360000000000127" table:formula="of:=[.H1332]-[.G1332]" table:style-name="ce33">
            <text:p>4,84</text:p>
          </table:table-cell>
          <table:table-cell office:value-type="float" office:value="4.6529999999999996" table:style-name="ce33">
            <text:p>4,65</text:p>
          </table:table-cell>
          <table:table-cell office:value-type="float" office:value="6.6000000000000003E-2" table:style-name="ce33">
            <text:p>0,07</text:p>
          </table:table-cell>
          <table:table-cell office:value-type="float" office:value="0.18300000000001315" table:formula="of:=[.I1332]-([.J1332])" table:style-name="ce33">
            <text:p>0,1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41U</text:p>
          </table:table-cell>
          <table:table-cell office:value-type="string" table:style-name="ce15">
            <text:p>9405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154714729999998" table:style-name="ce18">
            <text:p>-27,1547147</text:p>
          </table:table-cell>
          <table:table-cell office:value-type="float" office:value="-53.73303172" table:style-name="ce18">
            <text:p>-53,7330317</text:p>
          </table:table-cell>
          <table:table-cell office:value-type="float" office:value="331.00920000000002" table:style-name="ce19">
            <text:p>331,0092</text:p>
          </table:table-cell>
          <table:table-cell office:value-type="float" office:value="336.65499999999997" table:style-name="ce20">
            <text:p>336,655</text:p>
          </table:table-cell>
          <table:table-cell office:value-type="float" office:value="5.6457999999999515" table:formula="of:=[.H1333]-[.G1333]" table:style-name="ce21">
            <text:p>5,65</text:p>
          </table:table-cell>
          <table:table-cell office:value-type="float" office:value="5.6989999999999998" table:style-name="ce22">
            <text:p>5,70</text:p>
          </table:table-cell>
          <table:table-cell office:value-type="float" office:value="7.8E-2" table:style-name="ce22">
            <text:p>0,08</text:p>
          </table:table-cell>
          <table:table-cell office:value-type="float" office:value="-5.320000000004832E-2" table:formula="of:=[.I1333]-([.J1333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30C</text:p>
          </table:table-cell>
          <table:table-cell office:value-type="string" table:style-name="ce15">
            <text:p>94104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6.566813880000002" table:style-name="ce18">
            <text:p>-26,5668139</text:p>
          </table:table-cell>
          <table:table-cell office:value-type="float" office:value="-52.326796850000001" table:style-name="ce18">
            <text:p>-52,3267969</text:p>
          </table:table-cell>
          <table:table-cell office:value-type="float" office:value="769.08119999999997" table:style-name="ce19">
            <text:p>769,0812</text:p>
          </table:table-cell>
          <table:table-cell office:value-type="float" office:value="775.03700000000003" table:style-name="ce20">
            <text:p>775,037</text:p>
          </table:table-cell>
          <table:table-cell office:value-type="float" office:value="5.9558000000000675" table:formula="of:=[.H1334]-[.G1334]" table:style-name="ce21">
            <text:p>5,96</text:p>
          </table:table-cell>
          <table:table-cell office:value-type="float" office:value="6.0369999999999999" table:style-name="ce22">
            <text:p>6,04</text:p>
          </table:table-cell>
          <table:table-cell office:value-type="float" office:value="0.08" table:style-name="ce22">
            <text:p>0,08</text:p>
          </table:table-cell>
          <table:table-cell office:value-type="float" office:value="-8.1199999999932437E-2" table:formula="of:=[.I1334]-([.J1334])" table:style-name="ce23">
            <text:p>-0,08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21B</text:p>
          </table:table-cell>
          <table:table-cell office:value-type="string" table:style-name="ce15">
            <text:p>94105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330810790000001" table:style-name="ce18">
            <text:p>-27,3308108</text:p>
          </table:table-cell>
          <table:table-cell office:value-type="float" office:value="-51.355225070000003" table:style-name="ce18">
            <text:p>-51,3552251</text:p>
          </table:table-cell>
          <table:table-cell office:value-type="float" office:value="738.80439999999999" table:style-name="ce19">
            <text:p>738,8044</text:p>
          </table:table-cell>
          <table:table-cell office:value-type="float" office:value="744.83100000000002" table:style-name="ce20">
            <text:p>744,831</text:p>
          </table:table-cell>
          <table:table-cell office:value-type="float" office:value="6.0266000000000304" table:formula="of:=[.H1335]-[.G1335]" table:style-name="ce21">
            <text:p>6,03</text:p>
          </table:table-cell>
          <table:table-cell office:value-type="float" office:value="6.0010000000000003" table:style-name="ce22">
            <text:p>6,00</text:p>
          </table:table-cell>
          <table:table-cell office:value-type="float" office:value="8.1000000000000003E-2" table:style-name="ce22">
            <text:p>0,08</text:p>
          </table:table-cell>
          <table:table-cell office:value-type="float" office:value="2.5600000000030043E-2" table:formula="of:=[.I1335]-([.J1335])" table:style-name="ce23">
            <text:p>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05M</text:p>
          </table:table-cell>
          <table:table-cell office:value-type="string" table:style-name="ce15">
            <text:p>9410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439999109999999" table:style-name="ce18">
            <text:p>-27,4399991</text:p>
          </table:table-cell>
          <table:table-cell office:value-type="float" office:value="-50.17359639" table:style-name="ce18">
            <text:p>-50,1735964</text:p>
          </table:table-cell>
          <table:table-cell office:value-type="float" office:value="834.27670000000001" table:style-name="ce19">
            <text:p>834,2767</text:p>
          </table:table-cell>
          <table:table-cell office:value-type="float" office:value="839.58500000000004" table:style-name="ce20">
            <text:p>839,585</text:p>
          </table:table-cell>
          <table:table-cell office:value-type="float" office:value="5.3083000000000311" table:formula="of:=[.H1336]-[.G1336]" table:style-name="ce21">
            <text:p>5,31</text:p>
          </table:table-cell>
          <table:table-cell office:value-type="float" office:value="5.3360000000000003" table:style-name="ce22">
            <text:p>5,34</text:p>
          </table:table-cell>
          <table:table-cell office:value-type="float" office:value="6.8000000000000005E-2" table:style-name="ce22">
            <text:p>0,07</text:p>
          </table:table-cell>
          <table:table-cell office:value-type="float" office:value="-2.7699999999969194E-2" table:formula="of:=[.I1336]-([.J1336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08R</text:p>
          </table:table-cell>
          <table:table-cell office:value-type="string" table:style-name="ce15">
            <text:p>9410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525067029999999" table:style-name="ce18">
            <text:p>-27,5250670</text:p>
          </table:table-cell>
          <table:table-cell office:value-type="float" office:value="-50.647091680000003" table:style-name="ce18">
            <text:p>-50,6470917</text:p>
          </table:table-cell>
          <table:table-cell office:value-type="float" office:value="958.05050000000006" table:style-name="ce19">
            <text:p>958,0505</text:p>
          </table:table-cell>
          <table:table-cell office:value-type="float" office:value="963.69500000000005" table:style-name="ce20">
            <text:p>963,695</text:p>
          </table:table-cell>
          <table:table-cell office:value-type="float" office:value="5.6444999999999936" table:formula="of:=[.H1337]-[.G1337]" table:style-name="ce21">
            <text:p>5,64</text:p>
          </table:table-cell>
          <table:table-cell office:value-type="float" office:value="5.6509999999999998" table:style-name="ce22">
            <text:p>5,65</text:p>
          </table:table-cell>
          <table:table-cell office:value-type="float" office:value="6.7000000000000004E-2" table:style-name="ce22">
            <text:p>0,07</text:p>
          </table:table-cell>
          <table:table-cell office:value-type="float" office:value="-6.5000000000061675E-3" table:formula="of:=[.I1337]-([.J1337])" table:style-name="ce23">
            <text:p>-0,01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45E</text:p>
          </table:table-cell>
          <table:table-cell office:value-type="string" table:style-name="ce15">
            <text:p>9410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8.313559179999999" table:style-name="ce18">
            <text:p>-28,3135592</text:p>
          </table:table-cell>
          <table:table-cell office:value-type="float" office:value="-49.694169969999997" table:style-name="ce18">
            <text:p>-49,6941700</text:p>
          </table:table-cell>
          <table:table-cell office:value-type="float" office:value="1312.7356" table:style-name="ce19">
            <text:p>1312,7356</text:p>
          </table:table-cell>
          <table:table-cell office:value-type="float" office:value="1318.37" table:style-name="ce20">
            <text:p>1318,370</text:p>
          </table:table-cell>
          <table:table-cell office:value-type="float" office:value="5.6343999999999141" table:formula="of:=[.H1338]-[.G1338]" table:style-name="ce21">
            <text:p>5,63</text:p>
          </table:table-cell>
          <table:table-cell office:value-type="float" office:value="5.61" table:style-name="ce22">
            <text:p>5,61</text:p>
          </table:table-cell>
          <table:table-cell office:value-type="float" office:value="6.2E-2" table:style-name="ce22">
            <text:p>0,06</text:p>
          </table:table-cell>
          <table:table-cell office:value-type="float" office:value="2.4399999999913824E-2" table:formula="of:=[.I1338]-([.J1338])" table:style-name="ce23">
            <text:p>0,02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61A</text:p>
          </table:table-cell>
          <table:table-cell office:value-type="string" table:style-name="ce15">
            <text:p>9410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8.193929130000001" table:style-name="ce18">
            <text:p>-28,1939291</text:p>
          </table:table-cell>
          <table:table-cell office:value-type="float" office:value="-49.995781630000003" table:style-name="ce18">
            <text:p>-49,9957816</text:p>
          </table:table-cell>
          <table:table-cell office:value-type="float" office:value="1250.6033" table:style-name="ce19">
            <text:p>1250,6033</text:p>
          </table:table-cell>
          <table:table-cell office:value-type="float" office:value="1256.999" table:style-name="ce20">
            <text:p>1256,999</text:p>
          </table:table-cell>
          <table:table-cell office:value-type="float" office:value="6.3957000000000335" table:formula="of:=[.H1339]-[.G1339]" table:style-name="ce21">
            <text:p>6,40</text:p>
          </table:table-cell>
          <table:table-cell office:value-type="float" office:value="6.3490000000000002" table:style-name="ce22">
            <text:p>6,35</text:p>
          </table:table-cell>
          <table:table-cell office:value-type="float" office:value="5.8000000000000003E-2" table:style-name="ce22">
            <text:p>0,06</text:p>
          </table:table-cell>
          <table:table-cell office:value-type="float" office:value="4.670000000003327E-2" table:formula="of:=[.I1339]-([.J1339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16Z</text:p>
          </table:table-cell>
          <table:table-cell office:value-type="string" table:style-name="ce15">
            <text:p>94110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8.413197579999999" table:style-name="ce18">
            <text:p>-28,4131976</text:p>
          </table:table-cell>
          <table:table-cell office:value-type="float" office:value="-50.048662610000001" table:style-name="ce18">
            <text:p>-50,0486626</text:p>
          </table:table-cell>
          <table:table-cell office:value-type="float" office:value="1194.0358000000001" table:style-name="ce19">
            <text:p>1194,0358</text:p>
          </table:table-cell>
          <table:table-cell office:value-type="float" office:value="1200.453" table:style-name="ce20">
            <text:p>1200,453</text:p>
          </table:table-cell>
          <table:table-cell office:value-type="float" office:value="6.4171999999998661" table:formula="of:=[.H1340]-[.G1340]" table:style-name="ce21">
            <text:p>6,42</text:p>
          </table:table-cell>
          <table:table-cell office:value-type="float" office:value="6.3789999999999996" table:style-name="ce22">
            <text:p>6,38</text:p>
          </table:table-cell>
          <table:table-cell office:value-type="float" office:value="6.0999999999999999E-2" table:style-name="ce22">
            <text:p>0,06</text:p>
          </table:table-cell>
          <table:table-cell office:value-type="float" office:value="3.8199999999866563E-2" table:formula="of:=[.I1340]-([.J1340])" table:style-name="ce23">
            <text:p>0,04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778L</text:p>
          </table:table-cell>
          <table:table-cell office:value-type="string" table:style-name="ce15">
            <text:p>9616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8.821362140000002" table:style-name="ce18">
            <text:p>-28,8213621</text:p>
          </table:table-cell>
          <table:table-cell office:value-type="float" office:value="-49.399370949999998" table:style-name="ce18">
            <text:p>-49,3993710</text:p>
          </table:table-cell>
          <table:table-cell office:value-type="float" office:value="19.774899999999999" table:style-name="ce19">
            <text:p>19,7749</text:p>
          </table:table-cell>
          <table:table-cell office:value-type="float" office:value="21.239000000000001" table:style-name="ce20">
            <text:p>21,239</text:p>
          </table:table-cell>
          <table:table-cell office:value-type="float" office:value="1.464100000000002" table:formula="of:=[.H1341]-[.G1341]" table:style-name="ce21">
            <text:p>1,46</text:p>
          </table:table-cell>
          <table:table-cell office:value-type="float" office:value="1.49" table:style-name="ce22">
            <text:p>1,49</text:p>
          </table:table-cell>
          <table:table-cell office:value-type="float" office:value="7.6999999999999999E-2" table:style-name="ce22">
            <text:p>0,08</text:p>
          </table:table-cell>
          <table:table-cell office:value-type="float" office:value="-2.5899999999998036E-2" table:formula="of:=[.I1341]-([.J1341])" table:style-name="ce23">
            <text:p>-0,03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1416U</text:p>
          </table:table-cell>
          <table:table-cell office:value-type="string" table:style-name="ce15">
            <text:p>96167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8.398198170000001" table:style-name="ce18">
            <text:p>-28,3981982</text:p>
          </table:table-cell>
          <table:table-cell office:value-type="float" office:value="-50.088738149999998" table:style-name="ce18">
            <text:p>-50,0887382</text:p>
          </table:table-cell>
          <table:table-cell office:value-type="float" office:value="1148.7695000000001" table:style-name="ce19">
            <text:p>1148,7695</text:p>
          </table:table-cell>
          <table:table-cell office:value-type="float" office:value="1155.2449999999999" table:style-name="ce20">
            <text:p>1155,245</text:p>
          </table:table-cell>
          <table:table-cell office:value-type="float" office:value="6.4754999999997835" table:formula="of:=[.H1342]-[.G1342]" table:style-name="ce21">
            <text:p>6,48</text:p>
          </table:table-cell>
          <table:table-cell office:value-type="float" office:value="6.4269999999999996" table:style-name="ce22">
            <text:p>6,43</text:p>
          </table:table-cell>
          <table:table-cell office:value-type="float" office:value="6.2E-2" table:style-name="ce22">
            <text:p>0,06</text:p>
          </table:table-cell>
          <table:table-cell office:value-type="float" office:value="4.8499999999783938E-2" table:formula="of:=[.I1342]-([.J1342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06J</text:p>
          </table:table-cell>
          <table:table-cell office:value-type="string" table:style-name="ce15">
            <text:p>96168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492642029999999" table:style-name="ce18">
            <text:p>-27,4926420</text:p>
          </table:table-cell>
          <table:table-cell office:value-type="float" office:value="-48.503831439999999" table:style-name="ce18">
            <text:p>-48,5038314</text:p>
          </table:table-cell>
          <table:table-cell office:value-type="float" office:value="3.2473000000000001" table:style-name="ce19">
            <text:p>03,2473</text:p>
          </table:table-cell>
          <table:table-cell office:value-type="float" office:value="3.7679999999999998" table:style-name="ce20">
            <text:p>03,768</text:p>
          </table:table-cell>
          <table:table-cell office:value-type="float" office:value="0.52069999999999972" table:formula="of:=[.H1343]-[.G1343]" table:style-name="ce21">
            <text:p>0,52</text:p>
          </table:table-cell>
          <table:table-cell office:value-type="float" office:value="0.57499999999999996" table:style-name="ce22">
            <text:p>0,58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-5.4300000000000237E-2" table:formula="of:=[.I1343]-([.J1343])" table:style-name="ce23">
            <text:p>-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3012E</text:p>
          </table:table-cell>
          <table:table-cell office:value-type="string" table:style-name="ce15">
            <text:p>96169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6.78194684" table:style-name="ce18">
            <text:p>-26,7819468</text:p>
          </table:table-cell>
          <table:table-cell office:value-type="float" office:value="-48.66856816" table:style-name="ce18">
            <text:p>-48,6685682</text:p>
          </table:table-cell>
          <table:table-cell office:value-type="float" office:value="8.4309999999999992" table:style-name="ce19">
            <text:p>08,4310</text:p>
          </table:table-cell>
          <table:table-cell office:value-type="float" office:value="8.5630000000000006" table:style-name="ce20">
            <text:p>08,563</text:p>
          </table:table-cell>
          <table:table-cell office:value-type="float" office:value="0.13200000000000145" table:formula="of:=[.H1344]-[.G1344]" table:style-name="ce21">
            <text:p>0,13</text:p>
          </table:table-cell>
          <table:table-cell office:value-type="float" office:value="7.9000000000000001E-2" table:style-name="ce22">
            <text:p>0,08</text:p>
          </table:table-cell>
          <table:table-cell office:value-type="float" office:value="8.6999999999999994E-2" table:style-name="ce22">
            <text:p>0,09</text:p>
          </table:table-cell>
          <table:table-cell office:value-type="float" office:value="5.3000000000001449E-2" table:formula="of:=[.I1344]-([.J1344])" table:style-name="ce23">
            <text:p>0,05</text:p>
          </table:table-cell>
          <table:table-cell table:number-columns-repeated="16372" table:style-name="ce25"/>
        </table:table-row>
        <table:table-row table:style-name="ro2">
          <table:table-cell office:value-type="string" table:style-name="ce14">
            <text:p><text:s text:c="2"/>2061L</text:p>
          </table:table-cell>
          <table:table-cell office:value-type="string" table:style-name="ce15">
            <text:p>96286</text:p>
          </table:table-cell>
          <table:table-cell office:value-type="string" table:style-name="ce16">
            <text:p>SUL</text:p>
          </table:table-cell>
          <table:table-cell office:value-type="string" table:style-name="ce17">
            <text:p>SC</text:p>
          </table:table-cell>
          <table:table-cell office:value-type="float" office:value="-27.81065821" table:style-name="ce18">
            <text:p>-27,8106582</text:p>
          </table:table-cell>
          <table:table-cell office:value-type="float" office:value="-49.616035949999997" table:style-name="ce18">
            <text:p>-49,6160360</text:p>
          </table:table-cell>
          <table:table-cell office:value-type="float" office:value="862.13239999999996" table:style-name="ce19">
            <text:p>862,1324</text:p>
          </table:table-cell>
          <table:table-cell office:value-type="float" office:value="866.88400000000001" table:style-name="ce20">
            <text:p>866,884</text:p>
          </table:table-cell>
          <table:table-cell office:value-type="float" office:value="4.7516000000000531" table:formula="of:=[.H1345]-[.G1345]" table:style-name="ce21">
            <text:p>4,75</text:p>
          </table:table-cell>
          <table:table-cell office:value-type="float" office:value="4.6950000000000003" table:style-name="ce22">
            <text:p>4,70</text:p>
          </table:table-cell>
          <table:table-cell office:value-type="float" office:value="6.4000000000000001E-2" table:style-name="ce22">
            <text:p>0,06</text:p>
          </table:table-cell>
          <table:table-cell office:value-type="float" office:value="5.660000000005283E-2" table:formula="of:=[.I1345]-([.J1345])" table:style-name="ce23">
            <text:p>0,06</text:p>
          </table:table-cell>
          <table:table-cell table:number-columns-repeated="16372" table:style-name="ce25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50">
            <text:p>Observações:</text:p>
          </table:table-cell>
          <table:table-cell table:style-name="ce2"/>
          <table:table-cell office:value-type="string" table:style-name="ce51">
            <text:p>*<text:span text:style-name="T1"><text:s/>Valores calculados a partir das altitudes disponíveis nas estações de conexão SAT-RN</text:span>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3" table:style-name="ce6"/>
          <table:table-cell table:number-columns-repeated="16372"/>
        </table:table-row>
        <table:table-row table:style-name="ro2">
          <table:table-cell table:number-columns-repeated="2" table:style-name="ce2"/>
          <table:table-cell office:value-type="string" table:style-name="ce51">
            <text:p>**<text:span text:style-name="T1"><text:s/>Valores obtidos por interpolação do modelo hgeoHNOR2020</text:span>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3" table:style-name="ce6"/>
          <table:table-cell table:number-columns-repeated="16372"/>
        </table:table-row>
        <table:table-row table:number-rows-repeated="1047227" table:style-name="ro3">
          <table:table-cell table:number-columns-repeated="16384"/>
        </table:table-row>
      </table:table>
      <table:database-ranges>
        <table:database-range table:target-range-address="IBGE.A1:IBGE.L1345" table:name="__Anonymous_Sheet_DB__0">
          <table:sort>
            <table:sort-by table:field-number="2"/>
            <table:sort-by table:field-number="3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7" number:min-decimal-places="7" number:min-integer-digits="2"/>
    </number:number-style>
    <number:number-style style:name="N37">
      <number:number number:decimal-places="4" number:min-decimal-places="4" number:min-integer-digits="2"/>
    </number:number-style>
    <number:number-style style:name="N38">
      <number:number number:decimal-places="4" number:min-decimal-places="4" number:min-integer-digits="1"/>
    </number:number-style>
    <number:number-style style:name="N39">
      <number:number number:decimal-places="3" number:min-decimal-places="3" number:min-integer-digits="2"/>
    </number:number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40P0"/>
    </number:currency-style>
    <style:style style:name="_50_0_37__32_-_32__202_nfase1" style:display-name="20% - Ênfase1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FFFFCC"/>
      <style:text-properties fo:color="#000000"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CCCCCC"/>
      <style:text-properties fo:color="#000000"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FFFF99"/>
      <style:text-properties fo:color="#000000"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CCCC"/>
      <style:text-properties fo:color="#000000"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FFFF99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CCCCCC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ta" style:family="table-cell" style:data-style-name="N0">
      <style:table-cell-properties fo:border="thin solid #CCCCCC" style:vertical-align="automatic" fo:background-color="#FFFFCC"/>
      <style:text-properties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FFFFFF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CCCCC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CCCC" fo:border-bottom="thin double #000000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WELLINGTON JOSE DE LIMA</dc:creator>
    <meta:creation-date>2015-10-26T13:29:39Z</meta:creation-date>
    <dc:date>2024-03-22T22:14:53Z</dc:date>
    <meta:editing-cycles>72</meta:editing-cycles>
    <meta:editing-duration>PT104183S</meta:editing-duration>
  </office:meta>
</office:document-meta>
</file>